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ite_01_inner_ring_continuous_path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gle</text:p>
          </table:table-cell>
          <table:table-cell table:number-columns-repeated="5"/>
        </table:table-row>
        <table:table-row table:style-name="ro1">
          <table:table-cell office:value-type="float" office:value="-6.83492021052485" calcext:value-type="float">
            <text:p>-6.83492021052485</text:p>
          </table:table-cell>
          <table:table-cell office:value-type="float" office:value="2.65485993996609" calcext:value-type="float">
            <text:p>2.65485993996609</text:p>
          </table:table-cell>
          <table:table-cell office:value-type="float" office:value="1.75666004846709" calcext:value-type="float">
            <text:p>1.75666004846709</text:p>
          </table:table-cell>
          <table:table-cell table:number-columns-repeated="5"/>
        </table:table-row>
        <table:table-row table:style-name="ro1">
          <table:table-cell office:value-type="float" office:value="-6.86471824401127" calcext:value-type="float">
            <text:p>-6.86471824401127</text:p>
          </table:table-cell>
          <table:table-cell office:value-type="float" office:value="2.81333149545939" calcext:value-type="float">
            <text:p>2.81333149545939</text:p>
          </table:table-cell>
          <table:table-cell office:value-type="float" office:value="1.85356083923966" calcext:value-type="float">
            <text:p>1.85356083923966</text:p>
          </table:table-cell>
          <table:table-cell table:number-columns-repeated="5"/>
        </table:table-row>
        <table:table-row table:style-name="ro1">
          <table:table-cell office:value-type="float" office:value="-6.9133647786311" calcext:value-type="float">
            <text:p>-6.9133647786311</text:p>
          </table:table-cell>
          <table:table-cell office:value-type="float" office:value="2.98076073361732" calcext:value-type="float">
            <text:p>2.98076073361732</text:p>
          </table:table-cell>
          <table:table-cell office:value-type="float" office:value="1.95046163001224" calcext:value-type="float">
            <text:p>1.95046163001224</text:p>
          </table:table-cell>
          <table:table-cell table:number-columns-repeated="5"/>
        </table:table-row>
        <table:table-row table:style-name="ro1">
          <table:table-cell office:value-type="float" office:value="-6.97798174971761" calcext:value-type="float">
            <text:p>-6.97798174971761</text:p>
          </table:table-cell>
          <table:table-cell office:value-type="float" office:value="3.1426980121182" calcext:value-type="float">
            <text:p>3.1426980121182</text:p>
          </table:table-cell>
          <table:table-cell office:value-type="float" office:value="1.99891202539852" calcext:value-type="float">
            <text:p>1.99891202539852</text:p>
          </table:table-cell>
          <table:table-cell table:number-columns-repeated="5"/>
        </table:table-row>
        <table:table-row table:style-name="ro1">
          <table:table-cell office:value-type="float" office:value="-6.99315983834411" calcext:value-type="float">
            <text:p>-6.99315983834411</text:p>
          </table:table-cell>
          <table:table-cell office:value-type="float" office:value="3.17595832289618" calcext:value-type="float">
            <text:p>3.17595832289618</text:p>
          </table:table-cell>
          <table:table-cell office:value-type="float" office:value="1.90364748285247" calcext:value-type="float">
            <text:p>1.90364748285247</text:p>
          </table:table-cell>
          <table:table-cell table:number-columns-repeated="5"/>
        </table:table-row>
        <table:table-row table:style-name="ro1">
          <table:table-cell office:value-type="float" office:value="-6.99326212544945" calcext:value-type="float">
            <text:p>-6.99326212544945</text:p>
          </table:table-cell>
          <table:table-cell office:value-type="float" office:value="3.17625419522965" calcext:value-type="float">
            <text:p>3.17625419522965</text:p>
          </table:table-cell>
          <table:table-cell office:value-type="float" office:value="1.85538292125004" calcext:value-type="float">
            <text:p>1.85538292125004</text:p>
          </table:table-cell>
          <table:table-cell table:number-columns-repeated="5"/>
        </table:table-row>
        <table:table-row table:style-name="ro1">
          <table:table-cell office:value-type="float" office:value="-7.01268287815091" calcext:value-type="float">
            <text:p>-7.01268287815091</text:p>
          </table:table-cell>
          <table:table-cell office:value-type="float" office:value="3.24264385552914" calcext:value-type="float">
            <text:p>3.24264385552914</text:p>
          </table:table-cell>
          <table:table-cell office:value-type="float" office:value="1.6937169204318" calcext:value-type="float">
            <text:p>1.6937169204318</text:p>
          </table:table-cell>
          <table:table-cell table:number-columns-repeated="5"/>
        </table:table-row>
        <table:table-row table:style-name="ro1">
          <table:table-cell office:value-type="float" office:value="-7.02139238527282" calcext:value-type="float">
            <text:p>-7.02139238527282</text:p>
          </table:table-cell>
          <table:table-cell office:value-type="float" office:value="3.31314137969518" calcext:value-type="float">
            <text:p>3.31314137969518</text:p>
          </table:table-cell>
          <table:table-cell office:value-type="float" office:value="1.80149423651834" calcext:value-type="float">
            <text:p>1.80149423651834</text:p>
          </table:table-cell>
          <table:table-cell table:number-columns-repeated="5"/>
        </table:table-row>
        <table:table-row table:style-name="ro1">
          <table:table-cell office:value-type="float" office:value="-7.06573018641836" calcext:value-type="float">
            <text:p>-7.06573018641836</text:p>
          </table:table-cell>
          <table:table-cell office:value-type="float" office:value="3.50190954403875" calcext:value-type="float">
            <text:p>3.50190954403875</text:p>
          </table:table-cell>
          <table:table-cell office:value-type="float" office:value="1.85538289456161" calcext:value-type="float">
            <text:p>1.85538289456161</text:p>
          </table:table-cell>
          <table:table-cell table:number-columns-repeated="5"/>
        </table:table-row>
        <table:table-row table:style-name="ro1">
          <table:table-cell office:value-type="float" office:value="-7.10806330694045" calcext:value-type="float">
            <text:p>-7.10806330694045</text:p>
          </table:table-cell>
          <table:table-cell office:value-type="float" office:value="3.64662493238827" calcext:value-type="float">
            <text:p>3.64662493238827</text:p>
          </table:table-cell>
          <table:table-cell office:value-type="float" office:value="1.86075512437344" calcext:value-type="float">
            <text:p>1.86075512437344</text:p>
          </table:table-cell>
          <table:table-cell table:number-columns-repeated="5"/>
        </table:table-row>
        <table:table-row table:style-name="ro1">
          <table:table-cell office:value-type="float" office:value="-7.11359284060195" calcext:value-type="float">
            <text:p>-7.11359284060195</text:p>
          </table:table-cell>
          <table:table-cell office:value-type="float" office:value="3.66515753382456" calcext:value-type="float">
            <text:p>3.66515753382456</text:p>
          </table:table-cell>
          <table:table-cell office:value-type="float" office:value="1.86612735418522" calcext:value-type="float">
            <text:p>1.86612735418522</text:p>
          </table:table-cell>
          <table:table-cell table:number-columns-repeated="5"/>
        </table:table-row>
        <table:table-row table:style-name="ro1">
          <table:table-cell office:value-type="float" office:value="-7.12835258592596" calcext:value-type="float">
            <text:p>-7.12835258592596</text:p>
          </table:table-cell>
          <table:table-cell office:value-type="float" office:value="3.7136729651895" calcext:value-type="float">
            <text:p>3.7136729651895</text:p>
          </table:table-cell>
          <table:table-cell office:value-type="float" office:value="1.69366715331034" calcext:value-type="float">
            <text:p>1.69366715331034</text:p>
          </table:table-cell>
          <table:table-cell table:number-columns-repeated="5"/>
        </table:table-row>
        <table:table-row table:style-name="ro1">
          <table:table-cell office:value-type="float" office:value="-7.12879591793929" calcext:value-type="float">
            <text:p>-7.12879591793929</text:p>
          </table:table-cell>
          <table:table-cell office:value-type="float" office:value="3.7172629038851" calcext:value-type="float">
            <text:p>3.7172629038851</text:p>
          </table:table-cell>
          <table:table-cell office:value-type="float" office:value="1.57079513188161" calcext:value-type="float">
            <text:p>1.57079513188161</text:p>
          </table:table-cell>
          <table:table-cell table:number-columns-repeated="5"/>
        </table:table-row>
        <table:table-row table:style-name="ro1">
          <table:table-cell office:value-type="float" office:value="-7.12879590122953" calcext:value-type="float">
            <text:p>-7.12879590122953</text:p>
          </table:table-cell>
          <table:table-cell office:value-type="float" office:value="3.7312469826671" calcext:value-type="float">
            <text:p>3.7312469826671</text:p>
          </table:table-cell>
          <table:table-cell office:value-type="float" office:value="1.61217727458092" calcext:value-type="float">
            <text:p>1.61217727458092</text:p>
          </table:table-cell>
          <table:table-cell table:number-columns-repeated="5"/>
        </table:table-row>
        <table:table-row table:style-name="ro1">
          <table:table-cell office:value-type="float" office:value="-7.13495713935441" calcext:value-type="float">
            <text:p>-7.13495713935441</text:p>
          </table:table-cell>
          <table:table-cell office:value-type="float" office:value="3.8800526831964" calcext:value-type="float">
            <text:p>3.8800526831964</text:p>
          </table:table-cell>
          <table:table-cell office:value-type="float" office:value="1.69494155997958" calcext:value-type="float">
            <text:p>1.69494155997958</text:p>
          </table:table-cell>
          <table:table-cell table:number-columns-repeated="5"/>
        </table:table-row>
        <table:table-row table:style-name="ro1">
          <table:table-cell office:value-type="float" office:value="-7.14819782960158" calcext:value-type="float">
            <text:p>-7.14819782960158</text:p>
          </table:table-cell>
          <table:table-cell office:value-type="float" office:value="3.98615903867083" calcext:value-type="float">
            <text:p>3.98615903867083</text:p>
          </table:table-cell>
          <table:table-cell office:value-type="float" office:value="1.57609616178795" calcext:value-type="float">
            <text:p>1.57609616178795</text:p>
          </table:table-cell>
          <table:table-cell table:number-columns-repeated="5"/>
        </table:table-row>
        <table:table-row table:style-name="ro1">
          <table:table-cell office:value-type="float" office:value="-7.14869194330132" calcext:value-type="float">
            <text:p>-7.14869194330132</text:p>
          </table:table-cell>
          <table:table-cell office:value-type="float" office:value="4.07939006833657" calcext:value-type="float">
            <text:p>4.07939006833657</text:p>
          </table:table-cell>
          <table:table-cell office:value-type="float" office:value="1.68026840322516" calcext:value-type="float">
            <text:p>1.68026840322516</text:p>
          </table:table-cell>
          <table:table-cell table:number-columns-repeated="5"/>
        </table:table-row>
        <table:table-row table:style-name="ro1">
          <table:table-cell office:value-type="float" office:value="-7.16411427798878" calcext:value-type="float">
            <text:p>-7.16411427798878</text:p>
          </table:table-cell>
          <table:table-cell office:value-type="float" office:value="4.21970601125163" calcext:value-type="float">
            <text:p>4.21970601125163</text:p>
          </table:table-cell>
          <table:table-cell office:value-type="float" office:value="1.53914693068214" calcext:value-type="float">
            <text:p>1.53914693068214</text:p>
          </table:table-cell>
          <table:table-cell table:number-columns-repeated="5"/>
        </table:table-row>
        <table:table-row table:style-name="ro1">
          <table:table-cell office:value-type="float" office:value="-7.16266189107038" calcext:value-type="float">
            <text:p>-7.16266189107038</text:p>
          </table:table-cell>
          <table:table-cell office:value-type="float" office:value="4.2655805655861" calcext:value-type="float">
            <text:p>4.2655805655861</text:p>
          </table:table-cell>
          <table:table-cell office:value-type="float" office:value="1.57079512473316" calcext:value-type="float">
            <text:p>1.57079512473316</text:p>
          </table:table-cell>
          <table:table-cell table:number-columns-repeated="5"/>
        </table:table-row>
        <table:table-row table:style-name="ro1">
          <table:table-cell office:value-type="float" office:value="-7.16266177063877" calcext:value-type="float">
            <text:p>-7.16266177063877</text:p>
          </table:table-cell>
          <table:table-cell office:value-type="float" office:value="4.36576810821457" calcext:value-type="float">
            <text:p>4.36576810821457</text:p>
          </table:table-cell>
          <table:table-cell office:value-type="float" office:value="1.62194398885129" calcext:value-type="float">
            <text:p>1.62194398885129</text:p>
          </table:table-cell>
          <table:table-cell table:number-columns-repeated="5"/>
        </table:table-row>
        <table:table-row table:style-name="ro1">
          <table:table-cell office:value-type="float" office:value="-7.172071681786" calcext:value-type="float">
            <text:p>-7.172071681786</text:p>
          </table:table-cell>
          <table:table-cell office:value-type="float" office:value="4.54958303999931" calcext:value-type="float">
            <text:p>4.54958303999931</text:p>
          </table:table-cell>
          <table:table-cell office:value-type="float" office:value="1.72424171708754" calcext:value-type="float">
            <text:p>1.72424171708754</text:p>
          </table:table-cell>
          <table:table-cell table:number-columns-repeated="5"/>
        </table:table-row>
        <table:table-row table:style-name="ro1">
          <table:table-cell office:value-type="float" office:value="-7.20020346991148" calcext:value-type="float">
            <text:p>-7.20020346991148</text:p>
          </table:table-cell>
          <table:table-cell office:value-type="float" office:value="4.73147608019518" calcext:value-type="float">
            <text:p>4.73147608019518</text:p>
          </table:table-cell>
          <table:table-cell office:value-type="float" office:value="1.8265394453238" calcext:value-type="float">
            <text:p>1.8265394453238</text:p>
          </table:table-cell>
          <table:table-cell table:number-columns-repeated="5"/>
        </table:table-row>
        <table:table-row table:style-name="ro1">
          <table:table-cell office:value-type="float" office:value="-7.24676299741232" calcext:value-type="float">
            <text:p>-7.24676299741232</text:p>
          </table:table-cell>
          <table:table-cell office:value-type="float" office:value="4.90954540931652" calcext:value-type="float">
            <text:p>4.90954540931652</text:p>
          </table:table-cell>
          <table:table-cell office:value-type="float" office:value="1.87768830944194" calcext:value-type="float">
            <text:p>1.87768830944194</text:p>
          </table:table-cell>
          <table:table-cell table:number-columns-repeated="5"/>
        </table:table-row>
        <table:table-row table:style-name="ro1">
          <table:table-cell office:value-type="float" office:value="-7.25483003080989" calcext:value-type="float">
            <text:p>-7.25483003080989</text:p>
          </table:table-cell>
          <table:table-cell office:value-type="float" office:value="4.93500117542029" calcext:value-type="float">
            <text:p>4.93500117542029</text:p>
          </table:table-cell>
          <table:table-cell office:value-type="float" office:value="1.67035178170982" calcext:value-type="float">
            <text:p>1.67035178170982</text:p>
          </table:table-cell>
          <table:table-cell table:number-columns-repeated="5"/>
        </table:table-row>
        <table:table-row table:style-name="ro1">
          <table:table-cell office:value-type="float" office:value="-7.26617530563971" calcext:value-type="float">
            <text:p>-7.26617530563971</text:p>
          </table:table-cell>
          <table:table-cell office:value-type="float" office:value="5.0485837807329" calcext:value-type="float">
            <text:p>5.0485837807329</text:p>
          </table:table-cell>
          <table:table-cell office:value-type="float" office:value="1.76091856962677" calcext:value-type="float">
            <text:p>1.76091856962677</text:p>
          </table:table-cell>
          <table:table-cell table:number-columns-repeated="5"/>
        </table:table-row>
        <table:table-row table:style-name="ro1">
          <table:table-cell office:value-type="float" office:value="-7.29697216533423" calcext:value-type="float">
            <text:p>-7.29697216533423</text:p>
          </table:table-cell>
          <table:table-cell office:value-type="float" office:value="5.20861185570923" calcext:value-type="float">
            <text:p>5.20861185570923</text:p>
          </table:table-cell>
          <table:table-cell office:value-type="float" office:value="1.85148535754372" calcext:value-type="float">
            <text:p>1.85148535754372</text:p>
          </table:table-cell>
          <table:table-cell table:number-columns-repeated="5"/>
        </table:table-row>
        <table:table-row table:style-name="ro1">
          <table:table-cell office:value-type="float" office:value="-7.34211623191145" calcext:value-type="float">
            <text:p>-7.34211623191145</text:p>
          </table:table-cell>
          <table:table-cell office:value-type="float" office:value="5.36519871531291" calcext:value-type="float">
            <text:p>5.36519871531291</text:p>
          </table:table-cell>
          <table:table-cell office:value-type="float" office:value="1.8967687515022" calcext:value-type="float">
            <text:p>1.8967687515022</text:p>
          </table:table-cell>
          <table:table-cell table:number-columns-repeated="5"/>
        </table:table-row>
        <table:table-row table:style-name="ro1">
          <table:table-cell office:value-type="float" office:value="-7.37598273472643" calcext:value-type="float">
            <text:p>-7.37598273472643</text:p>
          </table:table-cell>
          <table:table-cell office:value-type="float" office:value="5.46538629843818" calcext:value-type="float">
            <text:p>5.46538629843818</text:p>
          </table:table-cell>
          <table:table-cell office:value-type="float" office:value="1.91548052578762" calcext:value-type="float">
            <text:p>1.91548052578762</text:p>
          </table:table-cell>
          <table:table-cell table:number-columns-repeated="5"/>
        </table:table-row>
        <table:table-row table:style-name="ro1">
          <table:table-cell office:value-type="float" office:value="-7.39874312135028" calcext:value-type="float">
            <text:p>-7.39874312135028</text:p>
          </table:table-cell>
          <table:table-cell office:value-type="float" office:value="5.52878287934517" calcext:value-type="float">
            <text:p>5.52878287934517</text:p>
          </table:table-cell>
          <table:table-cell office:value-type="float" office:value="1.93419230007305" calcext:value-type="float">
            <text:p>1.93419230007305</text:p>
          </table:table-cell>
          <table:table-cell table:number-columns-repeated="5"/>
        </table:table-row>
        <table:table-row table:style-name="ro1">
          <table:table-cell office:value-type="float" office:value="-7.42776010359029" calcext:value-type="float">
            <text:p>-7.42776010359029</text:p>
          </table:table-cell>
          <table:table-cell office:value-type="float" office:value="5.6050861434035" calcext:value-type="float">
            <text:p>5.6050861434035</text:p>
          </table:table-cell>
          <table:table-cell office:value-type="float" office:value="1.86612724045413" calcext:value-type="float">
            <text:p>1.86612724045413</text:p>
          </table:table-cell>
          <table:table-cell table:number-columns-repeated="5"/>
        </table:table-row>
        <table:table-row table:style-name="ro1">
          <table:table-cell office:value-type="float" office:value="-7.44379000752181" calcext:value-type="float">
            <text:p>-7.44379000752181</text:p>
          </table:table-cell>
          <table:table-cell office:value-type="float" office:value="5.6577766204099" calcext:value-type="float">
            <text:p>5.6577766204099</text:p>
          </table:table-cell>
          <table:table-cell office:value-type="float" office:value="1.91860760998069" calcext:value-type="float">
            <text:p>1.91860760998069</text:p>
          </table:table-cell>
          <table:table-cell table:number-columns-repeated="5"/>
        </table:table-row>
        <table:table-row table:style-name="ro1">
          <table:table-cell office:value-type="float" office:value="-7.50815530794107" calcext:value-type="float">
            <text:p>-7.50815530794107</text:p>
          </table:table-cell>
          <table:table-cell office:value-type="float" office:value="5.8353115250582" calcext:value-type="float">
            <text:p>5.8353115250582</text:p>
          </table:table-cell>
          <table:table-cell office:value-type="float" office:value="2.02356834903381" calcext:value-type="float">
            <text:p>2.02356834903381</text:p>
          </table:table-cell>
          <table:table-cell table:number-columns-repeated="5"/>
        </table:table-row>
        <table:table-row table:style-name="ro1">
          <table:table-cell office:value-type="float" office:value="-7.52244743009221" calcext:value-type="float">
            <text:p>-7.52244743009221</text:p>
          </table:table-cell>
          <table:table-cell office:value-type="float" office:value="5.86469025781285" calcext:value-type="float">
            <text:p>5.86469025781285</text:p>
          </table:table-cell>
          <table:table-cell office:value-type="float" office:value="1.87153519408779" calcext:value-type="float">
            <text:p>1.87153519408779</text:p>
          </table:table-cell>
          <table:table-cell table:number-columns-repeated="5"/>
        </table:table-row>
        <table:table-row table:style-name="ro1">
          <table:table-cell office:value-type="float" office:value="-7.56006770905525" calcext:value-type="float">
            <text:p>-7.56006770905525</text:p>
          </table:table-cell>
          <table:table-cell office:value-type="float" office:value="5.98598886728759" calcext:value-type="float">
            <text:p>5.98598886728759</text:p>
          </table:table-cell>
          <table:table-cell office:value-type="float" office:value="1.97139039550206" calcext:value-type="float">
            <text:p>1.97139039550206</text:p>
          </table:table-cell>
          <table:table-cell table:number-columns-repeated="5"/>
        </table:table-row>
        <table:table-row table:style-name="ro1">
          <table:table-cell office:value-type="float" office:value="-7.6301307330136" calcext:value-type="float">
            <text:p>-7.6301307330136</text:p>
          </table:table-cell>
          <table:table-cell office:value-type="float" office:value="6.15142941880318" calcext:value-type="float">
            <text:p>6.15142941880318</text:p>
          </table:table-cell>
          <table:table-cell office:value-type="float" office:value="2.07124559691632" calcext:value-type="float">
            <text:p>2.07124559691632</text:p>
          </table:table-cell>
          <table:table-cell table:number-columns-repeated="5"/>
        </table:table-row>
        <table:table-row table:style-name="ro1">
          <table:table-cell office:value-type="float" office:value="-7.65281847067459" calcext:value-type="float">
            <text:p>-7.65281847067459</text:p>
          </table:table-cell>
          <table:table-cell office:value-type="float" office:value="6.19291473426295" calcext:value-type="float">
            <text:p>6.19291473426295</text:p>
          </table:table-cell>
          <table:table-cell office:value-type="float" office:value="1.94392158735723" calcext:value-type="float">
            <text:p>1.94392158735723</text:p>
          </table:table-cell>
          <table:table-cell table:number-columns-repeated="5"/>
        </table:table-row>
        <table:table-row table:style-name="ro1">
          <table:table-cell office:value-type="float" office:value="-7.70876287092962" calcext:value-type="float">
            <text:p>-7.70876287092962</text:p>
          </table:table-cell>
          <table:table-cell office:value-type="float" office:value="6.3358258310848" calcext:value-type="float">
            <text:p>6.3358258310848</text:p>
          </table:table-cell>
          <table:table-cell office:value-type="float" office:value="2.03820642237775" calcext:value-type="float">
            <text:p>2.03820642237775</text:p>
          </table:table-cell>
          <table:table-cell table:number-columns-repeated="5"/>
        </table:table-row>
        <table:table-row table:style-name="ro1">
          <table:table-cell office:value-type="float" office:value="-7.77667753689282" calcext:value-type="float">
            <text:p>-7.77667753689282</text:p>
          </table:table-cell>
          <table:table-cell office:value-type="float" office:value="6.47038705937609" calcext:value-type="float">
            <text:p>6.47038705937609</text:p>
          </table:table-cell>
          <table:table-cell office:value-type="float" office:value="1.87768818573227" calcext:value-type="float">
            <text:p>1.87768818573227</text:p>
          </table:table-cell>
          <table:table-cell table:number-columns-repeated="5"/>
        </table:table-row>
        <table:table-row table:style-name="ro1">
          <table:table-cell office:value-type="float" office:value="-7.79709355421305" calcext:value-type="float">
            <text:p>-7.79709355421305</text:p>
          </table:table-cell>
          <table:table-cell office:value-type="float" office:value="6.53481044270833" calcext:value-type="float">
            <text:p>6.53481044270833</text:p>
          </table:table-cell>
          <table:table-cell office:value-type="float" office:value="1.88722841285295" calcext:value-type="float">
            <text:p>1.88722841285295</text:p>
          </table:table-cell>
          <table:table-cell table:number-columns-repeated="5"/>
        </table:table-row>
        <table:table-row table:style-name="ro1">
          <table:table-cell office:value-type="float" office:value="-7.80778073603874" calcext:value-type="float">
            <text:p>-7.80778073603874</text:p>
          </table:table-cell>
          <table:table-cell office:value-type="float" office:value="6.56744960410927" calcext:value-type="float">
            <text:p>6.56744960410927</text:p>
          </table:table-cell>
          <table:table-cell office:value-type="float" office:value="1.89676863997366" calcext:value-type="float">
            <text:p>1.89676863997366</text:p>
          </table:table-cell>
          <table:table-cell table:number-columns-repeated="5"/>
        </table:table-row>
        <table:table-row table:style-name="ro1">
          <table:table-cell office:value-type="float" office:value="-7.84164722696046" calcext:value-type="float">
            <text:p>-7.84164722696046</text:p>
          </table:table-cell>
          <table:table-cell office:value-type="float" office:value="6.66763718888316" calcext:value-type="float">
            <text:p>6.66763718888316</text:p>
          </table:table-cell>
          <table:table-cell office:value-type="float" office:value="1.93367455189631" calcext:value-type="float">
            <text:p>1.93367455189631</text:p>
          </table:table-cell>
          <table:table-cell table:number-columns-repeated="5"/>
        </table:table-row>
        <table:table-row table:style-name="ro1">
          <table:table-cell office:value-type="float" office:value="-7.88879782524871" calcext:value-type="float">
            <text:p>-7.88879782524871</text:p>
          </table:table-cell>
          <table:table-cell office:value-type="float" office:value="6.79181822085092" calcext:value-type="float">
            <text:p>6.79181822085092</text:p>
          </table:table-cell>
          <table:table-cell office:value-type="float" office:value="1.97058046381895" calcext:value-type="float">
            <text:p>1.97058046381895</text:p>
          </table:table-cell>
          <table:table-cell table:number-columns-repeated="5"/>
        </table:table-row>
        <table:table-row table:style-name="ro1">
          <table:table-cell office:value-type="float" office:value="-7.8968050206272" calcext:value-type="float">
            <text:p>-7.8968050206272</text:p>
          </table:table-cell>
          <table:table-cell office:value-type="float" office:value="6.81076842262882" calcext:value-type="float">
            <text:p>6.81076842262882</text:p>
          </table:table-cell>
          <table:table-cell office:value-type="float" office:value="1.83122048888867" calcext:value-type="float">
            <text:p>1.83122048888867</text:p>
          </table:table-cell>
          <table:table-cell table:number-columns-repeated="5"/>
        </table:table-row>
        <table:table-row table:style-name="ro1">
          <table:table-cell office:value-type="float" office:value="-7.94622977205329" calcext:value-type="float">
            <text:p>-7.94622977205329</text:p>
          </table:table-cell>
          <table:table-cell office:value-type="float" office:value="6.99624401412348" calcext:value-type="float">
            <text:p>6.99624401412348</text:p>
          </table:table-cell>
          <table:table-cell office:value-type="float" office:value="1.94301461402514" calcext:value-type="float">
            <text:p>1.94301461402514</text:p>
          </table:table-cell>
          <table:table-cell table:number-columns-repeated="5"/>
        </table:table-row>
        <table:table-row table:style-name="ro1">
          <table:table-cell office:value-type="float" office:value="-8.01937533062333" calcext:value-type="float">
            <text:p>-8.01937533062333</text:p>
          </table:table-cell>
          <table:table-cell office:value-type="float" office:value="7.18359623030242" calcext:value-type="float">
            <text:p>7.18359623030242</text:p>
          </table:table-cell>
          <table:table-cell office:value-type="float" office:value="1.99891167659361" calcext:value-type="float">
            <text:p>1.99891167659361</text:p>
          </table:table-cell>
          <table:table-cell table:number-columns-repeated="5"/>
        </table:table-row>
        <table:table-row table:style-name="ro1">
          <table:table-cell office:value-type="float" office:value="-8.02008304122425" calcext:value-type="float">
            <text:p>-8.02008304122425</text:p>
          </table:table-cell>
          <table:table-cell office:value-type="float" office:value="7.18514706432672" calcext:value-type="float">
            <text:p>7.18514706432672</text:p>
          </table:table-cell>
          <table:table-cell office:value-type="float" office:value="1.85538263715368" calcext:value-type="float">
            <text:p>1.85538263715368</text:p>
          </table:table-cell>
          <table:table-cell table:number-columns-repeated="5"/>
        </table:table-row>
        <table:table-row table:style-name="ro1">
          <table:table-cell office:value-type="float" office:value="-8.05143340594743" calcext:value-type="float">
            <text:p>-8.05143340594743</text:p>
          </table:table-cell>
          <table:table-cell office:value-type="float" office:value="7.29231810401618" calcext:value-type="float">
            <text:p>7.29231810401618</text:p>
          </table:table-cell>
          <table:table-cell office:value-type="float" office:value="1.83602828637782" calcext:value-type="float">
            <text:p>1.83602828637782</text:p>
          </table:table-cell>
          <table:table-cell table:number-columns-repeated="5"/>
        </table:table-row>
        <table:table-row table:style-name="ro1">
          <table:table-cell office:value-type="float" office:value="-8.08920025364984" calcext:value-type="float">
            <text:p>-8.08920025364984</text:p>
          </table:table-cell>
          <table:table-cell office:value-type="float" office:value="7.43135511543751" calcext:value-type="float">
            <text:p>7.43135511543751</text:p>
          </table:table-cell>
          <table:table-cell office:value-type="float" office:value="1.83832510726742" calcext:value-type="float">
            <text:p>1.83832510726742</text:p>
          </table:table-cell>
          <table:table-cell table:number-columns-repeated="5"/>
        </table:table-row>
        <table:table-row table:style-name="ro1">
          <table:table-cell office:value-type="float" office:value="-8.09138603549145" calcext:value-type="float">
            <text:p>-8.09138603549145</text:p>
          </table:table-cell>
          <table:table-cell office:value-type="float" office:value="7.43932952718091" calcext:value-type="float">
            <text:p>7.43932952718091</text:p>
          </table:table-cell>
          <table:table-cell office:value-type="float" office:value="1.84062192815702" calcext:value-type="float">
            <text:p>1.84062192815702</text:p>
          </table:table-cell>
          <table:table-cell table:number-columns-repeated="5"/>
        </table:table-row>
        <table:table-row table:style-name="ro1">
          <table:table-cell office:value-type="float" office:value="-8.09670119785458" calcext:value-type="float">
            <text:p>-8.09670119785458</text:p>
          </table:table-cell>
          <table:table-cell office:value-type="float" office:value="7.4585476452061" calcext:value-type="float">
            <text:p>7.4585476452061</text:p>
          </table:table-cell>
          <table:table-cell office:value-type="float" office:value="1.72175227013524" calcext:value-type="float">
            <text:p>1.72175227013524</text:p>
          </table:table-cell>
          <table:table-cell table:number-columns-repeated="5"/>
        </table:table-row>
        <table:table-row table:style-name="ro1">
          <table:table-cell office:value-type="float" office:value="-8.09752698011311" calcext:value-type="float">
            <text:p>-8.09752698011311</text:p>
          </table:table-cell>
          <table:table-cell office:value-type="float" office:value="7.46397638243859" calcext:value-type="float">
            <text:p>7.46397638243859</text:p>
          </table:table-cell>
          <table:table-cell office:value-type="float" office:value="1.78118708773871" calcext:value-type="float">
            <text:p>1.78118708773871</text:p>
          </table:table-cell>
          <table:table-cell table:number-columns-repeated="5"/>
        </table:table-row>
        <table:table-row table:style-name="ro1">
          <table:table-cell office:value-type="float" office:value="-8.14218563962782" calcext:value-type="float">
            <text:p>-8.14218563962782</text:p>
          </table:table-cell>
          <table:table-cell office:value-type="float" office:value="7.67310048528312" calcext:value-type="float">
            <text:p>7.67310048528312</text:p>
          </table:table-cell>
          <table:table-cell office:value-type="float" office:value="1.84062190534204" calcext:value-type="float">
            <text:p>1.84062190534204</text:p>
          </table:table-cell>
          <table:table-cell table:number-columns-repeated="5"/>
        </table:table-row>
        <table:table-row table:style-name="ro1">
          <table:table-cell office:value-type="float" office:value="-8.1708856942367" calcext:value-type="float">
            <text:p>-8.1708856942367</text:p>
          </table:table-cell>
          <table:table-cell office:value-type="float" office:value="7.77687174345008" calcext:value-type="float">
            <text:p>7.77687174345008</text:p>
          </table:table-cell>
          <table:table-cell office:value-type="float" office:value="1.81908773871209" calcext:value-type="float">
            <text:p>1.81908773871209</text:p>
          </table:table-cell>
          <table:table-cell table:number-columns-repeated="5"/>
        </table:table-row>
        <table:table-row table:style-name="ro1">
          <table:table-cell office:value-type="float" office:value="-8.19998916354217" calcext:value-type="float">
            <text:p>-8.19998916354217</text:p>
          </table:table-cell>
          <table:table-cell office:value-type="float" office:value="7.89166803713971" calcext:value-type="float">
            <text:p>7.89166803713971</text:p>
          </table:table-cell>
          <table:table-cell office:value-type="float" office:value="1.85951068066053" calcext:value-type="float">
            <text:p>1.85951068066053</text:p>
          </table:table-cell>
          <table:table-cell table:number-columns-repeated="5"/>
        </table:table-row>
        <table:table-row table:style-name="ro1">
          <table:table-cell office:value-type="float" office:value="-8.24141107670794" calcext:value-type="float">
            <text:p>-8.24141107670794</text:p>
          </table:table-cell>
          <table:table-cell office:value-type="float" office:value="8.03112956483475" calcext:value-type="float">
            <text:p>8.03112956483475</text:p>
          </table:table-cell>
          <table:table-cell office:value-type="float" office:value="1.94035656455744" calcext:value-type="float">
            <text:p>1.94035656455744</text:p>
          </table:table-cell>
          <table:table-cell table:number-columns-repeated="5"/>
        </table:table-row>
        <table:table-row table:style-name="ro1">
          <table:table-cell office:value-type="float" office:value="-8.28176169218774" calcext:value-type="float">
            <text:p>-8.28176169218774</text:p>
          </table:table-cell>
          <table:table-cell office:value-type="float" office:value="8.13529853875396" calcext:value-type="float">
            <text:p>8.13529853875396</text:p>
          </table:table-cell>
          <table:table-cell office:value-type="float" office:value="1.68458839384514" calcext:value-type="float">
            <text:p>1.68458839384514</text:p>
          </table:table-cell>
          <table:table-cell table:number-columns-repeated="5"/>
        </table:table-row>
        <table:table-row table:style-name="ro1">
          <table:table-cell office:value-type="float" office:value="-8.29436658942726" calcext:value-type="float">
            <text:p>-8.29436658942726</text:p>
          </table:table-cell>
          <table:table-cell office:value-type="float" office:value="8.24559133103107" calcext:value-type="float">
            <text:p>8.24559133103107</text:p>
          </table:table-cell>
          <table:table-cell office:value-type="float" office:value="1.77410908283828" calcext:value-type="float">
            <text:p>1.77410908283828</text:p>
          </table:table-cell>
          <table:table-cell table:number-columns-repeated="5"/>
        </table:table-row>
        <table:table-row table:style-name="ro1">
          <table:table-cell office:value-type="float" office:value="-8.32689174505438" calcext:value-type="float">
            <text:p>-8.32689174505438</text:p>
          </table:table-cell>
          <table:table-cell office:value-type="float" office:value="8.40335694428508" calcext:value-type="float">
            <text:p>8.40335694428508</text:p>
          </table:table-cell>
          <table:table-cell office:value-type="float" office:value="1.86362977183141" calcext:value-type="float">
            <text:p>1.86362977183141</text:p>
          </table:table-cell>
          <table:table-cell table:number-columns-repeated="5"/>
        </table:table-row>
        <table:table-row table:style-name="ro1">
          <table:table-cell office:value-type="float" office:value="-8.37339109020943" calcext:value-type="float">
            <text:p>-8.37339109020943</text:p>
          </table:table-cell>
          <table:table-cell office:value-type="float" office:value="8.55758302954348" calcext:value-type="float">
            <text:p>8.55758302954348</text:p>
          </table:table-cell>
          <table:table-cell office:value-type="float" office:value="1.90839011632801" calcext:value-type="float">
            <text:p>1.90839011632801</text:p>
          </table:table-cell>
          <table:table-cell table:number-columns-repeated="5"/>
        </table:table-row>
        <table:table-row table:style-name="ro1">
          <table:table-cell office:value-type="float" office:value="-8.38446550879574" calcext:value-type="float">
            <text:p>-8.38446550879574</text:p>
          </table:table-cell>
          <table:table-cell office:value-type="float" office:value="8.58913121458891" calcext:value-type="float">
            <text:p>8.58913121458891</text:p>
          </table:table-cell>
          <table:table-cell office:value-type="float" office:value="1.77532331412133" calcext:value-type="float">
            <text:p>1.77532331412133</text:p>
          </table:table-cell>
          <table:table-cell table:number-columns-repeated="5"/>
        </table:table-row>
        <table:table-row table:style-name="ro1">
          <table:table-cell office:value-type="float" office:value="-8.38550558192888" calcext:value-type="float">
            <text:p>-8.38550558192888</text:p>
          </table:table-cell>
          <table:table-cell office:value-type="float" office:value="8.59414536948188" calcext:value-type="float">
            <text:p>8.59414536948188</text:p>
          </table:table-cell>
          <table:table-cell office:value-type="float" office:value="1.81636297793706" calcext:value-type="float">
            <text:p>1.81636297793706</text:p>
          </table:table-cell>
          <table:table-cell table:number-columns-repeated="5"/>
        </table:table-row>
        <table:table-row table:style-name="ro1">
          <table:table-cell office:value-type="float" office:value="-8.42141266140084" calcext:value-type="float">
            <text:p>-8.42141266140084</text:p>
          </table:table-cell>
          <table:table-cell office:value-type="float" office:value="8.73741560965933" calcext:value-type="float">
            <text:p>8.73741560965933</text:p>
          </table:table-cell>
          <table:table-cell office:value-type="float" office:value="1.89844230556819" calcext:value-type="float">
            <text:p>1.89844230556819</text:p>
          </table:table-cell>
          <table:table-cell table:number-columns-repeated="5"/>
        </table:table-row>
        <table:table-row table:style-name="ro1">
          <table:table-cell office:value-type="float" office:value="-8.43960317978764" calcext:value-type="float">
            <text:p>-8.43960317978764</text:p>
          </table:table-cell>
          <table:table-cell office:value-type="float" office:value="8.79093338184949" calcext:value-type="float">
            <text:p>8.79093338184949</text:p>
          </table:table-cell>
          <table:table-cell office:value-type="float" office:value="1.7586949899187" calcext:value-type="float">
            <text:p>1.7586949899187</text:p>
          </table:table-cell>
          <table:table-cell table:number-columns-repeated="5"/>
        </table:table-row>
        <table:table-row table:style-name="ro1">
          <table:table-cell office:value-type="float" office:value="-8.46433645381798" calcext:value-type="float">
            <text:p>-8.46433645381798</text:p>
          </table:table-cell>
          <table:table-cell office:value-type="float" office:value="8.92101152770045" calcext:value-type="float">
            <text:p>8.92101152770045</text:p>
          </table:table-cell>
          <table:table-cell office:value-type="float" office:value="1.77691059183424" calcext:value-type="float">
            <text:p>1.77691059183424</text:p>
          </table:table-cell>
          <table:table-cell table:number-columns-repeated="5"/>
        </table:table-row>
        <table:table-row table:style-name="ro1">
          <table:table-cell office:value-type="float" office:value="-8.47775639663121" calcext:value-type="float">
            <text:p>-8.47775639663121</text:p>
          </table:table-cell>
          <table:table-cell office:value-type="float" office:value="8.98519613024009" calcext:value-type="float">
            <text:p>8.98519613024009</text:p>
          </table:table-cell>
          <table:table-cell office:value-type="float" office:value="1.79512619374981" calcext:value-type="float">
            <text:p>1.79512619374981</text:p>
          </table:table-cell>
          <table:table-cell table:number-columns-repeated="5"/>
        </table:table-row>
        <table:table-row table:style-name="ro1">
          <table:table-cell office:value-type="float" office:value="-8.48659377901686" calcext:value-type="float">
            <text:p>-8.48659377901686</text:p>
          </table:table-cell>
          <table:table-cell office:value-type="float" office:value="9.02392765958787" calcext:value-type="float">
            <text:p>9.02392765958787</text:p>
          </table:table-cell>
          <table:table-cell office:value-type="float" office:value="1.71244715807668" calcext:value-type="float">
            <text:p>1.71244715807668</text:p>
          </table:table-cell>
          <table:table-cell table:number-columns-repeated="5"/>
        </table:table-row>
        <table:table-row table:style-name="ro1">
          <table:table-cell office:value-type="float" office:value="-8.50148231676621" calcext:value-type="float">
            <text:p>-8.50148231676621</text:p>
          </table:table-cell>
          <table:table-cell office:value-type="float" office:value="9.12833103556492" calcext:value-type="float">
            <text:p>9.12833103556492</text:p>
          </table:table-cell>
          <table:table-cell office:value-type="float" office:value="1.76143287881072" calcext:value-type="float">
            <text:p>1.76143287881072</text:p>
          </table:table-cell>
          <table:table-cell table:number-columns-repeated="5"/>
        </table:table-row>
        <table:table-row table:style-name="ro1">
          <table:table-cell office:value-type="float" office:value="-8.53488418339867" calcext:value-type="float">
            <text:p>-8.53488418339867</text:p>
          </table:table-cell>
          <table:table-cell office:value-type="float" office:value="9.30141562520688" calcext:value-type="float">
            <text:p>9.30141562520688</text:p>
          </table:table-cell>
          <table:table-cell office:value-type="float" office:value="1.8594043202788" calcext:value-type="float">
            <text:p>1.8594043202788</text:p>
          </table:table-cell>
          <table:table-cell table:number-columns-repeated="5"/>
        </table:table-row>
        <table:table-row table:style-name="ro1">
          <table:table-cell office:value-type="float" office:value="-8.55403189589481" calcext:value-type="float">
            <text:p>-8.55403189589481</text:p>
          </table:table-cell>
          <table:table-cell office:value-type="float" office:value="9.36590830606516" calcext:value-type="float">
            <text:p>9.36590830606516</text:p>
          </table:table-cell>
          <table:table-cell office:value-type="float" office:value="1.69494128577104" calcext:value-type="float">
            <text:p>1.69494128577104</text:p>
          </table:table-cell>
          <table:table-cell table:number-columns-repeated="5"/>
        </table:table-row>
        <table:table-row table:style-name="ro1">
          <table:table-cell office:value-type="float" office:value="-8.55885665387806" calcext:value-type="float">
            <text:p>-8.55885665387806</text:p>
          </table:table-cell>
          <table:table-cell office:value-type="float" office:value="9.40457234989898" calcext:value-type="float">
            <text:p>9.40457234989898</text:p>
          </table:table-cell>
          <table:table-cell office:value-type="float" office:value="1.77770551268047" calcext:value-type="float">
            <text:p>1.77770551268047</text:p>
          </table:table-cell>
          <table:table-cell table:number-columns-repeated="5"/>
        </table:table-row>
        <table:table-row table:style-name="ro1">
          <table:table-cell office:value-type="float" office:value="-8.58945287224293" calcext:value-type="float">
            <text:p>-8.58945287224293</text:p>
          </table:table-cell>
          <table:table-cell office:value-type="float" office:value="9.55032878184734" calcext:value-type="float">
            <text:p>9.55032878184734</text:p>
          </table:table-cell>
          <table:table-cell office:value-type="float" office:value="1.81908762613518" calcext:value-type="float">
            <text:p>1.81908762613518</text:p>
          </table:table-cell>
          <table:table-cell table:number-columns-repeated="5"/>
        </table:table-row>
        <table:table-row table:style-name="ro1">
          <table:table-cell office:value-type="float" office:value="-8.61363823900591" calcext:value-type="float">
            <text:p>-8.61363823900591</text:p>
          </table:table-cell>
          <table:table-cell office:value-type="float" office:value="9.64572606073777" calcext:value-type="float">
            <text:p>9.64572606073777</text:p>
          </table:table-cell>
          <table:table-cell office:value-type="float" office:value="1.77532324484794" calcext:value-type="float">
            <text:p>1.77532324484794</text:p>
          </table:table-cell>
          <table:table-cell table:number-columns-repeated="5"/>
        </table:table-row>
        <table:table-row table:style-name="ro1">
          <table:table-cell office:value-type="float" office:value="-8.63103689746667" calcext:value-type="float">
            <text:p>-8.63103689746667</text:p>
          </table:table-cell>
          <table:table-cell office:value-type="float" office:value="9.72960439204057" calcext:value-type="float">
            <text:p>9.72960439204057</text:p>
          </table:table-cell>
          <table:table-cell office:value-type="float" office:value="1.81504041434738" calcext:value-type="float">
            <text:p>1.81504041434738</text:p>
          </table:table-cell>
          <table:table-cell table:number-columns-repeated="5"/>
        </table:table-row>
        <table:table-row table:style-name="ro1">
          <table:table-cell office:value-type="float" office:value="-8.6656040861457" calcext:value-type="float">
            <text:p>-8.6656040861457</text:p>
          </table:table-cell>
          <table:table-cell office:value-type="float" office:value="9.86830608655467" calcext:value-type="float">
            <text:p>9.86830608655467</text:p>
          </table:table-cell>
          <table:table-cell office:value-type="float" office:value="1.8944747533463" calcext:value-type="float">
            <text:p>1.8944747533463</text:p>
          </table:table-cell>
          <table:table-cell table:number-columns-repeated="5"/>
        </table:table-row>
        <table:table-row table:style-name="ro1">
          <table:table-cell office:value-type="float" office:value="-8.68818551255869" calcext:value-type="float">
            <text:p>-8.68818551255869</text:p>
          </table:table-cell>
          <table:table-cell office:value-type="float" office:value="9.93561752759558" calcext:value-type="float">
            <text:p>9.93561752759558</text:p>
          </table:table-cell>
          <table:table-cell office:value-type="float" office:value="1.69959558892138" calcext:value-type="float">
            <text:p>1.69959558892138</text:p>
          </table:table-cell>
          <table:table-cell table:number-columns-repeated="5"/>
        </table:table-row>
        <table:table-row table:style-name="ro1">
          <table:table-cell office:value-type="float" office:value="-8.69088077248601" calcext:value-type="float">
            <text:p>-8.69088077248601</text:p>
          </table:table-cell>
          <table:table-cell office:value-type="float" office:value="9.9564277345817" calcext:value-type="float">
            <text:p>9.9564277345817</text:p>
          </table:table-cell>
          <table:table-cell office:value-type="float" office:value="1.80537477951791" calcext:value-type="float">
            <text:p>1.80537477951791</text:p>
          </table:table-cell>
          <table:table-cell table:number-columns-repeated="5"/>
        </table:table-row>
        <table:table-row table:style-name="ro1">
          <table:table-cell office:value-type="float" office:value="-8.73511597756322" calcext:value-type="float">
            <text:p>-8.73511597756322</text:p>
          </table:table-cell>
          <table:table-cell office:value-type="float" office:value="10.1415292848412" calcext:value-type="float">
            <text:p>10.1415292848412</text:p>
          </table:table-cell>
          <table:table-cell office:value-type="float" office:value="1.91115397011442" calcext:value-type="float">
            <text:p>1.91115397011442</text:p>
          </table:table-cell>
          <table:table-cell table:number-columns-repeated="5"/>
        </table:table-row>
        <table:table-row table:style-name="ro1">
          <table:table-cell office:value-type="float" office:value="-8.7913667638747" calcext:value-type="float">
            <text:p>-8.7913667638747</text:p>
          </table:table-cell>
          <table:table-cell office:value-type="float" office:value="10.3003672971161" calcext:value-type="float">
            <text:p>10.3003672971161</text:p>
          </table:table-cell>
          <table:table-cell office:value-type="float" office:value="1.80068005661154" calcext:value-type="float">
            <text:p>1.80068005661154</text:p>
          </table:table-cell>
          <table:table-cell table:number-columns-repeated="5"/>
        </table:table-row>
        <table:table-row table:style-name="ro1">
          <table:table-cell office:value-type="float" office:value="-8.79327157519495" calcext:value-type="float">
            <text:p>-8.79327157519495</text:p>
          </table:table-cell>
          <table:table-cell office:value-type="float" office:value="10.308506795663" calcext:value-type="float">
            <text:p>10.308506795663</text:p>
          </table:table-cell>
          <table:table-cell office:value-type="float" office:value="1.86743596406336" calcext:value-type="float">
            <text:p>1.86743596406336</text:p>
          </table:table-cell>
          <table:table-cell table:number-columns-repeated="5"/>
        </table:table-row>
        <table:table-row table:style-name="ro1">
          <table:table-cell office:value-type="float" office:value="-8.86346730498223" calcext:value-type="float">
            <text:p>-8.86346730498223</text:p>
          </table:table-cell>
          <table:table-cell office:value-type="float" office:value="10.5381611677169" calcext:value-type="float">
            <text:p>10.5381611677169</text:p>
          </table:table-cell>
          <table:table-cell office:value-type="float" office:value="1.93419187151516" calcext:value-type="float">
            <text:p>1.93419187151516</text:p>
          </table:table-cell>
          <table:table-cell table:number-columns-repeated="5"/>
        </table:table-row>
        <table:table-row table:style-name="ro1">
          <table:table-cell office:value-type="float" office:value="-8.87925305490623" calcext:value-type="float">
            <text:p>-8.87925305490623</text:p>
          </table:table-cell>
          <table:table-cell office:value-type="float" office:value="10.5796715421781" calcext:value-type="float">
            <text:p>10.5796715421781</text:p>
          </table:table-cell>
          <table:table-cell office:value-type="float" office:value="1.87768787636836" calcext:value-type="float">
            <text:p>1.87768787636836</text:p>
          </table:table-cell>
          <table:table-cell table:number-columns-repeated="5"/>
        </table:table-row>
        <table:table-row table:style-name="ro1">
          <table:table-cell office:value-type="float" office:value="-8.90621931557398" calcext:value-type="float">
            <text:p>-8.90621931557398</text:p>
          </table:table-cell>
          <table:table-cell office:value-type="float" office:value="10.6647645153585" calcext:value-type="float">
            <text:p>10.6647645153585</text:p>
          </table:table-cell>
          <table:table-cell office:value-type="float" office:value="1.93761843468962" calcext:value-type="float">
            <text:p>1.93761843468962</text:p>
          </table:table-cell>
          <table:table-cell table:number-columns-repeated="5"/>
        </table:table-row>
        <table:table-row table:style-name="ro1">
          <table:table-cell office:value-type="float" office:value="-8.98355191228526" calcext:value-type="float">
            <text:p>-8.98355191228526</text:p>
          </table:table-cell>
          <table:table-cell office:value-type="float" office:value="10.866040531076" calcext:value-type="float">
            <text:p>10.866040531076</text:p>
          </table:table-cell>
          <table:table-cell office:value-type="float" office:value="2.05747955133214" calcext:value-type="float">
            <text:p>2.05747955133214</text:p>
          </table:table-cell>
          <table:table-cell table:number-columns-repeated="5"/>
        </table:table-row>
        <table:table-row table:style-name="ro1">
          <table:table-cell office:value-type="float" office:value="-9.06054412427272" calcext:value-type="float">
            <text:p>-9.06054412427272</text:p>
          </table:table-cell>
          <table:table-cell office:value-type="float" office:value="11.0115462640474" calcext:value-type="float">
            <text:p>11.0115462640474</text:p>
          </table:table-cell>
          <table:table-cell office:value-type="float" office:value="1.95238597103909" calcext:value-type="float">
            <text:p>1.95238597103909</text:p>
          </table:table-cell>
          <table:table-cell table:number-columns-repeated="5"/>
        </table:table-row>
        <table:table-row table:style-name="ro1">
          <table:table-cell office:value-type="float" office:value="-9.08258976237387" calcext:value-type="float">
            <text:p>-9.08258976237387</text:p>
          </table:table-cell>
          <table:table-cell office:value-type="float" office:value="11.0664876873226" calcext:value-type="float">
            <text:p>11.0664876873226</text:p>
          </table:table-cell>
          <table:table-cell office:value-type="float" office:value="1.97058010133255" calcext:value-type="float">
            <text:p>1.97058010133255</text:p>
          </table:table-cell>
          <table:table-cell table:number-columns-repeated="5"/>
        </table:table-row>
        <table:table-row table:style-name="ro1">
          <table:table-cell office:value-type="float" office:value="-9.12492286798421" calcext:value-type="float">
            <text:p>-9.12492286798421</text:p>
          </table:table-cell>
          <table:table-cell office:value-type="float" office:value="11.1666752893931" calcext:value-type="float">
            <text:p>11.1666752893931</text:p>
          </table:table-cell>
          <table:table-cell office:value-type="float" office:value="1.98474571373112" calcext:value-type="float">
            <text:p>1.98474571373112</text:p>
          </table:table-cell>
          <table:table-cell table:number-columns-repeated="5"/>
        </table:table-row>
        <table:table-row table:style-name="ro1">
          <table:table-cell office:value-type="float" office:value="-9.14345689424366" calcext:value-type="float">
            <text:p>-9.14345689424366</text:p>
          </table:table-cell>
          <table:table-cell office:value-type="float" office:value="11.208861859962" calcext:value-type="float">
            <text:p>11.208861859962</text:p>
          </table:table-cell>
          <table:table-cell office:value-type="float" office:value="1.79512604360841" calcext:value-type="float">
            <text:p>1.79512604360841</text:p>
          </table:table-cell>
          <table:table-cell table:number-columns-repeated="5"/>
        </table:table-row>
        <table:table-row table:style-name="ro1">
          <table:table-cell office:value-type="float" office:value="-9.14661858274796" calcext:value-type="float">
            <text:p>-9.14661858274796</text:p>
          </table:table-cell>
          <table:table-cell office:value-type="float" office:value="11.222718577995" calcext:value-type="float">
            <text:p>11.222718577995</text:p>
          </table:table-cell>
          <table:table-cell office:value-type="float" office:value="1.82525418662772" calcext:value-type="float">
            <text:p>1.82525418662772</text:p>
          </table:table-cell>
          <table:table-cell table:number-columns-repeated="5"/>
        </table:table-row>
        <table:table-row table:style-name="ro1">
          <table:table-cell office:value-type="float" office:value="-9.17391641745566" calcext:value-type="float">
            <text:p>-9.17391641745566</text:p>
          </table:table-cell>
          <table:table-cell office:value-type="float" office:value="11.3276715489091" calcext:value-type="float">
            <text:p>11.3276715489091</text:p>
          </table:table-cell>
          <table:table-cell office:value-type="float" office:value="1.85538232964705" calcext:value-type="float">
            <text:p>1.85538232964705</text:p>
          </table:table-cell>
          <table:table-cell table:number-columns-repeated="5"/>
        </table:table-row>
        <table:table-row table:style-name="ro1">
          <table:table-cell office:value-type="float" office:value="-9.21624945270407" calcext:value-type="float">
            <text:p>-9.21624945270407</text:p>
          </table:table-cell>
          <table:table-cell office:value-type="float" office:value="11.4723869491337" calcext:value-type="float">
            <text:p>11.4723869491337</text:p>
          </table:table-cell>
          <table:table-cell office:value-type="float" office:value="1.87951458101525" calcext:value-type="float">
            <text:p>1.87951458101525</text:p>
          </table:table-cell>
          <table:table-cell table:number-columns-repeated="5"/>
        </table:table-row>
        <table:table-row table:style-name="ro1">
          <table:table-cell office:value-type="float" office:value="-9.24264312982545" calcext:value-type="float">
            <text:p>-9.24264312982545</text:p>
          </table:table-cell>
          <table:table-cell office:value-type="float" office:value="11.5551478481281" calcext:value-type="float">
            <text:p>11.5551478481281</text:p>
          </table:table-cell>
          <table:table-cell office:value-type="float" office:value="1.90364683238344" calcext:value-type="float">
            <text:p>1.90364683238344</text:p>
          </table:table-cell>
          <table:table-cell table:number-columns-repeated="5"/>
        </table:table-row>
        <table:table-row table:style-name="ro1">
          <table:table-cell office:value-type="float" office:value="-9.26322533491307" calcext:value-type="float">
            <text:p>-9.26322533491307</text:p>
          </table:table-cell>
          <table:table-cell office:value-type="float" office:value="11.6146833864031" calcext:value-type="float">
            <text:p>11.6146833864031</text:p>
          </table:table-cell>
          <table:table-cell office:value-type="float" office:value="1.74454174156544" calcext:value-type="float">
            <text:p>1.74454174156544</text:p>
          </table:table-cell>
          <table:table-cell table:number-columns-repeated="5"/>
        </table:table-row>
        <table:table-row table:style-name="ro1">
          <table:table-cell office:value-type="float" office:value="-9.27254945700533" calcext:value-type="float">
            <text:p>-9.27254945700533</text:p>
          </table:table-cell>
          <table:table-cell office:value-type="float" office:value="11.6678077169467" calcext:value-type="float">
            <text:p>11.6678077169467</text:p>
          </table:table-cell>
          <table:table-cell office:value-type="float" office:value="1.74454173910285" calcext:value-type="float">
            <text:p>1.74454173910285</text:p>
          </table:table-cell>
          <table:table-cell table:number-columns-repeated="5"/>
        </table:table-row>
        <table:table-row table:style-name="ro1">
          <table:table-cell office:value-type="float" office:value="-9.28945929547522" calcext:value-type="float">
            <text:p>-9.28945929547522</text:p>
          </table:table-cell>
          <table:table-cell office:value-type="float" office:value="11.7641517858485" calcext:value-type="float">
            <text:p>11.7641517858485</text:p>
          </table:table-cell>
          <table:table-cell office:value-type="float" office:value="1.54297711588163" calcext:value-type="float">
            <text:p>1.54297711588163</text:p>
          </table:table-cell>
          <table:table-cell table:number-columns-repeated="5"/>
        </table:table-row>
        <table:table-row table:style-name="ro1">
          <table:table-cell office:value-type="float" office:value="-9.28852143898749" calcext:value-type="float">
            <text:p>-9.28852143898749</text:p>
          </table:table-cell>
          <table:table-cell office:value-type="float" office:value="11.797855636752" calcext:value-type="float">
            <text:p>11.797855636752</text:p>
          </table:table-cell>
          <table:table-cell office:value-type="float" office:value="1.65595703167787" calcext:value-type="float">
            <text:p>1.65595703167787</text:p>
          </table:table-cell>
          <table:table-cell table:number-columns-repeated="5"/>
        </table:table-row>
        <table:table-row table:style-name="ro1">
          <table:table-cell office:value-type="float" office:value="-9.29913153033985" calcext:value-type="float">
            <text:p>-9.29913153033985</text:p>
          </table:table-cell>
          <table:table-cell office:value-type="float" office:value="11.9221433538059" calcext:value-type="float">
            <text:p>11.9221433538059</text:p>
          </table:table-cell>
          <table:table-cell office:value-type="float" office:value="1.45549871812054" calcext:value-type="float">
            <text:p>1.45549871812054</text:p>
          </table:table-cell>
          <table:table-cell table:number-columns-repeated="5"/>
        </table:table-row>
        <table:table-row table:style-name="ro1">
          <table:table-cell office:value-type="float" office:value="-9.28360187100718" calcext:value-type="float">
            <text:p>-9.28360187100718</text:p>
          </table:table-cell>
          <table:table-cell office:value-type="float" office:value="12.0562379264395" calcext:value-type="float">
            <text:p>12.0562379264395</text:p>
          </table:table-cell>
          <table:table-cell office:value-type="float" office:value="1.50176181849556" calcext:value-type="float">
            <text:p>1.50176181849556</text:p>
          </table:table-cell>
          <table:table-cell table:number-columns-repeated="5"/>
        </table:table-row>
        <table:table-row table:style-name="ro1">
          <table:table-cell office:value-type="float" office:value="-9.27938192462685" calcext:value-type="float">
            <text:p>-9.27938192462685</text:p>
          </table:table-cell>
          <table:table-cell office:value-type="float" office:value="12.1172688600699" calcext:value-type="float">
            <text:p>12.1172688600699</text:p>
          </table:table-cell>
          <table:table-cell office:value-type="float" office:value="1.43338054102325" calcext:value-type="float">
            <text:p>1.43338054102325</text:p>
          </table:table-cell>
          <table:table-cell table:number-columns-repeated="5"/>
        </table:table-row>
        <table:table-row table:style-name="ro1">
          <table:table-cell office:value-type="float" office:value="-9.27088214355473" calcext:value-type="float">
            <text:p>-9.27088214355473</text:p>
          </table:table-cell>
          <table:table-cell office:value-type="float" office:value="12.1787335078118" calcext:value-type="float">
            <text:p>12.1787335078118</text:p>
          </table:table-cell>
          <table:table-cell office:value-type="float" office:value="1.47675699073536" calcext:value-type="float">
            <text:p>1.47675699073536</text:p>
          </table:table-cell>
          <table:table-cell table:number-columns-repeated="5"/>
        </table:table-row>
        <table:table-row table:style-name="ro1">
          <table:table-cell office:value-type="float" office:value="-9.25622364240397" calcext:value-type="float">
            <text:p>-9.25622364240397</text:p>
          </table:table-cell>
          <table:table-cell office:value-type="float" office:value="12.3341500170401" calcext:value-type="float">
            <text:p>12.3341500170401</text:p>
          </table:table-cell>
          <table:table-cell office:value-type="float" office:value="1.52013344044748" calcext:value-type="float">
            <text:p>1.52013344044748</text:p>
          </table:table-cell>
          <table:table-cell table:number-columns-repeated="5"/>
        </table:table-row>
        <table:table-row table:style-name="ro1">
          <table:table-cell office:value-type="float" office:value="-9.24775674766418" calcext:value-type="float">
            <text:p>-9.24775674766418</text:p>
          </table:table-cell>
          <table:table-cell office:value-type="float" office:value="12.5011292406441" calcext:value-type="float">
            <text:p>12.5011292406441</text:p>
          </table:table-cell>
          <table:table-cell office:value-type="float" office:value="1.57260075163106" calcext:value-type="float">
            <text:p>1.57260075163106</text:p>
          </table:table-cell>
          <table:table-cell table:number-columns-repeated="5"/>
        </table:table-row>
        <table:table-row table:style-name="ro1">
          <table:table-cell office:value-type="float" office:value="-9.24809741507954" calcext:value-type="float">
            <text:p>-9.24809741507954</text:p>
          </table:table-cell>
          <table:table-cell office:value-type="float" office:value="12.6899246056791" calcext:value-type="float">
            <text:p>12.6899246056791</text:p>
          </table:table-cell>
          <table:table-cell office:value-type="float" office:value="1.62506806281462" calcext:value-type="float">
            <text:p>1.62506806281462</text:p>
          </table:table-cell>
          <table:table-cell table:number-columns-repeated="5"/>
        </table:table-row>
        <table:table-row table:style-name="ro1">
          <table:table-cell office:value-type="float" office:value="-9.25125932282697" calcext:value-type="float">
            <text:p>-9.25125932282697</text:p>
          </table:table-cell>
          <table:table-cell office:value-type="float" office:value="12.7481280645298" calcext:value-type="float">
            <text:p>12.7481280645298</text:p>
          </table:table-cell>
          <table:table-cell office:value-type="float" office:value="1.51652163386603" calcext:value-type="float">
            <text:p>1.51652163386603</text:p>
          </table:table-cell>
          <table:table-cell table:number-columns-repeated="5"/>
        </table:table-row>
        <table:table-row table:style-name="ro1">
          <table:table-cell office:value-type="float" office:value="-9.25113542730475" calcext:value-type="float">
            <text:p>-9.25113542730475</text:p>
          </table:table-cell>
          <table:table-cell office:value-type="float" office:value="12.7504085720165" calcext:value-type="float">
            <text:p>12.7504085720165</text:p>
          </table:table-cell>
          <table:table-cell office:value-type="float" office:value="1.45431347016852" calcext:value-type="float">
            <text:p>1.45431347016852</text:p>
          </table:table-cell>
          <table:table-cell table:number-columns-repeated="5"/>
        </table:table-row>
        <table:table-row table:style-name="ro1">
          <table:table-cell office:value-type="float" office:value="-9.24071084258839" calcext:value-type="float">
            <text:p>-9.24071084258839</text:p>
          </table:table-cell>
          <table:table-cell office:value-type="float" office:value="12.8394980269215" calcext:value-type="float">
            <text:p>12.8394980269215</text:p>
          </table:table-cell>
          <table:table-cell office:value-type="float" office:value="1.45431348834922" calcext:value-type="float">
            <text:p>1.45431348834922</text:p>
          </table:table-cell>
          <table:table-cell table:number-columns-repeated="5"/>
        </table:table-row>
        <table:table-row table:style-name="ro1">
          <table:table-cell office:value-type="float" office:value="-9.23565182240394" calcext:value-type="float">
            <text:p>-9.23565182240394</text:p>
          </table:table-cell>
          <table:table-cell office:value-type="float" office:value="12.8827328831614" calcext:value-type="float">
            <text:p>12.8827328831614</text:p>
          </table:table-cell>
          <table:table-cell office:value-type="float" office:value="1.34090981674231" calcext:value-type="float">
            <text:p>1.34090981674231</text:p>
          </table:table-cell>
          <table:table-cell table:number-columns-repeated="5"/>
        </table:table-row>
        <table:table-row table:style-name="ro1">
          <table:table-cell office:value-type="float" office:value="-9.22506683939806" calcext:value-type="float">
            <text:p>-9.22506683939806</text:p>
          </table:table-cell>
          <table:table-cell office:value-type="float" office:value="12.9279632811916" calcext:value-type="float">
            <text:p>12.9279632811916</text:p>
          </table:table-cell>
          <table:table-cell office:value-type="float" office:value="1.38589211189363" calcext:value-type="float">
            <text:p>1.38589211189363</text:p>
          </table:table-cell>
          <table:table-cell table:number-columns-repeated="5"/>
        </table:table-row>
        <table:table-row table:style-name="ro1">
          <table:table-cell office:value-type="float" office:value="-9.19530451104397" calcext:value-type="float">
            <text:p>-9.19530451104397</text:p>
          </table:table-cell>
          <table:table-cell office:value-type="float" office:value="13.0870854822548" calcext:value-type="float">
            <text:p>13.0870854822548</text:p>
          </table:table-cell>
          <table:table-cell office:value-type="float" office:value="1.47585670219622" calcext:value-type="float">
            <text:p>1.47585670219622</text:p>
          </table:table-cell>
          <table:table-cell table:number-columns-repeated="5"/>
        </table:table-row>
        <table:table-row table:style-name="ro1">
          <table:table-cell office:value-type="float" office:value="-9.17995860497973" calcext:value-type="float">
            <text:p>-9.17995860497973</text:p>
          </table:table-cell>
          <table:table-cell office:value-type="float" office:value="13.2482381248869" calcext:value-type="float">
            <text:p>13.2482381248869</text:p>
          </table:table-cell>
          <table:table-cell office:value-type="float" office:value="1.56582129249882" calcext:value-type="float">
            <text:p>1.56582129249882</text:p>
          </table:table-cell>
          <table:table-cell table:number-columns-repeated="5"/>
        </table:table-row>
        <table:table-row table:style-name="ro1">
          <table:table-cell office:value-type="float" office:value="-9.17987102364427" calcext:value-type="float">
            <text:p>-9.17987102364427</text:p>
          </table:table-cell>
          <table:table-cell office:value-type="float" office:value="13.2658421468235" calcext:value-type="float">
            <text:p>13.2658421468235</text:p>
          </table:table-cell>
          <table:table-cell office:value-type="float" office:value="1.30856348794704" calcext:value-type="float">
            <text:p>1.30856348794704</text:p>
          </table:table-cell>
          <table:table-cell table:number-columns-repeated="5"/>
        </table:table-row>
        <table:table-row table:style-name="ro1">
          <table:table-cell office:value-type="float" office:value="-9.17032691733717" calcext:value-type="float">
            <text:p>-9.17032691733717</text:p>
          </table:table-cell>
          <table:table-cell office:value-type="float" office:value="13.3013995796833" calcext:value-type="float">
            <text:p>13.3013995796833</text:p>
          </table:table-cell>
          <table:table-cell office:value-type="float" office:value="1.35072043386518" calcext:value-type="float">
            <text:p>1.35072043386518</text:p>
          </table:table-cell>
          <table:table-cell table:number-columns-repeated="5"/>
        </table:table-row>
        <table:table-row table:style-name="ro1">
          <table:table-cell office:value-type="float" office:value="-9.13060153003727" calcext:value-type="float">
            <text:p>-9.13060153003727</text:p>
          </table:table-cell>
          <table:table-cell office:value-type="float" office:value="13.4789835993263" calcext:value-type="float">
            <text:p>13.4789835993263</text:p>
          </table:table-cell>
          <table:table-cell office:value-type="float" office:value="1.33744595204733" calcext:value-type="float">
            <text:p>1.33744595204733</text:p>
          </table:table-cell>
          <table:table-cell table:number-columns-repeated="5"/>
        </table:table-row>
        <table:table-row table:style-name="ro1">
          <table:table-cell office:value-type="float" office:value="-9.09103069555594" calcext:value-type="float">
            <text:p>-9.09103069555594</text:p>
          </table:table-cell>
          <table:table-cell office:value-type="float" office:value="13.6454713168861" calcext:value-type="float">
            <text:p>13.6454713168861</text:p>
          </table:table-cell>
          <table:table-cell office:value-type="float" office:value="1.34713070322458" calcext:value-type="float">
            <text:p>1.34713070322458</text:p>
          </table:table-cell>
          <table:table-cell table:number-columns-repeated="5"/>
        </table:table-row>
        <table:table-row table:style-name="ro1">
          <table:table-cell office:value-type="float" office:value="-9.08329754729995" calcext:value-type="float">
            <text:p>-9.08329754729995</text:p>
          </table:table-cell>
          <table:table-cell office:value-type="float" office:value="13.6794674329483" calcext:value-type="float">
            <text:p>13.6794674329483</text:p>
          </table:table-cell>
          <table:table-cell office:value-type="float" office:value="1.35681545440173" calcext:value-type="float">
            <text:p>1.35681545440173</text:p>
          </table:table-cell>
          <table:table-cell table:number-columns-repeated="5"/>
        </table:table-row>
        <table:table-row table:style-name="ro1">
          <table:table-cell office:value-type="float" office:value="-9.05001095940836" calcext:value-type="float">
            <text:p>-9.05001095940836</text:p>
          </table:table-cell>
          <table:table-cell office:value-type="float" office:value="13.8326446300479" calcext:value-type="float">
            <text:p>13.8326446300479</text:p>
          </table:table-cell>
          <table:table-cell office:value-type="float" office:value="1.13617803149311" calcext:value-type="float">
            <text:p>1.13617803149311</text:p>
          </table:table-cell>
          <table:table-cell table:number-columns-repeated="5"/>
        </table:table-row>
        <table:table-row table:style-name="ro1">
          <table:table-cell office:value-type="float" office:value="-9.02978690931432" calcext:value-type="float">
            <text:p>-9.02978690931432</text:p>
          </table:table-cell>
          <table:table-cell office:value-type="float" office:value="13.8762100443932" calcext:value-type="float">
            <text:p>13.8762100443932</text:p>
          </table:table-cell>
          <table:table-cell office:value-type="float" office:value="1.23626637903826" calcext:value-type="float">
            <text:p>1.23626637903826</text:p>
          </table:table-cell>
          <table:table-cell table:number-columns-repeated="5"/>
        </table:table-row>
        <table:table-row table:style-name="ro1">
          <table:table-cell office:value-type="float" office:value="-8.97066084577963" calcext:value-type="float">
            <text:p>-8.97066084577963</text:p>
          </table:table-cell>
          <table:table-cell office:value-type="float" office:value="14.0463108868767" calcext:value-type="float">
            <text:p>14.0463108868767</text:p>
          </table:table-cell>
          <table:table-cell office:value-type="float" office:value="1.33635472658339" calcext:value-type="float">
            <text:p>1.33635472658339</text:p>
          </table:table-cell>
          <table:table-cell table:number-columns-repeated="5"/>
        </table:table-row>
        <table:table-row table:style-name="ro1">
          <table:table-cell office:value-type="float" office:value="-8.92882738913764" calcext:value-type="float">
            <text:p>-8.92882738913764</text:p>
          </table:table-cell>
          <table:table-cell office:value-type="float" office:value="14.2214683871674" calcext:value-type="float">
            <text:p>14.2214683871674</text:p>
          </table:table-cell>
          <table:table-cell office:value-type="float" office:value="1.43644307412855" calcext:value-type="float">
            <text:p>1.43644307412855</text:p>
          </table:table-cell>
          <table:table-cell table:number-columns-repeated="5"/>
        </table:table-row>
        <table:table-row table:style-name="ro1">
          <table:table-cell office:value-type="float" office:value="-8.91427906416319" calcext:value-type="float">
            <text:p>-8.91427906416319</text:p>
          </table:table-cell>
          <table:table-cell office:value-type="float" office:value="14.3291001927363" calcext:value-type="float">
            <text:p>14.3291001927363</text:p>
          </table:table-cell>
          <table:table-cell office:value-type="float" office:value="1.21889418709187" calcext:value-type="float">
            <text:p>1.21889418709187</text:p>
          </table:table-cell>
          <table:table-cell table:number-columns-repeated="5"/>
        </table:table-row>
        <table:table-row table:style-name="ro1">
          <table:table-cell office:value-type="float" office:value="-8.91073421914168" calcext:value-type="float">
            <text:p>-8.91073421914168</text:p>
          </table:table-cell>
          <table:table-cell office:value-type="float" office:value="14.3387542890487" calcext:value-type="float">
            <text:p>14.3387542890487</text:p>
          </table:table-cell>
          <table:table-cell office:value-type="float" office:value="1.25569562687644" calcext:value-type="float">
            <text:p>1.25569562687644</text:p>
          </table:table-cell>
          <table:table-cell table:number-columns-repeated="5"/>
        </table:table-row>
        <table:table-row table:style-name="ro1">
          <table:table-cell office:value-type="float" office:value="-8.85993412806603" calcext:value-type="float">
            <text:p>-8.85993412806603</text:p>
          </table:table-cell>
          <table:table-cell office:value-type="float" office:value="14.4946015103245" calcext:value-type="float">
            <text:p>14.4946015103245</text:p>
          </table:table-cell>
          <table:table-cell office:value-type="float" office:value="1.25569563040964" calcext:value-type="float">
            <text:p>1.25569563040964</text:p>
          </table:table-cell>
          <table:table-cell table:number-columns-repeated="5"/>
        </table:table-row>
        <table:table-row table:style-name="ro1">
          <table:table-cell office:value-type="float" office:value="-8.80913403966775" calcext:value-type="float">
            <text:p>-8.80913403966775</text:p>
          </table:table-cell>
          <table:table-cell office:value-type="float" office:value="14.6504487252553" calcext:value-type="float">
            <text:p>14.6504487252553</text:p>
          </table:table-cell>
          <table:table-cell office:value-type="float" office:value="1.2709516215203" calcext:value-type="float">
            <text:p>1.2709516215203</text:p>
          </table:table-cell>
          <table:table-cell table:number-columns-repeated="5"/>
        </table:table-row>
        <table:table-row table:style-name="ro1">
          <table:table-cell office:value-type="float" office:value="-8.79291238410112" calcext:value-type="float">
            <text:p>-8.79291238410112</text:p>
          </table:table-cell>
          <table:table-cell office:value-type="float" office:value="14.7029177876959" calcext:value-type="float">
            <text:p>14.7029177876959</text:p>
          </table:table-cell>
          <table:table-cell office:value-type="float" office:value="1.28620761263096" calcext:value-type="float">
            <text:p>1.28620761263096</text:p>
          </table:table-cell>
          <table:table-cell table:number-columns-repeated="5"/>
        </table:table-row>
        <table:table-row table:style-name="ro1">
          <table:table-cell office:value-type="float" office:value="-8.75057895844057" calcext:value-type="float">
            <text:p>-8.75057895844057</text:p>
          </table:table-cell>
          <table:table-cell office:value-type="float" office:value="14.8476330664545" calcext:value-type="float">
            <text:p>14.8476330664545</text:p>
          </table:table-cell>
          <table:table-cell office:value-type="float" office:value="1.33029731043389" calcext:value-type="float">
            <text:p>1.33029731043389</text:p>
          </table:table-cell>
          <table:table-cell table:number-columns-repeated="5"/>
        </table:table-row>
        <table:table-row table:style-name="ro1">
          <table:table-cell office:value-type="float" office:value="-8.7127854221809" calcext:value-type="float">
            <text:p>-8.7127854221809</text:p>
          </table:table-cell>
          <table:table-cell office:value-type="float" office:value="15.0017378731854" calcext:value-type="float">
            <text:p>15.0017378731854</text:p>
          </table:table-cell>
          <table:table-cell office:value-type="float" office:value="1.4184767060397" calcext:value-type="float">
            <text:p>1.4184767060397</text:p>
          </table:table-cell>
          <table:table-cell table:number-columns-repeated="5"/>
        </table:table-row>
        <table:table-row table:style-name="ro1">
          <table:table-cell office:value-type="float" office:value="-8.68870998983932" calcext:value-type="float">
            <text:p>-8.68870998983932</text:p>
          </table:table-cell>
          <table:table-cell office:value-type="float" office:value="15.1585722329353" calcext:value-type="float">
            <text:p>15.1585722329353</text:p>
          </table:table-cell>
          <table:table-cell office:value-type="float" office:value="1.46256640384261" calcext:value-type="float">
            <text:p>1.46256640384261</text:p>
          </table:table-cell>
          <table:table-cell table:number-columns-repeated="5"/>
        </table:table-row>
        <table:table-row table:style-name="ro1">
          <table:table-cell office:value-type="float" office:value="-8.6735129106341" calcext:value-type="float">
            <text:p>-8.6735129106341</text:p>
          </table:table-cell>
          <table:table-cell office:value-type="float" office:value="15.2984383098159" calcext:value-type="float">
            <text:p>15.2984383098159</text:p>
          </table:table-cell>
          <table:table-cell office:value-type="float" office:value="1.44470549502221" calcext:value-type="float">
            <text:p>1.44470549502221</text:p>
          </table:table-cell>
          <table:table-cell table:number-columns-repeated="5"/>
        </table:table-row>
        <table:table-row table:style-name="ro1">
          <table:table-cell office:value-type="float" office:value="-8.658601010843" calcext:value-type="float">
            <text:p>-8.658601010843</text:p>
          </table:table-cell>
          <table:table-cell office:value-type="float" office:value="15.4160740498736" calcext:value-type="float">
            <text:p>15.4160740498736</text:p>
          </table:table-cell>
          <table:table-cell office:value-type="float" office:value="1.50775021257669" calcext:value-type="float">
            <text:p>1.50775021257669</text:p>
          </table:table-cell>
          <table:table-cell table:number-columns-repeated="5"/>
        </table:table-row>
        <table:table-row table:style-name="ro1">
          <table:table-cell office:value-type="float" office:value="-8.64431095085056" calcext:value-type="float">
            <text:p>-8.64431095085056</text:p>
          </table:table-cell>
          <table:table-cell office:value-type="float" office:value="15.6424340994014" calcext:value-type="float">
            <text:p>15.6424340994014</text:p>
          </table:table-cell>
          <table:table-cell office:value-type="float" office:value="1.57079493013117" calcext:value-type="float">
            <text:p>1.57079493013117</text:p>
          </table:table-cell>
          <table:table-cell table:number-columns-repeated="5"/>
        </table:table-row>
        <table:table-row table:style-name="ro1">
          <table:table-cell office:value-type="float" office:value="-8.64431073318431" calcext:value-type="float">
            <text:p>-8.64431073318431</text:p>
          </table:table-cell>
          <table:table-cell office:value-type="float" office:value="15.7982813866291" calcext:value-type="float">
            <text:p>15.7982813866291</text:p>
          </table:table-cell>
          <table:table-cell office:value-type="float" office:value="1.59612561920311" calcext:value-type="float">
            <text:p>1.59612561920311</text:p>
          </table:table-cell>
          <table:table-cell table:number-columns-repeated="5"/>
        </table:table-row>
        <table:table-row table:style-name="ro1">
          <table:table-cell office:value-type="float" office:value="-8.64662002958237" calcext:value-type="float">
            <text:p>-8.64662002958237</text:p>
          </table:table-cell>
          <table:table-cell office:value-type="float" office:value="15.8894328676475" calcext:value-type="float">
            <text:p>15.8894328676475</text:p>
          </table:table-cell>
          <table:table-cell office:value-type="float" office:value="1.62145630827507" calcext:value-type="float">
            <text:p>1.62145630827507</text:p>
          </table:table-cell>
          <table:table-cell table:number-columns-repeated="5"/>
        </table:table-row>
        <table:table-row table:style-name="ro1">
          <table:table-cell office:value-type="float" office:value="-8.65508643924312" calcext:value-type="float">
            <text:p>-8.65508643924312</text:p>
          </table:table-cell>
          <table:table-cell office:value-type="float" office:value="16.0564121153228" calcext:value-type="float">
            <text:p>16.0564121153228</text:p>
          </table:table-cell>
          <table:table-cell office:value-type="float" office:value="1.62534505910591" calcext:value-type="float">
            <text:p>1.62534505910591</text:p>
          </table:table-cell>
          <table:table-cell table:number-columns-repeated="5"/>
        </table:table-row>
        <table:table-row table:style-name="ro1">
          <table:table-cell office:value-type="float" office:value="-8.65584971379934" calcext:value-type="float">
            <text:p>-8.65584971379934</text:p>
          </table:table-cell>
          <table:table-cell office:value-type="float" office:value="16.0703907600358" calcext:value-type="float">
            <text:p>16.0703907600358</text:p>
          </table:table-cell>
          <table:table-cell office:value-type="float" office:value="1.62923380993656" calcext:value-type="float">
            <text:p>1.62923380993656</text:p>
          </table:table-cell>
          <table:table-cell table:number-columns-repeated="5"/>
        </table:table-row>
        <table:table-row table:style-name="ro1">
          <table:table-cell office:value-type="float" office:value="-8.65760665979268" calcext:value-type="float">
            <text:p>-8.65760665979268</text:p>
          </table:table-cell>
          <table:table-cell office:value-type="float" office:value="16.1004219230635" calcext:value-type="float">
            <text:p>16.1004219230635</text:p>
          </table:table-cell>
          <table:table-cell office:value-type="float" office:value="1.50176193723768" calcext:value-type="float">
            <text:p>1.50176193723768</text:p>
          </table:table-cell>
          <table:table-cell table:number-columns-repeated="5"/>
        </table:table-row>
        <table:table-row table:style-name="ro1">
          <table:table-cell office:value-type="float" office:value="-8.65706423834995" calcext:value-type="float">
            <text:p>-8.65706423834995</text:p>
          </table:table-cell>
          <table:table-cell office:value-type="float" office:value="16.1082667014588" calcext:value-type="float">
            <text:p>16.1082667014588</text:p>
          </table:table-cell>
          <table:table-cell office:value-type="float" office:value="1.56245687786588" calcext:value-type="float">
            <text:p>1.56245687786588</text:p>
          </table:table-cell>
          <table:table-cell table:number-columns-repeated="5"/>
        </table:table-row>
        <table:table-row table:style-name="ro1">
          <table:table-cell office:value-type="float" office:value="-8.65524319354806" calcext:value-type="float">
            <text:p>-8.65524319354806</text:p>
          </table:table-cell>
          <table:table-cell office:value-type="float" office:value="16.3266267635549" calcext:value-type="float">
            <text:p>16.3266267635549</text:p>
          </table:table-cell>
          <table:table-cell office:value-type="float" office:value="1.68384675912203" calcext:value-type="float">
            <text:p>1.68384675912203</text:p>
          </table:table-cell>
          <table:table-cell table:number-columns-repeated="5"/>
        </table:table-row>
        <table:table-row table:style-name="ro1">
          <table:table-cell office:value-type="float" office:value="-8.67886142220734" calcext:value-type="float">
            <text:p>-8.67886142220734</text:p>
          </table:table-cell>
          <table:table-cell office:value-type="float" office:value="16.5346536196875" calcext:value-type="float">
            <text:p>16.5346536196875</text:p>
          </table:table-cell>
          <table:table-cell office:value-type="float" office:value="1.62428976201447" calcext:value-type="float">
            <text:p>1.62428976201447</text:p>
          </table:table-cell>
          <table:table-cell table:number-columns-repeated="5"/>
        </table:table-row>
        <table:table-row table:style-name="ro1">
          <table:table-cell office:value-type="float" office:value="-8.68846831176854" calcext:value-type="float">
            <text:p>-8.68846831176854</text:p>
          </table:table-cell>
          <table:table-cell office:value-type="float" office:value="16.7140723511495" calcext:value-type="float">
            <text:p>16.7140723511495</text:p>
          </table:table-cell>
          <table:table-cell office:value-type="float" office:value="1.73127944145195" calcext:value-type="float">
            <text:p>1.73127944145195</text:p>
          </table:table-cell>
          <table:table-cell table:number-columns-repeated="5"/>
        </table:table-row>
        <table:table-row table:style-name="ro1">
          <table:table-cell office:value-type="float" office:value="-8.70786307902406" calcext:value-type="float">
            <text:p>-8.70786307902406</text:p>
          </table:table-cell>
          <table:table-cell office:value-type="float" office:value="16.8338854400929" calcext:value-type="float">
            <text:p>16.8338854400929</text:p>
          </table:table-cell>
          <table:table-cell office:value-type="float" office:value="1.57079492049039" calcext:value-type="float">
            <text:p>1.57079492049039</text:p>
          </table:table-cell>
          <table:table-cell table:number-columns-repeated="5"/>
        </table:table-row>
        <table:table-row table:style-name="ro1">
          <table:table-cell office:value-type="float" office:value="-8.70786295665642" calcext:value-type="float">
            <text:p>-8.70786295665642</text:p>
          </table:table-cell>
          <table:table-cell office:value-type="float" office:value="16.9208990566341" calcext:value-type="float">
            <text:p>16.9208990566341</text:p>
          </table:table-cell>
          <table:table-cell office:value-type="float" office:value="1.53627842885529" calcext:value-type="float">
            <text:p>1.53627842885529</text:p>
          </table:table-cell>
          <table:table-cell table:number-columns-repeated="5"/>
        </table:table-row>
        <table:table-row table:style-name="ro1">
          <table:table-cell office:value-type="float" office:value="-8.70357548763169" calcext:value-type="float">
            <text:p>-8.70357548763169</text:p>
          </table:table-cell>
          <table:table-cell office:value-type="float" office:value="17.0450597479431" calcext:value-type="float">
            <text:p>17.0450597479431</text:p>
          </table:table-cell>
          <table:table-cell office:value-type="float" office:value="1.57079492001902" calcext:value-type="float">
            <text:p>1.57079492001902</text:p>
          </table:table-cell>
          <table:table-cell table:number-columns-repeated="5"/>
        </table:table-row>
        <table:table-row table:style-name="ro1">
          <table:table-cell office:value-type="float" office:value="-8.70357536421573" calcext:value-type="float">
            <text:p>-8.70357536421573</text:p>
          </table:table-cell>
          <table:table-cell office:value-type="float" office:value="17.1327893990917" calcext:value-type="float">
            <text:p>17.1327893990917</text:p>
          </table:table-cell>
          <table:table-cell office:value-type="float" office:value="1.50749863102692" calcext:value-type="float">
            <text:p>1.50749863102692</text:p>
          </table:table-cell>
          <table:table-cell table:number-columns-repeated="5"/>
        </table:table-row>
        <table:table-row table:style-name="ro1">
          <table:table-cell office:value-type="float" office:value="-8.69871318799315" calcext:value-type="float">
            <text:p>-8.69871318799315</text:p>
          </table:table-cell>
          <table:table-cell office:value-type="float" office:value="17.209501210365" calcext:value-type="float">
            <text:p>17.209501210365</text:p>
          </table:table-cell>
          <table:table-cell office:value-type="float" office:value="1.57079492109753" calcext:value-type="float">
            <text:p>1.57079492109753</text:p>
          </table:table-cell>
          <table:table-cell table:number-columns-repeated="5"/>
        </table:table-row>
        <table:table-row table:style-name="ro1">
          <table:table-cell office:value-type="float" office:value="-8.69871286789545" calcext:value-type="float">
            <text:p>-8.69871286789545</text:p>
          </table:table-cell>
          <table:table-cell office:value-type="float" office:value="17.4372157301696" calcext:value-type="float">
            <text:p>17.4372157301696</text:p>
          </table:table-cell>
          <table:table-cell office:value-type="float" office:value="1.63409121116813" calcext:value-type="float">
            <text:p>1.63409121116813</text:p>
          </table:table-cell>
          <table:table-cell table:number-columns-repeated="5"/>
        </table:table-row>
        <table:table-row table:style-name="ro1">
          <table:table-cell office:value-type="float" office:value="-8.70666565712367" calcext:value-type="float">
            <text:p>-8.70666565712367</text:p>
          </table:table-cell>
          <table:table-cell office:value-type="float" office:value="17.5626945299523" calcext:value-type="float">
            <text:p>17.5626945299523</text:p>
          </table:table-cell>
          <table:table-cell office:value-type="float" office:value="1.62506809169236" calcext:value-type="float">
            <text:p>1.62506809169236</text:p>
          </table:table-cell>
          <table:table-cell table:number-columns-repeated="5"/>
        </table:table-row>
        <table:table-row table:style-name="ro1">
          <table:table-cell office:value-type="float" office:value="-8.70866404108923" calcext:value-type="float">
            <text:p>-8.70866404108923</text:p>
          </table:table-cell>
          <table:table-cell office:value-type="float" office:value="17.5994801689358" calcext:value-type="float">
            <text:p>17.5994801689358</text:p>
          </table:table-cell>
          <table:table-cell office:value-type="float" office:value="1.50176194402241" calcext:value-type="float">
            <text:p>1.50176194402241</text:p>
          </table:table-cell>
          <table:table-cell table:number-columns-repeated="5"/>
        </table:table-row>
        <table:table-row table:style-name="ro1">
          <table:table-cell office:value-type="float" office:value="-8.7078619855281" calcext:value-type="float">
            <text:p>-8.7078619855281</text:p>
          </table:table-cell>
          <table:table-cell office:value-type="float" office:value="17.6110799108753" calcext:value-type="float">
            <text:p>17.6110799108753</text:p>
          </table:table-cell>
          <table:table-cell office:value-type="float" office:value="1.50463029038753" calcext:value-type="float">
            <text:p>1.50463029038753</text:p>
          </table:table-cell>
          <table:table-cell table:number-columns-repeated="5"/>
        </table:table-row>
        <table:table-row table:style-name="ro1">
          <table:table-cell office:value-type="float" office:value="-8.70717925128552" calcext:value-type="float">
            <text:p>-8.70717925128552</text:p>
          </table:table-cell>
          <table:table-cell office:value-type="float" office:value="17.6213833484772" calcext:value-type="float">
            <text:p>17.6213833484772</text:p>
          </table:table-cell>
          <table:table-cell office:value-type="float" office:value="1.5074986367528" calcext:value-type="float">
            <text:p>1.5074986367528</text:p>
          </table:table-cell>
          <table:table-cell table:number-columns-repeated="5"/>
        </table:table-row>
        <table:table-row table:style-name="ro1">
          <table:table-cell office:value-type="float" office:value="-8.69871242134553" calcext:value-type="float">
            <text:p>-8.69871242134553</text:p>
          </table:table-cell>
          <table:table-cell office:value-type="float" office:value="17.754966725471" calcext:value-type="float">
            <text:p>17.754966725471</text:p>
          </table:table-cell>
          <table:table-cell office:value-type="float" office:value="1.55767625770152" calcext:value-type="float">
            <text:p>1.55767625770152</text:p>
          </table:table-cell>
          <table:table-cell table:number-columns-repeated="5"/>
        </table:table-row>
        <table:table-row table:style-name="ro1">
          <table:table-cell office:value-type="float" office:value="-8.69634348184072" calcext:value-type="float">
            <text:p>-8.69634348184072</text:p>
          </table:table-cell>
          <table:table-cell office:value-type="float" office:value="17.9355148277435" calcext:value-type="float">
            <text:p>17.9355148277435</text:p>
          </table:table-cell>
          <table:table-cell office:value-type="float" office:value="1.65803149959897" calcext:value-type="float">
            <text:p>1.65803149959897</text:p>
          </table:table-cell>
          <table:table-cell table:number-columns-repeated="5"/>
        </table:table-row>
        <table:table-row table:style-name="ro1">
          <table:table-cell office:value-type="float" office:value="-8.71207501193597" calcext:value-type="float">
            <text:p>-8.71207501193597</text:p>
          </table:table-cell>
          <table:table-cell office:value-type="float" office:value="18.1153918637138" calcext:value-type="float">
            <text:p>18.1153918637138</text:p>
          </table:table-cell>
          <table:table-cell office:value-type="float" office:value="1.70820912054769" calcext:value-type="float">
            <text:p>1.70820912054769</text:p>
          </table:table-cell>
          <table:table-cell table:number-columns-repeated="5"/>
        </table:table-row>
        <table:table-row table:style-name="ro1">
          <table:table-cell office:value-type="float" office:value="-8.72900812262074" calcext:value-type="float">
            <text:p>-8.72900812262074</text:p>
          </table:table-cell>
          <table:table-cell office:value-type="float" office:value="18.2378433273993" calcext:value-type="float">
            <text:p>18.2378433273993</text:p>
          </table:table-cell>
          <table:table-cell office:value-type="float" office:value="1.75706848992721" calcext:value-type="float">
            <text:p>1.75706848992721</text:p>
          </table:table-cell>
          <table:table-cell table:number-columns-repeated="5"/>
        </table:table-row>
        <table:table-row table:style-name="ro1">
          <table:table-cell office:value-type="float" office:value="-8.7615701263279" calcext:value-type="float">
            <text:p>-8.7615701263279</text:p>
          </table:table-cell>
          <table:table-cell office:value-type="float" office:value="18.4106255853147" calcext:value-type="float">
            <text:p>18.4106255853147</text:p>
          </table:table-cell>
          <table:table-cell office:value-type="float" office:value="1.85478722868625" calcext:value-type="float">
            <text:p>1.85478722868625</text:p>
          </table:table-cell>
          <table:table-cell table:number-columns-repeated="5"/>
        </table:table-row>
        <table:table-row table:style-name="ro1">
          <table:table-cell office:value-type="float" office:value="-8.78088786272162" calcext:value-type="float">
            <text:p>-8.78088786272162</text:p>
          </table:table-cell>
          <table:table-cell office:value-type="float" office:value="18.4768093674152" calcext:value-type="float">
            <text:p>18.4768093674152</text:p>
          </table:table-cell>
          <table:table-cell office:value-type="float" office:value="1.70227838629335" calcext:value-type="float">
            <text:p>1.70227838629335</text:p>
          </table:table-cell>
          <table:table-cell table:number-columns-repeated="5"/>
        </table:table-row>
        <table:table-row table:style-name="ro1">
          <table:table-cell office:value-type="float" office:value="-8.80035725358412" calcext:value-type="float">
            <text:p>-8.80035725358412</text:p>
          </table:table-cell>
          <table:table-cell office:value-type="float" office:value="18.6240314967961" calcext:value-type="float">
            <text:p>18.6240314967961</text:p>
          </table:table-cell>
          <table:table-cell office:value-type="float" office:value="1.77532299153533" calcext:value-type="float">
            <text:p>1.77532299153533</text:p>
          </table:table-cell>
          <table:table-cell table:number-columns-repeated="5"/>
        </table:table-row>
        <table:table-row table:style-name="ro1">
          <table:table-cell office:value-type="float" office:value="-8.82271739173968" calcext:value-type="float">
            <text:p>-8.82271739173968</text:p>
          </table:table-cell>
          <table:table-cell office:value-type="float" office:value="18.7318290875924" calcext:value-type="float">
            <text:p>18.7318290875924</text:p>
          </table:table-cell>
          <table:table-cell office:value-type="float" office:value="1.75869469254636" calcext:value-type="float">
            <text:p>1.75869469254636</text:p>
          </table:table-cell>
          <table:table-cell table:number-columns-repeated="5"/>
        </table:table-row>
        <table:table-row table:style-name="ro1">
          <table:table-cell office:value-type="float" office:value="-8.84532159014157" calcext:value-type="float">
            <text:p>-8.84532159014157</text:p>
          </table:table-cell>
          <table:table-cell office:value-type="float" office:value="18.8507101131179" calcext:value-type="float">
            <text:p>18.8507101131179</text:p>
          </table:table-cell>
          <table:table-cell office:value-type="float" office:value="1.80256889177937" calcext:value-type="float">
            <text:p>1.80256889177937</text:p>
          </table:table-cell>
          <table:table-cell table:number-columns-repeated="5"/>
        </table:table-row>
        <table:table-row table:style-name="ro1">
          <table:table-cell office:value-type="float" office:value="-8.88159088625468" calcext:value-type="float">
            <text:p>-8.88159088625468</text:p>
          </table:table-cell>
          <table:table-cell office:value-type="float" office:value="19.0043845310286" calcext:value-type="float">
            <text:p>19.0043845310286</text:p>
          </table:table-cell>
          <table:table-cell office:value-type="float" office:value="1.89031729024541" calcext:value-type="float">
            <text:p>1.89031729024541</text:p>
          </table:table-cell>
          <table:table-cell table:number-columns-repeated="5"/>
        </table:table-row>
        <table:table-row table:style-name="ro1">
          <table:table-cell office:value-type="float" office:value="-8.91976044123184" calcext:value-type="float">
            <text:p>-8.91976044123184</text:p>
          </table:table-cell>
          <table:table-cell office:value-type="float" office:value="19.1197499529748" calcext:value-type="float">
            <text:p>19.1197499529748</text:p>
          </table:table-cell>
          <table:table-cell office:value-type="float" office:value="1.7586946828656" calcext:value-type="float">
            <text:p>1.7586946828656</text:p>
          </table:table-cell>
          <table:table-cell table:number-columns-repeated="5"/>
        </table:table-row>
        <table:table-row table:style-name="ro1">
          <table:table-cell office:value-type="float" office:value="-8.93845410982226" calcext:value-type="float">
            <text:p>-8.93845410982226</text:p>
          </table:table-cell>
          <table:table-cell office:value-type="float" office:value="19.218064547927" calcext:value-type="float">
            <text:p>19.218064547927</text:p>
          </table:table-cell>
          <table:table-cell office:value-type="float" office:value="1.78889097041678" calcext:value-type="float">
            <text:p>1.78889097041678</text:p>
          </table:table-cell>
          <table:table-cell table:number-columns-repeated="5"/>
        </table:table-row>
        <table:table-row table:style-name="ro1">
          <table:table-cell office:value-type="float" office:value="-8.96197136798124" calcext:value-type="float">
            <text:p>-8.96197136798124</text:p>
          </table:table-cell>
          <table:table-cell office:value-type="float" office:value="19.3241799561189" calcext:value-type="float">
            <text:p>19.3241799561189</text:p>
          </table:table-cell>
          <table:table-cell office:value-type="float" office:value="1.81908725796795" calcext:value-type="float">
            <text:p>1.81908725796795</text:p>
          </table:table-cell>
          <table:table-cell table:number-columns-repeated="5"/>
        </table:table-row>
        <table:table-row table:style-name="ro1">
          <table:table-cell office:value-type="float" office:value="-8.99583773683201" calcext:value-type="float">
            <text:p>-8.99583773683201</text:p>
          </table:table-cell>
          <table:table-cell office:value-type="float" office:value="19.4577633935428" calcext:value-type="float">
            <text:p>19.4577633935428</text:p>
          </table:table-cell>
          <table:table-cell office:value-type="float" office:value="1.84838738288212" calcext:value-type="float">
            <text:p>1.84838738288212</text:p>
          </table:table-cell>
          <table:table-cell table:number-columns-repeated="5"/>
        </table:table-row>
        <table:table-row table:style-name="ro1">
          <table:table-cell office:value-type="float" office:value="-9.02051620320475" calcext:value-type="float">
            <text:p>-9.02051620320475</text:p>
          </table:table-cell>
          <table:table-cell office:value-type="float" office:value="19.5443703078121" calcext:value-type="float">
            <text:p>19.5443703078121</text:p>
          </table:table-cell>
          <table:table-cell office:value-type="float" office:value="1.70820905761052" calcext:value-type="float">
            <text:p>1.70820905761052</text:p>
          </table:table-cell>
          <table:table-cell table:number-columns-repeated="5"/>
        </table:table-row>
        <table:table-row table:style-name="ro1">
          <table:table-cell office:value-type="float" office:value="-9.03380516652011" calcext:value-type="float">
            <text:p>-9.03380516652011</text:p>
          </table:table-cell>
          <table:table-cell office:value-type="float" office:value="19.6404692345772" calcext:value-type="float">
            <text:p>19.6404692345772</text:p>
          </table:table-cell>
          <table:table-cell office:value-type="float" office:value="1.74176598804701" calcext:value-type="float">
            <text:p>1.74176598804701</text:p>
          </table:table-cell>
          <table:table-cell table:number-columns-repeated="5"/>
        </table:table-row>
        <table:table-row table:style-name="ro1">
          <table:table-cell office:value-type="float" office:value="-9.05435481609863" calcext:value-type="float">
            <text:p>-9.05435481609863</text:p>
          </table:table-cell>
          <table:table-cell office:value-type="float" office:value="19.7594905380642" calcext:value-type="float">
            <text:p>19.7594905380642</text:p>
          </table:table-cell>
          <table:table-cell office:value-type="float" office:value="1.77532291848351" calcext:value-type="float">
            <text:p>1.77532291848351</text:p>
          </table:table-cell>
          <table:table-cell table:number-columns-repeated="5"/>
        </table:table-row>
        <table:table-row table:style-name="ro1">
          <table:table-cell office:value-type="float" office:value="-9.07975455747277" calcext:value-type="float">
            <text:p>-9.07975455747277</text:p>
          </table:table-cell>
          <table:table-cell office:value-type="float" office:value="19.8819420146027" calcext:value-type="float">
            <text:p>19.8819420146027</text:p>
          </table:table-cell>
          <table:table-cell office:value-type="float" office:value="1.81504004141171" calcext:value-type="float">
            <text:p>1.81504004141171</text:p>
          </table:table-cell>
          <table:table-cell table:number-columns-repeated="5"/>
        </table:table-row>
        <table:table-row table:style-name="ro1">
          <table:table-cell office:value-type="float" office:value="-9.11432165391383" calcext:value-type="float">
            <text:p>-9.11432165391383</text:p>
          </table:table-cell>
          <table:table-cell office:value-type="float" office:value="20.0206435594559" calcext:value-type="float">
            <text:p>20.0206435594559</text:p>
          </table:table-cell>
          <table:table-cell office:value-type="float" office:value="1.89447428726811" calcext:value-type="float">
            <text:p>1.89447428726811</text:p>
          </table:table-cell>
          <table:table-cell table:number-columns-repeated="5"/>
        </table:table-row>
        <table:table-row table:style-name="ro1">
          <table:table-cell office:value-type="float" office:value="-9.15978582170343" calcext:value-type="float">
            <text:p>-9.15978582170343</text:p>
          </table:table-cell>
          <table:table-cell office:value-type="float" office:value="20.1561648203274" calcext:value-type="float">
            <text:p>20.1561648203274</text:p>
          </table:table-cell>
          <table:table-cell office:value-type="float" office:value="1.93419141019632" calcext:value-type="float">
            <text:p>1.93419141019632</text:p>
          </table:table-cell>
          <table:table-cell table:number-columns-repeated="5"/>
        </table:table-row>
        <table:table-row table:style-name="ro1">
          <table:table-cell office:value-type="float" office:value="-9.18536091498362" calcext:value-type="float">
            <text:p>-9.18536091498362</text:p>
          </table:table-cell>
          <table:table-cell office:value-type="float" office:value="20.2234174486886" calcext:value-type="float">
            <text:p>20.2234174486886</text:p>
          </table:table-cell>
          <table:table-cell office:value-type="float" office:value="1.85538201930006" calcext:value-type="float">
            <text:p>1.85538201930006</text:p>
          </table:table-cell>
          <table:table-cell table:number-columns-repeated="5"/>
        </table:table-row>
        <table:table-row table:style-name="ro1">
          <table:table-cell office:value-type="float" office:value="-9.20776972770982" calcext:value-type="float">
            <text:p>-9.20776972770982</text:p>
          </table:table-cell>
          <table:table-cell office:value-type="float" office:value="20.3000220204626" calcext:value-type="float">
            <text:p>20.3000220204626</text:p>
          </table:table-cell>
          <table:table-cell office:value-type="float" office:value="1.92714642137007" calcext:value-type="float">
            <text:p>1.92714642137007</text:p>
          </table:table-cell>
          <table:table-cell table:number-columns-repeated="5"/>
        </table:table-row>
        <table:table-row table:style-name="ro1">
          <table:table-cell office:value-type="float" office:value="-9.29781996780934" calcext:value-type="float">
            <text:p>-9.29781996780934</text:p>
          </table:table-cell>
          <table:table-cell office:value-type="float" office:value="20.5419354906026" calcext:value-type="float">
            <text:p>20.5419354906026</text:p>
          </table:table-cell>
          <table:table-cell office:value-type="float" office:value="1.99891082344007" calcext:value-type="float">
            <text:p>1.99891082344007</text:p>
          </table:table-cell>
          <table:table-cell table:number-columns-repeated="5"/>
        </table:table-row>
        <table:table-row table:style-name="ro1">
          <table:table-cell office:value-type="float" office:value="-9.34861963900488" calcext:value-type="float">
            <text:p>-9.34861963900488</text:p>
          </table:table-cell>
          <table:table-cell office:value-type="float" office:value="20.6532550559313" calcext:value-type="float">
            <text:p>20.6532550559313</text:p>
          </table:table-cell>
          <table:table-cell office:value-type="float" office:value="2.01023570015149" calcext:value-type="float">
            <text:p>2.01023570015149</text:p>
          </table:table-cell>
          <table:table-cell table:number-columns-repeated="5"/>
        </table:table-row>
        <table:table-row table:style-name="ro1">
          <table:table-cell office:value-type="float" office:value="-9.3632624886971" calcext:value-type="float">
            <text:p>-9.3632624886971</text:p>
          </table:table-cell>
          <table:table-cell office:value-type="float" office:value="20.6844037044527" calcext:value-type="float">
            <text:p>20.6844037044527</text:p>
          </table:table-cell>
          <table:table-cell office:value-type="float" office:value="1.81908717205505" calcext:value-type="float">
            <text:p>1.81908717205505</text:p>
          </table:table-cell>
          <table:table-cell table:number-columns-repeated="5"/>
        </table:table-row>
        <table:table-row table:style-name="ro1">
          <table:table-cell office:value-type="float" office:value="-9.36715358099223" calcext:value-type="float">
            <text:p>-9.36715358099223</text:p>
          </table:table-cell>
          <table:table-cell office:value-type="float" office:value="20.6997518415344" calcext:value-type="float">
            <text:p>20.6997518415344</text:p>
          </table:table-cell>
          <table:table-cell office:value-type="float" office:value="1.77532285749445" calcext:value-type="float">
            <text:p>1.77532285749445</text:p>
          </table:table-cell>
          <table:table-cell table:number-columns-repeated="5"/>
        </table:table-row>
        <table:table-row table:style-name="ro1">
          <table:table-cell office:value-type="float" office:value="-9.36844746003103" calcext:value-type="float">
            <text:p>-9.36844746003103</text:p>
          </table:table-cell>
          <table:table-cell office:value-type="float" office:value="20.7059895998256" calcext:value-type="float">
            <text:p>20.7059895998256</text:p>
          </table:table-cell>
          <table:table-cell office:value-type="float" office:value="1.68727609168472" calcext:value-type="float">
            <text:p>1.68727609168472</text:p>
          </table:table-cell>
          <table:table-cell table:number-columns-repeated="5"/>
        </table:table-row>
        <table:table-row table:style-name="ro1">
          <table:table-cell office:value-type="float" office:value="-9.37616532446348" calcext:value-type="float">
            <text:p>-9.37616532446348</text:p>
          </table:table-cell>
          <table:table-cell office:value-type="float" office:value="20.7719489421581" calcext:value-type="float">
            <text:p>20.7719489421581</text:p>
          </table:table-cell>
          <table:table-cell office:value-type="float" office:value="1.72298532812119" calcext:value-type="float">
            <text:p>1.72298532812119</text:p>
          </table:table-cell>
          <table:table-cell table:number-columns-repeated="5"/>
        </table:table-row>
        <table:table-row table:style-name="ro1">
          <table:table-cell office:value-type="float" office:value="-9.39565013775101" calcext:value-type="float">
            <text:p>-9.39565013775101</text:p>
          </table:table-cell>
          <table:table-cell office:value-type="float" office:value="20.8989893187488" calcext:value-type="float">
            <text:p>20.8989893187488</text:p>
          </table:table-cell>
          <table:table-cell office:value-type="float" office:value="1.75869456455768" calcext:value-type="float">
            <text:p>1.75869456455768</text:p>
          </table:table-cell>
          <table:table-cell table:number-columns-repeated="5"/>
        </table:table-row>
        <table:table-row table:style-name="ro1">
          <table:table-cell office:value-type="float" office:value="-9.40382956706155" calcext:value-type="float">
            <text:p>-9.40382956706155</text:p>
          </table:table-cell>
          <table:table-cell office:value-type="float" office:value="20.9420069743878" calcext:value-type="float">
            <text:p>20.9420069743878</text:p>
          </table:table-cell>
          <table:table-cell office:value-type="float" office:value="1.51235598249501" calcext:value-type="float">
            <text:p>1.51235598249501</text:p>
          </table:table-cell>
          <table:table-cell table:number-columns-repeated="5"/>
        </table:table-row>
        <table:table-row table:style-name="ro1">
          <table:table-cell office:value-type="float" office:value="-9.40090696711246" calcext:value-type="float">
            <text:p>-9.40090696711246</text:p>
          </table:table-cell>
          <table:table-cell office:value-type="float" office:value="20.9919600002736" calcext:value-type="float">
            <text:p>20.9919600002736</text:p>
          </table:table-cell>
          <table:table-cell office:value-type="float" office:value="1.51624472992825" calcext:value-type="float">
            <text:p>1.51624472992825</text:p>
          </table:table-cell>
          <table:table-cell table:number-columns-repeated="5"/>
        </table:table-row>
        <table:table-row table:style-name="ro1">
          <table:table-cell office:value-type="float" office:value="-9.40014365318052" calcext:value-type="float">
            <text:p>-9.40014365318052</text:p>
          </table:table-cell>
          <table:table-cell office:value-type="float" office:value="21.0059386305873" calcext:value-type="float">
            <text:p>21.0059386305873</text:p>
          </table:table-cell>
          <table:table-cell office:value-type="float" office:value="1.52013347736142" calcext:value-type="float">
            <text:p>1.52013347736142</text:p>
          </table:table-cell>
          <table:table-cell table:number-columns-repeated="5"/>
        </table:table-row>
        <table:table-row table:style-name="ro1">
          <table:table-cell office:value-type="float" office:value="-9.3943012275341" calcext:value-type="float">
            <text:p>-9.3943012275341</text:p>
          </table:table-cell>
          <table:table-cell office:value-type="float" office:value="21.1211596697542" calcext:value-type="float">
            <text:p>21.1211596697542</text:p>
          </table:table-cell>
          <table:table-cell office:value-type="float" office:value="1.46256640248678" calcext:value-type="float">
            <text:p>1.46256640248678</text:p>
          </table:table-cell>
          <table:table-cell table:number-columns-repeated="5"/>
        </table:table-row>
        <table:table-row table:style-name="ro1">
          <table:table-cell office:value-type="float" office:value="-9.38296575875866" calcext:value-type="float">
            <text:p>-9.38296575875866</text:p>
          </table:table-cell>
          <table:table-cell office:value-type="float" office:value="21.2254854751144" calcext:value-type="float">
            <text:p>21.2254854751144</text:p>
          </table:table-cell>
          <table:table-cell office:value-type="float" office:value="1.46256639696776" calcext:value-type="float">
            <text:p>1.46256639696776</text:p>
          </table:table-cell>
          <table:table-cell table:number-columns-repeated="5"/>
        </table:table-row>
        <table:table-row table:style-name="ro1">
          <table:table-cell office:value-type="float" office:value="-9.36603225080336" calcext:value-type="float">
            <text:p>-9.36603225080336</text:p>
          </table:table-cell>
          <table:table-cell office:value-type="float" office:value="21.3813327364154" calcext:value-type="float">
            <text:p>21.3813327364154</text:p>
          </table:table-cell>
          <table:table-cell office:value-type="float" office:value="1.51874381671073" calcext:value-type="float">
            <text:p>1.51874381671073</text:p>
          </table:table-cell>
          <table:table-cell table:number-columns-repeated="5"/>
        </table:table-row>
        <table:table-row table:style-name="ro1">
          <table:table-cell office:value-type="float" office:value="-9.35551550505542" calcext:value-type="float">
            <text:p>-9.35551550505542</text:p>
          </table:table-cell>
          <table:table-cell office:value-type="float" office:value="21.5831913166741" calcext:value-type="float">
            <text:p>21.5831913166741</text:p>
          </table:table-cell>
          <table:table-cell office:value-type="float" office:value="1.63109865619667" calcext:value-type="float">
            <text:p>1.63109865619667</text:p>
          </table:table-cell>
          <table:table-cell table:number-columns-repeated="5"/>
        </table:table-row>
        <table:table-row table:style-name="ro1">
          <table:table-cell office:value-type="float" office:value="-9.36769717084808" calcext:value-type="float">
            <text:p>-9.36769717084808</text:p>
          </table:table-cell>
          <table:table-cell office:value-type="float" office:value="21.7849562675048" calcext:value-type="float">
            <text:p>21.7849562675048</text:p>
          </table:table-cell>
          <table:table-cell office:value-type="float" office:value="1.68727607593963" calcext:value-type="float">
            <text:p>1.68727607593963</text:p>
          </table:table-cell>
          <table:table-cell table:number-columns-repeated="5"/>
        </table:table-row>
        <table:table-row table:style-name="ro1">
          <table:table-cell office:value-type="float" office:value="-9.37812148099951" calcext:value-type="float">
            <text:p>-9.37812148099951</text:p>
          </table:table-cell>
          <table:table-cell office:value-type="float" office:value="21.8740457742803" calcext:value-type="float">
            <text:p>21.8740457742803</text:p>
          </table:table-cell>
          <table:table-cell office:value-type="float" office:value="1.6250679733844" calcext:value-type="float">
            <text:p>1.6250679733844</text:p>
          </table:table-cell>
          <table:table-cell table:number-columns-repeated="5"/>
        </table:table-row>
        <table:table-row table:style-name="ro1">
          <table:table-cell office:value-type="float" office:value="-9.3835498736373" calcext:value-type="float">
            <text:p>-9.3835498736373</text:p>
          </table:table-cell>
          <table:table-cell office:value-type="float" office:value="21.9739701789159" calcext:value-type="float">
            <text:p>21.9739701789159</text:p>
          </table:table-cell>
          <table:table-cell office:value-type="float" office:value="1.69188125065311" calcext:value-type="float">
            <text:p>1.69188125065311</text:p>
          </table:table-cell>
          <table:table-cell table:number-columns-repeated="5"/>
        </table:table-row>
        <table:table-row table:style-name="ro1">
          <table:table-cell office:value-type="float" office:value="-9.4125814371968" calcext:value-type="float">
            <text:p>-9.4125814371968</text:p>
          </table:table-cell>
          <table:table-cell office:value-type="float" office:value="22.2125592708115" calcext:value-type="float">
            <text:p>22.2125592708115</text:p>
          </table:table-cell>
          <table:table-cell office:value-type="float" office:value="1.75869452792182" calcext:value-type="float">
            <text:p>1.75869452792182</text:p>
          </table:table-cell>
          <table:table-cell table:number-columns-repeated="5"/>
        </table:table-row>
        <table:table-row table:style-name="ro1">
          <table:table-cell office:value-type="float" office:value="-9.43798114803222" calcext:value-type="float">
            <text:p>-9.43798114803222</text:p>
          </table:table-cell>
          <table:table-cell office:value-type="float" office:value="22.3461427019655" calcext:value-type="float">
            <text:p>22.3461427019655</text:p>
          </table:table-cell>
          <table:table-cell office:value-type="float" office:value="1.75869453021886" calcext:value-type="float">
            <text:p>1.75869453021886</text:p>
          </table:table-cell>
          <table:table-cell table:number-columns-repeated="5"/>
        </table:table-row>
        <table:table-row table:style-name="ro1">
          <table:table-cell office:value-type="float" office:value="-9.44240599496687" calcext:value-type="float">
            <text:p>-9.44240599496687</text:p>
          </table:table-cell>
          <table:table-cell office:value-type="float" office:value="22.3694140782538" calcext:value-type="float">
            <text:p>22.3694140782538</text:p>
          </table:table-cell>
          <table:table-cell office:value-type="float" office:value="1.63409106539401" calcext:value-type="float">
            <text:p>1.63409106539401</text:p>
          </table:table-cell>
          <table:table-cell table:number-columns-repeated="5"/>
        </table:table-row>
        <table:table-row table:style-name="ro1">
          <table:table-cell office:value-type="float" office:value="-9.44376990783452" calcext:value-type="float">
            <text:p>-9.44376990783452</text:p>
          </table:table-cell>
          <table:table-cell office:value-type="float" office:value="22.3909338922388" calcext:value-type="float">
            <text:p>22.3909338922388</text:p>
          </table:table-cell>
          <table:table-cell office:value-type="float" office:value="1.68089869355942" calcext:value-type="float">
            <text:p>1.68089869355942</text:p>
          </table:table-cell>
          <table:table-cell table:number-columns-repeated="5"/>
        </table:table-row>
        <table:table-row table:style-name="ro1">
          <table:table-cell office:value-type="float" office:value="-9.46227875543645" calcext:value-type="float">
            <text:p>-9.46227875543645</text:p>
          </table:table-cell>
          <table:table-cell office:value-type="float" office:value="22.5583598638059" calcext:value-type="float">
            <text:p>22.5583598638059</text:p>
          </table:table-cell>
          <table:table-cell office:value-type="float" office:value="1.77451394989021" calcext:value-type="float">
            <text:p>1.77451394989021</text:p>
          </table:table-cell>
          <table:table-cell table:number-columns-repeated="5"/>
        </table:table-row>
        <table:table-row table:style-name="ro1">
          <table:table-cell office:value-type="float" office:value="-9.48199997599702" calcext:value-type="float">
            <text:p>-9.48199997599702</text:p>
          </table:table-cell>
          <table:table-cell office:value-type="float" office:value="22.6538236068344" calcext:value-type="float">
            <text:p>22.6538236068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9.48199997599702" calcext:value-type="float">
            <text:p>-9.48199997599702</text:p>
          </table:table-cell>
          <table:table-cell office:value-type="float" office:value="22.6538236068344" calcext:value-type="float">
            <text:p>22.6538236068344</text:p>
          </table:table-cell>
          <table:table-cell office:value-type="float" office:value="1.1305763094223" calcext:value-type="float">
            <text:p>1.1305763094223</text:p>
          </table:table-cell>
          <table:table-cell table:number-columns-repeated="5"/>
        </table:table-row>
        <table:table-row table:style-name="ro1">
          <table:table-cell office:value-type="float" office:value="-9.47770982880104" calcext:value-type="float">
            <text:p>-9.47770982880104</text:p>
          </table:table-cell>
          <table:table-cell office:value-type="float" office:value="22.6629312456083" calcext:value-type="float">
            <text:p>22.6629312456083</text:p>
          </table:table-cell>
          <table:table-cell office:value-type="float" office:value="1.21946035865307" calcext:value-type="float">
            <text:p>1.21946035865307</text:p>
          </table:table-cell>
          <table:table-cell table:number-columns-repeated="5"/>
        </table:table-row>
        <table:table-row table:style-name="ro1">
          <table:table-cell office:value-type="float" office:value="-9.42266655459558" calcext:value-type="float">
            <text:p>-9.42266655459558</text:p>
          </table:table-cell>
          <table:table-cell office:value-type="float" office:value="22.8130998260056" calcext:value-type="float">
            <text:p>22.8130998260056</text:p>
          </table:table-cell>
          <table:table-cell office:value-type="float" office:value="1.26390238326849" calcext:value-type="float">
            <text:p>1.26390238326849</text:p>
          </table:table-cell>
          <table:table-cell table:number-columns-repeated="5"/>
        </table:table-row>
        <table:table-row table:style-name="ro1">
          <table:table-cell office:value-type="float" office:value="-9.38868138742942" calcext:value-type="float">
            <text:p>-9.38868138742942</text:p>
          </table:table-cell>
          <table:table-cell office:value-type="float" office:value="22.9203403112207" calcext:value-type="float">
            <text:p>22.9203403112207</text:p>
          </table:table-cell>
          <table:table-cell office:value-type="float" office:value="1.23320035321029" calcext:value-type="float">
            <text:p>1.23320035321029</text:p>
          </table:table-cell>
          <table:table-cell table:number-columns-repeated="5"/>
        </table:table-row>
        <table:table-row table:style-name="ro1">
          <table:table-cell office:value-type="float" office:value="-9.37739703756051" calcext:value-type="float">
            <text:p>-9.37739703756051</text:p>
          </table:table-cell>
          <table:table-cell office:value-type="float" office:value="22.9524863121254" calcext:value-type="float">
            <text:p>22.9524863121254</text:p>
          </table:table-cell>
          <table:table-cell office:value-type="float" office:value="0.628668640423814" calcext:value-type="float">
            <text:p>0.628668640423814</text:p>
          </table:table-cell>
          <table:table-cell table:number-columns-repeated="5"/>
        </table:table-row>
        <table:table-row table:style-name="ro1">
          <table:table-cell office:value-type="float" office:value="-7.85331337192118" calcext:value-type="float">
            <text:p>-7.85331337192118</text:p>
          </table:table-cell>
          <table:table-cell office:value-type="float" office:value="24.0606133817971" calcext:value-type="float">
            <text:p>24.0606133817971</text:p>
          </table:table-cell>
          <table:table-cell office:value-type="float" office:value="0.681154575009116" calcext:value-type="float">
            <text:p>0.681154575009116</text:p>
          </table:table-cell>
          <table:table-cell table:number-columns-repeated="5"/>
        </table:table-row>
        <table:table-row table:style-name="ro1">
          <table:table-cell office:value-type="float" office:value="-7.70659615762422" calcext:value-type="float">
            <text:p>-7.70659615762422</text:p>
          </table:table-cell>
          <table:table-cell office:value-type="float" office:value="24.1795383577398" calcext:value-type="float">
            <text:p>24.1795383577398</text:p>
          </table:table-cell>
          <table:table-cell office:value-type="float" office:value="0.786126444179748" calcext:value-type="float">
            <text:p>0.786126444179748</text:p>
          </table:table-cell>
          <table:table-cell table:number-columns-repeated="5"/>
        </table:table-row>
        <table:table-row table:style-name="ro1">
          <table:table-cell office:value-type="float" office:value="-7.57314740966159" calcext:value-type="float">
            <text:p>-7.57314740966159</text:p>
          </table:table-cell>
          <table:table-cell office:value-type="float" office:value="24.3131816237177" calcext:value-type="float">
            <text:p>24.3131816237177</text:p>
          </table:table-cell>
          <table:table-cell office:value-type="float" office:value="0.838612378765049" calcext:value-type="float">
            <text:p>0.838612378765049</text:p>
          </table:table-cell>
          <table:table-cell table:number-columns-repeated="5"/>
        </table:table-row>
        <table:table-row table:style-name="ro1">
          <table:table-cell office:value-type="float" office:value="-7.50608429320824" calcext:value-type="float">
            <text:p>-7.50608429320824</text:p>
          </table:table-cell>
          <table:table-cell office:value-type="float" office:value="24.3877908468068" calcext:value-type="float">
            <text:p>24.3877908468068</text:p>
          </table:table-cell>
          <table:table-cell office:value-type="float" office:value="0.767166767686344" calcext:value-type="float">
            <text:p>0.767166767686344</text:p>
          </table:table-cell>
          <table:table-cell table:number-columns-repeated="5"/>
        </table:table-row>
        <table:table-row table:style-name="ro1">
          <table:table-cell office:value-type="float" office:value="-7.42539340595035" calcext:value-type="float">
            <text:p>-7.42539340595035</text:p>
          </table:table-cell>
          <table:table-cell office:value-type="float" office:value="24.4655918848703" calcext:value-type="float">
            <text:p>24.4655918848703</text:p>
          </table:table-cell>
          <table:table-cell office:value-type="float" office:value="0.812878586012087" calcext:value-type="float">
            <text:p>0.812878586012087</text:p>
          </table:table-cell>
          <table:table-cell table:number-columns-repeated="5"/>
        </table:table-row>
        <table:table-row table:style-name="ro1">
          <table:table-cell office:value-type="float" office:value="-7.31231075019682" calcext:value-type="float">
            <text:p>-7.31231075019682</text:p>
          </table:table-cell>
          <table:table-cell office:value-type="float" office:value="24.5850669338351" calcext:value-type="float">
            <text:p>24.5850669338351</text:p>
          </table:table-cell>
          <table:table-cell office:value-type="float" office:value="0.904302222663576" calcext:value-type="float">
            <text:p>0.904302222663576</text:p>
          </table:table-cell>
          <table:table-cell table:number-columns-repeated="5"/>
        </table:table-row>
        <table:table-row table:style-name="ro1">
          <table:table-cell office:value-type="float" office:value="-7.21060798748186" calcext:value-type="float">
            <text:p>-7.21060798748186</text:p>
          </table:table-cell>
          <table:table-cell office:value-type="float" office:value="24.7143670591774" calcext:value-type="float">
            <text:p>24.7143670591774</text:p>
          </table:table-cell>
          <table:table-cell office:value-type="float" office:value="0.995725859315058" calcext:value-type="float">
            <text:p>0.995725859315058</text:p>
          </table:table-cell>
          <table:table-cell table:number-columns-repeated="5"/>
        </table:table-row>
        <table:table-row table:style-name="ro1">
          <table:table-cell office:value-type="float" office:value="-7.15952185411682" calcext:value-type="float">
            <text:p>-7.15952185411682</text:p>
          </table:table-cell>
          <table:table-cell office:value-type="float" office:value="24.7931859796299" calcext:value-type="float">
            <text:p>24.7931859796299</text:p>
          </table:table-cell>
          <table:table-cell office:value-type="float" office:value="0.767166845103343" calcext:value-type="float">
            <text:p>0.767166845103343</text:p>
          </table:table-cell>
          <table:table-cell table:number-columns-repeated="5"/>
        </table:table-row>
        <table:table-row table:style-name="ro1">
          <table:table-cell office:value-type="float" office:value="-7.10370896519533" calcext:value-type="float">
            <text:p>-7.10370896519533</text:p>
          </table:table-cell>
          <table:table-cell office:value-type="float" office:value="24.8470000039363" calcext:value-type="float">
            <text:p>24.8470000039363</text:p>
          </table:table-cell>
          <table:table-cell office:value-type="float" office:value="0.754024775122306" calcext:value-type="float">
            <text:p>0.754024775122306</text:p>
          </table:table-cell>
          <table:table-cell table:number-columns-repeated="5"/>
        </table:table-row>
        <table:table-row table:style-name="ro1">
          <table:table-cell office:value-type="float" office:value="-7.08742723454221" calcext:value-type="float">
            <text:p>-7.08742723454221</text:p>
          </table:table-cell>
          <table:table-cell office:value-type="float" office:value="24.8622908701293" calcext:value-type="float">
            <text:p>24.8622908701293</text:p>
          </table:table-cell>
          <table:table-cell office:value-type="float" office:value="0.611548569064038" calcext:value-type="float">
            <text:p>0.611548569064038</text:p>
          </table:table-cell>
          <table:table-cell table:number-columns-repeated="5"/>
        </table:table-row>
        <table:table-row table:style-name="ro1">
          <table:table-cell office:value-type="float" office:value="-7.06814722864808" calcext:value-type="float">
            <text:p>-7.06814722864808</text:p>
          </table:table-cell>
          <table:table-cell office:value-type="float" office:value="24.8758105190119" calcext:value-type="float">
            <text:p>24.8758105190119</text:p>
          </table:table-cell>
          <table:table-cell office:value-type="float" office:value="0.6080837346549" calcext:value-type="float">
            <text:p>0.6080837346549</text:p>
          </table:table-cell>
          <table:table-cell table:number-columns-repeated="5"/>
        </table:table-row>
        <table:table-row table:style-name="ro1">
          <table:table-cell office:value-type="float" office:value="-6.92677375087839" calcext:value-type="float">
            <text:p>-6.92677375087839</text:p>
          </table:table-cell>
          <table:table-cell office:value-type="float" office:value="24.9742164032839" calcext:value-type="float">
            <text:p>24.9742164032839</text:p>
          </table:table-cell>
          <table:table-cell office:value-type="float" office:value="0.633200335076197" calcext:value-type="float">
            <text:p>0.633200335076197</text:p>
          </table:table-cell>
          <table:table-cell table:number-columns-repeated="5"/>
        </table:table-row>
        <table:table-row table:style-name="ro1">
          <table:table-cell office:value-type="float" office:value="-6.85389061658214" calcext:value-type="float">
            <text:p>-6.85389061658214</text:p>
          </table:table-cell>
          <table:table-cell office:value-type="float" office:value="25.0277146551192" calcext:value-type="float">
            <text:p>25.0277146551192</text:p>
          </table:table-cell>
          <table:table-cell office:value-type="float" office:value="0.658316935497491" calcext:value-type="float">
            <text:p>0.658316935497491</text:p>
          </table:table-cell>
          <table:table-cell table:number-columns-repeated="5"/>
        </table:table-row>
        <table:table-row table:style-name="ro1">
          <table:table-cell office:value-type="float" office:value="-6.72527986926531" calcext:value-type="float">
            <text:p>-6.72527986926531</text:p>
          </table:table-cell>
          <table:table-cell office:value-type="float" office:value="25.127183697538" calcext:value-type="float">
            <text:p>25.127183697538</text:p>
          </table:table-cell>
          <table:table-cell office:value-type="float" office:value="0.636795553179995" calcext:value-type="float">
            <text:p>0.636795553179995</text:p>
          </table:table-cell>
          <table:table-cell table:number-columns-repeated="5"/>
        </table:table-row>
        <table:table-row table:style-name="ro1">
          <table:table-cell office:value-type="float" office:value="-6.60538723576586" calcext:value-type="float">
            <text:p>-6.60538723576586</text:p>
          </table:table-cell>
          <table:table-cell office:value-type="float" office:value="25.2158532731295" calcext:value-type="float">
            <text:p>25.2158532731295</text:p>
          </table:table-cell>
          <table:table-cell office:value-type="float" office:value="0.662329327033617" calcext:value-type="float">
            <text:p>0.662329327033617</text:p>
          </table:table-cell>
          <table:table-cell table:number-columns-repeated="5"/>
        </table:table-row>
        <table:table-row table:style-name="ro1">
          <table:table-cell office:value-type="float" office:value="-6.53290924790576" calcext:value-type="float">
            <text:p>-6.53290924790576</text:p>
          </table:table-cell>
          <table:table-cell office:value-type="float" office:value="25.2723748007468" calcext:value-type="float">
            <text:p>25.2723748007468</text:p>
          </table:table-cell>
          <table:table-cell office:value-type="float" office:value="0.687863100887262" calcext:value-type="float">
            <text:p>0.687863100887262</text:p>
          </table:table-cell>
          <table:table-cell table:number-columns-repeated="5"/>
        </table:table-row>
        <table:table-row table:style-name="ro1">
          <table:table-cell office:value-type="float" office:value="-6.3974430302672" calcext:value-type="float">
            <text:p>-6.3974430302672</text:p>
          </table:table-cell>
          <table:table-cell office:value-type="float" office:value="25.38369415334" calcext:value-type="float">
            <text:p>25.38369415334</text:p>
          </table:table-cell>
          <table:table-cell office:value-type="float" office:value="0.72094401670018" calcext:value-type="float">
            <text:p>0.72094401670018</text:p>
          </table:table-cell>
          <table:table-cell table:number-columns-repeated="5"/>
        </table:table-row>
        <table:table-row table:style-name="ro1">
          <table:table-cell office:value-type="float" office:value="-6.30799999730926" calcext:value-type="float">
            <text:p>-6.30799999730926</text:p>
          </table:table-cell>
          <table:table-cell office:value-type="float" office:value="25.4622912779815" calcext:value-type="float">
            <text:p>25.4622912779815</text:p>
          </table:table-cell>
          <table:table-cell office:value-type="float" office:value="0.754024932513123" calcext:value-type="float">
            <text:p>0.754024932513123</text:p>
          </table:table-cell>
          <table:table-cell table:number-columns-repeated="5"/>
        </table:table-row>
        <table:table-row table:style-name="ro1">
          <table:table-cell office:value-type="float" office:value="-6.23288802554353" calcext:value-type="float">
            <text:p>-6.23288802554353</text:p>
          </table:table-cell>
          <table:table-cell office:value-type="float" office:value="25.5328321496169" calcext:value-type="float">
            <text:p>25.5328321496169</text:p>
          </table:table-cell>
          <table:table-cell office:value-type="float" office:value="0.687863149500943" calcext:value-type="float">
            <text:p>0.687863149500943</text:p>
          </table:table-cell>
          <table:table-cell table:number-columns-repeated="5"/>
        </table:table-row>
        <table:table-row table:style-name="ro1">
          <table:table-cell office:value-type="float" office:value="-6.14344380339635" calcext:value-type="float">
            <text:p>-6.14344380339635</text:p>
          </table:table-cell>
          <table:table-cell office:value-type="float" office:value="25.6063329386918" calcext:value-type="float">
            <text:p>25.6063329386918</text:p>
          </table:table-cell>
          <table:table-cell office:value-type="float" office:value="0.725550534220005" calcext:value-type="float">
            <text:p>0.725550534220005</text:p>
          </table:table-cell>
          <table:table-cell table:number-columns-repeated="5"/>
        </table:table-row>
        <table:table-row table:style-name="ro1">
          <table:table-cell office:value-type="float" office:value="-6.04196502861003" calcext:value-type="float">
            <text:p>-6.04196502861003</text:p>
          </table:table-cell>
          <table:table-cell office:value-type="float" office:value="25.6963381492229" calcext:value-type="float">
            <text:p>25.6963381492229</text:p>
          </table:table-cell>
          <table:table-cell office:value-type="float" office:value="0.80092530365811" calcext:value-type="float">
            <text:p>0.80092530365811</text:p>
          </table:table-cell>
          <table:table-cell table:number-columns-repeated="5"/>
        </table:table-row>
        <table:table-row table:style-name="ro1">
          <table:table-cell office:value-type="float" office:value="-5.94755208586754" calcext:value-type="float">
            <text:p>-5.94755208586754</text:p>
          </table:table-cell>
          <table:table-cell office:value-type="float" office:value="25.7937295035496" calcext:value-type="float">
            <text:p>25.7937295035496</text:p>
          </table:table-cell>
          <table:table-cell office:value-type="float" office:value="0.838612688377157" calcext:value-type="float">
            <text:p>0.838612688377157</text:p>
          </table:table-cell>
          <table:table-cell table:number-columns-repeated="5"/>
        </table:table-row>
        <table:table-row table:style-name="ro1">
          <table:table-cell office:value-type="float" office:value="-5.83748576204517" calcext:value-type="float">
            <text:p>-5.83748576204517</text:p>
          </table:table-cell>
          <table:table-cell office:value-type="float" office:value="25.916180836815" calcext:value-type="float">
            <text:p>25.916180836815</text:p>
          </table:table-cell>
          <table:table-cell office:value-type="float" office:value="0.861571639604488" calcext:value-type="float">
            <text:p>0.861571639604488</text:p>
          </table:table-cell>
          <table:table-cell table:number-columns-repeated="5"/>
        </table:table-row>
        <table:table-row table:style-name="ro1">
          <table:table-cell office:value-type="float" office:value="-5.78366359263225" calcext:value-type="float">
            <text:p>-5.78366359263225</text:p>
          </table:table-cell>
          <table:table-cell office:value-type="float" office:value="25.9788973741834" calcext:value-type="float">
            <text:p>25.9788973741834</text:p>
          </table:table-cell>
          <table:table-cell office:value-type="float" office:value="0.884530590831793" calcext:value-type="float">
            <text:p>0.884530590831793</text:p>
          </table:table-cell>
          <table:table-cell table:number-columns-repeated="5"/>
        </table:table-row>
        <table:table-row table:style-name="ro1">
          <table:table-cell office:value-type="float" office:value="-5.66874236133557" calcext:value-type="float">
            <text:p>-5.66874236133557</text:p>
          </table:table-cell>
          <table:table-cell office:value-type="float" office:value="26.1192030788009" calcext:value-type="float">
            <text:p>26.1192030788009</text:p>
          </table:table-cell>
          <table:table-cell office:value-type="float" office:value="0.878197422213367" calcext:value-type="float">
            <text:p>0.878197422213367</text:p>
          </table:table-cell>
          <table:table-cell table:number-columns-repeated="5"/>
        </table:table-row>
        <table:table-row table:style-name="ro1">
          <table:table-cell office:value-type="float" office:value="-5.57078226901534" calcext:value-type="float">
            <text:p>-5.57078226901534</text:p>
          </table:table-cell>
          <table:table-cell office:value-type="float" office:value="26.2372678647505" calcext:value-type="float">
            <text:p>26.2372678647505</text:p>
          </table:table-cell>
          <table:table-cell office:value-type="float" office:value="0.9184411632672" calcext:value-type="float">
            <text:p>0.9184411632672</text:p>
          </table:table-cell>
          <table:table-cell table:number-columns-repeated="5"/>
        </table:table-row>
        <table:table-row table:style-name="ro1">
          <table:table-cell office:value-type="float" office:value="-5.48285674448056" calcext:value-type="float">
            <text:p>-5.48285674448056</text:p>
          </table:table-cell>
          <table:table-cell office:value-type="float" office:value="26.3523645807082" calcext:value-type="float">
            <text:p>26.3523645807082</text:p>
          </table:table-cell>
          <table:table-cell office:value-type="float" office:value="0.958684904321025" calcext:value-type="float">
            <text:p>0.958684904321025</text:p>
          </table:table-cell>
          <table:table-cell table:number-columns-repeated="5"/>
        </table:table-row>
        <table:table-row table:style-name="ro1">
          <table:table-cell office:value-type="float" office:value="-5.38125704292226" calcext:value-type="float">
            <text:p>-5.38125704292226</text:p>
          </table:table-cell>
          <table:table-cell office:value-type="float" office:value="26.4970798249543" calcext:value-type="float">
            <text:p>26.4970798249543</text:p>
          </table:table-cell>
          <table:table-cell office:value-type="float" office:value="1.00006146222154" calcext:value-type="float">
            <text:p>1.00006146222154</text:p>
          </table:table-cell>
          <table:table-cell table:number-columns-repeated="5"/>
        </table:table-row>
        <table:table-row table:style-name="ro1">
          <table:table-cell office:value-type="float" office:value="-5.30080664817522" calcext:value-type="float">
            <text:p>-5.30080664817522</text:p>
          </table:table-cell>
          <table:table-cell office:value-type="float" office:value="26.6223908308323" calcext:value-type="float">
            <text:p>26.6223908308323</text:p>
          </table:table-cell>
          <table:table-cell office:value-type="float" office:value="1.04143802012204" calcext:value-type="float">
            <text:p>1.04143802012204</text:p>
          </table:table-cell>
          <table:table-cell table:number-columns-repeated="5"/>
        </table:table-row>
        <table:table-row table:style-name="ro1">
          <table:table-cell office:value-type="float" office:value="-5.27114241959818" calcext:value-type="float">
            <text:p>-5.27114241959818</text:p>
          </table:table-cell>
          <table:table-cell office:value-type="float" office:value="26.6730941165066" calcext:value-type="float">
            <text:p>26.6730941165066</text:p>
          </table:table-cell>
          <table:table-cell office:value-type="float" office:value="0.920563551054539" calcext:value-type="float">
            <text:p>0.920563551054539</text:p>
          </table:table-cell>
          <table:table-cell table:number-columns-repeated="5"/>
        </table:table-row>
        <table:table-row table:style-name="ro1">
          <table:table-cell office:value-type="float" office:value="-5.2354796209436" calcext:value-type="float">
            <text:p>-5.2354796209436</text:p>
          </table:table-cell>
          <table:table-cell office:value-type="float" office:value="26.7199835756828" calcext:value-type="float">
            <text:p>26.7199835756828</text:p>
          </table:table-cell>
          <table:table-cell office:value-type="float" office:value="0.978727992383699" calcext:value-type="float">
            <text:p>0.978727992383699</text:p>
          </table:table-cell>
          <table:table-cell table:number-columns-repeated="5"/>
        </table:table-row>
        <table:table-row table:style-name="ro1">
          <table:table-cell office:value-type="float" office:value="-5.11868833382488" calcext:value-type="float">
            <text:p>-5.11868833382488</text:p>
          </table:table-cell>
          <table:table-cell office:value-type="float" office:value="26.893636616179" calcext:value-type="float">
            <text:p>26.893636616179</text:p>
          </table:table-cell>
          <table:table-cell office:value-type="float" office:value="1.09505687504201" calcext:value-type="float">
            <text:p>1.09505687504201</text:p>
          </table:table-cell>
          <table:table-cell table:number-columns-repeated="5"/>
        </table:table-row>
        <table:table-row table:style-name="ro1">
          <table:table-cell office:value-type="float" office:value="-5.02284172361946" calcext:value-type="float">
            <text:p>-5.02284172361946</text:p>
          </table:table-cell>
          <table:table-cell office:value-type="float" office:value="27.0796715874412" calcext:value-type="float">
            <text:p>27.0796715874412</text:p>
          </table:table-cell>
          <table:table-cell office:value-type="float" office:value="1.15322131637118" calcext:value-type="float">
            <text:p>1.15322131637118</text:p>
          </table:table-cell>
          <table:table-cell table:number-columns-repeated="5"/>
        </table:table-row>
        <table:table-row table:style-name="ro1">
          <table:table-cell office:value-type="float" office:value="-5.004417552177" calcext:value-type="float">
            <text:p>-5.004417552177</text:p>
          </table:table-cell>
          <table:table-cell office:value-type="float" office:value="27.1211986060138" calcext:value-type="float">
            <text:p>27.1211986060138</text:p>
          </table:table-cell>
          <table:table-cell office:value-type="float" office:value="1.04143808279271" calcext:value-type="float">
            <text:p>1.04143808279271</text:p>
          </table:table-cell>
          <table:table-cell table:number-columns-repeated="5"/>
        </table:table-row>
        <table:table-row table:style-name="ro1">
          <table:table-cell office:value-type="float" office:value="-4.97060751214604" calcext:value-type="float">
            <text:p>-4.97060751214604</text:p>
          </table:table-cell>
          <table:table-cell office:value-type="float" office:value="27.1789880867139" calcext:value-type="float">
            <text:p>27.1789880867139</text:p>
          </table:table-cell>
          <table:table-cell office:value-type="float" office:value="1.09500273578902" calcext:value-type="float">
            <text:p>1.09500273578902</text:p>
          </table:table-cell>
          <table:table-cell table:number-columns-repeated="5"/>
        </table:table-row>
        <table:table-row table:style-name="ro1">
          <table:table-cell office:value-type="float" office:value="-4.88232385132725" calcext:value-type="float">
            <text:p>-4.88232385132725</text:p>
          </table:table-cell>
          <table:table-cell office:value-type="float" office:value="27.3503208498678" calcext:value-type="float">
            <text:p>27.3503208498678</text:p>
          </table:table-cell>
          <table:table-cell office:value-type="float" office:value="1.20213204178165" calcext:value-type="float">
            <text:p>1.20213204178165</text:p>
          </table:table-cell>
          <table:table-cell table:number-columns-repeated="5"/>
        </table:table-row>
        <table:table-row table:style-name="ro1">
          <table:table-cell office:value-type="float" office:value="-4.81286597971719" calcext:value-type="float">
            <text:p>-4.81286597971719</text:p>
          </table:table-cell>
          <table:table-cell office:value-type="float" office:value="27.5301110736536" calcext:value-type="float">
            <text:p>27.5301110736536</text:p>
          </table:table-cell>
          <table:table-cell office:value-type="float" office:value="1.25569669477796" calcext:value-type="float">
            <text:p>1.25569669477796</text:p>
          </table:table-cell>
          <table:table-cell table:number-columns-repeated="5"/>
        </table:table-row>
        <table:table-row table:style-name="ro1">
          <table:table-cell office:value-type="float" office:value="-4.78260462357516" calcext:value-type="float">
            <text:p>-4.78260462357516</text:p>
          </table:table-cell>
          <table:table-cell office:value-type="float" office:value="27.6229488079866" calcext:value-type="float">
            <text:p>27.6229488079866</text:p>
          </table:table-cell>
          <table:table-cell office:value-type="float" office:value="1.18209394417309" calcext:value-type="float">
            <text:p>1.18209394417309</text:p>
          </table:table-cell>
          <table:table-cell table:number-columns-repeated="5"/>
        </table:table-row>
        <table:table-row table:style-name="ro1">
          <table:table-cell office:value-type="float" office:value="-4.74845452865602" calcext:value-type="float">
            <text:p>-4.74845452865602</text:p>
          </table:table-cell>
          <table:table-cell office:value-type="float" office:value="27.7063355116845" calcext:value-type="float">
            <text:p>27.7063355116845</text:p>
          </table:table-cell>
          <table:table-cell office:value-type="float" office:value="1.22877907359278" calcext:value-type="float">
            <text:p>1.22877907359278</text:p>
          </table:table-cell>
          <table:table-cell table:number-columns-repeated="5"/>
        </table:table-row>
        <table:table-row table:style-name="ro1">
          <table:table-cell office:value-type="float" office:value="-4.69210749460523" calcext:value-type="float">
            <text:p>-4.69210749460523</text:p>
          </table:table-cell>
          <table:table-cell office:value-type="float" office:value="27.8646100633465" calcext:value-type="float">
            <text:p>27.8646100633465</text:p>
          </table:table-cell>
          <table:table-cell office:value-type="float" office:value="1.27546420301249" calcext:value-type="float">
            <text:p>1.27546420301249</text:p>
          </table:table-cell>
          <table:table-cell table:number-columns-repeated="5"/>
        </table:table-row>
        <table:table-row table:style-name="ro1">
          <table:table-cell office:value-type="float" office:value="-4.65914417664857" calcext:value-type="float">
            <text:p>-4.65914417664857</text:p>
          </table:table-cell>
          <table:table-cell office:value-type="float" office:value="27.972960394466" calcext:value-type="float">
            <text:p>27.972960394466</text:p>
          </table:table-cell>
          <table:table-cell office:value-type="float" office:value="1.20739934337937" calcext:value-type="float">
            <text:p>1.20739934337937</text:p>
          </table:table-cell>
          <table:table-cell table:number-columns-repeated="5"/>
        </table:table-row>
        <table:table-row table:style-name="ro1">
          <table:table-cell office:value-type="float" office:value="-4.64237178848301" calcext:value-type="float">
            <text:p>-4.64237178848301</text:p>
          </table:table-cell>
          <table:table-cell office:value-type="float" office:value="28.0170650522638" calcext:value-type="float">
            <text:p>28.0170650522638</text:p>
          </table:table-cell>
          <table:table-cell office:value-type="float" office:value="1.14267997186799" calcext:value-type="float">
            <text:p>1.14267997186799</text:p>
          </table:table-cell>
          <table:table-cell table:number-columns-repeated="5"/>
        </table:table-row>
        <table:table-row table:style-name="ro1">
          <table:table-cell office:value-type="float" office:value="-4.60031799243221" calcext:value-type="float">
            <text:p>-4.60031799243221</text:p>
          </table:table-cell>
          <table:table-cell office:value-type="float" office:value="28.1092189413245" calcext:value-type="float">
            <text:p>28.1092189413245</text:p>
          </table:table-cell>
          <table:table-cell office:value-type="float" office:value="1.11603658845545" calcext:value-type="float">
            <text:p>1.11603658845545</text:p>
          </table:table-cell>
          <table:table-cell table:number-columns-repeated="5"/>
        </table:table-row>
        <table:table-row table:style-name="ro1">
          <table:table-cell office:value-type="float" office:value="-4.53465153698178" calcext:value-type="float">
            <text:p>-4.53465153698178</text:p>
          </table:table-cell>
          <table:table-cell office:value-type="float" office:value="28.243522918172" calcext:value-type="float">
            <text:p>28.243522918172</text:p>
          </table:table-cell>
          <table:table-cell office:value-type="float" office:value="1.16416280807253" calcext:value-type="float">
            <text:p>1.16416280807253</text:p>
          </table:table-cell>
          <table:table-cell table:number-columns-repeated="5"/>
        </table:table-row>
        <table:table-row table:style-name="ro1">
          <table:table-cell office:value-type="float" office:value="-4.46615247814417" calcext:value-type="float">
            <text:p>-4.46615247814417</text:p>
          </table:table-cell>
          <table:table-cell office:value-type="float" office:value="28.4025882992072" calcext:value-type="float">
            <text:p>28.4025882992072</text:p>
          </table:table-cell>
          <table:table-cell office:value-type="float" office:value="1.26041524730672" calcext:value-type="float">
            <text:p>1.26041524730672</text:p>
          </table:table-cell>
          <table:table-cell table:number-columns-repeated="5"/>
        </table:table-row>
        <table:table-row table:style-name="ro1">
          <table:table-cell office:value-type="float" office:value="-4.42844509699952" calcext:value-type="float">
            <text:p>-4.42844509699952</text:p>
          </table:table-cell>
          <table:table-cell office:value-type="float" office:value="28.5201491628933" calcext:value-type="float">
            <text:p>28.5201491628933</text:p>
          </table:table-cell>
          <table:table-cell office:value-type="float" office:value="1.08154526215088" calcext:value-type="float">
            <text:p>1.08154526215088</text:p>
          </table:table-cell>
          <table:table-cell table:number-columns-repeated="5"/>
        </table:table-row>
        <table:table-row table:style-name="ro1">
          <table:table-cell office:value-type="float" office:value="-4.37911438256722" calcext:value-type="float">
            <text:p>-4.37911438256722</text:p>
          </table:table-cell>
          <table:table-cell office:value-type="float" office:value="28.6128017872291" calcext:value-type="float">
            <text:p>28.6128017872291</text:p>
          </table:table-cell>
          <table:table-cell office:value-type="float" office:value="1.18033712531506" calcext:value-type="float">
            <text:p>1.18033712531506</text:p>
          </table:table-cell>
          <table:table-cell table:number-columns-repeated="5"/>
        </table:table-row>
        <table:table-row table:style-name="ro1">
          <table:table-cell office:value-type="float" office:value="-4.32627330001021" calcext:value-type="float">
            <text:p>-4.32627330001021</text:p>
          </table:table-cell>
          <table:table-cell office:value-type="float" office:value="28.7411840377798" calcext:value-type="float">
            <text:p>28.7411840377798</text:p>
          </table:table-cell>
          <table:table-cell office:value-type="float" office:value="1.04730005941045" calcext:value-type="float">
            <text:p>1.04730005941045</text:p>
          </table:table-cell>
          <table:table-cell table:number-columns-repeated="5"/>
        </table:table-row>
        <table:table-row table:style-name="ro1">
          <table:table-cell office:value-type="float" office:value="-4.24149455639013" calcext:value-type="float">
            <text:p>-4.24149455639013</text:p>
          </table:table-cell>
          <table:table-cell office:value-type="float" office:value="28.8880598973751" calcext:value-type="float">
            <text:p>28.8880598973751</text:p>
          </table:table-cell>
          <table:table-cell office:value-type="float" office:value="1.10152644198221" calcext:value-type="float">
            <text:p>1.10152644198221</text:p>
          </table:table-cell>
          <table:table-cell table:number-columns-repeated="5"/>
        </table:table-row>
        <table:table-row table:style-name="ro1">
          <table:table-cell office:value-type="float" office:value="-4.15682814668737" calcext:value-type="float">
            <text:p>-4.15682814668737</text:p>
          </table:table-cell>
          <table:table-cell office:value-type="float" office:value="29.0550390681676" calcext:value-type="float">
            <text:p>29.0550390681676</text:p>
          </table:table-cell>
          <table:table-cell office:value-type="float" office:value="1.12210326968966" calcext:value-type="float">
            <text:p>1.12210326968966</text:p>
          </table:table-cell>
          <table:table-cell table:number-columns-repeated="5"/>
        </table:table-row>
        <table:table-row table:style-name="ro1">
          <table:table-cell office:value-type="float" office:value="-4.1246968584065" calcext:value-type="float">
            <text:p>-4.1246968584065</text:p>
          </table:table-cell>
          <table:table-cell office:value-type="float" office:value="29.1217784535925" calcext:value-type="float">
            <text:p>29.1217784535925</text:p>
          </table:table-cell>
          <table:table-cell office:value-type="float" office:value="1.14268009739707" calcext:value-type="float">
            <text:p>1.14268009739707</text:p>
          </table:table-cell>
          <table:table-cell table:number-columns-repeated="5"/>
        </table:table-row>
        <table:table-row table:style-name="ro1">
          <table:table-cell office:value-type="float" office:value="-4.04849707989047" calcext:value-type="float">
            <text:p>-4.04849707989047</text:p>
          </table:table-cell>
          <table:table-cell office:value-type="float" office:value="29.2887576309586" calcext:value-type="float">
            <text:p>29.2887576309586</text:p>
          </table:table-cell>
          <table:table-cell office:value-type="float" office:value="1.1640594714674" calcext:value-type="float">
            <text:p>1.1640594714674</text:p>
          </table:table-cell>
          <table:table-cell table:number-columns-repeated="5"/>
        </table:table-row>
        <table:table-row table:style-name="ro1">
          <table:table-cell office:value-type="float" office:value="-4.01805063302091" calcext:value-type="float">
            <text:p>-4.01805063302091</text:p>
          </table:table-cell>
          <table:table-cell office:value-type="float" office:value="29.3594388699945" calcext:value-type="float">
            <text:p>29.3594388699945</text:p>
          </table:table-cell>
          <table:table-cell office:value-type="float" office:value="1.18543884553774" calcext:value-type="float">
            <text:p>1.18543884553774</text:p>
          </table:table-cell>
          <table:table-cell table:number-columns-repeated="5"/>
        </table:table-row>
        <table:table-row table:style-name="ro1">
          <table:table-cell office:value-type="float" office:value="-3.9567117825299" calcext:value-type="float">
            <text:p>-3.9567117825299</text:p>
          </table:table-cell>
          <table:table-cell office:value-type="float" office:value="29.5106545112893" calcext:value-type="float">
            <text:p>29.5106545112893</text:p>
          </table:table-cell>
          <table:table-cell office:value-type="float" office:value="1.1665382242731" calcext:value-type="float">
            <text:p>1.1665382242731</text:p>
          </table:table-cell>
          <table:table-cell table:number-columns-repeated="5"/>
        </table:table-row>
        <table:table-row table:style-name="ro1">
          <table:table-cell office:value-type="float" office:value="-3.93154666262583" calcext:value-type="float">
            <text:p>-3.93154666262583</text:p>
          </table:table-cell>
          <table:table-cell office:value-type="float" office:value="29.5694760443916" calcext:value-type="float">
            <text:p>29.5694760443916</text:p>
          </table:table-cell>
          <table:table-cell office:value-type="float" office:value="1.04143836810999" calcext:value-type="float">
            <text:p>1.04143836810999</text:p>
          </table:table-cell>
          <table:table-cell table:number-columns-repeated="5"/>
        </table:table-row>
        <table:table-row table:style-name="ro1">
          <table:table-cell office:value-type="float" office:value="-3.90803175447188" calcext:value-type="float">
            <text:p>-3.90803175447188</text:p>
          </table:table-cell>
          <table:table-cell office:value-type="float" office:value="29.6096686977937" calcext:value-type="float">
            <text:p>29.6096686977937</text:p>
          </table:table-cell>
          <table:table-cell office:value-type="float" office:value="1.03214948660166" calcext:value-type="float">
            <text:p>1.03214948660166</text:p>
          </table:table-cell>
          <table:table-cell table:number-columns-repeated="5"/>
        </table:table-row>
        <table:table-row table:style-name="ro1">
          <table:table-cell office:value-type="float" office:value="-3.819187240577" calcext:value-type="float">
            <text:p>-3.819187240577</text:p>
          </table:table-cell>
          <table:table-cell office:value-type="float" office:value="29.7583396177071" calcext:value-type="float">
            <text:p>29.7583396177071</text:p>
          </table:table-cell>
          <table:table-cell office:value-type="float" office:value="1.07047184444211" calcext:value-type="float">
            <text:p>1.07047184444211</text:p>
          </table:table-cell>
          <table:table-cell table:number-columns-repeated="5"/>
        </table:table-row>
        <table:table-row table:style-name="ro1">
          <table:table-cell office:value-type="float" office:value="-3.75302237481302" calcext:value-type="float">
            <text:p>-3.75302237481302</text:p>
          </table:table-cell>
          <table:table-cell office:value-type="float" office:value="29.8793602412361" calcext:value-type="float">
            <text:p>29.8793602412361</text:p>
          </table:table-cell>
          <table:table-cell office:value-type="float" office:value="1.14711656012306" calcext:value-type="float">
            <text:p>1.14711656012306</text:p>
          </table:table-cell>
          <table:table-cell table:number-columns-repeated="5"/>
        </table:table-row>
        <table:table-row table:style-name="ro1">
          <table:table-cell office:value-type="float" office:value="-3.69631826629443" calcext:value-type="float">
            <text:p>-3.69631826629443</text:p>
          </table:table-cell>
          <table:table-cell office:value-type="float" office:value="30.0050917999557" calcext:value-type="float">
            <text:p>30.0050917999557</text:p>
          </table:table-cell>
          <table:table-cell office:value-type="float" office:value="1.18543891796353" calcext:value-type="float">
            <text:p>1.18543891796353</text:p>
          </table:table-cell>
          <table:table-cell table:number-columns-repeated="5"/>
        </table:table-row>
        <table:table-row table:style-name="ro1">
          <table:table-cell office:value-type="float" office:value="-3.65698945887418" calcext:value-type="float">
            <text:p>-3.65698945887418</text:p>
          </table:table-cell>
          <table:table-cell office:value-type="float" office:value="30.1020471883331" calcext:value-type="float">
            <text:p>30.1020471883331</text:p>
          </table:table-cell>
          <table:table-cell office:value-type="float" office:value="1.10152657198392" calcext:value-type="float">
            <text:p>1.10152657198392</text:p>
          </table:table-cell>
          <table:table-cell table:number-columns-repeated="5"/>
        </table:table-row>
        <table:table-row table:style-name="ro1">
          <table:table-cell office:value-type="float" office:value="-3.60649642512336" calcext:value-type="float">
            <text:p>-3.60649642512336</text:p>
          </table:table-cell>
          <table:table-cell office:value-type="float" office:value="30.2016296278574" calcext:value-type="float">
            <text:p>30.2016296278574</text:p>
          </table:table-cell>
          <table:table-cell office:value-type="float" office:value="1.10878170744024" calcext:value-type="float">
            <text:p>1.10878170744024</text:p>
          </table:table-cell>
          <table:table-cell table:number-columns-repeated="5"/>
        </table:table-row>
        <table:table-row table:style-name="ro1">
          <table:table-cell office:value-type="float" office:value="-3.59485414845984" calcext:value-type="float">
            <text:p>-3.59485414845984</text:p>
          </table:table-cell>
          <table:table-cell office:value-type="float" office:value="30.2250095513324" calcext:value-type="float">
            <text:p>30.2250095513324</text:p>
          </table:table-cell>
          <table:table-cell office:value-type="float" office:value="1.11603684289653" calcext:value-type="float">
            <text:p>1.11603684289653</text:p>
          </table:table-cell>
          <table:table-cell table:number-columns-repeated="5"/>
        </table:table-row>
        <table:table-row table:style-name="ro1">
          <table:table-cell office:value-type="float" office:value="-3.5356156391874" calcext:value-type="float">
            <text:p>-3.5356156391874</text:p>
          </table:table-cell>
          <table:table-cell office:value-type="float" office:value="30.3461668827773" calcext:value-type="float">
            <text:p>30.3461668827773</text:p>
          </table:table-cell>
          <table:table-cell office:value-type="float" office:value="1.0731385190333" calcext:value-type="float">
            <text:p>1.0731385190333</text:p>
          </table:table-cell>
          <table:table-cell table:number-columns-repeated="5"/>
        </table:table-row>
        <table:table-row table:style-name="ro1">
          <table:table-cell office:value-type="float" office:value="-3.47415914804508" calcext:value-type="float">
            <text:p>-3.47415914804508</text:p>
          </table:table-cell>
          <table:table-cell office:value-type="float" office:value="30.4592911832368" calcext:value-type="float">
            <text:p>30.4592911832368</text:p>
          </table:table-cell>
          <table:table-cell office:value-type="float" office:value="1.06202082751844" calcext:value-type="float">
            <text:p>1.06202082751844</text:p>
          </table:table-cell>
          <table:table-cell table:number-columns-repeated="5"/>
        </table:table-row>
        <table:table-row table:style-name="ro1">
          <table:table-cell office:value-type="float" office:value="-3.38590016505443" calcext:value-type="float">
            <text:p>-3.38590016505443</text:p>
          </table:table-cell>
          <table:table-cell office:value-type="float" office:value="30.6175316788675" calcext:value-type="float">
            <text:p>30.6175316788675</text:p>
          </table:table-cell>
          <table:table-cell office:value-type="float" office:value="1.06757969419968" calcext:value-type="float">
            <text:p>1.06757969419968</text:p>
          </table:table-cell>
          <table:table-cell table:number-columns-repeated="5"/>
        </table:table-row>
        <table:table-row table:style-name="ro1">
          <table:table-cell office:value-type="float" office:value="-3.37624954807693" calcext:value-type="float">
            <text:p>-3.37624954807693</text:p>
          </table:table-cell>
          <table:table-cell office:value-type="float" office:value="30.6350627487467" calcext:value-type="float">
            <text:p>30.6350627487467</text:p>
          </table:table-cell>
          <table:table-cell office:value-type="float" office:value="1.07313856088088" calcext:value-type="float">
            <text:p>1.07313856088088</text:p>
          </table:table-cell>
          <table:table-cell table:number-columns-repeated="5"/>
        </table:table-row>
        <table:table-row table:style-name="ro1">
          <table:table-cell office:value-type="float" office:value="-3.35726150905718" calcext:value-type="float">
            <text:p>-3.35726150905718</text:p>
          </table:table-cell>
          <table:table-cell office:value-type="float" office:value="30.6700144488125" calcext:value-type="float">
            <text:p>30.6700144488125</text:p>
          </table:table-cell>
          <table:table-cell office:value-type="float" office:value="0.920564063536426" calcext:value-type="float">
            <text:p>0.920564063536426</text:p>
          </table:table-cell>
          <table:table-cell table:number-columns-repeated="5"/>
        </table:table-row>
        <table:table-row table:style-name="ro1">
          <table:table-cell office:value-type="float" office:value="-3.32201808247298" calcext:value-type="float">
            <text:p>-3.32201808247298</text:p>
          </table:table-cell>
          <table:table-cell office:value-type="float" office:value="30.71635256674" calcext:value-type="float">
            <text:p>30.71635256674</text:p>
          </table:table-cell>
          <table:table-cell office:value-type="float" office:value="0.939624770170904" calcext:value-type="float">
            <text:p>0.939624770170904</text:p>
          </table:table-cell>
          <table:table-cell table:number-columns-repeated="5"/>
        </table:table-row>
        <table:table-row table:style-name="ro1">
          <table:table-cell office:value-type="float" office:value="-3.28152934882896" calcext:value-type="float">
            <text:p>-3.28152934882896</text:p>
          </table:table-cell>
          <table:table-cell office:value-type="float" office:value="30.7717474836897" calcext:value-type="float">
            <text:p>30.7717474836897</text:p>
          </table:table-cell>
          <table:table-cell office:value-type="float" office:value="0.958685476805397" calcext:value-type="float">
            <text:p>0.958685476805397</text:p>
          </table:table-cell>
          <table:table-cell table:number-columns-repeated="5"/>
        </table:table-row>
        <table:table-row table:style-name="ro1">
          <table:table-cell office:value-type="float" office:value="-3.1799297499313" calcext:value-type="float">
            <text:p>-3.1799297499313</text:p>
          </table:table-cell>
          <table:table-cell office:value-type="float" office:value="30.9164627578785" calcext:value-type="float">
            <text:p>30.9164627578785</text:p>
          </table:table-cell>
          <table:table-cell office:value-type="float" office:value="1.00905041589205" calcext:value-type="float">
            <text:p>1.00905041589205</text:p>
          </table:table-cell>
          <table:table-cell table:number-columns-repeated="5"/>
        </table:table-row>
        <table:table-row table:style-name="ro1">
          <table:table-cell office:value-type="float" office:value="-3.083391139738" calcext:value-type="float">
            <text:p>-3.083391139738</text:p>
          </table:table-cell>
          <table:table-cell office:value-type="float" office:value="31.0698485338719" calcext:value-type="float">
            <text:p>31.0698485338719</text:p>
          </table:table-cell>
          <table:table-cell office:value-type="float" office:value="1.10978029406533" calcext:value-type="float">
            <text:p>1.10978029406533</text:p>
          </table:table-cell>
          <table:table-cell table:number-columns-repeated="5"/>
        </table:table-row>
        <table:table-row table:style-name="ro1">
          <table:table-cell office:value-type="float" office:value="-3.00276629610072" calcext:value-type="float">
            <text:p>-3.00276629610072</text:p>
          </table:table-cell>
          <table:table-cell office:value-type="float" office:value="31.2321646887168" calcext:value-type="float">
            <text:p>31.2321646887168</text:p>
          </table:table-cell>
          <table:table-cell office:value-type="float" office:value="1.21051017223863" calcext:value-type="float">
            <text:p>1.21051017223863</text:p>
          </table:table-cell>
          <table:table-cell table:number-columns-repeated="5"/>
        </table:table-row>
        <table:table-row table:style-name="ro1">
          <table:table-cell office:value-type="float" office:value="-2.9649201117987" calcext:value-type="float">
            <text:p>-2.9649201117987</text:p>
          </table:table-cell>
          <table:table-cell office:value-type="float" office:value="31.3326245038135" calcext:value-type="float">
            <text:p>31.3326245038135</text:p>
          </table:table-cell>
          <table:table-cell office:value-type="float" office:value="0.977950858396027" calcext:value-type="float">
            <text:p>0.977950858396027</text:p>
          </table:table-cell>
          <table:table-cell table:number-columns-repeated="5"/>
        </table:table-row>
        <table:table-row table:style-name="ro1">
          <table:table-cell office:value-type="float" office:value="-2.92725454326925" calcext:value-type="float">
            <text:p>-2.92725454326925</text:p>
          </table:table-cell>
          <table:table-cell office:value-type="float" office:value="31.3885342973873" calcext:value-type="float">
            <text:p>31.3885342973873</text:p>
          </table:table-cell>
          <table:table-cell office:value-type="float" office:value="1.09272431169316" calcext:value-type="float">
            <text:p>1.09272431169316</text:p>
          </table:table-cell>
          <table:table-cell table:number-columns-repeated="5"/>
        </table:table-row>
        <table:table-row table:style-name="ro1">
          <table:table-cell office:value-type="float" office:value="-2.83226019305389" calcext:value-type="float">
            <text:p>-2.83226019305389</text:p>
          </table:table-cell>
          <table:table-cell office:value-type="float" office:value="31.5718634699872" calcext:value-type="float">
            <text:p>31.5718634699872</text:p>
          </table:table-cell>
          <table:table-cell office:value-type="float" office:value="1.15011103834171" calcext:value-type="float">
            <text:p>1.15011103834171</text:p>
          </table:table-cell>
          <table:table-cell table:number-columns-repeated="5"/>
        </table:table-row>
        <table:table-row table:style-name="ro1">
          <table:table-cell office:value-type="float" office:value="-2.77185964002857" calcext:value-type="float">
            <text:p>-2.77185964002857</text:p>
          </table:table-cell>
          <table:table-cell office:value-type="float" office:value="31.7068685249598" calcext:value-type="float">
            <text:p>31.7068685249598</text:p>
          </table:table-cell>
          <table:table-cell office:value-type="float" office:value="0.920564211673759" calcext:value-type="float">
            <text:p>0.920564211673759</text:p>
          </table:table-cell>
          <table:table-cell table:number-columns-repeated="5"/>
        </table:table-row>
        <table:table-row table:style-name="ro1">
          <table:table-cell office:value-type="float" office:value="-2.74628679938631" calcext:value-type="float">
            <text:p>-2.74628679938631</text:p>
          </table:table-cell>
          <table:table-cell office:value-type="float" office:value="31.7404917501848" calcext:value-type="float">
            <text:p>31.7404917501848</text:p>
          </table:table-cell>
          <table:table-cell office:value-type="float" office:value="0.976357003085647" calcext:value-type="float">
            <text:p>0.976357003085647</text:p>
          </table:table-cell>
          <table:table-cell table:number-columns-repeated="5"/>
        </table:table-row>
        <table:table-row table:style-name="ro1">
          <table:table-cell office:value-type="float" office:value="-2.63385797532011" calcext:value-type="float">
            <text:p>-2.63385797532011</text:p>
          </table:table-cell>
          <table:table-cell office:value-type="float" office:value="31.9068055085518" calcext:value-type="float">
            <text:p>31.9068055085518</text:p>
          </table:table-cell>
          <table:table-cell office:value-type="float" office:value="1.03214979449755" calcext:value-type="float">
            <text:p>1.03214979449755</text:p>
          </table:table-cell>
          <table:table-cell table:number-columns-repeated="5"/>
        </table:table-row>
        <table:table-row table:style-name="ro1">
          <table:table-cell office:value-type="float" office:value="-2.5713468857724" calcext:value-type="float">
            <text:p>-2.5713468857724</text:p>
          </table:table-cell>
          <table:table-cell office:value-type="float" office:value="32.0114105908322" calcext:value-type="float">
            <text:p>32.0114105908322</text:p>
          </table:table-cell>
          <table:table-cell office:value-type="float" office:value="0.965846652311494" calcext:value-type="float">
            <text:p>0.965846652311494</text:p>
          </table:table-cell>
          <table:table-cell table:number-columns-repeated="5"/>
        </table:table-row>
        <table:table-row table:style-name="ro1">
          <table:table-cell office:value-type="float" office:value="-2.52063018601077" calcext:value-type="float">
            <text:p>-2.52063018601077</text:p>
          </table:table-cell>
          <table:table-cell office:value-type="float" office:value="32.084761261613" calcext:value-type="float">
            <text:p>32.084761261613</text:p>
          </table:table-cell>
          <table:table-cell office:value-type="float" office:value="1.02599122453015" calcext:value-type="float">
            <text:p>1.02599122453015</text:p>
          </table:table-cell>
          <table:table-cell table:number-columns-repeated="5"/>
        </table:table-row>
        <table:table-row table:style-name="ro1">
          <table:table-cell office:value-type="float" office:value="-2.40848579036613" calcext:value-type="float">
            <text:p>-2.40848579036613</text:p>
          </table:table-cell>
          <table:table-cell office:value-type="float" office:value="32.2698240688162" calcext:value-type="float">
            <text:p>32.2698240688162</text:p>
          </table:table-cell>
          <table:table-cell office:value-type="float" office:value="1.08613579674885" calcext:value-type="float">
            <text:p>1.08613579674885</text:p>
          </table:table-cell>
          <table:table-cell table:number-columns-repeated="5"/>
        </table:table-row>
        <table:table-row table:style-name="ro1">
          <table:table-cell office:value-type="float" office:value="-2.37133662270351" calcext:value-type="float">
            <text:p>-2.37133662270351</text:p>
          </table:table-cell>
          <table:table-cell office:value-type="float" office:value="32.3403762263985" calcext:value-type="float">
            <text:p>32.3403762263985</text:p>
          </table:table-cell>
          <table:table-cell office:value-type="float" office:value="0.993074174557025" calcext:value-type="float">
            <text:p>0.993074174557025</text:p>
          </table:table-cell>
          <table:table-cell table:number-columns-repeated="5"/>
        </table:table-row>
        <table:table-row table:style-name="ro1">
          <table:table-cell office:value-type="float" office:value="-2.35116500337243" calcext:value-type="float">
            <text:p>-2.35116500337243</text:p>
          </table:table-cell>
          <table:table-cell office:value-type="float" office:value="32.3713181990262" calcext:value-type="float">
            <text:p>32.3713181990262</text:p>
          </table:table-cell>
          <table:table-cell office:value-type="float" office:value="0.92056431750982" calcext:value-type="float">
            <text:p>0.92056431750982</text:p>
          </table:table-cell>
          <table:table-cell table:number-columns-repeated="5"/>
        </table:table-row>
        <table:table-row table:style-name="ro1">
          <table:table-cell office:value-type="float" office:value="-2.27215534331578" calcext:value-type="float">
            <text:p>-2.27215534331578</text:p>
          </table:table-cell>
          <table:table-cell office:value-type="float" office:value="32.4752002908011" calcext:value-type="float">
            <text:p>32.4752002908011</text:p>
          </table:table-cell>
          <table:table-cell office:value-type="float" office:value="0.972373174147054" calcext:value-type="float">
            <text:p>0.972373174147054</text:p>
          </table:table-cell>
          <table:table-cell table:number-columns-repeated="5"/>
        </table:table-row>
        <table:table-row table:style-name="ro1">
          <table:table-cell office:value-type="float" office:value="-2.16713267216031" calcext:value-type="float">
            <text:p>-2.16713267216031</text:p>
          </table:table-cell>
          <table:table-cell office:value-type="float" office:value="32.6292321323165" calcext:value-type="float">
            <text:p>32.6292321323165</text:p>
          </table:table-cell>
          <table:table-cell office:value-type="float" office:value="1.02418203078433" calcext:value-type="float">
            <text:p>1.02418203078433</text:p>
          </table:table-cell>
          <table:table-cell table:number-columns-repeated="5"/>
        </table:table-row>
        <table:table-row table:style-name="ro1">
          <table:table-cell office:value-type="float" office:value="-2.06553308690206" calcext:value-type="float">
            <text:p>-2.06553308690206</text:p>
          </table:table-cell>
          <table:table-cell office:value-type="float" office:value="32.7962113520327" calcext:value-type="float">
            <text:p>32.7962113520327</text:p>
          </table:table-cell>
          <table:table-cell office:value-type="float" office:value="1.02418205214572" calcext:value-type="float">
            <text:p>1.02418205214572</text:p>
          </table:table-cell>
          <table:table-cell table:number-columns-repeated="5"/>
        </table:table-row>
        <table:table-row table:style-name="ro1">
          <table:table-cell office:value-type="float" office:value="-1.99305197206376" calcext:value-type="float">
            <text:p>-1.99305197206376</text:p>
          </table:table-cell>
          <table:table-cell office:value-type="float" office:value="32.9153342849787" calcext:value-type="float">
            <text:p>32.9153342849787</text:p>
          </table:table-cell>
          <table:table-cell office:value-type="float" office:value="0.961959034142218" calcext:value-type="float">
            <text:p>0.961959034142218</text:p>
          </table:table-cell>
          <table:table-cell table:number-columns-repeated="5"/>
        </table:table-row>
        <table:table-row table:style-name="ro1">
          <table:table-cell office:value-type="float" office:value="-1.95326678155753" calcext:value-type="float">
            <text:p>-1.95326678155753</text:p>
          </table:table-cell>
          <table:table-cell office:value-type="float" office:value="32.9723993803288" calcext:value-type="float">
            <text:p>32.9723993803288</text:p>
          </table:table-cell>
          <table:table-cell office:value-type="float" office:value="0.920564411170599" calcext:value-type="float">
            <text:p>0.920564411170599</text:p>
          </table:table-cell>
          <table:table-cell table:number-columns-repeated="5"/>
        </table:table-row>
        <table:table-row table:style-name="ro1">
          <table:table-cell office:value-type="float" office:value="-1.87422365932075" calcext:value-type="float">
            <text:p>-1.87422365932075</text:p>
          </table:table-cell>
          <table:table-cell office:value-type="float" office:value="33.0763254884602" calcext:value-type="float">
            <text:p>33.0763254884602</text:p>
          </table:table-cell>
          <table:table-cell office:value-type="float" office:value="0.939625115383007" calcext:value-type="float">
            <text:p>0.939625115383007</text:p>
          </table:table-cell>
          <table:table-cell table:number-columns-repeated="5"/>
        </table:table-row>
        <table:table-row table:style-name="ro1">
          <table:table-cell office:value-type="float" office:value="-1.83373494994402" calcext:value-type="float">
            <text:p>-1.83373494994402</text:p>
          </table:table-cell>
          <table:table-cell office:value-type="float" office:value="33.1317204123489" calcext:value-type="float">
            <text:p>33.1317204123489</text:p>
          </table:table-cell>
          <table:table-cell office:value-type="float" office:value="0.95868581959547" calcext:value-type="float">
            <text:p>0.95868581959547</text:p>
          </table:table-cell>
          <table:table-cell table:number-columns-repeated="5"/>
        </table:table-row>
        <table:table-row table:style-name="ro1">
          <table:table-cell office:value-type="float" office:value="-1.73358013953262" calcext:value-type="float">
            <text:p>-1.73358013953262</text:p>
          </table:table-cell>
          <table:table-cell office:value-type="float" office:value="33.2743778792306" calcext:value-type="float">
            <text:p>33.2743778792306</text:p>
          </table:table-cell>
          <table:table-cell office:value-type="float" office:value="0.955892113410293" calcext:value-type="float">
            <text:p>0.955892113410293</text:p>
          </table:table-cell>
          <table:table-cell table:number-columns-repeated="5"/>
        </table:table-row>
        <table:table-row table:style-name="ro1">
          <table:table-cell office:value-type="float" office:value="-1.66328875357501" calcext:value-type="float">
            <text:p>-1.66328875357501</text:p>
          </table:table-cell>
          <table:table-cell office:value-type="float" office:value="33.3739063665167" calcext:value-type="float">
            <text:p>33.3739063665167</text:p>
          </table:table-cell>
          <table:table-cell office:value-type="float" office:value="0.761917273661093" calcext:value-type="float">
            <text:p>0.761917273661093</text:p>
          </table:table-cell>
          <table:table-cell table:number-columns-repeated="5"/>
        </table:table-row>
        <table:table-row table:style-name="ro1">
          <table:table-cell office:value-type="float" office:value="-1.57087982783362" calcext:value-type="float">
            <text:p>-1.57087982783362</text:p>
          </table:table-cell>
          <table:table-cell office:value-type="float" office:value="33.4620744050353" calcext:value-type="float">
            <text:p>33.4620744050353</text:p>
          </table:table-cell>
          <table:table-cell office:value-type="float" office:value="0.845330978765736" calcext:value-type="float">
            <text:p>0.845330978765736</text:p>
          </table:table-cell>
          <table:table-cell table:number-columns-repeated="5"/>
        </table:table-row>
        <table:table-row table:style-name="ro1">
          <table:table-cell office:value-type="float" office:value="-1.47129016757493" calcext:value-type="float">
            <text:p>-1.47129016757493</text:p>
          </table:table-cell>
          <table:table-cell office:value-type="float" office:value="33.5743786932348" calcext:value-type="float">
            <text:p>33.5743786932348</text:p>
          </table:table-cell>
          <table:table-cell office:value-type="float" office:value="0.887037831318026" calcext:value-type="float">
            <text:p>0.887037831318026</text:p>
          </table:table-cell>
          <table:table-cell table:number-columns-repeated="5"/>
        </table:table-row>
        <table:table-row table:style-name="ro1">
          <table:table-cell office:value-type="float" office:value="-1.34429077305843" calcext:value-type="float">
            <text:p>-1.34429077305843</text:p>
          </table:table-cell>
          <table:table-cell office:value-type="float" office:value="33.7302259329376" calcext:value-type="float">
            <text:p>33.7302259329376</text:p>
          </table:table-cell>
          <table:table-cell office:value-type="float" office:value="0.921465021038776" calcext:value-type="float">
            <text:p>0.921465021038776</text:p>
          </table:table-cell>
          <table:table-cell table:number-columns-repeated="5"/>
        </table:table-row>
        <table:table-row table:style-name="ro1">
          <table:table-cell office:value-type="float" office:value="-1.26936604712644" calcext:value-type="float">
            <text:p>-1.26936604712644</text:p>
          </table:table-cell>
          <table:table-cell office:value-type="float" office:value="33.8289215084355" calcext:value-type="float">
            <text:p>33.8289215084355</text:p>
          </table:table-cell>
          <table:table-cell office:value-type="float" office:value="0.955892210759544" calcext:value-type="float">
            <text:p>0.955892210759544</text:p>
          </table:table-cell>
          <table:table-cell table:number-columns-repeated="5"/>
        </table:table-row>
        <table:table-row table:style-name="ro1">
          <table:table-cell office:value-type="float" office:value="-1.19787877830653" calcext:value-type="float">
            <text:p>-1.19787877830653</text:p>
          </table:table-cell>
          <table:table-cell office:value-type="float" office:value="33.930143316753" calcext:value-type="float">
            <text:p>33.930143316753</text:p>
          </table:table-cell>
          <table:table-cell office:value-type="float" office:value="0.881620794048087" calcext:value-type="float">
            <text:p>0.881620794048087</text:p>
          </table:table-cell>
          <table:table-cell table:number-columns-repeated="5"/>
        </table:table-row>
        <table:table-row table:style-name="ro1">
          <table:table-cell office:value-type="float" office:value="-1.13033854503046" calcext:value-type="float">
            <text:p>-1.13033854503046</text:p>
          </table:table-cell>
          <table:table-cell office:value-type="float" office:value="34.0121144967677" calcext:value-type="float">
            <text:p>34.0121144967677</text:p>
          </table:table-cell>
          <table:table-cell office:value-type="float" office:value="0.90109269647729" calcext:value-type="float">
            <text:p>0.90109269647729</text:p>
          </table:table-cell>
          <table:table-cell table:number-columns-repeated="5"/>
        </table:table-row>
        <table:table-row table:style-name="ro1">
          <table:table-cell office:value-type="float" office:value="-1.08682717790852" calcext:value-type="float">
            <text:p>-1.08682717790852</text:p>
          </table:table-cell>
          <table:table-cell office:value-type="float" office:value="34.0670689189851" calcext:value-type="float">
            <text:p>34.0670689189851</text:p>
          </table:table-cell>
          <table:table-cell office:value-type="float" office:value="0.920564598906519" calcext:value-type="float">
            <text:p>0.920564598906519</text:p>
          </table:table-cell>
          <table:table-cell table:number-columns-repeated="5"/>
        </table:table-row>
        <table:table-row table:style-name="ro1">
          <table:table-cell office:value-type="float" office:value="-1.05855517817625" calcext:value-type="float">
            <text:p>-1.05855517817625</text:p>
          </table:table-cell>
          <table:table-cell office:value-type="float" office:value="34.1042410341914" calcext:value-type="float">
            <text:p>34.1042410341914</text:p>
          </table:table-cell>
          <table:table-cell office:value-type="float" office:value="0.801657796587629" calcext:value-type="float">
            <text:p>0.801657796587629</text:p>
          </table:table-cell>
          <table:table-cell table:number-columns-repeated="5"/>
        </table:table-row>
        <table:table-row table:style-name="ro1">
          <table:table-cell office:value-type="float" office:value="-1.01454173818581" calcext:value-type="float">
            <text:p>-1.01454173818581</text:p>
          </table:table-cell>
          <table:table-cell office:value-type="float" office:value="34.1497095461281" calcext:value-type="float">
            <text:p>34.1497095461281</text:p>
          </table:table-cell>
          <table:table-cell office:value-type="float" office:value="0.850983894423746" calcext:value-type="float">
            <text:p>0.850983894423746</text:p>
          </table:table-cell>
          <table:table-cell table:number-columns-repeated="5"/>
        </table:table-row>
        <table:table-row table:style-name="ro1">
          <table:table-cell office:value-type="float" office:value="-0.897524703631405" calcext:value-type="float">
            <text:p>-0.897524703631405</text:p>
          </table:table-cell>
          <table:table-cell office:value-type="float" office:value="34.2831784821623" calcext:value-type="float">
            <text:p>34.2831784821623</text:p>
          </table:table-cell>
          <table:table-cell office:value-type="float" office:value="0.949636090096001" calcext:value-type="float">
            <text:p>0.949636090096001</text:p>
          </table:table-cell>
          <table:table-cell table:number-columns-repeated="5"/>
        </table:table-row>
        <table:table-row table:style-name="ro1">
          <table:table-cell office:value-type="float" office:value="-0.794222283809794" calcext:value-type="float">
            <text:p>-0.794222283809794</text:p>
          </table:table-cell>
          <table:table-cell office:value-type="float" office:value="34.4275237395178" calcext:value-type="float">
            <text:p>34.4275237395178</text:p>
          </table:table-cell>
          <table:table-cell office:value-type="float" office:value="0.998962187932139" calcext:value-type="float">
            <text:p>0.998962187932139</text:p>
          </table:table-cell>
          <table:table-cell table:number-columns-repeated="5"/>
        </table:table-row>
        <table:table-row table:style-name="ro1">
          <table:table-cell office:value-type="float" office:value="-0.756884508912898" calcext:value-type="float">
            <text:p>-0.756884508912898</text:p>
          </table:table-cell>
          <table:table-cell office:value-type="float" office:value="34.4855413552516" calcext:value-type="float">
            <text:p>34.4855413552516</text:p>
          </table:table-cell>
          <table:table-cell office:value-type="float" office:value="0.88453180190464" calcext:value-type="float">
            <text:p>0.88453180190464</text:p>
          </table:table-cell>
          <table:table-cell table:number-columns-repeated="5"/>
        </table:table-row>
        <table:table-row table:style-name="ro1">
          <table:table-cell office:value-type="float" office:value="-0.705341232771328" calcext:value-type="float">
            <text:p>-0.705341232771328</text:p>
          </table:table-cell>
          <table:table-cell office:value-type="float" office:value="34.5484699669824" calcext:value-type="float">
            <text:p>34.5484699669824</text:p>
          </table:table-cell>
          <table:table-cell office:value-type="float" office:value="0.88162090418388" calcext:value-type="float">
            <text:p>0.88162090418388</text:p>
          </table:table-cell>
          <table:table-cell table:number-columns-repeated="5"/>
        </table:table-row>
        <table:table-row table:style-name="ro1">
          <table:table-cell office:value-type="float" office:value="-0.617887852970177" calcext:value-type="float">
            <text:p>-0.617887852970177</text:p>
          </table:table-cell>
          <table:table-cell office:value-type="float" office:value="34.6546090488244" calcext:value-type="float">
            <text:p>34.6546090488244</text:p>
          </table:table-cell>
          <table:table-cell office:value-type="float" office:value="0.845024614366201" calcext:value-type="float">
            <text:p>0.845024614366201</text:p>
          </table:table-cell>
          <table:table-cell table:number-columns-repeated="5"/>
        </table:table-row>
        <table:table-row table:style-name="ro1">
          <table:table-cell office:value-type="float" office:value="-0.521218013236414" calcext:value-type="float">
            <text:p>-0.521218013236414</text:p>
          </table:table-cell>
          <table:table-cell office:value-type="float" office:value="34.7635534884373" calcext:value-type="float">
            <text:p>34.7635534884373</text:p>
          </table:table-cell>
          <table:table-cell office:value-type="float" office:value="0.845024644169792" calcext:value-type="float">
            <text:p>0.845024644169792</text:p>
          </table:table-cell>
          <table:table-cell table:number-columns-repeated="5"/>
        </table:table-row>
        <table:table-row table:style-name="ro1">
          <table:table-cell office:value-type="float" office:value="-0.402685288698595" calcext:value-type="float">
            <text:p>-0.402685288698595</text:p>
          </table:table-cell>
          <table:table-cell office:value-type="float" office:value="34.8971368486805" calcext:value-type="float">
            <text:p>34.8971368486805</text:p>
          </table:table-cell>
          <table:table-cell office:value-type="float" office:value="0.861611678945176" calcext:value-type="float">
            <text:p>0.861611678945176</text:p>
          </table:table-cell>
          <table:table-cell table:number-columns-repeated="5"/>
        </table:table-row>
        <table:table-row table:style-name="ro1">
          <table:table-cell office:value-type="float" office:value="-0.363800845453491" calcext:value-type="float">
            <text:p>-0.363800845453491</text:p>
          </table:table-cell>
          <table:table-cell office:value-type="float" office:value="34.9424508010861" calcext:value-type="float">
            <text:p>34.9424508010861</text:p>
          </table:table-cell>
          <table:table-cell office:value-type="float" office:value="0.878198713720437" calcext:value-type="float">
            <text:p>0.878198713720437</text:p>
          </table:table-cell>
          <table:table-cell table:number-columns-repeated="5"/>
        </table:table-row>
        <table:table-row table:style-name="ro1">
          <table:table-cell office:value-type="float" office:value="-0.262201343262203" calcext:value-type="float">
            <text:p>-0.262201343262203</text:p>
          </table:table-cell>
          <table:table-cell office:value-type="float" office:value="35.0649022475908" calcext:value-type="float">
            <text:p>35.0649022475908</text:p>
          </table:table-cell>
          <table:table-cell office:value-type="float" office:value="0.87819873528792" calcext:value-type="float">
            <text:p>0.87819873528792</text:p>
          </table:table-cell>
          <table:table-cell table:number-columns-repeated="5"/>
        </table:table-row>
        <table:table-row table:style-name="ro1">
          <table:table-cell office:value-type="float" office:value="-0.204610144823477" calcext:value-type="float">
            <text:p>-0.204610144823477</text:p>
          </table:table-cell>
          <table:table-cell office:value-type="float" office:value="35.134313275324" calcext:value-type="float">
            <text:p>35.134313275324</text:p>
          </table:table-cell>
          <table:table-cell office:value-type="float" office:value="0.801657985013835" calcext:value-type="float">
            <text:p>0.801657985013835</text:p>
          </table:table-cell>
          <table:table-cell table:number-columns-repeated="5"/>
        </table:table-row>
        <table:table-row table:style-name="ro1">
          <table:table-cell office:value-type="float" office:value="-0.134012649029231" calcext:value-type="float">
            <text:p>-0.134012649029231</text:p>
          </table:table-cell>
          <table:table-cell office:value-type="float" office:value="35.2072447319709" calcext:value-type="float">
            <text:p>35.2072447319709</text:p>
          </table:table-cell>
          <table:table-cell office:value-type="float" office:value="0.843094976041502" calcext:value-type="float">
            <text:p>0.843094976041502</text:p>
          </table:table-cell>
          <table:table-cell table:number-columns-repeated="5"/>
        </table:table-row>
        <table:table-row table:style-name="ro1">
          <table:table-cell office:value-type="float" office:value="-0.0348177659881932" calcext:value-type="float">
            <text:p>-0.034817765988193</text:p>
          </table:table-cell>
          <table:table-cell office:value-type="float" office:value="35.3186012582798" calcext:value-type="float">
            <text:p>35.3186012582798</text:p>
          </table:table-cell>
          <table:table-cell office:value-type="float" office:value="0.884531967069186" calcext:value-type="float">
            <text:p>0.884531967069186</text:p>
          </table:table-cell>
          <table:table-cell table:number-columns-repeated="5"/>
        </table:table-row>
        <table:table-row table:style-name="ro1">
          <table:table-cell office:value-type="float" office:value="0.00918358190571017" calcext:value-type="float">
            <text:p>0.00918358190571</text:p>
          </table:table-cell>
          <table:table-cell office:value-type="float" office:value="35.3723220319182" calcext:value-type="float">
            <text:p>35.3723220319182</text:p>
          </table:table-cell>
          <table:table-cell office:value-type="float" office:value="0.754026417737504" calcext:value-type="float">
            <text:p>0.754026417737504</text:p>
          </table:table-cell>
          <table:table-cell table:number-columns-repeated="5"/>
        </table:table-row>
        <table:table-row table:style-name="ro1">
          <table:table-cell office:value-type="float" office:value="0.0419771053053892" calcext:value-type="float">
            <text:p>0.041977105305389</text:p>
          </table:table-cell>
          <table:table-cell office:value-type="float" office:value="35.4031199267847" calcext:value-type="float">
            <text:p>35.4031199267847</text:p>
          </table:table-cell>
          <table:table-cell office:value-type="float" office:value="0.777842237845552" calcext:value-type="float">
            <text:p>0.777842237845552</text:p>
          </table:table-cell>
          <table:table-cell table:number-columns-repeated="5"/>
        </table:table-row>
        <table:table-row table:style-name="ro1">
          <table:table-cell office:value-type="float" office:value="0.103052856122573" calcext:value-type="float">
            <text:p>0.103052856122573</text:p>
          </table:table-cell>
          <table:table-cell office:value-type="float" office:value="35.4632796142228" calcext:value-type="float">
            <text:p>35.4632796142228</text:p>
          </table:table-cell>
          <table:table-cell office:value-type="float" office:value="0.801658057953627" calcext:value-type="float">
            <text:p>0.801658057953627</text:p>
          </table:table-cell>
          <table:table-cell table:number-columns-repeated="5"/>
        </table:table-row>
        <table:table-row table:style-name="ro1">
          <table:table-cell office:value-type="float" office:value="0.191764219701174" calcext:value-type="float">
            <text:p>0.191764219701174</text:p>
          </table:table-cell>
          <table:table-cell office:value-type="float" office:value="35.5549237984599" calcext:value-type="float">
            <text:p>35.5549237984599</text:p>
          </table:table-cell>
          <table:table-cell office:value-type="float" office:value="0.754026461413215" calcext:value-type="float">
            <text:p>0.754026461413215</text:p>
          </table:table-cell>
          <table:table-cell table:number-columns-repeated="5"/>
        </table:table-row>
        <table:table-row table:style-name="ro1">
          <table:table-cell office:value-type="float" office:value="0.279042557361162" calcext:value-type="float">
            <text:p>0.279042557361162</text:p>
          </table:table-cell>
          <table:table-cell office:value-type="float" office:value="35.6368908768333" calcext:value-type="float">
            <text:p>35.6368908768333</text:p>
          </table:table-cell>
          <table:table-cell office:value-type="float" office:value="0.777842283353303" calcext:value-type="float">
            <text:p>0.777842283353303</text:p>
          </table:table-cell>
          <table:table-cell table:number-columns-repeated="5"/>
        </table:table-row>
        <table:table-row table:style-name="ro1">
          <table:table-cell office:value-type="float" office:value="0.340118310137825" calcext:value-type="float">
            <text:p>0.340118310137825</text:p>
          </table:table-cell>
          <table:table-cell office:value-type="float" office:value="35.6970505716776" calcext:value-type="float">
            <text:p>35.6970505716776</text:p>
          </table:table-cell>
          <table:table-cell office:value-type="float" office:value="0.801658105293308" calcext:value-type="float">
            <text:p>0.801658105293308</text:p>
          </table:table-cell>
          <table:table-cell table:number-columns-repeated="5"/>
        </table:table-row>
        <table:table-row table:style-name="ro1">
          <table:table-cell office:value-type="float" office:value="0.458651002563342" calcext:value-type="float">
            <text:p>0.458651002563342</text:p>
          </table:table-cell>
          <table:table-cell office:value-type="float" office:value="35.8195019972175" calcext:value-type="float">
            <text:p>35.8195019972175</text:p>
          </table:table-cell>
          <table:table-cell office:value-type="float" office:value="0.85098420073975" calcext:value-type="float">
            <text:p>0.85098420073975</text:p>
          </table:table-cell>
          <table:table-cell table:number-columns-repeated="5"/>
        </table:table-row>
        <table:table-row table:style-name="ro1">
          <table:table-cell office:value-type="float" office:value="0.575667990569605" calcext:value-type="float">
            <text:p>0.575667990569605</text:p>
          </table:table-cell>
          <table:table-cell office:value-type="float" office:value="35.952970962635" calcext:value-type="float">
            <text:p>35.952970962635</text:p>
          </table:table-cell>
          <table:table-cell office:value-type="float" office:value="0.949636391632677" calcext:value-type="float">
            <text:p>0.949636391632677</text:p>
          </table:table-cell>
          <table:table-cell table:number-columns-repeated="5"/>
        </table:table-row>
        <table:table-row table:style-name="ro1">
          <table:table-cell office:value-type="float" office:value="0.657716860919293" calcext:value-type="float">
            <text:p>0.657716860919293</text:p>
          </table:table-cell>
          <table:table-cell office:value-type="float" office:value="36.0676185466186" calcext:value-type="float">
            <text:p>36.0676185466186</text:p>
          </table:table-cell>
          <table:table-cell office:value-type="float" office:value="0.825850379309089" calcext:value-type="float">
            <text:p>0.825850379309089</text:p>
          </table:table-cell>
          <table:table-cell table:number-columns-repeated="5"/>
        </table:table-row>
        <table:table-row table:style-name="ro1">
          <table:table-cell office:value-type="float" office:value="0.777978059713362" calcext:value-type="float">
            <text:p>0.777978059713362</text:p>
          </table:table-cell>
          <table:table-cell office:value-type="float" office:value="36.1980253564547" calcext:value-type="float">
            <text:p>36.1980253564547</text:p>
          </table:table-cell>
          <table:table-cell office:value-type="float" office:value="0.884532133655811" calcext:value-type="float">
            <text:p>0.884532133655811</text:p>
          </table:table-cell>
          <table:table-cell table:number-columns-repeated="5"/>
        </table:table-row>
        <table:table-row table:style-name="ro1">
          <table:table-cell office:value-type="float" office:value="0.793811403999242" calcext:value-type="float">
            <text:p>0.793811403999242</text:p>
          </table:table-cell>
          <table:table-cell office:value-type="float" office:value="36.2173561232173" calcext:value-type="float">
            <text:p>36.2173561232173</text:p>
          </table:table-cell>
          <table:table-cell office:value-type="float" office:value="0.704932656315082" calcext:value-type="float">
            <text:p>0.704932656315082</text:p>
          </table:table-cell>
          <table:table-cell table:number-columns-repeated="5"/>
        </table:table-row>
        <table:table-row table:style-name="ro1">
          <table:table-cell office:value-type="float" office:value="0.814298350853328" calcext:value-type="float">
            <text:p>0.814298350853328</text:p>
          </table:table-cell>
          <table:table-cell office:value-type="float" office:value="36.2347855111894" calcext:value-type="float">
            <text:p>36.2347855111894</text:p>
          </table:table-cell>
          <table:table-cell office:value-type="float" office:value="0.774978803872772" calcext:value-type="float">
            <text:p>0.774978803872772</text:p>
          </table:table-cell>
          <table:table-cell table:number-columns-repeated="5"/>
        </table:table-row>
        <table:table-row table:style-name="ro1">
          <table:table-cell office:value-type="float" office:value="0.907927343866153" calcext:value-type="float">
            <text:p>0.907927343866153</text:p>
          </table:table-cell>
          <table:table-cell office:value-type="float" office:value="36.3264834464262" calcext:value-type="float">
            <text:p>36.3264834464262</text:p>
          </table:table-cell>
          <table:table-cell office:value-type="float" office:value="0.572861899478195" calcext:value-type="float">
            <text:p>0.572861899478195</text:p>
          </table:table-cell>
          <table:table-cell table:number-columns-repeated="5"/>
        </table:table-row>
        <table:table-row table:style-name="ro1">
          <table:table-cell office:value-type="float" office:value="0.960157154229973" calcext:value-type="float">
            <text:p>0.960157154229973</text:p>
          </table:table-cell>
          <table:table-cell office:value-type="float" office:value="36.3601723879504" calcext:value-type="float">
            <text:p>36.3601723879504</text:p>
          </table:table-cell>
          <table:table-cell office:value-type="float" office:value="0.660909122932449" calcext:value-type="float">
            <text:p>0.660909122932449</text:p>
          </table:table-cell>
          <table:table-cell table:number-columns-repeated="5"/>
        </table:table-row>
        <table:table-row table:style-name="ro1">
          <table:table-cell office:value-type="float" office:value="1.08523027435739" calcext:value-type="float">
            <text:p>1.08523027435739</text:p>
          </table:table-cell>
          <table:table-cell office:value-type="float" office:value="36.457424576529" calcext:value-type="float">
            <text:p>36.457424576529</text:p>
          </table:table-cell>
          <table:table-cell office:value-type="float" office:value="0.704932734659467" calcext:value-type="float">
            <text:p>0.704932734659467</text:p>
          </table:table-cell>
          <table:table-cell table:number-columns-repeated="5"/>
        </table:table-row>
        <table:table-row table:style-name="ro1">
          <table:table-cell office:value-type="float" office:value="1.22916279453248" calcext:value-type="float">
            <text:p>1.22916279453248</text:p>
          </table:table-cell>
          <table:table-cell office:value-type="float" office:value="36.5798760160739" calcext:value-type="float">
            <text:p>36.5798760160739</text:p>
          </table:table-cell>
          <table:table-cell office:value-type="float" office:value="0.736050759836604" calcext:value-type="float">
            <text:p>0.736050759836604</text:p>
          </table:table-cell>
          <table:table-cell table:number-columns-repeated="5"/>
        </table:table-row>
        <table:table-row table:style-name="ro1">
          <table:table-cell office:value-type="float" office:value="1.31217392347309" calcext:value-type="float">
            <text:p>1.31217392347309</text:p>
          </table:table-cell>
          <table:table-cell office:value-type="float" office:value="36.655073611785" calcext:value-type="float">
            <text:p>36.655073611785</text:p>
          </table:table-cell>
          <table:table-cell office:value-type="float" office:value="0.767168785013669" calcext:value-type="float">
            <text:p>0.767168785013669</text:p>
          </table:table-cell>
          <table:table-cell table:number-columns-repeated="5"/>
        </table:table-row>
        <table:table-row table:style-name="ro1">
          <table:table-cell office:value-type="float" office:value="1.42683353699407" calcext:value-type="float">
            <text:p>1.42683353699407</text:p>
          </table:table-cell>
          <table:table-cell office:value-type="float" office:value="36.7656272724863" calcext:value-type="float">
            <text:p>36.7656272724863</text:p>
          </table:table-cell>
          <table:table-cell office:value-type="float" office:value="0.748123459853024" calcext:value-type="float">
            <text:p>0.748123459853024</text:p>
          </table:table-cell>
          <table:table-cell table:number-columns-repeated="5"/>
        </table:table-row>
        <table:table-row table:style-name="ro1">
          <table:table-cell office:value-type="float" office:value="1.55820203747824" calcext:value-type="float">
            <text:p>1.55820203747824</text:p>
          </table:table-cell>
          <table:table-cell office:value-type="float" office:value="36.88755004096" calcext:value-type="float">
            <text:p>36.88755004096</text:p>
          </table:table-cell>
          <table:table-cell office:value-type="float" office:value="0.814872427260139" calcext:value-type="float">
            <text:p>0.814872427260139</text:p>
          </table:table-cell>
          <table:table-cell table:number-columns-repeated="5"/>
        </table:table-row>
        <table:table-row table:style-name="ro1">
          <table:table-cell office:value-type="float" office:value="1.72291359649983" calcext:value-type="float">
            <text:p>1.72291359649983</text:p>
          </table:table-cell>
          <table:table-cell office:value-type="float" office:value="37.0622689615751" calcext:value-type="float">
            <text:p>37.0622689615751</text:p>
          </table:table-cell>
          <table:table-cell office:value-type="float" office:value="0.88162139466707" calcext:value-type="float">
            <text:p>0.88162139466707</text:p>
          </table:table-cell>
          <table:table-cell table:number-columns-repeated="5"/>
        </table:table-row>
        <table:table-row table:style-name="ro1">
          <table:table-cell office:value-type="float" office:value="1.73159500432214" calcext:value-type="float">
            <text:p>1.73159500432214</text:p>
          </table:table-cell>
          <table:table-cell office:value-type="float" office:value="37.0728052905123" calcext:value-type="float">
            <text:p>37.0728052905123</text:p>
          </table:table-cell>
          <table:table-cell office:value-type="float" office:value="0.7049328387318" calcext:value-type="float">
            <text:p>0.7049328387318</text:p>
          </table:table-cell>
          <table:table-cell table:number-columns-repeated="5"/>
        </table:table-row>
        <table:table-row table:style-name="ro1">
          <table:table-cell office:value-type="float" office:value="1.75409326033972" calcext:value-type="float">
            <text:p>1.75409326033972</text:p>
          </table:table-cell>
          <table:table-cell office:value-type="float" office:value="37.0919458184082" calcext:value-type="float">
            <text:p>37.0919458184082</text:p>
          </table:table-cell>
          <table:table-cell office:value-type="float" office:value="0.712316232374396" calcext:value-type="float">
            <text:p>0.712316232374396</text:p>
          </table:table-cell>
          <table:table-cell table:number-columns-repeated="5"/>
        </table:table-row>
        <table:table-row table:style-name="ro1">
          <table:table-cell office:value-type="float" office:value="1.77421031606773" calcext:value-type="float">
            <text:p>1.77421031606773</text:p>
          </table:table-cell>
          <table:table-cell office:value-type="float" office:value="37.1093181864809" calcext:value-type="float">
            <text:p>37.1093181864809</text:p>
          </table:table-cell>
          <table:table-cell office:value-type="float" office:value="0.71969962601734" calcext:value-type="float">
            <text:p>0.71969962601734</text:p>
          </table:table-cell>
          <table:table-cell table:number-columns-repeated="5"/>
        </table:table-row>
        <table:table-row table:style-name="ro1">
          <table:table-cell office:value-type="float" office:value="1.85965383189931" calcext:value-type="float">
            <text:p>1.85965383189931</text:p>
          </table:table-cell>
          <table:table-cell office:value-type="float" office:value="37.1842125556587" calcext:value-type="float">
            <text:p>37.1842125556587</text:p>
          </table:table-cell>
          <table:table-cell office:value-type="float" office:value="0.658318877721719" calcext:value-type="float">
            <text:p>0.658318877721719</text:p>
          </table:table-cell>
          <table:table-cell table:number-columns-repeated="5"/>
        </table:table-row>
        <table:table-row table:style-name="ro1">
          <table:table-cell office:value-type="float" office:value="1.95987448243918" calcext:value-type="float">
            <text:p>1.95987448243918</text:p>
          </table:table-cell>
          <table:table-cell office:value-type="float" office:value="37.261724679308" calcext:value-type="float">
            <text:p>37.261724679308</text:p>
          </table:table-cell>
          <table:table-cell office:value-type="float" office:value="0.658318907625306" calcext:value-type="float">
            <text:p>0.658318907625306</text:p>
          </table:table-cell>
          <table:table-cell table:number-columns-repeated="5"/>
        </table:table-row>
        <table:table-row table:style-name="ro1">
          <table:table-cell office:value-type="float" office:value="2.10380700505944" calcext:value-type="float">
            <text:p>2.10380700505944</text:p>
          </table:table-cell>
          <table:table-cell office:value-type="float" office:value="37.3730442139528" calcext:value-type="float">
            <text:p>37.3730442139528</text:p>
          </table:table-cell>
          <table:table-cell office:value-type="float" office:value="0.65831893070385" calcext:value-type="float">
            <text:p>0.65831893070385</text:p>
          </table:table-cell>
          <table:table-cell table:number-columns-repeated="5"/>
        </table:table-row>
        <table:table-row table:style-name="ro1">
          <table:table-cell office:value-type="float" office:value="2.2477394905182" calcext:value-type="float">
            <text:p>2.2477394905182</text:p>
          </table:table-cell>
          <table:table-cell office:value-type="float" office:value="37.484363725165" calcext:value-type="float">
            <text:p>37.484363725165</text:p>
          </table:table-cell>
          <table:table-cell office:value-type="float" office:value="0.681625950495597" calcext:value-type="float">
            <text:p>0.681625950495597</text:p>
          </table:table-cell>
          <table:table-cell table:number-columns-repeated="5"/>
        </table:table-row>
        <table:table-row table:style-name="ro1">
          <table:table-cell office:value-type="float" office:value="2.31289017172741" calcext:value-type="float">
            <text:p>2.31289017172741</text:p>
          </table:table-cell>
          <table:table-cell office:value-type="float" office:value="37.5372239995411" calcext:value-type="float">
            <text:p>37.5372239995411</text:p>
          </table:table-cell>
          <table:table-cell office:value-type="float" office:value="0.704932970287278" calcext:value-type="float">
            <text:p>0.704932970287278</text:p>
          </table:table-cell>
          <table:table-cell table:number-columns-repeated="5"/>
        </table:table-row>
        <table:table-row table:style-name="ro1">
          <table:table-cell office:value-type="float" office:value="2.41009847449316" calcext:value-type="float">
            <text:p>2.41009847449316</text:p>
          </table:table-cell>
          <table:table-cell office:value-type="float" office:value="37.6199245753237" calcext:value-type="float">
            <text:p>37.6199245753237</text:p>
          </table:table-cell>
          <table:table-cell office:value-type="float" office:value="0.636797572588488" calcext:value-type="float">
            <text:p>0.636797572588488</text:p>
          </table:table-cell>
          <table:table-cell table:number-columns-repeated="5"/>
        </table:table-row>
        <table:table-row table:style-name="ro1">
          <table:table-cell office:value-type="float" office:value="2.49624222746696" calcext:value-type="float">
            <text:p>2.49624222746696</text:p>
          </table:table-cell>
          <table:table-cell office:value-type="float" office:value="37.6836345970112" calcext:value-type="float">
            <text:p>37.6836345970112</text:p>
          </table:table-cell>
          <table:table-cell office:value-type="float" office:value="0.670865297456415" calcext:value-type="float">
            <text:p>0.670865297456415</text:p>
          </table:table-cell>
          <table:table-cell table:number-columns-repeated="5"/>
        </table:table-row>
        <table:table-row table:style-name="ro1">
          <table:table-cell office:value-type="float" office:value="2.59228858420746" calcext:value-type="float">
            <text:p>2.59228858420746</text:p>
          </table:table-cell>
          <table:table-cell office:value-type="float" office:value="37.7598630901481" calcext:value-type="float">
            <text:p>37.7598630901481</text:p>
          </table:table-cell>
          <table:table-cell office:value-type="float" office:value="0.704933022324299" calcext:value-type="float">
            <text:p>0.704933022324299</text:p>
          </table:table-cell>
          <table:table-cell table:number-columns-repeated="5"/>
        </table:table-row>
        <table:table-row table:style-name="ro1">
          <table:table-cell office:value-type="float" office:value="2.66789361688073" calcext:value-type="float">
            <text:p>2.66789361688073</text:p>
          </table:table-cell>
          <table:table-cell office:value-type="float" office:value="37.8241845546269" calcext:value-type="float">
            <text:p>37.8241845546269</text:p>
          </table:table-cell>
          <table:table-cell office:value-type="float" office:value="0.605338566258368" calcext:value-type="float">
            <text:p>0.605338566258368</text:p>
          </table:table-cell>
          <table:table-cell table:number-columns-repeated="5"/>
        </table:table-row>
        <table:table-row table:style-name="ro1">
          <table:table-cell office:value-type="float" office:value="2.73739302102597" calcext:value-type="float">
            <text:p>2.73739302102597</text:p>
          </table:table-cell>
          <table:table-cell office:value-type="float" office:value="37.8722783409293" calcext:value-type="float">
            <text:p>37.8722783409293</text:p>
          </table:table-cell>
          <table:table-cell office:value-type="float" office:value="0.581561679427827" calcext:value-type="float">
            <text:p>0.581561679427827</text:p>
          </table:table-cell>
          <table:table-cell table:number-columns-repeated="5"/>
        </table:table-row>
        <table:table-row table:style-name="ro1">
          <table:table-cell office:value-type="float" office:value="2.85497673734328" calcext:value-type="float">
            <text:p>2.85497673734328</text:p>
          </table:table-cell>
          <table:table-cell office:value-type="float" office:value="37.9495782005961" calcext:value-type="float">
            <text:p>37.9495782005961</text:p>
          </table:table-cell>
          <table:table-cell office:value-type="float" office:value="0.619940384072623" calcext:value-type="float">
            <text:p>0.619940384072623</text:p>
          </table:table-cell>
          <table:table-cell table:number-columns-repeated="5"/>
        </table:table-row>
        <table:table-row table:style-name="ro1">
          <table:table-cell office:value-type="float" office:value="2.96740208247463" calcext:value-type="float">
            <text:p>2.96740208247463</text:p>
          </table:table-cell>
          <table:table-cell office:value-type="float" office:value="38.0298295491956" calcext:value-type="float">
            <text:p>38.0298295491956</text:p>
          </table:table-cell>
          <table:table-cell office:value-type="float" office:value="0.658319088717417" calcext:value-type="float">
            <text:p>0.658319088717417</text:p>
          </table:table-cell>
          <table:table-cell table:number-columns-repeated="5"/>
        </table:table-row>
        <table:table-row table:style-name="ro1">
          <table:table-cell office:value-type="float" office:value="3.11133454244508" calcext:value-type="float">
            <text:p>3.11133454244508</text:p>
          </table:table-cell>
          <table:table-cell office:value-type="float" office:value="38.1411490770425" calcext:value-type="float">
            <text:p>38.1411490770425</text:p>
          </table:table-cell>
          <table:table-cell office:value-type="float" office:value="0.729988884473727" calcext:value-type="float">
            <text:p>0.729988884473727</text:p>
          </table:table-cell>
          <table:table-cell table:number-columns-repeated="5"/>
        </table:table-row>
        <table:table-row table:style-name="ro1">
          <table:table-cell office:value-type="float" office:value="3.30343529019359" calcext:value-type="float">
            <text:p>3.30343529019359</text:p>
          </table:table-cell>
          <table:table-cell office:value-type="float" office:value="38.313059558207" calcext:value-type="float">
            <text:p>38.313059558207</text:p>
          </table:table-cell>
          <table:table-cell office:value-type="float" office:value="0.801658680229981" calcext:value-type="float">
            <text:p>0.801658680229981</text:p>
          </table:table-cell>
          <table:table-cell table:number-columns-repeated="5"/>
        </table:table-row>
        <table:table-row table:style-name="ro1">
          <table:table-cell office:value-type="float" office:value="3.3320885143951" calcext:value-type="float">
            <text:p>3.3320885143951</text:p>
          </table:table-cell>
          <table:table-cell office:value-type="float" office:value="38.3426601022814" calcext:value-type="float">
            <text:p>38.3426601022814</text:p>
          </table:table-cell>
          <table:table-cell office:value-type="float" office:value="0.65831913917565" calcext:value-type="float">
            <text:p>0.65831913917565</text:p>
          </table:table-cell>
          <table:table-cell table:number-columns-repeated="5"/>
        </table:table-row>
        <table:table-row table:style-name="ro1">
          <table:table-cell office:value-type="float" office:value="3.36385020818479" calcext:value-type="float">
            <text:p>3.36385020818479</text:p>
          </table:table-cell>
          <table:table-cell office:value-type="float" office:value="38.3672250761981" calcext:value-type="float">
            <text:p>38.3672250761981</text:p>
          </table:table-cell>
          <table:table-cell office:value-type="float" office:value="0.644343826171759" calcext:value-type="float">
            <text:p>0.644343826171759</text:p>
          </table:table-cell>
          <table:table-cell table:number-columns-repeated="5"/>
        </table:table-row>
        <table:table-row table:style-name="ro1">
          <table:table-cell office:value-type="float" office:value="3.46689704088816" calcext:value-type="float">
            <text:p>3.46689704088816</text:p>
          </table:table-cell>
          <table:table-cell office:value-type="float" office:value="38.4446459730659" calcext:value-type="float">
            <text:p>38.4446459730659</text:p>
          </table:table-cell>
          <table:table-cell office:value-type="float" office:value="0.636797775135513" calcext:value-type="float">
            <text:p>0.636797775135513</text:p>
          </table:table-cell>
          <table:table-cell table:number-columns-repeated="5"/>
        </table:table-row>
        <table:table-row table:style-name="ro1">
          <table:table-cell office:value-type="float" office:value="3.59690249570833" calcext:value-type="float">
            <text:p>3.59690249570833</text:p>
          </table:table-cell>
          <table:table-cell office:value-type="float" office:value="38.5407951837661" calcext:value-type="float">
            <text:p>38.5407951837661</text:p>
          </table:table-cell>
          <table:table-cell office:value-type="float" office:value="0.640570823801989" calcext:value-type="float">
            <text:p>0.640570823801989</text:p>
          </table:table-cell>
          <table:table-cell table:number-columns-repeated="5"/>
        </table:table-row>
        <table:table-row table:style-name="ro1">
          <table:table-cell office:value-type="float" office:value="3.60779268453611" calcext:value-type="float">
            <text:p>3.60779268453611</text:p>
          </table:table-cell>
          <table:table-cell office:value-type="float" office:value="38.5489130730907" calcext:value-type="float">
            <text:p>38.5489130730907</text:p>
          </table:table-cell>
          <table:table-cell office:value-type="float" office:value="0.644343872468916" calcext:value-type="float">
            <text:p>0.644343872468916</text:p>
          </table:table-cell>
          <table:table-cell table:number-columns-repeated="5"/>
        </table:table-row>
        <table:table-row table:style-name="ro1">
          <table:table-cell office:value-type="float" office:value="3.66133187880851" calcext:value-type="float">
            <text:p>3.66133187880851</text:p>
          </table:table-cell>
          <table:table-cell office:value-type="float" office:value="38.5891380147897" calcext:value-type="float">
            <text:p>38.5891380147897</text:p>
          </table:table-cell>
          <table:table-cell office:value-type="float" office:value="0.554079467231178" calcext:value-type="float">
            <text:p>0.554079467231178</text:p>
          </table:table-cell>
          <table:table-cell table:number-columns-repeated="5"/>
        </table:table-row>
        <table:table-row table:style-name="ro1">
          <table:table-cell office:value-type="float" office:value="3.73613382070332" calcext:value-type="float">
            <text:p>3.73613382070332</text:p>
          </table:table-cell>
          <table:table-cell office:value-type="float" office:value="38.6354203885531" calcext:value-type="float">
            <text:p>38.6354203885531</text:p>
          </table:table-cell>
          <table:table-cell office:value-type="float" office:value="0.595438654715798" calcext:value-type="float">
            <text:p>0.595438654715798</text:p>
          </table:table-cell>
          <table:table-cell table:number-columns-repeated="5"/>
        </table:table-row>
        <table:table-row table:style-name="ro1">
          <table:table-cell office:value-type="float" office:value="3.85936763642057" calcext:value-type="float">
            <text:p>3.85936763642057</text:p>
          </table:table-cell>
          <table:table-cell office:value-type="float" office:value="38.7189065346793" calcext:value-type="float">
            <text:p>38.7189065346793</text:p>
          </table:table-cell>
          <table:table-cell office:value-type="float" office:value="0.636797842200419" calcext:value-type="float">
            <text:p>0.636797842200419</text:p>
          </table:table-cell>
          <table:table-cell table:number-columns-repeated="5"/>
        </table:table-row>
        <table:table-row table:style-name="ro1">
          <table:table-cell office:value-type="float" office:value="3.95485436389495" calcext:value-type="float">
            <text:p>3.95485436389495</text:p>
          </table:table-cell>
          <table:table-cell office:value-type="float" office:value="38.7895264542789" calcext:value-type="float">
            <text:p>38.7895264542789</text:p>
          </table:table-cell>
          <table:table-cell office:value-type="float" office:value="0.581561894482425" calcext:value-type="float">
            <text:p>0.581561894482425</text:p>
          </table:table-cell>
          <table:table-cell table:number-columns-repeated="5"/>
        </table:table-row>
        <table:table-row table:style-name="ro1">
          <table:table-cell office:value-type="float" office:value="4.04876969706578" calcext:value-type="float">
            <text:p>4.04876969706578</text:p>
          </table:table-cell>
          <table:table-cell office:value-type="float" office:value="38.8512666824602" calcext:value-type="float">
            <text:p>38.8512666824602</text:p>
          </table:table-cell>
          <table:table-cell office:value-type="float" office:value="0.5948240008934" calcext:value-type="float">
            <text:p>0.5948240008934</text:p>
          </table:table-cell>
          <table:table-cell table:number-columns-repeated="5"/>
        </table:table-row>
        <table:table-row table:style-name="ro1">
          <table:table-cell office:value-type="float" office:value="4.08831202380427" calcext:value-type="float">
            <text:p>4.08831202380427</text:p>
          </table:table-cell>
          <table:table-cell office:value-type="float" office:value="38.8780196352937" calcext:value-type="float">
            <text:p>38.8780196352937</text:p>
          </table:table-cell>
          <table:table-cell office:value-type="float" office:value="0.608086107304239" calcext:value-type="float">
            <text:p>0.608086107304239</text:p>
          </table:table-cell>
          <table:table-cell table:number-columns-repeated="5"/>
        </table:table-row>
        <table:table-row table:style-name="ro1">
          <table:table-cell office:value-type="float" office:value="4.21265074046262" calcext:value-type="float">
            <text:p>4.21265074046262</text:p>
          </table:table-cell>
          <table:table-cell office:value-type="float" office:value="38.9645685656136" calcext:value-type="float">
            <text:p>38.9645685656136</text:p>
          </table:table-cell>
          <table:table-cell office:value-type="float" office:value="0.581561948431262" calcext:value-type="float">
            <text:p>0.581561948431262</text:p>
          </table:table-cell>
          <table:table-cell table:number-columns-repeated="5"/>
        </table:table-row>
        <table:table-row table:style-name="ro1">
          <table:table-cell office:value-type="float" office:value="4.34510127835259" calcext:value-type="float">
            <text:p>4.34510127835259</text:p>
          </table:table-cell>
          <table:table-cell office:value-type="float" office:value="39.0516419658463" calcext:value-type="float">
            <text:p>39.0516419658463</text:p>
          </table:table-cell>
          <table:table-cell office:value-type="float" office:value="0.581561968063255" calcext:value-type="float">
            <text:p>0.581561968063255</text:p>
          </table:table-cell>
          <table:table-cell table:number-columns-repeated="5"/>
        </table:table-row>
        <table:table-row table:style-name="ro1">
          <table:table-cell office:value-type="float" office:value="4.47683104933042" calcext:value-type="float">
            <text:p>4.47683104933042</text:p>
          </table:table-cell>
          <table:table-cell office:value-type="float" office:value="39.1382415353476" calcext:value-type="float">
            <text:p>39.1382415353476</text:p>
          </table:table-cell>
          <table:table-cell office:value-type="float" office:value="0.554079617591422" calcext:value-type="float">
            <text:p>0.554079617591422</text:p>
          </table:table-cell>
          <table:table-cell table:number-columns-repeated="5"/>
        </table:table-row>
        <table:table-row table:style-name="ro1">
          <table:table-cell office:value-type="float" office:value="4.59972866377558" calcext:value-type="float">
            <text:p>4.59972866377558</text:p>
          </table:table-cell>
          <table:table-cell office:value-type="float" office:value="39.2142822783247" calcext:value-type="float">
            <text:p>39.2142822783247</text:p>
          </table:table-cell>
          <table:table-cell office:value-type="float" office:value="0.554079642217879" calcext:value-type="float">
            <text:p>0.554079642217879</text:p>
          </table:table-cell>
          <table:table-cell table:number-columns-repeated="5"/>
        </table:table-row>
        <table:table-row table:style-name="ro1">
          <table:table-cell office:value-type="float" office:value="4.74366108350124" calcext:value-type="float">
            <text:p>4.74366108350124</text:p>
          </table:table-cell>
          <table:table-cell office:value-type="float" office:value="39.3033379429625" calcext:value-type="float">
            <text:p>39.3033379429625</text:p>
          </table:table-cell>
          <table:table-cell office:value-type="float" office:value="0.581082938903878" calcext:value-type="float">
            <text:p>0.581082938903878</text:p>
          </table:table-cell>
          <table:table-cell table:number-columns-repeated="5"/>
        </table:table-row>
        <table:table-row table:style-name="ro1">
          <table:table-cell office:value-type="float" office:value="4.82490756494859" calcext:value-type="float">
            <text:p>4.82490756494859</text:p>
          </table:table-cell>
          <table:table-cell office:value-type="float" office:value="39.356693915662" calcext:value-type="float">
            <text:p>39.356693915662</text:p>
          </table:table-cell>
          <table:table-cell office:value-type="float" office:value="0.608086235590128" calcext:value-type="float">
            <text:p>0.608086235590128</text:p>
          </table:table-cell>
          <table:table-cell table:number-columns-repeated="5"/>
        </table:table-row>
        <table:table-row table:style-name="ro1">
          <table:table-cell office:value-type="float" office:value="4.82752656132771" calcext:value-type="float">
            <text:p>4.82752656132771</text:p>
          </table:table-cell>
          <table:table-cell office:value-type="float" office:value="39.3585169310769" calcext:value-type="float">
            <text:p>39.3585169310769</text:p>
          </table:table-cell>
          <table:table-cell office:value-type="float" office:value="0.468991310593985" calcext:value-type="float">
            <text:p>0.468991310593985</text:p>
          </table:table-cell>
          <table:table-cell table:number-columns-repeated="5"/>
        </table:table-row>
        <table:table-row table:style-name="ro1">
          <table:table-cell office:value-type="float" office:value="4.99497252478549" calcext:value-type="float">
            <text:p>4.99497252478549</text:p>
          </table:table-cell>
          <table:table-cell office:value-type="float" office:value="39.4433613964948" calcext:value-type="float">
            <text:p>39.4433613964948</text:p>
          </table:table-cell>
          <table:table-cell office:value-type="float" office:value="0.580862488925165" calcext:value-type="float">
            <text:p>0.580862488925165</text:p>
          </table:table-cell>
          <table:table-cell table:number-columns-repeated="5"/>
        </table:table-row>
        <table:table-row table:style-name="ro1">
          <table:table-cell office:value-type="float" office:value="5.16322642410677" calcext:value-type="float">
            <text:p>5.16322642410677</text:p>
          </table:table-cell>
          <table:table-cell office:value-type="float" office:value="39.5538035680562" calcext:value-type="float">
            <text:p>39.5538035680562</text:p>
          </table:table-cell>
          <table:table-cell office:value-type="float" office:value="0.636798078090765" calcext:value-type="float">
            <text:p>0.636798078090765</text:p>
          </table:table-cell>
          <table:table-cell table:number-columns-repeated="5"/>
        </table:table-row>
        <table:table-row table:style-name="ro1">
          <table:table-cell office:value-type="float" office:value="5.17965225282844" calcext:value-type="float">
            <text:p>5.17965225282844</text:p>
          </table:table-cell>
          <table:table-cell office:value-type="float" office:value="39.5659517619122" calcext:value-type="float">
            <text:p>39.5659517619122</text:p>
          </table:table-cell>
          <table:table-cell office:value-type="float" office:value="0.472657655928482" calcext:value-type="float">
            <text:p>0.472657655928482</text:p>
          </table:table-cell>
          <table:table-cell table:number-columns-repeated="5"/>
        </table:table-row>
        <table:table-row table:style-name="ro1">
          <table:table-cell office:value-type="float" office:value="5.20022529108476" calcext:value-type="float">
            <text:p>5.20022529108476</text:p>
          </table:table-cell>
          <table:table-cell office:value-type="float" office:value="39.5764710409781" calcext:value-type="float">
            <text:p>39.5764710409781</text:p>
          </table:table-cell>
          <table:table-cell office:value-type="float" office:value="0.527109898674864" calcext:value-type="float">
            <text:p>0.527109898674864</text:p>
          </table:table-cell>
          <table:table-cell table:number-columns-repeated="5"/>
        </table:table-row>
        <table:table-row table:style-name="ro1">
          <table:table-cell office:value-type="float" office:value="5.3695616871771" calcext:value-type="float">
            <text:p>5.3695616871771</text:p>
          </table:table-cell>
          <table:table-cell office:value-type="float" office:value="39.675031816302" calcext:value-type="float">
            <text:p>39.675031816302</text:p>
          </table:table-cell>
          <table:table-cell office:value-type="float" office:value="0.581562141421265" calcext:value-type="float">
            <text:p>0.581562141421265</text:p>
          </table:table-cell>
          <table:table-cell table:number-columns-repeated="5"/>
        </table:table-row>
        <table:table-row table:style-name="ro1">
          <table:table-cell office:value-type="float" office:value="5.44079961653196" calcext:value-type="float">
            <text:p>5.44079961653196</text:p>
          </table:table-cell>
          <table:table-cell office:value-type="float" office:value="39.7218638748291" calcext:value-type="float">
            <text:p>39.7218638748291</text:p>
          </table:table-cell>
          <table:table-cell office:value-type="float" office:value="0.496209717576251" calcext:value-type="float">
            <text:p>0.496209717576251</text:p>
          </table:table-cell>
          <table:table-cell table:number-columns-repeated="5"/>
        </table:table-row>
        <table:table-row table:style-name="ro1">
          <table:table-cell office:value-type="float" office:value="5.5171384594813" calcext:value-type="float">
            <text:p>5.5171384594813</text:p>
          </table:table-cell>
          <table:table-cell office:value-type="float" office:value="39.7631930493621" calcext:value-type="float">
            <text:p>39.7631930493621</text:p>
          </table:table-cell>
          <table:table-cell office:value-type="float" office:value="0.512524436935599" calcext:value-type="float">
            <text:p>0.512524436935599</text:p>
          </table:table-cell>
          <table:table-cell table:number-columns-repeated="5"/>
        </table:table-row>
        <table:table-row table:style-name="ro1">
          <table:table-cell office:value-type="float" office:value="5.56832253878687" calcext:value-type="float">
            <text:p>5.56832253878687</text:p>
          </table:table-cell>
          <table:table-cell office:value-type="float" office:value="39.7919931892577" calcext:value-type="float">
            <text:p>39.7919931892577</text:p>
          </table:table-cell>
          <table:table-cell office:value-type="float" office:value="0.52883915629517" calcext:value-type="float">
            <text:p>0.52883915629517</text:p>
          </table:table-cell>
          <table:table-cell table:number-columns-repeated="5"/>
        </table:table-row>
        <table:table-row table:style-name="ro1">
          <table:table-cell office:value-type="float" office:value="5.7207215844442" calcext:value-type="float">
            <text:p>5.7207215844442</text:p>
          </table:table-cell>
          <table:table-cell office:value-type="float" office:value="39.8810488992723" calcext:value-type="float">
            <text:p>39.8810488992723</text:p>
          </table:table-cell>
          <table:table-cell office:value-type="float" office:value="0.528839178899002" calcext:value-type="float">
            <text:p>0.528839178899002</text:p>
          </table:table-cell>
          <table:table-cell table:number-columns-repeated="5"/>
        </table:table-row>
        <table:table-row table:style-name="ro1">
          <table:table-cell office:value-type="float" office:value="5.76782736891977" calcext:value-type="float">
            <text:p>5.76782736891977</text:p>
          </table:table-cell>
          <table:table-cell office:value-type="float" office:value="39.9085755762397" calcext:value-type="float">
            <text:p>39.9085755762397</text:p>
          </table:table-cell>
          <table:table-cell office:value-type="float" office:value="0.393542843194817" calcext:value-type="float">
            <text:p>0.393542843194817</text:p>
          </table:table-cell>
          <table:table-cell table:number-columns-repeated="5"/>
        </table:table-row>
        <table:table-row table:style-name="ro1">
          <table:table-cell office:value-type="float" office:value="5.81606273519379" calcext:value-type="float">
            <text:p>5.81606273519379</text:p>
          </table:table-cell>
          <table:table-cell office:value-type="float" office:value="39.9286030178325" calcext:value-type="float">
            <text:p>39.9286030178325</text:p>
          </table:table-cell>
          <table:table-cell office:value-type="float" office:value="0.461191036213821" calcext:value-type="float">
            <text:p>0.461191036213821</text:p>
          </table:table-cell>
          <table:table-cell table:number-columns-repeated="5"/>
        </table:table-row>
        <table:table-row table:style-name="ro1">
          <table:table-cell office:value-type="float" office:value="6.03398630447945" calcext:value-type="float">
            <text:p>6.03398630447945</text:p>
          </table:table-cell>
          <table:table-cell office:value-type="float" office:value="40.0368964406831" calcext:value-type="float">
            <text:p>40.0368964406831</text:p>
          </table:table-cell>
          <table:table-cell office:value-type="float" office:value="0.528839229232894" calcext:value-type="float">
            <text:p>0.528839229232894</text:p>
          </table:table-cell>
          <table:table-cell table:number-columns-repeated="5"/>
        </table:table-row>
        <table:table-row table:style-name="ro1">
          <table:table-cell office:value-type="float" office:value="6.11300560273047" calcext:value-type="float">
            <text:p>6.11300560273047</text:p>
          </table:table-cell>
          <table:table-cell office:value-type="float" office:value="40.0830720637556" calcext:value-type="float">
            <text:p>40.0830720637556</text:p>
          </table:table-cell>
          <table:table-cell office:value-type="float" office:value="0.434476100732533" calcext:value-type="float">
            <text:p>0.434476100732533</text:p>
          </table:table-cell>
          <table:table-cell table:number-columns-repeated="5"/>
        </table:table-row>
        <table:table-row table:style-name="ro1">
          <table:table-cell office:value-type="float" office:value="6.17984446261754" calcext:value-type="float">
            <text:p>6.17984446261754</text:p>
          </table:table-cell>
          <table:table-cell office:value-type="float" office:value="40.1140886218205" calcext:value-type="float">
            <text:p>40.1140886218205</text:p>
          </table:table-cell>
          <table:table-cell office:value-type="float" office:value="0.465342983239437" calcext:value-type="float">
            <text:p>0.465342983239437</text:p>
          </table:table-cell>
          <table:table-cell table:number-columns-repeated="5"/>
        </table:table-row>
        <table:table-row table:style-name="ro1">
          <table:table-cell office:value-type="float" office:value="6.27913374482261" calcext:value-type="float">
            <text:p>6.27913374482261</text:p>
          </table:table-cell>
          <table:table-cell office:value-type="float" office:value="40.1639438572569" calcext:value-type="float">
            <text:p>40.1639438572569</text:p>
          </table:table-cell>
          <table:table-cell office:value-type="float" office:value="0.496209865746282" calcext:value-type="float">
            <text:p>0.496209865746282</text:p>
          </table:table-cell>
          <table:table-cell table:number-columns-repeated="5"/>
        </table:table-row>
        <table:table-row table:style-name="ro1">
          <table:table-cell office:value-type="float" office:value="6.42306616993982" calcext:value-type="float">
            <text:p>6.42306616993982</text:p>
          </table:table-cell>
          <table:table-cell office:value-type="float" office:value="40.2418676270447" calcext:value-type="float">
            <text:p>40.2418676270447</text:p>
          </table:table-cell>
          <table:table-cell office:value-type="float" office:value="0.496209889405569" calcext:value-type="float">
            <text:p>0.496209889405569</text:p>
          </table:table-cell>
          <table:table-cell table:number-columns-repeated="5"/>
        </table:table-row>
        <table:table-row table:style-name="ro1">
          <table:table-cell office:value-type="float" office:value="6.54835737463138" calcext:value-type="float">
            <text:p>6.54835737463138</text:p>
          </table:table-cell>
          <table:table-cell office:value-type="float" office:value="40.3096992051938" calcext:value-type="float">
            <text:p>40.3096992051938</text:p>
          </table:table-cell>
          <table:table-cell office:value-type="float" office:value="0.472657897322948" calcext:value-type="float">
            <text:p>0.472657897322948</text:p>
          </table:table-cell>
          <table:table-cell table:number-columns-repeated="5"/>
        </table:table-row>
        <table:table-row table:style-name="ro1">
          <table:table-cell office:value-type="float" office:value="6.63410806870421" calcext:value-type="float">
            <text:p>6.63410806870421</text:p>
          </table:table-cell>
          <table:table-cell office:value-type="float" office:value="40.3535447474516" calcext:value-type="float">
            <text:p>40.3535447474516</text:p>
          </table:table-cell>
          <table:table-cell office:value-type="float" office:value="0.413056033276687" calcext:value-type="float">
            <text:p>0.413056033276687</text:p>
          </table:table-cell>
          <table:table-cell table:number-columns-repeated="5"/>
        </table:table-row>
        <table:table-row table:style-name="ro1">
          <table:table-cell office:value-type="float" office:value="6.7373622342255" calcext:value-type="float">
            <text:p>6.7373622342255</text:p>
          </table:table-cell>
          <table:table-cell office:value-type="float" office:value="40.3987978864927" calcext:value-type="float">
            <text:p>40.3987978864927</text:p>
          </table:table-cell>
          <table:table-cell office:value-type="float" office:value="0.413056057153746" calcext:value-type="float">
            <text:p>0.413056057153746</text:p>
          </table:table-cell>
          <table:table-cell table:number-columns-repeated="5"/>
        </table:table-row>
        <table:table-row table:style-name="ro1">
          <table:table-cell office:value-type="float" office:value="6.84922490001753" calcext:value-type="float">
            <text:p>6.84922490001753</text:p>
          </table:table-cell>
          <table:table-cell office:value-type="float" office:value="40.4478238707889" calcext:value-type="float">
            <text:p>40.4478238707889</text:p>
          </table:table-cell>
          <table:table-cell office:value-type="float" office:value="0.333108997647997" calcext:value-type="float">
            <text:p>0.333108997647997</text:p>
          </table:table-cell>
          <table:table-cell table:number-columns-repeated="5"/>
        </table:table-row>
        <table:table-row table:style-name="ro1">
          <table:table-cell office:value-type="float" office:value="6.94205712307667" calcext:value-type="float">
            <text:p>6.94205712307667</text:p>
          </table:table-cell>
          <table:table-cell office:value-type="float" office:value="40.4799440369522" calcext:value-type="float">
            <text:p>40.4799440369522</text:p>
          </table:table-cell>
          <table:table-cell office:value-type="float" office:value="0.363326029012754" calcext:value-type="float">
            <text:p>0.363326029012754</text:p>
          </table:table-cell>
          <table:table-cell table:number-columns-repeated="5"/>
        </table:table-row>
        <table:table-row table:style-name="ro1">
          <table:table-cell office:value-type="float" office:value="7.04372171636847" calcext:value-type="float">
            <text:p>7.04372171636847</text:p>
          </table:table-cell>
          <table:table-cell office:value-type="float" office:value="40.5185974117866" calcext:value-type="float">
            <text:p>40.5185974117866</text:p>
          </table:table-cell>
          <table:table-cell office:value-type="float" office:value="0.39354306037753" calcext:value-type="float">
            <text:p>0.39354306037753</text:p>
          </table:table-cell>
          <table:table-cell table:number-columns-repeated="5"/>
        </table:table-row>
        <table:table-row table:style-name="ro1">
          <table:table-cell office:value-type="float" office:value="7.14141378969185" calcext:value-type="float">
            <text:p>7.14141378969185</text:p>
          </table:table-cell>
          <table:table-cell office:value-type="float" office:value="40.5591594235122" calcext:value-type="float">
            <text:p>40.5591594235122</text:p>
          </table:table-cell>
          <table:table-cell office:value-type="float" office:value="0.317576861399987" calcext:value-type="float">
            <text:p>0.317576861399987</text:p>
          </table:table-cell>
          <table:table-cell table:number-columns-repeated="5"/>
        </table:table-row>
        <table:table-row table:style-name="ro1">
          <table:table-cell office:value-type="float" office:value="7.24576401479967" calcext:value-type="float">
            <text:p>7.24576401479967</text:p>
          </table:table-cell>
          <table:table-cell office:value-type="float" office:value="40.5934595838254" calcext:value-type="float">
            <text:p>40.5934595838254</text:p>
          </table:table-cell>
          <table:table-cell office:value-type="float" office:value="0.355559985716858" calcext:value-type="float">
            <text:p>0.355559985716858</text:p>
          </table:table-cell>
          <table:table-cell table:number-columns-repeated="5"/>
        </table:table-row>
        <table:table-row table:style-name="ro1">
          <table:table-cell office:value-type="float" office:value="7.37391963375532" calcext:value-type="float">
            <text:p>7.37391963375532</text:p>
          </table:table-cell>
          <table:table-cell office:value-type="float" office:value="40.6410491738711" calcext:value-type="float">
            <text:p>40.6410491738711</text:p>
          </table:table-cell>
          <table:table-cell office:value-type="float" office:value="0.39354311003367" calcext:value-type="float">
            <text:p>0.39354311003367</text:p>
          </table:table-cell>
          <table:table-cell table:number-columns-repeated="5"/>
        </table:table-row>
        <table:table-row table:style-name="ro1">
          <table:table-cell office:value-type="float" office:value="7.53478527717746" calcext:value-type="float">
            <text:p>7.53478527717746</text:p>
          </table:table-cell>
          <table:table-cell office:value-type="float" office:value="40.707841031262" calcext:value-type="float">
            <text:p>40.707841031262</text:p>
          </table:table-cell>
          <table:table-cell office:value-type="float" office:value="0.393543135105521" calcext:value-type="float">
            <text:p>0.393543135105521</text:p>
          </table:table-cell>
          <table:table-cell table:number-columns-repeated="5"/>
        </table:table-row>
        <table:table-row table:style-name="ro1">
          <table:table-cell office:value-type="float" office:value="7.68082461565623" calcext:value-type="float">
            <text:p>7.68082461565623</text:p>
          </table:table-cell>
          <table:table-cell office:value-type="float" office:value="40.7684769703735" calcext:value-type="float">
            <text:p>40.7684769703735</text:p>
          </table:table-cell>
          <table:table-cell office:value-type="float" office:value="0.37570644493668" calcext:value-type="float">
            <text:p>0.37570644493668</text:p>
          </table:table-cell>
          <table:table-cell table:number-columns-repeated="5"/>
        </table:table-row>
        <table:table-row table:style-name="ro1">
          <table:table-cell office:value-type="float" office:value="7.82152797502436" calcext:value-type="float">
            <text:p>7.82152797502436</text:p>
          </table:table-cell>
          <table:table-cell office:value-type="float" office:value="40.823976384165" calcext:value-type="float">
            <text:p>40.823976384165</text:p>
          </table:table-cell>
          <table:table-cell office:value-type="float" office:value="0.359348992078442" calcext:value-type="float">
            <text:p>0.359348992078442</text:p>
          </table:table-cell>
          <table:table-cell table:number-columns-repeated="5"/>
        </table:table-row>
        <table:table-row table:style-name="ro1">
          <table:table-cell office:value-type="float" office:value="7.98554511420117" calcext:value-type="float">
            <text:p>7.98554511420117</text:p>
          </table:table-cell>
          <table:table-cell office:value-type="float" office:value="40.8855910284665" calcext:value-type="float">
            <text:p>40.8855910284665</text:p>
          </table:table-cell>
          <table:table-cell office:value-type="float" office:value="0.377786080457214" calcext:value-type="float">
            <text:p>0.377786080457214</text:p>
          </table:table-cell>
          <table:table-cell table:number-columns-repeated="5"/>
        </table:table-row>
        <table:table-row table:style-name="ro1">
          <table:table-cell office:value-type="float" office:value="8.04723471217248" calcext:value-type="float">
            <text:p>8.04723471217248</text:p>
          </table:table-cell>
          <table:table-cell office:value-type="float" office:value="40.9100724145153" calcext:value-type="float">
            <text:p>40.9100724145153</text:p>
          </table:table-cell>
          <table:table-cell office:value-type="float" office:value="0.396223168836057" calcext:value-type="float">
            <text:p>0.396223168836057</text:p>
          </table:table-cell>
          <table:table-cell table:number-columns-repeated="5"/>
        </table:table-row>
        <table:table-row table:style-name="ro1">
          <table:table-cell office:value-type="float" office:value="8.19038160916284" calcext:value-type="float">
            <text:p>8.19038160916284</text:p>
          </table:table-cell>
          <table:table-cell office:value-type="float" office:value="40.9699576812513" calcext:value-type="float">
            <text:p>40.9699576812513</text:p>
          </table:table-cell>
          <table:table-cell office:value-type="float" office:value="0.3443018693268" calcext:value-type="float">
            <text:p>0.3443018693268</text:p>
          </table:table-cell>
          <table:table-cell table:number-columns-repeated="5"/>
        </table:table-row>
        <table:table-row table:style-name="ro1">
          <table:table-cell office:value-type="float" office:value="8.3326504545281" calcext:value-type="float">
            <text:p>8.3326504545281</text:p>
          </table:table-cell>
          <table:table-cell office:value-type="float" office:value="41.0209730763376" calcext:value-type="float">
            <text:p>41.0209730763376</text:p>
          </table:table-cell>
          <table:table-cell office:value-type="float" office:value="0.370262548840171" calcext:value-type="float">
            <text:p>0.370262548840171</text:p>
          </table:table-cell>
          <table:table-cell table:number-columns-repeated="5"/>
        </table:table-row>
        <table:table-row table:style-name="ro1">
          <table:table-cell office:value-type="float" office:value="8.41976565745066" calcext:value-type="float">
            <text:p>8.41976565745066</text:p>
          </table:table-cell>
          <table:table-cell office:value-type="float" office:value="41.0547881698607" calcext:value-type="float">
            <text:p>41.0547881698607</text:p>
          </table:table-cell>
          <table:table-cell office:value-type="float" office:value="0.396223228353599" calcext:value-type="float">
            <text:p>0.396223228353599</text:p>
          </table:table-cell>
          <table:table-cell table:number-columns-repeated="5"/>
        </table:table-row>
        <table:table-row table:style-name="ro1">
          <table:table-cell office:value-type="float" office:value="8.48056289092319" calcext:value-type="float">
            <text:p>8.48056289092319</text:p>
          </table:table-cell>
          <table:table-cell office:value-type="float" office:value="41.080222595814" calcext:value-type="float">
            <text:p>41.080222595814</text:p>
          </table:table-cell>
          <table:table-cell office:value-type="float" office:value="0.245392988020767" calcext:value-type="float">
            <text:p>0.245392988020767</text:p>
          </table:table-cell>
          <table:table-cell table:number-columns-repeated="5"/>
        </table:table-row>
        <table:table-row table:style-name="ro1">
          <table:table-cell office:value-type="float" office:value="8.52643101933422" calcext:value-type="float">
            <text:p>8.52643101933422</text:p>
          </table:table-cell>
          <table:table-cell office:value-type="float" office:value="41.0917098220863" calcext:value-type="float">
            <text:p>41.0917098220863</text:p>
          </table:table-cell>
          <table:table-cell office:value-type="float" office:value="0.310549799055163" calcext:value-type="float">
            <text:p>0.310549799055163</text:p>
          </table:table-cell>
          <table:table-cell table:number-columns-repeated="5"/>
        </table:table-row>
        <table:table-row table:style-name="ro1">
          <table:table-cell office:value-type="float" office:value="8.74961731282028" calcext:value-type="float">
            <text:p>8.74961731282028</text:p>
          </table:table-cell>
          <table:table-cell office:value-type="float" office:value="41.1633378530983" calcext:value-type="float">
            <text:p>41.1633378530983</text:p>
          </table:table-cell>
          <table:table-cell office:value-type="float" office:value="0.375706610089564" calcext:value-type="float">
            <text:p>0.375706610089564</text:p>
          </table:table-cell>
          <table:table-cell table:number-columns-repeated="5"/>
        </table:table-row>
        <table:table-row table:style-name="ro1">
          <table:table-cell office:value-type="float" office:value="8.91894950321209" calcext:value-type="float">
            <text:p>8.91894950321209</text:p>
          </table:table-cell>
          <table:table-cell office:value-type="float" office:value="41.2301297327809" calcext:value-type="float">
            <text:p>41.2301297327809</text:p>
          </table:table-cell>
          <table:table-cell office:value-type="float" office:value="0.403498297719581" calcext:value-type="float">
            <text:p>0.403498297719581</text:p>
          </table:table-cell>
          <table:table-cell table:number-columns-repeated="5"/>
        </table:table-row>
        <table:table-row table:style-name="ro1">
          <table:table-cell office:value-type="float" office:value="9.01095301857234" calcext:value-type="float">
            <text:p>9.01095301857234</text:p>
          </table:table-cell>
          <table:table-cell office:value-type="float" office:value="41.2694081474098" calcext:value-type="float">
            <text:p>41.2694081474098</text:p>
          </table:table-cell>
          <table:table-cell office:value-type="float" office:value="0.43128998534955" calcext:value-type="float">
            <text:p>0.43128998534955</text:p>
          </table:table-cell>
          <table:table-cell table:number-columns-repeated="5"/>
        </table:table-row>
        <table:table-row table:style-name="ro1">
          <table:table-cell office:value-type="float" office:value="9.09994967178762" calcext:value-type="float">
            <text:p>9.09994967178762</text:p>
          </table:table-cell>
          <table:table-cell office:value-type="float" office:value="41.3103629174819" calcext:value-type="float">
            <text:p>41.3103629174819</text:p>
          </table:table-cell>
          <table:table-cell office:value-type="float" office:value="0.333109334352437" calcext:value-type="float">
            <text:p>0.333109334352437</text:p>
          </table:table-cell>
          <table:table-cell table:number-columns-repeated="5"/>
        </table:table-row>
        <table:table-row table:style-name="ro1">
          <table:table-cell office:value-type="float" office:value="9.17724279804942" calcext:value-type="float">
            <text:p>9.17724279804942</text:p>
          </table:table-cell>
          <table:table-cell office:value-type="float" office:value="41.3371065489731" calcext:value-type="float">
            <text:p>41.3371065489731</text:p>
          </table:table-cell>
          <table:table-cell office:value-type="float" office:value="0.354408009207949" calcext:value-type="float">
            <text:p>0.354408009207949</text:p>
          </table:table-cell>
          <table:table-cell table:number-columns-repeated="5"/>
        </table:table-row>
        <table:table-row table:style-name="ro1">
          <table:table-cell office:value-type="float" office:value="9.24914738595956" calcext:value-type="float">
            <text:p>9.24914738595956</text:p>
          </table:table-cell>
          <table:table-cell office:value-type="float" office:value="41.3637135428411" calcext:value-type="float">
            <text:p>41.3637135428411</text:p>
          </table:table-cell>
          <table:table-cell office:value-type="float" office:value="0.375706684063301" calcext:value-type="float">
            <text:p>0.375706684063301</text:p>
          </table:table-cell>
          <table:table-cell table:number-columns-repeated="5"/>
        </table:table-row>
        <table:table-row table:style-name="ro1">
          <table:table-cell office:value-type="float" office:value="9.41847961559116" calcext:value-type="float">
            <text:p>9.41847961559116</text:p>
          </table:table-cell>
          <table:table-cell office:value-type="float" office:value="41.4305054524766" calcext:value-type="float">
            <text:p>41.4305054524766</text:p>
          </table:table-cell>
          <table:table-cell office:value-type="float" office:value="0.37570671223597" calcext:value-type="float">
            <text:p>0.37570671223597</text:p>
          </table:table-cell>
          <table:table-cell table:number-columns-repeated="5"/>
        </table:table-row>
        <table:table-row table:style-name="ro1">
          <table:table-cell office:value-type="float" office:value="9.48842920498071" calcext:value-type="float">
            <text:p>9.48842920498071</text:p>
          </table:table-cell>
          <table:table-cell office:value-type="float" office:value="41.4580965793951" calcext:value-type="float">
            <text:p>41.4580965793951</text:p>
          </table:table-cell>
          <table:table-cell office:value-type="float" office:value="0.257140864633532" calcext:value-type="float">
            <text:p>0.257140864633532</text:p>
          </table:table-cell>
          <table:table-cell table:number-columns-repeated="5"/>
        </table:table-row>
        <table:table-row table:style-name="ro1">
          <table:table-cell office:value-type="float" office:value="9.55443956481336" calcext:value-type="float">
            <text:p>9.55443956481336</text:p>
          </table:table-cell>
          <table:table-cell office:value-type="float" office:value="41.47545482145" calcext:value-type="float">
            <text:p>41.47545482145</text:p>
          </table:table-cell>
          <table:table-cell office:value-type="float" office:value="0.316423813679114" calcext:value-type="float">
            <text:p>0.316423813679114</text:p>
          </table:table-cell>
          <table:table-cell table:number-columns-repeated="5"/>
        </table:table-row>
        <table:table-row table:style-name="ro1">
          <table:table-cell office:value-type="float" office:value="9.75714408177436" calcext:value-type="float">
            <text:p>9.75714408177436</text:p>
          </table:table-cell>
          <table:table-cell office:value-type="float" office:value="41.5418253817837" calcext:value-type="float">
            <text:p>41.5418253817837</text:p>
          </table:table-cell>
          <table:table-cell office:value-type="float" office:value="0.375706762724726" calcext:value-type="float">
            <text:p>0.375706762724726</text:p>
          </table:table-cell>
          <table:table-cell table:number-columns-repeated="5"/>
        </table:table-row>
        <table:table-row table:style-name="ro1">
          <table:table-cell office:value-type="float" office:value="9.92647625441609" calcext:value-type="float">
            <text:p>9.92647625441609</text:p>
          </table:table-cell>
          <table:table-cell office:value-type="float" office:value="41.6086172843323" calcext:value-type="float">
            <text:p>41.6086172843323</text:p>
          </table:table-cell>
          <table:table-cell office:value-type="float" office:value="0.424182605584952" calcext:value-type="float">
            <text:p>0.424182605584952</text:p>
          </table:table-cell>
          <table:table-cell table:number-columns-repeated="5"/>
        </table:table-row>
        <table:table-row table:style-name="ro1">
          <table:table-cell office:value-type="float" office:value="10.0039131269921" calcext:value-type="float">
            <text:p>10.0039131269921</text:p>
          </table:table-cell>
          <table:table-cell office:value-type="float" office:value="41.6435876748434" calcext:value-type="float">
            <text:p>41.6435876748434</text:p>
          </table:table-cell>
          <table:table-cell office:value-type="float" office:value="0.220058180685258" calcext:value-type="float">
            <text:p>0.220058180685258</text:p>
          </table:table-cell>
          <table:table-cell table:number-columns-repeated="5"/>
        </table:table-row>
        <table:table-row table:style-name="ro1">
          <table:table-cell office:value-type="float" office:value="10.025021270536" calcext:value-type="float">
            <text:p>10.025021270536</text:p>
          </table:table-cell>
          <table:table-cell office:value-type="float" office:value="41.6483091552063" calcext:value-type="float">
            <text:p>41.6483091552063</text:p>
          </table:table-cell>
          <table:table-cell office:value-type="float" office:value="0.245393231080048" calcext:value-type="float">
            <text:p>0.245393231080048</text:p>
          </table:table-cell>
          <table:table-cell table:number-columns-repeated="5"/>
        </table:table-row>
        <table:table-row table:style-name="ro1">
          <table:table-cell office:value-type="float" office:value="10.2028200771146" calcext:value-type="float">
            <text:p>10.2028200771146</text:p>
          </table:table-cell>
          <table:table-cell office:value-type="float" office:value="41.692837181516" calcext:value-type="float">
            <text:p>41.692837181516</text:p>
          </table:table-cell>
          <table:table-cell office:value-type="float" office:value="0.289251381967587" calcext:value-type="float">
            <text:p>0.289251381967587</text:p>
          </table:table-cell>
          <table:table-cell table:number-columns-repeated="5"/>
        </table:table-row>
        <table:table-row table:style-name="ro1">
          <table:table-cell office:value-type="float" office:value="10.3541018198197" calcext:value-type="float">
            <text:p>10.3541018198197</text:p>
          </table:table-cell>
          <table:table-cell office:value-type="float" office:value="41.7378582780635" calcext:value-type="float">
            <text:p>41.7378582780635</text:p>
          </table:table-cell>
          <table:table-cell office:value-type="float" office:value="0.333109532855138" calcext:value-type="float">
            <text:p>0.333109532855138</text:p>
          </table:table-cell>
          <table:table-cell table:number-columns-repeated="5"/>
        </table:table-row>
        <table:table-row table:style-name="ro1">
          <table:table-cell office:value-type="float" office:value="10.5017565908759" calcext:value-type="float">
            <text:p>10.5017565908759</text:p>
          </table:table-cell>
          <table:table-cell office:value-type="float" office:value="41.7889472624621" calcext:value-type="float">
            <text:p>41.7889472624621</text:p>
          </table:table-cell>
          <table:table-cell office:value-type="float" office:value="0.317577369349163" calcext:value-type="float">
            <text:p>0.317577369349163</text:p>
          </table:table-cell>
          <table:table-cell table:number-columns-repeated="5"/>
        </table:table-row>
        <table:table-row table:style-name="ro1">
          <table:table-cell office:value-type="float" office:value="10.5706505582563" calcext:value-type="float">
            <text:p>10.5706505582563</text:p>
          </table:table-cell>
          <table:table-cell office:value-type="float" office:value="41.8115929076399" calcext:value-type="float">
            <text:p>41.8115929076399</text:p>
          </table:table-cell>
          <table:table-cell office:value-type="float" office:value="0.215725742938832" calcext:value-type="float">
            <text:p>0.215725742938832</text:p>
          </table:table-cell>
          <table:table-cell table:number-columns-repeated="5"/>
        </table:table-row>
        <table:table-row table:style-name="ro1">
          <table:table-cell office:value-type="float" office:value="10.6149654987216" calcext:value-type="float">
            <text:p>10.6149654987216</text:p>
          </table:table-cell>
          <table:table-cell office:value-type="float" office:value="41.8213038925079" calcext:value-type="float">
            <text:p>41.8213038925079</text:p>
          </table:table-cell>
          <table:table-cell office:value-type="float" office:value="0.194723248058175" calcext:value-type="float">
            <text:p>0.194723248058175</text:p>
          </table:table-cell>
          <table:table-cell table:number-columns-repeated="5"/>
        </table:table-row>
        <table:table-row table:style-name="ro1">
          <table:table-cell office:value-type="float" office:value="10.7657520019723" calcext:value-type="float">
            <text:p>10.7657520019723</text:p>
          </table:table-cell>
          <table:table-cell office:value-type="float" office:value="41.8510423495245" calcext:value-type="float">
            <text:p>41.8510423495245</text:p>
          </table:table-cell>
          <table:table-cell office:value-type="float" office:value="0.23358586347458" calcext:value-type="float">
            <text:p>0.23358586347458</text:p>
          </table:table-cell>
          <table:table-cell table:number-columns-repeated="5"/>
        </table:table-row>
        <table:table-row table:style-name="ro1">
          <table:table-cell office:value-type="float" office:value="10.9018236982032" calcext:value-type="float">
            <text:p>10.9018236982032</text:p>
          </table:table-cell>
          <table:table-cell office:value-type="float" office:value="41.8834177533217" calcext:value-type="float">
            <text:p>41.8834177533217</text:p>
          </table:table-cell>
          <table:table-cell office:value-type="float" office:value="0.311311094307266" calcext:value-type="float">
            <text:p>0.311311094307266</text:p>
          </table:table-cell>
          <table:table-cell table:number-columns-repeated="5"/>
        </table:table-row>
        <table:table-row table:style-name="ro1">
          <table:table-cell office:value-type="float" office:value="10.9547933159044" calcext:value-type="float">
            <text:p>10.9547933159044</text:p>
          </table:table-cell>
          <table:table-cell office:value-type="float" office:value="41.9004619852421" calcext:value-type="float">
            <text:p>41.9004619852421</text:p>
          </table:table-cell>
          <table:table-cell office:value-type="float" office:value="0.130185279142303" calcext:value-type="float">
            <text:p>0.130185279142303</text:p>
          </table:table-cell>
          <table:table-cell table:number-columns-repeated="5"/>
        </table:table-row>
        <table:table-row table:style-name="ro1">
          <table:table-cell office:value-type="float" office:value="11.0874832902763" calcext:value-type="float">
            <text:p>11.0874832902763</text:p>
          </table:table-cell>
          <table:table-cell office:value-type="float" office:value="41.9178345221157" calcext:value-type="float">
            <text:p>41.9178345221157</text:p>
          </table:table-cell>
          <table:table-cell office:value-type="float" office:value="0.194723313151893" calcext:value-type="float">
            <text:p>0.194723313151893</text:p>
          </table:table-cell>
          <table:table-cell table:number-columns-repeated="5"/>
        </table:table-row>
        <table:table-row table:style-name="ro1">
          <table:table-cell office:value-type="float" office:value="11.2568155346234" calcext:value-type="float">
            <text:p>11.2568155346234</text:p>
          </table:table-cell>
          <table:table-cell office:value-type="float" office:value="41.9512306238102" calcext:value-type="float">
            <text:p>41.9512306238102</text:p>
          </table:table-cell>
          <table:table-cell office:value-type="float" office:value="0.19472334050835" calcext:value-type="float">
            <text:p>0.19472334050835</text:p>
          </table:table-cell>
          <table:table-cell table:number-columns-repeated="5"/>
        </table:table-row>
        <table:table-row table:style-name="ro1">
          <table:table-cell office:value-type="float" office:value="11.42428993605" calcext:value-type="float">
            <text:p>11.42428993605</text:p>
          </table:table-cell>
          <table:table-cell office:value-type="float" office:value="41.9842603221338" calcext:value-type="float">
            <text:p>41.9842603221338</text:p>
          </table:table-cell>
          <table:table-cell office:value-type="float" office:value="0.0328244383681725" calcext:value-type="float">
            <text:p>0.032824438368173</text:p>
          </table:table-cell>
          <table:table-cell table:number-columns-repeated="5"/>
        </table:table-row>
        <table:table-row table:style-name="ro1">
          <table:table-cell office:value-type="float" office:value="11.534601358252" calcext:value-type="float">
            <text:p>11.534601358252</text:p>
          </table:table-cell>
          <table:table-cell office:value-type="float" office:value="41.9878825336164" calcext:value-type="float">
            <text:p>41.9878825336164</text:p>
          </table:table-cell>
          <table:table-cell office:value-type="float" office:value="0.0656473600084773" calcext:value-type="float">
            <text:p>0.065647360008477</text:p>
          </table:table-cell>
          <table:table-cell table:number-columns-repeated="5"/>
        </table:table-row>
        <table:table-row table:style-name="ro1">
          <table:table-cell office:value-type="float" office:value="11.5858559885782" calcext:value-type="float">
            <text:p>11.5858559885782</text:p>
          </table:table-cell>
          <table:table-cell office:value-type="float" office:value="41.9912521066537" calcext:value-type="float">
            <text:p>41.9912521066537</text:p>
          </table:table-cell>
          <table:table-cell office:value-type="float" office:value="6.21754104887454" calcext:value-type="float">
            <text:p>6.21754104887454</text:p>
          </table:table-cell>
          <table:table-cell table:number-columns-repeated="5"/>
        </table:table-row>
        <table:table-row table:style-name="ro1">
          <table:table-cell office:value-type="float" office:value="11.634017425013" calcext:value-type="float">
            <text:p>11.634017425013</text:p>
          </table:table-cell>
          <table:table-cell office:value-type="float" office:value="41.988086035862" calcext:value-type="float">
            <text:p>41.988086035862</text:p>
          </table:table-cell>
          <table:table-cell office:value-type="float" office:value="6.21409673885828" calcext:value-type="float">
            <text:p>6.21409673885828</text:p>
          </table:table-cell>
          <table:table-cell table:number-columns-repeated="5"/>
        </table:table-row>
        <table:table-row table:style-name="ro1">
          <table:table-cell office:value-type="float" office:value="11.7917905869184" calcext:value-type="float">
            <text:p>11.7917905869184</text:p>
          </table:table-cell>
          <table:table-cell office:value-type="float" office:value="41.9771683375602" calcext:value-type="float">
            <text:p>41.9771683375602</text:p>
          </table:table-cell>
          <table:table-cell office:value-type="float" office:value="6.24864182585662" calcext:value-type="float">
            <text:p>6.24864182585662</text:p>
          </table:table-cell>
          <table:table-cell table:number-columns-repeated="5"/>
        </table:table-row>
        <table:table-row table:style-name="ro1">
          <table:table-cell office:value-type="float" office:value="11.9160539910275" calcext:value-type="float">
            <text:p>11.9160539910275</text:p>
          </table:table-cell>
          <table:table-cell office:value-type="float" office:value="41.9728741388248" calcext:value-type="float">
            <text:p>41.9728741388248</text:p>
          </table:table-cell>
          <table:table-cell office:value-type="float" office:value="0.00000160567540476383" calcext:value-type="float">
            <text:p>1.60567540476383E-06</text:p>
          </table:table-cell>
          <table:table-cell table:number-columns-repeated="5"/>
        </table:table-row>
        <table:table-row table:style-name="ro1">
          <table:table-cell office:value-type="float" office:value="12.0769196221985" calcext:value-type="float">
            <text:p>12.0769196221985</text:p>
          </table:table-cell>
          <table:table-cell office:value-type="float" office:value="41.9728743971228" calcext:value-type="float">
            <text:p>41.9728743971228</text:p>
          </table:table-cell>
          <table:table-cell office:value-type="float" office:value="0.0725332831807055" calcext:value-type="float">
            <text:p>0.072533283180706</text:p>
          </table:table-cell>
          <table:table-cell table:number-columns-repeated="5"/>
        </table:table-row>
        <table:table-row table:style-name="ro1">
          <table:table-cell office:value-type="float" office:value="12.3371188070813" calcext:value-type="float">
            <text:p>12.3371188070813</text:p>
          </table:table-cell>
          <table:table-cell office:value-type="float" office:value="41.9917806656974" calcext:value-type="float">
            <text:p>41.9917806656974</text:p>
          </table:table-cell>
          <table:table-cell office:value-type="float" office:value="0.145064960686029" calcext:value-type="float">
            <text:p>0.145064960686029</text:p>
          </table:table-cell>
          <table:table-cell table:number-columns-repeated="5"/>
        </table:table-row>
        <table:table-row table:style-name="ro1">
          <table:table-cell office:value-type="float" office:value="12.4218275674988" calcext:value-type="float">
            <text:p>12.4218275674988</text:p>
          </table:table-cell>
          <table:table-cell office:value-type="float" office:value="42.0041558679963" calcext:value-type="float">
            <text:p>42.0041558679963</text:p>
          </table:table-cell>
          <table:table-cell office:value-type="float" office:value="0.069091800233681" calcext:value-type="float">
            <text:p>0.069091800233681</text:p>
          </table:table-cell>
          <table:table-cell table:number-columns-repeated="5"/>
        </table:table-row>
        <table:table-row table:style-name="ro1">
          <table:table-cell office:value-type="float" office:value="12.5144476436996" calcext:value-type="float">
            <text:p>12.5144476436996</text:p>
          </table:table-cell>
          <table:table-cell office:value-type="float" office:value="42.0105653579908" calcext:value-type="float">
            <text:p>42.0105653579908</text:p>
          </table:table-cell>
          <table:table-cell office:value-type="float" office:value="0.119329262654097" calcext:value-type="float">
            <text:p>0.119329262654097</text:p>
          </table:table-cell>
          <table:table-cell table:number-columns-repeated="5"/>
        </table:table-row>
        <table:table-row table:style-name="ro1">
          <table:table-cell office:value-type="float" office:value="12.6939408735041" calcext:value-type="float">
            <text:p>12.6939408735041</text:p>
          </table:table-cell>
          <table:table-cell office:value-type="float" office:value="42.032086399285" calcext:value-type="float">
            <text:p>42.032086399285</text:p>
          </table:table-cell>
          <table:table-cell office:value-type="float" office:value="0.219804187494944" calcext:value-type="float">
            <text:p>0.219804187494944</text:p>
          </table:table-cell>
          <table:table-cell table:number-columns-repeated="5"/>
        </table:table-row>
        <table:table-row table:style-name="ro1">
          <table:table-cell office:value-type="float" office:value="12.8703701656238" calcext:value-type="float">
            <text:p>12.8703701656238</text:p>
          </table:table-cell>
          <table:table-cell office:value-type="float" office:value="42.0715031425058" calcext:value-type="float">
            <text:p>42.0715031425058</text:p>
          </table:table-cell>
          <table:table-cell office:value-type="float" office:value="0.270041649915349" calcext:value-type="float">
            <text:p>0.270041649915349</text:p>
          </table:table-cell>
          <table:table-cell table:number-columns-repeated="5"/>
        </table:table-row>
        <table:table-row table:style-name="ro1">
          <table:table-cell office:value-type="float" office:value="12.9745349168002" calcext:value-type="float">
            <text:p>12.9745349168002</text:p>
          </table:table-cell>
          <table:table-cell office:value-type="float" office:value="42.1003362556763" calcext:value-type="float">
            <text:p>42.1003362556763</text:p>
          </table:table-cell>
          <table:table-cell office:value-type="float" office:value="0.204695000000266" calcext:value-type="float">
            <text:p>0.204695000000266</text:p>
          </table:table-cell>
          <table:table-cell table:number-columns-repeated="5"/>
        </table:table-row>
        <table:table-row table:style-name="ro1">
          <table:table-cell office:value-type="float" office:value="13.0777958210244" calcext:value-type="float">
            <text:p>13.0777958210244</text:p>
          </table:table-cell>
          <table:table-cell office:value-type="float" office:value="42.121773493221" calcext:value-type="float">
            <text:p>42.121773493221</text:p>
          </table:table-cell>
          <table:table-cell office:value-type="float" office:value="0.245770452661623" calcext:value-type="float">
            <text:p>0.245770452661623</text:p>
          </table:table-cell>
          <table:table-cell table:number-columns-repeated="5"/>
        </table:table-row>
        <table:table-row table:style-name="ro1">
          <table:table-cell office:value-type="float" office:value="13.2211836032211" calcext:value-type="float">
            <text:p>13.2211836032211</text:p>
          </table:table-cell>
          <table:table-cell office:value-type="float" office:value="42.1577410914327" calcext:value-type="float">
            <text:p>42.1577410914327</text:p>
          </table:table-cell>
          <table:table-cell office:value-type="float" office:value="0.327921357984328" calcext:value-type="float">
            <text:p>0.327921357984328</text:p>
          </table:table-cell>
          <table:table-cell table:number-columns-repeated="5"/>
        </table:table-row>
        <table:table-row table:style-name="ro1">
          <table:table-cell office:value-type="float" office:value="13.3611363634348" calcext:value-type="float">
            <text:p>13.3611363634348</text:p>
          </table:table-cell>
          <table:table-cell office:value-type="float" office:value="42.2053535804767" calcext:value-type="float">
            <text:p>42.2053535804767</text:p>
          </table:table-cell>
          <table:table-cell office:value-type="float" office:value="0.368996810645698" calcext:value-type="float">
            <text:p>0.368996810645698</text:p>
          </table:table-cell>
          <table:table-cell table:number-columns-repeated="5"/>
        </table:table-row>
        <table:table-row table:style-name="ro1">
          <table:table-cell office:value-type="float" office:value="13.5050686720694" calcext:value-type="float">
            <text:p>13.5050686720694</text:p>
          </table:table-cell>
          <table:table-cell office:value-type="float" office:value="42.2610135720391" calcext:value-type="float">
            <text:p>42.2610135720391</text:p>
          </table:table-cell>
          <table:table-cell office:value-type="float" office:value="0.381270412155239" calcext:value-type="float">
            <text:p>0.381270412155239</text:p>
          </table:table-cell>
          <table:table-cell table:number-columns-repeated="5"/>
        </table:table-row>
        <table:table-row table:style-name="ro1">
          <table:table-cell office:value-type="float" office:value="13.5460798031836" calcext:value-type="float">
            <text:p>13.5460798031836</text:p>
          </table:table-cell>
          <table:table-cell office:value-type="float" office:value="42.2774543829754" calcext:value-type="float">
            <text:p>42.2774543829754</text:p>
          </table:table-cell>
          <table:table-cell office:value-type="float" office:value="0.393544013664795" calcext:value-type="float">
            <text:p>0.393544013664795</text:p>
          </table:table-cell>
          <table:table-cell table:number-columns-repeated="5"/>
        </table:table-row>
        <table:table-row table:style-name="ro1">
          <table:table-cell office:value-type="float" office:value="13.6708905552995" calcext:value-type="float">
            <text:p>13.6708905552995</text:p>
          </table:table-cell>
          <table:table-cell office:value-type="float" office:value="42.329276282602" calcext:value-type="float">
            <text:p>42.329276282602</text:p>
          </table:table-cell>
          <table:table-cell office:value-type="float" office:value="0.350174071824322" calcext:value-type="float">
            <text:p>0.350174071824322</text:p>
          </table:table-cell>
          <table:table-cell table:number-columns-repeated="5"/>
        </table:table-row>
        <table:table-row table:style-name="ro1">
          <table:table-cell office:value-type="float" office:value="13.7188409094465" calcext:value-type="float">
            <text:p>13.7188409094465</text:p>
          </table:table-cell>
          <table:table-cell office:value-type="float" office:value="42.3467889877865" calcext:value-type="float">
            <text:p>42.3467889877865</text:p>
          </table:table-cell>
          <table:table-cell office:value-type="float" office:value="0.270041764487473" calcext:value-type="float">
            <text:p>0.270041764487473</text:p>
          </table:table-cell>
          <table:table-cell table:number-columns-repeated="5"/>
        </table:table-row>
        <table:table-row table:style-name="ro1">
          <table:table-cell office:value-type="float" office:value="13.7534629689532" calcext:value-type="float">
            <text:p>13.7534629689532</text:p>
          </table:table-cell>
          <table:table-cell office:value-type="float" office:value="42.3563724811806" calcext:value-type="float">
            <text:p>42.3563724811806</text:p>
          </table:table-cell>
          <table:table-cell office:value-type="float" office:value="0.204695111807702" calcext:value-type="float">
            <text:p>0.204695111807702</text:p>
          </table:table-cell>
          <table:table-cell table:number-columns-repeated="5"/>
        </table:table-row>
        <table:table-row table:style-name="ro1">
          <table:table-cell office:value-type="float" office:value="13.856723862833" calcext:value-type="float">
            <text:p>13.856723862833</text:p>
          </table:table-cell>
          <table:table-cell office:value-type="float" office:value="42.3778097286207" calcext:value-type="float">
            <text:p>42.3778097286207</text:p>
          </table:table-cell>
          <table:table-cell office:value-type="float" office:value="0.21021066163747" calcext:value-type="float">
            <text:p>0.21021066163747</text:p>
          </table:table-cell>
          <table:table-cell table:number-columns-repeated="5"/>
        </table:table-row>
        <table:table-row table:style-name="ro1">
          <table:table-cell office:value-type="float" office:value="13.876142653661" calcext:value-type="float">
            <text:p>13.876142653661</text:p>
          </table:table-cell>
          <table:table-cell office:value-type="float" office:value="42.3819529739947" calcext:value-type="float">
            <text:p>42.3819529739947</text:p>
          </table:table-cell>
          <table:table-cell office:value-type="float" office:value="0.215726211466884" calcext:value-type="float">
            <text:p>0.215726211466884</text:p>
          </table:table-cell>
          <table:table-cell table:number-columns-repeated="5"/>
        </table:table-row>
        <table:table-row table:style-name="ro1">
          <table:table-cell office:value-type="float" office:value="13.9537753219293" calcext:value-type="float">
            <text:p>13.9537753219293</text:p>
          </table:table-cell>
          <table:table-cell office:value-type="float" office:value="42.3989651001123" calcext:value-type="float">
            <text:p>42.3989651001123</text:p>
          </table:table-cell>
          <table:table-cell office:value-type="float" office:value="0.130732528099992" calcext:value-type="float">
            <text:p>0.130732528099992</text:p>
          </table:table-cell>
          <table:table-cell table:number-columns-repeated="5"/>
        </table:table-row>
        <table:table-row table:style-name="ro1">
          <table:table-cell office:value-type="float" office:value="14.0472203009201" calcext:value-type="float">
            <text:p>14.0472203009201</text:p>
          </table:table-cell>
          <table:table-cell office:value-type="float" office:value="42.4112514737827" calcext:value-type="float">
            <text:p>42.4112514737827</text:p>
          </table:table-cell>
          <table:table-cell office:value-type="float" office:value="0.130732550009806" calcext:value-type="float">
            <text:p>0.130732550009806</text:p>
          </table:table-cell>
          <table:table-cell table:number-columns-repeated="5"/>
        </table:table-row>
        <table:table-row table:style-name="ro1">
          <table:table-cell office:value-type="float" office:value="14.2165525295371" calcext:value-type="float">
            <text:p>14.2165525295371</text:p>
          </table:table-cell>
          <table:table-cell office:value-type="float" office:value="42.4335156918324" calcext:value-type="float">
            <text:p>42.4335156918324</text:p>
          </table:table-cell>
          <table:table-cell office:value-type="float" office:value="0.130732570023556" calcext:value-type="float">
            <text:p>0.130732570023556</text:p>
          </table:table-cell>
          <table:table-cell table:number-columns-repeated="5"/>
        </table:table-row>
        <table:table-row table:style-name="ro1">
          <table:table-cell office:value-type="float" office:value="14.3858847199796" calcext:value-type="float">
            <text:p>14.3858847199796</text:p>
          </table:table-cell>
          <table:table-cell office:value-type="float" office:value="42.4557799083104" calcext:value-type="float">
            <text:p>42.4557799083104</text:p>
          </table:table-cell>
          <table:table-cell office:value-type="float" office:value="0.137898908992897" calcext:value-type="float">
            <text:p>0.137898908992897</text:p>
          </table:table-cell>
          <table:table-cell table:number-columns-repeated="5"/>
        </table:table-row>
        <table:table-row table:style-name="ro1">
          <table:table-cell office:value-type="float" office:value="14.4114384134227" calcext:value-type="float">
            <text:p>14.4114384134227</text:p>
          </table:table-cell>
          <table:table-cell office:value-type="float" office:value="42.4593262424655" calcext:value-type="float">
            <text:p>42.4593262424655</text:p>
          </table:table-cell>
          <table:table-cell office:value-type="float" office:value="0.145065247962544" calcext:value-type="float">
            <text:p>0.145065247962544</text:p>
          </table:table-cell>
          <table:table-cell table:number-columns-repeated="5"/>
        </table:table-row>
        <table:table-row table:style-name="ro1">
          <table:table-cell office:value-type="float" office:value="14.4961471554924" calcext:value-type="float">
            <text:p>14.4961471554924</text:p>
          </table:table-cell>
          <table:table-cell office:value-type="float" office:value="42.4717014669381" calcext:value-type="float">
            <text:p>42.4717014669381</text:p>
          </table:table-cell>
          <table:table-cell office:value-type="float" office:value="0.0690920816486093" calcext:value-type="float">
            <text:p>0.069092081648609</text:p>
          </table:table-cell>
          <table:table-cell table:number-columns-repeated="5"/>
        </table:table-row>
        <table:table-row table:style-name="ro1">
          <table:table-cell office:value-type="float" office:value="14.5887672148124" calcext:value-type="float">
            <text:p>14.5887672148124</text:p>
          </table:table-cell>
          <table:table-cell office:value-type="float" office:value="42.4781109819539" calcext:value-type="float">
            <text:p>42.4781109819539</text:p>
          </table:table-cell>
          <table:table-cell office:value-type="float" office:value="0.103310486339276" calcext:value-type="float">
            <text:p>0.103310486339276</text:p>
          </table:table-cell>
          <table:table-cell table:number-columns-repeated="5"/>
        </table:table-row>
        <table:table-row table:style-name="ro1">
          <table:table-cell office:value-type="float" office:value="14.7112727590322" calcext:value-type="float">
            <text:p>14.7112727590322</text:p>
          </table:table-cell>
          <table:table-cell office:value-type="float" office:value="42.4908123088184" calcext:value-type="float">
            <text:p>42.4908123088184</text:p>
          </table:table-cell>
          <table:table-cell office:value-type="float" office:value="0.137528891029889" calcext:value-type="float">
            <text:p>0.137528891029889</text:p>
          </table:table-cell>
          <table:table-cell table:number-columns-repeated="5"/>
        </table:table-row>
        <table:table-row table:style-name="ro1">
          <table:table-cell office:value-type="float" office:value="14.8721383358367" calcext:value-type="float">
            <text:p>14.8721383358367</text:p>
          </table:table-cell>
          <table:table-cell office:value-type="float" office:value="42.5130765204059" calcext:value-type="float">
            <text:p>42.5130765204059</text:p>
          </table:table-cell>
          <table:table-cell office:value-type="float" office:value="0.161598493279348" calcext:value-type="float">
            <text:p>0.161598493279348</text:p>
          </table:table-cell>
          <table:table-cell table:number-columns-repeated="5"/>
        </table:table-row>
        <table:table-row table:style-name="ro1">
          <table:table-cell office:value-type="float" office:value="14.9576517067558" calcext:value-type="float">
            <text:p>14.9576517067558</text:p>
          </table:table-cell>
          <table:table-cell office:value-type="float" office:value="42.5270169108773" calcext:value-type="float">
            <text:p>42.5270169108773</text:p>
          </table:table-cell>
          <table:table-cell office:value-type="float" office:value="0.185668095528841" calcext:value-type="float">
            <text:p>0.185668095528841</text:p>
          </table:table-cell>
          <table:table-cell table:number-columns-repeated="5"/>
        </table:table-row>
        <table:table-row table:style-name="ro1">
          <table:table-cell office:value-type="float" office:value="15.1354504840818" calcext:value-type="float">
            <text:p>15.1354504840818</text:p>
          </table:table-cell>
          <table:table-cell office:value-type="float" office:value="42.5604131077954" calcext:value-type="float">
            <text:p>42.5604131077954</text:p>
          </table:table-cell>
          <table:table-cell office:value-type="float" office:value="0.200697246995724" calcext:value-type="float">
            <text:p>0.200697246995724</text:p>
          </table:table-cell>
          <table:table-cell table:number-columns-repeated="5"/>
        </table:table-row>
        <table:table-row table:style-name="ro1">
          <table:table-cell office:value-type="float" office:value="15.1884674291324" calcext:value-type="float">
            <text:p>15.1884674291324</text:p>
          </table:table-cell>
          <table:table-cell office:value-type="float" office:value="42.5711986649405" calcext:value-type="float">
            <text:p>42.5711986649405</text:p>
          </table:table-cell>
          <table:table-cell office:value-type="float" office:value="0.215726398462811" calcext:value-type="float">
            <text:p>0.215726398462811</text:p>
          </table:table-cell>
          <table:table-cell table:number-columns-repeated="5"/>
        </table:table-row>
        <table:table-row table:style-name="ro1">
          <table:table-cell office:value-type="float" office:value="15.3311684301006" calcext:value-type="float">
            <text:p>15.3311684301006</text:p>
          </table:table-cell>
          <table:table-cell office:value-type="float" office:value="42.6024696446814" calcext:value-type="float">
            <text:p>42.6024696446814</text:p>
          </table:table-cell>
          <table:table-cell office:value-type="float" office:value="0.204695331283541" calcext:value-type="float">
            <text:p>0.204695331283541</text:p>
          </table:table-cell>
          <table:table-cell table:number-columns-repeated="5"/>
        </table:table-row>
        <table:table-row table:style-name="ro1">
          <table:table-cell office:value-type="float" office:value="15.4823131884707" calcext:value-type="float">
            <text:p>15.4823131884707</text:p>
          </table:table-cell>
          <table:table-cell office:value-type="float" office:value="42.6338477495553" calcext:value-type="float">
            <text:p>42.6338477495553</text:p>
          </table:table-cell>
          <table:table-cell office:value-type="float" office:value="0.261136714595414" calcext:value-type="float">
            <text:p>0.261136714595414</text:p>
          </table:table-cell>
          <table:table-cell table:number-columns-repeated="5"/>
        </table:table-row>
        <table:table-row table:style-name="ro1">
          <table:table-cell office:value-type="float" office:value="15.6785092713972" calcext:value-type="float">
            <text:p>15.6785092713972</text:p>
          </table:table-cell>
          <table:table-cell office:value-type="float" office:value="42.686279007788" calcext:value-type="float">
            <text:p>42.686279007788</text:p>
          </table:table-cell>
          <table:table-cell office:value-type="float" office:value="0.317578097907229" calcext:value-type="float">
            <text:p>0.317578097907229</text:p>
          </table:table-cell>
          <table:table-cell table:number-columns-repeated="5"/>
        </table:table-row>
        <table:table-row table:style-name="ro1">
          <table:table-cell office:value-type="float" office:value="15.7512246082764" calcext:value-type="float">
            <text:p>15.7512246082764</text:p>
          </table:table-cell>
          <table:table-cell office:value-type="float" office:value="42.7101808068093" calcext:value-type="float">
            <text:p>42.7101808068093</text:p>
          </table:table-cell>
          <table:table-cell office:value-type="float" office:value="0.204695382446037" calcext:value-type="float">
            <text:p>0.204695382446037</text:p>
          </table:table-cell>
          <table:table-cell table:number-columns-repeated="5"/>
        </table:table-row>
        <table:table-row table:style-name="ro1">
          <table:table-cell office:value-type="float" office:value="15.812510941136" calcext:value-type="float">
            <text:p>15.812510941136</text:p>
          </table:table-cell>
          <table:table-cell office:value-type="float" office:value="42.7229040364793" calcext:value-type="float">
            <text:p>42.7229040364793</text:p>
          </table:table-cell>
          <table:table-cell office:value-type="float" office:value="0.2519076334355" calcext:value-type="float">
            <text:p>0.2519076334355</text:p>
          </table:table-cell>
          <table:table-cell table:number-columns-repeated="5"/>
        </table:table-row>
        <table:table-row table:style-name="ro1">
          <table:table-cell office:value-type="float" office:value="15.9770496152154" calcext:value-type="float">
            <text:p>15.9770496152154</text:p>
          </table:table-cell>
          <table:table-cell office:value-type="float" office:value="42.7652521652379" calcext:value-type="float">
            <text:p>42.7652521652379</text:p>
          </table:table-cell>
          <table:table-cell office:value-type="float" office:value="0.346332135414488" calcext:value-type="float">
            <text:p>0.346332135414488</text:p>
          </table:table-cell>
          <table:table-cell table:number-columns-repeated="5"/>
        </table:table-row>
        <table:table-row table:style-name="ro1">
          <table:table-cell office:value-type="float" office:value="16.1368625602716" calcext:value-type="float">
            <text:p>16.1368625602716</text:p>
          </table:table-cell>
          <table:table-cell office:value-type="float" office:value="42.8229250520184" calcext:value-type="float">
            <text:p>42.8229250520184</text:p>
          </table:table-cell>
          <table:table-cell office:value-type="float" office:value="0.393544386403947" calcext:value-type="float">
            <text:p>0.393544386403947</text:p>
          </table:table-cell>
          <table:table-cell table:number-columns-repeated="5"/>
        </table:table-row>
        <table:table-row table:style-name="ro1">
          <table:table-cell office:value-type="float" office:value="16.2977280366526" calcext:value-type="float">
            <text:p>16.2977280366526</text:p>
          </table:table-cell>
          <table:table-cell office:value-type="float" office:value="42.8897170807738" calcext:value-type="float">
            <text:p>42.8897170807738</text:p>
          </table:table-cell>
          <table:table-cell office:value-type="float" office:value="0.422319052793046" calcext:value-type="float">
            <text:p>0.422319052793046</text:p>
          </table:table-cell>
          <table:table-cell table:number-columns-repeated="5"/>
        </table:table-row>
        <table:table-row table:style-name="ro1">
          <table:table-cell office:value-type="float" office:value="16.3922025752189" calcext:value-type="float">
            <text:p>16.3922025752189</text:p>
          </table:table-cell>
          <table:table-cell office:value-type="float" office:value="42.9321698731208" calcext:value-type="float">
            <text:p>42.9321698731208</text:p>
          </table:table-cell>
          <table:table-cell office:value-type="float" office:value="0.451093719182283" calcext:value-type="float">
            <text:p>0.451093719182283</text:p>
          </table:table-cell>
          <table:table-cell table:number-columns-repeated="5"/>
        </table:table-row>
        <table:table-row table:style-name="ro1">
          <table:table-cell office:value-type="float" office:value="16.5064417471725" calcext:value-type="float">
            <text:p>16.5064417471725</text:p>
          </table:table-cell>
          <table:table-cell office:value-type="float" office:value="42.9875078659931" calcext:value-type="float">
            <text:p>42.9875078659931</text:p>
          </table:table-cell>
          <table:table-cell office:value-type="float" office:value="0.393544436066804" calcext:value-type="float">
            <text:p>0.393544436066804</text:p>
          </table:table-cell>
          <table:table-cell table:number-columns-repeated="5"/>
        </table:table-row>
        <table:table-row table:style-name="ro1">
          <table:table-cell office:value-type="float" office:value="16.6194590395453" calcext:value-type="float">
            <text:p>16.6194590395453</text:p>
          </table:table-cell>
          <table:table-cell office:value-type="float" office:value="43.034433132187" calcext:value-type="float">
            <text:p>43.034433132187</text:p>
          </table:table-cell>
          <table:table-cell office:value-type="float" office:value="0.422319102584838" calcext:value-type="float">
            <text:p>0.422319102584838</text:p>
          </table:table-cell>
          <table:table-cell table:number-columns-repeated="5"/>
        </table:table-row>
        <table:table-row table:style-name="ro1">
          <table:table-cell office:value-type="float" office:value="16.713933576421" calcext:value-type="float">
            <text:p>16.713933576421</text:p>
          </table:table-cell>
          <table:table-cell office:value-type="float" office:value="43.0768859294282" calcext:value-type="float">
            <text:p>43.0768859294282</text:p>
          </table:table-cell>
          <table:table-cell office:value-type="float" office:value="0.451093769102926" calcext:value-type="float">
            <text:p>0.451093769102926</text:p>
          </table:table-cell>
          <table:table-cell table:number-columns-repeated="5"/>
        </table:table-row>
        <table:table-row table:style-name="ro1">
          <table:table-cell office:value-type="float" office:value="16.8082656667882" calcext:value-type="float">
            <text:p>16.8082656667882</text:p>
          </table:table-cell>
          <table:table-cell office:value-type="float" office:value="43.1225808440473" calcext:value-type="float">
            <text:p>43.1225808440473</text:p>
          </table:table-cell>
          <table:table-cell office:value-type="float" office:value="0.368997303661101" calcext:value-type="float">
            <text:p>0.368997303661101</text:p>
          </table:table-cell>
          <table:table-cell table:number-columns-repeated="5"/>
        </table:table-row>
        <table:table-row table:style-name="ro1">
          <table:table-cell office:value-type="float" office:value="16.8832457436609" calcext:value-type="float">
            <text:p>16.8832457436609</text:p>
          </table:table-cell>
          <table:table-cell office:value-type="float" office:value="43.151576394817" calcext:value-type="float">
            <text:p>43.151576394817</text:p>
          </table:table-cell>
          <table:table-cell office:value-type="float" office:value="0.372352547091108" calcext:value-type="float">
            <text:p>0.372352547091108</text:p>
          </table:table-cell>
          <table:table-cell table:number-columns-repeated="5"/>
        </table:table-row>
        <table:table-row table:style-name="ro1">
          <table:table-cell office:value-type="float" office:value="16.8944968824115" calcext:value-type="float">
            <text:p>16.8944968824115</text:p>
          </table:table-cell>
          <table:table-cell office:value-type="float" office:value="43.1559707756797" calcext:value-type="float">
            <text:p>43.1559707756797</text:p>
          </table:table-cell>
          <table:table-cell office:value-type="float" office:value="0.375707790521439" calcext:value-type="float">
            <text:p>0.375707790521439</text:p>
          </table:table-cell>
          <table:table-cell table:number-columns-repeated="5"/>
        </table:table-row>
        <table:table-row table:style-name="ro1">
          <table:table-cell office:value-type="float" office:value="17.0638289549816" calcext:value-type="float">
            <text:p>17.0638289549816</text:p>
          </table:table-cell>
          <table:table-cell office:value-type="float" office:value="43.2227628398726" calcext:value-type="float">
            <text:p>43.2227628398726</text:p>
          </table:table-cell>
          <table:table-cell office:value-type="float" office:value="0.394382688117324" calcext:value-type="float">
            <text:p>0.394382688117324</text:p>
          </table:table-cell>
          <table:table-cell table:number-columns-repeated="5"/>
        </table:table-row>
        <table:table-row table:style-name="ro1">
          <table:table-cell office:value-type="float" office:value="17.1258940243897" calcext:value-type="float">
            <text:p>17.1258940243897</text:p>
          </table:table-cell>
          <table:table-cell office:value-type="float" office:value="43.248593540259" calcext:value-type="float">
            <text:p>43.248593540259</text:p>
          </table:table-cell>
          <table:table-cell office:value-type="float" office:value="0.413057585713263" calcext:value-type="float">
            <text:p>0.413057585713263</text:p>
          </table:table-cell>
          <table:table-cell table:number-columns-repeated="5"/>
        </table:table-row>
        <table:table-row table:style-name="ro1">
          <table:table-cell office:value-type="float" office:value="17.2264408293646" calcext:value-type="float">
            <text:p>17.2264408293646</text:p>
          </table:table-cell>
          <table:table-cell office:value-type="float" office:value="43.2926603121486" calcext:value-type="float">
            <text:p>43.2926603121486</text:p>
          </table:table-cell>
          <table:table-cell office:value-type="float" office:value="0.350174589233284" calcext:value-type="float">
            <text:p>0.350174589233284</text:p>
          </table:table-cell>
          <table:table-cell table:number-columns-repeated="5"/>
        </table:table-row>
        <table:table-row table:style-name="ro1">
          <table:table-cell office:value-type="float" office:value="17.3256620497178" calcext:value-type="float">
            <text:p>17.3256620497178</text:p>
          </table:table-cell>
          <table:table-cell office:value-type="float" office:value="43.3288985172888" calcext:value-type="float">
            <text:p>43.3288985172888</text:p>
          </table:table-cell>
          <table:table-cell office:value-type="float" office:value="0.381616109455755" calcext:value-type="float">
            <text:p>0.381616109455755</text:p>
          </table:table-cell>
          <table:table-cell table:number-columns-repeated="5"/>
        </table:table-row>
        <table:table-row table:style-name="ro1">
          <table:table-cell office:value-type="float" office:value="17.4306918149138" calcext:value-type="float">
            <text:p>17.4306918149138</text:p>
          </table:table-cell>
          <table:table-cell office:value-type="float" office:value="43.3710456871812" calcext:value-type="float">
            <text:p>43.3710456871812</text:p>
          </table:table-cell>
          <table:table-cell office:value-type="float" office:value="0.413057629678202" calcext:value-type="float">
            <text:p>0.413057629678202</text:p>
          </table:table-cell>
          <table:table-cell table:number-columns-repeated="5"/>
        </table:table-row>
        <table:table-row table:style-name="ro1">
          <table:table-cell office:value-type="float" office:value="17.5312386198616" calcext:value-type="float">
            <text:p>17.5312386198616</text:p>
          </table:table-cell>
          <table:table-cell office:value-type="float" office:value="43.4151124643286" calcext:value-type="float">
            <text:p>43.4151124643286</text:p>
          </table:table-cell>
          <table:table-cell office:value-type="float" office:value="0.350174637506691" calcext:value-type="float">
            <text:p>0.350174637506691</text:p>
          </table:table-cell>
          <table:table-cell table:number-columns-repeated="5"/>
        </table:table-row>
        <table:table-row table:style-name="ro1">
          <table:table-cell office:value-type="float" office:value="17.6304598395155" calcext:value-type="float">
            <text:p>17.6304598395155</text:p>
          </table:table-cell>
          <table:table-cell office:value-type="float" office:value="43.451350674642" calcext:value-type="float">
            <text:p>43.451350674642</text:p>
          </table:table-cell>
          <table:table-cell office:value-type="float" office:value="0.389032752340439" calcext:value-type="float">
            <text:p>0.389032752340439</text:p>
          </table:table-cell>
          <table:table-cell table:number-columns-repeated="5"/>
        </table:table-row>
        <table:table-row table:style-name="ro1">
          <table:table-cell office:value-type="float" office:value="17.7598634508826" calcext:value-type="float">
            <text:p>17.7598634508826</text:p>
          </table:table-cell>
          <table:table-cell office:value-type="float" office:value="43.5043964091925" calcext:value-type="float">
            <text:p>43.5043964091925</text:p>
          </table:table-cell>
          <table:table-cell office:value-type="float" office:value="0.466748982007869" calcext:value-type="float">
            <text:p>0.466748982007869</text:p>
          </table:table-cell>
          <table:table-cell table:number-columns-repeated="5"/>
        </table:table-row>
        <table:table-row table:style-name="ro1">
          <table:table-cell office:value-type="float" office:value="17.8847581062614" calcext:value-type="float">
            <text:p>17.8847581062614</text:p>
          </table:table-cell>
          <table:table-cell office:value-type="float" office:value="43.5673286715595" calcext:value-type="float">
            <text:p>43.5673286715595</text:p>
          </table:table-cell>
          <table:table-cell office:value-type="float" office:value="0.505607096841702" calcext:value-type="float">
            <text:p>0.505607096841702</text:p>
          </table:table-cell>
          <table:table-cell table:number-columns-repeated="5"/>
        </table:table-row>
        <table:table-row table:style-name="ro1">
          <table:table-cell office:value-type="float" office:value="17.9397117925869" calcext:value-type="float">
            <text:p>17.9397117925869</text:p>
          </table:table-cell>
          <table:table-cell office:value-type="float" office:value="43.5977513318819" calcext:value-type="float">
            <text:p>43.5977513318819</text:p>
          </table:table-cell>
          <table:table-cell office:value-type="float" office:value="0.270042362509071" calcext:value-type="float">
            <text:p>0.270042362509071</text:p>
          </table:table-cell>
          <table:table-cell table:number-columns-repeated="5"/>
        </table:table-row>
        <table:table-row table:style-name="ro1">
          <table:table-cell office:value-type="float" office:value="17.9757349176982" calcext:value-type="float">
            <text:p>17.9757349176982</text:p>
          </table:table-cell>
          <table:table-cell office:value-type="float" office:value="43.6077226677716" calcext:value-type="float">
            <text:p>43.6077226677716</text:p>
          </table:table-cell>
          <table:table-cell office:value-type="float" office:value="0.331793531727531" calcext:value-type="float">
            <text:p>0.331793531727531</text:p>
          </table:table-cell>
          <table:table-cell table:number-columns-repeated="5"/>
        </table:table-row>
        <table:table-row table:style-name="ro1">
          <table:table-cell office:value-type="float" office:value="18.1857810245077" calcext:value-type="float">
            <text:p>18.1857810245077</text:p>
          </table:table-cell>
          <table:table-cell office:value-type="float" office:value="43.6800898647737" calcext:value-type="float">
            <text:p>43.6800898647737</text:p>
          </table:table-cell>
          <table:table-cell office:value-type="float" office:value="0.393544700945923" calcext:value-type="float">
            <text:p>0.393544700945923</text:p>
          </table:table-cell>
          <table:table-cell table:number-columns-repeated="5"/>
        </table:table-row>
        <table:table-row table:style-name="ro1">
          <table:table-cell office:value-type="float" office:value="18.34664646419" calcext:value-type="float">
            <text:p>18.34664646419</text:p>
          </table:table-cell>
          <table:table-cell office:value-type="float" office:value="43.7468819376136" calcext:value-type="float">
            <text:p>43.7468819376136</text:p>
          </table:table-cell>
          <table:table-cell office:value-type="float" office:value="0.403301240685618" calcext:value-type="float">
            <text:p>0.403301240685618</text:p>
          </table:table-cell>
          <table:table-cell table:number-columns-repeated="5"/>
        </table:table-row>
        <table:table-row table:style-name="ro1">
          <table:table-cell office:value-type="float" office:value="18.3789515473981" calcext:value-type="float">
            <text:p>18.3789515473981</text:p>
          </table:table-cell>
          <table:table-cell office:value-type="float" office:value="43.7606661943055" calcext:value-type="float">
            <text:p>43.7606661943055</text:p>
          </table:table-cell>
          <table:table-cell office:value-type="float" office:value="0.413057780425313" calcext:value-type="float">
            <text:p>0.413057780425313</text:p>
          </table:table-cell>
          <table:table-cell table:number-columns-repeated="5"/>
        </table:table-row>
        <table:table-row table:style-name="ro1">
          <table:table-cell office:value-type="float" office:value="18.5313503731217" calcext:value-type="float">
            <text:p>18.5313503731217</text:p>
          </table:table-cell>
          <table:table-cell office:value-type="float" office:value="43.8274582504807" calcext:value-type="float">
            <text:p>43.8274582504807</text:p>
          </table:table-cell>
          <table:table-cell office:value-type="float" office:value="0.454634755051741" calcext:value-type="float">
            <text:p>0.454634755051741</text:p>
          </table:table-cell>
          <table:table-cell table:number-columns-repeated="5"/>
        </table:table-row>
        <table:table-row table:style-name="ro1">
          <table:table-cell office:value-type="float" office:value="18.6657847631847" calcext:value-type="float">
            <text:p>18.6657847631847</text:p>
          </table:table-cell>
          <table:table-cell office:value-type="float" office:value="43.8931676525399" calcext:value-type="float">
            <text:p>43.8931676525399</text:p>
          </table:table-cell>
          <table:table-cell office:value-type="float" office:value="0.496211729678192" calcext:value-type="float">
            <text:p>0.496211729678192</text:p>
          </table:table-cell>
          <table:table-cell table:number-columns-repeated="5"/>
        </table:table-row>
        <table:table-row table:style-name="ro1">
          <table:table-cell office:value-type="float" office:value="18.8097169509032" calcext:value-type="float">
            <text:p>18.8097169509032</text:p>
          </table:table-cell>
          <table:table-cell office:value-type="float" office:value="43.9710916407162" calcext:value-type="float">
            <text:p>43.9710916407162</text:p>
          </table:table-cell>
          <table:table-cell office:value-type="float" office:value="0.512526455330893" calcext:value-type="float">
            <text:p>0.512526455330893</text:p>
          </table:table-cell>
          <table:table-cell table:number-columns-repeated="5"/>
        </table:table-row>
        <table:table-row table:style-name="ro1">
          <table:table-cell office:value-type="float" office:value="18.8609009918206" calcext:value-type="float">
            <text:p>18.8609009918206</text:p>
          </table:table-cell>
          <table:table-cell office:value-type="float" office:value="43.9998918950299" calcext:value-type="float">
            <text:p>43.9998918950299</text:p>
          </table:table-cell>
          <table:table-cell office:value-type="float" office:value="0.528841180983592" calcext:value-type="float">
            <text:p>0.528841180983592</text:p>
          </table:table-cell>
          <table:table-cell table:number-columns-repeated="5"/>
        </table:table-row>
        <table:table-row table:style-name="ro1">
          <table:table-cell office:value-type="float" office:value="18.9232293182861" calcext:value-type="float">
            <text:p>18.9232293182861</text:p>
          </table:table-cell>
          <table:table-cell office:value-type="float" office:value="44.0363141648863" calcext:value-type="float">
            <text:p>44.0363141648863</text:p>
          </table:table-cell>
          <table:table-cell office:value-type="float" office:value="0.413057848618683" calcext:value-type="float">
            <text:p>0.413057848618683</text:p>
          </table:table-cell>
          <table:table-cell table:number-columns-repeated="5"/>
        </table:table-row>
        <table:table-row table:style-name="ro1">
          <table:table-cell office:value-type="float" office:value="18.9800802577049" calcext:value-type="float">
            <text:p>18.9800802577049</text:p>
          </table:table-cell>
          <table:table-cell office:value-type="float" office:value="44.0612303138497" calcext:value-type="float">
            <text:p>44.0612303138497</text:p>
          </table:table-cell>
          <table:table-cell office:value-type="float" office:value="0.442858817639227" calcext:value-type="float">
            <text:p>0.442858817639227</text:p>
          </table:table-cell>
          <table:table-cell table:number-columns-repeated="5"/>
        </table:table-row>
        <table:table-row table:style-name="ro1">
          <table:table-cell office:value-type="float" office:value="19.0769997914041" calcext:value-type="float">
            <text:p>19.0769997914041</text:p>
          </table:table-cell>
          <table:table-cell office:value-type="float" office:value="44.1071970847829" calcext:value-type="float">
            <text:p>44.1071970847829</text:p>
          </table:table-cell>
          <table:table-cell office:value-type="float" office:value="0.472659786659841" calcext:value-type="float">
            <text:p>0.472659786659841</text:p>
          </table:table-cell>
          <table:table-cell table:number-columns-repeated="5"/>
        </table:table-row>
        <table:table-row table:style-name="ro1">
          <table:table-cell office:value-type="float" office:value="19.2121168391717" calcext:value-type="float">
            <text:p>19.2121168391717</text:p>
          </table:table-cell>
          <table:table-cell office:value-type="float" office:value="44.1762846636699" calcext:value-type="float">
            <text:p>44.1762846636699</text:p>
          </table:table-cell>
          <table:table-cell office:value-type="float" office:value="0.451094154595615" calcext:value-type="float">
            <text:p>0.451094154595615</text:p>
          </table:table-cell>
          <table:table-cell table:number-columns-repeated="5"/>
        </table:table-row>
        <table:table-row table:style-name="ro1">
          <table:table-cell office:value-type="float" office:value="19.3555139641448" calcext:value-type="float">
            <text:p>19.3555139641448</text:p>
          </table:table-cell>
          <table:table-cell office:value-type="float" office:value="44.2457469833841" calcext:value-type="float">
            <text:p>44.2457469833841</text:p>
          </table:table-cell>
          <table:table-cell office:value-type="float" office:value="0.489967716936172" calcext:value-type="float">
            <text:p>0.489967716936172</text:p>
          </table:table-cell>
          <table:table-cell table:number-columns-repeated="5"/>
        </table:table-row>
        <table:table-row table:style-name="ro1">
          <table:table-cell office:value-type="float" office:value="19.4789629100727" calcext:value-type="float">
            <text:p>19.4789629100727</text:p>
          </table:table-cell>
          <table:table-cell office:value-type="float" office:value="44.3115880688025" calcext:value-type="float">
            <text:p>44.3115880688025</text:p>
          </table:table-cell>
          <table:table-cell office:value-type="float" office:value="0.528841279276792" calcext:value-type="float">
            <text:p>0.528841279276792</text:p>
          </table:table-cell>
          <table:table-cell table:number-columns-repeated="5"/>
        </table:table-row>
        <table:table-row table:style-name="ro1">
          <table:table-cell office:value-type="float" office:value="19.5876942356105" calcext:value-type="float">
            <text:p>19.5876942356105</text:p>
          </table:table-cell>
          <table:table-cell office:value-type="float" office:value="44.3751264757959" calcext:value-type="float">
            <text:p>44.3751264757959</text:p>
          </table:table-cell>
          <table:table-cell office:value-type="float" office:value="0.472659861184099" calcext:value-type="float">
            <text:p>0.472659861184099</text:p>
          </table:table-cell>
          <table:table-cell table:number-columns-repeated="5"/>
        </table:table-row>
        <table:table-row table:style-name="ro1">
          <table:table-cell office:value-type="float" office:value="19.6950616226373" calcext:value-type="float">
            <text:p>19.6950616226373</text:p>
          </table:table-cell>
          <table:table-cell office:value-type="float" office:value="44.4300252047679" calcext:value-type="float">
            <text:p>44.4300252047679</text:p>
          </table:table-cell>
          <table:table-cell office:value-type="float" office:value="0.489133628794854" calcext:value-type="float">
            <text:p>0.489133628794854</text:p>
          </table:table-cell>
          <table:table-cell table:number-columns-repeated="5"/>
        </table:table-row>
        <table:table-row table:style-name="ro1">
          <table:table-cell office:value-type="float" office:value="19.7474106634707" calcext:value-type="float">
            <text:p>19.7474106634707</text:p>
          </table:table-cell>
          <table:table-cell office:value-type="float" office:value="44.4578893325686" calcext:value-type="float">
            <text:p>44.4578893325686</text:p>
          </table:table-cell>
          <table:table-cell office:value-type="float" office:value="0.505607396405494" calcext:value-type="float">
            <text:p>0.505607396405494</text:p>
          </table:table-cell>
          <table:table-cell table:number-columns-repeated="5"/>
        </table:table-row>
        <table:table-row table:style-name="ro1">
          <table:table-cell office:value-type="float" office:value="19.9082760602357" calcext:value-type="float">
            <text:p>19.9082760602357</text:p>
          </table:table-cell>
          <table:table-cell office:value-type="float" office:value="44.5469453561122" calcext:value-type="float">
            <text:p>44.5469453561122</text:p>
          </table:table-cell>
          <table:table-cell office:value-type="float" office:value="0.505607422360856" calcext:value-type="float">
            <text:p>0.505607422360856</text:p>
          </table:table-cell>
          <table:table-cell table:number-columns-repeated="5"/>
        </table:table-row>
        <table:table-row table:style-name="ro1">
          <table:table-cell office:value-type="float" office:value="20.06914141161" calcext:value-type="float">
            <text:p>20.06914141161</text:p>
          </table:table-cell>
          <table:table-cell office:value-type="float" office:value="44.6360013599821" calcext:value-type="float">
            <text:p>44.6360013599821</text:p>
          </table:table-cell>
          <table:table-cell office:value-type="float" office:value="0.54358592914358" calcext:value-type="float">
            <text:p>0.54358592914358</text:p>
          </table:table-cell>
          <table:table-cell table:number-columns-repeated="5"/>
        </table:table-row>
        <table:table-row table:style-name="ro1">
          <table:table-cell office:value-type="float" office:value="20.1716916780104" calcext:value-type="float">
            <text:p>20.1716916780104</text:p>
          </table:table-cell>
          <table:table-cell office:value-type="float" office:value="44.6979739785588" calcext:value-type="float">
            <text:p>44.6979739785588</text:p>
          </table:table-cell>
          <table:table-cell office:value-type="float" office:value="0.350175043840842" calcext:value-type="float">
            <text:p>0.350175043840842</text:p>
          </table:table-cell>
          <table:table-cell table:number-columns-repeated="5"/>
        </table:table-row>
        <table:table-row table:style-name="ro1">
          <table:table-cell office:value-type="float" office:value="20.2067642691742" calcext:value-type="float">
            <text:p>20.2067642691742</text:p>
          </table:table-cell>
          <table:table-cell office:value-type="float" office:value="44.7107834314349" calcext:value-type="float">
            <text:p>44.7107834314349</text:p>
          </table:table-cell>
          <table:table-cell office:value-type="float" office:value="0.0596955981283365" calcext:value-type="float">
            <text:p>0.059695598128337</text:p>
          </table:table-cell>
          <table:table-cell table:number-columns-repeated="5"/>
        </table:table-row>
        <table:table-row table:style-name="ro1">
          <table:table-cell office:value-type="float" office:value="20.2699122295134" calcext:value-type="float">
            <text:p>20.2699122295134</text:p>
          </table:table-cell>
          <table:table-cell office:value-type="float" office:value="44.7145575708931" calcext:value-type="float">
            <text:p>44.7145575708931</text:p>
          </table:table-cell>
          <table:table-cell office:value-type="float" office:value="0.0643942421366848" calcext:value-type="float">
            <text:p>0.064394242136685</text:p>
          </table:table-cell>
          <table:table-cell table:number-columns-repeated="5"/>
        </table:table-row>
        <table:table-row table:style-name="ro1">
          <table:table-cell office:value-type="float" office:value="20.2867922276782" calcext:value-type="float">
            <text:p>20.2867922276782</text:p>
          </table:table-cell>
          <table:table-cell office:value-type="float" office:value="44.7156460505015" calcext:value-type="float">
            <text:p>44.7156460505015</text:p>
          </table:table-cell>
          <table:table-cell office:value-type="float" office:value="0.0690928861448267" calcext:value-type="float">
            <text:p>0.069092886144827</text:p>
          </table:table-cell>
          <table:table-cell table:number-columns-repeated="5"/>
        </table:table-row>
        <table:table-row table:style-name="ro1">
          <table:table-cell office:value-type="float" office:value="20.4476577699161" calcext:value-type="float">
            <text:p>20.4476577699161</text:p>
          </table:table-cell>
          <table:table-cell office:value-type="float" office:value="44.7267784354292" calcext:value-type="float">
            <text:p>44.7267784354292</text:p>
          </table:table-cell>
          <table:table-cell office:value-type="float" office:value="0.103311299444083" calcext:value-type="float">
            <text:p>0.103311299444083</text:p>
          </table:table-cell>
          <table:table-cell table:number-columns-repeated="5"/>
        </table:table-row>
        <table:table-row table:style-name="ro1">
          <table:table-cell office:value-type="float" office:value="20.5701633346161" calcext:value-type="float">
            <text:p>20.5701633346161</text:p>
          </table:table-cell>
          <table:table-cell office:value-type="float" office:value="44.7394798650978" calcext:value-type="float">
            <text:p>44.7394798650978</text:p>
          </table:table-cell>
          <table:table-cell office:value-type="float" office:value="0.137529712743377" calcext:value-type="float">
            <text:p>0.137529712743377</text:p>
          </table:table-cell>
          <table:table-cell table:number-columns-repeated="5"/>
        </table:table-row>
        <table:table-row table:style-name="ro1">
          <table:table-cell office:value-type="float" office:value="20.6616045910921" calcext:value-type="float">
            <text:p>20.6616045910921</text:p>
          </table:table-cell>
          <table:table-cell office:value-type="float" office:value="44.7521356479022" calcext:value-type="float">
            <text:p>44.7521356479022</text:p>
          </table:table-cell>
          <table:table-cell office:value-type="float" office:value="0.0596956669212115" calcext:value-type="float">
            <text:p>0.059695666921212</text:p>
          </table:table-cell>
          <table:table-cell table:number-columns-repeated="5"/>
        </table:table-row>
        <table:table-row table:style-name="ro1">
          <table:table-cell office:value-type="float" office:value="20.777908773391" calcext:value-type="float">
            <text:p>20.777908773391</text:p>
          </table:table-cell>
          <table:table-cell office:value-type="float" office:value="44.7590867625265" calcext:value-type="float">
            <text:p>44.7590867625265</text:p>
          </table:table-cell>
          <table:table-cell office:value-type="float" office:value="0.0986127147339747" calcext:value-type="float">
            <text:p>0.098612714733975</text:p>
          </table:table-cell>
          <table:table-cell table:number-columns-repeated="5"/>
        </table:table-row>
        <table:table-row table:style-name="ro1">
          <table:table-cell office:value-type="float" office:value="20.9172943014488" calcext:value-type="float">
            <text:p>20.9172943014488</text:p>
          </table:table-cell>
          <table:table-cell office:value-type="float" office:value="44.772876676706" calcext:value-type="float">
            <text:p>44.772876676706</text:p>
          </table:table-cell>
          <table:table-cell office:value-type="float" office:value="0.137529762546698" calcext:value-type="float">
            <text:p>0.137529762546698</text:p>
          </table:table-cell>
          <table:table-cell table:number-columns-repeated="5"/>
        </table:table-row>
        <table:table-row table:style-name="ro1">
          <table:table-cell office:value-type="float" office:value="21.0781598107971" calcext:value-type="float">
            <text:p>21.0781598107971</text:p>
          </table:table-cell>
          <table:table-cell office:value-type="float" office:value="44.7951410218399" calcext:value-type="float">
            <text:p>44.7951410218399</text:p>
          </table:table-cell>
          <table:table-cell office:value-type="float" office:value="0.190691129440017" calcext:value-type="float">
            <text:p>0.190691129440017</text:p>
          </table:table-cell>
          <table:table-cell table:number-columns-repeated="5"/>
        </table:table-row>
        <table:table-row table:style-name="ro1">
          <table:table-cell office:value-type="float" office:value="21.2659831624256" calcext:value-type="float">
            <text:p>21.2659831624256</text:p>
          </table:table-cell>
          <table:table-cell office:value-type="float" office:value="44.8313978077594" calcext:value-type="float">
            <text:p>44.8313978077594</text:p>
          </table:table-cell>
          <table:table-cell office:value-type="float" office:value="0.297013863226703" calcext:value-type="float">
            <text:p>0.297013863226703</text:p>
          </table:table-cell>
          <table:table-cell table:number-columns-repeated="5"/>
        </table:table-row>
        <table:table-row table:style-name="ro1">
          <table:table-cell office:value-type="float" office:value="21.4488982253147" calcext:value-type="float">
            <text:p>21.4488982253147</text:p>
          </table:table-cell>
          <table:table-cell office:value-type="float" office:value="44.8873821422686" calcext:value-type="float">
            <text:p>44.8873821422686</text:p>
          </table:table-cell>
          <table:table-cell office:value-type="float" office:value="0.350175230120017" calcext:value-type="float">
            <text:p>0.350175230120017</text:p>
          </table:table-cell>
          <table:table-cell table:number-columns-repeated="5"/>
        </table:table-row>
        <table:table-row table:style-name="ro1">
          <table:table-cell office:value-type="float" office:value="21.5335183786301" calcext:value-type="float">
            <text:p>21.5335183786301</text:p>
          </table:table-cell>
          <table:table-cell office:value-type="float" office:value="44.918287714309" calcext:value-type="float">
            <text:p>44.918287714309</text:p>
          </table:table-cell>
          <table:table-cell office:value-type="float" office:value="0.27004289748423" calcext:value-type="float">
            <text:p>0.27004289748423</text:p>
          </table:table-cell>
          <table:table-cell table:number-columns-repeated="5"/>
        </table:table-row>
        <table:table-row table:style-name="ro1">
          <table:table-cell office:value-type="float" office:value="21.6248411420782" calcext:value-type="float">
            <text:p>21.6248411420782</text:p>
          </table:table-cell>
          <table:table-cell office:value-type="float" office:value="44.9435662497132" calcext:value-type="float">
            <text:p>44.9435662497132</text:p>
          </table:table-cell>
          <table:table-cell office:value-type="float" office:value="0.315305816020527" calcext:value-type="float">
            <text:p>0.315305816020527</text:p>
          </table:table-cell>
          <table:table-cell table:number-columns-repeated="5"/>
        </table:table-row>
        <table:table-row table:style-name="ro1">
          <table:table-cell office:value-type="float" office:value="21.779701754105" calcext:value-type="float">
            <text:p>21.779701754105</text:p>
          </table:table-cell>
          <table:table-cell office:value-type="float" office:value="44.9940798865479" calcext:value-type="float">
            <text:p>44.9940798865479</text:p>
          </table:table-cell>
          <table:table-cell office:value-type="float" office:value="0.405831653093062" calcext:value-type="float">
            <text:p>0.405831653093062</text:p>
          </table:table-cell>
          <table:table-cell table:number-columns-repeated="5"/>
        </table:table-row>
        <table:table-row table:style-name="ro1">
          <table:table-cell office:value-type="float" office:value="21.9293617174214" calcext:value-type="float">
            <text:p>21.9293617174214</text:p>
          </table:table-cell>
          <table:table-cell office:value-type="float" office:value="45.0583864339886" calcext:value-type="float">
            <text:p>45.0583864339886</text:p>
          </table:table-cell>
          <table:table-cell office:value-type="float" office:value="0.451094571629337" calcext:value-type="float">
            <text:p>0.451094571629337</text:p>
          </table:table-cell>
          <table:table-cell table:number-columns-repeated="5"/>
        </table:table-row>
        <table:table-row table:style-name="ro1">
          <table:table-cell office:value-type="float" office:value="21.9819220777923" calcext:value-type="float">
            <text:p>21.9819220777923</text:p>
          </table:table-cell>
          <table:table-cell office:value-type="float" office:value="45.0838469753892" calcext:value-type="float">
            <text:p>45.0838469753892</text:p>
          </table:table-cell>
          <table:table-cell office:value-type="float" office:value="0.317579019856407" calcext:value-type="float">
            <text:p>0.317579019856407</text:p>
          </table:table-cell>
          <table:table-cell table:number-columns-repeated="5"/>
        </table:table-row>
        <table:table-row table:style-name="ro1">
          <table:table-cell office:value-type="float" office:value="22.0369291098204" calcext:value-type="float">
            <text:p>22.0369291098204</text:p>
          </table:table-cell>
          <table:table-cell office:value-type="float" office:value="45.1019280455847" calcext:value-type="float">
            <text:p>45.1019280455847</text:p>
          </table:table-cell>
          <table:table-cell office:value-type="float" office:value="0.36223733951296" calcext:value-type="float">
            <text:p>0.36223733951296</text:p>
          </table:table-cell>
          <table:table-cell table:number-columns-repeated="5"/>
        </table:table-row>
        <table:table-row table:style-name="ro1">
          <table:table-cell office:value-type="float" office:value="22.1872161414573" calcext:value-type="float">
            <text:p>22.1872161414573</text:p>
          </table:table-cell>
          <table:table-cell office:value-type="float" office:value="45.1588807187926" calcext:value-type="float">
            <text:p>45.1588807187926</text:p>
          </table:table-cell>
          <table:table-cell office:value-type="float" office:value="0.451553978825967" calcext:value-type="float">
            <text:p>0.451553978825967</text:p>
          </table:table-cell>
          <table:table-cell table:number-columns-repeated="5"/>
        </table:table-row>
        <table:table-row table:style-name="ro1">
          <table:table-cell office:value-type="float" office:value="22.3318240562052" calcext:value-type="float">
            <text:p>22.3318240562052</text:p>
          </table:table-cell>
          <table:table-cell office:value-type="float" office:value="45.2290116667117" calcext:value-type="float">
            <text:p>45.2290116667117</text:p>
          </table:table-cell>
          <table:table-cell office:value-type="float" office:value="0.496212298483652" calcext:value-type="float">
            <text:p>0.496212298483652</text:p>
          </table:table-cell>
          <table:table-cell table:number-columns-repeated="5"/>
        </table:table-row>
        <table:table-row table:style-name="ro1">
          <table:table-cell office:value-type="float" office:value="22.3339992224785" calcext:value-type="float">
            <text:p>22.3339992224785</text:p>
          </table:table-cell>
          <table:table-cell office:value-type="float" office:value="45.2301892897571" calcext:value-type="float">
            <text:p>45.2301892897571</text:p>
          </table:table-cell>
          <table:table-cell office:value-type="float" office:value="0.317579064950495" calcext:value-type="float">
            <text:p>0.317579064950495</text:p>
          </table:table-cell>
          <table:table-cell table:number-columns-repeated="5"/>
        </table:table-row>
        <table:table-row table:style-name="ro1">
          <table:table-cell office:value-type="float" office:value="22.3501933206873" calcext:value-type="float">
            <text:p>22.3501933206873</text:p>
          </table:table-cell>
          <table:table-cell office:value-type="float" office:value="45.2355123668289" calcext:value-type="float">
            <text:p>45.2355123668289</text:p>
          </table:table-cell>
          <table:table-cell office:value-type="float" office:value="0.376028822082739" calcext:value-type="float">
            <text:p>0.376028822082739</text:p>
          </table:table-cell>
          <table:table-cell table:number-columns-repeated="5"/>
        </table:table-row>
        <table:table-row table:style-name="ro1">
          <table:table-cell office:value-type="float" office:value="22.36066781" calcext:value-type="float">
            <text:p>22.36066781</text:p>
          </table:table-cell>
          <table:table-cell office:value-type="float" office:value="45.2396478553378" calcext:value-type="float">
            <text:p>45.2396478553378</text:p>
          </table:table-cell>
          <table:table-cell office:value-type="float" office:value="5.7824714357592" calcext:value-type="float">
            <text:p>5.7824714357592</text:p>
          </table:table-cell>
          <table:table-cell table:number-columns-repeated="5"/>
        </table:table-row>
        <table:table-row table:style-name="ro1">
          <table:table-cell office:value-type="float" office:value="22.4486588051882" calcext:value-type="float">
            <text:p>22.4486588051882</text:p>
          </table:table-cell>
          <table:table-cell office:value-type="float" office:value="45.1914965628023" calcext:value-type="float">
            <text:p>45.1914965628023</text:p>
          </table:table-cell>
          <table:table-cell office:value-type="float" office:value="5.61526263981606" calcext:value-type="float">
            <text:p>5.61526263981606</text:p>
          </table:table-cell>
          <table:table-cell table:number-columns-repeated="5"/>
        </table:table-row>
        <table:table-row table:style-name="ro1">
          <table:table-cell office:value-type="float" office:value="22.55285857502" calcext:value-type="float">
            <text:p>22.55285857502</text:p>
          </table:table-cell>
          <table:table-cell office:value-type="float" office:value="45.1092956025584" calcext:value-type="float">
            <text:p>45.1092956025584</text:p>
          </table:table-cell>
          <table:table-cell office:value-type="float" office:value="5.66947117092499" calcext:value-type="float">
            <text:p>5.66947117092499</text:p>
          </table:table-cell>
          <table:table-cell table:number-columns-repeated="5"/>
        </table:table-row>
        <table:table-row table:style-name="ro1">
          <table:table-cell office:value-type="float" office:value="22.7123190190168" calcext:value-type="float">
            <text:p>22.7123190190168</text:p>
          </table:table-cell>
          <table:table-cell office:value-type="float" office:value="44.9969618235842" calcext:value-type="float">
            <text:p>44.9969618235842</text:p>
          </table:table-cell>
          <table:table-cell office:value-type="float" office:value="5.77788823314282" calcext:value-type="float">
            <text:p>5.77788823314282</text:p>
          </table:table-cell>
          <table:table-cell table:number-columns-repeated="5"/>
        </table:table-row>
        <table:table-row table:style-name="ro1">
          <table:table-cell office:value-type="float" office:value="22.8829982642564" calcext:value-type="float">
            <text:p>22.8829982642564</text:p>
          </table:table-cell>
          <table:table-cell office:value-type="float" office:value="44.9025419827523" calcext:value-type="float">
            <text:p>44.9025419827523</text:p>
          </table:table-cell>
          <table:table-cell office:value-type="float" office:value="5.83209676425169" calcext:value-type="float">
            <text:p>5.83209676425169</text:p>
          </table:table-cell>
          <table:table-cell table:number-columns-repeated="5"/>
        </table:table-row>
        <table:table-row table:style-name="ro1">
          <table:table-cell office:value-type="float" office:value="22.9120986283702" calcext:value-type="float">
            <text:p>22.9120986283702</text:p>
          </table:table-cell>
          <table:table-cell office:value-type="float" office:value="44.8884458153111" calcext:value-type="float">
            <text:p>44.8884458153111</text:p>
          </table:table-cell>
          <table:table-cell office:value-type="float" office:value="5.64639066938392" calcext:value-type="float">
            <text:p>5.64639066938392</text:p>
          </table:table-cell>
          <table:table-cell table:number-columns-repeated="5"/>
        </table:table-row>
        <table:table-row table:style-name="ro1">
          <table:table-cell office:value-type="float" office:value="22.9892498328058" calcext:value-type="float">
            <text:p>22.9892498328058</text:p>
          </table:table-cell>
          <table:table-cell office:value-type="float" office:value="44.8313868346587" calcext:value-type="float">
            <text:p>44.8313868346587</text:p>
          </table:table-cell>
          <table:table-cell office:value-type="float" office:value="5.60291650499659" calcext:value-type="float">
            <text:p>5.60291650499659</text:p>
          </table:table-cell>
          <table:table-cell table:number-columns-repeated="5"/>
        </table:table-row>
        <table:table-row table:style-name="ro1">
          <table:table-cell office:value-type="float" office:value="23.068893995896" calcext:value-type="float">
            <text:p>23.068893995896</text:p>
          </table:table-cell>
          <table:table-cell office:value-type="float" office:value="44.7669462602423" calcext:value-type="float">
            <text:p>44.7669462602423</text:p>
          </table:table-cell>
          <table:table-cell office:value-type="float" office:value="5.60291652057668" calcext:value-type="float">
            <text:p>5.60291652057668</text:p>
          </table:table-cell>
          <table:table-cell table:number-columns-repeated="5"/>
        </table:table-row>
        <table:table-row table:style-name="ro1">
          <table:table-cell office:value-type="float" office:value="23.1215254919388" calcext:value-type="float">
            <text:p>23.1215254919388</text:p>
          </table:table-cell>
          <table:table-cell office:value-type="float" office:value="44.7243617995897" calcext:value-type="float">
            <text:p>44.7243617995897</text:p>
          </table:table-cell>
          <table:table-cell office:value-type="float" office:value="5.40907021963373" calcext:value-type="float">
            <text:p>5.40907021963373</text:p>
          </table:table-cell>
          <table:table-cell table:number-columns-repeated="5"/>
        </table:table-row>
        <table:table-row table:style-name="ro1">
          <table:table-cell office:value-type="float" office:value="23.1422730362215" calcext:value-type="float">
            <text:p>23.1422730362215</text:p>
          </table:table-cell>
          <table:table-cell office:value-type="float" office:value="44.6995628783511" calcext:value-type="float">
            <text:p>44.6995628783511</text:p>
          </table:table-cell>
          <table:table-cell office:value-type="float" office:value="5.40907022787556" calcext:value-type="float">
            <text:p>5.40907022787556</text:p>
          </table:table-cell>
          <table:table-cell table:number-columns-repeated="5"/>
        </table:table-row>
        <table:table-row table:style-name="ro1">
          <table:table-cell office:value-type="float" office:value="23.2354061098015" calcext:value-type="float">
            <text:p>23.2354061098015</text:p>
          </table:table-cell>
          <table:table-cell office:value-type="float" office:value="44.5882436934748" calcext:value-type="float">
            <text:p>44.5882436934748</text:p>
          </table:table-cell>
          <table:table-cell office:value-type="float" office:value="5.43062017160224" calcext:value-type="float">
            <text:p>5.43062017160224</text:p>
          </table:table-cell>
          <table:table-cell table:number-columns-repeated="5"/>
        </table:table-row>
        <table:table-row table:style-name="ro1">
          <table:table-cell office:value-type="float" office:value="23.2864538421339" calcext:value-type="float">
            <text:p>23.2864538421339</text:p>
          </table:table-cell>
          <table:table-cell office:value-type="float" office:value="44.529832886553" calcext:value-type="float">
            <text:p>44.529832886553</text:p>
          </table:table-cell>
          <table:table-cell office:value-type="float" office:value="5.45217011532908" calcext:value-type="float">
            <text:p>5.45217011532908</text:p>
          </table:table-cell>
          <table:table-cell table:number-columns-repeated="5"/>
        </table:table-row>
        <table:table-row table:style-name="ro1">
          <table:table-cell office:value-type="float" office:value="23.333687753008" calcext:value-type="float">
            <text:p>23.333687753008</text:p>
          </table:table-cell>
          <table:table-cell office:value-type="float" office:value="44.4780803745005" calcext:value-type="float">
            <text:p>44.4780803745005</text:p>
          </table:table-cell>
          <table:table-cell office:value-type="float" office:value="5.36262302196042" calcext:value-type="float">
            <text:p>5.36262302196042</text:p>
          </table:table-cell>
          <table:table-cell table:number-columns-repeated="5"/>
        </table:table-row>
        <table:table-row table:style-name="ro1">
          <table:table-cell office:value-type="float" office:value="23.3864664601313" calcext:value-type="float">
            <text:p>23.3864664601313</text:p>
          </table:table-cell>
          <table:table-cell office:value-type="float" office:value="44.4086870956495" calcext:value-type="float">
            <text:p>44.4086870956495</text:p>
          </table:table-cell>
          <table:table-cell office:value-type="float" office:value="5.38209492291825" calcext:value-type="float">
            <text:p>5.38209492291825</text:p>
          </table:table-cell>
          <table:table-cell table:number-columns-repeated="5"/>
        </table:table-row>
        <table:table-row table:style-name="ro1">
          <table:table-cell office:value-type="float" office:value="23.4299779510321" calcext:value-type="float">
            <text:p>23.4299779510321</text:p>
          </table:table-cell>
          <table:table-cell office:value-type="float" office:value="44.3537327781921" calcext:value-type="float">
            <text:p>44.3537327781921</text:p>
          </table:table-cell>
          <table:table-cell office:value-type="float" office:value="5.40156682387607" calcext:value-type="float">
            <text:p>5.40156682387607</text:p>
          </table:table-cell>
          <table:table-cell table:number-columns-repeated="5"/>
        </table:table-row>
        <table:table-row table:style-name="ro1">
          <table:table-cell office:value-type="float" office:value="23.5400443302832" calcext:value-type="float">
            <text:p>23.5400443302832</text:p>
          </table:table-cell>
          <table:table-cell office:value-type="float" office:value="44.2201497556127" calcext:value-type="float">
            <text:p>44.2201497556127</text:p>
          </table:table-cell>
          <table:table-cell office:value-type="float" office:value="5.44684752341546" calcext:value-type="float">
            <text:p>5.44684752341546</text:p>
          </table:table-cell>
          <table:table-cell table:number-columns-repeated="5"/>
        </table:table-row>
        <table:table-row table:style-name="ro1">
          <table:table-cell office:value-type="float" office:value="23.5602930930975" calcext:value-type="float">
            <text:p>23.5602930930975</text:p>
          </table:table-cell>
          <table:table-cell office:value-type="float" office:value="44.1977253559636" calcext:value-type="float">
            <text:p>44.1977253559636</text:p>
          </table:table-cell>
          <table:table-cell office:value-type="float" office:value="5.22763038481487" calcext:value-type="float">
            <text:p>5.22763038481487</text:p>
          </table:table-cell>
          <table:table-cell table:number-columns-repeated="5"/>
        </table:table-row>
        <table:table-row table:style-name="ro1">
          <table:table-cell office:value-type="float" office:value="23.6056554399213" calcext:value-type="float">
            <text:p>23.6056554399213</text:p>
          </table:table-cell>
          <table:table-cell office:value-type="float" office:value="44.1176167168069" calcext:value-type="float">
            <text:p>44.1176167168069</text:p>
          </table:table-cell>
          <table:table-cell office:value-type="float" office:value="5.34859037136789" calcext:value-type="float">
            <text:p>5.34859037136789</text:p>
          </table:table-cell>
          <table:table-cell table:number-columns-repeated="5"/>
        </table:table-row>
        <table:table-row table:style-name="ro1">
          <table:table-cell office:value-type="float" office:value="23.6992026936591" calcext:value-type="float">
            <text:p>23.6992026936591</text:p>
          </table:table-cell>
          <table:table-cell office:value-type="float" office:value="43.9909715102184" calcext:value-type="float">
            <text:p>43.9909715102184</text:p>
          </table:table-cell>
          <table:table-cell office:value-type="float" office:value="5.24623114196039" calcext:value-type="float">
            <text:p>5.24623114196039</text:p>
          </table:table-cell>
          <table:table-cell table:number-columns-repeated="5"/>
        </table:table-row>
        <table:table-row table:style-name="ro1">
          <table:table-cell office:value-type="float" office:value="23.7821828235099" calcext:value-type="float">
            <text:p>23.7821828235099</text:p>
          </table:table-cell>
          <table:table-cell office:value-type="float" office:value="43.8505865428549" calcext:value-type="float">
            <text:p>43.8505865428549</text:p>
          </table:table-cell>
          <table:table-cell office:value-type="float" office:value="5.34459000956004" calcext:value-type="float">
            <text:p>5.34459000956004</text:p>
          </table:table-cell>
          <table:table-cell table:number-columns-repeated="5"/>
        </table:table-row>
        <table:table-row table:style-name="ro1">
          <table:table-cell office:value-type="float" office:value="23.8867609780422" calcext:value-type="float">
            <text:p>23.8867609780422</text:p>
          </table:table-cell>
          <table:table-cell office:value-type="float" office:value="43.7078160292458" calcext:value-type="float">
            <text:p>43.7078160292458</text:p>
          </table:table-cell>
          <table:table-cell office:value-type="float" office:value="5.44294887715962" calcext:value-type="float">
            <text:p>5.44294887715962</text:p>
          </table:table-cell>
          <table:table-cell table:number-columns-repeated="5"/>
        </table:table-row>
        <table:table-row table:style-name="ro1">
          <table:table-cell office:value-type="float" office:value="24.0048537856489" calcext:value-type="float">
            <text:p>24.0048537856489</text:p>
          </table:table-cell>
          <table:table-cell office:value-type="float" office:value="43.5760051846495" calcext:value-type="float">
            <text:p>43.5760051846495</text:p>
          </table:table-cell>
          <table:table-cell office:value-type="float" office:value="5.49212831095944" calcext:value-type="float">
            <text:p>5.49212831095944</text:p>
          </table:table-cell>
          <table:table-cell table:number-columns-repeated="5"/>
        </table:table-row>
        <table:table-row table:style-name="ro1">
          <table:table-cell office:value-type="float" office:value="24.032856512474" calcext:value-type="float">
            <text:p>24.032856512474</text:p>
          </table:table-cell>
          <table:table-cell office:value-type="float" office:value="43.5476837252685" calcext:value-type="float">
            <text:p>43.5476837252685</text:p>
          </table:table-cell>
          <table:table-cell office:value-type="float" office:value="5.36262317076602" calcext:value-type="float">
            <text:p>5.36262317076602</text:p>
          </table:table-cell>
          <table:table-cell table:number-columns-repeated="5"/>
        </table:table-row>
        <table:table-row table:style-name="ro1">
          <table:table-cell office:value-type="float" office:value="24.0637985391977" calcext:value-type="float">
            <text:p>24.0637985391977</text:p>
          </table:table-cell>
          <table:table-cell office:value-type="float" office:value="43.5070012579901" calcext:value-type="float">
            <text:p>43.5070012579901</text:p>
          </table:table-cell>
          <table:table-cell office:value-type="float" office:value="5.36262319123773" calcext:value-type="float">
            <text:p>5.36262319123773</text:p>
          </table:table-cell>
          <table:table-cell table:number-columns-repeated="5"/>
        </table:table-row>
        <table:table-row table:style-name="ro1">
          <table:table-cell office:value-type="float" office:value="24.1484650324981" calcext:value-type="float">
            <text:p>24.1484650324981</text:p>
          </table:table-cell>
          <table:table-cell office:value-type="float" office:value="43.395682056837" calcext:value-type="float">
            <text:p>43.395682056837</text:p>
          </table:table-cell>
          <table:table-cell office:value-type="float" office:value="5.4128395946536" calcext:value-type="float">
            <text:p>5.4128395946536</text:p>
          </table:table-cell>
          <table:table-cell table:number-columns-repeated="5"/>
        </table:table-row>
        <table:table-row table:style-name="ro1">
          <table:table-cell office:value-type="float" office:value="24.2649394225268" calcext:value-type="float">
            <text:p>24.2649394225268</text:p>
          </table:table-cell>
          <table:table-cell office:value-type="float" office:value="43.2575251859374" calcext:value-type="float">
            <text:p>43.2575251859374</text:p>
          </table:table-cell>
          <table:table-cell office:value-type="float" office:value="5.51327240148544" calcext:value-type="float">
            <text:p>5.51327240148544</text:p>
          </table:table-cell>
          <table:table-cell table:number-columns-repeated="5"/>
        </table:table-row>
        <table:table-row table:style-name="ro1">
          <table:table-cell office:value-type="float" office:value="24.3946790498775" calcext:value-type="float">
            <text:p>24.3946790498775</text:p>
          </table:table-cell>
          <table:table-cell office:value-type="float" office:value="43.1317427006534" calcext:value-type="float">
            <text:p>43.1317427006534</text:p>
          </table:table-cell>
          <table:table-cell office:value-type="float" office:value="5.56348880490134" calcext:value-type="float">
            <text:p>5.56348880490134</text:p>
          </table:table-cell>
          <table:table-cell table:number-columns-repeated="5"/>
        </table:table-row>
        <table:table-row table:style-name="ro1">
          <table:table-cell office:value-type="float" office:value="24.4984435315656" calcext:value-type="float">
            <text:p>24.4984435315656</text:p>
          </table:table-cell>
          <table:table-cell office:value-type="float" office:value="43.0407899074553" calcext:value-type="float">
            <text:p>43.0407899074553</text:p>
          </table:table-cell>
          <table:table-cell office:value-type="float" office:value="5.52916166239192" calcext:value-type="float">
            <text:p>5.52916166239192</text:p>
          </table:table-cell>
          <table:table-cell table:number-columns-repeated="5"/>
        </table:table-row>
        <table:table-row table:style-name="ro1">
          <table:table-cell office:value-type="float" office:value="24.5944540720725" calcext:value-type="float">
            <text:p>24.5944540720725</text:p>
          </table:table-cell>
          <table:table-cell office:value-type="float" office:value="42.9506225269793" calcext:value-type="float">
            <text:p>42.9506225269793</text:p>
          </table:table-cell>
          <table:table-cell office:value-type="float" office:value="5.58400331947622" calcext:value-type="float">
            <text:p>5.58400331947622</text:p>
          </table:table-cell>
          <table:table-cell table:number-columns-repeated="5"/>
        </table:table-row>
        <table:table-row table:style-name="ro1">
          <table:table-cell office:value-type="float" office:value="24.7454850958611" calcext:value-type="float">
            <text:p>24.7454850958611</text:p>
          </table:table-cell>
          <table:table-cell office:value-type="float" office:value="42.8236218995527" calcext:value-type="float">
            <text:p>42.8236218995527</text:p>
          </table:table-cell>
          <table:table-cell office:value-type="float" office:value="5.63884497656051" calcext:value-type="float">
            <text:p>5.63884497656051</text:p>
          </table:table-cell>
          <table:table-cell table:number-columns-repeated="5"/>
        </table:table-row>
        <table:table-row table:style-name="ro1">
          <table:table-cell office:value-type="float" office:value="24.8640179681044" calcext:value-type="float">
            <text:p>24.8640179681044</text:p>
          </table:table-cell>
          <table:table-cell office:value-type="float" office:value="42.7345667171707" calcext:value-type="float">
            <text:p>42.7345667171707</text:p>
          </table:table-cell>
          <table:table-cell office:value-type="float" office:value="5.64261802780456" calcext:value-type="float">
            <text:p>5.64261802780456</text:p>
          </table:table-cell>
          <table:table-cell table:number-columns-repeated="5"/>
        </table:table-row>
        <table:table-row table:style-name="ro1">
          <table:table-cell office:value-type="float" office:value="24.8749081931441" calcext:value-type="float">
            <text:p>24.8749081931441</text:p>
          </table:table-cell>
          <table:table-cell office:value-type="float" office:value="42.7264488609007" calcext:value-type="float">
            <text:p>42.7264488609007</text:p>
          </table:table-cell>
          <table:table-cell office:value-type="float" office:value="5.64639107904832" calcext:value-type="float">
            <text:p>5.64639107904832</text:p>
          </table:table-cell>
          <table:table-cell table:number-columns-repeated="5"/>
        </table:table-row>
        <table:table-row table:style-name="ro1">
          <table:table-cell office:value-type="float" office:value="25.0103743306447" calcext:value-type="float">
            <text:p>25.0103743306447</text:p>
          </table:table-cell>
          <table:table-cell office:value-type="float" office:value="42.6262617912131" calcext:value-type="float">
            <text:p>42.6262617912131</text:p>
          </table:table-cell>
          <table:table-cell office:value-type="float" office:value="5.67400907963164" calcext:value-type="float">
            <text:p>5.67400907963164</text:p>
          </table:table-cell>
          <table:table-cell table:number-columns-repeated="5"/>
        </table:table-row>
        <table:table-row table:style-name="ro1">
          <table:table-cell office:value-type="float" office:value="25.091904199294" calcext:value-type="float">
            <text:p>25.091904199294</text:p>
          </table:table-cell>
          <table:table-cell office:value-type="float" office:value="42.5693789405647" calcext:value-type="float">
            <text:p>42.5693789405647</text:p>
          </table:table-cell>
          <table:table-cell office:value-type="float" office:value="5.70162708021491" calcext:value-type="float">
            <text:p>5.70162708021491</text:p>
          </table:table-cell>
          <table:table-cell table:number-columns-repeated="5"/>
        </table:table-row>
        <table:table-row table:style-name="ro1">
          <table:table-cell office:value-type="float" office:value="25.2273703479706" calcext:value-type="float">
            <text:p>25.2273703479706</text:p>
          </table:table-cell>
          <table:table-cell office:value-type="float" office:value="42.4803237903218" calcext:value-type="float">
            <text:p>42.4803237903218</text:p>
          </table:table-cell>
          <table:table-cell office:value-type="float" office:value="5.70162711202481" calcext:value-type="float">
            <text:p>5.70162711202481</text:p>
          </table:table-cell>
          <table:table-cell table:number-columns-repeated="5"/>
        </table:table-row>
        <table:table-row table:style-name="ro1">
          <table:table-cell office:value-type="float" office:value="25.3428878585951" calcext:value-type="float">
            <text:p>25.3428878585951</text:p>
          </table:table-cell>
          <table:table-cell office:value-type="float" office:value="42.4043828364234" calcext:value-type="float">
            <text:p>42.4043828364234</text:p>
          </table:table-cell>
          <table:table-cell office:value-type="float" office:value="5.6751029360502" calcext:value-type="float">
            <text:p>5.6751029360502</text:p>
          </table:table-cell>
          <table:table-cell table:number-columns-repeated="5"/>
        </table:table-row>
        <table:table-row table:style-name="ro1">
          <table:table-cell office:value-type="float" office:value="25.4672268415243" calcext:value-type="float">
            <text:p>25.4672268415243</text:p>
          </table:table-cell>
          <table:table-cell office:value-type="float" office:value="42.3178344103939" calcext:value-type="float">
            <text:p>42.3178344103939</text:p>
          </table:table-cell>
          <table:table-cell office:value-type="float" office:value="5.71814330127601" calcext:value-type="float">
            <text:p>5.71814330127601</text:p>
          </table:table-cell>
          <table:table-cell table:number-columns-repeated="5"/>
        </table:table-row>
        <table:table-row table:style-name="ro1">
          <table:table-cell office:value-type="float" office:value="25.5980480039949" calcext:value-type="float">
            <text:p>25.5980480039949</text:p>
          </table:table-cell>
          <table:table-cell office:value-type="float" office:value="42.2348943541" calcext:value-type="float">
            <text:p>42.2348943541</text:p>
          </table:table-cell>
          <table:table-cell office:value-type="float" office:value="5.76118366650182" calcext:value-type="float">
            <text:p>5.76118366650182</text:p>
          </table:table-cell>
          <table:table-cell table:number-columns-repeated="5"/>
        </table:table-row>
        <table:table-row table:style-name="ro1">
          <table:table-cell office:value-type="float" office:value="25.7335140763874" calcext:value-type="float">
            <text:p>25.7335140763874</text:p>
          </table:table-cell>
          <table:table-cell office:value-type="float" office:value="42.1569711920148" calcext:value-type="float">
            <text:p>42.1569711920148</text:p>
          </table:table-cell>
          <table:table-cell office:value-type="float" office:value="5.81565861569444" calcext:value-type="float">
            <text:p>5.81565861569444</text:p>
          </table:table-cell>
          <table:table-cell table:number-columns-repeated="5"/>
        </table:table-row>
        <table:table-row table:style-name="ro1">
          <table:table-cell office:value-type="float" office:value="25.9084919316138" calcext:value-type="float">
            <text:p>25.9084919316138</text:p>
          </table:table-cell>
          <table:table-cell office:value-type="float" office:value="42.0686321694267" calcext:value-type="float">
            <text:p>42.0686321694267</text:p>
          </table:table-cell>
          <table:table-cell office:value-type="float" office:value="5.87013356488703" calcext:value-type="float">
            <text:p>5.87013356488703</text:p>
          </table:table-cell>
          <table:table-cell table:number-columns-repeated="5"/>
        </table:table-row>
        <table:table-row table:style-name="ro1">
          <table:table-cell office:value-type="float" office:value="26.0862910680886" calcext:value-type="float">
            <text:p>26.0862910680886</text:p>
          </table:table-cell>
          <table:table-cell office:value-type="float" office:value="41.990709161706" calcext:value-type="float">
            <text:p>41.990709161706</text:p>
          </table:table-cell>
          <table:table-cell office:value-type="float" office:value="5.90157508294417" calcext:value-type="float">
            <text:p>5.90157508294417</text:p>
          </table:table-cell>
          <table:table-cell table:number-columns-repeated="5"/>
        </table:table-row>
        <table:table-row table:style-name="ro1">
          <table:table-cell office:value-type="float" office:value="26.1913210740973" calcext:value-type="float">
            <text:p>26.1913210740973</text:p>
          </table:table-cell>
          <table:table-cell office:value-type="float" office:value="41.9485626128392" calcext:value-type="float">
            <text:p>41.9485626128392</text:p>
          </table:table-cell>
          <table:table-cell office:value-type="float" office:value="5.93301660100135" calcext:value-type="float">
            <text:p>5.93301660100135</text:p>
          </table:table-cell>
          <table:table-cell table:number-columns-repeated="5"/>
        </table:table-row>
        <table:table-row table:style-name="ro1">
          <table:table-cell office:value-type="float" office:value="26.272409573101" calcext:value-type="float">
            <text:p>26.272409573101</text:p>
          </table:table-cell>
          <table:table-cell office:value-type="float" office:value="41.9189474961942" calcext:value-type="float">
            <text:p>41.9189474961942</text:p>
          </table:table-cell>
          <table:table-cell office:value-type="float" office:value="5.84871344688896" calcext:value-type="float">
            <text:p>5.84871344688896</text:p>
          </table:table-cell>
          <table:table-cell table:number-columns-repeated="5"/>
        </table:table-row>
        <table:table-row table:style-name="ro1">
          <table:table-cell office:value-type="float" office:value="26.3474777542331" calcext:value-type="float">
            <text:p>26.3474777542331</text:p>
          </table:table-cell>
          <table:table-cell office:value-type="float" office:value="41.8841125103056" calcext:value-type="float">
            <text:p>41.8841125103056</text:p>
          </table:table-cell>
          <table:table-cell office:value-type="float" office:value="5.88626576691236" calcext:value-type="float">
            <text:p>5.88626576691236</text:p>
          </table:table-cell>
          <table:table-cell table:number-columns-repeated="5"/>
        </table:table-row>
        <table:table-row table:style-name="ro1">
          <table:table-cell office:value-type="float" office:value="26.4721267503954" calcext:value-type="float">
            <text:p>26.4721267503954</text:p>
          </table:table-cell>
          <table:table-cell office:value-type="float" office:value="41.8318637862557" calcext:value-type="float">
            <text:p>41.8318637862557</text:p>
          </table:table-cell>
          <table:table-cell office:value-type="float" office:value="5.96137040695919" calcext:value-type="float">
            <text:p>5.96137040695919</text:p>
          </table:table-cell>
          <table:table-cell table:number-columns-repeated="5"/>
        </table:table-row>
        <table:table-row table:style-name="ro1">
          <table:table-cell office:value-type="float" office:value="26.6003447910642" calcext:value-type="float">
            <text:p>26.6003447910642</text:p>
          </table:table-cell>
          <table:table-cell office:value-type="float" office:value="41.7891152721745" calcext:value-type="float">
            <text:p>41.7891152721745</text:p>
          </table:table-cell>
          <table:table-cell office:value-type="float" office:value="5.99892272698256" calcext:value-type="float">
            <text:p>5.99892272698256</text:p>
          </table:table-cell>
          <table:table-cell table:number-columns-repeated="5"/>
        </table:table-row>
        <table:table-row table:style-name="ro1">
          <table:table-cell office:value-type="float" office:value="26.7527439782751" calcext:value-type="float">
            <text:p>26.7527439782751</text:p>
          </table:table-cell>
          <table:table-cell office:value-type="float" office:value="41.7445880305491" calcext:value-type="float">
            <text:p>41.7445880305491</text:p>
          </table:table-cell>
          <table:table-cell office:value-type="float" office:value="6.00603586038492" calcext:value-type="float">
            <text:p>6.00603586038492</text:p>
          </table:table-cell>
          <table:table-cell table:number-columns-repeated="5"/>
        </table:table-row>
        <table:table-row table:style-name="ro1">
          <table:table-cell office:value-type="float" office:value="26.7773738590623" calcext:value-type="float">
            <text:p>26.7773738590623</text:p>
          </table:table-cell>
          <table:table-cell office:value-type="float" office:value="41.7375815539088" calcext:value-type="float">
            <text:p>41.7375815539088</text:p>
          </table:table-cell>
          <table:table-cell office:value-type="float" office:value="6.01314899378733" calcext:value-type="float">
            <text:p>6.01314899378733</text:p>
          </table:table-cell>
          <table:table-cell table:number-columns-repeated="5"/>
        </table:table-row>
        <table:table-row table:style-name="ro1">
          <table:table-cell office:value-type="float" office:value="26.8686968803268" calcext:value-type="float">
            <text:p>26.8686968803268</text:p>
          </table:table-cell>
          <table:table-cell office:value-type="float" office:value="41.7123035944882" calcext:value-type="float">
            <text:p>41.7123035944882</text:p>
          </table:table-cell>
          <table:table-cell office:value-type="float" office:value="5.93301669191268" calcext:value-type="float">
            <text:p>5.93301669191268</text:p>
          </table:table-cell>
          <table:table-cell table:number-columns-repeated="5"/>
        </table:table-row>
        <table:table-row table:style-name="ro1">
          <table:table-cell office:value-type="float" office:value="26.9533173215752" calcext:value-type="float">
            <text:p>26.9533173215752</text:p>
          </table:table-cell>
          <table:table-cell office:value-type="float" office:value="41.6813985517029" calcext:value-type="float">
            <text:p>41.6813985517029</text:p>
          </table:table-cell>
          <table:table-cell office:value-type="float" office:value="5.94931484006563" calcext:value-type="float">
            <text:p>5.94931484006563</text:p>
          </table:table-cell>
          <table:table-cell table:number-columns-repeated="5"/>
        </table:table-row>
        <table:table-row table:style-name="ro1">
          <table:table-cell office:value-type="float" office:value="27.0087483217139" calcext:value-type="float">
            <text:p>27.0087483217139</text:p>
          </table:table-cell>
          <table:table-cell office:value-type="float" office:value="41.6621720214499" calcext:value-type="float">
            <text:p>41.6621720214499</text:p>
          </table:table-cell>
          <table:table-cell office:value-type="float" office:value="5.96561298821863" calcext:value-type="float">
            <text:p>5.96561298821863</text:p>
          </table:table-cell>
          <table:table-cell table:number-columns-repeated="5"/>
        </table:table-row>
        <table:table-row table:style-name="ro1">
          <table:table-cell office:value-type="float" office:value="27.0929939626907" calcext:value-type="float">
            <text:p>27.0929939626907</text:p>
          </table:table-cell>
          <table:table-cell office:value-type="float" office:value="41.6344807084612" calcext:value-type="float">
            <text:p>41.6344807084612</text:p>
          </table:table-cell>
          <table:table-cell office:value-type="float" office:value="5.7611838821929" calcext:value-type="float">
            <text:p>5.7611838821929</text:p>
          </table:table-cell>
          <table:table-cell table:number-columns-repeated="5"/>
        </table:table-row>
        <table:table-row table:style-name="ro1">
          <table:table-cell office:value-type="float" office:value="27.1135742091989" calcext:value-type="float">
            <text:p>27.1135742091989</text:p>
          </table:table-cell>
          <table:table-cell office:value-type="float" office:value="41.622642489077" calcext:value-type="float">
            <text:p>41.622642489077</text:p>
          </table:table-cell>
          <table:table-cell office:value-type="float" office:value="5.77408187068458" calcext:value-type="float">
            <text:p>5.77408187068458</text:p>
          </table:table-cell>
          <table:table-cell table:number-columns-repeated="5"/>
        </table:table-row>
        <table:table-row table:style-name="ro1">
          <table:table-cell office:value-type="float" office:value="27.1541173265689" calcext:value-type="float">
            <text:p>27.1541173265689</text:p>
          </table:table-cell>
          <table:table-cell office:value-type="float" office:value="41.600012041692" calcext:value-type="float">
            <text:p>41.600012041692</text:p>
          </table:table-cell>
          <table:table-cell office:value-type="float" office:value="5.78697985917608" calcext:value-type="float">
            <text:p>5.78697985917608</text:p>
          </table:table-cell>
          <table:table-cell table:number-columns-repeated="5"/>
        </table:table-row>
        <table:table-row table:style-name="ro1">
          <table:table-cell office:value-type="float" office:value="27.298050038402" calcext:value-type="float">
            <text:p>27.298050038402</text:p>
          </table:table-cell>
          <table:table-cell office:value-type="float" office:value="41.5220889389072" calcext:value-type="float">
            <text:p>41.5220889389072</text:p>
          </table:table-cell>
          <table:table-cell office:value-type="float" office:value="5.82672656198574" calcext:value-type="float">
            <text:p>5.82672656198574</text:p>
          </table:table-cell>
          <table:table-cell table:number-columns-repeated="5"/>
        </table:table-row>
        <table:table-row table:style-name="ro1">
          <table:table-cell office:value-type="float" office:value="27.3626116705922" calcext:value-type="float">
            <text:p>27.3626116705922</text:p>
          </table:table-cell>
          <table:table-cell office:value-type="float" office:value="41.4903862108488" calcext:value-type="float">
            <text:p>41.4903862108488</text:p>
          </table:table-cell>
          <table:table-cell office:value-type="float" office:value="5.59532393651696" calcext:value-type="float">
            <text:p>5.59532393651696</text:p>
          </table:table-cell>
          <table:table-cell table:number-columns-repeated="5"/>
        </table:table-row>
        <table:table-row table:style-name="ro1">
          <table:table-cell office:value-type="float" office:value="27.4016855497759" calcext:value-type="float">
            <text:p>27.4016855497759</text:p>
          </table:table-cell>
          <table:table-cell office:value-type="float" office:value="41.4582773672785" calcext:value-type="float">
            <text:p>41.4582773672785</text:p>
          </table:table-cell>
          <table:table-cell office:value-type="float" office:value="5.66221690472538" calcext:value-type="float">
            <text:p>5.66221690472538</text:p>
          </table:table-cell>
          <table:table-cell table:number-columns-repeated="5"/>
        </table:table-row>
        <table:table-row table:style-name="ro1">
          <table:table-cell office:value-type="float" office:value="27.5973978077309" calcext:value-type="float">
            <text:p>27.5973978077309</text:p>
          </table:table-cell>
          <table:table-cell office:value-type="float" office:value="41.3182703012325" calcext:value-type="float">
            <text:p>41.3182703012325</text:p>
          </table:table-cell>
          <table:table-cell office:value-type="float" office:value="5.72910987293385" calcext:value-type="float">
            <text:p>5.72910987293385</text:p>
          </table:table-cell>
          <table:table-cell table:number-columns-repeated="5"/>
        </table:table-row>
        <table:table-row table:style-name="ro1">
          <table:table-cell office:value-type="float" office:value="27.7413305741373" calcext:value-type="float">
            <text:p>27.7413305741373</text:p>
          </table:table-cell>
          <table:table-cell office:value-type="float" office:value="41.2292152596216" calcext:value-type="float">
            <text:p>41.2292152596216</text:p>
          </table:table-cell>
          <table:table-cell office:value-type="float" office:value="5.74173021880778" calcext:value-type="float">
            <text:p>5.74173021880778</text:p>
          </table:table-cell>
          <table:table-cell table:number-columns-repeated="5"/>
        </table:table-row>
        <table:table-row table:style-name="ro1">
          <table:table-cell office:value-type="float" office:value="27.7802639989377" calcext:value-type="float">
            <text:p>27.7802639989377</text:p>
          </table:table-cell>
          <table:table-cell office:value-type="float" office:value="41.205800336801" calcext:value-type="float">
            <text:p>41.205800336801</text:p>
          </table:table-cell>
          <table:table-cell office:value-type="float" office:value="5.75435056468173" calcext:value-type="float">
            <text:p>5.75435056468173</text:p>
          </table:table-cell>
          <table:table-cell table:number-columns-repeated="5"/>
        </table:table-row>
        <table:table-row table:style-name="ro1">
          <table:table-cell office:value-type="float" office:value="27.9326633826198" calcext:value-type="float">
            <text:p>27.9326633826198</text:p>
          </table:table-cell>
          <table:table-cell office:value-type="float" office:value="41.1167453316129" calcext:value-type="float">
            <text:p>41.1167453316129</text:p>
          </table:table-cell>
          <table:table-cell office:value-type="float" office:value="5.77066528178323" calcext:value-type="float">
            <text:p>5.77066528178323</text:p>
          </table:table-cell>
          <table:table-cell table:number-columns-repeated="5"/>
        </table:table-row>
        <table:table-row table:style-name="ro1">
          <table:table-cell office:value-type="float" office:value="27.9838475818944" calcext:value-type="float">
            <text:p>27.9838475818944</text:p>
          </table:table-cell>
          <table:table-cell office:value-type="float" office:value="41.0879454215038" calcext:value-type="float">
            <text:p>41.0879454215038</text:p>
          </table:table-cell>
          <table:table-cell office:value-type="float" office:value="5.78697999888467" calcext:value-type="float">
            <text:p>5.78697999888467</text:p>
          </table:table-cell>
          <table:table-cell table:number-columns-repeated="5"/>
        </table:table-row>
        <table:table-row table:style-name="ro1">
          <table:table-cell office:value-type="float" office:value="28.1277803122708" calcext:value-type="float">
            <text:p>28.1277803122708</text:p>
          </table:table-cell>
          <table:table-cell office:value-type="float" office:value="41.0100223346825" calcext:value-type="float">
            <text:p>41.0100223346825</text:p>
          </table:table-cell>
          <table:table-cell office:value-type="float" office:value="5.85999846803295" calcext:value-type="float">
            <text:p>5.85999846803295</text:p>
          </table:table-cell>
          <table:table-cell table:number-columns-repeated="5"/>
        </table:table-row>
        <table:table-row table:style-name="ro1">
          <table:table-cell office:value-type="float" office:value="28.3672450668523" calcext:value-type="float">
            <text:p>28.3672450668523</text:p>
          </table:table-cell>
          <table:table-cell office:value-type="float" office:value="40.9021673163315" calcext:value-type="float">
            <text:p>40.9021673163315</text:p>
          </table:table-cell>
          <table:table-cell office:value-type="float" office:value="5.93301693718125" calcext:value-type="float">
            <text:p>5.93301693718125</text:p>
          </table:table-cell>
          <table:table-cell table:number-columns-repeated="5"/>
        </table:table-row>
        <table:table-row table:style-name="ro1">
          <table:table-cell office:value-type="float" office:value="28.4664665709463" calcext:value-type="float">
            <text:p>28.4664665709463</text:p>
          </table:table-cell>
          <table:table-cell office:value-type="float" office:value="40.8659297069546" calcext:value-type="float">
            <text:p>40.8659297069546</text:p>
          </table:table-cell>
          <table:table-cell office:value-type="float" office:value="5.87013395792661" calcext:value-type="float">
            <text:p>5.87013395792661</text:p>
          </table:table-cell>
          <table:table-cell table:number-columns-repeated="5"/>
        </table:table-row>
        <table:table-row table:style-name="ro1">
          <table:table-cell office:value-type="float" office:value="28.5670137064948" calcext:value-type="float">
            <text:p>28.5670137064948</text:p>
          </table:table-cell>
          <table:table-cell office:value-type="float" office:value="40.8218635376867" calcext:value-type="float">
            <text:p>40.8218635376867</text:p>
          </table:table-cell>
          <table:table-cell office:value-type="float" office:value="5.9416416291131" calcext:value-type="float">
            <text:p>5.9416416291131</text:p>
          </table:table-cell>
          <table:table-cell table:number-columns-repeated="5"/>
        </table:table-row>
        <table:table-row table:style-name="ro1">
          <table:table-cell office:value-type="float" office:value="28.8093653195119" calcext:value-type="float">
            <text:p>28.8093653195119</text:p>
          </table:table-cell>
          <table:table-cell office:value-type="float" office:value="40.7357136788711" calcext:value-type="float">
            <text:p>40.7357136788711</text:p>
          </table:table-cell>
          <table:table-cell office:value-type="float" office:value="6.01314930029957" calcext:value-type="float">
            <text:p>6.01314930029957</text:p>
          </table:table-cell>
          <table:table-cell table:number-columns-repeated="5"/>
        </table:table-row>
        <table:table-row table:style-name="ro1">
          <table:table-cell office:value-type="float" office:value="28.9702312030208" calcext:value-type="float">
            <text:p>28.9702312030208</text:p>
          </table:table-cell>
          <table:table-cell office:value-type="float" office:value="40.6911865008247" calcext:value-type="float">
            <text:p>40.6911865008247</text:p>
          </table:table-cell>
          <table:table-cell office:value-type="float" office:value="6.01314932831878" calcext:value-type="float">
            <text:p>6.01314932831878</text:p>
          </table:table-cell>
          <table:table-cell table:number-columns-repeated="5"/>
        </table:table-row>
        <table:table-row table:style-name="ro1">
          <table:table-cell office:value-type="float" office:value="29.1310970798435" calcext:value-type="float">
            <text:p>29.1310970798435</text:p>
          </table:table-cell>
          <table:table-cell office:value-type="float" office:value="40.6466593294816" calcext:value-type="float">
            <text:p>40.6466593294816</text:p>
          </table:table-cell>
          <table:table-cell office:value-type="float" office:value="6.01314935147247" calcext:value-type="float">
            <text:p>6.01314935147247</text:p>
          </table:table-cell>
          <table:table-cell table:number-columns-repeated="5"/>
        </table:table-row>
        <table:table-row table:style-name="ro1">
          <table:table-cell office:value-type="float" office:value="29.2743254464802" calcext:value-type="float">
            <text:p>29.2743254464802</text:p>
          </table:table-cell>
          <table:table-cell office:value-type="float" office:value="40.6070141693392" calcext:value-type="float">
            <text:p>40.6070141693392</text:p>
          </table:table-cell>
          <table:table-cell office:value-type="float" office:value="5.99281598086366" calcext:value-type="float">
            <text:p>5.99281598086366</text:p>
          </table:table-cell>
          <table:table-cell table:number-columns-repeated="5"/>
        </table:table-row>
        <table:table-row table:style-name="ro1">
          <table:table-cell office:value-type="float" office:value="29.4430566076163" calcext:value-type="float">
            <text:p>29.4430566076163</text:p>
          </table:table-cell>
          <table:table-cell office:value-type="float" office:value="40.5565947596937" calcext:value-type="float">
            <text:p>40.5565947596937</text:p>
          </table:table-cell>
          <table:table-cell office:value-type="float" office:value="6.03014048165677" calcext:value-type="float">
            <text:p>6.03014048165677</text:p>
          </table:table-cell>
          <table:table-cell table:number-columns-repeated="5"/>
        </table:table-row>
        <table:table-row table:style-name="ro1">
          <table:table-cell office:value-type="float" office:value="29.5731156024455" calcext:value-type="float">
            <text:p>29.5731156024455</text:p>
          </table:table-cell>
          <table:table-cell office:value-type="float" office:value="40.5229630901625" calcext:value-type="float">
            <text:p>40.5229630901625</text:p>
          </table:table-cell>
          <table:table-cell office:value-type="float" office:value="6.06746498244982" calcext:value-type="float">
            <text:p>6.06746498244982</text:p>
          </table:table-cell>
          <table:table-cell table:number-columns-repeated="5"/>
        </table:table-row>
        <table:table-row table:style-name="ro1">
          <table:table-cell office:value-type="float" office:value="29.725514785701" calcext:value-type="float">
            <text:p>29.725514785701</text:p>
          </table:table-cell>
          <table:table-cell office:value-type="float" office:value="40.489567856013" calcext:value-type="float">
            <text:p>40.489567856013</text:p>
          </table:table-cell>
          <table:table-cell office:value-type="float" office:value="6.07796625003518" calcext:value-type="float">
            <text:p>6.07796625003518</text:p>
          </table:table-cell>
          <table:table-cell table:number-columns-repeated="5"/>
        </table:table-row>
        <table:table-row table:style-name="ro1">
          <table:table-cell office:value-type="float" office:value="29.7625253917284" calcext:value-type="float">
            <text:p>29.7625253917284</text:p>
          </table:table-cell>
          <table:table-cell office:value-type="float" office:value="40.4818641222497" calcext:value-type="float">
            <text:p>40.4818641222497</text:p>
          </table:table-cell>
          <table:table-cell office:value-type="float" office:value="6.08846751762065" calcext:value-type="float">
            <text:p>6.08846751762065</text:p>
          </table:table-cell>
          <table:table-cell table:number-columns-repeated="5"/>
        </table:table-row>
        <table:table-row table:style-name="ro1">
          <table:table-cell office:value-type="float" office:value="29.9318578059977" calcext:value-type="float">
            <text:p>29.9318578059977</text:p>
          </table:table-cell>
          <table:table-cell office:value-type="float" office:value="40.448468958746" calcext:value-type="float">
            <text:p>40.448468958746</text:p>
          </table:table-cell>
          <table:table-cell office:value-type="float" office:value="6.14937082438262" calcext:value-type="float">
            <text:p>6.14937082438262</text:p>
          </table:table-cell>
          <table:table-cell table:number-columns-repeated="5"/>
        </table:table-row>
        <table:table-row table:style-name="ro1">
          <table:table-cell office:value-type="float" office:value="30.1490153354789" calcext:value-type="float">
            <text:p>30.1490153354789</text:p>
          </table:table-cell>
          <table:table-cell office:value-type="float" office:value="40.4192354393911" calcext:value-type="float">
            <text:p>40.4192354393911</text:p>
          </table:table-cell>
          <table:table-cell office:value-type="float" office:value="6.21027413114458" calcext:value-type="float">
            <text:p>6.21027413114458</text:p>
          </table:table-cell>
          <table:table-cell table:number-columns-repeated="5"/>
        </table:table-row>
        <table:table-row table:style-name="ro1">
          <table:table-cell office:value-type="float" office:value="30.2495043610266" calcext:value-type="float">
            <text:p>30.2495043610266</text:p>
          </table:table-cell>
          <table:table-cell office:value-type="float" office:value="40.4118956555543" calcext:value-type="float">
            <text:p>40.4118956555543</text:p>
          </table:table-cell>
          <table:table-cell office:value-type="float" office:value="6.15245873661394" calcext:value-type="float">
            <text:p>6.15245873661394</text:p>
          </table:table-cell>
          <table:table-cell table:number-columns-repeated="5"/>
        </table:table-row>
        <table:table-row table:style-name="ro1">
          <table:table-cell office:value-type="float" office:value="30.3672324832265" calcext:value-type="float">
            <text:p>30.3672324832265</text:p>
          </table:table-cell>
          <table:table-cell office:value-type="float" office:value="40.3964171885026" calcext:value-type="float">
            <text:p>40.3964171885026</text:p>
          </table:table-cell>
          <table:table-cell office:value-type="float" office:value="6.18327900640628" calcext:value-type="float">
            <text:p>6.18327900640628</text:p>
          </table:table-cell>
          <table:table-cell table:number-columns-repeated="5"/>
        </table:table-row>
        <table:table-row table:style-name="ro1">
          <table:table-cell office:value-type="float" office:value="30.4776147120954" calcext:value-type="float">
            <text:p>30.4776147120954</text:p>
          </table:table-cell>
          <table:table-cell office:value-type="float" office:value="40.3853524705171" calcext:value-type="float">
            <text:p>40.3853524705171</text:p>
          </table:table-cell>
          <table:table-cell office:value-type="float" office:value="6.21409927619864" calcext:value-type="float">
            <text:p>6.21409927619864</text:p>
          </table:table-cell>
          <table:table-cell table:number-columns-repeated="5"/>
        </table:table-row>
        <table:table-row table:style-name="ro1">
          <table:table-cell office:value-type="float" office:value="30.5702348732178" calcext:value-type="float">
            <text:p>30.5702348732178</text:p>
          </table:table-cell>
          <table:table-cell office:value-type="float" office:value="40.3789435115538" calcext:value-type="float">
            <text:p>40.3789435115538</text:p>
          </table:table-cell>
          <table:table-cell office:value-type="float" office:value="6.1381261303492" calcext:value-type="float">
            <text:p>6.1381261303492</text:p>
          </table:table-cell>
          <table:table-cell table:number-columns-repeated="5"/>
        </table:table-row>
        <table:table-row table:style-name="ro1">
          <table:table-cell office:value-type="float" office:value="30.6018247142003" calcext:value-type="float">
            <text:p>30.6018247142003</text:p>
          </table:table-cell>
          <table:table-cell office:value-type="float" office:value="40.3743287011932" calcext:value-type="float">
            <text:p>40.3743287011932</text:p>
          </table:table-cell>
          <table:table-cell office:value-type="float" office:value="6.07849619601946" calcext:value-type="float">
            <text:p>6.07849619601946</text:p>
          </table:table-cell>
          <table:table-cell table:number-columns-repeated="5"/>
        </table:table-row>
        <table:table-row table:style-name="ro1">
          <table:table-cell office:value-type="float" office:value="30.7101283419454" calcext:value-type="float">
            <text:p>30.7101283419454</text:p>
          </table:table-cell>
          <table:table-cell office:value-type="float" office:value="40.3518452461428" calcext:value-type="float">
            <text:p>40.3518452461428</text:p>
          </table:table-cell>
          <table:table-cell office:value-type="float" office:value="6.10831118618786" calcext:value-type="float">
            <text:p>6.10831118618786</text:p>
          </table:table-cell>
          <table:table-cell table:number-columns-repeated="5"/>
        </table:table-row>
        <table:table-row table:style-name="ro1">
          <table:table-cell office:value-type="float" office:value="30.8158096380725" calcext:value-type="float">
            <text:p>30.8158096380725</text:p>
          </table:table-cell>
          <table:table-cell office:value-type="float" office:value="40.3331736009404" calcext:value-type="float">
            <text:p>40.3331736009404</text:p>
          </table:table-cell>
          <table:table-cell office:value-type="float" office:value="6.13812617635636" calcext:value-type="float">
            <text:p>6.13812617635636</text:p>
          </table:table-cell>
          <table:table-cell table:number-columns-repeated="5"/>
        </table:table-row>
        <table:table-row table:style-name="ro1">
          <table:table-cell office:value-type="float" office:value="30.8440414501491" calcext:value-type="float">
            <text:p>30.8440414501491</text:p>
          </table:table-cell>
          <table:table-cell office:value-type="float" office:value="40.3290493504564" calcext:value-type="float">
            <text:p>40.3290493504564</text:p>
          </table:table-cell>
          <table:table-cell office:value-type="float" office:value="5.99892332825709" calcext:value-type="float">
            <text:p>5.99892332825709</text:p>
          </table:table-cell>
          <table:table-cell table:number-columns-repeated="5"/>
        </table:table-row>
        <table:table-row table:style-name="ro1">
          <table:table-cell office:value-type="float" office:value="30.8759912917214" calcext:value-type="float">
            <text:p>30.8759912917214</text:p>
          </table:table-cell>
          <table:table-cell office:value-type="float" office:value="40.3197144244374" calcext:value-type="float">
            <text:p>40.3197144244374</text:p>
          </table:table-cell>
          <table:table-cell office:value-type="float" office:value="6.05271734154908" calcext:value-type="float">
            <text:p>6.05271734154908</text:p>
          </table:table-cell>
          <table:table-cell table:number-columns-repeated="5"/>
        </table:table-row>
        <table:table-row table:style-name="ro1">
          <table:table-cell office:value-type="float" office:value="31.064438414669" calcext:value-type="float">
            <text:p>31.064438414669</text:p>
          </table:table-cell>
          <table:table-cell office:value-type="float" office:value="40.2754977497941" calcext:value-type="float">
            <text:p>40.2754977497941</text:p>
          </table:table-cell>
          <table:table-cell office:value-type="float" office:value="6.16030536813295" calcext:value-type="float">
            <text:p>6.16030536813295</text:p>
          </table:table-cell>
          <table:table-cell table:number-columns-repeated="5"/>
        </table:table-row>
        <table:table-row table:style-name="ro1">
          <table:table-cell office:value-type="float" office:value="31.2344636330893" calcext:value-type="float">
            <text:p>31.2344636330893</text:p>
          </table:table-cell>
          <table:table-cell office:value-type="float" office:value="40.254499266051" calcext:value-type="float">
            <text:p>40.254499266051</text:p>
          </table:table-cell>
          <table:table-cell office:value-type="float" office:value="6.07563794160912" calcext:value-type="float">
            <text:p>6.07563794160912</text:p>
          </table:table-cell>
          <table:table-cell table:number-columns-repeated="5"/>
        </table:table-row>
        <table:table-row table:style-name="ro1">
          <table:table-cell office:value-type="float" office:value="31.4423397476819" calcext:value-type="float">
            <text:p>31.4423397476819</text:p>
          </table:table-cell>
          <table:table-cell office:value-type="float" office:value="40.2107247716184" calcext:value-type="float">
            <text:p>40.2107247716184</text:p>
          </table:table-cell>
          <table:table-cell office:value-type="float" office:value="6.13812626119715" calcext:value-type="float">
            <text:p>6.13812626119715</text:p>
          </table:table-cell>
          <table:table-cell table:number-columns-repeated="5"/>
        </table:table-row>
        <table:table-row table:style-name="ro1">
          <table:table-cell office:value-type="float" office:value="31.5208461323329" calcext:value-type="float">
            <text:p>31.5208461323329</text:p>
          </table:table-cell>
          <table:table-cell office:value-type="float" office:value="40.1992561559317" calcext:value-type="float">
            <text:p>40.1992561559317</text:p>
          </table:table-cell>
          <table:table-cell office:value-type="float" office:value="6.05519929300043" calcext:value-type="float">
            <text:p>6.05519929300043</text:p>
          </table:table-cell>
          <table:table-cell table:number-columns-repeated="5"/>
        </table:table-row>
        <table:table-row table:style-name="ro1">
          <table:table-cell office:value-type="float" office:value="31.592034021888" calcext:value-type="float">
            <text:p>31.592034021888</text:p>
          </table:table-cell>
          <table:table-cell office:value-type="float" office:value="40.1827391445024" calcext:value-type="float">
            <text:p>40.1827391445024</text:p>
          </table:table-cell>
          <table:table-cell office:value-type="float" office:value="6.07183353822156" calcext:value-type="float">
            <text:p>6.07183353822156</text:p>
          </table:table-cell>
          <table:table-cell table:number-columns-repeated="5"/>
        </table:table-row>
        <table:table-row table:style-name="ro1">
          <table:table-cell office:value-type="float" office:value="31.6505820956347" calcext:value-type="float">
            <text:p>31.6505820956347</text:p>
          </table:table-cell>
          <table:table-cell office:value-type="float" office:value="40.1701773021213" calcext:value-type="float">
            <text:p>40.1701773021213</text:p>
          </table:table-cell>
          <table:table-cell office:value-type="float" office:value="6.08846778344262" calcext:value-type="float">
            <text:p>6.08846778344262</text:p>
          </table:table-cell>
          <table:table-cell table:number-columns-repeated="5"/>
        </table:table-row>
        <table:table-row table:style-name="ro1">
          <table:table-cell office:value-type="float" office:value="31.72684478525" calcext:value-type="float">
            <text:p>31.72684478525</text:p>
          </table:table-cell>
          <table:table-cell office:value-type="float" office:value="40.1551370546078" calcext:value-type="float">
            <text:p>40.1551370546078</text:p>
          </table:table-cell>
          <table:table-cell office:value-type="float" office:value="5.98316252230443" calcext:value-type="float">
            <text:p>5.98316252230443</text:p>
          </table:table-cell>
          <table:table-cell table:number-columns-repeated="5"/>
        </table:table-row>
        <table:table-row table:style-name="ro1">
          <table:table-cell office:value-type="float" office:value="31.7801525340311" calcext:value-type="float">
            <text:p>31.7801525340311</text:p>
          </table:table-cell>
          <table:table-cell office:value-type="float" office:value="40.1386457046802" calcext:value-type="float">
            <text:p>40.1386457046802</text:p>
          </table:table-cell>
          <table:table-cell office:value-type="float" office:value="5.9910430001484" calcext:value-type="float">
            <text:p>5.9910430001484</text:p>
          </table:table-cell>
          <table:table-cell table:number-columns-repeated="5"/>
        </table:table-row>
        <table:table-row table:style-name="ro1">
          <table:table-cell office:value-type="float" office:value="31.8073199219183" calcext:value-type="float">
            <text:p>31.8073199219183</text:p>
          </table:table-cell>
          <table:table-cell office:value-type="float" office:value="40.1304751844272" calcext:value-type="float">
            <text:p>40.1304751844272</text:p>
          </table:table-cell>
          <table:table-cell office:value-type="float" office:value="5.99892347799244" calcext:value-type="float">
            <text:p>5.99892347799244</text:p>
          </table:table-cell>
          <table:table-cell table:number-columns-repeated="5"/>
        </table:table-row>
        <table:table-row table:style-name="ro1">
          <table:table-cell office:value-type="float" office:value="31.9597191742886" calcext:value-type="float">
            <text:p>31.9597191742886</text:p>
          </table:table-cell>
          <table:table-cell office:value-type="float" office:value="40.0859480479876" calcext:value-type="float">
            <text:p>40.0859480479876</text:p>
          </table:table-cell>
          <table:table-cell office:value-type="float" office:value="6.02706143166568" calcext:value-type="float">
            <text:p>6.02706143166568</text:p>
          </table:table-cell>
          <table:table-cell table:number-columns-repeated="5"/>
        </table:table-row>
        <table:table-row table:style-name="ro1">
          <table:table-cell office:value-type="float" office:value="32.0576984992156" calcext:value-type="float">
            <text:p>32.0576984992156</text:p>
          </table:table-cell>
          <table:table-cell office:value-type="float" office:value="40.0602896761922" calcext:value-type="float">
            <text:p>40.0602896761922</text:p>
          </table:table-cell>
          <table:table-cell office:value-type="float" office:value="6.05519938533895" calcext:value-type="float">
            <text:p>6.05519938533895</text:p>
          </table:table-cell>
          <table:table-cell table:number-columns-repeated="5"/>
        </table:table-row>
        <table:table-row table:style-name="ro1">
          <table:table-cell office:value-type="float" office:value="32.2016310894568" calcext:value-type="float">
            <text:p>32.2016310894568</text:p>
          </table:table-cell>
          <table:table-cell office:value-type="float" office:value="40.02689445608" calcext:value-type="float">
            <text:p>40.02689445608</text:p>
          </table:table-cell>
          <table:table-cell office:value-type="float" office:value="6.06684790717525" calcext:value-type="float">
            <text:p>6.06684790717525</text:p>
          </table:table-cell>
          <table:table-cell table:number-columns-repeated="5"/>
        </table:table-row>
        <table:table-row table:style-name="ro1">
          <table:table-cell office:value-type="float" office:value="32.242587352437" calcext:value-type="float">
            <text:p>32.242587352437</text:p>
          </table:table-cell>
          <table:table-cell office:value-type="float" office:value="40.0178932196262" calcext:value-type="float">
            <text:p>40.0178932196262</text:p>
          </table:table-cell>
          <table:table-cell office:value-type="float" office:value="6.07849642901143" calcext:value-type="float">
            <text:p>6.07849642901143</text:p>
          </table:table-cell>
          <table:table-cell table:number-columns-repeated="5"/>
        </table:table-row>
        <table:table-row table:style-name="ro1">
          <table:table-cell office:value-type="float" office:value="32.3572262451574" calcext:value-type="float">
            <text:p>32.3572262451574</text:p>
          </table:table-cell>
          <table:table-cell office:value-type="float" office:value="39.9940946135434" calcext:value-type="float">
            <text:p>39.9940946135434</text:p>
          </table:table-cell>
          <table:table-cell office:value-type="float" office:value="6.02605009456574" calcext:value-type="float">
            <text:p>6.02605009456574</text:p>
          </table:table-cell>
          <table:table-cell table:number-columns-repeated="5"/>
        </table:table-row>
        <table:table-row table:style-name="ro1">
          <table:table-cell office:value-type="float" office:value="32.4385653156382" calcext:value-type="float">
            <text:p>32.4385653156382</text:p>
          </table:table-cell>
          <table:table-cell office:value-type="float" office:value="39.9727059886042" calcext:value-type="float">
            <text:p>39.9727059886042</text:p>
          </table:table-cell>
          <table:table-cell office:value-type="float" office:value="6.04062476826756" calcext:value-type="float">
            <text:p>6.04062476826756</text:p>
          </table:table-cell>
          <table:table-cell table:number-columns-repeated="5"/>
        </table:table-row>
        <table:table-row table:style-name="ro1">
          <table:table-cell office:value-type="float" office:value="32.4894963729688" calcext:value-type="float">
            <text:p>32.4894963729688</text:p>
          </table:table-cell>
          <table:table-cell office:value-type="float" office:value="39.9601040004426" calcext:value-type="float">
            <text:p>39.9601040004426</text:p>
          </table:table-cell>
          <table:table-cell office:value-type="float" office:value="6.05519944196914" calcext:value-type="float">
            <text:p>6.05519944196914</text:p>
          </table:table-cell>
          <table:table-cell table:number-columns-repeated="5"/>
        </table:table-row>
        <table:table-row table:style-name="ro1">
          <table:table-cell office:value-type="float" office:value="32.6334289667702" calcext:value-type="float">
            <text:p>32.6334289667702</text:p>
          </table:table-cell>
          <table:table-cell office:value-type="float" office:value="39.9267087880941" calcext:value-type="float">
            <text:p>39.9267087880941</text:p>
          </table:table-cell>
          <table:table-cell office:value-type="float" office:value="6.06684796733509" calcext:value-type="float">
            <text:p>6.06684796733509</text:p>
          </table:table-cell>
          <table:table-cell table:number-columns-repeated="5"/>
        </table:table-row>
        <table:table-row table:style-name="ro1">
          <table:table-cell office:value-type="float" office:value="32.6743852427025" calcext:value-type="float">
            <text:p>32.6743852427025</text:p>
          </table:table-cell>
          <table:table-cell office:value-type="float" office:value="39.9177075513768" calcext:value-type="float">
            <text:p>39.9177075513768</text:p>
          </table:table-cell>
          <table:table-cell office:value-type="float" office:value="6.07849649270144" calcext:value-type="float">
            <text:p>6.07849649270144</text:p>
          </table:table-cell>
          <table:table-cell table:number-columns-repeated="5"/>
        </table:table-row>
        <table:table-row table:style-name="ro1">
          <table:table-cell office:value-type="float" office:value="32.7356717413163" calcext:value-type="float">
            <text:p>32.7356717413163</text:p>
          </table:table-cell>
          <table:table-cell office:value-type="float" office:value="39.9049847071715" calcext:value-type="float">
            <text:p>39.9049847071715</text:p>
          </table:table-cell>
          <table:table-cell office:value-type="float" office:value="5.96561380469913" calcext:value-type="float">
            <text:p>5.96561380469913</text:p>
          </table:table-cell>
          <table:table-cell table:number-columns-repeated="5"/>
        </table:table-row>
        <table:table-row table:style-name="ro1">
          <table:table-cell office:value-type="float" office:value="32.7745208097343" calcext:value-type="float">
            <text:p>32.7745208097343</text:p>
          </table:table-cell>
          <table:table-cell office:value-type="float" office:value="39.8922151592226" calcext:value-type="float">
            <text:p>39.8922151592226</text:p>
          </table:table-cell>
          <table:table-cell office:value-type="float" office:value="6.0106260761461" calcext:value-type="float">
            <text:p>6.0106260761461</text:p>
          </table:table-cell>
          <table:table-cell table:number-columns-repeated="5"/>
        </table:table-row>
        <table:table-row table:style-name="ro1">
          <table:table-cell office:value-type="float" office:value="32.9305304501124" calcext:value-type="float">
            <text:p>32.9305304501124</text:p>
          </table:table-cell>
          <table:table-cell office:value-type="float" office:value="39.8486080699423" calcext:value-type="float">
            <text:p>39.8486080699423</text:p>
          </table:table-cell>
          <table:table-cell office:value-type="float" office:value="6.10065061903992" calcext:value-type="float">
            <text:p>6.10065061903992</text:p>
          </table:table-cell>
          <table:table-cell table:number-columns-repeated="5"/>
        </table:table-row>
        <table:table-row table:style-name="ro1">
          <table:table-cell office:value-type="float" office:value="33.0898287414685" calcext:value-type="float">
            <text:p>33.0898287414685</text:p>
          </table:table-cell>
          <table:table-cell office:value-type="float" office:value="39.8192032999651" calcext:value-type="float">
            <text:p>39.8192032999651</text:p>
          </table:table-cell>
          <table:table-cell office:value-type="float" office:value="6.14566289048688" calcext:value-type="float">
            <text:p>6.14566289048688</text:p>
          </table:table-cell>
          <table:table-cell table:number-columns-repeated="5"/>
        </table:table-row>
        <table:table-row table:style-name="ro1">
          <table:table-cell office:value-type="float" office:value="33.2506945419059" calcext:value-type="float">
            <text:p>33.2506945419059</text:p>
          </table:table-cell>
          <table:table-cell office:value-type="float" office:value="39.796940118875" calcext:value-type="float">
            <text:p>39.796940118875</text:p>
          </table:table-cell>
          <table:table-cell office:value-type="float" office:value="6.14566290337456" calcext:value-type="float">
            <text:p>6.14566290337456</text:p>
          </table:table-cell>
          <table:table-cell table:number-columns-repeated="5"/>
        </table:table-row>
        <table:table-row table:style-name="ro1">
          <table:table-cell office:value-type="float" office:value="33.2932514504659" calcext:value-type="float">
            <text:p>33.2932514504659</text:p>
          </table:table-cell>
          <table:table-cell office:value-type="float" office:value="39.7910504141061" calcext:value-type="float">
            <text:p>39.7910504141061</text:p>
          </table:table-cell>
          <table:table-cell office:value-type="float" office:value="6.01314992199692" calcext:value-type="float">
            <text:p>6.01314992199692</text:p>
          </table:table-cell>
          <table:table-cell table:number-columns-repeated="5"/>
        </table:table-row>
        <table:table-row table:style-name="ro1">
          <table:table-cell office:value-type="float" office:value="33.3390090288848" calcext:value-type="float">
            <text:p>33.3390090288848</text:p>
          </table:table-cell>
          <table:table-cell office:value-type="float" office:value="39.7783848888252" calcext:value-type="float">
            <text:p>39.7783848888252</text:p>
          </table:table-cell>
          <table:table-cell office:value-type="float" office:value="6.07940643654883" calcext:value-type="float">
            <text:p>6.07940643654883</text:p>
          </table:table-cell>
          <table:table-cell table:number-columns-repeated="5"/>
        </table:table-row>
        <table:table-row table:style-name="ro1">
          <table:table-cell office:value-type="float" office:value="33.5724262852353" calcext:value-type="float">
            <text:p>33.5724262852353</text:p>
          </table:table-cell>
          <table:table-cell office:value-type="float" office:value="39.7301498617587" calcext:value-type="float">
            <text:p>39.7301498617587</text:p>
          </table:table-cell>
          <table:table-cell office:value-type="float" office:value="6.14566295110066" calcext:value-type="float">
            <text:p>6.14566295110066</text:p>
          </table:table-cell>
          <table:table-cell table:number-columns-repeated="5"/>
        </table:table-row>
        <table:table-row table:style-name="ro1">
          <table:table-cell office:value-type="float" office:value="33.6635433126975" calcext:value-type="float">
            <text:p>33.6635433126975</text:p>
          </table:table-cell>
          <table:table-cell office:value-type="float" office:value="39.7175396365163" calcext:value-type="float">
            <text:p>39.7175396365163</text:p>
          </table:table-cell>
          <table:table-cell office:value-type="float" office:value="6.06746554542756" calcext:value-type="float">
            <text:p>6.06746554542756</text:p>
          </table:table-cell>
          <table:table-cell table:number-columns-repeated="5"/>
        </table:table-row>
        <table:table-row table:style-name="ro1">
          <table:table-cell office:value-type="float" office:value="33.7471609859355" calcext:value-type="float">
            <text:p>33.7471609859355</text:p>
          </table:table-cell>
          <table:table-cell office:value-type="float" office:value="39.6992165444989" calcext:value-type="float">
            <text:p>39.6992165444989</text:p>
          </table:table-cell>
          <table:table-cell office:value-type="float" office:value="6.07298109236452" calcext:value-type="float">
            <text:p>6.07298109236452</text:p>
          </table:table-cell>
          <table:table-cell table:number-columns-repeated="5"/>
        </table:table-row>
        <table:table-row table:style-name="ro1">
          <table:table-cell office:value-type="float" office:value="33.7665797932893" calcext:value-type="float">
            <text:p>33.7665797932893</text:p>
          </table:table-cell>
          <table:table-cell office:value-type="float" office:value="39.6950734264875" calcext:value-type="float">
            <text:p>39.6950734264875</text:p>
          </table:table-cell>
          <table:table-cell office:value-type="float" office:value="6.07849663930123" calcext:value-type="float">
            <text:p>6.07849663930123</text:p>
          </table:table-cell>
          <table:table-cell table:number-columns-repeated="5"/>
        </table:table-row>
        <table:table-row table:style-name="ro1">
          <table:table-cell office:value-type="float" office:value="33.9274456280427" calcext:value-type="float">
            <text:p>33.9274456280427</text:p>
          </table:table-cell>
          <table:table-cell office:value-type="float" office:value="39.66167831513" calcext:value-type="float">
            <text:p>39.66167831513</text:p>
          </table:table-cell>
          <table:table-cell office:value-type="float" office:value="6.14629820850032" calcext:value-type="float">
            <text:p>6.14629820850032</text:p>
          </table:table-cell>
          <table:table-cell table:number-columns-repeated="5"/>
        </table:table-row>
        <table:table-row table:style-name="ro1">
          <table:table-cell office:value-type="float" office:value="34.1373800510513" calcext:value-type="float">
            <text:p>34.1373800510513</text:p>
          </table:table-cell>
          <table:table-cell office:value-type="float" office:value="39.6327601514117" calcext:value-type="float">
            <text:p>39.6327601514117</text:p>
          </table:table-cell>
          <table:table-cell office:value-type="float" office:value="6.06432352303345" calcext:value-type="float">
            <text:p>6.06432352303345</text:p>
          </table:table-cell>
          <table:table-cell table:number-columns-repeated="5"/>
        </table:table-row>
        <table:table-row table:style-name="ro1">
          <table:table-cell office:value-type="float" office:value="34.3314341210996" calcext:value-type="float">
            <text:p>34.3314341210996</text:p>
          </table:table-cell>
          <table:table-cell office:value-type="float" office:value="39.5895977540462" calcext:value-type="float">
            <text:p>39.5895977540462</text:p>
          </table:table-cell>
          <table:table-cell office:value-type="float" office:value="6.12972326260125" calcext:value-type="float">
            <text:p>6.12972326260125</text:p>
          </table:table-cell>
          <table:table-cell table:number-columns-repeated="5"/>
        </table:table-row>
        <table:table-row table:style-name="ro1">
          <table:table-cell office:value-type="float" office:value="34.3968333686499" calcext:value-type="float">
            <text:p>34.3968333686499</text:p>
          </table:table-cell>
          <table:table-cell office:value-type="float" office:value="39.5794819154911" calcext:value-type="float">
            <text:p>39.5794819154911</text:p>
          </table:table-cell>
          <table:table-cell office:value-type="float" office:value="6.04148364600482" calcext:value-type="float">
            <text:p>6.04148364600482</text:p>
          </table:table-cell>
          <table:table-cell table:number-columns-repeated="5"/>
        </table:table-row>
        <table:table-row table:style-name="ro1">
          <table:table-cell office:value-type="float" office:value="34.441655638976" calcext:value-type="float">
            <text:p>34.441655638976</text:p>
          </table:table-cell>
          <table:table-cell office:value-type="float" office:value="39.5684322835515" calcext:value-type="float">
            <text:p>39.5684322835515</text:p>
          </table:table-cell>
          <table:table-cell office:value-type="float" office:value="6.02605038892489" calcext:value-type="float">
            <text:p>6.02605038892489</text:p>
          </table:table-cell>
          <table:table-cell table:number-columns-repeated="5"/>
        </table:table-row>
        <table:table-row table:style-name="ro1">
          <table:table-cell office:value-type="float" office:value="34.5552214863155" calcext:value-type="float">
            <text:p>34.5552214863155</text:p>
          </table:table-cell>
          <table:table-cell office:value-type="float" office:value="39.538569458796" calcext:value-type="float">
            <text:p>39.538569458796</text:p>
          </table:table-cell>
          <table:table-cell office:value-type="float" office:value="6.03376703553458" calcext:value-type="float">
            <text:p>6.03376703553458</text:p>
          </table:table-cell>
          <table:table-cell table:number-columns-repeated="5"/>
        </table:table-row>
        <table:table-row table:style-name="ro1">
          <table:table-cell office:value-type="float" office:value="34.5821415298475" calcext:value-type="float">
            <text:p>34.5821415298475</text:p>
          </table:table-cell>
          <table:table-cell office:value-type="float" office:value="39.5317123218723" calcext:value-type="float">
            <text:p>39.5317123218723</text:p>
          </table:table-cell>
          <table:table-cell office:value-type="float" office:value="6.04148368214439" calcext:value-type="float">
            <text:p>6.04148368214439</text:p>
          </table:table-cell>
          <table:table-cell table:number-columns-repeated="5"/>
        </table:table-row>
        <table:table-row table:style-name="ro1">
          <table:table-cell office:value-type="float" office:value="34.7176075557341" calcext:value-type="float">
            <text:p>34.7176075557341</text:p>
          </table:table-cell>
          <table:table-cell office:value-type="float" office:value="39.4983171037651" calcext:value-type="float">
            <text:p>39.4983171037651</text:p>
          </table:table-cell>
          <table:table-cell office:value-type="float" office:value="6.04148369822911" calcext:value-type="float">
            <text:p>6.04148369822911</text:p>
          </table:table-cell>
          <table:table-cell table:number-columns-repeated="5"/>
        </table:table-row>
        <table:table-row table:style-name="ro1">
          <table:table-cell office:value-type="float" office:value="34.8395871150167" calcext:value-type="float">
            <text:p>34.8395871150167</text:p>
          </table:table-cell>
          <table:table-cell office:value-type="float" office:value="39.4682465847678" calcext:value-type="float">
            <text:p>39.4682465847678</text:p>
          </table:table-cell>
          <table:table-cell office:value-type="float" office:value="6.02605045108831" calcext:value-type="float">
            <text:p>6.02605045108831</text:p>
          </table:table-cell>
          <table:table-cell table:number-columns-repeated="5"/>
        </table:table-row>
        <table:table-row table:style-name="ro1">
          <table:table-cell office:value-type="float" office:value="34.953152974328" calcext:value-type="float">
            <text:p>34.953152974328</text:p>
          </table:table-cell>
          <table:table-cell office:value-type="float" office:value="39.438383764412" calcext:value-type="float">
            <text:p>39.438383764412</text:p>
          </table:table-cell>
          <table:table-cell office:value-type="float" office:value="6.08585680958905" calcext:value-type="float">
            <text:p>6.08585680958905</text:p>
          </table:table-cell>
          <table:table-cell table:number-columns-repeated="5"/>
        </table:table-row>
        <table:table-row table:style-name="ro1">
          <table:table-cell office:value-type="float" office:value="35.0990942553785" calcext:value-type="float">
            <text:p>35.0990942553785</text:p>
          </table:table-cell>
          <table:table-cell office:value-type="float" office:value="39.4092056867036" calcext:value-type="float">
            <text:p>39.4092056867036</text:p>
          </table:table-cell>
          <table:table-cell office:value-type="float" office:value="4.60461752519349" calcext:value-type="float">
            <text:p>4.60461752519349</text:p>
          </table:table-cell>
          <table:table-cell table:number-columns-repeated="5"/>
        </table:table-row>
        <table:table-row table:style-name="ro1">
          <table:table-cell office:value-type="float" office:value="35.0782467411487" calcext:value-type="float">
            <text:p>35.0782467411487</text:p>
          </table:table-cell>
          <table:table-cell office:value-type="float" office:value="39.2165132972454" calcext:value-type="float">
            <text:p>39.2165132972454</text:p>
          </table:table-cell>
          <table:table-cell office:value-type="float" office:value="4.71265046877097" calcext:value-type="float">
            <text:p>4.71265046877097</text:p>
          </table:table-cell>
          <table:table-cell table:number-columns-repeated="5"/>
        </table:table-row>
        <table:table-row table:style-name="ro1">
          <table:table-cell office:value-type="float" office:value="35.0782764613334" calcext:value-type="float">
            <text:p>35.0782764613334</text:p>
          </table:table-cell>
          <table:table-cell office:value-type="float" office:value="39.1028555380922" calcext:value-type="float">
            <text:p>39.1028555380922</text:p>
          </table:table-cell>
          <table:table-cell office:value-type="float" office:value="4.52449462578364" calcext:value-type="float">
            <text:p>4.52449462578364</text:p>
          </table:table-cell>
          <table:table-cell table:number-columns-repeated="5"/>
        </table:table-row>
        <table:table-row table:style-name="ro1">
          <table:table-cell office:value-type="float" office:value="35.0649962174751" calcext:value-type="float">
            <text:p>35.0649962174751</text:p>
          </table:table-cell>
          <table:table-cell office:value-type="float" office:value="39.0330099505165" calcext:value-type="float">
            <text:p>39.0330099505165</text:p>
          </table:table-cell>
          <table:table-cell office:value-type="float" office:value="4.55539973840431" calcext:value-type="float">
            <text:p>4.55539973840431</text:p>
          </table:table-cell>
          <table:table-cell table:number-columns-repeated="5"/>
        </table:table-row>
        <table:table-row table:style-name="ro1">
          <table:table-cell office:value-type="float" office:value="35.0476042702129" calcext:value-type="float">
            <text:p>35.0476042702129</text:p>
          </table:table-cell>
          <table:table-cell office:value-type="float" office:value="38.9231372402354" calcext:value-type="float">
            <text:p>38.9231372402354</text:p>
          </table:table-cell>
          <table:table-cell office:value-type="float" office:value="4.58630485102507" calcext:value-type="float">
            <text:p>4.58630485102507</text:p>
          </table:table-cell>
          <table:table-cell table:number-columns-repeated="5"/>
        </table:table-row>
        <table:table-row table:style-name="ro1">
          <table:table-cell office:value-type="float" office:value="35.0306716922753" calcext:value-type="float">
            <text:p>35.0306716922753</text:p>
          </table:table-cell>
          <table:table-cell office:value-type="float" office:value="38.7895537679742" calcext:value-type="float">
            <text:p>38.7895537679742</text:p>
          </table:table-cell>
          <table:table-cell office:value-type="float" office:value="4.62221286828115" calcext:value-type="float">
            <text:p>4.62221286828115</text:p>
          </table:table-cell>
          <table:table-cell table:number-columns-repeated="5"/>
        </table:table-row>
        <table:table-row table:style-name="ro1">
          <table:table-cell office:value-type="float" office:value="35.0216032444011" calcext:value-type="float">
            <text:p>35.0216032444011</text:p>
          </table:table-cell>
          <table:table-cell office:value-type="float" office:value="38.6892627529761" calcext:value-type="float">
            <text:p>38.6892627529761</text:p>
          </table:table-cell>
          <table:table-cell office:value-type="float" office:value="4.48353133324983" calcext:value-type="float">
            <text:p>4.48353133324983</text:p>
          </table:table-cell>
          <table:table-cell table:number-columns-repeated="5"/>
        </table:table-row>
        <table:table-row table:style-name="ro1">
          <table:table-cell office:value-type="float" office:value="35.0172900019107" calcext:value-type="float">
            <text:p>35.0172900019107</text:p>
          </table:table-cell>
          <table:table-cell office:value-type="float" office:value="38.6707461113903" calcext:value-type="float">
            <text:p>38.6707461113903</text:p>
          </table:table-cell>
          <table:table-cell office:value-type="float" office:value="4.26535134320793" calcext:value-type="float">
            <text:p>4.26535134320793</text:p>
          </table:table-cell>
          <table:table-cell table:number-columns-repeated="5"/>
        </table:table-row>
        <table:table-row table:style-name="ro1">
          <table:table-cell office:value-type="float" office:value="34.9978356495073" calcext:value-type="float">
            <text:p>34.9978356495073</text:p>
          </table:table-cell>
          <table:table-cell office:value-type="float" office:value="38.6301660492537" calcext:value-type="float">
            <text:p>38.6301660492537</text:p>
          </table:table-cell>
          <table:table-cell office:value-type="float" office:value="4.35878510625898" calcext:value-type="float">
            <text:p>4.35878510625898</text:p>
          </table:table-cell>
          <table:table-cell table:number-columns-repeated="5"/>
        </table:table-row>
        <table:table-row table:style-name="ro1">
          <table:table-cell office:value-type="float" office:value="34.9396190321216" calcext:value-type="float">
            <text:p>34.9396190321216</text:p>
          </table:table-cell>
          <table:table-cell office:value-type="float" office:value="38.4724478602004" calcext:value-type="float">
            <text:p>38.4724478602004</text:p>
          </table:table-cell>
          <table:table-cell office:value-type="float" office:value="4.40550198778543" calcext:value-type="float">
            <text:p>4.40550198778543</text:p>
          </table:table-cell>
          <table:table-cell table:number-columns-repeated="5"/>
        </table:table-row>
        <table:table-row table:style-name="ro1">
          <table:table-cell office:value-type="float" office:value="34.9385988980624" calcext:value-type="float">
            <text:p>34.9385988980624</text:p>
          </table:table-cell>
          <table:table-cell office:value-type="float" office:value="38.4692287407669" calcext:value-type="float">
            <text:p>38.4692287407669</text:p>
          </table:table-cell>
          <table:table-cell office:value-type="float" office:value="4.0318787656331" calcext:value-type="float">
            <text:p>4.0318787656331</text:p>
          </table:table-cell>
          <table:table-cell table:number-columns-repeated="5"/>
        </table:table-row>
        <table:table-row table:style-name="ro1">
          <table:table-cell office:value-type="float" office:value="34.8617824938666" calcext:value-type="float">
            <text:p>34.8617824938666</text:p>
          </table:table-cell>
          <table:table-cell office:value-type="float" office:value="38.3743357521923" calcext:value-type="float">
            <text:p>38.3743357521923</text:p>
          </table:table-cell>
          <table:table-cell office:value-type="float" office:value="3.82770217693468" calcext:value-type="float">
            <text:p>3.82770217693468</text:p>
          </table:table-cell>
          <table:table-cell table:number-columns-repeated="5"/>
        </table:table-row>
        <table:table-row table:style-name="ro1">
          <table:table-cell office:value-type="float" office:value="34.8500089305684" calcext:value-type="float">
            <text:p>34.8500089305684</text:p>
          </table:table-cell>
          <table:table-cell office:value-type="float" office:value="38.3646953652836" calcext:value-type="float">
            <text:p>38.3646953652836</text:p>
          </table:table-cell>
          <table:table-cell office:value-type="float" office:value="3.92148631353267" calcext:value-type="float">
            <text:p>3.92148631353267</text:p>
          </table:table-cell>
          <table:table-cell table:number-columns-repeated="5"/>
        </table:table-row>
        <table:table-row table:style-name="ro1">
          <table:table-cell office:value-type="float" office:value="34.7300299450409" calcext:value-type="float">
            <text:p>34.7300299450409</text:p>
          </table:table-cell>
          <table:table-cell office:value-type="float" office:value="38.2460300116131" calcext:value-type="float">
            <text:p>38.2460300116131</text:p>
          </table:table-cell>
          <table:table-cell office:value-type="float" office:value="4.01527045013079" calcext:value-type="float">
            <text:p>4.01527045013079</text:p>
          </table:table-cell>
          <table:table-cell table:number-columns-repeated="5"/>
        </table:table-row>
        <table:table-row table:style-name="ro1">
          <table:table-cell office:value-type="float" office:value="34.6216908292308" calcext:value-type="float">
            <text:p>34.6216908292308</text:p>
          </table:table-cell>
          <table:table-cell office:value-type="float" office:value="38.1166504957869" calcext:value-type="float">
            <text:p>38.1166504957869</text:p>
          </table:table-cell>
          <table:table-cell office:value-type="float" office:value="4.06216251842984" calcext:value-type="float">
            <text:p>4.06216251842984</text:p>
          </table:table-cell>
          <table:table-cell table:number-columns-repeated="5"/>
        </table:table-row>
        <table:table-row table:style-name="ro1">
          <table:table-cell office:value-type="float" office:value="34.5539582990033" calcext:value-type="float">
            <text:p>34.5539582990033</text:p>
          </table:table-cell>
          <table:table-cell office:value-type="float" office:value="38.0275945762579" calcext:value-type="float">
            <text:p>38.0275945762579</text:p>
          </table:table-cell>
          <table:table-cell office:value-type="float" office:value="4.08715023239879" calcext:value-type="float">
            <text:p>4.08715023239879</text:p>
          </table:table-cell>
          <table:table-cell table:number-columns-repeated="5"/>
        </table:table-row>
        <table:table-row table:style-name="ro1">
          <table:table-cell office:value-type="float" office:value="34.5013134866082" calcext:value-type="float">
            <text:p>34.5013134866082</text:p>
          </table:table-cell>
          <table:table-cell office:value-type="float" office:value="37.9546639222705" calcext:value-type="float">
            <text:p>37.9546639222705</text:p>
          </table:table-cell>
          <table:table-cell office:value-type="float" office:value="4.11213794636771" calcext:value-type="float">
            <text:p>4.11213794636771</text:p>
          </table:table-cell>
          <table:table-cell table:number-columns-repeated="5"/>
        </table:table-row>
        <table:table-row table:style-name="ro1">
          <table:table-cell office:value-type="float" office:value="34.4470514841728" calcext:value-type="float">
            <text:p>34.4470514841728</text:p>
          </table:table-cell>
          <table:table-cell office:value-type="float" office:value="37.8753920824843" calcext:value-type="float">
            <text:p>37.8753920824843</text:p>
          </table:table-cell>
          <table:table-cell office:value-type="float" office:value="3.94364097664485" calcext:value-type="float">
            <text:p>3.94364097664485</text:p>
          </table:table-cell>
          <table:table-cell table:number-columns-repeated="5"/>
        </table:table-row>
        <table:table-row table:style-name="ro1">
          <table:table-cell office:value-type="float" office:value="34.3853178486256" calcext:value-type="float">
            <text:p>34.3853178486256</text:p>
          </table:table-cell>
          <table:table-cell office:value-type="float" office:value="37.811567692558" calcext:value-type="float">
            <text:p>37.811567692558</text:p>
          </table:table-cell>
          <table:table-cell office:value-type="float" office:value="4.05982369228867" calcext:value-type="float">
            <text:p>4.05982369228867</text:p>
          </table:table-cell>
          <table:table-cell table:number-columns-repeated="5"/>
        </table:table-row>
        <table:table-row table:style-name="ro1">
          <table:table-cell office:value-type="float" office:value="34.2584006363444" calcext:value-type="float">
            <text:p>34.2584006363444</text:p>
          </table:table-cell>
          <table:table-cell office:value-type="float" office:value="37.6455022259122" calcext:value-type="float">
            <text:p>37.6455022259122</text:p>
          </table:table-cell>
          <table:table-cell office:value-type="float" office:value="4.11791505011061" calcext:value-type="float">
            <text:p>4.11791505011061</text:p>
          </table:table-cell>
          <table:table-cell table:number-columns-repeated="5"/>
        </table:table-row>
        <table:table-row table:style-name="ro1">
          <table:table-cell office:value-type="float" office:value="34.2187784121953" calcext:value-type="float">
            <text:p>34.2187784121953</text:p>
          </table:table-cell>
          <table:table-cell office:value-type="float" office:value="37.58689421693" calcext:value-type="float">
            <text:p>37.58689421693</text:p>
          </table:table-cell>
          <table:table-cell office:value-type="float" office:value="4.06216244076373" calcext:value-type="float">
            <text:p>4.06216244076373</text:p>
          </table:table-cell>
          <table:table-cell table:number-columns-repeated="5"/>
        </table:table-row>
        <table:table-row table:style-name="ro1">
          <table:table-cell office:value-type="float" office:value="34.1814294424625" calcext:value-type="float">
            <text:p>34.1814294424625</text:p>
          </table:table-cell>
          <table:table-cell office:value-type="float" office:value="37.5377871439222" calcext:value-type="float">
            <text:p>37.5377871439222</text:p>
          </table:table-cell>
          <table:table-cell office:value-type="float" office:value="4.08715015087782" calcext:value-type="float">
            <text:p>4.08715015087782</text:p>
          </table:table-cell>
          <table:table-cell table:number-columns-repeated="5"/>
        </table:table-row>
        <table:table-row table:style-name="ro1">
          <table:table-cell office:value-type="float" office:value="34.1287846322419" calcext:value-type="float">
            <text:p>34.1287846322419</text:p>
          </table:table-cell>
          <table:table-cell office:value-type="float" office:value="37.4648565054752" calcext:value-type="float">
            <text:p>37.4648565054752</text:p>
          </table:table-cell>
          <table:table-cell office:value-type="float" office:value="4.11213786099193" calcext:value-type="float">
            <text:p>4.11213786099193</text:p>
          </table:table-cell>
          <table:table-cell table:number-columns-repeated="5"/>
        </table:table-row>
        <table:table-row table:style-name="ro1">
          <table:table-cell office:value-type="float" office:value="34.0525855770737" calcext:value-type="float">
            <text:p>34.0525855770737</text:p>
          </table:table-cell>
          <table:table-cell office:value-type="float" office:value="37.3535366515141" calcext:value-type="float">
            <text:p>37.3535366515141</text:p>
          </table:table-cell>
          <table:table-cell office:value-type="float" office:value="4.13895897063206" calcext:value-type="float">
            <text:p>4.13895897063206</text:p>
          </table:table-cell>
          <table:table-cell table:number-columns-repeated="5"/>
        </table:table-row>
        <table:table-row table:style-name="ro1">
          <table:table-cell office:value-type="float" office:value="34.0002086276603" calcext:value-type="float">
            <text:p>34.0002086276603</text:p>
          </table:table-cell>
          <table:table-cell office:value-type="float" office:value="37.2724349874412" calcext:value-type="float">
            <text:p>37.2724349874412</text:p>
          </table:table-cell>
          <table:table-cell office:value-type="float" office:value="4.16578008027223" calcext:value-type="float">
            <text:p>4.16578008027223</text:p>
          </table:table-cell>
          <table:table-cell table:number-columns-repeated="5"/>
        </table:table-row>
        <table:table-row table:style-name="ro1">
          <table:table-cell office:value-type="float" office:value="33.9348813517271" calcext:value-type="float">
            <text:p>33.9348813517271</text:p>
          </table:table-cell>
          <table:table-cell office:value-type="float" office:value="37.1650681110368" calcext:value-type="float">
            <text:p>37.1650681110368</text:p>
          </table:table-cell>
          <table:table-cell office:value-type="float" office:value="4.0643397448313" calcext:value-type="float">
            <text:p>4.0643397448313</text:p>
          </table:table-cell>
          <table:table-cell table:number-columns-repeated="5"/>
        </table:table-row>
        <table:table-row table:style-name="ro1">
          <table:table-cell office:value-type="float" office:value="33.8350726077326" calcext:value-type="float">
            <text:p>33.8350726077326</text:p>
          </table:table-cell>
          <table:table-cell office:value-type="float" office:value="37.0332431460402" calcext:value-type="float">
            <text:p>37.0332431460402</text:p>
          </table:table-cell>
          <table:table-cell office:value-type="float" office:value="4.11791496114823" calcext:value-type="float">
            <text:p>4.11791496114823</text:p>
          </table:table-cell>
          <table:table-cell table:number-columns-repeated="5"/>
        </table:table-row>
        <table:table-row table:style-name="ro1">
          <table:table-cell office:value-type="float" office:value="33.7954503785967" calcext:value-type="float">
            <text:p>33.7954503785967</text:p>
          </table:table-cell>
          <table:table-cell office:value-type="float" office:value="36.974635140919" calcext:value-type="float">
            <text:p>36.974635140919</text:p>
          </table:table-cell>
          <table:table-cell office:value-type="float" office:value="4.0621623477601" calcext:value-type="float">
            <text:p>4.0621623477601</text:p>
          </table:table-cell>
          <table:table-cell table:number-columns-repeated="5"/>
        </table:table-row>
        <table:table-row table:style-name="ro1">
          <table:table-cell office:value-type="float" office:value="33.74963483598" calcext:value-type="float">
            <text:p>33.74963483598</text:p>
          </table:table-cell>
          <table:table-cell office:value-type="float" office:value="36.9143960827067" calcext:value-type="float">
            <text:p>36.9143960827067</text:p>
          </table:table-cell>
          <table:table-cell office:value-type="float" office:value="4.10241284217882" calcext:value-type="float">
            <text:p>4.10241284217882</text:p>
          </table:table-cell>
          <table:table-cell table:number-columns-repeated="5"/>
        </table:table-row>
        <table:table-row table:style-name="ro1">
          <table:table-cell office:value-type="float" office:value="33.6666505668161" calcext:value-type="float">
            <text:p>33.6666505668161</text:p>
          </table:table-cell>
          <table:table-cell office:value-type="float" office:value="36.7956577127467" calcext:value-type="float">
            <text:p>36.7956577127467</text:p>
          </table:table-cell>
          <table:table-cell office:value-type="float" office:value="4.18291383101627" calcext:value-type="float">
            <text:p>4.18291383101627</text:p>
          </table:table-cell>
          <table:table-cell table:number-columns-repeated="5"/>
        </table:table-row>
        <table:table-row table:style-name="ro1">
          <table:table-cell office:value-type="float" office:value="33.6063233301256" calcext:value-type="float">
            <text:p>33.6063233301256</text:p>
          </table:table-cell>
          <table:table-cell office:value-type="float" office:value="36.6925716238235" calcext:value-type="float">
            <text:p>36.6925716238235</text:p>
          </table:table-cell>
          <table:table-cell office:value-type="float" office:value="4.06216230886835" calcext:value-type="float">
            <text:p>4.06216230886835</text:p>
          </table:table-cell>
          <table:table-cell table:number-columns-repeated="5"/>
        </table:table-row>
        <table:table-row table:style-name="ro1">
          <table:table-cell office:value-type="float" office:value="33.6057033627242" calcext:value-type="float">
            <text:p>33.6057033627242</text:p>
          </table:table-cell>
          <table:table-cell office:value-type="float" office:value="36.6917564801575" calcext:value-type="float">
            <text:p>36.6917564801575</text:p>
          </table:table-cell>
          <table:table-cell office:value-type="float" office:value="4.09003859836137" calcext:value-type="float">
            <text:p>4.09003859836137</text:p>
          </table:table-cell>
          <table:table-cell table:number-columns-repeated="5"/>
        </table:table-row>
        <table:table-row table:style-name="ro1">
          <table:table-cell office:value-type="float" office:value="33.5472095538897" calcext:value-type="float">
            <text:p>33.5472095538897</text:p>
          </table:table-cell>
          <table:table-cell office:value-type="float" office:value="36.6102278342272" calcext:value-type="float">
            <text:p>36.6102278342272</text:p>
          </table:table-cell>
          <table:table-cell office:value-type="float" office:value="4.117914887854" calcext:value-type="float">
            <text:p>4.117914887854</text:p>
          </table:table-cell>
          <table:table-cell table:number-columns-repeated="5"/>
        </table:table-row>
        <table:table-row table:style-name="ro1">
          <table:table-cell office:value-type="float" office:value="33.507587317767" calcext:value-type="float">
            <text:p>33.507587317767</text:p>
          </table:table-cell>
          <table:table-cell office:value-type="float" office:value="36.5516198280293" calcext:value-type="float">
            <text:p>36.5516198280293</text:p>
          </table:table-cell>
          <table:table-cell office:value-type="float" office:value="4.0621622782631" calcext:value-type="float">
            <text:p>4.0621622782631</text:p>
          </table:table-cell>
          <table:table-cell table:number-columns-repeated="5"/>
        </table:table-row>
        <table:table-row table:style-name="ro1">
          <table:table-cell office:value-type="float" office:value="33.4617717664891" calcext:value-type="float">
            <text:p>33.4617717664891</text:p>
          </table:table-cell>
          <table:table-cell office:value-type="float" office:value="36.4913807671177" calcext:value-type="float">
            <text:p>36.4913807671177</text:p>
          </table:table-cell>
          <table:table-cell office:value-type="float" office:value="4.11202889273897" calcext:value-type="float">
            <text:p>4.11202889273897</text:p>
          </table:table-cell>
          <table:table-cell table:number-columns-repeated="5"/>
        </table:table-row>
        <table:table-row table:style-name="ro1">
          <table:table-cell office:value-type="float" office:value="33.3603959373208" calcext:value-type="float">
            <text:p>33.3603959373208</text:p>
          </table:table-cell>
          <table:table-cell office:value-type="float" office:value="36.3433145656442" calcext:value-type="float">
            <text:p>36.3433145656442</text:p>
          </table:table-cell>
          <table:table-cell office:value-type="float" office:value="4.21176212169069" calcext:value-type="float">
            <text:p>4.21176212169069</text:p>
          </table:table-cell>
          <table:table-cell table:number-columns-repeated="5"/>
        </table:table-row>
        <table:table-row table:style-name="ro1">
          <table:table-cell office:value-type="float" office:value="33.2742665205367" calcext:value-type="float">
            <text:p>33.2742665205367</text:p>
          </table:table-cell>
          <table:table-cell office:value-type="float" office:value="36.1858903542828" calcext:value-type="float">
            <text:p>36.1858903542828</text:p>
          </table:table-cell>
          <table:table-cell office:value-type="float" office:value="4.26162873616658" calcext:value-type="float">
            <text:p>4.26162873616658</text:p>
          </table:table-cell>
          <table:table-cell table:number-columns-repeated="5"/>
        </table:table-row>
        <table:table-row table:style-name="ro1">
          <table:table-cell office:value-type="float" office:value="33.2300839481343" calcext:value-type="float">
            <text:p>33.2300839481343</text:p>
          </table:table-cell>
          <table:table-cell office:value-type="float" office:value="36.0946027371113" calcext:value-type="float">
            <text:p>36.0946027371113</text:p>
          </table:table-cell>
          <table:table-cell office:value-type="float" office:value="4.22316424827243" calcext:value-type="float">
            <text:p>4.22316424827243</text:p>
          </table:table-cell>
          <table:table-cell table:number-columns-repeated="5"/>
        </table:table-row>
        <table:table-row table:style-name="ro1">
          <table:table-cell office:value-type="float" office:value="33.1870885984714" calcext:value-type="float">
            <text:p>33.1870885984714</text:p>
          </table:table-cell>
          <table:table-cell office:value-type="float" office:value="36.0138440270306" calcext:value-type="float">
            <text:p>36.0138440270306</text:p>
          </table:table-cell>
          <table:table-cell office:value-type="float" office:value="4.22316422660104" calcext:value-type="float">
            <text:p>4.22316422660104</text:p>
          </table:table-cell>
          <table:table-cell table:number-columns-repeated="5"/>
        </table:table-row>
        <table:table-row table:style-name="ro1">
          <table:table-cell office:value-type="float" office:value="33.127822770173" calcext:value-type="float">
            <text:p>33.127822770173</text:p>
          </table:table-cell>
          <table:table-cell office:value-type="float" office:value="35.9025242765757" calcext:value-type="float">
            <text:p>35.9025242765757</text:p>
          </table:table-cell>
          <table:table-cell office:value-type="float" office:value="4.22316421689269" calcext:value-type="float">
            <text:p>4.22316421689269</text:p>
          </table:table-cell>
          <table:table-cell table:number-columns-repeated="5"/>
        </table:table-row>
        <table:table-row table:style-name="ro1">
          <table:table-cell office:value-type="float" office:value="33.0685569323084" calcext:value-type="float">
            <text:p>33.0685569323084</text:p>
          </table:table-cell>
          <table:table-cell office:value-type="float" office:value="35.7912045107577" calcext:value-type="float">
            <text:p>35.7912045107577</text:p>
          </table:table-cell>
          <table:table-cell office:value-type="float" office:value="4.24239644497502" calcext:value-type="float">
            <text:p>4.24239644497502</text:p>
          </table:table-cell>
          <table:table-cell table:number-columns-repeated="5"/>
        </table:table-row>
        <table:table-row table:style-name="ro1">
          <table:table-cell office:value-type="float" office:value="33.0372032816036" calcext:value-type="float">
            <text:p>33.0372032816036</text:p>
          </table:table-cell>
          <table:table-cell office:value-type="float" office:value="35.7294794411835" calcext:value-type="float">
            <text:p>35.7294794411835</text:p>
          </table:table-cell>
          <table:table-cell office:value-type="float" office:value="4.26162867305743" calcext:value-type="float">
            <text:p>4.26162867305743</text:p>
          </table:table-cell>
          <table:table-cell table:number-columns-repeated="5"/>
        </table:table-row>
        <table:table-row table:style-name="ro1">
          <table:table-cell office:value-type="float" office:value="32.9779374932168" calcext:value-type="float">
            <text:p>32.9779374932168</text:p>
          </table:table-cell>
          <table:table-cell office:value-type="float" office:value="35.6070277269273" calcext:value-type="float">
            <text:p>35.6070277269273</text:p>
          </table:table-cell>
          <table:table-cell office:value-type="float" office:value="4.32058564714902" calcext:value-type="float">
            <text:p>4.32058564714902</text:p>
          </table:table-cell>
          <table:table-cell table:number-columns-repeated="5"/>
        </table:table-row>
        <table:table-row table:style-name="ro1">
          <table:table-cell office:value-type="float" office:value="32.8969374302295" calcext:value-type="float">
            <text:p>32.8969374302295</text:p>
          </table:table-cell>
          <table:table-cell office:value-type="float" office:value="35.4109797612634" calcext:value-type="float">
            <text:p>35.4109797612634</text:p>
          </table:table-cell>
          <table:table-cell office:value-type="float" office:value="4.37954262124064" calcext:value-type="float">
            <text:p>4.37954262124064</text:p>
          </table:table-cell>
          <table:table-cell table:number-columns-repeated="5"/>
        </table:table-row>
        <table:table-row table:style-name="ro1">
          <table:table-cell office:value-type="float" office:value="32.8546048852078" calcext:value-type="float">
            <text:p>32.8546048852078</text:p>
          </table:table-cell>
          <table:table-cell office:value-type="float" office:value="35.2885281247655" calcext:value-type="float">
            <text:p>35.2885281247655</text:p>
          </table:table-cell>
          <table:table-cell office:value-type="float" office:value="4.44370429505099" calcext:value-type="float">
            <text:p>4.44370429505099</text:p>
          </table:table-cell>
          <table:table-cell table:number-columns-repeated="5"/>
        </table:table-row>
        <table:table-row table:style-name="ro1">
          <table:table-cell office:value-type="float" office:value="32.7933296403603" calcext:value-type="float">
            <text:p>32.7933296403603</text:p>
          </table:table-cell>
          <table:table-cell office:value-type="float" office:value="35.0659862904129" calcext:value-type="float">
            <text:p>35.0659862904129</text:p>
          </table:table-cell>
          <table:table-cell office:value-type="float" office:value="4.50786596886139" calcext:value-type="float">
            <text:p>4.50786596886139</text:p>
          </table:table-cell>
          <table:table-cell table:number-columns-repeated="5"/>
        </table:table-row>
        <table:table-row table:style-name="ro1">
          <table:table-cell office:value-type="float" office:value="32.7914188266091" calcext:value-type="float">
            <text:p>32.7914188266091</text:p>
          </table:table-cell>
          <table:table-cell office:value-type="float" office:value="35.0567741423794" calcext:value-type="float">
            <text:p>35.0567741423794</text:p>
          </table:table-cell>
          <table:table-cell office:value-type="float" office:value="4.37954258836092" calcext:value-type="float">
            <text:p>4.37954258836092</text:p>
          </table:table-cell>
          <table:table-cell table:number-columns-repeated="5"/>
        </table:table-row>
        <table:table-row table:style-name="ro1">
          <table:table-cell office:value-type="float" office:value="32.7868730546394" calcext:value-type="float">
            <text:p>32.7868730546394</text:p>
          </table:table-cell>
          <table:table-cell office:value-type="float" office:value="35.043624988288" calcext:value-type="float">
            <text:p>35.043624988288</text:p>
          </table:table-cell>
          <table:table-cell office:value-type="float" office:value="4.39830257135817" calcext:value-type="float">
            <text:p>4.39830257135817</text:p>
          </table:table-cell>
          <table:table-cell table:number-columns-repeated="5"/>
        </table:table-row>
        <table:table-row table:style-name="ro1">
          <table:table-cell office:value-type="float" office:value="32.7660092053193" calcext:value-type="float">
            <text:p>32.7660092053193</text:p>
          </table:table-cell>
          <table:table-cell office:value-type="float" office:value="34.9793967408313" calcext:value-type="float">
            <text:p>34.9793967408313</text:p>
          </table:table-cell>
          <table:table-cell office:value-type="float" office:value="4.41706255435555" calcext:value-type="float">
            <text:p>4.41706255435555</text:p>
          </table:table-cell>
          <table:table-cell table:number-columns-repeated="5"/>
        </table:table-row>
        <table:table-row table:style-name="ro1">
          <table:table-cell office:value-type="float" office:value="32.7321432283402" calcext:value-type="float">
            <text:p>32.7321432283402</text:p>
          </table:table-cell>
          <table:table-cell office:value-type="float" office:value="34.8680770942967" calcext:value-type="float">
            <text:p>34.8680770942967</text:p>
          </table:table-cell>
          <table:table-cell office:value-type="float" office:value="4.45654183791702" calcext:value-type="float">
            <text:p>4.45654183791702</text:p>
          </table:table-cell>
          <table:table-cell table:number-columns-repeated="5"/>
        </table:table-row>
        <table:table-row table:style-name="ro1">
          <table:table-cell office:value-type="float" office:value="32.6961855916179" calcext:value-type="float">
            <text:p>32.6961855916179</text:p>
          </table:table-cell>
          <table:table-cell office:value-type="float" office:value="34.7306136762225" calcext:value-type="float">
            <text:p>34.7306136762225</text:p>
          </table:table-cell>
          <table:table-cell office:value-type="float" office:value="4.53550040503984" calcext:value-type="float">
            <text:p>4.53550040503984</text:p>
          </table:table-cell>
          <table:table-cell table:number-columns-repeated="5"/>
        </table:table-row>
        <table:table-row table:style-name="ro1">
          <table:table-cell office:value-type="float" office:value="32.6711826248107" calcext:value-type="float">
            <text:p>32.6711826248107</text:p>
          </table:table-cell>
          <table:table-cell office:value-type="float" office:value="34.5907423260533" calcext:value-type="float">
            <text:p>34.5907423260533</text:p>
          </table:table-cell>
          <table:table-cell office:value-type="float" office:value="4.57497968860131" calcext:value-type="float">
            <text:p>4.57497968860131</text:p>
          </table:table-cell>
          <table:table-cell table:number-columns-repeated="5"/>
        </table:table-row>
        <table:table-row table:style-name="ro1">
          <table:table-cell office:value-type="float" office:value="32.6542499435252" calcext:value-type="float">
            <text:p>32.6542499435252</text:p>
          </table:table-cell>
          <table:table-cell office:value-type="float" office:value="34.4682908072483" calcext:value-type="float">
            <text:p>34.4682908072483</text:p>
          </table:table-cell>
          <table:table-cell office:value-type="float" office:value="4.60917022545398" calcext:value-type="float">
            <text:p>4.60917022545398</text:p>
          </table:table-cell>
          <table:table-cell table:number-columns-repeated="5"/>
        </table:table-row>
        <table:table-row table:style-name="ro1">
          <table:table-cell office:value-type="float" office:value="32.6415701852366" calcext:value-type="float">
            <text:p>32.6415701852366</text:p>
          </table:table-cell>
          <table:table-cell office:value-type="float" office:value="34.3458838303227" calcext:value-type="float">
            <text:p>34.3458838303227</text:p>
          </table:table-cell>
          <table:table-cell office:value-type="float" office:value="4.64336076230664" calcext:value-type="float">
            <text:p>4.64336076230664</text:p>
          </table:table-cell>
          <table:table-cell table:number-columns-repeated="5"/>
        </table:table-row>
        <table:table-row table:style-name="ro1">
          <table:table-cell office:value-type="float" office:value="32.6331041282599" calcext:value-type="float">
            <text:p>32.6331041282599</text:p>
          </table:table-cell>
          <table:table-cell office:value-type="float" office:value="34.2234323704008" calcext:value-type="float">
            <text:p>34.2234323704008</text:p>
          </table:table-cell>
          <table:table-cell office:value-type="float" office:value="4.6433607518475" calcext:value-type="float">
            <text:p>4.6433607518475</text:p>
          </table:table-cell>
          <table:table-cell table:number-columns-repeated="5"/>
        </table:table-row>
        <table:table-row table:style-name="ro1">
          <table:table-cell office:value-type="float" office:value="32.6246380686857" calcext:value-type="float">
            <text:p>32.6246380686857</text:p>
          </table:table-cell>
          <table:table-cell office:value-type="float" office:value="34.1009808915228" calcext:value-type="float">
            <text:p>34.1009808915228</text:p>
          </table:table-cell>
          <table:table-cell office:value-type="float" office:value="4.71239358905281" calcext:value-type="float">
            <text:p>4.71239358905281</text:p>
          </table:table-cell>
          <table:table-cell table:number-columns-repeated="5"/>
        </table:table-row>
        <table:table-row table:style-name="ro1">
          <table:table-cell office:value-type="float" office:value="32.6246392131142" calcext:value-type="float">
            <text:p>32.6246392131142</text:p>
          </table:table-cell>
          <table:table-cell office:value-type="float" office:value="33.8526600175013" calcext:value-type="float">
            <text:p>33.8526600175013</text:p>
          </table:table-cell>
          <table:table-cell office:value-type="float" office:value="4.78142642625809" calcext:value-type="float">
            <text:p>4.78142642625809</text:p>
          </table:table-cell>
          <table:table-cell table:number-columns-repeated="5"/>
        </table:table-row>
        <table:table-row table:style-name="ro1">
          <table:table-cell office:value-type="float" office:value="32.6331064004289" calcext:value-type="float">
            <text:p>32.6331064004289</text:p>
          </table:table-cell>
          <table:table-cell office:value-type="float" office:value="33.7302086301928" calcext:value-type="float">
            <text:p>33.7302086301928</text:p>
          </table:table-cell>
          <table:table-cell office:value-type="float" office:value="4.78142641877548" calcext:value-type="float">
            <text:p>4.78142641877548</text:p>
          </table:table-cell>
          <table:table-cell table:number-columns-repeated="5"/>
        </table:table-row>
        <table:table-row table:style-name="ro1">
          <table:table-cell office:value-type="float" office:value="32.6415735877518" calcext:value-type="float">
            <text:p>32.6415735877518</text:p>
          </table:table-cell>
          <table:table-cell office:value-type="float" office:value="33.6077572294522" calcext:value-type="float">
            <text:p>33.6077572294522</text:p>
          </table:table-cell>
          <table:table-cell office:value-type="float" office:value="4.84917383489022" calcext:value-type="float">
            <text:p>4.84917383489022</text:p>
          </table:table-cell>
          <table:table-cell table:number-columns-repeated="5"/>
        </table:table-row>
        <table:table-row table:style-name="ro1">
          <table:table-cell office:value-type="float" office:value="32.6748047749258" calcext:value-type="float">
            <text:p>32.6748047749258</text:p>
          </table:table-cell>
          <table:table-cell office:value-type="float" office:value="33.3663293651493" calcext:value-type="float">
            <text:p>33.3663293651493</text:p>
          </table:table-cell>
          <table:table-cell office:value-type="float" office:value="4.91692125100493" calcext:value-type="float">
            <text:p>4.91692125100493</text:p>
          </table:table-cell>
          <table:table-cell table:number-columns-repeated="5"/>
        </table:table-row>
        <table:table-row table:style-name="ro1">
          <table:table-cell office:value-type="float" office:value="32.7002052140843" calcext:value-type="float">
            <text:p>32.7002052140843</text:p>
          </table:table-cell>
          <table:table-cell office:value-type="float" office:value="33.2438780213283" calcext:value-type="float">
            <text:p>33.2438780213283</text:p>
          </table:table-cell>
          <table:table-cell office:value-type="float" office:value="4.91692126274141" calcext:value-type="float">
            <text:p>4.91692126274141</text:p>
          </table:table-cell>
          <table:table-cell table:number-columns-repeated="5"/>
        </table:table-row>
        <table:table-row table:style-name="ro1">
          <table:table-cell office:value-type="float" office:value="32.7256056504" calcext:value-type="float">
            <text:p>32.7256056504</text:p>
          </table:table-cell>
          <table:table-cell office:value-type="float" office:value="33.1214266984384" calcext:value-type="float">
            <text:p>33.1214266984384</text:p>
          </table:table-cell>
          <table:table-cell office:value-type="float" office:value="4.98108295616787" calcext:value-type="float">
            <text:p>4.98108295616787</text:p>
          </table:table-cell>
          <table:table-cell table:number-columns-repeated="5"/>
        </table:table-row>
        <table:table-row table:style-name="ro1">
          <table:table-cell office:value-type="float" office:value="32.7868829814671" calcext:value-type="float">
            <text:p>32.7868829814671</text:p>
          </table:table-cell>
          <table:table-cell office:value-type="float" office:value="32.8988853654261" calcext:value-type="float">
            <text:p>32.8988853654261</text:p>
          </table:table-cell>
          <table:table-cell office:value-type="float" office:value="5.04524464959425" calcext:value-type="float">
            <text:p>5.04524464959425</text:p>
          </table:table-cell>
          <table:table-cell table:number-columns-repeated="5"/>
        </table:table-row>
        <table:table-row table:style-name="ro1">
          <table:table-cell office:value-type="float" office:value="32.8181819149698" calcext:value-type="float">
            <text:p>32.8181819149698</text:p>
          </table:table-cell>
          <table:table-cell office:value-type="float" office:value="32.8083524177838" calcext:value-type="float">
            <text:p>32.8083524177838</text:p>
          </table:table-cell>
          <table:table-cell office:value-type="float" office:value="5.0077246833639" calcext:value-type="float">
            <text:p>5.0077246833639</text:p>
          </table:table-cell>
          <table:table-cell table:number-columns-repeated="5"/>
        </table:table-row>
        <table:table-row table:style-name="ro1">
          <table:table-cell office:value-type="float" office:value="32.8422192318463" calcext:value-type="float">
            <text:p>32.8422192318463</text:p>
          </table:table-cell>
          <table:table-cell office:value-type="float" office:value="32.729342842056" calcext:value-type="float">
            <text:p>32.729342842056</text:p>
          </table:table-cell>
          <table:table-cell office:value-type="float" office:value="5.07411679771584" calcext:value-type="float">
            <text:p>5.07411679771584</text:p>
          </table:table-cell>
          <table:table-cell table:number-columns-repeated="5"/>
        </table:table-row>
        <table:table-row table:style-name="ro1">
          <table:table-cell office:value-type="float" office:value="32.9267411079121" calcext:value-type="float">
            <text:p>32.9267411079121</text:p>
          </table:table-cell>
          <table:table-cell office:value-type="float" office:value="32.5059626370057" calcext:value-type="float">
            <text:p>32.5059626370057</text:p>
          </table:table-cell>
          <table:table-cell office:value-type="float" office:value="5.1405089120678" calcext:value-type="float">
            <text:p>5.1405089120678</text:p>
          </table:table-cell>
          <table:table-cell table:number-columns-repeated="5"/>
        </table:table-row>
        <table:table-row table:style-name="ro1">
          <table:table-cell office:value-type="float" office:value="32.9533508578434" calcext:value-type="float">
            <text:p>32.9533508578434</text:p>
          </table:table-cell>
          <table:table-cell office:value-type="float" office:value="32.4476523546751" calcext:value-type="float">
            <text:p>32.4476523546751</text:p>
          </table:table-cell>
          <table:table-cell office:value-type="float" office:value="5.07578955290158" calcext:value-type="float">
            <text:p>5.07578955290158</text:p>
          </table:table-cell>
          <table:table-cell table:number-columns-repeated="5"/>
        </table:table-row>
        <table:table-row table:style-name="ro1">
          <table:table-cell office:value-type="float" office:value="32.9749729448464" calcext:value-type="float">
            <text:p>32.9749729448464</text:p>
          </table:table-cell>
          <table:table-cell office:value-type="float" office:value="32.3907955471103" calcext:value-type="float">
            <text:p>32.3907955471103</text:p>
          </table:table-cell>
          <table:table-cell office:value-type="float" office:value="5.07578955981815" calcext:value-type="float">
            <text:p>5.07578955981815</text:p>
          </table:table-cell>
          <table:table-cell table:number-columns-repeated="5"/>
        </table:table-row>
        <table:table-row table:style-name="ro1">
          <table:table-cell office:value-type="float" office:value="33.0257733104431" calcext:value-type="float">
            <text:p>33.0257733104431</text:p>
          </table:table-cell>
          <table:table-cell office:value-type="float" office:value="32.2572123943637" calcext:value-type="float">
            <text:p>32.2572123943637</text:p>
          </table:table-cell>
          <table:table-cell office:value-type="float" office:value="5.10814925522542" calcext:value-type="float">
            <text:p>5.10814925522542</text:p>
          </table:table-cell>
          <table:table-cell table:number-columns-repeated="5"/>
        </table:table-row>
        <table:table-row table:style-name="ro1">
          <table:table-cell office:value-type="float" office:value="33.0706754008865" calcext:value-type="float">
            <text:p>33.0706754008865</text:p>
          </table:table-cell>
          <table:table-cell office:value-type="float" office:value="32.1497408702754" calcext:value-type="float">
            <text:p>32.1497408702754</text:p>
          </table:table-cell>
          <table:table-cell office:value-type="float" office:value="5.1405089506327" calcext:value-type="float">
            <text:p>5.1405089506327</text:p>
          </table:table-cell>
          <table:table-cell table:number-columns-repeated="5"/>
        </table:table-row>
        <table:table-row table:style-name="ro1">
          <table:table-cell office:value-type="float" office:value="33.1214756669299" calcext:value-type="float">
            <text:p>33.1214756669299</text:p>
          </table:table-cell>
          <table:table-cell office:value-type="float" office:value="32.0384216147151" calcext:value-type="float">
            <text:p>32.0384216147151</text:p>
          </table:table-cell>
          <table:table-cell office:value-type="float" office:value="5.14050895124835" calcext:value-type="float">
            <text:p>5.14050895124835</text:p>
          </table:table-cell>
          <table:table-cell table:number-columns-repeated="5"/>
        </table:table-row>
        <table:table-row table:style-name="ro1">
          <table:table-cell office:value-type="float" office:value="33.1722759498516" calcext:value-type="float">
            <text:p>33.1722759498516</text:p>
          </table:table-cell>
          <table:table-cell office:value-type="float" office:value="31.9271023223505" calcext:value-type="float">
            <text:p>31.9271023223505</text:p>
          </table:table-cell>
          <table:table-cell office:value-type="float" office:value="5.1405089740958" calcext:value-type="float">
            <text:p>5.1405089740958</text:p>
          </table:table-cell>
          <table:table-cell table:number-columns-repeated="5"/>
        </table:table-row>
        <table:table-row table:style-name="ro1">
          <table:table-cell office:value-type="float" office:value="33.2230762181002" calcext:value-type="float">
            <text:p>33.2230762181002</text:p>
          </table:table-cell>
          <table:table-cell office:value-type="float" office:value="31.8157830688732" calcext:value-type="float">
            <text:p>31.8157830688732</text:p>
          </table:table-cell>
          <table:table-cell office:value-type="float" office:value="5.17106608587745" calcext:value-type="float">
            <text:p>5.17106608587745</text:p>
          </table:table-cell>
          <table:table-cell table:number-columns-repeated="5"/>
        </table:table-row>
        <table:table-row table:style-name="ro1">
          <table:table-cell office:value-type="float" office:value="33.2717749761241" calcext:value-type="float">
            <text:p>33.2717749761241</text:p>
          </table:table-cell>
          <table:table-cell office:value-type="float" office:value="31.7171631036442" calcext:value-type="float">
            <text:p>31.7171631036442</text:p>
          </table:table-cell>
          <table:table-cell office:value-type="float" office:value="5.20162319765917" calcext:value-type="float">
            <text:p>5.20162319765917</text:p>
          </table:table-cell>
          <table:table-cell table:number-columns-repeated="5"/>
        </table:table-row>
        <table:table-row table:style-name="ro1">
          <table:table-cell office:value-type="float" office:value="33.3310418782875" calcext:value-type="float">
            <text:p>33.3310418782875</text:p>
          </table:table-cell>
          <table:table-cell office:value-type="float" office:value="31.6058438757501" calcext:value-type="float">
            <text:p>31.6058438757501</text:p>
          </table:table-cell>
          <table:table-cell office:value-type="float" office:value="5.20162320623252" calcext:value-type="float">
            <text:p>5.20162320623252</text:p>
          </table:table-cell>
          <table:table-cell table:number-columns-repeated="5"/>
        </table:table-row>
        <table:table-row table:style-name="ro1">
          <table:table-cell office:value-type="float" office:value="33.3903087896709" calcext:value-type="float">
            <text:p>33.3903087896709</text:p>
          </table:table-cell>
          <table:table-cell office:value-type="float" office:value="31.4945246328389" calcext:value-type="float">
            <text:p>31.4945246328389</text:p>
          </table:table-cell>
          <table:table-cell office:value-type="float" office:value="5.20162322464185" calcext:value-type="float">
            <text:p>5.20162322464185</text:p>
          </table:table-cell>
          <table:table-cell table:number-columns-repeated="5"/>
        </table:table-row>
        <table:table-row table:style-name="ro1">
          <table:table-cell office:value-type="float" office:value="33.4411329794334" calcext:value-type="float">
            <text:p>33.4411329794334</text:p>
          </table:table-cell>
          <table:table-cell office:value-type="float" office:value="31.3990631022348" calcext:value-type="float">
            <text:p>31.3990631022348</text:p>
          </table:table-cell>
          <table:table-cell office:value-type="float" office:value="5.18166264686266" calcext:value-type="float">
            <text:p>5.18166264686266</text:p>
          </table:table-cell>
          <table:table-cell table:number-columns-repeated="5"/>
        </table:table-row>
        <table:table-row table:style-name="ro1">
          <table:table-cell office:value-type="float" office:value="33.4838086817196" calcext:value-type="float">
            <text:p>33.4838086817196</text:p>
          </table:table-cell>
          <table:table-cell office:value-type="float" office:value="31.3148988321832" calcext:value-type="float">
            <text:p>31.3148988321832</text:p>
          </table:table-cell>
          <table:table-cell office:value-type="float" office:value="5.19164294910797" calcext:value-type="float">
            <text:p>5.19164294910797</text:p>
          </table:table-cell>
          <table:table-cell table:number-columns-repeated="5"/>
        </table:table-row>
        <table:table-row table:style-name="ro1">
          <table:table-cell office:value-type="float" office:value="33.5003759315303" calcext:value-type="float">
            <text:p>33.5003759315303</text:p>
          </table:table-cell>
          <table:table-cell office:value-type="float" office:value="31.2830180739719" calcext:value-type="float">
            <text:p>31.2830180739719</text:p>
          </table:table-cell>
          <table:table-cell office:value-type="float" office:value="5.2016232513532" calcext:value-type="float">
            <text:p>5.2016232513532</text:p>
          </table:table-cell>
          <table:table-cell table:number-columns-repeated="5"/>
        </table:table-row>
        <table:table-row table:style-name="ro1">
          <table:table-cell office:value-type="float" office:value="33.5596428329589" calcext:value-type="float">
            <text:p>33.5596428329589</text:p>
          </table:table-cell>
          <table:table-cell office:value-type="float" office:value="31.1716988618668" calcext:value-type="float">
            <text:p>31.1716988618668</text:p>
          </table:table-cell>
          <table:table-cell office:value-type="float" office:value="5.22410163886071" calcext:value-type="float">
            <text:p>5.22410163886071</text:p>
          </table:table-cell>
          <table:table-cell table:number-columns-repeated="5"/>
        </table:table-row>
        <table:table-row table:style-name="ro1">
          <table:table-cell office:value-type="float" office:value="33.5992647679442" calcext:value-type="float">
            <text:p>33.5992647679442</text:p>
          </table:table-cell>
          <table:table-cell office:value-type="float" office:value="31.1011481632915" calcext:value-type="float">
            <text:p>31.1011481632915</text:p>
          </table:table-cell>
          <table:table-cell office:value-type="float" office:value="5.2465800263683" calcext:value-type="float">
            <text:p>5.2465800263683</text:p>
          </table:table-cell>
          <table:table-cell table:number-columns-repeated="5"/>
        </table:table-row>
        <table:table-row table:style-name="ro1">
          <table:table-cell office:value-type="float" office:value="33.6585316337655" calcext:value-type="float">
            <text:p>33.6585316337655</text:p>
          </table:table-cell>
          <table:table-cell office:value-type="float" office:value="31.0009608744883" calcext:value-type="float">
            <text:p>31.0009608744883</text:p>
          </table:table-cell>
          <table:table-cell office:value-type="float" office:value="5.24658004299154" calcext:value-type="float">
            <text:p>5.24658004299154</text:p>
          </table:table-cell>
          <table:table-cell table:number-columns-repeated="5"/>
        </table:table-row>
        <table:table-row table:style-name="ro1">
          <table:table-cell office:value-type="float" office:value="33.7177984856884" calcext:value-type="float">
            <text:p>33.7177984856884</text:p>
          </table:table-cell>
          <table:table-cell office:value-type="float" office:value="30.9007736129801" calcext:value-type="float">
            <text:p>30.9007736129801</text:p>
          </table:table-cell>
          <table:table-cell office:value-type="float" office:value="5.27672637324429" calcext:value-type="float">
            <text:p>5.27672637324429</text:p>
          </table:table-cell>
          <table:table-cell table:number-columns-repeated="5"/>
        </table:table-row>
        <table:table-row table:style-name="ro1">
          <table:table-cell office:value-type="float" office:value="33.7627462429697" calcext:value-type="float">
            <text:p>33.7627462429697</text:p>
          </table:table-cell>
          <table:table-cell office:value-type="float" office:value="30.8297670310649" calcext:value-type="float">
            <text:p>30.8297670310649</text:p>
          </table:table-cell>
          <table:table-cell office:value-type="float" office:value="5.18711652484133" calcext:value-type="float">
            <text:p>5.18711652484133</text:p>
          </table:table-cell>
          <table:table-cell table:number-columns-repeated="5"/>
        </table:table-row>
        <table:table-row table:style-name="ro1">
          <table:table-cell office:value-type="float" office:value="33.8246784962181" calcext:value-type="float">
            <text:p>33.8246784962181</text:p>
          </table:table-cell>
          <table:table-cell office:value-type="float" office:value="30.7092593030006" calcext:value-type="float">
            <text:p>30.7092593030006</text:p>
          </table:table-cell>
          <table:table-cell office:value-type="float" office:value="5.28033138758209" calcext:value-type="float">
            <text:p>5.28033138758209</text:p>
          </table:table-cell>
          <table:table-cell table:number-columns-repeated="5"/>
        </table:table-row>
        <table:table-row table:style-name="ro1">
          <table:table-cell office:value-type="float" office:value="33.9148980872112" calcext:value-type="float">
            <text:p>33.9148980872112</text:p>
          </table:table-cell>
          <table:table-cell office:value-type="float" office:value="30.5678646741792" calcext:value-type="float">
            <text:p>30.5678646741792</text:p>
          </table:table-cell>
          <table:table-cell office:value-type="float" office:value="5.37354625032283" calcext:value-type="float">
            <text:p>5.37354625032283</text:p>
          </table:table-cell>
          <table:table-cell table:number-columns-repeated="5"/>
        </table:table-row>
        <table:table-row table:style-name="ro1">
          <table:table-cell office:value-type="float" office:value="34.0178870046723" calcext:value-type="float">
            <text:p>34.0178870046723</text:p>
          </table:table-cell>
          <table:table-cell office:value-type="float" office:value="30.4354815236701" calcext:value-type="float">
            <text:p>30.4354815236701</text:p>
          </table:table-cell>
          <table:table-cell office:value-type="float" office:value="5.4201536816932" calcext:value-type="float">
            <text:p>5.4201536816932</text:p>
          </table:table-cell>
          <table:table-cell table:number-columns-repeated="5"/>
        </table:table-row>
        <table:table-row table:style-name="ro1">
          <table:table-cell office:value-type="float" office:value="34.0940870598733" calcext:value-type="float">
            <text:p>34.0940870598733</text:p>
          </table:table-cell>
          <table:table-cell office:value-type="float" office:value="30.3464262921997" calcext:value-type="float">
            <text:p>30.3464262921997</text:p>
          </table:table-cell>
          <table:table-cell office:value-type="float" office:value="5.47969596271668" calcext:value-type="float">
            <text:p>5.47969596271668</text:p>
          </table:table-cell>
          <table:table-cell table:number-columns-repeated="5"/>
        </table:table-row>
        <table:table-row table:style-name="ro1">
          <table:table-cell office:value-type="float" office:value="34.1965447228526" calcext:value-type="float">
            <text:p>34.1965447228526</text:p>
          </table:table-cell>
          <table:table-cell office:value-type="float" office:value="30.2401927468374" calcext:value-type="float">
            <text:p>30.2401927468374</text:p>
          </table:table-cell>
          <table:table-cell office:value-type="float" office:value="5.36262539694884" calcext:value-type="float">
            <text:p>5.36262539694884</text:p>
          </table:table-cell>
          <table:table-cell table:number-columns-repeated="5"/>
        </table:table-row>
        <table:table-row table:style-name="ro1">
          <table:table-cell office:value-type="float" office:value="34.2407312631474" calcext:value-type="float">
            <text:p>34.2407312631474</text:p>
          </table:table-cell>
          <table:table-cell office:value-type="float" office:value="30.1820967083814" calcext:value-type="float">
            <text:p>30.1820967083814</text:p>
          </table:table-cell>
          <table:table-cell office:value-type="float" office:value="5.43370727647638" calcext:value-type="float">
            <text:p>5.43370727647638</text:p>
          </table:table-cell>
          <table:table-cell table:number-columns-repeated="5"/>
        </table:table-row>
        <table:table-row table:style-name="ro1">
          <table:table-cell office:value-type="float" office:value="34.4095755523646" calcext:value-type="float">
            <text:p>34.4095755523646</text:p>
          </table:table-cell>
          <table:table-cell office:value-type="float" office:value="29.9900979428907" calcext:value-type="float">
            <text:p>29.9900979428907</text:p>
          </table:table-cell>
          <table:table-cell office:value-type="float" office:value="5.50478915600383" calcext:value-type="float">
            <text:p>5.50478915600383</text:p>
          </table:table-cell>
          <table:table-cell table:number-columns-repeated="5"/>
        </table:table-row>
        <table:table-row table:style-name="ro1">
          <table:table-cell office:value-type="float" office:value="34.4280384099864" calcext:value-type="float">
            <text:p>34.4280384099864</text:p>
          </table:table-cell>
          <table:table-cell office:value-type="float" office:value="29.9718918459332" calcext:value-type="float">
            <text:p>29.9718918459332</text:p>
          </table:table-cell>
          <table:table-cell office:value-type="float" office:value="5.4279423765599" calcext:value-type="float">
            <text:p>5.4279423765599</text:p>
          </table:table-cell>
          <table:table-cell table:number-columns-repeated="5"/>
        </table:table-row>
        <table:table-row table:style-name="ro1">
          <table:table-cell office:value-type="float" office:value="34.4503766812861" calcext:value-type="float">
            <text:p>34.4503766812861</text:p>
          </table:table-cell>
          <table:table-cell office:value-type="float" office:value="29.9461929644205" calcext:value-type="float">
            <text:p>29.9461929644205</text:p>
          </table:table-cell>
          <table:table-cell office:value-type="float" office:value="5.4663657801502" calcext:value-type="float">
            <text:p>5.4663657801502</text:p>
          </table:table-cell>
          <table:table-cell table:number-columns-repeated="5"/>
        </table:table-row>
        <table:table-row table:style-name="ro1">
          <table:table-cell office:value-type="float" office:value="34.5450423026571" calcext:value-type="float">
            <text:p>34.5450423026571</text:p>
          </table:table-cell>
          <table:table-cell office:value-type="float" office:value="29.8453832182769" calcext:value-type="float">
            <text:p>29.8453832182769</text:p>
          </table:table-cell>
          <table:table-cell office:value-type="float" office:value="5.50478918374059" calcext:value-type="float">
            <text:p>5.50478918374059</text:p>
          </table:table-cell>
          <table:table-cell table:number-columns-repeated="5"/>
        </table:table-row>
        <table:table-row table:style-name="ro1">
          <table:table-cell office:value-type="float" office:value="34.612775634866" calcext:value-type="float">
            <text:p>34.612775634866</text:p>
          </table:table-cell>
          <table:table-cell office:value-type="float" office:value="29.778591848799" calcext:value-type="float">
            <text:p>29.778591848799</text:p>
          </table:table-cell>
          <table:table-cell office:value-type="float" office:value="5.55005744477782" calcext:value-type="float">
            <text:p>5.55005744477782</text:p>
          </table:table-cell>
          <table:table-cell table:number-columns-repeated="5"/>
        </table:table-row>
        <table:table-row table:style-name="ro1">
          <table:table-cell office:value-type="float" office:value="34.7338316578189" calcext:value-type="float">
            <text:p>34.7338316578189</text:p>
          </table:table-cell>
          <table:table-cell office:value-type="float" office:value="29.669572879427" calcext:value-type="float">
            <text:p>29.669572879427</text:p>
          </table:table-cell>
          <table:table-cell office:value-type="float" office:value="5.5953257058151" calcext:value-type="float">
            <text:p>5.5953257058151</text:p>
          </table:table-cell>
          <table:table-cell table:number-columns-repeated="5"/>
        </table:table-row>
        <table:table-row table:style-name="ro1">
          <table:table-cell office:value-type="float" office:value="34.8015649379969" calcext:value-type="float">
            <text:p>34.8015649379969</text:p>
          </table:table-cell>
          <table:table-cell office:value-type="float" office:value="29.6139134594121" calcext:value-type="float">
            <text:p>29.6139134594121</text:p>
          </table:table-cell>
          <table:table-cell office:value-type="float" office:value="5.61708644324919" calcext:value-type="float">
            <text:p>5.61708644324919</text:p>
          </table:table-cell>
          <table:table-cell table:number-columns-repeated="5"/>
        </table:table-row>
        <table:table-row table:style-name="ro1">
          <table:table-cell office:value-type="float" office:value="34.8631529236305" calcext:value-type="float">
            <text:p>34.8631529236305</text:p>
          </table:table-cell>
          <table:table-cell office:value-type="float" office:value="29.5655099859669" calcext:value-type="float">
            <text:p>29.5655099859669</text:p>
          </table:table-cell>
          <table:table-cell office:value-type="float" office:value="5.63884718068333" calcext:value-type="float">
            <text:p>5.63884718068333</text:p>
          </table:table-cell>
          <table:table-cell table:number-columns-repeated="5"/>
        </table:table-row>
        <table:table-row table:style-name="ro1">
          <table:table-cell office:value-type="float" office:value="34.8686770424711" calcext:value-type="float">
            <text:p>34.8686770424711</text:p>
          </table:table-cell>
          <table:table-cell office:value-type="float" office:value="29.561359667632" calcext:value-type="float">
            <text:p>29.561359667632</text:p>
          </table:table-cell>
          <table:table-cell office:value-type="float" office:value="5.61459848620017" calcext:value-type="float">
            <text:p>5.61459848620017</text:p>
          </table:table-cell>
          <table:table-cell table:number-columns-repeated="5"/>
        </table:table-row>
        <table:table-row table:style-name="ro1">
          <table:table-cell office:value-type="float" office:value="35.0122570481222" calcext:value-type="float">
            <text:p>35.0122570481222</text:p>
          </table:table-cell>
          <table:table-cell office:value-type="float" office:value="29.4479377001109" calcext:value-type="float">
            <text:p>29.4479377001109</text:p>
          </table:table-cell>
          <table:table-cell office:value-type="float" office:value="5.7168132727067" calcext:value-type="float">
            <text:p>5.7168132727067</text:p>
          </table:table-cell>
          <table:table-cell table:number-columns-repeated="5"/>
        </table:table-row>
        <table:table-row table:style-name="ro1">
          <table:table-cell office:value-type="float" office:value="35.1036980876842" calcext:value-type="float">
            <text:p>35.1036980876842</text:p>
          </table:table-cell>
          <table:table-cell office:value-type="float" office:value="29.3897938248581" calcext:value-type="float">
            <text:p>29.3897938248581</text:p>
          </table:table-cell>
          <table:table-cell office:value-type="float" office:value="5.65190519723456" calcext:value-type="float">
            <text:p>5.65190519723456</text:p>
          </table:table-cell>
          <table:table-cell table:number-columns-repeated="5"/>
        </table:table-row>
        <table:table-row table:style-name="ro1">
          <table:table-cell office:value-type="float" office:value="35.1492755477624" calcext:value-type="float">
            <text:p>35.1492755477624</text:p>
          </table:table-cell>
          <table:table-cell office:value-type="float" office:value="29.3564731834637" calcext:value-type="float">
            <text:p>29.3564731834637</text:p>
          </table:table-cell>
          <table:table-cell office:value-type="float" office:value="5.74998250345198" calcext:value-type="float">
            <text:p>5.74998250345198</text:p>
          </table:table-cell>
          <table:table-cell table:number-columns-repeated="5"/>
        </table:table-row>
        <table:table-row table:style-name="ro1">
          <table:table-cell office:value-type="float" office:value="35.1772849468706" calcext:value-type="float">
            <text:p>35.1772849468706</text:p>
          </table:table-cell>
          <table:table-cell office:value-type="float" office:value="29.3399412675766" calcext:value-type="float">
            <text:p>29.3399412675766</text:p>
          </table:table-cell>
          <table:table-cell office:value-type="float" office:value="5.61638051532873" calcext:value-type="float">
            <text:p>5.61638051532873</text:p>
          </table:table-cell>
          <table:table-cell table:number-columns-repeated="5"/>
        </table:table-row>
        <table:table-row table:style-name="ro1">
          <table:table-cell office:value-type="float" office:value="35.2362163914272" calcext:value-type="float">
            <text:p>35.2362163914272</text:p>
          </table:table-cell>
          <table:table-cell office:value-type="float" office:value="29.2935582985123" calcext:value-type="float">
            <text:p>29.2935582985123</text:p>
          </table:table-cell>
          <table:table-cell office:value-type="float" office:value="5.61459852349756" calcext:value-type="float">
            <text:p>5.61459852349756</text:p>
          </table:table-cell>
          <table:table-cell table:number-columns-repeated="5"/>
        </table:table-row>
        <table:table-row table:style-name="ro1">
          <table:table-cell office:value-type="float" office:value="35.2662567689821" calcext:value-type="float">
            <text:p>35.2662567689821</text:p>
          </table:table-cell>
          <table:table-cell office:value-type="float" office:value="29.2698277069815" calcext:value-type="float">
            <text:p>29.2698277069815</text:p>
          </table:table-cell>
          <table:table-cell office:value-type="float" office:value="5.71681330938778" calcext:value-type="float">
            <text:p>5.71681330938778</text:p>
          </table:table-cell>
          <table:table-cell table:number-columns-repeated="5"/>
        </table:table-row>
        <table:table-row table:style-name="ro1">
          <table:table-cell office:value-type="float" office:value="35.2668309248046" calcext:value-type="float">
            <text:p>35.2668309248046</text:p>
          </table:table-cell>
          <table:table-cell office:value-type="float" office:value="29.2694626231857" calcext:value-type="float">
            <text:p>29.2694626231857</text:p>
          </table:table-cell>
          <table:table-cell office:value-type="float" office:value="5.61638051532871" calcext:value-type="float">
            <text:p>5.61638051532871</text:p>
          </table:table-cell>
          <table:table-cell table:number-columns-repeated="5"/>
        </table:table-row>
        <table:table-row table:style-name="ro1">
          <table:table-cell office:value-type="float" office:value="35.3106833579683" calcext:value-type="float">
            <text:p>35.3106833579683</text:p>
          </table:table-cell>
          <table:table-cell office:value-type="float" office:value="29.2349478396753" calcext:value-type="float">
            <text:p>29.2349478396753</text:p>
          </table:table-cell>
          <table:table-cell office:value-type="float" office:value="5.71788252362581" calcext:value-type="float">
            <text:p>5.71788252362581</text:p>
          </table:table-cell>
          <table:table-cell table:number-columns-repeated="5"/>
        </table:table-row>
        <table:table-row table:style-name="ro1">
          <table:table-cell office:value-type="float" office:value="35.315556536937" calcext:value-type="float">
            <text:p>35.315556536937</text:p>
          </table:table-cell>
          <table:table-cell office:value-type="float" office:value="29.23185648318" calcext:value-type="float">
            <text:p>29.23185648318</text:p>
          </table:table-cell>
          <table:table-cell office:value-type="float" office:value="5.62237368817465" calcext:value-type="float">
            <text:p>5.62237368817465</text:p>
          </table:table-cell>
          <table:table-cell table:number-columns-repeated="5"/>
        </table:table-row>
        <table:table-row table:style-name="ro1">
          <table:table-cell office:value-type="float" office:value="35.4162035355651" calcext:value-type="float">
            <text:p>35.4162035355651</text:p>
          </table:table-cell>
          <table:table-cell office:value-type="float" office:value="29.1536128802736" calcext:value-type="float">
            <text:p>29.1536128802736</text:p>
          </table:table-cell>
          <table:table-cell office:value-type="float" office:value="5.74013870724564" calcext:value-type="float">
            <text:p>5.74013870724564</text:p>
          </table:table-cell>
          <table:table-cell table:number-columns-repeated="5"/>
        </table:table-row>
        <table:table-row table:style-name="ro1">
          <table:table-cell office:value-type="float" office:value="35.4536173009122" calcext:value-type="float">
            <text:p>35.4536173009122</text:p>
          </table:table-cell>
          <table:table-cell office:value-type="float" office:value="29.1310307357403" calcext:value-type="float">
            <text:p>29.1310307357403</text:p>
          </table:table-cell>
          <table:table-cell office:value-type="float" office:value="5.47253107390129" calcext:value-type="float">
            <text:p>5.47253107390129</text:p>
          </table:table-cell>
          <table:table-cell table:number-columns-repeated="5"/>
        </table:table-row>
        <table:table-row table:style-name="ro1">
          <table:table-cell office:value-type="float" office:value="35.479540607212" calcext:value-type="float">
            <text:p>35.479540607212</text:p>
          </table:table-cell>
          <table:table-cell office:value-type="float" office:value="29.1037637664166" calcext:value-type="float">
            <text:p>29.1037637664166</text:p>
          </table:table-cell>
          <table:table-cell office:value-type="float" office:value="5.46131631072919" calcext:value-type="float">
            <text:p>5.46131631072919</text:p>
          </table:table-cell>
          <table:table-cell table:number-columns-repeated="5"/>
        </table:table-row>
        <table:table-row table:style-name="ro1">
          <table:table-cell office:value-type="float" office:value="35.5601989853473" calcext:value-type="float">
            <text:p>35.5601989853473</text:p>
          </table:table-cell>
          <table:table-cell office:value-type="float" office:value="29.0169965278151" calcext:value-type="float">
            <text:p>29.0169965278151</text:p>
          </table:table-cell>
          <table:table-cell office:value-type="float" office:value="5.45217279075093" calcext:value-type="float">
            <text:p>5.45217279075093</text:p>
          </table:table-cell>
          <table:table-cell table:number-columns-repeated="5"/>
        </table:table-row>
        <table:table-row table:style-name="ro1">
          <table:table-cell office:value-type="float" office:value="35.6018855539251" calcext:value-type="float">
            <text:p>35.6018855539251</text:p>
          </table:table-cell>
          <table:table-cell office:value-type="float" office:value="28.971322286347" calcext:value-type="float">
            <text:p>28.971322286347</text:p>
          </table:table-cell>
          <table:table-cell office:value-type="float" office:value="5.3626256597819" calcext:value-type="float">
            <text:p>5.3626256597819</text:p>
          </table:table-cell>
          <table:table-cell table:number-columns-repeated="5"/>
        </table:table-row>
        <table:table-row table:style-name="ro1">
          <table:table-cell office:value-type="float" office:value="35.6461978175948" calcext:value-type="float">
            <text:p>35.6461978175948</text:p>
          </table:table-cell>
          <table:table-cell office:value-type="float" office:value="28.9130609797862" calcext:value-type="float">
            <text:p>28.9130609797862</text:p>
          </table:table-cell>
          <table:table-cell office:value-type="float" office:value="5.40739924415506" calcext:value-type="float">
            <text:p>5.40739924415506</text:p>
          </table:table-cell>
          <table:table-cell table:number-columns-repeated="5"/>
        </table:table-row>
        <table:table-row table:style-name="ro1">
          <table:table-cell office:value-type="float" office:value="35.7493850694638" calcext:value-type="float">
            <text:p>35.7493850694638</text:p>
          </table:table-cell>
          <table:table-cell office:value-type="float" office:value="28.7893047353881" calcext:value-type="float">
            <text:p>28.7893047353881</text:p>
          </table:table-cell>
          <table:table-cell office:value-type="float" office:value="5.45217282852821" calcext:value-type="float">
            <text:p>5.45217282852821</text:p>
          </table:table-cell>
          <table:table-cell table:number-columns-repeated="5"/>
        </table:table-row>
        <table:table-row table:style-name="ro1">
          <table:table-cell office:value-type="float" office:value="35.8509851869674" calcext:value-type="float">
            <text:p>35.8509851869674</text:p>
          </table:table-cell>
          <table:table-cell office:value-type="float" office:value="28.6779857157065" calcext:value-type="float">
            <text:p>28.6779857157065</text:p>
          </table:table-cell>
          <table:table-cell office:value-type="float" office:value="5.45217285341826" calcext:value-type="float">
            <text:p>5.45217285341826</text:p>
          </table:table-cell>
          <table:table-cell table:number-columns-repeated="5"/>
        </table:table-row>
        <table:table-row table:style-name="ro1">
          <table:table-cell office:value-type="float" office:value="35.9525852768012" calcext:value-type="float">
            <text:p>35.9525852768012</text:p>
          </table:table-cell>
          <table:table-cell office:value-type="float" office:value="28.5666667319062" calcext:value-type="float">
            <text:p>28.5666667319062</text:p>
          </table:table-cell>
          <table:table-cell office:value-type="float" office:value="5.49884150002667" calcext:value-type="float">
            <text:p>5.49884150002667</text:p>
          </table:table-cell>
          <table:table-cell table:number-columns-repeated="5"/>
        </table:table-row>
        <table:table-row table:style-name="ro1">
          <table:table-cell office:value-type="float" office:value="36.0714662825084" calcext:value-type="float">
            <text:p>36.0714662825084</text:p>
          </table:table-cell>
          <table:table-cell office:value-type="float" office:value="28.4480361481193" calcext:value-type="float">
            <text:p>28.4480361481193</text:p>
          </table:table-cell>
          <table:table-cell office:value-type="float" office:value="5.59217879324357" calcext:value-type="float">
            <text:p>5.59217879324357</text:p>
          </table:table-cell>
          <table:table-cell table:number-columns-repeated="5"/>
        </table:table-row>
        <table:table-row table:style-name="ro1">
          <table:table-cell office:value-type="float" office:value="36.200886414649" calcext:value-type="float">
            <text:p>36.200886414649</text:p>
          </table:table-cell>
          <table:table-cell office:value-type="float" office:value="28.3410018623775" calcext:value-type="float">
            <text:p>28.3410018623775</text:p>
          </table:table-cell>
          <table:table-cell office:value-type="float" office:value="5.63884743985199" calcext:value-type="float">
            <text:p>5.63884743985199</text:p>
          </table:table-cell>
          <table:table-cell table:number-columns-repeated="5"/>
        </table:table-row>
        <table:table-row table:style-name="ro1">
          <table:table-cell office:value-type="float" office:value="36.3024505972289" calcext:value-type="float">
            <text:p>36.3024505972289</text:p>
          </table:table-cell>
          <table:table-cell office:value-type="float" office:value="28.2646958534369" calcext:value-type="float">
            <text:p>28.2646958534369</text:p>
          </table:table-cell>
          <table:table-cell office:value-type="float" office:value="5.6152655914221" calcext:value-type="float">
            <text:p>5.6152655914221</text:p>
          </table:table-cell>
          <table:table-cell table:number-columns-repeated="5"/>
        </table:table-row>
        <table:table-row table:style-name="ro1">
          <table:table-cell office:value-type="float" office:value="36.4127868011819" calcext:value-type="float">
            <text:p>36.4127868011819</text:p>
          </table:table-cell>
          <table:table-cell office:value-type="float" office:value="28.1776545204646" calcext:value-type="float">
            <text:p>28.1776545204646</text:p>
          </table:table-cell>
          <table:table-cell office:value-type="float" office:value="5.66822443350105" calcext:value-type="float">
            <text:p>5.66822443350105</text:p>
          </table:table-cell>
          <table:table-cell table:number-columns-repeated="5"/>
        </table:table-row>
        <table:table-row table:style-name="ro1">
          <table:table-cell office:value-type="float" office:value="36.5684376772148" calcext:value-type="float">
            <text:p>36.5684376772148</text:p>
          </table:table-cell>
          <table:table-cell office:value-type="float" office:value="28.0677138217915" calcext:value-type="float">
            <text:p>28.0677138217915</text:p>
          </table:table-cell>
          <table:table-cell office:value-type="float" office:value="5.774142117659" calcext:value-type="float">
            <text:p>5.774142117659</text:p>
          </table:table-cell>
          <table:table-cell table:number-columns-repeated="5"/>
        </table:table-row>
        <table:table-row table:style-name="ro1">
          <table:table-cell office:value-type="float" office:value="36.7348391838439" calcext:value-type="float">
            <text:p>36.7348391838439</text:p>
          </table:table-cell>
          <table:table-cell office:value-type="float" office:value="27.9748446071609" calcext:value-type="float">
            <text:p>27.9748446071609</text:p>
          </table:table-cell>
          <table:table-cell office:value-type="float" office:value="5.88005980181696" calcext:value-type="float">
            <text:p>5.88005980181696</text:p>
          </table:table-cell>
          <table:table-cell table:number-columns-repeated="5"/>
        </table:table-row>
        <table:table-row table:style-name="ro1">
          <table:table-cell office:value-type="float" office:value="36.9101262810454" calcext:value-type="float">
            <text:p>36.9101262810454</text:p>
          </table:table-cell>
          <table:table-cell office:value-type="float" office:value="27.9000877613928" calcext:value-type="float">
            <text:p>27.9000877613928</text:p>
          </table:table-cell>
          <table:table-cell office:value-type="float" office:value="5.93301864389592" calcext:value-type="float">
            <text:p>5.93301864389592</text:p>
          </table:table-cell>
          <table:table-cell table:number-columns-repeated="5"/>
        </table:table-row>
        <table:table-row table:style-name="ro1">
          <table:table-cell office:value-type="float" office:value="37.0466129613849" calcext:value-type="float">
            <text:p>37.0466129613849</text:p>
          </table:table-cell>
          <table:table-cell office:value-type="float" office:value="27.8502404540324" calcext:value-type="float">
            <text:p>27.8502404540324</text:p>
          </table:table-cell>
          <table:table-cell office:value-type="float" office:value="5.91419590833081" calcext:value-type="float">
            <text:p>5.91419590833081</text:p>
          </table:table-cell>
          <table:table-cell table:number-columns-repeated="5"/>
        </table:table-row>
        <table:table-row table:style-name="ro1">
          <table:table-cell office:value-type="float" office:value="37.1747452189927" calcext:value-type="float">
            <text:p>37.1747452189927</text:p>
          </table:table-cell>
          <table:table-cell office:value-type="float" office:value="27.8006915840605" calcext:value-type="float">
            <text:p>27.8006915840605</text:p>
          </table:table-cell>
          <table:table-cell office:value-type="float" office:value="5.97012354094984" calcext:value-type="float">
            <text:p>5.97012354094984</text:p>
          </table:table-cell>
          <table:table-cell table:number-columns-repeated="5"/>
        </table:table-row>
        <table:table-row table:style-name="ro1">
          <table:table-cell office:value-type="float" office:value="37.366198764746" calcext:value-type="float">
            <text:p>37.366198764746</text:p>
          </table:table-cell>
          <table:table-cell office:value-type="float" office:value="27.7387167764843" calcext:value-type="float">
            <text:p>27.7387167764843</text:p>
          </table:table-cell>
          <table:table-cell office:value-type="float" office:value="6.02605117356888" calcext:value-type="float">
            <text:p>6.02605117356888</text:p>
          </table:table-cell>
          <table:table-cell table:number-columns-repeated="5"/>
        </table:table-row>
        <table:table-row table:style-name="ro1">
          <table:table-cell office:value-type="float" office:value="37.535531557871" calcext:value-type="float">
            <text:p>37.535531557871</text:p>
          </table:table-cell>
          <table:table-cell office:value-type="float" office:value="27.6941898389187" calcext:value-type="float">
            <text:p>27.6941898389187</text:p>
          </table:table-cell>
          <table:table-cell office:value-type="float" office:value="6.05726003933211" calcext:value-type="float">
            <text:p>6.05726003933211</text:p>
          </table:table-cell>
          <table:table-cell table:number-columns-repeated="5"/>
        </table:table-row>
        <table:table-row table:style-name="ro1">
          <table:table-cell office:value-type="float" office:value="37.6450105302133" calcext:value-type="float">
            <text:p>37.6450105302133</text:p>
          </table:table-cell>
          <table:table-cell office:value-type="float" office:value="27.669026172255" calcext:value-type="float">
            <text:p>27.669026172255</text:p>
          </table:table-cell>
          <table:table-cell office:value-type="float" office:value="6.08846890509536" calcext:value-type="float">
            <text:p>6.08846890509536</text:p>
          </table:table-cell>
          <table:table-cell table:number-columns-repeated="5"/>
        </table:table-row>
        <table:table-row table:style-name="ro1">
          <table:table-cell office:value-type="float" office:value="37.8143432695507" calcext:value-type="float">
            <text:p>37.8143432695507</text:p>
          </table:table-cell>
          <table:table-cell office:value-type="float" office:value="27.6356311887252" calcext:value-type="float">
            <text:p>27.6356311887252</text:p>
          </table:table-cell>
          <table:table-cell office:value-type="float" office:value="6.11706632891336" calcext:value-type="float">
            <text:p>6.11706632891336</text:p>
          </table:table-cell>
          <table:table-cell table:number-columns-repeated="5"/>
        </table:table-row>
        <table:table-row table:style-name="ro1">
          <table:table-cell office:value-type="float" office:value="37.9158629310768" calcext:value-type="float">
            <text:p>37.9158629310768</text:p>
          </table:table-cell>
          <table:table-cell office:value-type="float" office:value="27.6186099878775" calcext:value-type="float">
            <text:p>27.6186099878775</text:p>
          </table:table-cell>
          <table:table-cell office:value-type="float" office:value="6.14566375273129" calcext:value-type="float">
            <text:p>6.14566375273129</text:p>
          </table:table-cell>
          <table:table-cell table:number-columns-repeated="5"/>
        </table:table-row>
        <table:table-row table:style-name="ro1">
          <table:table-cell office:value-type="float" office:value="37.9491482742414" calcext:value-type="float">
            <text:p>37.9491482742414</text:p>
          </table:table-cell>
          <table:table-cell office:value-type="float" office:value="27.6140034592355" calcext:value-type="float">
            <text:p>27.6140034592355</text:p>
          </table:table-cell>
          <table:table-cell office:value-type="float" office:value="5.93301877596709" calcext:value-type="float">
            <text:p>5.93301877596709</text:p>
          </table:table-cell>
          <table:table-cell table:number-columns-repeated="5"/>
        </table:table-row>
        <table:table-row table:style-name="ro1">
          <table:table-cell office:value-type="float" office:value="37.9660786955533" calcext:value-type="float">
            <text:p>37.9660786955533</text:p>
          </table:table-cell>
          <table:table-cell office:value-type="float" office:value="27.6078201777103" calcext:value-type="float">
            <text:p>27.6078201777103</text:p>
          </table:table-cell>
          <table:table-cell office:value-type="float" office:value="5.87013588131187" calcext:value-type="float">
            <text:p>5.87013588131187</text:p>
          </table:table-cell>
          <table:table-cell table:number-columns-repeated="5"/>
        </table:table-row>
        <table:table-row table:style-name="ro1">
          <table:table-cell office:value-type="float" office:value="38.0075005269496" calcext:value-type="float">
            <text:p>38.0075005269496</text:p>
          </table:table-cell>
          <table:table-cell office:value-type="float" office:value="27.5896665836322" calcext:value-type="float">
            <text:p>27.5896665836322</text:p>
          </table:table-cell>
          <table:table-cell office:value-type="float" office:value="5.10109581541731" calcext:value-type="float">
            <text:p>5.10109581541731</text:p>
          </table:table-cell>
          <table:table-cell table:number-columns-repeated="5"/>
        </table:table-row>
        <table:table-row table:style-name="ro1">
          <table:table-cell office:value-type="float" office:value="38.0288657526514" calcext:value-type="float">
            <text:p>38.0288657526514</text:p>
          </table:table-cell>
          <table:table-cell office:value-type="float" office:value="27.5374982622253" calcext:value-type="float">
            <text:p>27.5374982622253</text:p>
          </table:table-cell>
          <table:table-cell office:value-type="float" office:value="5.0499886012146" calcext:value-type="float">
            <text:p>5.0499886012146</text:p>
          </table:table-cell>
          <table:table-cell table:number-columns-repeated="5"/>
        </table:table-row>
        <table:table-row table:style-name="ro1">
          <table:table-cell office:value-type="float" office:value="38.0322884494428" calcext:value-type="float">
            <text:p>38.0322884494428</text:p>
          </table:table-cell>
          <table:table-cell office:value-type="float" office:value="27.5277480567277" calcext:value-type="float">
            <text:p>27.5277480567277</text:p>
          </table:table-cell>
          <table:table-cell office:value-type="float" office:value="4.94227889737854" calcext:value-type="float">
            <text:p>4.94227889737854</text:p>
          </table:table-cell>
          <table:table-cell table:number-columns-repeated="5"/>
        </table:table-row>
        <table:table-row table:style-name="ro1">
          <table:table-cell office:value-type="float" office:value="38.0407828677502" calcext:value-type="float">
            <text:p>38.0407828677502</text:p>
          </table:table-cell>
          <table:table-cell office:value-type="float" office:value="27.4914513502229" calcext:value-type="float">
            <text:p>27.4914513502229</text:p>
          </table:table-cell>
          <table:table-cell office:value-type="float" office:value="4.92637335834058" calcext:value-type="float">
            <text:p>4.92637335834058</text:p>
          </table:table-cell>
          <table:table-cell table:number-columns-repeated="5"/>
        </table:table-row>
        <table:table-row table:style-name="ro1">
          <table:table-cell office:value-type="float" office:value="38.0716102988722" calcext:value-type="float">
            <text:p>38.0716102988722</text:p>
          </table:table-cell>
          <table:table-cell office:value-type="float" office:value="27.3495930216599" calcext:value-type="float">
            <text:p>27.3495930216599</text:p>
          </table:table-cell>
          <table:table-cell office:value-type="float" office:value="4.92637336592335" calcext:value-type="float">
            <text:p>4.92637336592335</text:p>
          </table:table-cell>
          <table:table-cell table:number-columns-repeated="5"/>
        </table:table-row>
        <table:table-row table:style-name="ro1">
          <table:table-cell office:value-type="float" office:value="38.0901249074959" calcext:value-type="float">
            <text:p>38.0901249074959</text:p>
          </table:table-cell>
          <table:table-cell office:value-type="float" office:value="27.2643945071621" calcext:value-type="float">
            <text:p>27.2643945071621</text:p>
          </table:table-cell>
          <table:table-cell office:value-type="float" office:value="4.73953086938484" calcext:value-type="float">
            <text:p>4.73953086938484</text:p>
          </table:table-cell>
          <table:table-cell table:number-columns-repeated="5"/>
        </table:table-row>
        <table:table-row table:style-name="ro1">
          <table:table-cell office:value-type="float" office:value="38.092476655234" calcext:value-type="float">
            <text:p>38.092476655234</text:p>
          </table:table-cell>
          <table:table-cell office:value-type="float" office:value="27.1777693569041" calcext:value-type="float">
            <text:p>27.1777693569041</text:p>
          </table:table-cell>
          <table:table-cell office:value-type="float" office:value="4.76666742082116" calcext:value-type="float">
            <text:p>4.76666742082116</text:p>
          </table:table-cell>
          <table:table-cell table:number-columns-repeated="5"/>
        </table:table-row>
        <table:table-row table:style-name="ro1">
          <table:table-cell office:value-type="float" office:value="38.0956389642308" calcext:value-type="float">
            <text:p>38.0956389642308</text:p>
          </table:table-cell>
          <table:table-cell office:value-type="float" office:value="27.1195657162577" calcext:value-type="float">
            <text:p>27.1195657162577</text:p>
          </table:table-cell>
          <table:table-cell office:value-type="float" office:value="4.65812121863711" calcext:value-type="float">
            <text:p>4.65812121863711</text:p>
          </table:table-cell>
          <table:table-cell table:number-columns-repeated="5"/>
        </table:table-row>
        <table:table-row table:style-name="ro1">
          <table:table-cell office:value-type="float" office:value="38.0924772767648" calcext:value-type="float">
            <text:p>38.0924772767648</text:p>
          </table:table-cell>
          <table:table-cell office:value-type="float" office:value="27.0613620416973" calcext:value-type="float">
            <text:p>27.0613620416973</text:p>
          </table:table-cell>
          <table:table-cell office:value-type="float" office:value="4.68525776779233" calcext:value-type="float">
            <text:p>4.68525776779233</text:p>
          </table:table-cell>
          <table:table-cell table:number-columns-repeated="5"/>
        </table:table-row>
        <table:table-row table:style-name="ro1">
          <table:table-cell office:value-type="float" office:value="38.0898455318369" calcext:value-type="float">
            <text:p>38.0898455318369</text:p>
          </table:table-cell>
          <table:table-cell office:value-type="float" office:value="26.9643852057965" calcext:value-type="float">
            <text:p>26.9643852057965</text:p>
          </table:table-cell>
          <table:table-cell office:value-type="float" office:value="4.54474158615152" calcext:value-type="float">
            <text:p>4.54474158615152</text:p>
          </table:table-cell>
          <table:table-cell table:number-columns-repeated="5"/>
        </table:table-row>
        <table:table-row table:style-name="ro1">
          <table:table-cell office:value-type="float" office:value="38.0878677080617" calcext:value-type="float">
            <text:p>38.0878677080617</text:p>
          </table:table-cell>
          <table:table-cell office:value-type="float" office:value="26.9526984173907" calcext:value-type="float">
            <text:p>26.9526984173907</text:p>
          </table:table-cell>
          <table:table-cell office:value-type="float" office:value="4.55083538983009" calcext:value-type="float">
            <text:p>4.55083538983009</text:p>
          </table:table-cell>
          <table:table-cell table:number-columns-repeated="5"/>
        </table:table-row>
        <table:table-row table:style-name="ro1">
          <table:table-cell office:value-type="float" office:value="38.0624686436832" calcext:value-type="float">
            <text:p>38.0624686436832</text:p>
          </table:table-cell>
          <table:table-cell office:value-type="float" office:value="26.7968509942623" calcext:value-type="float">
            <text:p>26.7968509942623</text:p>
          </table:table-cell>
          <table:table-cell office:value-type="float" office:value="4.60583482268158" calcext:value-type="float">
            <text:p>4.60583482268158</text:p>
          </table:table-cell>
          <table:table-cell table:number-columns-repeated="5"/>
        </table:table-row>
        <table:table-row table:style-name="ro1">
          <table:table-cell office:value-type="float" office:value="38.0414216528436" calcext:value-type="float">
            <text:p>38.0414216528436</text:p>
          </table:table-cell>
          <table:table-cell office:value-type="float" office:value="26.6000752271466" calcext:value-type="float">
            <text:p>26.6000752271466</text:p>
          </table:table-cell>
          <table:table-cell office:value-type="float" office:value="4.71583368838463" calcext:value-type="float">
            <text:p>4.71583368838463</text:p>
          </table:table-cell>
          <table:table-cell table:number-columns-repeated="5"/>
        </table:table-row>
        <table:table-row table:style-name="ro1">
          <table:table-cell office:value-type="float" office:value="38.0418694632846" calcext:value-type="float">
            <text:p>38.0418694632846</text:p>
          </table:table-cell>
          <table:table-cell office:value-type="float" office:value="26.4700762055305" calcext:value-type="float">
            <text:p>26.4700762055305</text:p>
          </table:table-cell>
          <table:table-cell office:value-type="float" office:value="4.57337426294239" calcext:value-type="float">
            <text:p>4.57337426294239</text:p>
          </table:table-cell>
          <table:table-cell table:number-columns-repeated="5"/>
        </table:table-row>
        <table:table-row table:style-name="ro1">
          <table:table-cell office:value-type="float" office:value="38.0342945829552" calcext:value-type="float">
            <text:p>38.0342945829552</text:p>
          </table:table-cell>
          <table:table-cell office:value-type="float" office:value="26.4159378926833" calcext:value-type="float">
            <text:p>26.4159378926833</text:p>
          </table:table-cell>
          <table:table-cell office:value-type="float" office:value="4.59591313825104" calcext:value-type="float">
            <text:p>4.59591313825104</text:p>
          </table:table-cell>
          <table:table-cell table:number-columns-repeated="5"/>
        </table:table-row>
        <table:table-row table:style-name="ro1">
          <table:table-cell office:value-type="float" office:value="38.0173620899186" calcext:value-type="float">
            <text:p>38.0173620899186</text:p>
          </table:table-cell>
          <table:table-cell office:value-type="float" office:value="26.2712224638005" calcext:value-type="float">
            <text:p>26.2712224638005</text:p>
          </table:table-cell>
          <table:table-cell office:value-type="float" office:value="4.62701716187828" calcext:value-type="float">
            <text:p>4.62701716187828</text:p>
          </table:table-cell>
          <table:table-cell table:number-columns-repeated="5"/>
        </table:table-row>
        <table:table-row table:style-name="ro1">
          <table:table-cell office:value-type="float" office:value="38.0078157718438" calcext:value-type="float">
            <text:p>38.0078157718438</text:p>
          </table:table-cell>
          <table:table-cell office:value-type="float" office:value="26.1596737739571" calcext:value-type="float">
            <text:p>26.1596737739571</text:p>
          </table:table-cell>
          <table:table-cell office:value-type="float" office:value="4.65812118550556" calcext:value-type="float">
            <text:p>4.65812118550556</text:p>
          </table:table-cell>
          <table:table-cell table:number-columns-repeated="5"/>
        </table:table-row>
        <table:table-row table:style-name="ro1">
          <table:table-cell office:value-type="float" office:value="38.0073346026632" calcext:value-type="float">
            <text:p>38.0073346026632</text:p>
          </table:table-cell>
          <table:table-cell office:value-type="float" office:value="26.1508159100595" calcext:value-type="float">
            <text:p>26.1508159100595</text:p>
          </table:table-cell>
          <table:table-cell office:value-type="float" office:value="4.44400577587111" calcext:value-type="float">
            <text:p>4.44400577587111</text:p>
          </table:table-cell>
          <table:table-cell table:number-columns-repeated="5"/>
        </table:table-row>
        <table:table-row table:style-name="ro1">
          <table:table-cell office:value-type="float" office:value="37.9763195427559" calcext:value-type="float">
            <text:p>37.9763195427559</text:p>
          </table:table-cell>
          <table:table-cell office:value-type="float" office:value="26.0380413699864" calcext:value-type="float">
            <text:p>26.0380413699864</text:p>
          </table:table-cell>
          <table:table-cell office:value-type="float" office:value="4.48250961886612" calcext:value-type="float">
            <text:p>4.48250961886612</text:p>
          </table:table-cell>
          <table:table-cell table:number-columns-repeated="5"/>
        </table:table-row>
        <table:table-row table:style-name="ro1">
          <table:table-cell office:value-type="float" office:value="37.942453779927" calcext:value-type="float">
            <text:p>37.942453779927</text:p>
          </table:table-cell>
          <table:table-cell office:value-type="float" office:value="25.893325853198" calcext:value-type="float">
            <text:p>25.893325853198</text:p>
          </table:table-cell>
          <table:table-cell office:value-type="float" office:value="4.50350214879155" calcext:value-type="float">
            <text:p>4.50350214879155</text:p>
          </table:table-cell>
          <table:table-cell table:number-columns-repeated="5"/>
        </table:table-row>
        <table:table-row table:style-name="ro1">
          <table:table-cell office:value-type="float" office:value="37.9398817671778" calcext:value-type="float">
            <text:p>37.9398817671778</text:p>
          </table:table-cell>
          <table:table-cell office:value-type="float" office:value="25.8811925145929" calcext:value-type="float">
            <text:p>25.8811925145929</text:p>
          </table:table-cell>
          <table:table-cell office:value-type="float" office:value="4.29482002342101" calcext:value-type="float">
            <text:p>4.29482002342101</text:p>
          </table:table-cell>
          <table:table-cell table:number-columns-repeated="5"/>
        </table:table-row>
        <table:table-row table:style-name="ro1">
          <table:table-cell office:value-type="float" office:value="37.9142991772884" calcext:value-type="float">
            <text:p>37.9142991772884</text:p>
          </table:table-cell>
          <table:table-cell office:value-type="float" office:value="25.8235298925656" calcext:value-type="float">
            <text:p>25.8235298925656</text:p>
          </table:table-cell>
          <table:table-cell office:value-type="float" office:value="4.36131366726738" calcext:value-type="float">
            <text:p>4.36131366726738</text:p>
          </table:table-cell>
          <table:table-cell table:number-columns-repeated="5"/>
        </table:table-row>
        <table:table-row table:style-name="ro1">
          <table:table-cell office:value-type="float" office:value="37.8320361873048" calcext:value-type="float">
            <text:p>37.8320361873048</text:p>
          </table:table-cell>
          <table:table-cell office:value-type="float" office:value="25.5989195546507" calcext:value-type="float">
            <text:p>25.5989195546507</text:p>
          </table:table-cell>
          <table:table-cell office:value-type="float" office:value="4.42780731111376" calcext:value-type="float">
            <text:p>4.42780731111376</text:p>
          </table:table-cell>
          <table:table-cell table:number-columns-repeated="5"/>
        </table:table-row>
        <table:table-row table:style-name="ro1">
          <table:table-cell office:value-type="float" office:value="37.8096276745652" calcext:value-type="float">
            <text:p>37.8096276745652</text:p>
          </table:table-cell>
          <table:table-cell office:value-type="float" office:value="25.5223148646493" calcext:value-type="float">
            <text:p>25.5223148646493</text:p>
          </table:table-cell>
          <table:table-cell office:value-type="float" office:value="4.34899796243107" calcext:value-type="float">
            <text:p>4.34899796243107</text:p>
          </table:table-cell>
          <table:table-cell table:number-columns-repeated="5"/>
        </table:table-row>
        <table:table-row table:style-name="ro1">
          <table:table-cell office:value-type="float" office:value="37.7840528456498" calcext:value-type="float">
            <text:p>37.7840528456498</text:p>
          </table:table-cell>
          <table:table-cell office:value-type="float" office:value="25.4550621085227" calcext:value-type="float">
            <text:p>25.4550621085227</text:p>
          </table:table-cell>
          <table:table-cell office:value-type="float" office:value="4.38840262755707" calcext:value-type="float">
            <text:p>4.38840262755707</text:p>
          </table:table-cell>
          <table:table-cell table:number-columns-repeated="5"/>
        </table:table-row>
        <table:table-row table:style-name="ro1">
          <table:table-cell office:value-type="float" office:value="37.7389046993001" calcext:value-type="float">
            <text:p>37.7389046993001</text:p>
          </table:table-cell>
          <table:table-cell office:value-type="float" office:value="25.3206203672021" calcext:value-type="float">
            <text:p>25.3206203672021</text:p>
          </table:table-cell>
          <table:table-cell office:value-type="float" office:value="4.42780729268311" calcext:value-type="float">
            <text:p>4.42780729268311</text:p>
          </table:table-cell>
          <table:table-cell table:number-columns-repeated="5"/>
        </table:table-row>
        <table:table-row table:style-name="ro1">
          <table:table-cell office:value-type="float" office:value="37.7042826645201" calcext:value-type="float">
            <text:p>37.7042826645201</text:p>
          </table:table-cell>
          <table:table-cell office:value-type="float" office:value="25.2022631120393" calcext:value-type="float">
            <text:p>25.2022631120393</text:p>
          </table:table-cell>
          <table:table-cell office:value-type="float" office:value="4.39729534264097" calcext:value-type="float">
            <text:p>4.39729534264097</text:p>
          </table:table-cell>
          <table:table-cell table:number-columns-repeated="5"/>
        </table:table-row>
        <table:table-row table:style-name="ro1">
          <table:table-cell office:value-type="float" office:value="37.6906015356025" calcext:value-type="float">
            <text:p>37.6906015356025</text:p>
          </table:table-cell>
          <table:table-cell office:value-type="float" office:value="25.1602904111088" calcext:value-type="float">
            <text:p>25.1602904111088</text:p>
          </table:table-cell>
          <table:table-cell office:value-type="float" office:value="4.29481996188655" calcext:value-type="float">
            <text:p>4.29481996188655</text:p>
          </table:table-cell>
          <table:table-cell table:number-columns-repeated="5"/>
        </table:table-row>
        <table:table-row table:style-name="ro1">
          <table:table-cell office:value-type="float" office:value="37.6687706043434" calcext:value-type="float">
            <text:p>37.6687706043434</text:p>
          </table:table-cell>
          <table:table-cell office:value-type="float" office:value="25.1110839572596" calcext:value-type="float">
            <text:p>25.1110839572596</text:p>
          </table:table-cell>
          <table:table-cell office:value-type="float" office:value="4.33480986826407" calcext:value-type="float">
            <text:p>4.33480986826407</text:p>
          </table:table-cell>
          <table:table-cell table:number-columns-repeated="5"/>
        </table:table-row>
        <table:table-row table:style-name="ro1">
          <table:table-cell office:value-type="float" office:value="37.6157094942837" calcext:value-type="float">
            <text:p>37.6157094942837</text:p>
          </table:table-cell>
          <table:table-cell office:value-type="float" office:value="24.9772967786296" calcext:value-type="float">
            <text:p>24.9772967786296</text:p>
          </table:table-cell>
          <table:table-cell office:value-type="float" office:value="4.37479977464156" calcext:value-type="float">
            <text:p>4.37479977464156</text:p>
          </table:table-cell>
          <table:table-cell table:number-columns-repeated="5"/>
        </table:table-row>
        <table:table-row table:style-name="ro1">
          <table:table-cell office:value-type="float" office:value="37.5649104490802" calcext:value-type="float">
            <text:p>37.5649104490802</text:p>
          </table:table-cell>
          <table:table-cell office:value-type="float" office:value="24.832581173762" calcext:value-type="float">
            <text:p>24.832581173762</text:p>
          </table:table-cell>
          <table:table-cell office:value-type="float" office:value="4.41945090008008" calcext:value-type="float">
            <text:p>4.41945090008008</text:p>
          </table:table-cell>
          <table:table-cell table:number-columns-repeated="5"/>
        </table:table-row>
        <table:table-row table:style-name="ro1">
          <table:table-cell office:value-type="float" office:value="37.5185083929034" calcext:value-type="float">
            <text:p>37.5185083929034</text:p>
          </table:table-cell>
          <table:table-cell office:value-type="float" office:value="24.6787360173193" calcext:value-type="float">
            <text:p>24.6787360173193</text:p>
          </table:table-cell>
          <table:table-cell office:value-type="float" office:value="4.46410202551858" calcext:value-type="float">
            <text:p>4.46410202551858</text:p>
          </table:table-cell>
          <table:table-cell table:number-columns-repeated="5"/>
        </table:table-row>
        <table:table-row table:style-name="ro1">
          <table:table-cell office:value-type="float" office:value="37.4846425565874" calcext:value-type="float">
            <text:p>37.4846425565874</text:p>
          </table:table-cell>
          <table:table-cell office:value-type="float" office:value="24.5451524506206" calcext:value-type="float">
            <text:p>24.5451524506206</text:p>
          </table:table-cell>
          <table:table-cell office:value-type="float" office:value="4.51156537189798" calcext:value-type="float">
            <text:p>4.51156537189798</text:p>
          </table:table-cell>
          <table:table-cell table:number-columns-repeated="5"/>
        </table:table-row>
        <table:table-row table:style-name="ro1">
          <table:table-cell office:value-type="float" office:value="37.4505712002429" calcext:value-type="float">
            <text:p>37.4505712002429</text:p>
          </table:table-cell>
          <table:table-cell office:value-type="float" office:value="24.377781261739" calcext:value-type="float">
            <text:p>24.377781261739</text:p>
          </table:table-cell>
          <table:table-cell office:value-type="float" office:value="4.60649206465691" calcext:value-type="float">
            <text:p>4.60649206465691</text:p>
          </table:table-cell>
          <table:table-cell table:number-columns-repeated="5"/>
        </table:table-row>
        <table:table-row table:style-name="ro1">
          <table:table-cell office:value-type="float" office:value="37.4378253389135" calcext:value-type="float">
            <text:p>37.4378253389135</text:p>
          </table:table-cell>
          <table:table-cell office:value-type="float" office:value="24.257870489186" calcext:value-type="float">
            <text:p>24.257870489186</text:p>
          </table:table-cell>
          <table:table-cell office:value-type="float" office:value="4.48434939879878" calcext:value-type="float">
            <text:p>4.48434939879878</text:p>
          </table:table-cell>
          <table:table-cell table:number-columns-repeated="5"/>
        </table:table-row>
        <table:table-row table:style-name="ro1">
          <table:table-cell office:value-type="float" office:value="37.4113295447021" calcext:value-type="float">
            <text:p>37.4113295447021</text:p>
          </table:table-cell>
          <table:table-cell office:value-type="float" office:value="24.1437020832899" calcext:value-type="float">
            <text:p>24.1437020832899</text:p>
          </table:table-cell>
          <table:table-cell office:value-type="float" office:value="4.55872514276132" calcext:value-type="float">
            <text:p>4.55872514276132</text:p>
          </table:table-cell>
          <table:table-cell table:number-columns-repeated="5"/>
        </table:table-row>
        <table:table-row table:style-name="ro1">
          <table:table-cell office:value-type="float" office:value="37.3908431792517" calcext:value-type="float">
            <text:p>37.3908431792517</text:p>
          </table:table-cell>
          <table:table-cell office:value-type="float" office:value="24.0114337104265" calcext:value-type="float">
            <text:p>24.0114337104265</text:p>
          </table:table-cell>
          <table:table-cell office:value-type="float" office:value="4.59591301474257" calcext:value-type="float">
            <text:p>4.59591301474257</text:p>
          </table:table-cell>
          <table:table-cell table:number-columns-repeated="5"/>
        </table:table-row>
        <table:table-row table:style-name="ro1">
          <table:table-cell office:value-type="float" office:value="37.3739106683465" calcext:value-type="float">
            <text:p>37.3739106683465</text:p>
          </table:table-cell>
          <table:table-cell office:value-type="float" office:value="23.8667182836785" calcext:value-type="float">
            <text:p>23.8667182836785</text:p>
          </table:table-cell>
          <table:table-cell office:value-type="float" office:value="4.65415361767093" calcext:value-type="float">
            <text:p>4.65415361767093</text:p>
          </table:table-cell>
          <table:table-cell table:number-columns-repeated="5"/>
        </table:table-row>
        <table:table-row table:style-name="ro1">
          <table:table-cell office:value-type="float" office:value="37.3617144806658" calcext:value-type="float">
            <text:p>37.3617144806658</text:p>
          </table:table-cell>
          <table:table-cell office:value-type="float" office:value="23.65752584829" calcext:value-type="float">
            <text:p>23.65752584829</text:p>
          </table:table-cell>
          <table:table-cell office:value-type="float" office:value="4.71239422059929" calcext:value-type="float">
            <text:p>4.71239422059929</text:p>
          </table:table-cell>
          <table:table-cell table:number-columns-repeated="5"/>
        </table:table-row>
        <table:table-row table:style-name="ro1">
          <table:table-cell office:value-type="float" office:value="37.361715297339" calcext:value-type="float">
            <text:p>37.361715297339</text:p>
          </table:table-cell>
          <table:table-cell office:value-type="float" office:value="23.5016785612334" calcext:value-type="float">
            <text:p>23.5016785612334</text:p>
          </table:table-cell>
          <table:table-cell office:value-type="float" office:value="4.74161363482188" calcext:value-type="float">
            <text:p>4.74161363482188</text:p>
          </table:table-cell>
          <table:table-cell table:number-columns-repeated="5"/>
        </table:table-row>
        <table:table-row table:style-name="ro1">
          <table:table-cell office:value-type="float" office:value="37.3647885606291" calcext:value-type="float">
            <text:p>37.3647885606291</text:p>
          </table:table-cell>
          <table:table-cell office:value-type="float" office:value="23.3965485481869" calcext:value-type="float">
            <text:p>23.3965485481869</text:p>
          </table:table-cell>
          <table:table-cell office:value-type="float" office:value="4.77083304904454" calcext:value-type="float">
            <text:p>4.77083304904454</text:p>
          </table:table-cell>
          <table:table-cell table:number-columns-repeated="5"/>
        </table:table-row>
        <table:table-row table:style-name="ro1">
          <table:table-cell office:value-type="float" office:value="37.3701829666948" calcext:value-type="float">
            <text:p>37.3701829666948</text:p>
          </table:table-cell>
          <table:table-cell office:value-type="float" office:value="23.3043533454449" calcext:value-type="float">
            <text:p>23.3043533454449</text:p>
          </table:table-cell>
          <table:table-cell office:value-type="float" office:value="4.71239422384354" calcext:value-type="float">
            <text:p>4.71239422384354</text:p>
          </table:table-cell>
          <table:table-cell table:number-columns-repeated="5"/>
        </table:table-row>
        <table:table-row table:style-name="ro1">
          <table:table-cell office:value-type="float" office:value="37.3701833883398" calcext:value-type="float">
            <text:p>37.3701833883398</text:p>
          </table:table-cell>
          <table:table-cell office:value-type="float" office:value="23.2239398130343" calcext:value-type="float">
            <text:p>23.2239398130343</text:p>
          </table:table-cell>
          <table:table-cell office:value-type="float" office:value="4.54474140885005" calcext:value-type="float">
            <text:p>4.54474140885005</text:p>
          </table:table-cell>
          <table:table-cell table:number-columns-repeated="5"/>
        </table:table-row>
        <table:table-row table:style-name="ro1">
          <table:table-cell office:value-type="float" office:value="37.3682236705749" calcext:value-type="float">
            <text:p>37.3682236705749</text:p>
          </table:table-cell>
          <table:table-cell office:value-type="float" office:value="23.2123600239448" calcext:value-type="float">
            <text:p>23.2123600239448</text:p>
          </table:table-cell>
          <table:table-cell office:value-type="float" office:value="4.55083521964274" calcext:value-type="float">
            <text:p>4.55083521964274</text:p>
          </table:table-cell>
          <table:table-cell table:number-columns-repeated="5"/>
        </table:table-row>
        <table:table-row table:style-name="ro1">
          <table:table-cell office:value-type="float" office:value="37.3505053726906" calcext:value-type="float">
            <text:p>37.3505053726906</text:p>
          </table:table-cell>
          <table:table-cell office:value-type="float" office:value="23.1036415268311" calcext:value-type="float">
            <text:p>23.1036415268311</text:p>
          </table:table-cell>
          <table:table-cell office:value-type="float" office:value="4.39389717851119" calcext:value-type="float">
            <text:p>4.39389717851119</text:p>
          </table:table-cell>
          <table:table-cell table:number-columns-repeated="5"/>
        </table:table-row>
        <table:table-row table:style-name="ro1">
          <table:table-cell office:value-type="float" office:value="37.2899184944814" calcext:value-type="float">
            <text:p>37.2899184944814</text:p>
          </table:table-cell>
          <table:table-cell office:value-type="float" office:value="22.9198870160764" calcext:value-type="float">
            <text:p>22.9198870160764</text:p>
          </table:table-cell>
          <table:table-cell office:value-type="float" office:value="4.46410193873877" calcext:value-type="float">
            <text:p>4.46410193873877</text:p>
          </table:table-cell>
          <table:table-cell table:number-columns-repeated="5"/>
        </table:table-row>
        <table:table-row table:style-name="ro1">
          <table:table-cell office:value-type="float" office:value="37.2758167237975" calcext:value-type="float">
            <text:p>37.2758167237975</text:p>
          </table:table-cell>
          <table:table-cell office:value-type="float" office:value="22.8642626954223" calcext:value-type="float">
            <text:p>22.8642626954223</text:p>
          </table:table-cell>
          <table:table-cell office:value-type="float" office:value="4.37479965646314" calcext:value-type="float">
            <text:p>4.37479965646314</text:p>
          </table:table-cell>
          <table:table-cell table:number-columns-repeated="5"/>
        </table:table-row>
        <table:table-row table:style-name="ro1">
          <table:table-cell office:value-type="float" office:value="37.2516556705887" calcext:value-type="float">
            <text:p>37.2516556705887</text:p>
          </table:table-cell>
          <table:table-cell office:value-type="float" office:value="22.7954330531889" calcext:value-type="float">
            <text:p>22.7954330531889</text:p>
          </table:table-cell>
          <table:table-cell office:value-type="float" office:value="4.43660732096936" calcext:value-type="float">
            <text:p>4.43660732096936</text:p>
          </table:table-cell>
          <table:table-cell table:number-columns-repeated="5"/>
        </table:table-row>
        <table:table-row table:style-name="ro1">
          <table:table-cell office:value-type="float" office:value="37.1911056132789" calcext:value-type="float">
            <text:p>37.1911056132789</text:p>
          </table:table-cell>
          <table:table-cell office:value-type="float" office:value="22.5814697247717" calcext:value-type="float">
            <text:p>22.5814697247717</text:p>
          </table:table-cell>
          <table:table-cell office:value-type="float" office:value="4.49841498547549" calcext:value-type="float">
            <text:p>4.49841498547549</text:p>
          </table:table-cell>
          <table:table-cell table:number-columns-repeated="5"/>
        </table:table-row>
        <table:table-row table:style-name="ro1">
          <table:table-cell office:value-type="float" office:value="37.1858483167617" calcext:value-type="float">
            <text:p>37.1858483167617</text:p>
          </table:table-cell>
          <table:table-cell office:value-type="float" office:value="22.5572760573887" calcext:value-type="float">
            <text:p>22.5572760573887</text:p>
          </table:table-cell>
          <table:table-cell office:value-type="float" office:value="4.34899774867829" calcext:value-type="float">
            <text:p>4.34899774867829</text:p>
          </table:table-cell>
          <table:table-cell table:number-columns-repeated="5"/>
        </table:table-row>
        <table:table-row table:style-name="ro1">
          <table:table-cell office:value-type="float" office:value="37.1829371060717" calcext:value-type="float">
            <text:p>37.1829371060717</text:p>
          </table:table-cell>
          <table:table-cell office:value-type="float" office:value="22.5496206076787" calcext:value-type="float">
            <text:p>22.5496206076787</text:p>
          </table:table-cell>
          <table:table-cell office:value-type="float" office:value="4.39287193071863" calcext:value-type="float">
            <text:p>4.39287193071863</text:p>
          </table:table-cell>
          <table:table-cell table:number-columns-repeated="5"/>
        </table:table-row>
        <table:table-row table:style-name="ro1">
          <table:table-cell office:value-type="float" office:value="37.1333405734654" calcext:value-type="float">
            <text:p>37.1333405734654</text:p>
          </table:table-cell>
          <table:table-cell office:value-type="float" office:value="22.3997157945877" calcext:value-type="float">
            <text:p>22.3997157945877</text:p>
          </table:table-cell>
          <table:table-cell office:value-type="float" office:value="4.48062029480011" calcext:value-type="float">
            <text:p>4.48062029480011</text:p>
          </table:table-cell>
          <table:table-cell table:number-columns-repeated="5"/>
        </table:table-row>
        <table:table-row table:style-name="ro1">
          <table:table-cell office:value-type="float" office:value="37.09707188772" calcext:value-type="float">
            <text:p>37.09707188772</text:p>
          </table:table-cell>
          <table:table-cell office:value-type="float" office:value="22.2460412961544" calcext:value-type="float">
            <text:p>22.2460412961544</text:p>
          </table:table-cell>
          <table:table-cell office:value-type="float" office:value="4.52449447684083" calcext:value-type="float">
            <text:p>4.52449447684083</text:p>
          </table:table-cell>
          <table:table-cell table:number-columns-repeated="5"/>
        </table:table-row>
        <table:table-row table:style-name="ro1">
          <table:table-cell office:value-type="float" office:value="37.0716726715972" calcext:value-type="float">
            <text:p>37.0716726715972</text:p>
          </table:table-cell>
          <table:table-cell office:value-type="float" office:value="22.1124577751681" calcext:value-type="float">
            <text:p>22.1124577751681</text:p>
          </table:table-cell>
          <table:table-cell office:value-type="float" office:value="4.56433011021655" calcext:value-type="float">
            <text:p>4.56433011021655</text:p>
          </table:table-cell>
          <table:table-cell table:number-columns-repeated="5"/>
        </table:table-row>
        <table:table-row table:style-name="ro1">
          <table:table-cell office:value-type="float" office:value="37.0505228892041" calcext:value-type="float">
            <text:p>37.0505228892041</text:p>
          </table:table-cell>
          <table:table-cell office:value-type="float" office:value="21.9706559935098" calcext:value-type="float">
            <text:p>21.9706559935098</text:p>
          </table:table-cell>
          <table:table-cell office:value-type="float" office:value="4.60416574359227" calcext:value-type="float">
            <text:p>4.60416574359227</text:p>
          </table:table-cell>
          <table:table-cell table:number-columns-repeated="5"/>
        </table:table-row>
        <table:table-row table:style-name="ro1">
          <table:table-cell office:value-type="float" office:value="37.0399617883449" calcext:value-type="float">
            <text:p>37.0399617883449</text:p>
          </table:table-cell>
          <table:table-cell office:value-type="float" office:value="21.8734510174242" calcext:value-type="float">
            <text:p>21.8734510174242</text:p>
          </table:table-cell>
          <table:table-cell office:value-type="float" office:value="4.53864752438298" calcext:value-type="float">
            <text:p>4.53864752438298</text:p>
          </table:table-cell>
          <table:table-cell table:number-columns-repeated="5"/>
        </table:table-row>
        <table:table-row table:style-name="ro1">
          <table:table-cell office:value-type="float" office:value="37.0247597199193" calcext:value-type="float">
            <text:p>37.0247597199193</text:p>
          </table:table-cell>
          <table:table-cell office:value-type="float" office:value="21.7868349824682" calcext:value-type="float">
            <text:p>21.7868349824682</text:p>
          </table:table-cell>
          <table:table-cell office:value-type="float" office:value="4.5963014264643" calcext:value-type="float">
            <text:p>4.5963014264643</text:p>
          </table:table-cell>
          <table:table-cell table:number-columns-repeated="5"/>
        </table:table-row>
        <table:table-row table:style-name="ro1">
          <table:table-cell office:value-type="float" office:value="37.000732675224" calcext:value-type="float">
            <text:p>37.000732675224</text:p>
          </table:table-cell>
          <table:table-cell office:value-type="float" office:value="21.5807920885882" calcext:value-type="float">
            <text:p>21.5807920885882</text:p>
          </table:table-cell>
          <table:table-cell office:value-type="float" office:value="4.65395532854556" calcext:value-type="float">
            <text:p>4.65395532854556</text:p>
          </table:table-cell>
          <table:table-cell table:number-columns-repeated="5"/>
        </table:table-row>
        <table:table-row table:style-name="ro1">
          <table:table-cell office:value-type="float" office:value="36.9922667892464" calcext:value-type="float">
            <text:p>36.9922667892464</text:p>
          </table:table-cell>
          <table:table-cell office:value-type="float" office:value="21.4360767070977" calcext:value-type="float">
            <text:p>21.4360767070977</text:p>
          </table:table-cell>
          <table:table-cell office:value-type="float" office:value="4.68317475068016" calcext:value-type="float">
            <text:p>4.68317475068016</text:p>
          </table:table-cell>
          <table:table-cell table:number-columns-repeated="5"/>
        </table:table-row>
        <table:table-row table:style-name="ro1">
          <table:table-cell office:value-type="float" office:value="36.9891946210771" calcext:value-type="float">
            <text:p>36.9891946210771</text:p>
          </table:table-cell>
          <table:table-cell office:value-type="float" office:value="21.3309466335604" calcext:value-type="float">
            <text:p>21.3309466335604</text:p>
          </table:table-cell>
          <table:table-cell office:value-type="float" office:value="4.71239417281466" calcext:value-type="float">
            <text:p>4.71239417281466</text:p>
          </table:table-cell>
          <table:table-cell table:number-columns-repeated="5"/>
        </table:table-row>
        <table:table-row table:style-name="ro1">
          <table:table-cell office:value-type="float" office:value="36.9891953725014" calcext:value-type="float">
            <text:p>36.9891953725014</text:p>
          </table:table-cell>
          <table:table-cell office:value-type="float" office:value="21.1862312951716" calcext:value-type="float">
            <text:p>21.1862312951716</text:p>
          </table:table-cell>
          <table:table-cell office:value-type="float" office:value="4.74161359536517" calcext:value-type="float">
            <text:p>4.74161359536517</text:p>
          </table:table-cell>
          <table:table-cell table:number-columns-repeated="5"/>
        </table:table-row>
        <table:table-row table:style-name="ro1">
          <table:table-cell office:value-type="float" office:value="36.9922686325191" calcext:value-type="float">
            <text:p>36.9922686325191</text:p>
          </table:table-cell>
          <table:table-cell office:value-type="float" office:value="21.081101252049" calcext:value-type="float">
            <text:p>21.081101252049</text:p>
          </table:table-cell>
          <table:table-cell office:value-type="float" office:value="4.77083301791568" calcext:value-type="float">
            <text:p>4.77083301791568</text:p>
          </table:table-cell>
          <table:table-cell table:number-columns-repeated="5"/>
        </table:table-row>
        <table:table-row table:style-name="ro1">
          <table:table-cell office:value-type="float" office:value="37.0007360215352" calcext:value-type="float">
            <text:p>37.0007360215352</text:p>
          </table:table-cell>
          <table:table-cell office:value-type="float" office:value="20.936385957301" calcext:value-type="float">
            <text:p>20.936385957301</text:p>
          </table:table-cell>
          <table:table-cell office:value-type="float" office:value="4.79985422236592" calcext:value-type="float">
            <text:p>4.79985422236592</text:p>
          </table:table-cell>
          <table:table-cell table:number-columns-repeated="5"/>
        </table:table-row>
        <table:table-row table:style-name="ro1">
          <table:table-cell office:value-type="float" office:value="37.0098611416998" calcext:value-type="float">
            <text:p>37.0098611416998</text:p>
          </table:table-cell>
          <table:table-cell office:value-type="float" office:value="20.8323236062115" calcext:value-type="float">
            <text:p>20.8323236062115</text:p>
          </table:table-cell>
          <table:table-cell office:value-type="float" office:value="4.82887542681616" calcext:value-type="float">
            <text:p>4.82887542681616</text:p>
          </table:table-cell>
          <table:table-cell table:number-columns-repeated="5"/>
        </table:table-row>
        <table:table-row table:style-name="ro1">
          <table:table-cell office:value-type="float" office:value="37.0267951703826" calcext:value-type="float">
            <text:p>37.0267951703826</text:p>
          </table:table-cell>
          <table:table-cell office:value-type="float" office:value="20.6876083479933" calcext:value-type="float">
            <text:p>20.6876083479933</text:p>
          </table:table-cell>
          <table:table-cell office:value-type="float" office:value="4.82887543140964" calcext:value-type="float">
            <text:p>4.82887543140964</text:p>
          </table:table-cell>
          <table:table-cell table:number-columns-repeated="5"/>
        </table:table-row>
        <table:table-row table:style-name="ro1">
          <table:table-cell office:value-type="float" office:value="37.0428659432364" calcext:value-type="float">
            <text:p>37.0428659432364</text:p>
          </table:table-cell>
          <table:table-cell office:value-type="float" office:value="20.5502703291233" calcext:value-type="float">
            <text:p>20.5502703291233</text:p>
          </table:table-cell>
          <table:table-cell office:value-type="float" office:value="4.82062262620232" calcext:value-type="float">
            <text:p>4.82062262620232</text:p>
          </table:table-cell>
          <table:table-cell table:number-columns-repeated="5"/>
        </table:table-row>
        <table:table-row table:style-name="ro1">
          <table:table-cell office:value-type="float" office:value="37.0589976863749" calcext:value-type="float">
            <text:p>37.0589976863749</text:p>
          </table:table-cell>
          <table:table-cell office:value-type="float" office:value="20.4018072344877" calcext:value-type="float">
            <text:p>20.4018072344877</text:p>
          </table:table-cell>
          <table:table-cell office:value-type="float" office:value="4.86471229496559" calcext:value-type="float">
            <text:p>4.86471229496559</text:p>
          </table:table-cell>
          <table:table-cell table:number-columns-repeated="5"/>
        </table:table-row>
        <table:table-row table:style-name="ro1">
          <table:table-cell office:value-type="float" office:value="37.0830736821877" calcext:value-type="float">
            <text:p>37.0830736821877</text:p>
          </table:table-cell>
          <table:table-cell office:value-type="float" office:value="20.2449730669012" calcext:value-type="float">
            <text:p>20.2449730669012</text:p>
          </table:table-cell>
          <table:table-cell office:value-type="float" office:value="4.95289163249202" calcext:value-type="float">
            <text:p>4.95289163249202</text:p>
          </table:table-cell>
          <table:table-cell table:number-columns-repeated="5"/>
        </table:table-row>
        <table:table-row table:style-name="ro1">
          <table:table-cell office:value-type="float" office:value="37.0935279715183" calcext:value-type="float">
            <text:p>37.0935279715183</text:p>
          </table:table-cell>
          <table:table-cell office:value-type="float" office:value="20.2023459121988" calcext:value-type="float">
            <text:p>20.2023459121988</text:p>
          </table:table-cell>
          <table:table-cell office:value-type="float" office:value="4.74161361113441" calcext:value-type="float">
            <text:p>4.74161361113441</text:p>
          </table:table-cell>
          <table:table-cell table:number-columns-repeated="5"/>
        </table:table-row>
        <table:table-row table:style-name="ro1">
          <table:table-cell office:value-type="float" office:value="37.0938729230817" calcext:value-type="float">
            <text:p>37.0938729230817</text:p>
          </table:table-cell>
          <table:table-cell office:value-type="float" office:value="20.1905458194795" calcext:value-type="float">
            <text:p>20.1905458194795</text:p>
          </table:table-cell>
          <table:table-cell office:value-type="float" office:value="4.77083303692291" calcext:value-type="float">
            <text:p>4.77083303692291</text:p>
          </table:table-cell>
          <table:table-cell table:number-columns-repeated="5"/>
        </table:table-row>
        <table:table-row table:style-name="ro1">
          <table:table-cell office:value-type="float" office:value="37.0992673265978" calcext:value-type="float">
            <text:p>37.0992673265978</text:p>
          </table:table-cell>
          <table:table-cell office:value-type="float" office:value="20.0983506411459" calcext:value-type="float">
            <text:p>20.0983506411459</text:p>
          </table:table-cell>
          <table:table-cell office:value-type="float" office:value="4.7123941845215" calcext:value-type="float">
            <text:p>4.7123941845215</text:p>
          </table:table-cell>
          <table:table-cell table:number-columns-repeated="5"/>
        </table:table-row>
        <table:table-row table:style-name="ro1">
          <table:table-cell office:value-type="float" office:value="37.0992678059269" calcext:value-type="float">
            <text:p>37.0992678059269</text:p>
          </table:table-cell>
          <table:table-cell office:value-type="float" office:value="20.0062452439501" calcext:value-type="float">
            <text:p>20.0062452439501</text:p>
          </table:table-cell>
          <table:table-cell office:value-type="float" office:value="4.7395307680792" calcext:value-type="float">
            <text:p>4.7395307680792</text:p>
          </table:table-cell>
          <table:table-cell table:number-columns-repeated="5"/>
        </table:table-row>
        <table:table-row table:style-name="ro1">
          <table:table-cell office:value-type="float" office:value="37.1019186824124" calcext:value-type="float">
            <text:p>37.1019186824124</text:p>
          </table:table-cell>
          <table:table-cell office:value-type="float" office:value="19.9086015096064" calcext:value-type="float">
            <text:p>19.9086015096064</text:p>
          </table:table-cell>
          <table:table-cell office:value-type="float" office:value="4.76666735163677" calcext:value-type="float">
            <text:p>4.76666735163677</text:p>
          </table:table-cell>
          <table:table-cell table:number-columns-repeated="5"/>
        </table:table-row>
        <table:table-row table:style-name="ro1">
          <table:table-cell office:value-type="float" office:value="37.1061572778295" calcext:value-type="float">
            <text:p>37.1061572778295</text:p>
          </table:table-cell>
          <table:table-cell office:value-type="float" office:value="19.8305882604815" calcext:value-type="float">
            <text:p>19.8305882604815</text:p>
          </table:table-cell>
          <table:table-cell office:value-type="float" office:value="4.55083511145393" calcext:value-type="float">
            <text:p>4.55083511145393</text:p>
          </table:table-cell>
          <table:table-cell table:number-columns-repeated="5"/>
        </table:table-row>
        <table:table-row table:style-name="ro1">
          <table:table-cell office:value-type="float" office:value="37.1057756029112" calcext:value-type="float">
            <text:p>37.1057756029112</text:p>
          </table:table-cell>
          <table:table-cell office:value-type="float" office:value="19.8282463258616" calcext:value-type="float">
            <text:p>19.8282463258616</text:p>
          </table:table-cell>
          <table:table-cell office:value-type="float" office:value="4.59996651799594" calcext:value-type="float">
            <text:p>4.59996651799594</text:p>
          </table:table-cell>
          <table:table-cell table:number-columns-repeated="5"/>
        </table:table-row>
        <table:table-row table:style-name="ro1">
          <table:table-cell office:value-type="float" office:value="37.0859409392435" calcext:value-type="float">
            <text:p>37.0859409392435</text:p>
          </table:table-cell>
          <table:table-cell office:value-type="float" office:value="19.6525605191941" calcext:value-type="float">
            <text:p>19.6525605191941</text:p>
          </table:table-cell>
          <table:table-cell office:value-type="float" office:value="4.64909792453789" calcext:value-type="float">
            <text:p>4.64909792453789</text:p>
          </table:table-cell>
          <table:table-cell table:number-columns-repeated="5"/>
        </table:table-row>
        <table:table-row table:style-name="ro1">
          <table:table-cell office:value-type="float" office:value="37.0774749954877" calcext:value-type="float">
            <text:p>37.0774749954877</text:p>
          </table:table-cell>
          <table:table-cell office:value-type="float" office:value="19.5189770854928" calcext:value-type="float">
            <text:p>19.5189770854928</text:p>
          </table:table-cell>
          <table:table-cell office:value-type="float" office:value="4.68074605333811" calcext:value-type="float">
            <text:p>4.68074605333811</text:p>
          </table:table-cell>
          <table:table-cell table:number-columns-repeated="5"/>
        </table:table-row>
        <table:table-row table:style-name="ro1">
          <table:table-cell office:value-type="float" office:value="37.0738710168333" calcext:value-type="float">
            <text:p>37.0738710168333</text:p>
          </table:table-cell>
          <table:table-cell office:value-type="float" office:value="19.4051198651711" calcext:value-type="float">
            <text:p>19.4051198651711</text:p>
          </table:table-cell>
          <table:table-cell office:value-type="float" office:value="4.71239418213833" calcext:value-type="float">
            <text:p>4.71239418213833</text:p>
          </table:table-cell>
          <table:table-cell table:number-columns-repeated="5"/>
        </table:table-row>
        <table:table-row table:style-name="ro1">
          <table:table-cell office:value-type="float" office:value="37.0738714959428" calcext:value-type="float">
            <text:p>37.0738714959428</text:p>
          </table:table-cell>
          <table:table-cell office:value-type="float" office:value="19.3130144798785" calcext:value-type="float">
            <text:p>19.3130144798785</text:p>
          </table:table-cell>
          <table:table-cell office:value-type="float" office:value="4.65395531621657" calcext:value-type="float">
            <text:p>4.65395531621657</text:p>
          </table:table-cell>
          <table:table-cell table:number-columns-repeated="5"/>
        </table:table-row>
        <table:table-row table:style-name="ro1">
          <table:table-cell office:value-type="float" office:value="37.0684780512973" calcext:value-type="float">
            <text:p>37.0684780512973</text:p>
          </table:table-cell>
          <table:table-cell office:value-type="float" office:value="19.2208192582055" calcext:value-type="float">
            <text:p>19.2208192582055</text:p>
          </table:table-cell>
          <table:table-cell office:value-type="float" office:value="4.71482288607178" calcext:value-type="float">
            <text:p>4.71482288607178</text:p>
          </table:table-cell>
          <table:table-cell table:number-columns-repeated="5"/>
        </table:table-row>
        <table:table-row table:style-name="ro1">
          <table:table-cell office:value-type="float" office:value="37.069011046844" calcext:value-type="float">
            <text:p>37.069011046844</text:p>
          </table:table-cell>
          <table:table-cell office:value-type="float" office:value="19.0018319338293" calcext:value-type="float">
            <text:p>19.0018319338293</text:p>
          </table:table-cell>
          <table:table-cell office:value-type="float" office:value="4.77569045592697" calcext:value-type="float">
            <text:p>4.77569045592697</text:p>
          </table:table-cell>
          <table:table-cell table:number-columns-repeated="5"/>
        </table:table-row>
        <table:table-row table:style-name="ro1">
          <table:table-cell office:value-type="float" office:value="37.0738735139914" calcext:value-type="float">
            <text:p>37.0738735139914</text:p>
          </table:table-cell>
          <table:table-cell office:value-type="float" office:value="18.9251201256066" calcext:value-type="float">
            <text:p>18.9251201256066</text:p>
          </table:table-cell>
          <table:table-cell office:value-type="float" office:value="4.71239418472424" calcext:value-type="float">
            <text:p>4.71239418472424</text:p>
          </table:table-cell>
          <table:table-cell table:number-columns-repeated="5"/>
        </table:table-row>
        <table:table-row table:style-name="ro1">
          <table:table-cell office:value-type="float" office:value="37.0738740864353" calcext:value-type="float">
            <text:p>37.0738740864353</text:p>
          </table:table-cell>
          <table:table-cell office:value-type="float" office:value="18.8151265595773" calcext:value-type="float">
            <text:p>18.8151265595773</text:p>
          </table:table-cell>
          <table:table-cell office:value-type="float" office:value="4.73772486393183" calcext:value-type="float">
            <text:p>4.73772486393183</text:p>
          </table:table-cell>
          <table:table-cell table:number-columns-repeated="5"/>
        </table:table-row>
        <table:table-row table:style-name="ro1">
          <table:table-cell office:value-type="float" office:value="37.0761839827261" calcext:value-type="float">
            <text:p>37.0761839827261</text:p>
          </table:table-cell>
          <table:table-cell office:value-type="float" office:value="18.7239751292709" calcext:value-type="float">
            <text:p>18.7239751292709</text:p>
          </table:table-cell>
          <table:table-cell office:value-type="float" office:value="4.76305554313932" calcext:value-type="float">
            <text:p>4.76305554313932</text:p>
          </table:table-cell>
          <table:table-cell table:number-columns-repeated="5"/>
        </table:table-row>
        <table:table-row table:style-name="ro1">
          <table:table-cell office:value-type="float" office:value="37.0846514912742" calcext:value-type="float">
            <text:p>37.0846514912742</text:p>
          </table:table-cell>
          <table:table-cell office:value-type="float" office:value="18.556995938279" calcext:value-type="float">
            <text:p>18.556995938279</text:p>
          </table:table-cell>
          <table:table-cell office:value-type="float" office:value="4.82459823021905" calcext:value-type="float">
            <text:p>4.82459823021905</text:p>
          </table:table-cell>
          <table:table-cell table:number-columns-repeated="5"/>
        </table:table-row>
        <table:table-row table:style-name="ro1">
          <table:table-cell office:value-type="float" office:value="37.109444069224" calcext:value-type="float">
            <text:p>37.109444069224</text:p>
          </table:table-cell>
          <table:table-cell office:value-type="float" office:value="18.3369745337523" calcext:value-type="float">
            <text:p>18.3369745337523</text:p>
          </table:table-cell>
          <table:table-cell office:value-type="float" office:value="4.88614091729883" calcext:value-type="float">
            <text:p>4.88614091729883</text:p>
          </table:table-cell>
          <table:table-cell table:number-columns-repeated="5"/>
        </table:table-row>
        <table:table-row table:style-name="ro1">
          <table:table-cell office:value-type="float" office:value="37.1348447458011" calcext:value-type="float">
            <text:p>37.1348447458011</text:p>
          </table:table-cell>
          <table:table-cell office:value-type="float" office:value="18.1922593274427" calcext:value-type="float">
            <text:p>18.1922593274427</text:p>
          </table:table-cell>
          <table:table-cell office:value-type="float" office:value="4.90625720467037" calcext:value-type="float">
            <text:p>4.90625720467037</text:p>
          </table:table-cell>
          <table:table-cell table:number-columns-repeated="5"/>
        </table:table-row>
        <table:table-row table:style-name="ro1">
          <table:table-cell office:value-type="float" office:value="37.14879569547" calcext:value-type="float">
            <text:p>37.14879569547</text:p>
          </table:table-cell>
          <table:table-cell office:value-type="float" office:value="18.1212021514966" calcext:value-type="float">
            <text:p>18.1212021514966</text:p>
          </table:table-cell>
          <table:table-cell office:value-type="float" office:value="4.92637349204175" calcext:value-type="float">
            <text:p>4.92637349204175</text:p>
          </table:table-cell>
          <table:table-cell table:number-columns-repeated="5"/>
        </table:table-row>
        <table:table-row table:style-name="ro1">
          <table:table-cell office:value-type="float" office:value="37.1826630762138" calcext:value-type="float">
            <text:p>37.1826630762138</text:p>
          </table:table-cell>
          <table:table-cell office:value-type="float" office:value="17.9653550129332" calcext:value-type="float">
            <text:p>17.9653550129332</text:p>
          </table:table-cell>
          <table:table-cell office:value-type="float" office:value="4.92637350756386" calcext:value-type="float">
            <text:p>4.92637350756386</text:p>
          </table:table-cell>
          <table:table-cell table:number-columns-repeated="5"/>
        </table:table-row>
        <table:table-row table:style-name="ro1">
          <table:table-cell office:value-type="float" office:value="37.2165304534259" calcext:value-type="float">
            <text:p>37.2165304534259</text:p>
          </table:table-cell>
          <table:table-cell office:value-type="float" office:value="17.8095079022789" calcext:value-type="float">
            <text:p>17.8095079022789</text:p>
          </table:table-cell>
          <table:table-cell office:value-type="float" office:value="4.96167745648403" calcext:value-type="float">
            <text:p>4.96167745648403</text:p>
          </table:table-cell>
          <table:table-cell table:number-columns-repeated="5"/>
        </table:table-row>
        <table:table-row table:style-name="ro1">
          <table:table-cell office:value-type="float" office:value="37.2478799253192" calcext:value-type="float">
            <text:p>37.2478799253192</text:p>
          </table:table-cell>
          <table:table-cell office:value-type="float" office:value="17.6863679791983" calcext:value-type="float">
            <text:p>17.6863679791983</text:p>
          </table:table-cell>
          <table:table-cell office:value-type="float" office:value="4.99698140540417" calcext:value-type="float">
            <text:p>4.99698140540417</text:p>
          </table:table-cell>
          <table:table-cell table:number-columns-repeated="5"/>
        </table:table-row>
        <table:table-row table:style-name="ro1">
          <table:table-cell office:value-type="float" office:value="37.2902138866853" calcext:value-type="float">
            <text:p>37.2902138866853</text:p>
          </table:table-cell>
          <table:table-cell office:value-type="float" office:value="17.5416528620175" calcext:value-type="float">
            <text:p>17.5416528620175</text:p>
          </table:table-cell>
          <table:table-cell office:value-type="float" office:value="5.04903881002867" calcext:value-type="float">
            <text:p>5.04903881002867</text:p>
          </table:table-cell>
          <table:table-cell table:number-columns-repeated="5"/>
        </table:table-row>
        <table:table-row table:style-name="ro1">
          <table:table-cell office:value-type="float" office:value="37.3520913784031" calcext:value-type="float">
            <text:p>37.3520913784031</text:p>
          </table:table-cell>
          <table:table-cell office:value-type="float" office:value="17.3648458583456" calcext:value-type="float">
            <text:p>17.3648458583456</text:p>
          </table:table-cell>
          <table:table-cell office:value-type="float" office:value="5.10109621465319" calcext:value-type="float">
            <text:p>5.10109621465319</text:p>
          </table:table-cell>
          <table:table-cell table:number-columns-repeated="5"/>
        </table:table-row>
        <table:table-row table:style-name="ro1">
          <table:table-cell office:value-type="float" office:value="37.4113586245673" calcext:value-type="float">
            <text:p>37.4113586245673</text:p>
          </table:table-cell>
          <table:table-cell office:value-type="float" office:value="17.2201308307408" calcext:value-type="float">
            <text:p>17.2201308307408</text:p>
          </table:table-cell>
          <table:table-cell office:value-type="float" office:value="5.11553252484841" calcext:value-type="float">
            <text:p>5.11553252484841</text:p>
          </table:table-cell>
          <table:table-cell table:number-columns-repeated="5"/>
        </table:table-row>
        <table:table-row table:style-name="ro1">
          <table:table-cell office:value-type="float" office:value="37.4317466423001" calcext:value-type="float">
            <text:p>37.4317466423001</text:p>
          </table:table-cell>
          <table:table-cell office:value-type="float" office:value="17.1723281477619" calcext:value-type="float">
            <text:p>17.1723281477619</text:p>
          </table:table-cell>
          <table:table-cell office:value-type="float" office:value="5.12996883504338" calcext:value-type="float">
            <text:p>5.12996883504338</text:p>
          </table:table-cell>
          <table:table-cell table:number-columns-repeated="5"/>
        </table:table-row>
        <table:table-row table:style-name="ro1">
          <table:table-cell office:value-type="float" office:value="37.4804747623232" calcext:value-type="float">
            <text:p>37.4804747623232</text:p>
          </table:table-cell>
          <table:table-cell office:value-type="float" office:value="17.0624992141472" calcext:value-type="float">
            <text:p>17.0624992141472</text:p>
          </table:table-cell>
          <table:table-cell office:value-type="float" office:value="5.10109624169351" calcext:value-type="float">
            <text:p>5.10109624169351</text:p>
          </table:table-cell>
          <table:table-cell table:number-columns-repeated="5"/>
        </table:table-row>
        <table:table-row table:style-name="ro1">
          <table:table-cell office:value-type="float" office:value="37.5298930839071" calcext:value-type="float">
            <text:p>37.5298930839071</text:p>
          </table:table-cell>
          <table:table-cell office:value-type="float" office:value="16.9418326793636" calcext:value-type="float">
            <text:p>16.9418326793636</text:p>
          </table:table-cell>
          <table:table-cell office:value-type="float" office:value="5.14138011992183" calcext:value-type="float">
            <text:p>5.14138011992183</text:p>
          </table:table-cell>
          <table:table-cell table:number-columns-repeated="5"/>
        </table:table-row>
        <table:table-row table:style-name="ro1">
          <table:table-cell office:value-type="float" office:value="37.58384369911" calcext:value-type="float">
            <text:p>37.58384369911</text:p>
          </table:table-cell>
          <table:table-cell office:value-type="float" office:value="16.823882192613" calcext:value-type="float">
            <text:p>16.823882192613</text:p>
          </table:table-cell>
          <table:table-cell office:value-type="float" office:value="5.0490388764502" calcext:value-type="float">
            <text:p>5.0490388764502</text:p>
          </table:table-cell>
          <table:table-cell table:number-columns-repeated="5"/>
        </table:table-row>
        <table:table-row table:style-name="ro1">
          <table:table-cell office:value-type="float" office:value="37.6399609195905" calcext:value-type="float">
            <text:p>37.6399609195905</text:p>
          </table:table-cell>
          <table:table-cell office:value-type="float" office:value="16.6635344600468" calcext:value-type="float">
            <text:p>16.6635344600468</text:p>
          </table:table-cell>
          <table:table-cell office:value-type="float" office:value="5.10109628435164" calcext:value-type="float">
            <text:p>5.10109628435164</text:p>
          </table:table-cell>
          <table:table-cell table:number-columns-repeated="5"/>
        </table:table-row>
        <table:table-row table:style-name="ro1">
          <table:table-cell office:value-type="float" office:value="37.681792038353" calcext:value-type="float">
            <text:p>37.681792038353</text:p>
          </table:table-cell>
          <table:table-cell office:value-type="float" office:value="16.5613938900827" calcext:value-type="float">
            <text:p>16.5613938900827</text:p>
          </table:table-cell>
          <table:table-cell office:value-type="float" office:value="5.04998901410823" calcext:value-type="float">
            <text:p>5.04998901410823</text:p>
          </table:table-cell>
          <table:table-cell table:number-columns-repeated="5"/>
        </table:table-row>
        <table:table-row table:style-name="ro1">
          <table:table-cell office:value-type="float" office:value="37.7173542002762" calcext:value-type="float">
            <text:p>37.7173542002762</text:p>
          </table:table-cell>
          <table:table-cell office:value-type="float" office:value="16.4600884138071" calcext:value-type="float">
            <text:p>16.4600884138071</text:p>
          </table:table-cell>
          <table:table-cell office:value-type="float" office:value="5.06288996120634" calcext:value-type="float">
            <text:p>5.06288996120634</text:p>
          </table:table-cell>
          <table:table-cell table:number-columns-repeated="5"/>
        </table:table-row>
        <table:table-row table:style-name="ro1">
          <table:table-cell office:value-type="float" office:value="37.7333009558534" calcext:value-type="float">
            <text:p>37.7333009558534</text:p>
          </table:table-cell>
          <table:table-cell office:value-type="float" office:value="16.4164699359068" calcext:value-type="float">
            <text:p>16.4164699359068</text:p>
          </table:table-cell>
          <table:table-cell office:value-type="float" office:value="5.07579090830449" calcext:value-type="float">
            <text:p>5.07579090830449</text:p>
          </table:table-cell>
          <table:table-cell table:number-columns-repeated="5"/>
        </table:table-row>
        <table:table-row table:style-name="ro1">
          <table:table-cell office:value-type="float" office:value="37.7686476601903" calcext:value-type="float">
            <text:p>37.7686476601903</text:p>
          </table:table-cell>
          <table:table-cell office:value-type="float" office:value="16.3235236552097" calcext:value-type="float">
            <text:p>16.3235236552097</text:p>
          </table:table-cell>
          <table:table-cell office:value-type="float" office:value="5.02749348116616" calcext:value-type="float">
            <text:p>5.02749348116616</text:p>
          </table:table-cell>
          <table:table-cell table:number-columns-repeated="5"/>
        </table:table-row>
        <table:table-row table:style-name="ro1">
          <table:table-cell office:value-type="float" office:value="37.8059743978086" calcext:value-type="float">
            <text:p>37.8059743978086</text:p>
          </table:table-cell>
          <table:table-cell office:value-type="float" office:value="16.2090121814033" calcext:value-type="float">
            <text:p>16.2090121814033</text:p>
          </table:table-cell>
          <table:table-cell office:value-type="float" office:value="5.03874126336699" calcext:value-type="float">
            <text:p>5.03874126336699</text:p>
          </table:table-cell>
          <table:table-cell table:number-columns-repeated="5"/>
        </table:table-row>
        <table:table-row table:style-name="ro1">
          <table:table-cell office:value-type="float" office:value="37.8189554588893" calcext:value-type="float">
            <text:p>37.8189554588893</text:p>
          </table:table-cell>
          <table:table-cell office:value-type="float" office:value="16.1706582211853" calcext:value-type="float">
            <text:p>16.1706582211853</text:p>
          </table:table-cell>
          <table:table-cell office:value-type="float" office:value="5.04998904556782" calcext:value-type="float">
            <text:p>5.04998904556782</text:p>
          </table:table-cell>
          <table:table-cell table:number-columns-repeated="5"/>
        </table:table-row>
        <table:table-row table:style-name="ro1">
          <table:table-cell office:value-type="float" office:value="37.8630498512524" calcext:value-type="float">
            <text:p>37.8630498512524</text:p>
          </table:table-cell>
          <table:table-cell office:value-type="float" office:value="16.0450471017205" calcext:value-type="float">
            <text:p>16.0450471017205</text:p>
          </table:table-cell>
          <table:table-cell office:value-type="float" office:value="5.02749350831276" calcext:value-type="float">
            <text:p>5.02749350831276</text:p>
          </table:table-cell>
          <table:table-cell table:number-columns-repeated="5"/>
        </table:table-row>
        <table:table-row table:style-name="ro1">
          <table:table-cell office:value-type="float" office:value="37.8793468777185" calcext:value-type="float">
            <text:p>37.8793468777185</text:p>
          </table:table-cell>
          <table:table-cell office:value-type="float" office:value="15.9950508666773" calcext:value-type="float">
            <text:p>15.9950508666773</text:p>
          </table:table-cell>
          <table:table-cell office:value-type="float" office:value="4.92637364373367" calcext:value-type="float">
            <text:p>4.92637364373367</text:p>
          </table:table-cell>
          <table:table-cell table:number-columns-repeated="5"/>
        </table:table-row>
        <table:table-row table:style-name="ro1">
          <table:table-cell office:value-type="float" office:value="37.8938717814125" calcext:value-type="float">
            <text:p>37.8938717814125</text:p>
          </table:table-cell>
          <table:table-cell office:value-type="float" office:value="15.9282118323569" calcext:value-type="float">
            <text:p>15.9282118323569</text:p>
          </table:table-cell>
          <table:table-cell office:value-type="float" office:value="4.93432644106034" calcext:value-type="float">
            <text:p>4.93432644106034</text:p>
          </table:table-cell>
          <table:table-cell table:number-columns-repeated="5"/>
        </table:table-row>
        <table:table-row table:style-name="ro1">
          <table:table-cell office:value-type="float" office:value="37.9001737653641" calcext:value-type="float">
            <text:p>37.9001737653641</text:p>
          </table:table-cell>
          <table:table-cell office:value-type="float" office:value="15.9002842716436" calcext:value-type="float">
            <text:p>15.9002842716436</text:p>
          </table:table-cell>
          <table:table-cell office:value-type="float" office:value="4.9422792383872" calcext:value-type="float">
            <text:p>4.9422792383872</text:p>
          </table:table-cell>
          <table:table-cell table:number-columns-repeated="5"/>
        </table:table-row>
        <table:table-row table:style-name="ro1">
          <table:table-cell office:value-type="float" office:value="37.9225250655031" calcext:value-type="float">
            <text:p>37.9225250655031</text:p>
          </table:table-cell>
          <table:table-cell office:value-type="float" office:value="15.8047771627508" calcext:value-type="float">
            <text:p>15.8047771627508</text:p>
          </table:table-cell>
          <table:table-cell office:value-type="float" office:value="4.88614107175647" calcext:value-type="float">
            <text:p>4.88614107175647</text:p>
          </table:table-cell>
          <table:table-cell table:number-columns-repeated="5"/>
        </table:table-row>
        <table:table-row table:style-name="ro1">
          <table:table-cell office:value-type="float" office:value="37.9391888656644" calcext:value-type="float">
            <text:p>37.9391888656644</text:p>
          </table:table-cell>
          <table:table-cell office:value-type="float" office:value="15.709838625053" calcext:value-type="float">
            <text:p>15.709838625053</text:p>
          </table:table-cell>
          <table:table-cell office:value-type="float" office:value="4.88614108042522" calcext:value-type="float">
            <text:p>4.88614108042522</text:p>
          </table:table-cell>
          <table:table-cell table:number-columns-repeated="5"/>
        </table:table-row>
        <table:table-row table:style-name="ro1">
          <table:table-cell office:value-type="float" office:value="37.9543918496649" calcext:value-type="float">
            <text:p>37.9543918496649</text:p>
          </table:table-cell>
          <table:table-cell office:value-type="float" office:value="15.623222788197" calcext:value-type="float">
            <text:p>15.623222788197</text:p>
          </table:table-cell>
          <table:table-cell office:value-type="float" office:value="4.82062281671913" calcext:value-type="float">
            <text:p>4.82062281671913</text:p>
          </table:table-cell>
          <table:table-cell table:number-columns-repeated="5"/>
        </table:table-row>
        <table:table-row table:style-name="ro1">
          <table:table-cell office:value-type="float" office:value="37.9649539767004" calcext:value-type="float">
            <text:p>37.9649539767004</text:p>
          </table:table-cell>
          <table:table-cell office:value-type="float" office:value="15.5260179622651" calcext:value-type="float">
            <text:p>15.5260179622651</text:p>
          </table:table-cell>
          <table:table-cell office:value-type="float" office:value="4.8533819584858" calcext:value-type="float">
            <text:p>4.8533819584858</text:p>
          </table:table-cell>
          <table:table-cell table:number-columns-repeated="5"/>
        </table:table-row>
        <table:table-row table:style-name="ro1">
          <table:table-cell office:value-type="float" office:value="37.9798226836475" calcext:value-type="float">
            <text:p>37.9798226836475</text:p>
          </table:table-cell>
          <table:table-cell office:value-type="float" office:value="15.4212606103804" calcext:value-type="float">
            <text:p>15.4212606103804</text:p>
          </table:table-cell>
          <table:table-cell office:value-type="float" office:value="4.71239430357444" calcext:value-type="float">
            <text:p>4.71239430357444</text:p>
          </table:table-cell>
          <table:table-cell table:number-columns-repeated="5"/>
        </table:table-row>
        <table:table-row table:style-name="ro1">
          <table:table-cell office:value-type="float" office:value="37.9798226909613" calcext:value-type="float">
            <text:p>37.9798226909613</text:p>
          </table:table-cell>
          <table:table-cell office:value-type="float" office:value="15.4198866448405" calcext:value-type="float">
            <text:p>15.4198866448405</text:p>
          </table:table-cell>
          <table:table-cell office:value-type="float" office:value="4.73953089845294" calcext:value-type="float">
            <text:p>4.73953089845294</text:p>
          </table:table-cell>
          <table:table-cell table:number-columns-repeated="5"/>
        </table:table-row>
        <table:table-row table:style-name="ro1">
          <table:table-cell office:value-type="float" office:value="37.9824735812828" calcext:value-type="float">
            <text:p>37.9824735812828</text:p>
          </table:table-cell>
          <table:table-cell office:value-type="float" office:value="15.3222428701112" calcext:value-type="float">
            <text:p>15.3222428701112</text:p>
          </table:table-cell>
          <table:table-cell office:value-type="float" office:value="4.76666749333309" calcext:value-type="float">
            <text:p>4.76666749333309</text:p>
          </table:table-cell>
          <table:table-cell table:number-columns-repeated="5"/>
        </table:table-row>
        <table:table-row table:style-name="ro1">
          <table:table-cell office:value-type="float" office:value="37.9856358858841" calcext:value-type="float">
            <text:p>37.9856358858841</text:p>
          </table:table-cell>
          <table:table-cell office:value-type="float" office:value="15.2640393882728" calcext:value-type="float">
            <text:p>15.2640393882728</text:p>
          </table:table-cell>
          <table:table-cell office:value-type="float" office:value="4.65812111507315" calcext:value-type="float">
            <text:p>4.65812111507315</text:p>
          </table:table-cell>
          <table:table-cell table:number-columns-repeated="5"/>
        </table:table-row>
        <table:table-row table:style-name="ro1">
          <table:table-cell office:value-type="float" office:value="37.982474200967" calcext:value-type="float">
            <text:p>37.982474200967</text:p>
          </table:table-cell>
          <table:table-cell office:value-type="float" office:value="15.2058358719293" calcext:value-type="float">
            <text:p>15.2058358719293</text:p>
          </table:table-cell>
          <table:table-cell office:value-type="float" office:value="4.71239430544634" calcext:value-type="float">
            <text:p>4.71239430544634</text:p>
          </table:table-cell>
          <table:table-cell table:number-columns-repeated="5"/>
        </table:table-row>
        <table:table-row table:style-name="ro1">
          <table:table-cell office:value-type="float" office:value="37.9824752408854" calcext:value-type="float">
            <text:p>37.9824752408854</text:p>
          </table:table-cell>
          <table:table-cell office:value-type="float" office:value="15.0105482920507" calcext:value-type="float">
            <text:p>15.0105482920507</text:p>
          </table:table-cell>
          <table:table-cell office:value-type="float" office:value="4.76666749581953" calcext:value-type="float">
            <text:p>4.76666749581953</text:p>
          </table:table-cell>
          <table:table-cell table:number-columns-repeated="5"/>
        </table:table-row>
        <table:table-row table:style-name="ro1">
          <table:table-cell office:value-type="float" office:value="37.9909427149707" calcext:value-type="float">
            <text:p>37.9909427149707</text:p>
          </table:table-cell>
          <table:table-cell office:value-type="float" office:value="14.8547010497217" calcext:value-type="float">
            <text:p>14.8547010497217</text:p>
          </table:table-cell>
          <table:table-cell office:value-type="float" office:value="4.79777157509551" calcext:value-type="float">
            <text:p>4.79777157509551</text:p>
          </table:table-cell>
          <table:table-cell table:number-columns-repeated="5"/>
        </table:table-row>
        <table:table-row table:style-name="ro1">
          <table:table-cell office:value-type="float" office:value="38.0004902521926" calcext:value-type="float">
            <text:p>38.0004902521926</text:p>
          </table:table-cell>
          <table:table-cell office:value-type="float" office:value="14.7431522632488" calcext:value-type="float">
            <text:p>14.7431522632488</text:p>
          </table:table-cell>
          <table:table-cell office:value-type="float" office:value="4.82887565437153" calcext:value-type="float">
            <text:p>4.82887565437153</text:p>
          </table:table-cell>
          <table:table-cell table:number-columns-repeated="5"/>
        </table:table-row>
        <table:table-row table:style-name="ro1">
          <table:table-cell office:value-type="float" office:value="38.0174243130789" calcext:value-type="float">
            <text:p>38.0174243130789</text:p>
          </table:table-cell>
          <table:table-cell office:value-type="float" office:value="14.5984370150985" calcext:value-type="float">
            <text:p>14.5984370150985</text:p>
          </table:table-cell>
          <table:table-cell office:value-type="float" office:value="4.85141456755359" calcext:value-type="float">
            <text:p>4.85141456755359</text:p>
          </table:table-cell>
          <table:table-cell table:number-columns-repeated="5"/>
        </table:table-row>
        <table:table-row table:style-name="ro1">
          <table:table-cell office:value-type="float" office:value="38.0286676058682" calcext:value-type="float">
            <text:p>38.0286676058682</text:p>
          </table:table-cell>
          <table:table-cell office:value-type="float" office:value="14.5180866113215" calcext:value-type="float">
            <text:p>14.5180866113215</text:p>
          </table:table-cell>
          <table:table-cell office:value-type="float" office:value="4.87395348073571" calcext:value-type="float">
            <text:p>4.87395348073571</text:p>
          </table:table-cell>
          <table:table-cell table:number-columns-repeated="5"/>
        </table:table-row>
        <table:table-row table:style-name="ro1">
          <table:table-cell office:value-type="float" office:value="38.0540683730832" calcext:value-type="float">
            <text:p>38.0540683730832</text:p>
          </table:table-cell>
          <table:table-cell office:value-type="float" office:value="14.362239449506" calcext:value-type="float">
            <text:p>14.362239449506</text:p>
          </table:table-cell>
          <table:table-cell office:value-type="float" office:value="4.87395348663891" calcext:value-type="float">
            <text:p>4.87395348663891</text:p>
          </table:table-cell>
          <table:table-cell table:number-columns-repeated="5"/>
        </table:table-row>
        <table:table-row table:style-name="ro1">
          <table:table-cell office:value-type="float" office:value="38.0794691396488" calcext:value-type="float">
            <text:p>38.0794691396488</text:p>
          </table:table-cell>
          <table:table-cell office:value-type="float" office:value="14.2063922974696" calcext:value-type="float">
            <text:p>14.2063922974696</text:p>
          </table:table-cell>
          <table:table-cell office:value-type="float" office:value="4.93546757146399" calcext:value-type="float">
            <text:p>4.93546757146399</text:p>
          </table:table-cell>
          <table:table-cell table:number-columns-repeated="5"/>
        </table:table-row>
        <table:table-row table:style-name="ro1">
          <table:table-cell office:value-type="float" office:value="38.1284304458909" calcext:value-type="float">
            <text:p>38.1284304458909</text:p>
          </table:table-cell>
          <table:table-cell office:value-type="float" office:value="13.9905650967421" calcext:value-type="float">
            <text:p>13.9905650967421</text:p>
          </table:table-cell>
          <table:table-cell office:value-type="float" office:value="4.99698165628911" calcext:value-type="float">
            <text:p>4.99698165628911</text:p>
          </table:table-cell>
          <table:table-cell table:number-columns-repeated="5"/>
        </table:table-row>
        <table:table-row table:style-name="ro1">
          <table:table-cell office:value-type="float" office:value="38.1658736537649" calcext:value-type="float">
            <text:p>38.1658736537649</text:p>
          </table:table-cell>
          <table:table-cell office:value-type="float" office:value="13.8625687317572" calcext:value-type="float">
            <text:p>13.8625687317572</text:p>
          </table:table-cell>
          <table:table-cell office:value-type="float" office:value="4.97762734507889" calcext:value-type="float">
            <text:p>4.97762734507889</text:p>
          </table:table-cell>
          <table:table-cell table:number-columns-repeated="5"/>
        </table:table-row>
        <table:table-row table:style-name="ro1">
          <table:table-cell office:value-type="float" office:value="38.2036413985863" calcext:value-type="float">
            <text:p>38.2036413985863</text:p>
          </table:table-cell>
          <table:table-cell office:value-type="float" office:value="13.7235319380446" calcext:value-type="float">
            <text:p>13.7235319380446</text:p>
          </table:table-cell>
          <table:table-cell office:value-type="float" office:value="5.01380828111751" calcext:value-type="float">
            <text:p>5.01380828111751</text:p>
          </table:table-cell>
          <table:table-cell table:number-columns-repeated="5"/>
        </table:table-row>
        <table:table-row table:style-name="ro1">
          <table:table-cell office:value-type="float" office:value="38.2423014445577" calcext:value-type="float">
            <text:p>38.2423014445577</text:p>
          </table:table-cell>
          <table:table-cell office:value-type="float" office:value="13.5991799435357" calcext:value-type="float">
            <text:p>13.5991799435357</text:p>
          </table:table-cell>
          <table:table-cell office:value-type="float" office:value="5.04998921715612" calcext:value-type="float">
            <text:p>5.04998921715612</text:p>
          </table:table-cell>
          <table:table-cell table:number-columns-repeated="5"/>
        </table:table-row>
        <table:table-row table:style-name="ro1">
          <table:table-cell office:value-type="float" office:value="38.2931020939669" calcext:value-type="float">
            <text:p>38.2931020939669</text:p>
          </table:table-cell>
          <table:table-cell office:value-type="float" office:value="13.4544648766894" calcext:value-type="float">
            <text:p>13.4544648766894</text:p>
          </table:table-cell>
          <table:table-cell office:value-type="float" office:value="5.10007063089558" calcext:value-type="float">
            <text:p>5.10007063089558</text:p>
          </table:table-cell>
          <table:table-cell table:number-columns-repeated="5"/>
        </table:table-row>
        <table:table-row table:style-name="ro1">
          <table:table-cell office:value-type="float" office:value="38.3612321699573" calcext:value-type="float">
            <text:p>38.3612321699573</text:p>
          </table:table-cell>
          <table:table-cell office:value-type="float" office:value="13.2876214661024" calcext:value-type="float">
            <text:p>13.2876214661024</text:p>
          </table:table-cell>
          <table:table-cell office:value-type="float" office:value="5.15015204463509" calcext:value-type="float">
            <text:p>5.15015204463509</text:p>
          </table:table-cell>
          <table:table-cell table:number-columns-repeated="5"/>
        </table:table-row>
        <table:table-row table:style-name="ro1">
          <table:table-cell office:value-type="float" office:value="38.3629802195036" calcext:value-type="float">
            <text:p>38.3629802195036</text:p>
          </table:table-cell>
          <table:table-cell office:value-type="float" office:value="13.2838867219377" calcext:value-type="float">
            <text:p>13.2838867219377</text:p>
          </table:table-cell>
          <table:table-cell office:value-type="float" office:value="4.97762738162623" calcext:value-type="float">
            <text:p>4.97762738162623</text:p>
          </table:table-cell>
          <table:table-cell table:number-columns-repeated="5"/>
        </table:table-row>
        <table:table-row table:style-name="ro1">
          <table:table-cell office:value-type="float" office:value="38.3645100737822" calcext:value-type="float">
            <text:p>38.3645100737822</text:p>
          </table:table-cell>
          <table:table-cell office:value-type="float" office:value="13.2782547731936" calcext:value-type="float">
            <text:p>13.2782547731936</text:p>
          </table:table-cell>
          <table:table-cell office:value-type="float" office:value="5.01380831946014" calcext:value-type="float">
            <text:p>5.01380831946014</text:p>
          </table:table-cell>
          <table:table-cell table:number-columns-repeated="5"/>
        </table:table-row>
        <table:table-row table:style-name="ro1">
          <table:table-cell office:value-type="float" office:value="38.403170126439" calcext:value-type="float">
            <text:p>38.403170126439</text:p>
          </table:table-cell>
          <table:table-cell office:value-type="float" office:value="13.1539027739995" calcext:value-type="float">
            <text:p>13.1539027739995</text:p>
          </table:table-cell>
          <table:table-cell office:value-type="float" office:value="5.04998925729401" calcext:value-type="float">
            <text:p>5.04998925729401</text:p>
          </table:table-cell>
          <table:table-cell table:number-columns-repeated="5"/>
        </table:table-row>
        <table:table-row table:style-name="ro1">
          <table:table-cell office:value-type="float" office:value="38.4381654620353" calcext:value-type="float">
            <text:p>38.4381654620353</text:p>
          </table:table-cell>
          <table:table-cell office:value-type="float" office:value="13.054212086211" calcext:value-type="float">
            <text:p>13.054212086211</text:p>
          </table:table-cell>
          <table:table-cell office:value-type="float" office:value="4.99698172840585" calcext:value-type="float">
            <text:p>4.99698172840585</text:p>
          </table:table-cell>
          <table:table-cell table:number-columns-repeated="5"/>
        </table:table-row>
        <table:table-row table:style-name="ro1">
          <table:table-cell office:value-type="float" office:value="38.4671018710397" calcext:value-type="float">
            <text:p>38.4671018710397</text:p>
          </table:table-cell>
          <table:table-cell office:value-type="float" office:value="12.9552955032744" calcext:value-type="float">
            <text:p>12.9552955032744</text:p>
          </table:table-cell>
          <table:table-cell office:value-type="float" office:value="4.99698173917509" calcext:value-type="float">
            <text:p>4.99698173917509</text:p>
          </table:table-cell>
          <table:table-cell table:number-columns-repeated="5"/>
        </table:table-row>
        <table:table-row table:style-name="ro1">
          <table:table-cell office:value-type="float" office:value="38.4956097048448" calcext:value-type="float">
            <text:p>38.4956097048448</text:p>
          </table:table-cell>
          <table:table-cell office:value-type="float" office:value="12.857843971061" calcext:value-type="float">
            <text:p>12.857843971061</text:p>
          </table:table-cell>
          <table:table-cell office:value-type="float" office:value="4.94227940582405" calcext:value-type="float">
            <text:p>4.94227940582405</text:p>
          </table:table-cell>
          <table:table-cell table:number-columns-repeated="5"/>
        </table:table-row>
        <table:table-row table:style-name="ro1">
          <table:table-cell office:value-type="float" office:value="38.5042377430738" calcext:value-type="float">
            <text:p>38.5042377430738</text:p>
          </table:table-cell>
          <table:table-cell office:value-type="float" office:value="12.8209763902183" calcext:value-type="float">
            <text:p>12.8209763902183</text:p>
          </table:table-cell>
          <table:table-cell office:value-type="float" office:value="4.87395357729813" calcext:value-type="float">
            <text:p>4.87395357729813</text:p>
          </table:table-cell>
          <table:table-cell table:number-columns-repeated="5"/>
        </table:table-row>
        <table:table-row table:style-name="ro1">
          <table:table-cell office:value-type="float" office:value="38.5055051078646" calcext:value-type="float">
            <text:p>38.5055051078646</text:p>
          </table:table-cell>
          <table:table-cell office:value-type="float" office:value="12.8132004406248" calcext:value-type="float">
            <text:p>12.8132004406248</text:p>
          </table:table-cell>
          <table:table-cell office:value-type="float" office:value="4.77569069206059" calcext:value-type="float">
            <text:p>4.77569069206059</text:p>
          </table:table-cell>
          <table:table-cell table:number-columns-repeated="5"/>
        </table:table-row>
        <table:table-row table:style-name="ro1">
          <table:table-cell office:value-type="float" office:value="38.5083735192986" calcext:value-type="float">
            <text:p>38.5083735192986</text:p>
          </table:table-cell>
          <table:table-cell office:value-type="float" office:value="12.7679476506015" calcext:value-type="float">
            <text:p>12.7679476506015</text:p>
          </table:table-cell>
          <table:table-cell office:value-type="float" office:value="4.82482214355342" calcext:value-type="float">
            <text:p>4.82482214355342</text:p>
          </table:table-cell>
          <table:table-cell table:number-columns-repeated="5"/>
        </table:table-row>
        <table:table-row table:style-name="ro1">
          <table:table-cell office:value-type="float" office:value="38.5282100810745" calcext:value-type="float">
            <text:p>38.5282100810745</text:p>
          </table:table-cell>
          <table:table-cell office:value-type="float" office:value="12.592261895583" calcext:value-type="float">
            <text:p>12.592261895583</text:p>
          </table:table-cell>
          <table:table-cell office:value-type="float" office:value="4.87395359504633" calcext:value-type="float">
            <text:p>4.87395359504633</text:p>
          </table:table-cell>
          <table:table-cell table:number-columns-repeated="5"/>
        </table:table-row>
        <table:table-row table:style-name="ro1">
          <table:table-cell office:value-type="float" office:value="38.5386682364382" calcext:value-type="float">
            <text:p>38.5386682364382</text:p>
          </table:table-cell>
          <table:table-cell office:value-type="float" office:value="12.5280956188724" calcext:value-type="float">
            <text:p>12.5280956188724</text:p>
          </table:table-cell>
          <table:table-cell office:value-type="float" office:value="4.7708332877065" calcext:value-type="float">
            <text:p>4.7708332877065</text:p>
          </table:table-cell>
          <table:table-cell table:number-columns-repeated="5"/>
        </table:table-row>
        <table:table-row table:style-name="ro1">
          <table:table-cell office:value-type="float" office:value="38.5417098274446" calcext:value-type="float">
            <text:p>38.5417098274446</text:p>
          </table:table-cell>
          <table:table-cell office:value-type="float" office:value="12.4761123331597" calcext:value-type="float">
            <text:p>12.4761123331597</text:p>
          </table:table-cell>
          <table:table-cell office:value-type="float" office:value="4.8136948260109" calcext:value-type="float">
            <text:p>4.8136948260109</text:p>
          </table:table-cell>
          <table:table-cell table:number-columns-repeated="5"/>
        </table:table-row>
        <table:table-row table:style-name="ro1">
          <table:table-cell office:value-type="float" office:value="38.5573099737747" calcext:value-type="float">
            <text:p>38.5573099737747</text:p>
          </table:table-cell>
          <table:table-cell office:value-type="float" office:value="12.322648905285" calcext:value-type="float">
            <text:p>12.322648905285</text:p>
          </table:table-cell>
          <table:table-cell office:value-type="float" office:value="4.89941790261969" calcext:value-type="float">
            <text:p>4.89941790261969</text:p>
          </table:table-cell>
          <table:table-cell table:number-columns-repeated="5"/>
        </table:table-row>
        <table:table-row table:style-name="ro1">
          <table:table-cell office:value-type="float" office:value="38.5859920879791" calcext:value-type="float">
            <text:p>38.5859920879791</text:p>
          </table:table-cell>
          <table:table-cell office:value-type="float" office:value="12.1710846463539" calcext:value-type="float">
            <text:p>12.1710846463539</text:p>
          </table:table-cell>
          <table:table-cell office:value-type="float" office:value="4.94227944092406" calcext:value-type="float">
            <text:p>4.94227944092406</text:p>
          </table:table-cell>
          <table:table-cell table:number-columns-repeated="5"/>
        </table:table-row>
        <table:table-row table:style-name="ro1">
          <table:table-cell office:value-type="float" office:value="38.6198594607413" calcext:value-type="float">
            <text:p>38.6198594607413</text:p>
          </table:table-cell>
          <table:table-cell office:value-type="float" office:value="12.0263694894923" calcext:value-type="float">
            <text:p>12.0263694894923</text:p>
          </table:table-cell>
          <table:table-cell office:value-type="float" office:value="4.94227944194315" calcext:value-type="float">
            <text:p>4.94227944194315</text:p>
          </table:table-cell>
          <table:table-cell table:number-columns-repeated="5"/>
        </table:table-row>
        <table:table-row table:style-name="ro1">
          <table:table-cell office:value-type="float" office:value="38.653726840629" calcext:value-type="float">
            <text:p>38.653726840629</text:p>
          </table:table-cell>
          <table:table-cell office:value-type="float" office:value="11.8816543028485" calcext:value-type="float">
            <text:p>11.8816543028485</text:p>
          </table:table-cell>
          <table:table-cell office:value-type="float" office:value="4.94227945996283" calcext:value-type="float">
            <text:p>4.94227945996283</text:p>
          </table:table-cell>
          <table:table-cell table:number-columns-repeated="5"/>
        </table:table-row>
        <table:table-row table:style-name="ro1">
          <table:table-cell office:value-type="float" office:value="38.6760781569313" calcext:value-type="float">
            <text:p>38.6760781569313</text:p>
          </table:table-cell>
          <table:table-cell office:value-type="float" office:value="11.7861472202675" calcext:value-type="float">
            <text:p>11.7861472202675</text:p>
          </table:table-cell>
          <table:table-cell office:value-type="float" office:value="4.88614126489816" calcext:value-type="float">
            <text:p>4.88614126489816</text:p>
          </table:table-cell>
          <table:table-cell table:number-columns-repeated="5"/>
        </table:table-row>
        <table:table-row table:style-name="ro1">
          <table:table-cell office:value-type="float" office:value="38.6927419687789" calcext:value-type="float">
            <text:p>38.6927419687789</text:p>
          </table:table-cell>
          <table:table-cell office:value-type="float" office:value="11.6912087236766" calcext:value-type="float">
            <text:p>11.6912087236766</text:p>
          </table:table-cell>
          <table:table-cell office:value-type="float" office:value="4.94156154648824" calcext:value-type="float">
            <text:p>4.94156154648824</text:p>
          </table:table-cell>
          <table:table-cell table:number-columns-repeated="5"/>
        </table:table-row>
        <table:table-row table:style-name="ro1">
          <table:table-cell office:value-type="float" office:value="38.7380425017183" calcext:value-type="float">
            <text:p>38.7380425017183</text:p>
          </table:table-cell>
          <table:table-cell office:value-type="float" office:value="11.4970114833948" calcext:value-type="float">
            <text:p>11.4970114833948</text:p>
          </table:table-cell>
          <table:table-cell office:value-type="float" office:value="4.99698182807828" calcext:value-type="float">
            <text:p>4.99698182807828</text:p>
          </table:table-cell>
          <table:table-cell table:number-columns-repeated="5"/>
        </table:table-row>
        <table:table-row table:style-name="ro1">
          <table:table-cell office:value-type="float" office:value="38.7803765270964" calcext:value-type="float">
            <text:p>38.7803765270964</text:p>
          </table:table-cell>
          <table:table-cell office:value-type="float" office:value="11.3522963743837" calcext:value-type="float">
            <text:p>11.3522963743837</text:p>
          </table:table-cell>
          <table:table-cell office:value-type="float" office:value="5.03638656079473" calcext:value-type="float">
            <text:p>5.03638656079473</text:p>
          </table:table-cell>
          <table:table-cell table:number-columns-repeated="5"/>
        </table:table-row>
        <table:table-row table:style-name="ro1">
          <table:table-cell office:value-type="float" office:value="38.8255262603035" calcext:value-type="float">
            <text:p>38.8255262603035</text:p>
          </table:table-cell>
          <table:table-cell office:value-type="float" office:value="11.2178549094899" calcext:value-type="float">
            <text:p>11.2178549094899</text:p>
          </table:table-cell>
          <table:table-cell office:value-type="float" office:value="5.07579129351124" calcext:value-type="float">
            <text:p>5.07579129351124</text:p>
          </table:table-cell>
          <table:table-cell table:number-columns-repeated="5"/>
        </table:table-row>
        <table:table-row table:style-name="ro1">
          <table:table-cell office:value-type="float" office:value="38.8284375168841" calcext:value-type="float">
            <text:p>38.8284375168841</text:p>
          </table:table-cell>
          <table:table-cell office:value-type="float" office:value="11.2101995944423" calcext:value-type="float">
            <text:p>11.2101995944423</text:p>
          </table:table-cell>
          <table:table-cell office:value-type="float" office:value="4.92637390815718" calcext:value-type="float">
            <text:p>4.92637390815718</text:p>
          </table:table-cell>
          <table:table-cell table:number-columns-repeated="5"/>
        </table:table-row>
        <table:table-row table:style-name="ro1">
          <table:table-cell office:value-type="float" office:value="38.8336950514982" calcext:value-type="float">
            <text:p>38.8336950514982</text:p>
          </table:table-cell>
          <table:table-cell office:value-type="float" office:value="11.1860061060633" calcext:value-type="float">
            <text:p>11.1860061060633</text:p>
          </table:table-cell>
          <table:table-cell office:value-type="float" office:value="4.96892234220492" calcext:value-type="float">
            <text:p>4.96892234220492</text:p>
          </table:table-cell>
          <table:table-cell table:number-columns-repeated="5"/>
        </table:table-row>
        <table:table-row table:style-name="ro1">
          <table:table-cell office:value-type="float" office:value="38.8725480868749" calcext:value-type="float">
            <text:p>38.8725480868749</text:p>
          </table:table-cell>
          <table:table-cell office:value-type="float" office:value="11.0378890176452" calcext:value-type="float">
            <text:p>11.0378890176452</text:p>
          </table:table-cell>
          <table:table-cell office:value-type="float" office:value="5.05401921030026" calcext:value-type="float">
            <text:p>5.05401921030026</text:p>
          </table:table-cell>
          <table:table-cell table:number-columns-repeated="5"/>
        </table:table-row>
        <table:table-row table:style-name="ro1">
          <table:table-cell office:value-type="float" office:value="38.9238496239942" calcext:value-type="float">
            <text:p>38.9238496239942</text:p>
          </table:table-cell>
          <table:table-cell office:value-type="float" office:value="10.8936101816065" calcext:value-type="float">
            <text:p>10.8936101816065</text:p>
          </table:table-cell>
          <table:table-cell office:value-type="float" office:value="5.13911607839552" calcext:value-type="float">
            <text:p>5.13911607839552</text:p>
          </table:table-cell>
          <table:table-cell table:number-columns-repeated="5"/>
        </table:table-row>
        <table:table-row table:style-name="ro1">
          <table:table-cell office:value-type="float" office:value="38.9872283880864" calcext:value-type="float">
            <text:p>38.9872283880864</text:p>
          </table:table-cell>
          <table:table-cell office:value-type="float" office:value="10.7542137594802" calcext:value-type="float">
            <text:p>10.7542137594802</text:p>
          </table:table-cell>
          <table:table-cell office:value-type="float" office:value="5.1816645124432" calcext:value-type="float">
            <text:p>5.1816645124432</text:p>
          </table:table-cell>
          <table:table-cell table:number-columns-repeated="5"/>
        </table:table-row>
        <table:table-row table:style-name="ro1">
          <table:table-cell office:value-type="float" office:value="39.0221521640477" calcext:value-type="float">
            <text:p>39.0221521640477</text:p>
          </table:table-cell>
          <table:table-cell office:value-type="float" office:value="10.6853380208568" calcext:value-type="float">
            <text:p>10.6853380208568</text:p>
          </table:table-cell>
          <table:table-cell office:value-type="float" office:value="5.10109674256338" calcext:value-type="float">
            <text:p>5.10109674256338</text:p>
          </table:table-cell>
          <table:table-cell table:number-columns-repeated="5"/>
        </table:table-row>
        <table:table-row table:style-name="ro1">
          <table:table-cell office:value-type="float" office:value="39.0539234684169" calcext:value-type="float">
            <text:p>39.0539234684169</text:p>
          </table:table-cell>
          <table:table-cell office:value-type="float" office:value="10.607760968341" calcext:value-type="float">
            <text:p>10.607760968341</text:p>
          </table:table-cell>
          <table:table-cell office:value-type="float" office:value="5.11553306311535" calcext:value-type="float">
            <text:p>5.11553306311535</text:p>
          </table:table-cell>
          <table:table-cell table:number-columns-repeated="5"/>
        </table:table-row>
        <table:table-row table:style-name="ro1">
          <table:table-cell office:value-type="float" office:value="39.0743115265059" calcext:value-type="float">
            <text:p>39.0743115265059</text:p>
          </table:table-cell>
          <table:table-cell office:value-type="float" office:value="10.5599582620443" calcext:value-type="float">
            <text:p>10.5599582620443</text:p>
          </table:table-cell>
          <table:table-cell office:value-type="float" office:value="5.12996938366727" calcext:value-type="float">
            <text:p>5.12996938366727</text:p>
          </table:table-cell>
          <table:table-cell table:number-columns-repeated="5"/>
        </table:table-row>
        <table:table-row table:style-name="ro1">
          <table:table-cell office:value-type="float" office:value="39.133578798288" calcext:value-type="float">
            <text:p>39.133578798288</text:p>
          </table:table-cell>
          <table:table-cell office:value-type="float" office:value="10.426375197039" calcext:value-type="float">
            <text:p>10.426375197039</text:p>
          </table:table-cell>
          <table:table-cell office:value-type="float" office:value="5.1995046379444" calcext:value-type="float">
            <text:p>5.1995046379444</text:p>
          </table:table-cell>
          <table:table-cell table:number-columns-repeated="5"/>
        </table:table-row>
        <table:table-row table:style-name="ro1">
          <table:table-cell office:value-type="float" office:value="39.2506571646379" calcext:value-type="float">
            <text:p>39.2506571646379</text:p>
          </table:table-cell>
          <table:table-cell office:value-type="float" office:value="10.2053428694281" calcext:value-type="float">
            <text:p>10.2053428694281</text:p>
          </table:table-cell>
          <table:table-cell office:value-type="float" office:value="5.26903989222153" calcext:value-type="float">
            <text:p>5.26903989222153</text:p>
          </table:table-cell>
          <table:table-cell table:number-columns-repeated="5"/>
        </table:table-row>
        <table:table-row table:style-name="ro1">
          <table:table-cell office:value-type="float" office:value="39.3220881244071" calcext:value-type="float">
            <text:p>39.3220881244071</text:p>
          </table:table-cell>
          <table:table-cell office:value-type="float" office:value="10.0905563159989" calcext:value-type="float">
            <text:p>10.0905563159989</text:p>
          </table:table-cell>
          <table:table-cell office:value-type="float" office:value="5.25900960680269" calcext:value-type="float">
            <text:p>5.25900960680269</text:p>
          </table:table-cell>
          <table:table-cell table:number-columns-repeated="5"/>
        </table:table-row>
        <table:table-row table:style-name="ro1">
          <table:table-cell office:value-type="float" office:value="39.3402547953903" calcext:value-type="float">
            <text:p>39.3402547953903</text:p>
          </table:table-cell>
          <table:table-cell office:value-type="float" office:value="10.060699763987" calcext:value-type="float">
            <text:p>10.060699763987</text:p>
          </table:table-cell>
          <table:table-cell office:value-type="float" office:value="5.16316065955966" calcext:value-type="float">
            <text:p>5.16316065955966</text:p>
          </table:table-cell>
          <table:table-cell table:number-columns-repeated="5"/>
        </table:table-row>
        <table:table-row table:style-name="ro1">
          <table:table-cell office:value-type="float" office:value="39.3619114089751" calcext:value-type="float">
            <text:p>39.3619114089751</text:p>
          </table:table-cell>
          <table:table-cell office:value-type="float" office:value="10.0159553569992" calcext:value-type="float">
            <text:p>10.0159553569992</text:p>
          </table:table-cell>
          <table:table-cell office:value-type="float" office:value="5.16316067762849" calcext:value-type="float">
            <text:p>5.16316067762849</text:p>
          </table:table-cell>
          <table:table-cell table:number-columns-repeated="5"/>
        </table:table-row>
        <table:table-row table:style-name="ro1">
          <table:table-cell office:value-type="float" office:value="39.3986200840687" calcext:value-type="float">
            <text:p>39.3986200840687</text:p>
          </table:table-cell>
          <table:table-cell office:value-type="float" office:value="9.94011211325959" calcext:value-type="float">
            <text:p>9.94011211325959</text:p>
          </table:table-cell>
          <table:table-cell office:value-type="float" office:value="5.10564306612512" calcext:value-type="float">
            <text:p>5.10564306612512</text:p>
          </table:table-cell>
          <table:table-cell table:number-columns-repeated="5"/>
        </table:table-row>
        <table:table-row table:style-name="ro1">
          <table:table-cell office:value-type="float" office:value="39.4295787108204" calcext:value-type="float">
            <text:p>39.4295787108204</text:p>
          </table:table-cell>
          <table:table-cell office:value-type="float" office:value="9.86548854684678" calcext:value-type="float">
            <text:p>9.86548854684678</text:p>
          </table:table-cell>
          <table:table-cell office:value-type="float" office:value="5.13440188556685" calcext:value-type="float">
            <text:p>5.13440188556685</text:p>
          </table:table-cell>
          <table:table-cell table:number-columns-repeated="5"/>
        </table:table-row>
        <table:table-row table:style-name="ro1">
          <table:table-cell office:value-type="float" office:value="39.4719792205548" calcext:value-type="float">
            <text:p>39.4719792205548</text:p>
          </table:table-cell>
          <table:table-cell office:value-type="float" office:value="9.77105303824494" calcext:value-type="float">
            <text:p>9.77105303824494</text:p>
          </table:table-cell>
          <table:table-cell office:value-type="float" office:value="5.16316070500872" calcext:value-type="float">
            <text:p>5.16316070500872</text:p>
          </table:table-cell>
          <table:table-cell table:number-columns-repeated="5"/>
        </table:table-row>
        <table:table-row table:style-name="ro1">
          <table:table-cell office:value-type="float" office:value="39.4849593118019" calcext:value-type="float">
            <text:p>39.4849593118019</text:p>
          </table:table-cell>
          <table:table-cell office:value-type="float" office:value="9.7442350680248" calcext:value-type="float">
            <text:p>9.7442350680248</text:p>
          </table:table-cell>
          <table:table-cell office:value-type="float" office:value="5.04524648813304" calcext:value-type="float">
            <text:p>5.04524648813304</text:p>
          </table:table-cell>
          <table:table-cell table:number-columns-repeated="5"/>
        </table:table-row>
        <table:table-row table:style-name="ro1">
          <table:table-cell office:value-type="float" office:value="39.4925779091822" calcext:value-type="float">
            <text:p>39.4925779091822</text:p>
          </table:table-cell>
          <table:table-cell office:value-type="float" office:value="9.72219821583403" calcext:value-type="float">
            <text:p>9.72219821583403</text:p>
          </table:table-cell>
          <table:table-cell office:value-type="float" office:value="5.08885121358515" calcext:value-type="float">
            <text:p>5.08885121358515</text:p>
          </table:table-cell>
          <table:table-cell table:number-columns-repeated="5"/>
        </table:table-row>
        <table:table-row table:style-name="ro1">
          <table:table-cell office:value-type="float" office:value="39.5502695143646" calcext:value-type="float">
            <text:p>39.5502695143646</text:p>
          </table:table-cell>
          <table:table-cell office:value-type="float" office:value="9.57626039654966" calcext:value-type="float">
            <text:p>9.57626039654966</text:p>
          </table:table-cell>
          <table:table-cell office:value-type="float" office:value="5.17606066448915" calcext:value-type="float">
            <text:p>5.17606066448915</text:p>
          </table:table-cell>
          <table:table-cell table:number-columns-repeated="5"/>
        </table:table-row>
        <table:table-row table:style-name="ro1">
          <table:table-cell office:value-type="float" office:value="39.6204529026542" calcext:value-type="float">
            <text:p>39.6204529026542</text:p>
          </table:table-cell>
          <table:table-cell office:value-type="float" office:value="9.4359020679254" calcext:value-type="float">
            <text:p>9.4359020679254</text:p>
          </table:table-cell>
          <table:table-cell office:value-type="float" office:value="5.26327011539321" calcext:value-type="float">
            <text:p>5.26327011539321</text:p>
          </table:table-cell>
          <table:table-cell table:number-columns-repeated="5"/>
        </table:table-row>
        <table:table-row table:style-name="ro1">
          <table:table-cell office:value-type="float" office:value="39.6675216488999" calcext:value-type="float">
            <text:p>39.6675216488999</text:p>
          </table:table-cell>
          <table:table-cell office:value-type="float" office:value="9.35928258204357" calcext:value-type="float">
            <text:p>9.35928258204357</text:p>
          </table:table-cell>
          <table:table-cell office:value-type="float" office:value="5.14398476926002" calcext:value-type="float">
            <text:p>5.14398476926002</text:p>
          </table:table-cell>
          <table:table-cell table:number-columns-repeated="5"/>
        </table:table-row>
        <table:table-row table:style-name="ro1">
          <table:table-cell office:value-type="float" office:value="39.7074408765466" calcext:value-type="float">
            <text:p>39.7074408765466</text:p>
          </table:table-cell>
          <table:table-cell office:value-type="float" office:value="9.27260601774981" calcext:value-type="float">
            <text:p>9.27260601774981</text:p>
          </table:table-cell>
          <table:table-cell office:value-type="float" office:value="5.22066807326371" calcext:value-type="float">
            <text:p>5.22066807326371</text:p>
          </table:table-cell>
          <table:table-cell table:number-columns-repeated="5"/>
        </table:table-row>
        <table:table-row table:style-name="ro1">
          <table:table-cell office:value-type="float" office:value="39.7746000898677" calcext:value-type="float">
            <text:p>39.7746000898677</text:p>
          </table:table-cell>
          <table:table-cell office:value-type="float" office:value="9.15205489959362" calcext:value-type="float">
            <text:p>9.15205489959362</text:p>
          </table:table-cell>
          <table:table-cell office:value-type="float" office:value="5.25900972526549" calcext:value-type="float">
            <text:p>5.25900972526549</text:p>
          </table:table-cell>
          <table:table-cell table:number-columns-repeated="5"/>
        </table:table-row>
        <table:table-row table:style-name="ro1">
          <table:table-cell office:value-type="float" office:value="39.8154807930789" calcext:value-type="float">
            <text:p>39.8154807930789</text:p>
          </table:table-cell>
          <table:table-cell office:value-type="float" office:value="9.08486831834115" calcext:value-type="float">
            <text:p>9.08486831834115</text:p>
          </table:table-cell>
          <table:table-cell office:value-type="float" office:value="5.20162531873566" calcext:value-type="float">
            <text:p>5.20162531873566</text:p>
          </table:table-cell>
          <table:table-cell table:number-columns-repeated="5"/>
        </table:table-row>
        <table:table-row table:style-name="ro1">
          <table:table-cell office:value-type="float" office:value="39.8341993404135" calcext:value-type="float">
            <text:p>39.8341993404135</text:p>
          </table:table-cell>
          <table:table-cell office:value-type="float" office:value="9.04971001740137" calcext:value-type="float">
            <text:p>9.04971001740137</text:p>
          </table:table-cell>
          <table:table-cell office:value-type="float" office:value="5.1631607889415" calcext:value-type="float">
            <text:p>5.1631607889415</text:p>
          </table:table-cell>
          <table:table-cell table:number-columns-repeated="5"/>
        </table:table-row>
        <table:table-row table:style-name="ro1">
          <table:table-cell office:value-type="float" office:value="39.8695017677401" calcext:value-type="float">
            <text:p>39.8695017677401</text:p>
          </table:table-cell>
          <table:table-cell office:value-type="float" office:value="8.97677222181256" calcext:value-type="float">
            <text:p>8.97677222181256</text:p>
          </table:table-cell>
          <table:table-cell office:value-type="float" office:value="5.1405110283644" calcext:value-type="float">
            <text:p>5.1405110283644</text:p>
          </table:table-cell>
          <table:table-cell table:number-columns-repeated="5"/>
        </table:table-row>
        <table:table-row table:style-name="ro1">
          <table:table-cell office:value-type="float" office:value="39.911838920214" calcext:value-type="float">
            <text:p>39.911838920214</text:p>
          </table:table-cell>
          <table:table-cell office:value-type="float" office:value="8.88399880276097" calcext:value-type="float">
            <text:p>8.88399880276097</text:p>
          </table:table-cell>
          <table:table-cell office:value-type="float" office:value="5.17106819523088" calcext:value-type="float">
            <text:p>5.17106819523088</text:p>
          </table:table-cell>
          <table:table-cell table:number-columns-repeated="5"/>
        </table:table-row>
        <table:table-row table:style-name="ro1">
          <table:table-cell office:value-type="float" office:value="39.9605379740237" calcext:value-type="float">
            <text:p>39.9605379740237</text:p>
          </table:table-cell>
          <table:table-cell office:value-type="float" office:value="8.78537876252995" calcext:value-type="float">
            <text:p>8.78537876252995</text:p>
          </table:table-cell>
          <table:table-cell office:value-type="float" office:value="5.20162536209741" calcext:value-type="float">
            <text:p>5.20162536209741</text:p>
          </table:table-cell>
          <table:table-cell table:number-columns-repeated="5"/>
        </table:table-row>
        <table:table-row table:style-name="ro1">
          <table:table-cell office:value-type="float" office:value="40.0198051499536" calcext:value-type="float">
            <text:p>40.0198051499536</text:p>
          </table:table-cell>
          <table:table-cell office:value-type="float" office:value="8.67405960126543" calcext:value-type="float">
            <text:p>8.67405960126543</text:p>
          </table:table-cell>
          <table:table-cell office:value-type="float" office:value="5.23031757974544" calcext:value-type="float">
            <text:p>5.23031757974544</text:p>
          </table:table-cell>
          <table:table-cell table:number-columns-repeated="5"/>
        </table:table-row>
        <table:table-row table:style-name="ro1">
          <table:table-cell office:value-type="float" office:value="40.070936080994" calcext:value-type="float">
            <text:p>40.070936080994</text:p>
          </table:table-cell>
          <table:table-cell office:value-type="float" office:value="8.58432703035338" calcext:value-type="float">
            <text:p>8.58432703035338</text:p>
          </table:table-cell>
          <table:table-cell office:value-type="float" office:value="5.25900979739341" calcext:value-type="float">
            <text:p>5.25900979739341</text:p>
          </table:table-cell>
          <table:table-cell table:number-columns-repeated="5"/>
        </table:table-row>
        <table:table-row table:style-name="ro1">
          <table:table-cell office:value-type="float" office:value="40.1386699250438" calcext:value-type="float">
            <text:p>40.1386699250438</text:p>
          </table:table-cell>
          <table:table-cell office:value-type="float" office:value="8.47300789148965" calcext:value-type="float">
            <text:p>8.47300789148965</text:p>
          </table:table-cell>
          <table:table-cell office:value-type="float" office:value="5.25900981415058" calcext:value-type="float">
            <text:p>5.25900981415058</text:p>
          </table:table-cell>
          <table:table-cell table:number-columns-repeated="5"/>
        </table:table-row>
        <table:table-row table:style-name="ro1">
          <table:table-cell office:value-type="float" office:value="40.1509023511142" calcext:value-type="float">
            <text:p>40.1509023511142</text:p>
          </table:table-cell>
          <table:table-cell office:value-type="float" office:value="8.45290415894521" calcext:value-type="float">
            <text:p>8.45290415894521</text:p>
          </table:table-cell>
          <table:table-cell office:value-type="float" office:value="5.14051108012365" calcext:value-type="float">
            <text:p>5.14051108012365</text:p>
          </table:table-cell>
          <table:table-cell table:number-columns-repeated="5"/>
        </table:table-row>
        <table:table-row table:style-name="ro1">
          <table:table-cell office:value-type="float" office:value="40.1573743243823" calcext:value-type="float">
            <text:p>40.1573743243823</text:p>
          </table:table-cell>
          <table:table-cell office:value-type="float" office:value="8.43872212329276" calcext:value-type="float">
            <text:p>8.43872212329276</text:p>
          </table:table-cell>
          <table:table-cell office:value-type="float" office:value="5.19604022432924" calcext:value-type="float">
            <text:p>5.19604022432924</text:p>
          </table:table-cell>
          <table:table-cell table:number-columns-repeated="5"/>
        </table:table-row>
        <table:table-row table:style-name="ro1">
          <table:table-cell office:value-type="float" office:value="40.2502852899382" calcext:value-type="float">
            <text:p>40.2502852899382</text:p>
          </table:table-cell>
          <table:table-cell office:value-type="float" office:value="8.26183664623025" calcext:value-type="float">
            <text:p>8.26183664623025</text:p>
          </table:table-cell>
          <table:table-cell office:value-type="float" office:value="5.30709851274037" calcext:value-type="float">
            <text:p>5.30709851274037</text:p>
          </table:table-cell>
          <table:table-cell table:number-columns-repeated="5"/>
        </table:table-row>
        <table:table-row table:style-name="ro1">
          <table:table-cell office:value-type="float" office:value="40.3335387624851" calcext:value-type="float">
            <text:p>40.3335387624851</text:p>
          </table:table-cell>
          <table:table-cell office:value-type="float" office:value="8.13875310825328" calcext:value-type="float">
            <text:p>8.13875310825328</text:p>
          </table:table-cell>
          <table:table-cell office:value-type="float" office:value="5.18239316989335" calcext:value-type="float">
            <text:p>5.18239316989335</text:p>
          </table:table-cell>
          <table:table-cell table:number-columns-repeated="5"/>
        </table:table-row>
        <table:table-row table:style-name="ro1">
          <table:table-cell office:value-type="float" office:value="40.3500078000289" calcext:value-type="float">
            <text:p>40.3500078000289</text:p>
          </table:table-cell>
          <table:table-cell office:value-type="float" office:value="8.10633190289433" calcext:value-type="float">
            <text:p>8.10633190289433</text:p>
          </table:table-cell>
          <table:table-cell office:value-type="float" office:value="5.20162545140595" calcext:value-type="float">
            <text:p>5.20162545140595</text:p>
          </table:table-cell>
          <table:table-cell table:number-columns-repeated="5"/>
        </table:table-row>
        <table:table-row table:style-name="ro1">
          <table:table-cell office:value-type="float" office:value="40.3930041418232" calcext:value-type="float">
            <text:p>40.3930041418232</text:p>
          </table:table-cell>
          <table:table-cell office:value-type="float" office:value="8.02557361467791" calcext:value-type="float">
            <text:p>8.02557361467791</text:p>
          </table:table-cell>
          <table:table-cell office:value-type="float" office:value="5.16316091551016" calcext:value-type="float">
            <text:p>5.16316091551016</text:p>
          </table:table-cell>
          <table:table-cell table:number-columns-repeated="5"/>
        </table:table-row>
        <table:table-row table:style-name="ro1">
          <table:table-cell office:value-type="float" office:value="40.4371878145509" calcext:value-type="float">
            <text:p>40.4371878145509</text:p>
          </table:table-cell>
          <table:table-cell office:value-type="float" office:value="7.93428644567337" calcext:value-type="float">
            <text:p>7.93428644567337</text:p>
          </table:table-cell>
          <table:table-cell office:value-type="float" office:value="5.16316093028275" calcext:value-type="float">
            <text:p>5.16316093028275</text:p>
          </table:table-cell>
          <table:table-cell table:number-columns-repeated="5"/>
        </table:table-row>
        <table:table-row table:style-name="ro1">
          <table:table-cell office:value-type="float" office:value="40.4501679067382" calcext:value-type="float">
            <text:p>40.4501679067382</text:p>
          </table:table-cell>
          <table:table-cell office:value-type="float" office:value="7.90746848891684" calcext:value-type="float">
            <text:p>7.90746848891684</text:p>
          </table:table-cell>
          <table:table-cell office:value-type="float" office:value="5.04524669318209" calcext:value-type="float">
            <text:p>5.04524669318209</text:p>
          </table:table-cell>
          <table:table-cell table:number-columns-repeated="5"/>
        </table:table-row>
        <table:table-row table:style-name="ro1">
          <table:table-cell office:value-type="float" office:value="40.4577865037186" calcext:value-type="float">
            <text:p>40.4577865037186</text:p>
          </table:table-cell>
          <table:table-cell office:value-type="float" office:value="7.88543165251503" calcext:value-type="float">
            <text:p>7.88543165251503</text:p>
          </table:table-cell>
          <table:table-cell office:value-type="float" office:value="5.07544500681179" calcext:value-type="float">
            <text:p>5.07544500681179</text:p>
          </table:table-cell>
          <table:table-cell table:number-columns-repeated="5"/>
        </table:table-row>
        <table:table-row table:style-name="ro1">
          <table:table-cell office:value-type="float" office:value="40.4963885081508" calcext:value-type="float">
            <text:p>40.4963885081508</text:p>
          </table:table-cell>
          <table:table-cell office:value-type="float" office:value="7.78381958917041" calcext:value-type="float">
            <text:p>7.78381958917041</text:p>
          </table:table-cell>
          <table:table-cell office:value-type="float" office:value="5.1056433204415" calcext:value-type="float">
            <text:p>5.1056433204415</text:p>
          </table:table-cell>
          <table:table-cell table:number-columns-repeated="5"/>
        </table:table-row>
        <table:table-row table:style-name="ro1">
          <table:table-cell office:value-type="float" office:value="40.5045696843303" calcext:value-type="float">
            <text:p>40.5045696843303</text:p>
          </table:table-cell>
          <table:table-cell office:value-type="float" office:value="7.76409946042574" calcext:value-type="float">
            <text:p>7.76409946042574</text:p>
          </table:table-cell>
          <table:table-cell office:value-type="float" office:value="4.98222150329679" calcext:value-type="float">
            <text:p>4.98222150329679</text:p>
          </table:table-cell>
          <table:table-cell table:number-columns-repeated="5"/>
        </table:table-row>
        <table:table-row table:style-name="ro1">
          <table:table-cell office:value-type="float" office:value="40.5087888400577" calcext:value-type="float">
            <text:p>40.5087888400577</text:p>
          </table:table-cell>
          <table:table-cell office:value-type="float" office:value="7.74884460219413" calcext:value-type="float">
            <text:p>7.74884460219413</text:p>
          </table:table-cell>
          <table:table-cell office:value-type="float" office:value="5.02900659317165" calcext:value-type="float">
            <text:p>5.02900659317165</text:p>
          </table:table-cell>
          <table:table-cell table:number-columns-repeated="5"/>
        </table:table-row>
        <table:table-row table:style-name="ro1">
          <table:table-cell office:value-type="float" office:value="40.5612099355262" calcext:value-type="float">
            <text:p>40.5612099355262</text:p>
          </table:table-cell>
          <table:table-cell office:value-type="float" office:value="7.58884846487352" calcext:value-type="float">
            <text:p>7.58884846487352</text:p>
          </table:table-cell>
          <table:table-cell office:value-type="float" office:value="5.07579168304663" calcext:value-type="float">
            <text:p>5.07579168304663</text:p>
          </table:table-cell>
          <table:table-cell table:number-columns-repeated="5"/>
        </table:table-row>
        <table:table-row table:style-name="ro1">
          <table:table-cell office:value-type="float" office:value="40.5712397190259" calcext:value-type="float">
            <text:p>40.5712397190259</text:p>
          </table:table-cell>
          <table:table-cell office:value-type="float" office:value="7.5624746086355" calcext:value-type="float">
            <text:p>7.5624746086355</text:p>
          </table:table-cell>
          <table:table-cell office:value-type="float" office:value="4.91692299379314" calcext:value-type="float">
            <text:p>4.91692299379314</text:p>
          </table:table-cell>
          <table:table-cell table:number-columns-repeated="5"/>
        </table:table-row>
        <table:table-row table:style-name="ro1">
          <table:table-cell office:value-type="float" office:value="40.5827783578109" calcext:value-type="float">
            <text:p>40.5827783578109</text:p>
          </table:table-cell>
          <table:table-cell office:value-type="float" office:value="7.5068492143403" calcext:value-type="float">
            <text:p>7.5068492143403</text:p>
          </table:table-cell>
          <table:table-cell office:value-type="float" office:value="4.93880518615433" calcext:value-type="float">
            <text:p>4.93880518615433</text:p>
          </table:table-cell>
          <table:table-cell table:number-columns-repeated="5"/>
        </table:table-row>
        <table:table-row table:style-name="ro1">
          <table:table-cell office:value-type="float" office:value="40.600461082531" calcext:value-type="float">
            <text:p>40.600461082531</text:p>
          </table:table-cell>
          <table:table-cell office:value-type="float" office:value="7.43009003205025" calcext:value-type="float">
            <text:p>7.43009003205025</text:p>
          </table:table-cell>
          <table:table-cell office:value-type="float" office:value="4.96068737851562" calcext:value-type="float">
            <text:p>4.96068737851562</text:p>
          </table:table-cell>
          <table:table-cell table:number-columns-repeated="5"/>
        </table:table-row>
        <table:table-row table:style-name="ro1">
          <table:table-cell office:value-type="float" office:value="40.6072736576794" calcext:value-type="float">
            <text:p>40.6072736576794</text:p>
          </table:table-cell>
          <table:table-cell office:value-type="float" office:value="7.40321916542074" calcext:value-type="float">
            <text:p>7.40321916542074</text:p>
          </table:table-cell>
          <table:table-cell office:value-type="float" office:value="4.78142772654977" calcext:value-type="float">
            <text:p>4.78142772654977</text:p>
          </table:table-cell>
          <table:table-cell table:number-columns-repeated="5"/>
        </table:table-row>
        <table:table-row table:style-name="ro1">
          <table:table-cell office:value-type="float" office:value="40.6088153506798" calcext:value-type="float">
            <text:p>40.6088153506798</text:p>
          </table:table-cell>
          <table:table-cell office:value-type="float" office:value="7.38092381836144" calcext:value-type="float">
            <text:p>7.38092381836144</text:p>
          </table:table-cell>
          <table:table-cell office:value-type="float" office:value="4.82025227767668" calcext:value-type="float">
            <text:p>4.82025227767668</text:p>
          </table:table-cell>
          <table:table-cell table:number-columns-repeated="5"/>
        </table:table-row>
        <table:table-row table:style-name="ro1">
          <table:table-cell office:value-type="float" office:value="40.6238582332776" calcext:value-type="float">
            <text:p>40.6238582332776</text:p>
          </table:table-cell>
          <table:table-cell office:value-type="float" office:value="7.242002619824" calcext:value-type="float">
            <text:p>7.242002619824</text:p>
          </table:table-cell>
          <table:table-cell office:value-type="float" office:value="4.89790137993024" calcext:value-type="float">
            <text:p>4.89790137993024</text:p>
          </table:table-cell>
          <table:table-cell table:number-columns-repeated="5"/>
        </table:table-row>
        <table:table-row table:style-name="ro1">
          <table:table-cell office:value-type="float" office:value="40.6468627977685" calcext:value-type="float">
            <text:p>40.6468627977685</text:p>
          </table:table-cell>
          <table:table-cell office:value-type="float" office:value="7.11942290258695" calcext:value-type="float">
            <text:p>7.11942290258695</text:p>
          </table:table-cell>
          <table:table-cell office:value-type="float" office:value="4.71239466076804" calcext:value-type="float">
            <text:p>4.71239466076804</text:p>
          </table:table-cell>
          <table:table-cell table:number-columns-repeated="5"/>
        </table:table-row>
        <table:table-row table:style-name="ro1">
          <table:table-cell office:value-type="float" office:value="40.6468630099427" calcext:value-type="float">
            <text:p>40.6468630099427</text:p>
          </table:table-cell>
          <table:table-cell office:value-type="float" office:value="7.08207081708954" calcext:value-type="float">
            <text:p>7.08207081708954</text:p>
          </table:table-cell>
          <table:table-cell office:value-type="float" office:value="4.75454853177078" calcext:value-type="float">
            <text:p>4.75454853177078</text:p>
          </table:table-cell>
          <table:table-cell table:number-columns-repeated="5"/>
        </table:table-row>
        <table:table-row table:style-name="ro1">
          <table:table-cell office:value-type="float" office:value="40.6532570986092" calcext:value-type="float">
            <text:p>40.6532570986092</text:p>
          </table:table-cell>
          <table:table-cell office:value-type="float" office:value="6.93049662657255" calcext:value-type="float">
            <text:p>6.93049662657255</text:p>
          </table:table-cell>
          <table:table-cell office:value-type="float" office:value="4.79670240277364" calcext:value-type="float">
            <text:p>4.79670240277364</text:p>
          </table:table-cell>
          <table:table-cell table:number-columns-repeated="5"/>
        </table:table-row>
        <table:table-row table:style-name="ro1">
          <table:table-cell office:value-type="float" office:value="40.661724320809" calcext:value-type="float">
            <text:p>40.661724320809</text:p>
          </table:table-cell>
          <table:table-cell office:value-type="float" office:value="6.83030915169789" calcext:value-type="float">
            <text:p>6.83030915169789</text:p>
          </table:table-cell>
          <table:table-cell office:value-type="float" office:value="4.79670239237522" calcext:value-type="float">
            <text:p>4.79670239237522</text:p>
          </table:table-cell>
          <table:table-cell table:number-columns-repeated="5"/>
        </table:table-row>
        <table:table-row table:style-name="ro1">
          <table:table-cell office:value-type="float" office:value="40.6637978879162" calcext:value-type="float">
            <text:p>40.6637978879162</text:p>
          </table:table-cell>
          <table:table-cell office:value-type="float" office:value="6.80577389405394" calcext:value-type="float">
            <text:p>6.80577389405394</text:p>
          </table:table-cell>
          <table:table-cell office:value-type="float" office:value="4.71239466267719" calcext:value-type="float">
            <text:p>4.71239466267719</text:p>
          </table:table-cell>
          <table:table-cell table:number-columns-repeated="5"/>
        </table:table-row>
        <table:table-row table:style-name="ro1">
          <table:table-cell office:value-type="float" office:value="40.6637980890555" calcext:value-type="float">
            <text:p>40.6637980890555</text:p>
          </table:table-cell>
          <table:table-cell office:value-type="float" office:value="6.77037633337372" calcext:value-type="float">
            <text:p>6.77037633337372</text:p>
          </table:table-cell>
          <table:table-cell office:value-type="float" office:value="4.71239466416781" calcext:value-type="float">
            <text:p>4.71239466416781</text:p>
          </table:table-cell>
          <table:table-cell table:number-columns-repeated="5"/>
        </table:table-row>
        <table:table-row table:style-name="ro1">
          <table:table-cell office:value-type="float" office:value="40.6637982391834" calcext:value-type="float">
            <text:p>40.6637982391834</text:p>
          </table:table-cell>
          <table:table-cell office:value-type="float" office:value="6.74396295945757" calcext:value-type="float">
            <text:p>6.74396295945757</text:p>
          </table:table-cell>
          <table:table-cell office:value-type="float" office:value="4.57498025291044" calcext:value-type="float">
            <text:p>4.57498025291044</text:p>
          </table:table-cell>
          <table:table-cell table:number-columns-repeated="5"/>
        </table:table-row>
        <table:table-row table:style-name="ro1">
          <table:table-cell office:value-type="float" office:value="40.6553663460705" calcext:value-type="float">
            <text:p>40.6553663460705</text:p>
          </table:table-cell>
          <table:table-cell office:value-type="float" office:value="6.68298605953428" calcext:value-type="float">
            <text:p>6.68298605953428</text:p>
          </table:table-cell>
          <table:table-cell office:value-type="float" office:value="4.64368745658253" calcext:value-type="float">
            <text:p>4.64368745658253</text:p>
          </table:table-cell>
          <table:table-cell table:number-columns-repeated="5"/>
        </table:table-row>
        <table:table-row table:style-name="ro1">
          <table:table-cell office:value-type="float" office:value="40.6415163627927" calcext:value-type="float">
            <text:p>40.6415163627927</text:p>
          </table:table-cell>
          <table:table-cell office:value-type="float" office:value="6.48170688147352" calcext:value-type="float">
            <text:p>6.48170688147352</text:p>
          </table:table-cell>
          <table:table-cell office:value-type="float" office:value="4.56143737422018" calcext:value-type="float">
            <text:p>4.56143737422018</text:p>
          </table:table-cell>
          <table:table-cell table:number-columns-repeated="5"/>
        </table:table-row>
        <table:table-row table:style-name="ro1">
          <table:table-cell office:value-type="float" office:value="40.6250041400641" calcext:value-type="float">
            <text:p>40.6250041400641</text:p>
          </table:table-cell>
          <table:table-cell office:value-type="float" office:value="6.37315146930468" calcext:value-type="float">
            <text:p>6.37315146930468</text:p>
          </table:table-cell>
          <table:table-cell office:value-type="float" office:value="4.56143736623563" calcext:value-type="float">
            <text:p>4.56143736623563</text:p>
          </table:table-cell>
          <table:table-cell table:number-columns-repeated="5"/>
        </table:table-row>
        <table:table-row table:style-name="ro1">
          <table:table-cell office:value-type="float" office:value="40.6080714617958" calcext:value-type="float">
            <text:p>40.6080714617958</text:p>
          </table:table-cell>
          <table:table-cell office:value-type="float" office:value="6.26183188501707" calcext:value-type="float">
            <text:p>6.26183188501707</text:p>
          </table:table-cell>
          <table:table-cell office:value-type="float" office:value="4.56143736539441" calcext:value-type="float">
            <text:p>4.56143736539441</text:p>
          </table:table-cell>
          <table:table-cell table:number-columns-repeated="5"/>
        </table:table-row>
        <table:table-row table:style-name="ro1">
          <table:table-cell office:value-type="float" office:value="40.6028086093526" calcext:value-type="float">
            <text:p>40.6028086093526</text:p>
          </table:table-cell>
          <table:table-cell office:value-type="float" office:value="6.22723260110266" calcext:value-type="float">
            <text:p>6.22723260110266</text:p>
          </table:table-cell>
          <table:table-cell office:value-type="float" office:value="4.02950276770279" calcext:value-type="float">
            <text:p>4.02950276770279</text:p>
          </table:table-cell>
          <table:table-cell table:number-columns-repeated="5"/>
        </table:table-row>
        <table:table-row table:style-name="ro1">
          <table:table-cell office:value-type="float" office:value="40.5908386143551" calcext:value-type="float">
            <text:p>40.5908386143551</text:p>
          </table:table-cell>
          <table:table-cell office:value-type="float" office:value="6.21251743542747" calcext:value-type="float">
            <text:p>6.21251743542747</text:p>
          </table:table-cell>
          <table:table-cell office:value-type="float" office:value="4.06216125216269" calcext:value-type="float">
            <text:p>4.06216125216269</text:p>
          </table:table-cell>
          <table:table-cell table:number-columns-repeated="5"/>
        </table:table-row>
        <table:table-row table:style-name="ro1">
          <table:table-cell office:value-type="float" office:value="40.5671718323847" calcext:value-type="float">
            <text:p>40.5671718323847</text:p>
          </table:table-cell>
          <table:table-cell office:value-type="float" office:value="6.18140001688909" calcext:value-type="float">
            <text:p>6.18140001688909</text:p>
          </table:table-cell>
          <table:table-cell office:value-type="float" office:value="3.99684426281448" calcext:value-type="float">
            <text:p>3.99684426281448</text:p>
          </table:table-cell>
          <table:table-cell table:number-columns-repeated="5"/>
        </table:table-row>
        <table:table-row table:style-name="ro1">
          <table:table-cell office:value-type="float" office:value="40.5380175922637" calcext:value-type="float">
            <text:p>40.5380175922637</text:p>
          </table:table-cell>
          <table:table-cell office:value-type="float" office:value="6.14785917189588" calcext:value-type="float">
            <text:p>6.14785917189588</text:p>
          </table:table-cell>
          <table:table-cell office:value-type="float" office:value="3.99684424538975" calcext:value-type="float">
            <text:p>3.99684424538975</text:p>
          </table:table-cell>
          <table:table-cell table:number-columns-repeated="5"/>
        </table:table-row>
        <table:table-row table:style-name="ro1">
          <table:table-cell office:value-type="float" office:value="40.4702848107549" calcext:value-type="float">
            <text:p>40.4702848107549</text:p>
          </table:table-cell>
          <table:table-cell office:value-type="float" office:value="6.06993518429866" calcext:value-type="float">
            <text:p>6.06993518429866</text:p>
          </table:table-cell>
          <table:table-cell office:value-type="float" office:value="3.99684421918186" calcext:value-type="float">
            <text:p>3.99684421918186</text:p>
          </table:table-cell>
          <table:table-cell table:number-columns-repeated="5"/>
        </table:table-row>
        <table:table-row table:style-name="ro1">
          <table:table-cell office:value-type="float" office:value="40.4025519968963" calcext:value-type="float">
            <text:p>40.4025519968963</text:p>
          </table:table-cell>
          <table:table-cell office:value-type="float" office:value="5.99201116360878" calcext:value-type="float">
            <text:p>5.99201116360878</text:p>
          </table:table-cell>
          <table:table-cell office:value-type="float" office:value="3.99684421811081" calcext:value-type="float">
            <text:p>3.99684421811081</text:p>
          </table:table-cell>
          <table:table-cell table:number-columns-repeated="5"/>
        </table:table-row>
        <table:table-row table:style-name="ro1">
          <table:table-cell office:value-type="float" office:value="40.3348191816334" calcext:value-type="float">
            <text:p>40.3348191816334</text:p>
          </table:table-cell>
          <table:table-cell office:value-type="float" office:value="5.91408714147198" calcext:value-type="float">
            <text:p>5.91408714147198</text:p>
          </table:table-cell>
          <table:table-cell office:value-type="float" office:value="4.02950270599759" calcext:value-type="float">
            <text:p>4.02950270599759</text:p>
          </table:table-cell>
          <table:table-cell table:number-columns-repeated="5"/>
        </table:table-row>
        <table:table-row table:style-name="ro1">
          <table:table-cell office:value-type="float" office:value="40.2606412697393" calcext:value-type="float">
            <text:p>40.2606412697393</text:p>
          </table:table-cell>
          <table:table-cell office:value-type="float" office:value="5.82289745211958" calcext:value-type="float">
            <text:p>5.82289745211958</text:p>
          </table:table-cell>
          <table:table-cell office:value-type="float" office:value="4.06216119388442" calcext:value-type="float">
            <text:p>4.06216119388442</text:p>
          </table:table-cell>
          <table:table-cell table:number-columns-repeated="5"/>
        </table:table-row>
        <table:table-row table:style-name="ro1">
          <table:table-cell office:value-type="float" office:value="40.2340847219018" calcext:value-type="float">
            <text:p>40.2340847219018</text:p>
          </table:table-cell>
          <table:table-cell office:value-type="float" office:value="5.78798053290854" calcext:value-type="float">
            <text:p>5.78798053290854</text:p>
          </table:table-cell>
          <table:table-cell office:value-type="float" office:value="3.98662102066944" calcext:value-type="float">
            <text:p>3.98662102066944</text:p>
          </table:table-cell>
          <table:table-cell table:number-columns-repeated="5"/>
        </table:table-row>
        <table:table-row table:style-name="ro1">
          <table:table-cell office:value-type="float" office:value="40.2199630633218" calcext:value-type="float">
            <text:p>40.2199630633218</text:p>
          </table:table-cell>
          <table:table-cell office:value-type="float" office:value="5.77206566417375" calcext:value-type="float">
            <text:p>5.77206566417375</text:p>
          </table:table-cell>
          <table:table-cell office:value-type="float" office:value="3.99173258947185" calcext:value-type="float">
            <text:p>3.99173258947185</text:p>
          </table:table-cell>
          <table:table-cell table:number-columns-repeated="5"/>
        </table:table-row>
        <table:table-row table:style-name="ro1">
          <table:table-cell office:value-type="float" office:value="40.2078202735725" calcext:value-type="float">
            <text:p>40.2078202735725</text:p>
          </table:table-cell>
          <table:table-cell office:value-type="float" office:value="5.75823922769757" calcext:value-type="float">
            <text:p>5.75823922769757</text:p>
          </table:table-cell>
          <table:table-cell office:value-type="float" office:value="3.99684415827465" calcext:value-type="float">
            <text:p>3.99684415827465</text:p>
          </table:table-cell>
          <table:table-cell table:number-columns-repeated="5"/>
        </table:table-row>
        <table:table-row table:style-name="ro1">
          <table:table-cell office:value-type="float" office:value="40.140087448934" calcext:value-type="float">
            <text:p>40.140087448934</text:p>
          </table:table-cell>
          <table:table-cell office:value-type="float" office:value="5.68031520419161" calcext:value-type="float">
            <text:p>5.68031520419161</text:p>
          </table:table-cell>
          <table:table-cell office:value-type="float" office:value="3.99684416162243" calcext:value-type="float">
            <text:p>3.99684416162243</text:p>
          </table:table-cell>
          <table:table-cell table:number-columns-repeated="5"/>
        </table:table-row>
        <table:table-row table:style-name="ro1">
          <table:table-cell office:value-type="float" office:value="40.0723546280967" calcext:value-type="float">
            <text:p>40.0723546280967</text:p>
          </table:table-cell>
          <table:table-cell office:value-type="float" office:value="5.60239118453181" calcext:value-type="float">
            <text:p>5.60239118453181</text:p>
          </table:table-cell>
          <table:table-cell office:value-type="float" office:value="4.06102171202789" calcext:value-type="float">
            <text:p>4.06102171202789</text:p>
          </table:table-cell>
          <table:table-cell table:number-columns-repeated="5"/>
        </table:table-row>
        <table:table-row table:style-name="ro1">
          <table:table-cell office:value-type="float" office:value="39.932377644851" calcext:value-type="float">
            <text:p>39.932377644851</text:p>
          </table:table-cell>
          <table:table-cell office:value-type="float" office:value="5.41878208191865" calcext:value-type="float">
            <text:p>5.41878208191865</text:p>
          </table:table-cell>
          <table:table-cell office:value-type="float" office:value="4.12519926243323" calcext:value-type="float">
            <text:p>4.12519926243323</text:p>
          </table:table-cell>
          <table:table-cell table:number-columns-repeated="5"/>
        </table:table-row>
        <table:table-row table:style-name="ro1">
          <table:table-cell office:value-type="float" office:value="39.9223806387328" calcext:value-type="float">
            <text:p>39.9223806387328</text:p>
          </table:table-cell>
          <table:table-cell office:value-type="float" office:value="5.4037601296203" calcext:value-type="float">
            <text:p>5.4037601296203</text:p>
          </table:table-cell>
          <table:table-cell office:value-type="float" office:value="3.97129777387658" calcext:value-type="float">
            <text:p>3.97129777387658</text:p>
          </table:table-cell>
          <table:table-cell table:number-columns-repeated="5"/>
        </table:table-row>
        <table:table-row table:style-name="ro1">
          <table:table-cell office:value-type="float" office:value="39.8476649842257" calcext:value-type="float">
            <text:p>39.8476649842257</text:p>
          </table:table-cell>
          <table:table-cell office:value-type="float" office:value="5.32211193160645" calcext:value-type="float">
            <text:p>5.32211193160645</text:p>
          </table:table-cell>
          <table:table-cell office:value-type="float" office:value="4.07389873410101" calcext:value-type="float">
            <text:p>4.07389873410101</text:p>
          </table:table-cell>
          <table:table-cell table:number-columns-repeated="5"/>
        </table:table-row>
        <table:table-row table:style-name="ro1">
          <table:table-cell office:value-type="float" office:value="39.737645938747" calcext:value-type="float">
            <text:p>39.737645938747</text:p>
          </table:table-cell>
          <table:table-cell office:value-type="float" office:value="5.17387819592955" calcext:value-type="float">
            <text:p>5.17387819592955</text:p>
          </table:table-cell>
          <table:table-cell office:value-type="float" office:value="4.12519921421329" calcext:value-type="float">
            <text:p>4.12519921421329</text:p>
          </table:table-cell>
          <table:table-cell table:number-columns-repeated="5"/>
        </table:table-row>
        <table:table-row table:style-name="ro1">
          <table:table-cell office:value-type="float" office:value="39.7098223941363" calcext:value-type="float">
            <text:p>39.7098223941363</text:p>
          </table:table-cell>
          <table:table-cell office:value-type="float" office:value="5.13206928721482" calcext:value-type="float">
            <text:p>5.13206928721482</text:p>
          </table:table-cell>
          <table:table-cell office:value-type="float" office:value="4.06216109358792" calcext:value-type="float">
            <text:p>4.06216109358792</text:p>
          </table:table-cell>
          <table:table-cell table:number-columns-repeated="5"/>
        </table:table-row>
        <table:table-row table:style-name="ro1">
          <table:table-cell office:value-type="float" office:value="39.6849127260051" calcext:value-type="float">
            <text:p>39.6849127260051</text:p>
          </table:table-cell>
          <table:table-cell office:value-type="float" office:value="5.09931771521122" calcext:value-type="float">
            <text:p>5.09931771521122</text:p>
          </table:table-cell>
          <table:table-cell office:value-type="float" office:value="4.09841607055055" calcext:value-type="float">
            <text:p>4.09841607055055</text:p>
          </table:table-cell>
          <table:table-cell table:number-columns-repeated="5"/>
        </table:table-row>
        <table:table-row table:style-name="ro1">
          <table:table-cell office:value-type="float" office:value="39.6097353043065" calcext:value-type="float">
            <text:p>39.6097353043065</text:p>
          </table:table-cell>
          <table:table-cell office:value-type="float" office:value="4.99266022814201" calcext:value-type="float">
            <text:p>4.99266022814201</text:p>
          </table:table-cell>
          <table:table-cell office:value-type="float" office:value="4.13467104751311" calcext:value-type="float">
            <text:p>4.13467104751311</text:p>
          </table:table-cell>
          <table:table-cell table:number-columns-repeated="5"/>
        </table:table-row>
        <table:table-row table:style-name="ro1">
          <table:table-cell office:value-type="float" office:value="39.5589357886909" calcext:value-type="float">
            <text:p>39.5589357886909</text:p>
          </table:table-cell>
          <table:table-cell office:value-type="float" office:value="4.91473630478742" calcext:value-type="float">
            <text:p>4.91473630478742</text:p>
          </table:table-cell>
          <table:table-cell office:value-type="float" office:value="4.18889750765328" calcext:value-type="float">
            <text:p>4.18889750765328</text:p>
          </table:table-cell>
          <table:table-cell table:number-columns-repeated="5"/>
        </table:table-row>
        <table:table-row table:style-name="ro1">
          <table:table-cell office:value-type="float" office:value="39.4613941218661" calcext:value-type="float">
            <text:p>39.4613941218661</text:p>
          </table:table-cell>
          <table:table-cell office:value-type="float" office:value="4.74574730820733" calcext:value-type="float">
            <text:p>4.74574730820733</text:p>
          </table:table-cell>
          <table:table-cell office:value-type="float" office:value="4.24312396779344" calcext:value-type="float">
            <text:p>4.24312396779344</text:p>
          </table:table-cell>
          <table:table-cell table:number-columns-repeated="5"/>
        </table:table-row>
        <table:table-row table:style-name="ro1">
          <table:table-cell office:value-type="float" office:value="39.430591874058" calcext:value-type="float">
            <text:p>39.430591874058</text:p>
          </table:table-cell>
          <table:table-cell office:value-type="float" office:value="4.68499835304531" calcext:value-type="float">
            <text:p>4.68499835304531</text:p>
          </table:table-cell>
          <table:table-cell office:value-type="float" office:value="4.19400175177973" calcext:value-type="float">
            <text:p>4.19400175177973</text:p>
          </table:table-cell>
          <table:table-cell table:number-columns-repeated="5"/>
        </table:table-row>
        <table:table-row table:style-name="ro1">
          <table:table-cell office:value-type="float" office:value="39.4017019865566" calcext:value-type="float">
            <text:p>39.4017019865566</text:p>
          </table:table-cell>
          <table:table-cell office:value-type="float" office:value="4.63435186471748" calcext:value-type="float">
            <text:p>4.63435186471748</text:p>
          </table:table-cell>
          <table:table-cell office:value-type="float" office:value="4.204368772868" calcext:value-type="float">
            <text:p>4.204368772868</text:p>
          </table:table-cell>
          <table:table-cell table:number-columns-repeated="5"/>
        </table:table-row>
        <table:table-row table:style-name="ro1">
          <table:table-cell office:value-type="float" office:value="39.3835474353698" calcext:value-type="float">
            <text:p>39.3835474353698</text:p>
          </table:table-cell>
          <table:table-cell office:value-type="float" office:value="4.60174450346011" calcext:value-type="float">
            <text:p>4.60174450346011</text:p>
          </table:table-cell>
          <table:table-cell office:value-type="float" office:value="4.21473579395637" calcext:value-type="float">
            <text:p>4.21473579395637</text:p>
          </table:table-cell>
          <table:table-cell table:number-columns-repeated="5"/>
        </table:table-row>
        <table:table-row table:style-name="ro1">
          <table:table-cell office:value-type="float" office:value="39.3501228327001" calcext:value-type="float">
            <text:p>39.3501228327001</text:p>
          </table:table-cell>
          <table:table-cell office:value-type="float" office:value="4.54021843220656" calcext:value-type="float">
            <text:p>4.54021843220656</text:p>
          </table:table-cell>
          <table:table-cell office:value-type="float" office:value="4.19400173066287" calcext:value-type="float">
            <text:p>4.19400173066287</text:p>
          </table:table-cell>
          <table:table-cell table:number-columns-repeated="5"/>
        </table:table-row>
        <table:table-row table:style-name="ro1">
          <table:table-cell office:value-type="float" office:value="39.3085696918973" calcext:value-type="float">
            <text:p>39.3085696918973</text:p>
          </table:table-cell>
          <table:table-cell office:value-type="float" office:value="4.46737216178446" calcext:value-type="float">
            <text:p>4.46737216178446</text:p>
          </table:table-cell>
          <table:table-cell office:value-type="float" office:value="4.19400172356617" calcext:value-type="float">
            <text:p>4.19400172356617</text:p>
          </table:table-cell>
          <table:table-cell table:number-columns-repeated="5"/>
        </table:table-row>
        <table:table-row table:style-name="ro1">
          <table:table-cell office:value-type="float" office:value="39.2577702442714" calcext:value-type="float">
            <text:p>39.2577702442714</text:p>
          </table:table-cell>
          <table:table-cell office:value-type="float" office:value="4.37831631265873" calcext:value-type="float">
            <text:p>4.37831631265873</text:p>
          </table:table-cell>
          <table:table-cell office:value-type="float" office:value="4.19400171061937" calcext:value-type="float">
            <text:p>4.19400171061937</text:p>
          </table:table-cell>
          <table:table-cell table:number-columns-repeated="5"/>
        </table:table-row>
        <table:table-row table:style-name="ro1">
          <table:table-cell office:value-type="float" office:value="39.2069707827666" calcext:value-type="float">
            <text:p>39.2069707827666</text:p>
          </table:table-cell>
          <table:table-cell office:value-type="float" office:value="4.28926044188119" calcext:value-type="float">
            <text:p>4.28926044188119</text:p>
          </table:table-cell>
          <table:table-cell office:value-type="float" office:value="4.21856280555477" calcext:value-type="float">
            <text:p>4.21856280555477</text:p>
          </table:table-cell>
          <table:table-cell table:number-columns-repeated="5"/>
        </table:table-row>
        <table:table-row table:style-name="ro1">
          <table:table-cell office:value-type="float" office:value="39.1650640859459" calcext:value-type="float">
            <text:p>39.1650640859459</text:p>
          </table:table-cell>
          <table:table-cell office:value-type="float" office:value="4.21141223759756" calcext:value-type="float">
            <text:p>4.21141223759756</text:p>
          </table:table-cell>
          <table:table-cell office:value-type="float" office:value="4.24312390049018" calcext:value-type="float">
            <text:p>4.24312390049018</text:p>
          </table:table-cell>
          <table:table-cell table:number-columns-repeated="5"/>
        </table:table-row>
        <table:table-row table:style-name="ro1">
          <table:table-cell office:value-type="float" office:value="39.1142646850108" calcext:value-type="float">
            <text:p>39.1142646850108</text:p>
          </table:table-cell>
          <table:table-cell office:value-type="float" office:value="4.11122441903456" calcext:value-type="float">
            <text:p>4.11122441903456</text:p>
          </table:table-cell>
          <table:table-cell office:value-type="float" office:value="4.27786638557519" calcext:value-type="float">
            <text:p>4.27786638557519</text:p>
          </table:table-cell>
          <table:table-cell table:number-columns-repeated="5"/>
        </table:table-row>
        <table:table-row table:style-name="ro1">
          <table:table-cell office:value-type="float" office:value="39.0616223918716" calcext:value-type="float">
            <text:p>39.0616223918716</text:p>
          </table:table-cell>
          <table:table-cell office:value-type="float" office:value="3.99779718299341" calcext:value-type="float">
            <text:p>3.99779718299341</text:p>
          </table:table-cell>
          <table:table-cell office:value-type="float" office:value="4.31260887066033" calcext:value-type="float">
            <text:p>4.31260887066033</text:p>
          </table:table-cell>
          <table:table-cell table:number-columns-repeated="5"/>
        </table:table-row>
        <table:table-row table:style-name="ro1">
          <table:table-cell office:value-type="float" office:value="39.0598505074937" calcext:value-type="float">
            <text:p>39.0598505074937</text:p>
          </table:table-cell>
          <table:table-cell office:value-type="float" office:value="3.99360371173693" calcext:value-type="float">
            <text:p>3.99360371173693</text:p>
          </table:table-cell>
          <table:table-cell office:value-type="float" office:value="4.23901831848849" calcext:value-type="float">
            <text:p>4.23901831848849</text:p>
          </table:table-cell>
          <table:table-cell table:number-columns-repeated="5"/>
        </table:table-row>
        <table:table-row table:style-name="ro1">
          <table:table-cell office:value-type="float" office:value="38.9891828398366" calcext:value-type="float">
            <text:p>38.9891828398366</text:p>
          </table:table-cell>
          <table:table-cell office:value-type="float" office:value="3.8556384746897" calcext:value-type="float">
            <text:p>3.8556384746897</text:p>
          </table:table-cell>
          <table:table-cell office:value-type="float" office:value="4.3290516070609" calcext:value-type="float">
            <text:p>4.3290516070609</text:p>
          </table:table-cell>
          <table:table-cell table:number-columns-repeated="5"/>
        </table:table-row>
        <table:table-row table:style-name="ro1">
          <table:table-cell office:value-type="float" office:value="38.9285900317828" calcext:value-type="float">
            <text:p>38.9285900317828</text:p>
          </table:table-cell>
          <table:table-cell office:value-type="float" office:value="3.70539136833644" calcext:value-type="float">
            <text:p>3.70539136833644</text:p>
          </table:table-cell>
          <table:table-cell office:value-type="float" office:value="4.41908489563322" calcext:value-type="float">
            <text:p>4.41908489563322</text:p>
          </table:table-cell>
          <table:table-cell table:number-columns-repeated="5"/>
        </table:table-row>
        <table:table-row table:style-name="ro1">
          <table:table-cell office:value-type="float" office:value="38.9172973891184" calcext:value-type="float">
            <text:p>38.9172973891184</text:p>
          </table:table-cell>
          <table:table-cell office:value-type="float" office:value="3.66800032754948" calcext:value-type="float">
            <text:p>3.66800032754948</text:p>
          </table:table-cell>
          <table:table-cell office:value-type="float" office:value="4.2421063996313" calcext:value-type="float">
            <text:p>4.2421063996313</text:p>
          </table:table-cell>
          <table:table-cell table:number-columns-repeated="5"/>
        </table:table-row>
        <table:table-row table:style-name="ro1">
          <table:table-cell office:value-type="float" office:value="38.866064614344" calcext:value-type="float">
            <text:p>38.866064614344</text:p>
          </table:table-cell>
          <table:table-cell office:value-type="float" office:value="3.56721218360508" calcext:value-type="float">
            <text:p>3.56721218360508</text:p>
          </table:table-cell>
          <table:table-cell office:value-type="float" office:value="4.33831591709022" calcext:value-type="float">
            <text:p>4.33831591709022</text:p>
          </table:table-cell>
          <table:table-cell table:number-columns-repeated="5"/>
        </table:table-row>
        <table:table-row table:style-name="ro1">
          <table:table-cell office:value-type="float" office:value="38.8028083878147" calcext:value-type="float">
            <text:p>38.8028083878147</text:p>
          </table:table-cell>
          <table:table-cell office:value-type="float" office:value="3.40607298111194" calcext:value-type="float">
            <text:p>3.40607298111194</text:p>
          </table:table-cell>
          <table:table-cell office:value-type="float" office:value="4.38642067581966" calcext:value-type="float">
            <text:p>4.38642067581966</text:p>
          </table:table-cell>
          <table:table-cell table:number-columns-repeated="5"/>
        </table:table-row>
        <table:table-row table:style-name="ro1">
          <table:table-cell office:value-type="float" office:value="38.7689423067262" calcext:value-type="float">
            <text:p>38.7689423067262</text:p>
          </table:table-cell>
          <table:table-cell office:value-type="float" office:value="3.30588528489763" calcext:value-type="float">
            <text:p>3.30588528489763</text:p>
          </table:table-cell>
          <table:table-cell office:value-type="float" office:value="4.38642065909451" calcext:value-type="float">
            <text:p>4.38642065909451</text:p>
          </table:table-cell>
          <table:table-cell table:number-columns-repeated="5"/>
        </table:table-row>
        <table:table-row table:style-name="ro1">
          <table:table-cell office:value-type="float" office:value="38.7458630820179" calcext:value-type="float">
            <text:p>38.7458630820179</text:p>
          </table:table-cell>
          <table:table-cell office:value-type="float" office:value="3.23760888112891" calcext:value-type="float">
            <text:p>3.23760888112891</text:p>
          </table:table-cell>
          <table:table-cell office:value-type="float" office:value="4.34899708884261" calcext:value-type="float">
            <text:p>4.34899708884261</text:p>
          </table:table-cell>
          <table:table-cell table:number-columns-repeated="5"/>
        </table:table-row>
        <table:table-row table:style-name="ro1">
          <table:table-cell office:value-type="float" office:value="38.7239702002709" calcext:value-type="float">
            <text:p>38.7239702002709</text:p>
          </table:table-cell>
          <table:table-cell office:value-type="float" office:value="3.18003849540146" calcext:value-type="float">
            <text:p>3.18003849540146</text:p>
          </table:table-cell>
          <table:table-cell office:value-type="float" office:value="4.39177681602941" calcext:value-type="float">
            <text:p>4.39177681602941</text:p>
          </table:table-cell>
          <table:table-cell table:number-columns-repeated="5"/>
        </table:table-row>
        <table:table-row table:style-name="ro1">
          <table:table-cell office:value-type="float" office:value="38.6754500624395" calcext:value-type="float">
            <text:p>38.6754500624395</text:p>
          </table:table-cell>
          <table:table-cell office:value-type="float" office:value="3.03392384042177" calcext:value-type="float">
            <text:p>3.03392384042177</text:p>
          </table:table-cell>
          <table:table-cell office:value-type="float" office:value="4.43455654321624" calcext:value-type="float">
            <text:p>4.43455654321624</text:p>
          </table:table-cell>
          <table:table-cell table:number-columns-repeated="5"/>
        </table:table-row>
        <table:table-row table:style-name="ro1">
          <table:table-cell office:value-type="float" office:value="38.6500505674037" calcext:value-type="float">
            <text:p>38.6500505674037</text:p>
          </table:table-cell>
          <table:table-cell office:value-type="float" office:value="2.94486810984905" calcext:value-type="float">
            <text:p>2.94486810984905</text:p>
          </table:table-cell>
          <table:table-cell office:value-type="float" office:value="4.44932901621442" calcext:value-type="float">
            <text:p>4.44932901621442</text:p>
          </table:table-cell>
          <table:table-cell table:number-columns-repeated="5"/>
        </table:table-row>
        <table:table-row table:style-name="ro1">
          <table:table-cell office:value-type="float" office:value="38.6362220965413" calcext:value-type="float">
            <text:p>38.6362220965413</text:p>
          </table:table-cell>
          <table:table-cell office:value-type="float" office:value="2.89351856173009" calcext:value-type="float">
            <text:p>2.89351856173009</text:p>
          </table:table-cell>
          <table:table-cell office:value-type="float" office:value="4.46410148921265" calcext:value-type="float">
            <text:p>4.46410148921265</text:p>
          </table:table-cell>
          <table:table-cell table:number-columns-repeated="5"/>
        </table:table-row>
        <table:table-row table:style-name="ro1">
          <table:table-cell office:value-type="float" office:value="38.6228707023577" calcext:value-type="float">
            <text:p>38.6228707023577</text:p>
          </table:table-cell>
          <table:table-cell office:value-type="float" office:value="2.84085419450929" calcext:value-type="float">
            <text:p>2.84085419450929</text:p>
          </table:table-cell>
          <table:table-cell office:value-type="float" office:value="4.31470501415386" calcext:value-type="float">
            <text:p>4.31470501415386</text:p>
          </table:table-cell>
          <table:table-cell table:number-columns-repeated="5"/>
        </table:table-row>
        <table:table-row table:style-name="ro1">
          <table:table-cell office:value-type="float" office:value="38.5980320378806" calcext:value-type="float">
            <text:p>38.5980320378806</text:p>
          </table:table-cell>
          <table:table-cell office:value-type="float" office:value="2.78172378801343" calcext:value-type="float">
            <text:p>2.78172378801343</text:p>
          </table:table-cell>
          <table:table-cell office:value-type="float" office:value="4.40680721715584" calcext:value-type="float">
            <text:p>4.40680721715584</text:p>
          </table:table-cell>
          <table:table-cell table:number-columns-repeated="5"/>
        </table:table-row>
        <table:table-row table:style-name="ro1">
          <table:table-cell office:value-type="float" office:value="38.5481738840076" calcext:value-type="float">
            <text:p>38.5481738840076</text:p>
          </table:table-cell>
          <table:table-cell office:value-type="float" office:value="2.62367612284283" calcext:value-type="float">
            <text:p>2.62367612284283</text:p>
          </table:table-cell>
          <table:table-cell office:value-type="float" office:value="4.49890942015777" calcext:value-type="float">
            <text:p>4.49890942015777</text:p>
          </table:table-cell>
          <table:table-cell table:number-columns-repeated="5"/>
        </table:table-row>
        <table:table-row table:style-name="ro1">
          <table:table-cell office:value-type="float" office:value="38.5130630162537" calcext:value-type="float">
            <text:p>38.5130630162537</text:p>
          </table:table-cell>
          <table:table-cell office:value-type="float" office:value="2.46171277223823" calcext:value-type="float">
            <text:p>2.46171277223823</text:p>
          </table:table-cell>
          <table:table-cell office:value-type="float" office:value="4.54496052165873" calcext:value-type="float">
            <text:p>4.54496052165873</text:p>
          </table:table-cell>
          <table:table-cell table:number-columns-repeated="5"/>
        </table:table-row>
        <table:table-row table:style-name="ro1">
          <table:table-cell office:value-type="float" office:value="38.4961302373953" calcext:value-type="float">
            <text:p>38.4961302373953</text:p>
          </table:table-cell>
          <table:table-cell office:value-type="float" office:value="2.36152513991279" calcext:value-type="float">
            <text:p>2.36152513991279</text:p>
          </table:table-cell>
          <table:table-cell office:value-type="float" office:value="4.59072186951075" calcext:value-type="float">
            <text:p>4.59072186951075</text:p>
          </table:table-cell>
          <table:table-cell table:number-columns-repeated="5"/>
        </table:table-row>
        <table:table-row table:style-name="ro1">
          <table:table-cell office:value-type="float" office:value="38.4761430852078" calcext:value-type="float">
            <text:p>38.4761430852078</text:p>
          </table:table-cell>
          <table:table-cell office:value-type="float" office:value="2.19805917059857" calcext:value-type="float">
            <text:p>2.19805917059857</text:p>
          </table:table-cell>
          <table:table-cell office:value-type="float" office:value="4.63648321736291" calcext:value-type="float">
            <text:p>4.63648321736291</text:p>
          </table:table-cell>
          <table:table-cell table:number-columns-repeated="5"/>
        </table:table-row>
        <table:table-row table:style-name="ro1">
          <table:table-cell office:value-type="float" office:value="38.4747752770729" calcext:value-type="float">
            <text:p>38.4747752770729</text:p>
          </table:table-cell>
          <table:table-cell office:value-type="float" office:value="2.18007397275387" calcext:value-type="float">
            <text:p>2.18007397275387</text:p>
          </table:table-cell>
          <table:table-cell office:value-type="float" office:value="4.57105090631728" calcext:value-type="float">
            <text:p>4.57105090631728</text:p>
          </table:table-cell>
          <table:table-cell table:number-columns-repeated="5"/>
        </table:table-row>
        <table:table-row table:style-name="ro1">
          <table:table-cell office:value-type="float" office:value="38.4536402621596" calcext:value-type="float">
            <text:p>38.4536402621596</text:p>
          </table:table-cell>
          <table:table-cell office:value-type="float" office:value="2.03153584477921" calcext:value-type="float">
            <text:p>2.03153584477921</text:p>
          </table:table-cell>
          <table:table-cell office:value-type="float" office:value="4.6176076316055" calcext:value-type="float">
            <text:p>4.6176076316055</text:p>
          </table:table-cell>
          <table:table-cell table:number-columns-repeated="5"/>
        </table:table-row>
        <table:table-row table:style-name="ro1">
          <table:table-cell office:value-type="float" office:value="38.4531108076125" calcext:value-type="float">
            <text:p>38.4531108076125</text:p>
          </table:table-cell>
          <table:table-cell office:value-type="float" office:value="2.0259665196832" calcext:value-type="float">
            <text:p>2.0259665196832</text:p>
          </table:table-cell>
          <table:table-cell office:value-type="float" office:value="4.5244941626998" calcext:value-type="float">
            <text:p>4.5244941626998</text:p>
          </table:table-cell>
          <table:table-cell table:number-columns-repeated="5"/>
        </table:table-row>
        <table:table-row table:style-name="ro1">
          <table:table-cell office:value-type="float" office:value="38.4518427841548" calcext:value-type="float">
            <text:p>38.4518427841548</text:p>
          </table:table-cell>
          <table:table-cell office:value-type="float" office:value="2.01929754425579" calcext:value-type="float">
            <text:p>2.01929754425579</text:p>
          </table:table-cell>
          <table:table-cell office:value-type="float" office:value="4.53472733291348" calcext:value-type="float">
            <text:p>4.53472733291348</text:p>
          </table:table-cell>
          <table:table-cell table:number-columns-repeated="5"/>
        </table:table-row>
        <table:table-row table:style-name="ro1">
          <table:table-cell office:value-type="float" office:value="38.4453323231562" calcext:value-type="float">
            <text:p>38.4453323231562</text:p>
          </table:table-cell>
          <table:table-cell office:value-type="float" office:value="1.98303863005302" calcext:value-type="float">
            <text:p>1.98303863005302</text:p>
          </table:table-cell>
          <table:table-cell office:value-type="float" office:value="4.54496050312732" calcext:value-type="float">
            <text:p>4.54496050312732</text:p>
          </table:table-cell>
          <table:table-cell table:number-columns-repeated="5"/>
        </table:table-row>
        <table:table-row table:style-name="ro1">
          <table:table-cell office:value-type="float" office:value="38.4283995423286" calcext:value-type="float">
            <text:p>38.4283995423286</text:p>
          </table:table-cell>
          <table:table-cell office:value-type="float" office:value="1.88285099737466" calcext:value-type="float">
            <text:p>1.88285099737466</text:p>
          </table:table-cell>
          <table:table-cell office:value-type="float" office:value="4.58128406922882" calcext:value-type="float">
            <text:p>4.58128406922882</text:p>
          </table:table-cell>
          <table:table-cell table:number-columns-repeated="5"/>
        </table:table-row>
        <table:table-row table:style-name="ro1">
          <table:table-cell office:value-type="float" office:value="38.4113084596017" calcext:value-type="float">
            <text:p>38.4113084596017</text:p>
          </table:table-cell>
          <table:table-cell office:value-type="float" office:value="1.75323688271528" calcext:value-type="float">
            <text:p>1.75323688271528</text:p>
          </table:table-cell>
          <table:table-cell office:value-type="float" office:value="4.6176076353303" calcext:value-type="float">
            <text:p>4.6176076353303</text:p>
          </table:table-cell>
          <table:table-cell table:number-columns-repeated="5"/>
        </table:table-row>
        <table:table-row table:style-name="ro1">
          <table:table-cell office:value-type="float" office:value="38.4028422792152" calcext:value-type="float">
            <text:p>38.4028422792152</text:p>
          </table:table-cell>
          <table:table-cell office:value-type="float" office:value="1.6641812441962" calcext:value-type="float">
            <text:p>1.6641812441962</text:p>
          </table:table-cell>
          <table:table-cell office:value-type="float" office:value="4.6228471020437" calcext:value-type="float">
            <text:p>4.6228471020437</text:p>
          </table:table-cell>
          <table:table-cell table:number-columns-repeated="5"/>
        </table:table-row>
        <table:table-row table:style-name="ro1">
          <table:table-cell office:value-type="float" office:value="38.4011555968642" calcext:value-type="float">
            <text:p>38.4011555968642</text:p>
          </table:table-cell>
          <table:table-cell office:value-type="float" office:value="1.64539481517692" calcext:value-type="float">
            <text:p>1.64539481517692</text:p>
          </table:table-cell>
          <table:table-cell office:value-type="float" office:value="4.62808656875702" calcext:value-type="float">
            <text:p>4.62808656875702</text:p>
          </table:table-cell>
          <table:table-cell table:number-columns-repeated="5"/>
        </table:table-row>
        <table:table-row table:style-name="ro1">
          <table:table-cell office:value-type="float" office:value="38.4005469797099" calcext:value-type="float">
            <text:p>38.4005469797099</text:p>
          </table:table-cell>
          <table:table-cell office:value-type="float" office:value="1.63819247462763" calcext:value-type="float">
            <text:p>1.63819247462763</text:p>
          </table:table-cell>
          <table:table-cell office:value-type="float" office:value="4.52449414084165" calcext:value-type="float">
            <text:p>4.52449414084165</text:p>
          </table:table-cell>
          <table:table-cell table:number-columns-repeated="5"/>
        </table:table-row>
        <table:table-row table:style-name="ro1">
          <table:table-cell office:value-type="float" office:value="38.3841120264575" calcext:value-type="float">
            <text:p>38.3841120264575</text:p>
          </table:table-cell>
          <table:table-cell office:value-type="float" office:value="1.55175536207328" calcext:value-type="float">
            <text:p>1.55175536207328</text:p>
          </table:table-cell>
          <table:table-cell office:value-type="float" office:value="4.52449413818844" calcext:value-type="float">
            <text:p>4.52449413818844</text:p>
          </table:table-cell>
          <table:table-cell table:number-columns-repeated="5"/>
        </table:table-row>
        <table:table-row table:style-name="ro1">
          <table:table-cell office:value-type="float" office:value="38.3671791855262" calcext:value-type="float">
            <text:p>38.3671791855262</text:p>
          </table:table-cell>
          <table:table-cell office:value-type="float" office:value="1.46269968702465" calcext:value-type="float">
            <text:p>1.46269968702465</text:p>
          </table:table-cell>
          <table:table-cell office:value-type="float" office:value="4.52449413321762" calcext:value-type="float">
            <text:p>4.52449413321762</text:p>
          </table:table-cell>
          <table:table-cell table:number-columns-repeated="5"/>
        </table:table-row>
        <table:table-row table:style-name="ro1">
          <table:table-cell office:value-type="float" office:value="38.3604021766941" calcext:value-type="float">
            <text:p>38.3604021766941</text:p>
          </table:table-cell>
          <table:table-cell office:value-type="float" office:value="1.42705705136507" calcext:value-type="float">
            <text:p>1.42705705136507</text:p>
          </table:table-cell>
          <table:table-cell office:value-type="float" office:value="4.46410140761271" calcext:value-type="float">
            <text:p>4.46410140761271</text:p>
          </table:table-cell>
          <table:table-cell table:number-columns-repeated="5"/>
        </table:table-row>
        <table:table-row table:style-name="ro1">
          <table:table-cell office:value-type="float" office:value="38.3483638510392" calcext:value-type="float">
            <text:p>38.3483638510392</text:p>
          </table:table-cell>
          <table:table-cell office:value-type="float" office:value="1.3795720788504" calcext:value-type="float">
            <text:p>1.3795720788504</text:p>
          </table:table-cell>
          <table:table-cell office:value-type="float" office:value="4.5045309385874" calcext:value-type="float">
            <text:p>4.5045309385874</text:p>
          </table:table-cell>
          <table:table-cell table:number-columns-repeated="5"/>
        </table:table-row>
        <table:table-row table:style-name="ro1">
          <table:table-cell office:value-type="float" office:value="38.3183364378131" calcext:value-type="float">
            <text:p>38.3183364378131</text:p>
          </table:table-cell>
          <table:table-cell office:value-type="float" office:value="1.23719741877817" calcext:value-type="float">
            <text:p>1.23719741877817</text:p>
          </table:table-cell>
          <table:table-cell office:value-type="float" office:value="4.54496046956217" calcext:value-type="float">
            <text:p>4.54496046956217</text:p>
          </table:table-cell>
          <table:table-cell table:number-columns-repeated="5"/>
        </table:table-row>
        <table:table-row table:style-name="ro1">
          <table:table-cell office:value-type="float" office:value="38.3135377221757" calcext:value-type="float">
            <text:p>38.3135377221757</text:p>
          </table:table-cell>
          <table:table-cell office:value-type="float" office:value="1.20880445330547" calcext:value-type="float">
            <text:p>1.20880445330547</text:p>
          </table:table-cell>
          <table:table-cell office:value-type="float" office:value="4.46410139775624" calcext:value-type="float">
            <text:p>4.46410139775624</text:p>
          </table:table-cell>
          <table:table-cell table:number-columns-repeated="5"/>
        </table:table-row>
        <table:table-row table:style-name="ro1">
          <table:table-cell office:value-type="float" office:value="38.3060316260655" calcext:value-type="float">
            <text:p>38.3060316260655</text:p>
          </table:table-cell>
          <table:table-cell office:value-type="float" office:value="1.17919678501727" calcext:value-type="float">
            <text:p>1.17919678501727</text:p>
          </table:table-cell>
          <table:table-cell office:value-type="float" office:value="4.50453092806238" calcext:value-type="float">
            <text:p>4.50453092806238</text:p>
          </table:table-cell>
          <table:table-cell table:number-columns-repeated="5"/>
        </table:table-row>
        <table:table-row table:style-name="ro1">
          <table:table-cell office:value-type="float" office:value="38.2760042118373" calcext:value-type="float">
            <text:p>38.2760042118373</text:p>
          </table:table-cell>
          <table:table-cell office:value-type="float" office:value="1.03682212761443" calcext:value-type="float">
            <text:p>1.03682212761443</text:p>
          </table:table-cell>
          <table:table-cell office:value-type="float" office:value="4.54496045836837" calcext:value-type="float">
            <text:p>4.54496045836837</text:p>
          </table:table-cell>
          <table:table-cell table:number-columns-repeated="5"/>
        </table:table-row>
        <table:table-row table:style-name="ro1">
          <table:table-cell office:value-type="float" office:value="38.2590714269817" calcext:value-type="float">
            <text:p>38.2590714269817</text:p>
          </table:table-cell>
          <table:table-cell office:value-type="float" office:value="0.936634498394532" calcext:value-type="float">
            <text:p>0.936634498394532</text:p>
          </table:table-cell>
          <table:table-cell office:value-type="float" office:value="4.54496045701798" calcext:value-type="float">
            <text:p>4.54496045701798</text:p>
          </table:table-cell>
          <table:table-cell table:number-columns-repeated="5"/>
        </table:table-row>
        <table:table-row table:style-name="ro1">
          <table:table-cell office:value-type="float" office:value="38.2421386412828" calcext:value-type="float">
            <text:p>38.2421386412828</text:p>
          </table:table-cell>
          <table:table-cell office:value-type="float" office:value="0.836446865007826" calcext:value-type="float">
            <text:p>0.836446865007826</text:p>
          </table:table-cell>
          <table:table-cell office:value-type="float" office:value="4.59072181724818" calcext:value-type="float">
            <text:p>4.59072181724818</text:p>
          </table:table-cell>
          <table:table-cell table:number-columns-repeated="5"/>
        </table:table-row>
        <table:table-row table:style-name="ro1">
          <table:table-cell office:value-type="float" office:value="38.2221514751496" calcext:value-type="float">
            <text:p>38.2221514751496</text:p>
          </table:table-cell>
          <table:table-cell office:value-type="float" office:value="0.672980852552648" calcext:value-type="float">
            <text:p>0.672980852552648</text:p>
          </table:table-cell>
          <table:table-cell office:value-type="float" office:value="4.63648317747833" calcext:value-type="float">
            <text:p>4.63648317747833</text:p>
          </table:table-cell>
          <table:table-cell table:number-columns-repeated="5"/>
        </table:table-row>
        <table:table-row table:style-name="ro1">
          <table:table-cell office:value-type="float" office:value="38.2136854105642" calcext:value-type="float">
            <text:p>38.2136854105642</text:p>
          </table:table-cell>
          <table:table-cell office:value-type="float" office:value="0.561661317061186" calcext:value-type="float">
            <text:p>0.561661317061186</text:p>
          </table:table-cell>
          <table:table-cell office:value-type="float" office:value="4.6744387562622" calcext:value-type="float">
            <text:p>4.6744387562622</text:p>
          </table:table-cell>
          <table:table-cell table:number-columns-repeated="5"/>
        </table:table-row>
        <table:table-row table:style-name="ro1">
          <table:table-cell office:value-type="float" office:value="38.2085023780696" calcext:value-type="float">
            <text:p>38.2085023780696</text:p>
          </table:table-cell>
          <table:table-cell office:value-type="float" office:value="0.42515239937909" calcext:value-type="float">
            <text:p>0.42515239937909</text:p>
          </table:table-cell>
          <table:table-cell office:value-type="float" office:value="4.71239433504612" calcext:value-type="float">
            <text:p>4.71239433504612</text:p>
          </table:table-cell>
          <table:table-cell table:number-columns-repeated="5"/>
        </table:table-row>
        <table:table-row table:style-name="ro1">
          <table:table-cell office:value-type="float" office:value="38.2085029741478" calcext:value-type="float">
            <text:p>38.2085029741478</text:p>
          </table:table-cell>
          <table:table-cell office:value-type="float" office:value="0.313832907790872" calcext:value-type="float">
            <text:p>0.313832907790872</text:p>
          </table:table-cell>
          <table:table-cell office:value-type="float" office:value="4.74691090476638" calcext:value-type="float">
            <text:p>4.74691090476638</text:p>
          </table:table-cell>
          <table:table-cell table:number-columns-repeated="5"/>
        </table:table-row>
        <table:table-row table:style-name="ro1">
          <table:table-cell office:value-type="float" office:value="38.2127909528628" calcext:value-type="float">
            <text:p>38.2127909528628</text:p>
          </table:table-cell>
          <table:table-cell office:value-type="float" office:value="0.189671951010123" calcext:value-type="float">
            <text:p>0.189671951010123</text:p>
          </table:table-cell>
          <table:table-cell office:value-type="float" office:value="4.78142747448659" calcext:value-type="float">
            <text:p>4.78142747448659</text:p>
          </table:table-cell>
          <table:table-cell table:number-columns-repeated="5"/>
        </table:table-row>
        <table:table-row table:style-name="ro1">
          <table:table-cell office:value-type="float" office:value="38.2212582695898" calcext:value-type="float">
            <text:p>38.2212582695898</text:p>
          </table:table-cell>
          <table:table-cell office:value-type="float" office:value="0.067220557317316" calcext:value-type="float">
            <text:p>0.067220557317316</text:p>
          </table:table-cell>
          <table:table-cell office:value-type="float" office:value="4.82025206147256" calcext:value-type="float">
            <text:p>4.82025206147256</text:p>
          </table:table-cell>
          <table:table-cell table:number-columns-repeated="5"/>
        </table:table-row>
        <table:table-row table:style-name="ro1">
          <table:table-cell office:value-type="float" office:value="38.2363011360392" calcext:value-type="float">
            <text:p>38.2363011360392</text:p>
          </table:table-cell>
          <table:table-cell office:value-type="float" office:value="-0.0717007727185461" calcext:value-type="float">
            <text:p>-0.071700772718546</text:p>
          </table:table-cell>
          <table:table-cell office:value-type="float" office:value="4.89790123544442" calcext:value-type="float">
            <text:p>4.89790123544442</text:p>
          </table:table-cell>
          <table:table-cell table:number-columns-repeated="5"/>
        </table:table-row>
        <table:table-row table:style-name="ro1">
          <table:table-cell office:value-type="float" office:value="38.2620749654028" calcext:value-type="float">
            <text:p>38.2620749654028</text:p>
          </table:table-cell>
          <table:table-cell office:value-type="float" office:value="-0.209036614689556" calcext:value-type="float">
            <text:p>-0.209036614689556</text:p>
          </table:table-cell>
          <table:table-cell office:value-type="float" office:value="4.93672582243034" calcext:value-type="float">
            <text:p>4.93672582243034</text:p>
          </table:table-cell>
          <table:table-cell table:number-columns-repeated="5"/>
        </table:table-row>
        <table:table-row table:style-name="ro1">
          <table:table-cell office:value-type="float" office:value="38.2700626017203" calcext:value-type="float">
            <text:p>38.2700626017203</text:p>
          </table:table-cell>
          <table:table-cell office:value-type="float" office:value="-0.244042842488787" calcext:value-type="float">
            <text:p>-0.244042842488787</text:p>
          </table:table-cell>
          <table:table-cell office:value-type="float" office:value="4.84980886811259" calcext:value-type="float">
            <text:p>4.84980886811259</text:p>
          </table:table-cell>
          <table:table-cell table:number-columns-repeated="5"/>
        </table:table-row>
        <table:table-row table:style-name="ro1">
          <table:table-cell office:value-type="float" office:value="38.2762394968849" calcext:value-type="float">
            <text:p>38.2762394968849</text:p>
          </table:table-cell>
          <table:table-cell office:value-type="float" office:value="-0.288708605698415" calcext:value-type="float">
            <text:p>-0.288708605698415</text:p>
          </table:table-cell>
          <table:table-cell office:value-type="float" office:value="4.71239434414747" calcext:value-type="float">
            <text:p>4.71239434414747</text:p>
          </table:table-cell>
          <table:table-cell table:number-columns-repeated="5"/>
        </table:table-row>
        <table:table-row table:style-name="ro1">
          <table:table-cell office:value-type="float" office:value="38.2762400266688" calcext:value-type="float">
            <text:p>38.2762400266688</text:p>
          </table:table-cell>
          <table:table-cell office:value-type="float" office:value="-0.387479536067429" calcext:value-type="float">
            <text:p>-0.387479536067429</text:p>
          </table:table-cell>
          <table:table-cell office:value-type="float" office:value="4.75454825576976" calcext:value-type="float">
            <text:p>4.75454825576976</text:p>
          </table:table-cell>
          <table:table-cell table:number-columns-repeated="5"/>
        </table:table-row>
        <table:table-row table:style-name="ro1">
          <table:table-cell office:value-type="float" office:value="38.2826340796583" calcext:value-type="float">
            <text:p>38.2826340796583</text:p>
          </table:table-cell>
          <table:table-cell office:value-type="float" office:value="-0.53905387431958" calcext:value-type="float">
            <text:p>-0.53905387431958</text:p>
          </table:table-cell>
          <table:table-cell office:value-type="float" office:value="4.79670216739208" calcext:value-type="float">
            <text:p>4.79670216739208</text:p>
          </table:table-cell>
          <table:table-cell table:number-columns-repeated="5"/>
        </table:table-row>
        <table:table-row table:style-name="ro1">
          <table:table-cell office:value-type="float" office:value="38.2911012800434" calcext:value-type="float">
            <text:p>38.2911012800434</text:p>
          </table:table-cell>
          <table:table-cell office:value-type="float" office:value="-0.639241372102161" calcext:value-type="float">
            <text:p>-0.639241372102161</text:p>
          </table:table-cell>
          <table:table-cell office:value-type="float" office:value="4.83998361035246" calcext:value-type="float">
            <text:p>4.83998361035246</text:p>
          </table:table-cell>
          <table:table-cell table:number-columns-repeated="5"/>
        </table:table-row>
        <table:table-row table:style-name="ro1">
          <table:table-cell office:value-type="float" office:value="38.3109221162894" calcext:value-type="float">
            <text:p>38.3109221162894</text:p>
          </table:table-cell>
          <table:table-cell office:value-type="float" office:value="-0.793739689774325" calcext:value-type="float">
            <text:p>-0.793739689774325</text:p>
          </table:table-cell>
          <table:table-cell office:value-type="float" office:value="4.92654649627324" calcext:value-type="float">
            <text:p>4.92654649627324</text:p>
          </table:table-cell>
          <table:table-cell table:number-columns-repeated="5"/>
        </table:table-row>
        <table:table-row table:style-name="ro1">
          <table:table-cell office:value-type="float" office:value="38.3440258633451" calcext:value-type="float">
            <text:p>38.3440258633451</text:p>
          </table:table-cell>
          <table:table-cell office:value-type="float" office:value="-0.945945923693603" calcext:value-type="float">
            <text:p>-0.945945923693603</text:p>
          </table:table-cell>
          <table:table-cell office:value-type="float" office:value="4.96982793923361" calcext:value-type="float">
            <text:p>4.96982793923361</text:p>
          </table:table-cell>
          <table:table-cell table:number-columns-repeated="5"/>
        </table:table-row>
        <table:table-row table:style-name="ro1">
          <table:table-cell office:value-type="float" office:value="38.3881819981488" calcext:value-type="float">
            <text:p>38.3881819981488</text:p>
          </table:table-cell>
          <table:table-cell office:value-type="float" office:value="-1.11366070043858" calcext:value-type="float">
            <text:p>-1.11366070043858</text:p>
          </table:table-cell>
          <table:table-cell office:value-type="float" office:value="3.48589677027443" calcext:value-type="float">
            <text:p>3.48589677027443</text:p>
          </table:table-cell>
          <table:table-cell table:number-columns-repeated="5"/>
        </table:table-row>
        <table:table-row table:style-name="ro1">
          <table:table-cell office:value-type="float" office:value="38.308744970293" calcext:value-type="float">
            <text:p>38.308744970293</text:p>
          </table:table-cell>
          <table:table-cell office:value-type="float" office:value="-1.14214578453604" calcext:value-type="float">
            <text:p>-1.14214578453604</text:p>
          </table:table-cell>
          <table:table-cell office:value-type="float" office:value="3.55583087738791" calcext:value-type="float">
            <text:p>3.55583087738791</text:p>
          </table:table-cell>
          <table:table-cell table:number-columns-repeated="5"/>
        </table:table-row>
        <table:table-row table:style-name="ro1">
          <table:table-cell office:value-type="float" office:value="38.0784632932378" calcext:value-type="float">
            <text:p>38.0784632932378</text:p>
          </table:table-cell>
          <table:table-cell office:value-type="float" office:value="-1.24339588868" calcext:value-type="float">
            <text:p>-1.24339588868</text:p>
          </table:table-cell>
          <table:table-cell office:value-type="float" office:value="3.62576498450143" calcext:value-type="float">
            <text:p>3.62576498450143</text:p>
          </table:table-cell>
          <table:table-cell table:number-columns-repeated="5"/>
        </table:table-row>
        <table:table-row table:style-name="ro1">
          <table:table-cell office:value-type="float" office:value="38.0139164663641" calcext:value-type="float">
            <text:p>38.0139164663641</text:p>
          </table:table-cell>
          <table:table-cell office:value-type="float" office:value="-1.27734271738812" calcext:value-type="float">
            <text:p>-1.27734271738812</text:p>
          </table:table-cell>
          <table:table-cell office:value-type="float" office:value="3.45917200615376" calcext:value-type="float">
            <text:p>3.45917200615376</text:p>
          </table:table-cell>
          <table:table-cell table:number-columns-repeated="5"/>
        </table:table-row>
        <table:table-row table:style-name="ro1">
          <table:table-cell office:value-type="float" office:value="37.9986387563471" calcext:value-type="float">
            <text:p>37.9986387563471</text:p>
          </table:table-cell>
          <table:table-cell office:value-type="float" office:value="-1.28236457817334" calcext:value-type="float">
            <text:p>-1.28236457817334</text:p>
          </table:table-cell>
          <table:table-cell office:value-type="float" office:value="3.47253435914699" calcext:value-type="float">
            <text:p>3.47253435914699</text:p>
          </table:table-cell>
          <table:table-cell table:number-columns-repeated="5"/>
        </table:table-row>
        <table:table-row table:style-name="ro1">
          <table:table-cell office:value-type="float" office:value="37.9531459433237" calcext:value-type="float">
            <text:p>37.9531459433237</text:p>
          </table:table-cell>
          <table:table-cell office:value-type="float" office:value="-1.29799488044909" calcext:value-type="float">
            <text:p>-1.29799488044909</text:p>
          </table:table-cell>
          <table:table-cell office:value-type="float" office:value="3.48589671214023" calcext:value-type="float">
            <text:p>3.48589671214023</text:p>
          </table:table-cell>
          <table:table-cell table:number-columns-repeated="5"/>
        </table:table-row>
        <table:table-row table:style-name="ro1">
          <table:table-cell office:value-type="float" office:value="37.8826547963952" calcext:value-type="float">
            <text:p>37.8826547963952</text:p>
          </table:table-cell>
          <table:table-cell office:value-type="float" office:value="-1.32327208347644" calcext:value-type="float">
            <text:p>-1.32327208347644</text:p>
          </table:table-cell>
          <table:table-cell office:value-type="float" office:value="3.45917197585325" calcext:value-type="float">
            <text:p>3.45917197585325</text:p>
          </table:table-cell>
          <table:table-cell table:number-columns-repeated="5"/>
        </table:table-row>
        <table:table-row table:style-name="ro1">
          <table:table-cell office:value-type="float" office:value="37.8039058532335" calcext:value-type="float">
            <text:p>37.8039058532335</text:p>
          </table:table-cell>
          <table:table-cell office:value-type="float" office:value="-1.34915725793716" calcext:value-type="float">
            <text:p>-1.34915725793716</text:p>
          </table:table-cell>
          <table:table-cell office:value-type="float" office:value="3.47253432725819" calcext:value-type="float">
            <text:p>3.47253432725819</text:p>
          </table:table-cell>
          <table:table-cell table:number-columns-repeated="5"/>
        </table:table-row>
        <table:table-row table:style-name="ro1">
          <table:table-cell office:value-type="float" office:value="37.7584130451188" calcext:value-type="float">
            <text:p>37.7584130451188</text:p>
          </table:table-cell>
          <table:table-cell office:value-type="float" office:value="-1.36478755690442" calcext:value-type="float">
            <text:p>-1.36478755690442</text:p>
          </table:table-cell>
          <table:table-cell office:value-type="float" office:value="3.48589667866307" calcext:value-type="float">
            <text:p>3.48589667866307</text:p>
          </table:table-cell>
          <table:table-cell table:number-columns-repeated="5"/>
        </table:table-row>
        <table:table-row table:style-name="ro1">
          <table:table-cell office:value-type="float" office:value="37.7074037675462" calcext:value-type="float">
            <text:p>37.7074037675462</text:p>
          </table:table-cell>
          <table:table-cell office:value-type="float" office:value="-1.38307881454183" calcext:value-type="float">
            <text:p>-1.38307881454183</text:p>
          </table:table-cell>
          <table:table-cell office:value-type="float" office:value="3.43618443711083" calcext:value-type="float">
            <text:p>3.43618443711083</text:p>
          </table:table-cell>
          <table:table-cell table:number-columns-repeated="5"/>
        </table:table-row>
        <table:table-row table:style-name="ro1">
          <table:table-cell office:value-type="float" office:value="37.6401597172038" calcext:value-type="float">
            <text:p>37.6401597172038</text:p>
          </table:table-cell>
          <table:table-cell office:value-type="float" office:value="-1.40348202891514" calcext:value-type="float">
            <text:p>-1.40348202891514</text:p>
          </table:table-cell>
          <table:table-cell office:value-type="float" office:value="3.44767818353161" calcext:value-type="float">
            <text:p>3.44767818353161</text:p>
          </table:table-cell>
          <table:table-cell table:number-columns-repeated="5"/>
        </table:table-row>
        <table:table-row table:style-name="ro1">
          <table:table-cell office:value-type="float" office:value="37.6007063072712" calcext:value-type="float">
            <text:p>37.6007063072712</text:p>
          </table:table-cell>
          <table:table-cell office:value-type="float" office:value="-1.41594996752195" calcext:value-type="float">
            <text:p>-1.41594996752195</text:p>
          </table:table-cell>
          <table:table-cell office:value-type="float" office:value="3.4591719299524" calcext:value-type="float">
            <text:p>3.4591719299524</text:p>
          </table:table-cell>
          <table:table-cell table:number-columns-repeated="5"/>
        </table:table-row>
        <table:table-row table:style-name="ro1">
          <table:table-cell office:value-type="float" office:value="37.6001050630542" calcext:value-type="float">
            <text:p>37.6001050630542</text:p>
          </table:table-cell>
          <table:table-cell office:value-type="float" office:value="-1.41614759949537" calcext:value-type="float">
            <text:p>-1.41614759949537</text:p>
          </table:table-cell>
          <table:table-cell office:value-type="float" office:value="3.34118129398669" calcext:value-type="float">
            <text:p>3.34118129398669</text:p>
          </table:table-cell>
          <table:table-cell table:number-columns-repeated="5"/>
        </table:table-row>
        <table:table-row table:style-name="ro1">
          <table:table-cell office:value-type="float" office:value="37.5942429527418" calcext:value-type="float">
            <text:p>37.5942429527418</text:p>
          </table:table-cell>
          <table:table-cell office:value-type="float" office:value="-1.41733339776962" calcext:value-type="float">
            <text:p>-1.41733339776962</text:p>
          </table:table-cell>
          <table:table-cell office:value-type="float" office:value="3.341181279533" calcext:value-type="float">
            <text:p>3.341181279533</text:p>
          </table:table-cell>
          <table:table-cell table:number-columns-repeated="5"/>
        </table:table-row>
        <table:table-row table:style-name="ro1">
          <table:table-cell office:value-type="float" office:value="37.5640219819411" calcext:value-type="float">
            <text:p>37.5640219819411</text:p>
          </table:table-cell>
          <table:table-cell office:value-type="float" office:value="-1.42344654993603" calcext:value-type="float">
            <text:p>-1.42344654993603</text:p>
          </table:table-cell>
          <table:table-cell office:value-type="float" office:value="3.25072883854326" calcext:value-type="float">
            <text:p>3.25072883854326</text:p>
          </table:table-cell>
          <table:table-cell table:number-columns-repeated="5"/>
        </table:table-row>
        <table:table-row table:style-name="ro1">
          <table:table-cell office:value-type="float" office:value="37.5434001413773" calcext:value-type="float">
            <text:p>37.5434001413773</text:p>
          </table:table-cell>
          <table:table-cell office:value-type="float" office:value="-1.42570611708737" calcext:value-type="float">
            <text:p>-1.42570611708737</text:p>
          </table:table-cell>
          <table:table-cell office:value-type="float" office:value="3.29595504610128" calcext:value-type="float">
            <text:p>3.29595504610128</text:p>
          </table:table-cell>
          <table:table-cell table:number-columns-repeated="5"/>
        </table:table-row>
        <table:table-row table:style-name="ro1">
          <table:table-cell office:value-type="float" office:value="37.4420610169438" calcext:value-type="float">
            <text:p>37.4420610169438</text:p>
          </table:table-cell>
          <table:table-cell office:value-type="float" office:value="-1.44147450794013" calcext:value-type="float">
            <text:p>-1.44147450794013</text:p>
          </table:table-cell>
          <table:table-cell office:value-type="float" office:value="3.19069545573647" calcext:value-type="float">
            <text:p>3.19069545573647</text:p>
          </table:table-cell>
          <table:table-cell table:number-columns-repeated="5"/>
        </table:table-row>
        <table:table-row table:style-name="ro1">
          <table:table-cell office:value-type="float" office:value="37.3513119372612" calcext:value-type="float">
            <text:p>37.3513119372612</text:p>
          </table:table-cell>
          <table:table-cell office:value-type="float" office:value="-1.44593412679467" calcext:value-type="float">
            <text:p>-1.44593412679467</text:p>
          </table:table-cell>
          <table:table-cell office:value-type="float" office:value="3.28889100282751" calcext:value-type="float">
            <text:p>3.28889100282751</text:p>
          </table:table-cell>
          <table:table-cell table:number-columns-repeated="5"/>
        </table:table-row>
        <table:table-row table:style-name="ro1">
          <table:table-cell office:value-type="float" office:value="37.1765441999871" calcext:value-type="float">
            <text:p>37.1765441999871</text:p>
          </table:table-cell>
          <table:table-cell office:value-type="float" office:value="-1.47186493638445" calcext:value-type="float">
            <text:p>-1.47186493638445</text:p>
          </table:table-cell>
          <table:table-cell office:value-type="float" office:value="3.38708654991854" calcext:value-type="float">
            <text:p>3.38708654991854</text:p>
          </table:table-cell>
          <table:table-cell table:number-columns-repeated="5"/>
        </table:table-row>
        <table:table-row table:style-name="ro1">
          <table:table-cell office:value-type="float" office:value="37.0572736945541" calcext:value-type="float">
            <text:p>37.0572736945541</text:p>
          </table:table-cell>
          <table:table-cell office:value-type="float" office:value="-1.50174786404202" calcext:value-type="float">
            <text:p>-1.50174786404202</text:p>
          </table:table-cell>
          <table:table-cell office:value-type="float" office:value="3.2965878295027" calcext:value-type="float">
            <text:p>3.2965878295027</text:p>
          </table:table-cell>
          <table:table-cell table:number-columns-repeated="5"/>
        </table:table-row>
        <table:table-row table:style-name="ro1">
          <table:table-cell office:value-type="float" office:value="36.9338545008471" calcext:value-type="float">
            <text:p>36.9338545008471</text:p>
          </table:table-cell>
          <table:table-cell office:value-type="float" office:value="-1.5210319150643" calcext:value-type="float">
            <text:p>-1.5210319150643</text:p>
          </table:table-cell>
          <table:table-cell office:value-type="float" office:value="3.4049771472018" calcext:value-type="float">
            <text:p>3.4049771472018</text:p>
          </table:table-cell>
          <table:table-cell table:number-columns-repeated="5"/>
        </table:table-row>
        <table:table-row table:style-name="ro1">
          <table:table-cell office:value-type="float" office:value="36.7651093081644" calcext:value-type="float">
            <text:p>36.7651093081644</text:p>
          </table:table-cell>
          <table:table-cell office:value-type="float" office:value="-1.56653385833759" calcext:value-type="float">
            <text:p>-1.56653385833759</text:p>
          </table:table-cell>
          <table:table-cell office:value-type="float" office:value="3.32726260085153" calcext:value-type="float">
            <text:p>3.32726260085153</text:p>
          </table:table-cell>
          <table:table-cell table:number-columns-repeated="5"/>
        </table:table-row>
        <table:table-row table:style-name="ro1">
          <table:table-cell office:value-type="float" office:value="36.7552338973741" calcext:value-type="float">
            <text:p>36.7552338973741</text:p>
          </table:table-cell>
          <table:table-cell office:value-type="float" office:value="-1.56838878970668" calcext:value-type="float">
            <text:p>-1.56838878970668</text:p>
          </table:table-cell>
          <table:table-cell office:value-type="float" office:value="3.38172342823407" calcext:value-type="float">
            <text:p>3.38172342823407</text:p>
          </table:table-cell>
          <table:table-cell table:number-columns-repeated="5"/>
        </table:table-row>
        <table:table-row table:style-name="ro1">
          <table:table-cell office:value-type="float" office:value="36.5648945854418" calcext:value-type="float">
            <text:p>36.5648945854418</text:p>
          </table:table-cell>
          <table:table-cell office:value-type="float" office:value="-1.61499438158229" calcext:value-type="float">
            <text:p>-1.61499438158229</text:p>
          </table:table-cell>
          <table:table-cell office:value-type="float" office:value="3.43618425561657" calcext:value-type="float">
            <text:p>3.43618425561657</text:p>
          </table:table-cell>
          <table:table-cell table:number-columns-repeated="5"/>
        </table:table-row>
        <table:table-row table:style-name="ro1">
          <table:table-cell office:value-type="float" office:value="36.4548280979169" calcext:value-type="float">
            <text:p>36.4548280979169</text:p>
          </table:table-cell>
          <table:table-cell office:value-type="float" office:value="-1.64839077370749" calcext:value-type="float">
            <text:p>-1.64839077370749</text:p>
          </table:table-cell>
          <table:table-cell office:value-type="float" office:value="3.44767801103072" calcext:value-type="float">
            <text:p>3.44767801103072</text:p>
          </table:table-cell>
          <table:table-cell table:number-columns-repeated="5"/>
        </table:table-row>
        <table:table-row table:style-name="ro1">
          <table:table-cell office:value-type="float" office:value="36.4153746549643" calcext:value-type="float">
            <text:p>36.4153746549643</text:p>
          </table:table-cell>
          <table:table-cell office:value-type="float" office:value="-1.66085871526374" calcext:value-type="float">
            <text:p>-1.66085871526374</text:p>
          </table:table-cell>
          <table:table-cell office:value-type="float" office:value="3.45917176644489" calcext:value-type="float">
            <text:p>3.45917176644489</text:p>
          </table:table-cell>
          <table:table-cell table:number-columns-repeated="5"/>
        </table:table-row>
        <table:table-row table:style-name="ro1">
          <table:table-cell office:value-type="float" office:value="36.3137748327374" calcext:value-type="float">
            <text:p>36.3137748327374</text:p>
          </table:table-cell>
          <table:table-cell office:value-type="float" office:value="-1.69425506525212" calcext:value-type="float">
            <text:p>-1.69425506525212</text:p>
          </table:table-cell>
          <table:table-cell office:value-type="float" office:value="3.50691117189306" calcext:value-type="float">
            <text:p>3.50691117189306</text:p>
          </table:table-cell>
          <table:table-cell table:number-columns-repeated="5"/>
        </table:table-row>
        <table:table-row table:style-name="ro1">
          <table:table-cell office:value-type="float" office:value="36.1533150995165" calcext:value-type="float">
            <text:p>36.1533150995165</text:p>
          </table:table-cell>
          <table:table-cell office:value-type="float" office:value="-1.75562884815436" calcext:value-type="float">
            <text:p>-1.75562884815436</text:p>
          </table:table-cell>
          <table:table-cell office:value-type="float" office:value="3.55465057734125" calcext:value-type="float">
            <text:p>3.55465057734125</text:p>
          </table:table-cell>
          <table:table-cell table:number-columns-repeated="5"/>
        </table:table-row>
        <table:table-row table:style-name="ro1">
          <table:table-cell office:value-type="float" office:value="36.0517153485466" calcext:value-type="float">
            <text:p>36.0517153485466</text:p>
          </table:table-cell>
          <table:table-cell office:value-type="float" office:value="-1.80015713692191" calcext:value-type="float">
            <text:p>-1.80015713692191</text:p>
          </table:table-cell>
          <table:table-cell office:value-type="float" office:value="3.55465056683898" calcext:value-type="float">
            <text:p>3.55465056683898</text:p>
          </table:table-cell>
          <table:table-cell table:number-columns-repeated="5"/>
        </table:table-row>
        <table:table-row table:style-name="ro1">
          <table:table-cell office:value-type="float" office:value="36.0288793928422" calcext:value-type="float">
            <text:p>36.0288793928422</text:p>
          </table:table-cell>
          <table:table-cell office:value-type="float" office:value="-1.81016548823313" calcext:value-type="float">
            <text:p>-1.81016548823313</text:p>
          </table:table-cell>
          <table:table-cell office:value-type="float" office:value="3.45917171386356" calcext:value-type="float">
            <text:p>3.45917171386356</text:p>
          </table:table-cell>
          <table:table-cell table:number-columns-repeated="5"/>
        </table:table-row>
        <table:table-row table:style-name="ro1">
          <table:table-cell office:value-type="float" office:value="36.0089755596315" calcext:value-type="float">
            <text:p>36.0089755596315</text:p>
          </table:table-cell>
          <table:table-cell office:value-type="float" office:value="-1.81670797273385" calcext:value-type="float">
            <text:p>-1.81670797273385</text:p>
          </table:table-cell>
          <table:table-cell office:value-type="float" office:value="3.49259723451583" calcext:value-type="float">
            <text:p>3.49259723451583</text:p>
          </table:table-cell>
          <table:table-cell table:number-columns-repeated="5"/>
        </table:table-row>
        <table:table-row table:style-name="ro1">
          <table:table-cell office:value-type="float" office:value="35.8960016276859" calcext:value-type="float">
            <text:p>35.8960016276859</text:p>
          </table:table-cell>
          <table:table-cell office:value-type="float" office:value="-1.85807533800776" calcext:value-type="float">
            <text:p>-1.85807533800776</text:p>
          </table:table-cell>
          <table:table-cell office:value-type="float" office:value="3.52602275516806" calcext:value-type="float">
            <text:p>3.52602275516806</text:p>
          </table:table-cell>
          <table:table-cell table:number-columns-repeated="5"/>
        </table:table-row>
        <table:table-row table:style-name="ro1">
          <table:table-cell office:value-type="float" office:value="35.7859351905088" calcext:value-type="float">
            <text:p>35.7859351905088</text:p>
          </table:table-cell>
          <table:table-cell office:value-type="float" office:value="-1.90260367259232" calcext:value-type="float">
            <text:p>-1.90260367259232</text:p>
          </table:table-cell>
          <table:table-cell office:value-type="float" office:value="3.54033663862406" calcext:value-type="float">
            <text:p>3.54033663862406</text:p>
          </table:table-cell>
          <table:table-cell table:number-columns-repeated="5"/>
        </table:table-row>
        <table:table-row table:style-name="ro1">
          <table:table-cell office:value-type="float" office:value="35.7384493904243" calcext:value-type="float">
            <text:p>35.7384493904243</text:p>
          </table:table-cell>
          <table:table-cell office:value-type="float" office:value="-1.92261007984722" calcext:value-type="float">
            <text:p>-1.92261007984722</text:p>
          </table:table-cell>
          <table:table-cell office:value-type="float" office:value="3.55465052208016" calcext:value-type="float">
            <text:p>3.55465052208016</text:p>
          </table:table-cell>
          <table:table-cell table:number-columns-repeated="5"/>
        </table:table-row>
        <table:table-row table:style-name="ro1">
          <table:table-cell office:value-type="float" office:value="35.6368496173754" calcext:value-type="float">
            <text:p>35.6368496173754</text:p>
          </table:table-cell>
          <table:table-cell office:value-type="float" office:value="-1.96713837159841" calcext:value-type="float">
            <text:p>-1.96713837159841</text:p>
          </table:table-cell>
          <table:table-cell office:value-type="float" office:value="3.5987126898886" calcext:value-type="float">
            <text:p>3.5987126898886</text:p>
          </table:table-cell>
          <table:table-cell table:number-columns-repeated="5"/>
        </table:table-row>
        <table:table-row table:style-name="ro1">
          <table:table-cell office:value-type="float" office:value="35.4945581950579" calcext:value-type="float">
            <text:p>35.4945581950579</text:p>
          </table:table-cell>
          <table:table-cell office:value-type="float" office:value="-2.03712682136931" calcext:value-type="float">
            <text:p>-2.03712682136931</text:p>
          </table:table-cell>
          <table:table-cell office:value-type="float" office:value="3.64277485769703" calcext:value-type="float">
            <text:p>3.64277485769703</text:p>
          </table:table-cell>
          <table:table-cell table:number-columns-repeated="5"/>
        </table:table-row>
        <table:table-row table:style-name="ro1">
          <table:table-cell office:value-type="float" office:value="35.3929584747438" calcext:value-type="float">
            <text:p>35.3929584747438</text:p>
          </table:table-cell>
          <table:table-cell office:value-type="float" office:value="-2.09278706089108" calcext:value-type="float">
            <text:p>-2.09278706089108</text:p>
          </table:table-cell>
          <table:table-cell office:value-type="float" office:value="3.6615255721263" calcext:value-type="float">
            <text:p>3.6615255721263</text:p>
          </table:table-cell>
          <table:table-cell table:number-columns-repeated="5"/>
        </table:table-row>
        <table:table-row table:style-name="ro1">
          <table:table-cell office:value-type="float" office:value="35.334379631062" calcext:value-type="float">
            <text:p>35.334379631062</text:p>
          </table:table-cell>
          <table:table-cell office:value-type="float" office:value="-2.12632185327512" calcext:value-type="float">
            <text:p>-2.12632185327512</text:p>
          </table:table-cell>
          <table:table-cell office:value-type="float" office:value="3.6802762865555" calcext:value-type="float">
            <text:p>3.6802762865555</text:p>
          </table:table-cell>
          <table:table-cell table:number-columns-repeated="5"/>
        </table:table-row>
        <table:table-row table:style-name="ro1">
          <table:table-cell office:value-type="float" office:value="35.3129110789019" calcext:value-type="float">
            <text:p>35.3129110789019</text:p>
          </table:table-cell>
          <table:table-cell office:value-type="float" office:value="-2.13915235473371" calcext:value-type="float">
            <text:p>-2.13915235473371</text:p>
          </table:table-cell>
          <table:table-cell office:value-type="float" office:value="3.58757869178634" calcext:value-type="float">
            <text:p>3.58757869178634</text:p>
          </table:table-cell>
          <table:table-cell table:number-columns-repeated="5"/>
        </table:table-row>
        <table:table-row table:style-name="ro1">
          <table:table-cell office:value-type="float" office:value="35.2950993432575" calcext:value-type="float">
            <text:p>35.2950993432575</text:p>
          </table:table-cell>
          <table:table-cell office:value-type="float" office:value="-2.14766839546365" calcext:value-type="float">
            <text:p>-2.14766839546365</text:p>
          </table:table-cell>
          <table:table-cell office:value-type="float" office:value="3.58757867319832" calcext:value-type="float">
            <text:p>3.58757867319832</text:p>
          </table:table-cell>
          <table:table-cell table:number-columns-repeated="5"/>
        </table:table-row>
        <table:table-row table:style-name="ro1">
          <table:table-cell office:value-type="float" office:value="35.201966273502" calcext:value-type="float">
            <text:p>35.201966273502</text:p>
          </table:table-cell>
          <table:table-cell office:value-type="float" office:value="-2.19219662074663" calcext:value-type="float">
            <text:p>-2.19219662074663</text:p>
          </table:table-cell>
          <table:table-cell office:value-type="float" office:value="3.58757865009121" calcext:value-type="float">
            <text:p>3.58757865009121</text:p>
          </table:table-cell>
          <table:table-cell table:number-columns-repeated="5"/>
        </table:table-row>
        <table:table-row table:style-name="ro1">
          <table:table-cell office:value-type="float" office:value="35.1914670854524" calcext:value-type="float">
            <text:p>35.1914670854524</text:p>
          </table:table-cell>
          <table:table-cell office:value-type="float" office:value="-2.19721642933052" calcext:value-type="float">
            <text:p>-2.19721642933052</text:p>
          </table:table-cell>
          <table:table-cell office:value-type="float" office:value="3.48589632413741" calcext:value-type="float">
            <text:p>3.48589632413741</text:p>
          </table:table-cell>
          <table:table-cell table:number-columns-repeated="5"/>
        </table:table-row>
        <table:table-row table:style-name="ro1">
          <table:table-cell office:value-type="float" office:value="35.1845514141564" calcext:value-type="float">
            <text:p>35.1845514141564</text:p>
          </table:table-cell>
          <table:table-cell office:value-type="float" office:value="-2.19969629554868" calcext:value-type="float">
            <text:p>-2.19969629554868</text:p>
          </table:table-cell>
          <table:table-cell office:value-type="float" office:value="3.5367374765454" calcext:value-type="float">
            <text:p>3.5367374765454</text:p>
          </table:table-cell>
          <table:table-cell table:number-columns-repeated="5"/>
        </table:table-row>
        <table:table-row table:style-name="ro1">
          <table:table-cell office:value-type="float" office:value="35.0157000272716" calcext:value-type="float">
            <text:p>35.0157000272716</text:p>
          </table:table-cell>
          <table:table-cell office:value-type="float" office:value="-2.27012114232956" calcext:value-type="float">
            <text:p>-2.27012114232956</text:p>
          </table:table-cell>
          <table:table-cell office:value-type="float" office:value="3.58757862895355" calcext:value-type="float">
            <text:p>3.58757862895355</text:p>
          </table:table-cell>
          <table:table-cell table:number-columns-repeated="5"/>
        </table:table-row>
        <table:table-row table:style-name="ro1">
          <table:table-cell office:value-type="float" office:value="34.9225669115786" calcext:value-type="float">
            <text:p>34.9225669115786</text:p>
          </table:table-cell>
          <table:table-cell office:value-type="float" office:value="-2.31464938451332" calcext:value-type="float">
            <text:p>-2.31464938451332</text:p>
          </table:table-cell>
          <table:table-cell office:value-type="float" office:value="3.60667156095764" calcext:value-type="float">
            <text:p>3.60667156095764</text:p>
          </table:table-cell>
          <table:table-cell table:number-columns-repeated="5"/>
        </table:table-row>
        <table:table-row table:style-name="ro1">
          <table:table-cell office:value-type="float" office:value="34.8611366485678" calcext:value-type="float">
            <text:p>34.8611366485678</text:p>
          </table:table-cell>
          <table:table-cell office:value-type="float" office:value="-2.34547450109849" calcext:value-type="float">
            <text:p>-2.34547450109849</text:p>
          </table:table-cell>
          <table:table-cell office:value-type="float" office:value="3.62576449296188" calcext:value-type="float">
            <text:p>3.62576449296188</text:p>
          </table:table-cell>
          <table:table-cell table:number-columns-repeated="5"/>
        </table:table-row>
        <table:table-row table:style-name="ro1">
          <table:table-cell office:value-type="float" office:value="34.8215412448475" calcext:value-type="float">
            <text:p>34.8215412448475</text:p>
          </table:table-cell>
          <table:table-cell office:value-type="float" office:value="-2.3662987127459" calcext:value-type="float">
            <text:p>-2.3662987127459</text:p>
          </table:table-cell>
          <table:table-cell office:value-type="float" office:value="3.48589626809967" calcext:value-type="float">
            <text:p>3.48589626809967</text:p>
          </table:table-cell>
          <table:table-cell table:number-columns-repeated="5"/>
        </table:table-row>
        <table:table-row table:style-name="ro1">
          <table:table-cell office:value-type="float" office:value="34.8204856551139" calcext:value-type="float">
            <text:p>34.8204856551139</text:p>
          </table:table-cell>
          <table:table-cell office:value-type="float" office:value="-2.36667723288471" calcext:value-type="float">
            <text:p>-2.36667723288471</text:p>
          </table:table-cell>
          <table:table-cell office:value-type="float" office:value="3.50159851196779" calcext:value-type="float">
            <text:p>3.50159851196779</text:p>
          </table:table-cell>
          <table:table-cell table:number-columns-repeated="5"/>
        </table:table-row>
        <table:table-row table:style-name="ro1">
          <table:table-cell office:value-type="float" office:value="34.7675834971912" calcext:value-type="float">
            <text:p>34.7675834971912</text:p>
          </table:table-cell>
          <table:table-cell office:value-type="float" office:value="-2.38659010981578" calcext:value-type="float">
            <text:p>-2.38659010981578</text:p>
          </table:table-cell>
          <table:table-cell office:value-type="float" office:value="3.51730075583519" calcext:value-type="float">
            <text:p>3.51730075583519</text:p>
          </table:table-cell>
          <table:table-cell table:number-columns-repeated="5"/>
        </table:table-row>
        <table:table-row table:style-name="ro1">
          <table:table-cell office:value-type="float" office:value="34.6829169917036" calcext:value-type="float">
            <text:p>34.6829169917036</text:p>
          </table:table-cell>
          <table:table-cell office:value-type="float" office:value="-2.41998635748537" calcext:value-type="float">
            <text:p>-2.41998635748537</text:p>
          </table:table-cell>
          <table:table-cell office:value-type="float" office:value="3.55243966118401" calcext:value-type="float">
            <text:p>3.55243966118401</text:p>
          </table:table-cell>
          <table:table-cell table:number-columns-repeated="5"/>
        </table:table-row>
        <table:table-row table:style-name="ro1">
          <table:table-cell office:value-type="float" office:value="34.5669677691622" calcext:value-type="float">
            <text:p>34.5669677691622</text:p>
          </table:table-cell>
          <table:table-cell office:value-type="float" office:value="-2.47049831291668" calcext:value-type="float">
            <text:p>-2.47049831291668</text:p>
          </table:table-cell>
          <table:table-cell office:value-type="float" office:value="3.58757856653285" calcext:value-type="float">
            <text:p>3.58757856653285</text:p>
          </table:table-cell>
          <table:table-cell table:number-columns-repeated="5"/>
        </table:table-row>
        <table:table-row table:style-name="ro1">
          <table:table-cell office:value-type="float" office:value="34.5309214524626" calcext:value-type="float">
            <text:p>34.5309214524626</text:p>
          </table:table-cell>
          <table:table-cell office:value-type="float" office:value="-2.48773255715337" calcext:value-type="float">
            <text:p>-2.48773255715337</text:p>
          </table:table-cell>
          <table:table-cell office:value-type="float" office:value="3.51730072402255" calcext:value-type="float">
            <text:p>3.51730072402255</text:p>
          </table:table-cell>
          <table:table-cell table:number-columns-repeated="5"/>
        </table:table-row>
        <table:table-row table:style-name="ro1">
          <table:table-cell office:value-type="float" office:value="34.5051174168833" calcext:value-type="float">
            <text:p>34.5051174168833</text:p>
          </table:table-cell>
          <table:table-cell office:value-type="float" office:value="-2.49791081923945" calcext:value-type="float">
            <text:p>-2.49791081923945</text:p>
          </table:table-cell>
          <table:table-cell office:value-type="float" office:value="3.55243962740342" calcext:value-type="float">
            <text:p>3.55243962740342</text:p>
          </table:table-cell>
          <table:table-cell table:number-columns-repeated="5"/>
        </table:table-row>
        <table:table-row table:style-name="ro1">
          <table:table-cell office:value-type="float" office:value="34.3891681991266" calcext:value-type="float">
            <text:p>34.3891681991266</text:p>
          </table:table-cell>
          <table:table-cell office:value-type="float" office:value="-2.54842276792618" calcext:value-type="float">
            <text:p>-2.54842276792618</text:p>
          </table:table-cell>
          <table:table-cell office:value-type="float" office:value="3.58757853078434" calcext:value-type="float">
            <text:p>3.58757853078434</text:p>
          </table:table-cell>
          <table:table-cell table:number-columns-repeated="5"/>
        </table:table-row>
        <table:table-row table:style-name="ro1">
          <table:table-cell office:value-type="float" office:value="34.3316828056476" calcext:value-type="float">
            <text:p>34.3316828056476</text:p>
          </table:table-cell>
          <table:table-cell office:value-type="float" office:value="-2.57590732976107" calcext:value-type="float">
            <text:p>-2.57590732976107</text:p>
          </table:table-cell>
          <table:table-cell office:value-type="float" office:value="3.44594619203094" calcext:value-type="float">
            <text:p>3.44594619203094</text:p>
          </table:table-cell>
          <table:table-cell table:number-columns-repeated="5"/>
        </table:table-row>
        <table:table-row table:style-name="ro1">
          <table:table-cell office:value-type="float" office:value="34.2748006186198" calcext:value-type="float">
            <text:p>34.2748006186198</text:p>
          </table:table-cell>
          <table:table-cell office:value-type="float" office:value="-2.59377475486123" calcext:value-type="float">
            <text:p>-2.59377475486123</text:p>
          </table:table-cell>
          <table:table-cell office:value-type="float" office:value="3.54036772338444" calcext:value-type="float">
            <text:p>3.54036772338444</text:p>
          </table:table-cell>
          <table:table-cell table:number-columns-repeated="5"/>
        </table:table-row>
        <table:table-row table:style-name="ro1">
          <table:table-cell office:value-type="float" office:value="34.118235458201" calcext:value-type="float">
            <text:p>34.118235458201</text:p>
          </table:table-cell>
          <table:table-cell office:value-type="float" office:value="-2.65974349677401" calcext:value-type="float">
            <text:p>-2.65974349677401</text:p>
          </table:table-cell>
          <table:table-cell office:value-type="float" office:value="3.5875784890612" calcext:value-type="float">
            <text:p>3.5875784890612</text:p>
          </table:table-cell>
          <table:table-cell table:number-columns-repeated="5"/>
        </table:table-row>
        <table:table-row table:style-name="ro1">
          <table:table-cell office:value-type="float" office:value="34.025102333474" calcext:value-type="float">
            <text:p>34.025102333474</text:p>
          </table:table-cell>
          <table:table-cell office:value-type="float" office:value="-2.70427172727021" calcext:value-type="float">
            <text:p>-2.70427172727021</text:p>
          </table:table-cell>
          <table:table-cell office:value-type="float" office:value="3.60667141677166" calcext:value-type="float">
            <text:p>3.60667141677166</text:p>
          </table:table-cell>
          <table:table-cell table:number-columns-repeated="5"/>
        </table:table-row>
        <table:table-row table:style-name="ro1">
          <table:table-cell office:value-type="float" office:value="33.9951385678535" calcext:value-type="float">
            <text:p>33.9951385678535</text:p>
          </table:table-cell>
          <table:table-cell office:value-type="float" office:value="-2.71930725196254" calcext:value-type="float">
            <text:p>-2.71930725196254</text:p>
          </table:table-cell>
          <table:table-cell office:value-type="float" office:value="3.48589611750193" calcext:value-type="float">
            <text:p>3.48589611750193</text:p>
          </table:table-cell>
          <table:table-cell table:number-columns-repeated="5"/>
        </table:table-row>
        <table:table-row table:style-name="ro1">
          <table:table-cell office:value-type="float" office:value="33.923021024723" calcext:value-type="float">
            <text:p>33.923021024723</text:p>
          </table:table-cell>
          <table:table-cell office:value-type="float" office:value="-2.74516761099113" calcext:value-type="float">
            <text:p>-2.74516761099113</text:p>
          </table:table-cell>
          <table:table-cell office:value-type="float" office:value="3.53673727520674" calcext:value-type="float">
            <text:p>3.53673727520674</text:p>
          </table:table-cell>
          <table:table-cell table:number-columns-repeated="5"/>
        </table:table-row>
        <table:table-row table:style-name="ro1">
          <table:table-cell office:value-type="float" office:value="33.7595417772749" calcext:value-type="float">
            <text:p>33.7595417772749</text:p>
          </table:table-cell>
          <table:table-cell office:value-type="float" office:value="-2.81335179734163" calcext:value-type="float">
            <text:p>-2.81335179734163</text:p>
          </table:table-cell>
          <table:table-cell office:value-type="float" office:value="3.43107181860671" calcext:value-type="float">
            <text:p>3.43107181860671</text:p>
          </table:table-cell>
          <table:table-cell table:number-columns-repeated="5"/>
        </table:table-row>
        <table:table-row table:style-name="ro1">
          <table:table-cell office:value-type="float" office:value="33.6520882335794" calcext:value-type="float">
            <text:p>33.6520882335794</text:p>
          </table:table-cell>
          <table:table-cell office:value-type="float" office:value="-2.84535636889972" calcext:value-type="float">
            <text:p>-2.84535636889972</text:p>
          </table:table-cell>
          <table:table-cell office:value-type="float" office:value="3.48589606569807" calcext:value-type="float">
            <text:p>3.48589606569807</text:p>
          </table:table-cell>
          <table:table-cell table:number-columns-repeated="5"/>
        </table:table-row>
        <table:table-row table:style-name="ro1">
          <table:table-cell office:value-type="float" office:value="33.5589550510467" calcext:value-type="float">
            <text:p>33.5589550510467</text:p>
          </table:table-cell>
          <table:table-cell office:value-type="float" office:value="-2.8787526417141" calcext:value-type="float">
            <text:p>-2.8787526417141</text:p>
          </table:table-cell>
          <table:table-cell office:value-type="float" office:value="3.55583016121029" calcext:value-type="float">
            <text:p>3.55583016121029</text:p>
          </table:table-cell>
          <table:table-cell table:number-columns-repeated="5"/>
        </table:table-row>
        <table:table-row table:style-name="ro1">
          <table:table-cell office:value-type="float" office:value="33.3842411720471" calcext:value-type="float">
            <text:p>33.3842411720471</text:p>
          </table:table-cell>
          <table:table-cell office:value-type="float" office:value="-2.95557058175061" calcext:value-type="float">
            <text:p>-2.95557058175061</text:p>
          </table:table-cell>
          <table:table-cell office:value-type="float" office:value="3.48589604570011" calcext:value-type="float">
            <text:p>3.48589604570011</text:p>
          </table:table-cell>
          <table:table-cell table:number-columns-repeated="5"/>
        </table:table-row>
        <table:table-row table:style-name="ro1">
          <table:table-cell office:value-type="float" office:value="33.381155435055" calcext:value-type="float">
            <text:p>33.381155435055</text:p>
          </table:table-cell>
          <table:table-cell office:value-type="float" office:value="-2.95667708434325" calcext:value-type="float">
            <text:p>-2.95667708434325</text:p>
          </table:table-cell>
          <table:table-cell office:value-type="float" office:value="3.48589602594697" calcext:value-type="float">
            <text:p>3.48589602594697</text:p>
          </table:table-cell>
          <table:table-cell table:number-columns-repeated="5"/>
        </table:table-row>
        <table:table-row table:style-name="ro1">
          <table:table-cell office:value-type="float" office:value="33.2880222802453" calcext:value-type="float">
            <text:p>33.2880222802453</text:p>
          </table:table-cell>
          <table:table-cell office:value-type="float" office:value="-2.99007334303837" calcext:value-type="float">
            <text:p>-2.99007334303837</text:p>
          </table:table-cell>
          <table:table-cell office:value-type="float" office:value="3.53673718045322" calcext:value-type="float">
            <text:p>3.53673718045322</text:p>
          </table:table-cell>
          <table:table-cell table:number-columns-repeated="5"/>
        </table:table-row>
        <table:table-row table:style-name="ro1">
          <table:table-cell office:value-type="float" office:value="33.1378208039585" calcext:value-type="float">
            <text:p>33.1378208039585</text:p>
          </table:table-cell>
          <table:table-cell office:value-type="float" office:value="-3.05271959861964" calcext:value-type="float">
            <text:p>-3.05271959861964</text:p>
          </table:table-cell>
          <table:table-cell office:value-type="float" office:value="3.49259679517893" calcext:value-type="float">
            <text:p>3.49259679517893</text:p>
          </table:table-cell>
          <table:table-cell table:number-columns-repeated="5"/>
        </table:table-row>
        <table:table-row table:style-name="ro1">
          <table:table-cell office:value-type="float" office:value="33.0258082623911" calcext:value-type="float">
            <text:p>33.0258082623911</text:p>
          </table:table-cell>
          <table:table-cell office:value-type="float" office:value="-3.0937348783171" calcext:value-type="float">
            <text:p>-3.0937348783171</text:p>
          </table:table-cell>
          <table:table-cell office:value-type="float" office:value="3.52602230300385" calcext:value-type="float">
            <text:p>3.52602230300385</text:p>
          </table:table-cell>
          <table:table-cell table:number-columns-repeated="5"/>
        </table:table-row>
        <table:table-row table:style-name="ro1">
          <table:table-cell office:value-type="float" office:value="32.9492241321453" calcext:value-type="float">
            <text:p>32.9492241321453</text:p>
          </table:table-cell>
          <table:table-cell office:value-type="float" office:value="-3.12471761408703" calcext:value-type="float">
            <text:p>-3.12471761408703</text:p>
          </table:table-cell>
          <table:table-cell office:value-type="float" office:value="3.48589596969137" calcext:value-type="float">
            <text:p>3.48589596969137</text:p>
          </table:table-cell>
          <table:table-cell table:number-columns-repeated="5"/>
        </table:table-row>
        <table:table-row table:style-name="ro1">
          <table:table-cell office:value-type="float" office:value="32.9127317189941" calcext:value-type="float">
            <text:p>32.9127317189941</text:p>
          </table:table-cell>
          <table:table-cell office:value-type="float" office:value="-3.13780328542199" calcext:value-type="float">
            <text:p>-3.13780328542199</text:p>
          </table:table-cell>
          <table:table-cell office:value-type="float" office:value="3.45917124127382" calcext:value-type="float">
            <text:p>3.45917124127382</text:p>
          </table:table-cell>
          <table:table-cell table:number-columns-repeated="5"/>
        </table:table-row>
        <table:table-row table:style-name="ro1">
          <table:table-cell office:value-type="float" office:value="32.8339827277016" calcext:value-type="float">
            <text:p>32.8339827277016</text:p>
          </table:table-cell>
          <table:table-cell office:value-type="float" office:value="-3.16368841160594" calcext:value-type="float">
            <text:p>-3.16368841160594</text:p>
          </table:table-cell>
          <table:table-cell office:value-type="float" office:value="3.52337474806677" calcext:value-type="float">
            <text:p>3.52337474806677</text:p>
          </table:table-cell>
          <table:table-cell table:number-columns-repeated="5"/>
        </table:table-row>
        <table:table-row table:style-name="ro1">
          <table:table-cell office:value-type="float" office:value="32.6427812104067" calcext:value-type="float">
            <text:p>32.6427812104067</text:p>
          </table:table-cell>
          <table:table-cell office:value-type="float" office:value="-3.24045210928608" calcext:value-type="float">
            <text:p>-3.24045210928608</text:p>
          </table:table-cell>
          <table:table-cell office:value-type="float" office:value="3.45917120766152" calcext:value-type="float">
            <text:p>3.45917120766152</text:p>
          </table:table-cell>
          <table:table-cell table:number-columns-repeated="5"/>
        </table:table-row>
        <table:table-row table:style-name="ro1">
          <table:table-cell office:value-type="float" office:value="32.6392497833149" calcext:value-type="float">
            <text:p>32.6392497833149</text:p>
          </table:table-cell>
          <table:table-cell office:value-type="float" office:value="-3.24161290416134" calcext:value-type="float">
            <text:p>-3.24161290416134</text:p>
          </table:table-cell>
          <table:table-cell office:value-type="float" office:value="3.47253356014925" calcext:value-type="float">
            <text:p>3.47253356014925</text:p>
          </table:table-cell>
          <table:table-cell table:number-columns-repeated="5"/>
        </table:table-row>
        <table:table-row table:style-name="ro1">
          <table:table-cell office:value-type="float" office:value="32.5937569595236" calcext:value-type="float">
            <text:p>32.5937569595236</text:p>
          </table:table-cell>
          <table:table-cell office:value-type="float" office:value="-3.25724316949723" calcext:value-type="float">
            <text:p>-3.25724316949723</text:p>
          </table:table-cell>
          <table:table-cell office:value-type="float" office:value="3.48589591263705" calcext:value-type="float">
            <text:p>3.48589591263705</text:p>
          </table:table-cell>
          <table:table-cell table:number-columns-repeated="5"/>
        </table:table-row>
        <table:table-row table:style-name="ro1">
          <table:table-cell office:value-type="float" office:value="32.5006237657613" calcext:value-type="float">
            <text:p>32.5006237657613</text:p>
          </table:table-cell>
          <table:table-cell office:value-type="float" office:value="-3.29063943025036" calcext:value-type="float">
            <text:p>-3.29063943025036</text:p>
          </table:table-cell>
          <table:table-cell office:value-type="float" office:value="3.55582999783611" calcext:value-type="float">
            <text:p>3.55582999783611</text:p>
          </table:table-cell>
          <table:table-cell table:number-columns-repeated="5"/>
        </table:table-row>
        <table:table-row table:style-name="ro1">
          <table:table-cell office:value-type="float" office:value="32.3311757588839" calcext:value-type="float">
            <text:p>32.3311757588839</text:p>
          </table:table-cell>
          <table:table-cell office:value-type="float" office:value="-3.36514204638168" calcext:value-type="float">
            <text:p>-3.36514204638168</text:p>
          </table:table-cell>
          <table:table-cell office:value-type="float" office:value="3.45917115588268" calcext:value-type="float">
            <text:p>3.45917115588268</text:p>
          </table:table-cell>
          <table:table-cell table:number-columns-repeated="5"/>
        </table:table-row>
        <table:table-row table:style-name="ro1">
          <table:table-cell office:value-type="float" office:value="32.2667171434841" calcext:value-type="float">
            <text:p>32.2667171434841</text:p>
          </table:table-cell>
          <table:table-cell office:value-type="float" office:value="-3.38632985952823" calcext:value-type="float">
            <text:p>-3.38632985952823</text:p>
          </table:table-cell>
          <table:table-cell office:value-type="float" office:value="3.47253350176433" calcext:value-type="float">
            <text:p>3.47253350176433</text:p>
          </table:table-cell>
          <table:table-cell table:number-columns-repeated="5"/>
        </table:table-row>
        <table:table-row table:style-name="ro1">
          <table:table-cell office:value-type="float" office:value="32.2212243412699" calcext:value-type="float">
            <text:p>32.2212243412699</text:p>
          </table:table-cell>
          <table:table-cell office:value-type="float" office:value="-3.4019601144811" calcext:value-type="float">
            <text:p>-3.4019601144811</text:p>
          </table:table-cell>
          <table:table-cell office:value-type="float" office:value="3.48589584764598" calcext:value-type="float">
            <text:p>3.48589584764598</text:p>
          </table:table-cell>
          <table:table-cell table:number-columns-repeated="5"/>
        </table:table-row>
        <table:table-row table:style-name="ro1">
          <table:table-cell office:value-type="float" office:value="32.2191231163124" calcext:value-type="float">
            <text:p>32.2191231163124</text:p>
          </table:table-cell>
          <table:table-cell office:value-type="float" office:value="-3.40271358420971" calcext:value-type="float">
            <text:p>-3.40271358420971</text:p>
          </table:table-cell>
          <table:table-cell office:value-type="float" office:value="3.42084798895509" calcext:value-type="float">
            <text:p>3.42084798895509</text:p>
          </table:table-cell>
          <table:table-cell table:number-columns-repeated="5"/>
        </table:table-row>
        <table:table-row table:style-name="ro1">
          <table:table-cell office:value-type="float" office:value="32.0697274199261" calcext:value-type="float">
            <text:p>32.0697274199261</text:p>
          </table:table-cell>
          <table:table-cell office:value-type="float" office:value="-3.44555254006743" calcext:value-type="float">
            <text:p>-3.44555254006743</text:p>
          </table:table-cell>
          <table:table-cell office:value-type="float" office:value="3.51004928063323" calcext:value-type="float">
            <text:p>3.51004928063323</text:p>
          </table:table-cell>
          <table:table-cell table:number-columns-repeated="5"/>
        </table:table-row>
        <table:table-row table:style-name="ro1">
          <table:table-cell office:value-type="float" office:value="31.982147854164" calcext:value-type="float">
            <text:p>31.982147854164</text:p>
          </table:table-cell>
          <table:table-cell office:value-type="float" office:value="-3.47936601794354" calcext:value-type="float">
            <text:p>-3.47936601794354</text:p>
          </table:table-cell>
          <table:table-cell office:value-type="float" office:value="3.31021246634203" calcext:value-type="float">
            <text:p>3.31021246634203</text:p>
          </table:table-cell>
          <table:table-cell table:number-columns-repeated="5"/>
        </table:table-row>
        <table:table-row table:style-name="ro1">
          <table:table-cell office:value-type="float" office:value="31.9564199491592" calcext:value-type="float">
            <text:p>31.9564199491592</text:p>
          </table:table-cell>
          <table:table-cell office:value-type="float" office:value="-3.48374584134671" calcext:value-type="float">
            <text:p>-3.48374584134671</text:p>
          </table:table-cell>
          <table:table-cell office:value-type="float" office:value="3.40951819527343" calcext:value-type="float">
            <text:p>3.40951819527343</text:p>
          </table:table-cell>
          <table:table-cell table:number-columns-repeated="5"/>
        </table:table-row>
        <table:table-row table:style-name="ro1">
          <table:table-cell office:value-type="float" office:value="31.8393501744233" calcext:value-type="float">
            <text:p>31.8393501744233</text:p>
          </table:table-cell>
          <table:table-cell office:value-type="float" office:value="-3.515884545651" calcext:value-type="float">
            <text:p>-3.515884545651</text:p>
          </table:table-cell>
          <table:table-cell office:value-type="float" office:value="3.31840341558054" calcext:value-type="float">
            <text:p>3.31840341558054</text:p>
          </table:table-cell>
          <table:table-cell table:number-columns-repeated="5"/>
        </table:table-row>
        <table:table-row table:style-name="ro1">
          <table:table-cell office:value-type="float" office:value="31.7649723409769" calcext:value-type="float">
            <text:p>31.7649723409769</text:p>
          </table:table-cell>
          <table:table-cell office:value-type="float" office:value="-3.52917412300209" calcext:value-type="float">
            <text:p>-3.52917412300209</text:p>
          </table:table-cell>
          <table:table-cell office:value-type="float" office:value="3.24239239968269" calcext:value-type="float">
            <text:p>3.24239239968269</text:p>
          </table:table-cell>
          <table:table-cell table:number-columns-repeated="5"/>
        </table:table-row>
        <table:table-row table:style-name="ro1">
          <table:table-cell office:value-type="float" office:value="31.6655329854469" calcext:value-type="float">
            <text:p>31.6655329854469</text:p>
          </table:table-cell>
          <table:table-cell office:value-type="float" office:value="-3.53923167142521" calcext:value-type="float">
            <text:p>-3.53923167142521</text:p>
          </table:table-cell>
          <table:table-cell office:value-type="float" office:value="3.24656020968977" calcext:value-type="float">
            <text:p>3.24656020968977</text:p>
          </table:table-cell>
          <table:table-cell table:number-columns-repeated="5"/>
        </table:table-row>
        <table:table-row table:style-name="ro1">
          <table:table-cell office:value-type="float" office:value="31.6506114958369" calcext:value-type="float">
            <text:p>31.6506114958369</text:p>
          </table:table-cell>
          <table:table-cell office:value-type="float" office:value="-3.54080372168346" calcext:value-type="float">
            <text:p>-3.54080372168346</text:p>
          </table:table-cell>
          <table:table-cell office:value-type="float" office:value="3.25072801969682" calcext:value-type="float">
            <text:p>3.25072801969682</text:p>
          </table:table-cell>
          <table:table-cell table:number-columns-repeated="5"/>
        </table:table-row>
        <table:table-row table:style-name="ro1">
          <table:table-cell office:value-type="float" office:value="31.549011529361" calcext:value-type="float">
            <text:p>31.549011529361</text:p>
          </table:table-cell>
          <table:table-cell office:value-type="float" office:value="-3.55193610387261" calcext:value-type="float">
            <text:p>-3.55193610387261</text:p>
          </table:table-cell>
          <table:table-cell office:value-type="float" office:value="3.30283876314034" calcext:value-type="float">
            <text:p>3.30283876314034</text:p>
          </table:table-cell>
          <table:table-cell table:number-columns-repeated="5"/>
        </table:table-row>
        <table:table-row table:style-name="ro1">
          <table:table-cell office:value-type="float" office:value="31.3639301772495" calcext:value-type="float">
            <text:p>31.3639301772495</text:p>
          </table:table-cell>
          <table:table-cell office:value-type="float" office:value="-3.58204111844419" calcext:value-type="float">
            <text:p>-3.58204111844419</text:p>
          </table:table-cell>
          <table:table-cell office:value-type="float" office:value="3.40706025002739" calcext:value-type="float">
            <text:p>3.40706025002739</text:p>
          </table:table-cell>
          <table:table-cell table:number-columns-repeated="5"/>
        </table:table-row>
        <table:table-row table:style-name="ro1">
          <table:table-cell office:value-type="float" office:value="31.1829850156896" calcext:value-type="float">
            <text:p>31.1829850156896</text:p>
          </table:table-cell>
          <table:table-cell office:value-type="float" office:value="-3.6312373307966" calcext:value-type="float">
            <text:p>-3.6312373307966</text:p>
          </table:table-cell>
          <table:table-cell office:value-type="float" office:value="3.45917099347093" calcext:value-type="float">
            <text:p>3.45917099347093</text:p>
          </table:table-cell>
          <table:table-cell table:number-columns-repeated="5"/>
        </table:table-row>
        <table:table-row table:style-name="ro1">
          <table:table-cell office:value-type="float" office:value="31.1685426906894" calcext:value-type="float">
            <text:p>31.1685426906894</text:p>
          </table:table-cell>
          <table:table-cell office:value-type="float" office:value="-3.63598458008325" calcext:value-type="float">
            <text:p>-3.63598458008325</text:p>
          </table:table-cell>
          <table:table-cell office:value-type="float" office:value="3.35731987999827" calcext:value-type="float">
            <text:p>3.35731987999827</text:p>
          </table:table-cell>
          <table:table-cell table:number-columns-repeated="5"/>
        </table:table-row>
        <table:table-row table:style-name="ro1">
          <table:table-cell office:value-type="float" office:value="31.1565615230611" calcext:value-type="float">
            <text:p>31.1565615230611</text:p>
          </table:table-cell>
          <table:table-cell office:value-type="float" office:value="-3.63861010009482" calcext:value-type="float">
            <text:p>-3.63861010009482</text:p>
          </table:table-cell>
          <table:table-cell office:value-type="float" office:value="3.35731988461715" calcext:value-type="float">
            <text:p>3.35731988461715</text:p>
          </table:table-cell>
          <table:table-cell table:number-columns-repeated="5"/>
        </table:table-row>
        <table:table-row table:style-name="ro1">
          <table:table-cell office:value-type="float" office:value="31.0549616021412" calcext:value-type="float">
            <text:p>31.0549616021412</text:p>
          </table:table-cell>
          <table:table-cell office:value-type="float" office:value="-3.66087442688807" calcext:value-type="float">
            <text:p>-3.66087442688807</text:p>
          </table:table-cell>
          <table:table-cell office:value-type="float" office:value="3.4216077677216" calcext:value-type="float">
            <text:p>3.4216077677216</text:p>
          </table:table-cell>
          <table:table-cell table:number-columns-repeated="5"/>
        </table:table-row>
        <table:table-row table:style-name="ro1">
          <table:table-cell office:value-type="float" office:value="30.8326925556786" calcext:value-type="float">
            <text:p>30.8326925556786</text:p>
          </table:table-cell>
          <table:table-cell office:value-type="float" office:value="-3.72479248987708" calcext:value-type="float">
            <text:p>-3.72479248987708</text:p>
          </table:table-cell>
          <table:table-cell office:value-type="float" office:value="3.48589565082603" calcext:value-type="float">
            <text:p>3.48589565082603</text:p>
          </table:table-cell>
          <table:table-cell table:number-columns-repeated="5"/>
        </table:table-row>
        <table:table-row table:style-name="ro1">
          <table:table-cell office:value-type="float" office:value="30.7395593467208" calcext:value-type="float">
            <text:p>30.7395593467208</text:p>
          </table:table-cell>
          <table:table-cell office:value-type="float" office:value="-3.7581887285605" calcext:value-type="float">
            <text:p>-3.7581887285605</text:p>
          </table:table-cell>
          <table:table-cell office:value-type="float" office:value="3.48589565177102" calcext:value-type="float">
            <text:p>3.48589565177102</text:p>
          </table:table-cell>
          <table:table-cell table:number-columns-repeated="5"/>
        </table:table-row>
        <table:table-row table:style-name="ro1">
          <table:table-cell office:value-type="float" office:value="30.6464261473897" calcext:value-type="float">
            <text:p>30.6464261473897</text:p>
          </table:table-cell>
          <table:table-cell office:value-type="float" office:value="-3.79158496389124" calcext:value-type="float">
            <text:p>-3.79158496389124</text:p>
          </table:table-cell>
          <table:table-cell office:value-type="float" office:value="3.4858956217013" calcext:value-type="float">
            <text:p>3.4858956217013</text:p>
          </table:table-cell>
          <table:table-cell table:number-columns-repeated="5"/>
        </table:table-row>
        <table:table-row table:style-name="ro1">
          <table:table-cell office:value-type="float" office:value="30.5532929816256" calcext:value-type="float">
            <text:p>30.5532929816256</text:p>
          </table:table-cell>
          <table:table-cell office:value-type="float" office:value="-3.82498118402473" calcext:value-type="float">
            <text:p>-3.82498118402473</text:p>
          </table:table-cell>
          <table:table-cell office:value-type="float" office:value="3.5558297107867" calcext:value-type="float">
            <text:p>3.5558297107867</text:p>
          </table:table-cell>
          <table:table-cell table:number-columns-repeated="5"/>
        </table:table-row>
        <table:table-row table:style-name="ro1">
          <table:table-cell office:value-type="float" office:value="30.333656909318" calcext:value-type="float">
            <text:p>30.333656909318</text:p>
          </table:table-cell>
          <table:table-cell office:value-type="float" office:value="-3.92155032955184" calcext:value-type="float">
            <text:p>-3.92155032955184</text:p>
          </table:table-cell>
          <table:table-cell office:value-type="float" office:value="3.42160768738849" calcext:value-type="float">
            <text:p>3.42160768738849</text:p>
          </table:table-cell>
          <table:table-cell table:number-columns-repeated="5"/>
        </table:table-row>
        <table:table-row table:style-name="ro1">
          <table:table-cell office:value-type="float" office:value="30.282360154397" calcext:value-type="float">
            <text:p>30.282360154397</text:p>
          </table:table-cell>
          <table:table-cell office:value-type="float" office:value="-3.93630176828196" calcext:value-type="float">
            <text:p>-3.93630176828196</text:p>
          </table:table-cell>
          <table:table-cell office:value-type="float" office:value="3.48589556932106" calcext:value-type="float">
            <text:p>3.48589556932106</text:p>
          </table:table-cell>
          <table:table-cell table:number-columns-repeated="5"/>
        </table:table-row>
        <table:table-row table:style-name="ro1">
          <table:table-cell office:value-type="float" office:value="30.1892269419212" calcext:value-type="float">
            <text:p>30.1892269419212</text:p>
          </table:table-cell>
          <table:table-cell office:value-type="float" office:value="-3.96969799966002" calcext:value-type="float">
            <text:p>-3.96969799966002</text:p>
          </table:table-cell>
          <table:table-cell office:value-type="float" office:value="3.5367367225037" calcext:value-type="float">
            <text:p>3.5367367225037</text:p>
          </table:table-cell>
          <table:table-cell table:number-columns-repeated="5"/>
        </table:table-row>
        <table:table-row table:style-name="ro1">
          <table:table-cell office:value-type="float" office:value="30.1169932155248" calcext:value-type="float">
            <text:p>30.1169932155248</text:p>
          </table:table-cell>
          <table:table-cell office:value-type="float" office:value="-3.99982531108457" calcext:value-type="float">
            <text:p>-3.99982531108457</text:p>
          </table:table-cell>
          <table:table-cell office:value-type="float" office:value="3.40824528387152" calcext:value-type="float">
            <text:p>3.40824528387152</text:p>
          </table:table-cell>
          <table:table-cell table:number-columns-repeated="5"/>
        </table:table-row>
        <table:table-row table:style-name="ro1">
          <table:table-cell office:value-type="float" office:value="30.039986764481" calcext:value-type="float">
            <text:p>30.039986764481</text:p>
          </table:table-cell>
          <table:table-cell office:value-type="float" office:value="-4.02086021584387" calcext:value-type="float">
            <text:p>-4.02086021584387</text:p>
          </table:table-cell>
          <table:table-cell office:value-type="float" office:value="3.45917081324272" calcext:value-type="float">
            <text:p>3.45917081324272</text:p>
          </table:table-cell>
          <table:table-cell table:number-columns-repeated="5"/>
        </table:table-row>
        <table:table-row table:style-name="ro1">
          <table:table-cell office:value-type="float" office:value="29.9580419633507" calcext:value-type="float">
            <text:p>29.9580419633507</text:p>
          </table:table-cell>
          <table:table-cell office:value-type="float" office:value="-4.04779577936045" calcext:value-type="float">
            <text:p>-4.04779577936045</text:p>
          </table:table-cell>
          <table:table-cell office:value-type="float" office:value="3.43618329209726" calcext:value-type="float">
            <text:p>3.43618329209726</text:p>
          </table:table-cell>
          <table:table-cell table:number-columns-repeated="5"/>
        </table:table-row>
        <table:table-row table:style-name="ro1">
          <table:table-cell office:value-type="float" office:value="29.9357286158599" calcext:value-type="float">
            <text:p>29.9357286158599</text:p>
          </table:table-cell>
          <table:table-cell office:value-type="float" office:value="-4.05456607552393" calcext:value-type="float">
            <text:p>-4.05456607552393</text:p>
          </table:table-cell>
          <table:table-cell office:value-type="float" office:value="3.35731972302897" calcext:value-type="float">
            <text:p>3.35731972302897</text:p>
          </table:table-cell>
          <table:table-cell table:number-columns-repeated="5"/>
        </table:table-row>
        <table:table-row table:style-name="ro1">
          <table:table-cell office:value-type="float" office:value="29.9034966749467" calcext:value-type="float">
            <text:p>29.9034966749467</text:p>
          </table:table-cell>
          <table:table-cell office:value-type="float" office:value="-4.06162928880797" calcext:value-type="float">
            <text:p>-4.06162928880797</text:p>
          </table:table-cell>
          <table:table-cell office:value-type="float" office:value="3.40824524085166" calcext:value-type="float">
            <text:p>3.40824524085166</text:p>
          </table:table-cell>
          <table:table-cell table:number-columns-repeated="5"/>
        </table:table-row>
        <table:table-row table:style-name="ro1">
          <table:table-cell office:value-type="float" office:value="29.7267204923199" calcext:value-type="float">
            <text:p>29.7267204923199</text:p>
          </table:table-cell>
          <table:table-cell office:value-type="float" office:value="-4.10991705542417" calcext:value-type="float">
            <text:p>-4.10991705542417</text:p>
          </table:table-cell>
          <table:table-cell office:value-type="float" office:value="3.45917075867434" calcext:value-type="float">
            <text:p>3.45917075867434</text:p>
          </table:table-cell>
          <table:table-cell table:number-columns-repeated="5"/>
        </table:table-row>
        <table:table-row table:style-name="ro1">
          <table:table-cell office:value-type="float" office:value="29.6251206027625" calcext:value-type="float">
            <text:p>29.6251206027625</text:p>
          </table:table-cell>
          <table:table-cell office:value-type="float" office:value="-4.14331331409223" calcext:value-type="float">
            <text:p>-4.14331331409223</text:p>
          </table:table-cell>
          <table:table-cell office:value-type="float" office:value="3.45917076118852" calcext:value-type="float">
            <text:p>3.45917076118852</text:p>
          </table:table-cell>
          <table:table-cell table:number-columns-repeated="5"/>
        </table:table-row>
        <table:table-row table:style-name="ro1">
          <table:table-cell office:value-type="float" office:value="29.5235207514416" calcext:value-type="float">
            <text:p>29.5235207514416</text:p>
          </table:table-cell>
          <table:table-cell office:value-type="float" office:value="-4.17670956047486" calcext:value-type="float">
            <text:p>-4.17670956047486</text:p>
          </table:table-cell>
          <table:table-cell office:value-type="float" office:value="3.45917072829067" calcext:value-type="float">
            <text:p>3.45917072829067</text:p>
          </table:table-cell>
          <table:table-cell table:number-columns-repeated="5"/>
        </table:table-row>
        <table:table-row table:style-name="ro1">
          <table:table-cell office:value-type="float" office:value="29.4219208764602" calcext:value-type="float">
            <text:p>29.4219208764602</text:p>
          </table:table-cell>
          <table:table-cell office:value-type="float" office:value="-4.21010581093119" calcext:value-type="float">
            <text:p>-4.21010581093119</text:p>
          </table:table-cell>
          <table:table-cell office:value-type="float" office:value="3.45917073360649" calcext:value-type="float">
            <text:p>3.45917073360649</text:p>
          </table:table-cell>
          <table:table-cell table:number-columns-repeated="5"/>
        </table:table-row>
        <table:table-row table:style-name="ro1">
          <table:table-cell office:value-type="float" office:value="29.3399760787377" calcext:value-type="float">
            <text:p>29.3399760787377</text:p>
          </table:table-cell>
          <table:table-cell office:value-type="float" office:value="-4.23704136609675" calcext:value-type="float">
            <text:p>-4.23704136609675</text:p>
          </table:table-cell>
          <table:table-cell office:value-type="float" office:value="3.43618320254692" calcext:value-type="float">
            <text:p>3.43618320254692</text:p>
          </table:table-cell>
          <table:table-cell table:number-columns-repeated="5"/>
        </table:table-row>
        <table:table-row table:style-name="ro1">
          <table:table-cell office:value-type="float" office:value="29.2497079218491" calcext:value-type="float">
            <text:p>29.2497079218491</text:p>
          </table:table-cell>
          <table:table-cell office:value-type="float" office:value="-4.26443044160603" calcext:value-type="float">
            <text:p>-4.26443044160603</text:p>
          </table:table-cell>
          <table:table-cell office:value-type="float" office:value="3.49541635350294" calcext:value-type="float">
            <text:p>3.49541635350294</text:p>
          </table:table-cell>
          <table:table-cell table:number-columns-repeated="5"/>
        </table:table-row>
        <table:table-row table:style-name="ro1">
          <table:table-cell office:value-type="float" office:value="29.0497947005786" calcext:value-type="float">
            <text:p>29.0497947005786</text:p>
          </table:table-cell>
          <table:table-cell office:value-type="float" office:value="-4.33827194122658" calcext:value-type="float">
            <text:p>-4.33827194122658</text:p>
          </table:table-cell>
          <table:table-cell office:value-type="float" office:value="3.55464950445896" calcext:value-type="float">
            <text:p>3.55464950445896</text:p>
          </table:table-cell>
          <table:table-cell table:number-columns-repeated="5"/>
        </table:table-row>
        <table:table-row table:style-name="ro1">
          <table:table-cell office:value-type="float" office:value="28.9481948547615" calcext:value-type="float">
            <text:p>28.9481948547615</text:p>
          </table:table-cell>
          <table:table-cell office:value-type="float" office:value="-4.38280014162051" calcext:value-type="float">
            <text:p>-4.38280014162051</text:p>
          </table:table-cell>
          <table:table-cell office:value-type="float" office:value="3.57111359766873" calcext:value-type="float">
            <text:p>3.57111359766873</text:p>
          </table:table-cell>
          <table:table-cell table:number-columns-repeated="5"/>
        </table:table-row>
        <table:table-row table:style-name="ro1">
          <table:table-cell office:value-type="float" office:value="28.8943103901928" calcext:value-type="float">
            <text:p>28.8943103901928</text:p>
          </table:table-cell>
          <table:table-cell office:value-type="float" office:value="-4.40748145362625" calcext:value-type="float">
            <text:p>-4.40748145362625</text:p>
          </table:table-cell>
          <table:table-cell office:value-type="float" office:value="3.58757769087845" calcext:value-type="float">
            <text:p>3.58757769087845</text:p>
          </table:table-cell>
          <table:table-cell table:number-columns-repeated="5"/>
        </table:table-row>
        <table:table-row table:style-name="ro1">
          <table:table-cell office:value-type="float" office:value="28.8011772114145" calcext:value-type="float">
            <text:p>28.8011772114145</text:p>
          </table:table-cell>
          <table:table-cell office:value-type="float" office:value="-4.45200961863486" calcext:value-type="float">
            <text:p>-4.45200961863486</text:p>
          </table:table-cell>
          <table:table-cell office:value-type="float" office:value="3.63392647893797" calcext:value-type="float">
            <text:p>3.63392647893797</text:p>
          </table:table-cell>
          <table:table-cell table:number-columns-repeated="5"/>
        </table:table-row>
        <table:table-row table:style-name="ro1">
          <table:table-cell office:value-type="float" office:value="28.6607638353995" calcext:value-type="float">
            <text:p>28.6607638353995</text:p>
          </table:table-cell>
          <table:table-cell office:value-type="float" office:value="-4.52732590642626" calcext:value-type="float">
            <text:p>-4.52732590642626</text:p>
          </table:table-cell>
          <table:table-cell office:value-type="float" office:value="3.55464945979078" calcext:value-type="float">
            <text:p>3.55464945979078</text:p>
          </table:table-cell>
          <table:table-cell table:number-columns-repeated="5"/>
        </table:table-row>
        <table:table-row table:style-name="ro1">
          <table:table-cell office:value-type="float" office:value="28.6603287932011" calcext:value-type="float">
            <text:p>28.6603287932011</text:p>
          </table:table-cell>
          <table:table-cell office:value-type="float" office:value="-4.5275165725014" calcext:value-type="float">
            <text:p>-4.5275165725014</text:p>
          </table:table-cell>
          <table:table-cell office:value-type="float" office:value="3.55464944290506" calcext:value-type="float">
            <text:p>3.55464944290506</text:p>
          </table:table-cell>
          <table:table-cell table:number-columns-repeated="5"/>
        </table:table-row>
        <table:table-row table:style-name="ro1">
          <table:table-cell office:value-type="float" office:value="28.5587289424914" calcext:value-type="float">
            <text:p>28.5587289424914</text:p>
          </table:table-cell>
          <table:table-cell office:value-type="float" office:value="-4.5720447675845" calcext:value-type="float">
            <text:p>-4.5720447675845</text:p>
          </table:table-cell>
          <table:table-cell office:value-type="float" office:value="3.59677588024194" calcext:value-type="float">
            <text:p>3.59677588024194</text:p>
          </table:table-cell>
          <table:table-cell table:number-columns-repeated="5"/>
        </table:table-row>
        <table:table-row table:style-name="ro1">
          <table:table-cell office:value-type="float" office:value="28.422555508076" calcext:value-type="float">
            <text:p>28.422555508076</text:p>
          </table:table-cell>
          <table:table-cell office:value-type="float" office:value="-4.63869674261256" calcext:value-type="float">
            <text:p>-4.63869674261256</text:p>
          </table:table-cell>
          <table:table-cell office:value-type="float" office:value="3.68102875491574" calcext:value-type="float">
            <text:p>3.68102875491574</text:p>
          </table:table-cell>
          <table:table-cell table:number-columns-repeated="5"/>
        </table:table-row>
        <table:table-row table:style-name="ro1">
          <table:table-cell office:value-type="float" office:value="28.4157297912867" calcext:value-type="float">
            <text:p>28.4157297912867</text:p>
          </table:table-cell>
          <table:table-cell office:value-type="float" office:value="-4.64278304919873" calcext:value-type="float">
            <text:p>-4.64278304919873</text:p>
          </table:table-cell>
          <table:table-cell office:value-type="float" office:value="3.52337408621008" calcext:value-type="float">
            <text:p>3.52337408621008</text:p>
          </table:table-cell>
          <table:table-cell table:number-columns-repeated="5"/>
        </table:table-row>
        <table:table-row table:style-name="ro1">
          <table:table-cell office:value-type="float" office:value="28.2254449439351" calcext:value-type="float">
            <text:p>28.2254449439351</text:p>
          </table:table-cell>
          <table:table-cell office:value-type="float" office:value="-4.71917857544926" calcext:value-type="float">
            <text:p>-4.71917857544926</text:p>
          </table:table-cell>
          <table:table-cell office:value-type="float" office:value="3.58757759026159" calcext:value-type="float">
            <text:p>3.58757759026159</text:p>
          </table:table-cell>
          <table:table-cell table:number-columns-repeated="5"/>
        </table:table-row>
        <table:table-row table:style-name="ro1">
          <table:table-cell office:value-type="float" office:value="28.132311777914" calcext:value-type="float">
            <text:p>28.132311777914</text:p>
          </table:table-cell>
          <table:table-cell office:value-type="float" office:value="-4.76370672284569" calcext:value-type="float">
            <text:p>-4.76370672284569</text:p>
          </table:table-cell>
          <table:table-cell office:value-type="float" office:value="3.58757757759308" calcext:value-type="float">
            <text:p>3.58757757759308</text:p>
          </table:table-cell>
          <table:table-cell table:number-columns-repeated="5"/>
        </table:table-row>
        <table:table-row table:style-name="ro1">
          <table:table-cell office:value-type="float" office:value="28.0504512726975" calcext:value-type="float">
            <text:p>28.0504512726975</text:p>
          </table:table-cell>
          <table:table-cell office:value-type="float" office:value="-4.80284526692494" calcext:value-type="float">
            <text:p>-4.80284526692494</text:p>
          </table:table-cell>
          <table:table-cell office:value-type="float" office:value="3.45917051113415" calcext:value-type="float">
            <text:p>3.45917051113415</text:p>
          </table:table-cell>
          <table:table-cell table:number-columns-repeated="5"/>
        </table:table-row>
        <table:table-row table:style-name="ro1">
          <table:table-cell office:value-type="float" office:value="27.957189990353" calcext:value-type="float">
            <text:p>27.957189990353</text:p>
          </table:table-cell>
          <table:table-cell office:value-type="float" office:value="-4.83350056904693" calcext:value-type="float">
            <text:p>-4.83350056904693</text:p>
          </table:table-cell>
          <table:table-cell office:value-type="float" office:value="3.5233740145008" calcext:value-type="float">
            <text:p>3.5233740145008</text:p>
          </table:table-cell>
          <table:table-cell table:number-columns-repeated="5"/>
        </table:table-row>
        <table:table-row table:style-name="ro1">
          <table:table-cell office:value-type="float" office:value="27.7659883650027" calcext:value-type="float">
            <text:p>27.7659883650027</text:p>
          </table:table-cell>
          <table:table-cell office:value-type="float" office:value="-4.91026414724236" calcext:value-type="float">
            <text:p>-4.91026414724236</text:p>
          </table:table-cell>
          <table:table-cell office:value-type="float" office:value="3.4591704888204" calcext:value-type="float">
            <text:p>3.4591704888204</text:p>
          </table:table-cell>
          <table:table-cell table:number-columns-repeated="5"/>
        </table:table-row>
        <table:table-row table:style-name="ro1">
          <table:table-cell office:value-type="float" office:value="27.7624569519792" calcext:value-type="float">
            <text:p>27.7624569519792</text:p>
          </table:table-cell>
          <table:table-cell office:value-type="float" office:value="-4.91142493468047" calcext:value-type="float">
            <text:p>-4.91142493468047</text:p>
          </table:table-cell>
          <table:table-cell office:value-type="float" office:value="3.45917047724955" calcext:value-type="float">
            <text:p>3.45917047724955</text:p>
          </table:table-cell>
          <table:table-cell table:number-columns-repeated="5"/>
        </table:table-row>
        <table:table-row table:style-name="ro1">
          <table:table-cell office:value-type="float" office:value="27.6608570702036" calcext:value-type="float">
            <text:p>27.6608570702036</text:p>
          </table:table-cell>
          <table:table-cell office:value-type="float" office:value="-4.94482115910859" calcext:value-type="float">
            <text:p>-4.94482115910859</text:p>
          </table:table-cell>
          <table:table-cell office:value-type="float" office:value="3.4591704501854" calcext:value-type="float">
            <text:p>3.4591704501854</text:p>
          </table:table-cell>
          <table:table-cell table:number-columns-repeated="5"/>
        </table:table-row>
        <table:table-row table:style-name="ro1">
          <table:table-cell office:value-type="float" office:value="27.5592571873362" calcext:value-type="float">
            <text:p>27.5592571873362</text:p>
          </table:table-cell>
          <table:table-cell office:value-type="float" office:value="-4.97821738084872" calcext:value-type="float">
            <text:p>-4.97821738084872</text:p>
          </table:table-cell>
          <table:table-cell office:value-type="float" office:value="3.48823505755813" calcext:value-type="float">
            <text:p>3.48823505755813</text:p>
          </table:table-cell>
          <table:table-cell table:number-columns-repeated="5"/>
        </table:table-row>
        <table:table-row table:style-name="ro1">
          <table:table-cell office:value-type="float" office:value="27.4608621347243" calcext:value-type="float">
            <text:p>27.4608621347243</text:p>
          </table:table-cell>
          <table:table-cell office:value-type="float" office:value="-5.01376044433267" calcext:value-type="float">
            <text:p>-5.01376044433267</text:p>
          </table:table-cell>
          <table:table-cell office:value-type="float" office:value="3.51729966493087" calcext:value-type="float">
            <text:p>3.51729966493087</text:p>
          </table:table-cell>
          <table:table-cell table:number-columns-repeated="5"/>
        </table:table-row>
        <table:table-row table:style-name="ro1">
          <table:table-cell office:value-type="float" office:value="27.3761955668562" calcext:value-type="float">
            <text:p>27.3761955668562</text:p>
          </table:table-cell>
          <table:table-cell office:value-type="float" office:value="-5.04715660987439" calcext:value-type="float">
            <text:p>-5.04715660987439</text:p>
          </table:table-cell>
          <table:table-cell office:value-type="float" office:value="3.55243855382611" calcext:value-type="float">
            <text:p>3.55243855382611</text:p>
          </table:table-cell>
          <table:table-cell table:number-columns-repeated="5"/>
        </table:table-row>
        <table:table-row table:style-name="ro1">
          <table:table-cell office:value-type="float" office:value="27.2602463426502" calcext:value-type="float">
            <text:p>27.2602463426502</text:p>
          </table:table-cell>
          <table:table-cell office:value-type="float" office:value="-5.09766841326627" calcext:value-type="float">
            <text:p>-5.09766841326627</text:p>
          </table:table-cell>
          <table:table-cell office:value-type="float" office:value="3.58757744272136" calcext:value-type="float">
            <text:p>3.58757744272136</text:p>
          </table:table-cell>
          <table:table-cell table:number-columns-repeated="5"/>
        </table:table-row>
        <table:table-row table:style-name="ro1">
          <table:table-cell office:value-type="float" office:value="27.167113146703" calcext:value-type="float">
            <text:p>27.167113146703</text:p>
          </table:table-cell>
          <table:table-cell office:value-type="float" office:value="-5.14219655808876" calcext:value-type="float">
            <text:p>-5.14219655808876</text:p>
          </table:table-cell>
          <table:table-cell office:value-type="float" office:value="3.63392622399354" calcext:value-type="float">
            <text:p>3.63392622399354</text:p>
          </table:table-cell>
          <table:table-cell table:number-columns-repeated="5"/>
        </table:table-row>
        <table:table-row table:style-name="ro1">
          <table:table-cell office:value-type="float" office:value="27.0201272443267" calcext:value-type="float">
            <text:p>27.0201272443267</text:p>
          </table:table-cell>
          <table:table-cell office:value-type="float" office:value="-5.22103823302895" calcext:value-type="float">
            <text:p>-5.22103823302895</text:p>
          </table:table-cell>
          <table:table-cell office:value-type="float" office:value="3.68027500526572" calcext:value-type="float">
            <text:p>3.68027500526572</text:p>
          </table:table-cell>
          <table:table-cell table:number-columns-repeated="5"/>
        </table:table-row>
        <table:table-row table:style-name="ro1">
          <table:table-cell office:value-type="float" office:value="26.9269941179398" calcext:value-type="float">
            <text:p>26.9269941179398</text:p>
          </table:table-cell>
          <table:table-cell office:value-type="float" office:value="-5.27669830866706" calcext:value-type="float">
            <text:p>-5.27669830866706</text:p>
          </table:table-cell>
          <table:table-cell office:value-type="float" office:value="3.68027497886301" calcext:value-type="float">
            <text:p>3.68027497886301</text:p>
          </table:table-cell>
          <table:table-cell table:number-columns-repeated="5"/>
        </table:table-row>
        <table:table-row table:style-name="ro1">
          <table:table-cell office:value-type="float" office:value="26.8628359921704" calcext:value-type="float">
            <text:p>26.8628359921704</text:p>
          </table:table-cell>
          <table:table-cell office:value-type="float" office:value="-5.31504176450875" calcext:value-type="float">
            <text:p>-5.31504176450875</text:p>
          </table:table-cell>
          <table:table-cell office:value-type="float" office:value="3.64277353041789" calcext:value-type="float">
            <text:p>3.64277353041789</text:p>
          </table:table-cell>
          <table:table-cell table:number-columns-repeated="5"/>
        </table:table-row>
        <table:table-row table:style-name="ro1">
          <table:table-cell office:value-type="float" office:value="26.8042668443129" calcext:value-type="float">
            <text:p>26.8042668443129</text:p>
          </table:table-cell>
          <table:table-cell office:value-type="float" office:value="-5.34712809820836" calcext:value-type="float">
            <text:p>-5.34712809820836</text:p>
          </table:table-cell>
          <table:table-cell office:value-type="float" office:value="3.62576324414072" calcext:value-type="float">
            <text:p>3.62576324414072</text:p>
          </table:table-cell>
          <table:table-cell table:number-columns-repeated="5"/>
        </table:table-row>
        <table:table-row table:style-name="ro1">
          <table:table-cell office:value-type="float" office:value="26.7331502712879" calcext:value-type="float">
            <text:p>26.7331502712879</text:p>
          </table:table-cell>
          <table:table-cell office:value-type="float" office:value="-5.38452996660621" calcext:value-type="float">
            <text:p>-5.38452996660621</text:p>
          </table:table-cell>
          <table:table-cell office:value-type="float" office:value="3.67445908464431" calcext:value-type="float">
            <text:p>3.67445908464431</text:p>
          </table:table-cell>
          <table:table-cell table:number-columns-repeated="5"/>
        </table:table-row>
        <table:table-row table:style-name="ro1">
          <table:table-cell office:value-type="float" office:value="26.5822101771125" calcext:value-type="float">
            <text:p>26.5822101771125</text:p>
          </table:table-cell>
          <table:table-cell office:value-type="float" office:value="-5.47355050580407" calcext:value-type="float">
            <text:p>-5.47355050580407</text:p>
          </table:table-cell>
          <table:table-cell office:value-type="float" office:value="3.72315492514789" calcext:value-type="float">
            <text:p>3.72315492514789</text:p>
          </table:table-cell>
          <table:table-cell table:number-columns-repeated="5"/>
        </table:table-row>
        <table:table-row table:style-name="ro1">
          <table:table-cell office:value-type="float" office:value="26.5708445709725" calcext:value-type="float">
            <text:p>26.5708445709725</text:p>
          </table:table-cell>
          <table:table-cell office:value-type="float" office:value="-5.48102229629075" calcext:value-type="float">
            <text:p>-5.48102229629075</text:p>
          </table:table-cell>
          <table:table-cell office:value-type="float" office:value="3.6257632197576" calcext:value-type="float">
            <text:p>3.6257632197576</text:p>
          </table:table-cell>
          <table:table-cell table:number-columns-repeated="5"/>
        </table:table-row>
        <table:table-row table:style-name="ro1">
          <table:table-cell office:value-type="float" office:value="26.5638172845338" calcext:value-type="float">
            <text:p>26.5638172845338</text:p>
          </table:table-cell>
          <table:table-cell office:value-type="float" office:value="-5.48471811030202" calcext:value-type="float">
            <text:p>-5.48471811030202</text:p>
          </table:table-cell>
          <table:table-cell office:value-type="float" office:value="3.65301906884516" calcext:value-type="float">
            <text:p>3.65301906884516</text:p>
          </table:table-cell>
          <table:table-cell table:number-columns-repeated="5"/>
        </table:table-row>
        <table:table-row table:style-name="ro1">
          <table:table-cell office:value-type="float" office:value="26.4782616781157" calcext:value-type="float">
            <text:p>26.4782616781157</text:p>
          </table:table-cell>
          <table:table-cell office:value-type="float" office:value="-5.53273473375335" calcext:value-type="float">
            <text:p>-5.53273473375335</text:p>
          </table:table-cell>
          <table:table-cell office:value-type="float" office:value="3.68027491793274" calcext:value-type="float">
            <text:p>3.68027491793274</text:p>
          </table:table-cell>
          <table:table-cell table:number-columns-repeated="5"/>
        </table:table-row>
        <table:table-row table:style-name="ro1">
          <table:table-cell office:value-type="float" office:value="26.3851285132479" calcext:value-type="float">
            <text:p>26.3851285132479</text:p>
          </table:table-cell>
          <table:table-cell office:value-type="float" office:value="-5.58839482135047" calcext:value-type="float">
            <text:p>-5.58839482135047</text:p>
          </table:table-cell>
          <table:table-cell office:value-type="float" office:value="3.74489677777514" calcext:value-type="float">
            <text:p>3.74489677777514</text:p>
          </table:table-cell>
          <table:table-cell table:number-columns-repeated="5"/>
        </table:table-row>
        <table:table-row table:style-name="ro1">
          <table:table-cell office:value-type="float" office:value="26.2640974456009" calcext:value-type="float">
            <text:p>26.2640974456009</text:p>
          </table:table-cell>
          <table:table-cell office:value-type="float" office:value="-5.67178503482365" calcext:value-type="float">
            <text:p>-5.67178503482365</text:p>
          </table:table-cell>
          <table:table-cell office:value-type="float" office:value="3.6553660777705" calcext:value-type="float">
            <text:p>3.6553660777705</text:p>
          </table:table-cell>
          <table:table-cell table:number-columns-repeated="5"/>
        </table:table-row>
        <table:table-row table:style-name="ro1">
          <table:table-cell office:value-type="float" office:value="26.1419444367784" calcext:value-type="float">
            <text:p>26.1419444367784</text:p>
          </table:table-cell>
          <table:table-cell office:value-type="float" office:value="-5.74071882133117" calcext:value-type="float">
            <text:p>-5.74071882133117</text:p>
          </table:table-cell>
          <table:table-cell office:value-type="float" office:value="3.72315485000587" calcext:value-type="float">
            <text:p>3.72315485000587</text:p>
          </table:table-cell>
          <table:table-cell table:number-columns-repeated="5"/>
        </table:table-row>
        <table:table-row table:style-name="ro1">
          <table:table-cell office:value-type="float" office:value="26.1087542583381" calcext:value-type="float">
            <text:p>26.1087542583381</text:p>
          </table:table-cell>
          <table:table-cell office:value-type="float" office:value="-5.76253816082543" calcext:value-type="float">
            <text:p>-5.76253816082543</text:p>
          </table:table-cell>
          <table:table-cell office:value-type="float" office:value="3.65473309517232" calcext:value-type="float">
            <text:p>3.65473309517232</text:p>
          </table:table-cell>
          <table:table-cell table:number-columns-repeated="5"/>
        </table:table-row>
        <table:table-row table:style-name="ro1">
          <table:table-cell office:value-type="float" office:value="26.0965664026295" calcext:value-type="float">
            <text:p>26.0965664026295</text:p>
          </table:table-cell>
          <table:table-cell office:value-type="float" office:value="-5.76940588362646" calcext:value-type="float">
            <text:p>-5.76940588362646</text:p>
          </table:table-cell>
          <table:table-cell office:value-type="float" office:value="3.58757725829293" calcext:value-type="float">
            <text:p>3.58757725829293</text:p>
          </table:table-cell>
          <table:table-cell table:number-columns-repeated="5"/>
        </table:table-row>
        <table:table-row table:style-name="ro1">
          <table:table-cell office:value-type="float" office:value="26.0579820687815" calcext:value-type="float">
            <text:p>26.0579820687815</text:p>
          </table:table-cell>
          <table:table-cell office:value-type="float" office:value="-5.78785352706608" calcext:value-type="float">
            <text:p>-5.78785352706608</text:p>
          </table:table-cell>
          <table:table-cell office:value-type="float" office:value="3.63392604024211" calcext:value-type="float">
            <text:p>3.63392604024211</text:p>
          </table:table-cell>
          <table:table-cell table:number-columns-repeated="5"/>
        </table:table-row>
        <table:table-row table:style-name="ro1">
          <table:table-cell office:value-type="float" office:value="25.927165228743" calcext:value-type="float">
            <text:p>25.927165228743</text:p>
          </table:table-cell>
          <table:table-cell office:value-type="float" office:value="-5.85802225796147" calcext:value-type="float">
            <text:p>-5.85802225796147</text:p>
          </table:table-cell>
          <table:table-cell office:value-type="float" office:value="3.57153125961971" calcext:value-type="float">
            <text:p>3.57153125961971</text:p>
          </table:table-cell>
          <table:table-cell table:number-columns-repeated="5"/>
        </table:table-row>
        <table:table-row table:style-name="ro1">
          <table:table-cell office:value-type="float" office:value="25.818752067852" calcext:value-type="float">
            <text:p>25.818752067852</text:p>
          </table:table-cell>
          <table:table-cell office:value-type="float" office:value="-5.90773475712097" calcext:value-type="float">
            <text:p>-5.90773475712097</text:p>
          </table:table-cell>
          <table:table-cell office:value-type="float" office:value="3.62576308439039" calcext:value-type="float">
            <text:p>3.62576308439039</text:p>
          </table:table-cell>
          <table:table-cell table:number-columns-repeated="5"/>
        </table:table-row>
        <table:table-row table:style-name="ro1">
          <table:table-cell office:value-type="float" office:value="25.7340855361875" calcext:value-type="float">
            <text:p>25.7340855361875</text:p>
          </table:table-cell>
          <table:table-cell office:value-type="float" office:value="-5.95226284828706" calcext:value-type="float">
            <text:p>-5.95226284828706</text:p>
          </table:table-cell>
          <table:table-cell office:value-type="float" office:value="3.62576307656965" calcext:value-type="float">
            <text:p>3.62576307656965</text:p>
          </table:table-cell>
          <table:table-cell table:number-columns-repeated="5"/>
        </table:table-row>
        <table:table-row table:style-name="ro1">
          <table:table-cell office:value-type="float" office:value="25.6798398593564" calcext:value-type="float">
            <text:p>25.6798398593564</text:p>
          </table:table-cell>
          <table:table-cell office:value-type="float" office:value="-5.98079190634535" calcext:value-type="float">
            <text:p>-5.98079190634535</text:p>
          </table:table-cell>
          <table:table-cell office:value-type="float" office:value="3.58757718648717" calcext:value-type="float">
            <text:p>3.58757718648717</text:p>
          </table:table-cell>
          <table:table-cell table:number-columns-repeated="5"/>
        </table:table-row>
        <table:table-row table:style-name="ro1">
          <table:table-cell office:value-type="float" office:value="25.6748029237896" calcext:value-type="float">
            <text:p>25.6748029237896</text:p>
          </table:table-cell>
          <table:table-cell office:value-type="float" office:value="-5.98320012659829" calcext:value-type="float">
            <text:p>-5.98320012659829</text:p>
          </table:table-cell>
          <table:table-cell office:value-type="float" office:value="3.51729939443139" calcext:value-type="float">
            <text:p>3.51729939443139</text:p>
          </table:table-cell>
          <table:table-cell table:number-columns-repeated="5"/>
        </table:table-row>
        <table:table-row table:style-name="ro1">
          <table:table-cell office:value-type="float" office:value="25.648998797478" calcext:value-type="float">
            <text:p>25.648998797478</text:p>
          </table:table-cell>
          <table:table-cell office:value-type="float" office:value="-5.99337838482631" calcext:value-type="float">
            <text:p>-5.99337838482631</text:p>
          </table:table-cell>
          <table:table-cell office:value-type="float" office:value="3.55243827439824" calcext:value-type="float">
            <text:p>3.55243827439824</text:p>
          </table:table-cell>
          <table:table-cell table:number-columns-repeated="5"/>
        </table:table-row>
        <table:table-row table:style-name="ro1">
          <table:table-cell office:value-type="float" office:value="25.5330495886069" calcext:value-type="float">
            <text:p>25.5330495886069</text:p>
          </table:table-cell>
          <table:table-cell office:value-type="float" office:value="-6.04389014298953" calcext:value-type="float">
            <text:p>-6.04389014298953</text:p>
          </table:table-cell>
          <table:table-cell office:value-type="float" office:value="3.58757715436507" calcext:value-type="float">
            <text:p>3.58757715436507</text:p>
          </table:table-cell>
          <table:table-cell table:number-columns-repeated="5"/>
        </table:table-row>
        <table:table-row table:style-name="ro1">
          <table:table-cell office:value-type="float" office:value="25.4399163694874" calcext:value-type="float">
            <text:p>25.4399163694874</text:p>
          </table:table-cell>
          <table:table-cell office:value-type="float" office:value="-6.0884182658965" calcext:value-type="float">
            <text:p>-6.0884182658965</text:p>
          </table:table-cell>
          <table:table-cell office:value-type="float" office:value="3.65536592800942" calcext:value-type="float">
            <text:p>3.65536592800942</text:p>
          </table:table-cell>
          <table:table-cell table:number-columns-repeated="5"/>
        </table:table-row>
        <table:table-row table:style-name="ro1">
          <table:table-cell office:value-type="float" office:value="25.3297022315013" calcext:value-type="float">
            <text:p>25.3297022315013</text:p>
          </table:table-cell>
          <table:table-cell office:value-type="float" office:value="-6.15061464790101" calcext:value-type="float">
            <text:p>-6.15061464790101</text:p>
          </table:table-cell>
          <table:table-cell office:value-type="float" office:value="3.53597413432955" calcext:value-type="float">
            <text:p>3.53597413432955</text:p>
          </table:table-cell>
          <table:table-cell table:number-columns-repeated="5"/>
        </table:table-row>
        <table:table-row table:style-name="ro1">
          <table:table-cell office:value-type="float" office:value="25.3244678362796" calcext:value-type="float">
            <text:p>25.3244678362796</text:p>
          </table:table-cell>
          <table:table-cell office:value-type="float" office:value="-6.15279312986807" calcext:value-type="float">
            <text:p>-6.15279312986807</text:p>
          </table:table-cell>
          <table:table-cell office:value-type="float" office:value="3.55464891429961" calcext:value-type="float">
            <text:p>3.55464891429961</text:p>
          </table:table-cell>
          <table:table-cell table:number-columns-repeated="5"/>
        </table:table-row>
        <table:table-row table:style-name="ro1">
          <table:table-cell office:value-type="float" office:value="25.222867943662" calcext:value-type="float">
            <text:p>25.222867943662</text:p>
          </table:table-cell>
          <table:table-cell office:value-type="float" office:value="-6.19732127929598" calcext:value-type="float">
            <text:p>-6.19732127929598</text:p>
          </table:table-cell>
          <table:table-cell office:value-type="float" office:value="3.57111300634041" calcext:value-type="float">
            <text:p>3.57111300634041</text:p>
          </table:table-cell>
          <table:table-cell table:number-columns-repeated="5"/>
        </table:table-row>
        <table:table-row table:style-name="ro1">
          <table:table-cell office:value-type="float" office:value="25.1689834683239" calcext:value-type="float">
            <text:p>25.1689834683239</text:p>
          </table:table-cell>
          <table:table-cell office:value-type="float" office:value="-6.22200255768612" calcext:value-type="float">
            <text:p>-6.22200255768612</text:p>
          </table:table-cell>
          <table:table-cell office:value-type="float" office:value="3.58757709838122" calcext:value-type="float">
            <text:p>3.58757709838122</text:p>
          </table:table-cell>
          <table:table-cell table:number-columns-repeated="5"/>
        </table:table-row>
        <table:table-row table:style-name="ro1">
          <table:table-cell office:value-type="float" office:value="25.1025893037051" calcext:value-type="float">
            <text:p>25.1025893037051</text:p>
          </table:table-cell>
          <table:table-cell office:value-type="float" office:value="-6.25374640939759" calcext:value-type="float">
            <text:p>-6.25374640939759</text:p>
          </table:table-cell>
          <table:table-cell office:value-type="float" office:value="3.55464889327287" calcext:value-type="float">
            <text:p>3.55464889327287</text:p>
          </table:table-cell>
          <table:table-cell table:number-columns-repeated="5"/>
        </table:table-row>
        <table:table-row table:style-name="ro1">
          <table:table-cell office:value-type="float" office:value="25.0281348596295" calcext:value-type="float">
            <text:p>25.0281348596295</text:p>
          </table:table-cell>
          <table:table-cell office:value-type="float" office:value="-6.28637753071421" calcext:value-type="float">
            <text:p>-6.28637753071421</text:p>
          </table:table-cell>
          <table:table-cell office:value-type="float" office:value="3.57111298282188" calcext:value-type="float">
            <text:p>3.57111298282188</text:p>
          </table:table-cell>
          <table:table-cell table:number-columns-repeated="5"/>
        </table:table-row>
        <table:table-row table:style-name="ro1">
          <table:table-cell office:value-type="float" office:value="24.9742503918655" calcext:value-type="float">
            <text:p>24.9742503918655</text:p>
          </table:table-cell>
          <table:table-cell office:value-type="float" office:value="-6.31105880410196" calcext:value-type="float">
            <text:p>-6.31105880410196</text:p>
          </table:table-cell>
          <table:table-cell office:value-type="float" office:value="3.58757707237089" calcext:value-type="float">
            <text:p>3.58757707237089</text:p>
          </table:table-cell>
          <table:table-cell table:number-columns-repeated="5"/>
        </table:table-row>
        <table:table-row table:style-name="ro1">
          <table:table-cell office:value-type="float" office:value="24.8811171672278" calcext:value-type="float">
            <text:p>24.8811171672278</text:p>
          </table:table-cell>
          <table:table-cell office:value-type="float" office:value="-6.35558692026523" calcext:value-type="float">
            <text:p>-6.35558692026523</text:p>
          </table:table-cell>
          <table:table-cell office:value-type="float" office:value="3.60666999828309" calcext:value-type="float">
            <text:p>3.60666999828309</text:p>
          </table:table-cell>
          <table:table-cell table:number-columns-repeated="5"/>
        </table:table-row>
        <table:table-row table:style-name="ro1">
          <table:table-cell office:value-type="float" office:value="24.8196868756454" calcext:value-type="float">
            <text:p>24.8196868756454</text:p>
          </table:table-cell>
          <table:table-cell office:value-type="float" office:value="-6.38641193102082" calcext:value-type="float">
            <text:p>-6.38641193102082</text:p>
          </table:table-cell>
          <table:table-cell office:value-type="float" office:value="3.62576292419533" calcext:value-type="float">
            <text:p>3.62576292419533</text:p>
          </table:table-cell>
          <table:table-cell table:number-columns-repeated="5"/>
        </table:table-row>
        <table:table-row table:style-name="ro1">
          <table:table-cell office:value-type="float" office:value="24.7866021296277" calcext:value-type="float">
            <text:p>24.7866021296277</text:p>
          </table:table-cell>
          <table:table-cell office:value-type="float" office:value="-6.40381195893111" calcext:value-type="float">
            <text:p>-6.40381195893111</text:p>
          </table:table-cell>
          <table:table-cell office:value-type="float" office:value="3.52337352545644" calcext:value-type="float">
            <text:p>3.52337352545644</text:p>
          </table:table-cell>
          <table:table-cell table:number-columns-repeated="5"/>
        </table:table-row>
        <table:table-row table:style-name="ro1">
          <table:table-cell office:value-type="float" office:value="24.6017175308317" calcext:value-type="float">
            <text:p>24.6017175308317</text:p>
          </table:table-cell>
          <table:table-cell office:value-type="float" office:value="-6.47803927397839" calcext:value-type="float">
            <text:p>-6.47803927397839</text:p>
          </table:table-cell>
          <table:table-cell office:value-type="float" office:value="3.58757702018697" calcext:value-type="float">
            <text:p>3.58757702018697</text:p>
          </table:table-cell>
          <table:table-cell table:number-columns-repeated="5"/>
        </table:table-row>
        <table:table-row table:style-name="ro1">
          <table:table-cell office:value-type="float" office:value="24.5544994982892" calcext:value-type="float">
            <text:p>24.5544994982892</text:p>
          </table:table-cell>
          <table:table-cell office:value-type="float" office:value="-6.50061478088576" calcext:value-type="float">
            <text:p>-6.50061478088576</text:p>
          </table:table-cell>
          <table:table-cell office:value-type="float" office:value="3.28888920429731" calcext:value-type="float">
            <text:p>3.28888920429731</text:p>
          </table:table-cell>
          <table:table-cell table:number-columns-repeated="5"/>
        </table:table-row>
        <table:table-row table:style-name="ro1">
          <table:table-cell office:value-type="float" office:value="24.4596326934004" calcext:value-type="float">
            <text:p>24.4596326934004</text:p>
          </table:table-cell>
          <table:table-cell office:value-type="float" office:value="-6.51469027683754" calcext:value-type="float">
            <text:p>-6.51469027683754</text:p>
          </table:table-cell>
          <table:table-cell office:value-type="float" office:value="3.38708468713155" calcext:value-type="float">
            <text:p>3.38708468713155</text:p>
          </table:table-cell>
          <table:table-cell table:number-columns-repeated="5"/>
        </table:table-row>
        <table:table-row table:style-name="ro1">
          <table:table-cell office:value-type="float" office:value="24.2882490985322" calcext:value-type="float">
            <text:p>24.2882490985322</text:p>
          </table:table-cell>
          <table:table-cell office:value-type="float" office:value="-6.55762966978351" calcext:value-type="float">
            <text:p>-6.55762966978351</text:p>
          </table:table-cell>
          <table:table-cell office:value-type="float" office:value="3.43618242854867" calcext:value-type="float">
            <text:p>3.43618242854867</text:p>
          </table:table-cell>
          <table:table-cell table:number-columns-repeated="5"/>
        </table:table-row>
        <table:table-row table:style-name="ro1">
          <table:table-cell office:value-type="float" office:value="24.229816797131" calcext:value-type="float">
            <text:p>24.229816797131</text:p>
          </table:table-cell>
          <table:table-cell office:value-type="float" office:value="-6.57535909189712" calcext:value-type="float">
            <text:p>-6.57535909189712</text:p>
          </table:table-cell>
          <table:table-cell office:value-type="float" office:value="3.3762461705158" calcext:value-type="float">
            <text:p>3.3762461705158</text:p>
          </table:table-cell>
          <table:table-cell table:number-columns-repeated="5"/>
        </table:table-row>
        <table:table-row table:style-name="ro1">
          <table:table-cell office:value-type="float" office:value="24.1891635318207" calcext:value-type="float">
            <text:p>24.1891635318207</text:p>
          </table:table-cell>
          <table:table-cell office:value-type="float" office:value="-6.58507755536928" calcext:value-type="float">
            <text:p>-6.58507755536928</text:p>
          </table:table-cell>
          <table:table-cell office:value-type="float" office:value="3.4310703921745" calcext:value-type="float">
            <text:p>3.4310703921745</text:p>
          </table:table-cell>
          <table:table-cell table:number-columns-repeated="5"/>
        </table:table-row>
        <table:table-row table:style-name="ro1">
          <table:table-cell office:value-type="float" office:value="24.0001029167446" calcext:value-type="float">
            <text:p>24.0001029167446</text:p>
          </table:table-cell>
          <table:table-cell office:value-type="float" office:value="-6.64138814529409" calcext:value-type="float">
            <text:p>-6.64138814529409</text:p>
          </table:table-cell>
          <table:table-cell office:value-type="float" office:value="3.48589461383308" calcext:value-type="float">
            <text:p>3.48589461383308</text:p>
          </table:table-cell>
          <table:table-cell table:number-columns-repeated="5"/>
        </table:table-row>
        <table:table-row table:style-name="ro1">
          <table:table-cell office:value-type="float" office:value="23.997107306803" calcext:value-type="float">
            <text:p>23.997107306803</text:p>
          </table:table-cell>
          <table:table-cell office:value-type="float" office:value="-6.64246232473256" calcext:value-type="float">
            <text:p>-6.64246232473256</text:p>
          </table:table-cell>
          <table:table-cell office:value-type="float" office:value="3.43107036398022" calcext:value-type="float">
            <text:p>3.43107036398022</text:p>
          </table:table-cell>
          <table:table-cell table:number-columns-repeated="5"/>
        </table:table-row>
        <table:table-row table:style-name="ro1">
          <table:table-cell office:value-type="float" office:value="23.842084435421" calcext:value-type="float">
            <text:p>23.842084435421</text:p>
          </table:table-cell>
          <table:table-cell office:value-type="float" office:value="-6.68863496854945" calcext:value-type="float">
            <text:p>-6.68863496854945</text:p>
          </table:table-cell>
          <table:table-cell office:value-type="float" office:value="3.35731883163867" calcext:value-type="float">
            <text:p>3.35731883163867</text:p>
          </table:table-cell>
          <table:table-cell table:number-columns-repeated="5"/>
        </table:table-row>
        <table:table-row table:style-name="ro1">
          <table:table-cell office:value-type="float" office:value="23.8413722137858" calcext:value-type="float">
            <text:p>23.8413722137858</text:p>
          </table:table-cell>
          <table:table-cell office:value-type="float" office:value="-6.68879104205068" calcext:value-type="float">
            <text:p>-6.68879104205068</text:p>
          </table:table-cell>
          <table:table-cell office:value-type="float" office:value="3.40824434445608" calcext:value-type="float">
            <text:p>3.40824434445608</text:p>
          </table:table-cell>
          <table:table-cell table:number-columns-repeated="5"/>
        </table:table-row>
        <table:table-row table:style-name="ro1">
          <table:table-cell office:value-type="float" office:value="23.6645960052358" calcext:value-type="float">
            <text:p>23.6645960052358</text:p>
          </table:table-cell>
          <table:table-cell office:value-type="float" office:value="-6.73707864546302" calcext:value-type="float">
            <text:p>-6.73707864546302</text:p>
          </table:table-cell>
          <table:table-cell office:value-type="float" office:value="3.4591698572729" calcext:value-type="float">
            <text:p>3.4591698572729</text:p>
          </table:table-cell>
          <table:table-cell table:number-columns-repeated="5"/>
        </table:table-row>
        <table:table-row table:style-name="ro1">
          <table:table-cell office:value-type="float" office:value="23.5629960569724" calcext:value-type="float">
            <text:p>23.5629960569724</text:p>
          </table:table-cell>
          <table:table-cell office:value-type="float" office:value="-6.77047482195054" calcext:value-type="float">
            <text:p>-6.77047482195054</text:p>
          </table:table-cell>
          <table:table-cell office:value-type="float" office:value="3.51138524823973" calcext:value-type="float">
            <text:p>3.51138524823973</text:p>
          </table:table-cell>
          <table:table-cell table:number-columns-repeated="5"/>
        </table:table-row>
        <table:table-row table:style-name="ro1">
          <table:table-cell office:value-type="float" office:value="23.3878069823261" calcext:value-type="float">
            <text:p>23.3878069823261</text:p>
          </table:table-cell>
          <table:table-cell office:value-type="float" office:value="-6.83838241235949" calcext:value-type="float">
            <text:p>-6.83838241235949</text:p>
          </table:table-cell>
          <table:table-cell office:value-type="float" office:value="3.61581603017339" calcext:value-type="float">
            <text:p>3.61581603017339</text:p>
          </table:table-cell>
          <table:table-cell table:number-columns-repeated="5"/>
        </table:table-row>
        <table:table-row table:style-name="ro1">
          <table:table-cell office:value-type="float" office:value="23.2206510870882" calcext:value-type="float">
            <text:p>23.2206510870882</text:p>
          </table:table-cell>
          <table:table-cell office:value-type="float" office:value="-6.9241819426484" calcext:value-type="float">
            <text:p>-6.9241819426484</text:p>
          </table:table-cell>
          <table:table-cell office:value-type="float" office:value="3.72024681210706" calcext:value-type="float">
            <text:p>3.72024681210706</text:p>
          </table:table-cell>
          <table:table-cell table:number-columns-repeated="5"/>
        </table:table-row>
        <table:table-row table:style-name="ro1">
          <table:table-cell office:value-type="float" office:value="23.1548797141359" calcext:value-type="float">
            <text:p>23.1548797141359</text:p>
          </table:table-cell>
          <table:table-cell office:value-type="float" office:value="-6.9671468686729" calcext:value-type="float">
            <text:p>-6.9671468686729</text:p>
          </table:table-cell>
          <table:table-cell office:value-type="float" office:value="3.53673563622901" calcext:value-type="float">
            <text:p>3.53673563622901</text:p>
          </table:table-cell>
          <table:table-cell table:number-columns-repeated="5"/>
        </table:table-row>
        <table:table-row table:style-name="ro1">
          <table:table-cell office:value-type="float" office:value="22.9930522305137" calcext:value-type="float">
            <text:p>22.9930522305137</text:p>
          </table:table-cell>
          <table:table-cell office:value-type="float" office:value="-7.03464182335116" calcext:value-type="float">
            <text:p>-7.03464182335116</text:p>
          </table:table-cell>
          <table:table-cell office:value-type="float" office:value="3.58757676856339" calcext:value-type="float">
            <text:p>3.58757676856339</text:p>
          </table:table-cell>
          <table:table-cell table:number-columns-repeated="5"/>
        </table:table-row>
        <table:table-row table:style-name="ro1">
          <table:table-cell office:value-type="float" office:value="22.8999190035724" calcext:value-type="float">
            <text:p>22.8999190035724</text:p>
          </table:table-cell>
          <table:table-cell office:value-type="float" office:value="-7.07916990585335" calcext:value-type="float">
            <text:p>-7.07916990585335</text:p>
          </table:table-cell>
          <table:table-cell office:value-type="float" office:value="3.58757675630074" calcext:value-type="float">
            <text:p>3.58757675630074</text:p>
          </table:table-cell>
          <table:table-cell table:number-columns-repeated="5"/>
        </table:table-row>
        <table:table-row table:style-name="ro1">
          <table:table-cell office:value-type="float" office:value="22.806785777395" calcext:value-type="float">
            <text:p>22.806785777395</text:p>
          </table:table-cell>
          <table:table-cell office:value-type="float" office:value="-7.1236979865872" calcext:value-type="float">
            <text:p>-7.1236979865872</text:p>
          </table:table-cell>
          <table:table-cell office:value-type="float" office:value="3.58757674302228" calcext:value-type="float">
            <text:p>3.58757674302228</text:p>
          </table:table-cell>
          <table:table-cell table:number-columns-repeated="5"/>
        </table:table-row>
        <table:table-row table:style-name="ro1">
          <table:table-cell office:value-type="float" office:value="22.7136525295733" calcext:value-type="float">
            <text:p>22.7136525295733</text:p>
          </table:table-cell>
          <table:table-cell office:value-type="float" office:value="-7.16822607615013" calcext:value-type="float">
            <text:p>-7.16822607615013</text:p>
          </table:table-cell>
          <table:table-cell office:value-type="float" office:value="3.63729914524181" calcext:value-type="float">
            <text:p>3.63729914524181</text:p>
          </table:table-cell>
          <table:table-cell table:number-columns-repeated="5"/>
        </table:table-row>
        <table:table-row table:style-name="ro1">
          <table:table-cell office:value-type="float" office:value="22.5562625449869" calcext:value-type="float">
            <text:p>22.5562625449869</text:p>
          </table:table-cell>
          <table:table-cell office:value-type="float" office:value="-7.25333323255769" calcext:value-type="float">
            <text:p>-7.25333323255769</text:p>
          </table:table-cell>
          <table:table-cell office:value-type="float" office:value="3.68702154746132" calcext:value-type="float">
            <text:p>3.68702154746132</text:p>
          </table:table-cell>
          <table:table-cell table:number-columns-repeated="5"/>
        </table:table-row>
        <table:table-row table:style-name="ro1">
          <table:table-cell office:value-type="float" office:value="22.5203277722127" calcext:value-type="float">
            <text:p>22.5203277722127</text:p>
          </table:table-cell>
          <table:table-cell office:value-type="float" office:value="-7.27513965185934" calcext:value-type="float">
            <text:p>-7.27513965185934</text:p>
          </table:table-cell>
          <table:table-cell office:value-type="float" office:value="3.50690907882165" calcext:value-type="float">
            <text:p>3.50690907882165</text:p>
          </table:table-cell>
          <table:table-cell table:number-columns-repeated="5"/>
        </table:table-row>
        <table:table-row table:style-name="ro1">
          <table:table-cell office:value-type="float" office:value="22.3696041803049" calcext:value-type="float">
            <text:p>22.3696041803049</text:p>
          </table:table-cell>
          <table:table-cell office:value-type="float" office:value="-7.33278912438184" calcext:value-type="float">
            <text:p>-7.33278912438184</text:p>
          </table:table-cell>
          <table:table-cell office:value-type="float" office:value="3.55464846579891" calcext:value-type="float">
            <text:p>3.55464846579891</text:p>
          </table:table-cell>
          <table:table-cell table:number-columns-repeated="5"/>
        </table:table-row>
        <table:table-row table:style-name="ro1">
          <table:table-cell office:value-type="float" office:value="22.2680042541302" calcext:value-type="float">
            <text:p>22.2680042541302</text:p>
          </table:table-cell>
          <table:table-cell office:value-type="float" office:value="-7.37731723419654" calcext:value-type="float">
            <text:p>-7.37731723419654</text:p>
          </table:table-cell>
          <table:table-cell office:value-type="float" office:value="3.59871061352175" calcext:value-type="float">
            <text:p>3.59871061352175</text:p>
          </table:table-cell>
          <table:table-cell table:number-columns-repeated="5"/>
        </table:table-row>
        <table:table-row table:style-name="ro1">
          <table:table-cell office:value-type="float" office:value="22.1257127513125" calcext:value-type="float">
            <text:p>22.1257127513125</text:p>
          </table:table-cell>
          <table:table-cell office:value-type="float" office:value="-7.44730535663489" calcext:value-type="float">
            <text:p>-7.44730535663489</text:p>
          </table:table-cell>
          <table:table-cell office:value-type="float" office:value="3.64277276124461" calcext:value-type="float">
            <text:p>3.64277276124461</text:p>
          </table:table-cell>
          <table:table-cell table:number-columns-repeated="5"/>
        </table:table-row>
        <table:table-row table:style-name="ro1">
          <table:table-cell office:value-type="float" office:value="22.0676910310166" calcext:value-type="float">
            <text:p>22.0676910310166</text:p>
          </table:table-cell>
          <table:table-cell office:value-type="float" office:value="-7.4790917313558" calcext:value-type="float">
            <text:p>-7.4790917313558</text:p>
          </table:table-cell>
          <table:table-cell office:value-type="float" office:value="3.58757663146636" calcext:value-type="float">
            <text:p>3.58757663146636</text:p>
          </table:table-cell>
          <table:table-cell table:number-columns-repeated="5"/>
        </table:table-row>
        <table:table-row table:style-name="ro1">
          <table:table-cell office:value-type="float" office:value="22.0193866480327" calcext:value-type="float">
            <text:p>22.0193866480327</text:p>
          </table:table-cell>
          <table:table-cell office:value-type="float" office:value="-7.50218661235171" calcext:value-type="float">
            <text:p>-7.50218661235171</text:p>
          </table:table-cell>
          <table:table-cell office:value-type="float" office:value="3.65536538934764" calcext:value-type="float">
            <text:p>3.65536538934764</text:p>
          </table:table-cell>
          <table:table-cell table:number-columns-repeated="5"/>
        </table:table-row>
        <table:table-row table:style-name="ro1">
          <table:table-cell office:value-type="float" office:value="21.9715368157142" calcext:value-type="float">
            <text:p>21.9715368157142</text:p>
          </table:table-cell>
          <table:table-cell office:value-type="float" office:value="-7.52918934320542" calcext:value-type="float">
            <text:p>-7.52918934320542</text:p>
          </table:table-cell>
          <table:table-cell office:value-type="float" office:value="3.45964060716668" calcext:value-type="float">
            <text:p>3.45964060716668</text:p>
          </table:table-cell>
          <table:table-cell table:number-columns-repeated="5"/>
        </table:table-row>
        <table:table-row table:style-name="ro1">
          <table:table-cell office:value-type="float" office:value="21.8617203921232" calcext:value-type="float">
            <text:p>21.8617203921232</text:p>
          </table:table-cell>
          <table:table-cell office:value-type="float" office:value="-7.56534358771526" calcext:value-type="float">
            <text:p>-7.56534358771526</text:p>
          </table:table-cell>
          <table:table-cell office:value-type="float" office:value="3.54789401637897" calcext:value-type="float">
            <text:p>3.54789401637897</text:p>
          </table:table-cell>
          <table:table-cell table:number-columns-repeated="5"/>
        </table:table-row>
        <table:table-row table:style-name="ro1">
          <table:table-cell office:value-type="float" office:value="21.7158442666803" calcext:value-type="float">
            <text:p>21.7158442666803</text:p>
          </table:table-cell>
          <table:table-cell office:value-type="float" office:value="-7.62810546562606" calcext:value-type="float">
            <text:p>-7.62810546562606</text:p>
          </table:table-cell>
          <table:table-cell office:value-type="float" office:value="3.63614742559126" calcext:value-type="float">
            <text:p>3.63614742559126</text:p>
          </table:table-cell>
          <table:table-cell table:number-columns-repeated="5"/>
        </table:table-row>
        <table:table-row table:style-name="ro1">
          <table:table-cell office:value-type="float" office:value="21.676182131978" calcext:value-type="float">
            <text:p>21.676182131978</text:p>
          </table:table-cell>
          <table:table-cell office:value-type="float" office:value="-7.64949339287946" calcext:value-type="float">
            <text:p>-7.64949339287946</text:p>
          </table:table-cell>
          <table:table-cell office:value-type="float" office:value="3.45916956648564" calcext:value-type="float">
            <text:p>3.45916956648564</text:p>
          </table:table-cell>
          <table:table-cell table:number-columns-repeated="5"/>
        </table:table-row>
        <table:table-row table:style-name="ro1">
          <table:table-cell office:value-type="float" office:value="21.6410647976545" calcext:value-type="float">
            <text:p>21.6410647976545</text:p>
          </table:table-cell>
          <table:table-cell office:value-type="float" office:value="-7.66103654388771" calcext:value-type="float">
            <text:p>-7.66103654388771</text:p>
          </table:table-cell>
          <table:table-cell office:value-type="float" office:value="3.49259505965357" calcext:value-type="float">
            <text:p>3.49259505965357</text:p>
          </table:table-cell>
          <table:table-cell table:number-columns-repeated="5"/>
        </table:table-row>
        <table:table-row table:style-name="ro1">
          <table:table-cell office:value-type="float" office:value="21.5280908685999" calcext:value-type="float">
            <text:p>21.5280908685999</text:p>
          </table:table-cell>
          <table:table-cell office:value-type="float" office:value="-7.70240362945709" calcext:value-type="float">
            <text:p>-7.70240362945709</text:p>
          </table:table-cell>
          <table:table-cell office:value-type="float" office:value="3.52602055282141" calcext:value-type="float">
            <text:p>3.52602055282141</text:p>
          </table:table-cell>
          <table:table-cell table:number-columns-repeated="5"/>
        </table:table-row>
        <table:table-row table:style-name="ro1">
          <table:table-cell office:value-type="float" office:value="21.5221647583016" calcext:value-type="float">
            <text:p>21.5221647583016</text:p>
          </table:table-cell>
          <table:table-cell office:value-type="float" office:value="-7.70480107373973" calcext:value-type="float">
            <text:p>-7.70480107373973</text:p>
          </table:table-cell>
          <table:table-cell office:value-type="float" office:value="3.4310700044598" calcext:value-type="float">
            <text:p>3.4310700044598</text:p>
          </table:table-cell>
          <table:table-cell table:number-columns-repeated="5"/>
        </table:table-row>
        <table:table-row table:style-name="ro1">
          <table:table-cell office:value-type="float" office:value="21.3923720924077" calcext:value-type="float">
            <text:p>21.3923720924077</text:p>
          </table:table-cell>
          <table:table-cell office:value-type="float" office:value="-7.74345899952429" calcext:value-type="float">
            <text:p>-7.74345899952429</text:p>
          </table:table-cell>
          <table:table-cell office:value-type="float" office:value="3.48589422148347" calcext:value-type="float">
            <text:p>3.48589422148347</text:p>
          </table:table-cell>
          <table:table-cell table:number-columns-repeated="5"/>
        </table:table-row>
        <table:table-row table:style-name="ro1">
          <table:table-cell office:value-type="float" office:value="21.2992387939308" calcext:value-type="float">
            <text:p>21.2992387939308</text:p>
          </table:table-cell>
          <table:table-cell office:value-type="float" office:value="-7.77685512007169" calcext:value-type="float">
            <text:p>-7.77685512007169</text:p>
          </table:table-cell>
          <table:table-cell office:value-type="float" office:value="3.53673534457203" calcext:value-type="float">
            <text:p>3.53673534457203</text:p>
          </table:table-cell>
          <table:table-cell table:number-columns-repeated="5"/>
        </table:table-row>
        <table:table-row table:style-name="ro1">
          <table:table-cell office:value-type="float" office:value="21.1303873541936" calcext:value-type="float">
            <text:p>21.1303873541936</text:p>
          </table:table-cell>
          <table:table-cell office:value-type="float" office:value="-7.84727956628763" calcext:value-type="float">
            <text:p>-7.84727956628763</text:p>
          </table:table-cell>
          <table:table-cell office:value-type="float" office:value="3.5875764676606" calcext:value-type="float">
            <text:p>3.5875764676606</text:p>
          </table:table-cell>
          <table:table-cell table:number-columns-repeated="5"/>
        </table:table-row>
        <table:table-row table:style-name="ro1">
          <table:table-cell office:value-type="float" office:value="21.0372540866685" calcext:value-type="float">
            <text:p>21.0372540866685</text:p>
          </table:table-cell>
          <table:table-cell office:value-type="float" office:value="-7.89180763376335" calcext:value-type="float">
            <text:p>-7.89180763376335</text:p>
          </table:table-cell>
          <table:table-cell office:value-type="float" office:value="3.63392524809871" calcext:value-type="float">
            <text:p>3.63392524809871</text:p>
          </table:table-cell>
          <table:table-cell table:number-columns-repeated="5"/>
        </table:table-row>
        <table:table-row table:style-name="ro1">
          <table:table-cell office:value-type="float" office:value="20.9820346121252" calcext:value-type="float">
            <text:p>20.9820346121252</text:p>
          </table:table-cell>
          <table:table-cell office:value-type="float" office:value="-7.92142670329428" calcext:value-type="float">
            <text:p>-7.92142670329428</text:p>
          </table:table-cell>
          <table:table-cell office:value-type="float" office:value="3.495415107719" calcext:value-type="float">
            <text:p>3.495415107719</text:p>
          </table:table-cell>
          <table:table-cell table:number-columns-repeated="5"/>
        </table:table-row>
        <table:table-row table:style-name="ro1">
          <table:table-cell office:value-type="float" office:value="20.9559835363266" calcext:value-type="float">
            <text:p>20.9559835363266</text:p>
          </table:table-cell>
          <table:table-cell office:value-type="float" office:value="-7.93104909404119" calcext:value-type="float">
            <text:p>-7.93104909404119</text:p>
          </table:table-cell>
          <table:table-cell office:value-type="float" office:value="3.41621888656794" calcext:value-type="float">
            <text:p>3.41621888656794</text:p>
          </table:table-cell>
          <table:table-cell table:number-columns-repeated="5"/>
        </table:table-row>
        <table:table-row table:style-name="ro1">
          <table:table-cell office:value-type="float" office:value="20.9276061826367" calcext:value-type="float">
            <text:p>20.9276061826367</text:p>
          </table:table-cell>
          <table:table-cell office:value-type="float" office:value="-7.93904427541996" calcext:value-type="float">
            <text:p>-7.93904427541996</text:p>
          </table:table-cell>
          <table:table-cell office:value-type="float" office:value="3.45105651294146" calcext:value-type="float">
            <text:p>3.45105651294146</text:p>
          </table:table-cell>
          <table:table-cell table:number-columns-repeated="5"/>
        </table:table-row>
        <table:table-row table:style-name="ro1">
          <table:table-cell office:value-type="float" office:value="20.8081725017083" calcext:value-type="float">
            <text:p>20.8081725017083</text:p>
          </table:table-cell>
          <table:table-cell office:value-type="float" office:value="-7.97723157688622" calcext:value-type="float">
            <text:p>-7.97723157688622</text:p>
          </table:table-cell>
          <table:table-cell office:value-type="float" office:value="3.48589413931496" calcext:value-type="float">
            <text:p>3.48589413931496</text:p>
          </table:table-cell>
          <table:table-cell table:number-columns-repeated="5"/>
        </table:table-row>
        <table:table-row table:style-name="ro1">
          <table:table-cell office:value-type="float" office:value="20.7442878262739" calcext:value-type="float">
            <text:p>20.7442878262739</text:p>
          </table:table-cell>
          <table:table-cell office:value-type="float" office:value="-8.00013960017199" calcext:value-type="float">
            <text:p>-8.00013960017199</text:p>
          </table:table-cell>
          <table:table-cell office:value-type="float" office:value="3.35731837997579" calcext:value-type="float">
            <text:p>3.35731837997579</text:p>
          </table:table-cell>
          <table:table-cell table:number-columns-repeated="5"/>
        </table:table-row>
        <table:table-row table:style-name="ro1">
          <table:table-cell office:value-type="float" office:value="20.7341083398041" calcext:value-type="float">
            <text:p>20.7341083398041</text:p>
          </table:table-cell>
          <table:table-cell office:value-type="float" office:value="-8.00237028874358" calcext:value-type="float">
            <text:p>-8.00237028874358</text:p>
          </table:table-cell>
          <table:table-cell office:value-type="float" office:value="3.36678200732067" calcext:value-type="float">
            <text:p>3.36678200732067</text:p>
          </table:table-cell>
          <table:table-cell table:number-columns-repeated="5"/>
        </table:table-row>
        <table:table-row table:style-name="ro1">
          <table:table-cell office:value-type="float" office:value="20.7008999579766" calcext:value-type="float">
            <text:p>20.7008999579766</text:p>
          </table:table-cell>
          <table:table-cell office:value-type="float" office:value="-8.00997748724328" calcext:value-type="float">
            <text:p>-8.00997748724328</text:p>
          </table:table-cell>
          <table:table-cell office:value-type="float" office:value="3.37624563466552" calcext:value-type="float">
            <text:p>3.37624563466552</text:p>
          </table:table-cell>
          <table:table-cell table:number-columns-repeated="5"/>
        </table:table-row>
        <table:table-row table:style-name="ro1">
          <table:table-cell office:value-type="float" office:value="20.6077666191395" calcext:value-type="float">
            <text:p>20.6077666191395</text:p>
          </table:table-cell>
          <table:table-cell office:value-type="float" office:value="-8.03224164732621" calcext:value-type="float">
            <text:p>-8.03224164732621</text:p>
          </table:table-cell>
          <table:table-cell office:value-type="float" office:value="3.41770750622839" calcext:value-type="float">
            <text:p>3.41770750622839</text:p>
          </table:table-cell>
          <table:table-cell table:number-columns-repeated="5"/>
        </table:table-row>
        <table:table-row table:style-name="ro1">
          <table:table-cell office:value-type="float" office:value="20.4641988181763" calcext:value-type="float">
            <text:p>20.4641988181763</text:p>
          </table:table-cell>
          <table:table-cell office:value-type="float" office:value="-8.07292195675948" calcext:value-type="float">
            <text:p>-8.07292195675948</text:p>
          </table:table-cell>
          <table:table-cell office:value-type="float" office:value="3.45916937779125" calcext:value-type="float">
            <text:p>3.45916937779125</text:p>
          </table:table-cell>
          <table:table-cell table:number-columns-repeated="5"/>
        </table:table-row>
        <table:table-row table:style-name="ro1">
          <table:table-cell office:value-type="float" office:value="20.3625988373101" calcext:value-type="float">
            <text:p>20.3625988373101</text:p>
          </table:table-cell>
          <table:table-cell office:value-type="float" office:value="-8.10631808998481" calcext:value-type="float">
            <text:p>-8.10631808998481</text:p>
          </table:table-cell>
          <table:table-cell office:value-type="float" office:value="3.5233728532335" calcext:value-type="float">
            <text:p>3.5233728532335</text:p>
          </table:table-cell>
          <table:table-cell table:number-columns-repeated="5"/>
        </table:table-row>
        <table:table-row table:style-name="ro1">
          <table:table-cell office:value-type="float" office:value="20.1482545358468" calcext:value-type="float">
            <text:p>20.1482545358468</text:p>
          </table:table-cell>
          <table:table-cell office:value-type="float" office:value="-8.19237269465992" calcext:value-type="float">
            <text:p>-8.19237269465992</text:p>
          </table:table-cell>
          <table:table-cell office:value-type="float" office:value="3.58757632867575" calcext:value-type="float">
            <text:p>3.58757632867575</text:p>
          </table:table-cell>
          <table:table-cell table:number-columns-repeated="5"/>
        </table:table-row>
        <table:table-row table:style-name="ro1">
          <table:table-cell table:style-name="ce1" office:value-type="float" office:value="20.0551212590437" calcext:value-type="float">
            <text:p>20.0551212590437</text:p>
          </table:table-cell>
          <table:table-cell table:style-name="ce1" office:value-type="float" office:value="-8.23690075066855" calcext:value-type="float">
            <text:p>-8.23690075066855</text:p>
          </table:table-cell>
          <table:table-cell table:style-name="ce1" office:value-type="float" office:value="3.65536508724901" calcext:value-type="float">
            <text:p>3.65536508724901</text:p>
          </table:table-cell>
          <table:table-cell table:number-columns-repeated="5"/>
        </table:table-row>
        <table:table-row table:style-name="ro1">
          <table:table-cell table:style-name="ce2" office:value-type="float" office:value="19.94" calcext:value-type="float">
            <text:p>19.94</text:p>
          </table:table-cell>
          <table:table-cell table:style-name="ce2" office:value-type="float" office:value="-8.15" calcext:value-type="float">
            <text:p>-8.15</text:p>
          </table:table-cell>
          <table:table-cell table:style-name="ce2"/>
          <table:table-cell office:value-type="string" calcext:value-type="string">
            <text:p>first pt inside circle</text:p>
          </table:table-cell>
          <table:table-cell table:number-columns-repeated="4"/>
        </table:table-row>
        <table:table-row table:style-name="ro1">
          <table:table-cell table:style-name="ce2" office:value-type="float" office:value="18.95" calcext:value-type="float">
            <text:p>18.95</text:p>
          </table:table-cell>
          <table:table-cell table:style-name="ce2" office:value-type="float" office:value="-7.16" calcext:value-type="float">
            <text:p>-7.16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-6.8" calcext:value-type="float">
            <text:p>-6.8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2" office:value-type="float" office:value="16.25" calcext:value-type="float">
            <text:p>16.25</text:p>
          </table:table-cell>
          <table:table-cell table:style-name="ce2" office:value-type="float" office:value="-7.16" calcext:value-type="float">
            <text:p>-7.16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2" office:value-type="float" office:value="15.26" calcext:value-type="float">
            <text:p>15.26</text:p>
          </table:table-cell>
          <table:table-cell table:style-name="ce2" office:value-type="float" office:value="-8.15" calcext:value-type="float">
            <text:p>-8.15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-9.5" calcext:value-type="float">
            <text:p>-9.5</text:p>
          </table:table-cell>
          <table:table-cell table:style-name="ce2"/>
          <table:table-cell table:number-columns-repeated="5"/>
        </table:table-row>
        <table:table-row table:style-name="ro1" table:number-rows-repeated="2">
          <table:table-cell table:style-name="ce2" table:number-columns-repeated="3"/>
          <table:table-cell table:number-columns-repeated="5"/>
        </table:table-row>
        <table:table-row table:style-name="ro1">
          <table:table-cell table:style-name="ce2" table:number-columns-repeated="3"/>
          <table:table-cell table:number-columns-repeated="4"/>
          <table:table-cell table:formula="of:=1295+1295" office:value-type="float" office:value="2590" calcext:value-type="float">
            <text:p>2590</text:p>
          </table:table-cell>
        </table:table-row>
        <table:table-row table:style-name="ro1" table:number-rows-repeated="48">
          <table:table-cell table:style-name="ce2" table:number-columns-repeated="3"/>
          <table:table-cell table:number-columns-repeated="5"/>
        </table:table-row>
        <table:table-row table:style-name="ro1">
          <table:table-cell table:style-name="ce2" table:number-columns-repeated="3"/>
          <table:table-cell office:value-type="string" calcext:value-type="string">
            <text:p>last point inside the circle</text:p>
          </table:table-cell>
          <table:table-cell table:number-columns-repeated="4"/>
        </table:table-row>
        <table:table-row table:style-name="ro1">
          <table:table-cell office:value-type="float" office:value="14.7629740664272" calcext:value-type="float">
            <text:p>14.7629740664272</text:p>
          </table:table-cell>
          <table:table-cell office:value-type="float" office:value="-10.0923162316108" calcext:value-type="float">
            <text:p>-10.0923162316108</text:p>
          </table:table-cell>
          <table:table-cell office:value-type="float" office:value="3.48589323014107" calcext:value-type="float">
            <text:p>3.48589323014107</text:p>
          </table:table-cell>
          <table:table-cell table:number-columns-repeated="5"/>
        </table:table-row>
        <table:table-row table:style-name="ro1">
          <table:table-cell office:value-type="float" office:value="14.7617539975465" calcext:value-type="float">
            <text:p>14.7617539975465</text:p>
          </table:table-cell>
          <table:table-cell office:value-type="float" office:value="-10.0927537275543" calcext:value-type="float">
            <text:p>-10.0927537275543</text:p>
          </table:table-cell>
          <table:table-cell office:value-type="float" office:value="3.4062129086273" calcext:value-type="float">
            <text:p>3.4062129086273</text:p>
          </table:table-cell>
          <table:table-cell table:number-columns-repeated="5"/>
        </table:table-row>
        <table:table-row table:style-name="ro1">
          <table:table-cell office:value-type="float" office:value="14.7025086881107" calcext:value-type="float">
            <text:p>14.7025086881107</text:p>
          </table:table-cell>
          <table:table-cell office:value-type="float" office:value="-10.1088077183954" calcext:value-type="float">
            <text:p>-10.1088077183954</text:p>
          </table:table-cell>
          <table:table-cell office:value-type="float" office:value="3.30573937627341" calcext:value-type="float">
            <text:p>3.30573937627341</text:p>
          </table:table-cell>
          <table:table-cell table:number-columns-repeated="5"/>
        </table:table-row>
        <table:table-row table:style-name="ro1">
          <table:table-cell office:value-type="float" office:value="14.5371679258451" calcext:value-type="float">
            <text:p>14.5371679258451</text:p>
          </table:table-cell>
          <table:table-cell office:value-type="float" office:value="-10.1361942747421" calcext:value-type="float">
            <text:p>-10.1361942747421</text:p>
          </table:table-cell>
          <table:table-cell office:value-type="float" office:value="3.37624476071948" calcext:value-type="float">
            <text:p>3.37624476071948</text:p>
          </table:table-cell>
          <table:table-cell table:number-columns-repeated="5"/>
        </table:table-row>
        <table:table-row table:style-name="ro1">
          <table:table-cell office:value-type="float" office:value="14.4440345415165" calcext:value-type="float">
            <text:p>14.4440345415165</text:p>
          </table:table-cell>
          <table:table-cell office:value-type="float" office:value="-10.158458359655" calcext:value-type="float">
            <text:p>-10.158458359655</text:p>
          </table:table-cell>
          <table:table-cell office:value-type="float" office:value="3.42907742110296" calcext:value-type="float">
            <text:p>3.42907742110296</text:p>
          </table:table-cell>
          <table:table-cell table:number-columns-repeated="5"/>
        </table:table-row>
        <table:table-row table:style-name="ro1">
          <table:table-cell office:value-type="float" office:value="14.2617274971009" calcext:value-type="float">
            <text:p>14.2617274971009</text:p>
          </table:table-cell>
          <table:table-cell office:value-type="float" office:value="-10.2123621081946" calcext:value-type="float">
            <text:p>-10.2123621081946</text:p>
          </table:table-cell>
          <table:table-cell office:value-type="float" office:value="3.53474274187004" calcext:value-type="float">
            <text:p>3.53474274187004</text:p>
          </table:table-cell>
          <table:table-cell table:number-columns-repeated="5"/>
        </table:table-row>
        <table:table-row table:style-name="ro1">
          <table:table-cell office:value-type="float" office:value="14.2590532667833" calcext:value-type="float">
            <text:p>14.2590532667833</text:p>
          </table:table-cell>
          <table:table-cell office:value-type="float" office:value="-10.2134712239539" calcext:value-type="float">
            <text:p>-10.2134712239539</text:p>
          </table:table-cell>
          <table:table-cell office:value-type="float" office:value="3.38981711804428" calcext:value-type="float">
            <text:p>3.38981711804428</text:p>
          </table:table-cell>
          <table:table-cell table:number-columns-repeated="5"/>
        </table:table-row>
        <table:table-row table:style-name="ro1">
          <table:table-cell office:value-type="float" office:value="14.1902613943603" calcext:value-type="float">
            <text:p>14.1902613943603</text:p>
          </table:table-cell>
          <table:table-cell office:value-type="float" office:value="-10.2309066256068" calcext:value-type="float">
            <text:p>-10.2309066256068</text:p>
          </table:table-cell>
          <table:table-cell office:value-type="float" office:value="3.29615385814914" calcext:value-type="float">
            <text:p>3.29615385814914</text:p>
          </table:table-cell>
          <table:table-cell table:number-columns-repeated="5"/>
        </table:table-row>
        <table:table-row table:style-name="ro1">
          <table:table-cell office:value-type="float" office:value="14.0985564748307" calcext:value-type="float">
            <text:p>14.0985564748307</text:p>
          </table:table-cell>
          <table:table-cell office:value-type="float" office:value="-10.2451946060259" calcext:value-type="float">
            <text:p>-10.2451946060259</text:p>
          </table:table-cell>
          <table:table-cell office:value-type="float" office:value="3.38701036874434" calcext:value-type="float">
            <text:p>3.38701036874434</text:p>
          </table:table-cell>
          <table:table-cell table:number-columns-repeated="5"/>
        </table:table-row>
        <table:table-row table:style-name="ro1">
          <table:table-cell office:value-type="float" office:value="13.9399696925251" calcext:value-type="float">
            <text:p>13.9399696925251</text:p>
          </table:table-cell>
          <table:table-cell office:value-type="float" office:value="-10.284915289317" calcext:value-type="float">
            <text:p>-10.284915289317</text:p>
          </table:table-cell>
          <table:table-cell office:value-type="float" office:value="3.47786687933954" calcext:value-type="float">
            <text:p>3.47786687933954</text:p>
          </table:table-cell>
          <table:table-cell table:number-columns-repeated="5"/>
        </table:table-row>
        <table:table-row table:style-name="ro1">
          <table:table-cell office:value-type="float" office:value="13.7856409390853" calcext:value-type="float">
            <text:p>13.7856409390853</text:p>
          </table:table-cell>
          <table:table-cell office:value-type="float" office:value="-10.3388609662974" calcext:value-type="float">
            <text:p>-10.3388609662974</text:p>
          </table:table-cell>
          <table:table-cell office:value-type="float" office:value="3.56872338993475" calcext:value-type="float">
            <text:p>3.56872338993475</text:p>
          </table:table-cell>
          <table:table-cell table:number-columns-repeated="5"/>
        </table:table-row>
        <table:table-row table:style-name="ro1">
          <table:table-cell office:value-type="float" office:value="13.636843307656" calcext:value-type="float">
            <text:p>13.636843307656</text:p>
          </table:table-cell>
          <table:table-cell office:value-type="float" office:value="-10.4065866267532" calcext:value-type="float">
            <text:p>-10.4065866267532</text:p>
          </table:table-cell>
          <table:table-cell office:value-type="float" office:value="3.65957990052997" calcext:value-type="float">
            <text:p>3.65957990052997</text:p>
          </table:table-cell>
          <table:table-cell table:number-columns-repeated="5"/>
        </table:table-row>
        <table:table-row table:style-name="ro1">
          <table:table-cell office:value-type="float" office:value="13.5173079717715" calcext:value-type="float">
            <text:p>13.5173079717715</text:p>
          </table:table-cell>
          <table:table-cell office:value-type="float" office:value="-10.4747088960576" calcext:value-type="float">
            <text:p>-10.4747088960576</text:p>
          </table:table-cell>
          <table:table-cell office:value-type="float" office:value="3.38224408055013" calcext:value-type="float">
            <text:p>3.38224408055013</text:p>
          </table:table-cell>
          <table:table-cell table:number-columns-repeated="5"/>
        </table:table-row>
        <table:table-row table:style-name="ro1">
          <table:table-cell office:value-type="float" office:value="13.4477317273659" calcext:value-type="float">
            <text:p>13.4477317273659</text:p>
          </table:table-cell>
          <table:table-cell office:value-type="float" office:value="-10.4917834109588" calcext:value-type="float">
            <text:p>-10.4917834109588</text:p>
          </table:table-cell>
          <table:table-cell office:value-type="float" office:value="3.46437655749038" calcext:value-type="float">
            <text:p>3.46437655749038</text:p>
          </table:table-cell>
          <table:table-cell table:number-columns-repeated="5"/>
        </table:table-row>
        <table:table-row table:style-name="ro1">
          <table:table-cell office:value-type="float" office:value="13.3075676396381" calcext:value-type="float">
            <text:p>13.3075676396381</text:p>
          </table:table-cell>
          <table:table-cell office:value-type="float" office:value="-10.5386657607002" calcext:value-type="float">
            <text:p>-10.5386657607002</text:p>
          </table:table-cell>
          <table:table-cell office:value-type="float" office:value="3.54650903443063" calcext:value-type="float">
            <text:p>3.54650903443063</text:p>
          </table:table-cell>
          <table:table-cell table:number-columns-repeated="5"/>
        </table:table-row>
        <table:table-row table:style-name="ro1">
          <table:table-cell office:value-type="float" office:value="13.2902651792913" calcext:value-type="float">
            <text:p>13.2902651792913</text:p>
          </table:table-cell>
          <table:table-cell office:value-type="float" office:value="-10.546081604562" calcext:value-type="float">
            <text:p>-10.546081604562</text:p>
          </table:table-cell>
          <table:table-cell office:value-type="float" office:value="3.36995506750967" calcext:value-type="float">
            <text:p>3.36995506750967</text:p>
          </table:table-cell>
          <table:table-cell table:number-columns-repeated="5"/>
        </table:table-row>
        <table:table-row table:style-name="ro1">
          <table:table-cell office:value-type="float" office:value="13.2871749056622" calcext:value-type="float">
            <text:p>13.2871749056622</text:p>
          </table:table-cell>
          <table:table-cell office:value-type="float" office:value="-10.546799835635" calcext:value-type="float">
            <text:p>-10.546799835635</text:p>
          </table:table-cell>
          <table:table-cell office:value-type="float" office:value="3.39873231979505" calcext:value-type="float">
            <text:p>3.39873231979505</text:p>
          </table:table-cell>
          <table:table-cell table:number-columns-repeated="5"/>
        </table:table-row>
        <table:table-row table:style-name="ro1">
          <table:table-cell office:value-type="float" office:value="13.2526180156299" calcext:value-type="float">
            <text:p>13.2526180156299</text:p>
          </table:table-cell>
          <table:table-cell office:value-type="float" office:value="-10.555886953787" calcext:value-type="float">
            <text:p>-10.555886953787</text:p>
          </table:table-cell>
          <table:table-cell office:value-type="float" office:value="3.34117779118968" calcext:value-type="float">
            <text:p>3.34117779118968</text:p>
          </table:table-cell>
          <table:table-cell table:number-columns-repeated="5"/>
        </table:table-row>
        <table:table-row table:style-name="ro1">
          <table:table-cell office:value-type="float" office:value="13.1933360984752" calcext:value-type="float">
            <text:p>13.1933360984752</text:p>
          </table:table-cell>
          <table:table-cell office:value-type="float" office:value="-10.5678783910374" calcext:value-type="float">
            <text:p>-10.5678783910374</text:p>
          </table:table-cell>
          <table:table-cell office:value-type="float" office:value="3.38892465731705" calcext:value-type="float">
            <text:p>3.38892465731705</text:p>
          </table:table-cell>
          <table:table-cell table:number-columns-repeated="5"/>
        </table:table-row>
        <table:table-row table:style-name="ro1">
          <table:table-cell office:value-type="float" office:value="13.0267414344452" calcext:value-type="float">
            <text:p>13.0267414344452</text:p>
          </table:table-cell>
          <table:table-cell office:value-type="float" office:value="-10.6099438603953" calcext:value-type="float">
            <text:p>-10.6099438603953</text:p>
          </table:table-cell>
          <table:table-cell office:value-type="float" office:value="3.48441838957182" calcext:value-type="float">
            <text:p>3.48441838957182</text:p>
          </table:table-cell>
          <table:table-cell table:number-columns-repeated="5"/>
        </table:table-row>
        <table:table-row table:style-name="ro1">
          <table:table-cell office:value-type="float" office:value="12.8937775799792" calcext:value-type="float">
            <text:p>12.8937775799792</text:p>
          </table:table-cell>
          <table:table-cell office:value-type="float" office:value="-10.6574012378699" calcext:value-type="float">
            <text:p>-10.6574012378699</text:p>
          </table:table-cell>
          <table:table-cell office:value-type="float" office:value="3.35731724740487" calcext:value-type="float">
            <text:p>3.35731724740487</text:p>
          </table:table-cell>
          <table:table-cell table:number-columns-repeated="5"/>
        </table:table-row>
        <table:table-row table:style-name="ro1">
          <table:table-cell office:value-type="float" office:value="12.8685760140274" calcext:value-type="float">
            <text:p>12.8685760140274</text:p>
          </table:table-cell>
          <table:table-cell office:value-type="float" office:value="-10.6629237699564" calcext:value-type="float">
            <text:p>-10.6629237699564</text:p>
          </table:table-cell>
          <table:table-cell office:value-type="float" office:value="3.35731723594113" calcext:value-type="float">
            <text:p>3.35731723594113</text:p>
          </table:table-cell>
          <table:table-cell table:number-columns-repeated="5"/>
        </table:table-row>
        <table:table-row table:style-name="ro1">
          <table:table-cell office:value-type="float" office:value="12.7669759613761" calcext:value-type="float">
            <text:p>12.7669759613761</text:p>
          </table:table-cell>
          <table:table-cell office:value-type="float" office:value="-10.6851878435887" calcext:value-type="float">
            <text:p>-10.6851878435887</text:p>
          </table:table-cell>
          <table:table-cell office:value-type="float" office:value="3.35731722577898" calcext:value-type="float">
            <text:p>3.35731722577898</text:p>
          </table:table-cell>
          <table:table-cell table:number-columns-repeated="5"/>
        </table:table-row>
        <table:table-row table:style-name="ro1">
          <table:table-cell office:value-type="float" office:value="12.6653758897386" calcext:value-type="float">
            <text:p>12.6653758897386</text:p>
          </table:table-cell>
          <table:table-cell office:value-type="float" office:value="-10.7074519202995" calcext:value-type="float">
            <text:p>-10.7074519202995</text:p>
          </table:table-cell>
          <table:table-cell office:value-type="float" office:value="3.41488170260114" calcext:value-type="float">
            <text:p>3.41488170260114</text:p>
          </table:table-cell>
          <table:table-cell table:number-columns-repeated="5"/>
        </table:table-row>
        <table:table-row table:style-name="ro1">
          <table:table-cell office:value-type="float" office:value="12.4659446743082" calcext:value-type="float">
            <text:p>12.4659446743082</text:p>
          </table:table-cell>
          <table:table-cell office:value-type="float" office:value="-10.763352958406" calcext:value-type="float">
            <text:p>-10.763352958406</text:p>
          </table:table-cell>
          <table:table-cell office:value-type="float" office:value="3.53001065624544" calcext:value-type="float">
            <text:p>3.53001065624544</text:p>
          </table:table-cell>
          <table:table-cell table:number-columns-repeated="5"/>
        </table:table-row>
        <table:table-row table:style-name="ro1">
          <table:table-cell office:value-type="float" office:value="12.3704794491799" calcext:value-type="float">
            <text:p>12.3704794491799</text:p>
          </table:table-cell>
          <table:table-cell office:value-type="float" office:value="-10.8024179790356" calcext:value-type="float">
            <text:p>-10.8024179790356</text:p>
          </table:table-cell>
          <table:table-cell office:value-type="float" office:value="3.2701632630314" calcext:value-type="float">
            <text:p>3.2701632630314</text:p>
          </table:table-cell>
          <table:table-cell table:number-columns-repeated="5"/>
        </table:table-row>
        <table:table-row table:style-name="ro1">
          <table:table-cell office:value-type="float" office:value="12.3626158015786" calcext:value-type="float">
            <text:p>12.3626158015786</text:p>
          </table:table-cell>
          <table:table-cell office:value-type="float" office:value="-10.8034346210166" calcext:value-type="float">
            <text:p>-10.8034346210166</text:p>
          </table:table-cell>
          <table:table-cell office:value-type="float" office:value="3.35587586668658" calcext:value-type="float">
            <text:p>3.35587586668658</text:p>
          </table:table-cell>
          <table:table-cell table:number-columns-repeated="5"/>
        </table:table-row>
        <table:table-row table:style-name="ro1">
          <table:table-cell office:value-type="float" office:value="12.211907847019" calcext:value-type="float">
            <text:p>12.211907847019</text:p>
          </table:table-cell>
          <table:table-cell office:value-type="float" office:value="-10.8362323434274" calcext:value-type="float">
            <text:p>-10.8362323434274</text:p>
          </table:table-cell>
          <table:table-cell office:value-type="float" office:value="3.39873216851422" calcext:value-type="float">
            <text:p>3.39873216851422</text:p>
          </table:table-cell>
          <table:table-cell table:number-columns-repeated="5"/>
        </table:table-row>
        <table:table-row table:style-name="ro1">
          <table:table-cell office:value-type="float" office:value="12.1272411244064" calcext:value-type="float">
            <text:p>12.1272411244064</text:p>
          </table:table-cell>
          <table:table-cell office:value-type="float" office:value="-10.8584963850696" calcext:value-type="float">
            <text:p>-10.8584963850696</text:p>
          </table:table-cell>
          <table:table-cell office:value-type="float" office:value="3.44231249470878" calcext:value-type="float">
            <text:p>3.44231249470878</text:p>
          </table:table-cell>
          <table:table-cell table:number-columns-repeated="5"/>
        </table:table-row>
        <table:table-row table:style-name="ro1">
          <table:table-cell office:value-type="float" office:value="12.100952132408" calcext:value-type="float">
            <text:p>12.100952132408</text:p>
          </table:table-cell>
          <table:table-cell office:value-type="float" office:value="-10.8666492625867" calcext:value-type="float">
            <text:p>-10.8666492625867</text:p>
          </table:table-cell>
          <table:table-cell office:value-type="float" office:value="3.28684427776107" calcext:value-type="float">
            <text:p>3.28684427776107</text:p>
          </table:table-cell>
          <table:table-cell table:number-columns-repeated="5"/>
        </table:table-row>
        <table:table-row table:style-name="ro1">
          <table:table-cell office:value-type="float" office:value="11.950713726142" calcext:value-type="float">
            <text:p>11.950713726142</text:p>
          </table:table-cell>
          <table:table-cell office:value-type="float" office:value="-10.8886264111507" calcext:value-type="float">
            <text:p>-10.8886264111507</text:p>
          </table:table-cell>
          <table:table-cell office:value-type="float" office:value="3.38367759198052" calcext:value-type="float">
            <text:p>3.38367759198052</text:p>
          </table:table-cell>
          <table:table-cell table:number-columns-repeated="5"/>
        </table:table-row>
        <table:table-row table:style-name="ro1">
          <table:table-cell office:value-type="float" office:value="11.7815624054398" calcext:value-type="float">
            <text:p>11.7815624054398</text:p>
          </table:table-cell>
          <table:table-cell office:value-type="float" office:value="-10.9303945461434" calcext:value-type="float">
            <text:p>-10.9303945461434</text:p>
          </table:table-cell>
          <table:table-cell office:value-type="float" office:value="3.48051090619998" calcext:value-type="float">
            <text:p>3.48051090619998</text:p>
          </table:table-cell>
          <table:table-cell table:number-columns-repeated="5"/>
        </table:table-row>
        <table:table-row table:style-name="ro1">
          <table:table-cell office:value-type="float" office:value="11.7112995912797" calcext:value-type="float">
            <text:p>11.7112995912797</text:p>
          </table:table-cell>
          <table:table-cell office:value-type="float" office:value="-10.9551636100375" calcext:value-type="float">
            <text:p>-10.9551636100375</text:p>
          </table:table-cell>
          <table:table-cell office:value-type="float" office:value="3.14159422021134" calcext:value-type="float">
            <text:p>3.14159422021134</text:p>
          </table:table-cell>
          <table:table-cell table:number-columns-repeated="5"/>
        </table:table-row>
        <table:table-row table:style-name="ro1">
          <table:table-cell office:value-type="float" office:value="11.6452048191606" calcext:value-type="float">
            <text:p>11.6452048191606</text:p>
          </table:table-cell>
          <table:table-cell office:value-type="float" office:value="-10.955163713583" calcext:value-type="float">
            <text:p>-10.955163713583</text:p>
          </table:table-cell>
          <table:table-cell office:value-type="float" office:value="3.14159420588161" calcext:value-type="float">
            <text:p>3.14159420588161</text:p>
          </table:table-cell>
          <table:table-cell table:number-columns-repeated="5"/>
        </table:table-row>
        <table:table-row table:style-name="ro1">
          <table:table-cell office:value-type="float" office:value="11.5351380588941" calcext:value-type="float">
            <text:p>11.5351380588941</text:p>
          </table:table-cell>
          <table:table-cell office:value-type="float" office:value="-10.9551638844387" calcext:value-type="float">
            <text:p>-10.9551638844387</text:p>
          </table:table-cell>
          <table:table-cell office:value-type="float" office:value="3.14159418909243" calcext:value-type="float">
            <text:p>3.14159418909243</text:p>
          </table:table-cell>
          <table:table-cell table:number-columns-repeated="5"/>
        </table:table-row>
        <table:table-row table:style-name="ro1">
          <table:table-cell office:value-type="float" office:value="11.4250712908236" calcext:value-type="float">
            <text:p>11.4250712908236</text:p>
          </table:table-cell>
          <table:table-cell office:value-type="float" office:value="-10.9551640534465" calcext:value-type="float">
            <text:p>-10.9551640534465</text:p>
          </table:table-cell>
          <table:table-cell office:value-type="float" office:value="3.1415941761094" calcext:value-type="float">
            <text:p>3.1415941761094</text:p>
          </table:table-cell>
          <table:table-cell table:number-columns-repeated="5"/>
        </table:table-row>
        <table:table-row table:style-name="ro1">
          <table:table-cell office:value-type="float" office:value="11.3773175151723" calcext:value-type="float">
            <text:p>11.3773175151723</text:p>
          </table:table-cell>
          <table:table-cell office:value-type="float" office:value="-10.9551641261526" calcext:value-type="float">
            <text:p>-10.9551641261526</text:p>
          </table:table-cell>
          <table:table-cell office:value-type="float" office:value="2.99454911766588" calcext:value-type="float">
            <text:p>2.99454911766588</text:p>
          </table:table-cell>
          <table:table-cell table:number-columns-repeated="5"/>
        </table:table-row>
        <table:table-row table:style-name="ro1">
          <table:table-cell office:value-type="float" office:value="11.2804748280485" calcext:value-type="float">
            <text:p>11.2804748280485</text:p>
          </table:table-cell>
          <table:table-cell office:value-type="float" office:value="-10.9408205073947" calcext:value-type="float">
            <text:p>-10.9408205073947</text:p>
          </table:table-cell>
          <table:table-cell office:value-type="float" office:value="3.10095212137698" calcext:value-type="float">
            <text:p>3.10095212137698</text:p>
          </table:table-cell>
          <table:table-cell table:number-columns-repeated="5"/>
        </table:table-row>
        <table:table-row table:style-name="ro1">
          <table:table-cell office:value-type="float" office:value="11.0891978278779" calcext:value-type="float">
            <text:p>11.0891978278779</text:p>
          </table:table-cell>
          <table:table-cell office:value-type="float" office:value="-10.9330426257159" calcext:value-type="float">
            <text:p>-10.9330426257159</text:p>
          </table:table-cell>
          <table:table-cell office:value-type="float" office:value="3.20735512508808" calcext:value-type="float">
            <text:p>3.20735512508808</text:p>
          </table:table-cell>
          <table:table-cell table:number-columns-repeated="5"/>
        </table:table-row>
        <table:table-row table:style-name="ro1">
          <table:table-cell office:value-type="float" office:value="10.8981765580412" calcext:value-type="float">
            <text:p>10.8981765580412</text:p>
          </table:table-cell>
          <table:table-cell office:value-type="float" office:value="-10.9456227969265" calcext:value-type="float">
            <text:p>-10.9456227969265</text:p>
          </table:table-cell>
          <table:table-cell office:value-type="float" office:value="3.26055662694363" calcext:value-type="float">
            <text:p>3.26055662694363</text:p>
          </table:table-cell>
          <table:table-cell table:number-columns-repeated="5"/>
        </table:table-row>
        <table:table-row table:style-name="ro1">
          <table:table-cell office:value-type="float" office:value="10.8050431361009" calcext:value-type="float">
            <text:p>10.8050431361009</text:p>
          </table:table-cell>
          <table:table-cell office:value-type="float" office:value="-10.9567548838163" calcext:value-type="float">
            <text:p>-10.9567548838163</text:p>
          </table:table-cell>
          <table:table-cell office:value-type="float" office:value="3.31020944833738" calcext:value-type="float">
            <text:p>3.31020944833738</text:p>
          </table:table-cell>
          <table:table-cell table:number-columns-repeated="5"/>
        </table:table-row>
        <table:table-row table:style-name="ro1">
          <table:table-cell office:value-type="float" office:value="10.628900440719" calcext:value-type="float">
            <text:p>10.628900440719</text:p>
          </table:table-cell>
          <table:table-cell office:value-type="float" office:value="-10.9867402178764" calcext:value-type="float">
            <text:p>-10.9867402178764</text:p>
          </table:table-cell>
          <table:table-cell office:value-type="float" office:value="3.4095150911249" calcext:value-type="float">
            <text:p>3.4095150911249</text:p>
          </table:table-cell>
          <table:table-cell table:number-columns-repeated="5"/>
        </table:table-row>
        <table:table-row table:style-name="ro1">
          <table:table-cell office:value-type="float" office:value="10.456598378272" calcext:value-type="float">
            <text:p>10.456598378272</text:p>
          </table:table-cell>
          <table:table-cell office:value-type="float" office:value="-11.0340410494932" calcext:value-type="float">
            <text:p>-11.0340410494932</text:p>
          </table:table-cell>
          <table:table-cell office:value-type="float" office:value="3.45916791251867" calcext:value-type="float">
            <text:p>3.45916791251867</text:p>
          </table:table-cell>
          <table:table-cell table:number-columns-repeated="5"/>
        </table:table-row>
        <table:table-row table:style-name="ro1">
          <table:table-cell office:value-type="float" office:value="10.4421558488762" calcext:value-type="float">
            <text:p>10.4421558488762</text:p>
          </table:table-cell>
          <table:table-cell office:value-type="float" office:value="-11.0387883166611" calcext:value-type="float">
            <text:p>-11.0387883166611</text:p>
          </table:table-cell>
          <table:table-cell office:value-type="float" office:value="3.35731691475312" calcext:value-type="float">
            <text:p>3.35731691475312</text:p>
          </table:table-cell>
          <table:table-cell table:number-columns-repeated="5"/>
        </table:table-row>
        <table:table-row table:style-name="ro1">
          <table:table-cell office:value-type="float" office:value="10.4301744832546" calcext:value-type="float">
            <text:p>10.4301744832546</text:p>
          </table:table-cell>
          <table:table-cell office:value-type="float" office:value="-11.0414138428267" calcext:value-type="float">
            <text:p>-11.0414138428267</text:p>
          </table:table-cell>
          <table:table-cell office:value-type="float" office:value="3.40453078567625" calcext:value-type="float">
            <text:p>3.40453078567625</text:p>
          </table:table-cell>
          <table:table-cell table:number-columns-repeated="5"/>
        </table:table-row>
        <table:table-row table:style-name="ro1">
          <table:table-cell office:value-type="float" office:value="10.2661073053938" calcext:value-type="float">
            <text:p>10.2661073053938</text:p>
          </table:table-cell>
          <table:table-cell office:value-type="float" office:value="-11.0855758162362" calcext:value-type="float">
            <text:p>-11.0855758162362</text:p>
          </table:table-cell>
          <table:table-cell office:value-type="float" office:value="3.49895852752251" calcext:value-type="float">
            <text:p>3.49895852752251</text:p>
          </table:table-cell>
          <table:table-cell table:number-columns-repeated="5"/>
        </table:table-row>
        <table:table-row table:style-name="ro1">
          <table:table-cell office:value-type="float" office:value="10.1069349657326" calcext:value-type="float">
            <text:p>10.1069349657326</text:p>
          </table:table-cell>
          <table:table-cell office:value-type="float" office:value="-11.1450105285968" calcext:value-type="float">
            <text:p>-11.1450105285968</text:p>
          </table:table-cell>
          <table:table-cell office:value-type="float" office:value="3.59338626936875" calcext:value-type="float">
            <text:p>3.59338626936875</text:p>
          </table:table-cell>
          <table:table-cell table:number-columns-repeated="5"/>
        </table:table-row>
        <table:table-row table:style-name="ro1">
          <table:table-cell office:value-type="float" office:value="9.95407568582552" calcext:value-type="float">
            <text:p>9.95407568582552</text:p>
          </table:table-cell>
          <table:table-cell office:value-type="float" office:value="-11.2191884181118" calcext:value-type="float">
            <text:p>-11.2191884181118</text:p>
          </table:table-cell>
          <table:table-cell office:value-type="float" office:value="3.68781401121499" calcext:value-type="float">
            <text:p>3.68781401121499</text:p>
          </table:table-cell>
          <table:table-cell table:number-columns-repeated="5"/>
        </table:table-row>
        <table:table-row table:style-name="ro1">
          <table:table-cell office:value-type="float" office:value="9.91911886697401" calcext:value-type="float">
            <text:p>9.91911886697401</text:p>
          </table:table-cell>
          <table:table-cell office:value-type="float" office:value="-11.2404393037694" calcext:value-type="float">
            <text:p>-11.2404393037694</text:p>
          </table:table-cell>
          <table:table-cell office:value-type="float" office:value="3.24238938379693" calcext:value-type="float">
            <text:p>3.24238938379693</text:p>
          </table:table-cell>
          <table:table-cell table:number-columns-repeated="5"/>
        </table:table-row>
        <table:table-row table:style-name="ro1">
          <table:table-cell office:value-type="float" office:value="9.89774585547127" calcext:value-type="float">
            <text:p>9.89774585547127</text:p>
          </table:table-cell>
          <table:table-cell office:value-type="float" office:value="-11.2426009591995" calcext:value-type="float">
            <text:p>-11.2426009591995</text:p>
          </table:table-cell>
          <table:table-cell office:value-type="float" office:value="3.24238937843443" calcext:value-type="float">
            <text:p>3.24238937843443</text:p>
          </table:table-cell>
          <table:table-cell table:number-columns-repeated="5"/>
        </table:table-row>
        <table:table-row table:style-name="ro1">
          <table:table-cell office:value-type="float" office:value="9.78767907554855" calcext:value-type="float">
            <text:p>9.78767907554855</text:p>
          </table:table-cell>
          <table:table-cell office:value-type="float" office:value="-11.2537330563176" calcext:value-type="float">
            <text:p>-11.2537330563176</text:p>
          </table:table-cell>
          <table:table-cell office:value-type="float" office:value="3.251472923485" calcext:value-type="float">
            <text:p>3.251472923485</text:p>
          </table:table-cell>
          <table:table-cell table:number-columns-repeated="5"/>
        </table:table-row>
        <table:table-row table:style-name="ro1">
          <table:table-cell office:value-type="float" office:value="9.75517597097194" calcext:value-type="float">
            <text:p>9.75517597097194</text:p>
          </table:table-cell>
          <table:table-cell office:value-type="float" office:value="-11.2573189494851" calcext:value-type="float">
            <text:p>-11.2573189494851</text:p>
          </table:table-cell>
          <table:table-cell office:value-type="float" office:value="3.26055646853563" calcext:value-type="float">
            <text:p>3.26055646853563</text:p>
          </table:table-cell>
          <table:table-cell table:number-columns-repeated="5"/>
        </table:table-row>
        <table:table-row table:style-name="ro1">
          <table:table-cell office:value-type="float" office:value="9.6620425435661" calcext:value-type="float">
            <text:p>9.6620425435661</text:p>
          </table:table-cell>
          <table:table-cell office:value-type="float" office:value="-11.2684510220643" calcext:value-type="float">
            <text:p>-11.2684510220643</text:p>
          </table:table-cell>
          <table:table-cell office:value-type="float" office:value="3.26644007009465" calcext:value-type="float">
            <text:p>3.26644007009465</text:p>
          </table:table-cell>
          <table:table-cell table:number-columns-repeated="5"/>
        </table:table-row>
        <table:table-row table:style-name="ro1">
          <table:table-cell office:value-type="float" office:value="9.64102655745976" calcext:value-type="float">
            <text:p>9.64102655745976</text:p>
          </table:table-cell>
          <table:table-cell office:value-type="float" office:value="-11.2710885314074" calcext:value-type="float">
            <text:p>-11.2710885314074</text:p>
          </table:table-cell>
          <table:table-cell office:value-type="float" office:value="3.27232367165368" calcext:value-type="float">
            <text:p>3.27232367165368</text:p>
          </table:table-cell>
          <table:table-cell table:number-columns-repeated="5"/>
        </table:table-row>
        <table:table-row table:style-name="ro1">
          <table:table-cell office:value-type="float" office:value="9.57563353212942" calcext:value-type="float">
            <text:p>9.57563353212942</text:p>
          </table:table-cell>
          <table:table-cell office:value-type="float" office:value="-11.2796864653628" calcext:value-type="float">
            <text:p>-11.2796864653628</text:p>
          </table:table-cell>
          <table:table-cell office:value-type="float" office:value="3.25072494857314" calcext:value-type="float">
            <text:p>3.25072494857314</text:p>
          </table:table-cell>
          <table:table-cell table:number-columns-repeated="5"/>
        </table:table-row>
        <table:table-row table:style-name="ro1">
          <table:table-cell office:value-type="float" office:value="9.49335738775795" calcext:value-type="float">
            <text:p>9.49335738775795</text:p>
          </table:table-cell>
          <table:table-cell office:value-type="float" office:value="-11.288701266602" calcext:value-type="float">
            <text:p>-11.288701266602</text:p>
          </table:table-cell>
          <table:table-cell office:value-type="float" office:value="3.30283564152447" calcext:value-type="float">
            <text:p>3.30283564152447</text:p>
          </table:table-cell>
          <table:table-cell table:number-columns-repeated="5"/>
        </table:table-row>
        <table:table-row table:style-name="ro1">
          <table:table-cell office:value-type="float" office:value="9.30827612084151" calcext:value-type="float">
            <text:p>9.30827612084151</text:p>
          </table:table-cell>
          <table:table-cell office:value-type="float" office:value="-11.3188056742775" calcext:value-type="float">
            <text:p>-11.3188056742775</text:p>
          </table:table-cell>
          <table:table-cell office:value-type="float" office:value="3.40705702742717" calcext:value-type="float">
            <text:p>3.40705702742717</text:p>
          </table:table-cell>
          <table:table-cell table:number-columns-repeated="5"/>
        </table:table-row>
        <table:table-row table:style-name="ro1">
          <table:table-cell office:value-type="float" office:value="9.1273309759092" calcext:value-type="float">
            <text:p>9.1273309759092</text:p>
          </table:table-cell>
          <table:table-cell office:value-type="float" office:value="-11.3680012558913" calcext:value-type="float">
            <text:p>-11.3680012558913</text:p>
          </table:table-cell>
          <table:table-cell office:value-type="float" office:value="3.45916772037848" calcext:value-type="float">
            <text:p>3.45916772037848</text:p>
          </table:table-cell>
          <table:table-cell table:number-columns-repeated="5"/>
        </table:table-row>
        <table:table-row table:style-name="ro1">
          <table:table-cell office:value-type="float" office:value="9.11288843718913" calcext:value-type="float">
            <text:p>9.11288843718913</text:p>
          </table:table-cell>
          <table:table-cell office:value-type="float" office:value="-11.3727485230493" calcext:value-type="float">
            <text:p>-11.3727485230493</text:p>
          </table:table-cell>
          <table:table-cell office:value-type="float" office:value="3.35731672788362" calcext:value-type="float">
            <text:p>3.35731672788362</text:p>
          </table:table-cell>
          <table:table-cell table:number-columns-repeated="5"/>
        </table:table-row>
        <table:table-row table:style-name="ro1">
          <table:table-cell office:value-type="float" office:value="9.10090706207197" calcext:value-type="float">
            <text:p>9.10090706207197</text:p>
          </table:table-cell>
          <table:table-cell office:value-type="float" office:value="-11.3753740489492" calcext:value-type="float">
            <text:p>-11.3753740489492</text:p>
          </table:table-cell>
          <table:table-cell office:value-type="float" office:value="3.3780242261512" calcext:value-type="float">
            <text:p>3.3780242261512</text:p>
          </table:table-cell>
          <table:table-cell table:number-columns-repeated="5"/>
        </table:table-row>
        <table:table-row table:style-name="ro1">
          <table:table-cell office:value-type="float" office:value="9.06282195794281" calcext:value-type="float">
            <text:p>9.06282195794281</text:p>
          </table:table-cell>
          <table:table-cell office:value-type="float" office:value="-11.3845501924106" calcext:value-type="float">
            <text:p>-11.3845501924106</text:p>
          </table:table-cell>
          <table:table-cell office:value-type="float" office:value="3.18855675906977" calcext:value-type="float">
            <text:p>3.18855675906977</text:p>
          </table:table-cell>
          <table:table-cell table:number-columns-repeated="5"/>
        </table:table-row>
        <table:table-row table:style-name="ro1">
          <table:table-cell office:value-type="float" office:value="9.02951864093036" calcext:value-type="float">
            <text:p>9.02951864093036</text:p>
          </table:table-cell>
          <table:table-cell office:value-type="float" office:value="-11.3861154038305" calcext:value-type="float">
            <text:p>-11.3861154038305</text:p>
          </table:table-cell>
          <table:table-cell office:value-type="float" office:value="3.28248249414432" calcext:value-type="float">
            <text:p>3.28248249414432</text:p>
          </table:table-cell>
          <table:table-cell table:number-columns-repeated="5"/>
        </table:table-row>
        <table:table-row table:style-name="ro1">
          <table:table-cell office:value-type="float" office:value="8.86218904647934" calcext:value-type="float">
            <text:p>8.86218904647934</text:p>
          </table:table-cell>
          <table:table-cell office:value-type="float" office:value="-11.4098476800495" calcext:value-type="float">
            <text:p>-11.4098476800495</text:p>
          </table:table-cell>
          <table:table-cell office:value-type="float" office:value="3.37640822921884" calcext:value-type="float">
            <text:p>3.37640822921884</text:p>
          </table:table-cell>
          <table:table-cell table:number-columns-repeated="5"/>
        </table:table-row>
        <table:table-row table:style-name="ro1">
          <table:table-cell office:value-type="float" office:value="8.69782279950067" calcext:value-type="float">
            <text:p>8.69782279950067</text:p>
          </table:table-cell>
          <table:table-cell office:value-type="float" office:value="-11.4491688062773" calcext:value-type="float">
            <text:p>-11.4491688062773</text:p>
          </table:table-cell>
          <table:table-cell office:value-type="float" office:value="3.47033396429337" calcext:value-type="float">
            <text:p>3.47033396429337</text:p>
          </table:table-cell>
          <table:table-cell table:number-columns-repeated="5"/>
        </table:table-row>
        <table:table-row table:style-name="ro1">
          <table:table-cell office:value-type="float" office:value="8.57905404712028" calcext:value-type="float">
            <text:p>8.57905404712028</text:p>
          </table:table-cell>
          <table:table-cell office:value-type="float" office:value="-11.4896830973846" calcext:value-type="float">
            <text:p>-11.4896830973846</text:p>
          </table:table-cell>
          <table:table-cell office:value-type="float" office:value="3.41783001101725" calcext:value-type="float">
            <text:p>3.41783001101725</text:p>
          </table:table-cell>
          <table:table-cell table:number-columns-repeated="5"/>
        </table:table-row>
        <table:table-row table:style-name="ro1">
          <table:table-cell office:value-type="float" office:value="8.45803901802825" calcext:value-type="float">
            <text:p>8.45803901802825</text:p>
          </table:table-cell>
          <table:table-cell office:value-type="float" office:value="-11.5239890360597" calcext:value-type="float">
            <text:p>-11.5239890360597</text:p>
          </table:table-cell>
          <table:table-cell office:value-type="float" office:value="3.50100217218408" calcext:value-type="float">
            <text:p>3.50100217218408</text:p>
          </table:table-cell>
          <table:table-cell table:number-columns-repeated="5"/>
        </table:table-row>
        <table:table-row table:style-name="ro1">
          <table:table-cell office:value-type="float" office:value="8.32846055172811" calcext:value-type="float">
            <text:p>8.32846055172811</text:p>
          </table:table-cell>
          <table:table-cell office:value-type="float" office:value="-11.5726754056232" calcext:value-type="float">
            <text:p>-11.5726754056232</text:p>
          </table:table-cell>
          <table:table-cell office:value-type="float" office:value="3.39454443242842" calcext:value-type="float">
            <text:p>3.39454443242842</text:p>
          </table:table-cell>
          <table:table-cell table:number-columns-repeated="5"/>
        </table:table-row>
        <table:table-row table:style-name="ro1">
          <table:table-cell office:value-type="float" office:value="8.28301306469946" calcext:value-type="float">
            <text:p>8.28301306469946</text:p>
          </table:table-cell>
          <table:table-cell office:value-type="float" office:value="-11.58442305998" calcext:value-type="float">
            <text:p>-11.58442305998</text:p>
          </table:table-cell>
          <table:table-cell office:value-type="float" office:value="3.50127904241246" calcext:value-type="float">
            <text:p>3.50127904241246</text:p>
          </table:table-cell>
          <table:table-cell table:number-columns-repeated="5"/>
        </table:table-row>
        <table:table-row table:style-name="ro1">
          <table:table-cell office:value-type="float" office:value="8.10327054820509" calcext:value-type="float">
            <text:p>8.10327054820509</text:p>
          </table:table-cell>
          <table:table-cell office:value-type="float" office:value="-11.6520143077347" calcext:value-type="float">
            <text:p>-11.6520143077347</text:p>
          </table:table-cell>
          <table:table-cell office:value-type="float" office:value="3.55464634740448" calcext:value-type="float">
            <text:p>3.55464634740448</text:p>
          </table:table-cell>
          <table:table-cell table:number-columns-repeated="5"/>
        </table:table-row>
        <table:table-row table:style-name="ro1">
          <table:table-cell office:value-type="float" office:value="8.02707049519069" calcext:value-type="float">
            <text:p>8.02707049519069</text:p>
          </table:table-cell>
          <table:table-cell office:value-type="float" office:value="-11.6854102451693" calcext:value-type="float">
            <text:p>-11.6854102451693</text:p>
          </table:table-cell>
          <table:table-cell office:value-type="float" office:value="3.57111043258063" calcext:value-type="float">
            <text:p>3.57111043258063</text:p>
          </table:table-cell>
          <table:table-cell table:number-columns-repeated="5"/>
        </table:table-row>
        <table:table-row table:style-name="ro1">
          <table:table-cell office:value-type="float" office:value="7.97318597879407" calcext:value-type="float">
            <text:p>7.97318597879407</text:p>
          </table:table-cell>
          <table:table-cell office:value-type="float" office:value="-11.7100913745839" calcext:value-type="float">
            <text:p>-11.7100913745839</text:p>
          </table:table-cell>
          <table:table-cell office:value-type="float" office:value="3.58757451775679" calcext:value-type="float">
            <text:p>3.58757451775679</text:p>
          </table:table-cell>
          <table:table-cell table:number-columns-repeated="5"/>
        </table:table-row>
        <table:table-row table:style-name="ro1">
          <table:table-cell office:value-type="float" office:value="7.96268661035464" calcext:value-type="float">
            <text:p>7.96268661035464</text:p>
          </table:table-cell>
          <table:table-cell office:value-type="float" office:value="-11.7151112161099" calcext:value-type="float">
            <text:p>-11.7151112161099</text:p>
          </table:table-cell>
          <table:table-cell office:value-type="float" office:value="3.48589227037933" calcext:value-type="float">
            <text:p>3.48589227037933</text:p>
          </table:table-cell>
          <table:table-cell table:number-columns-repeated="5"/>
        </table:table-row>
        <table:table-row table:style-name="ro1">
          <table:table-cell office:value-type="float" office:value="7.95577075639314" calcext:value-type="float">
            <text:p>7.95577075639314</text:p>
          </table:table-cell>
          <table:table-cell office:value-type="float" office:value="-11.7175911161894" calcext:value-type="float">
            <text:p>-11.7175911161894</text:p>
          </table:table-cell>
          <table:table-cell office:value-type="float" office:value="3.50159450234408" calcext:value-type="float">
            <text:p>3.50159450234408</text:p>
          </table:table-cell>
          <table:table-cell table:number-columns-repeated="5"/>
        </table:table-row>
        <table:table-row table:style-name="ro1">
          <table:table-cell office:value-type="float" office:value="7.90286855872545" calcext:value-type="float">
            <text:p>7.90286855872545</text:p>
          </table:table-cell>
          <table:table-cell office:value-type="float" office:value="-11.7375037659096" calcext:value-type="float">
            <text:p>-11.7375037659096</text:p>
          </table:table-cell>
          <table:table-cell office:value-type="float" office:value="3.5172967343088" calcext:value-type="float">
            <text:p>3.5172967343088</text:p>
          </table:table-cell>
          <table:table-cell table:number-columns-repeated="5"/>
        </table:table-row>
        <table:table-row table:style-name="ro1">
          <table:table-cell office:value-type="float" office:value="7.81820182728351" calcext:value-type="float">
            <text:p>7.81820182728351</text:p>
          </table:table-cell>
          <table:table-cell office:value-type="float" office:value="-11.7708997092412" calcext:value-type="float">
            <text:p>-11.7708997092412</text:p>
          </table:table-cell>
          <table:table-cell office:value-type="float" office:value="3.55243560619754" calcext:value-type="float">
            <text:p>3.55243560619754</text:p>
          </table:table-cell>
          <table:table-cell table:number-columns-repeated="5"/>
        </table:table-row>
        <table:table-row table:style-name="ro1">
          <table:table-cell office:value-type="float" office:value="7.70225251028209" calcext:value-type="float">
            <text:p>7.70225251028209</text:p>
          </table:table-cell>
          <table:table-cell office:value-type="float" office:value="-11.8214111464211" calcext:value-type="float">
            <text:p>-11.8214111464211</text:p>
          </table:table-cell>
          <table:table-cell office:value-type="float" office:value="3.58757447808626" calcext:value-type="float">
            <text:p>3.58757447808626</text:p>
          </table:table-cell>
          <table:table-cell table:number-columns-repeated="5"/>
        </table:table-row>
        <table:table-row table:style-name="ro1">
          <table:table-cell office:value-type="float" office:value="7.60911911242453" calcext:value-type="float">
            <text:p>7.60911911242453</text:p>
          </table:table-cell>
          <table:table-cell office:value-type="float" office:value="-11.8659390485578" calcext:value-type="float">
            <text:p>-11.8659390485578</text:p>
          </table:table-cell>
          <table:table-cell office:value-type="float" office:value="3.62900178499921" calcext:value-type="float">
            <text:p>3.62900178499921</text:p>
          </table:table-cell>
          <table:table-cell table:number-columns-repeated="5"/>
        </table:table-row>
        <table:table-row table:style-name="ro1">
          <table:table-cell office:value-type="float" office:value="7.47738576677062" calcext:value-type="float">
            <text:p>7.47738576677062</text:p>
          </table:table-cell>
          <table:table-cell office:value-type="float" office:value="-11.9357662519719" calcext:value-type="float">
            <text:p>-11.9357662519719</text:p>
          </table:table-cell>
          <table:table-cell office:value-type="float" office:value="3.67042909191216" calcext:value-type="float">
            <text:p>3.67042909191216</text:p>
          </table:table-cell>
          <table:table-cell table:number-columns-repeated="5"/>
        </table:table-row>
        <table:table-row table:style-name="ro1">
          <table:table-cell office:value-type="float" office:value="7.43590161861735" calcext:value-type="float">
            <text:p>7.43590161861735</text:p>
          </table:table-cell>
          <table:table-cell office:value-type="float" office:value="-11.960007724096" calcext:value-type="float">
            <text:p>-11.960007724096</text:p>
          </table:table-cell>
          <table:table-cell office:value-type="float" office:value="3.62576029550114" calcext:value-type="float">
            <text:p>3.62576029550114</text:p>
          </table:table-cell>
          <table:table-cell table:number-columns-repeated="5"/>
        </table:table-row>
        <table:table-row table:style-name="ro1">
          <table:table-cell office:value-type="float" office:value="7.38682203098233" calcext:value-type="float">
            <text:p>7.38682203098233</text:p>
          </table:table-cell>
          <table:table-cell office:value-type="float" office:value="-11.9858196419256" calcext:value-type="float">
            <text:p>-11.9858196419256</text:p>
          </table:table-cell>
          <table:table-cell office:value-type="float" office:value="3.67479885793366" calcext:value-type="float">
            <text:p>3.67479885793366</text:p>
          </table:table-cell>
          <table:table-cell table:number-columns-repeated="5"/>
        </table:table-row>
        <table:table-row table:style-name="ro1">
          <table:table-cell office:value-type="float" office:value="7.23485093554026" calcext:value-type="float">
            <text:p>7.23485093554026</text:p>
          </table:table-cell>
          <table:table-cell office:value-type="float" office:value="-12.0755178491332" calcext:value-type="float">
            <text:p>-12.0755178491332</text:p>
          </table:table-cell>
          <table:table-cell office:value-type="float" office:value="3.77287598279864" calcext:value-type="float">
            <text:p>3.77287598279864</text:p>
          </table:table-cell>
          <table:table-cell table:number-columns-repeated="5"/>
        </table:table-row>
        <table:table-row table:style-name="ro1">
          <table:table-cell office:value-type="float" office:value="7.18928787460376" calcext:value-type="float">
            <text:p>7.18928787460376</text:p>
          </table:table-cell>
          <table:table-cell office:value-type="float" office:value="-12.10882818872" calcext:value-type="float">
            <text:p>-12.10882818872</text:p>
          </table:table-cell>
          <table:table-cell office:value-type="float" office:value="3.64770391372149" calcext:value-type="float">
            <text:p>3.64770391372149</text:p>
          </table:table-cell>
          <table:table-cell table:number-columns-repeated="5"/>
        </table:table-row>
        <table:table-row table:style-name="ro1">
          <table:table-cell office:value-type="float" office:value="7.10759545096822" calcext:value-type="float">
            <text:p>7.10759545096822</text:p>
          </table:table-cell>
          <table:table-cell office:value-type="float" office:value="-12.1541073838705" calcext:value-type="float">
            <text:p>-12.1541073838705</text:p>
          </table:table-cell>
          <table:table-cell office:value-type="float" office:value="3.7555783915862" calcext:value-type="float">
            <text:p>3.7555783915862</text:p>
          </table:table-cell>
          <table:table-cell table:number-columns-repeated="5"/>
        </table:table-row>
        <table:table-row table:style-name="ro1">
          <table:table-cell office:value-type="float" office:value="6.9489626305563" calcext:value-type="float">
            <text:p>6.9489626305563</text:p>
          </table:table-cell>
          <table:table-cell office:value-type="float" office:value="-12.2659226126075" calcext:value-type="float">
            <text:p>-12.2659226126075</text:p>
          </table:table-cell>
          <table:table-cell office:value-type="float" office:value="3.80951563051855" calcext:value-type="float">
            <text:p>3.80951563051855</text:p>
          </table:table-cell>
          <table:table-cell table:number-columns-repeated="5"/>
        </table:table-row>
        <table:table-row table:style-name="ro1">
          <table:table-cell office:value-type="float" office:value="6.91657398112389" calcext:value-type="float">
            <text:p>6.91657398112389</text:p>
          </table:table-cell>
          <table:table-cell office:value-type="float" office:value="-12.2914733387134" calcext:value-type="float">
            <text:p>-12.2914733387134</text:p>
          </table:table-cell>
          <table:table-cell office:value-type="float" office:value="3.52026913668624" calcext:value-type="float">
            <text:p>3.52026913668624</text:p>
          </table:table-cell>
          <table:table-cell table:number-columns-repeated="5"/>
        </table:table-row>
        <table:table-row table:style-name="ro1">
          <table:table-cell office:value-type="float" office:value="6.90100342671139" calcext:value-type="float">
            <text:p>6.90100342671139</text:p>
          </table:table-cell>
          <table:table-cell office:value-type="float" office:value="-12.2976685333573" calcext:value-type="float">
            <text:p>-12.2976685333573</text:p>
          </table:table-cell>
          <table:table-cell office:value-type="float" office:value="3.55464614689075" calcext:value-type="float">
            <text:p>3.55464614689075</text:p>
          </table:table-cell>
          <table:table-cell table:number-columns-repeated="5"/>
        </table:table-row>
        <table:table-row table:style-name="ro1">
          <table:table-cell office:value-type="float" office:value="6.79940334082452" calcext:value-type="float">
            <text:p>6.79940334082452</text:p>
          </table:table-cell>
          <table:table-cell office:value-type="float" office:value="-12.3421964323137" calcext:value-type="float">
            <text:p>-12.3421964323137</text:p>
          </table:table-cell>
          <table:table-cell office:value-type="float" office:value="3.57111023405007" calcext:value-type="float">
            <text:p>3.57111023405007</text:p>
          </table:table-cell>
          <table:table-cell table:number-columns-repeated="5"/>
        </table:table-row>
        <table:table-row table:style-name="ro1">
          <table:table-cell office:value-type="float" office:value="6.74551881303798" calcext:value-type="float">
            <text:p>6.74551881303798</text:p>
          </table:table-cell>
          <table:table-cell office:value-type="float" office:value="-12.3668775540032" calcext:value-type="float">
            <text:p>-12.3668775540032</text:p>
          </table:table-cell>
          <table:table-cell office:value-type="float" office:value="3.58757432120937" calcext:value-type="float">
            <text:p>3.58757432120937</text:p>
          </table:table-cell>
          <table:table-cell table:number-columns-repeated="5"/>
        </table:table-row>
        <table:table-row table:style-name="ro1">
          <table:table-cell office:value-type="float" office:value="6.65238542987913" calcext:value-type="float">
            <text:p>6.65238542987913</text:p>
          </table:table-cell>
          <table:table-cell office:value-type="float" office:value="-12.411405431162" calcext:value-type="float">
            <text:p>-12.411405431162</text:p>
          </table:table-cell>
          <table:table-cell office:value-type="float" office:value="3.58757430468455" calcext:value-type="float">
            <text:p>3.58757430468455</text:p>
          </table:table-cell>
          <table:table-cell table:number-columns-repeated="5"/>
        </table:table-row>
        <table:table-row table:style-name="ro1">
          <table:table-cell office:value-type="float" office:value="6.55925201961262" calcext:value-type="float">
            <text:p>6.55925201961262</text:p>
          </table:table-cell>
          <table:table-cell office:value-type="float" office:value="-12.4559333193904" calcext:value-type="float">
            <text:p>-12.4559333193904</text:p>
          </table:table-cell>
          <table:table-cell office:value-type="float" office:value="3.64305960524842" calcext:value-type="float">
            <text:p>3.64305960524842</text:p>
          </table:table-cell>
          <table:table-cell table:number-columns-repeated="5"/>
        </table:table-row>
        <table:table-row table:style-name="ro1">
          <table:table-cell office:value-type="float" office:value="6.38418799130713" calcext:value-type="float">
            <text:p>6.38418799130713</text:p>
          </table:table-cell>
          <table:table-cell office:value-type="float" office:value="-12.5519049562487" calcext:value-type="float">
            <text:p>-12.5519049562487</text:p>
          </table:table-cell>
          <table:table-cell office:value-type="float" office:value="3.75403020637612" calcext:value-type="float">
            <text:p>3.75403020637612</text:p>
          </table:table-cell>
          <table:table-cell table:number-columns-repeated="5"/>
        </table:table-row>
        <table:table-row table:style-name="ro1">
          <table:table-cell office:value-type="float" office:value="6.33350579737264" calcext:value-type="float">
            <text:p>6.33350579737264</text:p>
          </table:table-cell>
          <table:table-cell office:value-type="float" office:value="-12.5875119002869" calcext:value-type="float">
            <text:p>-12.5875119002869</text:p>
          </table:table-cell>
          <table:table-cell office:value-type="float" office:value="3.59020309918896" calcext:value-type="float">
            <text:p>3.59020309918896</text:p>
          </table:table-cell>
          <table:table-cell table:number-columns-repeated="5"/>
        </table:table-row>
        <table:table-row table:style-name="ro1">
          <table:table-cell office:value-type="float" office:value="6.31155491081148" calcext:value-type="float">
            <text:p>6.31155491081148</text:p>
          </table:table-cell>
          <table:table-cell office:value-type="float" office:value="-12.5980777931019" calcext:value-type="float">
            <text:p>-12.5980777931019</text:p>
          </table:table-cell>
          <table:table-cell office:value-type="float" office:value="3.62576011130726" calcext:value-type="float">
            <text:p>3.62576011130726</text:p>
          </table:table-cell>
          <table:table-cell table:number-columns-repeated="5"/>
        </table:table-row>
        <table:table-row table:style-name="ro1">
          <table:table-cell office:value-type="float" office:value="6.22688817459487" calcext:value-type="float">
            <text:p>6.22688817459487</text:p>
          </table:table-cell>
          <table:table-cell office:value-type="float" office:value="-12.642605670501" calcext:value-type="float">
            <text:p>-12.642605670501</text:p>
          </table:table-cell>
          <table:table-cell office:value-type="float" office:value="3.65638957028097" calcext:value-type="float">
            <text:p>3.65638957028097</text:p>
          </table:table-cell>
          <table:table-cell table:number-columns-repeated="5"/>
        </table:table-row>
        <table:table-row table:style-name="ro1">
          <table:table-cell office:value-type="float" office:value="6.13092841027843" calcext:value-type="float">
            <text:p>6.13092841027843</text:p>
          </table:table-cell>
          <table:table-cell office:value-type="float" office:value="-12.6968875656926" calcext:value-type="float">
            <text:p>-12.6968875656926</text:p>
          </table:table-cell>
          <table:table-cell office:value-type="float" office:value="3.68701902925468" calcext:value-type="float">
            <text:p>3.68701902925468</text:p>
          </table:table-cell>
          <table:table-cell table:number-columns-repeated="5"/>
        </table:table-row>
        <table:table-row table:style-name="ro1">
          <table:table-cell office:value-type="float" office:value="6.03362669752544" calcext:value-type="float">
            <text:p>6.03362669752544</text:p>
          </table:table-cell>
          <table:table-cell office:value-type="float" office:value="-12.7559331567995" calcext:value-type="float">
            <text:p>-12.7559331567995</text:p>
          </table:table-cell>
          <table:table-cell office:value-type="float" office:value="3.67042884653835" calcext:value-type="float">
            <text:p>3.67042884653835</text:p>
          </table:table-cell>
          <table:table-cell table:number-columns-repeated="5"/>
        </table:table-row>
        <table:table-row table:style-name="ro1">
          <table:table-cell office:value-type="float" office:value="5.97031842262875" calcext:value-type="float">
            <text:p>5.97031842262875</text:p>
          </table:table-cell>
          <table:table-cell office:value-type="float" office:value="-12.7929276471044" calcext:value-type="float">
            <text:p>-12.7929276471044</text:p>
          </table:table-cell>
          <table:table-cell office:value-type="float" office:value="3.71739899334442" calcext:value-type="float">
            <text:p>3.71739899334442</text:p>
          </table:table-cell>
          <table:table-cell table:number-columns-repeated="5"/>
        </table:table-row>
        <table:table-row table:style-name="ro1">
          <table:table-cell office:value-type="float" office:value="5.8285436140422" calcext:value-type="float">
            <text:p>5.8285436140422</text:p>
          </table:table-cell>
          <table:table-cell office:value-type="float" office:value="-12.8849665862289" calcext:value-type="float">
            <text:p>-12.8849665862289</text:p>
          </table:table-cell>
          <table:table-cell office:value-type="float" office:value="3.81133928695657" calcext:value-type="float">
            <text:p>3.81133928695657</text:p>
          </table:table-cell>
          <table:table-cell table:number-columns-repeated="5"/>
        </table:table-row>
        <table:table-row table:style-name="ro1">
          <table:table-cell office:value-type="float" office:value="5.69602736503733" calcext:value-type="float">
            <text:p>5.69602736503733</text:p>
          </table:table-cell>
          <table:table-cell office:value-type="float" office:value="-12.9898984994613" calcext:value-type="float">
            <text:p>-12.9898984994613</text:p>
          </table:table-cell>
          <table:table-cell office:value-type="float" office:value="3.90527958056872" calcext:value-type="float">
            <text:p>3.90527958056872</text:p>
          </table:table-cell>
          <table:table-cell table:number-columns-repeated="5"/>
        </table:table-row>
        <table:table-row table:style-name="ro1">
          <table:table-cell office:value-type="float" office:value="5.57393824245295" calcext:value-type="float">
            <text:p>5.57393824245295</text:p>
          </table:table-cell>
          <table:table-cell office:value-type="float" office:value="-13.106798066661" calcext:value-type="float">
            <text:p>-13.106798066661</text:p>
          </table:table-cell>
          <table:table-cell office:value-type="float" office:value="3.95224972737479" calcext:value-type="float">
            <text:p>3.95224972737479</text:p>
          </table:table-cell>
          <table:table-cell table:number-columns-repeated="5"/>
        </table:table-row>
        <table:table-row table:style-name="ro1">
          <table:table-cell office:value-type="float" office:value="5.55253454079704" calcext:value-type="float">
            <text:p>5.55253454079704</text:p>
          </table:table-cell>
          <table:table-cell office:value-type="float" office:value="-13.129311298171" calcext:value-type="float">
            <text:p>-13.129311298171</text:p>
          </table:table-cell>
          <table:table-cell office:value-type="float" office:value="3.80951540370266" calcext:value-type="float">
            <text:p>3.80951540370266</text:p>
          </table:table-cell>
          <table:table-cell table:number-columns-repeated="5"/>
        </table:table-row>
        <table:table-row table:style-name="ro1">
          <table:table-cell office:value-type="float" office:value="5.51809528338015" calcext:value-type="float">
            <text:p>5.51809528338015</text:p>
          </table:table-cell>
          <table:table-cell office:value-type="float" office:value="-13.1564796932267" calcext:value-type="float">
            <text:p>-13.1564796932267</text:p>
          </table:table-cell>
          <table:table-cell office:value-type="float" office:value="3.85829326191878" calcext:value-type="float">
            <text:p>3.85829326191878</text:p>
          </table:table-cell>
          <table:table-cell table:number-columns-repeated="5"/>
        </table:table-row>
        <table:table-row table:style-name="ro1">
          <table:table-cell office:value-type="float" office:value="5.39989947015697" calcext:value-type="float">
            <text:p>5.39989947015697</text:p>
          </table:table-cell>
          <table:table-cell office:value-type="float" office:value="-13.2594574740001" calcext:value-type="float">
            <text:p>-13.2594574740001</text:p>
          </table:table-cell>
          <table:table-cell office:value-type="float" office:value="3.26055586704001" calcext:value-type="float">
            <text:p>3.26055586704001</text:p>
          </table:table-cell>
          <table:table-cell table:number-columns-repeated="5"/>
        </table:table-row>
        <table:table-row table:style-name="ro1">
          <table:table-cell office:value-type="float" office:value="5.38637344870121" calcext:value-type="float">
            <text:p>5.38637344870121</text:p>
          </table:table-cell>
          <table:table-cell office:value-type="float" office:value="-13.2610742069842" calcext:value-type="float">
            <text:p>-13.2610742069842</text:p>
          </table:table-cell>
          <table:table-cell office:value-type="float" office:value="3.30446180301547" calcext:value-type="float">
            <text:p>3.30446180301547</text:p>
          </table:table-cell>
          <table:table-cell table:number-columns-repeated="5"/>
        </table:table-row>
        <table:table-row table:style-name="ro1">
          <table:table-cell office:value-type="float" office:value="5.23045395193565" calcext:value-type="float">
            <text:p>5.23045395193565</text:p>
          </table:table-cell>
          <table:table-cell office:value-type="float" office:value="-13.2866956321631" calcext:value-type="float">
            <text:p>-13.2866956321631</text:p>
          </table:table-cell>
          <table:table-cell office:value-type="float" office:value="3.39227367496629" calcext:value-type="float">
            <text:p>3.39227367496629</text:p>
          </table:table-cell>
          <table:table-cell table:number-columns-repeated="5"/>
        </table:table-row>
        <table:table-row table:style-name="ro1">
          <table:table-cell office:value-type="float" office:value="5.14673962187285" calcext:value-type="float">
            <text:p>5.14673962187285</text:p>
          </table:table-cell>
          <table:table-cell office:value-type="float" office:value="-13.3081321489595" calcext:value-type="float">
            <text:p>-13.3081321489595</text:p>
          </table:table-cell>
          <table:table-cell office:value-type="float" office:value="3.2423887195436" calcext:value-type="float">
            <text:p>3.2423887195436</text:p>
          </table:table-cell>
          <table:table-cell table:number-columns-repeated="5"/>
        </table:table-row>
        <table:table-row table:style-name="ro1">
          <table:table-cell office:value-type="float" office:value="5.09714290208617" calcext:value-type="float">
            <text:p>5.09714290208617</text:p>
          </table:table-cell>
          <table:table-cell office:value-type="float" office:value="-13.3131483024996" calcext:value-type="float">
            <text:p>-13.3131483024996</text:p>
          </table:table-cell>
          <table:table-cell office:value-type="float" office:value="3.28553687470554" calcext:value-type="float">
            <text:p>3.28553687470554</text:p>
          </table:table-cell>
          <table:table-cell table:number-columns-repeated="5"/>
        </table:table-row>
        <table:table-row table:style-name="ro1">
          <table:table-cell office:value-type="float" office:value="4.94346371170682" calcext:value-type="float">
            <text:p>4.94346371170682</text:p>
          </table:table-cell>
          <table:table-cell office:value-type="float" office:value="-13.3354235943561" calcext:value-type="float">
            <text:p>-13.3354235943561</text:p>
          </table:table-cell>
          <table:table-cell office:value-type="float" office:value="3.37183318502946" calcext:value-type="float">
            <text:p>3.37183318502946</text:p>
          </table:table-cell>
          <table:table-cell table:number-columns-repeated="5"/>
        </table:table-row>
        <table:table-row table:style-name="ro1">
          <table:table-cell office:value-type="float" office:value="4.79227628535446" calcext:value-type="float">
            <text:p>4.79227628535446</text:p>
          </table:table-cell>
          <table:table-cell office:value-type="float" office:value="-13.3708614878586" calcext:value-type="float">
            <text:p>-13.3708614878586</text:p>
          </table:table-cell>
          <table:table-cell office:value-type="float" office:value="3.45812949535335" calcext:value-type="float">
            <text:p>3.45812949535335</text:p>
          </table:table-cell>
          <table:table-cell table:number-columns-repeated="5"/>
        </table:table-row>
        <table:table-row table:style-name="ro1">
          <table:table-cell office:value-type="float" office:value="4.70607059596232" calcext:value-type="float">
            <text:p>4.70607059596232</text:p>
          </table:table-cell>
          <table:table-cell office:value-type="float" office:value="-13.3990981887656" calcext:value-type="float">
            <text:p>-13.3990981887656</text:p>
          </table:table-cell>
          <table:table-cell office:value-type="float" office:value="3.37183315627072" calcext:value-type="float">
            <text:p>3.37183315627072</text:p>
          </table:table-cell>
          <table:table-cell table:number-columns-repeated="5"/>
        </table:table-row>
        <table:table-row table:style-name="ro1">
          <table:table-cell office:value-type="float" office:value="4.5890760803538" calcext:value-type="float">
            <text:p>4.5890760803538</text:p>
          </table:table-cell>
          <table:table-cell office:value-type="float" office:value="-13.4265213597786" calcext:value-type="float">
            <text:p>-13.4265213597786</text:p>
          </table:table-cell>
          <table:table-cell office:value-type="float" office:value="3.45812946610124" calcext:value-type="float">
            <text:p>3.45812946610124</text:p>
          </table:table-cell>
          <table:table-cell table:number-columns-repeated="5"/>
        </table:table-row>
        <table:table-row table:style-name="ro1">
          <table:table-cell office:value-type="float" office:value="4.44150561971435" calcext:value-type="float">
            <text:p>4.44150561971435</text:p>
          </table:table-cell>
          <table:table-cell office:value-type="float" office:value="-13.4748581061942" calcext:value-type="float">
            <text:p>-13.4748581061942</text:p>
          </table:table-cell>
          <table:table-cell office:value-type="float" office:value="3.54442577593173" calcext:value-type="float">
            <text:p>3.54442577593173</text:p>
          </table:table-cell>
          <table:table-cell table:number-columns-repeated="5"/>
        </table:table-row>
        <table:table-row table:style-name="ro1">
          <table:table-cell office:value-type="float" office:value="4.36317744973611" calcext:value-type="float">
            <text:p>4.36317744973611</text:p>
          </table:table-cell>
          <table:table-cell office:value-type="float" office:value="-13.5082366209028" calcext:value-type="float">
            <text:p>-13.5082366209028</text:p>
          </table:table-cell>
          <table:table-cell office:value-type="float" office:value="3.37064396719135" calcext:value-type="float">
            <text:p>3.37064396719135</text:p>
          </table:table-cell>
          <table:table-cell table:number-columns-repeated="5"/>
        </table:table-row>
        <table:table-row table:style-name="ro1">
          <table:table-cell office:value-type="float" office:value="4.29940724799296" calcext:value-type="float">
            <text:p>4.29940724799296</text:p>
          </table:table-cell>
          <table:table-cell office:value-type="float" office:value="-13.523104189902" calcext:value-type="float">
            <text:p>-13.523104189902</text:p>
          </table:table-cell>
          <table:table-cell office:value-type="float" office:value="3.19546106519688" calcext:value-type="float">
            <text:p>3.19546106519688</text:p>
          </table:table-cell>
          <table:table-cell table:number-columns-repeated="5"/>
        </table:table-row>
        <table:table-row table:style-name="ro1">
          <table:table-cell office:value-type="float" office:value="4.24651740763218" calcext:value-type="float">
            <text:p>4.24651740763218</text:p>
          </table:table-cell>
          <table:table-cell office:value-type="float" office:value="-13.5259560406318" calcext:value-type="float">
            <text:p>-13.5259560406318</text:p>
          </table:table-cell>
          <table:table-cell office:value-type="float" office:value="3.30319668390026" calcext:value-type="float">
            <text:p>3.30319668390026</text:p>
          </table:table-cell>
          <table:table-cell table:number-columns-repeated="5"/>
        </table:table-row>
        <table:table-row table:style-name="ro1">
          <table:table-cell office:value-type="float" office:value="4.19898624890532" calcext:value-type="float">
            <text:p>4.19898624890532</text:p>
          </table:table-cell>
          <table:table-cell office:value-type="float" office:value="-13.533704840717" calcext:value-type="float">
            <text:p>-13.533704840717</text:p>
          </table:table-cell>
          <table:table-cell office:value-type="float" office:value="2.07312632625155" calcext:value-type="float">
            <text:p>2.07312632625155</text:p>
          </table:table-cell>
          <table:table-cell table:number-columns-repeated="5"/>
        </table:table-row>
        <table:table-row table:style-name="ro1">
          <table:table-cell office:value-type="float" office:value="4.1929354453117" calcext:value-type="float">
            <text:p>4.1929354453117</text:p>
          </table:table-cell>
          <table:table-cell office:value-type="float" office:value="-13.5226899962137" calcext:value-type="float">
            <text:p>-13.5226899962137</text:p>
          </table:table-cell>
          <table:table-cell office:value-type="float" office:value="2.17625053428325" calcext:value-type="float">
            <text:p>2.17625053428325</text:p>
          </table:table-cell>
          <table:table-cell table:number-columns-repeated="5"/>
        </table:table-row>
        <table:table-row table:style-name="ro1">
          <table:table-cell office:value-type="float" office:value="4.08733726607231" calcext:value-type="float">
            <text:p>4.08733726607231</text:p>
          </table:table-cell>
          <table:table-cell office:value-type="float" office:value="-13.3701298075301" calcext:value-type="float">
            <text:p>-13.3701298075301</text:p>
          </table:table-cell>
          <table:table-cell office:value-type="float" office:value="2.27937474231491" calcext:value-type="float">
            <text:p>2.27937474231491</text:p>
          </table:table-cell>
          <table:table-cell table:number-columns-repeated="5"/>
        </table:table-row>
        <table:table-row table:style-name="ro1">
          <table:table-cell office:value-type="float" office:value="3.98213163772481" calcext:value-type="float">
            <text:p>3.98213163772481</text:p>
          </table:table-cell>
          <table:table-cell office:value-type="float" office:value="-13.247378019442" calcext:value-type="float">
            <text:p>-13.247378019442</text:p>
          </table:table-cell>
          <table:table-cell office:value-type="float" office:value="2.21885384771481" calcext:value-type="float">
            <text:p>2.21885384771481</text:p>
          </table:table-cell>
          <table:table-cell table:number-columns-repeated="5"/>
        </table:table-row>
        <table:table-row table:style-name="ro1">
          <table:table-cell office:value-type="float" office:value="3.88448516287904" calcext:value-type="float">
            <text:p>3.88448516287904</text:p>
          </table:table-cell>
          <table:table-cell office:value-type="float" office:value="-13.1184111473574" calcext:value-type="float">
            <text:p>-13.1184111473574</text:p>
          </table:table-cell>
          <table:table-cell office:value-type="float" office:value="2.27242916374096" calcext:value-type="float">
            <text:p>2.27242916374096</text:p>
          </table:table-cell>
          <table:table-cell table:number-columns-repeated="5"/>
        </table:table-row>
        <table:table-row table:style-name="ro1">
          <table:table-cell office:value-type="float" office:value="3.82968297400557" calcext:value-type="float">
            <text:p>3.82968297400557</text:p>
          </table:table-cell>
          <table:table-cell office:value-type="float" office:value="-13.053562892497" calcext:value-type="float">
            <text:p>-13.053562892497</text:p>
          </table:table-cell>
          <table:table-cell office:value-type="float" office:value="2.22103121826155" calcext:value-type="float">
            <text:p>2.22103121826155</text:p>
          </table:table-cell>
          <table:table-cell table:number-columns-repeated="5"/>
        </table:table-row>
        <table:table-row table:style-name="ro1">
          <table:table-cell office:value-type="float" office:value="3.78149246271693" calcext:value-type="float">
            <text:p>3.78149246271693</text:p>
          </table:table-cell>
          <table:table-cell office:value-type="float" office:value="-12.9902022709198" calcext:value-type="float">
            <text:p>-12.9902022709198</text:p>
          </table:table-cell>
          <table:table-cell office:value-type="float" office:value="2.24979541838424" calcext:value-type="float">
            <text:p>2.24979541838424</text:p>
          </table:table-cell>
          <table:table-cell table:number-columns-repeated="5"/>
        </table:table-row>
        <table:table-row table:style-name="ro1">
          <table:table-cell office:value-type="float" office:value="3.72063592677185" calcext:value-type="float">
            <text:p>3.72063592677185</text:p>
          </table:table-cell>
          <table:table-cell office:value-type="float" office:value="-12.9147921257777" calcext:value-type="float">
            <text:p>-12.9147921257777</text:p>
          </table:table-cell>
          <table:table-cell office:value-type="float" office:value="2.11821182882364" calcext:value-type="float">
            <text:p>2.11821182882364</text:p>
          </table:table-cell>
          <table:table-cell table:number-columns-repeated="5"/>
        </table:table-row>
        <table:table-row table:style-name="ro1">
          <table:table-cell office:value-type="float" office:value="3.65100392437864" calcext:value-type="float">
            <text:p>3.65100392437864</text:p>
          </table:table-cell>
          <table:table-cell office:value-type="float" office:value="-12.8005579347479" calcext:value-type="float">
            <text:p>-12.8005579347479</text:p>
          </table:table-cell>
          <table:table-cell office:value-type="float" office:value="2.21772294045584" calcext:value-type="float">
            <text:p>2.21772294045584</text:p>
          </table:table-cell>
          <table:table-cell table:number-columns-repeated="5"/>
        </table:table-row>
        <table:table-row table:style-name="ro1">
          <table:table-cell office:value-type="float" office:value="3.54308623414841" calcext:value-type="float">
            <text:p>3.54308623414841</text:p>
          </table:table-cell>
          <table:table-cell office:value-type="float" office:value="-12.6576898846138" calcext:value-type="float">
            <text:p>-12.6576898846138</text:p>
          </table:table-cell>
          <table:table-cell office:value-type="float" office:value="2.26747849627196" calcext:value-type="float">
            <text:p>2.26747849627196</text:p>
          </table:table-cell>
          <table:table-cell table:number-columns-repeated="5"/>
        </table:table-row>
        <table:table-row table:style-name="ro1">
          <table:table-cell office:value-type="float" office:value="3.53514475544091" calcext:value-type="float">
            <text:p>3.53514475544091</text:p>
          </table:table-cell>
          <table:table-cell office:value-type="float" office:value="-12.6481976897758" calcext:value-type="float">
            <text:p>-12.6481976897758</text:p>
          </table:table-cell>
          <table:table-cell office:value-type="float" office:value="2.16799039438534" calcext:value-type="float">
            <text:p>2.16799039438534</text:p>
          </table:table-cell>
          <table:table-cell table:number-columns-repeated="5"/>
        </table:table-row>
        <table:table-row table:style-name="ro1">
          <table:table-cell office:value-type="float" office:value="3.43703876550274" calcext:value-type="float">
            <text:p>3.43703876550274</text:p>
          </table:table-cell>
          <table:table-cell office:value-type="float" office:value="-12.5039295767183" calcext:value-type="float">
            <text:p>-12.5039295767183</text:p>
          </table:table-cell>
          <table:table-cell office:value-type="float" office:value="2.26914473904774" calcext:value-type="float">
            <text:p>2.26914473904774</text:p>
          </table:table-cell>
          <table:table-cell table:number-columns-repeated="5"/>
        </table:table-row>
        <table:table-row table:style-name="ro1">
          <table:table-cell office:value-type="float" office:value="3.35896331729559" calcext:value-type="float">
            <text:p>3.35896331729559</text:p>
          </table:table-cell>
          <table:table-cell office:value-type="float" office:value="-12.4109238209541" calcext:value-type="float">
            <text:p>-12.4109238209541</text:p>
          </table:table-cell>
          <table:table-cell office:value-type="float" office:value="2.08479350018208" calcext:value-type="float">
            <text:p>2.08479350018208</text:p>
          </table:table-cell>
          <table:table-cell table:number-columns-repeated="5"/>
        </table:table-row>
        <table:table-row table:style-name="ro1">
          <table:table-cell office:value-type="float" office:value="3.31627588661592" calcext:value-type="float">
            <text:p>3.31627588661592</text:p>
          </table:table-cell>
          <table:table-cell office:value-type="float" office:value="-12.3353197728946" calcext:value-type="float">
            <text:p>-12.3353197728946</text:p>
          </table:table-cell>
          <table:table-cell office:value-type="float" office:value="2.17424447204219" calcext:value-type="float">
            <text:p>2.17424447204219</text:p>
          </table:table-cell>
          <table:table-cell table:number-columns-repeated="5"/>
        </table:table-row>
        <table:table-row table:style-name="ro1">
          <table:table-cell office:value-type="float" office:value="3.22493459577409" calcext:value-type="float">
            <text:p>3.22493459577409</text:p>
          </table:table-cell>
          <table:table-cell office:value-type="float" office:value="-12.2027895112677" calcext:value-type="float">
            <text:p>-12.2027895112677</text:p>
          </table:table-cell>
          <table:table-cell office:value-type="float" office:value="2.26369544390229" calcext:value-type="float">
            <text:p>2.26369544390229</text:p>
          </table:table-cell>
          <table:table-cell table:number-columns-repeated="5"/>
        </table:table-row>
        <table:table-row table:style-name="ro1">
          <table:table-cell office:value-type="float" office:value="3.12211933642467" calcext:value-type="float">
            <text:p>3.12211933642467</text:p>
          </table:table-cell>
          <table:table-cell office:value-type="float" office:value="-12.0789487905637" calcext:value-type="float">
            <text:p>-12.0789487905637</text:p>
          </table:table-cell>
          <table:table-cell office:value-type="float" office:value="2.35314641576239" calcext:value-type="float">
            <text:p>2.35314641576239</text:p>
          </table:table-cell>
          <table:table-cell table:number-columns-repeated="5"/>
        </table:table-row>
        <table:table-row table:style-name="ro1">
          <table:table-cell office:value-type="float" office:value="3.05041021038681" calcext:value-type="float">
            <text:p>3.05041021038681</text:p>
          </table:table-cell>
          <table:table-cell office:value-type="float" office:value="-12.0068011771187" calcext:value-type="float">
            <text:p>-12.0068011771187</text:p>
          </table:table-cell>
          <table:table-cell office:value-type="float" office:value="2.17079400719942" calcext:value-type="float">
            <text:p>2.17079400719942</text:p>
          </table:table-cell>
          <table:table-cell table:number-columns-repeated="5"/>
        </table:table-row>
        <table:table-row table:style-name="ro1">
          <table:table-cell office:value-type="float" office:value="3.04992533101866" calcext:value-type="float">
            <text:p>3.04992533101866</text:p>
          </table:table-cell>
          <table:table-cell office:value-type="float" office:value="-12.0060924273837" calcext:value-type="float">
            <text:p>-12.0060924273837</text:p>
          </table:table-cell>
          <table:table-cell office:value-type="float" office:value="2.27755575447088" calcext:value-type="float">
            <text:p>2.27755575447088</text:p>
          </table:table-cell>
          <table:table-cell table:number-columns-repeated="5"/>
        </table:table-row>
        <table:table-row table:style-name="ro1">
          <table:table-cell office:value-type="float" office:value="3.01060538057796" calcext:value-type="float">
            <text:p>3.01060538057796</text:p>
          </table:table-cell>
          <table:table-cell office:value-type="float" office:value="-11.9600454578185" calcext:value-type="float">
            <text:p>-11.9600454578185</text:p>
          </table:table-cell>
          <table:table-cell office:value-type="float" office:value="2.10027919437009" calcext:value-type="float">
            <text:p>2.10027919437009</text:p>
          </table:table-cell>
          <table:table-cell table:number-columns-repeated="5"/>
        </table:table-row>
        <table:table-row table:style-name="ro1">
          <table:table-cell office:value-type="float" office:value="2.99241008908489" calcext:value-type="float">
            <text:p>2.99241008908489</text:p>
          </table:table-cell>
          <table:table-cell office:value-type="float" office:value="-11.928954223904" calcext:value-type="float">
            <text:p>-11.928954223904</text:p>
          </table:table-cell>
          <table:table-cell office:value-type="float" office:value="2.18078040955599" calcext:value-type="float">
            <text:p>2.18078040955599</text:p>
          </table:table-cell>
          <table:table-cell table:number-columns-repeated="5"/>
        </table:table-row>
        <table:table-row table:style-name="ro1">
          <table:table-cell office:value-type="float" office:value="2.90942464339255" calcext:value-type="float">
            <text:p>2.90942464339255</text:p>
          </table:table-cell>
          <table:table-cell office:value-type="float" office:value="-11.8102161795406" calcext:value-type="float">
            <text:p>-11.8102161795406</text:p>
          </table:table-cell>
          <table:table-cell office:value-type="float" office:value="2.22103101714895" calcext:value-type="float">
            <text:p>2.22103101714895</text:p>
          </table:table-cell>
          <table:table-cell table:number-columns-repeated="5"/>
        </table:table-row>
        <table:table-row table:style-name="ro1">
          <table:table-cell office:value-type="float" office:value="2.83322454451736" calcext:value-type="float">
            <text:p>2.83322454451736</text:p>
          </table:table-cell>
          <table:table-cell office:value-type="float" office:value="-11.7100286630558" calcext:value-type="float">
            <text:p>-11.7100286630558</text:p>
          </table:table-cell>
          <table:table-cell office:value-type="float" office:value="2.22103100179877" calcext:value-type="float">
            <text:p>2.22103100179877</text:p>
          </table:table-cell>
          <table:table-cell table:number-columns-repeated="5"/>
        </table:table-row>
        <table:table-row table:style-name="ro1">
          <table:table-cell office:value-type="float" office:value="2.82199646632093" calcext:value-type="float">
            <text:p>2.82199646632093</text:p>
          </table:table-cell>
          <table:table-cell office:value-type="float" office:value="-11.6952660404105" calcext:value-type="float">
            <text:p>-11.6952660404105</text:p>
          </table:table-cell>
          <table:table-cell office:value-type="float" office:value="2.11741305899283" calcext:value-type="float">
            <text:p>2.11741305899283</text:p>
          </table:table-cell>
          <table:table-cell table:number-columns-repeated="5"/>
        </table:table-row>
        <table:table-row table:style-name="ro1">
          <table:table-cell office:value-type="float" office:value="2.8027809953819" calcext:value-type="float">
            <text:p>2.8027809953819</text:p>
          </table:table-cell>
          <table:table-cell office:value-type="float" office:value="-11.6636855301862" calcext:value-type="float">
            <text:p>-11.6636855301862</text:p>
          </table:table-cell>
          <table:table-cell office:value-type="float" office:value="2.15616701383161" calcext:value-type="float">
            <text:p>2.15616701383161</text:p>
          </table:table-cell>
          <table:table-cell table:number-columns-repeated="5"/>
        </table:table-row>
        <table:table-row table:style-name="ro1">
          <table:table-cell office:value-type="float" office:value="2.74396127774078" calcext:value-type="float">
            <text:p>2.74396127774078</text:p>
          </table:table-cell>
          <table:table-cell office:value-type="float" office:value="-11.5749508304903" calcext:value-type="float">
            <text:p>-11.5749508304903</text:p>
          </table:table-cell>
          <table:table-cell office:value-type="float" office:value="1.98249695309774" calcext:value-type="float">
            <text:p>1.98249695309774</text:p>
          </table:table-cell>
          <table:table-cell table:number-columns-repeated="5"/>
        </table:table-row>
        <table:table-row table:style-name="ro1">
          <table:table-cell office:value-type="float" office:value="2.69127211106451" calcext:value-type="float">
            <text:p>2.69127211106451</text:p>
          </table:table-cell>
          <table:table-cell office:value-type="float" office:value="-11.4542852778896" calcext:value-type="float">
            <text:p>-11.4542852778896</text:p>
          </table:table-cell>
          <table:table-cell office:value-type="float" office:value="2.08014132404735" calcext:value-type="float">
            <text:p>2.08014132404735</text:p>
          </table:table-cell>
          <table:table-cell table:number-columns-repeated="5"/>
        </table:table-row>
        <table:table-row table:style-name="ro1">
          <table:table-cell office:value-type="float" office:value="2.60560467663483" calcext:value-type="float">
            <text:p>2.60560467663483</text:p>
          </table:table-cell>
          <table:table-cell office:value-type="float" office:value="-11.3008966043709" calcext:value-type="float">
            <text:p>-11.3008966043709</text:p>
          </table:table-cell>
          <table:table-cell office:value-type="float" office:value="2.17778569499697" calcext:value-type="float">
            <text:p>2.17778569499697</text:p>
          </table:table-cell>
          <table:table-cell table:number-columns-repeated="5"/>
        </table:table-row>
        <table:table-row table:style-name="ro1">
          <table:table-cell office:value-type="float" office:value="2.50539156109859" calcext:value-type="float">
            <text:p>2.50539156109859</text:p>
          </table:table-cell>
          <table:table-cell office:value-type="float" office:value="-11.156590242903" calcext:value-type="float">
            <text:p>-11.156590242903</text:p>
          </table:table-cell>
          <table:table-cell office:value-type="float" office:value="2.27543006594656" calcext:value-type="float">
            <text:p>2.27543006594656</text:p>
          </table:table-cell>
          <table:table-cell table:number-columns-repeated="5"/>
        </table:table-row>
        <table:table-row table:style-name="ro1">
          <table:table-cell office:value-type="float" office:value="2.49799094044382" calcext:value-type="float">
            <text:p>2.49799094044382</text:p>
          </table:table-cell>
          <table:table-cell office:value-type="float" office:value="-11.1478860943445" calcext:value-type="float">
            <text:p>-11.1478860943445</text:p>
          </table:table-cell>
          <table:table-cell office:value-type="float" office:value="2.0465371451626" calcext:value-type="float">
            <text:p>2.0465371451626</text:p>
          </table:table-cell>
          <table:table-cell table:number-columns-repeated="5"/>
        </table:table-row>
        <table:table-row table:style-name="ro1">
          <table:table-cell office:value-type="float" office:value="2.49281591694182" calcext:value-type="float">
            <text:p>2.49281591694182</text:p>
          </table:table-cell>
          <table:table-cell office:value-type="float" office:value="-11.137841585573" calcext:value-type="float">
            <text:p>-11.137841585573</text:p>
          </table:table-cell>
          <table:table-cell office:value-type="float" office:value="2.16286630755569" calcext:value-type="float">
            <text:p>2.16286630755569</text:p>
          </table:table-cell>
          <table:table-cell table:number-columns-repeated="5"/>
        </table:table-row>
        <table:table-row table:style-name="ro1">
          <table:table-cell office:value-type="float" office:value="2.4337378469883" calcext:value-type="float">
            <text:p>2.4337378469883</text:p>
          </table:table-cell>
          <table:table-cell office:value-type="float" office:value="-11.0500007007388" calcext:value-type="float">
            <text:p>-11.0500007007388</text:p>
          </table:table-cell>
          <table:table-cell office:value-type="float" office:value="1.96655417908175" calcext:value-type="float">
            <text:p>1.96655417908175</text:p>
          </table:table-cell>
          <table:table-cell table:number-columns-repeated="5"/>
        </table:table-row>
        <table:table-row table:style-name="ro1">
          <table:table-cell office:value-type="float" office:value="2.42000981148563" calcext:value-type="float">
            <text:p>2.42000981148563</text:p>
          </table:table-cell>
          <table:table-cell office:value-type="float" office:value="-11.0171429221443" calcext:value-type="float">
            <text:p>-11.0171429221443</text:p>
          </table:table-cell>
          <table:table-cell office:value-type="float" office:value="1.99891399188003" calcext:value-type="float">
            <text:p>1.99891399188003</text:p>
          </table:table-cell>
          <table:table-cell table:number-columns-repeated="5"/>
        </table:table-row>
        <table:table-row table:style-name="ro1">
          <table:table-cell office:value-type="float" office:value="2.36920975061999" calcext:value-type="float">
            <text:p>2.36920975061999</text:p>
          </table:table-cell>
          <table:table-cell office:value-type="float" office:value="-10.9058234367784" calcext:value-type="float">
            <text:p>-10.9058234367784</text:p>
          </table:table-cell>
          <table:table-cell office:value-type="float" office:value="2.01023889612609" calcext:value-type="float">
            <text:p>2.01023889612609</text:p>
          </table:table-cell>
          <table:table-cell table:number-columns-repeated="5"/>
        </table:table-row>
        <table:table-row table:style-name="ro1">
          <table:table-cell office:value-type="float" office:value="2.3518652805252" calcext:value-type="float">
            <text:p>2.3518652805252</text:p>
          </table:table-cell>
          <table:table-cell office:value-type="float" office:value="-10.8689281377416" calcext:value-type="float">
            <text:p>-10.8689281377416</text:p>
          </table:table-cell>
          <table:table-cell office:value-type="float" office:value="2.02156380037217" calcext:value-type="float">
            <text:p>2.02156380037217</text:p>
          </table:table-cell>
          <table:table-cell table:number-columns-repeated="5"/>
        </table:table-row>
        <table:table-row table:style-name="ro1">
          <table:table-cell office:value-type="float" office:value="2.31515694446095" calcext:value-type="float">
            <text:p>2.31515694446095</text:p>
          </table:table-cell>
          <table:table-cell office:value-type="float" office:value="-10.793084777578" calcext:value-type="float">
            <text:p>-10.793084777578</text:p>
          </table:table-cell>
          <table:table-cell office:value-type="float" office:value="1.96404605512529" calcext:value-type="float">
            <text:p>1.96404605512529</text:p>
          </table:table-cell>
          <table:table-cell table:number-columns-repeated="5"/>
        </table:table-row>
        <table:table-row table:style-name="ro1">
          <table:table-cell office:value-type="float" office:value="2.31399898101465" calcext:value-type="float">
            <text:p>2.31399898101465</text:p>
          </table:table-cell>
          <table:table-cell office:value-type="float" office:value="-10.7902935547421" calcext:value-type="float">
            <text:p>-10.7902935547421</text:p>
          </table:table-cell>
          <table:table-cell office:value-type="float" office:value="1.87769020219559" calcext:value-type="float">
            <text:p>1.87769020219559</text:p>
          </table:table-cell>
          <table:table-cell table:number-columns-repeated="5"/>
        </table:table-row>
        <table:table-row table:style-name="ro1">
          <table:table-cell office:value-type="float" office:value="2.29515942231735" calcext:value-type="float">
            <text:p>2.29515942231735</text:p>
          </table:table-cell>
          <table:table-cell office:value-type="float" office:value="-10.7308451523259" calcext:value-type="float">
            <text:p>-10.7308451523259</text:p>
          </table:table-cell>
          <table:table-cell office:value-type="float" office:value="1.93830207112422" calcext:value-type="float">
            <text:p>1.93830207112422</text:p>
          </table:table-cell>
          <table:table-cell table:number-columns-repeated="5"/>
        </table:table-row>
        <table:table-row table:style-name="ro1">
          <table:table-cell office:value-type="float" office:value="2.21680960990826" calcext:value-type="float">
            <text:p>2.21680960990826</text:p>
          </table:table-cell>
          <table:table-cell office:value-type="float" office:value="-10.5273372658531" calcext:value-type="float">
            <text:p>-10.5273372658531</text:p>
          </table:table-cell>
          <table:table-cell office:value-type="float" office:value="1.99891394005286" calcext:value-type="float">
            <text:p>1.99891394005286</text:p>
          </table:table-cell>
          <table:table-cell table:number-columns-repeated="5"/>
        </table:table-row>
        <table:table-row table:style-name="ro1">
          <table:table-cell office:value-type="float" office:value="2.19985544595926" calcext:value-type="float">
            <text:p>2.19985544595926</text:p>
          </table:table-cell>
          <table:table-cell office:value-type="float" office:value="-10.4901851634258" calcext:value-type="float">
            <text:p>-10.4901851634258</text:p>
          </table:table-cell>
          <table:table-cell office:value-type="float" office:value="1.9083923363596" calcext:value-type="float">
            <text:p>1.9083923363596</text:p>
          </table:table-cell>
          <table:table-cell table:number-columns-repeated="5"/>
        </table:table-row>
        <table:table-row table:style-name="ro1">
          <table:table-cell office:value-type="float" office:value="2.17605812014503" calcext:value-type="float">
            <text:p>2.17605812014503</text:p>
          </table:table-cell>
          <table:table-cell office:value-type="float" office:value="-10.4223931525463" calcext:value-type="float">
            <text:p>-10.4223931525463</text:p>
          </table:table-cell>
          <table:table-cell office:value-type="float" office:value="1.95365312488419" calcext:value-type="float">
            <text:p>1.95365312488419</text:p>
          </table:table-cell>
          <table:table-cell table:number-columns-repeated="5"/>
        </table:table-row>
        <table:table-row table:style-name="ro1">
          <table:table-cell office:value-type="float" office:value="2.11520951897485" calcext:value-type="float">
            <text:p>2.11520951897485</text:p>
          </table:table-cell>
          <table:table-cell office:value-type="float" office:value="-10.271302488016" calcext:value-type="float">
            <text:p>-10.271302488016</text:p>
          </table:table-cell>
          <table:table-cell office:value-type="float" office:value="1.99891391340879" calcext:value-type="float">
            <text:p>1.99891391340879</text:p>
          </table:table-cell>
          <table:table-cell table:number-columns-repeated="5"/>
        </table:table-row>
        <table:table-row table:style-name="ro1">
          <table:table-cell office:value-type="float" office:value="2.06440946771827" calcext:value-type="float">
            <text:p>2.06440946771827</text:p>
          </table:table-cell>
          <table:table-cell office:value-type="float" office:value="-10.1599830005782" calcext:value-type="float">
            <text:p>-10.1599830005782</text:p>
          </table:table-cell>
          <table:table-cell office:value-type="float" office:value="2.02947112188616" calcext:value-type="float">
            <text:p>2.02947112188616</text:p>
          </table:table-cell>
          <table:table-cell table:number-columns-repeated="5"/>
        </table:table-row>
        <table:table-row table:style-name="ro1">
          <table:table-cell office:value-type="float" office:value="2.01571078349128" calcext:value-type="float">
            <text:p>2.01571078349128</text:p>
          </table:table-cell>
          <table:table-cell office:value-type="float" office:value="-10.0613626108571" calcext:value-type="float">
            <text:p>-10.0613626108571</text:p>
          </table:table-cell>
          <table:table-cell office:value-type="float" office:value="2.06002833036354" calcext:value-type="float">
            <text:p>2.06002833036354</text:p>
          </table:table-cell>
          <table:table-cell table:number-columns-repeated="5"/>
        </table:table-row>
        <table:table-row table:style-name="ro1">
          <table:table-cell office:value-type="float" office:value="1.95644405904462" calcext:value-type="float">
            <text:p>1.95644405904462</text:p>
          </table:table-cell>
          <table:table-cell office:value-type="float" office:value="-9.95004312270446" calcext:value-type="float">
            <text:p>-9.95004312270446</text:p>
          </table:table-cell>
          <table:table-cell office:value-type="float" office:value="2.07460912407729" calcext:value-type="float">
            <text:p>2.07460912407729</text:p>
          </table:table-cell>
          <table:table-cell table:number-columns-repeated="5"/>
        </table:table-row>
        <table:table-row table:style-name="ro1">
          <table:table-cell office:value-type="float" office:value="1.931104045986" calcext:value-type="float">
            <text:p>1.931104045986</text:p>
          </table:table-cell>
          <table:table-cell office:value-type="float" office:value="-9.90407597581345" calcext:value-type="float">
            <text:p>-9.90407597581345</text:p>
          </table:table-cell>
          <table:table-cell office:value-type="float" office:value="2.08918991779104" calcext:value-type="float">
            <text:p>2.08918991779104</text:p>
          </table:table-cell>
          <table:table-cell table:number-columns-repeated="5"/>
        </table:table-row>
        <table:table-row table:style-name="ro1">
          <table:table-cell office:value-type="float" office:value="1.88820971263444" calcext:value-type="float">
            <text:p>1.88820971263444</text:p>
          </table:table-cell>
          <table:table-cell office:value-type="float" office:value="-9.82887958613502" calcext:value-type="float">
            <text:p>-9.82887958613502</text:p>
          </table:table-cell>
          <table:table-cell office:value-type="float" office:value="2.01453749421467" calcext:value-type="float">
            <text:p>2.01453749421467</text:p>
          </table:table-cell>
          <table:table-cell table:number-columns-repeated="5"/>
        </table:table-row>
        <table:table-row table:style-name="ro1">
          <table:table-cell office:value-type="float" office:value="1.87473463225005" calcext:value-type="float">
            <text:p>1.87473463225005</text:p>
          </table:table-cell>
          <table:table-cell office:value-type="float" office:value="-9.80053241741558" calcext:value-type="float">
            <text:p>-9.80053241741558</text:p>
          </table:table-cell>
          <table:table-cell office:value-type="float" office:value="2.05751934671681" calcext:value-type="float">
            <text:p>2.05751934671681</text:p>
          </table:table-cell>
          <table:table-cell table:number-columns-repeated="5"/>
        </table:table-row>
        <table:table-row table:style-name="ro1">
          <table:table-cell office:value-type="float" office:value="1.80238256174468" calcext:value-type="float">
            <text:p>1.80238256174468</text:p>
          </table:table-cell>
          <table:table-cell office:value-type="float" office:value="-9.66380913843821" calcext:value-type="float">
            <text:p>-9.66380913843821</text:p>
          </table:table-cell>
          <table:table-cell office:value-type="float" office:value="2.14348305172108" calcext:value-type="float">
            <text:p>2.14348305172108</text:p>
          </table:table-cell>
          <table:table-cell table:number-columns-repeated="5"/>
        </table:table-row>
        <table:table-row table:style-name="ro1">
          <table:table-cell office:value-type="float" office:value="1.71855888945171" calcext:value-type="float">
            <text:p>1.71855888945171</text:p>
          </table:table-cell>
          <table:table-cell office:value-type="float" office:value="-9.53380271904264" calcext:value-type="float">
            <text:p>-9.53380271904264</text:p>
          </table:table-cell>
          <table:table-cell office:value-type="float" office:value="2.22944675672535" calcext:value-type="float">
            <text:p>2.22944675672535</text:p>
          </table:table-cell>
          <table:table-cell table:number-columns-repeated="5"/>
        </table:table-row>
        <table:table-row table:style-name="ro1">
          <table:table-cell office:value-type="float" office:value="1.62388267070916" calcext:value-type="float">
            <text:p>1.62388267070916</text:p>
          </table:table-cell>
          <table:table-cell office:value-type="float" office:value="-9.41147328380586" calcext:value-type="float">
            <text:p>-9.41147328380586</text:p>
          </table:table-cell>
          <table:table-cell office:value-type="float" office:value="2.27242860922749" calcext:value-type="float">
            <text:p>2.27242860922749</text:p>
          </table:table-cell>
          <table:table-cell table:number-columns-repeated="5"/>
        </table:table-row>
        <table:table-row table:style-name="ro1">
          <table:table-cell office:value-type="float" office:value="1.56908052644553" calcext:value-type="float">
            <text:p>1.56908052644553</text:p>
          </table:table-cell>
          <table:table-cell office:value-type="float" office:value="-9.34662500879335" calcext:value-type="float">
            <text:p>-9.34662500879335</text:p>
          </table:table-cell>
          <table:table-cell office:value-type="float" office:value="2.22103067986311" calcext:value-type="float">
            <text:p>2.22103067986311</text:p>
          </table:table-cell>
          <table:table-cell table:number-columns-repeated="5"/>
        </table:table-row>
        <table:table-row table:style-name="ro1">
          <table:table-cell office:value-type="float" office:value="1.51242338027472" calcext:value-type="float">
            <text:p>1.51242338027472</text:p>
          </table:table-cell>
          <table:table-cell office:value-type="float" office:value="-9.27213241858471" calcext:value-type="float">
            <text:p>-9.27213241858471</text:p>
          </table:table-cell>
          <table:table-cell office:value-type="float" office:value="2.27124710061285" calcext:value-type="float">
            <text:p>2.27124710061285</text:p>
          </table:table-cell>
          <table:table-cell table:number-columns-repeated="5"/>
        </table:table-row>
        <table:table-row table:style-name="ro1">
          <table:table-cell office:value-type="float" office:value="1.39594892803204" calcext:value-type="float">
            <text:p>1.39594892803204</text:p>
          </table:table-cell>
          <table:table-cell office:value-type="float" office:value="-9.13397551861921" calcext:value-type="float">
            <text:p>-9.13397551861921</text:p>
          </table:table-cell>
          <table:table-cell office:value-type="float" office:value="2.37167994211234" calcext:value-type="float">
            <text:p>2.37167994211234</text:p>
          </table:table-cell>
          <table:table-cell table:number-columns-repeated="5"/>
        </table:table-row>
        <table:table-row table:style-name="ro1">
          <table:table-cell office:value-type="float" office:value="1.3331598010281" calcext:value-type="float">
            <text:p>1.3331598010281</text:p>
          </table:table-cell>
          <table:table-cell office:value-type="float" office:value="-9.07310152402394" calcext:value-type="float">
            <text:p>-9.07310152402394</text:p>
          </table:table-cell>
          <table:table-cell office:value-type="float" office:value="2.29211256355425" calcext:value-type="float">
            <text:p>2.29211256355425</text:p>
          </table:table-cell>
          <table:table-cell table:number-columns-repeated="5"/>
        </table:table-row>
        <table:table-row table:style-name="ro1">
          <table:table-cell office:value-type="float" office:value="1.22623660444356" calcext:value-type="float">
            <text:p>1.22623660444356</text:p>
          </table:table-cell>
          <table:table-cell office:value-type="float" office:value="-8.9515149006702" calcext:value-type="float">
            <text:p>-8.9515149006702</text:p>
          </table:table-cell>
          <table:table-cell office:value-type="float" office:value="2.22103061214693" calcext:value-type="float">
            <text:p>2.22103061214693</text:p>
          </table:table-cell>
          <table:table-cell table:number-columns-repeated="5"/>
        </table:table-row>
        <table:table-row table:style-name="ro1">
          <table:table-cell office:value-type="float" office:value="1.2076232259438" calcext:value-type="float">
            <text:p>1.2076232259438</text:p>
          </table:table-cell>
          <table:table-cell office:value-type="float" office:value="-8.92704210128736" calcext:value-type="float">
            <text:p>-8.92704210128736</text:p>
          </table:table-cell>
          <table:table-cell office:value-type="float" office:value="2.22103060503605" calcext:value-type="float">
            <text:p>2.22103060503605</text:p>
          </table:table-cell>
          <table:table-cell table:number-columns-repeated="5"/>
        </table:table-row>
        <table:table-row table:style-name="ro1">
          <table:table-cell office:value-type="float" office:value="1.15731332406914" calcext:value-type="float">
            <text:p>1.15731332406914</text:p>
          </table:table-cell>
          <table:table-cell office:value-type="float" office:value="-8.8608948323359" calcext:value-type="float">
            <text:p>-8.8608948323359</text:p>
          </table:table-cell>
          <table:table-cell office:value-type="float" office:value="2.15799242013484" calcext:value-type="float">
            <text:p>2.15799242013484</text:p>
          </table:table-cell>
          <table:table-cell table:number-columns-repeated="5"/>
        </table:table-row>
        <table:table-row table:style-name="ro1">
          <table:table-cell office:value-type="float" office:value="1.12948951241415" calcext:value-type="float">
            <text:p>1.12948951241415</text:p>
          </table:table-cell>
          <table:table-cell office:value-type="float" office:value="-8.8190860958904" calcext:value-type="float">
            <text:p>-8.8190860958904</text:p>
          </table:table-cell>
          <table:table-cell office:value-type="float" office:value="2.21827569276095" calcext:value-type="float">
            <text:p>2.21827569276095</text:p>
          </table:table-cell>
          <table:table-cell table:number-columns-repeated="5"/>
        </table:table-row>
        <table:table-row table:style-name="ro1">
          <table:table-cell office:value-type="float" office:value="1.0073075420105" calcext:value-type="float">
            <text:p>1.0073075420105</text:p>
          </table:table-cell>
          <table:table-cell office:value-type="float" office:value="-8.6575198829982" calcext:value-type="float">
            <text:p>-8.6575198829982</text:p>
          </table:table-cell>
          <table:table-cell office:value-type="float" office:value="2.13951879074627" calcext:value-type="float">
            <text:p>2.13951879074627</text:p>
          </table:table-cell>
          <table:table-cell table:number-columns-repeated="5"/>
        </table:table-row>
        <table:table-row table:style-name="ro1">
          <table:table-cell office:value-type="float" office:value="-0.444078218511281" calcext:value-type="float">
            <text:p>-0.444078218511281</text:p>
          </table:table-cell>
          <table:table-cell office:value-type="float" office:value="-6.38677633720787" calcext:value-type="float">
            <text:p>-6.38677633720787</text:p>
          </table:table-cell>
          <table:table-cell office:value-type="float" office:value="2.18841161882483" calcext:value-type="float">
            <text:p>2.18841161882483</text:p>
          </table:table-cell>
          <table:table-cell table:number-columns-repeated="5"/>
        </table:table-row>
        <table:table-row table:style-name="ro1">
          <table:table-cell office:value-type="float" office:value="-0.545966131373246" calcext:value-type="float">
            <text:p>-0.545966131373246</text:p>
          </table:table-cell>
          <table:table-cell office:value-type="float" office:value="-6.24333587483482" calcext:value-type="float">
            <text:p>-6.24333587483482</text:p>
          </table:table-cell>
          <table:table-cell office:value-type="float" office:value="2.28619727498195" calcext:value-type="float">
            <text:p>2.28619727498195</text:p>
          </table:table-cell>
          <table:table-cell table:number-columns-repeated="5"/>
        </table:table-row>
        <table:table-row table:style-name="ro1">
          <table:table-cell office:value-type="float" office:value="-0.66137138130023" calcext:value-type="float">
            <text:p>-0.66137138130023</text:p>
          </table:table-cell>
          <table:table-cell office:value-type="float" office:value="-6.11052796346487" calcext:value-type="float">
            <text:p>-6.11052796346487</text:p>
          </table:table-cell>
          <table:table-cell office:value-type="float" office:value="2.38398293113907" calcext:value-type="float">
            <text:p>2.38398293113907</text:p>
          </table:table-cell>
          <table:table-cell table:number-columns-repeated="5"/>
        </table:table-row>
        <table:table-row table:style-name="ro1">
          <table:table-cell office:value-type="float" office:value="-0.789191338340874" calcext:value-type="float">
            <text:p>-0.789191338340874</text:p>
          </table:table-cell>
          <table:table-cell office:value-type="float" office:value="-5.98962150534419" calcext:value-type="float">
            <text:p>-5.98962150534419</text:p>
          </table:table-cell>
          <table:table-cell office:value-type="float" office:value="2.48176858729619" calcext:value-type="float">
            <text:p>2.48176858729619</text:p>
          </table:table-cell>
          <table:table-cell table:number-columns-repeated="5"/>
        </table:table-row>
        <table:table-row table:style-name="ro1">
          <table:table-cell office:value-type="float" office:value="-0.928204757247636" calcext:value-type="float">
            <text:p>-0.928204757247636</text:p>
          </table:table-cell>
          <table:table-cell office:value-type="float" office:value="-5.88177169126455" calcext:value-type="float">
            <text:p>-5.88177169126455</text:p>
          </table:table-cell>
          <table:table-cell office:value-type="float" office:value="2.57955424345332" calcext:value-type="float">
            <text:p>2.57955424345332</text:p>
          </table:table-cell>
          <table:table-cell table:number-columns-repeated="5"/>
        </table:table-row>
        <table:table-row table:style-name="ro1">
          <table:table-cell office:value-type="float" office:value="-1.07708344576388" calcext:value-type="float">
            <text:p>-1.07708344576388</text:p>
          </table:table-cell>
          <table:table-cell office:value-type="float" office:value="-5.78800896338805" calcext:value-type="float">
            <text:p>-5.78800896338805</text:p>
          </table:table-cell>
          <table:table-cell office:value-type="float" office:value="2.67733989961043" calcext:value-type="float">
            <text:p>2.67733989961043</text:p>
          </table:table-cell>
          <table:table-cell table:number-columns-repeated="5"/>
        </table:table-row>
        <table:table-row table:style-name="ro1">
          <table:table-cell office:value-type="float" office:value="-1.11453643533108" calcext:value-type="float">
            <text:p>-1.11453643533108</text:p>
          </table:table-cell>
          <table:table-cell office:value-type="float" office:value="-5.76925412941563" calcext:value-type="float">
            <text:p>-5.76925412941563</text:p>
          </table:table-cell>
          <table:table-cell office:value-type="float" office:value="2.51944103582338" calcext:value-type="float">
            <text:p>2.51944103582338</text:p>
          </table:table-cell>
          <table:table-cell table:number-columns-repeated="5"/>
        </table:table-row>
        <table:table-row table:style-name="ro1">
          <table:table-cell office:value-type="float" office:value="-1.17419343414037" calcext:value-type="float">
            <text:p>-1.17419343414037</text:p>
          </table:table-cell>
          <table:table-cell office:value-type="float" office:value="-5.72647038292561" calcext:value-type="float">
            <text:p>-5.72647038292561</text:p>
          </table:table-cell>
          <table:table-cell office:value-type="float" office:value="2.56609884747658" calcext:value-type="float">
            <text:p>2.56609884747658</text:p>
          </table:table-cell>
          <table:table-cell table:number-columns-repeated="5"/>
        </table:table-row>
        <table:table-row table:style-name="ro1">
          <table:table-cell office:value-type="float" office:value="-1.31505474326794" calcext:value-type="float">
            <text:p>-1.31505474326794</text:p>
          </table:table-cell>
          <table:table-cell office:value-type="float" office:value="-5.63508704452403" calcext:value-type="float">
            <text:p>-5.63508704452403</text:p>
          </table:table-cell>
          <table:table-cell office:value-type="float" office:value="2.61275665912978" calcext:value-type="float">
            <text:p>2.61275665912978</text:p>
          </table:table-cell>
          <table:table-cell table:number-columns-repeated="5"/>
        </table:table-row>
        <table:table-row table:style-name="ro1">
          <table:table-cell office:value-type="float" office:value="-1.38284810445713" calcext:value-type="float">
            <text:p>-1.38284810445713</text:p>
          </table:table-cell>
          <table:table-cell office:value-type="float" office:value="-5.59547169085095" calcext:value-type="float">
            <text:p>-5.59547169085095</text:p>
          </table:table-cell>
          <table:table-cell office:value-type="float" office:value="2.27124649305775" calcext:value-type="float">
            <text:p>2.27124649305775</text:p>
          </table:table-cell>
          <table:table-cell table:number-columns-repeated="5"/>
        </table:table-row>
        <table:table-row table:style-name="ro1">
          <table:table-cell office:value-type="float" office:value="-1.44038461967818" calcext:value-type="float">
            <text:p>-1.44038461967818</text:p>
          </table:table-cell>
          <table:table-cell office:value-type="float" office:value="-5.52722430934543" calcext:value-type="float">
            <text:p>-5.52722430934543</text:p>
          </table:table-cell>
          <table:table-cell office:value-type="float" office:value="2.37167933306443" calcext:value-type="float">
            <text:p>2.37167933306443</text:p>
          </table:table-cell>
          <table:table-cell table:number-columns-repeated="5"/>
        </table:table-row>
        <table:table-row table:style-name="ro1">
          <table:table-cell office:value-type="float" office:value="-1.57012423766982" calcext:value-type="float">
            <text:p>-1.57012423766982</text:p>
          </table:table-cell>
          <table:table-cell office:value-type="float" office:value="-5.40144172872792" calcext:value-type="float">
            <text:p>-5.40144172872792</text:p>
          </table:table-cell>
          <table:table-cell office:value-type="float" office:value="2.42189575306777" calcext:value-type="float">
            <text:p>2.42189575306777</text:p>
          </table:table-cell>
          <table:table-cell table:number-columns-repeated="5"/>
        </table:table-row>
        <table:table-row table:style-name="ro1">
          <table:table-cell office:value-type="float" office:value="-1.62092423801373" calcext:value-type="float">
            <text:p>-1.62092423801373</text:p>
          </table:table-cell>
          <table:table-cell office:value-type="float" office:value="-5.35691391378896" calcext:value-type="float">
            <text:p>-5.35691391378896</text:p>
          </table:table-cell>
          <table:table-cell office:value-type="float" office:value="2.46423512016689" calcext:value-type="float">
            <text:p>2.46423512016689</text:p>
          </table:table-cell>
          <table:table-cell table:number-columns-repeated="5"/>
        </table:table-row>
        <table:table-row table:style-name="ro1">
          <table:table-cell office:value-type="float" office:value="-1.73966057257402" calcext:value-type="float">
            <text:p>-1.73966057257402</text:p>
          </table:table-cell>
          <table:table-cell office:value-type="float" office:value="-5.26141425367124" calcext:value-type="float">
            <text:p>-5.26141425367124</text:p>
          </table:table-cell>
          <table:table-cell office:value-type="float" office:value="2.54891385436512" calcext:value-type="float">
            <text:p>2.54891385436512</text:p>
          </table:table-cell>
          <table:table-cell table:number-columns-repeated="5"/>
        </table:table-row>
        <table:table-row table:style-name="ro1">
          <table:table-cell office:value-type="float" office:value="-1.8660485921405" calcext:value-type="float">
            <text:p>-1.8660485921405</text:p>
          </table:table-cell>
          <table:table-cell office:value-type="float" office:value="-5.17629920953991" calcext:value-type="float">
            <text:p>-5.17629920953991</text:p>
          </table:table-cell>
          <table:table-cell office:value-type="float" office:value="2.59125322146424" calcext:value-type="float">
            <text:p>2.59125322146424</text:p>
          </table:table-cell>
          <table:table-cell table:number-columns-repeated="5"/>
        </table:table-row>
        <table:table-row table:style-name="ro1">
          <table:table-cell office:value-type="float" office:value="-1.99304860218218" calcext:value-type="float">
            <text:p>-1.99304860218218</text:p>
          </table:table-cell>
          <table:table-cell office:value-type="float" office:value="-5.09837551689697" calcext:value-type="float">
            <text:p>-5.09837551689697</text:p>
          </table:table-cell>
          <table:table-cell office:value-type="float" office:value="2.64702256349211" calcext:value-type="float">
            <text:p>2.64702256349211</text:p>
          </table:table-cell>
          <table:table-cell table:number-columns-repeated="5"/>
        </table:table-row>
        <table:table-row table:style-name="ro1">
          <table:table-cell office:value-type="float" office:value="-2.04651621005672" calcext:value-type="float">
            <text:p>-2.04651621005672</text:p>
          </table:table-cell>
          <table:table-cell office:value-type="float" office:value="-5.06954188888078" calcext:value-type="float">
            <text:p>-5.06954188888078</text:p>
          </table:table-cell>
          <table:table-cell office:value-type="float" office:value="2.39053178399083" calcext:value-type="float">
            <text:p>2.39053178399083</text:p>
          </table:table-cell>
          <table:table-cell table:number-columns-repeated="5"/>
        </table:table-row>
        <table:table-row table:style-name="ro1">
          <table:table-cell office:value-type="float" office:value="-2.10405401134703" calcext:value-type="float">
            <text:p>-2.10405401134703</text:p>
          </table:table-cell>
          <table:table-cell office:value-type="float" office:value="-5.01582574895075" calcext:value-type="float">
            <text:p>-5.01582574895075</text:p>
          </table:table-cell>
          <table:table-cell office:value-type="float" office:value="2.50353298519925" calcext:value-type="float">
            <text:p>2.50353298519925</text:p>
          </table:table-cell>
          <table:table-cell table:number-columns-repeated="5"/>
        </table:table-row>
        <table:table-row table:style-name="ro1">
          <table:table-cell office:value-type="float" office:value="-2.26735049447652" calcext:value-type="float">
            <text:p>-2.26735049447652</text:p>
          </table:table-cell>
          <table:table-cell office:value-type="float" office:value="-4.89473614473065" calcext:value-type="float">
            <text:p>-4.89473614473065</text:p>
          </table:table-cell>
          <table:table-cell office:value-type="float" office:value="2.56003358580346" calcext:value-type="float">
            <text:p>2.56003358580346</text:p>
          </table:table-cell>
          <table:table-cell table:number-columns-repeated="5"/>
        </table:table-row>
        <table:table-row table:style-name="ro1">
          <table:table-cell office:value-type="float" office:value="-2.33854863075292" calcext:value-type="float">
            <text:p>-2.33854863075292</text:p>
          </table:table-cell>
          <table:table-cell office:value-type="float" office:value="-4.84793055972284" calcext:value-type="float">
            <text:p>-4.84793055972284</text:p>
          </table:table-cell>
          <table:table-cell office:value-type="float" office:value="2.35416553713338" calcext:value-type="float">
            <text:p>2.35416553713338</text:p>
          </table:table-cell>
          <table:table-cell table:number-columns-repeated="5"/>
        </table:table-row>
        <table:table-row table:style-name="ro1">
          <table:table-cell office:value-type="float" office:value="-2.37444710963432" calcext:value-type="float">
            <text:p>-2.37444710963432</text:p>
          </table:table-cell>
          <table:table-cell office:value-type="float" office:value="-4.81188611181977" calcext:value-type="float">
            <text:p>-4.81188611181977</text:p>
          </table:table-cell>
          <table:table-cell office:value-type="float" office:value="2.45176490283819" calcext:value-type="float">
            <text:p>2.45176490283819</text:p>
          </table:table-cell>
          <table:table-cell table:number-columns-repeated="5"/>
        </table:table-row>
        <table:table-row table:style-name="ro1">
          <table:table-cell office:value-type="float" office:value="-2.50990421088067" calcext:value-type="float">
            <text:p>-2.50990421088067</text:p>
          </table:table-cell>
          <table:table-cell office:value-type="float" office:value="-4.70012769580057" calcext:value-type="float">
            <text:p>-4.70012769580057</text:p>
          </table:table-cell>
          <table:table-cell office:value-type="float" office:value="2.54936426854299" calcext:value-type="float">
            <text:p>2.54936426854299</text:p>
          </table:table-cell>
          <table:table-cell table:number-columns-repeated="5"/>
        </table:table-row>
        <table:table-row table:style-name="ro1">
          <table:table-cell office:value-type="float" office:value="-2.59063628511811" calcext:value-type="float">
            <text:p>-2.59063628511811</text:p>
          </table:table-cell>
          <table:table-cell office:value-type="float" office:value="-4.64581213680548" calcext:value-type="float">
            <text:p>-4.64581213680548</text:p>
          </table:table-cell>
          <table:table-cell office:value-type="float" office:value="2.40168348944868" calcext:value-type="float">
            <text:p>2.40168348944868</text:p>
          </table:table-cell>
          <table:table-cell table:number-columns-repeated="5"/>
        </table:table-row>
        <table:table-row table:style-name="ro1">
          <table:table-cell office:value-type="float" office:value="-2.70476058168648" calcext:value-type="float">
            <text:p>-2.70476058168648</text:p>
          </table:table-cell>
          <table:table-cell office:value-type="float" office:value="-4.54162544407198" calcext:value-type="float">
            <text:p>-4.54162544407198</text:p>
          </table:table-cell>
          <table:table-cell office:value-type="float" office:value="2.50398016808431" calcext:value-type="float">
            <text:p>2.50398016808431</text:p>
          </table:table-cell>
          <table:table-cell table:number-columns-repeated="5"/>
        </table:table-row>
        <table:table-row table:style-name="ro1">
          <table:table-cell office:value-type="float" office:value="-2.80570400314003" calcext:value-type="float">
            <text:p>-2.80570400314003</text:p>
          </table:table-cell>
          <table:table-cell office:value-type="float" office:value="-4.46684258252749" calcext:value-type="float">
            <text:p>-4.46684258252749</text:p>
          </table:table-cell>
          <table:table-cell office:value-type="float" office:value="2.42189552974361" calcext:value-type="float">
            <text:p>2.42189552974361</text:p>
          </table:table-cell>
          <table:table-cell table:number-columns-repeated="5"/>
        </table:table-row>
        <table:table-row table:style-name="ro1">
          <table:table-cell office:value-type="float" office:value="-2.80625717098787" calcext:value-type="float">
            <text:p>-2.80625717098787</text:p>
          </table:table-cell>
          <table:table-cell office:value-type="float" office:value="-4.46635771310841" calcext:value-type="float">
            <text:p>-4.46635771310841</text:p>
          </table:table-cell>
          <table:table-cell office:value-type="float" office:value="2.44778260880749" calcext:value-type="float">
            <text:p>2.44778260880749</text:p>
          </table:table-cell>
          <table:table-cell table:number-columns-repeated="5"/>
        </table:table-row>
        <table:table-row table:style-name="ro1">
          <table:table-cell office:value-type="float" office:value="-2.87789773520794" calcext:value-type="float">
            <text:p>-2.87789773520794</text:p>
          </table:table-cell>
          <table:table-cell office:value-type="float" office:value="-4.40676983476345" calcext:value-type="float">
            <text:p>-4.40676983476345</text:p>
          </table:table-cell>
          <table:table-cell office:value-type="float" office:value="2.47366968787155" calcext:value-type="float">
            <text:p>2.47366968787155</text:p>
          </table:table-cell>
          <table:table-cell table:number-columns-repeated="5"/>
        </table:table-row>
        <table:table-row table:style-name="ro1">
          <table:table-cell office:value-type="float" office:value="-2.96256438246683" calcext:value-type="float">
            <text:p>-2.96256438246683</text:p>
          </table:table-cell>
          <table:table-cell office:value-type="float" office:value="-4.33997809437125" calcext:value-type="float">
            <text:p>-4.33997809437125</text:p>
          </table:table-cell>
          <table:table-cell office:value-type="float" office:value="2.52302024249698" calcext:value-type="float">
            <text:p>2.52302024249698</text:p>
          </table:table-cell>
          <table:table-cell table:number-columns-repeated="5"/>
        </table:table-row>
        <table:table-row table:style-name="ro1">
          <table:table-cell office:value-type="float" office:value="-3.1072481279869" calcext:value-type="float">
            <text:p>-3.1072481279869</text:p>
          </table:table-cell>
          <table:table-cell office:value-type="float" office:value="-4.23699856794662" calcext:value-type="float">
            <text:p>-4.23699856794662</text:p>
          </table:table-cell>
          <table:table-cell office:value-type="float" office:value="2.62172135174783" calcext:value-type="float">
            <text:p>2.62172135174783</text:p>
          </table:table-cell>
          <table:table-cell table:number-columns-repeated="5"/>
        </table:table-row>
        <table:table-row table:style-name="ro1">
          <table:table-cell office:value-type="float" office:value="-3.2613753959318" calcext:value-type="float">
            <text:p>-3.2613753959318</text:p>
          </table:table-cell>
          <table:table-cell office:value-type="float" office:value="-4.14877751401844" calcext:value-type="float">
            <text:p>-4.14877751401844</text:p>
          </table:table-cell>
          <table:table-cell office:value-type="float" office:value="2.72042246099868" calcext:value-type="float">
            <text:p>2.72042246099868</text:p>
          </table:table-cell>
          <table:table-cell table:number-columns-repeated="5"/>
        </table:table-row>
        <table:table-row table:style-name="ro1">
          <table:table-cell office:value-type="float" office:value="-3.36681496910114" calcext:value-type="float">
            <text:p>-3.36681496910114</text:p>
          </table:table-cell>
          <table:table-cell office:value-type="float" office:value="-4.10154302707031" calcext:value-type="float">
            <text:p>-4.10154302707031</text:p>
          </table:table-cell>
          <table:table-cell office:value-type="float" office:value="2.33323144957434" calcext:value-type="float">
            <text:p>2.33323144957434</text:p>
          </table:table-cell>
          <table:table-cell table:number-columns-repeated="5"/>
        </table:table-row>
        <table:table-row table:style-name="ro1">
          <table:table-cell office:value-type="float" office:value="-3.40440767625203" calcext:value-type="float">
            <text:p>-3.40440767625203</text:p>
          </table:table-cell>
          <table:table-cell office:value-type="float" office:value="-4.06218293910112" calcext:value-type="float">
            <text:p>-4.06218293910112</text:p>
          </table:table-cell>
          <table:table-cell office:value-type="float" office:value="2.44257809252284" calcext:value-type="float">
            <text:p>2.44257809252284</text:p>
          </table:table-cell>
          <table:table-cell table:number-columns-repeated="5"/>
        </table:table-row>
        <table:table-row table:style-name="ro1">
          <table:table-cell office:value-type="float" office:value="-3.46456315505716" calcext:value-type="float">
            <text:p>-3.46456315505716</text:p>
          </table:table-cell>
          <table:table-cell office:value-type="float" office:value="-4.01161592968543" calcext:value-type="float">
            <text:p>-4.01161592968543</text:p>
          </table:table-cell>
          <table:table-cell office:value-type="float" office:value="2.21805757586415" calcext:value-type="float">
            <text:p>2.21805757586415</text:p>
          </table:table-cell>
          <table:table-cell table:number-columns-repeated="5"/>
        </table:table-row>
        <table:table-row table:style-name="ro1">
          <table:table-cell office:value-type="float" office:value="-3.48161310469639" calcext:value-type="float">
            <text:p>-3.48161310469639</text:p>
          </table:table-cell>
          <table:table-cell office:value-type="float" office:value="-3.98905985985276" calcext:value-type="float">
            <text:p>-3.98905985985276</text:p>
          </table:table-cell>
          <table:table-cell office:value-type="float" office:value="2.31232653019915" calcext:value-type="float">
            <text:p>2.31232653019915</text:p>
          </table:table-cell>
          <table:table-cell table:number-columns-repeated="5"/>
        </table:table-row>
        <table:table-row table:style-name="ro1">
          <table:table-cell office:value-type="float" office:value="-3.59617823258483" calcext:value-type="float">
            <text:p>-3.59617823258483</text:p>
          </table:table-cell>
          <table:table-cell office:value-type="float" office:value="-3.86397502823027" calcext:value-type="float">
            <text:p>-3.86397502823027</text:p>
          </table:table-cell>
          <table:table-cell office:value-type="float" office:value="2.40659548453415" calcext:value-type="float">
            <text:p>2.40659548453415</text:p>
          </table:table-cell>
          <table:table-cell table:number-columns-repeated="5"/>
        </table:table-row>
        <table:table-row table:style-name="ro1">
          <table:table-cell office:value-type="float" office:value="-3.72200884746443" calcext:value-type="float">
            <text:p>-3.72200884746443</text:p>
          </table:table-cell>
          <table:table-cell office:value-type="float" office:value="-3.75022952287229" calcext:value-type="float">
            <text:p>-3.75022952287229</text:p>
          </table:table-cell>
          <table:table-cell office:value-type="float" office:value="2.45372996170165" calcext:value-type="float">
            <text:p>2.45372996170165</text:p>
          </table:table-cell>
          <table:table-cell table:number-columns-repeated="5"/>
        </table:table-row>
        <table:table-row table:style-name="ro1">
          <table:table-cell office:value-type="float" office:value="-3.83004046417792" calcext:value-type="float">
            <text:p>-3.83004046417792</text:p>
          </table:table-cell>
          <table:table-cell office:value-type="float" office:value="-3.66145462523103" calcext:value-type="float">
            <text:p>-3.66145462523103</text:p>
          </table:table-cell>
          <table:table-cell office:value-type="float" office:value="2.33093517317221" calcext:value-type="float">
            <text:p>2.33093517317221</text:p>
          </table:table-cell>
          <table:table-cell table:number-columns-repeated="5"/>
        </table:table-row>
        <table:table-row table:style-name="ro1">
          <table:table-cell office:value-type="float" office:value="-3.8776271583103" calcext:value-type="float">
            <text:p>-3.8776271583103</text:p>
          </table:table-cell>
          <table:table-cell office:value-type="float" office:value="-3.61140108068969" calcext:value-type="float">
            <text:p>-3.61140108068969</text:p>
          </table:table-cell>
          <table:table-cell office:value-type="float" office:value="2.29656978426488" calcext:value-type="float">
            <text:p>2.29656978426488</text:p>
          </table:table-cell>
          <table:table-cell table:number-columns-repeated="5"/>
        </table:table-row>
        <table:table-row table:style-name="ro1">
          <table:table-cell office:value-type="float" office:value="-3.91636384491405" calcext:value-type="float">
            <text:p>-3.91636384491405</text:p>
          </table:table-cell>
          <table:table-cell office:value-type="float" office:value="-3.56774597800053" calcext:value-type="float">
            <text:p>-3.56774597800053</text:p>
          </table:table-cell>
          <table:table-cell office:value-type="float" office:value="2.33775814723445" calcext:value-type="float">
            <text:p>2.33775814723445</text:p>
          </table:table-cell>
          <table:table-cell table:number-columns-repeated="5"/>
        </table:table-row>
        <table:table-row table:style-name="ro1">
          <table:table-cell office:value-type="float" office:value="-4.01923247712341" calcext:value-type="float">
            <text:p>-4.01923247712341</text:p>
          </table:table-cell>
          <table:table-cell office:value-type="float" office:value="-3.46101261361482" calcext:value-type="float">
            <text:p>-3.46101261361482</text:p>
          </table:table-cell>
          <table:table-cell office:value-type="float" office:value="2.4201348731736" calcext:value-type="float">
            <text:p>2.4201348731736</text:p>
          </table:table-cell>
          <table:table-cell table:number-columns-repeated="5"/>
        </table:table-row>
        <table:table-row table:style-name="ro1">
          <table:table-cell office:value-type="float" office:value="-4.1305346816994" calcext:value-type="float">
            <text:p>-4.1305346816994</text:p>
          </table:table-cell>
          <table:table-cell office:value-type="float" office:value="-3.36310558719566" calcext:value-type="float">
            <text:p>-3.36310558719566</text:p>
          </table:table-cell>
          <table:table-cell office:value-type="float" office:value="2.46132323614317" calcext:value-type="float">
            <text:p>2.46132323614317</text:p>
          </table:table-cell>
          <table:table-cell table:number-columns-repeated="5"/>
        </table:table-row>
        <table:table-row table:style-name="ro1">
          <table:table-cell office:value-type="float" office:value="-4.24060129038353" calcext:value-type="float">
            <text:p>-4.24060129038353</text:p>
          </table:table-cell>
          <table:table-cell office:value-type="float" office:value="-3.27404991585907" calcext:value-type="float">
            <text:p>-3.27404991585907</text:p>
          </table:table-cell>
          <table:table-cell office:value-type="float" office:value="2.51067822044587" calcext:value-type="float">
            <text:p>2.51067822044587</text:p>
          </table:table-cell>
          <table:table-cell table:number-columns-repeated="5"/>
        </table:table-row>
        <table:table-row table:style-name="ro1">
          <table:table-cell office:value-type="float" office:value="-4.2998940869527" calcext:value-type="float">
            <text:p>-4.2998940869527</text:p>
          </table:table-cell>
          <table:table-cell office:value-type="float" office:value="-3.23073556638889" calcext:value-type="float">
            <text:p>-3.23073556638889</text:p>
          </table:table-cell>
          <table:table-cell office:value-type="float" office:value="2.38756808677257" calcext:value-type="float">
            <text:p>2.38756808677257</text:p>
          </table:table-cell>
          <table:table-cell table:number-columns-repeated="5"/>
        </table:table-row>
        <table:table-row table:style-name="ro1">
          <table:table-cell office:value-type="float" office:value="-4.32683200537676" calcext:value-type="float">
            <text:p>-4.32683200537676</text:p>
          </table:table-cell>
          <table:table-cell office:value-type="float" office:value="-3.20543703130242" calcext:value-type="float">
            <text:p>-3.20543703130242</text:p>
          </table:table-cell>
          <table:table-cell office:value-type="float" office:value="2.44140435230617" calcext:value-type="float">
            <text:p>2.44140435230617</text:p>
          </table:table-cell>
          <table:table-cell table:number-columns-repeated="5"/>
        </table:table-row>
        <table:table-row table:style-name="ro1">
          <table:table-cell office:value-type="float" office:value="-4.47497139766609" calcext:value-type="float">
            <text:p>-4.47497139766609</text:p>
          </table:table-cell>
          <table:table-cell office:value-type="float" office:value="-3.08061325010107" calcext:value-type="float">
            <text:p>-3.08061325010107</text:p>
          </table:table-cell>
          <table:table-cell office:value-type="float" office:value="2.5490768833734" calcext:value-type="float">
            <text:p>2.5490768833734</text:p>
          </table:table-cell>
          <table:table-cell table:number-columns-repeated="5"/>
        </table:table-row>
        <table:table-row table:style-name="ro1">
          <table:table-cell office:value-type="float" office:value="-4.62433706456446" calcext:value-type="float">
            <text:p>-4.62433706456446</text:p>
          </table:table-cell>
          <table:table-cell office:value-type="float" office:value="-2.98005947609421" calcext:value-type="float">
            <text:p>-2.98005947609421</text:p>
          </table:table-cell>
          <table:table-cell office:value-type="float" office:value="2.47366937525265" calcext:value-type="float">
            <text:p>2.47366937525265</text:p>
          </table:table-cell>
          <table:table-cell table:number-columns-repeated="5"/>
        </table:table-row>
        <table:table-row table:style-name="ro1">
          <table:table-cell office:value-type="float" office:value="-4.66436319017732" calcext:value-type="float">
            <text:p>-4.66436319017732</text:p>
          </table:table-cell>
          <table:table-cell office:value-type="float" office:value="-2.94848368567221" calcext:value-type="float">
            <text:p>-2.94848368567221</text:p>
          </table:table-cell>
          <table:table-cell office:value-type="float" office:value="2.52109089937281" calcext:value-type="float">
            <text:p>2.52109089937281</text:p>
          </table:table-cell>
          <table:table-cell table:number-columns-repeated="5"/>
        </table:table-row>
        <table:table-row table:style-name="ro1">
          <table:table-cell office:value-type="float" office:value="-4.80320463550943" calcext:value-type="float">
            <text:p>-4.80320463550943</text:p>
          </table:table-cell>
          <table:table-cell office:value-type="float" office:value="-2.84925831985633" calcext:value-type="float">
            <text:p>-2.84925831985633</text:p>
          </table:table-cell>
          <table:table-cell office:value-type="float" office:value="2.6159339476131" calcext:value-type="float">
            <text:p>2.6159339476131</text:p>
          </table:table-cell>
          <table:table-cell table:number-columns-repeated="5"/>
        </table:table-row>
        <table:table-row table:style-name="ro1">
          <table:table-cell office:value-type="float" office:value="-4.84175780048371" calcext:value-type="float">
            <text:p>-4.84175780048371</text:p>
          </table:table-cell>
          <table:table-cell office:value-type="float" office:value="-2.82689362433187" calcext:value-type="float">
            <text:p>-2.82689362433187</text:p>
          </table:table-cell>
          <table:table-cell office:value-type="float" office:value="2.40098408508685" calcext:value-type="float">
            <text:p>2.40098408508685</text:p>
          </table:table-cell>
          <table:table-cell table:number-columns-repeated="5"/>
        </table:table-row>
        <table:table-row table:style-name="ro1">
          <table:table-cell office:value-type="float" office:value="-4.91261743358179" calcext:value-type="float">
            <text:p>-4.91261743358179</text:p>
          </table:table-cell>
          <table:table-cell office:value-type="float" office:value="-2.76211331510552" calcext:value-type="float">
            <text:p>-2.76211331510552</text:p>
          </table:table-cell>
          <table:table-cell office:value-type="float" office:value="2.50188277801904" calcext:value-type="float">
            <text:p>2.50188277801904</text:p>
          </table:table-cell>
          <table:table-cell table:number-columns-repeated="5"/>
        </table:table-row>
        <table:table-row table:style-name="ro1">
          <table:table-cell office:value-type="float" office:value="-5.0324895054662" calcext:value-type="float">
            <text:p>-5.0324895054662</text:p>
          </table:table-cell>
          <table:table-cell office:value-type="float" office:value="-2.67291734959696" calcext:value-type="float">
            <text:p>-2.67291734959696</text:p>
          </table:table-cell>
          <table:table-cell office:value-type="float" office:value="2.366709866233" calcext:value-type="float">
            <text:p>2.366709866233</text:p>
          </table:table-cell>
          <table:table-cell table:number-columns-repeated="5"/>
        </table:table-row>
        <table:table-row table:style-name="ro1">
          <table:table-cell office:value-type="float" office:value="-5.05113806058837" calcext:value-type="float">
            <text:p>-5.05113806058837</text:p>
          </table:table-cell>
          <table:table-cell office:value-type="float" office:value="-2.65465692062735" calcext:value-type="float">
            <text:p>-2.65465692062735</text:p>
          </table:table-cell>
          <table:table-cell office:value-type="float" office:value="2.45373736964857" calcext:value-type="float">
            <text:p>2.45373736964857</text:p>
          </table:table-cell>
          <table:table-cell table:number-columns-repeated="5"/>
        </table:table-row>
        <table:table-row table:style-name="ro1">
          <table:table-cell office:value-type="float" office:value="-5.10570379200484" calcext:value-type="float">
            <text:p>-5.10570379200484</text:p>
          </table:table-cell>
          <table:table-cell office:value-type="float" office:value="-2.60981825013121" calcext:value-type="float">
            <text:p>-2.60981825013121</text:p>
          </table:table-cell>
          <table:table-cell office:value-type="float" office:value="2.28634638701552" calcext:value-type="float">
            <text:p>2.28634638701552</text:p>
          </table:table-cell>
          <table:table-cell table:number-columns-repeated="5"/>
        </table:table-row>
        <table:table-row table:style-name="ro1">
          <table:table-cell office:value-type="float" office:value="-5.13188654173666" calcext:value-type="float">
            <text:p>-5.13188654173666</text:p>
          </table:table-cell>
          <table:table-cell office:value-type="float" office:value="-2.57969631690307" calcext:value-type="float">
            <text:p>-2.57969631690307</text:p>
          </table:table-cell>
          <table:table-cell office:value-type="float" office:value="2.30303325292956" calcext:value-type="float">
            <text:p>2.30303325292956</text:p>
          </table:table-cell>
          <table:table-cell table:number-columns-repeated="5"/>
        </table:table-row>
        <table:table-row table:style-name="ro1">
          <table:table-cell office:value-type="float" office:value="-5.15010344544815" calcext:value-type="float">
            <text:p>-5.15010344544815</text:p>
          </table:table-cell>
          <table:table-cell office:value-type="float" office:value="-2.55943176190384" calcext:value-type="float">
            <text:p>-2.55943176190384</text:p>
          </table:table-cell>
          <table:table-cell office:value-type="float" office:value="1.94215775462079" calcext:value-type="float">
            <text:p>1.94215775462079</text:p>
          </table:table-cell>
          <table:table-cell table:number-columns-repeated="5"/>
        </table:table-row>
        <table:table-row table:style-name="ro1">
          <table:table-cell office:value-type="float" office:value="-5.2111839263097" calcext:value-type="float">
            <text:p>-5.2111839263097</text:p>
          </table:table-cell>
          <table:table-cell office:value-type="float" office:value="-2.402585999966" calcext:value-type="float">
            <text:p>-2.402585999966</text:p>
          </table:table-cell>
          <table:table-cell office:value-type="float" office:value="2.04017825441201" calcext:value-type="float">
            <text:p>2.04017825441201</text:p>
          </table:table-cell>
          <table:table-cell table:number-columns-repeated="5"/>
        </table:table-row>
        <table:table-row table:style-name="ro1">
          <table:table-cell office:value-type="float" office:value="-5.28207115335967" calcext:value-type="float">
            <text:p>-5.28207115335967</text:p>
          </table:table-cell>
          <table:table-cell office:value-type="float" office:value="-2.26282097223759" calcext:value-type="float">
            <text:p>-2.26282097223759</text:p>
          </table:table-cell>
          <table:table-cell office:value-type="float" office:value="1.73904404939328" calcext:value-type="float">
            <text:p>1.73904404939328</text:p>
          </table:table-cell>
          <table:table-cell table:number-columns-repeated="5"/>
        </table:table-row>
        <table:table-row table:style-name="ro1">
          <table:table-cell office:value-type="float" office:value="-5.30327736631898" calcext:value-type="float">
            <text:p>-5.30327736631898</text:p>
          </table:table-cell>
          <table:table-cell office:value-type="float" office:value="-2.1379709169121" calcext:value-type="float">
            <text:p>-2.1379709169121</text:p>
          </table:table-cell>
          <table:table-cell office:value-type="float" office:value="1.63409183257441" calcext:value-type="float">
            <text:p>1.63409183257441</text:p>
          </table:table-cell>
          <table:table-cell table:number-columns-repeated="5"/>
        </table:table-row>
        <table:table-row table:style-name="ro1">
          <table:table-cell office:value-type="float" office:value="-5.30360803865483" calcext:value-type="float">
            <text:p>-5.30360803865483</text:p>
          </table:table-cell>
          <table:table-cell office:value-type="float" office:value="-2.13275363298954" calcext:value-type="float">
            <text:p>-2.13275363298954</text:p>
          </table:table-cell>
          <table:table-cell office:value-type="float" office:value="1.68162699042701" calcext:value-type="float">
            <text:p>1.68162699042701</text:p>
          </table:table-cell>
          <table:table-cell table:number-columns-repeated="5"/>
        </table:table-row>
        <table:table-row table:style-name="ro1">
          <table:table-cell office:value-type="float" office:value="-5.32252817835878" calcext:value-type="float">
            <text:p>-5.32252817835878</text:p>
          </table:table-cell>
          <table:table-cell office:value-type="float" office:value="-1.96274104382472" calcext:value-type="float">
            <text:p>-1.96274104382472</text:p>
          </table:table-cell>
          <table:table-cell office:value-type="float" office:value="1.77669730613231" calcext:value-type="float">
            <text:p>1.77669730613231</text:p>
          </table:table-cell>
          <table:table-cell table:number-columns-repeated="5"/>
        </table:table-row>
        <table:table-row table:style-name="ro1">
          <table:table-cell office:value-type="float" office:value="-5.35750169233207" calcext:value-type="float">
            <text:p>-5.35750169233207</text:p>
          </table:table-cell>
          <table:table-cell office:value-type="float" office:value="-1.79529222931324" calcext:value-type="float">
            <text:p>-1.79529222931324</text:p>
          </table:table-cell>
          <table:table-cell office:value-type="float" office:value="1.87176762183761" calcext:value-type="float">
            <text:p>1.87176762183761</text:p>
          </table:table-cell>
          <table:table-cell table:number-columns-repeated="5"/>
        </table:table-row>
        <table:table-row table:style-name="ro1">
          <table:table-cell office:value-type="float" office:value="-5.40821271520901" calcext:value-type="float">
            <text:p>-5.40821271520901</text:p>
          </table:table-cell>
          <table:table-cell office:value-type="float" office:value="-1.63191951335455" calcext:value-type="float">
            <text:p>-1.63191951335455</text:p>
          </table:table-cell>
          <table:table-cell office:value-type="float" office:value="1.96683793754291" calcext:value-type="float">
            <text:p>1.96683793754291</text:p>
          </table:table-cell>
          <table:table-cell table:number-columns-repeated="5"/>
        </table:table-row>
        <table:table-row table:style-name="ro1">
          <table:table-cell office:value-type="float" office:value="-5.47420324737887" calcext:value-type="float">
            <text:p>-5.47420324737887</text:p>
          </table:table-cell>
          <table:table-cell office:value-type="float" office:value="-1.47409840632232" calcext:value-type="float">
            <text:p>-1.47409840632232</text:p>
          </table:table-cell>
          <table:table-cell office:value-type="float" office:value="2.06190825324817" calcext:value-type="float">
            <text:p>2.06190825324817</text:p>
          </table:table-cell>
          <table:table-cell table:number-columns-repeated="5"/>
        </table:table-row>
        <table:table-row table:style-name="ro1">
          <table:table-cell office:value-type="float" office:value="-5.47899140517586" calcext:value-type="float">
            <text:p>-5.47899140517586</text:p>
          </table:table-cell>
          <table:table-cell office:value-type="float" office:value="-1.46514552075346" calcext:value-type="float">
            <text:p>-1.46514552075346</text:p>
          </table:table-cell>
          <table:table-cell office:value-type="float" office:value="1.73822928920713" calcext:value-type="float">
            <text:p>1.73822928920713</text:p>
          </table:table-cell>
          <table:table-cell table:number-columns-repeated="5"/>
        </table:table-row>
        <table:table-row table:style-name="ro1">
          <table:table-cell office:value-type="float" office:value="-5.48604119725469" calcext:value-type="float">
            <text:p>-5.48604119725469</text:p>
          </table:table-cell>
          <table:table-cell office:value-type="float" office:value="-1.42343455148513" calcext:value-type="float">
            <text:p>-1.42343455148513</text:p>
          </table:table-cell>
          <table:table-cell office:value-type="float" office:value="1.80217851239663" calcext:value-type="float">
            <text:p>1.80217851239663</text:p>
          </table:table-cell>
          <table:table-cell table:number-columns-repeated="5"/>
        </table:table-row>
        <table:table-row table:style-name="ro1">
          <table:table-cell office:value-type="float" office:value="-5.53879934215771" calcext:value-type="float">
            <text:p>-5.53879934215771</text:p>
          </table:table-cell>
          <table:table-cell office:value-type="float" office:value="-1.19950525355168" calcext:value-type="float">
            <text:p>-1.19950525355168</text:p>
          </table:table-cell>
          <table:table-cell office:value-type="float" office:value="1.86612773558614" calcext:value-type="float">
            <text:p>1.86612773558614</text:p>
          </table:table-cell>
          <table:table-cell table:number-columns-repeated="5"/>
        </table:table-row>
        <table:table-row table:style-name="ro1">
          <table:table-cell office:value-type="float" office:value="-5.57099258130908" calcext:value-type="float">
            <text:p>-5.57099258130908</text:p>
          </table:table-cell>
          <table:table-cell office:value-type="float" office:value="-1.09368589753401" calcext:value-type="float">
            <text:p>-1.09368589753401</text:p>
          </table:table-cell>
          <table:table-cell office:value-type="float" office:value="1.79512687954523" calcext:value-type="float">
            <text:p>1.79512687954523</text:p>
          </table:table-cell>
          <table:table-cell table:number-columns-repeated="5"/>
        </table:table-row>
        <table:table-row table:style-name="ro1">
          <table:table-cell office:value-type="float" office:value="-5.57791851177213" calcext:value-type="float">
            <text:p>-5.57791851177213</text:p>
          </table:table-cell>
          <table:table-cell office:value-type="float" office:value="-1.06333177014138" calcext:value-type="float">
            <text:p>-1.06333177014138</text:p>
          </table:table-cell>
          <table:table-cell office:value-type="float" office:value="1.62627075230345" calcext:value-type="float">
            <text:p>1.62627075230345</text:p>
          </table:table-cell>
          <table:table-cell table:number-columns-repeated="5"/>
        </table:table-row>
        <table:table-row table:style-name="ro1">
          <table:table-cell office:value-type="float" office:value="-5.58200328711817" calcext:value-type="float">
            <text:p>-5.58200328711817</text:p>
          </table:table-cell>
          <table:table-cell office:value-type="float" office:value="-0.98977383294812" calcext:value-type="float">
            <text:p>-0.98977383294812</text:p>
          </table:table-cell>
          <table:table-cell office:value-type="float" office:value="1.73722157542191" calcext:value-type="float">
            <text:p>1.73722157542191</text:p>
          </table:table-cell>
          <table:table-cell table:number-columns-repeated="5"/>
        </table:table-row>
        <table:table-row table:style-name="ro1">
          <table:table-cell office:value-type="float" office:value="-5.61507013599564" calcext:value-type="float">
            <text:p>-5.61507013599564</text:p>
          </table:table-cell>
          <table:table-cell office:value-type="float" office:value="-0.792922719499962" calcext:value-type="float">
            <text:p>-0.792922719499962</text:p>
          </table:table-cell>
          <table:table-cell office:value-type="float" office:value="1.84817239854038" calcext:value-type="float">
            <text:p>1.84817239854038</text:p>
          </table:table-cell>
          <table:table-cell table:number-columns-repeated="5"/>
        </table:table-row>
        <table:table-row table:style-name="ro1">
          <table:table-cell office:value-type="float" office:value="-5.66923244884918" calcext:value-type="float">
            <text:p>-5.66923244884918</text:p>
          </table:table-cell>
          <table:table-cell office:value-type="float" office:value="-0.602689661801812" calcext:value-type="float">
            <text:p>-0.602689661801812</text:p>
          </table:table-cell>
          <table:table-cell office:value-type="float" office:value="1.75869559756321" calcext:value-type="float">
            <text:p>1.75869559756321</text:p>
          </table:table-cell>
          <table:table-cell table:number-columns-repeated="5"/>
        </table:table-row>
        <table:table-row table:style-name="ro1">
          <table:table-cell office:value-type="float" office:value="-5.67035096035846" calcext:value-type="float">
            <text:p>-5.67035096035846</text:p>
          </table:table-cell>
          <table:table-cell office:value-type="float" office:value="-0.596807164349557" calcext:value-type="float">
            <text:p>-0.596807164349557</text:p>
          </table:table-cell>
          <table:table-cell office:value-type="float" office:value="1.76700975956778" calcext:value-type="float">
            <text:p>1.76700975956778</text:p>
          </table:table-cell>
          <table:table-cell table:number-columns-repeated="5"/>
        </table:table-row>
        <table:table-row table:style-name="ro1">
          <table:table-cell office:value-type="float" office:value="-5.67618614266066" calcext:value-type="float">
            <text:p>-5.67618614266066</text:p>
          </table:table-cell>
          <table:table-cell office:value-type="float" office:value="-0.5674508402998" calcext:value-type="float">
            <text:p>-0.5674508402998</text:p>
          </table:table-cell>
          <table:table-cell office:value-type="float" office:value="1.77532392157236" calcext:value-type="float">
            <text:p>1.77532392157236</text:p>
          </table:table-cell>
          <table:table-cell table:number-columns-repeated="5"/>
        </table:table-row>
        <table:table-row table:style-name="ro1">
          <table:table-cell office:value-type="float" office:value="-5.6985463760324" calcext:value-type="float">
            <text:p>-5.6985463760324</text:p>
          </table:table-cell>
          <table:table-cell office:value-type="float" office:value="-0.459653294594741" calcext:value-type="float">
            <text:p>-0.459653294594741</text:p>
          </table:table-cell>
          <table:table-cell office:value-type="float" office:value="1.75869558092549" calcext:value-type="float">
            <text:p>1.75869558092549</text:p>
          </table:table-cell>
          <table:table-cell table:number-columns-repeated="5"/>
        </table:table-row>
        <table:table-row table:style-name="ro1">
          <table:table-cell office:value-type="float" office:value="-5.72961729304589" calcext:value-type="float">
            <text:p>-5.72961729304589</text:p>
          </table:table-cell>
          <table:table-cell office:value-type="float" office:value="-0.296244509592083" calcext:value-type="float">
            <text:p>-0.296244509592083</text:p>
          </table:table-cell>
          <table:table-cell office:value-type="float" office:value="1.8036107775559" calcext:value-type="float">
            <text:p>1.8036107775559</text:p>
          </table:table-cell>
          <table:table-cell table:number-columns-repeated="5"/>
        </table:table-row>
        <table:table-row table:style-name="ro1">
          <table:table-cell office:value-type="float" office:value="-5.76691046137982" calcext:value-type="float">
            <text:p>-5.76691046137982</text:p>
          </table:table-cell>
          <table:table-cell office:value-type="float" office:value="-0.138965072490904" calcext:value-type="float">
            <text:p>-0.138965072490904</text:p>
          </table:table-cell>
          <table:table-cell office:value-type="float" office:value="1.89344117081674" calcext:value-type="float">
            <text:p>1.89344117081674</text:p>
          </table:table-cell>
          <table:table-cell table:number-columns-repeated="5"/>
        </table:table-row>
        <table:table-row table:style-name="ro1">
          <table:table-cell office:value-type="float" office:value="-7.68251207527146" calcext:value-type="float">
            <text:p>-7.68251207527146</text:p>
          </table:table-cell>
          <table:table-cell office:value-type="float" office:value="2.35146601496628" calcext:value-type="float">
            <text:p>2.35146601496628</text:p>
          </table:table-cell>
          <table:table-cell office:value-type="float" office:value="1.98311999070565" calcext:value-type="float">
            <text:p>1.98311999070565</text:p>
          </table:table-cell>
          <table:table-cell table:number-columns-repeated="5"/>
        </table:table-row>
        <table:table-row table:style-name="ro1">
          <table:table-cell office:value-type="float" office:value="-7.70938526692812" calcext:value-type="float">
            <text:p>-7.70938526692812</text:p>
          </table:table-cell>
          <table:table-cell office:value-type="float" office:value="2.41290497138755" calcext:value-type="float">
            <text:p>2.41290497138755</text:p>
          </table:table-cell>
          <table:table-cell office:value-type="float" office:value="1.7082096530808" calcext:value-type="float">
            <text:p>1.7082096530808</text:p>
          </table:table-cell>
          <table:table-cell table:number-columns-repeated="5"/>
        </table:table-row>
        <table:table-row table:style-name="ro1">
          <table:table-cell office:value-type="float" office:value="-7.72401484004115" calcext:value-type="float">
            <text:p>-7.72401484004115</text:p>
          </table:table-cell>
          <table:table-cell office:value-type="float" office:value="2.51869803230255" calcext:value-type="float">
            <text:p>2.51869803230255</text:p>
          </table:table-cell>
          <table:table-cell office:value-type="float" office:value="1.75666004846709" calcext:value-type="float">
            <text:p>1.75666004846709</text:p>
          </table:table-cell>
          <table:table-cell table:number-columns-repeated="5"/>
        </table:table-row>
        <table:table-row table:style-name="ro1">
          <table:table-cell office:value-type="float" office:value="-7.74012467805069" calcext:value-type="float">
            <text:p>-7.74012467805069</text:p>
          </table:table-cell>
          <table:table-cell office:value-type="float" office:value="2.60437318564045" calcext:value-type="float">
            <text:p>2.60437318564045</text:p>
          </table:table-cell>
          <table:table-cell office:value-type="float" office:value="1.85356083923966" calcext:value-type="float">
            <text:p>1.85356083923966</text:p>
          </table:table-cell>
          <table:table-cell table:number-columns-repeated="5"/>
        </table:table-row>
        <table:table-row table:style-name="ro1">
          <table:table-cell office:value-type="float" office:value="-7.7644479453606" calcext:value-type="float">
            <text:p>-7.7644479453606</text:p>
          </table:table-cell>
          <table:table-cell office:value-type="float" office:value="2.68808780471942" calcext:value-type="float">
            <text:p>2.68808780471942</text:p>
          </table:table-cell>
          <table:table-cell office:value-type="float" office:value="1.95046163001224" calcext:value-type="float">
            <text:p>1.95046163001224</text:p>
          </table:table-cell>
          <table:table-cell table:number-columns-repeated="5"/>
        </table:table-row>
        <table:table-row table:style-name="ro1">
          <table:table-cell office:value-type="float" office:value="-7.79675643090386" calcext:value-type="float">
            <text:p>-7.79675643090386</text:p>
          </table:table-cell>
          <table:table-cell office:value-type="float" office:value="2.76905644396986" calcext:value-type="float">
            <text:p>2.76905644396986</text:p>
          </table:table-cell>
          <table:table-cell office:value-type="float" office:value="1.99891202539853" calcext:value-type="float">
            <text:p>1.99891202539853</text:p>
          </table:table-cell>
          <table:table-cell table:number-columns-repeated="5"/>
        </table:table-row>
        <table:table-row table:style-name="ro1">
          <table:table-cell office:value-type="float" office:value="-7.82974538806505" calcext:value-type="float">
            <text:p>-7.82974538806505</text:p>
          </table:table-cell>
          <table:table-cell office:value-type="float" office:value="2.84134637417269" calcext:value-type="float">
            <text:p>2.84134637417269</text:p>
          </table:table-cell>
          <table:table-cell office:value-type="float" office:value="1.9036474828512" calcext:value-type="float">
            <text:p>1.9036474828512</text:p>
          </table:table-cell>
          <table:table-cell table:number-columns-repeated="5"/>
        </table:table-row>
        <table:table-row table:style-name="ro1">
          <table:table-cell office:value-type="float" office:value="-7.85096310747401" calcext:value-type="float">
            <text:p>-7.85096310747401</text:p>
          </table:table-cell>
          <table:table-cell office:value-type="float" office:value="2.90272005497046" calcext:value-type="float">
            <text:p>2.90272005497046</text:p>
          </table:table-cell>
          <table:table-cell office:value-type="float" office:value="1.85538292125004" calcext:value-type="float">
            <text:p>1.85538292125004</text:p>
          </table:table-cell>
          <table:table-cell table:number-columns-repeated="5"/>
        </table:table-row>
        <table:table-row table:style-name="ro1">
          <table:table-cell office:value-type="float" office:value="-7.88719719149211" calcext:value-type="float">
            <text:p>-7.88719719149211</text:p>
          </table:table-cell>
          <table:table-cell office:value-type="float" office:value="3.02658593010945" calcext:value-type="float">
            <text:p>3.02658593010945</text:p>
          </table:table-cell>
          <table:table-cell office:value-type="float" office:value="1.87607590268385" calcext:value-type="float">
            <text:p>1.87607590268385</text:p>
          </table:table-cell>
          <table:table-cell table:number-columns-repeated="5"/>
        </table:table-row>
        <table:table-row table:style-name="ro1">
          <table:table-cell office:value-type="float" office:value="-7.89496277335992" calcext:value-type="float">
            <text:p>-7.89496277335992</text:p>
          </table:table-cell>
          <table:table-cell office:value-type="float" office:value="3.05122835888277" calcext:value-type="float">
            <text:p>3.05122835888277</text:p>
          </table:table-cell>
          <table:table-cell office:value-type="float" office:value="1.63982826238855" calcext:value-type="float">
            <text:p>1.63982826238855</text:p>
          </table:table-cell>
          <table:table-cell table:number-columns-repeated="5"/>
        </table:table-row>
        <table:table-row table:style-name="ro1">
          <table:table-cell office:value-type="float" office:value="-7.89547382696569" calcext:value-type="float">
            <text:p>-7.89547382696569</text:p>
          </table:table-cell>
          <table:table-cell office:value-type="float" office:value="3.05861974303507" calcext:value-type="float">
            <text:p>3.05861974303507</text:p>
          </table:table-cell>
          <table:table-cell office:value-type="float" office:value="1.6937169204318" calcext:value-type="float">
            <text:p>1.6937169204318</text:p>
          </table:table-cell>
          <table:table-cell table:number-columns-repeated="5"/>
        </table:table-row>
        <table:table-row table:style-name="ro1">
          <table:table-cell office:value-type="float" office:value="-7.90736131501787" calcext:value-type="float">
            <text:p>-7.90736131501787</text:p>
          </table:table-cell>
          <table:table-cell office:value-type="float" office:value="3.15484085687099" calcext:value-type="float">
            <text:p>3.15484085687099</text:p>
          </table:table-cell>
          <table:table-cell office:value-type="float" office:value="1.80149423651834" calcext:value-type="float">
            <text:p>1.80149423651834</text:p>
          </table:table-cell>
          <table:table-cell table:number-columns-repeated="5"/>
        </table:table-row>
        <table:table-row table:style-name="ro1">
          <table:table-cell office:value-type="float" office:value="-7.92953021559064" calcext:value-type="float">
            <text:p>-7.92953021559064</text:p>
          </table:table-cell>
          <table:table-cell office:value-type="float" office:value="3.24922493904278" calcext:value-type="float">
            <text:p>3.24922493904278</text:p>
          </table:table-cell>
          <table:table-cell office:value-type="float" office:value="1.85538289456161" calcext:value-type="float">
            <text:p>1.85538289456161</text:p>
          </table:table-cell>
          <table:table-cell table:number-columns-repeated="5"/>
        </table:table-row>
        <table:table-row table:style-name="ro1">
          <table:table-cell office:value-type="float" office:value="-7.97186333611273" calcext:value-type="float">
            <text:p>-7.97186333611273</text:p>
          </table:table-cell>
          <table:table-cell office:value-type="float" office:value="3.3939403273923" calcext:value-type="float">
            <text:p>3.3939403273923</text:p>
          </table:table-cell>
          <table:table-cell office:value-type="float" office:value="1.86075512437339" calcext:value-type="float">
            <text:p>1.86075512437339</text:p>
          </table:table-cell>
          <table:table-cell table:number-columns-repeated="5"/>
        </table:table-row>
        <table:table-row table:style-name="ro1">
          <table:table-cell office:value-type="float" office:value="-7.97462810294348" calcext:value-type="float">
            <text:p>-7.97462810294348</text:p>
          </table:table-cell>
          <table:table-cell office:value-type="float" office:value="3.40320662811044" calcext:value-type="float">
            <text:p>3.40320662811044</text:p>
          </table:table-cell>
          <table:table-cell office:value-type="float" office:value="1.86612735418523" calcext:value-type="float">
            <text:p>1.86612735418523</text:p>
          </table:table-cell>
          <table:table-cell table:number-columns-repeated="5"/>
        </table:table-row>
        <table:table-row table:style-name="ro1">
          <table:table-cell office:value-type="float" office:value="-8.00233246831015" calcext:value-type="float">
            <text:p>-8.00233246831015</text:p>
          </table:table-cell>
          <table:table-cell office:value-type="float" office:value="3.49427115578012" calcext:value-type="float">
            <text:p>3.49427115578012</text:p>
          </table:table-cell>
          <table:table-cell office:value-type="float" office:value="1.81908800874526" calcext:value-type="float">
            <text:p>1.81908800874526</text:p>
          </table:table-cell>
          <table:table-cell table:number-columns-repeated="5"/>
        </table:table-row>
        <table:table-row table:style-name="ro1">
          <table:table-cell office:value-type="float" office:value="-8.01398688701025" calcext:value-type="float">
            <text:p>-8.01398688701025</text:p>
          </table:table-cell>
          <table:table-cell office:value-type="float" office:value="3.54024102078949" calcext:value-type="float">
            <text:p>3.54024102078949</text:p>
          </table:table-cell>
          <table:table-cell office:value-type="float" office:value="1.66558183875914" calcext:value-type="float">
            <text:p>1.66558183875914</text:p>
          </table:table-cell>
          <table:table-cell table:number-columns-repeated="5"/>
        </table:table-row>
        <table:table-row table:style-name="ro1">
          <table:table-cell office:value-type="float" office:value="-8.0159027974073" calcext:value-type="float">
            <text:p>-8.0159027974073</text:p>
          </table:table-cell>
          <table:table-cell office:value-type="float" office:value="3.5603935653884" calcext:value-type="float">
            <text:p>3.5603935653884</text:p>
          </table:table-cell>
          <table:table-cell office:value-type="float" office:value="1.69366715331034" calcext:value-type="float">
            <text:p>1.69366715331034</text:p>
          </table:table-cell>
          <table:table-cell table:number-columns-repeated="5"/>
        </table:table-row>
        <table:table-row table:style-name="ro1">
          <table:table-cell office:value-type="float" office:value="-8.02209792358579" calcext:value-type="float">
            <text:p>-8.02209792358579</text:p>
          </table:table-cell>
          <table:table-cell office:value-type="float" office:value="3.61055940616582" calcext:value-type="float">
            <text:p>3.61055940616582</text:p>
          </table:table-cell>
          <table:table-cell office:value-type="float" office:value="1.72175246786153" calcext:value-type="float">
            <text:p>1.72175246786153</text:p>
          </table:table-cell>
          <table:table-cell table:number-columns-repeated="5"/>
        </table:table-row>
        <table:table-row table:style-name="ro1">
          <table:table-cell office:value-type="float" office:value="-8.02879599282525" calcext:value-type="float">
            <text:p>-8.02879599282525</text:p>
          </table:table-cell>
          <table:table-cell office:value-type="float" office:value="3.6545928170692" calcext:value-type="float">
            <text:p>3.6545928170692</text:p>
          </table:table-cell>
          <table:table-cell office:value-type="float" office:value="1.57079513188159" calcext:value-type="float">
            <text:p>1.57079513188159</text:p>
          </table:table-cell>
          <table:table-cell table:number-columns-repeated="5"/>
        </table:table-row>
        <table:table-row table:style-name="ro1">
          <table:table-cell office:value-type="float" office:value="-8.02879590122889" calcext:value-type="float">
            <text:p>-8.02879590122889</text:p>
          </table:table-cell>
          <table:table-cell office:value-type="float" office:value="3.73124805808907" calcext:value-type="float">
            <text:p>3.73124805808907</text:p>
          </table:table-cell>
          <table:table-cell office:value-type="float" office:value="1.61217727458091" calcext:value-type="float">
            <text:p>1.61217727458091</text:p>
          </table:table-cell>
          <table:table-cell table:number-columns-repeated="5"/>
        </table:table-row>
        <table:table-row table:style-name="ro1">
          <table:table-cell office:value-type="float" office:value="-8.03187652029133" calcext:value-type="float">
            <text:p>-8.03187652029133</text:p>
          </table:table-cell>
          <table:table-cell office:value-type="float" office:value="3.80565090835372" calcext:value-type="float">
            <text:p>3.80565090835372</text:p>
          </table:table-cell>
          <table:table-cell office:value-type="float" office:value="1.69494155997958" calcext:value-type="float">
            <text:p>1.69494155997958</text:p>
          </table:table-cell>
          <table:table-cell table:number-columns-repeated="5"/>
        </table:table-row>
        <table:table-row table:style-name="ro1">
          <table:table-cell office:value-type="float" office:value="-8.04109746531591" calcext:value-type="float">
            <text:p>-8.04109746531591</text:p>
          </table:table-cell>
          <table:table-cell office:value-type="float" office:value="3.8795444027505" calcext:value-type="float">
            <text:p>3.8795444027505</text:p>
          </table:table-cell>
          <table:table-cell office:value-type="float" office:value="1.77770584537824" calcext:value-type="float">
            <text:p>1.77770584537824</text:p>
          </table:table-cell>
          <table:table-cell table:number-columns-repeated="5"/>
        </table:table-row>
        <table:table-row table:style-name="ro1">
          <table:table-cell office:value-type="float" office:value="-8.04858377352189" calcext:value-type="float">
            <text:p>-8.04858377352189</text:p>
          </table:table-cell>
          <table:table-cell office:value-type="float" office:value="3.91520814896628" calcext:value-type="float">
            <text:p>3.91520814896628</text:p>
          </table:table-cell>
          <table:table-cell office:value-type="float" office:value="1.47192392035075" calcext:value-type="float">
            <text:p>1.47192392035075</text:p>
          </table:table-cell>
          <table:table-cell table:number-columns-repeated="5"/>
        </table:table-row>
        <table:table-row table:style-name="ro1">
          <table:table-cell office:value-type="float" office:value="-8.04671377422223" calcext:value-type="float">
            <text:p>-8.04671377422223</text:p>
          </table:table-cell>
          <table:table-cell office:value-type="float" office:value="3.93405973599091" calcext:value-type="float">
            <text:p>3.93405973599091</text:p>
          </table:table-cell>
          <table:table-cell office:value-type="float" office:value="1.57609616178795" calcext:value-type="float">
            <text:p>1.57609616178795</text:p>
          </table:table-cell>
          <table:table-cell table:number-columns-repeated="5"/>
        </table:table-row>
        <table:table-row table:style-name="ro1">
          <table:table-cell office:value-type="float" office:value="-8.04721043337672" calcext:value-type="float">
            <text:p>-8.04721043337672</text:p>
          </table:table-cell>
          <table:table-cell office:value-type="float" office:value="4.02777105059493" calcext:value-type="float">
            <text:p>4.02777105059493</text:p>
          </table:table-cell>
          <table:table-cell office:value-type="float" office:value="1.68026840322518" calcext:value-type="float">
            <text:p>1.68026840322518</text:p>
          </table:table-cell>
          <table:table-cell table:number-columns-repeated="5"/>
        </table:table-row>
        <table:table-row table:style-name="ro1">
          <table:table-cell office:value-type="float" office:value="-8.05744887121613" calcext:value-type="float">
            <text:p>-8.05744887121613</text:p>
          </table:table-cell>
          <table:table-cell office:value-type="float" office:value="4.12092270944081" calcext:value-type="float">
            <text:p>4.12092270944081</text:p>
          </table:table-cell>
          <table:table-cell office:value-type="float" office:value="1.73235452394378" calcext:value-type="float">
            <text:p>1.73235452394378</text:p>
          </table:table-cell>
          <table:table-cell table:number-columns-repeated="5"/>
        </table:table-row>
        <table:table-row table:style-name="ro1">
          <table:table-cell office:value-type="float" office:value="-8.06650346723402" calcext:value-type="float">
            <text:p>-8.06650346723402</text:p>
          </table:table-cell>
          <table:table-cell office:value-type="float" office:value="4.17647965794263" calcext:value-type="float">
            <text:p>4.17647965794263</text:p>
          </table:table-cell>
          <table:table-cell office:value-type="float" office:value="1.5074987366311" calcext:value-type="float">
            <text:p>1.5074987366311</text:p>
          </table:table-cell>
          <table:table-cell table:number-columns-repeated="5"/>
        </table:table-row>
        <table:table-row table:style-name="ro1">
          <table:table-cell office:value-type="float" office:value="-8.06446425238661" calcext:value-type="float">
            <text:p>-8.06446425238661</text:p>
          </table:table-cell>
          <table:table-cell office:value-type="float" office:value="4.20865293160535" calcext:value-type="float">
            <text:p>4.20865293160535</text:p>
          </table:table-cell>
          <table:table-cell office:value-type="float" office:value="1.53914693068213" calcext:value-type="float">
            <text:p>1.53914693068213</text:p>
          </table:table-cell>
          <table:table-cell table:number-columns-repeated="5"/>
        </table:table-row>
        <table:table-row table:style-name="ro1">
          <table:table-cell office:value-type="float" office:value="-8.06266189106973" calcext:value-type="float">
            <text:p>-8.06266189106973</text:p>
          </table:table-cell>
          <table:table-cell office:value-type="float" office:value="4.26558164744166" calcext:value-type="float">
            <text:p>4.26558164744166</text:p>
          </table:table-cell>
          <table:table-cell office:value-type="float" office:value="1.57079512473316" calcext:value-type="float">
            <text:p>1.57079512473316</text:p>
          </table:table-cell>
          <table:table-cell table:number-columns-repeated="5"/>
        </table:table-row>
        <table:table-row table:style-name="ro1">
          <table:table-cell office:value-type="float" office:value="-8.06266177063812" calcext:value-type="float">
            <text:p>-8.06266177063812</text:p>
          </table:table-cell>
          <table:table-cell office:value-type="float" office:value="4.36576919007013" calcext:value-type="float">
            <text:p>4.36576919007013</text:p>
          </table:table-cell>
          <table:table-cell office:value-type="float" office:value="1.62194398885129" calcext:value-type="float">
            <text:p>1.62194398885129</text:p>
          </table:table-cell>
          <table:table-cell table:number-columns-repeated="5"/>
        </table:table-row>
        <table:table-row table:style-name="ro1">
          <table:table-cell office:value-type="float" office:value="-8.06736672621174" calcext:value-type="float">
            <text:p>-8.06736672621174</text:p>
          </table:table-cell>
          <table:table-cell office:value-type="float" office:value="4.4576766559625" calcext:value-type="float">
            <text:p>4.4576766559625</text:p>
          </table:table-cell>
          <table:table-cell office:value-type="float" office:value="1.72424171708755" calcext:value-type="float">
            <text:p>1.72424171708755</text:p>
          </table:table-cell>
          <table:table-cell table:number-columns-repeated="5"/>
        </table:table-row>
        <table:table-row table:style-name="ro1">
          <table:table-cell office:value-type="float" office:value="-8.08143262027447" calcext:value-type="float">
            <text:p>-8.08143262027447</text:p>
          </table:table-cell>
          <table:table-cell office:value-type="float" office:value="4.54862317606043" calcext:value-type="float">
            <text:p>4.54862317606043</text:p>
          </table:table-cell>
          <table:table-cell office:value-type="float" office:value="1.82653944532379" calcext:value-type="float">
            <text:p>1.82653944532379</text:p>
          </table:table-cell>
          <table:table-cell table:number-columns-repeated="5"/>
        </table:table-row>
        <table:table-row table:style-name="ro1">
          <table:table-cell office:value-type="float" office:value="-8.1047123840249" calcext:value-type="float">
            <text:p>-8.1047123840249</text:p>
          </table:table-cell>
          <table:table-cell office:value-type="float" office:value="4.63765784062111" calcext:value-type="float">
            <text:p>4.63765784062111</text:p>
          </table:table-cell>
          <table:table-cell office:value-type="float" office:value="1.87768830944193" calcext:value-type="float">
            <text:p>1.87768830944193</text:p>
          </table:table-cell>
          <table:table-cell table:number-columns-repeated="5"/>
        </table:table-row>
        <table:table-row table:style-name="ro1">
          <table:table-cell office:value-type="float" office:value="-8.1390768712627" calcext:value-type="float">
            <text:p>-8.1390768712627</text:p>
          </table:table-cell>
          <table:table-cell office:value-type="float" office:value="4.74609601191521" calcext:value-type="float">
            <text:p>4.74609601191521</text:p>
          </table:table-cell>
          <table:table-cell office:value-type="float" office:value="1.81908794649919" calcext:value-type="float">
            <text:p>1.81908794649919</text:p>
          </table:table-cell>
          <table:table-cell table:number-columns-repeated="5"/>
        </table:table-row>
        <table:table-row table:style-name="ro1">
          <table:table-cell office:value-type="float" office:value="-8.14493750419153" calcext:value-type="float">
            <text:p>-8.14493750419153</text:p>
          </table:table-cell>
          <table:table-cell office:value-type="float" office:value="4.76921278692901" calcext:value-type="float">
            <text:p>4.76921278692901</text:p>
          </table:table-cell>
          <table:table-cell office:value-type="float" office:value="1.62506838775135" calcext:value-type="float">
            <text:p>1.62506838775135</text:p>
          </table:table-cell>
          <table:table-cell table:number-columns-repeated="5"/>
        </table:table-row>
        <table:table-row table:style-name="ro1">
          <table:table-cell office:value-type="float" office:value="-8.14865295645735" calcext:value-type="float">
            <text:p>-8.14865295645735</text:p>
          </table:table-cell>
          <table:table-cell office:value-type="float" office:value="4.83760531860651" calcext:value-type="float">
            <text:p>4.83760531860651</text:p>
          </table:table-cell>
          <table:table-cell office:value-type="float" office:value="1.67035178170982" calcext:value-type="float">
            <text:p>1.67035178170982</text:p>
          </table:table-cell>
          <table:table-cell table:number-columns-repeated="5"/>
        </table:table-row>
        <table:table-row table:style-name="ro1">
          <table:table-cell office:value-type="float" office:value="-8.15675156596711" calcext:value-type="float">
            <text:p>-8.15675156596711</text:p>
          </table:table-cell>
          <table:table-cell office:value-type="float" office:value="4.91868410967376" calcext:value-type="float">
            <text:p>4.91868410967376</text:p>
          </table:table-cell>
          <table:table-cell office:value-type="float" office:value="1.76091856962678" calcext:value-type="float">
            <text:p>1.76091856962678</text:p>
          </table:table-cell>
          <table:table-cell table:number-columns-repeated="5"/>
        </table:table-row>
        <table:table-row table:style-name="ro1">
          <table:table-cell office:value-type="float" office:value="-8.17214999581437" calcext:value-type="float">
            <text:p>-8.17214999581437</text:p>
          </table:table-cell>
          <table:table-cell office:value-type="float" office:value="4.99869814716192" calcext:value-type="float">
            <text:p>4.99869814716192</text:p>
          </table:table-cell>
          <table:table-cell office:value-type="float" office:value="1.85148535754373" calcext:value-type="float">
            <text:p>1.85148535754373</text:p>
          </table:table-cell>
          <table:table-cell table:number-columns-repeated="5"/>
        </table:table-row>
        <table:table-row table:style-name="ro1">
          <table:table-cell office:value-type="float" office:value="-8.19472202910298" calcext:value-type="float">
            <text:p>-8.19472202910298</text:p>
          </table:table-cell>
          <table:table-cell office:value-type="float" office:value="5.07699157696376" calcext:value-type="float">
            <text:p>5.07699157696376</text:p>
          </table:table-cell>
          <table:table-cell office:value-type="float" office:value="1.8967687515022" calcext:value-type="float">
            <text:p>1.8967687515022</text:p>
          </table:table-cell>
          <table:table-cell table:number-columns-repeated="5"/>
        </table:table-row>
        <table:table-row table:style-name="ro1">
          <table:table-cell office:value-type="float" office:value="-8.22858853191795" calcext:value-type="float">
            <text:p>-8.22858853191795</text:p>
          </table:table-cell>
          <table:table-cell office:value-type="float" office:value="5.17717916008903" calcext:value-type="float">
            <text:p>5.17717916008903</text:p>
          </table:table-cell>
          <table:table-cell office:value-type="float" office:value="1.91548052578761" calcext:value-type="float">
            <text:p>1.91548052578761</text:p>
          </table:table-cell>
          <table:table-cell table:number-columns-repeated="5"/>
        </table:table-row>
        <table:table-row table:style-name="ro1">
          <table:table-cell office:value-type="float" office:value="-8.23996872522988" calcext:value-type="float">
            <text:p>-8.23996872522988</text:p>
          </table:table-cell>
          <table:table-cell office:value-type="float" office:value="5.20887745054253" calcext:value-type="float">
            <text:p>5.20887745054253</text:p>
          </table:table-cell>
          <table:table-cell office:value-type="float" office:value="1.93419230007304" calcext:value-type="float">
            <text:p>1.93419230007304</text:p>
          </table:table-cell>
          <table:table-cell table:number-columns-repeated="5"/>
        </table:table-row>
        <table:table-row table:style-name="ro1">
          <table:table-cell office:value-type="float" office:value="-8.27987710368907" calcext:value-type="float">
            <text:p>-8.27987710368907</text:p>
          </table:table-cell>
          <table:table-cell office:value-type="float" office:value="5.31382080800553" calcext:value-type="float">
            <text:p>5.31382080800553</text:p>
          </table:table-cell>
          <table:table-cell office:value-type="float" office:value="1.86612724045414" calcext:value-type="float">
            <text:p>1.86612724045414</text:p>
          </table:table-cell>
          <table:table-cell table:number-columns-repeated="5"/>
        </table:table-row>
        <table:table-row table:style-name="ro1">
          <table:table-cell office:value-type="float" office:value="-8.3048252996553" calcext:value-type="float">
            <text:p>-8.3048252996553</text:p>
          </table:table-cell>
          <table:table-cell office:value-type="float" office:value="5.39582581262226" calcext:value-type="float">
            <text:p>5.39582581262226</text:p>
          </table:table-cell>
          <table:table-cell office:value-type="float" office:value="1.9186076099807" calcext:value-type="float">
            <text:p>1.9186076099807</text:p>
          </table:table-cell>
          <table:table-cell table:number-columns-repeated="5"/>
        </table:table-row>
        <table:table-row table:style-name="ro1">
          <table:table-cell office:value-type="float" office:value="-8.33700794986493" calcext:value-type="float">
            <text:p>-8.33700794986493</text:p>
          </table:table-cell>
          <table:table-cell office:value-type="float" office:value="5.48459326494641" calcext:value-type="float">
            <text:p>5.48459326494641</text:p>
          </table:table-cell>
          <table:table-cell office:value-type="float" office:value="2.02356834903381" calcext:value-type="float">
            <text:p>2.02356834903381</text:p>
          </table:table-cell>
          <table:table-cell table:number-columns-repeated="5"/>
        </table:table-row>
        <table:table-row table:style-name="ro1">
          <table:table-cell office:value-type="float" office:value="-8.37141953004406" calcext:value-type="float">
            <text:p>-8.37141953004406</text:p>
          </table:table-cell>
          <table:table-cell office:value-type="float" office:value="5.55532933948152" calcext:value-type="float">
            <text:p>5.55532933948152</text:p>
          </table:table-cell>
          <table:table-cell office:value-type="float" office:value="1.77167999267349" calcext:value-type="float">
            <text:p>1.77167999267349</text:p>
          </table:table-cell>
          <table:table-cell table:number-columns-repeated="5"/>
        </table:table-row>
        <table:table-row table:style-name="ro1">
          <table:table-cell office:value-type="float" office:value="-8.37868660884838" calcext:value-type="float">
            <text:p>-8.37868660884838</text:p>
          </table:table-cell>
          <table:table-cell office:value-type="float" office:value="5.59101697131591" calcext:value-type="float">
            <text:p>5.59101697131591</text:p>
          </table:table-cell>
          <table:table-cell office:value-type="float" office:value="1.8715351940878" calcext:value-type="float">
            <text:p>1.8715351940878</text:p>
          </table:table-cell>
          <table:table-cell table:number-columns-repeated="5"/>
        </table:table-row>
        <table:table-row table:style-name="ro1">
          <table:table-cell office:value-type="float" office:value="-8.40529728549618" calcext:value-type="float">
            <text:p>-8.40529728549618</text:p>
          </table:table-cell>
          <table:table-cell office:value-type="float" office:value="5.67681745349019" calcext:value-type="float">
            <text:p>5.67681745349019</text:p>
          </table:table-cell>
          <table:table-cell office:value-type="float" office:value="1.97139039550204" calcext:value-type="float">
            <text:p>1.97139039550204</text:p>
          </table:table-cell>
          <table:table-cell table:number-columns-repeated="5"/>
        </table:table-row>
        <table:table-row table:style-name="ro1">
          <table:table-cell office:value-type="float" office:value="-8.44032879747536" calcext:value-type="float">
            <text:p>-8.44032879747536</text:p>
          </table:table-cell>
          <table:table-cell office:value-type="float" office:value="5.75953772924799" calcext:value-type="float">
            <text:p>5.75953772924799</text:p>
          </table:table-cell>
          <table:table-cell office:value-type="float" office:value="2.07124559691635" calcext:value-type="float">
            <text:p>2.07124559691635</text:p>
          </table:table-cell>
          <table:table-cell table:number-columns-repeated="5"/>
        </table:table-row>
        <table:table-row table:style-name="ro1">
          <table:table-cell office:value-type="float" office:value="-8.48343213357996" calcext:value-type="float">
            <text:p>-8.48343213357996</text:p>
          </table:table-cell>
          <table:table-cell office:value-type="float" office:value="5.8383536747771" calcext:value-type="float">
            <text:p>5.8383536747771</text:p>
          </table:table-cell>
          <table:table-cell office:value-type="float" office:value="2.17110079833047" calcext:value-type="float">
            <text:p>2.17110079833047</text:p>
          </table:table-cell>
          <table:table-cell table:number-columns-repeated="5"/>
        </table:table-row>
        <table:table-row table:style-name="ro1">
          <table:table-cell office:value-type="float" office:value="-8.48585609970948" calcext:value-type="float">
            <text:p>-8.48585609970948</text:p>
          </table:table-cell>
          <table:table-cell office:value-type="float" office:value="5.84189446240657" calcext:value-type="float">
            <text:p>5.84189446240657</text:p>
          </table:table-cell>
          <table:table-cell office:value-type="float" office:value="1.84963675233674" calcext:value-type="float">
            <text:p>1.84963675233674</text:p>
          </table:table-cell>
          <table:table-cell table:number-columns-repeated="5"/>
        </table:table-row>
        <table:table-row table:style-name="ro1">
          <table:table-cell office:value-type="float" office:value="-8.49952364275051" calcext:value-type="float">
            <text:p>-8.49952364275051</text:p>
          </table:table-cell>
          <table:table-cell office:value-type="float" office:value="5.88963311795473" calcext:value-type="float">
            <text:p>5.88963311795473</text:p>
          </table:table-cell>
          <table:table-cell office:value-type="float" office:value="1.94392158735724" calcext:value-type="float">
            <text:p>1.94392158735724</text:p>
          </table:table-cell>
          <table:table-cell table:number-columns-repeated="5"/>
        </table:table-row>
        <table:table-row table:style-name="ro1">
          <table:table-cell office:value-type="float" office:value="-8.53044465409203" calcext:value-type="float">
            <text:p>-8.53044465409203</text:p>
          </table:table-cell>
          <table:table-cell office:value-type="float" office:value="5.96862146398243" calcext:value-type="float">
            <text:p>5.96862146398243</text:p>
          </table:table-cell>
          <table:table-cell office:value-type="float" office:value="2.03820642237774" calcext:value-type="float">
            <text:p>2.03820642237774</text:p>
          </table:table-cell>
          <table:table-cell table:number-columns-repeated="5"/>
        </table:table-row>
        <table:table-row table:style-name="ro1">
          <table:table-cell office:value-type="float" office:value="-8.56866470300838" calcext:value-type="float">
            <text:p>-8.56866470300838</text:p>
          </table:table-cell>
          <table:table-cell office:value-type="float" office:value="6.04434791650337" calcext:value-type="float">
            <text:p>6.04434791650337</text:p>
          </table:table-cell>
          <table:table-cell office:value-type="float" office:value="2.13249125739826" calcext:value-type="float">
            <text:p>2.13249125739826</text:p>
          </table:table-cell>
          <table:table-cell table:number-columns-repeated="5"/>
        </table:table-row>
        <table:table-row table:style-name="ro1">
          <table:table-cell office:value-type="float" office:value="-8.60600053610468" calcext:value-type="float">
            <text:p>-8.60600053610468</text:p>
          </table:table-cell>
          <table:table-cell office:value-type="float" office:value="6.10367582059059" calcext:value-type="float">
            <text:p>6.10367582059059</text:p>
          </table:table-cell>
          <table:table-cell office:value-type="float" office:value="1.82650582980146" calcext:value-type="float">
            <text:p>1.82650582980146</text:p>
          </table:table-cell>
          <table:table-cell table:number-columns-repeated="5"/>
        </table:table-row>
        <table:table-row table:style-name="ro1">
          <table:table-cell office:value-type="float" office:value="-8.6127098690041" calcext:value-type="float">
            <text:p>-8.6127098690041</text:p>
          </table:table-cell>
          <table:table-cell office:value-type="float" office:value="6.12933953741924" calcext:value-type="float">
            <text:p>6.12933953741924</text:p>
          </table:table-cell>
          <table:table-cell office:value-type="float" office:value="1.87768818573226" calcext:value-type="float">
            <text:p>1.87768818573226</text:p>
          </table:table-cell>
          <table:table-cell table:number-columns-repeated="5"/>
        </table:table-row>
        <table:table-row table:style-name="ro1">
          <table:table-cell office:value-type="float" office:value="-8.65504297446073" calcext:value-type="float">
            <text:p>-8.65504297446073</text:p>
          </table:table-cell>
          <table:table-cell office:value-type="float" office:value="6.26292298014953" calcext:value-type="float">
            <text:p>6.26292298014953</text:p>
          </table:table-cell>
          <table:table-cell office:value-type="float" office:value="1.88722841285299" calcext:value-type="float">
            <text:p>1.88722841285299</text:p>
          </table:table-cell>
          <table:table-cell table:number-columns-repeated="5"/>
        </table:table-row>
        <table:table-row table:style-name="ro1">
          <table:table-cell office:value-type="float" office:value="-8.66038656537358" calcext:value-type="float">
            <text:p>-8.66038656537358</text:p>
          </table:table-cell>
          <table:table-cell office:value-type="float" office:value="6.27924256085" calcext:value-type="float">
            <text:p>6.27924256085</text:p>
          </table:table-cell>
          <table:table-cell office:value-type="float" office:value="1.89676863997366" calcext:value-type="float">
            <text:p>1.89676863997366</text:p>
          </table:table-cell>
          <table:table-cell table:number-columns-repeated="5"/>
        </table:table-row>
        <table:table-row table:style-name="ro1">
          <table:table-cell office:value-type="float" office:value="-8.6942530562953" calcext:value-type="float">
            <text:p>-8.6942530562953</text:p>
          </table:table-cell>
          <table:table-cell office:value-type="float" office:value="6.37943014562389" calcext:value-type="float">
            <text:p>6.37943014562389</text:p>
          </table:table-cell>
          <table:table-cell office:value-type="float" office:value="1.93367455189631" calcext:value-type="float">
            <text:p>1.93367455189631</text:p>
          </table:table-cell>
          <table:table-cell table:number-columns-repeated="5"/>
        </table:table-row>
        <table:table-row table:style-name="ro1">
          <table:table-cell office:value-type="float" office:value="-8.71782835543942" calcext:value-type="float">
            <text:p>-8.71782835543942</text:p>
          </table:table-cell>
          <table:table-cell office:value-type="float" office:value="6.44152066160777" calcext:value-type="float">
            <text:p>6.44152066160777</text:p>
          </table:table-cell>
          <table:table-cell office:value-type="float" office:value="1.97058046381895" calcext:value-type="float">
            <text:p>1.97058046381895</text:p>
          </table:table-cell>
          <table:table-cell table:number-columns-repeated="5"/>
        </table:table-row>
        <table:table-row table:style-name="ro1">
          <table:table-cell office:value-type="float" office:value="-8.74843384574384" calcext:value-type="float">
            <text:p>-8.74843384574384</text:p>
          </table:table-cell>
          <table:table-cell office:value-type="float" office:value="6.51395304140693" calcext:value-type="float">
            <text:p>6.51395304140693</text:p>
          </table:table-cell>
          <table:table-cell office:value-type="float" office:value="1.90364721511259" calcext:value-type="float">
            <text:p>1.90364721511259</text:p>
          </table:table-cell>
          <table:table-cell table:number-columns-repeated="5"/>
        </table:table-row>
        <table:table-row table:style-name="ro1">
          <table:table-cell office:value-type="float" office:value="-8.76202823294062" calcext:value-type="float">
            <text:p>-8.76202823294062</text:p>
          </table:table-cell>
          <table:table-cell office:value-type="float" office:value="6.55327575501985" calcext:value-type="float">
            <text:p>6.55327575501985</text:p>
          </table:table-cell>
          <table:table-cell office:value-type="float" office:value="1.77532342632044" calcext:value-type="float">
            <text:p>1.77532342632044</text:p>
          </table:table-cell>
          <table:table-cell table:number-columns-repeated="5"/>
        </table:table-row>
        <table:table-row table:style-name="ro1">
          <table:table-cell office:value-type="float" office:value="-8.77568352581024" calcext:value-type="float">
            <text:p>-8.77568352581024</text:p>
          </table:table-cell>
          <table:table-cell office:value-type="float" office:value="6.61910739007147" calcext:value-type="float">
            <text:p>6.61910739007147</text:p>
          </table:table-cell>
          <table:table-cell office:value-type="float" office:value="1.83122048888868" calcext:value-type="float">
            <text:p>1.83122048888868</text:p>
          </table:table-cell>
          <table:table-cell table:number-columns-repeated="5"/>
        </table:table-row>
        <table:table-row table:style-name="ro1">
          <table:table-cell office:value-type="float" office:value="-8.80157736285262" calcext:value-type="float">
            <text:p>-8.80157736285262</text:p>
          </table:table-cell>
          <table:table-cell office:value-type="float" office:value="6.71627883965746" calcext:value-type="float">
            <text:p>6.71627883965746</text:p>
          </table:table-cell>
          <table:table-cell office:value-type="float" office:value="1.94301461402513" calcext:value-type="float">
            <text:p>1.94301461402513</text:p>
          </table:table-cell>
          <table:table-cell table:number-columns-repeated="5"/>
        </table:table-row>
        <table:table-row table:style-name="ro1">
          <table:table-cell office:value-type="float" office:value="-8.83815014213764" calcext:value-type="float">
            <text:p>-8.83815014213764</text:p>
          </table:table-cell>
          <table:table-cell office:value-type="float" office:value="6.80995494774693" calcext:value-type="float">
            <text:p>6.80995494774693</text:p>
          </table:table-cell>
          <table:table-cell office:value-type="float" office:value="1.99891167659337" calcext:value-type="float">
            <text:p>1.99891167659337</text:p>
          </table:table-cell>
          <table:table-cell table:number-columns-repeated="5"/>
        </table:table-row>
        <table:table-row table:style-name="ro1">
          <table:table-cell office:value-type="float" office:value="-8.86410651101807" calcext:value-type="float">
            <text:p>-8.86410651101807</text:p>
          </table:table-cell>
          <table:table-cell office:value-type="float" office:value="6.86683415791428" calcext:value-type="float">
            <text:p>6.86683415791428</text:p>
          </table:table-cell>
          <table:table-cell office:value-type="float" office:value="1.86612710181203" calcext:value-type="float">
            <text:p>1.86612710181203</text:p>
          </table:table-cell>
          <table:table-cell table:number-columns-repeated="5"/>
        </table:table-row>
        <table:table-row table:style-name="ro1">
          <table:table-cell office:value-type="float" office:value="-8.87914860572275" calcext:value-type="float">
            <text:p>-8.87914860572275</text:p>
          </table:table-cell>
          <table:table-cell office:value-type="float" office:value="6.91627771934622" calcext:value-type="float">
            <text:p>6.91627771934622</text:p>
          </table:table-cell>
          <table:table-cell office:value-type="float" office:value="1.85538263715368" calcext:value-type="float">
            <text:p>1.85538263715368</text:p>
          </table:table-cell>
          <table:table-cell table:number-columns-repeated="5"/>
        </table:table-row>
        <table:table-row table:style-name="ro1">
          <table:table-cell office:value-type="float" office:value="-8.91767884758557" calcext:value-type="float">
            <text:p>-8.91767884758557</text:p>
          </table:table-cell>
          <table:table-cell office:value-type="float" office:value="7.04799312732907" calcext:value-type="float">
            <text:p>7.04799312732907</text:p>
          </table:table-cell>
          <table:table-cell office:value-type="float" office:value="1.83602828637783" calcext:value-type="float">
            <text:p>1.83602828637783</text:p>
          </table:table-cell>
          <table:table-cell table:number-columns-repeated="5"/>
        </table:table-row>
        <table:table-row table:style-name="ro1">
          <table:table-cell office:value-type="float" office:value="-8.95772880394822" calcext:value-type="float">
            <text:p>-8.95772880394822</text:p>
          </table:table-cell>
          <table:table-cell office:value-type="float" office:value="7.19543530423759" calcext:value-type="float">
            <text:p>7.19543530423759</text:p>
          </table:table-cell>
          <table:table-cell office:value-type="float" office:value="1.83832510726745" calcext:value-type="float">
            <text:p>1.83832510726745</text:p>
          </table:table-cell>
          <table:table-cell table:number-columns-repeated="5"/>
        </table:table-row>
        <table:table-row table:style-name="ro1">
          <table:table-cell office:value-type="float" office:value="-8.95882169486902" calcext:value-type="float">
            <text:p>-8.95882169486902</text:p>
          </table:table-cell>
          <table:table-cell office:value-type="float" office:value="7.1994225101093" calcext:value-type="float">
            <text:p>7.1994225101093</text:p>
          </table:table-cell>
          <table:table-cell office:value-type="float" office:value="1.84062192815697" calcext:value-type="float">
            <text:p>1.84062192815697</text:p>
          </table:table-cell>
          <table:table-cell table:number-columns-repeated="5"/>
        </table:table-row>
        <table:table-row table:style-name="ro1">
          <table:table-cell office:value-type="float" office:value="-8.97841250329828" calcext:value-type="float">
            <text:p>-8.97841250329828</text:p>
          </table:table-cell>
          <table:table-cell office:value-type="float" office:value="7.27025731117099" calcext:value-type="float">
            <text:p>7.27025731117099</text:p>
          </table:table-cell>
          <table:table-cell office:value-type="float" office:value="1.72175227013539" calcext:value-type="float">
            <text:p>1.72175227013539</text:p>
          </table:table-cell>
          <table:table-cell table:number-columns-repeated="5"/>
        </table:table-row>
        <table:table-row table:style-name="ro1">
          <table:table-cell office:value-type="float" office:value="-8.9872919747215" calcext:value-type="float">
            <text:p>-8.9872919747215</text:p>
          </table:table-cell>
          <table:table-cell office:value-type="float" office:value="7.32863143657973" calcext:value-type="float">
            <text:p>7.32863143657973</text:p>
          </table:table-cell>
          <table:table-cell office:value-type="float" office:value="1.78118708773871" calcext:value-type="float">
            <text:p>1.78118708773871</text:p>
          </table:table-cell>
          <table:table-cell table:number-columns-repeated="5"/>
        </table:table-row>
        <table:table-row table:style-name="ro1">
          <table:table-cell office:value-type="float" office:value="-9.00962130447885" calcext:value-type="float">
            <text:p>-9.00962130447885</text:p>
          </table:table-cell>
          <table:table-cell office:value-type="float" office:value="7.433193488002" calcext:value-type="float">
            <text:p>7.433193488002</text:p>
          </table:table-cell>
          <table:table-cell office:value-type="float" office:value="1.84062190534204" calcext:value-type="float">
            <text:p>1.84062190534204</text:p>
          </table:table-cell>
          <table:table-cell table:number-columns-repeated="5"/>
        </table:table-row>
        <table:table-row table:style-name="ro1">
          <table:table-cell office:value-type="float" office:value="-9.04090455753953" calcext:value-type="float">
            <text:p>-9.04090455753953</text:p>
          </table:table-cell>
          <table:table-cell office:value-type="float" office:value="7.54630485917888" calcext:value-type="float">
            <text:p>7.54630485917888</text:p>
          </table:table-cell>
          <table:table-cell office:value-type="float" office:value="1.81908773871208" calcext:value-type="float">
            <text:p>1.81908773871208</text:p>
          </table:table-cell>
          <table:table-cell table:number-columns-repeated="5"/>
        </table:table-row>
        <table:table-row table:style-name="ro1">
          <table:table-cell office:value-type="float" office:value="-9.07238951037369" calcext:value-type="float">
            <text:p>-9.07238951037369</text:p>
          </table:table-cell>
          <table:table-cell office:value-type="float" office:value="7.67049472308886" calcext:value-type="float">
            <text:p>7.67049472308886</text:p>
          </table:table-cell>
          <table:table-cell office:value-type="float" office:value="1.85951068066054" calcext:value-type="float">
            <text:p>1.85951068066054</text:p>
          </table:table-cell>
          <table:table-cell table:number-columns-repeated="5"/>
        </table:table-row>
        <table:table-row table:style-name="ro1">
          <table:table-cell office:value-type="float" office:value="-9.09310046695658" calcext:value-type="float">
            <text:p>-9.09310046695658</text:p>
          </table:table-cell>
          <table:table-cell office:value-type="float" office:value="7.74022548693638" calcext:value-type="float">
            <text:p>7.74022548693638</text:p>
          </table:table-cell>
          <table:table-cell office:value-type="float" office:value="1.94035656455743" calcext:value-type="float">
            <text:p>1.94035656455743</text:p>
          </table:table-cell>
          <table:table-cell table:number-columns-repeated="5"/>
        </table:table-row>
        <table:table-row table:style-name="ro1">
          <table:table-cell office:value-type="float" office:value="-9.11937508253535" calcext:value-type="float">
            <text:p>-9.11937508253535</text:p>
          </table:table-cell>
          <table:table-cell office:value-type="float" office:value="7.80805592055968" calcext:value-type="float">
            <text:p>7.80805592055968</text:p>
          </table:table-cell>
          <table:table-cell office:value-type="float" office:value="1.98077950650591" calcext:value-type="float">
            <text:p>1.98077950650591</text:p>
          </table:table-cell>
          <table:table-cell table:number-columns-repeated="5"/>
        </table:table-row>
        <table:table-row table:style-name="ro1">
          <table:table-cell office:value-type="float" office:value="-9.16500619367486" calcext:value-type="float">
            <text:p>-9.16500619367486</text:p>
          </table:table-cell>
          <table:table-cell office:value-type="float" office:value="7.91304886690151" calcext:value-type="float">
            <text:p>7.91304886690151</text:p>
          </table:table-cell>
          <table:table-cell office:value-type="float" office:value="1.70820936631276" calcext:value-type="float">
            <text:p>1.70820936631276</text:p>
          </table:table-cell>
          <table:table-cell table:number-columns-repeated="5"/>
        </table:table-row>
        <table:table-row table:style-name="ro1">
          <table:table-cell office:value-type="float" office:value="-9.16758940468549" calcext:value-type="float">
            <text:p>-9.16758940468549</text:p>
          </table:table-cell>
          <table:table-cell office:value-type="float" office:value="7.93172927372245" calcext:value-type="float">
            <text:p>7.93172927372245</text:p>
          </table:table-cell>
          <table:table-cell office:value-type="float" office:value="1.63982804934856" calcext:value-type="float">
            <text:p>1.63982804934856</text:p>
          </table:table-cell>
          <table:table-cell table:number-columns-repeated="5"/>
        </table:table-row>
        <table:table-row table:style-name="ro1">
          <table:table-cell office:value-type="float" office:value="-9.17393253541718" calcext:value-type="float">
            <text:p>-9.17393253541718</text:p>
          </table:table-cell>
          <table:table-cell office:value-type="float" office:value="8.02347045427283" calcext:value-type="float">
            <text:p>8.02347045427283</text:p>
          </table:table-cell>
          <table:table-cell office:value-type="float" office:value="1.68458839384512" calcext:value-type="float">
            <text:p>1.68458839384512</text:p>
          </table:table-cell>
          <table:table-cell table:number-columns-repeated="5"/>
        </table:table-row>
        <table:table-row table:style-name="ro1">
          <table:table-cell office:value-type="float" office:value="-9.18307777793352" calcext:value-type="float">
            <text:p>-9.18307777793352</text:p>
          </table:table-cell>
          <table:table-cell office:value-type="float" office:value="8.10349128379747" calcext:value-type="float">
            <text:p>8.10349128379747</text:p>
          </table:table-cell>
          <table:table-cell office:value-type="float" office:value="1.77410908283826" calcext:value-type="float">
            <text:p>1.77410908283826</text:p>
          </table:table-cell>
          <table:table-cell table:number-columns-repeated="5"/>
        </table:table-row>
        <table:table-row table:style-name="ro1">
          <table:table-cell office:value-type="float" office:value="-9.19934035574708" calcext:value-type="float">
            <text:p>-9.19934035574708</text:p>
          </table:table-cell>
          <table:table-cell office:value-type="float" office:value="8.18237409042448" calcext:value-type="float">
            <text:p>8.18237409042448</text:p>
          </table:table-cell>
          <table:table-cell office:value-type="float" office:value="1.86362977183142" calcext:value-type="float">
            <text:p>1.86362977183142</text:p>
          </table:table-cell>
          <table:table-cell table:number-columns-repeated="5"/>
        </table:table-row>
        <table:table-row table:style-name="ro1">
          <table:table-cell office:value-type="float" office:value="-9.2225900283246" calcext:value-type="float">
            <text:p>-9.2225900283246</text:p>
          </table:table-cell>
          <table:table-cell office:value-type="float" office:value="8.25948713305368" calcext:value-type="float">
            <text:p>8.25948713305368</text:p>
          </table:table-cell>
          <table:table-cell office:value-type="float" office:value="1.90839011632798" calcext:value-type="float">
            <text:p>1.90839011632798</text:p>
          </table:table-cell>
          <table:table-cell table:number-columns-repeated="5"/>
        </table:table-row>
        <table:table-row table:style-name="ro1">
          <table:table-cell office:value-type="float" office:value="-9.25352709803493" calcext:value-type="float">
            <text:p>-9.25352709803493</text:p>
          </table:table-cell>
          <table:table-cell office:value-type="float" office:value="8.3476189290823" calcext:value-type="float">
            <text:p>8.3476189290823</text:p>
          </table:table-cell>
          <table:table-cell office:value-type="float" office:value="1.77532331412148" calcext:value-type="float">
            <text:p>1.77532331412148</text:p>
          </table:table-cell>
          <table:table-cell table:number-columns-repeated="5"/>
        </table:table-row>
        <table:table-row table:style-name="ro1">
          <table:table-cell office:value-type="float" office:value="-9.26674703027985" calcext:value-type="float">
            <text:p>-9.26674703027985</text:p>
          </table:table-cell>
          <table:table-cell office:value-type="float" office:value="8.41135174347621" calcext:value-type="float">
            <text:p>8.41135174347621</text:p>
          </table:table-cell>
          <table:table-cell office:value-type="float" office:value="1.81636297793708" calcext:value-type="float">
            <text:p>1.81636297793708</text:p>
          </table:table-cell>
          <table:table-cell table:number-columns-repeated="5"/>
        </table:table-row>
        <table:table-row table:style-name="ro1">
          <table:table-cell office:value-type="float" office:value="-9.28470057001582" calcext:value-type="float">
            <text:p>-9.28470057001582</text:p>
          </table:table-cell>
          <table:table-cell office:value-type="float" office:value="8.48298686356494" calcext:value-type="float">
            <text:p>8.48298686356494</text:p>
          </table:table-cell>
          <table:table-cell office:value-type="float" office:value="1.8984423055682" calcext:value-type="float">
            <text:p>1.8984423055682</text:p>
          </table:table-cell>
          <table:table-cell table:number-columns-repeated="5"/>
        </table:table-row>
        <table:table-row table:style-name="ro1">
          <table:table-cell office:value-type="float" office:value="-9.30846682976058" calcext:value-type="float">
            <text:p>-9.30846682976058</text:p>
          </table:table-cell>
          <table:table-cell office:value-type="float" office:value="8.55290885521938" calcext:value-type="float">
            <text:p>8.55290885521938</text:p>
          </table:table-cell>
          <table:table-cell office:value-type="float" office:value="1.98052163319932" calcext:value-type="float">
            <text:p>1.98052163319932</text:p>
          </table:table-cell>
          <table:table-cell table:number-columns-repeated="5"/>
        </table:table-row>
        <table:table-row table:style-name="ro1">
          <table:table-cell office:value-type="float" office:value="-9.31620210099826" calcext:value-type="float">
            <text:p>-9.31620210099826</text:p>
          </table:table-cell>
          <table:table-cell office:value-type="float" office:value="8.57071955808448" calcext:value-type="float">
            <text:p>8.57071955808448</text:p>
          </table:table-cell>
          <table:table-cell office:value-type="float" office:value="1.71171998300779" calcext:value-type="float">
            <text:p>1.71171998300779</text:p>
          </table:table-cell>
          <table:table-cell table:number-columns-repeated="5"/>
        </table:table-row>
        <table:table-row table:style-name="ro1">
          <table:table-cell office:value-type="float" office:value="-9.32309571108312" calcext:value-type="float">
            <text:p>-9.32309571108312</text:p>
          </table:table-cell>
          <table:table-cell office:value-type="float" office:value="8.61931264202228" calcext:value-type="float">
            <text:p>8.61931264202228</text:p>
          </table:table-cell>
          <table:table-cell office:value-type="float" office:value="1.75869498991869" calcext:value-type="float">
            <text:p>1.75869498991869</text:p>
          </table:table-cell>
          <table:table-cell table:number-columns-repeated="5"/>
        </table:table-row>
        <table:table-row table:style-name="ro1">
          <table:table-cell office:value-type="float" office:value="-9.34849548443634" calcext:value-type="float">
            <text:p>-9.34849548443634</text:p>
          </table:table-cell>
          <table:table-cell office:value-type="float" office:value="8.75289606566318" calcext:value-type="float">
            <text:p>8.75289606566318</text:p>
          </table:table-cell>
          <table:table-cell office:value-type="float" office:value="1.77691059183422" calcext:value-type="float">
            <text:p>1.77691059183422</text:p>
          </table:table-cell>
          <table:table-cell table:number-columns-repeated="5"/>
        </table:table-row>
        <table:table-row table:style-name="ro1">
          <table:table-cell office:value-type="float" office:value="-9.35520545584295" calcext:value-type="float">
            <text:p>-9.35520545584295</text:p>
          </table:table-cell>
          <table:table-cell office:value-type="float" office:value="8.784988366933" calcext:value-type="float">
            <text:p>8.784988366933</text:p>
          </table:table-cell>
          <table:table-cell office:value-type="float" office:value="1.79512619374979" calcext:value-type="float">
            <text:p>1.79512619374979</text:p>
          </table:table-cell>
          <table:table-cell table:number-columns-repeated="5"/>
        </table:table-row>
        <table:table-row table:style-name="ro1">
          <table:table-cell office:value-type="float" office:value="-9.3723240485757" calcext:value-type="float">
            <text:p>-9.3723240485757</text:p>
          </table:table-cell>
          <table:table-cell office:value-type="float" office:value="8.86001389461616" calcext:value-type="float">
            <text:p>8.86001389461616</text:p>
          </table:table-cell>
          <table:table-cell office:value-type="float" office:value="1.7124471580767" calcext:value-type="float">
            <text:p>1.7124471580767</text:p>
          </table:table-cell>
          <table:table-cell table:number-columns-repeated="5"/>
        </table:table-row>
        <table:table-row table:style-name="ro1">
          <table:table-cell office:value-type="float" office:value="-9.39246817316604" calcext:value-type="float">
            <text:p>-9.39246817316604</text:p>
          </table:table-cell>
          <table:table-cell office:value-type="float" office:value="9.00127119259531" calcext:value-type="float">
            <text:p>9.00127119259531</text:p>
          </table:table-cell>
          <table:table-cell office:value-type="float" office:value="1.76143287881072" calcext:value-type="float">
            <text:p>1.76143287881072</text:p>
          </table:table-cell>
          <table:table-cell table:number-columns-repeated="5"/>
        </table:table-row>
        <table:table-row table:style-name="ro1">
          <table:table-cell office:value-type="float" office:value="-9.40916910648227" calcext:value-type="float">
            <text:p>-9.40916910648227</text:p>
          </table:table-cell>
          <table:table-cell office:value-type="float" office:value="9.08781348741629" calcext:value-type="float">
            <text:p>9.08781348741629</text:p>
          </table:table-cell>
          <table:table-cell office:value-type="float" office:value="1.85940432027879" calcext:value-type="float">
            <text:p>1.85940432027879</text:p>
          </table:table-cell>
          <table:table-cell table:number-columns-repeated="5"/>
        </table:table-row>
        <table:table-row table:style-name="ro1">
          <table:table-cell office:value-type="float" office:value="-9.43425506899955" calcext:value-type="float">
            <text:p>-9.43425506899955</text:p>
          </table:table-cell>
          <table:table-cell office:value-type="float" office:value="9.17230718215795" calcext:value-type="float">
            <text:p>9.17230718215795</text:p>
          </table:table-cell>
          <table:table-cell office:value-type="float" office:value="1.9083900410128" calcext:value-type="float">
            <text:p>1.9083900410128</text:p>
          </table:table-cell>
          <table:table-cell table:number-columns-repeated="5"/>
        </table:table-row>
        <table:table-row table:style-name="ro1">
          <table:table-cell office:value-type="float" office:value="-9.43727295759391" calcext:value-type="float">
            <text:p>-9.43727295759391</text:p>
          </table:table-cell>
          <table:table-cell office:value-type="float" office:value="9.18090437667645" calcext:value-type="float">
            <text:p>9.18090437667645</text:p>
          </table:table-cell>
          <table:table-cell office:value-type="float" office:value="1.61217705886187" calcext:value-type="float">
            <text:p>1.61217705886187</text:p>
          </table:table-cell>
          <table:table-cell table:number-columns-repeated="5"/>
        </table:table-row>
        <table:table-row table:style-name="ro1">
          <table:table-cell office:value-type="float" office:value="-9.43733421654134" calcext:value-type="float">
            <text:p>-9.43733421654134</text:p>
          </table:table-cell>
          <table:table-cell office:value-type="float" office:value="9.18238390529967" calcext:value-type="float">
            <text:p>9.18238390529967</text:p>
          </table:table-cell>
          <table:table-cell office:value-type="float" office:value="1.69494128577106" calcext:value-type="float">
            <text:p>1.69494128577106</text:p>
          </table:table-cell>
          <table:table-cell table:number-columns-repeated="5"/>
        </table:table-row>
        <table:table-row table:style-name="ro1">
          <table:table-cell office:value-type="float" office:value="-9.44655513479102" calcext:value-type="float">
            <text:p>-9.44655513479102</text:p>
          </table:table-cell>
          <table:table-cell office:value-type="float" office:value="9.25627735003443" calcext:value-type="float">
            <text:p>9.25627735003443</text:p>
          </table:table-cell>
          <table:table-cell office:value-type="float" office:value="1.77770551268049" calcext:value-type="float">
            <text:p>1.77770551268049</text:p>
          </table:table-cell>
          <table:table-cell table:number-columns-repeated="5"/>
        </table:table-row>
        <table:table-row table:style-name="ro1">
          <table:table-cell office:value-type="float" office:value="-9.46185324397345" calcext:value-type="float">
            <text:p>-9.46185324397345</text:p>
          </table:table-cell>
          <table:table-cell office:value-type="float" office:value="9.32915556600861" calcext:value-type="float">
            <text:p>9.32915556600861</text:p>
          </table:table-cell>
          <table:table-cell office:value-type="float" office:value="1.81908762613519" calcext:value-type="float">
            <text:p>1.81908762613519</text:p>
          </table:table-cell>
          <table:table-cell table:number-columns-repeated="5"/>
        </table:table-row>
        <table:table-row table:style-name="ro1">
          <table:table-cell office:value-type="float" office:value="-9.4908791378323" calcext:value-type="float">
            <text:p>-9.4908791378323</text:p>
          </table:table-cell>
          <table:table-cell office:value-type="float" office:value="9.44364592369609" calcext:value-type="float">
            <text:p>9.44364592369609</text:p>
          </table:table-cell>
          <table:table-cell office:value-type="float" office:value="1.77532324484793" calcext:value-type="float">
            <text:p>1.77532324484793</text:p>
          </table:table-cell>
          <table:table-cell table:number-columns-repeated="5"/>
        </table:table-row>
        <table:table-row table:style-name="ro1">
          <table:table-cell office:value-type="float" office:value="-9.5122783584804" calcext:value-type="float">
            <text:p>-9.5122783584804</text:p>
          </table:table-cell>
          <table:table-cell office:value-type="float" office:value="9.54681082708165" calcext:value-type="float">
            <text:p>9.54681082708165</text:p>
          </table:table-cell>
          <table:table-cell office:value-type="float" office:value="1.81504041434739" calcext:value-type="float">
            <text:p>1.81504041434739</text:p>
          </table:table-cell>
          <table:table-cell table:number-columns-repeated="5"/>
        </table:table-row>
        <table:table-row table:style-name="ro1">
          <table:table-cell office:value-type="float" office:value="-9.52956195281991" calcext:value-type="float">
            <text:p>-9.52956195281991</text:p>
          </table:table-cell>
          <table:table-cell office:value-type="float" office:value="9.6161616743387" calcext:value-type="float">
            <text:p>9.6161616743387</text:p>
          </table:table-cell>
          <table:table-cell office:value-type="float" office:value="1.89447475334629" calcext:value-type="float">
            <text:p>1.89447475334629</text:p>
          </table:table-cell>
          <table:table-cell table:number-columns-repeated="5"/>
        </table:table-row>
        <table:table-row table:style-name="ro1">
          <table:table-cell office:value-type="float" office:value="-9.55229409493753" calcext:value-type="float">
            <text:p>-9.55229409493753</text:p>
          </table:table-cell>
          <table:table-cell office:value-type="float" office:value="9.68392237359208" calcext:value-type="float">
            <text:p>9.68392237359208</text:p>
          </table:table-cell>
          <table:table-cell office:value-type="float" office:value="1.93419192284576" calcext:value-type="float">
            <text:p>1.93419192284576</text:p>
          </table:table-cell>
          <table:table-cell table:number-columns-repeated="5"/>
        </table:table-row>
        <table:table-row table:style-name="ro1">
          <table:table-cell office:value-type="float" office:value="-9.56676267652801" calcext:value-type="float">
            <text:p>-9.56676267652801</text:p>
          </table:table-cell>
          <table:table-cell office:value-type="float" office:value="9.7219691024357" calcext:value-type="float">
            <text:p>9.7219691024357</text:p>
          </table:table-cell>
          <table:table-cell office:value-type="float" office:value="1.69959558892141" calcext:value-type="float">
            <text:p>1.69959558892141</text:p>
          </table:table-cell>
          <table:table-cell table:number-columns-repeated="5"/>
        </table:table-row>
        <table:table-row table:style-name="ro1">
          <table:table-cell office:value-type="float" office:value="-9.57606671347209" calcext:value-type="float">
            <text:p>-9.57606671347209</text:p>
          </table:table-cell>
          <table:table-cell office:value-type="float" office:value="9.79380593444229" calcext:value-type="float">
            <text:p>9.79380593444229</text:p>
          </table:table-cell>
          <table:table-cell office:value-type="float" office:value="1.80537477951791" calcext:value-type="float">
            <text:p>1.80537477951791</text:p>
          </table:table-cell>
          <table:table-cell table:number-columns-repeated="5"/>
        </table:table-row>
        <table:table-row table:style-name="ro1">
          <table:table-cell office:value-type="float" office:value="-9.5981843160107" calcext:value-type="float">
            <text:p>-9.5981843160107</text:p>
          </table:table-cell>
          <table:table-cell office:value-type="float" office:value="9.88635670957207" calcext:value-type="float">
            <text:p>9.88635670957207</text:p>
          </table:table-cell>
          <table:table-cell office:value-type="float" office:value="1.91115397011442" calcext:value-type="float">
            <text:p>1.91115397011442</text:p>
          </table:table-cell>
          <table:table-cell table:number-columns-repeated="5"/>
        </table:table-row>
        <table:table-row table:style-name="ro1">
          <table:table-cell office:value-type="float" office:value="-9.62994999362432" calcext:value-type="float">
            <text:p>-9.62994999362432</text:p>
          </table:table-cell>
          <table:table-cell office:value-type="float" office:value="9.97605495952671" calcext:value-type="float">
            <text:p>9.97605495952671</text:p>
          </table:table-cell>
          <table:table-cell office:value-type="float" office:value="1.96404356541266" calcext:value-type="float">
            <text:p>1.96404356541266</text:p>
          </table:table-cell>
          <table:table-cell table:number-columns-repeated="5"/>
        </table:table-row>
        <table:table-row table:style-name="ro1">
          <table:table-cell office:value-type="float" office:value="-9.65251725697861" calcext:value-type="float">
            <text:p>-9.65251725697861</text:p>
          </table:table-cell>
          <table:table-cell office:value-type="float" office:value="10.030452794026" calcext:value-type="float">
            <text:p>10.030452794026</text:p>
          </table:table-cell>
          <table:table-cell office:value-type="float" office:value="1.80068005661156" calcext:value-type="float">
            <text:p>1.80068005661156</text:p>
          </table:table-cell>
          <table:table-cell table:number-columns-repeated="5"/>
        </table:table-row>
        <table:table-row table:style-name="ro1">
          <table:table-cell office:value-type="float" office:value="-9.6695951810661" calcext:value-type="float">
            <text:p>-9.6695951810661</text:p>
          </table:table-cell>
          <table:table-cell office:value-type="float" office:value="10.1034289134012" calcext:value-type="float">
            <text:p>10.1034289134012</text:p>
          </table:table-cell>
          <table:table-cell office:value-type="float" office:value="1.86743596406336" calcext:value-type="float">
            <text:p>1.86743596406336</text:p>
          </table:table-cell>
          <table:table-cell table:number-columns-repeated="5"/>
        </table:table-row>
        <table:table-row table:style-name="ro1">
          <table:table-cell office:value-type="float" office:value="-9.70469304595975" calcext:value-type="float">
            <text:p>-9.70469304595975</text:p>
          </table:table-cell>
          <table:table-cell office:value-type="float" office:value="10.2182560994282" calcext:value-type="float">
            <text:p>10.2182560994282</text:p>
          </table:table-cell>
          <table:table-cell office:value-type="float" office:value="1.93419187151517" calcext:value-type="float">
            <text:p>1.93419187151517</text:p>
          </table:table-cell>
          <table:table-cell table:number-columns-repeated="5"/>
        </table:table-row>
        <table:table-row table:style-name="ro1">
          <table:table-cell office:value-type="float" office:value="-9.72951915848968" calcext:value-type="float">
            <text:p>-9.72951915848968</text:p>
          </table:table-cell>
          <table:table-cell office:value-type="float" office:value="10.2835391067287" calcext:value-type="float">
            <text:p>10.2835391067287</text:p>
          </table:table-cell>
          <table:table-cell office:value-type="float" office:value="1.87768787636836" calcext:value-type="float">
            <text:p>1.87768787636836</text:p>
          </table:table-cell>
          <table:table-cell table:number-columns-repeated="5"/>
        </table:table-row>
        <table:table-row table:style-name="ro1">
          <table:table-cell office:value-type="float" office:value="-9.76416881993379" calcext:value-type="float">
            <text:p>-9.76416881993379</text:p>
          </table:table-cell>
          <table:table-cell office:value-type="float" office:value="10.3928773182183" calcext:value-type="float">
            <text:p>10.3928773182183</text:p>
          </table:table-cell>
          <table:table-cell office:value-type="float" office:value="1.93761843468961" calcext:value-type="float">
            <text:p>1.93761843468961</text:p>
          </table:table-cell>
          <table:table-cell table:number-columns-repeated="5"/>
        </table:table-row>
        <table:table-row table:style-name="ro1">
          <table:table-cell office:value-type="float" office:value="-9.80283511828943" calcext:value-type="float">
            <text:p>-9.80283511828943</text:p>
          </table:table-cell>
          <table:table-cell office:value-type="float" office:value="10.493515326077" calcext:value-type="float">
            <text:p>10.493515326077</text:p>
          </table:table-cell>
          <table:table-cell office:value-type="float" office:value="2.05747955133215" calcext:value-type="float">
            <text:p>2.05747955133215</text:p>
          </table:table-cell>
          <table:table-cell table:number-columns-repeated="5"/>
        </table:table-row>
        <table:table-row table:style-name="ro1">
          <table:table-cell office:value-type="float" office:value="-9.85325771722101" calcext:value-type="float">
            <text:p>-9.85325771722101</text:p>
          </table:table-cell>
          <table:table-cell office:value-type="float" office:value="10.5888077852294" calcext:value-type="float">
            <text:p>10.5888077852294</text:p>
          </table:table-cell>
          <table:table-cell office:value-type="float" office:value="2.1174101096534" calcext:value-type="float">
            <text:p>2.1174101096534</text:p>
          </table:table-cell>
          <table:table-cell table:number-columns-repeated="5"/>
        </table:table-row>
        <table:table-row table:style-name="ro1">
          <table:table-cell office:value-type="float" office:value="-9.87801409909195" calcext:value-type="float">
            <text:p>-9.87801409909195</text:p>
          </table:table-cell>
          <table:table-cell office:value-type="float" office:value="10.6294950192797" calcext:value-type="float">
            <text:p>10.6294950192797</text:p>
          </table:table-cell>
          <table:table-cell office:value-type="float" office:value="1.93419184074565" calcext:value-type="float">
            <text:p>1.93419184074565</text:p>
          </table:table-cell>
          <table:table-cell table:number-columns-repeated="5"/>
        </table:table-row>
        <table:table-row table:style-name="ro1">
          <table:table-cell office:value-type="float" office:value="-9.89942532589054" calcext:value-type="float">
            <text:p>-9.89942532589054</text:p>
          </table:table-cell>
          <table:table-cell office:value-type="float" office:value="10.6857982122655" calcext:value-type="float">
            <text:p>10.6857982122655</text:p>
          </table:table-cell>
          <table:table-cell office:value-type="float" office:value="1.95238597103909" calcext:value-type="float">
            <text:p>1.95238597103909</text:p>
          </table:table-cell>
          <table:table-cell table:number-columns-repeated="5"/>
        </table:table-row>
        <table:table-row table:style-name="ro1">
          <table:table-cell office:value-type="float" office:value="-9.91162041954262" calcext:value-type="float">
            <text:p>-9.91162041954262</text:p>
          </table:table-cell>
          <table:table-cell office:value-type="float" office:value="10.7161904285917" calcext:value-type="float">
            <text:p>10.7161904285917</text:p>
          </table:table-cell>
          <table:table-cell office:value-type="float" office:value="1.97058010133255" calcext:value-type="float">
            <text:p>1.97058010133255</text:p>
          </table:table-cell>
          <table:table-cell table:number-columns-repeated="5"/>
        </table:table-row>
        <table:table-row table:style-name="ro1">
          <table:table-cell office:value-type="float" office:value="-9.95395352515297" calcext:value-type="float">
            <text:p>-9.95395352515297</text:p>
          </table:table-cell>
          <table:table-cell office:value-type="float" office:value="10.8163780306623" calcext:value-type="float">
            <text:p>10.8163780306623</text:p>
          </table:table-cell>
          <table:table-cell office:value-type="float" office:value="1.9847457137311" calcext:value-type="float">
            <text:p>1.9847457137311</text:p>
          </table:table-cell>
          <table:table-cell table:number-columns-repeated="5"/>
        </table:table-row>
        <table:table-row table:style-name="ro1">
          <table:table-cell office:value-type="float" office:value="-9.96420923985975" calcext:value-type="float">
            <text:p>-9.96420923985975</text:p>
          </table:table-cell>
          <table:table-cell office:value-type="float" office:value="10.839721767536" calcext:value-type="float">
            <text:p>10.839721767536</text:p>
          </table:table-cell>
          <table:table-cell office:value-type="float" office:value="1.99891132612962" calcext:value-type="float">
            <text:p>1.99891132612962</text:p>
          </table:table-cell>
          <table:table-cell table:number-columns-repeated="5"/>
        </table:table-row>
        <table:table-row table:style-name="ro1">
          <table:table-cell office:value-type="float" office:value="-9.99233416892151" calcext:value-type="float">
            <text:p>-9.99233416892151</text:p>
          </table:table-cell>
          <table:table-cell office:value-type="float" office:value="10.9013530859545" calcext:value-type="float">
            <text:p>10.9013530859545</text:p>
          </table:table-cell>
          <table:table-cell office:value-type="float" office:value="1.87768782265692" calcext:value-type="float">
            <text:p>1.87768782265692</text:p>
          </table:table-cell>
          <table:table-cell table:number-columns-repeated="5"/>
        </table:table-row>
        <table:table-row table:style-name="ro1">
          <table:table-cell office:value-type="float" office:value="-10.0069373331259" calcext:value-type="float">
            <text:p>-10.0069373331259</text:p>
          </table:table-cell>
          <table:table-cell office:value-type="float" office:value="10.9474338869621" calcext:value-type="float">
            <text:p>10.9474338869621</text:p>
          </table:table-cell>
          <table:table-cell office:value-type="float" office:value="1.79512604360841" calcext:value-type="float">
            <text:p>1.79512604360841</text:p>
          </table:table-cell>
          <table:table-cell table:number-columns-repeated="5"/>
        </table:table-row>
        <table:table-row table:style-name="ro1">
          <table:table-cell office:value-type="float" office:value="-10.0240676720192" calcext:value-type="float">
            <text:p>-10.0240676720192</text:p>
          </table:table-cell>
          <table:table-cell office:value-type="float" office:value="11.0225109464293" calcext:value-type="float">
            <text:p>11.0225109464293</text:p>
          </table:table-cell>
          <table:table-cell office:value-type="float" office:value="1.82525418662775" calcext:value-type="float">
            <text:p>1.82525418662775</text:p>
          </table:table-cell>
          <table:table-cell table:number-columns-repeated="5"/>
        </table:table-row>
        <table:table-row table:style-name="ro1">
          <table:table-cell office:value-type="float" office:value="-10.037716589373" calcext:value-type="float">
            <text:p>-10.037716589373</text:p>
          </table:table-cell>
          <table:table-cell office:value-type="float" office:value="11.0749874318863" calcext:value-type="float">
            <text:p>11.0749874318863</text:p>
          </table:table-cell>
          <table:table-cell office:value-type="float" office:value="1.85538232964705" calcext:value-type="float">
            <text:p>1.85538232964705</text:p>
          </table:table-cell>
          <table:table-cell table:number-columns-repeated="5"/>
        </table:table-row>
        <table:table-row table:style-name="ro1">
          <table:table-cell office:value-type="float" office:value="-10.0800496246214" calcext:value-type="float">
            <text:p>-10.0800496246214</text:p>
          </table:table-cell>
          <table:table-cell office:value-type="float" office:value="11.219702832111" calcext:value-type="float">
            <text:p>11.219702832111</text:p>
          </table:table-cell>
          <table:table-cell office:value-type="float" office:value="1.87951458101523" calcext:value-type="float">
            <text:p>1.87951458101523</text:p>
          </table:table-cell>
          <table:table-cell table:number-columns-repeated="5"/>
        </table:table-row>
        <table:table-row table:style-name="ro1">
          <table:table-cell office:value-type="float" office:value="-10.0932464631821" calcext:value-type="float">
            <text:p>-10.0932464631821</text:p>
          </table:table-cell>
          <table:table-cell office:value-type="float" office:value="11.2610832816082" calcext:value-type="float">
            <text:p>11.2610832816082</text:p>
          </table:table-cell>
          <table:table-cell office:value-type="float" office:value="1.90364683238343" calcext:value-type="float">
            <text:p>1.90364683238343</text:p>
          </table:table-cell>
          <table:table-cell table:number-columns-repeated="5"/>
        </table:table-row>
        <table:table-row table:style-name="ro1">
          <table:table-cell office:value-type="float" office:value="-10.1263097215142" calcext:value-type="float">
            <text:p>-10.1263097215142</text:p>
          </table:table-cell>
          <table:table-cell office:value-type="float" office:value="11.3567211820928" calcext:value-type="float">
            <text:p>11.3567211820928</text:p>
          </table:table-cell>
          <table:table-cell office:value-type="float" office:value="1.84062162717087" calcext:value-type="float">
            <text:p>1.84062162717087</text:p>
          </table:table-cell>
          <table:table-cell table:number-columns-repeated="5"/>
        </table:table-row>
        <table:table-row table:style-name="ro1">
          <table:table-cell office:value-type="float" office:value="-10.1410795671042" calcext:value-type="float">
            <text:p>-10.1410795671042</text:p>
          </table:table-cell>
          <table:table-cell office:value-type="float" office:value="11.4101248128582" calcext:value-type="float">
            <text:p>11.4101248128582</text:p>
          </table:table-cell>
          <table:table-cell office:value-type="float" office:value="1.74454174156544" calcext:value-type="float">
            <text:p>1.74454174156544</text:p>
          </table:table-cell>
          <table:table-cell table:number-columns-repeated="5"/>
        </table:table-row>
        <table:table-row table:style-name="ro1">
          <table:table-cell office:value-type="float" office:value="-10.1589992350247" calcext:value-type="float">
            <text:p>-10.1589992350247</text:p>
          </table:table-cell>
          <table:table-cell office:value-type="float" office:value="11.5122223993569" calcext:value-type="float">
            <text:p>11.5122223993569</text:p>
          </table:table-cell>
          <table:table-cell office:value-type="float" office:value="1.74454173910285" calcext:value-type="float">
            <text:p>1.74454173910285</text:p>
          </table:table-cell>
          <table:table-cell table:number-columns-repeated="5"/>
        </table:table-row>
        <table:table-row table:style-name="ro1">
          <table:table-cell office:value-type="float" office:value="-10.1843989653884" calcext:value-type="float">
            <text:p>-10.1843989653884</text:p>
          </table:table-cell>
          <table:table-cell office:value-type="float" office:value="11.6569377599803" calcext:value-type="float">
            <text:p>11.6569377599803</text:p>
          </table:table-cell>
          <table:table-cell office:value-type="float" office:value="1.7445417219138" calcext:value-type="float">
            <text:p>1.7445417219138</text:p>
          </table:table-cell>
          <table:table-cell table:number-columns-repeated="5"/>
        </table:table-row>
        <table:table-row table:style-name="ro1">
          <table:table-cell office:value-type="float" office:value="-10.1904029850093" calcext:value-type="float">
            <text:p>-10.1904029850093</text:p>
          </table:table-cell>
          <table:table-cell office:value-type="float" office:value="11.6911457590377" calcext:value-type="float">
            <text:p>11.6911457590377</text:p>
          </table:table-cell>
          <table:table-cell office:value-type="float" office:value="1.54297711588165" calcext:value-type="float">
            <text:p>1.54297711588165</text:p>
          </table:table-cell>
          <table:table-cell table:number-columns-repeated="5"/>
        </table:table-row>
        <table:table-row table:style-name="ro1">
          <table:table-cell office:value-type="float" office:value="-10.188151559046" calcext:value-type="float">
            <text:p>-10.188151559046</text:p>
          </table:table-cell>
          <table:table-cell office:value-type="float" office:value="11.7720554994739" calcext:value-type="float">
            <text:p>11.7720554994739</text:p>
          </table:table-cell>
          <table:table-cell office:value-type="float" office:value="1.65595703167785" calcext:value-type="float">
            <text:p>1.65595703167785</text:p>
          </table:table-cell>
          <table:table-cell table:number-columns-repeated="5"/>
        </table:table-row>
        <table:table-row table:style-name="ro1">
          <table:table-cell office:value-type="float" office:value="-10.196795801295" calcext:value-type="float">
            <text:p>-10.196795801295</text:p>
          </table:table-cell>
          <table:table-cell office:value-type="float" office:value="11.8733150550336" calcext:value-type="float">
            <text:p>11.8733150550336</text:p>
          </table:table-cell>
          <table:table-cell office:value-type="float" office:value="1.71244698957597" calcext:value-type="float">
            <text:p>1.71244698957597</text:p>
          </table:table-cell>
          <table:table-cell table:number-columns-repeated="5"/>
        </table:table-row>
        <table:table-row table:style-name="ro1">
          <table:table-cell office:value-type="float" office:value="-10.2064524011835" calcext:value-type="float">
            <text:p>-10.2064524011835</text:p>
          </table:table-cell>
          <table:table-cell office:value-type="float" office:value="11.9410304251579" calcext:value-type="float">
            <text:p>11.9410304251579</text:p>
          </table:table-cell>
          <table:table-cell office:value-type="float" office:value="1.40923561774546" calcext:value-type="float">
            <text:p>1.40923561774546</text:p>
          </table:table-cell>
          <table:table-cell table:number-columns-repeated="5"/>
        </table:table-row>
        <table:table-row table:style-name="ro1">
          <table:table-cell office:value-type="float" office:value="-10.1910346985879" calcext:value-type="float">
            <text:p>-10.1910346985879</text:p>
          </table:table-cell>
          <table:table-cell office:value-type="float" office:value="12.035628456398" calcext:value-type="float">
            <text:p>12.035628456398</text:p>
          </table:table-cell>
          <table:table-cell office:value-type="float" office:value="1.45549871812054" calcext:value-type="float">
            <text:p>1.45549871812054</text:p>
          </table:table-cell>
          <table:table-cell table:number-columns-repeated="5"/>
        </table:table-row>
        <table:table-row table:style-name="ro1">
          <table:table-cell office:value-type="float" office:value="-10.1814581290894" calcext:value-type="float">
            <text:p>-10.1814581290894</text:p>
          </table:table-cell>
          <table:table-cell office:value-type="float" office:value="12.1183196453479" calcext:value-type="float">
            <text:p>12.1183196453479</text:p>
          </table:table-cell>
          <table:table-cell office:value-type="float" office:value="1.50176181849558" calcext:value-type="float">
            <text:p>1.50176181849558</text:p>
          </table:table-cell>
          <table:table-cell table:number-columns-repeated="5"/>
        </table:table-row>
        <table:table-row table:style-name="ro1">
          <table:table-cell office:value-type="float" office:value="-10.1751147415872" calcext:value-type="float">
            <text:p>-10.1751147415872</text:p>
          </table:table-cell>
          <table:table-cell office:value-type="float" office:value="12.2100608256252" calcext:value-type="float">
            <text:p>12.2100608256252</text:p>
          </table:table-cell>
          <table:table-cell office:value-type="float" office:value="1.43338054102326" calcext:value-type="float">
            <text:p>1.43338054102326</text:p>
          </table:table-cell>
          <table:table-cell table:number-columns-repeated="5"/>
        </table:table-row>
        <table:table-row table:style-name="ro1">
          <table:table-cell office:value-type="float" office:value="-10.1623981123878" calcext:value-type="float">
            <text:p>-10.1623981123878</text:p>
          </table:table-cell>
          <table:table-cell office:value-type="float" office:value="12.302018856964" calcext:value-type="float">
            <text:p>12.302018856964</text:p>
          </table:table-cell>
          <table:table-cell office:value-type="float" office:value="1.47675699073534" calcext:value-type="float">
            <text:p>1.47675699073534</text:p>
          </table:table-cell>
          <table:table-cell table:number-columns-repeated="5"/>
        </table:table-row>
        <table:table-row table:style-name="ro1">
          <table:table-cell office:value-type="float" office:value="-10.1550688618124" calcext:value-type="float">
            <text:p>-10.1550688618124</text:p>
          </table:table-cell>
          <table:table-cell office:value-type="float" office:value="12.3797271115782" calcext:value-type="float">
            <text:p>12.3797271115782</text:p>
          </table:table-cell>
          <table:table-cell office:value-type="float" office:value="1.52013344044748" calcext:value-type="float">
            <text:p>1.52013344044748</text:p>
          </table:table-cell>
          <table:table-cell table:number-columns-repeated="5"/>
        </table:table-row>
        <table:table-row table:style-name="ro1">
          <table:table-cell office:value-type="float" office:value="-10.1466019670727" calcext:value-type="float">
            <text:p>-10.1466019670727</text:p>
          </table:table-cell>
          <table:table-cell office:value-type="float" office:value="12.5467063351822" calcext:value-type="float">
            <text:p>12.5467063351822</text:p>
          </table:table-cell>
          <table:table-cell office:value-type="float" office:value="1.57260075163106" calcext:value-type="float">
            <text:p>1.57260075163106</text:p>
          </table:table-cell>
          <table:table-cell table:number-columns-repeated="5"/>
        </table:table-row>
        <table:table-row table:style-name="ro1">
          <table:table-cell office:value-type="float" office:value="-10.1467723007803" calcext:value-type="float">
            <text:p>-10.1467723007803</text:p>
          </table:table-cell>
          <table:table-cell office:value-type="float" office:value="12.6411040176997" calcext:value-type="float">
            <text:p>12.6411040176997</text:p>
          </table:table-cell>
          <table:table-cell office:value-type="float" office:value="1.62506806281462" calcext:value-type="float">
            <text:p>1.62506806281462</text:p>
          </table:table-cell>
          <table:table-cell table:number-columns-repeated="5"/>
        </table:table-row>
        <table:table-row table:style-name="ro1">
          <table:table-cell office:value-type="float" office:value="-10.1525864634261" calcext:value-type="float">
            <text:p>-10.1525864634261</text:p>
          </table:table-cell>
          <table:table-cell office:value-type="float" office:value="12.7481293971009" calcext:value-type="float">
            <text:p>12.7481293971009</text:p>
          </table:table-cell>
          <table:table-cell office:value-type="float" office:value="1.51652163386627" calcext:value-type="float">
            <text:p>1.51652163386627</text:p>
          </table:table-cell>
          <table:table-cell table:number-columns-repeated="5"/>
        </table:table-row>
        <table:table-row table:style-name="ro1">
          <table:table-cell office:value-type="float" office:value="-10.1482910765058" calcext:value-type="float">
            <text:p>-10.1482910765058</text:p>
          </table:table-cell>
          <table:table-cell office:value-type="float" office:value="12.8271932878251" calcext:value-type="float">
            <text:p>12.8271932878251</text:p>
          </table:table-cell>
          <table:table-cell office:value-type="float" office:value="1.45431347016852" calcext:value-type="float">
            <text:p>1.45431347016852</text:p>
          </table:table-cell>
          <table:table-cell table:number-columns-repeated="5"/>
        </table:table-row>
        <table:table-row table:style-name="ro1">
          <table:table-cell office:value-type="float" office:value="-10.1346120298777" calcext:value-type="float">
            <text:p>-10.1346120298777</text:p>
          </table:table-cell>
          <table:table-cell office:value-type="float" office:value="12.9440956720324" calcext:value-type="float">
            <text:p>12.9440956720324</text:p>
          </table:table-cell>
          <table:table-cell office:value-type="float" office:value="1.45431348834922" calcext:value-type="float">
            <text:p>1.45431348834922</text:p>
          </table:table-cell>
          <table:table-cell table:number-columns-repeated="5"/>
        </table:table-row>
        <table:table-row table:style-name="ro1">
          <table:table-cell office:value-type="float" office:value="-10.123615766891" calcext:value-type="float">
            <text:p>-10.123615766891</text:p>
          </table:table-cell>
          <table:table-cell office:value-type="float" office:value="13.0380707565494" calcext:value-type="float">
            <text:p>13.0380707565494</text:p>
          </table:table-cell>
          <table:table-cell office:value-type="float" office:value="1.34090981674231" calcext:value-type="float">
            <text:p>1.34090981674231</text:p>
          </table:table-cell>
          <table:table-cell table:number-columns-repeated="5"/>
        </table:table-row>
        <table:table-row table:style-name="ro1">
          <table:table-cell office:value-type="float" office:value="-10.1013898751009" calcext:value-type="float">
            <text:p>-10.1013898751009</text:p>
          </table:table-cell>
          <table:table-cell office:value-type="float" office:value="13.1330435998389" calcext:value-type="float">
            <text:p>13.1330435998389</text:p>
          </table:table-cell>
          <table:table-cell office:value-type="float" office:value="1.3858921118936" calcext:value-type="float">
            <text:p>1.3858921118936</text:p>
          </table:table-cell>
          <table:table-cell table:number-columns-repeated="5"/>
        </table:table-row>
        <table:table-row table:style-name="ro1">
          <table:table-cell office:value-type="float" office:value="-10.0865087109239" calcext:value-type="float">
            <text:p>-10.0865087109239</text:p>
          </table:table-cell>
          <table:table-cell office:value-type="float" office:value="13.2126047003705" calcext:value-type="float">
            <text:p>13.2126047003705</text:p>
          </table:table-cell>
          <table:table-cell office:value-type="float" office:value="1.47585670219624" calcext:value-type="float">
            <text:p>1.47585670219624</text:p>
          </table:table-cell>
          <table:table-cell table:number-columns-repeated="5"/>
        </table:table-row>
        <table:table-row table:style-name="ro1">
          <table:table-cell office:value-type="float" office:value="-10.0788357578918" calcext:value-type="float">
            <text:p>-10.0788357578918</text:p>
          </table:table-cell>
          <table:table-cell office:value-type="float" office:value="13.2931810216866" calcext:value-type="float">
            <text:p>13.2931810216866</text:p>
          </table:table-cell>
          <table:table-cell office:value-type="float" office:value="1.56582129249884" calcext:value-type="float">
            <text:p>1.56582129249884</text:p>
          </table:table-cell>
          <table:table-cell table:number-columns-repeated="5"/>
        </table:table-row>
        <table:table-row table:style-name="ro1">
          <table:table-cell office:value-type="float" office:value="-10.0784330761537" calcext:value-type="float">
            <text:p>-10.0784330761537</text:p>
          </table:table-cell>
          <table:table-cell office:value-type="float" office:value="13.3741208487959" calcext:value-type="float">
            <text:p>13.3741208487959</text:p>
          </table:table-cell>
          <table:table-cell office:value-type="float" office:value="1.61080358765019" calcext:value-type="float">
            <text:p>1.61080358765019</text:p>
          </table:table-cell>
          <table:table-cell table:number-columns-repeated="5"/>
        </table:table-row>
        <table:table-row table:style-name="ro1">
          <table:table-cell office:value-type="float" office:value="-10.0792397088715" calcext:value-type="float">
            <text:p>-10.0792397088715</text:p>
          </table:table-cell>
          <table:table-cell office:value-type="float" office:value="13.3942722486753" calcext:value-type="float">
            <text:p>13.3942722486753</text:p>
          </table:table-cell>
          <table:table-cell office:value-type="float" office:value="1.22424959611072" calcext:value-type="float">
            <text:p>1.22424959611072</text:p>
          </table:table-cell>
          <table:table-cell table:number-columns-repeated="5"/>
        </table:table-row>
        <table:table-row table:style-name="ro1">
          <table:table-cell office:value-type="float" office:value="-10.0682854927254" calcext:value-type="float">
            <text:p>-10.0682854927254</text:p>
          </table:table-cell>
          <table:table-cell office:value-type="float" office:value="13.4246062541317" calcext:value-type="float">
            <text:p>13.4246062541317</text:p>
          </table:table-cell>
          <table:table-cell office:value-type="float" office:value="1.30856348794705" calcext:value-type="float">
            <text:p>1.30856348794705</text:p>
          </table:table-cell>
          <table:table-cell table:number-columns-repeated="5"/>
        </table:table-row>
        <table:table-row table:style-name="ro1">
          <table:table-cell office:value-type="float" office:value="-10.0486197133284" calcext:value-type="float">
            <text:p>-10.0486197133284</text:p>
          </table:table-cell>
          <table:table-cell office:value-type="float" office:value="13.4978728972353" calcext:value-type="float">
            <text:p>13.4978728972353</text:p>
          </table:table-cell>
          <table:table-cell office:value-type="float" office:value="1.35072043386517" calcext:value-type="float">
            <text:p>1.35072043386517</text:p>
          </table:table-cell>
          <table:table-cell table:number-columns-repeated="5"/>
        </table:table-row>
        <table:table-row table:style-name="ro1">
          <table:table-cell office:value-type="float" office:value="-10.0075902661384" calcext:value-type="float">
            <text:p>-10.0075902661384</text:p>
          </table:table-cell>
          <table:table-cell office:value-type="float" office:value="13.6812864433567" calcext:value-type="float">
            <text:p>13.6812864433567</text:p>
          </table:table-cell>
          <table:table-cell office:value-type="float" office:value="1.33744595204734" calcext:value-type="float">
            <text:p>1.33744595204734</text:p>
          </table:table-cell>
          <table:table-cell table:number-columns-repeated="5"/>
        </table:table-row>
        <table:table-row table:style-name="ro1">
          <table:table-cell office:value-type="float" office:value="-9.96663810499019" calcext:value-type="float">
            <text:p>-9.96663810499019</text:p>
          </table:table-cell>
          <table:table-cell office:value-type="float" office:value="13.8535858635757" calcext:value-type="float">
            <text:p>13.8535858635757</text:p>
          </table:table-cell>
          <table:table-cell office:value-type="float" office:value="1.34713070322452" calcext:value-type="float">
            <text:p>1.34713070322452</text:p>
          </table:table-cell>
          <table:table-cell table:number-columns-repeated="5"/>
        </table:table-row>
        <table:table-row table:style-name="ro1">
          <table:table-cell office:value-type="float" office:value="-9.9627715308622" calcext:value-type="float">
            <text:p>-9.9627715308622</text:p>
          </table:table-cell>
          <table:table-cell office:value-type="float" office:value="13.8705839216069" calcext:value-type="float">
            <text:p>13.8705839216069</text:p>
          </table:table-cell>
          <table:table-cell office:value-type="float" office:value="1.35681545440173" calcext:value-type="float">
            <text:p>1.35681545440173</text:p>
          </table:table-cell>
          <table:table-cell table:number-columns-repeated="5"/>
        </table:table-row>
        <table:table-row table:style-name="ro1">
          <table:table-cell office:value-type="float" office:value="-9.92890472230233" calcext:value-type="float">
            <text:p>-9.92890472230233</text:p>
          </table:table-cell>
          <table:table-cell office:value-type="float" office:value="14.0264311603446" calcext:value-type="float">
            <text:p>14.0264311603446</text:p>
          </table:table-cell>
          <table:table-cell office:value-type="float" office:value="1.3752634154973" calcext:value-type="float">
            <text:p>1.3752634154973</text:p>
          </table:table-cell>
          <table:table-cell table:number-columns-repeated="5"/>
        </table:table-row>
        <table:table-row table:style-name="ro1">
          <table:table-cell office:value-type="float" office:value="-9.92245345301023" calcext:value-type="float">
            <text:p>-9.92245345301023</text:p>
          </table:table-cell>
          <table:table-cell office:value-type="float" office:value="14.0590028718739" calcext:value-type="float">
            <text:p>14.0590028718739</text:p>
          </table:table-cell>
          <table:table-cell office:value-type="float" office:value="1.39371137659285" calcext:value-type="float">
            <text:p>1.39371137659285</text:p>
          </table:table-cell>
          <table:table-cell table:number-columns-repeated="5"/>
        </table:table-row>
        <table:table-row table:style-name="ro1">
          <table:table-cell office:value-type="float" office:value="-9.91316306051817" calcext:value-type="float">
            <text:p>-9.91316306051817</text:p>
          </table:table-cell>
          <table:table-cell office:value-type="float" office:value="14.1109162396093" calcext:value-type="float">
            <text:p>14.1109162396093</text:p>
          </table:table-cell>
          <table:table-cell office:value-type="float" office:value="1.08613385772057" calcext:value-type="float">
            <text:p>1.08613385772057</text:p>
          </table:table-cell>
          <table:table-cell table:number-columns-repeated="5"/>
        </table:table-row>
        <table:table-row table:style-name="ro1">
          <table:table-cell office:value-type="float" office:value="-9.90196280081736" calcext:value-type="float">
            <text:p>-9.90196280081736</text:p>
          </table:table-cell>
          <table:table-cell office:value-type="float" office:value="14.1321872079883" calcext:value-type="float">
            <text:p>14.1321872079883</text:p>
          </table:table-cell>
          <table:table-cell office:value-type="float" office:value="1.13617803149311" calcext:value-type="float">
            <text:p>1.13617803149311</text:p>
          </table:table-cell>
          <table:table-cell table:number-columns-repeated="5"/>
        </table:table-row>
        <table:table-row table:style-name="ro1">
          <table:table-cell office:value-type="float" office:value="-9.86404937136853" calcext:value-type="float">
            <text:p>-9.86404937136853</text:p>
          </table:table-cell>
          <table:table-cell office:value-type="float" office:value="14.2138580036751" calcext:value-type="float">
            <text:p>14.2138580036751</text:p>
          </table:table-cell>
          <table:table-cell office:value-type="float" office:value="1.23626637903826" calcext:value-type="float">
            <text:p>1.23626637903826</text:p>
          </table:table-cell>
          <table:table-cell table:number-columns-repeated="5"/>
        </table:table-row>
        <table:table-row table:style-name="ro1">
          <table:table-cell office:value-type="float" office:value="-9.83448633960118" calcext:value-type="float">
            <text:p>-9.83448633960118</text:p>
          </table:table-cell>
          <table:table-cell office:value-type="float" office:value="14.2989084249169" calcext:value-type="float">
            <text:p>14.2989084249169</text:p>
          </table:table-cell>
          <table:table-cell office:value-type="float" office:value="1.3363547265834" calcext:value-type="float">
            <text:p>1.3363547265834</text:p>
          </table:table-cell>
          <table:table-cell table:number-columns-repeated="5"/>
        </table:table-row>
        <table:table-row table:style-name="ro1">
          <table:table-cell office:value-type="float" office:value="-9.81356961128019" calcext:value-type="float">
            <text:p>-9.81356961128019</text:p>
          </table:table-cell>
          <table:table-cell office:value-type="float" office:value="14.3864871750622" calcext:value-type="float">
            <text:p>14.3864871750622</text:p>
          </table:table-cell>
          <table:table-cell office:value-type="float" office:value="1.43644307412854" calcext:value-type="float">
            <text:p>1.43644307412854</text:p>
          </table:table-cell>
          <table:table-cell table:number-columns-repeated="5"/>
        </table:table-row>
        <table:table-row table:style-name="ro1">
          <table:table-cell office:value-type="float" office:value="-9.80150854857586" calcext:value-type="float">
            <text:p>-9.80150854857586</text:p>
          </table:table-cell>
          <table:table-cell office:value-type="float" office:value="14.4757176506136" calcext:value-type="float">
            <text:p>14.4757176506136</text:p>
          </table:table-cell>
          <table:table-cell office:value-type="float" office:value="1.48648724790112" calcext:value-type="float">
            <text:p>1.48648724790112</text:p>
          </table:table-cell>
          <table:table-cell table:number-columns-repeated="5"/>
        </table:table-row>
        <table:table-row table:style-name="ro1">
          <table:table-cell office:value-type="float" office:value="-9.79619964110029" calcext:value-type="float">
            <text:p>-9.79619964110029</text:p>
          </table:table-cell>
          <table:table-cell office:value-type="float" office:value="14.5385379657232" calcext:value-type="float">
            <text:p>14.5385379657232</text:p>
          </table:table-cell>
          <table:table-cell office:value-type="float" office:value="1.18209274730734" calcext:value-type="float">
            <text:p>1.18209274730734</text:p>
          </table:table-cell>
          <table:table-cell table:number-columns-repeated="5"/>
        </table:table-row>
        <table:table-row table:style-name="ro1">
          <table:table-cell office:value-type="float" office:value="-9.78925048534536" calcext:value-type="float">
            <text:p>-9.78925048534536</text:p>
          </table:table-cell>
          <table:table-cell office:value-type="float" office:value="14.5555061532423" calcext:value-type="float">
            <text:p>14.5555061532423</text:p>
          </table:table-cell>
          <table:table-cell office:value-type="float" office:value="1.21889418709191" calcext:value-type="float">
            <text:p>1.21889418709191</text:p>
          </table:table-cell>
          <table:table-cell table:number-columns-repeated="5"/>
        </table:table-row>
        <table:table-row table:style-name="ro1">
          <table:table-cell office:value-type="float" office:value="-9.76642287718163" calcext:value-type="float">
            <text:p>-9.76642287718163</text:p>
          </table:table-cell>
          <table:table-cell office:value-type="float" office:value="14.6176752823456" calcext:value-type="float">
            <text:p>14.6176752823456</text:p>
          </table:table-cell>
          <table:table-cell office:value-type="float" office:value="1.25569562687644" calcext:value-type="float">
            <text:p>1.25569562687644</text:p>
          </table:table-cell>
          <table:table-cell table:number-columns-repeated="5"/>
        </table:table-row>
        <table:table-row table:style-name="ro1">
          <table:table-cell office:value-type="float" office:value="-9.71562278709147" calcext:value-type="float">
            <text:p>-9.71562278709147</text:p>
          </table:table-cell>
          <table:table-cell office:value-type="float" office:value="14.7735225005982" calcext:value-type="float">
            <text:p>14.7735225005982</text:p>
          </table:table-cell>
          <table:table-cell office:value-type="float" office:value="1.25569563040964" calcext:value-type="float">
            <text:p>1.25569563040964</text:p>
          </table:table-cell>
          <table:table-cell table:number-columns-repeated="5"/>
        </table:table-row>
        <table:table-row table:style-name="ro1">
          <table:table-cell office:value-type="float" office:value="-9.66482269869319" calcext:value-type="float">
            <text:p>-9.66482269869319</text:p>
          </table:table-cell>
          <table:table-cell office:value-type="float" office:value="14.929369715529" calcext:value-type="float">
            <text:p>14.929369715529</text:p>
          </table:table-cell>
          <table:table-cell office:value-type="float" office:value="1.27095162152028" calcext:value-type="float">
            <text:p>1.27095162152028</text:p>
          </table:table-cell>
          <table:table-cell table:number-columns-repeated="5"/>
        </table:table-row>
        <table:table-row table:style-name="ro1">
          <table:table-cell office:value-type="float" office:value="-9.65671187090987" calcext:value-type="float">
            <text:p>-9.65671187090987</text:p>
          </table:table-cell>
          <table:table-cell office:value-type="float" office:value="14.9556042467493" calcext:value-type="float">
            <text:p>14.9556042467493</text:p>
          </table:table-cell>
          <table:table-cell office:value-type="float" office:value="1.28620761263097" calcext:value-type="float">
            <text:p>1.28620761263097</text:p>
          </table:table-cell>
          <table:table-cell table:number-columns-repeated="5"/>
        </table:table-row>
        <table:table-row table:style-name="ro1">
          <table:table-cell office:value-type="float" office:value="-9.61437844524932" calcext:value-type="float">
            <text:p>-9.61437844524932</text:p>
          </table:table-cell>
          <table:table-cell office:value-type="float" office:value="15.1003195255079" calcext:value-type="float">
            <text:p>15.1003195255079</text:p>
          </table:table-cell>
          <table:table-cell office:value-type="float" office:value="1.33029731043388" calcext:value-type="float">
            <text:p>1.33029731043388</text:p>
          </table:table-cell>
          <table:table-cell table:number-columns-repeated="5"/>
        </table:table-row>
        <table:table-row table:style-name="ro1">
          <table:table-cell office:value-type="float" office:value="-9.59548167711949" calcext:value-type="float">
            <text:p>-9.59548167711949</text:p>
          </table:table-cell>
          <table:table-cell office:value-type="float" office:value="15.1773719288734" calcext:value-type="float">
            <text:p>15.1773719288734</text:p>
          </table:table-cell>
          <table:table-cell office:value-type="float" office:value="1.41847670603972" calcext:value-type="float">
            <text:p>1.41847670603972</text:p>
          </table:table-cell>
          <table:table-cell table:number-columns-repeated="5"/>
        </table:table-row>
        <table:table-row table:style-name="ro1">
          <table:table-cell office:value-type="float" office:value="-9.5834439609487" calcext:value-type="float">
            <text:p>-9.5834439609487</text:p>
          </table:table-cell>
          <table:table-cell office:value-type="float" office:value="15.2557891087483" calcext:value-type="float">
            <text:p>15.2557891087483</text:p>
          </table:table-cell>
          <table:table-cell office:value-type="float" office:value="1.46256640384261" calcext:value-type="float">
            <text:p>1.46256640384261</text:p>
          </table:table-cell>
          <table:table-cell table:number-columns-repeated="5"/>
        </table:table-row>
        <table:table-row table:style-name="ro1">
          <table:table-cell office:value-type="float" office:value="-9.56737866778512" calcext:value-type="float">
            <text:p>-9.56737866778512</text:p>
          </table:table-cell>
          <table:table-cell office:value-type="float" office:value="15.4036457789928" calcext:value-type="float">
            <text:p>15.4036457789928</text:p>
          </table:table-cell>
          <table:table-cell office:value-type="float" office:value="1.4447054950222" calcext:value-type="float">
            <text:p>1.4447054950222</text:p>
          </table:table-cell>
          <table:table-cell table:number-columns-repeated="5"/>
        </table:table-row>
        <table:table-row table:style-name="ro1">
          <table:table-cell office:value-type="float" office:value="-9.5514559808459" calcext:value-type="float">
            <text:p>-9.5514559808459</text:p>
          </table:table-cell>
          <table:table-cell office:value-type="float" office:value="15.5292553316349" calcext:value-type="float">
            <text:p>15.5292553316349</text:p>
          </table:table-cell>
          <table:table-cell office:value-type="float" office:value="1.50775021257669" calcext:value-type="float">
            <text:p>1.50775021257669</text:p>
          </table:table-cell>
          <table:table-cell table:number-columns-repeated="5"/>
        </table:table-row>
        <table:table-row table:style-name="ro1">
          <table:table-cell office:value-type="float" office:value="-9.54431095084968" calcext:value-type="float">
            <text:p>-9.54431095084968</text:p>
          </table:table-cell>
          <table:table-cell office:value-type="float" office:value="15.6424353563987" calcext:value-type="float">
            <text:p>15.6424353563987</text:p>
          </table:table-cell>
          <table:table-cell office:value-type="float" office:value="1.57079493013117" calcext:value-type="float">
            <text:p>1.57079493013117</text:p>
          </table:table-cell>
          <table:table-cell table:number-columns-repeated="5"/>
        </table:table-row>
        <table:table-row table:style-name="ro1">
          <table:table-cell office:value-type="float" office:value="-9.54431073318343" calcext:value-type="float">
            <text:p>-9.54431073318343</text:p>
          </table:table-cell>
          <table:table-cell office:value-type="float" office:value="15.7982826436265" calcext:value-type="float">
            <text:p>15.7982826436265</text:p>
          </table:table-cell>
          <table:table-cell office:value-type="float" office:value="1.59612561920313" calcext:value-type="float">
            <text:p>1.59612561920313</text:p>
          </table:table-cell>
          <table:table-cell table:number-columns-repeated="5"/>
        </table:table-row>
        <table:table-row table:style-name="ro1">
          <table:table-cell office:value-type="float" office:value="-9.54546538138246" calcext:value-type="float">
            <text:p>-9.54546538138246</text:p>
          </table:table-cell>
          <table:table-cell office:value-type="float" office:value="15.8438583841357" calcext:value-type="float">
            <text:p>15.8438583841357</text:p>
          </table:table-cell>
          <table:table-cell office:value-type="float" office:value="1.62145630827507" calcext:value-type="float">
            <text:p>1.62145630827507</text:p>
          </table:table-cell>
          <table:table-cell table:number-columns-repeated="5"/>
        </table:table-row>
        <table:table-row table:style-name="ro1">
          <table:table-cell office:value-type="float" office:value="-9.55393179104321" calcext:value-type="float">
            <text:p>-9.55393179104321</text:p>
          </table:table-cell>
          <table:table-cell office:value-type="float" office:value="16.0108376318109" calcext:value-type="float">
            <text:p>16.0108376318109</text:p>
          </table:table-cell>
          <table:table-cell office:value-type="float" office:value="1.62534505910578" calcext:value-type="float">
            <text:p>1.62534505910578</text:p>
          </table:table-cell>
          <table:table-cell table:number-columns-repeated="5"/>
        </table:table-row>
        <table:table-row table:style-name="ro1">
          <table:table-cell office:value-type="float" office:value="-9.55431342832132" calcext:value-type="float">
            <text:p>-9.55431342832132</text:p>
          </table:table-cell>
          <table:table-cell office:value-type="float" office:value="16.0178269541675" calcext:value-type="float">
            <text:p>16.0178269541675</text:p>
          </table:table-cell>
          <table:table-cell office:value-type="float" office:value="1.62923380993653" calcext:value-type="float">
            <text:p>1.62923380993653</text:p>
          </table:table-cell>
          <table:table-cell table:number-columns-repeated="5"/>
        </table:table-row>
        <table:table-row table:style-name="ro1">
          <table:table-cell office:value-type="float" office:value="-9.5594251215597" calcext:value-type="float">
            <text:p>-9.5594251215597</text:p>
          </table:table-cell>
          <table:table-cell office:value-type="float" office:value="16.1052002106998" calcext:value-type="float">
            <text:p>16.1052002106998</text:p>
          </table:table-cell>
          <table:table-cell office:value-type="float" office:value="1.5017619372378" calcext:value-type="float">
            <text:p>1.5017619372378</text:p>
          </table:table-cell>
          <table:table-cell table:number-columns-repeated="5"/>
        </table:table-row>
        <table:table-row table:style-name="ro1">
          <table:table-cell office:value-type="float" office:value="-9.55492050380387" calcext:value-type="float">
            <text:p>-9.55492050380387</text:p>
          </table:table-cell>
          <table:table-cell office:value-type="float" office:value="16.1703483137537" calcext:value-type="float">
            <text:p>16.1703483137537</text:p>
          </table:table-cell>
          <table:table-cell office:value-type="float" office:value="1.56245687786587" calcext:value-type="float">
            <text:p>1.56245687786587</text:p>
          </table:table-cell>
          <table:table-cell table:number-columns-repeated="5"/>
        </table:table-row>
        <table:table-row table:style-name="ro1">
          <table:table-cell office:value-type="float" office:value="-9.55400998140292" calcext:value-type="float">
            <text:p>-9.55400998140292</text:p>
          </table:table-cell>
          <table:table-cell office:value-type="float" office:value="16.2795283448018" calcext:value-type="float">
            <text:p>16.2795283448018</text:p>
          </table:table-cell>
          <table:table-cell office:value-type="float" office:value="1.68384675912204" calcext:value-type="float">
            <text:p>1.68384675912204</text:p>
          </table:table-cell>
          <table:table-cell table:number-columns-repeated="5"/>
        </table:table-row>
        <table:table-row table:style-name="ro1">
          <table:table-cell office:value-type="float" office:value="-9.56632698511577" calcext:value-type="float">
            <text:p>-9.56632698511577</text:p>
          </table:table-cell>
          <table:table-cell office:value-type="float" office:value="16.3880152087542" calcext:value-type="float">
            <text:p>16.3880152087542</text:p>
          </table:table-cell>
          <table:table-cell office:value-type="float" office:value="1.74454169975011" calcext:value-type="float">
            <text:p>1.74454169975011</text:p>
          </table:table-cell>
          <table:table-cell table:number-columns-repeated="5"/>
        </table:table-row>
        <table:table-row table:style-name="ro1">
          <table:table-cell office:value-type="float" office:value="-9.5781763859689" calcext:value-type="float">
            <text:p>-9.5781763859689</text:p>
          </table:table-cell>
          <table:table-cell office:value-type="float" office:value="16.4555273708676" calcext:value-type="float">
            <text:p>16.4555273708676</text:p>
          </table:table-cell>
          <table:table-cell office:value-type="float" office:value="1.57079492229574" calcext:value-type="float">
            <text:p>1.57079492229574</text:p>
          </table:table-cell>
          <table:table-cell table:number-columns-repeated="5"/>
        </table:table-row>
        <table:table-row table:style-name="ro1">
          <table:table-cell office:value-type="float" office:value="-9.57817629280566" calcext:value-type="float">
            <text:p>-9.57817629280566</text:p>
          </table:table-cell>
          <table:table-cell office:value-type="float" office:value="16.5218593740981" calcext:value-type="float">
            <text:p>16.5218593740981</text:p>
          </table:table-cell>
          <table:table-cell office:value-type="float" office:value="1.62428976201447" calcext:value-type="float">
            <text:p>1.62428976201447</text:p>
          </table:table-cell>
          <table:table-cell table:number-columns-repeated="5"/>
        </table:table-row>
        <table:table-row table:style-name="ro1">
          <table:table-cell office:value-type="float" office:value="-9.58332230228666" calcext:value-type="float">
            <text:p>-9.58332230228666</text:p>
          </table:table-cell>
          <table:table-cell office:value-type="float" office:value="16.6179664946484" calcext:value-type="float">
            <text:p>16.6179664946484</text:p>
          </table:table-cell>
          <table:table-cell office:value-type="float" office:value="1.73127944145195" calcext:value-type="float">
            <text:p>1.73127944145195</text:p>
          </table:table-cell>
          <table:table-cell table:number-columns-repeated="5"/>
        </table:table-row>
        <table:table-row table:style-name="ro1">
          <table:table-cell office:value-type="float" office:value="-9.59870175156504" calcext:value-type="float">
            <text:p>-9.59870175156504</text:p>
          </table:table-cell>
          <table:table-cell office:value-type="float" office:value="16.7129745604847" calcext:value-type="float">
            <text:p>16.7129745604847</text:p>
          </table:table-cell>
          <table:table-cell office:value-type="float" office:value="1.7847742811707" calcext:value-type="float">
            <text:p>1.7847742811707</text:p>
          </table:table-cell>
          <table:table-cell table:number-columns-repeated="5"/>
        </table:table-row>
        <table:table-row table:style-name="ro1">
          <table:table-cell office:value-type="float" office:value="-9.60571955629386" calcext:value-type="float">
            <text:p>-9.60571955629386</text:p>
          </table:table-cell>
          <table:table-cell office:value-type="float" office:value="16.7452693327278" calcext:value-type="float">
            <text:p>16.7452693327278</text:p>
          </table:table-cell>
          <table:table-cell office:value-type="float" office:value="1.57079492049037" calcext:value-type="float">
            <text:p>1.57079492049037</text:p>
          </table:table-cell>
          <table:table-cell table:number-columns-repeated="5"/>
        </table:table-row>
        <table:table-row table:style-name="ro1">
          <table:table-cell office:value-type="float" office:value="-9.6057193917996" calcext:value-type="float">
            <text:p>-9.6057193917996</text:p>
          </table:table-cell>
          <table:table-cell office:value-type="float" office:value="16.8622384893761" calcext:value-type="float">
            <text:p>16.8622384893761</text:p>
          </table:table-cell>
          <table:table-cell office:value-type="float" office:value="1.6398279055311" calcext:value-type="float">
            <text:p>1.6398279055311</text:p>
          </table:table-cell>
          <table:table-cell table:number-columns-repeated="5"/>
        </table:table-row>
        <table:table-row table:style-name="ro1">
          <table:table-cell office:value-type="float" office:value="-9.60989353636465" calcext:value-type="float">
            <text:p>-9.60989353636465</text:p>
          </table:table-cell>
          <table:table-cell office:value-type="float" office:value="16.9226095847747" calcext:value-type="float">
            <text:p>16.9226095847747</text:p>
          </table:table-cell>
          <table:table-cell office:value-type="float" office:value="1.50176193769154" calcext:value-type="float">
            <text:p>1.50176193769154</text:p>
          </table:table-cell>
          <table:table-cell table:number-columns-repeated="5"/>
        </table:table-row>
        <table:table-row table:style-name="ro1">
          <table:table-cell office:value-type="float" office:value="-9.60571922214781" calcext:value-type="float">
            <text:p>-9.60571922214781</text:p>
          </table:table-cell>
          <table:table-cell office:value-type="float" office:value="16.9829806682521" calcext:value-type="float">
            <text:p>16.9829806682521</text:p>
          </table:table-cell>
          <table:table-cell office:value-type="float" office:value="1.53627842885529" calcext:value-type="float">
            <text:p>1.53627842885529</text:p>
          </table:table-cell>
          <table:table-cell table:number-columns-repeated="5"/>
        </table:table-row>
        <table:table-row table:style-name="ro1">
          <table:table-cell office:value-type="float" office:value="-9.6035754876308" calcext:value-type="float">
            <text:p>-9.6035754876308</text:p>
          </table:table-cell>
          <table:table-cell office:value-type="float" office:value="17.0450610140414" calcext:value-type="float">
            <text:p>17.0450610140414</text:p>
          </table:table-cell>
          <table:table-cell office:value-type="float" office:value="1.57079492001901" calcext:value-type="float">
            <text:p>1.57079492001901</text:p>
          </table:table-cell>
          <table:table-cell table:number-columns-repeated="5"/>
        </table:table-row>
        <table:table-row table:style-name="ro1">
          <table:table-cell office:value-type="float" office:value="-9.60357532413179" calcext:value-type="float">
            <text:p>-9.60357532413179</text:p>
          </table:table-cell>
          <table:table-cell office:value-type="float" office:value="17.1612835087303" calcext:value-type="float">
            <text:p>17.1612835087303</text:p>
          </table:table-cell>
          <table:table-cell office:value-type="float" office:value="1.50749863102692" calcext:value-type="float">
            <text:p>1.50749863102692</text:p>
          </table:table-cell>
          <table:table-cell table:number-columns-repeated="5"/>
        </table:table-row>
        <table:table-row table:style-name="ro1">
          <table:table-cell office:value-type="float" office:value="-9.59691082066359" calcext:value-type="float">
            <text:p>-9.59691082066359</text:p>
          </table:table-cell>
          <table:table-cell office:value-type="float" office:value="17.2664311029103" calcext:value-type="float">
            <text:p>17.2664311029103</text:p>
          </table:table-cell>
          <table:table-cell office:value-type="float" office:value="1.57079492109753" calcext:value-type="float">
            <text:p>1.57079492109753</text:p>
          </table:table-cell>
          <table:table-cell table:number-columns-repeated="5"/>
        </table:table-row>
        <table:table-row table:style-name="ro1">
          <table:table-cell office:value-type="float" office:value="-9.59691066061474" calcext:value-type="float">
            <text:p>-9.59691066061474</text:p>
          </table:table-cell>
          <table:table-cell office:value-type="float" office:value="17.3802883628126" calcext:value-type="float">
            <text:p>17.3802883628126</text:p>
          </table:table-cell>
          <table:table-cell office:value-type="float" office:value="1.63409121116814" calcext:value-type="float">
            <text:p>1.63409121116814</text:p>
          </table:table-cell>
          <table:table-cell table:number-columns-repeated="5"/>
        </table:table-row>
        <table:table-row table:style-name="ro1">
          <table:table-cell office:value-type="float" office:value="-9.60512028280405" calcext:value-type="float">
            <text:p>-9.60512028280405</text:p>
          </table:table-cell>
          <table:table-cell office:value-type="float" office:value="17.5098194630874" calcext:value-type="float">
            <text:p>17.5098194630874</text:p>
          </table:table-cell>
          <table:table-cell office:value-type="float" office:value="1.62506809169234" calcext:value-type="float">
            <text:p>1.62506809169234</text:p>
          </table:table-cell>
          <table:table-cell table:number-columns-repeated="5"/>
        </table:table-row>
        <table:table-row table:style-name="ro1">
          <table:table-cell office:value-type="float" office:value="-9.61035268579999" calcext:value-type="float">
            <text:p>-9.61035268579999</text:p>
          </table:table-cell>
          <table:table-cell office:value-type="float" office:value="17.6061359322653" calcext:value-type="float">
            <text:p>17.6061359322653</text:p>
          </table:table-cell>
          <table:table-cell office:value-type="float" office:value="1.5017619440224" calcext:value-type="float">
            <text:p>1.5017619440224</text:p>
          </table:table-cell>
          <table:table-cell table:number-columns-repeated="5"/>
        </table:table-row>
        <table:table-row table:style-name="ro1">
          <table:table-cell office:value-type="float" office:value="-9.60571825140322" calcext:value-type="float">
            <text:p>-9.60571825140322</text:p>
          </table:table-cell>
          <table:table-cell office:value-type="float" office:value="17.6731615170786" calcext:value-type="float">
            <text:p>17.6731615170786</text:p>
          </table:table-cell>
          <table:table-cell office:value-type="float" office:value="1.5046302903877" calcext:value-type="float">
            <text:p>1.5046302903877</text:p>
          </table:table-cell>
          <table:table-cell table:number-columns-repeated="5"/>
        </table:table-row>
        <table:table-row table:style-name="ro1">
          <table:table-cell office:value-type="float" office:value="-9.60537688428193" calcext:value-type="float">
            <text:p>-9.60537688428193</text:p>
          </table:table-cell>
          <table:table-cell office:value-type="float" office:value="17.6783132358796" calcext:value-type="float">
            <text:p>17.6783132358796</text:p>
          </table:table-cell>
          <table:table-cell office:value-type="float" office:value="1.5074986367528" calcext:value-type="float">
            <text:p>1.5074986367528</text:p>
          </table:table-cell>
          <table:table-cell table:number-columns-repeated="5"/>
        </table:table-row>
        <table:table-row table:style-name="ro1">
          <table:table-cell office:value-type="float" office:value="-9.59691005434194" calcext:value-type="float">
            <text:p>-9.59691005434194</text:p>
          </table:table-cell>
          <table:table-cell office:value-type="float" office:value="17.8118966128733" calcext:value-type="float">
            <text:p>17.8118966128733</text:p>
          </table:table-cell>
          <table:table-cell office:value-type="float" office:value="1.55767625770152" calcext:value-type="float">
            <text:p>1.55767625770152</text:p>
          </table:table-cell>
          <table:table-cell table:number-columns-repeated="5"/>
        </table:table-row>
        <table:table-row table:style-name="ro1">
          <table:table-cell office:value-type="float" office:value="-9.59572558458954" calcext:value-type="float">
            <text:p>-9.59572558458954</text:p>
          </table:table-cell>
          <table:table-cell office:value-type="float" office:value="17.9021706640096" calcext:value-type="float">
            <text:p>17.9021706640096</text:p>
          </table:table-cell>
          <table:table-cell office:value-type="float" office:value="1.65803149959896" calcext:value-type="float">
            <text:p>1.65803149959896</text:p>
          </table:table-cell>
          <table:table-cell table:number-columns-repeated="5"/>
        </table:table-row>
        <table:table-row table:style-name="ro1">
          <table:table-cell office:value-type="float" office:value="-9.60359134963716" calcext:value-type="float">
            <text:p>-9.60359134963716</text:p>
          </table:table-cell>
          <table:table-cell office:value-type="float" office:value="17.9921091819947" calcext:value-type="float">
            <text:p>17.9921091819947</text:p>
          </table:table-cell>
          <table:table-cell office:value-type="float" office:value="1.70820912054769" calcext:value-type="float">
            <text:p>1.70820912054769</text:p>
          </table:table-cell>
          <table:table-cell table:number-columns-repeated="5"/>
        </table:table-row>
        <table:table-row table:style-name="ro1">
          <table:table-cell office:value-type="float" office:value="-9.62052446032193" calcext:value-type="float">
            <text:p>-9.62052446032193</text:p>
          </table:table-cell>
          <table:table-cell office:value-type="float" office:value="18.1145606456802" calcext:value-type="float">
            <text:p>18.1145606456802</text:p>
          </table:table-cell>
          <table:table-cell office:value-type="float" office:value="1.75706848992721" calcext:value-type="float">
            <text:p>1.75706848992721</text:p>
          </table:table-cell>
          <table:table-cell table:number-columns-repeated="5"/>
        </table:table-row>
        <table:table-row table:style-name="ro1">
          <table:table-cell office:value-type="float" office:value="-9.63680546217551" calcext:value-type="float">
            <text:p>-9.63680546217551</text:p>
          </table:table-cell>
          <table:table-cell office:value-type="float" office:value="18.2009517746379" calcext:value-type="float">
            <text:p>18.2009517746379</text:p>
          </table:table-cell>
          <table:table-cell office:value-type="float" office:value="1.85478722868627" calcext:value-type="float">
            <text:p>1.85478722868627</text:p>
          </table:table-cell>
          <table:table-cell table:number-columns-repeated="5"/>
        </table:table-row>
        <table:table-row table:style-name="ro1">
          <table:table-cell office:value-type="float" office:value="-9.66143739576196" calcext:value-type="float">
            <text:p>-9.66143739576196</text:p>
          </table:table-cell>
          <table:table-cell office:value-type="float" office:value="18.2853423311696" calcext:value-type="float">
            <text:p>18.2853423311696</text:p>
          </table:table-cell>
          <table:table-cell office:value-type="float" office:value="1.90364659806569" calcext:value-type="float">
            <text:p>1.90364659806569</text:p>
          </table:table-cell>
          <table:table-cell table:number-columns-repeated="5"/>
        </table:table-row>
        <table:table-row table:style-name="ro1">
          <table:table-cell office:value-type="float" office:value="-9.66316780405326" calcext:value-type="float">
            <text:p>-9.66316780405326</text:p>
          </table:table-cell>
          <table:table-cell office:value-type="float" office:value="18.2903476679055" calcext:value-type="float">
            <text:p>18.2903476679055</text:p>
          </table:table-cell>
          <table:table-cell office:value-type="float" office:value="1.62923378105138" calcext:value-type="float">
            <text:p>1.62923378105138</text:p>
          </table:table-cell>
          <table:table-cell table:number-columns-repeated="5"/>
        </table:table-row>
        <table:table-row table:style-name="ro1">
          <table:table-cell office:value-type="float" office:value="-9.66437655217905" calcext:value-type="float">
            <text:p>-9.66437655217905</text:p>
          </table:table-cell>
          <table:table-cell office:value-type="float" office:value="18.3110085932534" calcext:value-type="float">
            <text:p>18.3110085932534</text:p>
          </table:table-cell>
          <table:table-cell office:value-type="float" office:value="1.70227838629334" calcext:value-type="float">
            <text:p>1.70227838629334</text:p>
          </table:table-cell>
          <table:table-cell table:number-columns-repeated="5"/>
        </table:table-row>
        <table:table-row table:style-name="ro1">
          <table:table-cell office:value-type="float" office:value="-9.68159876090173" calcext:value-type="float">
            <text:p>-9.68159876090173</text:p>
          </table:table-cell>
          <table:table-cell office:value-type="float" office:value="18.4412381550667" calcext:value-type="float">
            <text:p>18.4412381550667</text:p>
          </table:table-cell>
          <table:table-cell office:value-type="float" office:value="1.77532299153532" calcext:value-type="float">
            <text:p>1.77532299153532</text:p>
          </table:table-cell>
          <table:table-cell table:number-columns-repeated="5"/>
        </table:table-row>
        <table:table-row table:style-name="ro1">
          <table:table-cell office:value-type="float" office:value="-9.7054787052461" calcext:value-type="float">
            <text:p>-9.7054787052461</text:p>
          </table:table-cell>
          <table:table-cell office:value-type="float" office:value="18.5563626883216" calcext:value-type="float">
            <text:p>18.5563626883216</text:p>
          </table:table-cell>
          <table:table-cell office:value-type="float" office:value="1.75869469254637" calcext:value-type="float">
            <text:p>1.75869469254637</text:p>
          </table:table-cell>
          <table:table-cell table:number-columns-repeated="5"/>
        </table:table-row>
        <table:table-row table:style-name="ro1">
          <table:table-cell office:value-type="float" office:value="-9.72948067075277" calcext:value-type="float">
            <text:p>-9.72948067075277</text:p>
          </table:table-cell>
          <table:table-cell office:value-type="float" office:value="18.6825949140051" calcext:value-type="float">
            <text:p>18.6825949140051</text:p>
          </table:table-cell>
          <table:table-cell office:value-type="float" office:value="1.80256889177938" calcext:value-type="float">
            <text:p>1.80256889177938</text:p>
          </table:table-cell>
          <table:table-cell table:number-columns-repeated="5"/>
        </table:table-row>
        <table:table-row table:style-name="ro1">
          <table:table-cell office:value-type="float" office:value="-9.74761531880933" calcext:value-type="float">
            <text:p>-9.74761531880933</text:p>
          </table:table-cell>
          <table:table-cell office:value-type="float" office:value="18.7594321229605" calcext:value-type="float">
            <text:p>18.7594321229605</text:p>
          </table:table-cell>
          <table:table-cell office:value-type="float" office:value="1.8903172902454" calcext:value-type="float">
            <text:p>1.8903172902454</text:p>
          </table:table-cell>
          <table:table-cell table:number-columns-repeated="5"/>
        </table:table-row>
        <table:table-row table:style-name="ro1">
          <table:table-cell office:value-type="float" office:value="-9.77241388817103" calcext:value-type="float">
            <text:p>-9.77241388817103</text:p>
          </table:table-cell>
          <table:table-cell office:value-type="float" office:value="18.8343844618018" calcext:value-type="float">
            <text:p>18.8343844618018</text:p>
          </table:table-cell>
          <table:table-cell office:value-type="float" office:value="1.93419148947841" calcext:value-type="float">
            <text:p>1.93419148947841</text:p>
          </table:table-cell>
          <table:table-cell table:number-columns-repeated="5"/>
        </table:table-row>
        <table:table-row table:style-name="ro1">
          <table:table-cell office:value-type="float" office:value="-9.78928195274241" calcext:value-type="float">
            <text:p>-9.78928195274241</text:p>
          </table:table-cell>
          <table:table-cell office:value-type="float" office:value="18.8787409532779" calcext:value-type="float">
            <text:p>18.8787409532779</text:p>
          </table:table-cell>
          <table:table-cell office:value-type="float" office:value="1.77532295839955" calcext:value-type="float">
            <text:p>1.77532295839955</text:p>
          </table:table-cell>
          <table:table-cell table:number-columns-repeated="5"/>
        </table:table-row>
        <table:table-row table:style-name="ro1">
          <table:table-cell office:value-type="float" office:value="-9.79861122596902" calcext:value-type="float">
            <text:p>-9.79861122596902</text:p>
          </table:table-cell>
          <table:table-cell office:value-type="float" office:value="18.9237171219527" calcext:value-type="float">
            <text:p>18.9237171219527</text:p>
          </table:table-cell>
          <table:table-cell office:value-type="float" office:value="1.7586946828656" calcext:value-type="float">
            <text:p>1.7586946828656</text:p>
          </table:table-cell>
          <table:table-cell table:number-columns-repeated="5"/>
        </table:table-row>
        <table:table-row table:style-name="ro1">
          <table:table-cell office:value-type="float" office:value="-9.82261319206095" calcext:value-type="float">
            <text:p>-9.82261319206095</text:p>
          </table:table-cell>
          <table:table-cell office:value-type="float" office:value="19.0499493573735" calcext:value-type="float">
            <text:p>19.0499493573735</text:p>
          </table:table-cell>
          <table:table-cell office:value-type="float" office:value="1.78889097041678" calcext:value-type="float">
            <text:p>1.78889097041678</text:p>
          </table:table-cell>
          <table:table-cell table:number-columns-repeated="5"/>
        </table:table-row>
        <table:table-row table:style-name="ro1">
          <table:table-cell office:value-type="float" office:value="-9.83437182114044" calcext:value-type="float">
            <text:p>-9.83437182114044</text:p>
          </table:table-cell>
          <table:table-cell office:value-type="float" office:value="19.1030070614694" calcext:value-type="float">
            <text:p>19.1030070614694</text:p>
          </table:table-cell>
          <table:table-cell office:value-type="float" office:value="1.81908725796795" calcext:value-type="float">
            <text:p>1.81908725796795</text:p>
          </table:table-cell>
          <table:table-cell table:number-columns-repeated="5"/>
        </table:table-row>
        <table:table-row table:style-name="ro1">
          <table:table-cell office:value-type="float" office:value="-9.86823818999121" calcext:value-type="float">
            <text:p>-9.86823818999121</text:p>
          </table:table-cell>
          <table:table-cell office:value-type="float" office:value="19.2365904988933" calcext:value-type="float">
            <text:p>19.2365904988933</text:p>
          </table:table-cell>
          <table:table-cell office:value-type="float" office:value="1.84838738288209" calcext:value-type="float">
            <text:p>1.84838738288209</text:p>
          </table:table-cell>
          <table:table-cell table:number-columns-repeated="5"/>
        </table:table-row>
        <table:table-row table:style-name="ro1">
          <table:table-cell office:value-type="float" office:value="-9.88268903858062" calcext:value-type="float">
            <text:p>-9.88268903858062</text:p>
          </table:table-cell>
          <table:table-cell office:value-type="float" office:value="19.2873044851678" calcext:value-type="float">
            <text:p>19.2873044851678</text:p>
          </table:table-cell>
          <table:table-cell office:value-type="float" office:value="1.87768750779629" calcext:value-type="float">
            <text:p>1.87768750779629</text:p>
          </table:table-cell>
          <table:table-cell table:number-columns-repeated="5"/>
        </table:table-row>
        <table:table-row table:style-name="ro1">
          <table:table-cell office:value-type="float" office:value="-9.90192725771169" calcext:value-type="float">
            <text:p>-9.90192725771169</text:p>
          </table:table-cell>
          <table:table-cell office:value-type="float" office:value="19.348011432263" calcext:value-type="float">
            <text:p>19.348011432263</text:p>
          </table:table-cell>
          <table:table-cell office:value-type="float" office:value="1.70820905992521" calcext:value-type="float">
            <text:p>1.70820905992521</text:p>
          </table:table-cell>
          <table:table-cell table:number-columns-repeated="5"/>
        </table:table-row>
        <table:table-row table:style-name="ro1">
          <table:table-cell office:value-type="float" office:value="-9.90838840898337" calcext:value-type="float">
            <text:p>-9.90838840898337</text:p>
          </table:table-cell>
          <table:table-cell office:value-type="float" office:value="19.3947351440792" calcext:value-type="float">
            <text:p>19.3947351440792</text:p>
          </table:table-cell>
          <table:table-cell office:value-type="float" office:value="1.70820905761052" calcext:value-type="float">
            <text:p>1.70820905761052</text:p>
          </table:table-cell>
          <table:table-cell table:number-columns-repeated="5"/>
        </table:table-row>
        <table:table-row table:style-name="ro1">
          <table:table-cell office:value-type="float" office:value="-9.92532151198036" calcext:value-type="float">
            <text:p>-9.92532151198036</text:p>
          </table:table-cell>
          <table:table-cell office:value-type="float" office:value="19.5171866089676" calcext:value-type="float">
            <text:p>19.5171866089676</text:p>
          </table:table-cell>
          <table:table-cell office:value-type="float" office:value="1.74176598804702" calcext:value-type="float">
            <text:p>1.74176598804702</text:p>
          </table:table-cell>
          <table:table-cell table:number-columns-repeated="5"/>
        </table:table-row>
        <table:table-row table:style-name="ro1">
          <table:table-cell office:value-type="float" office:value="-9.93559633676962" calcext:value-type="float">
            <text:p>-9.93559633676962</text:p>
          </table:table-cell>
          <table:table-cell office:value-type="float" office:value="19.5766972607111" calcext:value-type="float">
            <text:p>19.5766972607111</text:p>
          </table:table-cell>
          <table:table-cell office:value-type="float" office:value="1.77532291848351" calcext:value-type="float">
            <text:p>1.77532291848351</text:p>
          </table:table-cell>
          <table:table-cell table:number-columns-repeated="5"/>
        </table:table-row>
        <table:table-row table:style-name="ro1">
          <table:table-cell office:value-type="float" office:value="-9.96099607814377" calcext:value-type="float">
            <text:p>-9.96099607814377</text:p>
          </table:table-cell>
          <table:table-cell office:value-type="float" office:value="19.6991487372497" calcext:value-type="float">
            <text:p>19.6991487372497</text:p>
          </table:table-cell>
          <table:table-cell office:value-type="float" office:value="1.81504004141171" calcext:value-type="float">
            <text:p>1.81504004141171</text:p>
          </table:table-cell>
          <table:table-cell table:number-columns-repeated="5"/>
        </table:table-row>
        <table:table-row table:style-name="ro1">
          <table:table-cell office:value-type="float" office:value="-9.9782796263643" calcext:value-type="float">
            <text:p>-9.9782796263643</text:p>
          </table:table-cell>
          <table:table-cell office:value-type="float" office:value="19.7684995096762" calcext:value-type="float">
            <text:p>19.7684995096762</text:p>
          </table:table-cell>
          <table:table-cell office:value-type="float" office:value="1.8944742872681" calcext:value-type="float">
            <text:p>1.8944742872681</text:p>
          </table:table-cell>
          <table:table-cell table:number-columns-repeated="5"/>
        </table:table-row>
        <table:table-row table:style-name="ro1">
          <table:table-cell office:value-type="float" office:value="-10.0010117102591" calcext:value-type="float">
            <text:p>-10.0010117102591</text:p>
          </table:table-cell>
          <table:table-cell office:value-type="float" office:value="19.836260140112" calcext:value-type="float">
            <text:p>19.836260140112</text:p>
          </table:table-cell>
          <table:table-cell office:value-type="float" office:value="1.93419141019631" calcext:value-type="float">
            <text:p>1.93419141019631</text:p>
          </table:table-cell>
          <table:table-cell table:number-columns-repeated="5"/>
        </table:table-row>
        <table:table-row table:style-name="ro1">
          <table:table-cell office:value-type="float" office:value="-10.0391990785308" calcext:value-type="float">
            <text:p>-10.0391990785308</text:p>
          </table:table-cell>
          <table:table-cell office:value-type="float" office:value="19.9366781858384" calcext:value-type="float">
            <text:p>19.9366781858384</text:p>
          </table:table-cell>
          <table:table-cell office:value-type="float" office:value="1.85538201930007" calcext:value-type="float">
            <text:p>1.85538201930007</text:p>
          </table:table-cell>
          <table:table-cell table:number-columns-repeated="5"/>
        </table:table-row>
        <table:table-row table:style-name="ro1">
          <table:table-cell office:value-type="float" office:value="-10.0715699780469" calcext:value-type="float">
            <text:p>-10.0715699780469</text:p>
          </table:table-cell>
          <table:table-cell office:value-type="float" office:value="20.0473381715177" calcext:value-type="float">
            <text:p>20.0473381715177</text:p>
          </table:table-cell>
          <table:table-cell office:value-type="float" office:value="1.92714642137007" calcext:value-type="float">
            <text:p>1.92714642137007</text:p>
          </table:table-cell>
          <table:table-cell table:number-columns-repeated="5"/>
        </table:table-row>
        <table:table-row table:style-name="ro1">
          <table:table-cell office:value-type="float" office:value="-10.1165950980966" calcext:value-type="float">
            <text:p>-10.1165950980966</text:p>
          </table:table-cell>
          <table:table-cell office:value-type="float" office:value="20.1682949065877" calcext:value-type="float">
            <text:p>20.1682949065877</text:p>
          </table:table-cell>
          <table:table-cell office:value-type="float" office:value="1.99891082344007" calcext:value-type="float">
            <text:p>1.99891082344007</text:p>
          </table:table-cell>
          <table:table-cell table:number-columns-repeated="5"/>
        </table:table-row>
        <table:table-row table:style-name="ro1">
          <table:table-cell office:value-type="float" office:value="-10.1673947692922" calcext:value-type="float">
            <text:p>-10.1673947692922</text:p>
          </table:table-cell>
          <table:table-cell office:value-type="float" office:value="20.2796144719164" calcext:value-type="float">
            <text:p>20.2796144719164</text:p>
          </table:table-cell>
          <table:table-cell office:value-type="float" office:value="2.01023570015141" calcext:value-type="float">
            <text:p>2.01023570015141</text:p>
          </table:table-cell>
          <table:table-cell table:number-columns-repeated="5"/>
        </table:table-row>
        <table:table-row table:style-name="ro1">
          <table:table-cell office:value-type="float" office:value="-10.1760669242972" calcext:value-type="float">
            <text:p>-10.1760669242972</text:p>
          </table:table-cell>
          <table:table-cell office:value-type="float" office:value="20.2980621043003" calcext:value-type="float">
            <text:p>20.2980621043003</text:p>
          </table:table-cell>
          <table:table-cell office:value-type="float" office:value="2.02156057686292" calcext:value-type="float">
            <text:p>2.02156057686292</text:p>
          </table:table-cell>
          <table:table-cell table:number-columns-repeated="5"/>
        </table:table-row>
        <table:table-row table:style-name="ro1">
          <table:table-cell office:value-type="float" office:value="-10.2070789808349" calcext:value-type="float">
            <text:p>-10.2070789808349</text:p>
          </table:table-cell>
          <table:table-cell office:value-type="float" office:value="20.3621368666116" calcext:value-type="float">
            <text:p>20.3621368666116</text:p>
          </table:table-cell>
          <table:table-cell office:value-type="float" office:value="1.87768742902366" calcext:value-type="float">
            <text:p>1.87768742902366</text:p>
          </table:table-cell>
          <table:table-cell table:number-columns-repeated="5"/>
        </table:table-row>
        <table:table-row table:style-name="ro1">
          <table:table-cell office:value-type="float" office:value="-10.2218509652586" calcext:value-type="float">
            <text:p>-10.2218509652586</text:p>
          </table:table-cell>
          <table:table-cell office:value-type="float" office:value="20.4087504495053" calcext:value-type="float">
            <text:p>20.4087504495053</text:p>
          </table:table-cell>
          <table:table-cell office:value-type="float" office:value="1.81908717205495" calcext:value-type="float">
            <text:p>1.81908717205495</text:p>
          </table:table-cell>
          <table:table-cell table:number-columns-repeated="5"/>
        </table:table-row>
        <table:table-row table:style-name="ro1">
          <table:table-cell office:value-type="float" office:value="-10.2443945641965" calcext:value-type="float">
            <text:p>-10.2443945641965</text:p>
          </table:table-cell>
          <table:table-cell office:value-type="float" office:value="20.4976720737102" calcext:value-type="float">
            <text:p>20.4976720737102</text:p>
          </table:table-cell>
          <table:table-cell office:value-type="float" office:value="1.77532285749454" calcext:value-type="float">
            <text:p>1.77532285749454</text:p>
          </table:table-cell>
          <table:table-cell table:number-columns-repeated="5"/>
        </table:table-row>
        <table:table-row table:style-name="ro1">
          <table:table-cell office:value-type="float" office:value="-10.2577413705909" calcext:value-type="float">
            <text:p>-10.2577413705909</text:p>
          </table:table-cell>
          <table:table-cell office:value-type="float" office:value="20.5620166915238" calcext:value-type="float">
            <text:p>20.5620166915238</text:p>
          </table:table-cell>
          <table:table-cell office:value-type="float" office:value="1.68727609168472" calcext:value-type="float">
            <text:p>1.68727609168472</text:p>
          </table:table-cell>
          <table:table-cell table:number-columns-repeated="5"/>
        </table:table-row>
        <table:table-row table:style-name="ro1">
          <table:table-cell office:value-type="float" office:value="-10.2700668332353" calcext:value-type="float">
            <text:p>-10.2700668332353</text:p>
          </table:table-cell>
          <table:table-cell office:value-type="float" office:value="20.667354044503" calcext:value-type="float">
            <text:p>20.667354044503</text:p>
          </table:table-cell>
          <table:table-cell office:value-type="float" office:value="1.72298532812116" calcext:value-type="float">
            <text:p>1.72298532812116</text:p>
          </table:table-cell>
          <table:table-cell table:number-columns-repeated="5"/>
        </table:table-row>
        <table:table-row table:style-name="ro1">
          <table:table-cell office:value-type="float" office:value="-10.2798092398791" calcext:value-type="float">
            <text:p>-10.2798092398791</text:p>
          </table:table-cell>
          <table:table-cell office:value-type="float" office:value="20.7308742327984" calcext:value-type="float">
            <text:p>20.7308742327984</text:p>
          </table:table-cell>
          <table:table-cell office:value-type="float" office:value="1.75869456455767" calcext:value-type="float">
            <text:p>1.75869456455767</text:p>
          </table:table-cell>
          <table:table-cell table:number-columns-repeated="5"/>
        </table:table-row>
        <table:table-row table:style-name="ro1">
          <table:table-cell office:value-type="float" office:value="-10.3052089549663" calcext:value-type="float">
            <text:p>-10.3052089549663</text:p>
          </table:table-cell>
          <table:table-cell office:value-type="float" office:value="20.8644576596449" calcext:value-type="float">
            <text:p>20.8644576596449</text:p>
          </table:table-cell>
          <table:table-cell office:value-type="float" office:value="1.75869456450045" calcext:value-type="float">
            <text:p>1.75869456450045</text:p>
          </table:table-cell>
          <table:table-cell table:number-columns-repeated="5"/>
        </table:table-row>
        <table:table-row table:style-name="ro1">
          <table:table-cell office:value-type="float" office:value="-10.3088919393015" calcext:value-type="float">
            <text:p>-10.3088919393015</text:p>
          </table:table-cell>
          <table:table-cell office:value-type="float" office:value="20.8838273914303" calcext:value-type="float">
            <text:p>20.8838273914303</text:p>
          </table:table-cell>
          <table:table-cell office:value-type="float" office:value="1.50176186945359" calcext:value-type="float">
            <text:p>1.50176186945359</text:p>
          </table:table-cell>
          <table:table-cell table:number-columns-repeated="5"/>
        </table:table-row>
        <table:table-row table:style-name="ro1">
          <table:table-cell office:value-type="float" office:value="-10.3084446886355" calcext:value-type="float">
            <text:p>-10.3084446886355</text:p>
          </table:table-cell>
          <table:table-cell office:value-type="float" office:value="20.8902957546419" calcext:value-type="float">
            <text:p>20.8902957546419</text:p>
          </table:table-cell>
          <table:table-cell office:value-type="float" office:value="1.50705892597429" calcext:value-type="float">
            <text:p>1.50705892597429</text:p>
          </table:table-cell>
          <table:table-cell table:number-columns-repeated="5"/>
        </table:table-row>
        <table:table-row table:style-name="ro1">
          <table:table-cell office:value-type="float" office:value="-10.3078373857564" calcext:value-type="float">
            <text:p>-10.3078373857564</text:p>
          </table:table-cell>
          <table:table-cell office:value-type="float" office:value="20.8998110512824" calcext:value-type="float">
            <text:p>20.8998110512824</text:p>
          </table:table-cell>
          <table:table-cell office:value-type="float" office:value="1.51235598249502" calcext:value-type="float">
            <text:p>1.51235598249502</text:p>
          </table:table-cell>
          <table:table-cell table:number-columns-repeated="5"/>
        </table:table-row>
        <table:table-row table:style-name="ro1">
          <table:table-cell office:value-type="float" office:value="-10.2993705312374" calcext:value-type="float">
            <text:p>-10.2993705312374</text:p>
          </table:table-cell>
          <table:table-cell office:value-type="float" office:value="21.0445263767886" calcext:value-type="float">
            <text:p>21.0445263767886</text:p>
          </table:table-cell>
          <table:table-cell office:value-type="float" office:value="1.51624472992822" calcext:value-type="float">
            <text:p>1.51624472992822</text:p>
          </table:table-cell>
          <table:table-cell table:number-columns-repeated="5"/>
        </table:table-row>
        <table:table-row table:style-name="ro1">
          <table:table-cell office:value-type="float" office:value="-10.2989888742714" calcext:value-type="float">
            <text:p>-10.2989888742714</text:p>
          </table:table-cell>
          <table:table-cell office:value-type="float" office:value="21.0515156919454" calcext:value-type="float">
            <text:p>21.0515156919454</text:p>
          </table:table-cell>
          <table:table-cell office:value-type="float" office:value="1.52013347736141" calcext:value-type="float">
            <text:p>1.52013347736141</text:p>
          </table:table-cell>
          <table:table-cell table:number-columns-repeated="5"/>
        </table:table-row>
        <table:table-row table:style-name="ro1">
          <table:table-cell office:value-type="float" office:value="-10.291834217162" calcext:value-type="float">
            <text:p>-10.291834217162</text:p>
          </table:table-cell>
          <table:table-cell office:value-type="float" office:value="21.1926158234527" calcext:value-type="float">
            <text:p>21.1926158234527</text:p>
          </table:table-cell>
          <table:table-cell office:value-type="float" office:value="1.46256640248678" calcext:value-type="float">
            <text:p>1.46256640248678</text:p>
          </table:table-cell>
          <table:table-cell table:number-columns-repeated="5"/>
        </table:table-row>
        <table:table-row table:style-name="ro1">
          <table:table-cell office:value-type="float" office:value="-10.2776997291997" calcext:value-type="float">
            <text:p>-10.2776997291997</text:p>
          </table:table-cell>
          <table:table-cell office:value-type="float" office:value="21.3227023570785" calcext:value-type="float">
            <text:p>21.3227023570785</text:p>
          </table:table-cell>
          <table:table-cell office:value-type="float" office:value="1.46256639696776" calcext:value-type="float">
            <text:p>1.46256639696776</text:p>
          </table:table-cell>
          <table:table-cell table:number-columns-repeated="5"/>
        </table:table-row>
        <table:table-row table:style-name="ro1">
          <table:table-cell office:value-type="float" office:value="-10.2607662212444" calcext:value-type="float">
            <text:p>-10.2607662212444</text:p>
          </table:table-cell>
          <table:table-cell office:value-type="float" office:value="21.4785496183796" calcext:value-type="float">
            <text:p>21.4785496183796</text:p>
          </table:table-cell>
          <table:table-cell office:value-type="float" office:value="1.51874381671073" calcext:value-type="float">
            <text:p>1.51874381671073</text:p>
          </table:table-cell>
          <table:table-cell table:number-columns-repeated="5"/>
        </table:table-row>
        <table:table-row table:style-name="ro1">
          <table:table-cell office:value-type="float" office:value="-10.2555078483704" calcext:value-type="float">
            <text:p>-10.2555078483704</text:p>
          </table:table-cell>
          <table:table-cell office:value-type="float" office:value="21.5794789085089" calcext:value-type="float">
            <text:p>21.5794789085089</text:p>
          </table:table-cell>
          <table:table-cell office:value-type="float" office:value="1.63109865619668" calcext:value-type="float">
            <text:p>1.63109865619668</text:p>
          </table:table-cell>
          <table:table-cell table:number-columns-repeated="5"/>
        </table:table-row>
        <table:table-row table:style-name="ro1">
          <table:table-cell office:value-type="float" office:value="-10.2615986812667" calcext:value-type="float">
            <text:p>-10.2615986812667</text:p>
          </table:table-cell>
          <table:table-cell office:value-type="float" office:value="21.6803613839243" calcext:value-type="float">
            <text:p>21.6803613839243</text:p>
          </table:table-cell>
          <table:table-cell office:value-type="float" office:value="1.68727607593964" calcext:value-type="float">
            <text:p>1.68727607593964</text:p>
          </table:table-cell>
          <table:table-cell table:number-columns-repeated="5"/>
        </table:table-row>
        <table:table-row table:style-name="ro1">
          <table:table-cell office:value-type="float" office:value="-10.2752773656026" calcext:value-type="float">
            <text:p>-10.2752773656026</text:p>
          </table:table-cell>
          <table:table-cell office:value-type="float" office:value="21.7972638190126" calcext:value-type="float">
            <text:p>21.7972638190126</text:p>
          </table:table-cell>
          <table:table-cell office:value-type="float" office:value="1.62506797338441" calcext:value-type="float">
            <text:p>1.62506797338441</text:p>
          </table:table-cell>
          <table:table-cell table:number-columns-repeated="5"/>
        </table:table-row>
        <table:table-row table:style-name="ro1">
          <table:table-cell office:value-type="float" office:value="-10.2822247637041" calcext:value-type="float">
            <text:p>-10.2822247637041</text:p>
          </table:table-cell>
          <table:table-cell office:value-type="float" office:value="21.9251496713052" calcext:value-type="float">
            <text:p>21.9251496713052</text:p>
          </table:table-cell>
          <table:table-cell office:value-type="float" office:value="1.69188125065311" calcext:value-type="float">
            <text:p>1.69188125065311</text:p>
          </table:table-cell>
          <table:table-cell table:number-columns-repeated="5"/>
        </table:table-row>
        <table:table-row table:style-name="ro1">
          <table:table-cell office:value-type="float" office:value="-10.2967405454839" calcext:value-type="float">
            <text:p>-10.2967405454839</text:p>
          </table:table-cell>
          <table:table-cell office:value-type="float" office:value="22.044444217253" calcext:value-type="float">
            <text:p>22.044444217253</text:p>
          </table:table-cell>
          <table:table-cell office:value-type="float" office:value="1.75869452792181" calcext:value-type="float">
            <text:p>1.75869452792181</text:p>
          </table:table-cell>
          <table:table-cell table:number-columns-repeated="5"/>
        </table:table-row>
        <table:table-row table:style-name="ro1">
          <table:table-cell office:value-type="float" office:value="-10.3221402559331" calcext:value-type="float">
            <text:p>-10.3221402559331</text:p>
          </table:table-cell>
          <table:table-cell office:value-type="float" office:value="22.1780276463761" calcext:value-type="float">
            <text:p>22.1780276463761</text:p>
          </table:table-cell>
          <table:table-cell office:value-type="float" office:value="1.75869453021885" calcext:value-type="float">
            <text:p>1.75869453021885</text:p>
          </table:table-cell>
          <table:table-cell table:number-columns-repeated="5"/>
        </table:table-row>
        <table:table-row table:style-name="ro1">
          <table:table-cell office:value-type="float" office:value="-10.3370525345974" calcext:value-type="float">
            <text:p>-10.3370525345974</text:p>
          </table:table-cell>
          <table:table-cell office:value-type="float" office:value="22.2564550480999" calcext:value-type="float">
            <text:p>22.2564550480999</text:p>
          </table:table-cell>
          <table:table-cell office:value-type="float" office:value="1.63409106539403" calcext:value-type="float">
            <text:p>1.63409106539403</text:p>
          </table:table-cell>
          <table:table-cell table:number-columns-repeated="5"/>
        </table:table-row>
        <table:table-row table:style-name="ro1">
          <table:table-cell office:value-type="float" office:value="-10.3419677088523" calcext:value-type="float">
            <text:p>-10.3419677088523</text:p>
          </table:table-cell>
          <table:table-cell office:value-type="float" office:value="22.3340066558158" calcext:value-type="float">
            <text:p>22.3340066558158</text:p>
          </table:table-cell>
          <table:table-cell office:value-type="float" office:value="1.68089869355941" calcext:value-type="float">
            <text:p>1.68089869355941</text:p>
          </table:table-cell>
          <table:table-cell table:number-columns-repeated="5"/>
        </table:table-row>
        <table:table-row table:style-name="ro1">
          <table:table-cell office:value-type="float" office:value="-10.3512221326533" calcext:value-type="float">
            <text:p>-10.3512221326533</text:p>
          </table:table-cell>
          <table:table-cell office:value-type="float" office:value="22.4177196415993" calcext:value-type="float">
            <text:p>22.4177196415993</text:p>
          </table:table-cell>
          <table:table-cell office:value-type="float" office:value="1.7745139498902" calcext:value-type="float">
            <text:p>1.7745139498902</text:p>
          </table:table-cell>
          <table:table-cell table:number-columns-repeated="5"/>
        </table:table-row>
        <table:table-row table:style-name="ro1">
          <table:table-cell office:value-type="float" office:value="-10.368261404933" calcext:value-type="float">
            <text:p>-10.368261404933</text:p>
          </table:table-cell>
          <table:table-cell office:value-type="float" office:value="22.5002009822095" calcext:value-type="float">
            <text:p>22.5002009822095</text:p>
          </table:table-cell>
          <table:table-cell office:value-type="float" office:value="1.86812920622102" calcext:value-type="float">
            <text:p>1.86812920622102</text:p>
          </table:table-cell>
          <table:table-cell table:number-columns-repeated="5"/>
        </table:table-row>
        <table:table-row table:style-name="ro1">
          <table:table-cell office:value-type="float" office:value="-10.3929363056666" calcext:value-type="float">
            <text:p>-10.3929363056666</text:p>
          </table:table-cell>
          <table:table-cell office:value-type="float" office:value="22.5807283540931" calcext:value-type="float">
            <text:p>22.5807283540931</text:p>
          </table:table-cell>
          <table:table-cell office:value-type="float" office:value="1.96174446255179" calcext:value-type="float">
            <text:p>1.96174446255179</text:p>
          </table:table-cell>
          <table:table-cell table:number-columns-repeated="5"/>
        </table:table-row>
        <table:table-row table:style-name="ro1">
          <table:table-cell office:value-type="float" office:value="-10.407898086836" calcext:value-type="float">
            <text:p>-10.407898086836</text:p>
          </table:table-cell>
          <table:table-cell office:value-type="float" office:value="22.617028934833" calcext:value-type="float">
            <text:p>22.6170289348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10.407898086836" calcext:value-type="float">
            <text:p>-10.407898086836</text:p>
          </table:table-cell>
          <table:table-cell office:value-type="float" office:value="22.617028934833" calcext:value-type="float">
            <text:p>22.617028934833</text:p>
          </table:table-cell>
          <table:table-cell office:value-type="float" office:value="1.57079481336569" calcext:value-type="float">
            <text:p>1.57079481336569</text:p>
          </table:table-cell>
          <table:table-cell table:number-columns-repeated="5"/>
        </table:table-row>
        <table:table-row table:style-name="ro1">
          <table:table-cell office:value-type="float" office:value="-10.4078980116678" calcext:value-type="float">
            <text:p>-10.4078980116678</text:p>
          </table:table-cell>
          <table:table-cell office:value-type="float" office:value="22.6666963772539" calcext:value-type="float">
            <text:p>22.6666963772539</text:p>
          </table:table-cell>
          <table:table-cell office:value-type="float" office:value="1.60001423282385" calcext:value-type="float">
            <text:p>1.60001423282385</text:p>
          </table:table-cell>
          <table:table-cell table:number-columns-repeated="5"/>
        </table:table-row>
        <table:table-row table:style-name="ro1">
          <table:table-cell office:value-type="float" office:value="-10.4094342888579" calcext:value-type="float">
            <text:p>-10.4094342888579</text:p>
          </table:table-cell>
          <table:table-cell office:value-type="float" office:value="22.7192614035616" calcext:value-type="float">
            <text:p>22.7192614035616</text:p>
          </table:table-cell>
          <table:table-cell office:value-type="float" office:value="1.62923365228199" calcext:value-type="float">
            <text:p>1.62923365228199</text:p>
          </table:table-cell>
          <table:table-cell table:number-columns-repeated="5"/>
        </table:table-row>
        <table:table-row table:style-name="ro1">
          <table:table-cell office:value-type="float" office:value="-10.4106964533406" calcext:value-type="float">
            <text:p>-10.4106964533406</text:p>
          </table:table-cell>
          <table:table-cell office:value-type="float" office:value="22.7408354132272" calcext:value-type="float">
            <text:p>22.7408354132272</text:p>
          </table:table-cell>
          <table:table-cell office:value-type="float" office:value="1.35681563071642" calcext:value-type="float">
            <text:p>1.35681563071642</text:p>
          </table:table-cell>
          <table:table-cell table:number-columns-repeated="5"/>
        </table:table-row>
        <table:table-row table:style-name="ro1">
          <table:table-cell office:value-type="float" office:value="-10.4030236328547" calcext:value-type="float">
            <text:p>-10.4030236328547</text:p>
          </table:table-cell>
          <table:table-cell office:value-type="float" office:value="22.7761439927167" calcext:value-type="float">
            <text:p>22.7761439927167</text:p>
          </table:table-cell>
          <table:table-cell office:value-type="float" office:value="1.39509816904607" calcext:value-type="float">
            <text:p>1.39509816904607</text:p>
          </table:table-cell>
          <table:table-cell table:number-columns-repeated="5"/>
        </table:table-row>
        <table:table-row table:style-name="ro1">
          <table:table-cell office:value-type="float" office:value="-10.3909816607717" calcext:value-type="float">
            <text:p>-10.3909816607717</text:p>
          </table:table-cell>
          <table:table-cell office:value-type="float" office:value="22.8439751254647" calcext:value-type="float">
            <text:p>22.8439751254647</text:p>
          </table:table-cell>
          <table:table-cell office:value-type="float" office:value="1.43338070737621" calcext:value-type="float">
            <text:p>1.43338070737621</text:p>
          </table:table-cell>
          <table:table-cell table:number-columns-repeated="5"/>
        </table:table-row>
        <table:table-row table:style-name="ro1">
          <table:table-cell office:value-type="float" office:value="-10.3907998207077" calcext:value-type="float">
            <text:p>-10.3907998207077</text:p>
          </table:table-cell>
          <table:table-cell office:value-type="float" office:value="22.8452900710007" calcext:value-type="float">
            <text:p>22.8452900710007</text:p>
          </table:table-cell>
          <table:table-cell office:value-type="float" office:value="1.0861342848068" calcext:value-type="float">
            <text:p>1.0861342848068</text:p>
          </table:table-cell>
          <table:table-cell table:number-columns-repeated="5"/>
        </table:table-row>
        <table:table-row table:style-name="ro1">
          <table:table-cell office:value-type="float" office:value="-10.3422150498494" calcext:value-type="float">
            <text:p>-10.3422150498494</text:p>
          </table:table-cell>
          <table:table-cell office:value-type="float" office:value="22.937559913207" calcext:value-type="float">
            <text:p>22.937559913207</text:p>
          </table:table-cell>
          <table:table-cell office:value-type="float" office:value="1.13057630942223" calcext:value-type="float">
            <text:p>1.13057630942223</text:p>
          </table:table-cell>
          <table:table-cell table:number-columns-repeated="5"/>
        </table:table-row>
        <table:table-row table:style-name="ro1">
          <table:table-cell office:value-type="float" office:value="-10.3081370451705" calcext:value-type="float">
            <text:p>-10.3081370451705</text:p>
          </table:table-cell>
          <table:table-cell office:value-type="float" office:value="23.0099047868371" calcext:value-type="float">
            <text:p>23.0099047868371</text:p>
          </table:table-cell>
          <table:table-cell office:value-type="float" office:value="1.21946035865309" calcext:value-type="float">
            <text:p>1.21946035865309</text:p>
          </table:table-cell>
          <table:table-cell table:number-columns-repeated="5"/>
        </table:table-row>
        <table:table-row table:style-name="ro1">
          <table:table-cell office:value-type="float" office:value="-10.2806154080678" calcext:value-type="float">
            <text:p>-10.2806154080678</text:p>
          </table:table-cell>
          <table:table-cell office:value-type="float" office:value="23.0849890770357" calcext:value-type="float">
            <text:p>23.0849890770357</text:p>
          </table:table-cell>
          <table:table-cell office:value-type="float" office:value="1.26390238326849" calcext:value-type="float">
            <text:p>1.26390238326849</text:p>
          </table:table-cell>
          <table:table-cell table:number-columns-repeated="5"/>
        </table:table-row>
        <table:table-row table:style-name="ro1">
          <table:table-cell office:value-type="float" office:value="-10.2424561370367" calcext:value-type="float">
            <text:p>-10.2424561370367</text:p>
          </table:table-cell>
          <table:table-cell office:value-type="float" office:value="23.2054009826421" calcext:value-type="float">
            <text:p>23.2054009826421</text:p>
          </table:table-cell>
          <table:table-cell office:value-type="float" office:value="1.23320035321027" calcext:value-type="float">
            <text:p>1.23320035321027</text:p>
          </table:table-cell>
          <table:table-cell table:number-columns-repeated="5"/>
        </table:table-row>
        <table:table-row table:style-name="ro1">
          <table:table-cell office:value-type="float" office:value="-10.2000785254587" calcext:value-type="float">
            <text:p>-10.2000785254587</text:p>
          </table:table-cell>
          <table:table-cell office:value-type="float" office:value="23.326123111604" calcext:value-type="float">
            <text:p>23.326123111604</text:p>
          </table:table-cell>
          <table:table-cell office:value-type="float" office:value="1.20739849658572" calcext:value-type="float">
            <text:p>1.20739849658572</text:p>
          </table:table-cell>
          <table:table-cell table:number-columns-repeated="5"/>
        </table:table-row>
        <table:table-row table:style-name="ro1">
          <table:table-cell office:value-type="float" office:value="-10.1532360695911" calcext:value-type="float">
            <text:p>-10.1532360695911</text:p>
          </table:table-cell>
          <table:table-cell office:value-type="float" office:value="23.4492996801657" calcext:value-type="float">
            <text:p>23.4492996801657</text:p>
          </table:table-cell>
          <table:table-cell office:value-type="float" office:value="0.886362533686018" calcext:value-type="float">
            <text:p>0.886362533686018</text:p>
          </table:table-cell>
          <table:table-cell table:number-columns-repeated="5"/>
        </table:table-row>
        <table:table-row table:style-name="ro1">
          <table:table-cell office:value-type="float" office:value="-10.0975891235264" calcext:value-type="float">
            <text:p>-10.0975891235264</text:p>
          </table:table-cell>
          <table:table-cell office:value-type="float" office:value="23.5174927113245" calcext:value-type="float">
            <text:p>23.5174927113245</text:p>
          </table:table-cell>
          <table:table-cell office:value-type="float" office:value="0.997056410620159" calcext:value-type="float">
            <text:p>0.997056410620159</text:p>
          </table:table-cell>
          <table:table-cell table:number-columns-repeated="5"/>
        </table:table-row>
        <table:table-row table:style-name="ro1">
          <table:table-cell office:value-type="float" office:value="-10.0682064751642" calcext:value-type="float">
            <text:p>-10.0682064751642</text:p>
          </table:table-cell>
          <table:table-cell office:value-type="float" office:value="23.5629585513707" calcext:value-type="float">
            <text:p>23.5629585513707</text:p>
          </table:table-cell>
          <table:table-cell office:value-type="float" office:value="0.628668640423814" calcext:value-type="float">
            <text:p>0.628668640423814</text:p>
          </table:table-cell>
          <table:table-cell table:number-columns-repeated="5"/>
        </table:table-row>
        <table:table-row table:style-name="ro1">
          <table:table-cell office:value-type="float" office:value="-8.38257498678896" calcext:value-type="float">
            <text:p>-8.38257498678896</text:p>
          </table:table-cell>
          <table:table-cell office:value-type="float" office:value="24.7885434217237" calcext:value-type="float">
            <text:p>24.7885434217237</text:p>
          </table:table-cell>
          <table:table-cell office:value-type="float" office:value="0.681154575009102" calcext:value-type="float">
            <text:p>0.681154575009102</text:p>
          </table:table-cell>
          <table:table-cell table:number-columns-repeated="5"/>
        </table:table-row>
        <table:table-row table:style-name="ro1">
          <table:table-cell office:value-type="float" office:value="-8.30921637964048" calcext:value-type="float">
            <text:p>-8.30921637964048</text:p>
          </table:table-cell>
          <table:table-cell office:value-type="float" office:value="24.8480059096951" calcext:value-type="float">
            <text:p>24.8480059096951</text:p>
          </table:table-cell>
          <table:table-cell office:value-type="float" office:value="0.786126444179761" calcext:value-type="float">
            <text:p>0.786126444179761</text:p>
          </table:table-cell>
          <table:table-cell table:number-columns-repeated="5"/>
        </table:table-row>
        <table:table-row table:style-name="ro1">
          <table:table-cell office:value-type="float" office:value="-8.24249200565916" calcext:value-type="float">
            <text:p>-8.24249200565916</text:p>
          </table:table-cell>
          <table:table-cell office:value-type="float" office:value="24.914827542684" calcext:value-type="float">
            <text:p>24.914827542684</text:p>
          </table:table-cell>
          <table:table-cell office:value-type="float" office:value="0.838612378765063" calcext:value-type="float">
            <text:p>0.838612378765063</text:p>
          </table:table-cell>
          <table:table-cell table:number-columns-repeated="5"/>
        </table:table-row>
        <table:table-row table:style-name="ro1">
          <table:table-cell office:value-type="float" office:value="-8.15392726205034" calcext:value-type="float">
            <text:p>-8.15392726205034</text:p>
          </table:table-cell>
          <table:table-cell office:value-type="float" office:value="25.0133578088451" calcext:value-type="float">
            <text:p>25.0133578088451</text:p>
          </table:table-cell>
          <table:table-cell office:value-type="float" office:value="0.76716676768633" calcext:value-type="float">
            <text:p>0.76716676768633</text:p>
          </table:table-cell>
          <table:table-cell table:number-columns-repeated="5"/>
        </table:table-row>
        <table:table-row table:style-name="ro1">
          <table:table-cell office:value-type="float" office:value="-8.05008200161982" calcext:value-type="float">
            <text:p>-8.05008200161982</text:p>
          </table:table-cell>
          <table:table-cell office:value-type="float" office:value="25.1134839734472" calcext:value-type="float">
            <text:p>25.1134839734472</text:p>
          </table:table-cell>
          <table:table-cell office:value-type="float" office:value="0.812878586012079" calcext:value-type="float">
            <text:p>0.812878586012079</text:p>
          </table:table-cell>
          <table:table-cell table:number-columns-repeated="5"/>
        </table:table-row>
        <table:table-row table:style-name="ro1">
          <table:table-cell office:value-type="float" office:value="-7.99354067374305" calcext:value-type="float">
            <text:p>-7.99354067374305</text:p>
          </table:table-cell>
          <table:table-cell office:value-type="float" office:value="25.1732214979296" calcext:value-type="float">
            <text:p>25.1732214979296</text:p>
          </table:table-cell>
          <table:table-cell office:value-type="float" office:value="0.904302222663549" calcext:value-type="float">
            <text:p>0.904302222663549</text:p>
          </table:table-cell>
          <table:table-cell table:number-columns-repeated="5"/>
        </table:table-row>
        <table:table-row table:style-name="ro1">
          <table:table-cell office:value-type="float" office:value="-7.94268929238557" calcext:value-type="float">
            <text:p>-7.94268929238557</text:p>
          </table:table-cell>
          <table:table-cell office:value-type="float" office:value="25.2378715606008" calcext:value-type="float">
            <text:p>25.2378715606008</text:p>
          </table:table-cell>
          <table:table-cell office:value-type="float" office:value="0.995725859315068" calcext:value-type="float">
            <text:p>0.995725859315068</text:p>
          </table:table-cell>
          <table:table-cell table:number-columns-repeated="5"/>
        </table:table-row>
        <table:table-row table:style-name="ro1">
          <table:table-cell office:value-type="float" office:value="-7.89795259173823" calcext:value-type="float">
            <text:p>-7.89795259173823</text:p>
          </table:table-cell>
          <table:table-cell office:value-type="float" office:value="25.3068941743193" calcext:value-type="float">
            <text:p>25.3068941743193</text:p>
          </table:table-cell>
          <table:table-cell office:value-type="float" office:value="1.0414376776408" calcext:value-type="float">
            <text:p>1.0414376776408</text:p>
          </table:table-cell>
          <table:table-cell table:number-columns-repeated="5"/>
        </table:table-row>
        <table:table-row table:style-name="ro1">
          <table:table-cell office:value-type="float" office:value="-7.86803681227636" calcext:value-type="float">
            <text:p>-7.86803681227636</text:p>
          </table:table-cell>
          <table:table-cell office:value-type="float" office:value="25.3580273806467" calcext:value-type="float">
            <text:p>25.3580273806467</text:p>
          </table:table-cell>
          <table:table-cell office:value-type="float" office:value="0.801656345091606" calcext:value-type="float">
            <text:p>0.801656345091606</text:p>
          </table:table-cell>
          <table:table-cell table:number-columns-repeated="5"/>
        </table:table-row>
        <table:table-row table:style-name="ro1">
          <table:table-cell office:value-type="float" office:value="-7.83570862269998" calcext:value-type="float">
            <text:p>-7.83570862269998</text:p>
          </table:table-cell>
          <table:table-cell office:value-type="float" office:value="25.3914242340752" calcext:value-type="float">
            <text:p>25.3914242340752</text:p>
          </table:table-cell>
          <table:table-cell office:value-type="float" office:value="0.767166845103334" calcext:value-type="float">
            <text:p>0.767166845103334</text:p>
          </table:table-cell>
          <table:table-cell table:number-columns-repeated="5"/>
        </table:table-row>
        <table:table-row table:style-name="ro1">
          <table:table-cell office:value-type="float" office:value="-7.72414022848043" calcext:value-type="float">
            <text:p>-7.72414022848043</text:p>
          </table:table-cell>
          <table:table-cell office:value-type="float" office:value="25.498996954183" calcext:value-type="float">
            <text:p>25.498996954183</text:p>
          </table:table-cell>
          <table:table-cell office:value-type="float" office:value="0.754024775122282" calcext:value-type="float">
            <text:p>0.754024775122282</text:p>
          </table:table-cell>
          <table:table-cell table:number-columns-repeated="5"/>
        </table:table-row>
        <table:table-row table:style-name="ro1">
          <table:table-cell office:value-type="float" office:value="-7.65673287698441" calcext:value-type="float">
            <text:p>-7.65673287698441</text:p>
          </table:table-cell>
          <table:table-cell office:value-type="float" office:value="25.5623020667723" calcext:value-type="float">
            <text:p>25.5623020667723</text:p>
          </table:table-cell>
          <table:table-cell office:value-type="float" office:value="0.611548569064068" calcext:value-type="float">
            <text:p>0.611548569064068</text:p>
          </table:table-cell>
          <table:table-cell table:number-columns-repeated="5"/>
        </table:table-row>
        <table:table-row table:style-name="ro1">
          <table:table-cell office:value-type="float" office:value="-7.58359308583446" calcext:value-type="float">
            <text:p>-7.58359308583446</text:p>
          </table:table-cell>
          <table:table-cell office:value-type="float" office:value="25.6135896182974" calcext:value-type="float">
            <text:p>25.6135896182974</text:p>
          </table:table-cell>
          <table:table-cell office:value-type="float" office:value="0.608083734654901" calcext:value-type="float">
            <text:p>0.608083734654901</text:p>
          </table:table-cell>
          <table:table-cell table:number-columns-repeated="5"/>
        </table:table-row>
        <table:table-row table:style-name="ro1">
          <table:table-cell office:value-type="float" office:value="-7.44093992242668" calcext:value-type="float">
            <text:p>-7.44093992242668</text:p>
          </table:table-cell>
          <table:table-cell office:value-type="float" office:value="25.7128862537823" calcext:value-type="float">
            <text:p>25.7128862537823</text:p>
          </table:table-cell>
          <table:table-cell office:value-type="float" office:value="0.633200335076192" calcext:value-type="float">
            <text:p>0.633200335076192</text:p>
          </table:table-cell>
          <table:table-cell table:number-columns-repeated="5"/>
        </table:table-row>
        <table:table-row table:style-name="ro1">
          <table:table-cell office:value-type="float" office:value="-7.40449835527855" calcext:value-type="float">
            <text:p>-7.40449835527855</text:p>
          </table:table-cell>
          <table:table-cell office:value-type="float" office:value="25.7396353796999" calcext:value-type="float">
            <text:p>25.7396353796999</text:p>
          </table:table-cell>
          <table:table-cell office:value-type="float" office:value="0.658316935497481" calcext:value-type="float">
            <text:p>0.658316935497481</text:p>
          </table:table-cell>
          <table:table-cell table:number-columns-repeated="5"/>
        </table:table-row>
        <table:table-row table:style-name="ro1">
          <table:table-cell office:value-type="float" office:value="-7.26822655321524" calcext:value-type="float">
            <text:p>-7.26822655321524</text:p>
          </table:table-cell>
          <table:table-cell office:value-type="float" office:value="25.8450295706421" calcext:value-type="float">
            <text:p>25.8450295706421</text:p>
          </table:table-cell>
          <table:table-cell office:value-type="float" office:value="0.636795553180006" calcext:value-type="float">
            <text:p>0.636795553180006</text:p>
          </table:table-cell>
          <table:table-cell table:number-columns-repeated="5"/>
        </table:table-row>
        <table:table-row table:style-name="ro1">
          <table:table-cell office:value-type="float" office:value="-7.14054713154258" calcext:value-type="float">
            <text:p>-7.14054713154258</text:p>
          </table:table-cell>
          <table:table-cell office:value-type="float" office:value="25.939458058874" calcext:value-type="float">
            <text:p>25.939458058874</text:p>
          </table:table-cell>
          <table:table-cell office:value-type="float" office:value="0.662329327033684" calcext:value-type="float">
            <text:p>0.662329327033684</text:p>
          </table:table-cell>
          <table:table-cell table:number-columns-repeated="5"/>
        </table:table-row>
        <table:table-row table:style-name="ro1">
          <table:table-cell office:value-type="float" office:value="-7.10430813761253" calcext:value-type="float">
            <text:p>-7.10430813761253</text:p>
          </table:table-cell>
          <table:table-cell office:value-type="float" office:value="25.9677188226826" calcext:value-type="float">
            <text:p>25.9677188226826</text:p>
          </table:table-cell>
          <table:table-cell office:value-type="float" office:value="0.687863100887262" calcext:value-type="float">
            <text:p>0.687863100887262</text:p>
          </table:table-cell>
          <table:table-cell table:number-columns-repeated="5"/>
        </table:table-row>
        <table:table-row table:style-name="ro1">
          <table:table-cell office:value-type="float" office:value="-6.96884191997397" calcext:value-type="float">
            <text:p>-6.96884191997397</text:p>
          </table:table-cell>
          <table:table-cell office:value-type="float" office:value="26.0790381752758" calcext:value-type="float">
            <text:p>26.0790381752758</text:p>
          </table:table-cell>
          <table:table-cell office:value-type="float" office:value="0.720944016700152" calcext:value-type="float">
            <text:p>0.720944016700152</text:p>
          </table:table-cell>
          <table:table-cell table:number-columns-repeated="5"/>
        </table:table-row>
        <table:table-row table:style-name="ro1">
          <table:table-cell office:value-type="float" office:value="-6.924120403495" calcext:value-type="float">
            <text:p>-6.924120403495</text:p>
          </table:table-cell>
          <table:table-cell office:value-type="float" office:value="26.1183367375966" calcext:value-type="float">
            <text:p>26.1183367375966</text:p>
          </table:table-cell>
          <table:table-cell office:value-type="float" office:value="0.754024932513124" calcext:value-type="float">
            <text:p>0.754024932513124</text:p>
          </table:table-cell>
          <table:table-cell table:number-columns-repeated="5"/>
        </table:table-row>
        <table:table-row table:style-name="ro1">
          <table:table-cell office:value-type="float" office:value="-6.82729794288775" calcext:value-type="float">
            <text:p>-6.82729794288775</text:p>
          </table:table-cell>
          <table:table-cell office:value-type="float" office:value="26.2092668597138" calcext:value-type="float">
            <text:p>26.2092668597138</text:p>
          </table:table-cell>
          <table:table-cell office:value-type="float" office:value="0.687863149500945" calcext:value-type="float">
            <text:p>0.687863149500945</text:p>
          </table:table-cell>
          <table:table-cell table:number-columns-repeated="5"/>
        </table:table-row>
        <table:table-row table:style-name="ro1">
          <table:table-cell office:value-type="float" office:value="-6.71484272690635" calcext:value-type="float">
            <text:p>-6.71484272690635</text:p>
          </table:table-cell>
          <table:table-cell office:value-type="float" office:value="26.3016769328498" calcext:value-type="float">
            <text:p>26.3016769328498</text:p>
          </table:table-cell>
          <table:table-cell office:value-type="float" office:value="0.725550534220005" calcext:value-type="float">
            <text:p>0.725550534220005</text:p>
          </table:table-cell>
          <table:table-cell table:number-columns-repeated="5"/>
        </table:table-row>
        <table:table-row table:style-name="ro1">
          <table:table-cell office:value-type="float" office:value="-6.66410333951319" calcext:value-type="float">
            <text:p>-6.66410333951319</text:p>
          </table:table-cell>
          <table:table-cell office:value-type="float" office:value="26.3466795381154" calcext:value-type="float">
            <text:p>26.3466795381154</text:p>
          </table:table-cell>
          <table:table-cell office:value-type="float" office:value="0.800925303658097" calcext:value-type="float">
            <text:p>0.800925303658097</text:p>
          </table:table-cell>
          <table:table-cell table:number-columns-repeated="5"/>
        </table:table-row>
        <table:table-row table:style-name="ro1">
          <table:table-cell office:value-type="float" office:value="-6.61689686814195" calcext:value-type="float">
            <text:p>-6.61689686814195</text:p>
          </table:table-cell>
          <table:table-cell office:value-type="float" office:value="26.3953752152787" calcext:value-type="float">
            <text:p>26.3953752152787</text:p>
          </table:table-cell>
          <table:table-cell office:value-type="float" office:value="0.838612688377161" calcext:value-type="float">
            <text:p>0.838612688377161</text:p>
          </table:table-cell>
          <table:table-cell table:number-columns-repeated="5"/>
        </table:table-row>
        <table:table-row table:style-name="ro1">
          <table:table-cell office:value-type="float" office:value="-6.50683054431957" calcext:value-type="float">
            <text:p>-6.50683054431957</text:p>
          </table:table-cell>
          <table:table-cell office:value-type="float" office:value="26.5178265485441" calcext:value-type="float">
            <text:p>26.5178265485441</text:p>
          </table:table-cell>
          <table:table-cell office:value-type="float" office:value="0.86157163960446" calcext:value-type="float">
            <text:p>0.86157163960446</text:p>
          </table:table-cell>
          <table:table-cell table:number-columns-repeated="5"/>
        </table:table-row>
        <table:table-row table:style-name="ro1">
          <table:table-cell office:value-type="float" office:value="-6.47991945961311" calcext:value-type="float">
            <text:p>-6.47991945961311</text:p>
          </table:table-cell>
          <table:table-cell office:value-type="float" office:value="26.5491848172283" calcext:value-type="float">
            <text:p>26.5491848172283</text:p>
          </table:table-cell>
          <table:table-cell office:value-type="float" office:value="0.884530590831785" calcext:value-type="float">
            <text:p>0.884530590831785</text:p>
          </table:table-cell>
          <table:table-cell table:number-columns-repeated="5"/>
        </table:table-row>
        <table:table-row table:style-name="ro1">
          <table:table-cell office:value-type="float" office:value="-6.36319235901143" calcext:value-type="float">
            <text:p>-6.36319235901143</text:p>
          </table:table-cell>
          <table:table-cell office:value-type="float" office:value="26.6916952821189" calcext:value-type="float">
            <text:p>26.6916952821189</text:p>
          </table:table-cell>
          <table:table-cell office:value-type="float" office:value="0.878197422213377" calcext:value-type="float">
            <text:p>0.878197422213377</text:p>
          </table:table-cell>
          <table:table-cell table:number-columns-repeated="5"/>
        </table:table-row>
        <table:table-row table:style-name="ro1">
          <table:table-cell office:value-type="float" office:value="-6.26341247057696" calcext:value-type="float">
            <text:p>-6.26341247057696</text:p>
          </table:table-cell>
          <table:table-cell office:value-type="float" office:value="26.8119533473274" calcext:value-type="float">
            <text:p>26.8119533473274</text:p>
          </table:table-cell>
          <table:table-cell office:value-type="float" office:value="0.91844116326718" calcext:value-type="float">
            <text:p>0.91844116326718</text:p>
          </table:table-cell>
          <table:table-cell table:number-columns-repeated="5"/>
        </table:table-row>
        <table:table-row table:style-name="ro1">
          <table:table-cell office:value-type="float" office:value="-6.21944970830957" calcext:value-type="float">
            <text:p>-6.21944970830957</text:p>
          </table:table-cell>
          <table:table-cell office:value-type="float" office:value="26.8695017053063" calcext:value-type="float">
            <text:p>26.8695017053063</text:p>
          </table:table-cell>
          <table:table-cell office:value-type="float" office:value="0.958684904321025" calcext:value-type="float">
            <text:p>0.958684904321025</text:p>
          </table:table-cell>
          <table:table-cell table:number-columns-repeated="5"/>
        </table:table-row>
        <table:table-row table:style-name="ro1">
          <table:table-cell office:value-type="float" office:value="-6.11785000675127" calcext:value-type="float">
            <text:p>-6.11785000675127</text:p>
          </table:table-cell>
          <table:table-cell office:value-type="float" office:value="27.0142169495524" calcext:value-type="float">
            <text:p>27.0142169495524</text:p>
          </table:table-cell>
          <table:table-cell office:value-type="float" office:value="1.00006146222156" calcext:value-type="float">
            <text:p>1.00006146222156</text:p>
          </table:table-cell>
          <table:table-cell table:number-columns-repeated="5"/>
        </table:table-row>
        <table:table-row table:style-name="ro1">
          <table:table-cell office:value-type="float" office:value="-6.07762480937775" calcext:value-type="float">
            <text:p>-6.07762480937775</text:p>
          </table:table-cell>
          <table:table-cell office:value-type="float" office:value="27.0768724524914" calcext:value-type="float">
            <text:p>27.0768724524914</text:p>
          </table:table-cell>
          <table:table-cell office:value-type="float" office:value="1.04143802012206" calcext:value-type="float">
            <text:p>1.04143802012206</text:p>
          </table:table-cell>
          <table:table-cell table:number-columns-repeated="5"/>
        </table:table-row>
        <table:table-row table:style-name="ro1">
          <table:table-cell office:value-type="float" office:value="-6.02045947622936" calcext:value-type="float">
            <text:p>-6.02045947622936</text:p>
          </table:table-cell>
          <table:table-cell office:value-type="float" office:value="27.1745817257922" calcext:value-type="float">
            <text:p>27.1745817257922</text:p>
          </table:table-cell>
          <table:table-cell office:value-type="float" office:value="0.920563551054522" calcext:value-type="float">
            <text:p>0.920563551054522</text:p>
          </table:table-cell>
          <table:table-cell table:number-columns-repeated="5"/>
        </table:table-row>
        <table:table-row table:style-name="ro1">
          <table:table-cell office:value-type="float" office:value="-5.95182823478566" calcext:value-type="float">
            <text:p>-5.95182823478566</text:p>
          </table:table-cell>
          <table:table-cell office:value-type="float" office:value="27.2648181041835" calcext:value-type="float">
            <text:p>27.2648181041835</text:p>
          </table:table-cell>
          <table:table-cell office:value-type="float" office:value="0.978727992383695" calcext:value-type="float">
            <text:p>0.978727992383695</text:p>
          </table:table-cell>
          <table:table-cell table:number-columns-repeated="5"/>
        </table:table-row>
        <table:table-row table:style-name="ro1">
          <table:table-cell office:value-type="float" office:value="-5.8934325912263" calcext:value-type="float">
            <text:p>-5.8934325912263</text:p>
          </table:table-cell>
          <table:table-cell office:value-type="float" office:value="27.3516446244316" calcext:value-type="float">
            <text:p>27.3516446244316</text:p>
          </table:table-cell>
          <table:table-cell office:value-type="float" office:value="1.09505687504201" calcext:value-type="float">
            <text:p>1.09505687504201</text:p>
          </table:table-cell>
          <table:table-cell table:number-columns-repeated="5"/>
        </table:table-row>
        <table:table-row table:style-name="ro1">
          <table:table-cell office:value-type="float" office:value="-5.84550928612359" calcext:value-type="float">
            <text:p>-5.84550928612359</text:p>
          </table:table-cell>
          <table:table-cell office:value-type="float" office:value="27.4446621100627" calcext:value-type="float">
            <text:p>27.4446621100627</text:p>
          </table:table-cell>
          <table:table-cell office:value-type="float" office:value="1.15322131637117" calcext:value-type="float">
            <text:p>1.15322131637117</text:p>
          </table:table-cell>
          <table:table-cell table:number-columns-repeated="5"/>
        </table:table-row>
        <table:table-row table:style-name="ro1">
          <table:table-cell office:value-type="float" office:value="-5.8066639354403" calcext:value-type="float">
            <text:p>-5.8066639354403</text:p>
          </table:table-cell>
          <table:table-cell office:value-type="float" office:value="27.5322172874731" calcext:value-type="float">
            <text:p>27.5322172874731</text:p>
          </table:table-cell>
          <table:table-cell office:value-type="float" office:value="1.04143808279272" calcext:value-type="float">
            <text:p>1.04143808279272</text:p>
          </table:table-cell>
          <table:table-cell table:number-columns-repeated="5"/>
        </table:table-row>
        <table:table-row table:style-name="ro1">
          <table:table-cell office:value-type="float" office:value="-5.74742570183124" calcext:value-type="float">
            <text:p>-5.74742570183124</text:p>
          </table:table-cell>
          <table:table-cell office:value-type="float" office:value="27.6334696596893" calcext:value-type="float">
            <text:p>27.6334696596893</text:p>
          </table:table-cell>
          <table:table-cell office:value-type="float" office:value="1.09500273578903" calcext:value-type="float">
            <text:p>1.09500273578903</text:p>
          </table:table-cell>
          <table:table-cell table:number-columns-repeated="5"/>
        </table:table-row>
        <table:table-row table:style-name="ro1">
          <table:table-cell office:value-type="float" office:value="-5.70328387142184" calcext:value-type="float">
            <text:p>-5.70328387142184</text:p>
          </table:table-cell>
          <table:table-cell office:value-type="float" office:value="27.7191360412663" calcext:value-type="float">
            <text:p>27.7191360412663</text:p>
          </table:table-cell>
          <table:table-cell office:value-type="float" office:value="1.20213204178164" calcext:value-type="float">
            <text:p>1.20213204178164</text:p>
          </table:table-cell>
          <table:table-cell table:number-columns-repeated="5"/>
        </table:table-row>
        <table:table-row table:style-name="ro1">
          <table:table-cell office:value-type="float" office:value="-5.66855493561681" calcext:value-type="float">
            <text:p>-5.66855493561681</text:p>
          </table:table-cell>
          <table:table-cell office:value-type="float" office:value="27.8090311531592" calcext:value-type="float">
            <text:p>27.8090311531592</text:p>
          </table:table-cell>
          <table:table-cell office:value-type="float" office:value="1.25569669477795" calcext:value-type="float">
            <text:p>1.25569669477795</text:p>
          </table:table-cell>
          <table:table-cell table:number-columns-repeated="5"/>
        </table:table-row>
        <table:table-row table:style-name="ro1">
          <table:table-cell office:value-type="float" office:value="-5.62802430049492" calcext:value-type="float">
            <text:p>-5.62802430049492</text:p>
          </table:table-cell>
          <table:table-cell office:value-type="float" office:value="27.9333736419139" calcext:value-type="float">
            <text:p>27.9333736419139</text:p>
          </table:table-cell>
          <table:table-cell office:value-type="float" office:value="1.1820939441731" calcext:value-type="float">
            <text:p>1.1820939441731</text:p>
          </table:table-cell>
          <table:table-cell table:number-columns-repeated="5"/>
        </table:table-row>
        <table:table-row table:style-name="ro1">
          <table:table-cell office:value-type="float" office:value="-5.58131598677074" calcext:value-type="float">
            <text:p>-5.58131598677074</text:p>
          </table:table-cell>
          <table:table-cell office:value-type="float" office:value="28.0474246372617" calcext:value-type="float">
            <text:p>28.0474246372617</text:p>
          </table:table-cell>
          <table:table-cell office:value-type="float" office:value="1.2287790735928" calcext:value-type="float">
            <text:p>1.2287790735928</text:p>
          </table:table-cell>
          <table:table-cell table:number-columns-repeated="5"/>
        </table:table-row>
        <table:table-row table:style-name="ro1">
          <table:table-cell office:value-type="float" office:value="-5.55314246974535" calcext:value-type="float">
            <text:p>-5.55314246974535</text:p>
          </table:table-cell>
          <table:table-cell office:value-type="float" office:value="28.1265619130927" calcext:value-type="float">
            <text:p>28.1265619130927</text:p>
          </table:table-cell>
          <table:table-cell office:value-type="float" office:value="1.27546420301248" calcext:value-type="float">
            <text:p>1.27546420301248</text:p>
          </table:table-cell>
          <table:table-cell table:number-columns-repeated="5"/>
        </table:table-row>
        <table:table-row table:style-name="ro1">
          <table:table-cell office:value-type="float" office:value="-5.51126085050348" calcext:value-type="float">
            <text:p>-5.51126085050348</text:p>
          </table:table-cell>
          <table:table-cell office:value-type="float" office:value="28.264226674833" calcext:value-type="float">
            <text:p>28.264226674833</text:p>
          </table:table-cell>
          <table:table-cell office:value-type="float" office:value="1.20739934337939" calcext:value-type="float">
            <text:p>1.20739934337939</text:p>
          </table:table-cell>
          <table:table-cell table:number-columns-repeated="5"/>
        </table:table-row>
        <table:table-row table:style-name="ro1">
          <table:table-cell office:value-type="float" office:value="-5.47324138766796" calcext:value-type="float">
            <text:p>-5.47324138766796</text:p>
          </table:table-cell>
          <table:table-cell office:value-type="float" office:value="28.3642026222931" calcext:value-type="float">
            <text:p>28.3642026222931</text:p>
          </table:table-cell>
          <table:table-cell office:value-type="float" office:value="1.142679971868" calcext:value-type="float">
            <text:p>1.142679971868</text:p>
          </table:table-cell>
          <table:table-cell table:number-columns-repeated="5"/>
        </table:table-row>
        <table:table-row table:style-name="ro1">
          <table:table-cell office:value-type="float" office:value="-5.41411458897859" calcext:value-type="float">
            <text:p>-5.41411458897859</text:p>
          </table:table-cell>
          <table:table-cell office:value-type="float" office:value="28.4937691527521" calcext:value-type="float">
            <text:p>28.4937691527521</text:p>
          </table:table-cell>
          <table:table-cell office:value-type="float" office:value="1.11603658845544" calcext:value-type="float">
            <text:p>1.11603658845544</text:p>
          </table:table-cell>
          <table:table-cell table:number-columns-repeated="5"/>
        </table:table-row>
        <table:table-row table:style-name="ro1">
          <table:table-cell office:value-type="float" office:value="-5.34318146635858" calcext:value-type="float">
            <text:p>-5.34318146635858</text:p>
          </table:table-cell>
          <table:table-cell office:value-type="float" office:value="28.6388447532658" calcext:value-type="float">
            <text:p>28.6388447532658</text:p>
          </table:table-cell>
          <table:table-cell office:value-type="float" office:value="1.16416280807252" calcext:value-type="float">
            <text:p>1.16416280807252</text:p>
          </table:table-cell>
          <table:table-cell table:number-columns-repeated="5"/>
        </table:table-row>
        <table:table-row table:style-name="ro1">
          <table:table-cell office:value-type="float" office:value="-5.30893193693978" calcext:value-type="float">
            <text:p>-5.30893193693978</text:p>
          </table:table-cell>
          <table:table-cell office:value-type="float" office:value="28.7183774437834" calcext:value-type="float">
            <text:p>28.7183774437834</text:p>
          </table:table-cell>
          <table:table-cell office:value-type="float" office:value="1.26041524730671" calcext:value-type="float">
            <text:p>1.26041524730671</text:p>
          </table:table-cell>
          <table:table-cell table:number-columns-repeated="5"/>
        </table:table-row>
        <table:table-row table:style-name="ro1">
          <table:table-cell office:value-type="float" office:value="-5.2824843386073" calcext:value-type="float">
            <text:p>-5.2824843386073</text:p>
          </table:table-cell>
          <table:table-cell office:value-type="float" office:value="28.8008335149293" calcext:value-type="float">
            <text:p>28.8008335149293</text:p>
          </table:table-cell>
          <table:table-cell office:value-type="float" office:value="1.30854146692381" calcext:value-type="float">
            <text:p>1.30854146692381</text:p>
          </table:table-cell>
          <table:table-cell table:number-columns-repeated="5"/>
        </table:table-row>
        <table:table-row table:style-name="ro1">
          <table:table-cell office:value-type="float" office:value="-5.26413698160055" calcext:value-type="float">
            <text:p>-5.26413698160055</text:p>
          </table:table-cell>
          <table:table-cell office:value-type="float" office:value="28.8691822445054" calcext:value-type="float">
            <text:p>28.8691822445054</text:p>
          </table:table-cell>
          <table:table-cell office:value-type="float" office:value="1.03214933056876" calcext:value-type="float">
            <text:p>1.03214933056876</text:p>
          </table:table-cell>
          <table:table-cell table:number-columns-repeated="5"/>
        </table:table-row>
        <table:table-row table:style-name="ro1">
          <table:table-cell office:value-type="float" office:value="-5.23521525583927" calcext:value-type="float">
            <text:p>-5.23521525583927</text:p>
          </table:table-cell>
          <table:table-cell office:value-type="float" office:value="28.9175793583202" calcext:value-type="float">
            <text:p>28.9175793583202</text:p>
          </table:table-cell>
          <table:table-cell office:value-type="float" office:value="1.08154526215089" calcext:value-type="float">
            <text:p>1.08154526215089</text:p>
          </table:table-cell>
          <table:table-cell table:number-columns-repeated="5"/>
        </table:table-row>
        <table:table-row table:style-name="ro1">
          <table:table-cell office:value-type="float" office:value="-5.19344640501212" calcext:value-type="float">
            <text:p>-5.19344640501212</text:p>
          </table:table-cell>
          <table:table-cell office:value-type="float" office:value="28.9960293400235" calcext:value-type="float">
            <text:p>28.9960293400235</text:p>
          </table:table-cell>
          <table:table-cell office:value-type="float" office:value="1.18033712531506" calcext:value-type="float">
            <text:p>1.18033712531506</text:p>
          </table:table-cell>
          <table:table-cell table:number-columns-repeated="5"/>
        </table:table-row>
        <table:table-row table:style-name="ro1">
          <table:table-cell office:value-type="float" office:value="-5.1596188361501" calcext:value-type="float">
            <text:p>-5.1596188361501</text:p>
          </table:table-cell>
          <table:table-cell office:value-type="float" office:value="29.0782165173297" calcext:value-type="float">
            <text:p>29.0782165173297</text:p>
          </table:table-cell>
          <table:table-cell office:value-type="float" office:value="1.22973305689717" calcext:value-type="float">
            <text:p>1.22973305689717</text:p>
          </table:table-cell>
          <table:table-cell table:number-columns-repeated="5"/>
        </table:table-row>
        <table:table-row table:style-name="ro1">
          <table:table-cell office:value-type="float" office:value="-5.13614151348952" calcext:value-type="float">
            <text:p>-5.13614151348952</text:p>
          </table:table-cell>
          <table:table-cell office:value-type="float" office:value="29.1443621842041" calcext:value-type="float">
            <text:p>29.1443621842041</text:p>
          </table:table-cell>
          <table:table-cell office:value-type="float" office:value="0.99307367683867" calcext:value-type="float">
            <text:p>0.99307367683867</text:p>
          </table:table-cell>
          <table:table-cell table:number-columns-repeated="5"/>
        </table:table-row>
        <table:table-row table:style-name="ro1">
          <table:table-cell office:value-type="float" office:value="-5.09297456394614" calcext:value-type="float">
            <text:p>-5.09297456394614</text:p>
          </table:table-cell>
          <table:table-cell office:value-type="float" office:value="29.2105774491335" calcext:value-type="float">
            <text:p>29.2105774491335</text:p>
          </table:table-cell>
          <table:table-cell office:value-type="float" office:value="1.04730005941045" calcext:value-type="float">
            <text:p>1.04730005941045</text:p>
          </table:table-cell>
          <table:table-cell table:number-columns-repeated="5"/>
        </table:table-row>
        <table:table-row table:style-name="ro1">
          <table:table-cell office:value-type="float" office:value="-5.04420339510906" calcext:value-type="float">
            <text:p>-5.04420339510906</text:p>
          </table:table-cell>
          <table:table-cell office:value-type="float" office:value="29.2950715928367" calcext:value-type="float">
            <text:p>29.2950715928367</text:p>
          </table:table-cell>
          <table:table-cell office:value-type="float" office:value="1.10152644198221" calcext:value-type="float">
            <text:p>1.10152644198221</text:p>
          </table:table-cell>
          <table:table-cell table:number-columns-repeated="5"/>
        </table:table-row>
        <table:table-row table:style-name="ro1">
          <table:table-cell office:value-type="float" office:value="-4.9595369854063" calcext:value-type="float">
            <text:p>-4.9595369854063</text:p>
          </table:table-cell>
          <table:table-cell office:value-type="float" office:value="29.4620507636292" calcext:value-type="float">
            <text:p>29.4620507636292</text:p>
          </table:table-cell>
          <table:table-cell office:value-type="float" office:value="1.12210326968964" calcext:value-type="float">
            <text:p>1.12210326968964</text:p>
          </table:table-cell>
          <table:table-cell table:number-columns-repeated="5"/>
        </table:table-row>
        <table:table-row table:style-name="ro1">
          <table:table-cell office:value-type="float" office:value="-4.94347134126586" calcext:value-type="float">
            <text:p>-4.94347134126586</text:p>
          </table:table-cell>
          <table:table-cell office:value-type="float" office:value="29.4954204563416" calcext:value-type="float">
            <text:p>29.4954204563416</text:p>
          </table:table-cell>
          <table:table-cell office:value-type="float" office:value="1.14268009739707" calcext:value-type="float">
            <text:p>1.14268009739707</text:p>
          </table:table-cell>
          <table:table-cell table:number-columns-repeated="5"/>
        </table:table-row>
        <table:table-row table:style-name="ro1">
          <table:table-cell office:value-type="float" office:value="-4.86727156274983" calcext:value-type="float">
            <text:p>-4.86727156274983</text:p>
          </table:table-cell>
          <table:table-cell office:value-type="float" office:value="29.6623996337077" calcext:value-type="float">
            <text:p>29.6623996337077</text:p>
          </table:table-cell>
          <table:table-cell office:value-type="float" office:value="1.16405947146742" calcext:value-type="float">
            <text:p>1.16405947146742</text:p>
          </table:table-cell>
          <table:table-cell table:number-columns-repeated="5"/>
        </table:table-row>
        <table:table-row table:style-name="ro1">
          <table:table-cell office:value-type="float" office:value="-4.85204833931505" calcext:value-type="float">
            <text:p>-4.85204833931505</text:p>
          </table:table-cell>
          <table:table-cell office:value-type="float" office:value="29.6977402532257" calcext:value-type="float">
            <text:p>29.6977402532257</text:p>
          </table:table-cell>
          <table:table-cell office:value-type="float" office:value="1.18543884553774" calcext:value-type="float">
            <text:p>1.18543884553774</text:p>
          </table:table-cell>
          <table:table-cell table:number-columns-repeated="5"/>
        </table:table-row>
        <table:table-row table:style-name="ro1">
          <table:table-cell office:value-type="float" office:value="-4.78751234048727" calcext:value-type="float">
            <text:p>-4.78751234048727</text:p>
          </table:table-cell>
          <table:table-cell office:value-type="float" office:value="29.856837666549" calcext:value-type="float">
            <text:p>29.856837666549</text:p>
          </table:table-cell>
          <table:table-cell office:value-type="float" office:value="1.1665382242731" calcext:value-type="float">
            <text:p>1.1665382242731</text:p>
          </table:table-cell>
          <table:table-cell table:number-columns-repeated="5"/>
        </table:table-row>
        <table:table-row table:style-name="ro1">
          <table:table-cell office:value-type="float" office:value="-4.73682989043251" calcext:value-type="float">
            <text:p>-4.73682989043251</text:p>
          </table:table-cell>
          <table:table-cell office:value-type="float" office:value="29.9753039971273" calcext:value-type="float">
            <text:p>29.9753039971273</text:p>
          </table:table-cell>
          <table:table-cell office:value-type="float" office:value="1.04143836811001" calcext:value-type="float">
            <text:p>1.04143836811001</text:p>
          </table:table-cell>
          <table:table-cell table:number-columns-repeated="5"/>
        </table:table-row>
        <table:table-row table:style-name="ro1">
          <table:table-cell office:value-type="float" office:value="-4.68273924694087" calcext:value-type="float">
            <text:p>-4.68273924694087</text:p>
          </table:table-cell>
          <table:table-cell office:value-type="float" office:value="30.0677579617324" calcext:value-type="float">
            <text:p>30.0677579617324</text:p>
          </table:table-cell>
          <table:table-cell office:value-type="float" office:value="1.03214948660165" calcext:value-type="float">
            <text:p>1.03214948660165</text:p>
          </table:table-cell>
          <table:table-cell table:number-columns-repeated="5"/>
        </table:table-row>
        <table:table-row table:style-name="ro1">
          <table:table-cell office:value-type="float" office:value="-4.5917504842316" calcext:value-type="float">
            <text:p>-4.5917504842316</text:p>
          </table:table-cell>
          <table:table-cell office:value-type="float" office:value="30.2200170316596" calcext:value-type="float">
            <text:p>30.2200170316596</text:p>
          </table:table-cell>
          <table:table-cell office:value-type="float" office:value="1.07047184444212" calcext:value-type="float">
            <text:p>1.07047184444212</text:p>
          </table:table-cell>
          <table:table-cell table:number-columns-repeated="5"/>
        </table:table-row>
        <table:table-row table:style-name="ro1">
          <table:table-cell office:value-type="float" office:value="-4.55866805134961" calcext:value-type="float">
            <text:p>-4.55866805134961</text:p>
          </table:table-cell>
          <table:table-cell office:value-type="float" office:value="30.2805273434241" calcext:value-type="float">
            <text:p>30.2805273434241</text:p>
          </table:table-cell>
          <table:table-cell office:value-type="float" office:value="1.14711656012307" calcext:value-type="float">
            <text:p>1.14711656012307</text:p>
          </table:table-cell>
          <table:table-cell table:number-columns-repeated="5"/>
        </table:table-row>
        <table:table-row table:style-name="ro1">
          <table:table-cell office:value-type="float" office:value="-4.53031599709031" calcext:value-type="float">
            <text:p>-4.53031599709031</text:p>
          </table:table-cell>
          <table:table-cell office:value-type="float" office:value="30.3433931227839" calcext:value-type="float">
            <text:p>30.3433931227839</text:p>
          </table:table-cell>
          <table:table-cell office:value-type="float" office:value="1.18543891796353" calcext:value-type="float">
            <text:p>1.18543891796353</text:p>
          </table:table-cell>
          <table:table-cell table:number-columns-repeated="5"/>
        </table:table-row>
        <table:table-row table:style-name="ro1">
          <table:table-cell office:value-type="float" office:value="-4.47678502641586" calcext:value-type="float">
            <text:p>-4.47678502641586</text:p>
          </table:table-cell>
          <table:table-cell office:value-type="float" office:value="30.4753604106933" calcext:value-type="float">
            <text:p>30.4753604106933</text:p>
          </table:table-cell>
          <table:table-cell office:value-type="float" office:value="1.10152657198393" calcext:value-type="float">
            <text:p>1.10152657198393</text:p>
          </table:table-cell>
          <table:table-cell table:number-columns-repeated="5"/>
        </table:table-row>
        <table:table-row table:style-name="ro1">
          <table:table-cell office:value-type="float" office:value="-4.4092053167545" calcext:value-type="float">
            <text:p>-4.4092053167545</text:p>
          </table:table-cell>
          <table:table-cell office:value-type="float" office:value="30.6086412189654" calcext:value-type="float">
            <text:p>30.6086412189654</text:p>
          </table:table-cell>
          <table:table-cell office:value-type="float" office:value="1.10878170744022" calcext:value-type="float">
            <text:p>1.10878170744022</text:p>
          </table:table-cell>
          <table:table-cell table:number-columns-repeated="5"/>
        </table:table-row>
        <table:table-row table:style-name="ro1">
          <table:table-cell office:value-type="float" office:value="-4.40338417842274" calcext:value-type="float">
            <text:p>-4.40338417842274</text:p>
          </table:table-cell>
          <table:table-cell office:value-type="float" office:value="30.6203311807029" calcext:value-type="float">
            <text:p>30.6203311807029</text:p>
          </table:table-cell>
          <table:table-cell office:value-type="float" office:value="1.11603684289654" calcext:value-type="float">
            <text:p>1.11603684289654</text:p>
          </table:table-cell>
          <table:table-cell table:number-columns-repeated="5"/>
        </table:table-row>
        <table:table-row table:style-name="ro1">
          <table:table-cell office:value-type="float" office:value="-4.33566505091737" calcext:value-type="float">
            <text:p>-4.33566505091737</text:p>
          </table:table-cell>
          <table:table-cell office:value-type="float" office:value="30.7588334637127" calcext:value-type="float">
            <text:p>30.7588334637127</text:p>
          </table:table-cell>
          <table:table-cell office:value-type="float" office:value="1.07313851903329" calcext:value-type="float">
            <text:p>1.07313851903329</text:p>
          </table:table-cell>
          <table:table-cell table:number-columns-repeated="5"/>
        </table:table-row>
        <table:table-row table:style-name="ro1">
          <table:table-cell office:value-type="float" office:value="-4.26260362051916" calcext:value-type="float">
            <text:p>-4.26260362051916</text:p>
          </table:table-cell>
          <table:table-cell office:value-type="float" office:value="30.893319228369" calcext:value-type="float">
            <text:p>30.893319228369</text:p>
          </table:table-cell>
          <table:table-cell office:value-type="float" office:value="1.06202082751844" calcext:value-type="float">
            <text:p>1.06202082751844</text:p>
          </table:table-cell>
          <table:table-cell table:number-columns-repeated="5"/>
        </table:table-row>
        <table:table-row table:style-name="ro1">
          <table:table-cell office:value-type="float" office:value="-4.17190762898636" calcext:value-type="float">
            <text:p>-4.17190762898636</text:p>
          </table:table-cell>
          <table:table-cell office:value-type="float" office:value="31.0559290632613" calcext:value-type="float">
            <text:p>31.0559290632613</text:p>
          </table:table-cell>
          <table:table-cell office:value-type="float" office:value="1.06757969419962" calcext:value-type="float">
            <text:p>1.06757969419962</text:p>
          </table:table-cell>
          <table:table-cell table:number-columns-repeated="5"/>
        </table:table-row>
        <table:table-row table:style-name="ro1">
          <table:table-cell office:value-type="float" office:value="-4.16708232049761" calcext:value-type="float">
            <text:p>-4.16708232049761</text:p>
          </table:table-cell>
          <table:table-cell office:value-type="float" office:value="31.0646945982009" calcext:value-type="float">
            <text:p>31.0646945982009</text:p>
          </table:table-cell>
          <table:table-cell office:value-type="float" office:value="1.07313856088088" calcext:value-type="float">
            <text:p>1.07313856088088</text:p>
          </table:table-cell>
          <table:table-cell table:number-columns-repeated="5"/>
        </table:table-row>
        <table:table-row table:style-name="ro1">
          <table:table-cell office:value-type="float" office:value="-4.11525511983611" calcext:value-type="float">
            <text:p>-4.11525511983611</text:p>
          </table:table-cell>
          <table:table-cell office:value-type="float" office:value="31.1600940636688" calcext:value-type="float">
            <text:p>31.1600940636688</text:p>
          </table:table-cell>
          <table:table-cell office:value-type="float" office:value="0.920564063536425" calcext:value-type="float">
            <text:p>0.920564063536425</text:p>
          </table:table-cell>
          <table:table-cell table:number-columns-repeated="5"/>
        </table:table-row>
        <table:table-row table:style-name="ro1">
          <table:table-cell office:value-type="float" office:value="-4.03836697553277" calcext:value-type="float">
            <text:p>-4.03836697553277</text:p>
          </table:table-cell>
          <table:table-cell office:value-type="float" office:value="31.261186728125" calcext:value-type="float">
            <text:p>31.261186728125</text:p>
          </table:table-cell>
          <table:table-cell office:value-type="float" office:value="0.939624770170904" calcext:value-type="float">
            <text:p>0.939624770170904</text:p>
          </table:table-cell>
          <table:table-cell table:number-columns-repeated="5"/>
        </table:table-row>
        <table:table-row table:style-name="ro1">
          <table:table-cell office:value-type="float" office:value="-4.01812260871076" calcext:value-type="float">
            <text:p>-4.01812260871076</text:p>
          </table:table-cell>
          <table:table-cell office:value-type="float" office:value="31.2888841865998" calcext:value-type="float">
            <text:p>31.2888841865998</text:p>
          </table:table-cell>
          <table:table-cell office:value-type="float" office:value="0.958685476805395" calcext:value-type="float">
            <text:p>0.958685476805395</text:p>
          </table:table-cell>
          <table:table-cell table:number-columns-repeated="5"/>
        </table:table-row>
        <table:table-row table:style-name="ro1">
          <table:table-cell office:value-type="float" office:value="-3.91652300981311" calcext:value-type="float">
            <text:p>-3.91652300981311</text:p>
          </table:table-cell>
          <table:table-cell office:value-type="float" office:value="31.4335994607886" calcext:value-type="float">
            <text:p>31.4335994607886</text:p>
          </table:table-cell>
          <table:table-cell office:value-type="float" office:value="1.00905041589204" calcext:value-type="float">
            <text:p>1.00905041589204</text:p>
          </table:table-cell>
          <table:table-cell table:number-columns-repeated="5"/>
        </table:table-row>
        <table:table-row table:style-name="ro1">
          <table:table-cell office:value-type="float" office:value="-3.86825370471646" calcext:value-type="float">
            <text:p>-3.86825370471646</text:p>
          </table:table-cell>
          <table:table-cell office:value-type="float" office:value="31.5102923487853" calcext:value-type="float">
            <text:p>31.5102923487853</text:p>
          </table:table-cell>
          <table:table-cell office:value-type="float" office:value="1.10978029406534" calcext:value-type="float">
            <text:p>1.10978029406534</text:p>
          </table:table-cell>
          <table:table-cell table:number-columns-repeated="5"/>
        </table:table-row>
        <table:table-row table:style-name="ro1">
          <table:table-cell office:value-type="float" office:value="-3.82794128289782" calcext:value-type="float">
            <text:p>-3.82794128289782</text:p>
          </table:table-cell>
          <table:table-cell office:value-type="float" office:value="31.5914504262077" calcext:value-type="float">
            <text:p>31.5914504262077</text:p>
          </table:table-cell>
          <table:table-cell office:value-type="float" office:value="1.21051017223862" calcext:value-type="float">
            <text:p>1.21051017223862</text:p>
          </table:table-cell>
          <table:table-cell table:number-columns-repeated="5"/>
        </table:table-row>
        <table:table-row table:style-name="ro1">
          <table:table-cell office:value-type="float" office:value="-3.79599442894654" calcext:value-type="float">
            <text:p>-3.79599442894654</text:p>
          </table:table-cell>
          <table:table-cell office:value-type="float" office:value="31.6762509179893" calcext:value-type="float">
            <text:p>31.6762509179893</text:p>
          </table:table-cell>
          <table:table-cell office:value-type="float" office:value="1.26087511132527" calcext:value-type="float">
            <text:p>1.26087511132527</text:p>
          </table:table-cell>
          <table:table-cell table:number-columns-repeated="5"/>
        </table:table-row>
        <table:table-row table:style-name="ro1">
          <table:table-cell office:value-type="float" office:value="-3.77542249859186" calcext:value-type="float">
            <text:p>-3.77542249859186</text:p>
          </table:table-cell>
          <table:table-cell office:value-type="float" office:value="31.7404898929032" calcext:value-type="float">
            <text:p>31.7404898929032</text:p>
          </table:table-cell>
          <table:table-cell office:value-type="float" office:value="0.920564131747446" calcext:value-type="float">
            <text:p>0.920564131747446</text:p>
          </table:table-cell>
          <table:table-cell table:number-columns-repeated="5"/>
        </table:table-row>
        <table:table-row table:style-name="ro1">
          <table:table-cell office:value-type="float" office:value="-3.7589679891531" calcext:value-type="float">
            <text:p>-3.7589679891531</text:p>
          </table:table-cell>
          <table:table-cell office:value-type="float" office:value="31.7621243132945" calcext:value-type="float">
            <text:p>31.7621243132945</text:p>
          </table:table-cell>
          <table:table-cell office:value-type="float" office:value="0.977950858396025" calcext:value-type="float">
            <text:p>0.977950858396025</text:p>
          </table:table-cell>
          <table:table-cell table:number-columns-repeated="5"/>
        </table:table-row>
        <table:table-row table:style-name="ro1">
          <table:table-cell office:value-type="float" office:value="-3.70128573132293" calcext:value-type="float">
            <text:p>-3.70128573132293</text:p>
          </table:table-cell>
          <table:table-cell office:value-type="float" office:value="31.8477463616019" calcext:value-type="float">
            <text:p>31.8477463616019</text:p>
          </table:table-cell>
          <table:table-cell office:value-type="float" office:value="1.09272431169316" calcext:value-type="float">
            <text:p>1.09272431169316</text:p>
          </table:table-cell>
          <table:table-cell table:number-columns-repeated="5"/>
        </table:table-row>
        <table:table-row table:style-name="ro1">
          <table:table-cell office:value-type="float" office:value="-3.65378855621524" calcext:value-type="float">
            <text:p>-3.65378855621524</text:p>
          </table:table-cell>
          <table:table-cell office:value-type="float" office:value="31.9394109479018" calcext:value-type="float">
            <text:p>31.9394109479018</text:p>
          </table:table-cell>
          <table:table-cell office:value-type="float" office:value="1.15011103834171" calcext:value-type="float">
            <text:p>1.15011103834171</text:p>
          </table:table-cell>
          <table:table-cell table:number-columns-repeated="5"/>
        </table:table-row>
        <table:table-row table:style-name="ro1">
          <table:table-cell office:value-type="float" office:value="-3.58035576501837" calcext:value-type="float">
            <text:p>-3.58035576501837</text:p>
          </table:table-cell>
          <table:table-cell office:value-type="float" office:value="32.1035451737619" calcext:value-type="float">
            <text:p>32.1035451737619</text:p>
          </table:table-cell>
          <table:table-cell office:value-type="float" office:value="1.08900287640116" calcext:value-type="float">
            <text:p>1.08900287640116</text:p>
          </table:table-cell>
          <table:table-cell table:number-columns-repeated="5"/>
        </table:table-row>
        <table:table-row table:style-name="ro1">
          <table:table-cell office:value-type="float" office:value="-3.53517424944578" calcext:value-type="float">
            <text:p>-3.53517424944578</text:p>
          </table:table-cell>
          <table:table-cell office:value-type="float" office:value="32.1899520626644" calcext:value-type="float">
            <text:p>32.1899520626644</text:p>
          </table:table-cell>
          <table:table-cell office:value-type="float" office:value="0.920564211673714" calcext:value-type="float">
            <text:p>0.920564211673714</text:p>
          </table:table-cell>
          <table:table-cell table:number-columns-repeated="5"/>
        </table:table-row>
        <table:table-row table:style-name="ro1">
          <table:table-cell office:value-type="float" office:value="-3.46263577315636" calcext:value-type="float">
            <text:p>-3.46263577315636</text:p>
          </table:table-cell>
          <table:table-cell office:value-type="float" office:value="32.2853258054517" calcext:value-type="float">
            <text:p>32.2853258054517</text:p>
          </table:table-cell>
          <table:table-cell office:value-type="float" office:value="0.976357003085674" calcext:value-type="float">
            <text:p>0.976357003085674</text:p>
          </table:table-cell>
          <table:table-cell table:number-columns-repeated="5"/>
        </table:table-row>
        <table:table-row table:style-name="ro1">
          <table:table-cell office:value-type="float" office:value="-3.40642136112326" calcext:value-type="float">
            <text:p>-3.40642136112326</text:p>
          </table:table-cell>
          <table:table-cell office:value-type="float" office:value="32.3684826846352" calcext:value-type="float">
            <text:p>32.3684826846352</text:p>
          </table:table-cell>
          <table:table-cell office:value-type="float" office:value="1.03214979449757" calcext:value-type="float">
            <text:p>1.03214979449757</text:p>
          </table:table-cell>
          <table:table-cell table:number-columns-repeated="5"/>
        </table:table-row>
        <table:table-row table:style-name="ro1">
          <table:table-cell office:value-type="float" office:value="-3.32859933839831" calcext:value-type="float">
            <text:p>-3.32859933839831</text:p>
          </table:table-cell>
          <table:table-cell office:value-type="float" office:value="32.498708843694" calcext:value-type="float">
            <text:p>32.498708843694</text:p>
          </table:table-cell>
          <table:table-cell office:value-type="float" office:value="0.965846652311466" calcext:value-type="float">
            <text:p>0.965846652311466</text:p>
          </table:table-cell>
          <table:table-cell table:number-columns-repeated="5"/>
        </table:table-row>
        <table:table-row table:style-name="ro1">
          <table:table-cell office:value-type="float" office:value="-3.26090783386326" calcext:value-type="float">
            <text:p>-3.26090783386326</text:p>
          </table:table-cell>
          <table:table-cell office:value-type="float" office:value="32.5966098760392" calcext:value-type="float">
            <text:p>32.5966098760392</text:p>
          </table:table-cell>
          <table:table-cell office:value-type="float" office:value="1.02599122453017" calcext:value-type="float">
            <text:p>1.02599122453017</text:p>
          </table:table-cell>
          <table:table-cell table:number-columns-repeated="5"/>
        </table:table-row>
        <table:table-row table:style-name="ro1">
          <table:table-cell office:value-type="float" office:value="-3.20483563604094" calcext:value-type="float">
            <text:p>-3.20483563604094</text:p>
          </table:table-cell>
          <table:table-cell office:value-type="float" office:value="32.6891412796408" calcext:value-type="float">
            <text:p>32.6891412796408</text:p>
          </table:table-cell>
          <table:table-cell office:value-type="float" office:value="1.08613579674886" calcext:value-type="float">
            <text:p>1.08613579674886</text:p>
          </table:table-cell>
          <table:table-cell table:number-columns-repeated="5"/>
        </table:table-row>
        <table:table-row table:style-name="ro1">
          <table:table-cell office:value-type="float" office:value="-3.14816120492853" calcext:value-type="float">
            <text:p>-3.14816120492853</text:p>
          </table:table-cell>
          <table:table-cell office:value-type="float" office:value="32.7967750072937" calcext:value-type="float">
            <text:p>32.7967750072937</text:p>
          </table:table-cell>
          <table:table-cell office:value-type="float" office:value="0.993074174557008" calcext:value-type="float">
            <text:p>0.993074174557008</text:p>
          </table:table-cell>
          <table:table-cell table:number-columns-repeated="5"/>
        </table:table-row>
        <table:table-row table:style-name="ro1">
          <table:table-cell office:value-type="float" office:value="-3.08727561088251" calcext:value-type="float">
            <text:p>-3.08727561088251</text:p>
          </table:table-cell>
          <table:table-cell office:value-type="float" office:value="32.8901696105463" calcext:value-type="float">
            <text:p>32.8901696105463</text:p>
          </table:table-cell>
          <table:table-cell office:value-type="float" office:value="0.920564317509822" calcext:value-type="float">
            <text:p>0.920564317509822</text:p>
          </table:table-cell>
          <table:table-cell table:number-columns-repeated="5"/>
        </table:table-row>
        <table:table-row table:style-name="ro1">
          <table:table-cell office:value-type="float" office:value="-2.98850437474893" calcext:value-type="float">
            <text:p>-2.98850437474893</text:p>
          </table:table-cell>
          <table:table-cell office:value-type="float" office:value="33.0200342702524" calcext:value-type="float">
            <text:p>33.0200342702524</text:p>
          </table:table-cell>
          <table:table-cell office:value-type="float" office:value="0.972373174147052" calcext:value-type="float">
            <text:p>0.972373174147052</text:p>
          </table:table-cell>
          <table:table-cell table:number-columns-repeated="5"/>
        </table:table-row>
        <table:table-row table:style-name="ro1">
          <table:table-cell office:value-type="float" office:value="-2.93599303917119" calcext:value-type="float">
            <text:p>-2.93599303917119</text:p>
          </table:table-cell>
          <table:table-cell office:value-type="float" office:value="33.0970501910101" calcext:value-type="float">
            <text:p>33.0970501910101</text:p>
          </table:table-cell>
          <table:table-cell office:value-type="float" office:value="1.02418203078431" calcext:value-type="float">
            <text:p>1.02418203078431</text:p>
          </table:table-cell>
          <table:table-cell table:number-columns-repeated="5"/>
        </table:table-row>
        <table:table-row table:style-name="ro1">
          <table:table-cell office:value-type="float" office:value="-2.83439346390619" calcext:value-type="float">
            <text:p>-2.83439346390619</text:p>
          </table:table-cell>
          <table:table-cell office:value-type="float" office:value="33.2640293943024" calcext:value-type="float">
            <text:p>33.2640293943024</text:p>
          </table:table-cell>
          <table:table-cell office:value-type="float" office:value="1.02418205214571" calcext:value-type="float">
            <text:p>1.02418205214571</text:p>
          </table:table-cell>
          <table:table-cell table:number-columns-repeated="5"/>
        </table:table-row>
        <table:table-row table:style-name="ro1">
          <table:table-cell office:value-type="float" office:value="-2.7473531261147" calcext:value-type="float">
            <text:p>-2.7473531261147</text:p>
          </table:table-cell>
          <table:table-cell office:value-type="float" office:value="33.4070804545057" calcext:value-type="float">
            <text:p>33.4070804545057</text:p>
          </table:table-cell>
          <table:table-cell office:value-type="float" office:value="0.961959034142248" calcext:value-type="float">
            <text:p>0.961959034142248</text:p>
          </table:table-cell>
          <table:table-cell table:number-columns-repeated="5"/>
        </table:table-row>
        <table:table-row table:style-name="ro1">
          <table:table-cell office:value-type="float" office:value="-2.68089407170641" calcext:value-type="float">
            <text:p>-2.68089407170641</text:p>
          </table:table-cell>
          <table:table-cell office:value-type="float" office:value="33.5024046751121" calcext:value-type="float">
            <text:p>33.5024046751121</text:p>
          </table:table-cell>
          <table:table-cell office:value-type="float" office:value="0.920564411170593" calcext:value-type="float">
            <text:p>0.920564411170593</text:p>
          </table:table-cell>
          <table:table-cell table:number-columns-repeated="5"/>
        </table:table-row>
        <table:table-row table:style-name="ro1">
          <table:table-cell office:value-type="float" office:value="-2.59057274178347" calcext:value-type="float">
            <text:p>-2.59057274178347</text:p>
          </table:table-cell>
          <table:table-cell office:value-type="float" office:value="33.6211594008177" calcext:value-type="float">
            <text:p>33.6211594008177</text:p>
          </table:table-cell>
          <table:table-cell office:value-type="float" office:value="0.939625115383073" calcext:value-type="float">
            <text:p>0.939625115383073</text:p>
          </table:table-cell>
          <table:table-cell table:number-columns-repeated="5"/>
        </table:table-row>
        <table:table-row table:style-name="ro1">
          <table:table-cell office:value-type="float" office:value="-2.57032838709511" calcext:value-type="float">
            <text:p>-2.57032838709511</text:p>
          </table:table-cell>
          <table:table-cell office:value-type="float" office:value="33.648856862762" calcext:value-type="float">
            <text:p>33.648856862762</text:p>
          </table:table-cell>
          <table:table-cell office:value-type="float" office:value="0.958685819595456" calcext:value-type="float">
            <text:p>0.958685819595456</text:p>
          </table:table-cell>
          <table:table-cell table:number-columns-repeated="5"/>
        </table:table-row>
        <table:table-row table:style-name="ro1">
          <table:table-cell office:value-type="float" office:value="-2.46945121256449" calcext:value-type="float">
            <text:p>-2.46945121256449</text:p>
          </table:table-cell>
          <table:table-cell office:value-type="float" office:value="33.7925432431327" calcext:value-type="float">
            <text:p>33.7925432431327</text:p>
          </table:table-cell>
          <table:table-cell office:value-type="float" office:value="0.955892113410303" calcext:value-type="float">
            <text:p>0.955892113410303</text:p>
          </table:table-cell>
          <table:table-cell table:number-columns-repeated="5"/>
        </table:table-row>
        <table:table-row table:style-name="ro1">
          <table:table-cell office:value-type="float" office:value="-2.36011028676275" calcext:value-type="float">
            <text:p>-2.36011028676275</text:p>
          </table:table-cell>
          <table:table-cell office:value-type="float" office:value="33.9473635926714" calcext:value-type="float">
            <text:p>33.9473635926714</text:p>
          </table:table-cell>
          <table:table-cell office:value-type="float" office:value="0.977427066608085" calcext:value-type="float">
            <text:p>0.977427066608085</text:p>
          </table:table-cell>
          <table:table-cell table:number-columns-repeated="5"/>
        </table:table-row>
        <table:table-row table:style-name="ro1">
          <table:table-cell office:value-type="float" office:value="-2.33843738635164" calcext:value-type="float">
            <text:p>-2.33843738635164</text:p>
          </table:table-cell>
          <table:table-cell office:value-type="float" office:value="33.9794979475992" calcext:value-type="float">
            <text:p>33.9794979475992</text:p>
          </table:table-cell>
          <table:table-cell office:value-type="float" office:value="0.998962019805584" calcext:value-type="float">
            <text:p>0.998962019805584</text:p>
          </table:table-cell>
          <table:table-cell table:number-columns-repeated="5"/>
        </table:table-row>
        <table:table-row table:style-name="ro1">
          <table:table-cell office:value-type="float" office:value="-2.3344790572342" calcext:value-type="float">
            <text:p>-2.3344790572342</text:p>
          </table:table-cell>
          <table:table-cell office:value-type="float" office:value="33.9856486283367" calcext:value-type="float">
            <text:p>33.9856486283367</text:p>
          </table:table-cell>
          <table:table-cell office:value-type="float" office:value="0.636796716004674" calcext:value-type="float">
            <text:p>0.636796716004674</text:p>
          </table:table-cell>
          <table:table-cell table:number-columns-repeated="5"/>
        </table:table-row>
        <table:table-row table:style-name="ro1">
          <table:table-cell office:value-type="float" office:value="-2.33149648003149" calcext:value-type="float">
            <text:p>-2.33149648003149</text:p>
          </table:table-cell>
          <table:table-cell office:value-type="float" office:value="33.9878544727683" calcext:value-type="float">
            <text:p>33.9878544727683</text:p>
          </table:table-cell>
          <table:table-cell office:value-type="float" office:value="0.678503568556467" calcext:value-type="float">
            <text:p>0.678503568556467</text:p>
          </table:table-cell>
          <table:table-cell table:number-columns-repeated="5"/>
        </table:table-row>
        <table:table-row table:style-name="ro1">
          <table:table-cell office:value-type="float" office:value="-2.27306864938211" calcext:value-type="float">
            <text:p>-2.27306864938211</text:p>
          </table:table-cell>
          <table:table-cell office:value-type="float" office:value="34.0349583685755" calcext:value-type="float">
            <text:p>34.0349583685755</text:p>
          </table:table-cell>
          <table:table-cell office:value-type="float" office:value="0.761917273661126" calcext:value-type="float">
            <text:p>0.761917273661126</text:p>
          </table:table-cell>
          <table:table-cell table:number-columns-repeated="5"/>
        </table:table-row>
        <table:table-row table:style-name="ro1">
          <table:table-cell office:value-type="float" office:value="-2.2187685225333" calcext:value-type="float">
            <text:p>-2.2187685225333</text:p>
          </table:table-cell>
          <table:table-cell office:value-type="float" office:value="34.0867665206253" calcext:value-type="float">
            <text:p>34.0867665206253</text:p>
          </table:table-cell>
          <table:table-cell office:value-type="float" office:value="0.845330978765705" calcext:value-type="float">
            <text:p>0.845330978765705</text:p>
          </table:table-cell>
          <table:table-cell table:number-columns-repeated="5"/>
        </table:table-row>
        <table:table-row table:style-name="ro1">
          <table:table-cell office:value-type="float" office:value="-2.16897369240395" calcext:value-type="float">
            <text:p>-2.16897369240395</text:p>
          </table:table-cell>
          <table:table-cell office:value-type="float" office:value="34.1429186647251" calcext:value-type="float">
            <text:p>34.1429186647251</text:p>
          </table:table-cell>
          <table:table-cell office:value-type="float" office:value="0.887037831318026" calcext:value-type="float">
            <text:p>0.887037831318026</text:p>
          </table:table-cell>
          <table:table-cell table:number-columns-repeated="5"/>
        </table:table-row>
        <table:table-row table:style-name="ro1">
          <table:table-cell office:value-type="float" office:value="-2.04197429788746" calcext:value-type="float">
            <text:p>-2.04197429788746</text:p>
          </table:table-cell>
          <table:table-cell office:value-type="float" office:value="34.2987659044278" calcext:value-type="float">
            <text:p>34.2987659044278</text:p>
          </table:table-cell>
          <table:table-cell office:value-type="float" office:value="0.921465021038744" calcext:value-type="float">
            <text:p>0.921465021038744</text:p>
          </table:table-cell>
          <table:table-cell table:number-columns-repeated="5"/>
        </table:table-row>
        <table:table-row table:style-name="ro1">
          <table:table-cell office:value-type="float" office:value="-2.00451193492146" calcext:value-type="float">
            <text:p>-2.00451193492146</text:p>
          </table:table-cell>
          <table:table-cell office:value-type="float" office:value="34.3481136921768" calcext:value-type="float">
            <text:p>34.3481136921768</text:p>
          </table:table-cell>
          <table:table-cell office:value-type="float" office:value="0.955892210759547" calcext:value-type="float">
            <text:p>0.955892210759547</text:p>
          </table:table-cell>
          <table:table-cell table:number-columns-repeated="5"/>
        </table:table-row>
        <table:table-row table:style-name="ro1">
          <table:table-cell office:value-type="float" office:value="-1.91373522866765" calcext:value-type="float">
            <text:p>-1.91373522866765</text:p>
          </table:table-cell>
          <table:table-cell office:value-type="float" office:value="34.4766482202376" calcext:value-type="float">
            <text:p>34.4766482202376</text:p>
          </table:table-cell>
          <table:table-cell office:value-type="float" office:value="0.881620794048083" calcext:value-type="float">
            <text:p>0.881620794048083</text:p>
          </table:table-cell>
          <table:table-cell table:number-columns-repeated="5"/>
        </table:table-row>
        <table:table-row table:style-name="ro1">
          <table:table-cell office:value-type="float" office:value="-1.82493204621711" calcext:value-type="float">
            <text:p>-1.82493204621711</text:p>
          </table:table-cell>
          <table:table-cell office:value-type="float" office:value="34.5844254857495" calcext:value-type="float">
            <text:p>34.5844254857495</text:p>
          </table:table-cell>
          <table:table-cell office:value-type="float" office:value="0.901092696477356" calcext:value-type="float">
            <text:p>0.901092696477356</text:p>
          </table:table-cell>
          <table:table-cell table:number-columns-repeated="5"/>
        </table:table-row>
        <table:table-row table:style-name="ro1">
          <table:table-cell office:value-type="float" office:value="-1.80317636265614" calcext:value-type="float">
            <text:p>-1.80317636265614</text:p>
          </table:table-cell>
          <table:table-cell office:value-type="float" office:value="34.6119026968582" calcext:value-type="float">
            <text:p>34.6119026968582</text:p>
          </table:table-cell>
          <table:table-cell office:value-type="float" office:value="0.920564598906547" calcext:value-type="float">
            <text:p>0.920564598906547</text:p>
          </table:table-cell>
          <table:table-cell table:number-columns-repeated="5"/>
        </table:table-row>
        <table:table-row table:style-name="ro1">
          <table:table-cell office:value-type="float" office:value="-1.74247392205437" calcext:value-type="float">
            <text:p>-1.74247392205437</text:p>
          </table:table-cell>
          <table:table-cell office:value-type="float" office:value="34.6917144589097" calcext:value-type="float">
            <text:p>34.6917144589097</text:p>
          </table:table-cell>
          <table:table-cell office:value-type="float" office:value="0.801657796587603" calcext:value-type="float">
            <text:p>0.801657796587603</text:p>
          </table:table-cell>
          <table:table-cell table:number-columns-repeated="5"/>
        </table:table-row>
        <table:table-row table:style-name="ro1">
          <table:table-cell office:value-type="float" office:value="-1.66120083054823" calcext:value-type="float">
            <text:p>-1.66120083054823</text:p>
          </table:table-cell>
          <table:table-cell office:value-type="float" office:value="34.7756744159611" calcext:value-type="float">
            <text:p>34.7756744159611</text:p>
          </table:table-cell>
          <table:table-cell office:value-type="float" office:value="0.850983894423722" calcext:value-type="float">
            <text:p>0.850983894423722</text:p>
          </table:table-cell>
          <table:table-cell table:number-columns-repeated="5"/>
        </table:table-row>
        <table:table-row table:style-name="ro1">
          <table:table-cell office:value-type="float" office:value="-1.60269231327103" calcext:value-type="float">
            <text:p>-1.60269231327103</text:p>
          </table:table-cell>
          <table:table-cell office:value-type="float" office:value="34.8424088839782" calcext:value-type="float">
            <text:p>34.8424088839782</text:p>
          </table:table-cell>
          <table:table-cell office:value-type="float" office:value="0.949636090096024" calcext:value-type="float">
            <text:p>0.949636090096024</text:p>
          </table:table-cell>
          <table:table-cell table:number-columns-repeated="5"/>
        </table:table-row>
        <table:table-row table:style-name="ro1">
          <table:table-cell office:value-type="float" office:value="-1.55104110336022" calcext:value-type="float">
            <text:p>-1.55104110336022</text:p>
          </table:table-cell>
          <table:table-cell office:value-type="float" office:value="34.9145815126559" calcext:value-type="float">
            <text:p>34.9145815126559</text:p>
          </table:table-cell>
          <table:table-cell office:value-type="float" office:value="0.998962187932138" calcext:value-type="float">
            <text:p>0.998962187932138</text:p>
          </table:table-cell>
          <table:table-cell table:number-columns-repeated="5"/>
        </table:table-row>
        <table:table-row table:style-name="ro1">
          <table:table-cell office:value-type="float" office:value="-1.48580577571091" calcext:value-type="float">
            <text:p>-1.48580577571091</text:p>
          </table:table-cell>
          <table:table-cell office:value-type="float" office:value="35.0159479755017" calcext:value-type="float">
            <text:p>35.0159479755017</text:p>
          </table:table-cell>
          <table:table-cell office:value-type="float" office:value="0.884531801904659" calcext:value-type="float">
            <text:p>0.884531801904659</text:p>
          </table:table-cell>
          <table:table-cell table:number-columns-repeated="5"/>
        </table:table-row>
        <table:table-row table:style-name="ro1">
          <table:table-cell office:value-type="float" office:value="-1.40076776684215" calcext:value-type="float">
            <text:p>-1.40076776684215</text:p>
          </table:table-cell>
          <table:table-cell office:value-type="float" office:value="35.1197699333407" calcext:value-type="float">
            <text:p>35.1197699333407</text:p>
          </table:table-cell>
          <table:table-cell office:value-type="float" office:value="0.881620904183858" calcext:value-type="float">
            <text:p>0.881620904183858</text:p>
          </table:table-cell>
          <table:table-cell table:number-columns-repeated="5"/>
        </table:table-row>
        <table:table-row table:style-name="ro1">
          <table:table-cell office:value-type="float" office:value="-1.30200802024497" calcext:value-type="float">
            <text:p>-1.30200802024497</text:p>
          </table:table-cell>
          <table:table-cell office:value-type="float" office:value="35.2396311536917" calcext:value-type="float">
            <text:p>35.2396311536917</text:p>
          </table:table-cell>
          <table:table-cell office:value-type="float" office:value="0.845024614366226" calcext:value-type="float">
            <text:p>0.845024614366226</text:p>
          </table:table-cell>
          <table:table-cell table:number-columns-repeated="5"/>
        </table:table-row>
        <table:table-row table:style-name="ro1">
          <table:table-cell office:value-type="float" office:value="-1.19440673538527" calcext:value-type="float">
            <text:p>-1.19440673538527</text:p>
          </table:table-cell>
          <table:table-cell office:value-type="float" office:value="35.3608950526798" calcext:value-type="float">
            <text:p>35.3608950526798</text:p>
          </table:table-cell>
          <table:table-cell office:value-type="float" office:value="0.845024644169793" calcext:value-type="float">
            <text:p>0.845024644169793</text:p>
          </table:table-cell>
          <table:table-cell table:number-columns-repeated="5"/>
        </table:table-row>
        <table:table-row table:style-name="ro1">
          <table:table-cell office:value-type="float" office:value="-1.07587401084745" calcext:value-type="float">
            <text:p>-1.07587401084745</text:p>
          </table:table-cell>
          <table:table-cell office:value-type="float" office:value="35.494478412923" calcext:value-type="float">
            <text:p>35.494478412923</text:p>
          </table:table-cell>
          <table:table-cell office:value-type="float" office:value="0.861611678945098" calcext:value-type="float">
            <text:p>0.861611678945098</text:p>
          </table:table-cell>
          <table:table-cell table:number-columns-repeated="5"/>
        </table:table-row>
        <table:table-row table:style-name="ro1">
          <table:table-cell office:value-type="float" office:value="-1.0564317892249" calcext:value-type="float">
            <text:p>-1.0564317892249</text:p>
          </table:table-cell>
          <table:table-cell office:value-type="float" office:value="35.5171353891257" calcext:value-type="float">
            <text:p>35.5171353891257</text:p>
          </table:table-cell>
          <table:table-cell office:value-type="float" office:value="0.878198713720472" calcext:value-type="float">
            <text:p>0.878198713720472</text:p>
          </table:table-cell>
          <table:table-cell table:number-columns-repeated="5"/>
        </table:table-row>
        <table:table-row table:style-name="ro1">
          <table:table-cell office:value-type="float" office:value="-0.954832299428109" calcext:value-type="float">
            <text:p>-0.954832299428109</text:p>
          </table:table-cell>
          <table:table-cell office:value-type="float" office:value="35.6395868206922" calcext:value-type="float">
            <text:p>35.6395868206922</text:p>
          </table:table-cell>
          <table:table-cell office:value-type="float" office:value="0.878198735287927" calcext:value-type="float">
            <text:p>0.878198735287927</text:p>
          </table:table-cell>
          <table:table-cell table:number-columns-repeated="5"/>
        </table:table-row>
        <table:table-row table:style-name="ro1">
          <table:table-cell office:value-type="float" office:value="-0.875236963163684" calcext:value-type="float">
            <text:p>-0.875236963163684</text:p>
          </table:table-cell>
          <table:table-cell office:value-type="float" office:value="35.735518043564" calcext:value-type="float">
            <text:p>35.735518043564</text:p>
          </table:table-cell>
          <table:table-cell office:value-type="float" office:value="0.801657985013829" calcext:value-type="float">
            <text:p>0.801657985013829</text:p>
          </table:table-cell>
          <table:table-cell table:number-columns-repeated="5"/>
        </table:table-row>
        <table:table-row table:style-name="ro1">
          <table:table-cell office:value-type="float" office:value="-0.780671859339829" calcext:value-type="float">
            <text:p>-0.780671859339829</text:p>
          </table:table-cell>
          <table:table-cell office:value-type="float" office:value="35.8332094799564" calcext:value-type="float">
            <text:p>35.8332094799564</text:p>
          </table:table-cell>
          <table:table-cell office:value-type="float" office:value="0.843094976041534" calcext:value-type="float">
            <text:p>0.843094976041534</text:p>
          </table:table-cell>
          <table:table-cell table:number-columns-repeated="5"/>
        </table:table-row>
        <table:table-row table:style-name="ro1">
          <table:table-cell office:value-type="float" office:value="-0.73107441781931" calcext:value-type="float">
            <text:p>-0.73107441781931</text:p>
          </table:table-cell>
          <table:table-cell office:value-type="float" office:value="35.8888877431108" calcext:value-type="float">
            <text:p>35.8888877431108</text:p>
          </table:table-cell>
          <table:table-cell office:value-type="float" office:value="0.884531967069215" calcext:value-type="float">
            <text:p>0.884531967069215</text:p>
          </table:table-cell>
          <table:table-cell table:number-columns-repeated="5"/>
        </table:table-row>
        <table:table-row table:style-name="ro1">
          <table:table-cell office:value-type="float" office:value="-0.649807387927724" calcext:value-type="float">
            <text:p>-0.649807387927724</text:p>
          </table:table-cell>
          <table:table-cell office:value-type="float" office:value="35.9881057881489" calcext:value-type="float">
            <text:p>35.9881057881489</text:p>
          </table:table-cell>
          <table:table-cell office:value-type="float" office:value="0.754026417737456" calcext:value-type="float">
            <text:p>0.754026417737456</text:p>
          </table:table-cell>
          <table:table-cell table:number-columns-repeated="5"/>
        </table:table-row>
        <table:table-row table:style-name="ro1">
          <table:table-cell office:value-type="float" office:value="-0.574144275254363" calcext:value-type="float">
            <text:p>-0.574144275254363</text:p>
          </table:table-cell>
          <table:table-cell office:value-type="float" office:value="36.059164471322" calcext:value-type="float">
            <text:p>36.059164471322</text:p>
          </table:table-cell>
          <table:table-cell office:value-type="float" office:value="0.777842237845611" calcext:value-type="float">
            <text:p>0.777842237845611</text:p>
          </table:table-cell>
          <table:table-cell table:number-columns-repeated="5"/>
        </table:table-row>
        <table:table-row table:style-name="ro1">
          <table:table-cell office:value-type="float" office:value="-0.543606399845771" calcext:value-type="float">
            <text:p>-0.543606399845771</text:p>
          </table:table-cell>
          <table:table-cell office:value-type="float" office:value="36.0892443150411" calcext:value-type="float">
            <text:p>36.0892443150411</text:p>
          </table:table-cell>
          <table:table-cell office:value-type="float" office:value="0.801658057953647" calcext:value-type="float">
            <text:p>0.801658057953647</text:p>
          </table:table-cell>
          <table:table-cell table:number-columns-repeated="5"/>
        </table:table-row>
        <table:table-row table:style-name="ro1">
          <table:table-cell office:value-type="float" office:value="-0.439984368049841" calcext:value-type="float">
            <text:p>-0.439984368049841</text:p>
          </table:table-cell>
          <table:table-cell office:value-type="float" office:value="36.196292118049" calcext:value-type="float">
            <text:p>36.196292118049</text:p>
          </table:table-cell>
          <table:table-cell office:value-type="float" office:value="0.754026461413192" calcext:value-type="float">
            <text:p>0.754026461413192</text:p>
          </table:table-cell>
          <table:table-cell table:number-columns-repeated="5"/>
        </table:table-row>
        <table:table-row table:style-name="ro1">
          <table:table-cell office:value-type="float" office:value="-0.337078851851816" calcext:value-type="float">
            <text:p>-0.337078851851816</text:p>
          </table:table-cell>
          <table:table-cell office:value-type="float" office:value="36.292935394461" calcext:value-type="float">
            <text:p>36.292935394461</text:p>
          </table:table-cell>
          <table:table-cell office:value-type="float" office:value="0.777842283353303" calcext:value-type="float">
            <text:p>0.777842283353303</text:p>
          </table:table-cell>
          <table:table-cell table:number-columns-repeated="5"/>
        </table:table-row>
        <table:table-row table:style-name="ro1">
          <table:table-cell office:value-type="float" office:value="-0.306540975463485" calcext:value-type="float">
            <text:p>-0.306540975463485</text:p>
          </table:table-cell>
          <table:table-cell office:value-type="float" office:value="36.3230152418832" calcext:value-type="float">
            <text:p>36.3230152418832</text:p>
          </table:table-cell>
          <table:table-cell office:value-type="float" office:value="0.801658105293308" calcext:value-type="float">
            <text:p>0.801658105293308</text:p>
          </table:table-cell>
          <table:table-cell table:number-columns-repeated="5"/>
        </table:table-row>
        <table:table-row table:style-name="ro1">
          <table:table-cell office:value-type="float" office:value="-0.188008283037968" calcext:value-type="float">
            <text:p>-0.188008283037968</text:p>
          </table:table-cell>
          <table:table-cell office:value-type="float" office:value="36.4454666674231" calcext:value-type="float">
            <text:p>36.4454666674231</text:p>
          </table:table-cell>
          <table:table-cell office:value-type="float" office:value="0.850984200739776" calcext:value-type="float">
            <text:p>0.850984200739776</text:p>
          </table:table-cell>
          <table:table-cell table:number-columns-repeated="5"/>
        </table:table-row>
        <table:table-row table:style-name="ro1">
          <table:table-cell office:value-type="float" office:value="-0.129499789034836" calcext:value-type="float">
            <text:p>-0.129499789034836</text:p>
          </table:table-cell>
          <table:table-cell office:value-type="float" office:value="36.5122011501318" calcext:value-type="float">
            <text:p>36.5122011501318</text:p>
          </table:table-cell>
          <table:table-cell office:value-type="float" office:value="0.949636391632657" calcext:value-type="float">
            <text:p>0.949636391632657</text:p>
          </table:table-cell>
          <table:table-cell table:number-columns-repeated="5"/>
        </table:table-row>
        <table:table-row table:style-name="ro1">
          <table:table-cell office:value-type="float" office:value="-0.0778486033870146" calcext:value-type="float">
            <text:p>-0.077848603387015</text:p>
          </table:table-cell>
          <table:table-cell office:value-type="float" office:value="36.5843737908906" calcext:value-type="float">
            <text:p>36.5843737908906</text:p>
          </table:table-cell>
          <table:table-cell office:value-type="float" office:value="0.99896248707911" calcext:value-type="float">
            <text:p>0.99896248707911</text:p>
          </table:table-cell>
          <table:table-cell table:number-columns-repeated="5"/>
        </table:table-row>
        <table:table-row table:style-name="ro1">
          <table:table-cell office:value-type="float" office:value="-0.0414183531582124" calcext:value-type="float">
            <text:p>-0.041418353158213</text:p>
          </table:table-cell>
          <table:table-cell office:value-type="float" office:value="36.6409812789928" calcext:value-type="float">
            <text:p>36.6409812789928</text:p>
          </table:table-cell>
          <table:table-cell office:value-type="float" office:value="0.76716862496238" calcext:value-type="float">
            <text:p>0.76716862496238</text:p>
          </table:table-cell>
          <table:table-cell table:number-columns-repeated="5"/>
        </table:table-row>
        <table:table-row table:style-name="ro1">
          <table:table-cell office:value-type="float" office:value="0.0101543650297644" calcext:value-type="float">
            <text:p>0.010154365029765</text:p>
          </table:table-cell>
          <table:table-cell office:value-type="float" office:value="36.690707165786" calcext:value-type="float">
            <text:p>36.690707165786</text:p>
          </table:table-cell>
          <table:table-cell office:value-type="float" office:value="0.825850379309109" calcext:value-type="float">
            <text:p>0.825850379309109</text:p>
          </table:table-cell>
          <table:table-cell table:number-columns-repeated="5"/>
        </table:table-row>
        <table:table-row table:style-name="ro1">
          <table:table-cell office:value-type="float" office:value="0.0817213128801535" calcext:value-type="float">
            <text:p>0.081721312880154</text:p>
          </table:table-cell>
          <table:table-cell office:value-type="float" office:value="36.7683117252987" calcext:value-type="float">
            <text:p>36.7683117252987</text:p>
          </table:table-cell>
          <table:table-cell office:value-type="float" office:value="0.884532133655826" calcext:value-type="float">
            <text:p>0.884532133655826</text:p>
          </table:table-cell>
          <table:table-cell table:number-columns-repeated="5"/>
        </table:table-row>
        <table:table-row table:style-name="ro1">
          <table:table-cell office:value-type="float" office:value="0.148904326107639" calcext:value-type="float">
            <text:p>0.148904326107639</text:p>
          </table:table-cell>
          <table:table-cell office:value-type="float" office:value="36.8503347733457" calcext:value-type="float">
            <text:p>36.8503347733457</text:p>
          </table:table-cell>
          <table:table-cell office:value-type="float" office:value="0.704932656315064" calcext:value-type="float">
            <text:p>0.704932656315064</text:p>
          </table:table-cell>
          <table:table-cell table:number-columns-repeated="5"/>
        </table:table-row>
        <table:table-row table:style-name="ro1">
          <table:table-cell office:value-type="float" office:value="0.231114066349321" calcext:value-type="float">
            <text:p>0.231114066349321</text:p>
          </table:table-cell>
          <table:table-cell office:value-type="float" office:value="36.9202751831084" calcext:value-type="float">
            <text:p>36.9202751831084</text:p>
          </table:table-cell>
          <table:table-cell office:value-type="float" office:value="0.774978803872777" calcext:value-type="float">
            <text:p>0.774978803872777</text:p>
          </table:table-cell>
          <table:table-cell table:number-columns-repeated="5"/>
        </table:table-row>
        <table:table-row table:style-name="ro1">
          <table:table-cell office:value-type="float" office:value="0.321118687533693" calcext:value-type="float">
            <text:p>0.321118687533693</text:p>
          </table:table-cell>
          <table:table-cell office:value-type="float" office:value="37.0084234976293" calcext:value-type="float">
            <text:p>37.0084234976293</text:p>
          </table:table-cell>
          <table:table-cell office:value-type="float" office:value="0.845024951430418" calcext:value-type="float">
            <text:p>0.845024951430418</text:p>
          </table:table-cell>
          <table:table-cell table:number-columns-repeated="5"/>
        </table:table-row>
        <table:table-row table:style-name="ro1">
          <table:table-cell office:value-type="float" office:value="0.34442096918757" calcext:value-type="float">
            <text:p>0.34442096918757</text:p>
          </table:table-cell>
          <table:table-cell office:value-type="float" office:value="37.0346845915454" calcext:value-type="float">
            <text:p>37.0346845915454</text:p>
          </table:table-cell>
          <table:table-cell office:value-type="float" office:value="0.528838287751196" calcext:value-type="float">
            <text:p>0.528838287751196</text:p>
          </table:table-cell>
          <table:table-cell table:number-columns-repeated="5"/>
        </table:table-row>
        <table:table-row table:style-name="ro1">
          <table:table-cell office:value-type="float" office:value="0.372939198025212" calcext:value-type="float">
            <text:p>0.372939198025212</text:p>
          </table:table-cell>
          <table:table-cell office:value-type="float" office:value="37.0513494337872" calcext:value-type="float">
            <text:p>37.0513494337872</text:p>
          </table:table-cell>
          <table:table-cell office:value-type="float" office:value="0.572861899478232" calcext:value-type="float">
            <text:p>0.572861899478232</text:p>
          </table:table-cell>
          <table:table-cell table:number-columns-repeated="5"/>
        </table:table-row>
        <table:table-row table:style-name="ro1">
          <table:table-cell office:value-type="float" office:value="0.439509376085378" calcext:value-type="float">
            <text:p>0.439509376085378</text:p>
          </table:table-cell>
          <table:table-cell office:value-type="float" office:value="37.0942881084694" calcext:value-type="float">
            <text:p>37.0942881084694</text:p>
          </table:table-cell>
          <table:table-cell office:value-type="float" office:value="0.660909122932449" calcext:value-type="float">
            <text:p>0.660909122932449</text:p>
          </table:table-cell>
          <table:table-cell table:number-columns-repeated="5"/>
        </table:table-row>
        <table:table-row table:style-name="ro1">
          <table:table-cell office:value-type="float" office:value="0.502045936149088" calcext:value-type="float">
            <text:p>0.502045936149088</text:p>
          </table:table-cell>
          <table:table-cell office:value-type="float" office:value="37.1429142027587" calcext:value-type="float">
            <text:p>37.1429142027587</text:p>
          </table:table-cell>
          <table:table-cell office:value-type="float" office:value="0.704932734659495" calcext:value-type="float">
            <text:p>0.704932734659495</text:p>
          </table:table-cell>
          <table:table-cell table:number-columns-repeated="5"/>
        </table:table-row>
        <table:table-row table:style-name="ro1">
          <table:table-cell office:value-type="float" office:value="0.645978456324171" calcext:value-type="float">
            <text:p>0.645978456324171</text:p>
          </table:table-cell>
          <table:table-cell office:value-type="float" office:value="37.2653656423036" calcext:value-type="float">
            <text:p>37.2653656423036</text:p>
          </table:table-cell>
          <table:table-cell office:value-type="float" office:value="0.736050759836604" calcext:value-type="float">
            <text:p>0.736050759836604</text:p>
          </table:table-cell>
          <table:table-cell table:number-columns-repeated="5"/>
        </table:table-row>
        <table:table-row table:style-name="ro1">
          <table:table-cell office:value-type="float" office:value="0.687484020794478" calcext:value-type="float">
            <text:p>0.687484020794478</text:p>
          </table:table-cell>
          <table:table-cell office:value-type="float" office:value="37.3029644401592" calcext:value-type="float">
            <text:p>37.3029644401592</text:p>
          </table:table-cell>
          <table:table-cell office:value-type="float" office:value="0.76716878501368" calcext:value-type="float">
            <text:p>0.76716878501368</text:p>
          </table:table-cell>
          <table:table-cell table:number-columns-repeated="5"/>
        </table:table-row>
        <table:table-row table:style-name="ro1">
          <table:table-cell office:value-type="float" office:value="0.808313466559717" calcext:value-type="float">
            <text:p>0.808313466559717</text:p>
          </table:table-cell>
          <table:table-cell office:value-type="float" office:value="37.4194669918394" calcext:value-type="float">
            <text:p>37.4194669918394</text:p>
          </table:table-cell>
          <table:table-cell office:value-type="float" office:value="0.748123459853015" calcext:value-type="float">
            <text:p>0.748123459853015</text:p>
          </table:table-cell>
          <table:table-cell table:number-columns-repeated="5"/>
        </table:table-row>
        <table:table-row table:style-name="ro1">
          <table:table-cell office:value-type="float" office:value="0.945963972061574" calcext:value-type="float">
            <text:p>0.945963972061574</text:p>
          </table:table-cell>
          <table:table-cell office:value-type="float" office:value="37.547220073063" calcext:value-type="float">
            <text:p>37.547220073063</text:p>
          </table:table-cell>
          <table:table-cell office:value-type="float" office:value="0.814872427260119" calcext:value-type="float">
            <text:p>0.814872427260119</text:p>
          </table:table-cell>
          <table:table-cell table:number-columns-repeated="5"/>
        </table:table-row>
        <table:table-row table:style-name="ro1">
          <table:table-cell office:value-type="float" office:value="1.02831975157237" calcext:value-type="float">
            <text:p>1.02831975157237</text:p>
          </table:table-cell>
          <table:table-cell office:value-type="float" office:value="37.6345795333706" calcext:value-type="float">
            <text:p>37.6345795333706</text:p>
          </table:table-cell>
          <table:table-cell office:value-type="float" office:value="0.881621394667238" calcext:value-type="float">
            <text:p>0.881621394667238</text:p>
          </table:table-cell>
          <table:table-cell table:number-columns-repeated="5"/>
        </table:table-row>
        <table:table-row table:style-name="ro1">
          <table:table-cell office:value-type="float" office:value="1.08769347192717" calcext:value-type="float">
            <text:p>1.08769347192717</text:p>
          </table:table-cell>
          <table:table-cell office:value-type="float" office:value="37.7066393951682" calcext:value-type="float">
            <text:p>37.7066393951682</text:p>
          </table:table-cell>
          <table:table-cell office:value-type="float" office:value="0.704932838731707" calcext:value-type="float">
            <text:p>0.704932838731707</text:p>
          </table:table-cell>
          <table:table-cell table:number-columns-repeated="5"/>
        </table:table-row>
        <table:table-row table:style-name="ro1">
          <table:table-cell office:value-type="float" office:value="1.17090885079099" calcext:value-type="float">
            <text:p>1.17090885079099</text:p>
          </table:table-cell>
          <table:table-cell office:value-type="float" office:value="37.7774353839446" calcext:value-type="float">
            <text:p>37.7774353839446</text:p>
          </table:table-cell>
          <table:table-cell office:value-type="float" office:value="0.712316232374588" calcext:value-type="float">
            <text:p>0.712316232374588</text:p>
          </table:table-cell>
          <table:table-cell table:number-columns-repeated="5"/>
        </table:table-row>
        <table:table-row table:style-name="ro1">
          <table:table-cell office:value-type="float" office:value="1.180967378655" calcext:value-type="float">
            <text:p>1.180967378655</text:p>
          </table:table-cell>
          <table:table-cell office:value-type="float" office:value="37.786121567981" calcext:value-type="float">
            <text:p>37.786121567981</text:p>
          </table:table-cell>
          <table:table-cell office:value-type="float" office:value="0.719699626017328" calcext:value-type="float">
            <text:p>0.719699626017328</text:p>
          </table:table-cell>
          <table:table-cell table:number-columns-repeated="5"/>
        </table:table-row>
        <table:table-row table:style-name="ro1">
          <table:table-cell office:value-type="float" office:value="1.28718876745201" calcext:value-type="float">
            <text:p>1.28718876745201</text:p>
          </table:table-cell>
          <table:table-cell office:value-type="float" office:value="37.8792285033606" calcext:value-type="float">
            <text:p>37.8792285033606</text:p>
          </table:table-cell>
          <table:table-cell office:value-type="float" office:value="0.658318877721735" calcext:value-type="float">
            <text:p>0.658318877721735</text:p>
          </table:table-cell>
          <table:table-cell table:number-columns-repeated="5"/>
        </table:table-row>
        <table:table-row table:style-name="ro1">
          <table:table-cell office:value-type="float" office:value="1.40926533974518" calcext:value-type="float">
            <text:p>1.40926533974518</text:p>
          </table:table-cell>
          <table:table-cell office:value-type="float" office:value="37.9736443180186" calcext:value-type="float">
            <text:p>37.9736443180186</text:p>
          </table:table-cell>
          <table:table-cell office:value-type="float" office:value="0.658318907625286" calcext:value-type="float">
            <text:p>0.658318907625286</text:p>
          </table:table-cell>
          <table:table-cell table:number-columns-repeated="5"/>
        </table:table-row>
        <table:table-row table:style-name="ro1">
          <table:table-cell office:value-type="float" office:value="1.55319784593536" calcext:value-type="float">
            <text:p>1.55319784593536</text:p>
          </table:table-cell>
          <table:table-cell office:value-type="float" office:value="38.0849638399561" calcext:value-type="float">
            <text:p>38.0849638399561</text:p>
          </table:table-cell>
          <table:table-cell office:value-type="float" office:value="0.65831893070385" calcext:value-type="float">
            <text:p>0.65831893070385</text:p>
          </table:table-cell>
          <table:table-cell table:number-columns-repeated="5"/>
        </table:table-row>
        <table:table-row table:style-name="ro1">
          <table:table-cell office:value-type="float" office:value="1.69713033139413" calcext:value-type="float">
            <text:p>1.69713033139413</text:p>
          </table:table-cell>
          <table:table-cell office:value-type="float" office:value="38.1962833511683" calcext:value-type="float">
            <text:p>38.1962833511683</text:p>
          </table:table-cell>
          <table:table-cell office:value-type="float" office:value="0.681625950495531" calcext:value-type="float">
            <text:p>0.681625950495531</text:p>
          </table:table-cell>
          <table:table-cell table:number-columns-repeated="5"/>
        </table:table-row>
        <table:table-row table:style-name="ro1">
          <table:table-cell office:value-type="float" office:value="1.72970567199873" calcext:value-type="float">
            <text:p>1.72970567199873</text:p>
          </table:table-cell>
          <table:table-cell office:value-type="float" office:value="38.2227134883564" calcext:value-type="float">
            <text:p>38.2227134883564</text:p>
          </table:table-cell>
          <table:table-cell office:value-type="float" office:value="0.704932970287275" calcext:value-type="float">
            <text:p>0.704932970287275</text:p>
          </table:table-cell>
          <table:table-cell table:number-columns-repeated="5"/>
        </table:table-row>
        <table:table-row table:style-name="ro1">
          <table:table-cell office:value-type="float" office:value="1.85027606300962" calcext:value-type="float">
            <text:p>1.85027606300962</text:p>
          </table:table-cell>
          <table:table-cell office:value-type="float" office:value="38.3252895078447" calcext:value-type="float">
            <text:p>38.3252895078447</text:p>
          </table:table-cell>
          <table:table-cell office:value-type="float" office:value="0.636797572588491" calcext:value-type="float">
            <text:p>0.636797572588491</text:p>
          </table:table-cell>
          <table:table-cell table:number-columns-repeated="5"/>
        </table:table-row>
        <table:table-row table:style-name="ro1">
          <table:table-cell office:value-type="float" office:value="1.96108087043768" calcext:value-type="float">
            <text:p>1.96108087043768</text:p>
          </table:table-cell>
          <table:table-cell office:value-type="float" office:value="38.4072383020477" calcext:value-type="float">
            <text:p>38.4072383020477</text:p>
          </table:table-cell>
          <table:table-cell office:value-type="float" office:value="0.670865297456415" calcext:value-type="float">
            <text:p>0.670865297456415</text:p>
          </table:table-cell>
          <table:table-cell table:number-columns-repeated="5"/>
        </table:table-row>
        <table:table-row table:style-name="ro1">
          <table:table-cell office:value-type="float" office:value="2.00910404880793" calcext:value-type="float">
            <text:p>2.00910404880793</text:p>
          </table:table-cell>
          <table:table-cell office:value-type="float" office:value="38.4453525486162" calcext:value-type="float">
            <text:p>38.4453525486162</text:p>
          </table:table-cell>
          <table:table-cell office:value-type="float" office:value="0.704933022324332" calcext:value-type="float">
            <text:p>0.704933022324332</text:p>
          </table:table-cell>
          <table:table-cell table:number-columns-repeated="5"/>
        </table:table-row>
        <table:table-row table:style-name="ro1">
          <table:table-cell office:value-type="float" office:value="2.11887280034744" calcext:value-type="float">
            <text:p>2.11887280034744</text:p>
          </table:table-cell>
          <table:table-cell office:value-type="float" office:value="38.5387390151434" calcext:value-type="float">
            <text:p>38.5387390151434</text:p>
          </table:table-cell>
          <table:table-cell office:value-type="float" office:value="0.605338566258282" calcext:value-type="float">
            <text:p>0.605338566258282</text:p>
          </table:table-cell>
          <table:table-cell table:number-columns-repeated="5"/>
        </table:table-row>
        <table:table-row table:style-name="ro1">
          <table:table-cell office:value-type="float" office:value="2.23405535377763" calcext:value-type="float">
            <text:p>2.23405535377763</text:p>
          </table:table-cell>
          <table:table-cell office:value-type="float" office:value="38.6184456713164" calcext:value-type="float">
            <text:p>38.6184456713164</text:p>
          </table:table-cell>
          <table:table-cell office:value-type="float" office:value="0.581561679427861" calcext:value-type="float">
            <text:p>0.581561679427861</text:p>
          </table:table-cell>
          <table:table-cell table:number-columns-repeated="5"/>
        </table:table-row>
        <table:table-row table:style-name="ro1">
          <table:table-cell office:value-type="float" office:value="2.36058013829192" calcext:value-type="float">
            <text:p>2.36058013829192</text:p>
          </table:table-cell>
          <table:table-cell office:value-type="float" office:value="38.7016234138954" calcext:value-type="float">
            <text:p>38.7016234138954</text:p>
          </table:table-cell>
          <table:table-cell office:value-type="float" office:value="0.619940384072661" calcext:value-type="float">
            <text:p>0.619940384072661</text:p>
          </table:table-cell>
          <table:table-cell table:number-columns-repeated="5"/>
        </table:table-row>
        <table:table-row table:style-name="ro1">
          <table:table-cell office:value-type="float" office:value="2.4167928108576" calcext:value-type="float">
            <text:p>2.4167928108576</text:p>
          </table:table-cell>
          <table:table-cell office:value-type="float" office:value="38.7417490881952" calcext:value-type="float">
            <text:p>38.7417490881952</text:p>
          </table:table-cell>
          <table:table-cell office:value-type="float" office:value="0.658319088717418" calcext:value-type="float">
            <text:p>0.658319088717418</text:p>
          </table:table-cell>
          <table:table-cell table:number-columns-repeated="5"/>
        </table:table-row>
        <table:table-row table:style-name="ro1">
          <table:table-cell office:value-type="float" office:value="2.56072527082805" calcext:value-type="float">
            <text:p>2.56072527082805</text:p>
          </table:table-cell>
          <table:table-cell office:value-type="float" office:value="38.853068616042" calcext:value-type="float">
            <text:p>38.853068616042</text:p>
          </table:table-cell>
          <table:table-cell office:value-type="float" office:value="0.729988884473748" calcext:value-type="float">
            <text:p>0.729988884473748</text:p>
          </table:table-cell>
          <table:table-cell table:number-columns-repeated="5"/>
        </table:table-row>
        <table:table-row table:style-name="ro1">
          <table:table-cell office:value-type="float" office:value="2.65677564470231" calcext:value-type="float">
            <text:p>2.65677564470231</text:p>
          </table:table-cell>
          <table:table-cell office:value-type="float" office:value="38.9390238566243" calcext:value-type="float">
            <text:p>38.9390238566243</text:p>
          </table:table-cell>
          <table:table-cell office:value-type="float" office:value="0.801658680230028" calcext:value-type="float">
            <text:p>0.801658680230028</text:p>
          </table:table-cell>
          <table:table-cell table:number-columns-repeated="5"/>
        </table:table-row>
        <table:table-row table:style-name="ro1">
          <table:table-cell office:value-type="float" office:value="2.73036855796794" calcext:value-type="float">
            <text:p>2.73036855796794</text:p>
          </table:table-cell>
          <table:table-cell office:value-type="float" office:value="39.0150498653333" calcext:value-type="float">
            <text:p>39.0150498653333</text:p>
          </table:table-cell>
          <table:table-cell office:value-type="float" office:value="0.658319139175619" calcext:value-type="float">
            <text:p>0.658319139175619</text:p>
          </table:table-cell>
          <table:table-cell table:number-columns-repeated="5"/>
        </table:table-row>
        <table:table-row table:style-name="ro1">
          <table:table-cell office:value-type="float" office:value="2.81821563061491" calcext:value-type="float">
            <text:p>2.81821563061491</text:p>
          </table:table-cell>
          <table:table-cell office:value-type="float" office:value="39.0829921187446" calcext:value-type="float">
            <text:p>39.0829921187446</text:p>
          </table:table-cell>
          <table:table-cell office:value-type="float" office:value="0.644343826171763" calcext:value-type="float">
            <text:p>0.644343826171763</text:p>
          </table:table-cell>
          <table:table-cell table:number-columns-repeated="5"/>
        </table:table-row>
        <table:table-row table:style-name="ro1">
          <table:table-cell office:value-type="float" office:value="2.92900534950434" calcext:value-type="float">
            <text:p>2.92900534950434</text:p>
          </table:table-cell>
          <table:table-cell office:value-type="float" office:value="39.166230382116" calcext:value-type="float">
            <text:p>39.166230382116</text:p>
          </table:table-cell>
          <table:table-cell office:value-type="float" office:value="0.636797775135513" calcext:value-type="float">
            <text:p>0.636797775135513</text:p>
          </table:table-cell>
          <table:table-cell table:number-columns-repeated="5"/>
        </table:table-row>
        <table:table-row table:style-name="ro1">
          <table:table-cell office:value-type="float" office:value="3.06174099211529" calcext:value-type="float">
            <text:p>3.06174099211529</text:p>
          </table:table-cell>
          <table:table-cell office:value-type="float" office:value="39.2643987804072" calcext:value-type="float">
            <text:p>39.2643987804072</text:p>
          </table:table-cell>
          <table:table-cell office:value-type="float" office:value="0.640570823802788" calcext:value-type="float">
            <text:p>0.640570823802788</text:p>
          </table:table-cell>
          <table:table-cell table:number-columns-repeated="5"/>
        </table:table-row>
        <table:table-row table:style-name="ro1">
          <table:table-cell office:value-type="float" office:value="3.06718608652918" calcext:value-type="float">
            <text:p>3.06718608652918</text:p>
          </table:table-cell>
          <table:table-cell office:value-type="float" office:value="39.2684577250696" calcext:value-type="float">
            <text:p>39.2684577250696</text:p>
          </table:table-cell>
          <table:table-cell office:value-type="float" office:value="0.64434387246887" calcext:value-type="float">
            <text:p>0.64434387246887</text:p>
          </table:table-cell>
          <table:table-cell table:number-columns-repeated="5"/>
        </table:table-row>
        <table:table-row table:style-name="ro1">
          <table:table-cell office:value-type="float" office:value="3.15322198317264" calcext:value-type="float">
            <text:p>3.15322198317264</text:p>
          </table:table-cell>
          <table:table-cell office:value-type="float" office:value="39.3330980128724" calcext:value-type="float">
            <text:p>39.3330980128724</text:p>
          </table:table-cell>
          <table:table-cell office:value-type="float" office:value="0.554079467231184" calcext:value-type="float">
            <text:p>0.554079467231184</text:p>
          </table:table-cell>
          <table:table-cell table:number-columns-repeated="5"/>
        </table:table-row>
        <table:table-row table:style-name="ro1">
          <table:table-cell office:value-type="float" office:value="3.26258917644051" calcext:value-type="float">
            <text:p>3.26258917644051</text:p>
          </table:table-cell>
          <table:table-cell office:value-type="float" office:value="39.4007670223668" calcext:value-type="float">
            <text:p>39.4007670223668</text:p>
          </table:table-cell>
          <table:table-cell office:value-type="float" office:value="0.595438654715802" calcext:value-type="float">
            <text:p>0.595438654715802</text:p>
          </table:table-cell>
          <table:table-cell table:number-columns-repeated="5"/>
        </table:table-row>
        <table:table-row table:style-name="ro1">
          <table:table-cell office:value-type="float" office:value="3.32420608429914" calcext:value-type="float">
            <text:p>3.32420608429914</text:p>
          </table:table-cell>
          <table:table-cell office:value-type="float" office:value="39.4425100954299" calcext:value-type="float">
            <text:p>39.4425100954299</text:p>
          </table:table-cell>
          <table:table-cell office:value-type="float" office:value="0.636797842200406" calcext:value-type="float">
            <text:p>0.636797842200406</text:p>
          </table:table-cell>
          <table:table-cell table:number-columns-repeated="5"/>
        </table:table-row>
        <table:table-row table:style-name="ro1">
          <table:table-cell office:value-type="float" office:value="3.43968235861596" calcext:value-type="float">
            <text:p>3.43968235861596</text:p>
          </table:table-cell>
          <table:table-cell office:value-type="float" office:value="39.5279138517803" calcext:value-type="float">
            <text:p>39.5279138517803</text:p>
          </table:table-cell>
          <table:table-cell office:value-type="float" office:value="0.581561894482437" calcext:value-type="float">
            <text:p>0.581561894482437</text:p>
          </table:table-cell>
          <table:table-cell table:number-columns-repeated="5"/>
        </table:table-row>
        <table:table-row table:style-name="ro1">
          <table:table-cell office:value-type="float" office:value="3.55437293628367" calcext:value-type="float">
            <text:p>3.55437293628367</text:p>
          </table:table-cell>
          <table:table-cell office:value-type="float" office:value="39.6033117894373" calcext:value-type="float">
            <text:p>39.6033117894373</text:p>
          </table:table-cell>
          <table:table-cell office:value-type="float" office:value="0.594824000893276" calcext:value-type="float">
            <text:p>0.594824000893276</text:p>
          </table:table-cell>
          <table:table-cell table:number-columns-repeated="5"/>
        </table:table-row>
        <table:table-row table:style-name="ro1">
          <table:table-cell office:value-type="float" office:value="3.57414409965291" calcext:value-type="float">
            <text:p>3.57414409965291</text:p>
          </table:table-cell>
          <table:table-cell office:value-type="float" office:value="39.616688265854" calcext:value-type="float">
            <text:p>39.616688265854</text:p>
          </table:table-cell>
          <table:table-cell office:value-type="float" office:value="0.608086107304232" calcext:value-type="float">
            <text:p>0.608086107304232</text:p>
          </table:table-cell>
          <table:table-cell table:number-columns-repeated="5"/>
        </table:table-row>
        <table:table-row table:style-name="ro1">
          <table:table-cell office:value-type="float" office:value="3.70827967273991" calcext:value-type="float">
            <text:p>3.70827967273991</text:p>
          </table:table-cell>
          <table:table-cell office:value-type="float" office:value="39.7100565318337" calcext:value-type="float">
            <text:p>39.7100565318337</text:p>
          </table:table-cell>
          <table:table-cell office:value-type="float" office:value="0.581561948431216" calcext:value-type="float">
            <text:p>0.581561948431216</text:p>
          </table:table-cell>
          <table:table-cell table:number-columns-repeated="5"/>
        </table:table-row>
        <table:table-row table:style-name="ro1">
          <table:table-cell office:value-type="float" office:value="3.85070446223437" calcext:value-type="float">
            <text:p>3.85070446223437</text:p>
          </table:table-cell>
          <table:table-cell office:value-type="float" office:value="39.8036870364453" calcext:value-type="float">
            <text:p>39.8036870364453</text:p>
          </table:table-cell>
          <table:table-cell office:value-type="float" office:value="0.581561968063275" calcext:value-type="float">
            <text:p>0.581561968063275</text:p>
          </table:table-cell>
          <table:table-cell table:number-columns-repeated="5"/>
        </table:table-row>
        <table:table-row table:style-name="ro1">
          <table:table-cell office:value-type="float" office:value="3.99276886678247" calcext:value-type="float">
            <text:p>3.99276886678247</text:p>
          </table:table-cell>
          <table:table-cell office:value-type="float" office:value="39.8970806268538" calcext:value-type="float">
            <text:p>39.8970806268538</text:p>
          </table:table-cell>
          <table:table-cell office:value-type="float" office:value="0.554079617591388" calcext:value-type="float">
            <text:p>0.554079617591388</text:p>
          </table:table-cell>
          <table:table-cell table:number-columns-repeated="5"/>
        </table:table-row>
        <table:table-row table:style-name="ro1">
          <table:table-cell office:value-type="float" office:value="4.12618388558731" calcext:value-type="float">
            <text:p>4.12618388558731</text:p>
          </table:table-cell>
          <table:table-cell office:value-type="float" office:value="39.9796288292744" calcext:value-type="float">
            <text:p>39.9796288292744</text:p>
          </table:table-cell>
          <table:table-cell office:value-type="float" office:value="0.554079642217879" calcext:value-type="float">
            <text:p>0.554079642217879</text:p>
          </table:table-cell>
          <table:table-cell table:number-columns-repeated="5"/>
        </table:table-row>
        <table:table-row table:style-name="ro1">
          <table:table-cell office:value-type="float" office:value="4.27011630531297" calcext:value-type="float">
            <text:p>4.27011630531297</text:p>
          </table:table-cell>
          <table:table-cell office:value-type="float" office:value="40.0686844939122" calcext:value-type="float">
            <text:p>40.0686844939122</text:p>
          </table:table-cell>
          <table:table-cell office:value-type="float" office:value="0.581082938903878" calcext:value-type="float">
            <text:p>0.581082938903878</text:p>
          </table:table-cell>
          <table:table-cell table:number-columns-repeated="5"/>
        </table:table-row>
        <table:table-row table:style-name="ro1">
          <table:table-cell office:value-type="float" office:value="4.31073954603665" calcext:value-type="float">
            <text:p>4.31073954603665</text:p>
          </table:table-cell>
          <table:table-cell office:value-type="float" office:value="40.095362480262" calcext:value-type="float">
            <text:p>40.095362480262</text:p>
          </table:table-cell>
          <table:table-cell office:value-type="float" office:value="0.608086235589912" calcext:value-type="float">
            <text:p>0.608086235589912</text:p>
          </table:table-cell>
          <table:table-cell table:number-columns-repeated="5"/>
        </table:table-row>
        <table:table-row table:style-name="ro1">
          <table:table-cell office:value-type="float" office:value="4.38241130864089" calcext:value-type="float">
            <text:p>4.38241130864089</text:p>
          </table:table-cell>
          <table:table-cell office:value-type="float" office:value="40.1452513342842" calcext:value-type="float">
            <text:p>40.1452513342842</text:p>
          </table:table-cell>
          <table:table-cell office:value-type="float" office:value="0.413055721428379" calcext:value-type="float">
            <text:p>0.413055721428379</text:p>
          </table:table-cell>
          <table:table-cell table:number-columns-repeated="5"/>
        </table:table-row>
        <table:table-row table:style-name="ro1">
          <table:table-cell office:value-type="float" office:value="4.45417191402486" calcext:value-type="float">
            <text:p>4.45417191402486</text:p>
          </table:table-cell>
          <table:table-cell office:value-type="float" office:value="40.1767017835927" calcext:value-type="float">
            <text:p>40.1767017835927</text:p>
          </table:table-cell>
          <table:table-cell office:value-type="float" office:value="0.468991310593984" calcext:value-type="float">
            <text:p>0.468991310593984</text:p>
          </table:table-cell>
          <table:table-cell table:number-columns-repeated="5"/>
        </table:table-row>
        <table:table-row table:style-name="ro1">
          <table:table-cell office:value-type="float" office:value="4.54393775163361" calcext:value-type="float">
            <text:p>4.54393775163361</text:p>
          </table:table-cell>
          <table:table-cell office:value-type="float" office:value="40.2221859167866" calcext:value-type="float">
            <text:p>40.2221859167866</text:p>
          </table:table-cell>
          <table:table-cell office:value-type="float" office:value="0.5808624889252" calcext:value-type="float">
            <text:p>0.5808624889252</text:p>
          </table:table-cell>
          <table:table-cell table:number-columns-repeated="5"/>
        </table:table-row>
        <table:table-row table:style-name="ro1">
          <table:table-cell office:value-type="float" office:value="4.62806470129425" calcext:value-type="float">
            <text:p>4.62806470129425</text:p>
          </table:table-cell>
          <table:table-cell office:value-type="float" office:value="40.2774070025673" calcext:value-type="float">
            <text:p>40.2774070025673</text:p>
          </table:table-cell>
          <table:table-cell office:value-type="float" office:value="0.636798078090768" calcext:value-type="float">
            <text:p>0.636798078090768</text:p>
          </table:table-cell>
          <table:table-cell table:number-columns-repeated="5"/>
        </table:table-row>
        <table:table-row table:style-name="ro1">
          <table:table-cell office:value-type="float" office:value="4.70401050933083" calcext:value-type="float">
            <text:p>4.70401050933083</text:p>
          </table:table-cell>
          <table:table-cell office:value-type="float" office:value="40.333574908261" calcext:value-type="float">
            <text:p>40.333574908261</text:p>
          </table:table-cell>
          <table:table-cell office:value-type="float" office:value="0.472657655928481" calcext:value-type="float">
            <text:p>0.472657655928481</text:p>
          </table:table-cell>
          <table:table-cell table:number-columns-repeated="5"/>
        </table:table-row>
        <table:table-row table:style-name="ro1">
          <table:table-cell office:value-type="float" office:value="4.7904965426397" calcext:value-type="float">
            <text:p>4.7904965426397</text:p>
          </table:table-cell>
          <table:table-cell office:value-type="float" office:value="40.3777964135314" calcext:value-type="float">
            <text:p>40.3777964135314</text:p>
          </table:table-cell>
          <table:table-cell office:value-type="float" office:value="0.527109898674859" calcext:value-type="float">
            <text:p>0.527109898674859</text:p>
          </table:table-cell>
          <table:table-cell table:number-columns-repeated="5"/>
        </table:table-row>
        <table:table-row table:style-name="ro1">
          <table:table-cell office:value-type="float" office:value="4.87516474068587" calcext:value-type="float">
            <text:p>4.87516474068587</text:p>
          </table:table-cell>
          <table:table-cell office:value-type="float" office:value="40.4270768011933" calcext:value-type="float">
            <text:p>40.4270768011933</text:p>
          </table:table-cell>
          <table:table-cell office:value-type="float" office:value="0.581562141421284" calcext:value-type="float">
            <text:p>0.581562141421284</text:p>
          </table:table-cell>
          <table:table-cell table:number-columns-repeated="5"/>
        </table:table-row>
        <table:table-row table:style-name="ro1">
          <table:table-cell office:value-type="float" office:value="4.97851659948712" calcext:value-type="float">
            <text:p>4.97851659948712</text:p>
          </table:table-cell>
          <table:table-cell office:value-type="float" office:value="40.4950206668291" calcext:value-type="float">
            <text:p>40.4950206668291</text:p>
          </table:table-cell>
          <table:table-cell office:value-type="float" office:value="0.496209717576192" calcext:value-type="float">
            <text:p>0.496209717576192</text:p>
          </table:table-cell>
          <table:table-cell table:number-columns-repeated="5"/>
        </table:table-row>
        <table:table-row table:style-name="ro1">
          <table:table-cell office:value-type="float" office:value="5.0886522241439" calcext:value-type="float">
            <text:p>5.0886522241439</text:p>
          </table:table-cell>
          <table:table-cell office:value-type="float" office:value="40.5546471201245" calcext:value-type="float">
            <text:p>40.5546471201245</text:p>
          </table:table-cell>
          <table:table-cell office:value-type="float" office:value="0.512524436935802" calcext:value-type="float">
            <text:p>0.512524436935802</text:p>
          </table:table-cell>
          <table:table-cell table:number-columns-repeated="5"/>
        </table:table-row>
        <table:table-row table:style-name="ro1">
          <table:table-cell office:value-type="float" office:value="5.11424426379668" calcext:value-type="float">
            <text:p>5.11424426379668</text:p>
          </table:table-cell>
          <table:table-cell office:value-type="float" office:value="40.5690471900723" calcext:value-type="float">
            <text:p>40.5690471900723</text:p>
          </table:table-cell>
          <table:table-cell office:value-type="float" office:value="0.528839156295149" calcext:value-type="float">
            <text:p>0.528839156295149</text:p>
          </table:table-cell>
          <table:table-cell table:number-columns-repeated="5"/>
        </table:table-row>
        <table:table-row table:style-name="ro1">
          <table:table-cell office:value-type="float" office:value="5.26664329188958" calcext:value-type="float">
            <text:p>5.26664329188958</text:p>
          </table:table-cell>
          <table:table-cell office:value-type="float" office:value="40.658102889823" calcext:value-type="float">
            <text:p>40.658102889823</text:p>
          </table:table-cell>
          <table:table-cell office:value-type="float" office:value="0.528839178899024" calcext:value-type="float">
            <text:p>0.528839178899024</text:p>
          </table:table-cell>
          <table:table-cell table:number-columns-repeated="5"/>
        </table:table-row>
        <table:table-row table:style-name="ro1">
          <table:table-cell office:value-type="float" office:value="5.36639568811061" calcext:value-type="float">
            <text:p>5.36639568811061</text:p>
          </table:table-cell>
          <table:table-cell office:value-type="float" office:value="40.7163940746121" calcext:value-type="float">
            <text:p>40.7163940746121</text:p>
          </table:table-cell>
          <table:table-cell office:value-type="float" office:value="0.393542843194794" calcext:value-type="float">
            <text:p>0.393542843194794</text:p>
          </table:table-cell>
          <table:table-cell table:number-columns-repeated="5"/>
        </table:table-row>
        <table:table-row table:style-name="ro1">
          <table:table-cell office:value-type="float" office:value="5.47094618816989" calcext:value-type="float">
            <text:p>5.47094618816989</text:p>
          </table:table-cell>
          <table:table-cell office:value-type="float" office:value="40.7598036969529" calcext:value-type="float">
            <text:p>40.7598036969529</text:p>
          </table:table-cell>
          <table:table-cell office:value-type="float" office:value="0.461191036213818" calcext:value-type="float">
            <text:p>0.461191036213818</text:p>
          </table:table-cell>
          <table:table-cell table:number-columns-repeated="5"/>
        </table:table-row>
        <table:table-row table:style-name="ro1">
          <table:table-cell office:value-type="float" office:value="5.57990797281272" calcext:value-type="float">
            <text:p>5.57990797281272</text:p>
          </table:table-cell>
          <table:table-cell office:value-type="float" office:value="40.8139504083782" calcext:value-type="float">
            <text:p>40.8139504083782</text:p>
          </table:table-cell>
          <table:table-cell office:value-type="float" office:value="0.528839229232863" calcext:value-type="float">
            <text:p>0.528839229232863</text:p>
          </table:table-cell>
          <table:table-cell table:number-columns-repeated="5"/>
        </table:table-row>
        <table:table-row table:style-name="ro1">
          <table:table-cell office:value-type="float" office:value="5.69561712190004" calcext:value-type="float">
            <text:p>5.69561712190004</text:p>
          </table:table-cell>
          <table:table-cell office:value-type="float" office:value="40.881566069015" calcext:value-type="float">
            <text:p>40.881566069015</text:p>
          </table:table-cell>
          <table:table-cell office:value-type="float" office:value="0.434476100732572" calcext:value-type="float">
            <text:p>0.434476100732572</text:p>
          </table:table-cell>
          <table:table-cell table:number-columns-repeated="5"/>
        </table:table-row>
        <table:table-row table:style-name="ro1">
          <table:table-cell office:value-type="float" office:value="5.80100275111286" calcext:value-type="float">
            <text:p>5.80100275111286</text:p>
          </table:table-cell>
          <table:table-cell office:value-type="float" office:value="40.9304702468122" calcext:value-type="float">
            <text:p>40.9304702468122</text:p>
          </table:table-cell>
          <table:table-cell office:value-type="float" office:value="0.465342983239326" calcext:value-type="float">
            <text:p>0.465342983239326</text:p>
          </table:table-cell>
          <table:table-cell table:number-columns-repeated="5"/>
        </table:table-row>
        <table:table-row table:style-name="ro1">
          <table:table-cell office:value-type="float" office:value="5.8506473922154" calcext:value-type="float">
            <text:p>5.8506473922154</text:p>
          </table:table-cell>
          <table:table-cell office:value-type="float" office:value="40.9553978645304" calcext:value-type="float">
            <text:p>40.9553978645304</text:p>
          </table:table-cell>
          <table:table-cell office:value-type="float" office:value="0.496209865746308" calcext:value-type="float">
            <text:p>0.496209865746308</text:p>
          </table:table-cell>
          <table:table-cell table:number-columns-repeated="5"/>
        </table:table-row>
        <table:table-row table:style-name="ro1">
          <table:table-cell office:value-type="float" office:value="5.9945797986074" calcext:value-type="float">
            <text:p>5.9945797986074</text:p>
          </table:table-cell>
          <table:table-cell office:value-type="float" office:value="41.0333216241805" calcext:value-type="float">
            <text:p>41.0333216241805</text:p>
          </table:table-cell>
          <table:table-cell office:value-type="float" office:value="0.496209889405538" calcext:value-type="float">
            <text:p>0.496209889405538</text:p>
          </table:table-cell>
          <table:table-cell table:number-columns-repeated="5"/>
        </table:table-row>
        <table:table-row table:style-name="ro1">
          <table:table-cell office:value-type="float" office:value="6.12919159328148" calcext:value-type="float">
            <text:p>6.12919159328148</text:p>
          </table:table-cell>
          <table:table-cell office:value-type="float" office:value="41.1061992893982" calcext:value-type="float">
            <text:p>41.1061992893982</text:p>
          </table:table-cell>
          <table:table-cell office:value-type="float" office:value="0.472657897322995" calcext:value-type="float">
            <text:p>0.472657897322995</text:p>
          </table:table-cell>
          <table:table-cell table:number-columns-repeated="5"/>
        </table:table-row>
        <table:table-row table:style-name="ro1">
          <table:table-cell office:value-type="float" office:value="6.24826643865581" calcext:value-type="float">
            <text:p>6.24826643865581</text:p>
          </table:table-cell>
          <table:table-cell office:value-type="float" office:value="41.167083941367" calcext:value-type="float">
            <text:p>41.167083941367</text:p>
          </table:table-cell>
          <table:table-cell office:value-type="float" office:value="0.413056033276685" calcext:value-type="float">
            <text:p>0.413056033276685</text:p>
          </table:table-cell>
          <table:table-cell table:number-columns-repeated="5"/>
        </table:table-row>
        <table:table-row table:style-name="ro1">
          <table:table-cell office:value-type="float" office:value="6.37609302194108" calcext:value-type="float">
            <text:p>6.37609302194108</text:p>
          </table:table-cell>
          <table:table-cell office:value-type="float" office:value="41.2231064186913" calcext:value-type="float">
            <text:p>41.2231064186913</text:p>
          </table:table-cell>
          <table:table-cell office:value-type="float" office:value="0.413056057153746" calcext:value-type="float">
            <text:p>0.413056057153746</text:p>
          </table:table-cell>
          <table:table-cell table:number-columns-repeated="5"/>
        </table:table-row>
        <table:table-row table:style-name="ro1">
          <table:table-cell office:value-type="float" office:value="6.52092377095549" calcext:value-type="float">
            <text:p>6.52092377095549</text:p>
          </table:table-cell>
          <table:table-cell office:value-type="float" office:value="41.2865813052989" calcext:value-type="float">
            <text:p>41.2865813052989</text:p>
          </table:table-cell>
          <table:table-cell office:value-type="float" office:value="0.333108997647998" calcext:value-type="float">
            <text:p>0.333108997647998</text:p>
          </table:table-cell>
          <table:table-cell table:number-columns-repeated="5"/>
        </table:table-row>
        <table:table-row table:style-name="ro1">
          <table:table-cell office:value-type="float" office:value="6.64777269217625" calcext:value-type="float">
            <text:p>6.64777269217625</text:p>
          </table:table-cell>
          <table:table-cell office:value-type="float" office:value="41.3304713285365" calcext:value-type="float">
            <text:p>41.3304713285365</text:p>
          </table:table-cell>
          <table:table-cell office:value-type="float" office:value="0.363326029012752" calcext:value-type="float">
            <text:p>0.363326029012752</text:p>
          </table:table-cell>
          <table:table-cell table:number-columns-repeated="5"/>
        </table:table-row>
        <table:table-row table:style-name="ro1">
          <table:table-cell office:value-type="float" office:value="6.69860498882215" calcext:value-type="float">
            <text:p>6.69860498882215</text:p>
          </table:table-cell>
          <table:table-cell office:value-type="float" office:value="41.3497980159536" calcext:value-type="float">
            <text:p>41.3497980159536</text:p>
          </table:table-cell>
          <table:table-cell office:value-type="float" office:value="0.393543060377509" calcext:value-type="float">
            <text:p>0.393543060377509</text:p>
          </table:table-cell>
          <table:table-cell table:number-columns-repeated="5"/>
        </table:table-row>
        <table:table-row table:style-name="ro1">
          <table:table-cell office:value-type="float" office:value="6.82788382909296" calcext:value-type="float">
            <text:p>6.82788382909296</text:p>
          </table:table-cell>
          <table:table-cell office:value-type="float" office:value="41.4034749383134" calcext:value-type="float">
            <text:p>41.4034749383134</text:p>
          </table:table-cell>
          <table:table-cell office:value-type="float" office:value="0.317576861400008" calcext:value-type="float">
            <text:p>0.317576861400008</text:p>
          </table:table-cell>
          <table:table-cell table:number-columns-repeated="5"/>
        </table:table-row>
        <table:table-row table:style-name="ro1">
          <table:table-cell office:value-type="float" office:value="6.96472505545692" calcext:value-type="float">
            <text:p>6.96472505545692</text:p>
          </table:table-cell>
          <table:table-cell office:value-type="float" office:value="41.4484549658782" calcext:value-type="float">
            <text:p>41.4484549658782</text:p>
          </table:table-cell>
          <table:table-cell office:value-type="float" office:value="0.355559985716907" calcext:value-type="float">
            <text:p>0.355559985716907</text:p>
          </table:table-cell>
          <table:table-cell table:number-columns-repeated="5"/>
        </table:table-row>
        <table:table-row table:style-name="ro1">
          <table:table-cell office:value-type="float" office:value="7.02880286493475" calcext:value-type="float">
            <text:p>7.02880286493475</text:p>
          </table:table-cell>
          <table:table-cell office:value-type="float" office:value="41.472249760901" calcext:value-type="float">
            <text:p>41.472249760901</text:p>
          </table:table-cell>
          <table:table-cell office:value-type="float" office:value="0.39354311003368" calcext:value-type="float">
            <text:p>0.39354311003368</text:p>
          </table:table-cell>
          <table:table-cell table:number-columns-repeated="5"/>
        </table:table-row>
        <table:table-row table:style-name="ro1">
          <table:table-cell office:value-type="float" office:value="7.18966848751716" calcext:value-type="float">
            <text:p>7.18966848751716</text:p>
          </table:table-cell>
          <table:table-cell office:value-type="float" office:value="41.5390416096392" calcext:value-type="float">
            <text:p>41.5390416096392</text:p>
          </table:table-cell>
          <table:table-cell office:value-type="float" office:value="0.393543135105526" calcext:value-type="float">
            <text:p>0.393543135105526</text:p>
          </table:table-cell>
          <table:table-cell table:number-columns-repeated="5"/>
        </table:table-row>
        <table:table-row table:style-name="ro1">
          <table:table-cell office:value-type="float" office:value="7.34312095612829" calcext:value-type="float">
            <text:p>7.34312095612829</text:p>
          </table:table-cell>
          <table:table-cell office:value-type="float" office:value="41.6027555009792" calcext:value-type="float">
            <text:p>41.6027555009792</text:p>
          </table:table-cell>
          <table:table-cell office:value-type="float" office:value="0.375706444936642" calcext:value-type="float">
            <text:p>0.375706444936642</text:p>
          </table:table-cell>
          <table:table-cell table:number-columns-repeated="5"/>
        </table:table-row>
        <table:table-row table:style-name="ro1">
          <table:table-cell office:value-type="float" office:value="7.49813874088902" calcext:value-type="float">
            <text:p>7.49813874088902</text:p>
          </table:table-cell>
          <table:table-cell office:value-type="float" office:value="41.6639011354553" calcext:value-type="float">
            <text:p>41.6639011354553</text:p>
          </table:table-cell>
          <table:table-cell office:value-type="float" office:value="0.35934899207847" calcext:value-type="float">
            <text:p>0.35934899207847</text:p>
          </table:table-cell>
          <table:table-cell table:number-columns-repeated="5"/>
        </table:table-row>
        <table:table-row table:style-name="ro1">
          <table:table-cell office:value-type="float" office:value="7.66904672002023" calcext:value-type="float">
            <text:p>7.66904672002023</text:p>
          </table:table-cell>
          <table:table-cell office:value-type="float" office:value="41.7281043912572" calcext:value-type="float">
            <text:p>41.7281043912572</text:p>
          </table:table-cell>
          <table:table-cell office:value-type="float" office:value="0.377786080457408" calcext:value-type="float">
            <text:p>0.377786080457408</text:p>
          </table:table-cell>
          <table:table-cell table:number-columns-repeated="5"/>
        </table:table-row>
        <table:table-row table:style-name="ro1">
          <table:table-cell office:value-type="float" office:value="7.69989151900588" calcext:value-type="float">
            <text:p>7.69989151900588</text:p>
          </table:table-cell>
          <table:table-cell office:value-type="float" office:value="41.7403450842816" calcext:value-type="float">
            <text:p>41.7403450842816</text:p>
          </table:table-cell>
          <table:table-cell office:value-type="float" office:value="0.39622316883605" calcext:value-type="float">
            <text:p>0.39622316883605</text:p>
          </table:table-cell>
          <table:table-cell table:number-columns-repeated="5"/>
        </table:table-row>
        <table:table-row table:style-name="ro1">
          <table:table-cell office:value-type="float" office:value="7.86459767752088" calcext:value-type="float">
            <text:p>7.86459767752088</text:p>
          </table:table-cell>
          <table:table-cell office:value-type="float" office:value="41.8092496322886" calcext:value-type="float">
            <text:p>41.8092496322886</text:p>
          </table:table-cell>
          <table:table-cell office:value-type="float" office:value="0.34430186932681" calcext:value-type="float">
            <text:p>0.34430186932681</text:p>
          </table:table-cell>
          <table:table-cell table:number-columns-repeated="5"/>
        </table:table-row>
        <table:table-row table:style-name="ro1">
          <table:table-cell office:value-type="float" office:value="8.02886481340699" calcext:value-type="float">
            <text:p>8.02886481340699</text:p>
          </table:table-cell>
          <table:table-cell office:value-type="float" office:value="41.8681532721924" calcext:value-type="float">
            <text:p>41.8681532721924</text:p>
          </table:table-cell>
          <table:table-cell office:value-type="float" office:value="0.370262548840178" calcext:value-type="float">
            <text:p>0.370262548840178</text:p>
          </table:table-cell>
          <table:table-cell table:number-columns-repeated="5"/>
        </table:table-row>
        <table:table-row table:style-name="ro1">
          <table:table-cell office:value-type="float" office:value="8.07242241486827" calcext:value-type="float">
            <text:p>8.07242241486827</text:p>
          </table:table-cell>
          <table:table-cell office:value-type="float" office:value="41.885060818954" calcext:value-type="float">
            <text:p>41.885060818954</text:p>
          </table:table-cell>
          <table:table-cell office:value-type="float" office:value="0.396223228353583" calcext:value-type="float">
            <text:p>0.396223228353583</text:p>
          </table:table-cell>
          <table:table-cell table:number-columns-repeated="5"/>
        </table:table-row>
        <table:table-row table:style-name="ro1">
          <table:table-cell office:value-type="float" office:value="8.19595373719151" calcext:value-type="float">
            <text:p>8.19595373719151</text:p>
          </table:table-cell>
          <table:table-cell office:value-type="float" office:value="41.9367399512283" calcext:value-type="float">
            <text:p>41.9367399512283</text:p>
          </table:table-cell>
          <table:table-cell office:value-type="float" office:value="0.245392988020782" calcext:value-type="float">
            <text:p>0.245392988020782</text:p>
          </table:table-cell>
          <table:table-cell table:number-columns-repeated="5"/>
        </table:table-row>
        <table:table-row table:style-name="ro1">
          <table:table-cell office:value-type="float" office:value="8.30778721677798" calcext:value-type="float">
            <text:p>8.30778721677798</text:p>
          </table:table-cell>
          <table:table-cell office:value-type="float" office:value="41.9647475575845" calcext:value-type="float">
            <text:p>41.9647475575845</text:p>
          </table:table-cell>
          <table:table-cell office:value-type="float" office:value="0.31054979905519" calcext:value-type="float">
            <text:p>0.31054979905519</text:p>
          </table:table-cell>
          <table:table-cell table:number-columns-repeated="5"/>
        </table:table-row>
        <table:table-row table:style-name="ro1">
          <table:table-cell office:value-type="float" office:value="8.41938036352101" calcext:value-type="float">
            <text:p>8.41938036352101</text:p>
          </table:table-cell>
          <table:table-cell office:value-type="float" office:value="42.0005615730905" calcext:value-type="float">
            <text:p>42.0005615730905</text:p>
          </table:table-cell>
          <table:table-cell office:value-type="float" office:value="0.375706610089564" calcext:value-type="float">
            <text:p>0.375706610089564</text:p>
          </table:table-cell>
          <table:table-cell table:number-columns-repeated="5"/>
        </table:table-row>
        <table:table-row table:style-name="ro1">
          <table:table-cell office:value-type="float" office:value="8.58871255391282" calcext:value-type="float">
            <text:p>8.58871255391282</text:p>
          </table:table-cell>
          <table:table-cell office:value-type="float" office:value="42.0673534527731" calcext:value-type="float">
            <text:p>42.0673534527731</text:p>
          </table:table-cell>
          <table:table-cell office:value-type="float" office:value="0.403498297719523" calcext:value-type="float">
            <text:p>0.403498297719523</text:p>
          </table:table-cell>
          <table:table-cell table:number-columns-repeated="5"/>
        </table:table-row>
        <table:table-row table:style-name="ro1">
          <table:table-cell office:value-type="float" office:value="8.63471431159294" calcext:value-type="float">
            <text:p>8.63471431159294</text:p>
          </table:table-cell>
          <table:table-cell office:value-type="float" office:value="42.0869926600875" calcext:value-type="float">
            <text:p>42.0869926600875</text:p>
          </table:table-cell>
          <table:table-cell office:value-type="float" office:value="0.431289985349509" calcext:value-type="float">
            <text:p>0.431289985349509</text:p>
          </table:table-cell>
          <table:table-cell table:number-columns-repeated="5"/>
        </table:table-row>
        <table:table-row table:style-name="ro1">
          <table:table-cell office:value-type="float" office:value="8.76387872607104" calcext:value-type="float">
            <text:p>8.76387872607104</text:p>
          </table:table-cell>
          <table:table-cell office:value-type="float" office:value="42.1464319615144" calcext:value-type="float">
            <text:p>42.1464319615144</text:p>
          </table:table-cell>
          <table:table-cell office:value-type="float" office:value="0.333109334352488" calcext:value-type="float">
            <text:p>0.333109334352488</text:p>
          </table:table-cell>
          <table:table-cell table:number-columns-repeated="5"/>
        </table:table-row>
        <table:table-row table:style-name="ro1">
          <table:table-cell office:value-type="float" office:value="8.88295808077265" calcext:value-type="float">
            <text:p>8.88295808077265</text:p>
          </table:table-cell>
          <table:table-cell office:value-type="float" office:value="42.1876337414704" calcext:value-type="float">
            <text:p>42.1876337414704</text:p>
          </table:table-cell>
          <table:table-cell office:value-type="float" office:value="0.354408009207862" calcext:value-type="float">
            <text:p>0.354408009207862</text:p>
          </table:table-cell>
          <table:table-cell table:number-columns-repeated="5"/>
        </table:table-row>
        <table:table-row table:style-name="ro1">
          <table:table-cell office:value-type="float" office:value="8.91891037472773" calcext:value-type="float">
            <text:p>8.91891037472773</text:p>
          </table:table-cell>
          <table:table-cell office:value-type="float" office:value="42.2009372384044" calcext:value-type="float">
            <text:p>42.2009372384044</text:p>
          </table:table-cell>
          <table:table-cell office:value-type="float" office:value="0.375706684063282" calcext:value-type="float">
            <text:p>0.375706684063282</text:p>
          </table:table-cell>
          <table:table-cell table:number-columns-repeated="5"/>
        </table:table-row>
        <table:table-row table:style-name="ro1">
          <table:table-cell office:value-type="float" office:value="9.08824258077246" calcext:value-type="float">
            <text:p>9.08824258077246</text:p>
          </table:table-cell>
          <table:table-cell office:value-type="float" office:value="42.2677291387362" calcext:value-type="float">
            <text:p>42.2677291387362</text:p>
          </table:table-cell>
          <table:table-cell office:value-type="float" office:value="0.375706712235999" calcext:value-type="float">
            <text:p>0.375706712235999</text:p>
          </table:table-cell>
          <table:table-cell table:number-columns-repeated="5"/>
        </table:table-row>
        <table:table-row table:style-name="ro1">
          <table:table-cell office:value-type="float" office:value="9.20788346457547" calcext:value-type="float">
            <text:p>9.20788346457547</text:p>
          </table:table-cell>
          <table:table-cell office:value-type="float" office:value="42.3149206496294" calcext:value-type="float">
            <text:p>42.3149206496294</text:p>
          </table:table-cell>
          <table:table-cell office:value-type="float" office:value="0.257140864633499" calcext:value-type="float">
            <text:p>0.257140864633499</text:p>
          </table:table-cell>
          <table:table-cell table:number-columns-repeated="5"/>
        </table:table-row>
        <table:table-row table:style-name="ro1">
          <table:table-cell office:value-type="float" office:value="9.32555474620481" calcext:value-type="float">
            <text:p>9.32555474620481</text:p>
          </table:table-cell>
          <table:table-cell office:value-type="float" office:value="42.3458637712033" calcext:value-type="float">
            <text:p>42.3458637712033</text:p>
          </table:table-cell>
          <table:table-cell office:value-type="float" office:value="0.316423813679083" calcext:value-type="float">
            <text:p>0.316423813679083</text:p>
          </table:table-cell>
          <table:table-cell table:number-columns-repeated="5"/>
        </table:table-row>
        <table:table-row table:style-name="ro1">
          <table:table-cell office:value-type="float" office:value="9.42690700468531" calcext:value-type="float">
            <text:p>9.42690700468531</text:p>
          </table:table-cell>
          <table:table-cell office:value-type="float" office:value="42.3790490513701" calcext:value-type="float">
            <text:p>42.3790490513701</text:p>
          </table:table-cell>
          <table:table-cell office:value-type="float" office:value="0.375706762724726" calcext:value-type="float">
            <text:p>0.375706762724726</text:p>
          </table:table-cell>
          <table:table-cell table:number-columns-repeated="5"/>
        </table:table-row>
        <table:table-row table:style-name="ro1">
          <table:table-cell office:value-type="float" office:value="9.59623917732704" calcext:value-type="float">
            <text:p>9.59623917732704</text:p>
          </table:table-cell>
          <table:table-cell office:value-type="float" office:value="42.4458409539187" calcext:value-type="float">
            <text:p>42.4458409539187</text:p>
          </table:table-cell>
          <table:table-cell office:value-type="float" office:value="0.424182605584964" calcext:value-type="float">
            <text:p>0.424182605584964</text:p>
          </table:table-cell>
          <table:table-cell table:number-columns-repeated="5"/>
        </table:table-row>
        <table:table-row table:style-name="ro1">
          <table:table-cell office:value-type="float" office:value="9.67573148374664" calcext:value-type="float">
            <text:p>9.67573148374664</text:p>
          </table:table-cell>
          <table:table-cell office:value-type="float" office:value="42.4817395756689" calcext:value-type="float">
            <text:p>42.4817395756689</text:p>
          </table:table-cell>
          <table:table-cell office:value-type="float" office:value="0.472658448445129" calcext:value-type="float">
            <text:p>0.472658448445129</text:p>
          </table:table-cell>
          <table:table-cell table:number-columns-repeated="5"/>
        </table:table-row>
        <table:table-row table:style-name="ro1">
          <table:table-cell office:value-type="float" office:value="9.7160497157679" calcext:value-type="float">
            <text:p>9.7160497157679</text:p>
          </table:table-cell>
          <table:table-cell office:value-type="float" office:value="42.5023548857666" calcext:value-type="float">
            <text:p>42.5023548857666</text:p>
          </table:table-cell>
          <table:table-cell office:value-type="float" office:value="0.194723130290708" calcext:value-type="float">
            <text:p>0.194723130290708</text:p>
          </table:table-cell>
          <table:table-cell table:number-columns-repeated="5"/>
        </table:table-row>
        <table:table-row table:style-name="ro1">
          <table:table-cell office:value-type="float" office:value="9.76187865566406" calcext:value-type="float">
            <text:p>9.76187865566406</text:p>
          </table:table-cell>
          <table:table-cell office:value-type="float" office:value="42.5113933678878" calcext:value-type="float">
            <text:p>42.5113933678878</text:p>
          </table:table-cell>
          <table:table-cell office:value-type="float" office:value="0.220058180685368" calcext:value-type="float">
            <text:p>0.220058180685368</text:p>
          </table:table-cell>
          <table:table-cell table:number-columns-repeated="5"/>
        </table:table-row>
        <table:table-row table:style-name="ro1">
          <table:table-cell office:value-type="float" office:value="9.80637725577979" calcext:value-type="float">
            <text:p>9.80637725577979</text:p>
          </table:table-cell>
          <table:table-cell office:value-type="float" office:value="42.5213468375611" calcext:value-type="float">
            <text:p>42.5213468375611</text:p>
          </table:table-cell>
          <table:table-cell office:value-type="float" office:value="0.245393231080048" calcext:value-type="float">
            <text:p>0.245393231080048</text:p>
          </table:table-cell>
          <table:table-cell table:number-columns-repeated="5"/>
        </table:table-row>
        <table:table-row table:style-name="ro1">
          <table:table-cell office:value-type="float" office:value="9.98417606235848" calcext:value-type="float">
            <text:p>9.98417606235848</text:p>
          </table:table-cell>
          <table:table-cell office:value-type="float" office:value="42.5658748638707" calcext:value-type="float">
            <text:p>42.5658748638707</text:p>
          </table:table-cell>
          <table:table-cell office:value-type="float" office:value="0.28925138196763" calcext:value-type="float">
            <text:p>0.28925138196763</text:p>
          </table:table-cell>
          <table:table-cell table:number-columns-repeated="5"/>
        </table:table-row>
        <table:table-row table:style-name="ro1">
          <table:table-cell office:value-type="float" office:value="10.059816933711" calcext:value-type="float">
            <text:p>10.059816933711</text:p>
          </table:table-cell>
          <table:table-cell office:value-type="float" office:value="42.5883854121445" calcext:value-type="float">
            <text:p>42.5883854121445</text:p>
          </table:table-cell>
          <table:table-cell office:value-type="float" office:value="0.333109532855137" calcext:value-type="float">
            <text:p>0.333109532855137</text:p>
          </table:table-cell>
          <table:table-cell table:number-columns-repeated="5"/>
        </table:table-row>
        <table:table-row table:style-name="ro1">
          <table:table-cell office:value-type="float" office:value="10.2140771008191" calcext:value-type="float">
            <text:p>10.2140771008191</text:p>
          </table:table-cell>
          <table:table-cell office:value-type="float" office:value="42.6417598829749" calcext:value-type="float">
            <text:p>42.6417598829749</text:p>
          </table:table-cell>
          <table:table-cell office:value-type="float" office:value="0.317577369349104" calcext:value-type="float">
            <text:p>0.317577369349104</text:p>
          </table:table-cell>
          <table:table-cell table:number-columns-repeated="5"/>
        </table:table-row>
        <table:table-row table:style-name="ro1">
          <table:table-cell office:value-type="float" office:value="10.3331901721404" calcext:value-type="float">
            <text:p>10.3331901721404</text:p>
          </table:table-cell>
          <table:table-cell office:value-type="float" office:value="42.6809126920195" calcext:value-type="float">
            <text:p>42.6809126920195</text:p>
          </table:table-cell>
          <table:table-cell office:value-type="float" office:value="0.215725742938871" calcext:value-type="float">
            <text:p>0.215725742938871</text:p>
          </table:table-cell>
          <table:table-cell table:number-columns-repeated="5"/>
        </table:table-row>
        <table:table-row table:style-name="ro1">
          <table:table-cell office:value-type="float" office:value="10.431547130873" calcext:value-type="float">
            <text:p>10.431547130873</text:p>
          </table:table-cell>
          <table:table-cell office:value-type="float" office:value="42.7024662116201" calcext:value-type="float">
            <text:p>42.7024662116201</text:p>
          </table:table-cell>
          <table:table-cell office:value-type="float" office:value="0.194723248058189" calcext:value-type="float">
            <text:p>0.194723248058189</text:p>
          </table:table-cell>
          <table:table-cell table:number-columns-repeated="5"/>
        </table:table-row>
        <table:table-row table:style-name="ro1">
          <table:table-cell office:value-type="float" office:value="10.5916064833442" calcext:value-type="float">
            <text:p>10.5916064833442</text:p>
          </table:table-cell>
          <table:table-cell office:value-type="float" office:value="42.7340334810438" calcext:value-type="float">
            <text:p>42.7340334810438</text:p>
          </table:table-cell>
          <table:table-cell office:value-type="float" office:value="0.23358586347458" calcext:value-type="float">
            <text:p>0.23358586347458</text:p>
          </table:table-cell>
          <table:table-cell table:number-columns-repeated="5"/>
        </table:table-row>
        <table:table-row table:style-name="ro1">
          <table:table-cell office:value-type="float" office:value="10.6596423314597" calcext:value-type="float">
            <text:p>10.6596423314597</text:p>
          </table:table-cell>
          <table:table-cell office:value-type="float" office:value="42.7502211829424" calcext:value-type="float">
            <text:p>42.7502211829424</text:p>
          </table:table-cell>
          <table:table-cell office:value-type="float" office:value="0.311311094307317" calcext:value-type="float">
            <text:p>0.311311094307317</text:p>
          </table:table-cell>
          <table:table-cell table:number-columns-repeated="5"/>
        </table:table-row>
        <table:table-row table:style-name="ro1">
          <table:table-cell office:value-type="float" office:value="10.7262158471261" calcext:value-type="float">
            <text:p>10.7262158471261</text:p>
          </table:table-cell>
          <table:table-cell office:value-type="float" office:value="42.7716427919708" calcext:value-type="float">
            <text:p>42.7716427919708</text:p>
          </table:table-cell>
          <table:table-cell office:value-type="float" office:value="0.350173709723712" calcext:value-type="float">
            <text:p>0.350173709723712</text:p>
          </table:table-cell>
          <table:table-cell table:number-columns-repeated="5"/>
        </table:table-row>
        <table:table-row table:style-name="ro1">
          <table:table-cell office:value-type="float" office:value="10.7575300644713" calcext:value-type="float">
            <text:p>10.7575300644713</text:p>
          </table:table-cell>
          <table:table-cell office:value-type="float" office:value="42.7830795383718" calcext:value-type="float">
            <text:p>42.7830795383718</text:p>
          </table:table-cell>
          <table:table-cell office:value-type="float" office:value="0.065647245132656" calcext:value-type="float">
            <text:p>0.065647245132656</text:p>
          </table:table-cell>
          <table:table-cell table:number-columns-repeated="5"/>
        </table:table-row>
        <table:table-row table:style-name="ro1">
          <table:table-cell office:value-type="float" office:value="10.7982322312093" calcext:value-type="float">
            <text:p>10.7982322312093</text:p>
          </table:table-cell>
          <table:table-cell office:value-type="float" office:value="42.7857553684781" calcext:value-type="float">
            <text:p>42.7857553684781</text:p>
          </table:table-cell>
          <table:table-cell office:value-type="float" office:value="0.130185279142253" calcext:value-type="float">
            <text:p>0.130185279142253</text:p>
          </table:table-cell>
          <table:table-cell table:number-columns-repeated="5"/>
        </table:table-row>
        <table:table-row table:style-name="ro1">
          <table:table-cell office:value-type="float" office:value="10.913337714171" calcext:value-type="float">
            <text:p>10.913337714171</text:p>
          </table:table-cell>
          <table:table-cell office:value-type="float" office:value="42.8008256422992" calcext:value-type="float">
            <text:p>42.8008256422992</text:p>
          </table:table-cell>
          <table:table-cell office:value-type="float" office:value="0.19472331315192" calcext:value-type="float">
            <text:p>0.19472331315192</text:p>
          </table:table-cell>
          <table:table-cell table:number-columns-repeated="5"/>
        </table:table-row>
        <table:table-row table:style-name="ro1">
          <table:table-cell office:value-type="float" office:value="11.0826699343626" calcext:value-type="float">
            <text:p>11.0826699343626</text:p>
          </table:table-cell>
          <table:table-cell office:value-type="float" office:value="42.8342217392297" calcext:value-type="float">
            <text:p>42.8342217392297</text:p>
          </table:table-cell>
          <table:table-cell office:value-type="float" office:value="0.194723340508394" calcext:value-type="float">
            <text:p>0.194723340508394</text:p>
          </table:table-cell>
          <table:table-cell table:number-columns-repeated="5"/>
        </table:table-row>
        <table:table-row table:style-name="ro1">
          <table:table-cell office:value-type="float" office:value="11.2520021453864" calcext:value-type="float">
            <text:p>11.2520021453864</text:p>
          </table:table-cell>
          <table:table-cell office:value-type="float" office:value="42.8676178391647" calcext:value-type="float">
            <text:p>42.8676178391647</text:p>
          </table:table-cell>
          <table:table-cell office:value-type="float" office:value="0.194723358906579" calcext:value-type="float">
            <text:p>0.194723358906579</text:p>
          </table:table-cell>
          <table:table-cell table:number-columns-repeated="5"/>
        </table:table-row>
        <table:table-row table:style-name="ro1">
          <table:table-cell office:value-type="float" office:value="11.3350928405382" calcext:value-type="float">
            <text:p>11.3350928405382</text:p>
          </table:table-cell>
          <table:table-cell office:value-type="float" office:value="42.8840051845558" calcext:value-type="float">
            <text:p>42.8840051845558</text:p>
          </table:table-cell>
          <table:table-cell office:value-type="float" office:value="0.00000151672775515516" calcext:value-type="float">
            <text:p>1.51672775515516E-06</text:p>
          </table:table-cell>
          <table:table-cell table:number-columns-repeated="5"/>
        </table:table-row>
        <table:table-row table:style-name="ro1">
          <table:table-cell office:value-type="float" office:value="11.4165223306888" calcext:value-type="float">
            <text:p>11.4165223306888</text:p>
          </table:table-cell>
          <table:table-cell office:value-type="float" office:value="42.8840053080622" calcext:value-type="float">
            <text:p>42.8840053080622</text:p>
          </table:table-cell>
          <table:table-cell office:value-type="float" office:value="0.032824438368202" calcext:value-type="float">
            <text:p>0.032824438368202</text:p>
          </table:table-cell>
          <table:table-cell table:number-columns-repeated="5"/>
        </table:table-row>
        <table:table-row table:style-name="ro1">
          <table:table-cell office:value-type="float" office:value="11.4755611619429" calcext:value-type="float">
            <text:p>11.4755611619429</text:p>
          </table:table-cell>
          <table:table-cell office:value-type="float" office:value="42.8859439208388" calcext:value-type="float">
            <text:p>42.8859439208388</text:p>
          </table:table-cell>
          <table:table-cell office:value-type="float" office:value="0.0656473600085119" calcext:value-type="float">
            <text:p>0.065647360008512</text:p>
          </table:table-cell>
          <table:table-cell table:number-columns-repeated="5"/>
        </table:table-row>
        <table:table-row table:style-name="ro1">
          <table:table-cell office:value-type="float" office:value="11.5858545897989" calcext:value-type="float">
            <text:p>11.5858545897989</text:p>
          </table:table-cell>
          <table:table-cell office:value-type="float" office:value="42.8931948122866" calcext:value-type="float">
            <text:p>42.8931948122866</text:p>
          </table:table-cell>
          <table:table-cell office:value-type="float" office:value="6.21754104887455" calcext:value-type="float">
            <text:p>6.21754104887455</text:p>
          </table:table-cell>
          <table:table-cell table:number-columns-repeated="5"/>
        </table:table-row>
        <table:table-row table:style-name="ro1">
          <table:table-cell office:value-type="float" office:value="11.6946014385616" calcext:value-type="float">
            <text:p>11.6946014385616</text:p>
          </table:table-cell>
          <table:table-cell office:value-type="float" office:value="42.8860459345321" calcext:value-type="float">
            <text:p>42.8860459345321</text:p>
          </table:table-cell>
          <table:table-cell office:value-type="float" office:value="6.21409673885826" calcext:value-type="float">
            <text:p>6.21409673885826</text:p>
          </table:table-cell>
          <table:table-cell table:number-columns-repeated="5"/>
        </table:table-row>
        <table:table-row table:style-name="ro1">
          <table:table-cell office:value-type="float" office:value="11.8539208438651" calcext:value-type="float">
            <text:p>11.8539208438651</text:p>
          </table:table-cell>
          <table:table-cell office:value-type="float" office:value="42.8750212381914" calcext:value-type="float">
            <text:p>42.8750212381914</text:p>
          </table:table-cell>
          <table:table-cell office:value-type="float" office:value="6.24864182585657" calcext:value-type="float">
            <text:p>6.24864182585657</text:p>
          </table:table-cell>
          <table:table-cell table:number-columns-repeated="5"/>
        </table:table-row>
        <table:table-row table:style-name="ro1">
          <table:table-cell office:value-type="float" office:value="11.9160525459196" calcext:value-type="float">
            <text:p>11.9160525459196</text:p>
          </table:table-cell>
          <table:table-cell office:value-type="float" office:value="42.8728741388237" calcext:value-type="float">
            <text:p>42.8728741388237</text:p>
          </table:table-cell>
          <table:table-cell office:value-type="float" office:value="0.00000160567540476383" calcext:value-type="float">
            <text:p>1.60567540476383E-06</text:p>
          </table:table-cell>
          <table:table-cell table:number-columns-repeated="5"/>
        </table:table-row>
        <table:table-row table:style-name="ro1">
          <table:table-cell office:value-type="float" office:value="12.0769181770906" calcext:value-type="float">
            <text:p>12.0769181770906</text:p>
          </table:table-cell>
          <table:table-cell office:value-type="float" office:value="42.8728743971216" calcext:value-type="float">
            <text:p>42.8728743971216</text:p>
          </table:table-cell>
          <table:table-cell office:value-type="float" office:value="0.0725332831807322" calcext:value-type="float">
            <text:p>0.072533283180732</text:p>
          </table:table-cell>
          <table:table-cell table:number-columns-repeated="5"/>
        </table:table-row>
        <table:table-row table:style-name="ro1">
          <table:table-cell office:value-type="float" office:value="12.207017769532" calcext:value-type="float">
            <text:p>12.207017769532</text:p>
          </table:table-cell>
          <table:table-cell office:value-type="float" office:value="42.882327531409" calcext:value-type="float">
            <text:p>42.882327531409</text:p>
          </table:table-cell>
          <table:table-cell office:value-type="float" office:value="0.145064960686042" calcext:value-type="float">
            <text:p>0.145064960686042</text:p>
          </table:table-cell>
          <table:table-cell table:number-columns-repeated="5"/>
        </table:table-row>
        <table:table-row table:style-name="ro1">
          <table:table-cell office:value-type="float" office:value="12.325571640751" calcext:value-type="float">
            <text:p>12.325571640751</text:p>
          </table:table-cell>
          <table:table-cell office:value-type="float" office:value="42.8996472056956" calcext:value-type="float">
            <text:p>42.8996472056956</text:p>
          </table:table-cell>
          <table:table-cell office:value-type="float" office:value="0.0690918002336691" calcext:value-type="float">
            <text:p>0.069091800233669</text:p>
          </table:table-cell>
          <table:table-cell table:number-columns-repeated="5"/>
        </table:table-row>
        <table:table-row table:style-name="ro1">
          <table:table-cell office:value-type="float" office:value="12.4523144849714" calcext:value-type="float">
            <text:p>12.4523144849714</text:p>
          </table:table-cell>
          <table:table-cell office:value-type="float" office:value="42.9084180578177" calcext:value-type="float">
            <text:p>42.9084180578177</text:p>
          </table:table-cell>
          <table:table-cell office:value-type="float" office:value="0.119329262654096" calcext:value-type="float">
            <text:p>0.119329262654096</text:p>
          </table:table-cell>
          <table:table-cell table:number-columns-repeated="5"/>
        </table:table-row>
        <table:table-row table:style-name="ro1">
          <table:table-cell office:value-type="float" office:value="12.5420610998736" calcext:value-type="float">
            <text:p>12.5420610998736</text:p>
          </table:table-cell>
          <table:table-cell office:value-type="float" office:value="42.9191785784648" calcext:value-type="float">
            <text:p>42.9191785784648</text:p>
          </table:table-cell>
          <table:table-cell office:value-type="float" office:value="0.219804187494982" calcext:value-type="float">
            <text:p>0.219804187494982</text:p>
          </table:table-cell>
          <table:table-cell table:number-columns-repeated="5"/>
        </table:table-row>
        <table:table-row table:style-name="ro1">
          <table:table-cell office:value-type="float" office:value="12.6302757459335" calcext:value-type="float">
            <text:p>12.6302757459335</text:p>
          </table:table-cell>
          <table:table-cell office:value-type="float" office:value="42.9388869500752" calcext:value-type="float">
            <text:p>42.9388869500752</text:p>
          </table:table-cell>
          <table:table-cell office:value-type="float" office:value="0.270041649915395" calcext:value-type="float">
            <text:p>0.270041649915395</text:p>
          </table:table-cell>
          <table:table-cell table:number-columns-repeated="5"/>
        </table:table-row>
        <table:table-row table:style-name="ro1">
          <table:table-cell office:value-type="float" office:value="12.7627908992899" calcext:value-type="float">
            <text:p>12.7627908992899</text:p>
          </table:table-cell>
          <table:table-cell office:value-type="float" office:value="42.9755675389537" calcext:value-type="float">
            <text:p>42.9755675389537</text:p>
          </table:table-cell>
          <table:table-cell office:value-type="float" office:value="0.204695000000218" calcext:value-type="float">
            <text:p>0.204695000000218</text:p>
          </table:table-cell>
          <table:table-cell table:number-columns-repeated="5"/>
        </table:table-row>
        <table:table-row table:style-name="ro1">
          <table:table-cell office:value-type="float" office:value="12.8948541378676" calcext:value-type="float">
            <text:p>12.8948541378676</text:p>
          </table:table-cell>
          <table:table-cell office:value-type="float" office:value="43.0029842174883" calcext:value-type="float">
            <text:p>43.0029842174883</text:p>
          </table:table-cell>
          <table:table-cell office:value-type="float" office:value="0.245770452661535" calcext:value-type="float">
            <text:p>0.245770452661535</text:p>
          </table:table-cell>
          <table:table-cell table:number-columns-repeated="5"/>
        </table:table-row>
        <table:table-row table:style-name="ro1">
          <table:table-cell office:value-type="float" office:value="12.9665480289659" calcext:value-type="float">
            <text:p>12.9665480289659</text:p>
          </table:table-cell>
          <table:table-cell office:value-type="float" office:value="43.0209680165942" calcext:value-type="float">
            <text:p>43.0209680165942</text:p>
          </table:table-cell>
          <table:table-cell office:value-type="float" office:value="0.327921357984328" calcext:value-type="float">
            <text:p>0.327921357984328</text:p>
          </table:table-cell>
          <table:table-cell table:number-columns-repeated="5"/>
        </table:table-row>
        <table:table-row table:style-name="ro1">
          <table:table-cell office:value-type="float" office:value="13.0365244090728" calcext:value-type="float">
            <text:p>13.0365244090728</text:p>
          </table:table-cell>
          <table:table-cell office:value-type="float" office:value="43.0447742611162" calcext:value-type="float">
            <text:p>43.0447742611162</text:p>
          </table:table-cell>
          <table:table-cell office:value-type="float" office:value="0.368996810645698" calcext:value-type="float">
            <text:p>0.368996810645698</text:p>
          </table:table-cell>
          <table:table-cell table:number-columns-repeated="5"/>
        </table:table-row>
        <table:table-row table:style-name="ro1">
          <table:table-cell office:value-type="float" office:value="13.1804567177073" calcext:value-type="float">
            <text:p>13.1804567177073</text:p>
          </table:table-cell>
          <table:table-cell office:value-type="float" office:value="43.1004342526786" calcext:value-type="float">
            <text:p>43.1004342526786</text:p>
          </table:table-cell>
          <table:table-cell office:value-type="float" office:value="0.381270412155389" calcext:value-type="float">
            <text:p>0.381270412155389</text:p>
          </table:table-cell>
          <table:table-cell table:number-columns-repeated="5"/>
        </table:table-row>
        <table:table-row table:style-name="ro1">
          <table:table-cell office:value-type="float" office:value="13.2009622832644" calcext:value-type="float">
            <text:p>13.2009622832644</text:p>
          </table:table-cell>
          <table:table-cell office:value-type="float" office:value="43.1086546581467" calcext:value-type="float">
            <text:p>43.1086546581467</text:p>
          </table:table-cell>
          <table:table-cell office:value-type="float" office:value="0.39354401366479" calcext:value-type="float">
            <text:p>0.39354401366479</text:p>
          </table:table-cell>
          <table:table-cell table:number-columns-repeated="5"/>
        </table:table-row>
        <table:table-row table:style-name="ro1">
          <table:table-cell office:value-type="float" office:value="13.3438004149845" calcext:value-type="float">
            <text:p>13.3438004149845</text:p>
          </table:table-cell>
          <table:table-cell office:value-type="float" office:value="43.1679615944431" calcext:value-type="float">
            <text:p>43.1679615944431</text:p>
          </table:table-cell>
          <table:table-cell office:value-type="float" office:value="0.350174071824257" calcext:value-type="float">
            <text:p>0.350174071824257</text:p>
          </table:table-cell>
          <table:table-cell table:number-columns-repeated="5"/>
        </table:table-row>
        <table:table-row table:style-name="ro1">
          <table:table-cell office:value-type="float" office:value="13.4439750504598" calcext:value-type="float">
            <text:p>13.4439750504598</text:p>
          </table:table-cell>
          <table:table-cell office:value-type="float" office:value="43.2045479531729" calcext:value-type="float">
            <text:p>43.2045479531729</text:p>
          </table:table-cell>
          <table:table-cell office:value-type="float" office:value="0.270041764487512" calcext:value-type="float">
            <text:p>0.270041764487512</text:p>
          </table:table-cell>
          <table:table-cell table:number-columns-repeated="5"/>
        </table:table-row>
        <table:table-row table:style-name="ro1">
          <table:table-cell office:value-type="float" office:value="13.5417188523661" calcext:value-type="float">
            <text:p>13.5417188523661</text:p>
          </table:table-cell>
          <table:table-cell office:value-type="float" office:value="43.2316037405303" calcext:value-type="float">
            <text:p>43.2316037405303</text:p>
          </table:table-cell>
          <table:table-cell office:value-type="float" office:value="0.204695111807722" calcext:value-type="float">
            <text:p>0.204695111807722</text:p>
          </table:table-cell>
          <table:table-cell table:number-columns-repeated="5"/>
        </table:table-row>
        <table:table-row table:style-name="ro1">
          <table:table-cell office:value-type="float" office:value="13.6737820811502" calcext:value-type="float">
            <text:p>13.6737820811502</text:p>
          </table:table-cell>
          <table:table-cell office:value-type="float" office:value="43.2590204324338" calcext:value-type="float">
            <text:p>43.2590204324338</text:p>
          </table:table-cell>
          <table:table-cell office:value-type="float" office:value="0.210210661637489" calcext:value-type="float">
            <text:p>0.210210661637489</text:p>
          </table:table-cell>
          <table:table-cell table:number-columns-repeated="5"/>
        </table:table-row>
        <table:table-row table:style-name="ro1">
          <table:table-cell office:value-type="float" office:value="13.6834914765642" calcext:value-type="float">
            <text:p>13.6834914765642</text:p>
          </table:table-cell>
          <table:table-cell office:value-type="float" office:value="43.2610920551208" calcext:value-type="float">
            <text:p>43.2610920551208</text:p>
          </table:table-cell>
          <table:table-cell office:value-type="float" office:value="0.215726211466906" calcext:value-type="float">
            <text:p>0.215726211466906</text:p>
          </table:table-cell>
          <table:table-cell table:number-columns-repeated="5"/>
        </table:table-row>
        <table:table-row table:style-name="ro1">
          <table:table-cell office:value-type="float" office:value="13.7985072863121" calcext:value-type="float">
            <text:p>13.7985072863121</text:p>
          </table:table-cell>
          <table:table-cell office:value-type="float" office:value="43.2862961799383" calcext:value-type="float">
            <text:p>43.2862961799383</text:p>
          </table:table-cell>
          <table:table-cell office:value-type="float" office:value="0.130732528099933" calcext:value-type="float">
            <text:p>0.130732528099933</text:p>
          </table:table-cell>
          <table:table-cell table:number-columns-repeated="5"/>
        </table:table-row>
        <table:table-row table:style-name="ro1">
          <table:table-cell office:value-type="float" office:value="13.9298958721179" calcext:value-type="float">
            <text:p>13.9298958721179</text:p>
          </table:table-cell>
          <table:table-cell office:value-type="float" office:value="43.3035714715449" calcext:value-type="float">
            <text:p>43.3035714715449</text:p>
          </table:table-cell>
          <table:table-cell office:value-type="float" office:value="0.130732550009805" calcext:value-type="float">
            <text:p>0.130732550009805</text:p>
          </table:table-cell>
          <table:table-cell table:number-columns-repeated="5"/>
        </table:table-row>
        <table:table-row table:style-name="ro1">
          <table:table-cell office:value-type="float" office:value="14.0992280828762" calcext:value-type="float">
            <text:p>14.0992280828762</text:p>
          </table:table-cell>
          <table:table-cell office:value-type="float" office:value="43.3258356872465" calcext:value-type="float">
            <text:p>43.3258356872465</text:p>
          </table:table-cell>
          <table:table-cell office:value-type="float" office:value="0.130732570023556" calcext:value-type="float">
            <text:p>0.130732570023556</text:p>
          </table:table-cell>
          <table:table-cell table:number-columns-repeated="5"/>
        </table:table-row>
        <table:table-row table:style-name="ro1">
          <table:table-cell office:value-type="float" office:value="14.2685602733187" calcext:value-type="float">
            <text:p>14.2685602733187</text:p>
          </table:table-cell>
          <table:table-cell office:value-type="float" office:value="43.3480999037245" calcext:value-type="float">
            <text:p>43.3480999037245</text:p>
          </table:table-cell>
          <table:table-cell office:value-type="float" office:value="0.13789890899317" calcext:value-type="float">
            <text:p>0.13789890899317</text:p>
          </table:table-cell>
          <table:table-cell table:number-columns-repeated="5"/>
        </table:table-row>
        <table:table-row table:style-name="ro1">
          <table:table-cell office:value-type="float" office:value="14.2813371200402" calcext:value-type="float">
            <text:p>14.2813371200402</text:p>
          </table:table-cell>
          <table:table-cell office:value-type="float" office:value="43.349873070802" calcext:value-type="float">
            <text:p>43.349873070802</text:p>
          </table:table-cell>
          <table:table-cell office:value-type="float" office:value="0.145065247962516" calcext:value-type="float">
            <text:p>0.145065247962516</text:p>
          </table:table-cell>
          <table:table-cell table:number-columns-repeated="5"/>
        </table:table-row>
        <table:table-row table:style-name="ro1">
          <table:table-cell office:value-type="float" office:value="14.3998909741047" calcext:value-type="float">
            <text:p>14.3998909741047</text:p>
          </table:table-cell>
          <table:table-cell office:value-type="float" office:value="43.3671927773671" calcext:value-type="float">
            <text:p>43.3671927773671</text:p>
          </table:table-cell>
          <table:table-cell office:value-type="float" office:value="0.0690920816486357" calcext:value-type="float">
            <text:p>0.069092081648636</text:p>
          </table:table-cell>
          <table:table-cell table:number-columns-repeated="5"/>
        </table:table-row>
        <table:table-row table:style-name="ro1">
          <table:table-cell office:value-type="float" office:value="14.526633803415" calcext:value-type="float">
            <text:p>14.526633803415</text:p>
          </table:table-cell>
          <table:table-cell office:value-type="float" office:value="43.3759636642955" calcext:value-type="float">
            <text:p>43.3759636642955</text:p>
          </table:table-cell>
          <table:table-cell office:value-type="float" office:value="0.103310486339332" calcext:value-type="float">
            <text:p>0.103310486339332</text:p>
          </table:table-cell>
          <table:table-cell table:number-columns-repeated="5"/>
        </table:table-row>
        <table:table-row table:style-name="ro1">
          <table:table-cell office:value-type="float" office:value="14.5878865755249" calcext:value-type="float">
            <text:p>14.5878865755249</text:p>
          </table:table-cell>
          <table:table-cell office:value-type="float" office:value="43.3823143277278" calcext:value-type="float">
            <text:p>43.3823143277278</text:p>
          </table:table-cell>
          <table:table-cell office:value-type="float" office:value="0.137528891029889" calcext:value-type="float">
            <text:p>0.137528891029889</text:p>
          </table:table-cell>
          <table:table-cell table:number-columns-repeated="5"/>
        </table:table-row>
        <table:table-row table:style-name="ro1">
          <table:table-cell office:value-type="float" office:value="14.7487521523294" calcext:value-type="float">
            <text:p>14.7487521523294</text:p>
          </table:table-cell>
          <table:table-cell office:value-type="float" office:value="43.4045785393152" calcext:value-type="float">
            <text:p>43.4045785393152</text:p>
          </table:table-cell>
          <table:table-cell office:value-type="float" office:value="0.161598493279267" calcext:value-type="float">
            <text:p>0.161598493279267</text:p>
          </table:table-cell>
          <table:table-cell table:number-columns-repeated="5"/>
        </table:table-row>
        <table:table-row table:style-name="ro1">
          <table:table-cell office:value-type="float" office:value="14.791508837789" calcext:value-type="float">
            <text:p>14.791508837789</text:p>
          </table:table-cell>
          <table:table-cell office:value-type="float" office:value="43.4115487345509" calcext:value-type="float">
            <text:p>43.4115487345509</text:p>
          </table:table-cell>
          <table:table-cell office:value-type="float" office:value="0.185668095528841" calcext:value-type="float">
            <text:p>0.185668095528841</text:p>
          </table:table-cell>
          <table:table-cell table:number-columns-repeated="5"/>
        </table:table-row>
        <table:table-row table:style-name="ro1">
          <table:table-cell office:value-type="float" office:value="14.9693076151149" calcext:value-type="float">
            <text:p>14.9693076151149</text:p>
          </table:table-cell>
          <table:table-cell office:value-type="float" office:value="43.4449449314691" calcext:value-type="float">
            <text:p>43.4449449314691</text:p>
          </table:table-cell>
          <table:table-cell office:value-type="float" office:value="0.200697246995981" calcext:value-type="float">
            <text:p>0.200697246995981</text:p>
          </table:table-cell>
          <table:table-cell table:number-columns-repeated="5"/>
        </table:table-row>
        <table:table-row table:style-name="ro1">
          <table:table-cell office:value-type="float" office:value="14.9958160876403" calcext:value-type="float">
            <text:p>14.9958160876403</text:p>
          </table:table-cell>
          <table:table-cell office:value-type="float" office:value="43.4503377100416" calcext:value-type="float">
            <text:p>43.4503377100416</text:p>
          </table:table-cell>
          <table:table-cell office:value-type="float" office:value="0.215726398462782" calcext:value-type="float">
            <text:p>0.215726398462782</text:p>
          </table:table-cell>
          <table:table-cell table:number-columns-repeated="5"/>
        </table:table-row>
        <table:table-row table:style-name="ro1">
          <table:table-cell office:value-type="float" office:value="15.1433660587116" calcext:value-type="float">
            <text:p>15.1433660587116</text:p>
          </table:table-cell>
          <table:table-cell office:value-type="float" office:value="43.4826712755026" calcext:value-type="float">
            <text:p>43.4826712755026</text:p>
          </table:table-cell>
          <table:table-cell office:value-type="float" office:value="0.204695331283568" calcext:value-type="float">
            <text:p>0.204695331283568</text:p>
          </table:table-cell>
          <table:table-cell table:number-columns-repeated="5"/>
        </table:table-row>
        <table:table-row table:style-name="ro1">
          <table:table-cell office:value-type="float" office:value="15.2993712133834" calcext:value-type="float">
            <text:p>15.2993712133834</text:p>
          </table:table-cell>
          <table:table-cell office:value-type="float" office:value="43.515058413217" calcext:value-type="float">
            <text:p>43.515058413217</text:p>
          </table:table-cell>
          <table:table-cell office:value-type="float" office:value="0.261136714595382" calcext:value-type="float">
            <text:p>0.261136714595382</text:p>
          </table:table-cell>
          <table:table-cell table:number-columns-repeated="5"/>
        </table:table-row>
        <table:table-row table:style-name="ro1">
          <table:table-cell office:value-type="float" office:value="15.3974692548467" calcext:value-type="float">
            <text:p>15.3974692548467</text:p>
          </table:table-cell>
          <table:table-cell office:value-type="float" office:value="43.5412740423334" calcext:value-type="float">
            <text:p>43.5412740423334</text:p>
          </table:table-cell>
          <table:table-cell office:value-type="float" office:value="0.317578097907223" calcext:value-type="float">
            <text:p>0.317578097907223</text:p>
          </table:table-cell>
          <table:table-cell table:number-columns-repeated="5"/>
        </table:table-row>
        <table:table-row table:style-name="ro1">
          <table:table-cell office:value-type="float" office:value="15.5184929807268" calcext:value-type="float">
            <text:p>15.5184929807268</text:p>
          </table:table-cell>
          <table:table-cell office:value-type="float" office:value="43.581054986725" calcext:value-type="float">
            <text:p>43.581054986725</text:p>
          </table:table-cell>
          <table:table-cell office:value-type="float" office:value="0.204695382446042" calcext:value-type="float">
            <text:p>0.204695382446042</text:p>
          </table:table-cell>
          <table:table-cell table:number-columns-repeated="5"/>
        </table:table-row>
        <table:table-row table:style-name="ro1">
          <table:table-cell office:value-type="float" office:value="15.6295689209638" calcext:value-type="float">
            <text:p>15.6295689209638</text:p>
          </table:table-cell>
          <table:table-cell office:value-type="float" office:value="43.6041146907813" calcext:value-type="float">
            <text:p>43.6041146907813</text:p>
          </table:table-cell>
          <table:table-cell office:value-type="float" office:value="0.251907633435503" calcext:value-type="float">
            <text:p>0.251907633435503</text:p>
          </table:table-cell>
          <table:table-cell table:number-columns-repeated="5"/>
        </table:table-row>
        <table:table-row table:style-name="ro1">
          <table:table-cell office:value-type="float" office:value="15.7118382580035" calcext:value-type="float">
            <text:p>15.7118382580035</text:p>
          </table:table-cell>
          <table:table-cell office:value-type="float" office:value="43.6252887551606" calcext:value-type="float">
            <text:p>43.6252887551606</text:p>
          </table:table-cell>
          <table:table-cell office:value-type="float" office:value="0.346332135414406" calcext:value-type="float">
            <text:p>0.346332135414406</text:p>
          </table:table-cell>
          <table:table-cell table:number-columns-repeated="5"/>
        </table:table-row>
        <table:table-row table:style-name="ro1">
          <table:table-cell office:value-type="float" office:value="15.7917447305316" calcext:value-type="float">
            <text:p>15.7917447305316</text:p>
          </table:table-cell>
          <table:table-cell office:value-type="float" office:value="43.6541251985508" calcext:value-type="float">
            <text:p>43.6541251985508</text:p>
          </table:table-cell>
          <table:table-cell office:value-type="float" office:value="0.393544386403943" calcext:value-type="float">
            <text:p>0.393544386403943</text:p>
          </table:table-cell>
          <table:table-cell table:number-columns-repeated="5"/>
        </table:table-row>
        <table:table-row table:style-name="ro1">
          <table:table-cell office:value-type="float" office:value="15.9526102069126" calcext:value-type="float">
            <text:p>15.9526102069126</text:p>
          </table:table-cell>
          <table:table-cell office:value-type="float" office:value="43.7209172273062" calcext:value-type="float">
            <text:p>43.7209172273062</text:p>
          </table:table-cell>
          <table:table-cell office:value-type="float" office:value="0.422319052793109" calcext:value-type="float">
            <text:p>0.422319052793109</text:p>
          </table:table-cell>
          <table:table-cell table:number-columns-repeated="5"/>
        </table:table-row>
        <table:table-row table:style-name="ro1">
          <table:table-cell office:value-type="float" office:value="15.9998474761958" calcext:value-type="float">
            <text:p>15.9998474761958</text:p>
          </table:table-cell>
          <table:table-cell office:value-type="float" office:value="43.7421436234797" calcext:value-type="float">
            <text:p>43.7421436234797</text:p>
          </table:table-cell>
          <table:table-cell office:value-type="float" office:value="0.451093719182262" calcext:value-type="float">
            <text:p>0.451093719182262</text:p>
          </table:table-cell>
          <table:table-cell table:number-columns-repeated="5"/>
        </table:table-row>
        <table:table-row table:style-name="ro1">
          <table:table-cell office:value-type="float" office:value="16.1373997871131" calcext:value-type="float">
            <text:p>16.1373997871131</text:p>
          </table:table-cell>
          <table:table-cell office:value-type="float" office:value="43.808774610653" calcext:value-type="float">
            <text:p>43.808774610653</text:p>
          </table:table-cell>
          <table:table-cell office:value-type="float" office:value="0.393544436066781" calcext:value-type="float">
            <text:p>0.393544436066781</text:p>
          </table:table-cell>
          <table:table-cell table:number-columns-repeated="5"/>
        </table:table-row>
        <table:table-row table:style-name="ro1">
          <table:table-cell office:value-type="float" office:value="16.2743411685255" calcext:value-type="float">
            <text:p>16.2743411685255</text:p>
          </table:table-cell>
          <table:table-cell office:value-type="float" office:value="43.8656332615799" calcext:value-type="float">
            <text:p>43.8656332615799</text:p>
          </table:table-cell>
          <table:table-cell office:value-type="float" office:value="0.422319102584977" calcext:value-type="float">
            <text:p>0.422319102584977</text:p>
          </table:table-cell>
          <table:table-cell table:number-columns-repeated="5"/>
        </table:table-row>
        <table:table-row table:style-name="ro1">
          <table:table-cell office:value-type="float" office:value="16.3215784369634" calcext:value-type="float">
            <text:p>16.3215784369634</text:p>
          </table:table-cell>
          <table:table-cell office:value-type="float" office:value="43.8868596602005" calcext:value-type="float">
            <text:p>43.8868596602005</text:p>
          </table:table-cell>
          <table:table-cell office:value-type="float" office:value="0.451093769102914" calcext:value-type="float">
            <text:p>0.451093769102914</text:p>
          </table:table-cell>
          <table:table-cell table:number-columns-repeated="5"/>
        </table:table-row>
        <table:table-row table:style-name="ro1">
          <table:table-cell office:value-type="float" office:value="16.4491772039393" calcext:value-type="float">
            <text:p>16.4491772039393</text:p>
          </table:table-cell>
          <table:table-cell office:value-type="float" office:value="43.9486691116795" calcext:value-type="float">
            <text:p>43.9486691116795</text:p>
          </table:table-cell>
          <table:table-cell office:value-type="float" office:value="0.368997303661068" calcext:value-type="float">
            <text:p>0.368997303661068</text:p>
          </table:table-cell>
          <table:table-cell table:number-columns-repeated="5"/>
        </table:table-row>
        <table:table-row table:style-name="ro1">
          <table:table-cell office:value-type="float" office:value="16.5586333754516" calcext:value-type="float">
            <text:p>16.5586333754516</text:p>
          </table:table-cell>
          <table:table-cell office:value-type="float" office:value="43.9909969154177" calcext:value-type="float">
            <text:p>43.9909969154177</text:p>
          </table:table-cell>
          <table:table-cell office:value-type="float" office:value="0.372352547091215" calcext:value-type="float">
            <text:p>0.372352547091215</text:p>
          </table:table-cell>
          <table:table-cell table:number-columns-repeated="5"/>
        </table:table-row>
        <table:table-row table:style-name="ro1">
          <table:table-cell office:value-type="float" office:value="16.5642589448269" calcext:value-type="float">
            <text:p>16.5642589448269</text:p>
          </table:table-cell>
          <table:table-cell office:value-type="float" office:value="43.993194105849" calcext:value-type="float">
            <text:p>43.993194105849</text:p>
          </table:table-cell>
          <table:table-cell office:value-type="float" office:value="0.375707790521439" calcext:value-type="float">
            <text:p>0.375707790521439</text:p>
          </table:table-cell>
          <table:table-cell table:number-columns-repeated="5"/>
        </table:table-row>
        <table:table-row table:style-name="ro1">
          <table:table-cell office:value-type="float" office:value="16.733591017397" calcext:value-type="float">
            <text:p>16.733591017397</text:p>
          </table:table-cell>
          <table:table-cell office:value-type="float" office:value="44.0599861700419" calcext:value-type="float">
            <text:p>44.0599861700419</text:p>
          </table:table-cell>
          <table:table-cell office:value-type="float" office:value="0.394382688117498" calcext:value-type="float">
            <text:p>0.394382688117498</text:p>
          </table:table-cell>
          <table:table-cell table:number-columns-repeated="5"/>
        </table:table-row>
        <table:table-row table:style-name="ro1">
          <table:table-cell office:value-type="float" office:value="16.764623552101" calcext:value-type="float">
            <text:p>16.764623552101</text:p>
          </table:table-cell>
          <table:table-cell office:value-type="float" office:value="44.0729015202351" calcext:value-type="float">
            <text:p>44.0729015202351</text:p>
          </table:table-cell>
          <table:table-cell office:value-type="float" office:value="0.413057585713255" calcext:value-type="float">
            <text:p>0.413057585713255</text:p>
          </table:table-cell>
          <table:table-cell table:number-columns-repeated="5"/>
        </table:table-row>
        <table:table-row table:style-name="ro1">
          <table:table-cell office:value-type="float" office:value="16.8910963787508" calcext:value-type="float">
            <text:p>16.8910963787508</text:p>
          </table:table-cell>
          <table:table-cell office:value-type="float" office:value="44.1283309215334" calcext:value-type="float">
            <text:p>44.1283309215334</text:p>
          </table:table-cell>
          <table:table-cell office:value-type="float" office:value="0.350174589233291" calcext:value-type="float">
            <text:p>0.350174589233291</text:p>
          </table:table-cell>
          <table:table-cell table:number-columns-repeated="5"/>
        </table:table-row>
        <table:table-row table:style-name="ro1">
          <table:table-cell office:value-type="float" office:value="17.0169064237865" calcext:value-type="float">
            <text:p>17.0169064237865</text:p>
          </table:table-cell>
          <table:table-cell office:value-type="float" office:value="44.1742800663279" calcext:value-type="float">
            <text:p>44.1742800663279</text:p>
          </table:table-cell>
          <table:table-cell office:value-type="float" office:value="0.381616109455732" calcext:value-type="float">
            <text:p>0.381616109455732</text:p>
          </table:table-cell>
          <table:table-cell table:number-columns-repeated="5"/>
        </table:table-row>
        <table:table-row table:style-name="ro1">
          <table:table-cell office:value-type="float" office:value="17.0694213063845" calcext:value-type="float">
            <text:p>17.0694213063845</text:p>
          </table:table-cell>
          <table:table-cell office:value-type="float" office:value="44.1953536512741" calcext:value-type="float">
            <text:p>44.1953536512741</text:p>
          </table:table-cell>
          <table:table-cell office:value-type="float" office:value="0.413057629678228" calcext:value-type="float">
            <text:p>0.413057629678228</text:p>
          </table:table-cell>
          <table:table-cell table:number-columns-repeated="5"/>
        </table:table-row>
        <table:table-row table:style-name="ro1">
          <table:table-cell office:value-type="float" office:value="17.1958941307302" calcext:value-type="float">
            <text:p>17.1958941307302</text:p>
          </table:table-cell>
          <table:table-cell office:value-type="float" office:value="44.250783058191" calcext:value-type="float">
            <text:p>44.250783058191</text:p>
          </table:table-cell>
          <table:table-cell office:value-type="float" office:value="0.350174637506663" calcext:value-type="float">
            <text:p>0.350174637506663</text:p>
          </table:table-cell>
          <table:table-cell table:number-columns-repeated="5"/>
        </table:table-row>
        <table:table-row table:style-name="ro1">
          <table:table-cell office:value-type="float" office:value="17.3217041727747" calcext:value-type="float">
            <text:p>17.3217041727747</text:p>
          </table:table-cell>
          <table:table-cell office:value-type="float" office:value="44.2967322087765" calcext:value-type="float">
            <text:p>44.2967322087765</text:p>
          </table:table-cell>
          <table:table-cell office:value-type="float" office:value="0.389032752340401" calcext:value-type="float">
            <text:p>0.389032752340401</text:p>
          </table:table-cell>
          <table:table-cell table:number-columns-repeated="5"/>
        </table:table-row>
        <table:table-row table:style-name="ro1">
          <table:table-cell office:value-type="float" office:value="17.3864059784583" calcext:value-type="float">
            <text:p>17.3864059784583</text:p>
          </table:table-cell>
          <table:table-cell office:value-type="float" office:value="44.3232550760517" calcext:value-type="float">
            <text:p>44.3232550760517</text:p>
          </table:table-cell>
          <table:table-cell office:value-type="float" office:value="0.466748982007857" calcext:value-type="float">
            <text:p>0.466748982007857</text:p>
          </table:table-cell>
          <table:table-cell table:number-columns-repeated="5"/>
        </table:table-row>
        <table:table-row table:style-name="ro1">
          <table:table-cell office:value-type="float" office:value="17.4488533061477" calcext:value-type="float">
            <text:p>17.4488533061477</text:p>
          </table:table-cell>
          <table:table-cell office:value-type="float" office:value="44.3547212072352" calcext:value-type="float">
            <text:p>44.3547212072352</text:p>
          </table:table-cell>
          <table:table-cell office:value-type="float" office:value="0.505607096841642" calcext:value-type="float">
            <text:p>0.505607096841642</text:p>
          </table:table-cell>
          <table:table-cell table:number-columns-repeated="5"/>
        </table:table-row>
        <table:table-row table:style-name="ro1">
          <table:table-cell office:value-type="float" office:value="17.5655539095181" calcext:value-type="float">
            <text:p>17.5655539095181</text:p>
          </table:table-cell>
          <table:table-cell office:value-type="float" office:value="44.4193272974385" calcext:value-type="float">
            <text:p>44.4193272974385</text:p>
          </table:table-cell>
          <table:table-cell office:value-type="float" office:value="0.393544653395365" calcext:value-type="float">
            <text:p>0.393544653395365</text:p>
          </table:table-cell>
          <table:table-cell table:number-columns-repeated="5"/>
        </table:table-row>
        <table:table-row table:style-name="ro1">
          <table:table-cell office:value-type="float" office:value="17.62840450376" calcext:value-type="float">
            <text:p>17.62840450376</text:p>
          </table:table-cell>
          <table:table-cell office:value-type="float" office:value="44.4454231506764" calcext:value-type="float">
            <text:p>44.4454231506764</text:p>
          </table:table-cell>
          <table:table-cell office:value-type="float" office:value="0.270042362509089" calcext:value-type="float">
            <text:p>0.270042362509089</text:p>
          </table:table-cell>
          <table:table-cell table:number-columns-repeated="5"/>
        </table:table-row>
        <table:table-row table:style-name="ro1">
          <table:table-cell office:value-type="float" office:value="17.7356398799156" calcext:value-type="float">
            <text:p>17.7356398799156</text:p>
          </table:table-cell>
          <table:table-cell office:value-type="float" office:value="44.475106304251" calcext:value-type="float">
            <text:p>44.475106304251</text:p>
          </table:table-cell>
          <table:table-cell office:value-type="float" office:value="0.331793531727495" calcext:value-type="float">
            <text:p>0.331793531727495</text:p>
          </table:table-cell>
          <table:table-cell table:number-columns-repeated="5"/>
        </table:table-row>
        <table:table-row table:style-name="ro1">
          <table:table-cell office:value-type="float" office:value="17.8406629333204" calcext:value-type="float">
            <text:p>17.8406629333204</text:p>
          </table:table-cell>
          <table:table-cell office:value-type="float" office:value="44.511289902752" calcext:value-type="float">
            <text:p>44.511289902752</text:p>
          </table:table-cell>
          <table:table-cell office:value-type="float" office:value="0.393544700945923" calcext:value-type="float">
            <text:p>0.393544700945923</text:p>
          </table:table-cell>
          <table:table-cell table:number-columns-repeated="5"/>
        </table:table-row>
        <table:table-row table:style-name="ro1">
          <table:table-cell office:value-type="float" office:value="18.0015283730027" calcext:value-type="float">
            <text:p>18.0015283730027</text:p>
          </table:table-cell>
          <table:table-cell office:value-type="float" office:value="44.5780819755919" calcext:value-type="float">
            <text:p>44.5780819755919</text:p>
          </table:table-cell>
          <table:table-cell office:value-type="float" office:value="0.403301240685697" calcext:value-type="float">
            <text:p>0.403301240685697</text:p>
          </table:table-cell>
          <table:table-cell table:number-columns-repeated="5"/>
        </table:table-row>
        <table:table-row table:style-name="ro1">
          <table:table-cell office:value-type="float" office:value="18.0176809146067" calcext:value-type="float">
            <text:p>18.0176809146067</text:p>
          </table:table-cell>
          <table:table-cell office:value-type="float" office:value="44.5849741039379" calcext:value-type="float">
            <text:p>44.5849741039379</text:p>
          </table:table-cell>
          <table:table-cell office:value-type="float" office:value="0.413057780425313" calcext:value-type="float">
            <text:p>0.413057780425313</text:p>
          </table:table-cell>
          <table:table-cell table:number-columns-repeated="5"/>
        </table:table-row>
        <table:table-row table:style-name="ro1">
          <table:table-cell office:value-type="float" office:value="18.1700797403304" calcext:value-type="float">
            <text:p>18.1700797403304</text:p>
          </table:table-cell>
          <table:table-cell office:value-type="float" office:value="44.6517661601131" calcext:value-type="float">
            <text:p>44.6517661601131</text:p>
          </table:table-cell>
          <table:table-cell office:value-type="float" office:value="0.454634755051699" calcext:value-type="float">
            <text:p>0.454634755051699</text:p>
          </table:table-cell>
          <table:table-cell table:number-columns-repeated="5"/>
        </table:table-row>
        <table:table-row table:style-name="ro1">
          <table:table-cell office:value-type="float" office:value="18.2372969353619" calcext:value-type="float">
            <text:p>18.2372969353619</text:p>
          </table:table-cell>
          <table:table-cell office:value-type="float" office:value="44.6846208611427" calcext:value-type="float">
            <text:p>44.6846208611427</text:p>
          </table:table-cell>
          <table:table-cell office:value-type="float" office:value="0.496211729678192" calcext:value-type="float">
            <text:p>0.496211729678192</text:p>
          </table:table-cell>
          <table:table-cell table:number-columns-repeated="5"/>
        </table:table-row>
        <table:table-row table:style-name="ro1">
          <table:table-cell office:value-type="float" office:value="18.3812291230804" calcext:value-type="float">
            <text:p>18.3812291230804</text:p>
          </table:table-cell>
          <table:table-cell office:value-type="float" office:value="44.762544849319" calcext:value-type="float">
            <text:p>44.762544849319</text:p>
          </table:table-cell>
          <table:table-cell office:value-type="float" office:value="0.512526455330939" calcext:value-type="float">
            <text:p>0.512526455330939</text:p>
          </table:table-cell>
          <table:table-cell table:number-columns-repeated="5"/>
        </table:table-row>
        <table:table-row table:style-name="ro1">
          <table:table-cell office:value-type="float" office:value="18.4068211435391" calcext:value-type="float">
            <text:p>18.4068211435391</text:p>
          </table:table-cell>
          <table:table-cell office:value-type="float" office:value="44.7769449764759" calcext:value-type="float">
            <text:p>44.7769449764759</text:p>
          </table:table-cell>
          <table:table-cell office:value-type="float" office:value="0.528841180983606" calcext:value-type="float">
            <text:p>0.528841180983606</text:p>
          </table:table-cell>
          <table:table-cell table:number-columns-repeated="5"/>
        </table:table-row>
        <table:table-row table:style-name="ro1">
          <table:table-cell office:value-type="float" office:value="18.5141846898673" calcext:value-type="float">
            <text:p>18.5141846898673</text:p>
          </table:table-cell>
          <table:table-cell office:value-type="float" office:value="44.8396840917201" calcext:value-type="float">
            <text:p>44.8396840917201</text:p>
          </table:table-cell>
          <table:table-cell office:value-type="float" office:value="0.413057848618661" calcext:value-type="float">
            <text:p>0.413057848618661</text:p>
          </table:table-cell>
          <table:table-cell table:number-columns-repeated="5"/>
        </table:table-row>
        <table:table-row table:style-name="ro1">
          <table:table-cell office:value-type="float" office:value="18.6188095687013" calcext:value-type="float">
            <text:p>18.6188095687013</text:p>
          </table:table-cell>
          <table:table-cell office:value-type="float" office:value="44.8855381988459" calcext:value-type="float">
            <text:p>44.8855381988459</text:p>
          </table:table-cell>
          <table:table-cell office:value-type="float" office:value="0.442858817639272" calcext:value-type="float">
            <text:p>0.442858817639272</text:p>
          </table:table-cell>
          <table:table-cell table:number-columns-repeated="5"/>
        </table:table-row>
        <table:table-row table:style-name="ro1">
          <table:table-cell office:value-type="float" office:value="18.6672693355509" calcext:value-type="float">
            <text:p>18.6672693355509</text:p>
          </table:table-cell>
          <table:table-cell office:value-type="float" office:value="44.9085215843125" calcext:value-type="float">
            <text:p>44.9085215843125</text:p>
          </table:table-cell>
          <table:table-cell office:value-type="float" office:value="0.472659786659836" calcext:value-type="float">
            <text:p>0.472659786659836</text:p>
          </table:table-cell>
          <table:table-cell table:number-columns-repeated="5"/>
        </table:table-row>
        <table:table-row table:style-name="ro1">
          <table:table-cell office:value-type="float" office:value="18.8110272528701" calcext:value-type="float">
            <text:p>18.8110272528701</text:p>
          </table:table-cell>
          <table:table-cell office:value-type="float" office:value="44.9820273825632" calcext:value-type="float">
            <text:p>44.9820273825632</text:p>
          </table:table-cell>
          <table:table-cell office:value-type="float" office:value="0.451094154595621" calcext:value-type="float">
            <text:p>0.451094154595621</text:p>
          </table:table-cell>
          <table:table-cell table:number-columns-repeated="5"/>
        </table:table-row>
        <table:table-row table:style-name="ro1">
          <table:table-cell office:value-type="float" office:value="18.9631585124482" calcext:value-type="float">
            <text:p>18.9631585124482</text:p>
          </table:table-cell>
          <table:table-cell office:value-type="float" office:value="45.0557205629063" calcext:value-type="float">
            <text:p>45.0557205629063</text:p>
          </table:table-cell>
          <table:table-cell office:value-type="float" office:value="0.489967716936172" calcext:value-type="float">
            <text:p>0.489967716936172</text:p>
          </table:table-cell>
          <table:table-cell table:number-columns-repeated="5"/>
        </table:table-row>
        <table:table-row table:style-name="ro1">
          <table:table-cell office:value-type="float" office:value="19.0248829854122" calcext:value-type="float">
            <text:p>19.0248829854122</text:p>
          </table:table-cell>
          <table:table-cell office:value-type="float" office:value="45.0886411056155" calcext:value-type="float">
            <text:p>45.0886411056155</text:p>
          </table:table-cell>
          <table:table-cell office:value-type="float" office:value="0.528841279276748" calcext:value-type="float">
            <text:p>0.528841279276748</text:p>
          </table:table-cell>
          <table:table-cell table:number-columns-repeated="5"/>
        </table:table-row>
        <table:table-row table:style-name="ro1">
          <table:table-cell office:value-type="float" office:value="19.1554480249295" calcext:value-type="float">
            <text:p>19.1554480249295</text:p>
          </table:table-cell>
          <table:table-cell office:value-type="float" office:value="45.1649382957667" calcext:value-type="float">
            <text:p>45.1649382957667</text:p>
          </table:table-cell>
          <table:table-cell office:value-type="float" office:value="0.472659861184145" calcext:value-type="float">
            <text:p>0.472659861184145</text:p>
          </table:table-cell>
          <table:table-cell table:number-columns-repeated="5"/>
        </table:table-row>
        <table:table-row table:style-name="ro1">
          <table:table-cell office:value-type="float" office:value="19.2853311070659" calcext:value-type="float">
            <text:p>19.2853311070659</text:p>
          </table:table-cell>
          <table:table-cell office:value-type="float" office:value="45.2313496737626" calcext:value-type="float">
            <text:p>45.2313496737626</text:p>
          </table:table-cell>
          <table:table-cell office:value-type="float" office:value="0.489133628794854" calcext:value-type="float">
            <text:p>0.489133628794854</text:p>
          </table:table-cell>
          <table:table-cell table:number-columns-repeated="5"/>
        </table:table-row>
        <table:table-row table:style-name="ro1">
          <table:table-cell office:value-type="float" office:value="19.3115056274826" calcext:value-type="float">
            <text:p>19.3115056274826</text:p>
          </table:table-cell>
          <table:table-cell office:value-type="float" office:value="45.245281737663" calcext:value-type="float">
            <text:p>45.245281737663</text:p>
          </table:table-cell>
          <table:table-cell office:value-type="float" office:value="0.505607396405536" calcext:value-type="float">
            <text:p>0.505607396405536</text:p>
          </table:table-cell>
          <table:table-cell table:number-columns-repeated="5"/>
        </table:table-row>
        <table:table-row table:style-name="ro1">
          <table:table-cell office:value-type="float" office:value="19.4723710038106" calcext:value-type="float">
            <text:p>19.4723710038106</text:p>
          </table:table-cell>
          <table:table-cell office:value-type="float" office:value="45.3343377498925" calcext:value-type="float">
            <text:p>45.3343377498925</text:p>
          </table:table-cell>
          <table:table-cell office:value-type="float" office:value="0.505607422360856" calcext:value-type="float">
            <text:p>0.505607422360856</text:p>
          </table:table-cell>
          <table:table-cell table:number-columns-repeated="5"/>
        </table:table-row>
        <table:table-row table:style-name="ro1">
          <table:table-cell office:value-type="float" office:value="19.6332363551849" calcext:value-type="float">
            <text:p>19.6332363551849</text:p>
          </table:table-cell>
          <table:table-cell office:value-type="float" office:value="45.4233937537624" calcext:value-type="float">
            <text:p>45.4233937537624</text:p>
          </table:table-cell>
          <table:table-cell office:value-type="float" office:value="0.543585929143531" calcext:value-type="float">
            <text:p>0.543585929143531</text:p>
          </table:table-cell>
          <table:table-cell table:number-columns-repeated="5"/>
        </table:table-row>
        <table:table-row table:style-name="ro1">
          <table:table-cell office:value-type="float" office:value="19.6917299708207" calcext:value-type="float">
            <text:p>19.6917299708207</text:p>
          </table:table-cell>
          <table:table-cell office:value-type="float" office:value="45.4587422970496" calcext:value-type="float">
            <text:p>45.4587422970496</text:p>
          </table:table-cell>
          <table:table-cell office:value-type="float" office:value="0.581564435926188" calcext:value-type="float">
            <text:p>0.581564435926188</text:p>
          </table:table-cell>
          <table:table-cell table:number-columns-repeated="5"/>
        </table:table-row>
        <table:table-row table:style-name="ro1">
          <table:table-cell office:value-type="float" office:value="19.7562870431933" calcext:value-type="float">
            <text:p>19.7562870431933</text:p>
          </table:table-cell>
          <table:table-cell office:value-type="float" office:value="45.5011825494793" calcext:value-type="float">
            <text:p>45.5011825494793</text:p>
          </table:table-cell>
          <table:table-cell office:value-type="float" office:value="0.393544992890517" calcext:value-type="float">
            <text:p>0.393544992890517</text:p>
          </table:table-cell>
          <table:table-cell table:number-columns-repeated="5"/>
        </table:table-row>
        <table:table-row table:style-name="ro1">
          <table:table-cell office:value-type="float" office:value="19.820753180555" calcext:value-type="float">
            <text:p>19.820753180555</text:p>
          </table:table-cell>
          <table:table-cell office:value-type="float" office:value="45.5279492092441" calcext:value-type="float">
            <text:p>45.5279492092441</text:p>
          </table:table-cell>
          <table:table-cell office:value-type="float" office:value="0.350175043840816" calcext:value-type="float">
            <text:p>0.350175043840816</text:p>
          </table:table-cell>
          <table:table-cell table:number-columns-repeated="5"/>
        </table:table-row>
        <table:table-row table:style-name="ro1">
          <table:table-cell office:value-type="float" office:value="19.947604053011" calcext:value-type="float">
            <text:p>19.947604053011</text:p>
          </table:table-cell>
          <table:table-cell office:value-type="float" office:value="45.5742785570083" calcext:value-type="float">
            <text:p>45.5742785570083</text:p>
          </table:table-cell>
          <table:table-cell office:value-type="float" office:value="0.333110975179281" calcext:value-type="float">
            <text:p>0.333110975179281</text:p>
          </table:table-cell>
          <table:table-cell table:number-columns-repeated="5"/>
        </table:table-row>
        <table:table-row table:style-name="ro1">
          <table:table-cell office:value-type="float" office:value="20.0148538625362" calcext:value-type="float">
            <text:p>20.0148538625362</text:p>
          </table:table-cell>
          <table:table-cell office:value-type="float" office:value="45.5975472972027" calcext:value-type="float">
            <text:p>45.5975472972027</text:p>
          </table:table-cell>
          <table:table-cell office:value-type="float" office:value="0.130733393124542" calcext:value-type="float">
            <text:p>0.130733393124542</text:p>
          </table:table-cell>
          <table:table-cell table:number-columns-repeated="5"/>
        </table:table-row>
        <table:table-row table:style-name="ro1">
          <table:table-cell office:value-type="float" office:value="20.0618762167615" calcext:value-type="float">
            <text:p>20.0618762167615</text:p>
          </table:table-cell>
          <table:table-cell office:value-type="float" office:value="45.6037299523624" calcext:value-type="float">
            <text:p>45.6037299523624</text:p>
          </table:table-cell>
          <table:table-cell office:value-type="float" office:value="0.059695598128388" calcext:value-type="float">
            <text:p>0.059695598128388</text:p>
          </table:table-cell>
          <table:table-cell table:number-columns-repeated="5"/>
        </table:table-row>
        <table:table-row table:style-name="ro1">
          <table:table-cell office:value-type="float" office:value="20.2162180948793" calcext:value-type="float">
            <text:p>20.2162180948793</text:p>
          </table:table-cell>
          <table:table-cell office:value-type="float" office:value="45.6129544430526" calcext:value-type="float">
            <text:p>45.6129544430526</text:p>
          </table:table-cell>
          <table:table-cell office:value-type="float" office:value="0.0643942421362655" calcext:value-type="float">
            <text:p>0.064394242136266</text:p>
          </table:table-cell>
          <table:table-cell table:number-columns-repeated="5"/>
        </table:table-row>
        <table:table-row table:style-name="ro1">
          <table:table-cell office:value-type="float" office:value="20.2246580939617" calcext:value-type="float">
            <text:p>20.2246580939617</text:p>
          </table:table-cell>
          <table:table-cell office:value-type="float" office:value="45.6134986828568" calcext:value-type="float">
            <text:p>45.6134986828568</text:p>
          </table:table-cell>
          <table:table-cell office:value-type="float" office:value="0.0690928861448267" calcext:value-type="float">
            <text:p>0.069092886144827</text:p>
          </table:table-cell>
          <table:table-cell table:number-columns-repeated="5"/>
        </table:table-row>
        <table:table-row table:style-name="ro1">
          <table:table-cell office:value-type="float" office:value="20.3855236361997" calcext:value-type="float">
            <text:p>20.3855236361997</text:p>
          </table:table-cell>
          <table:table-cell office:value-type="float" office:value="45.6246310677845" calcext:value-type="float">
            <text:p>45.6246310677845</text:p>
          </table:table-cell>
          <table:table-cell office:value-type="float" office:value="0.10331129944414" calcext:value-type="float">
            <text:p>0.10331129944414</text:p>
          </table:table-cell>
          <table:table-cell table:number-columns-repeated="5"/>
        </table:table-row>
        <table:table-row table:style-name="ro1">
          <table:table-cell office:value-type="float" office:value="20.4467764185497" calcext:value-type="float">
            <text:p>20.4467764185497</text:p>
          </table:table-cell>
          <table:table-cell office:value-type="float" office:value="45.6309817826188" calcext:value-type="float">
            <text:p>45.6309817826188</text:p>
          </table:table-cell>
          <table:table-cell office:value-type="float" office:value="0.137529712743334" calcext:value-type="float">
            <text:p>0.137529712743334</text:p>
          </table:table-cell>
          <table:table-cell table:number-columns-repeated="5"/>
        </table:table-row>
        <table:table-row table:style-name="ro1">
          <table:table-cell office:value-type="float" office:value="20.5729298015845" calcext:value-type="float">
            <text:p>20.5729298015845</text:p>
          </table:table-cell>
          <table:table-cell office:value-type="float" office:value="45.6484418425223" calcext:value-type="float">
            <text:p>45.6484418425223</text:p>
          </table:table-cell>
          <table:table-cell office:value-type="float" office:value="0.059695666921247" calcext:value-type="float">
            <text:p>0.059695666921247</text:p>
          </table:table-cell>
          <table:table-cell table:number-columns-repeated="5"/>
        </table:table-row>
        <table:table-row table:style-name="ro1">
          <table:table-cell office:value-type="float" office:value="20.7242145769537" calcext:value-type="float">
            <text:p>20.7242145769537</text:p>
          </table:table-cell>
          <table:table-cell office:value-type="float" office:value="45.6574836309922" calcext:value-type="float">
            <text:p>45.6574836309922</text:p>
          </table:table-cell>
          <table:table-cell office:value-type="float" office:value="0.0986127147338762" calcext:value-type="float">
            <text:p>0.098612714733876</text:p>
          </table:table-cell>
          <table:table-cell table:number-columns-repeated="5"/>
        </table:table-row>
        <table:table-row table:style-name="ro1">
          <table:table-cell office:value-type="float" office:value="20.7939073409826" calcext:value-type="float">
            <text:p>20.7939073409826</text:p>
          </table:table-cell>
          <table:table-cell office:value-type="float" office:value="45.664378588082" calcext:value-type="float">
            <text:p>45.664378588082</text:p>
          </table:table-cell>
          <table:table-cell office:value-type="float" office:value="0.137529762546698" calcext:value-type="float">
            <text:p>0.137529762546698</text:p>
          </table:table-cell>
          <table:table-cell table:number-columns-repeated="5"/>
        </table:table-row>
        <table:table-row table:style-name="ro1">
          <table:table-cell office:value-type="float" office:value="20.9547728503308" calcext:value-type="float">
            <text:p>20.9547728503308</text:p>
          </table:table-cell>
          <table:table-cell office:value-type="float" office:value="45.6866429332158" calcext:value-type="float">
            <text:p>45.6866429332158</text:p>
          </table:table-cell>
          <table:table-cell office:value-type="float" office:value="0.19069112944009" calcext:value-type="float">
            <text:p>0.19069112944009</text:p>
          </table:table-cell>
          <table:table-cell table:number-columns-repeated="5"/>
        </table:table-row>
        <table:table-row table:style-name="ro1">
          <table:table-cell office:value-type="float" office:value="21.0486845261451" calcext:value-type="float">
            <text:p>21.0486845261451</text:p>
          </table:table-cell>
          <table:table-cell office:value-type="float" office:value="45.7047713261755" calcext:value-type="float">
            <text:p>45.7047713261755</text:p>
          </table:table-cell>
          <table:table-cell office:value-type="float" office:value="0.297013863226632" calcext:value-type="float">
            <text:p>0.297013863226632</text:p>
          </table:table-cell>
          <table:table-cell table:number-columns-repeated="5"/>
        </table:table-row>
        <table:table-row table:style-name="ro1">
          <table:table-cell office:value-type="float" office:value="21.1401420575896" calcext:value-type="float">
            <text:p>21.1401420575896</text:p>
          </table:table-cell>
          <table:table-cell office:value-type="float" office:value="45.7327634934301" calcext:value-type="float">
            <text:p>45.7327634934301</text:p>
          </table:table-cell>
          <table:table-cell office:value-type="float" office:value="0.350175230119998" calcext:value-type="float">
            <text:p>0.350175230119998</text:p>
          </table:table-cell>
          <table:table-cell table:number-columns-repeated="5"/>
        </table:table-row>
        <table:table-row table:style-name="ro1">
          <table:table-cell office:value-type="float" office:value="21.2586515368159" calcext:value-type="float">
            <text:p>21.2586515368159</text:p>
          </table:table-cell>
          <table:table-cell office:value-type="float" office:value="45.7760463652308" calcext:value-type="float">
            <text:p>45.7760463652308</text:p>
          </table:table-cell>
          <table:table-cell office:value-type="float" office:value="0.270042897484248" calcext:value-type="float">
            <text:p>0.270042897484248</text:p>
          </table:table-cell>
          <table:table-cell table:number-columns-repeated="5"/>
        </table:table-row>
        <table:table-row table:style-name="ro1">
          <table:table-cell office:value-type="float" office:value="21.384745640267" calcext:value-type="float">
            <text:p>21.384745640267</text:p>
          </table:table-cell>
          <table:table-cell office:value-type="float" office:value="45.8109497577476" calcext:value-type="float">
            <text:p>45.8109497577476</text:p>
          </table:table-cell>
          <table:table-cell office:value-type="float" office:value="0.315305816020527" calcext:value-type="float">
            <text:p>0.315305816020527</text:p>
          </table:table-cell>
          <table:table-cell table:number-columns-repeated="5"/>
        </table:table-row>
        <table:table-row table:style-name="ro1">
          <table:table-cell office:value-type="float" office:value="21.4621759462804" calcext:value-type="float">
            <text:p>21.4621759462804</text:p>
          </table:table-cell>
          <table:table-cell office:value-type="float" office:value="45.8362065761649" calcext:value-type="float">
            <text:p>45.8362065761649</text:p>
          </table:table-cell>
          <table:table-cell office:value-type="float" office:value="0.40583165309307" calcext:value-type="float">
            <text:p>0.40583165309307</text:p>
          </table:table-cell>
          <table:table-cell table:number-columns-repeated="5"/>
        </table:table-row>
        <table:table-row table:style-name="ro1">
          <table:table-cell office:value-type="float" office:value="21.5370059279386" calcext:value-type="float">
            <text:p>21.5370059279386</text:p>
          </table:table-cell>
          <table:table-cell office:value-type="float" office:value="45.8683598498853" calcext:value-type="float">
            <text:p>45.8683598498853</text:p>
          </table:table-cell>
          <table:table-cell office:value-type="float" office:value="0.45109457162934" calcext:value-type="float">
            <text:p>0.45109457162934</text:p>
          </table:table-cell>
          <table:table-cell table:number-columns-repeated="5"/>
        </table:table-row>
        <table:table-row table:style-name="ro1">
          <table:table-cell office:value-type="float" office:value="21.643718781338" calcext:value-type="float">
            <text:p>21.643718781338</text:p>
          </table:table-cell>
          <table:table-cell office:value-type="float" office:value="45.9200521709192" calcext:value-type="float">
            <text:p>45.9200521709192</text:p>
          </table:table-cell>
          <table:table-cell office:value-type="float" office:value="0.317579019856405" calcext:value-type="float">
            <text:p>0.317579019856405</text:p>
          </table:table-cell>
          <table:table-cell table:number-columns-repeated="5"/>
        </table:table-row>
        <table:table-row table:style-name="ro1">
          <table:table-cell office:value-type="float" office:value="21.755888305008" calcext:value-type="float">
            <text:p>21.755888305008</text:p>
          </table:table-cell>
          <table:table-cell office:value-type="float" office:value="45.9569228210252" calcext:value-type="float">
            <text:p>45.9569228210252</text:p>
          </table:table-cell>
          <table:table-cell office:value-type="float" office:value="0.362237339512919" calcext:value-type="float">
            <text:p>0.362237339512919</text:p>
          </table:table-cell>
          <table:table-cell table:number-columns-repeated="5"/>
        </table:table-row>
        <table:table-row table:style-name="ro1">
          <table:table-cell office:value-type="float" office:value="21.8310318208265" calcext:value-type="float">
            <text:p>21.8310318208265</text:p>
          </table:table-cell>
          <table:table-cell office:value-type="float" office:value="45.9853991576291" calcext:value-type="float">
            <text:p>45.9853991576291</text:p>
          </table:table-cell>
          <table:table-cell office:value-type="float" office:value="0.451553978825958" calcext:value-type="float">
            <text:p>0.451553978825958</text:p>
          </table:table-cell>
          <table:table-cell table:number-columns-repeated="5"/>
        </table:table-row>
        <table:table-row table:style-name="ro1">
          <table:table-cell office:value-type="float" office:value="21.9033357782005" calcext:value-type="float">
            <text:p>21.9033357782005</text:p>
          </table:table-cell>
          <table:table-cell office:value-type="float" office:value="46.0204646315886" calcext:value-type="float">
            <text:p>46.0204646315886</text:p>
          </table:table-cell>
          <table:table-cell office:value-type="float" office:value="0.496212298482483" calcext:value-type="float">
            <text:p>0.496212298482483</text:p>
          </table:table-cell>
          <table:table-cell table:number-columns-repeated="5"/>
        </table:table-row>
        <table:table-row table:style-name="ro1">
          <table:table-cell office:value-type="float" office:value="21.9763894226347" calcext:value-type="float">
            <text:p>21.9763894226347</text:p>
          </table:table-cell>
          <table:table-cell office:value-type="float" office:value="46.0600154725037" calcext:value-type="float">
            <text:p>46.0600154725037</text:p>
          </table:table-cell>
          <table:table-cell office:value-type="float" office:value="0.3175790649507" calcext:value-type="float">
            <text:p>0.3175790649507</text:p>
          </table:table-cell>
          <table:table-cell table:number-columns-repeated="5"/>
        </table:table-row>
        <table:table-row table:style-name="ro1">
          <table:table-cell office:value-type="float" office:value="22.0691524773196" calcext:value-type="float">
            <text:p>22.0691524773196</text:p>
          </table:table-cell>
          <table:table-cell office:value-type="float" office:value="46.090507129596" calcext:value-type="float">
            <text:p>46.090507129596</text:p>
          </table:table-cell>
          <table:table-cell office:value-type="float" office:value="0.376028822082586" calcext:value-type="float">
            <text:p>0.376028822082586</text:p>
          </table:table-cell>
          <table:table-cell table:number-columns-repeated="5"/>
        </table:table-row>
        <table:table-row table:style-name="ro1">
          <table:table-cell office:value-type="float" office:value="22.1669553688424" calcext:value-type="float">
            <text:p>22.1669553688424</text:p>
          </table:table-cell>
          <table:table-cell office:value-type="float" office:value="46.1291212063261" calcext:value-type="float">
            <text:p>46.1291212063261</text:p>
          </table:table-cell>
          <table:table-cell office:value-type="float" office:value="0.434478579214437" calcext:value-type="float">
            <text:p>0.434478579214437</text:p>
          </table:table-cell>
          <table:table-cell table:number-columns-repeated="5"/>
        </table:table-row>
        <table:table-row table:style-name="ro1">
          <table:table-cell office:value-type="float" office:value="22.185939655351" calcext:value-type="float">
            <text:p>22.185939655351</text:p>
          </table:table-cell>
          <table:table-cell office:value-type="float" office:value="46.1379309174427" calcext:value-type="float">
            <text:p>46.1379309174427</text:p>
          </table:table-cell>
          <table:table-cell office:value-type="float" office:value="0.130733686820312" calcext:value-type="float">
            <text:p>0.130733686820312</text:p>
          </table:table-cell>
          <table:table-cell table:number-columns-repeated="5"/>
        </table:table-row>
        <table:table-row table:style-name="ro1">
          <table:table-cell office:value-type="float" office:value="22.2134511813522" calcext:value-type="float">
            <text:p>22.2134511813522</text:p>
          </table:table-cell>
          <table:table-cell office:value-type="float" office:value="46.1415482323878" calcext:value-type="float">
            <text:p>46.1415482323878</text:p>
          </table:table-cell>
          <table:table-cell office:value-type="float" office:value="0.118966408031754" calcext:value-type="float">
            <text:p>0.118966408031754</text:p>
          </table:table-cell>
          <table:table-cell table:number-columns-repeated="5"/>
        </table:table-row>
        <table:table-row table:style-name="ro1">
          <table:table-cell office:value-type="float" office:value="22.3101841070749" calcext:value-type="float">
            <text:p>22.3101841070749</text:p>
          </table:table-cell>
          <table:table-cell office:value-type="float" office:value="46.1531108010057" calcext:value-type="float">
            <text:p>46.1531108010057</text:p>
          </table:table-cell>
          <table:table-cell office:value-type="float" office:value="6.21409811894108" calcext:value-type="float">
            <text:p>6.21409811894108</text:p>
          </table:table-cell>
          <table:table-cell table:number-columns-repeated="5"/>
        </table:table-row>
        <table:table-row table:style-name="ro1">
          <table:table-cell office:value-type="float" office:value="22.3863777828417" calcext:value-type="float">
            <text:p>22.3863777828417</text:p>
          </table:table-cell>
          <table:table-cell office:value-type="float" office:value="46.1478384030603" calcext:value-type="float">
            <text:p>46.1478384030603</text:p>
          </table:table-cell>
          <table:table-cell office:value-type="float" office:value="6.21737912110846" calcext:value-type="float">
            <text:p>6.21737912110846</text:p>
          </table:table-cell>
          <table:table-cell table:number-columns-repeated="5"/>
        </table:table-row>
        <table:table-row table:style-name="ro1">
          <table:table-cell office:value-type="float" office:value="22.392270793378" calcext:value-type="float">
            <text:p>22.392270793378</text:p>
          </table:table-cell>
          <table:table-cell office:value-type="float" office:value="46.1474500457627" calcext:value-type="float">
            <text:p>46.1474500457627</text:p>
          </table:table-cell>
          <table:table-cell office:value-type="float" office:value="6.22066012327638" calcext:value-type="float">
            <text:p>6.22066012327638</text:p>
          </table:table-cell>
          <table:table-cell table:number-columns-repeated="5"/>
        </table:table-row>
        <table:table-row table:style-name="ro1">
          <table:table-cell office:value-type="float" office:value="22.5394265661518" calcext:value-type="float">
            <text:p>22.5394265661518</text:p>
          </table:table-cell>
          <table:table-cell office:value-type="float" office:value="46.1382370951786" calcext:value-type="float">
            <text:p>46.1382370951786</text:p>
          </table:table-cell>
          <table:table-cell office:value-type="float" office:value="6.15245760769394" calcext:value-type="float">
            <text:p>6.15245760769394</text:p>
          </table:table-cell>
          <table:table-cell table:number-columns-repeated="5"/>
        </table:table-row>
        <table:table-row table:style-name="ro1">
          <table:table-cell office:value-type="float" office:value="22.5603820213784" calcext:value-type="float">
            <text:p>22.5603820213784</text:p>
          </table:table-cell>
          <table:table-cell office:value-type="float" office:value="46.135481923768" calcext:value-type="float">
            <text:p>46.135481923768</text:p>
          </table:table-cell>
          <table:table-cell office:value-type="float" office:value="5.889645941247" calcext:value-type="float">
            <text:p>5.889645941247</text:p>
          </table:table-cell>
          <table:table-cell table:number-columns-repeated="5"/>
        </table:table-row>
        <table:table-row table:style-name="ro1">
          <table:table-cell office:value-type="float" office:value="22.6113899591636" calcext:value-type="float">
            <text:p>22.6113899591636</text:p>
          </table:table-cell>
          <table:table-cell office:value-type="float" office:value="46.1143035116737" calcext:value-type="float">
            <text:p>46.1143035116737</text:p>
          </table:table-cell>
          <table:table-cell office:value-type="float" office:value="5.89856431675517" calcext:value-type="float">
            <text:p>5.89856431675517</text:p>
          </table:table-cell>
          <table:table-cell table:number-columns-repeated="5"/>
        </table:table-row>
        <table:table-row table:style-name="ro1">
          <table:table-cell office:value-type="float" office:value="22.62627001144" calcext:value-type="float">
            <text:p>22.62627001144</text:p>
          </table:table-cell>
          <table:table-cell office:value-type="float" office:value="46.1082803515104" calcext:value-type="float">
            <text:p>46.1082803515104</text:p>
          </table:table-cell>
          <table:table-cell office:value-type="float" office:value="5.90748269226338" calcext:value-type="float">
            <text:p>5.90748269226338</text:p>
          </table:table-cell>
          <table:table-cell table:number-columns-repeated="5"/>
        </table:table-row>
        <table:table-row table:style-name="ro1">
          <table:table-cell office:value-type="float" office:value="22.7223109933024" calcext:value-type="float">
            <text:p>22.7223109933024</text:p>
          </table:table-cell>
          <table:table-cell office:value-type="float" office:value="46.0703981118206" calcext:value-type="float">
            <text:p>46.0703981118206</text:p>
          </table:table-cell>
          <table:table-cell office:value-type="float" office:value="5.73284617451451" calcext:value-type="float">
            <text:p>5.73284617451451</text:p>
          </table:table-cell>
          <table:table-cell table:number-columns-repeated="5"/>
        </table:table-row>
        <table:table-row table:style-name="ro1">
          <table:table-cell office:value-type="float" office:value="22.7821566805673" calcext:value-type="float">
            <text:p>22.7821566805673</text:p>
          </table:table-cell>
          <table:table-cell office:value-type="float" office:value="46.0336784784439" calcext:value-type="float">
            <text:p>46.0336784784439</text:p>
          </table:table-cell>
          <table:table-cell office:value-type="float" office:value="5.78247143575924" calcext:value-type="float">
            <text:p>5.78247143575924</text:p>
          </table:table-cell>
          <table:table-cell table:number-columns-repeated="5"/>
        </table:table-row>
        <table:table-row table:style-name="ro1">
          <table:table-cell office:value-type="float" office:value="22.8604844057134" calcext:value-type="float">
            <text:p>22.8604844057134</text:p>
          </table:table-cell>
          <table:table-cell office:value-type="float" office:value="45.9908152150033" calcext:value-type="float">
            <text:p>45.9908152150033</text:p>
          </table:table-cell>
          <table:table-cell office:value-type="float" office:value="5.83209669700392" calcext:value-type="float">
            <text:p>5.83209669700392</text:p>
          </table:table-cell>
          <table:table-cell table:number-columns-repeated="5"/>
        </table:table-row>
        <table:table-row table:style-name="ro1">
          <table:table-cell office:value-type="float" office:value="22.9331893454703" calcext:value-type="float">
            <text:p>22.9331893454703</text:p>
          </table:table-cell>
          <table:table-cell office:value-type="float" office:value="45.95559705841" calcext:value-type="float">
            <text:p>45.95559705841</text:p>
          </table:table-cell>
          <table:table-cell office:value-type="float" office:value="5.61526260720064" calcext:value-type="float">
            <text:p>5.61526260720064</text:p>
          </table:table-cell>
          <table:table-cell table:number-columns-repeated="5"/>
        </table:table-row>
        <table:table-row table:style-name="ro1">
          <table:table-cell office:value-type="float" office:value="22.9832798734175" calcext:value-type="float">
            <text:p>22.9832798734175</text:p>
          </table:table-cell>
          <table:table-cell office:value-type="float" office:value="45.9160817141899" calcext:value-type="float">
            <text:p>45.9160817141899</text:p>
          </table:table-cell>
          <table:table-cell office:value-type="float" office:value="5.61526263981607" calcext:value-type="float">
            <text:p>5.61526263981607</text:p>
          </table:table-cell>
          <table:table-cell table:number-columns-repeated="5"/>
        </table:table-row>
        <table:table-row table:style-name="ro1">
          <table:table-cell office:value-type="float" office:value="23.1102793260259" calcext:value-type="float">
            <text:p>23.1102793260259</text:p>
          </table:table-cell>
          <table:table-cell office:value-type="float" office:value="45.8158945739333" calcext:value-type="float">
            <text:p>45.8158945739333</text:p>
          </table:table-cell>
          <table:table-cell office:value-type="float" office:value="5.66947117092497" calcext:value-type="float">
            <text:p>5.66947117092497</text:p>
          </table:table-cell>
          <table:table-cell table:number-columns-repeated="5"/>
        </table:table-row>
        <table:table-row table:style-name="ro1">
          <table:table-cell office:value-type="float" office:value="23.1900095480243" calcext:value-type="float">
            <text:p>23.1900095480243</text:p>
          </table:table-cell>
          <table:table-cell office:value-type="float" office:value="45.7597276844462" calcext:value-type="float">
            <text:p>45.7597276844462</text:p>
          </table:table-cell>
          <table:table-cell office:value-type="float" office:value="5.77788823314283" calcext:value-type="float">
            <text:p>5.77788823314283</text:p>
          </table:table-cell>
          <table:table-cell table:number-columns-repeated="5"/>
        </table:table-row>
        <table:table-row table:style-name="ro1">
          <table:table-cell office:value-type="float" office:value="23.2753491706441" calcext:value-type="float">
            <text:p>23.2753491706441</text:p>
          </table:table-cell>
          <table:table-cell office:value-type="float" office:value="45.7125177640302" calcext:value-type="float">
            <text:p>45.7125177640302</text:p>
          </table:table-cell>
          <table:table-cell office:value-type="float" office:value="5.83209676425173" calcext:value-type="float">
            <text:p>5.83209676425173</text:p>
          </table:table-cell>
          <table:table-cell table:number-columns-repeated="5"/>
        </table:table-row>
        <table:table-row table:style-name="ro1">
          <table:table-cell office:value-type="float" office:value="23.3710911750992" calcext:value-type="float">
            <text:p>23.3710911750992</text:p>
          </table:table-cell>
          <table:table-cell office:value-type="float" office:value="45.6661404980729" calcext:value-type="float">
            <text:p>45.6661404980729</text:p>
          </table:table-cell>
          <table:table-cell office:value-type="float" office:value="5.67163758332292" calcext:value-type="float">
            <text:p>5.67163758332292</text:p>
          </table:table-cell>
          <table:table-cell table:number-columns-repeated="5"/>
        </table:table-row>
        <table:table-row table:style-name="ro1">
          <table:table-cell office:value-type="float" office:value="23.4295409712861" calcext:value-type="float">
            <text:p>23.4295409712861</text:p>
          </table:table-cell>
          <table:table-cell office:value-type="float" office:value="45.6251540323412" calcext:value-type="float">
            <text:p>45.6251540323412</text:p>
          </table:table-cell>
          <table:table-cell office:value-type="float" office:value="5.64639066938394" calcext:value-type="float">
            <text:p>5.64639066938394</text:p>
          </table:table-cell>
          <table:table-cell table:number-columns-repeated="5"/>
        </table:table-row>
        <table:table-row table:style-name="ro1">
          <table:table-cell office:value-type="float" office:value="23.5401406113581" calcext:value-type="float">
            <text:p>23.5401406113581</text:p>
          </table:table-cell>
          <table:table-cell office:value-type="float" office:value="45.5433574775213" calcext:value-type="float">
            <text:p>45.5433574775213</text:p>
          </table:table-cell>
          <table:table-cell office:value-type="float" office:value="5.60291650499656" calcext:value-type="float">
            <text:p>5.60291650499656</text:p>
          </table:table-cell>
          <table:table-cell table:number-columns-repeated="5"/>
        </table:table-row>
        <table:table-row table:style-name="ro1">
          <table:table-cell office:value-type="float" office:value="23.6349957980845" calcext:value-type="float">
            <text:p>23.6349957980845</text:p>
          </table:table-cell>
          <table:table-cell office:value-type="float" office:value="45.4666095718137" calcext:value-type="float">
            <text:p>45.4666095718137</text:p>
          </table:table-cell>
          <table:table-cell office:value-type="float" office:value="5.60291652057671" calcext:value-type="float">
            <text:p>5.60291652057671</text:p>
          </table:table-cell>
          <table:table-cell table:number-columns-repeated="5"/>
        </table:table-row>
        <table:table-row table:style-name="ro1">
          <table:table-cell office:value-type="float" office:value="23.7192484181915" calcext:value-type="float">
            <text:p>23.7192484181915</text:p>
          </table:table-cell>
          <table:table-cell office:value-type="float" office:value="45.3984402691035" calcext:value-type="float">
            <text:p>45.3984402691035</text:p>
          </table:table-cell>
          <table:table-cell office:value-type="float" office:value="5.529161362532" calcext:value-type="float">
            <text:p>5.529161362532</text:p>
          </table:table-cell>
          <table:table-cell table:number-columns-repeated="5"/>
        </table:table-row>
        <table:table-row table:style-name="ro1">
          <table:table-cell office:value-type="float" office:value="23.7741368797767" calcext:value-type="float">
            <text:p>23.7741368797767</text:p>
          </table:table-cell>
          <table:table-cell office:value-type="float" office:value="45.3468922646103" calcext:value-type="float">
            <text:p>45.3468922646103</text:p>
          </table:table-cell>
          <table:table-cell office:value-type="float" office:value="5.40907021963353" calcext:value-type="float">
            <text:p>5.40907021963353</text:p>
          </table:table-cell>
          <table:table-cell table:number-columns-repeated="5"/>
        </table:table-row>
        <table:table-row table:style-name="ro1">
          <table:table-cell office:value-type="float" office:value="23.8325514095801" calcext:value-type="float">
            <text:p>23.8325514095801</text:p>
          </table:table-cell>
          <table:table-cell office:value-type="float" office:value="45.2770711183558" calcext:value-type="float">
            <text:p>45.2770711183558</text:p>
          </table:table-cell>
          <table:table-cell office:value-type="float" office:value="5.40907022787556" calcext:value-type="float">
            <text:p>5.40907022787556</text:p>
          </table:table-cell>
          <table:table-cell table:number-columns-repeated="5"/>
        </table:table-row>
        <table:table-row table:style-name="ro1">
          <table:table-cell office:value-type="float" office:value="23.9256844831601" calcext:value-type="float">
            <text:p>23.9256844831601</text:p>
          </table:table-cell>
          <table:table-cell office:value-type="float" office:value="45.1657519334796" calcext:value-type="float">
            <text:p>45.1657519334796</text:p>
          </table:table-cell>
          <table:table-cell office:value-type="float" office:value="5.4306201716023" calcext:value-type="float">
            <text:p>5.4306201716023</text:p>
          </table:table-cell>
          <table:table-cell table:number-columns-repeated="5"/>
        </table:table-row>
        <table:table-row table:style-name="ro1">
          <table:table-cell office:value-type="float" office:value="23.9512083493263" calcext:value-type="float">
            <text:p>23.9512083493263</text:p>
          </table:table-cell>
          <table:table-cell office:value-type="float" office:value="45.1365465300186" calcext:value-type="float">
            <text:p>45.1365465300186</text:p>
          </table:table-cell>
          <table:table-cell office:value-type="float" office:value="5.45217011532905" calcext:value-type="float">
            <text:p>5.45217011532905</text:p>
          </table:table-cell>
          <table:table-cell table:number-columns-repeated="5"/>
        </table:table-row>
        <table:table-row table:style-name="ro1">
          <table:table-cell office:value-type="float" office:value="24.0256251485127" calcext:value-type="float">
            <text:p>24.0256251485127</text:p>
          </table:table-cell>
          <table:table-cell office:value-type="float" office:value="45.0550106964293" calcext:value-type="float">
            <text:p>45.0550106964293</text:p>
          </table:table-cell>
          <table:table-cell office:value-type="float" office:value="5.36262302196047" calcext:value-type="float">
            <text:p>5.36262302196047</text:p>
          </table:table-cell>
          <table:table-cell table:number-columns-repeated="5"/>
        </table:table-row>
        <table:table-row table:style-name="ro1">
          <table:table-cell office:value-type="float" office:value="24.102814384302" calcext:value-type="float">
            <text:p>24.102814384302</text:p>
          </table:table-cell>
          <table:table-cell office:value-type="float" office:value="44.9535225309292" calcext:value-type="float">
            <text:p>44.9535225309292</text:p>
          </table:table-cell>
          <table:table-cell office:value-type="float" office:value="5.38209492291827" calcext:value-type="float">
            <text:p>5.38209492291827</text:p>
          </table:table-cell>
          <table:table-cell table:number-columns-repeated="5"/>
        </table:table-row>
        <table:table-row table:style-name="ro1">
          <table:table-cell office:value-type="float" office:value="24.1245701297524" calcext:value-type="float">
            <text:p>24.1245701297524</text:p>
          </table:table-cell>
          <table:table-cell office:value-type="float" office:value="44.9260453722005" calcext:value-type="float">
            <text:p>44.9260453722005</text:p>
          </table:table-cell>
          <table:table-cell office:value-type="float" office:value="5.40156682387607" calcext:value-type="float">
            <text:p>5.40156682387607</text:p>
          </table:table-cell>
          <table:table-cell table:number-columns-repeated="5"/>
        </table:table-row>
        <table:table-row table:style-name="ro1">
          <table:table-cell office:value-type="float" office:value="24.2346365090035" calcext:value-type="float">
            <text:p>24.2346365090035</text:p>
          </table:table-cell>
          <table:table-cell office:value-type="float" office:value="44.7924623496211" calcext:value-type="float">
            <text:p>44.7924623496211</text:p>
          </table:table-cell>
          <table:table-cell office:value-type="float" office:value="5.44684752341551" calcext:value-type="float">
            <text:p>5.44684752341551</text:p>
          </table:table-cell>
          <table:table-cell table:number-columns-repeated="5"/>
        </table:table-row>
        <table:table-row table:style-name="ro1">
          <table:table-cell office:value-type="float" office:value="24.2892414784664" calcext:value-type="float">
            <text:p>24.2892414784664</text:p>
          </table:table-cell>
          <table:table-cell office:value-type="float" office:value="44.7319903262541" calcext:value-type="float">
            <text:p>44.7319903262541</text:p>
          </table:table-cell>
          <table:table-cell office:value-type="float" office:value="5.49212822295479" calcext:value-type="float">
            <text:p>5.49212822295479</text:p>
          </table:table-cell>
          <table:table-cell table:number-columns-repeated="5"/>
        </table:table-row>
        <table:table-row table:style-name="ro1">
          <table:table-cell office:value-type="float" office:value="24.2955727283177" calcext:value-type="float">
            <text:p>24.2955727283177</text:p>
          </table:table-cell>
          <table:table-cell office:value-type="float" office:value="44.725587011742" calcext:value-type="float">
            <text:p>44.725587011742</text:p>
          </table:table-cell>
          <table:table-cell office:value-type="float" office:value="5.16715039153842" calcext:value-type="float">
            <text:p>5.16715039153842</text:p>
          </table:table-cell>
          <table:table-cell table:number-columns-repeated="5"/>
        </table:table-row>
        <table:table-row table:style-name="ro1">
          <table:table-cell office:value-type="float" office:value="24.3069657451014" calcext:value-type="float">
            <text:p>24.3069657451014</text:p>
          </table:table-cell>
          <table:table-cell office:value-type="float" office:value="44.7022856021361" calcext:value-type="float">
            <text:p>44.7022856021361</text:p>
          </table:table-cell>
          <table:table-cell office:value-type="float" office:value="5.22763038481487" calcext:value-type="float">
            <text:p>5.22763038481487</text:p>
          </table:table-cell>
          <table:table-cell table:number-columns-repeated="5"/>
        </table:table-row>
        <table:table-row table:style-name="ro1">
          <table:table-cell office:value-type="float" office:value="24.3605752265492" calcext:value-type="float">
            <text:p>24.3605752265492</text:p>
          </table:table-cell>
          <table:table-cell office:value-type="float" office:value="44.6076127532783" calcext:value-type="float">
            <text:p>44.6076127532783</text:p>
          </table:table-cell>
          <table:table-cell office:value-type="float" office:value="5.34859037136785" calcext:value-type="float">
            <text:p>5.34859037136785</text:p>
          </table:table-cell>
          <table:table-cell table:number-columns-repeated="5"/>
        </table:table-row>
        <table:table-row table:style-name="ro1">
          <table:table-cell office:value-type="float" office:value="24.4252167188036" calcext:value-type="float">
            <text:p>24.4252167188036</text:p>
          </table:table-cell>
          <table:table-cell office:value-type="float" office:value="44.5201004553364" calcext:value-type="float">
            <text:p>44.5201004553364</text:p>
          </table:table-cell>
          <table:table-cell office:value-type="float" office:value="5.40907036464432" calcext:value-type="float">
            <text:p>5.40907036464432</text:p>
          </table:table-cell>
          <table:table-cell table:number-columns-repeated="5"/>
        </table:table-row>
        <table:table-row table:style-name="ro1">
          <table:table-cell office:value-type="float" office:value="24.4568981716542" calcext:value-type="float">
            <text:p>24.4568981716542</text:p>
          </table:table-cell>
          <table:table-cell office:value-type="float" office:value="44.4822325702622" calcext:value-type="float">
            <text:p>44.4822325702622</text:p>
          </table:table-cell>
          <table:table-cell office:value-type="float" office:value="5.19705170816065" calcext:value-type="float">
            <text:p>5.19705170816065</text:p>
          </table:table-cell>
          <table:table-cell table:number-columns-repeated="5"/>
        </table:table-row>
        <table:table-row table:style-name="ro1">
          <table:table-cell office:value-type="float" office:value="24.4884791686609" calcext:value-type="float">
            <text:p>24.4884791686609</text:p>
          </table:table-cell>
          <table:table-cell office:value-type="float" office:value="44.4222555710584" calcext:value-type="float">
            <text:p>44.4222555710584</text:p>
          </table:table-cell>
          <table:table-cell office:value-type="float" office:value="5.2462311419604" calcext:value-type="float">
            <text:p>5.2462311419604</text:p>
          </table:table-cell>
          <table:table-cell table:number-columns-repeated="5"/>
        </table:table-row>
        <table:table-row table:style-name="ro1">
          <table:table-cell office:value-type="float" office:value="24.5335054581489" calcext:value-type="float">
            <text:p>24.5335054581489</text:p>
          </table:table-cell>
          <table:table-cell office:value-type="float" office:value="44.3460805374494" calcext:value-type="float">
            <text:p>44.3460805374494</text:p>
          </table:table-cell>
          <table:table-cell office:value-type="float" office:value="5.34459000956" calcext:value-type="float">
            <text:p>5.34459000956</text:p>
          </table:table-cell>
          <table:table-cell table:number-columns-repeated="5"/>
        </table:table-row>
        <table:table-row table:style-name="ro1">
          <table:table-cell office:value-type="float" office:value="24.585794535415" calcext:value-type="float">
            <text:p>24.585794535415</text:p>
          </table:table-cell>
          <table:table-cell office:value-type="float" office:value="44.2746952806448" calcext:value-type="float">
            <text:p>44.2746952806448</text:p>
          </table:table-cell>
          <table:table-cell office:value-type="float" office:value="5.44294887715967" calcext:value-type="float">
            <text:p>5.44294887715967</text:p>
          </table:table-cell>
          <table:table-cell table:number-columns-repeated="5"/>
        </table:table-row>
        <table:table-row table:style-name="ro1">
          <table:table-cell office:value-type="float" office:value="24.6448409392183" calcext:value-type="float">
            <text:p>24.6448409392183</text:p>
          </table:table-cell>
          <table:table-cell office:value-type="float" office:value="44.2087898583467" calcext:value-type="float">
            <text:p>44.2087898583467</text:p>
          </table:table-cell>
          <table:table-cell office:value-type="float" office:value="5.49212831095944" calcext:value-type="float">
            <text:p>5.49212831095944</text:p>
          </table:table-cell>
          <table:table-cell table:number-columns-repeated="5"/>
        </table:table-row>
        <table:table-row table:style-name="ro1">
          <table:table-cell office:value-type="float" office:value="24.7138754633635" calcext:value-type="float">
            <text:p>24.7138754633635</text:p>
          </table:table-cell>
          <table:table-cell office:value-type="float" office:value="44.1389695696416" calcext:value-type="float">
            <text:p>44.1389695696416</text:p>
          </table:table-cell>
          <table:table-cell office:value-type="float" office:value="5.362623170766" calcext:value-type="float">
            <text:p>5.362623170766</text:p>
          </table:table-cell>
          <table:table-cell table:number-columns-repeated="5"/>
        </table:table-row>
        <table:table-row table:style-name="ro1">
          <table:table-cell office:value-type="float" office:value="24.78014637114" calcext:value-type="float">
            <text:p>24.78014637114</text:p>
          </table:table-cell>
          <table:table-cell office:value-type="float" office:value="44.0518368145312" calcext:value-type="float">
            <text:p>44.0518368145312</text:p>
          </table:table-cell>
          <table:table-cell office:value-type="float" office:value="5.36262319123773" calcext:value-type="float">
            <text:p>5.36262319123773</text:p>
          </table:table-cell>
          <table:table-cell table:number-columns-repeated="5"/>
        </table:table-row>
        <table:table-row table:style-name="ro1">
          <table:table-cell office:value-type="float" office:value="24.8648128644405" calcext:value-type="float">
            <text:p>24.8648128644405</text:p>
          </table:table-cell>
          <table:table-cell office:value-type="float" office:value="43.9405176133781" calcext:value-type="float">
            <text:p>43.9405176133781</text:p>
          </table:table-cell>
          <table:table-cell office:value-type="float" office:value="5.41283959465364" calcext:value-type="float">
            <text:p>5.41283959465364</text:p>
          </table:table-cell>
          <table:table-cell table:number-columns-repeated="5"/>
        </table:table-row>
        <table:table-row table:style-name="ro1">
          <table:table-cell office:value-type="float" office:value="24.9230500594549" calcext:value-type="float">
            <text:p>24.9230500594549</text:p>
          </table:table-cell>
          <table:table-cell office:value-type="float" office:value="43.8714391779283" calcext:value-type="float">
            <text:p>43.8714391779283</text:p>
          </table:table-cell>
          <table:table-cell office:value-type="float" office:value="5.51327240148546" calcext:value-type="float">
            <text:p>5.51327240148546</text:p>
          </table:table-cell>
          <table:table-cell table:number-columns-repeated="5"/>
        </table:table-row>
        <table:table-row table:style-name="ro1">
          <table:table-cell office:value-type="float" office:value="24.9879198731302" calcext:value-type="float">
            <text:p>24.9879198731302</text:p>
          </table:table-cell>
          <table:table-cell office:value-type="float" office:value="43.8085479352863" calcext:value-type="float">
            <text:p>43.8085479352863</text:p>
          </table:table-cell>
          <table:table-cell office:value-type="float" office:value="5.56348880490131" calcext:value-type="float">
            <text:p>5.56348880490131</text:p>
          </table:table-cell>
          <table:table-cell table:number-columns-repeated="5"/>
        </table:table-row>
        <table:table-row table:style-name="ro1">
          <table:table-cell office:value-type="float" office:value="25.1033018905071" calcext:value-type="float">
            <text:p>25.1033018905071</text:p>
          </table:table-cell>
          <table:table-cell office:value-type="float" office:value="43.7074120109841" calcext:value-type="float">
            <text:p>43.7074120109841</text:p>
          </table:table-cell>
          <table:table-cell office:value-type="float" office:value="5.52916166239195" calcext:value-type="float">
            <text:p>5.52916166239195</text:p>
          </table:table-cell>
          <table:table-cell table:number-columns-repeated="5"/>
        </table:table-row>
        <table:table-row table:style-name="ro1">
          <table:table-cell office:value-type="float" office:value="25.2105736334513" calcext:value-type="float">
            <text:p>25.2105736334513</text:p>
          </table:table-cell>
          <table:table-cell office:value-type="float" office:value="43.6066687799877" calcext:value-type="float">
            <text:p>43.6066687799877</text:p>
          </table:table-cell>
          <table:table-cell office:value-type="float" office:value="5.58400331947623" calcext:value-type="float">
            <text:p>5.58400331947623</text:p>
          </table:table-cell>
          <table:table-cell table:number-columns-repeated="5"/>
        </table:table-row>
        <table:table-row table:style-name="ro1">
          <table:table-cell office:value-type="float" office:value="25.2860891453456" calcext:value-type="float">
            <text:p>25.2860891453456</text:p>
          </table:table-cell>
          <table:table-cell office:value-type="float" office:value="43.5431684662745" calcext:value-type="float">
            <text:p>43.5431684662745</text:p>
          </table:table-cell>
          <table:table-cell office:value-type="float" office:value="5.63884497656051" calcext:value-type="float">
            <text:p>5.63884497656051</text:p>
          </table:table-cell>
          <table:table-cell table:number-columns-repeated="5"/>
        </table:table-row>
        <table:table-row table:style-name="ro1">
          <table:table-cell office:value-type="float" office:value="25.4046220175889" calcext:value-type="float">
            <text:p>25.4046220175889</text:p>
          </table:table-cell>
          <table:table-cell office:value-type="float" office:value="43.4541132838924" calcext:value-type="float">
            <text:p>43.4541132838924</text:p>
          </table:table-cell>
          <table:table-cell office:value-type="float" office:value="5.64261802780482" calcext:value-type="float">
            <text:p>5.64261802780482</text:p>
          </table:table-cell>
          <table:table-cell table:number-columns-repeated="5"/>
        </table:table-row>
        <table:table-row table:style-name="ro1">
          <table:table-cell office:value-type="float" office:value="25.4100671301087" calcext:value-type="float">
            <text:p>25.4100671301087</text:p>
          </table:table-cell>
          <table:table-cell office:value-type="float" office:value="43.4500543557574" calcext:value-type="float">
            <text:p>43.4500543557574</text:p>
          </table:table-cell>
          <table:table-cell office:value-type="float" office:value="5.64639107904832" calcext:value-type="float">
            <text:p>5.64639107904832</text:p>
          </table:table-cell>
          <table:table-cell table:number-columns-repeated="5"/>
        </table:table-row>
        <table:table-row table:style-name="ro1">
          <table:table-cell office:value-type="float" office:value="25.5455332676093" calcext:value-type="float">
            <text:p>25.5455332676093</text:p>
          </table:table-cell>
          <table:table-cell office:value-type="float" office:value="43.3498672860698" calcext:value-type="float">
            <text:p>43.3498672860698</text:p>
          </table:table-cell>
          <table:table-cell office:value-type="float" office:value="5.6740090796315" calcext:value-type="float">
            <text:p>5.6740090796315</text:p>
          </table:table-cell>
          <table:table-cell table:number-columns-repeated="5"/>
        </table:table-row>
        <table:table-row table:style-name="ro1">
          <table:table-cell office:value-type="float" office:value="25.586298201934" calcext:value-type="float">
            <text:p>25.586298201934</text:p>
          </table:table-cell>
          <table:table-cell office:value-type="float" office:value="43.3214258607457" calcext:value-type="float">
            <text:p>43.3214258607457</text:p>
          </table:table-cell>
          <table:table-cell office:value-type="float" office:value="5.70162708021494" calcext:value-type="float">
            <text:p>5.70162708021494</text:p>
          </table:table-cell>
          <table:table-cell table:number-columns-repeated="5"/>
        </table:table-row>
        <table:table-row table:style-name="ro1">
          <table:table-cell office:value-type="float" office:value="25.7217643266881" calcext:value-type="float">
            <text:p>25.7217643266881</text:p>
          </table:table-cell>
          <table:table-cell office:value-type="float" office:value="43.2323707262293" calcext:value-type="float">
            <text:p>43.2323707262293</text:p>
          </table:table-cell>
          <table:table-cell office:value-type="float" office:value="5.70162711202481" calcext:value-type="float">
            <text:p>5.70162711202481</text:p>
          </table:table-cell>
          <table:table-cell table:number-columns-repeated="5"/>
        </table:table-row>
        <table:table-row table:style-name="ro1">
          <table:table-cell office:value-type="float" office:value="25.8472561347237" calcext:value-type="float">
            <text:p>25.8472561347237</text:p>
          </table:table-cell>
          <table:table-cell office:value-type="float" office:value="43.149872691454" calcext:value-type="float">
            <text:p>43.149872691454</text:p>
          </table:table-cell>
          <table:table-cell office:value-type="float" office:value="5.6751029360502" calcext:value-type="float">
            <text:p>5.6751029360502</text:p>
          </table:table-cell>
          <table:table-cell table:number-columns-repeated="5"/>
        </table:table-row>
        <table:table-row table:style-name="ro1">
          <table:table-cell office:value-type="float" office:value="25.9813920058769" calcext:value-type="float">
            <text:p>25.9813920058769</text:p>
          </table:table-cell>
          <table:table-cell office:value-type="float" office:value="43.0565049619704" calcext:value-type="float">
            <text:p>43.0565049619704</text:p>
          </table:table-cell>
          <table:table-cell office:value-type="float" office:value="5.71814330127605" calcext:value-type="float">
            <text:p>5.71814330127605</text:p>
          </table:table-cell>
          <table:table-cell table:number-columns-repeated="5"/>
        </table:table-row>
        <table:table-row table:style-name="ro1">
          <table:table-cell office:value-type="float" office:value="26.0468025871122" calcext:value-type="float">
            <text:p>26.0468025871122</text:p>
          </table:table-cell>
          <table:table-cell office:value-type="float" office:value="43.0150349338234" calcext:value-type="float">
            <text:p>43.0150349338234</text:p>
          </table:table-cell>
          <table:table-cell office:value-type="float" office:value="5.76118366650182" calcext:value-type="float">
            <text:p>5.76118366650182</text:p>
          </table:table-cell>
          <table:table-cell table:number-columns-repeated="5"/>
        </table:table-row>
        <table:table-row table:style-name="ro1">
          <table:table-cell office:value-type="float" office:value="26.1822686595048" calcext:value-type="float">
            <text:p>26.1822686595048</text:p>
          </table:table-cell>
          <table:table-cell office:value-type="float" office:value="42.9371117717382" calcext:value-type="float">
            <text:p>42.9371117717382</text:p>
          </table:table-cell>
          <table:table-cell office:value-type="float" office:value="5.81565861569437" calcext:value-type="float">
            <text:p>5.81565861569437</text:p>
          </table:table-cell>
          <table:table-cell table:number-columns-repeated="5"/>
        </table:table-row>
        <table:table-row table:style-name="ro1">
          <table:table-cell office:value-type="float" office:value="26.269757587118" calcext:value-type="float">
            <text:p>26.269757587118</text:p>
          </table:table-cell>
          <table:table-cell office:value-type="float" office:value="42.8929422604441" calcext:value-type="float">
            <text:p>42.8929422604441</text:p>
          </table:table-cell>
          <table:table-cell office:value-type="float" office:value="5.87013356488703" calcext:value-type="float">
            <text:p>5.87013356488703</text:p>
          </table:table-cell>
          <table:table-cell table:number-columns-repeated="5"/>
        </table:table-row>
        <table:table-row table:style-name="ro1">
          <table:table-cell office:value-type="float" office:value="26.4475567235927" calcext:value-type="float">
            <text:p>26.4475567235927</text:p>
          </table:table-cell>
          <table:table-cell office:value-type="float" office:value="42.8150192527234" calcext:value-type="float">
            <text:p>42.8150192527234</text:p>
          </table:table-cell>
          <table:table-cell office:value-type="float" office:value="5.9015750829443" calcext:value-type="float">
            <text:p>5.9015750829443</text:p>
          </table:table-cell>
          <table:table-cell table:number-columns-repeated="5"/>
        </table:table-row>
        <table:table-row table:style-name="ro1">
          <table:table-cell office:value-type="float" office:value="26.5000717265971" calcext:value-type="float">
            <text:p>26.5000717265971</text:p>
          </table:table-cell>
          <table:table-cell office:value-type="float" office:value="42.79394597829" calcext:value-type="float">
            <text:p>42.79394597829</text:p>
          </table:table-cell>
          <table:table-cell office:value-type="float" office:value="5.93301660100134" calcext:value-type="float">
            <text:p>5.93301660100134</text:p>
          </table:table-cell>
          <table:table-cell table:number-columns-repeated="5"/>
        </table:table-row>
        <table:table-row table:style-name="ro1">
          <table:table-cell office:value-type="float" office:value="26.6168155871259" calcext:value-type="float">
            <text:p>26.6168155871259</text:p>
          </table:table-cell>
          <table:table-cell office:value-type="float" office:value="42.7513088214844" calcext:value-type="float">
            <text:p>42.7513088214844</text:p>
          </table:table-cell>
          <table:table-cell office:value-type="float" office:value="5.84871344688898" calcext:value-type="float">
            <text:p>5.84871344688898</text:p>
          </table:table-cell>
          <table:table-cell table:number-columns-repeated="5"/>
        </table:table-row>
        <table:table-row table:style-name="ro1">
          <table:table-cell office:value-type="float" office:value="26.7263160039155" calcext:value-type="float">
            <text:p>26.7263160039155</text:p>
          </table:table-cell>
          <table:table-cell office:value-type="float" office:value="42.7004957417463" calcext:value-type="float">
            <text:p>42.7004957417463</text:p>
          </table:table-cell>
          <table:table-cell office:value-type="float" office:value="5.88626576691242" calcext:value-type="float">
            <text:p>5.88626576691242</text:p>
          </table:table-cell>
          <table:table-cell table:number-columns-repeated="5"/>
        </table:table-row>
        <table:table-row table:style-name="ro1">
          <table:table-cell office:value-type="float" office:value="26.7886405019966" calcext:value-type="float">
            <text:p>26.7886405019966</text:p>
          </table:table-cell>
          <table:table-cell office:value-type="float" office:value="42.6743713797213" calcext:value-type="float">
            <text:p>42.6743713797213</text:p>
          </table:table-cell>
          <table:table-cell office:value-type="float" office:value="5.96137040695913" calcext:value-type="float">
            <text:p>5.96137040695913</text:p>
          </table:table-cell>
          <table:table-cell table:number-columns-repeated="5"/>
        </table:table-row>
        <table:table-row table:style-name="ro1">
          <table:table-cell office:value-type="float" office:value="26.852749522331" calcext:value-type="float">
            <text:p>26.852749522331</text:p>
          </table:table-cell>
          <table:table-cell office:value-type="float" office:value="42.6529971226807" calcext:value-type="float">
            <text:p>42.6529971226807</text:p>
          </table:table-cell>
          <table:table-cell office:value-type="float" office:value="5.99892272698256" calcext:value-type="float">
            <text:p>5.99892272698256</text:p>
          </table:table-cell>
          <table:table-cell table:number-columns-repeated="5"/>
        </table:table-row>
        <table:table-row table:style-name="ro1">
          <table:table-cell office:value-type="float" office:value="27.0051487095419" calcext:value-type="float">
            <text:p>27.0051487095419</text:p>
          </table:table-cell>
          <table:table-cell office:value-type="float" office:value="42.6084698810554" calcext:value-type="float">
            <text:p>42.6084698810554</text:p>
          </table:table-cell>
          <table:table-cell office:value-type="float" office:value="6.00603586038495" calcext:value-type="float">
            <text:p>6.00603586038495</text:p>
          </table:table-cell>
          <table:table-cell table:number-columns-repeated="5"/>
        </table:table-row>
        <table:table-row table:style-name="ro1">
          <table:table-cell office:value-type="float" office:value="27.0174636499355" calcext:value-type="float">
            <text:p>27.0174636499355</text:p>
          </table:table-cell>
          <table:table-cell office:value-type="float" office:value="42.6049666427352" calcext:value-type="float">
            <text:p>42.6049666427352</text:p>
          </table:table-cell>
          <table:table-cell office:value-type="float" office:value="6.01314899378733" calcext:value-type="float">
            <text:p>6.01314899378733</text:p>
          </table:table-cell>
          <table:table-cell table:number-columns-repeated="5"/>
        </table:table-row>
        <table:table-row table:style-name="ro1">
          <table:table-cell office:value-type="float" office:value="27.1435580612109" calcext:value-type="float">
            <text:p>27.1435580612109</text:p>
          </table:table-cell>
          <table:table-cell office:value-type="float" office:value="42.5700640588386" calcext:value-type="float">
            <text:p>42.5700640588386</text:p>
          </table:table-cell>
          <table:table-cell office:value-type="float" office:value="5.93301669191268" calcext:value-type="float">
            <text:p>5.93301669191268</text:p>
          </table:table-cell>
          <table:table-cell table:number-columns-repeated="5"/>
        </table:table-row>
        <table:table-row table:style-name="ro1">
          <table:table-cell office:value-type="float" office:value="27.26206789722" calcext:value-type="float">
            <text:p>27.26206789722</text:p>
          </table:table-cell>
          <table:table-cell office:value-type="float" office:value="42.5267819452227" calcext:value-type="float">
            <text:p>42.5267819452227</text:p>
          </table:table-cell>
          <table:table-cell office:value-type="float" office:value="5.94931484006552" calcext:value-type="float">
            <text:p>5.94931484006552</text:p>
          </table:table-cell>
          <table:table-cell table:number-columns-repeated="5"/>
        </table:table-row>
        <table:table-row table:style-name="ro1">
          <table:table-cell office:value-type="float" office:value="27.2897833972894" calcext:value-type="float">
            <text:p>27.2897833972894</text:p>
          </table:table-cell>
          <table:table-cell office:value-type="float" office:value="42.5171686800961" calcext:value-type="float">
            <text:p>42.5171686800961</text:p>
          </table:table-cell>
          <table:table-cell office:value-type="float" office:value="5.96561298821859" calcext:value-type="float">
            <text:p>5.96561298821859</text:p>
          </table:table-cell>
          <table:table-cell table:number-columns-repeated="5"/>
        </table:table-row>
        <table:table-row table:style-name="ro1">
          <table:table-cell office:value-type="float" office:value="27.4282064499209" calcext:value-type="float">
            <text:p>27.4282064499209</text:p>
          </table:table-cell>
          <table:table-cell office:value-type="float" office:value="42.4716693992928" calcext:value-type="float">
            <text:p>42.4716693992928</text:p>
          </table:table-cell>
          <table:table-cell office:value-type="float" office:value="5.89334147554525" calcext:value-type="float">
            <text:p>5.89334147554525</text:p>
          </table:table-cell>
          <table:table-cell table:number-columns-repeated="5"/>
        </table:table-row>
        <table:table-row table:style-name="ro1">
          <table:table-cell office:value-type="float" office:value="27.4784884467423" calcext:value-type="float">
            <text:p>27.4784884467423</text:p>
          </table:table-cell>
          <table:table-cell office:value-type="float" office:value="42.4510099160232" calcext:value-type="float">
            <text:p>42.4510099160232</text:p>
          </table:table-cell>
          <table:table-cell office:value-type="float" office:value="5.76118388219312" calcext:value-type="float">
            <text:p>5.76118388219312</text:p>
          </table:table-cell>
          <table:table-cell table:number-columns-repeated="5"/>
        </table:table-row>
        <table:table-row table:style-name="ro1">
          <table:table-cell office:value-type="float" office:value="27.5623286240467" calcext:value-type="float">
            <text:p>27.5623286240467</text:p>
          </table:table-cell>
          <table:table-cell office:value-type="float" office:value="42.4027831655928" calcext:value-type="float">
            <text:p>42.4027831655928</text:p>
          </table:table-cell>
          <table:table-cell office:value-type="float" office:value="5.77408187068468" calcext:value-type="float">
            <text:p>5.77408187068468</text:p>
          </table:table-cell>
          <table:table-cell table:number-columns-repeated="5"/>
        </table:table-row>
        <table:table-row table:style-name="ro1">
          <table:table-cell office:value-type="float" office:value="27.5826001827317" calcext:value-type="float">
            <text:p>27.5826001827317</text:p>
          </table:table-cell>
          <table:table-cell office:value-type="float" office:value="42.3914679419003" calcext:value-type="float">
            <text:p>42.3914679419003</text:p>
          </table:table-cell>
          <table:table-cell office:value-type="float" office:value="5.78697985917608" calcext:value-type="float">
            <text:p>5.78697985917608</text:p>
          </table:table-cell>
          <table:table-cell table:number-columns-repeated="5"/>
        </table:table-row>
        <table:table-row table:style-name="ro1">
          <table:table-cell office:value-type="float" office:value="27.7265328945648" calcext:value-type="float">
            <text:p>27.7265328945648</text:p>
          </table:table-cell>
          <table:table-cell office:value-type="float" office:value="42.3135448391156" calcext:value-type="float">
            <text:p>42.3135448391156</text:p>
          </table:table-cell>
          <table:table-cell office:value-type="float" office:value="5.82672656198583" calcext:value-type="float">
            <text:p>5.82672656198583</text:p>
          </table:table-cell>
          <table:table-cell table:number-columns-repeated="5"/>
        </table:table-row>
        <table:table-row table:style-name="ro1">
          <table:table-cell office:value-type="float" office:value="27.7907352997384" calcext:value-type="float">
            <text:p>27.7907352997384</text:p>
          </table:table-cell>
          <table:table-cell office:value-type="float" office:value="42.282018508029" calcext:value-type="float">
            <text:p>42.282018508029</text:p>
          </table:table-cell>
          <table:table-cell office:value-type="float" office:value="5.90621996760508" calcext:value-type="float">
            <text:p>5.90621996760508</text:p>
          </table:table-cell>
          <table:table-cell table:number-columns-repeated="5"/>
        </table:table-row>
        <table:table-row table:style-name="ro1">
          <table:table-cell office:value-type="float" office:value="27.8408114444432" calcext:value-type="float">
            <text:p>27.8408114444432</text:p>
          </table:table-cell>
          <table:table-cell office:value-type="float" office:value="42.2621934530194" calcext:value-type="float">
            <text:p>42.2621934530194</text:p>
          </table:table-cell>
          <table:table-cell office:value-type="float" office:value="5.61526349749885" calcext:value-type="float">
            <text:p>5.61526349749885</text:p>
          </table:table-cell>
          <table:table-cell table:number-columns-repeated="5"/>
        </table:table-row>
        <table:table-row table:style-name="ro1">
          <table:table-cell office:value-type="float" office:value="27.8445496682738" calcext:value-type="float">
            <text:p>27.8445496682738</text:p>
          </table:table-cell>
          <table:table-cell office:value-type="float" office:value="42.2592444537367" calcext:value-type="float">
            <text:p>42.2592444537367</text:p>
          </table:table-cell>
          <table:table-cell office:value-type="float" office:value="5.5953239365169" calcext:value-type="float">
            <text:p>5.5953239365169</text:p>
          </table:table-cell>
          <table:table-cell table:number-columns-repeated="5"/>
        </table:table-row>
        <table:table-row table:style-name="ro1">
          <table:table-cell office:value-type="float" office:value="27.9730832363805" calcext:value-type="float">
            <text:p>27.9730832363805</text:p>
          </table:table-cell>
          <table:table-cell office:value-type="float" office:value="42.1536223778617" calcext:value-type="float">
            <text:p>42.1536223778617</text:p>
          </table:table-cell>
          <table:table-cell office:value-type="float" office:value="5.66221690472543" calcext:value-type="float">
            <text:p>5.66221690472543</text:p>
          </table:table-cell>
          <table:table-cell table:number-columns-repeated="5"/>
        </table:table-row>
        <table:table-row table:style-name="ro1">
          <table:table-cell office:value-type="float" office:value="28.070939365358" calcext:value-type="float">
            <text:p>28.070939365358</text:p>
          </table:table-cell>
          <table:table-cell office:value-type="float" office:value="42.0836188448387" calcext:value-type="float">
            <text:p>42.0836188448387</text:p>
          </table:table-cell>
          <table:table-cell office:value-type="float" office:value="5.72910987293385" calcext:value-type="float">
            <text:p>5.72910987293385</text:p>
          </table:table-cell>
          <table:table-cell table:number-columns-repeated="5"/>
        </table:table-row>
        <table:table-row table:style-name="ro1">
          <table:table-cell office:value-type="float" office:value="28.2148721317644" calcext:value-type="float">
            <text:p>28.2148721317644</text:p>
          </table:table-cell>
          <table:table-cell office:value-type="float" office:value="41.9945638032277" calcext:value-type="float">
            <text:p>41.9945638032277</text:p>
          </table:table-cell>
          <table:table-cell office:value-type="float" office:value="5.74173021880774" calcext:value-type="float">
            <text:p>5.74173021880774</text:p>
          </table:table-cell>
          <table:table-cell table:number-columns-repeated="5"/>
        </table:table-row>
        <table:table-row table:style-name="ro1">
          <table:table-cell office:value-type="float" office:value="28.2343388441646" calcext:value-type="float">
            <text:p>28.2343388441646</text:p>
          </table:table-cell>
          <table:table-cell office:value-type="float" office:value="41.9828563418175" calcext:value-type="float">
            <text:p>41.9828563418175</text:p>
          </table:table-cell>
          <table:table-cell office:value-type="float" office:value="5.75435056468173" calcext:value-type="float">
            <text:p>5.75435056468173</text:p>
          </table:table-cell>
          <table:table-cell table:number-columns-repeated="5"/>
        </table:table-row>
        <table:table-row table:style-name="ro1">
          <table:table-cell office:value-type="float" office:value="28.3867382278467" calcext:value-type="float">
            <text:p>28.3867382278467</text:p>
          </table:table-cell>
          <table:table-cell office:value-type="float" office:value="41.8938013366294" calcext:value-type="float">
            <text:p>41.8938013366294</text:p>
          </table:table-cell>
          <table:table-cell office:value-type="float" office:value="5.77066528178305" calcext:value-type="float">
            <text:p>5.77066528178305</text:p>
          </table:table-cell>
          <table:table-cell table:number-columns-repeated="5"/>
        </table:table-row>
        <table:table-row table:style-name="ro1">
          <table:table-cell office:value-type="float" office:value="28.412330327484" calcext:value-type="float">
            <text:p>28.412330327484</text:p>
          </table:table-cell>
          <table:table-cell office:value-type="float" office:value="41.8794013815748" calcext:value-type="float">
            <text:p>41.8794013815748</text:p>
          </table:table-cell>
          <table:table-cell office:value-type="float" office:value="5.78697999888467" calcext:value-type="float">
            <text:p>5.78697999888467</text:p>
          </table:table-cell>
          <table:table-cell table:number-columns-repeated="5"/>
        </table:table-row>
        <table:table-row table:style-name="ro1">
          <table:table-cell office:value-type="float" office:value="28.5562630578604" calcext:value-type="float">
            <text:p>28.5562630578604</text:p>
          </table:table-cell>
          <table:table-cell office:value-type="float" office:value="41.8014782947535" calcext:value-type="float">
            <text:p>41.8014782947535</text:p>
          </table:table-cell>
          <table:table-cell office:value-type="float" office:value="5.85999846803297" calcext:value-type="float">
            <text:p>5.85999846803297</text:p>
          </table:table-cell>
          <table:table-cell table:number-columns-repeated="5"/>
        </table:table-row>
        <table:table-row table:style-name="ro1">
          <table:table-cell office:value-type="float" office:value="28.6759954351512" calcext:value-type="float">
            <text:p>28.6759954351512</text:p>
          </table:table-cell>
          <table:table-cell office:value-type="float" office:value="41.747550785578" calcext:value-type="float">
            <text:p>41.747550785578</text:p>
          </table:table-cell>
          <table:table-cell office:value-type="float" office:value="5.93301693718124" calcext:value-type="float">
            <text:p>5.93301693718124</text:p>
          </table:table-cell>
          <table:table-cell table:number-columns-repeated="5"/>
        </table:table-row>
        <table:table-row table:style-name="ro1">
          <table:table-cell office:value-type="float" office:value="28.8018058170335" calcext:value-type="float">
            <text:p>28.8018058170335</text:p>
          </table:table-cell>
          <table:table-cell office:value-type="float" office:value="41.701602404571" calcext:value-type="float">
            <text:p>41.701602404571</text:p>
          </table:table-cell>
          <table:table-cell office:value-type="float" office:value="5.87013395792662" calcext:value-type="float">
            <text:p>5.87013395792662</text:p>
          </table:table-cell>
          <table:table-cell table:number-columns-repeated="5"/>
        </table:table-row>
        <table:table-row table:style-name="ro1">
          <table:table-cell office:value-type="float" office:value="28.9282790380124" calcext:value-type="float">
            <text:p>28.9282790380124</text:p>
          </table:table-cell>
          <table:table-cell office:value-type="float" office:value="41.6461737706958" calcext:value-type="float">
            <text:p>41.6461737706958</text:p>
          </table:table-cell>
          <table:table-cell office:value-type="float" office:value="5.94164162911309" calcext:value-type="float">
            <text:p>5.94164162911309</text:p>
          </table:table-cell>
          <table:table-cell table:number-columns-repeated="5"/>
        </table:table-row>
        <table:table-row table:style-name="ro1">
          <table:table-cell office:value-type="float" office:value="29.0494548445209" calcext:value-type="float">
            <text:p>29.0494548445209</text:p>
          </table:table-cell>
          <table:table-cell office:value-type="float" office:value="41.603098841288" calcext:value-type="float">
            <text:p>41.603098841288</text:p>
          </table:table-cell>
          <table:table-cell office:value-type="float" office:value="6.01314930029957" calcext:value-type="float">
            <text:p>6.01314930029957</text:p>
          </table:table-cell>
          <table:table-cell table:number-columns-repeated="5"/>
        </table:table-row>
        <table:table-row table:style-name="ro1">
          <table:table-cell office:value-type="float" office:value="29.2103207037264" calcext:value-type="float">
            <text:p>29.2103207037264</text:p>
          </table:table-cell>
          <table:table-cell office:value-type="float" office:value="41.5585716699686" calcext:value-type="float">
            <text:p>41.5585716699686</text:p>
          </table:table-cell>
          <table:table-cell office:value-type="float" office:value="6.0131493283188" calcext:value-type="float">
            <text:p>6.0131493283188</text:p>
          </table:table-cell>
          <table:table-cell table:number-columns-repeated="5"/>
        </table:table-row>
        <table:table-row table:style-name="ro1">
          <table:table-cell office:value-type="float" office:value="29.3711865604659" calcext:value-type="float">
            <text:p>29.3711865604659</text:p>
          </table:table-cell>
          <table:table-cell office:value-type="float" office:value="41.5140445041845" calcext:value-type="float">
            <text:p>41.5140445041845</text:p>
          </table:table-cell>
          <table:table-cell office:value-type="float" office:value="6.01314935147244" calcext:value-type="float">
            <text:p>6.01314935147244</text:p>
          </table:table-cell>
          <table:table-cell table:number-columns-repeated="5"/>
        </table:table-row>
        <table:table-row table:style-name="ro1">
          <table:table-cell office:value-type="float" office:value="29.523233663053" calcext:value-type="float">
            <text:p>29.523233663053</text:p>
          </table:table-cell>
          <table:table-cell office:value-type="float" office:value="41.4719583457454" calcext:value-type="float">
            <text:p>41.4719583457454</text:p>
          </table:table-cell>
          <table:table-cell office:value-type="float" office:value="5.99281598086369" calcext:value-type="float">
            <text:p>5.99281598086369</text:p>
          </table:table-cell>
          <table:table-cell table:number-columns-repeated="5"/>
        </table:table-row>
        <table:table-row table:style-name="ro1">
          <table:table-cell office:value-type="float" office:value="29.7007321068636" calcext:value-type="float">
            <text:p>29.7007321068636</text:p>
          </table:table-cell>
          <table:table-cell office:value-type="float" office:value="41.4189191401258" calcext:value-type="float">
            <text:p>41.4189191401258</text:p>
          </table:table-cell>
          <table:table-cell office:value-type="float" office:value="6.03014048165677" calcext:value-type="float">
            <text:p>6.03014048165677</text:p>
          </table:table-cell>
          <table:table-cell table:number-columns-repeated="5"/>
        </table:table-row>
        <table:table-row table:style-name="ro1">
          <table:table-cell office:value-type="float" office:value="29.7657616042782" calcext:value-type="float">
            <text:p>29.7657616042782</text:p>
          </table:table-cell>
          <table:table-cell office:value-type="float" office:value="41.4021033053602" calcext:value-type="float">
            <text:p>41.4021033053602</text:p>
          </table:table-cell>
          <table:table-cell office:value-type="float" office:value="6.06746498244982" calcext:value-type="float">
            <text:p>6.06746498244982</text:p>
          </table:table-cell>
          <table:table-cell table:number-columns-repeated="5"/>
        </table:table-row>
        <table:table-row table:style-name="ro1">
          <table:table-cell office:value-type="float" office:value="29.9181607875338" calcext:value-type="float">
            <text:p>29.9181607875338</text:p>
          </table:table-cell>
          <table:table-cell office:value-type="float" office:value="41.3687080712107" calcext:value-type="float">
            <text:p>41.3687080712107</text:p>
          </table:table-cell>
          <table:table-cell office:value-type="float" office:value="6.07796625003518" calcext:value-type="float">
            <text:p>6.07796625003518</text:p>
          </table:table-cell>
          <table:table-cell table:number-columns-repeated="5"/>
        </table:table-row>
        <table:table-row table:style-name="ro1">
          <table:table-cell office:value-type="float" office:value="29.9366660905475" calcext:value-type="float">
            <text:p>29.9366660905475</text:p>
          </table:table-cell>
          <table:table-cell office:value-type="float" office:value="41.3648562043291" calcext:value-type="float">
            <text:p>41.3648562043291</text:p>
          </table:table-cell>
          <table:table-cell office:value-type="float" office:value="6.08846751762065" calcext:value-type="float">
            <text:p>6.08846751762065</text:p>
          </table:table-cell>
          <table:table-cell table:number-columns-repeated="5"/>
        </table:table-row>
        <table:table-row table:style-name="ro1">
          <table:table-cell office:value-type="float" office:value="30.1059985048168" calcext:value-type="float">
            <text:p>30.1059985048168</text:p>
          </table:table-cell>
          <table:table-cell office:value-type="float" office:value="41.3314610408253" calcext:value-type="float">
            <text:p>41.3314610408253</text:p>
          </table:table-cell>
          <table:table-cell office:value-type="float" office:value="6.14937082438258" calcext:value-type="float">
            <text:p>6.14937082438258</text:p>
          </table:table-cell>
          <table:table-cell table:number-columns-repeated="5"/>
        </table:table-row>
        <table:table-row table:style-name="ro1">
          <table:table-cell office:value-type="float" office:value="30.2145772695573" calcext:value-type="float">
            <text:p>30.2145772695573</text:p>
          </table:table-cell>
          <table:table-cell office:value-type="float" office:value="41.3168442811479" calcext:value-type="float">
            <text:p>41.3168442811479</text:p>
          </table:table-cell>
          <table:table-cell office:value-type="float" office:value="6.21027413114453" calcext:value-type="float">
            <text:p>6.21027413114453</text:p>
          </table:table-cell>
          <table:table-cell table:number-columns-repeated="5"/>
        </table:table-row>
        <table:table-row table:style-name="ro1">
          <table:table-cell office:value-type="float" office:value="30.3410213299859" calcext:value-type="float">
            <text:p>30.3410213299859</text:p>
          </table:table-cell>
          <table:table-cell office:value-type="float" office:value="41.3076087246685" calcext:value-type="float">
            <text:p>41.3076087246685</text:p>
          </table:table-cell>
          <table:table-cell office:value-type="float" office:value="6.15245873661398" calcext:value-type="float">
            <text:p>6.15245873661398</text:p>
          </table:table-cell>
          <table:table-cell table:number-columns-repeated="5"/>
        </table:table-row>
        <table:table-row table:style-name="ro1">
          <table:table-cell office:value-type="float" office:value="30.4845515764491" calcext:value-type="float">
            <text:p>30.4845515764491</text:p>
          </table:table-cell>
          <table:table-cell office:value-type="float" office:value="41.2887378877837" calcext:value-type="float">
            <text:p>41.2887378877837</text:p>
          </table:table-cell>
          <table:table-cell office:value-type="float" office:value="6.18327900640629" calcext:value-type="float">
            <text:p>6.18327900640629</text:p>
          </table:table-cell>
          <table:table-cell table:number-columns-repeated="5"/>
        </table:table-row>
        <table:table-row table:style-name="ro1">
          <table:table-cell office:value-type="float" office:value="30.5397426908835" calcext:value-type="float">
            <text:p>30.5397426908835</text:p>
          </table:table-cell>
          <table:table-cell office:value-type="float" office:value="41.2832055287909" calcext:value-type="float">
            <text:p>41.2832055287909</text:p>
          </table:table-cell>
          <table:table-cell office:value-type="float" office:value="6.21409927619859" calcext:value-type="float">
            <text:p>6.21409927619859</text:p>
          </table:table-cell>
          <table:table-cell table:number-columns-repeated="5"/>
        </table:table-row>
        <table:table-row table:style-name="ro1">
          <table:table-cell office:value-type="float" office:value="30.6664856270829" calcext:value-type="float">
            <text:p>30.6664856270829</text:p>
          </table:table-cell>
          <table:table-cell office:value-type="float" office:value="41.2744354050171" calcext:value-type="float">
            <text:p>41.2744354050171</text:p>
          </table:table-cell>
          <table:table-cell office:value-type="float" office:value="6.1381261303494" calcext:value-type="float">
            <text:p>6.1381261303494</text:p>
          </table:table-cell>
          <table:table-cell table:number-columns-repeated="5"/>
        </table:table-row>
        <table:table-row table:style-name="ro1">
          <table:table-cell office:value-type="float" office:value="30.7584801192851" calcext:value-type="float">
            <text:p>30.7584801192851</text:p>
          </table:table-cell>
          <table:table-cell office:value-type="float" office:value="41.2609963650433" calcext:value-type="float">
            <text:p>41.2609963650433</text:p>
          </table:table-cell>
          <table:table-cell office:value-type="float" office:value="6.07849619601945" calcext:value-type="float">
            <text:p>6.07849619601945</text:p>
          </table:table-cell>
          <table:table-cell table:number-columns-repeated="5"/>
        </table:table-row>
        <table:table-row table:style-name="ro1">
          <table:table-cell office:value-type="float" office:value="30.8930648357901" calcext:value-type="float">
            <text:p>30.8930648357901</text:p>
          </table:table-cell>
          <table:table-cell office:value-type="float" office:value="41.2330570477092" calcext:value-type="float">
            <text:p>41.2330570477092</text:p>
          </table:table-cell>
          <table:table-cell office:value-type="float" office:value="6.10831118618786" calcext:value-type="float">
            <text:p>6.10831118618786</text:p>
          </table:table-cell>
          <table:table-cell table:number-columns-repeated="5"/>
        </table:table-row>
        <table:table-row table:style-name="ro1">
          <table:table-cell office:value-type="float" office:value="30.9459054838536" calcext:value-type="float">
            <text:p>30.9459054838536</text:p>
          </table:table-cell>
          <table:table-cell office:value-type="float" office:value="41.223721225108" calcext:value-type="float">
            <text:p>41.223721225108</text:p>
          </table:table-cell>
          <table:table-cell office:value-type="float" office:value="6.13812617635628" calcext:value-type="float">
            <text:p>6.13812617635628</text:p>
          </table:table-cell>
          <table:table-cell table:number-columns-repeated="5"/>
        </table:table-row>
        <table:table-row table:style-name="ro1">
          <table:table-cell office:value-type="float" office:value="31.0362209629894" calcext:value-type="float">
            <text:p>31.0362209629894</text:p>
          </table:table-cell>
          <table:table-cell office:value-type="float" office:value="41.2105274684504" calcext:value-type="float">
            <text:p>41.2105274684504</text:p>
          </table:table-cell>
          <table:table-cell office:value-type="float" office:value="5.99892332825714" calcext:value-type="float">
            <text:p>5.99892332825714</text:p>
          </table:table-cell>
          <table:table-cell table:number-columns-repeated="5"/>
        </table:table-row>
        <table:table-row table:style-name="ro1">
          <table:table-cell office:value-type="float" office:value="31.1283955035579" calcext:value-type="float">
            <text:p>31.1283955035579</text:p>
          </table:table-cell>
          <table:table-cell office:value-type="float" office:value="41.183596426708" calcext:value-type="float">
            <text:p>41.183596426708</text:p>
          </table:table-cell>
          <table:table-cell office:value-type="float" office:value="6.05271734154908" calcext:value-type="float">
            <text:p>6.05271734154908</text:p>
          </table:table-cell>
          <table:table-cell table:number-columns-repeated="5"/>
        </table:table-row>
        <table:table-row table:style-name="ro1">
          <table:table-cell office:value-type="float" office:value="31.2226190650317" calcext:value-type="float">
            <text:p>31.2226190650317</text:p>
          </table:table-cell>
          <table:table-cell office:value-type="float" office:value="41.1614880893864" calcext:value-type="float">
            <text:p>41.1614880893864</text:p>
          </table:table-cell>
          <table:table-cell office:value-type="float" office:value="6.16030536813294" calcext:value-type="float">
            <text:p>6.16030536813294</text:p>
          </table:table-cell>
          <table:table-cell table:number-columns-repeated="5"/>
        </table:table-row>
        <table:table-row table:style-name="ro1">
          <table:table-cell office:value-type="float" office:value="31.3186718310841" calcext:value-type="float">
            <text:p>31.3186718310841</text:p>
          </table:table-cell>
          <table:table-cell office:value-type="float" office:value="41.1496253641673" calcext:value-type="float">
            <text:p>41.1496253641673</text:p>
          </table:table-cell>
          <table:table-cell office:value-type="float" office:value="6.21409938142485" calcext:value-type="float">
            <text:p>6.21409938142485</text:p>
          </table:table-cell>
          <table:table-cell table:number-columns-repeated="5"/>
        </table:table-row>
        <table:table-row table:style-name="ro1">
          <table:table-cell office:value-type="float" office:value="31.3890210685625" calcext:value-type="float">
            <text:p>31.3890210685625</text:p>
          </table:table-cell>
          <table:table-cell office:value-type="float" office:value="41.1447574749116" calcext:value-type="float">
            <text:p>41.1447574749116</text:p>
          </table:table-cell>
          <table:table-cell office:value-type="float" office:value="6.01314962202112" calcext:value-type="float">
            <text:p>6.01314962202112</text:p>
          </table:table-cell>
          <table:table-cell table:number-columns-repeated="5"/>
        </table:table-row>
        <table:table-row table:style-name="ro1">
          <table:table-cell office:value-type="float" office:value="31.4624420421819" calcext:value-type="float">
            <text:p>31.4624420421819</text:p>
          </table:table-cell>
          <table:table-cell office:value-type="float" office:value="41.1244348023696" calcext:value-type="float">
            <text:p>41.1244348023696</text:p>
          </table:table-cell>
          <table:table-cell office:value-type="float" office:value="6.07563794160917" calcext:value-type="float">
            <text:p>6.07563794160917</text:p>
          </table:table-cell>
          <table:table-cell table:number-columns-repeated="5"/>
        </table:table-row>
        <table:table-row table:style-name="ro1">
          <table:table-cell office:value-type="float" office:value="31.5724355179082" calcext:value-type="float">
            <text:p>31.5724355179082</text:p>
          </table:table-cell>
          <table:table-cell office:value-type="float" office:value="41.1012724068234" calcext:value-type="float">
            <text:p>41.1012724068234</text:p>
          </table:table-cell>
          <table:table-cell office:value-type="float" office:value="6.13812626119716" calcext:value-type="float">
            <text:p>6.13812626119716</text:p>
          </table:table-cell>
          <table:table-cell table:number-columns-repeated="5"/>
        </table:table-row>
        <table:table-row table:style-name="ro1">
          <table:table-cell office:value-type="float" office:value="31.6878882856907" calcext:value-type="float">
            <text:p>31.6878882856907</text:p>
          </table:table-cell>
          <table:table-cell office:value-type="float" office:value="41.0844064738226" calcext:value-type="float">
            <text:p>41.0844064738226</text:p>
          </table:table-cell>
          <table:table-cell office:value-type="float" office:value="6.05519929300042" calcext:value-type="float">
            <text:p>6.05519929300042</text:p>
          </table:table-cell>
          <table:table-cell table:number-columns-repeated="5"/>
        </table:table-row>
        <table:table-row table:style-name="ro1">
          <table:table-cell office:value-type="float" office:value="31.7954485228617" calcext:value-type="float">
            <text:p>31.7954485228617</text:p>
          </table:table-cell>
          <table:table-cell office:value-type="float" office:value="41.0594503516816" calcext:value-type="float">
            <text:p>41.0594503516816</text:p>
          </table:table-cell>
          <table:table-cell office:value-type="float" office:value="6.07183353822143" calcext:value-type="float">
            <text:p>6.07183353822143</text:p>
          </table:table-cell>
          <table:table-cell table:number-columns-repeated="5"/>
        </table:table-row>
        <table:table-row table:style-name="ro1">
          <table:table-cell office:value-type="float" office:value="31.824722559735" calcext:value-type="float">
            <text:p>31.824722559735</text:p>
          </table:table-cell>
          <table:table-cell office:value-type="float" office:value="41.053169430491" calcext:value-type="float">
            <text:p>41.053169430491</text:p>
          </table:table-cell>
          <table:table-cell office:value-type="float" office:value="6.08846778344266" calcext:value-type="float">
            <text:p>6.08846778344266</text:p>
          </table:table-cell>
          <table:table-cell table:number-columns-repeated="5"/>
        </table:table-row>
        <table:table-row table:style-name="ro1">
          <table:table-cell office:value-type="float" office:value="31.9475201184957" calcext:value-type="float">
            <text:p>31.9475201184957</text:p>
          </table:table-cell>
          <table:table-cell office:value-type="float" office:value="41.0289517470192" calcext:value-type="float">
            <text:p>41.0289517470192</text:p>
          </table:table-cell>
          <table:table-cell office:value-type="float" office:value="5.98316252230438" calcext:value-type="float">
            <text:p>5.98316252230438</text:p>
          </table:table-cell>
          <table:table-cell table:number-columns-repeated="5"/>
        </table:table-row>
        <table:table-row table:style-name="ro1">
          <table:table-cell office:value-type="float" office:value="32.0461403104576" calcext:value-type="float">
            <text:p>32.0461403104576</text:p>
          </table:table-cell>
          <table:table-cell office:value-type="float" office:value="40.9984424846182" calcext:value-type="float">
            <text:p>40.9984424846182</text:p>
          </table:table-cell>
          <table:table-cell office:value-type="float" office:value="5.99104300014847" calcext:value-type="float">
            <text:p>5.99104300014847</text:p>
          </table:table-cell>
          <table:table-cell table:number-columns-repeated="5"/>
        </table:table-row>
        <table:table-row table:style-name="ro1">
          <table:table-cell office:value-type="float" office:value="32.0597240044013" calcext:value-type="float">
            <text:p>32.0597240044013</text:p>
          </table:table-cell>
          <table:table-cell office:value-type="float" office:value="40.9943572244916" calcext:value-type="float">
            <text:p>40.9943572244916</text:p>
          </table:table-cell>
          <table:table-cell office:value-type="float" office:value="5.99892347799244" calcext:value-type="float">
            <text:p>5.99892347799244</text:p>
          </table:table-cell>
          <table:table-cell table:number-columns-repeated="5"/>
        </table:table-row>
        <table:table-row table:style-name="ro1">
          <table:table-cell office:value-type="float" office:value="32.2121232567715" calcext:value-type="float">
            <text:p>32.2121232567715</text:p>
          </table:table-cell>
          <table:table-cell office:value-type="float" office:value="40.9498300880521" calcext:value-type="float">
            <text:p>40.9498300880521</text:p>
          </table:table-cell>
          <table:table-cell office:value-type="float" office:value="6.02706143166563" calcext:value-type="float">
            <text:p>6.02706143166563</text:p>
          </table:table-cell>
          <table:table-cell table:number-columns-repeated="5"/>
        </table:table-row>
        <table:table-row table:style-name="ro1">
          <table:table-cell office:value-type="float" office:value="32.261112919235" calcext:value-type="float">
            <text:p>32.261112919235</text:p>
          </table:table-cell>
          <table:table-cell office:value-type="float" office:value="40.9370009021544" calcext:value-type="float">
            <text:p>40.9370009021544</text:p>
          </table:table-cell>
          <table:table-cell office:value-type="float" office:value="6.05519938533895" calcext:value-type="float">
            <text:p>6.05519938533895</text:p>
          </table:table-cell>
          <table:table-cell table:number-columns-repeated="5"/>
        </table:table-row>
        <table:table-row table:style-name="ro1">
          <table:table-cell office:value-type="float" office:value="32.4050455094763" calcext:value-type="float">
            <text:p>32.4050455094763</text:p>
          </table:table-cell>
          <table:table-cell office:value-type="float" office:value="40.9036056820422" calcext:value-type="float">
            <text:p>40.9036056820422</text:p>
          </table:table-cell>
          <table:table-cell office:value-type="float" office:value="6.06684790717517" calcext:value-type="float">
            <text:p>6.06684790717517</text:p>
          </table:table-cell>
          <table:table-cell table:number-columns-repeated="5"/>
        </table:table-row>
        <table:table-row table:style-name="ro1">
          <table:table-cell office:value-type="float" office:value="32.4255236409664" calcext:value-type="float">
            <text:p>32.4255236409664</text:p>
          </table:table-cell>
          <table:table-cell office:value-type="float" office:value="40.8991050638153" calcext:value-type="float">
            <text:p>40.8991050638153</text:p>
          </table:table-cell>
          <table:table-cell office:value-type="float" office:value="6.07849642901143" calcext:value-type="float">
            <text:p>6.07849642901143</text:p>
          </table:table-cell>
          <table:table-cell table:number-columns-repeated="5"/>
        </table:table-row>
        <table:table-row table:style-name="ro1">
          <table:table-cell office:value-type="float" office:value="32.5632759975044" calcext:value-type="float">
            <text:p>32.5632759975044</text:p>
          </table:table-cell>
          <table:table-cell office:value-type="float" office:value="40.8705081889465" calcext:value-type="float">
            <text:p>40.8705081889465</text:p>
          </table:table-cell>
          <table:table-cell office:value-type="float" office:value="6.02605009456574" calcext:value-type="float">
            <text:p>6.02605009456574</text:p>
          </table:table-cell>
          <table:table-cell table:number-columns-repeated="5"/>
        </table:table-row>
        <table:table-row table:style-name="ro1">
          <table:table-cell office:value-type="float" office:value="32.6674452146746" calcext:value-type="float">
            <text:p>32.6674452146746</text:p>
          </table:table-cell>
          <table:table-cell office:value-type="float" office:value="40.843116232005" calcext:value-type="float">
            <text:p>40.843116232005</text:p>
          </table:table-cell>
          <table:table-cell office:value-type="float" office:value="6.04062476826743" calcext:value-type="float">
            <text:p>6.04062476826743</text:p>
          </table:table-cell>
          <table:table-cell table:number-columns-repeated="5"/>
        </table:table-row>
        <table:table-row table:style-name="ro1">
          <table:table-cell office:value-type="float" office:value="32.6929107433399" calcext:value-type="float">
            <text:p>32.6929107433399</text:p>
          </table:table-cell>
          <table:table-cell office:value-type="float" office:value="40.8368152379242" calcext:value-type="float">
            <text:p>40.8368152379242</text:p>
          </table:table-cell>
          <table:table-cell office:value-type="float" office:value="6.05519944196914" calcext:value-type="float">
            <text:p>6.05519944196914</text:p>
          </table:table-cell>
          <table:table-cell table:number-columns-repeated="5"/>
        </table:table-row>
        <table:table-row table:style-name="ro1">
          <table:table-cell office:value-type="float" office:value="32.8368433371413" calcext:value-type="float">
            <text:p>32.8368433371413</text:p>
          </table:table-cell>
          <table:table-cell office:value-type="float" office:value="40.8034200255757" calcext:value-type="float">
            <text:p>40.8034200255757</text:p>
          </table:table-cell>
          <table:table-cell office:value-type="float" office:value="6.06684796733526" calcext:value-type="float">
            <text:p>6.06684796733526</text:p>
          </table:table-cell>
          <table:table-cell table:number-columns-repeated="5"/>
        </table:table-row>
        <table:table-row table:style-name="ro1">
          <table:table-cell office:value-type="float" office:value="32.8573214751075" calcext:value-type="float">
            <text:p>32.8573214751075</text:p>
          </table:table-cell>
          <table:table-cell office:value-type="float" office:value="40.7989194072171" calcext:value-type="float">
            <text:p>40.7989194072171</text:p>
          </table:table-cell>
          <table:table-cell office:value-type="float" office:value="6.07849649270141" calcext:value-type="float">
            <text:p>6.07849649270141</text:p>
          </table:table-cell>
          <table:table-cell table:number-columns-repeated="5"/>
        </table:table-row>
        <table:table-row table:style-name="ro1">
          <table:table-cell office:value-type="float" office:value="32.9683976368501" calcext:value-type="float">
            <text:p>32.9683976368501</text:p>
          </table:table-cell>
          <table:table-cell office:value-type="float" office:value="40.7758604181618" calcext:value-type="float">
            <text:p>40.7758604181618</text:p>
          </table:table-cell>
          <table:table-cell office:value-type="float" office:value="5.96561380469917" calcext:value-type="float">
            <text:p>5.96561380469917</text:p>
          </table:table-cell>
          <table:table-cell table:number-columns-repeated="5"/>
        </table:table-row>
        <table:table-row table:style-name="ro1">
          <table:table-cell office:value-type="float" office:value="33.0555551872215" calcext:value-type="float">
            <text:p>33.0555551872215</text:p>
          </table:table-cell>
          <table:table-cell office:value-type="float" office:value="40.7472120473283" calcext:value-type="float">
            <text:p>40.7472120473283</text:p>
          </table:table-cell>
          <table:table-cell office:value-type="float" office:value="6.01062607614605" calcext:value-type="float">
            <text:p>6.01062607614605</text:p>
          </table:table-cell>
          <table:table-cell table:number-columns-repeated="5"/>
        </table:table-row>
        <table:table-row table:style-name="ro1">
          <table:table-cell office:value-type="float" office:value="33.1335600074105" calcext:value-type="float">
            <text:p>33.1335600074105</text:p>
          </table:table-cell>
          <table:table-cell office:value-type="float" office:value="40.7254085026881" calcext:value-type="float">
            <text:p>40.7254085026881</text:p>
          </table:table-cell>
          <table:table-cell office:value-type="float" office:value="6.10065061903996" calcext:value-type="float">
            <text:p>6.10065061903996</text:p>
          </table:table-cell>
          <table:table-cell table:number-columns-repeated="5"/>
        </table:table-row>
        <table:table-row table:style-name="ro1">
          <table:table-cell office:value-type="float" office:value="33.2132091530886" calcext:value-type="float">
            <text:p>33.2132091530886</text:p>
          </table:table-cell>
          <table:table-cell office:value-type="float" office:value="40.7107061176995" calcext:value-type="float">
            <text:p>40.7107061176995</text:p>
          </table:table-cell>
          <table:table-cell office:value-type="float" office:value="6.14566289048687" calcext:value-type="float">
            <text:p>6.14566289048687</text:p>
          </table:table-cell>
          <table:table-cell table:number-columns-repeated="5"/>
        </table:table-row>
        <table:table-row table:style-name="ro1">
          <table:table-cell office:value-type="float" office:value="33.3740749420366" calcext:value-type="float">
            <text:p>33.3740749420366</text:p>
          </table:table-cell>
          <table:table-cell office:value-type="float" office:value="40.6884429381995" calcext:value-type="float">
            <text:p>40.6884429381995</text:p>
          </table:table-cell>
          <table:table-cell office:value-type="float" office:value="6.14566290337451" calcext:value-type="float">
            <text:p>6.14566290337451</text:p>
          </table:table-cell>
          <table:table-cell table:number-columns-repeated="5"/>
        </table:table-row>
        <table:table-row table:style-name="ro1">
          <table:table-cell office:value-type="float" office:value="33.4757862853171" calcext:value-type="float">
            <text:p>33.4757862853171</text:p>
          </table:table-cell>
          <table:table-cell office:value-type="float" office:value="40.674366497879" calcext:value-type="float">
            <text:p>40.674366497879</text:p>
          </table:table-cell>
          <table:table-cell office:value-type="float" office:value="6.01314992199696" calcext:value-type="float">
            <text:p>6.01314992199696</text:p>
          </table:table-cell>
          <table:table-cell table:number-columns-repeated="5"/>
        </table:table-row>
        <table:table-row table:style-name="ro1">
          <table:table-cell office:value-type="float" office:value="33.5790980146427" calcext:value-type="float">
            <text:p>33.5790980146427</text:p>
          </table:table-cell>
          <table:table-cell office:value-type="float" office:value="40.6457702005049" calcext:value-type="float">
            <text:p>40.6457702005049</text:p>
          </table:table-cell>
          <table:table-cell office:value-type="float" office:value="6.0794064365488" calcext:value-type="float">
            <text:p>6.0794064365488</text:p>
          </table:table-cell>
          <table:table-cell table:number-columns-repeated="5"/>
        </table:table-row>
        <table:table-row table:style-name="ro1">
          <table:table-cell office:value-type="float" office:value="33.6958066428179" calcext:value-type="float">
            <text:p>33.6958066428179</text:p>
          </table:table-cell>
          <table:table-cell office:value-type="float" office:value="40.6216526869717" calcext:value-type="float">
            <text:p>40.6216526869717</text:p>
          </table:table-cell>
          <table:table-cell office:value-type="float" office:value="6.14566295110064" calcext:value-type="float">
            <text:p>6.14566295110064</text:p>
          </table:table-cell>
          <table:table-cell table:number-columns-repeated="5"/>
        </table:table-row>
        <table:table-row table:style-name="ro1">
          <table:table-cell office:value-type="float" office:value="33.8217980470521" calcext:value-type="float">
            <text:p>33.8217980470521</text:p>
          </table:table-cell>
          <table:table-cell office:value-type="float" office:value="40.6042159901187" calcext:value-type="float">
            <text:p>40.6042159901187</text:p>
          </table:table-cell>
          <table:table-cell office:value-type="float" office:value="6.06746554542758" calcext:value-type="float">
            <text:p>6.06746554542758</text:p>
          </table:table-cell>
          <table:table-cell table:number-columns-repeated="5"/>
        </table:table-row>
        <table:table-row table:style-name="ro1">
          <table:table-cell office:value-type="float" office:value="33.9398064928319" calcext:value-type="float">
            <text:p>33.9398064928319</text:p>
          </table:table-cell>
          <table:table-cell office:value-type="float" office:value="40.5783568681519" calcext:value-type="float">
            <text:p>40.5783568681519</text:p>
          </table:table-cell>
          <table:table-cell office:value-type="float" office:value="6.07298109236424" calcext:value-type="float">
            <text:p>6.07298109236424</text:p>
          </table:table-cell>
          <table:table-cell table:number-columns-repeated="5"/>
        </table:table-row>
        <table:table-row table:style-name="ro1">
          <table:table-cell office:value-type="float" office:value="33.9495158965088" calcext:value-type="float">
            <text:p>33.9495158965088</text:p>
          </table:table-cell>
          <table:table-cell office:value-type="float" office:value="40.5762853091462" calcext:value-type="float">
            <text:p>40.5762853091462</text:p>
          </table:table-cell>
          <table:table-cell office:value-type="float" office:value="6.07849663930123" calcext:value-type="float">
            <text:p>6.07849663930123</text:p>
          </table:table-cell>
          <table:table-cell table:number-columns-repeated="5"/>
        </table:table-row>
        <table:table-row table:style-name="ro1">
          <table:table-cell office:value-type="float" office:value="34.1103817312621" calcext:value-type="float">
            <text:p>34.1103817312621</text:p>
          </table:table-cell>
          <table:table-cell office:value-type="float" office:value="40.5428901977887" calcext:value-type="float">
            <text:p>40.5428901977887</text:p>
          </table:table-cell>
          <table:table-cell office:value-type="float" office:value="6.1462982085003" calcext:value-type="float">
            <text:p>6.1462982085003</text:p>
          </table:table-cell>
          <table:table-cell table:number-columns-repeated="5"/>
        </table:table-row>
        <table:table-row table:style-name="ro1">
          <table:table-cell office:value-type="float" office:value="34.2311903059675" calcext:value-type="float">
            <text:p>34.2311903059675</text:p>
          </table:table-cell>
          <table:table-cell office:value-type="float" office:value="40.5262489910164" calcext:value-type="float">
            <text:p>40.5262489910164</text:p>
          </table:table-cell>
          <table:table-cell office:value-type="float" office:value="6.21409977769936" calcext:value-type="float">
            <text:p>6.21409977769936</text:p>
          </table:table-cell>
          <table:table-cell table:number-columns-repeated="5"/>
        </table:table-row>
        <table:table-row table:style-name="ro1">
          <table:table-cell office:value-type="float" office:value="34.295083375718" calcext:value-type="float">
            <text:p>34.295083375718</text:p>
          </table:table-cell>
          <table:table-cell office:value-type="float" office:value="40.5218278684971" calcext:value-type="float">
            <text:p>40.5218278684971</text:p>
          </table:table-cell>
          <table:table-cell office:value-type="float" office:value="5.99892378346572" calcext:value-type="float">
            <text:p>5.99892378346572</text:p>
          </table:table-cell>
          <table:table-cell table:number-columns-repeated="5"/>
        </table:table-row>
        <table:table-row table:style-name="ro1">
          <table:table-cell office:value-type="float" office:value="34.3541790218283" calcext:value-type="float">
            <text:p>34.3541790218283</text:p>
          </table:table-cell>
          <table:table-cell office:value-type="float" office:value="40.5045616623285" calcext:value-type="float">
            <text:p>40.5045616623285</text:p>
          </table:table-cell>
          <table:table-cell office:value-type="float" office:value="6.0643235230335" calcext:value-type="float">
            <text:p>6.0643235230335</text:p>
          </table:table-cell>
          <table:table-cell table:number-columns-repeated="5"/>
        </table:table-row>
        <table:table-row table:style-name="ro1">
          <table:table-cell office:value-type="float" office:value="34.469008480759" calcext:value-type="float">
            <text:p>34.469008480759</text:p>
          </table:table-cell>
          <table:table-cell office:value-type="float" office:value="40.4790207667709" calcext:value-type="float">
            <text:p>40.4790207667709</text:p>
          </table:table-cell>
          <table:table-cell office:value-type="float" office:value="6.12972326260126" calcext:value-type="float">
            <text:p>6.12972326260126</text:p>
          </table:table-cell>
          <table:table-cell table:number-columns-repeated="5"/>
        </table:table-row>
        <table:table-row table:style-name="ro1">
          <table:table-cell office:value-type="float" office:value="34.5736743827003" calcext:value-type="float">
            <text:p>34.5736743827003</text:p>
          </table:table-cell>
          <table:table-cell office:value-type="float" office:value="40.4628312323967" calcext:value-type="float">
            <text:p>40.4628312323967</text:p>
          </table:table-cell>
          <table:table-cell office:value-type="float" office:value="6.04148364600481" calcext:value-type="float">
            <text:p>6.04148364600481</text:p>
          </table:table-cell>
          <table:table-cell table:number-columns-repeated="5"/>
        </table:table-row>
        <table:table-row table:style-name="ro1">
          <table:table-cell office:value-type="float" office:value="34.6638185154335" calcext:value-type="float">
            <text:p>34.6638185154335</text:p>
          </table:table-cell>
          <table:table-cell office:value-type="float" office:value="40.4406088085665" calcext:value-type="float">
            <text:p>40.4406088085665</text:p>
          </table:table-cell>
          <table:table-cell office:value-type="float" office:value="6.02605038892489" calcext:value-type="float">
            <text:p>6.02605038892489</text:p>
          </table:table-cell>
          <table:table-cell table:number-columns-repeated="5"/>
        </table:table-row>
        <table:table-row table:style-name="ro1">
          <table:table-cell office:value-type="float" office:value="34.7841011291387" calcext:value-type="float">
            <text:p>34.7841011291387</text:p>
          </table:table-cell>
          <table:table-cell office:value-type="float" office:value="40.4089797695697" calcext:value-type="float">
            <text:p>40.4089797695697</text:p>
          </table:table-cell>
          <table:table-cell office:value-type="float" office:value="6.03376703553465" calcext:value-type="float">
            <text:p>6.03376703553465</text:p>
          </table:table-cell>
          <table:table-cell table:number-columns-repeated="5"/>
        </table:table-row>
        <table:table-row table:style-name="ro1">
          <table:table-cell office:value-type="float" office:value="34.7975611509047" calcext:value-type="float">
            <text:p>34.7975611509047</text:p>
          </table:table-cell>
          <table:table-cell office:value-type="float" office:value="40.4055512011079" calcext:value-type="float">
            <text:p>40.4055512011079</text:p>
          </table:table-cell>
          <table:table-cell office:value-type="float" office:value="6.04148368214437" calcext:value-type="float">
            <text:p>6.04148368214437</text:p>
          </table:table-cell>
          <table:table-cell table:number-columns-repeated="5"/>
        </table:table-row>
        <table:table-row table:style-name="ro1">
          <table:table-cell office:value-type="float" office:value="34.9330271627358" calcext:value-type="float">
            <text:p>34.9330271627358</text:p>
          </table:table-cell>
          <table:table-cell office:value-type="float" office:value="40.3721559864656" calcext:value-type="float">
            <text:p>40.3721559864656</text:p>
          </table:table-cell>
          <table:table-cell office:value-type="float" office:value="6.04148369822907" calcext:value-type="float">
            <text:p>6.04148369822907</text:p>
          </table:table-cell>
          <table:table-cell table:number-columns-repeated="5"/>
        </table:table-row>
        <table:table-row table:style-name="ro1">
          <table:table-cell office:value-type="float" office:value="35.0617499415825" calcext:value-type="float">
            <text:p>35.0617499415825</text:p>
          </table:table-cell>
          <table:table-cell office:value-type="float" office:value="40.3404231224557" calcext:value-type="float">
            <text:p>40.3404231224557</text:p>
          </table:table-cell>
          <table:table-cell office:value-type="float" office:value="6.02605045108835" calcext:value-type="float">
            <text:p>6.02605045108835</text:p>
          </table:table-cell>
          <table:table-cell table:number-columns-repeated="5"/>
        </table:table-row>
        <table:table-row table:style-name="ro1">
          <table:table-cell office:value-type="float" office:value="35.1820325630435" calcext:value-type="float">
            <text:p>35.1820325630435</text:p>
          </table:table-cell>
          <table:table-cell office:value-type="float" office:value="40.3087940894137" calcext:value-type="float">
            <text:p>40.3087940894137</text:p>
          </table:table-cell>
          <table:table-cell office:value-type="float" office:value="6.08585680958905" calcext:value-type="float">
            <text:p>6.08585680958905</text:p>
          </table:table-cell>
          <table:table-cell table:number-columns-repeated="5"/>
        </table:table-row>
        <table:table-row table:style-name="ro1">
          <table:table-cell office:value-type="float" office:value="35.2875319876227" calcext:value-type="float">
            <text:p>35.2875319876227</text:p>
          </table:table-cell>
          <table:table-cell office:value-type="float" office:value="40.2877015624301" calcext:value-type="float">
            <text:p>40.2877015624301</text:p>
          </table:table-cell>
          <table:table-cell office:value-type="float" office:value="6.14566316808978" calcext:value-type="float">
            <text:p>6.14566316808978</text:p>
          </table:table-cell>
          <table:table-cell table:number-columns-repeated="5"/>
        </table:table-row>
        <table:table-row table:style-name="ro1">
          <table:table-cell office:value-type="float" office:value="35.3590862646079" calcext:value-type="float">
            <text:p>35.3590862646079</text:p>
          </table:table-cell>
          <table:table-cell office:value-type="float" office:value="40.2777987579473" calcext:value-type="float">
            <text:p>40.2777987579473</text:p>
          </table:table-cell>
          <table:table-cell office:value-type="float" office:value="5.94596774415545" calcext:value-type="float">
            <text:p>5.94596774415545</text:p>
          </table:table-cell>
          <table:table-cell table:number-columns-repeated="5"/>
        </table:table-row>
        <table:table-row table:style-name="ro1">
          <table:table-cell office:value-type="float" office:value="35.401001011661" calcext:value-type="float">
            <text:p>35.401001011661</text:p>
          </table:table-cell>
          <table:table-cell office:value-type="float" office:value="40.2631030559143" calcext:value-type="float">
            <text:p>40.2631030559143</text:p>
          </table:table-cell>
          <table:table-cell office:value-type="float" office:value="5.94596775755684" calcext:value-type="float">
            <text:p>5.94596775755684</text:p>
          </table:table-cell>
          <table:table-cell table:number-columns-repeated="5"/>
        </table:table-row>
        <table:table-row table:style-name="ro1">
          <table:table-cell office:value-type="float" office:value="35.518604312299" calcext:value-type="float">
            <text:p>35.518604312299</text:p>
          </table:table-cell>
          <table:table-cell office:value-type="float" office:value="40.2218702414136" calcext:value-type="float">
            <text:p>40.2218702414136</text:p>
          </table:table-cell>
          <table:table-cell office:value-type="float" office:value="5.92384216045116" calcext:value-type="float">
            <text:p>5.92384216045116</text:p>
          </table:table-cell>
          <table:table-cell table:number-columns-repeated="5"/>
        </table:table-row>
        <table:table-row table:style-name="ro1">
          <table:table-cell office:value-type="float" office:value="35.5492012780179" calcext:value-type="float">
            <text:p>35.5492012780179</text:p>
          </table:table-cell>
          <table:table-cell office:value-type="float" office:value="40.2103763957407" calcext:value-type="float">
            <text:p>40.2103763957407</text:p>
          </table:table-cell>
          <table:table-cell office:value-type="float" office:value="5.73776141182112" calcext:value-type="float">
            <text:p>5.73776141182112</text:p>
          </table:table-cell>
          <table:table-cell table:number-columns-repeated="5"/>
        </table:table-row>
        <table:table-row table:style-name="ro1">
          <table:table-cell office:value-type="float" office:value="35.5874735104306" calcext:value-type="float">
            <text:p>35.5874735104306</text:p>
          </table:table-cell>
          <table:table-cell office:value-type="float" office:value="40.1871517896775" calcext:value-type="float">
            <text:p>40.1871517896775</text:p>
          </table:table-cell>
          <table:table-cell office:value-type="float" office:value="5.73776142643501" calcext:value-type="float">
            <text:p>5.73776142643501</text:p>
          </table:table-cell>
          <table:table-cell table:number-columns-repeated="5"/>
        </table:table-row>
        <table:table-row table:style-name="ro1">
          <table:table-cell office:value-type="float" office:value="35.6975398327238" calcext:value-type="float">
            <text:p>35.6975398327238</text:p>
          </table:table-cell>
          <table:table-cell office:value-type="float" office:value="40.1203606272416" calcext:value-type="float">
            <text:p>40.1203606272416</text:p>
          </table:table-cell>
          <table:table-cell office:value-type="float" office:value="5.77637947400849" calcext:value-type="float">
            <text:p>5.77637947400849</text:p>
          </table:table-cell>
          <table:table-cell table:number-columns-repeated="5"/>
        </table:table-row>
        <table:table-row table:style-name="ro1">
          <table:table-cell office:value-type="float" office:value="35.7582994503116" calcext:value-type="float">
            <text:p>35.7582994503116</text:p>
          </table:table-cell>
          <table:table-cell office:value-type="float" office:value="40.0866285514004" calcext:value-type="float">
            <text:p>40.0866285514004</text:p>
          </table:table-cell>
          <table:table-cell office:value-type="float" office:value="5.81499752158203" calcext:value-type="float">
            <text:p>5.81499752158203</text:p>
          </table:table-cell>
          <table:table-cell table:number-columns-repeated="5"/>
        </table:table-row>
        <table:table-row table:style-name="ro1">
          <table:table-cell office:value-type="float" office:value="35.7974445374204" calcext:value-type="float">
            <text:p>35.7974445374204</text:p>
          </table:table-cell>
          <table:table-cell office:value-type="float" office:value="40.0668333438387" calcext:value-type="float">
            <text:p>40.0668333438387</text:p>
          </table:table-cell>
          <table:table-cell office:value-type="float" office:value="5.63884659028102" calcext:value-type="float">
            <text:p>5.63884659028102</text:p>
          </table:table-cell>
          <table:table-cell table:number-columns-repeated="5"/>
        </table:table-row>
        <table:table-row table:style-name="ro1">
          <table:table-cell office:value-type="float" office:value="35.8335913354443" calcext:value-type="float">
            <text:p>35.8335913354443</text:p>
          </table:table-cell>
          <table:table-cell office:value-type="float" office:value="40.0396759079923" calcext:value-type="float">
            <text:p>40.0396759079923</text:p>
          </table:table-cell>
          <table:table-cell office:value-type="float" office:value="5.58647176501048" calcext:value-type="float">
            <text:p>5.58647176501048</text:p>
          </table:table-cell>
          <table:table-cell table:number-columns-repeated="5"/>
        </table:table-row>
        <table:table-row table:style-name="ro1">
          <table:table-cell office:value-type="float" office:value="35.8857521776471" calcext:value-type="float">
            <text:p>35.8857521776471</text:p>
          </table:table-cell>
          <table:table-cell office:value-type="float" office:value="39.9960336702031" calcext:value-type="float">
            <text:p>39.9960336702031</text:p>
          </table:table-cell>
          <table:table-cell office:value-type="float" office:value="5.52016723283029" calcext:value-type="float">
            <text:p>5.52016723283029</text:p>
          </table:table-cell>
          <table:table-cell table:number-columns-repeated="5"/>
        </table:table-row>
        <table:table-row table:style-name="ro1">
          <table:table-cell office:value-type="float" office:value="35.9463962061343" calcext:value-type="float">
            <text:p>35.9463962061343</text:p>
          </table:table-cell>
          <table:table-cell office:value-type="float" office:value="39.9380450933463" calcext:value-type="float">
            <text:p>39.9380450933463</text:p>
          </table:table-cell>
          <table:table-cell office:value-type="float" office:value="5.48660599098238" calcext:value-type="float">
            <text:p>5.48660599098238</text:p>
          </table:table-cell>
          <table:table-cell table:number-columns-repeated="5"/>
        </table:table-row>
        <table:table-row table:style-name="ro1">
          <table:table-cell office:value-type="float" office:value="35.972979077925" calcext:value-type="float">
            <text:p>35.972979077925</text:p>
          </table:table-cell>
          <table:table-cell office:value-type="float" office:value="39.9108610200733" calcext:value-type="float">
            <text:p>39.9108610200733</text:p>
          </table:table-cell>
          <table:table-cell office:value-type="float" office:value="5.36262495165254" calcext:value-type="float">
            <text:p>5.36262495165254</text:p>
          </table:table-cell>
          <table:table-cell table:number-columns-repeated="5"/>
        </table:table-row>
        <table:table-row table:style-name="ro1">
          <table:table-cell office:value-type="float" office:value="36.0068943961447" calcext:value-type="float">
            <text:p>36.0068943961447</text:p>
          </table:table-cell>
          <table:table-cell office:value-type="float" office:value="39.8662694444646" calcext:value-type="float">
            <text:p>39.8662694444646</text:p>
          </table:table-cell>
          <table:table-cell office:value-type="float" office:value="5.39528342040931" calcext:value-type="float">
            <text:p>5.39528342040931</text:p>
          </table:table-cell>
          <table:table-cell table:number-columns-repeated="5"/>
        </table:table-row>
        <table:table-row table:style-name="ro1">
          <table:table-cell office:value-type="float" office:value="36.0405536359579" calcext:value-type="float">
            <text:p>36.0405536359579</text:p>
          </table:table-cell>
          <table:table-cell office:value-type="float" office:value="39.8248915686871" calcext:value-type="float">
            <text:p>39.8248915686871</text:p>
          </table:table-cell>
          <table:table-cell office:value-type="float" office:value="5.10564110716926" calcext:value-type="float">
            <text:p>5.10564110716926</text:p>
          </table:table-cell>
          <table:table-cell table:number-columns-repeated="5"/>
        </table:table-row>
        <table:table-row table:style-name="ro1">
          <table:table-cell office:value-type="float" office:value="36.0697261885839" calcext:value-type="float">
            <text:p>36.0697261885839</text:p>
          </table:table-cell>
          <table:table-cell office:value-type="float" office:value="39.7545728176491" calcext:value-type="float">
            <text:p>39.7545728176491</text:p>
          </table:table-cell>
          <table:table-cell office:value-type="float" office:value="4.67024024724204" calcext:value-type="float">
            <text:p>4.67024024724204</text:p>
          </table:table-cell>
          <table:table-cell table:number-columns-repeated="5"/>
        </table:table-row>
        <table:table-row table:style-name="ro1">
          <table:table-cell office:value-type="float" office:value="36.0687764918664" calcext:value-type="float">
            <text:p>36.0687764918664</text:p>
          </table:table-cell>
          <table:table-cell office:value-type="float" office:value="39.732054127373" calcext:value-type="float">
            <text:p>39.732054127373</text:p>
          </table:table-cell>
          <table:table-cell office:value-type="float" office:value="4.71239392674103" calcext:value-type="float">
            <text:p>4.71239392674103</text:p>
          </table:table-cell>
          <table:table-cell table:number-columns-repeated="5"/>
        </table:table-row>
        <table:table-row table:style-name="ro1">
          <table:table-cell office:value-type="float" office:value="36.0687766230199" calcext:value-type="float">
            <text:p>36.0687766230199</text:p>
          </table:table-cell>
          <table:table-cell office:value-type="float" office:value="39.7055389634813" calcext:value-type="float">
            <text:p>39.7055389634813</text:p>
          </table:table-cell>
          <table:table-cell office:value-type="float" office:value="4.52449465983524" calcext:value-type="float">
            <text:p>4.52449465983524</text:p>
          </table:table-cell>
          <table:table-cell table:number-columns-repeated="5"/>
        </table:table-row>
        <table:table-row table:style-name="ro1">
          <table:table-cell office:value-type="float" office:value="36.0592180922093" calcext:value-type="float">
            <text:p>36.0592180922093</text:p>
          </table:table-cell>
          <table:table-cell office:value-type="float" office:value="39.6552671964993" calcext:value-type="float">
            <text:p>39.6552671964993</text:p>
          </table:table-cell>
          <table:table-cell office:value-type="float" office:value="4.57146947541613" calcext:value-type="float">
            <text:p>4.57146947541613</text:p>
          </table:table-cell>
          <table:table-cell table:number-columns-repeated="5"/>
        </table:table-row>
        <table:table-row table:style-name="ro1">
          <table:table-cell office:value-type="float" office:value="36.0473464549076" calcext:value-type="float">
            <text:p>36.0473464549076</text:p>
          </table:table-cell>
          <table:table-cell office:value-type="float" office:value="39.5715814815051" calcext:value-type="float">
            <text:p>39.5715814815051</text:p>
          </table:table-cell>
          <table:table-cell office:value-type="float" office:value="4.66541910657774" calcext:value-type="float">
            <text:p>4.66541910657774</text:p>
          </table:table-cell>
          <table:table-cell table:number-columns-repeated="5"/>
        </table:table-row>
        <table:table-row table:style-name="ro1">
          <table:table-cell office:value-type="float" office:value="36.0433778528842" calcext:value-type="float">
            <text:p>36.0433778528842</text:p>
          </table:table-cell>
          <table:table-cell office:value-type="float" office:value="39.4871511263934" calcext:value-type="float">
            <text:p>39.4871511263934</text:p>
          </table:table-cell>
          <table:table-cell office:value-type="float" office:value="4.71239392215225" calcext:value-type="float">
            <text:p>4.71239392215225</text:p>
          </table:table-cell>
          <table:table-cell table:number-columns-repeated="5"/>
        </table:table-row>
        <table:table-row table:style-name="ro1">
          <table:table-cell office:value-type="float" office:value="36.0433778554101" calcext:value-type="float">
            <text:p>36.0433778554101</text:p>
          </table:table-cell>
          <table:table-cell office:value-type="float" office:value="39.4866399903578" calcext:value-type="float">
            <text:p>39.4866399903578</text:p>
          </table:table-cell>
          <table:table-cell office:value-type="float" office:value="4.42981558498276" calcext:value-type="float">
            <text:p>4.42981558498276</text:p>
          </table:table-cell>
          <table:table-cell table:number-columns-repeated="5"/>
        </table:table-row>
        <table:table-row table:style-name="ro1">
          <table:table-cell office:value-type="float" office:value="36.0420757995282" calcext:value-type="float">
            <text:p>36.0420757995282</text:p>
          </table:table-cell>
          <table:table-cell office:value-type="float" office:value="39.4821554401066" calcext:value-type="float">
            <text:p>39.4821554401066</text:p>
          </table:table-cell>
          <table:table-cell office:value-type="float" office:value="4.44256810982742" calcext:value-type="float">
            <text:p>4.44256810982742</text:p>
          </table:table-cell>
          <table:table-cell table:number-columns-repeated="5"/>
        </table:table-row>
        <table:table-row table:style-name="ro1">
          <table:table-cell office:value-type="float" office:value="36.0082099345841" calcext:value-type="float">
            <text:p>36.0082099345841</text:p>
          </table:table-cell>
          <table:table-cell office:value-type="float" office:value="39.3597038328806" calcext:value-type="float">
            <text:p>39.3597038328806</text:p>
          </table:table-cell>
          <table:table-cell office:value-type="float" office:value="4.49658458161612" calcext:value-type="float">
            <text:p>4.49658458161612</text:p>
          </table:table-cell>
          <table:table-cell table:number-columns-repeated="5"/>
        </table:table-row>
        <table:table-row table:style-name="ro1">
          <table:table-cell office:value-type="float" office:value="35.9873999582518" calcext:value-type="float">
            <text:p>35.9873999582518</text:p>
          </table:table-cell>
          <table:table-cell office:value-type="float" office:value="39.2647756566723" calcext:value-type="float">
            <text:p>39.2647756566723</text:p>
          </table:table-cell>
          <table:table-cell office:value-type="float" office:value="4.60461752519357" calcext:value-type="float">
            <text:p>4.60461752519357</text:p>
          </table:table-cell>
          <table:table-cell table:number-columns-repeated="5"/>
        </table:table-row>
        <table:table-row table:style-name="ro1">
          <table:table-cell office:value-type="float" office:value="35.976946735027" calcext:value-type="float">
            <text:p>35.976946735027</text:p>
          </table:table-cell>
          <table:table-cell office:value-type="float" office:value="39.168157108363" calcext:value-type="float">
            <text:p>39.168157108363</text:p>
          </table:table-cell>
          <table:table-cell office:value-type="float" office:value="4.71265046877093" calcext:value-type="float">
            <text:p>4.71265046877093</text:p>
          </table:table-cell>
          <table:table-cell table:number-columns-repeated="5"/>
        </table:table-row>
        <table:table-row table:style-name="ro1">
          <table:table-cell office:value-type="float" office:value="35.9769721470887" calcext:value-type="float">
            <text:p>35.9769721470887</text:p>
          </table:table-cell>
          <table:table-cell office:value-type="float" office:value="39.07097473801" calcext:value-type="float">
            <text:p>39.07097473801</text:p>
          </table:table-cell>
          <table:table-cell office:value-type="float" office:value="4.76666694055961" calcext:value-type="float">
            <text:p>4.76666694055961</text:p>
          </table:table-cell>
          <table:table-cell table:number-columns-repeated="5"/>
        </table:table-row>
        <table:table-row table:style-name="ro1">
          <table:table-cell office:value-type="float" office:value="35.9794982948089" calcext:value-type="float">
            <text:p>35.9794982948089</text:p>
          </table:table-cell>
          <table:table-cell office:value-type="float" office:value="39.0244795037381" calcext:value-type="float">
            <text:p>39.0244795037381</text:p>
          </table:table-cell>
          <table:table-cell office:value-type="float" office:value="4.52449462189525" calcext:value-type="float">
            <text:p>4.52449462189525</text:p>
          </table:table-cell>
          <table:table-cell table:number-columns-repeated="5"/>
        </table:table-row>
        <table:table-row table:style-name="ro1">
          <table:table-cell office:value-type="float" office:value="35.9745551666671" calcext:value-type="float">
            <text:p>35.9745551666671</text:p>
          </table:table-cell>
          <table:table-cell office:value-type="float" office:value="38.9984818122879" calcext:value-type="float">
            <text:p>38.9984818122879</text:p>
          </table:table-cell>
          <table:table-cell office:value-type="float" office:value="4.52449462578364" calcext:value-type="float">
            <text:p>4.52449462578364</text:p>
          </table:table-cell>
          <table:table-cell table:number-columns-repeated="5"/>
        </table:table-row>
        <table:table-row table:style-name="ro1">
          <table:table-cell office:value-type="float" office:value="35.9491559724145" calcext:value-type="float">
            <text:p>35.9491559724145</text:p>
          </table:table-cell>
          <table:table-cell office:value-type="float" office:value="38.8648982979001" calcext:value-type="float">
            <text:p>38.8648982979001</text:p>
          </table:table-cell>
          <table:table-cell office:value-type="float" office:value="4.55539973840437" calcext:value-type="float">
            <text:p>4.55539973840437</text:p>
          </table:table-cell>
          <table:table-cell table:number-columns-repeated="5"/>
        </table:table-row>
        <table:table-row table:style-name="ro1">
          <table:table-cell office:value-type="float" office:value="35.9404599987834" calcext:value-type="float">
            <text:p>35.9404599987834</text:p>
          </table:table-cell>
          <table:table-cell office:value-type="float" office:value="38.8099619427596" calcext:value-type="float">
            <text:p>38.8099619427596</text:p>
          </table:table-cell>
          <table:table-cell office:value-type="float" office:value="4.58630485102507" calcext:value-type="float">
            <text:p>4.58630485102507</text:p>
          </table:table-cell>
          <table:table-cell table:number-columns-repeated="5"/>
        </table:table-row>
        <table:table-row table:style-name="ro1">
          <table:table-cell office:value-type="float" office:value="35.9235274208458" calcext:value-type="float">
            <text:p>35.9235274208458</text:p>
          </table:table-cell>
          <table:table-cell office:value-type="float" office:value="38.6763784704983" calcext:value-type="float">
            <text:p>38.6763784704983</text:p>
          </table:table-cell>
          <table:table-cell office:value-type="float" office:value="4.62221286828117" calcext:value-type="float">
            <text:p>4.62221286828117</text:p>
          </table:table-cell>
          <table:table-cell table:number-columns-repeated="5"/>
        </table:table-row>
        <table:table-row table:style-name="ro1">
          <table:table-cell office:value-type="float" office:value="35.9177080859574" calcext:value-type="float">
            <text:p>35.9177080859574</text:p>
          </table:table-cell>
          <table:table-cell office:value-type="float" office:value="38.6120204887715" calcext:value-type="float">
            <text:p>38.6120204887715</text:p>
          </table:table-cell>
          <table:table-cell office:value-type="float" office:value="4.65812088553715" calcext:value-type="float">
            <text:p>4.65812088553715</text:p>
          </table:table-cell>
          <table:table-cell table:number-columns-repeated="5"/>
        </table:table-row>
        <table:table-row table:style-name="ro1">
          <table:table-cell office:value-type="float" office:value="35.9145240577285" calcext:value-type="float">
            <text:p>35.9145240577285</text:p>
          </table:table-cell>
          <table:table-cell office:value-type="float" office:value="38.5534059023954" calcext:value-type="float">
            <text:p>38.5534059023954</text:p>
          </table:table-cell>
          <table:table-cell office:value-type="float" office:value="4.44256806421318" calcext:value-type="float">
            <text:p>4.44256806421318</text:p>
          </table:table-cell>
          <table:table-cell table:number-columns-repeated="5"/>
        </table:table-row>
        <table:table-row table:style-name="ro1">
          <table:table-cell office:value-type="float" office:value="35.9066146451916" calcext:value-type="float">
            <text:p>35.9066146451916</text:p>
          </table:table-cell>
          <table:table-cell office:value-type="float" office:value="38.5248071907725" calcext:value-type="float">
            <text:p>38.5248071907725</text:p>
          </table:table-cell>
          <table:table-cell office:value-type="float" office:value="4.48353133324973" calcext:value-type="float">
            <text:p>4.48353133324973</text:p>
          </table:table-cell>
          <table:table-cell table:number-columns-repeated="5"/>
        </table:table-row>
        <table:table-row table:style-name="ro1">
          <table:table-cell office:value-type="float" office:value="35.8898916775804" calcext:value-type="float">
            <text:p>35.8898916775804</text:p>
          </table:table-cell>
          <table:table-cell office:value-type="float" office:value="38.4530159111964" calcext:value-type="float">
            <text:p>38.4530159111964</text:p>
          </table:table-cell>
          <table:table-cell office:value-type="float" office:value="4.52449460228654" calcext:value-type="float">
            <text:p>4.52449460228654</text:p>
          </table:table-cell>
          <table:table-cell table:number-columns-repeated="5"/>
        </table:table-row>
        <table:table-row table:style-name="ro1">
          <table:table-cell office:value-type="float" office:value="35.8751384555826" calcext:value-type="float">
            <text:p>35.8751384555826</text:p>
          </table:table-cell>
          <table:table-cell office:value-type="float" office:value="38.3754234107784" calcext:value-type="float">
            <text:p>38.3754234107784</text:p>
          </table:table-cell>
          <table:table-cell office:value-type="float" office:value="4.17191758015679" calcext:value-type="float">
            <text:p>4.17191758015679</text:p>
          </table:table-cell>
          <table:table-cell table:number-columns-repeated="5"/>
        </table:table-row>
        <table:table-row table:style-name="ro1">
          <table:table-cell office:value-type="float" office:value="35.8630168156028" calcext:value-type="float">
            <text:p>35.8630168156028</text:p>
          </table:table-cell>
          <table:table-cell office:value-type="float" office:value="38.3552230539208" calcext:value-type="float">
            <text:p>38.3552230539208</text:p>
          </table:table-cell>
          <table:table-cell office:value-type="float" office:value="4.26535134320794" calcext:value-type="float">
            <text:p>4.26535134320794</text:p>
          </table:table-cell>
          <table:table-cell table:number-columns-repeated="5"/>
        </table:table-row>
        <table:table-row table:style-name="ro1">
          <table:table-cell office:value-type="float" office:value="35.8266780841481" calcext:value-type="float">
            <text:p>35.8266780841481</text:p>
          </table:table-cell>
          <table:table-cell office:value-type="float" office:value="38.2794236672427" calcext:value-type="float">
            <text:p>38.2794236672427</text:p>
          </table:table-cell>
          <table:table-cell office:value-type="float" office:value="4.35878510625902" calcext:value-type="float">
            <text:p>4.35878510625902</text:p>
          </table:table-cell>
          <table:table-cell table:number-columns-repeated="5"/>
        </table:table-row>
        <table:table-row table:style-name="ro1">
          <table:table-cell office:value-type="float" office:value="35.7975697754552" calcext:value-type="float">
            <text:p>35.7975697754552</text:p>
          </table:table-cell>
          <table:table-cell office:value-type="float" office:value="38.200564572716" calcext:value-type="float">
            <text:p>38.200564572716</text:p>
          </table:table-cell>
          <table:table-cell office:value-type="float" office:value="4.40550198778454" calcext:value-type="float">
            <text:p>4.40550198778454</text:p>
          </table:table-cell>
          <table:table-cell table:number-columns-repeated="5"/>
        </table:table-row>
        <table:table-row table:style-name="ro1">
          <table:table-cell office:value-type="float" office:value="35.7748294627578" calcext:value-type="float">
            <text:p>35.7748294627578</text:p>
          </table:table-cell>
          <table:table-cell office:value-type="float" office:value="38.1288055897977" calcext:value-type="float">
            <text:p>38.1288055897977</text:p>
          </table:table-cell>
          <table:table-cell office:value-type="float" office:value="4.26162908340639" calcext:value-type="float">
            <text:p>4.26162908340639</text:p>
          </table:table-cell>
          <table:table-cell table:number-columns-repeated="5"/>
        </table:table-row>
        <table:table-row table:style-name="ro1">
          <table:table-cell office:value-type="float" office:value="35.7474453135784" calcext:value-type="float">
            <text:p>35.7474453135784</text:p>
          </table:table-cell>
          <table:table-cell office:value-type="float" office:value="38.0722259068013" calcext:value-type="float">
            <text:p>38.0722259068013</text:p>
          </table:table-cell>
          <table:table-cell office:value-type="float" office:value="4.24312519142702" calcext:value-type="float">
            <text:p>4.24312519142702</text:p>
          </table:table-cell>
          <table:table-cell table:number-columns-repeated="5"/>
        </table:table-row>
        <table:table-row table:style-name="ro1">
          <table:table-cell office:value-type="float" office:value="35.7004118020557" calcext:value-type="float">
            <text:p>35.7004118020557</text:p>
          </table:table-cell>
          <table:table-cell office:value-type="float" office:value="37.9794649703767" calcext:value-type="float">
            <text:p>37.9794649703767</text:p>
          </table:table-cell>
          <table:table-cell office:value-type="float" office:value="4.28113586387378" calcext:value-type="float">
            <text:p>4.28113586387378</text:p>
          </table:table-cell>
          <table:table-cell table:number-columns-repeated="5"/>
        </table:table-row>
        <table:table-row table:style-name="ro1">
          <table:table-cell office:value-type="float" office:value="35.6866400636626" calcext:value-type="float">
            <text:p>35.6866400636626</text:p>
          </table:table-cell>
          <table:table-cell office:value-type="float" office:value="37.9495354255785" calcext:value-type="float">
            <text:p>37.9495354255785</text:p>
          </table:table-cell>
          <table:table-cell office:value-type="float" office:value="3.88554972658882" calcext:value-type="float">
            <text:p>3.88554972658882</text:p>
          </table:table-cell>
          <table:table-cell table:number-columns-repeated="5"/>
        </table:table-row>
        <table:table-row table:style-name="ro1">
          <table:table-cell office:value-type="float" office:value="35.6819747279959" calcext:value-type="float">
            <text:p>35.6819747279959</text:p>
          </table:table-cell>
          <table:table-cell office:value-type="float" office:value="37.9452415808044" calcext:value-type="float">
            <text:p>37.9452415808044</text:p>
          </table:table-cell>
          <table:table-cell office:value-type="float" office:value="3.93432607293708" calcext:value-type="float">
            <text:p>3.93432607293708</text:p>
          </table:table-cell>
          <table:table-cell table:number-columns-repeated="5"/>
        </table:table-row>
        <table:table-row table:style-name="ro1">
          <table:table-cell office:value-type="float" office:value="35.6203740619107" calcext:value-type="float">
            <text:p>35.6203740619107</text:p>
          </table:table-cell>
          <table:table-cell office:value-type="float" office:value="37.8827305070124" calcext:value-type="float">
            <text:p>37.8827305070124</text:p>
          </table:table-cell>
          <table:table-cell office:value-type="float" office:value="4.03187876563317" calcext:value-type="float">
            <text:p>4.03187876563317</text:p>
          </table:table-cell>
          <table:table-cell table:number-columns-repeated="5"/>
        </table:table-row>
        <table:table-row table:style-name="ro1">
          <table:table-cell office:value-type="float" office:value="35.5651547316882" calcext:value-type="float">
            <text:p>35.5651547316882</text:p>
          </table:table-cell>
          <table:table-cell office:value-type="float" office:value="37.8145168575092" calcext:value-type="float">
            <text:p>37.8145168575092</text:p>
          </table:table-cell>
          <table:table-cell office:value-type="float" office:value="4.12943145832916" calcext:value-type="float">
            <text:p>4.12943145832916</text:p>
          </table:table-cell>
          <table:table-cell table:number-columns-repeated="5"/>
        </table:table-row>
        <table:table-row table:style-name="ro1">
          <table:table-cell office:value-type="float" office:value="35.5258693356803" calcext:value-type="float">
            <text:p>35.5258693356803</text:p>
          </table:table-cell>
          <table:table-cell office:value-type="float" office:value="37.7549397025637" calcext:value-type="float">
            <text:p>37.7549397025637</text:p>
          </table:table-cell>
          <table:table-cell office:value-type="float" office:value="3.73391804033667" calcext:value-type="float">
            <text:p>3.73391804033667</text:p>
          </table:table-cell>
          <table:table-cell table:number-columns-repeated="5"/>
        </table:table-row>
        <table:table-row table:style-name="ro1">
          <table:table-cell office:value-type="float" office:value="35.5174841124975" calcext:value-type="float">
            <text:p>35.5174841124975</text:p>
          </table:table-cell>
          <table:table-cell office:value-type="float" office:value="37.7492970446215" calcext:value-type="float">
            <text:p>37.7492970446215</text:p>
          </table:table-cell>
          <table:table-cell office:value-type="float" office:value="3.82770217693459" calcext:value-type="float">
            <text:p>3.82770217693459</text:p>
          </table:table-cell>
          <table:table-cell table:number-columns-repeated="5"/>
        </table:table-row>
        <table:table-row table:style-name="ro1">
          <table:table-cell office:value-type="float" office:value="35.4522019336957" calcext:value-type="float">
            <text:p>35.4522019336957</text:p>
          </table:table-cell>
          <table:table-cell office:value-type="float" office:value="37.6958429249169" calcext:value-type="float">
            <text:p>37.6958429249169</text:p>
          </table:table-cell>
          <table:table-cell office:value-type="float" office:value="3.92148631353267" calcext:value-type="float">
            <text:p>3.92148631353267</text:p>
          </table:table-cell>
          <table:table-cell table:number-columns-repeated="5"/>
        </table:table-row>
        <table:table-row table:style-name="ro1">
          <table:table-cell office:value-type="float" office:value="35.392212440932" calcext:value-type="float">
            <text:p>35.392212440932</text:p>
          </table:table-cell>
          <table:table-cell office:value-type="float" office:value="37.6365102480817" calcext:value-type="float">
            <text:p>37.6365102480817</text:p>
          </table:table-cell>
          <table:table-cell office:value-type="float" office:value="4.01527045013073" calcext:value-type="float">
            <text:p>4.01527045013073</text:p>
          </table:table-cell>
          <table:table-cell table:number-columns-repeated="5"/>
        </table:table-row>
        <table:table-row table:style-name="ro1">
          <table:table-cell office:value-type="float" office:value="35.3380428830269" calcext:value-type="float">
            <text:p>35.3380428830269</text:p>
          </table:table-cell>
          <table:table-cell office:value-type="float" office:value="37.5718204901685" calcext:value-type="float">
            <text:p>37.5718204901685</text:p>
          </table:table-cell>
          <table:table-cell office:value-type="float" office:value="4.06216251842984" calcext:value-type="float">
            <text:p>4.06216251842984</text:p>
          </table:table-cell>
          <table:table-cell table:number-columns-repeated="5"/>
        </table:table-row>
        <table:table-row table:style-name="ro1">
          <table:table-cell office:value-type="float" office:value="35.2703103527994" calcext:value-type="float">
            <text:p>35.2703103527994</text:p>
          </table:table-cell>
          <table:table-cell office:value-type="float" office:value="37.4827645706396" calcext:value-type="float">
            <text:p>37.4827645706396</text:p>
          </table:table-cell>
          <table:table-cell office:value-type="float" office:value="4.08715023239886" calcext:value-type="float">
            <text:p>4.08715023239886</text:p>
          </table:table-cell>
          <table:table-cell table:number-columns-repeated="5"/>
        </table:table-row>
        <table:table-row table:style-name="ro1">
          <table:table-cell office:value-type="float" office:value="35.2439879466019" calcext:value-type="float">
            <text:p>35.2439879466019</text:p>
          </table:table-cell>
          <table:table-cell office:value-type="float" office:value="37.4462992436459" calcext:value-type="float">
            <text:p>37.4462992436459</text:p>
          </table:table-cell>
          <table:table-cell office:value-type="float" office:value="4.11213794636778" calcext:value-type="float">
            <text:p>4.11213794636778</text:p>
          </table:table-cell>
          <table:table-cell table:number-columns-repeated="5"/>
        </table:table-row>
        <table:table-row table:style-name="ro1">
          <table:table-cell office:value-type="float" office:value="35.1677889155496" calcext:value-type="float">
            <text:p>35.1677889155496</text:p>
          </table:table-cell>
          <table:table-cell office:value-type="float" office:value="37.3349794045259" calcext:value-type="float">
            <text:p>37.3349794045259</text:p>
          </table:table-cell>
          <table:table-cell office:value-type="float" office:value="4.11213792221603" calcext:value-type="float">
            <text:p>4.11213792221603</text:p>
          </table:table-cell>
          <table:table-cell table:number-columns-repeated="5"/>
        </table:table-row>
        <table:table-row table:style-name="ro1">
          <table:table-cell office:value-type="float" office:value="35.1494323079842" calcext:value-type="float">
            <text:p>35.1494323079842</text:p>
          </table:table-cell>
          <table:table-cell office:value-type="float" office:value="37.3081620753962" calcext:value-type="float">
            <text:p>37.3081620753962</text:p>
          </table:table-cell>
          <table:table-cell office:value-type="float" office:value="3.88554961882254" calcext:value-type="float">
            <text:p>3.88554961882254</text:p>
          </table:table-cell>
          <table:table-cell table:number-columns-repeated="5"/>
        </table:table-row>
        <table:table-row table:style-name="ro1">
          <table:table-cell office:value-type="float" office:value="35.1401142403877" calcext:value-type="float">
            <text:p>35.1401142403877</text:p>
          </table:table-cell>
          <table:table-cell office:value-type="float" office:value="37.2995859878306" calcext:value-type="float">
            <text:p>37.2995859878306</text:p>
          </table:table-cell>
          <table:table-cell office:value-type="float" office:value="3.94364097664481" calcext:value-type="float">
            <text:p>3.94364097664481</text:p>
          </table:table-cell>
          <table:table-cell table:number-columns-repeated="5"/>
        </table:table-row>
        <table:table-row table:style-name="ro1">
          <table:table-cell office:value-type="float" office:value="35.0674581683113" calcext:value-type="float">
            <text:p>35.0674581683113</text:p>
          </table:table-cell>
          <table:table-cell office:value-type="float" office:value="37.2244692474407" calcext:value-type="float">
            <text:p>37.2244692474407</text:p>
          </table:table-cell>
          <table:table-cell office:value-type="float" office:value="4.05982369228865" calcext:value-type="float">
            <text:p>4.05982369228865</text:p>
          </table:table-cell>
          <table:table-cell table:number-columns-repeated="5"/>
        </table:table-row>
        <table:table-row table:style-name="ro1">
          <table:table-cell office:value-type="float" office:value="35.0039995621707" calcext:value-type="float">
            <text:p>35.0039995621707</text:p>
          </table:table-cell>
          <table:table-cell office:value-type="float" office:value="37.1414365141178" calcext:value-type="float">
            <text:p>37.1414365141178</text:p>
          </table:table-cell>
          <table:table-cell office:value-type="float" office:value="4.1179150501106" calcext:value-type="float">
            <text:p>4.1179150501106</text:p>
          </table:table-cell>
          <table:table-cell table:number-columns-repeated="5"/>
        </table:table-row>
        <table:table-row table:style-name="ro1">
          <table:table-cell office:value-type="float" office:value="34.9503222077828" calcext:value-type="float">
            <text:p>34.9503222077828</text:p>
          </table:table-cell>
          <table:table-cell office:value-type="float" office:value="37.0620385768323" calcext:value-type="float">
            <text:p>37.0620385768323</text:p>
          </table:table-cell>
          <table:table-cell office:value-type="float" office:value="4.06216244076374" calcext:value-type="float">
            <text:p>4.06216244076374</text:p>
          </table:table-cell>
          <table:table-cell table:number-columns-repeated="5"/>
        </table:table-row>
        <table:table-row table:style-name="ro1">
          <table:table-cell office:value-type="float" office:value="34.8977814539438" calcext:value-type="float">
            <text:p>34.8977814539438</text:p>
          </table:table-cell>
          <table:table-cell office:value-type="float" office:value="36.9929570826676" calcext:value-type="float">
            <text:p>36.9929570826676</text:p>
          </table:table-cell>
          <table:table-cell office:value-type="float" office:value="4.08715015087782" calcext:value-type="float">
            <text:p>4.08715015087782</text:p>
          </table:table-cell>
          <table:table-cell table:number-columns-repeated="5"/>
        </table:table-row>
        <table:table-row table:style-name="ro1">
          <table:table-cell office:value-type="float" office:value="34.8714590488335" calcext:value-type="float">
            <text:p>34.8714590488335</text:p>
          </table:table-cell>
          <table:table-cell office:value-type="float" office:value="36.9564917634441" calcext:value-type="float">
            <text:p>36.9564917634441</text:p>
          </table:table-cell>
          <table:table-cell office:value-type="float" office:value="4.11213786099193" calcext:value-type="float">
            <text:p>4.11213786099193</text:p>
          </table:table-cell>
          <table:table-cell table:number-columns-repeated="5"/>
        </table:table-row>
        <table:table-row table:style-name="ro1">
          <table:table-cell office:value-type="float" office:value="34.7952599936653" calcext:value-type="float">
            <text:p>34.7952599936653</text:p>
          </table:table-cell>
          <table:table-cell office:value-type="float" office:value="36.845171909483" calcext:value-type="float">
            <text:p>36.845171909483</text:p>
          </table:table-cell>
          <table:table-cell office:value-type="float" office:value="4.13895897063203" calcext:value-type="float">
            <text:p>4.13895897063203</text:p>
          </table:table-cell>
          <table:table-cell table:number-columns-repeated="5"/>
        </table:table-row>
        <table:table-row table:style-name="ro1">
          <table:table-cell office:value-type="float" office:value="34.7690715189586" calcext:value-type="float">
            <text:p>34.7690715189586</text:p>
          </table:table-cell>
          <table:table-cell office:value-type="float" office:value="36.8046210774466" calcext:value-type="float">
            <text:p>36.8046210774466</text:p>
          </table:table-cell>
          <table:table-cell office:value-type="float" office:value="4.16578008027222" calcext:value-type="float">
            <text:p>4.16578008027222</text:p>
          </table:table-cell>
          <table:table-cell table:number-columns-repeated="5"/>
        </table:table-row>
        <table:table-row table:style-name="ro1">
          <table:table-cell office:value-type="float" office:value="34.701339082927" calcext:value-type="float">
            <text:p>34.701339082927</text:p>
          </table:table-cell>
          <table:table-cell office:value-type="float" office:value="36.6933012652535" calcext:value-type="float">
            <text:p>36.6933012652535</text:p>
          </table:table-cell>
          <table:table-cell office:value-type="float" office:value="4.17199385840737" calcext:value-type="float">
            <text:p>4.17199385840737</text:p>
          </table:table-cell>
          <table:table-cell table:number-columns-repeated="5"/>
        </table:table-row>
        <table:table-row table:style-name="ro1">
          <table:table-cell office:value-type="float" office:value="34.695584821312" calcext:value-type="float">
            <text:p>34.695584821312</text:p>
          </table:table-cell>
          <table:table-cell office:value-type="float" office:value="36.6837102992636" calcext:value-type="float">
            <text:p>36.6837102992636</text:p>
          </table:table-cell>
          <table:table-cell office:value-type="float" office:value="4.17820763654206" calcext:value-type="float">
            <text:p>4.17820763654206</text:p>
          </table:table-cell>
          <table:table-cell table:number-columns-repeated="5"/>
        </table:table-row>
        <table:table-row table:style-name="ro1">
          <table:table-cell office:value-type="float" office:value="34.6747719732229" calcext:value-type="float">
            <text:p>34.6747719732229</text:p>
          </table:table-cell>
          <table:table-cell office:value-type="float" office:value="36.648526576271" calcext:value-type="float">
            <text:p>36.648526576271</text:p>
          </table:table-cell>
          <table:table-cell office:value-type="float" office:value="4.01076452851451" calcext:value-type="float">
            <text:p>4.01076452851451</text:p>
          </table:table-cell>
          <table:table-cell table:number-columns-repeated="5"/>
        </table:table-row>
        <table:table-row table:style-name="ro1">
          <table:table-cell office:value-type="float" office:value="34.6388551595276" calcext:value-type="float">
            <text:p>34.6388551595276</text:p>
          </table:table-cell>
          <table:table-cell office:value-type="float" office:value="36.6060249472073" calcext:value-type="float">
            <text:p>36.6060249472073</text:p>
          </table:table-cell>
          <table:table-cell office:value-type="float" office:value="4.06433974483138" calcext:value-type="float">
            <text:p>4.06433974483138</text:p>
          </table:table-cell>
          <table:table-cell table:number-columns-repeated="5"/>
        </table:table-row>
        <table:table-row table:style-name="ro1">
          <table:table-cell office:value-type="float" office:value="34.580671488716" calcext:value-type="float">
            <text:p>34.580671488716</text:p>
          </table:table-cell>
          <table:table-cell office:value-type="float" office:value="36.5291773679156" calcext:value-type="float">
            <text:p>36.5291773679156</text:p>
          </table:table-cell>
          <table:table-cell office:value-type="float" office:value="4.1179149611482" calcext:value-type="float">
            <text:p>4.1179149611482</text:p>
          </table:table-cell>
          <table:table-cell table:number-columns-repeated="5"/>
        </table:table-row>
        <table:table-row table:style-name="ro1">
          <table:table-cell office:value-type="float" office:value="34.5269941264725" calcext:value-type="float">
            <text:p>34.5269941264725</text:p>
          </table:table-cell>
          <table:table-cell office:value-type="float" office:value="36.4497794342338" calcext:value-type="float">
            <text:p>36.4497794342338</text:p>
          </table:table-cell>
          <table:table-cell office:value-type="float" office:value="4.06216234776013" calcext:value-type="float">
            <text:p>4.06216234776013</text:p>
          </table:table-cell>
          <table:table-cell table:number-columns-repeated="5"/>
        </table:table-row>
        <table:table-row table:style-name="ro1">
          <table:table-cell office:value-type="float" office:value="34.4659867967902" calcext:value-type="float">
            <text:p>34.4659867967902</text:p>
          </table:table-cell>
          <table:table-cell office:value-type="float" office:value="36.3695659548288" calcext:value-type="float">
            <text:p>36.3695659548288</text:p>
          </table:table-cell>
          <table:table-cell office:value-type="float" office:value="4.10241284217882" calcext:value-type="float">
            <text:p>4.10241284217882</text:p>
          </table:table-cell>
          <table:table-cell table:number-columns-repeated="5"/>
        </table:table-row>
        <table:table-row table:style-name="ro1">
          <table:table-cell office:value-type="float" office:value="34.4244946622082" calcext:value-type="float">
            <text:p>34.4244946622082</text:p>
          </table:table-cell>
          <table:table-cell office:value-type="float" office:value="36.3101967698488" calcext:value-type="float">
            <text:p>36.3101967698488</text:p>
          </table:table-cell>
          <table:table-cell office:value-type="float" office:value="4.18291383101625" calcext:value-type="float">
            <text:p>4.18291383101625</text:p>
          </table:table-cell>
          <table:table-cell table:number-columns-repeated="5"/>
        </table:table-row>
        <table:table-row table:style-name="ro1">
          <table:table-cell office:value-type="float" office:value="34.3879110158669" calcext:value-type="float">
            <text:p>34.3879110158669</text:p>
          </table:table-cell>
          <table:table-cell office:value-type="float" office:value="36.2476832978789" calcext:value-type="float">
            <text:p>36.2476832978789</text:p>
          </table:table-cell>
          <table:table-cell office:value-type="float" office:value="4.22316432543489" calcext:value-type="float">
            <text:p>4.22316432543489</text:p>
          </table:table-cell>
          <table:table-cell table:number-columns-repeated="5"/>
        </table:table-row>
        <table:table-row table:style-name="ro1">
          <table:table-cell office:value-type="float" office:value="34.3627666278088" calcext:value-type="float">
            <text:p>34.3627666278088</text:p>
          </table:table-cell>
          <table:table-cell office:value-type="float" office:value="36.2004542663906" calcext:value-type="float">
            <text:p>36.2004542663906</text:p>
          </table:table-cell>
          <table:table-cell office:value-type="float" office:value="4.06216230886881" calcext:value-type="float">
            <text:p>4.06216230886881</text:p>
          </table:table-cell>
          <table:table-cell table:number-columns-repeated="5"/>
        </table:table-row>
        <table:table-row table:style-name="ro1">
          <table:table-cell office:value-type="float" office:value="34.3220553023452" calcext:value-type="float">
            <text:p>34.3220553023452</text:p>
          </table:table-cell>
          <table:table-cell office:value-type="float" office:value="36.1469263244197" calcext:value-type="float">
            <text:p>36.1469263244197</text:p>
          </table:table-cell>
          <table:table-cell office:value-type="float" office:value="4.09003859836137" calcext:value-type="float">
            <text:p>4.09003859836137</text:p>
          </table:table-cell>
          <table:table-cell table:number-columns-repeated="5"/>
        </table:table-row>
        <table:table-row table:style-name="ro1">
          <table:table-cell office:value-type="float" office:value="34.2928083979279" calcext:value-type="float">
            <text:p>34.2928083979279</text:p>
          </table:table-cell>
          <table:table-cell office:value-type="float" office:value="36.1061620014545" calcext:value-type="float">
            <text:p>36.1061620014545</text:p>
          </table:table-cell>
          <table:table-cell office:value-type="float" office:value="4.117914887854" calcext:value-type="float">
            <text:p>4.117914887854</text:p>
          </table:table-cell>
          <table:table-cell table:number-columns-repeated="5"/>
        </table:table-row>
        <table:table-row table:style-name="ro1">
          <table:table-cell office:value-type="float" office:value="34.2391310281317" calcext:value-type="float">
            <text:p>34.2391310281317</text:p>
          </table:table-cell>
          <table:table-cell office:value-type="float" office:value="36.0267640691429" calcext:value-type="float">
            <text:p>36.0267640691429</text:p>
          </table:table-cell>
          <table:table-cell office:value-type="float" office:value="4.0621622782631" calcext:value-type="float">
            <text:p>4.0621622782631</text:p>
          </table:table-cell>
          <table:table-cell table:number-columns-repeated="5"/>
        </table:table-row>
        <table:table-row table:style-name="ro1">
          <table:table-cell office:value-type="float" office:value="34.1781236894352" calcext:value-type="float">
            <text:p>34.1781236894352</text:p>
          </table:table-cell>
          <table:table-cell office:value-type="float" office:value="35.9465505894554" calcext:value-type="float">
            <text:p>35.9465505894554</text:p>
          </table:table-cell>
          <table:table-cell office:value-type="float" office:value="4.11202889273895" calcext:value-type="float">
            <text:p>4.11202889273895</text:p>
          </table:table-cell>
          <table:table-cell table:number-columns-repeated="5"/>
        </table:table-row>
        <table:table-row table:style-name="ro1">
          <table:table-cell office:value-type="float" office:value="34.1274357748511" calcext:value-type="float">
            <text:p>34.1274357748511</text:p>
          </table:table-cell>
          <table:table-cell office:value-type="float" office:value="35.8725174887187" calcext:value-type="float">
            <text:p>35.8725174887187</text:p>
          </table:table-cell>
          <table:table-cell office:value-type="float" office:value="4.21176212169071" calcext:value-type="float">
            <text:p>4.21176212169071</text:p>
          </table:table-cell>
          <table:table-cell table:number-columns-repeated="5"/>
        </table:table-row>
        <table:table-row table:style-name="ro1">
          <table:table-cell office:value-type="float" office:value="34.084371066459" calcext:value-type="float">
            <text:p>34.084371066459</text:p>
          </table:table-cell>
          <table:table-cell office:value-type="float" office:value="35.793805383038" calcext:value-type="float">
            <text:p>35.793805383038</text:p>
          </table:table-cell>
          <table:table-cell office:value-type="float" office:value="4.26162873616656" calcext:value-type="float">
            <text:p>4.26162873616656</text:p>
          </table:table-cell>
          <table:table-cell table:number-columns-repeated="5"/>
        </table:table-row>
        <table:table-row table:style-name="ro1">
          <table:table-cell office:value-type="float" office:value="34.0326468903913" calcext:value-type="float">
            <text:p>34.0326468903913</text:p>
          </table:table-cell>
          <table:table-cell office:value-type="float" office:value="35.6869357164106" calcext:value-type="float">
            <text:p>35.6869357164106</text:p>
          </table:table-cell>
          <table:table-cell office:value-type="float" office:value="4.2231642482724" calcext:value-type="float">
            <text:p>4.2231642482724</text:p>
          </table:table-cell>
          <table:table-cell table:number-columns-repeated="5"/>
        </table:table-row>
        <table:table-row table:style-name="ro1">
          <table:table-cell office:value-type="float" office:value="33.9815162984033" calcext:value-type="float">
            <text:p>33.9815162984033</text:p>
          </table:table-cell>
          <table:table-cell office:value-type="float" office:value="35.5908964775862" calcext:value-type="float">
            <text:p>35.5908964775862</text:p>
          </table:table-cell>
          <table:table-cell office:value-type="float" office:value="4.22316422660108" calcext:value-type="float">
            <text:p>4.22316422660108</text:p>
          </table:table-cell>
          <table:table-cell table:number-columns-repeated="5"/>
        </table:table-row>
        <table:table-row table:style-name="ro1">
          <table:table-cell office:value-type="float" office:value="33.9222504659988" calcext:value-type="float">
            <text:p>33.9222504659988</text:p>
          </table:table-cell>
          <table:table-cell office:value-type="float" office:value="35.4795767194188" calcext:value-type="float">
            <text:p>35.4795767194188</text:p>
          </table:table-cell>
          <table:table-cell office:value-type="float" office:value="4.22316421689269" calcext:value-type="float">
            <text:p>4.22316421689269</text:p>
          </table:table-cell>
          <table:table-cell table:number-columns-repeated="5"/>
        </table:table-row>
        <table:table-row table:style-name="ro1">
          <table:table-cell office:value-type="float" office:value="33.8629846281341" calcext:value-type="float">
            <text:p>33.8629846281341</text:p>
          </table:table-cell>
          <table:table-cell office:value-type="float" office:value="35.3682569536008" calcext:value-type="float">
            <text:p>35.3682569536008</text:p>
          </table:table-cell>
          <table:table-cell office:value-type="float" office:value="4.24239644497502" calcext:value-type="float">
            <text:p>4.24239644497502</text:p>
          </table:table-cell>
          <table:table-cell table:number-columns-repeated="5"/>
        </table:table-row>
        <table:table-row table:style-name="ro1">
          <table:table-cell office:value-type="float" office:value="33.8473078027817" calcext:value-type="float">
            <text:p>33.8473078027817</text:p>
          </table:table-cell>
          <table:table-cell office:value-type="float" office:value="35.3373944188137" calcext:value-type="float">
            <text:p>35.3373944188137</text:p>
          </table:table-cell>
          <table:table-cell office:value-type="float" office:value="4.26162867305743" calcext:value-type="float">
            <text:p>4.26162867305743</text:p>
          </table:table-cell>
          <table:table-cell table:number-columns-repeated="5"/>
        </table:table-row>
        <table:table-row table:style-name="ro1">
          <table:table-cell office:value-type="float" office:value="33.7880420143949" calcext:value-type="float">
            <text:p>33.7880420143949</text:p>
          </table:table-cell>
          <table:table-cell office:value-type="float" office:value="35.2149427045575" calcext:value-type="float">
            <text:p>35.2149427045575</text:p>
          </table:table-cell>
          <table:table-cell office:value-type="float" office:value="4.32058564714902" calcext:value-type="float">
            <text:p>4.32058564714902</text:p>
          </table:table-cell>
          <table:table-cell table:number-columns-repeated="5"/>
        </table:table-row>
        <table:table-row table:style-name="ro1">
          <table:table-cell office:value-type="float" office:value="33.7475419829013" calcext:value-type="float">
            <text:p>33.7475419829013</text:p>
          </table:table-cell>
          <table:table-cell office:value-type="float" office:value="35.1169187217256" calcext:value-type="float">
            <text:p>35.1169187217256</text:p>
          </table:table-cell>
          <table:table-cell office:value-type="float" office:value="4.37954262124064" calcext:value-type="float">
            <text:p>4.37954262124064</text:p>
          </table:table-cell>
          <table:table-cell table:number-columns-repeated="5"/>
        </table:table-row>
        <table:table-row table:style-name="ro1">
          <table:table-cell office:value-type="float" office:value="33.7052094378795" calcext:value-type="float">
            <text:p>33.7052094378795</text:p>
          </table:table-cell>
          <table:table-cell office:value-type="float" office:value="34.9944670852276" calcext:value-type="float">
            <text:p>34.9944670852276</text:p>
          </table:table-cell>
          <table:table-cell office:value-type="float" office:value="4.44370429505102" calcext:value-type="float">
            <text:p>4.44370429505102</text:p>
          </table:table-cell>
          <table:table-cell table:number-columns-repeated="5"/>
        </table:table-row>
        <table:table-row table:style-name="ro1">
          <table:table-cell office:value-type="float" office:value="33.6745718154558" calcext:value-type="float">
            <text:p>33.6745718154558</text:p>
          </table:table-cell>
          <table:table-cell office:value-type="float" office:value="34.8831961680513" calcext:value-type="float">
            <text:p>34.8831961680513</text:p>
          </table:table-cell>
          <table:table-cell office:value-type="float" office:value="4.50786596886132" calcext:value-type="float">
            <text:p>4.50786596886132</text:p>
          </table:table-cell>
          <table:table-cell table:number-columns-repeated="5"/>
        </table:table-row>
        <table:table-row table:style-name="ro1">
          <table:table-cell office:value-type="float" office:value="33.6609167581376" calcext:value-type="float">
            <text:p>33.6609167581376</text:p>
          </table:table-cell>
          <table:table-cell office:value-type="float" office:value="34.8173643153414" calcext:value-type="float">
            <text:p>34.8173643153414</text:p>
          </table:table-cell>
          <table:table-cell office:value-type="float" office:value="4.37954258836098" calcext:value-type="float">
            <text:p>4.37954258836098</text:p>
          </table:table-cell>
          <table:table-cell table:number-columns-repeated="5"/>
        </table:table-row>
        <table:table-row table:style-name="ro1">
          <table:table-cell office:value-type="float" office:value="33.6374775976425" calcext:value-type="float">
            <text:p>33.6374775976425</text:p>
          </table:table-cell>
          <table:table-cell office:value-type="float" office:value="34.7495639207825" calcext:value-type="float">
            <text:p>34.7495639207825</text:p>
          </table:table-cell>
          <table:table-cell office:value-type="float" office:value="4.39830257135821" calcext:value-type="float">
            <text:p>4.39830257135821</text:p>
          </table:table-cell>
          <table:table-cell table:number-columns-repeated="5"/>
        </table:table-row>
        <table:table-row table:style-name="ro1">
          <table:table-cell office:value-type="float" office:value="33.6270456729825" calcext:value-type="float">
            <text:p>33.6270456729825</text:p>
          </table:table-cell>
          <table:table-cell office:value-type="float" office:value="34.7174497970542" calcext:value-type="float">
            <text:p>34.7174497970542</text:p>
          </table:table-cell>
          <table:table-cell office:value-type="float" office:value="4.41706255435555" calcext:value-type="float">
            <text:p>4.41706255435555</text:p>
          </table:table-cell>
          <table:table-cell table:number-columns-repeated="5"/>
        </table:table-row>
        <table:table-row table:style-name="ro1">
          <table:table-cell office:value-type="float" office:value="33.5931796960034" calcext:value-type="float">
            <text:p>33.5931796960034</text:p>
          </table:table-cell>
          <table:table-cell office:value-type="float" office:value="34.6061301505196" calcext:value-type="float">
            <text:p>34.6061301505196</text:p>
          </table:table-cell>
          <table:table-cell office:value-type="float" office:value="4.45654183791698" calcext:value-type="float">
            <text:p>4.45654183791698</text:p>
          </table:table-cell>
          <table:table-cell table:number-columns-repeated="5"/>
        </table:table-row>
        <table:table-row table:style-name="ro1">
          <table:table-cell office:value-type="float" office:value="33.5752008776422" calcext:value-type="float">
            <text:p>33.5752008776422</text:p>
          </table:table-cell>
          <table:table-cell office:value-type="float" office:value="34.5373984414825" calcext:value-type="float">
            <text:p>34.5373984414825</text:p>
          </table:table-cell>
          <table:table-cell office:value-type="float" office:value="4.53550040503989" calcext:value-type="float">
            <text:p>4.53550040503989</text:p>
          </table:table-cell>
          <table:table-cell table:number-columns-repeated="5"/>
        </table:table-row>
        <table:table-row table:style-name="ro1">
          <table:table-cell office:value-type="float" office:value="33.5626993942386" calcext:value-type="float">
            <text:p>33.5626993942386</text:p>
          </table:table-cell>
          <table:table-cell office:value-type="float" office:value="34.4674627663979" calcext:value-type="float">
            <text:p>34.4674627663979</text:p>
          </table:table-cell>
          <table:table-cell office:value-type="float" office:value="4.57497968860131" calcext:value-type="float">
            <text:p>4.57497968860131</text:p>
          </table:table-cell>
          <table:table-cell table:number-columns-repeated="5"/>
        </table:table-row>
        <table:table-row table:style-name="ro1">
          <table:table-cell office:value-type="float" office:value="33.5457667129531" calcext:value-type="float">
            <text:p>33.5457667129531</text:p>
          </table:table-cell>
          <table:table-cell office:value-type="float" office:value="34.3450112475929" calcext:value-type="float">
            <text:p>34.3450112475929</text:p>
          </table:table-cell>
          <table:table-cell office:value-type="float" office:value="4.60917022545397" calcext:value-type="float">
            <text:p>4.60917022545397</text:p>
          </table:table-cell>
          <table:table-cell table:number-columns-repeated="5"/>
        </table:table-row>
        <table:table-row table:style-name="ro1">
          <table:table-cell office:value-type="float" office:value="33.5394268338088" calcext:value-type="float">
            <text:p>33.5394268338088</text:p>
          </table:table-cell>
          <table:table-cell office:value-type="float" office:value="34.2838077591301" calcext:value-type="float">
            <text:p>34.2838077591301</text:p>
          </table:table-cell>
          <table:table-cell office:value-type="float" office:value="4.64336076230667" calcext:value-type="float">
            <text:p>4.64336076230667</text:p>
          </table:table-cell>
          <table:table-cell table:number-columns-repeated="5"/>
        </table:table-row>
        <table:table-row table:style-name="ro1">
          <table:table-cell office:value-type="float" office:value="33.5309607761828" calcext:value-type="float">
            <text:p>33.5309607761828</text:p>
          </table:table-cell>
          <table:table-cell office:value-type="float" office:value="34.1613562898174" calcext:value-type="float">
            <text:p>34.1613562898174</text:p>
          </table:table-cell>
          <table:table-cell office:value-type="float" office:value="4.6433607518475" calcext:value-type="float">
            <text:p>4.6433607518475</text:p>
          </table:table-cell>
          <table:table-cell table:number-columns-repeated="5"/>
        </table:table-row>
        <table:table-row table:style-name="ro1">
          <table:table-cell office:value-type="float" office:value="33.5224947166086" calcext:value-type="float">
            <text:p>33.5224947166086</text:p>
          </table:table-cell>
          <table:table-cell office:value-type="float" office:value="34.0389048109394" calcext:value-type="float">
            <text:p>34.0389048109394</text:p>
          </table:table-cell>
          <table:table-cell office:value-type="float" office:value="4.71239358905275" calcext:value-type="float">
            <text:p>4.71239358905275</text:p>
          </table:table-cell>
          <table:table-cell table:number-columns-repeated="5"/>
        </table:table-row>
        <table:table-row table:style-name="ro1">
          <table:table-cell office:value-type="float" office:value="33.5224952888229" calcext:value-type="float">
            <text:p>33.5224952888229</text:p>
          </table:table-cell>
          <table:table-cell office:value-type="float" office:value="33.9147443739287" calcext:value-type="float">
            <text:p>33.9147443739287</text:p>
          </table:table-cell>
          <table:table-cell office:value-type="float" office:value="4.78142642625808" calcext:value-type="float">
            <text:p>4.78142642625808</text:p>
          </table:table-cell>
          <table:table-cell table:number-columns-repeated="5"/>
        </table:table-row>
        <table:table-row table:style-name="ro1">
          <table:table-cell office:value-type="float" office:value="33.5309624766021" calcext:value-type="float">
            <text:p>33.5309624766021</text:p>
          </table:table-cell>
          <table:table-cell office:value-type="float" office:value="33.7922929799018" calcext:value-type="float">
            <text:p>33.7922929799018</text:p>
          </table:table-cell>
          <table:table-cell office:value-type="float" office:value="4.78142641877548" calcext:value-type="float">
            <text:p>4.78142641877548</text:p>
          </table:table-cell>
          <table:table-cell table:number-columns-repeated="5"/>
        </table:table-row>
        <table:table-row table:style-name="ro1">
          <table:table-cell office:value-type="float" office:value="33.539429663925" calcext:value-type="float">
            <text:p>33.539429663925</text:p>
          </table:table-cell>
          <table:table-cell office:value-type="float" office:value="33.6698415791612" calcext:value-type="float">
            <text:p>33.6698415791612</text:p>
          </table:table-cell>
          <table:table-cell office:value-type="float" office:value="4.84917383489023" calcext:value-type="float">
            <text:p>4.84917383489023</text:p>
          </table:table-cell>
          <table:table-cell table:number-columns-repeated="5"/>
        </table:table-row>
        <table:table-row table:style-name="ro1">
          <table:table-cell office:value-type="float" office:value="33.556045257512" calcext:value-type="float">
            <text:p>33.556045257512</text:p>
          </table:table-cell>
          <table:table-cell office:value-type="float" office:value="33.5491276470098" calcext:value-type="float">
            <text:p>33.5491276470098</text:p>
          </table:table-cell>
          <table:table-cell office:value-type="float" office:value="4.91692125100501" calcext:value-type="float">
            <text:p>4.91692125100501</text:p>
          </table:table-cell>
          <table:table-cell table:number-columns-repeated="5"/>
        </table:table-row>
        <table:table-row table:style-name="ro1">
          <table:table-cell office:value-type="float" office:value="33.5814456945252" calcext:value-type="float">
            <text:p>33.5814456945252</text:p>
          </table:table-cell>
          <table:table-cell office:value-type="float" office:value="33.4266763135315" calcext:value-type="float">
            <text:p>33.4266763135315</text:p>
          </table:table-cell>
          <table:table-cell office:value-type="float" office:value="4.91692126274141" calcext:value-type="float">
            <text:p>4.91692126274141</text:p>
          </table:table-cell>
          <table:table-cell table:number-columns-repeated="5"/>
        </table:table-row>
        <table:table-row table:style-name="ro1">
          <table:table-cell office:value-type="float" office:value="33.6068461308409" calcext:value-type="float">
            <text:p>33.6068461308409</text:p>
          </table:table-cell>
          <table:table-cell office:value-type="float" office:value="33.3042249906415" calcext:value-type="float">
            <text:p>33.3042249906415</text:p>
          </table:table-cell>
          <table:table-cell office:value-type="float" office:value="4.9810829561678" calcext:value-type="float">
            <text:p>4.9810829561678</text:p>
          </table:table-cell>
          <table:table-cell table:number-columns-repeated="5"/>
        </table:table-row>
        <table:table-row table:style-name="ro1">
          <table:table-cell office:value-type="float" office:value="33.6374847963744" calcext:value-type="float">
            <text:p>33.6374847963744</text:p>
          </table:table-cell>
          <table:table-cell office:value-type="float" office:value="33.1929543241354" calcext:value-type="float">
            <text:p>33.1929543241354</text:p>
          </table:table-cell>
          <table:table-cell office:value-type="float" office:value="5.04524464959428" calcext:value-type="float">
            <text:p>5.04524464959428</text:p>
          </table:table-cell>
          <table:table-cell table:number-columns-repeated="5"/>
        </table:table-row>
        <table:table-row table:style-name="ro1">
          <table:table-cell office:value-type="float" office:value="33.6743011058486" calcext:value-type="float">
            <text:p>33.6743011058486</text:p>
          </table:table-cell>
          <table:table-cell office:value-type="float" office:value="33.0864622285588" calcext:value-type="float">
            <text:p>33.0864622285588</text:p>
          </table:table-cell>
          <table:table-cell office:value-type="float" office:value="5.00772468336386" calcext:value-type="float">
            <text:p>5.00772468336386</text:p>
          </table:table-cell>
          <table:table-cell table:number-columns-repeated="5"/>
        </table:table-row>
        <table:table-row table:style-name="ro1">
          <table:table-cell office:value-type="float" office:value="33.7032532694037" calcext:value-type="float">
            <text:p>33.7032532694037</text:p>
          </table:table-cell>
          <table:table-cell office:value-type="float" office:value="32.9912977736141" calcext:value-type="float">
            <text:p>32.9912977736141</text:p>
          </table:table-cell>
          <table:table-cell office:value-type="float" office:value="5.07411679771586" calcext:value-type="float">
            <text:p>5.07411679771586</text:p>
          </table:table-cell>
          <table:table-cell table:number-columns-repeated="5"/>
        </table:table-row>
        <table:table-row table:style-name="ro1">
          <table:table-cell office:value-type="float" office:value="33.7455142074366" calcext:value-type="float">
            <text:p>33.7455142074366</text:p>
          </table:table-cell>
          <table:table-cell office:value-type="float" office:value="32.879607671089" calcext:value-type="float">
            <text:p>32.879607671089</text:p>
          </table:table-cell>
          <table:table-cell office:value-type="float" office:value="5.14050891206777" calcext:value-type="float">
            <text:p>5.14050891206777</text:p>
          </table:table-cell>
          <table:table-cell table:number-columns-repeated="5"/>
        </table:table-row>
        <table:table-row table:style-name="ro1">
          <table:table-cell office:value-type="float" office:value="33.7842192130878" calcext:value-type="float">
            <text:p>33.7842192130878</text:p>
          </table:table-cell>
          <table:table-cell office:value-type="float" office:value="32.7947929015794" calcext:value-type="float">
            <text:p>32.7947929015794</text:p>
          </table:table-cell>
          <table:table-cell office:value-type="float" office:value="5.07578955290159" calcext:value-type="float">
            <text:p>5.07578955290159</text:p>
          </table:table-cell>
          <table:table-cell table:number-columns-repeated="5"/>
        </table:table-row>
        <table:table-row table:style-name="ro1">
          <table:table-cell office:value-type="float" office:value="33.816197075183" calcext:value-type="float">
            <text:p>33.816197075183</text:p>
          </table:table-cell>
          <table:table-cell office:value-type="float" office:value="32.7107048507253" calcext:value-type="float">
            <text:p>32.7107048507253</text:p>
          </table:table-cell>
          <table:table-cell office:value-type="float" office:value="5.07578955981815" calcext:value-type="float">
            <text:p>5.07578955981815</text:p>
          </table:table-cell>
          <table:table-cell table:number-columns-repeated="5"/>
        </table:table-row>
        <table:table-row table:style-name="ro1">
          <table:table-cell office:value-type="float" office:value="33.8669974407797" calcext:value-type="float">
            <text:p>33.8669974407797</text:p>
          </table:table-cell>
          <table:table-cell office:value-type="float" office:value="32.5771216979788" calcext:value-type="float">
            <text:p>32.5771216979788</text:p>
          </table:table-cell>
          <table:table-cell office:value-type="float" office:value="5.10814925522536" calcext:value-type="float">
            <text:p>5.10814925522536</text:p>
          </table:table-cell>
          <table:table-cell table:number-columns-repeated="5"/>
        </table:table-row>
        <table:table-row table:style-name="ro1">
          <table:table-cell office:value-type="float" office:value="33.8894484860014" calcext:value-type="float">
            <text:p>33.8894484860014</text:p>
          </table:table-cell>
          <table:table-cell office:value-type="float" office:value="32.5233859359346" calcext:value-type="float">
            <text:p>32.5233859359346</text:p>
          </table:table-cell>
          <table:table-cell office:value-type="float" office:value="5.14050895063268" calcext:value-type="float">
            <text:p>5.14050895063268</text:p>
          </table:table-cell>
          <table:table-cell table:number-columns-repeated="5"/>
        </table:table-row>
        <table:table-row table:style-name="ro1">
          <table:table-cell office:value-type="float" office:value="33.9402487518147" calcext:value-type="float">
            <text:p>33.9402487518147</text:p>
          </table:table-cell>
          <table:table-cell office:value-type="float" office:value="32.4120666808784" calcext:value-type="float">
            <text:p>32.4120666808784</text:p>
          </table:table-cell>
          <table:table-cell office:value-type="float" office:value="5.14050895124838" calcext:value-type="float">
            <text:p>5.14050895124838</text:p>
          </table:table-cell>
          <table:table-cell table:number-columns-repeated="5"/>
        </table:table-row>
        <table:table-row table:style-name="ro1">
          <table:table-cell office:value-type="float" office:value="33.9910490261996" calcext:value-type="float">
            <text:p>33.9910490261996</text:p>
          </table:table-cell>
          <table:table-cell office:value-type="float" office:value="32.3007474072206" calcext:value-type="float">
            <text:p>32.3007474072206</text:p>
          </table:table-cell>
          <table:table-cell office:value-type="float" office:value="5.1405089740958" calcext:value-type="float">
            <text:p>5.1405089740958</text:p>
          </table:table-cell>
          <table:table-cell table:number-columns-repeated="5"/>
        </table:table-row>
        <table:table-row table:style-name="ro1">
          <table:table-cell office:value-type="float" office:value="34.0418492944482" calcext:value-type="float">
            <text:p>34.0418492944482</text:p>
          </table:table-cell>
          <table:table-cell office:value-type="float" office:value="32.1894281537433" calcext:value-type="float">
            <text:p>32.1894281537433</text:p>
          </table:table-cell>
          <table:table-cell office:value-type="float" office:value="5.17106608587747" calcext:value-type="float">
            <text:p>5.17106608587747</text:p>
          </table:table-cell>
          <table:table-cell table:number-columns-repeated="5"/>
        </table:table-row>
        <table:table-row table:style-name="ro1">
          <table:table-cell office:value-type="float" office:value="34.0661986734601" calcext:value-type="float">
            <text:p>34.0661986734601</text:p>
          </table:table-cell>
          <table:table-cell office:value-type="float" office:value="32.1401181711288" calcext:value-type="float">
            <text:p>32.1401181711288</text:p>
          </table:table-cell>
          <table:table-cell office:value-type="float" office:value="5.20162319765916" calcext:value-type="float">
            <text:p>5.20162319765916</text:p>
          </table:table-cell>
          <table:table-cell table:number-columns-repeated="5"/>
        </table:table-row>
        <table:table-row table:style-name="ro1">
          <table:table-cell office:value-type="float" office:value="34.1254655719974" calcext:value-type="float">
            <text:p>34.1254655719974</text:p>
          </table:table-cell>
          <table:table-cell office:value-type="float" office:value="32.0287989500456" calcext:value-type="float">
            <text:p>32.0287989500456</text:p>
          </table:table-cell>
          <table:table-cell office:value-type="float" office:value="5.2016232062325" calcext:value-type="float">
            <text:p>5.2016232062325</text:p>
          </table:table-cell>
          <table:table-cell table:number-columns-repeated="5"/>
        </table:table-row>
        <table:table-row table:style-name="ro1">
          <table:table-cell office:value-type="float" office:value="34.1847324755945" calcext:value-type="float">
            <text:p>34.1847324755945</text:p>
          </table:table-cell>
          <table:table-cell office:value-type="float" office:value="31.9174797217593" calcext:value-type="float">
            <text:p>31.9174797217593</text:p>
          </table:table-cell>
          <table:table-cell office:value-type="float" office:value="5.20162322464184" calcext:value-type="float">
            <text:p>5.20162322464184</text:p>
          </table:table-cell>
          <table:table-cell table:number-columns-repeated="5"/>
        </table:table-row>
        <table:table-row table:style-name="ro1">
          <table:table-cell office:value-type="float" office:value="34.2397780194902" calcext:value-type="float">
            <text:p>34.2397780194902</text:p>
          </table:table-cell>
          <table:table-cell office:value-type="float" office:value="31.8140893500134" calcext:value-type="float">
            <text:p>31.8140893500134</text:p>
          </table:table-cell>
          <table:table-cell office:value-type="float" office:value="5.18166264686267" calcext:value-type="float">
            <text:p>5.18166264686267</text:p>
          </table:table-cell>
          <table:table-cell table:number-columns-repeated="5"/>
        </table:table-row>
        <table:table-row table:style-name="ro1">
          <table:table-cell office:value-type="float" office:value="34.2865159812508" calcext:value-type="float">
            <text:p>34.2865159812508</text:p>
          </table:table-cell>
          <table:table-cell office:value-type="float" office:value="31.721913563218" calcext:value-type="float">
            <text:p>31.721913563218</text:p>
          </table:table-cell>
          <table:table-cell office:value-type="float" office:value="5.19164294910797" calcext:value-type="float">
            <text:p>5.19164294910797</text:p>
          </table:table-cell>
          <table:table-cell table:number-columns-repeated="5"/>
        </table:table-row>
        <table:table-row table:style-name="ro1">
          <table:table-cell office:value-type="float" office:value="34.2947996061561" calcext:value-type="float">
            <text:p>34.2947996061561</text:p>
          </table:table-cell>
          <table:table-cell office:value-type="float" office:value="31.7059731841123" calcext:value-type="float">
            <text:p>31.7059731841123</text:p>
          </table:table-cell>
          <table:table-cell office:value-type="float" office:value="5.2016232513532" calcext:value-type="float">
            <text:p>5.2016232513532</text:p>
          </table:table-cell>
          <table:table-cell table:number-columns-repeated="5"/>
        </table:table-row>
        <table:table-row table:style-name="ro1">
          <table:table-cell office:value-type="float" office:value="34.3540665075848" calcext:value-type="float">
            <text:p>34.3540665075848</text:p>
          </table:table-cell>
          <table:table-cell office:value-type="float" office:value="31.5946539720073" calcext:value-type="float">
            <text:p>31.5946539720073</text:p>
          </table:table-cell>
          <table:table-cell office:value-type="float" office:value="5.22410163886084" calcext:value-type="float">
            <text:p>5.22410163886084</text:p>
          </table:table-cell>
          <table:table-cell table:number-columns-repeated="5"/>
        </table:table-row>
        <table:table-row table:style-name="ro1">
          <table:table-cell office:value-type="float" office:value="34.3738774750774" calcext:value-type="float">
            <text:p>34.3738774750774</text:p>
          </table:table-cell>
          <table:table-cell office:value-type="float" office:value="31.5593786227196" calcext:value-type="float">
            <text:p>31.5593786227196</text:p>
          </table:table-cell>
          <table:table-cell office:value-type="float" office:value="5.24658002636828" calcext:value-type="float">
            <text:p>5.24658002636828</text:p>
          </table:table-cell>
          <table:table-cell table:number-columns-repeated="5"/>
        </table:table-row>
        <table:table-row table:style-name="ro1">
          <table:table-cell office:value-type="float" office:value="34.4331443332815" calcext:value-type="float">
            <text:p>34.4331443332815</text:p>
          </table:table-cell>
          <table:table-cell office:value-type="float" office:value="31.459191346793" calcext:value-type="float">
            <text:p>31.459191346793</text:p>
          </table:table-cell>
          <table:table-cell office:value-type="float" office:value="5.24658004299154" calcext:value-type="float">
            <text:p>5.24658004299154</text:p>
          </table:table-cell>
          <table:table-cell table:number-columns-repeated="5"/>
        </table:table-row>
        <table:table-row table:style-name="ro1">
          <table:table-cell office:value-type="float" office:value="34.4924111852044" calcext:value-type="float">
            <text:p>34.4924111852044</text:p>
          </table:table-cell>
          <table:table-cell office:value-type="float" office:value="31.3590040852848" calcext:value-type="float">
            <text:p>31.3590040852848</text:p>
          </table:table-cell>
          <table:table-cell office:value-type="float" office:value="5.27672637324428" calcext:value-type="float">
            <text:p>5.27672637324428</text:p>
          </table:table-cell>
          <table:table-cell table:number-columns-repeated="5"/>
        </table:table-row>
        <table:table-row table:style-name="ro1">
          <table:table-cell office:value-type="float" office:value="34.5214298951638" calcext:value-type="float">
            <text:p>34.5214298951638</text:p>
          </table:table-cell>
          <table:table-cell office:value-type="float" office:value="31.3131615442896" calcext:value-type="float">
            <text:p>31.3131615442896</text:p>
          </table:table-cell>
          <table:table-cell office:value-type="float" office:value="5.30687270349703" calcext:value-type="float">
            <text:p>5.30687270349703</text:p>
          </table:table-cell>
          <table:table-cell table:number-columns-repeated="5"/>
        </table:table-row>
        <table:table-row table:style-name="ro1">
          <table:table-cell office:value-type="float" office:value="34.5471366960271" calcext:value-type="float">
            <text:p>34.5471366960271</text:p>
          </table:table-cell>
          <table:table-cell office:value-type="float" office:value="31.2751376157939" calcext:value-type="float">
            <text:p>31.2751376157939</text:p>
          </table:table-cell>
          <table:table-cell office:value-type="float" office:value="5.14050909347096" calcext:value-type="float">
            <text:p>5.14050909347096</text:p>
          </table:table-cell>
          <table:table-cell table:number-columns-repeated="5"/>
        </table:table-row>
        <table:table-row table:style-name="ro1">
          <table:table-cell office:value-type="float" office:value="34.5667846149636" calcext:value-type="float">
            <text:p>34.5667846149636</text:p>
          </table:table-cell>
          <table:table-cell office:value-type="float" office:value="31.2320829026494" calcext:value-type="float">
            <text:p>31.2320829026494</text:p>
          </table:table-cell>
          <table:table-cell office:value-type="float" office:value="5.18711652484135" calcext:value-type="float">
            <text:p>5.18711652484135</text:p>
          </table:table-cell>
          <table:table-cell table:number-columns-repeated="5"/>
        </table:table-row>
        <table:table-row table:style-name="ro1">
          <table:table-cell office:value-type="float" office:value="34.6051180714629" calcext:value-type="float">
            <text:p>34.6051180714629</text:p>
          </table:table-cell>
          <table:table-cell office:value-type="float" office:value="31.1574936941307" calcext:value-type="float">
            <text:p>31.1574936941307</text:p>
          </table:table-cell>
          <table:table-cell office:value-type="float" office:value="5.2803313875821" calcext:value-type="float">
            <text:p>5.2803313875821</text:p>
          </table:table-cell>
          <table:table-cell table:number-columns-repeated="5"/>
        </table:table-row>
        <table:table-row table:style-name="ro1">
          <table:table-cell office:value-type="float" office:value="34.6502278669594" calcext:value-type="float">
            <text:p>34.6502278669594</text:p>
          </table:table-cell>
          <table:table-cell office:value-type="float" office:value="31.08679637972" calcext:value-type="float">
            <text:p>31.08679637972</text:p>
          </table:table-cell>
          <table:table-cell office:value-type="float" office:value="5.37354625032281" calcext:value-type="float">
            <text:p>5.37354625032281</text:p>
          </table:table-cell>
          <table:table-cell table:number-columns-repeated="5"/>
        </table:table-row>
        <table:table-row table:style-name="ro1">
          <table:table-cell office:value-type="float" office:value="34.70172232569" calcext:value-type="float">
            <text:p>34.70172232569</text:p>
          </table:table-cell>
          <table:table-cell office:value-type="float" office:value="31.0206048044654" calcext:value-type="float">
            <text:p>31.0206048044654</text:p>
          </table:table-cell>
          <table:table-cell office:value-type="float" office:value="5.4201536816932" calcext:value-type="float">
            <text:p>5.4201536816932</text:p>
          </table:table-cell>
          <table:table-cell table:number-columns-repeated="5"/>
        </table:table-row>
        <table:table-row table:style-name="ro1">
          <table:table-cell office:value-type="float" office:value="34.777922380891" calcext:value-type="float">
            <text:p>34.777922380891</text:p>
          </table:table-cell>
          <table:table-cell office:value-type="float" office:value="30.931549572995" calcext:value-type="float">
            <text:p>30.931549572995</text:p>
          </table:table-cell>
          <table:table-cell office:value-type="float" office:value="5.4796959627167" calcext:value-type="float">
            <text:p>5.4796959627167</text:p>
          </table:table-cell>
          <table:table-cell table:number-columns-repeated="5"/>
        </table:table-row>
        <table:table-row table:style-name="ro1">
          <table:table-cell office:value-type="float" office:value="34.8522800114475" calcext:value-type="float">
            <text:p>34.8522800114475</text:p>
          </table:table-cell>
          <table:table-cell office:value-type="float" office:value="30.8544516333284" calcext:value-type="float">
            <text:p>30.8544516333284</text:p>
          </table:table-cell>
          <table:table-cell office:value-type="float" office:value="5.53923824374013" calcext:value-type="float">
            <text:p>5.53923824374013</text:p>
          </table:table-cell>
          <table:table-cell table:number-columns-repeated="5"/>
        </table:table-row>
        <table:table-row table:style-name="ro1">
          <table:table-cell office:value-type="float" office:value="34.8783157692064" calcext:value-type="float">
            <text:p>34.8783157692064</text:p>
          </table:table-cell>
          <table:table-cell office:value-type="float" office:value="30.830489529702" calcext:value-type="float">
            <text:p>30.830489529702</text:p>
          </table:table-cell>
          <table:table-cell office:value-type="float" office:value="5.36262537848747" calcext:value-type="float">
            <text:p>5.36262537848747</text:p>
          </table:table-cell>
          <table:table-cell table:number-columns-repeated="5"/>
        </table:table-row>
        <table:table-row table:style-name="ro1">
          <table:table-cell office:value-type="float" office:value="34.8978111372417" calcext:value-type="float">
            <text:p>34.8978111372417</text:p>
          </table:table-cell>
          <table:table-cell office:value-type="float" office:value="30.8048572062177" calcext:value-type="float">
            <text:p>30.8048572062177</text:p>
          </table:table-cell>
          <table:table-cell office:value-type="float" office:value="5.36262539694885" calcext:value-type="float">
            <text:p>5.36262539694885</text:p>
          </table:table-cell>
          <table:table-cell table:number-columns-repeated="5"/>
        </table:table-row>
        <table:table-row table:style-name="ro1">
          <table:table-cell office:value-type="float" office:value="34.9570778933382" calcext:value-type="float">
            <text:p>34.9570778933382</text:p>
          </table:table-cell>
          <table:table-cell office:value-type="float" office:value="30.7269338449775" calcext:value-type="float">
            <text:p>30.7269338449775</text:p>
          </table:table-cell>
          <table:table-cell office:value-type="float" office:value="5.43370727647639" calcext:value-type="float">
            <text:p>5.43370727647639</text:p>
          </table:table-cell>
          <table:table-cell table:number-columns-repeated="5"/>
        </table:table-row>
        <table:table-row table:style-name="ro1">
          <table:table-cell office:value-type="float" office:value="35.0415000379468" calcext:value-type="float">
            <text:p>35.0415000379468</text:p>
          </table:table-cell>
          <table:table-cell office:value-type="float" office:value="30.6309344622322" calcext:value-type="float">
            <text:p>30.6309344622322</text:p>
          </table:table-cell>
          <table:table-cell office:value-type="float" office:value="5.50478915600391" calcext:value-type="float">
            <text:p>5.50478915600391</text:p>
          </table:table-cell>
          <table:table-cell table:number-columns-repeated="5"/>
        </table:table-row>
        <table:table-row table:style-name="ro1">
          <table:table-cell office:value-type="float" office:value="35.0845981315594" calcext:value-type="float">
            <text:p>35.0845981315594</text:p>
          </table:table-cell>
          <table:table-cell office:value-type="float" office:value="30.5884357284464" calcext:value-type="float">
            <text:p>30.5884357284464</text:p>
          </table:table-cell>
          <table:table-cell office:value-type="float" office:value="5.42794237655984" calcext:value-type="float">
            <text:p>5.42794237655984</text:p>
          </table:table-cell>
          <table:table-cell table:number-columns-repeated="5"/>
        </table:table-row>
        <table:table-row table:style-name="ro1">
          <table:table-cell office:value-type="float" office:value="35.1296339597791" calcext:value-type="float">
            <text:p>35.1296339597791</text:p>
          </table:table-cell>
          <table:table-cell office:value-type="float" office:value="30.5366246282176" calcext:value-type="float">
            <text:p>30.5366246282176</text:p>
          </table:table-cell>
          <table:table-cell office:value-type="float" office:value="5.46636578015025" calcext:value-type="float">
            <text:p>5.46636578015025</text:p>
          </table:table-cell>
          <table:table-cell table:number-columns-repeated="5"/>
        </table:table-row>
        <table:table-row table:style-name="ro1">
          <table:table-cell office:value-type="float" office:value="35.1769667704646" calcext:value-type="float">
            <text:p>35.1769667704646</text:p>
          </table:table-cell>
          <table:table-cell office:value-type="float" office:value="30.4862197551458" calcext:value-type="float">
            <text:p>30.4862197551458</text:p>
          </table:table-cell>
          <table:table-cell office:value-type="float" office:value="5.50478918374059" calcext:value-type="float">
            <text:p>5.50478918374059</text:p>
          </table:table-cell>
          <table:table-cell table:number-columns-repeated="5"/>
        </table:table-row>
        <table:table-row table:style-name="ro1">
          <table:table-cell office:value-type="float" office:value="35.2447001026735" calcext:value-type="float">
            <text:p>35.2447001026735</text:p>
          </table:table-cell>
          <table:table-cell office:value-type="float" office:value="30.419428385668" calcext:value-type="float">
            <text:p>30.419428385668</text:p>
          </table:table-cell>
          <table:table-cell office:value-type="float" office:value="5.55005744477781" calcext:value-type="float">
            <text:p>5.55005744477781</text:p>
          </table:table-cell>
          <table:table-cell table:number-columns-repeated="5"/>
        </table:table-row>
        <table:table-row table:style-name="ro1">
          <table:table-cell office:value-type="float" office:value="35.30522811415" calcext:value-type="float">
            <text:p>35.30522811415</text:p>
          </table:table-cell>
          <table:table-cell office:value-type="float" office:value="30.3649189009819" calcext:value-type="float">
            <text:p>30.3649189009819</text:p>
          </table:table-cell>
          <table:table-cell office:value-type="float" office:value="5.5953257058151" calcext:value-type="float">
            <text:p>5.5953257058151</text:p>
          </table:table-cell>
          <table:table-cell table:number-columns-repeated="5"/>
        </table:table-row>
        <table:table-row table:style-name="ro1">
          <table:table-cell office:value-type="float" office:value="35.372961394328" calcext:value-type="float">
            <text:p>35.372961394328</text:p>
          </table:table-cell>
          <table:table-cell office:value-type="float" office:value="30.3092594809671" calcext:value-type="float">
            <text:p>30.3092594809671</text:p>
          </table:table-cell>
          <table:table-cell office:value-type="float" office:value="5.61708644324919" calcext:value-type="float">
            <text:p>5.61708644324919</text:p>
          </table:table-cell>
          <table:table-cell table:number-columns-repeated="5"/>
        </table:table-row>
        <table:table-row table:style-name="ro1">
          <table:table-cell office:value-type="float" office:value="35.4037553871447" calcext:value-type="float">
            <text:p>35.4037553871447</text:p>
          </table:table-cell>
          <table:table-cell office:value-type="float" office:value="30.2850577442445" calcext:value-type="float">
            <text:p>30.2850577442445</text:p>
          </table:table-cell>
          <table:table-cell office:value-type="float" office:value="5.63884718068314" calcext:value-type="float">
            <text:p>5.63884718068314</text:p>
          </table:table-cell>
          <table:table-cell table:number-columns-repeated="5"/>
        </table:table-row>
        <table:table-row table:style-name="ro1">
          <table:table-cell office:value-type="float" office:value="35.43589799981" calcext:value-type="float">
            <text:p>35.43589799981</text:p>
          </table:table-cell>
          <table:table-cell office:value-type="float" office:value="30.2609087209299" calcext:value-type="float">
            <text:p>30.2609087209299</text:p>
          </table:table-cell>
          <table:table-cell office:value-type="float" office:value="5.56349109294688" calcext:value-type="float">
            <text:p>5.56349109294688</text:p>
          </table:table-cell>
          <table:table-cell table:number-columns-repeated="5"/>
        </table:table-row>
        <table:table-row table:style-name="ro1">
          <table:table-cell office:value-type="float" office:value="35.4611851529278" calcext:value-type="float">
            <text:p>35.4611851529278</text:p>
          </table:table-cell>
          <table:table-cell office:value-type="float" office:value="30.2387438476085" calcext:value-type="float">
            <text:p>30.2387438476085</text:p>
          </table:table-cell>
          <table:table-cell office:value-type="float" office:value="5.6145984862002" calcext:value-type="float">
            <text:p>5.6145984862002</text:p>
          </table:table-cell>
          <table:table-cell table:number-columns-repeated="5"/>
        </table:table-row>
        <table:table-row table:style-name="ro1">
          <table:table-cell office:value-type="float" office:value="35.53334073787" calcext:value-type="float">
            <text:p>35.53334073787</text:p>
          </table:table-cell>
          <table:table-cell office:value-type="float" office:value="30.1817440698563" calcext:value-type="float">
            <text:p>30.1817440698563</text:p>
          </table:table-cell>
          <table:table-cell office:value-type="float" office:value="5.71681327270669" calcext:value-type="float">
            <text:p>5.71681327270669</text:p>
          </table:table-cell>
          <table:table-cell table:number-columns-repeated="5"/>
        </table:table-row>
        <table:table-row table:style-name="ro1">
          <table:table-cell office:value-type="float" office:value="35.6109357952155" calcext:value-type="float">
            <text:p>35.6109357952155</text:p>
          </table:table-cell>
          <table:table-cell office:value-type="float" office:value="30.1324043274808" calcext:value-type="float">
            <text:p>30.1324043274808</text:p>
          </table:table-cell>
          <table:table-cell office:value-type="float" office:value="5.81902805921854" calcext:value-type="float">
            <text:p>5.81902805921854</text:p>
          </table:table-cell>
          <table:table-cell table:number-columns-repeated="5"/>
        </table:table-row>
        <table:table-row table:style-name="ro1">
          <table:table-cell office:value-type="float" office:value="35.6113015130132" calcext:value-type="float">
            <text:p>35.6113015130132</text:p>
          </table:table-cell>
          <table:table-cell office:value-type="float" office:value="30.1322212355425" calcext:value-type="float">
            <text:p>30.1322212355425</text:p>
          </table:table-cell>
          <table:table-cell office:value-type="float" office:value="5.65190519723451" calcext:value-type="float">
            <text:p>5.65190519723451</text:p>
          </table:table-cell>
          <table:table-cell table:number-columns-repeated="5"/>
        </table:table-row>
        <table:table-row table:style-name="ro1">
          <table:table-cell office:value-type="float" office:value="35.6441832558909" calcext:value-type="float">
            <text:p>35.6441832558909</text:p>
          </table:table-cell>
          <table:table-cell office:value-type="float" office:value="30.108182143391" calcext:value-type="float">
            <text:p>30.108182143391</text:p>
          </table:table-cell>
          <table:table-cell office:value-type="float" office:value="5.74998250345189" calcext:value-type="float">
            <text:p>5.74998250345189</text:p>
          </table:table-cell>
          <table:table-cell table:number-columns-repeated="5"/>
        </table:table-row>
        <table:table-row table:style-name="ro1">
          <table:table-cell office:value-type="float" office:value="35.695481052029" calcext:value-type="float">
            <text:p>35.695481052029</text:p>
          </table:table-cell>
          <table:table-cell office:value-type="float" office:value="30.0779047765801" calcext:value-type="float">
            <text:p>30.0779047765801</text:p>
          </table:table-cell>
          <table:table-cell office:value-type="float" office:value="5.56349113055382" calcext:value-type="float">
            <text:p>5.56349113055382</text:p>
          </table:table-cell>
          <table:table-cell table:number-columns-repeated="5"/>
        </table:table-row>
        <table:table-row table:style-name="ro1">
          <table:table-cell office:value-type="float" office:value="35.7151848449562" calcext:value-type="float">
            <text:p>35.7151848449562</text:p>
          </table:table-cell>
          <table:table-cell office:value-type="float" office:value="30.0606338707169" calcext:value-type="float">
            <text:p>30.0606338707169</text:p>
          </table:table-cell>
          <table:table-cell office:value-type="float" office:value="5.61459852349765" calcext:value-type="float">
            <text:p>5.61459852349765</text:p>
          </table:table-cell>
          <table:table-cell table:number-columns-repeated="5"/>
        </table:table-row>
        <table:table-row table:style-name="ro1">
          <table:table-cell office:value-type="float" office:value="35.7585311854766" calcext:value-type="float">
            <text:p>35.7585311854766</text:p>
          </table:table-cell>
          <table:table-cell office:value-type="float" office:value="30.0263921472444" calcext:value-type="float">
            <text:p>30.0263921472444</text:p>
          </table:table-cell>
          <table:table-cell office:value-type="float" office:value="5.51487850702789" calcext:value-type="float">
            <text:p>5.51487850702789</text:p>
          </table:table-cell>
          <table:table-cell table:number-columns-repeated="5"/>
        </table:table-row>
        <table:table-row table:style-name="ro1">
          <table:table-cell office:value-type="float" office:value="35.7589667677907" calcext:value-type="float">
            <text:p>35.7589667677907</text:p>
          </table:table-cell>
          <table:table-cell office:value-type="float" office:value="30.0259712055194" calcext:value-type="float">
            <text:p>30.0259712055194</text:p>
          </table:table-cell>
          <table:table-cell office:value-type="float" office:value="5.6163805153288" calcext:value-type="float">
            <text:p>5.6163805153288</text:p>
          </table:table-cell>
          <table:table-cell table:number-columns-repeated="5"/>
        </table:table-row>
        <table:table-row table:style-name="ro1">
          <table:table-cell office:value-type="float" office:value="35.7855591890846" calcext:value-type="float">
            <text:p>35.7855591890846</text:p>
          </table:table-cell>
          <table:table-cell office:value-type="float" office:value="30.0050412000953" calcext:value-type="float">
            <text:p>30.0050412000953</text:p>
          </table:table-cell>
          <table:table-cell office:value-type="float" office:value="5.61459852349736" calcext:value-type="float">
            <text:p>5.61459852349736</text:p>
          </table:table-cell>
          <table:table-cell table:number-columns-repeated="5"/>
        </table:table-row>
        <table:table-row table:style-name="ro1">
          <table:table-cell office:value-type="float" office:value="35.7873404315878" calcext:value-type="float">
            <text:p>35.7873404315878</text:p>
          </table:table-cell>
          <table:table-cell office:value-type="float" office:value="30.0036340960008" calcext:value-type="float">
            <text:p>30.0036340960008</text:p>
          </table:table-cell>
          <table:table-cell office:value-type="float" office:value="5.71681330944895" calcext:value-type="float">
            <text:p>5.71681330944895</text:p>
          </table:table-cell>
          <table:table-cell table:number-columns-repeated="5"/>
        </table:table-row>
        <table:table-row table:style-name="ro1">
          <table:table-cell office:value-type="float" office:value="35.7873744761251" calcext:value-type="float">
            <text:p>35.7873744761251</text:p>
          </table:table-cell>
          <table:table-cell office:value-type="float" office:value="30.0036124483775" calcext:value-type="float">
            <text:p>30.0036124483775</text:p>
          </table:table-cell>
          <table:table-cell office:value-type="float" office:value="5.61638051532874" calcext:value-type="float">
            <text:p>5.61638051532874</text:p>
          </table:table-cell>
          <table:table-cell table:number-columns-repeated="5"/>
        </table:table-row>
        <table:table-row table:style-name="ro1">
          <table:table-cell office:value-type="float" office:value="35.8307203748019" calcext:value-type="float">
            <text:p>35.8307203748019</text:p>
          </table:table-cell>
          <table:table-cell office:value-type="float" office:value="29.9694963412209" calcext:value-type="float">
            <text:p>29.9694963412209</text:p>
          </table:table-cell>
          <table:table-cell office:value-type="float" office:value="5.71788252362553" calcext:value-type="float">
            <text:p>5.71788252362553</text:p>
          </table:table-cell>
          <table:table-cell table:number-columns-repeated="5"/>
        </table:table-row>
        <table:table-row table:style-name="ro1">
          <table:table-cell office:value-type="float" office:value="35.8348474222851" calcext:value-type="float">
            <text:p>35.8348474222851</text:p>
          </table:table-cell>
          <table:table-cell office:value-type="float" office:value="29.9668783017182" calcext:value-type="float">
            <text:p>29.9668783017182</text:p>
          </table:table-cell>
          <table:table-cell office:value-type="float" office:value="5.56349117863927" calcext:value-type="float">
            <text:p>5.56349117863927</text:p>
          </table:table-cell>
          <table:table-cell table:number-columns-repeated="5"/>
        </table:table-row>
        <table:table-row table:style-name="ro1">
          <table:table-cell office:value-type="float" office:value="35.84218477099" calcext:value-type="float">
            <text:p>35.84218477099</text:p>
          </table:table-cell>
          <table:table-cell office:value-type="float" office:value="29.9604469183321" calcext:value-type="float">
            <text:p>29.9604469183321</text:p>
          </table:table-cell>
          <table:table-cell office:value-type="float" office:value="5.62237368817463" calcext:value-type="float">
            <text:p>5.62237368817463</text:p>
          </table:table-cell>
          <table:table-cell table:number-columns-repeated="5"/>
        </table:table-row>
        <table:table-row table:style-name="ro1">
          <table:table-cell office:value-type="float" office:value="35.925813761624" calcext:value-type="float">
            <text:p>35.925813761624</text:p>
          </table:table-cell>
          <table:table-cell office:value-type="float" office:value="29.8954332207174" calcext:value-type="float">
            <text:p>29.8954332207174</text:p>
          </table:table-cell>
          <table:table-cell office:value-type="float" office:value="5.74013870724571" calcext:value-type="float">
            <text:p>5.74013870724571</text:p>
          </table:table-cell>
          <table:table-cell table:number-columns-repeated="5"/>
        </table:table-row>
        <table:table-row table:style-name="ro1">
          <table:table-cell office:value-type="float" office:value="35.9772049945429" calcext:value-type="float">
            <text:p>35.9772049945429</text:p>
          </table:table-cell>
          <table:table-cell office:value-type="float" office:value="29.8644145772115" calcext:value-type="float">
            <text:p>29.8644145772115</text:p>
          </table:table-cell>
          <table:table-cell office:value-type="float" office:value="5.65396184666207" calcext:value-type="float">
            <text:p>5.65396184666207</text:p>
          </table:table-cell>
          <table:table-cell table:number-columns-repeated="5"/>
        </table:table-row>
        <table:table-row table:style-name="ro1">
          <table:table-cell office:value-type="float" office:value="36.0189715575429" calcext:value-type="float">
            <text:p>36.0189715575429</text:p>
          </table:table-cell>
          <table:table-cell office:value-type="float" office:value="29.8340116080805" calcext:value-type="float">
            <text:p>29.8340116080805</text:p>
          </table:table-cell>
          <table:table-cell office:value-type="float" office:value="5.73135475075494" calcext:value-type="float">
            <text:p>5.73135475075494</text:p>
          </table:table-cell>
          <table:table-cell table:number-columns-repeated="5"/>
        </table:table-row>
        <table:table-row table:style-name="ro1">
          <table:table-cell office:value-type="float" office:value="36.03979427459" calcext:value-type="float">
            <text:p>36.03979427459</text:p>
          </table:table-cell>
          <table:table-cell office:value-type="float" office:value="29.8211925873964" calcext:value-type="float">
            <text:p>29.8211925873964</text:p>
          </table:table-cell>
          <table:table-cell office:value-type="float" office:value="5.4553483892731" calcext:value-type="float">
            <text:p>5.4553483892731</text:p>
          </table:table-cell>
          <table:table-cell table:number-columns-repeated="5"/>
        </table:table-row>
        <table:table-row table:style-name="ro1">
          <table:table-cell office:value-type="float" office:value="36.0540927910834" calcext:value-type="float">
            <text:p>36.0540927910834</text:p>
          </table:table-cell>
          <table:table-cell office:value-type="float" office:value="29.8056258659441" calcext:value-type="float">
            <text:p>29.8056258659441</text:p>
          </table:table-cell>
          <table:table-cell office:value-type="float" office:value="5.47253107390125" calcext:value-type="float">
            <text:p>5.47253107390125</text:p>
          </table:table-cell>
          <table:table-cell table:number-columns-repeated="5"/>
        </table:table-row>
        <table:table-row table:style-name="ro1">
          <table:table-cell office:value-type="float" office:value="36.1352822052199" calcext:value-type="float">
            <text:p>36.1352822052199</text:p>
          </table:table-cell>
          <table:table-cell office:value-type="float" office:value="29.7202282226392" calcext:value-type="float">
            <text:p>29.7202282226392</text:p>
          </table:table-cell>
          <table:table-cell office:value-type="float" office:value="5.46131631072921" calcext:value-type="float">
            <text:p>5.46131631072921</text:p>
          </table:table-cell>
          <table:table-cell table:number-columns-repeated="5"/>
        </table:table-row>
        <table:table-row table:style-name="ro1">
          <table:table-cell office:value-type="float" office:value="36.2221780927066" calcext:value-type="float">
            <text:p>36.2221780927066</text:p>
          </table:table-cell>
          <table:table-cell office:value-type="float" office:value="29.6267510615884" calcext:value-type="float">
            <text:p>29.6267510615884</text:p>
          </table:table-cell>
          <table:table-cell office:value-type="float" office:value="5.45217279075089" calcext:value-type="float">
            <text:p>5.45217279075089</text:p>
          </table:table-cell>
          <table:table-cell table:number-columns-repeated="5"/>
        </table:table-row>
        <table:table-row table:style-name="ro1">
          <table:table-cell office:value-type="float" office:value="36.2938214173246" calcext:value-type="float">
            <text:p>36.2938214173246</text:p>
          </table:table-cell>
          <table:table-cell office:value-type="float" office:value="29.5482544469756" calcext:value-type="float">
            <text:p>29.5482544469756</text:p>
          </table:table-cell>
          <table:table-cell office:value-type="float" office:value="5.36262565978192" calcext:value-type="float">
            <text:p>5.36262565978192</text:p>
          </table:table-cell>
          <table:table-cell table:number-columns-repeated="5"/>
        </table:table-row>
        <table:table-row table:style-name="ro1">
          <table:table-cell office:value-type="float" office:value="36.3625443045844" calcext:value-type="float">
            <text:p>36.3625443045844</text:p>
          </table:table-cell>
          <table:table-cell office:value-type="float" office:value="29.4578983046619" calcext:value-type="float">
            <text:p>29.4578983046619</text:p>
          </table:table-cell>
          <table:table-cell office:value-type="float" office:value="5.40739924415507" calcext:value-type="float">
            <text:p>5.40739924415507</text:p>
          </table:table-cell>
          <table:table-cell table:number-columns-repeated="5"/>
        </table:table-row>
        <table:table-row table:style-name="ro1">
          <table:table-cell office:value-type="float" office:value="36.4141379305189" calcext:value-type="float">
            <text:p>36.4141379305189</text:p>
          </table:table-cell>
          <table:table-cell office:value-type="float" office:value="29.3960201824628" calcext:value-type="float">
            <text:p>29.3960201824628</text:p>
          </table:table-cell>
          <table:table-cell office:value-type="float" office:value="5.45217282852815" calcext:value-type="float">
            <text:p>5.45217282852815</text:p>
          </table:table-cell>
          <table:table-cell table:number-columns-repeated="5"/>
        </table:table-row>
        <table:table-row table:style-name="ro1">
          <table:table-cell office:value-type="float" office:value="36.5157380329212" calcext:value-type="float">
            <text:p>36.5157380329212</text:p>
          </table:table-cell>
          <table:table-cell office:value-type="float" office:value="29.284701179327" calcext:value-type="float">
            <text:p>29.284701179327</text:p>
          </table:table-cell>
          <table:table-cell office:value-type="float" office:value="5.45217285341826" calcext:value-type="float">
            <text:p>5.45217285341826</text:p>
          </table:table-cell>
          <table:table-cell table:number-columns-repeated="5"/>
        </table:table-row>
        <table:table-row table:style-name="ro1">
          <table:table-cell office:value-type="float" office:value="36.617338122755" calcext:value-type="float">
            <text:p>36.617338122755</text:p>
          </table:table-cell>
          <table:table-cell office:value-type="float" office:value="29.1733821955267" calcext:value-type="float">
            <text:p>29.1733821955267</text:p>
          </table:table-cell>
          <table:table-cell office:value-type="float" office:value="5.4988415000267" calcext:value-type="float">
            <text:p>5.4988415000267</text:p>
          </table:table-cell>
          <table:table-cell table:number-columns-repeated="5"/>
        </table:table-row>
        <table:table-row table:style-name="ro1">
          <table:table-cell office:value-type="float" office:value="36.6767786256086" calcext:value-type="float">
            <text:p>36.6767786256086</text:p>
          </table:table-cell>
          <table:table-cell office:value-type="float" office:value="29.1140669036333" calcext:value-type="float">
            <text:p>29.1140669036333</text:p>
          </table:table-cell>
          <table:table-cell office:value-type="float" office:value="5.59217879324359" calcext:value-type="float">
            <text:p>5.59217879324359</text:p>
          </table:table-cell>
          <table:table-cell table:number-columns-repeated="5"/>
        </table:table-row>
        <table:table-row table:style-name="ro1">
          <table:table-cell office:value-type="float" office:value="36.7414886916789" calcext:value-type="float">
            <text:p>36.7414886916789</text:p>
          </table:table-cell>
          <table:table-cell office:value-type="float" office:value="29.0605497607624" calcext:value-type="float">
            <text:p>29.0605497607624</text:p>
          </table:table-cell>
          <table:table-cell office:value-type="float" office:value="5.638847439852" calcext:value-type="float">
            <text:p>5.638847439852</text:p>
          </table:table-cell>
          <table:table-cell table:number-columns-repeated="5"/>
        </table:table-row>
        <table:table-row table:style-name="ro1">
          <table:table-cell office:value-type="float" office:value="36.851537402191" calcext:value-type="float">
            <text:p>36.851537402191</text:p>
          </table:table-cell>
          <table:table-cell office:value-type="float" office:value="28.9778692559335" calcext:value-type="float">
            <text:p>28.9778692559335</text:p>
          </table:table-cell>
          <table:table-cell office:value-type="float" office:value="5.61526559142209" calcext:value-type="float">
            <text:p>5.61526559142209</text:p>
          </table:table-cell>
          <table:table-cell table:number-columns-repeated="5"/>
        </table:table-row>
        <table:table-row table:style-name="ro1">
          <table:table-cell office:value-type="float" office:value="36.9702054665837" calcext:value-type="float">
            <text:p>36.9702054665837</text:p>
          </table:table-cell>
          <table:table-cell office:value-type="float" office:value="28.8842551371228" calcext:value-type="float">
            <text:p>28.8842551371228</text:p>
          </table:table-cell>
          <table:table-cell office:value-type="float" office:value="5.66822443350103" calcext:value-type="float">
            <text:p>5.66822443350103</text:p>
          </table:table-cell>
          <table:table-cell table:number-columns-repeated="5"/>
        </table:table-row>
        <table:table-row table:style-name="ro1">
          <table:table-cell office:value-type="float" office:value="37.0480309046001" calcext:value-type="float">
            <text:p>37.0480309046001</text:p>
          </table:table-cell>
          <table:table-cell office:value-type="float" office:value="28.8292847877863" calcext:value-type="float">
            <text:p>28.8292847877863</text:p>
          </table:table-cell>
          <table:table-cell office:value-type="float" office:value="5.77414211765902" calcext:value-type="float">
            <text:p>5.77414211765902</text:p>
          </table:table-cell>
          <table:table-cell table:number-columns-repeated="5"/>
        </table:table-row>
        <table:table-row table:style-name="ro1">
          <table:table-cell office:value-type="float" office:value="37.1312316579146" calcext:value-type="float">
            <text:p>37.1312316579146</text:p>
          </table:table-cell>
          <table:table-cell office:value-type="float" office:value="28.782850180471" calcext:value-type="float">
            <text:p>28.782850180471</text:p>
          </table:table-cell>
          <table:table-cell office:value-type="float" office:value="5.88005980181696" calcext:value-type="float">
            <text:p>5.88005980181696</text:p>
          </table:table-cell>
          <table:table-cell table:number-columns-repeated="5"/>
        </table:table-row>
        <table:table-row table:style-name="ro1">
          <table:table-cell office:value-type="float" office:value="37.2188752065154" calcext:value-type="float">
            <text:p>37.2188752065154</text:p>
          </table:table-cell>
          <table:table-cell office:value-type="float" office:value="28.7454717575869" calcext:value-type="float">
            <text:p>28.7454717575869</text:p>
          </table:table-cell>
          <table:table-cell office:value-type="float" office:value="5.93301864389593" calcext:value-type="float">
            <text:p>5.93301864389593</text:p>
          </table:table-cell>
          <table:table-cell table:number-columns-repeated="5"/>
        </table:table-row>
        <table:table-row table:style-name="ro1">
          <table:table-cell office:value-type="float" office:value="37.3633183414733" calcext:value-type="float">
            <text:p>37.3633183414733</text:p>
          </table:table-cell>
          <table:table-cell office:value-type="float" office:value="28.6927186147423" calcext:value-type="float">
            <text:p>28.6927186147423</text:p>
          </table:table-cell>
          <table:table-cell office:value-type="float" office:value="5.9141959083308" calcext:value-type="float">
            <text:p>5.9141959083308</text:p>
          </table:table-cell>
          <table:table-cell table:number-columns-repeated="5"/>
        </table:table-row>
        <table:table-row table:style-name="ro1">
          <table:table-cell office:value-type="float" office:value="37.4993509517302" calcext:value-type="float">
            <text:p>37.4993509517302</text:p>
          </table:table-cell>
          <table:table-cell office:value-type="float" office:value="28.6401146706348" calcext:value-type="float">
            <text:p>28.6401146706348</text:p>
          </table:table-cell>
          <table:table-cell office:value-type="float" office:value="5.97012354094983" calcext:value-type="float">
            <text:p>5.97012354094983</text:p>
          </table:table-cell>
          <table:table-cell table:number-columns-repeated="5"/>
        </table:table-row>
        <table:table-row table:style-name="ro1">
          <table:table-cell office:value-type="float" office:value="37.5950777246068" calcext:value-type="float">
            <text:p>37.5950777246068</text:p>
          </table:table-cell>
          <table:table-cell office:value-type="float" office:value="28.6091272668467" calcext:value-type="float">
            <text:p>28.6091272668467</text:p>
          </table:table-cell>
          <table:table-cell office:value-type="float" office:value="6.02605117356888" calcext:value-type="float">
            <text:p>6.02605117356888</text:p>
          </table:table-cell>
          <table:table-cell table:number-columns-repeated="5"/>
        </table:table-row>
        <table:table-row table:style-name="ro1">
          <table:table-cell office:value-type="float" office:value="37.7644105177319" calcext:value-type="float">
            <text:p>37.7644105177319</text:p>
          </table:table-cell>
          <table:table-cell office:value-type="float" office:value="28.5646003292811" calcext:value-type="float">
            <text:p>28.5646003292811</text:p>
          </table:table-cell>
          <table:table-cell office:value-type="float" office:value="6.05726003933217" calcext:value-type="float">
            <text:p>6.05726003933217</text:p>
          </table:table-cell>
          <table:table-cell table:number-columns-repeated="5"/>
        </table:table-row>
        <table:table-row table:style-name="ro1">
          <table:table-cell office:value-type="float" office:value="37.819150003903" calcext:value-type="float">
            <text:p>37.819150003903</text:p>
          </table:table-cell>
          <table:table-cell office:value-type="float" office:value="28.5520184959493" calcext:value-type="float">
            <text:p>28.5520184959493</text:p>
          </table:table-cell>
          <table:table-cell office:value-type="float" office:value="6.08846890509536" calcext:value-type="float">
            <text:p>6.08846890509536</text:p>
          </table:table-cell>
          <table:table-cell table:number-columns-repeated="5"/>
        </table:table-row>
        <table:table-row table:style-name="ro1">
          <table:table-cell office:value-type="float" office:value="37.9884827432405" calcext:value-type="float">
            <text:p>37.9884827432405</text:p>
          </table:table-cell>
          <table:table-cell office:value-type="float" office:value="28.5186235124195" calcext:value-type="float">
            <text:p>28.5186235124195</text:p>
          </table:table-cell>
          <table:table-cell office:value-type="float" office:value="6.11706632891328" calcext:value-type="float">
            <text:p>6.11706632891328</text:p>
          </table:table-cell>
          <table:table-cell table:number-columns-repeated="5"/>
        </table:table-row>
        <table:table-row table:style-name="ro1">
          <table:table-cell office:value-type="float" office:value="38.0392425740035" calcext:value-type="float">
            <text:p>38.0392425740035</text:p>
          </table:table-cell>
          <table:table-cell office:value-type="float" office:value="28.5101129119956" calcext:value-type="float">
            <text:p>28.5101129119956</text:p>
          </table:table-cell>
          <table:table-cell office:value-type="float" office:value="6.14566375273131" calcext:value-type="float">
            <text:p>6.14566375273131</text:p>
          </table:table-cell>
          <table:table-cell table:number-columns-repeated="5"/>
        </table:table-row>
        <table:table-row table:style-name="ro1">
          <table:table-cell office:value-type="float" office:value="38.1409542734703" calcext:value-type="float">
            <text:p>38.1409542734703</text:p>
          </table:table-cell>
          <table:table-cell office:value-type="float" office:value="28.4960365104246" calcext:value-type="float">
            <text:p>28.4960365104246</text:p>
          </table:table-cell>
          <table:table-cell office:value-type="float" office:value="6.01315096435125" calcext:value-type="float">
            <text:p>6.01315096435125</text:p>
          </table:table-cell>
          <table:table-cell table:number-columns-repeated="5"/>
        </table:table-row>
        <table:table-row table:style-name="ro1">
          <table:table-cell office:value-type="float" office:value="38.209495000876" calcext:value-type="float">
            <text:p>38.209495000876</text:p>
          </table:table-cell>
          <table:table-cell office:value-type="float" office:value="28.4770647722739" calcext:value-type="float">
            <text:p>28.4770647722739</text:p>
          </table:table-cell>
          <table:table-cell office:value-type="float" office:value="5.93301877596704" calcext:value-type="float">
            <text:p>5.93301877596704</text:p>
          </table:table-cell>
          <table:table-cell table:number-columns-repeated="5"/>
        </table:table-row>
        <table:table-row table:style-name="ro1">
          <table:table-cell office:value-type="float" office:value="38.301416369222" calcext:value-type="float">
            <text:p>38.301416369222</text:p>
          </table:table-cell>
          <table:table-cell office:value-type="float" office:value="28.4434935050152" calcext:value-type="float">
            <text:p>28.4434935050152</text:p>
          </table:table-cell>
          <table:table-cell office:value-type="float" office:value="5.87013588131179" calcext:value-type="float">
            <text:p>5.87013588131179</text:p>
          </table:table-cell>
          <table:table-cell table:number-columns-repeated="5"/>
        </table:table-row>
        <table:table-row table:style-name="ro1">
          <table:table-cell office:value-type="float" office:value="38.4093322215143" calcext:value-type="float">
            <text:p>38.4093322215143</text:p>
          </table:table-cell>
          <table:table-cell office:value-type="float" office:value="28.3961981414094" calcext:value-type="float">
            <text:p>28.3961981414094</text:p>
          </table:table-cell>
          <table:table-cell office:value-type="float" office:value="5.82511742439889" calcext:value-type="float">
            <text:p>5.82511742439889</text:p>
          </table:table-cell>
          <table:table-cell table:number-columns-repeated="5"/>
        </table:table-row>
        <table:table-row table:style-name="ro1">
          <table:table-cell office:value-type="float" office:value="38.4980525262857" calcext:value-type="float">
            <text:p>38.4980525262857</text:p>
          </table:table-cell>
          <table:table-cell office:value-type="float" office:value="28.3524550676262" calcext:value-type="float">
            <text:p>28.3524550676262</text:p>
          </table:table-cell>
          <table:table-cell office:value-type="float" office:value="5.75435272769761" calcext:value-type="float">
            <text:p>5.75435272769761</text:p>
          </table:table-cell>
          <table:table-cell table:number-columns-repeated="5"/>
        </table:table-row>
        <table:table-row table:style-name="ro1">
          <table:table-cell office:value-type="float" office:value="38.5688202309877" calcext:value-type="float">
            <text:p>38.5688202309877</text:p>
          </table:table-cell>
          <table:table-cell office:value-type="float" office:value="28.3111019672176" calcext:value-type="float">
            <text:p>28.3111019672176</text:p>
          </table:table-cell>
          <table:table-cell office:value-type="float" office:value="5.61526585354806" calcext:value-type="float">
            <text:p>5.61526585354806</text:p>
          </table:table-cell>
          <table:table-cell table:number-columns-repeated="5"/>
        </table:table-row>
        <table:table-row table:style-name="ro1">
          <table:table-cell office:value-type="float" office:value="38.6216750175019" calcext:value-type="float">
            <text:p>38.6216750175019</text:p>
          </table:table-cell>
          <table:table-cell office:value-type="float" office:value="28.2694062370098" calcext:value-type="float">
            <text:p>28.2694062370098</text:p>
          </table:table-cell>
          <table:table-cell office:value-type="float" office:value="5.54474223103805" calcext:value-type="float">
            <text:p>5.54474223103805</text:p>
          </table:table-cell>
          <table:table-cell table:number-columns-repeated="5"/>
        </table:table-row>
        <table:table-row table:style-name="ro1">
          <table:table-cell office:value-type="float" office:value="38.6749016994386" calcext:value-type="float">
            <text:p>38.6749016994386</text:p>
          </table:table-cell>
          <table:table-cell office:value-type="float" office:value="28.220957256454" calcext:value-type="float">
            <text:p>28.220957256454</text:p>
          </table:table-cell>
          <table:table-cell office:value-type="float" office:value="5.44457679876088" calcext:value-type="float">
            <text:p>5.44457679876088</text:p>
          </table:table-cell>
          <table:table-cell table:number-columns-repeated="5"/>
        </table:table-row>
        <table:table-row table:style-name="ro1">
          <table:table-cell office:value-type="float" office:value="38.7043733581469" calcext:value-type="float">
            <text:p>38.7043733581469</text:p>
          </table:table-cell>
          <table:table-cell office:value-type="float" office:value="28.1881696295408" calcext:value-type="float">
            <text:p>28.1881696295408</text:p>
          </table:table-cell>
          <table:table-cell office:value-type="float" office:value="5.27730274466265" calcext:value-type="float">
            <text:p>5.27730274466265</text:p>
          </table:table-cell>
          <table:table-cell table:number-columns-repeated="5"/>
        </table:table-row>
        <table:table-row table:style-name="ro1">
          <table:table-cell office:value-type="float" office:value="38.7486490860755" calcext:value-type="float">
            <text:p>38.7486490860755</text:p>
          </table:table-cell>
          <table:table-cell office:value-type="float" office:value="28.1183138163186" calcext:value-type="float">
            <text:p>28.1183138163186</text:p>
          </table:table-cell>
          <table:table-cell office:value-type="float" office:value="5.2807656432243" calcext:value-type="float">
            <text:p>5.2807656432243</text:p>
          </table:table-cell>
          <table:table-cell table:number-columns-repeated="5"/>
        </table:table-row>
        <table:table-row table:style-name="ro1">
          <table:table-cell office:value-type="float" office:value="38.752004199952" calcext:value-type="float">
            <text:p>38.752004199952</text:p>
          </table:table-cell>
          <table:table-cell office:value-type="float" office:value="28.1130606215913" calcext:value-type="float">
            <text:p>28.1130606215913</text:p>
          </table:table-cell>
          <table:table-cell office:value-type="float" office:value="5.28422854178405" calcext:value-type="float">
            <text:p>5.28422854178405</text:p>
          </table:table-cell>
          <table:table-cell table:number-columns-repeated="5"/>
        </table:table-row>
        <table:table-row table:style-name="ro1">
          <table:table-cell office:value-type="float" office:value="38.7941921760684" calcext:value-type="float">
            <text:p>38.7941921760684</text:p>
          </table:table-cell>
          <table:table-cell office:value-type="float" office:value="28.0475072609852" calcext:value-type="float">
            <text:p>28.0475072609852</text:p>
          </table:table-cell>
          <table:table-cell office:value-type="float" office:value="5.07579042690221" calcext:value-type="float">
            <text:p>5.07579042690221</text:p>
          </table:table-cell>
          <table:table-cell table:number-columns-repeated="5"/>
        </table:table-row>
        <table:table-row table:style-name="ro1">
          <table:table-cell office:value-type="float" office:value="38.8115307014851" calcext:value-type="float">
            <text:p>38.8115307014851</text:p>
          </table:table-cell>
          <table:table-cell office:value-type="float" office:value="28.0019145016163" calcext:value-type="float">
            <text:p>28.0019145016163</text:p>
          </table:table-cell>
          <table:table-cell office:value-type="float" office:value="5.08844312115978" calcext:value-type="float">
            <text:p>5.08844312115978</text:p>
          </table:table-cell>
          <table:table-cell table:number-columns-repeated="5"/>
        </table:table-row>
        <table:table-row table:style-name="ro1">
          <table:table-cell office:value-type="float" office:value="38.8198946149956" calcext:value-type="float">
            <text:p>38.8198946149956</text:p>
          </table:table-cell>
          <table:table-cell office:value-type="float" office:value="27.980731700828" calcext:value-type="float">
            <text:p>27.980731700828</text:p>
          </table:table-cell>
          <table:table-cell office:value-type="float" office:value="5.10109581541739" calcext:value-type="float">
            <text:p>5.10109581541739</text:p>
          </table:table-cell>
          <table:table-cell table:number-columns-repeated="5"/>
        </table:table-row>
        <table:table-row table:style-name="ro1">
          <table:table-cell office:value-type="float" office:value="38.8704437420225" calcext:value-type="float">
            <text:p>38.8704437420225</text:p>
          </table:table-cell>
          <table:table-cell office:value-type="float" office:value="27.8573038867536" calcext:value-type="float">
            <text:p>27.8573038867536</text:p>
          </table:table-cell>
          <table:table-cell office:value-type="float" office:value="5.04998860121474" calcext:value-type="float">
            <text:p>5.04998860121474</text:p>
          </table:table-cell>
          <table:table-cell table:number-columns-repeated="5"/>
        </table:table-row>
        <table:table-row table:style-name="ro1">
          <table:table-cell office:value-type="float" office:value="38.8975553652179" calcext:value-type="float">
            <text:p>38.8975553652179</text:p>
          </table:table-cell>
          <table:table-cell office:value-type="float" office:value="27.7800712501399" calcext:value-type="float">
            <text:p>27.7800712501399</text:p>
          </table:table-cell>
          <table:table-cell office:value-type="float" office:value="4.94227889737847" calcext:value-type="float">
            <text:p>4.94227889737847</text:p>
          </table:table-cell>
          <table:table-cell table:number-columns-repeated="5"/>
        </table:table-row>
        <table:table-row table:style-name="ro1">
          <table:table-cell office:value-type="float" office:value="38.9187362193877" calcext:value-type="float">
            <text:p>38.9187362193877</text:p>
          </table:table-cell>
          <table:table-cell office:value-type="float" office:value="27.6895653179497" calcext:value-type="float">
            <text:p>27.6895653179497</text:p>
          </table:table-cell>
          <table:table-cell office:value-type="float" office:value="4.92637335834058" calcext:value-type="float">
            <text:p>4.92637335834058</text:p>
          </table:table-cell>
          <table:table-cell table:number-columns-repeated="5"/>
        </table:table-row>
        <table:table-row table:style-name="ro1">
          <table:table-cell office:value-type="float" office:value="38.951083611009" calcext:value-type="float">
            <text:p>38.951083611009</text:p>
          </table:table-cell>
          <table:table-cell office:value-type="float" office:value="27.5407126000373" calcext:value-type="float">
            <text:p>27.5407126000373</text:p>
          </table:table-cell>
          <table:table-cell office:value-type="float" office:value="4.92637336592333" calcext:value-type="float">
            <text:p>4.92637336592333</text:p>
          </table:table-cell>
          <table:table-cell table:number-columns-repeated="5"/>
        </table:table-row>
        <table:table-row table:style-name="ro1">
          <table:table-cell office:value-type="float" office:value="38.9799405582262" calcext:value-type="float">
            <text:p>38.9799405582262</text:p>
          </table:table-cell>
          <table:table-cell office:value-type="float" office:value="27.4079218354138" calcext:value-type="float">
            <text:p>27.4079218354138</text:p>
          </table:table-cell>
          <table:table-cell office:value-type="float" office:value="4.87395321699184" calcext:value-type="float">
            <text:p>4.87395321699184</text:p>
          </table:table-cell>
          <table:table-cell table:number-columns-repeated="5"/>
        </table:table-row>
        <table:table-row table:style-name="ro1">
          <table:table-cell office:value-type="float" office:value="38.9898253884487" calcext:value-type="float">
            <text:p>38.9898253884487</text:p>
          </table:table-cell>
          <table:table-cell office:value-type="float" office:value="27.3472730651902" calcext:value-type="float">
            <text:p>27.3472730651902</text:p>
          </table:table-cell>
          <table:table-cell office:value-type="float" office:value="4.71239431794861" calcext:value-type="float">
            <text:p>4.71239431794861</text:p>
          </table:table-cell>
          <table:table-cell table:number-columns-repeated="5"/>
        </table:table-row>
        <table:table-row table:style-name="ro1">
          <table:table-cell office:value-type="float" office:value="38.9898257719809" calcext:value-type="float">
            <text:p>38.9898257719809</text:p>
          </table:table-cell>
          <table:table-cell office:value-type="float" office:value="27.2754177792352" calcext:value-type="float">
            <text:p>27.2754177792352</text:p>
          </table:table-cell>
          <table:table-cell office:value-type="float" office:value="4.73953086938487" calcext:value-type="float">
            <text:p>4.73953086938487</text:p>
          </table:table-cell>
          <table:table-cell table:number-columns-repeated="5"/>
        </table:table-row>
        <table:table-row table:style-name="ro1">
          <table:table-cell office:value-type="float" office:value="38.9911512136011" calcext:value-type="float">
            <text:p>38.9911512136011</text:p>
          </table:table-cell>
          <table:table-cell office:value-type="float" office:value="27.2265959699734" calcext:value-type="float">
            <text:p>27.2265959699734</text:p>
          </table:table-cell>
          <table:table-cell office:value-type="float" office:value="4.76666742082118" calcext:value-type="float">
            <text:p>4.76666742082118</text:p>
          </table:table-cell>
          <table:table-cell table:number-columns-repeated="5"/>
        </table:table-row>
        <table:table-row table:style-name="ro1">
          <table:table-cell office:value-type="float" office:value="38.9969660992661" calcext:value-type="float">
            <text:p>38.9969660992661</text:p>
          </table:table-cell>
          <table:table-cell office:value-type="float" office:value="27.1195705287538" calcext:value-type="float">
            <text:p>27.1195705287538</text:p>
          </table:table-cell>
          <table:table-cell office:value-type="float" office:value="4.6581212186371" calcext:value-type="float">
            <text:p>4.6581212186371</text:p>
          </table:table-cell>
          <table:table-cell table:number-columns-repeated="5"/>
        </table:table-row>
        <table:table-row table:style-name="ro1">
          <table:table-cell office:value-type="float" office:value="38.9911523564848" calcext:value-type="float">
            <text:p>38.9911523564848</text:p>
          </table:table-cell>
          <table:table-cell office:value-type="float" office:value="27.0125450252969" calcext:value-type="float">
            <text:p>27.0125450252969</text:p>
          </table:table-cell>
          <table:table-cell office:value-type="float" office:value="4.68525776779229" calcext:value-type="float">
            <text:p>4.68525776779229</text:p>
          </table:table-cell>
          <table:table-cell table:number-columns-repeated="5"/>
        </table:table-row>
        <table:table-row table:style-name="ro1">
          <table:table-cell office:value-type="float" office:value="38.9898274362176" calcext:value-type="float">
            <text:p>38.9898274362176</text:p>
          </table:table-cell>
          <table:table-cell office:value-type="float" office:value="26.9637232059899" calcext:value-type="float">
            <text:p>26.9637232059899</text:p>
          </table:table-cell>
          <table:table-cell office:value-type="float" office:value="4.71239431694749" calcext:value-type="float">
            <text:p>4.71239431694749</text:p>
          </table:table-cell>
          <table:table-cell table:number-columns-repeated="5"/>
        </table:table-row>
        <table:table-row table:style-name="ro1">
          <table:table-cell office:value-type="float" office:value="38.9898278496094" calcext:value-type="float">
            <text:p>38.9898278496094</text:p>
          </table:table-cell>
          <table:table-cell office:value-type="float" office:value="26.886259144092" calcext:value-type="float">
            <text:p>26.886259144092</text:p>
          </table:table-cell>
          <table:table-cell office:value-type="float" office:value="4.53864778247334" calcext:value-type="float">
            <text:p>4.53864778247334</text:p>
          </table:table-cell>
          <table:table-cell table:number-columns-repeated="5"/>
        </table:table-row>
        <table:table-row table:style-name="ro1">
          <table:table-cell office:value-type="float" office:value="38.9779787126047" calcext:value-type="float">
            <text:p>38.9779787126047</text:p>
          </table:table-cell>
          <table:table-cell office:value-type="float" office:value="26.8187468298477" calcext:value-type="float">
            <text:p>26.8187468298477</text:p>
          </table:table-cell>
          <table:table-cell office:value-type="float" office:value="4.54474158615185" calcext:value-type="float">
            <text:p>4.54474158615185</text:p>
          </table:table-cell>
          <table:table-cell table:number-columns-repeated="5"/>
        </table:table-row>
        <table:table-row table:style-name="ro1">
          <table:table-cell office:value-type="float" office:value="38.9761484271881" calcext:value-type="float">
            <text:p>38.9761484271881</text:p>
          </table:table-cell>
          <table:table-cell office:value-type="float" office:value="26.8079318327505" calcext:value-type="float">
            <text:p>26.8079318327505</text:p>
          </table:table-cell>
          <table:table-cell office:value-type="float" office:value="4.55083538983009" calcext:value-type="float">
            <text:p>4.55083538983009</text:p>
          </table:table-cell>
          <table:table-cell table:number-columns-repeated="5"/>
        </table:table-row>
        <table:table-row table:style-name="ro1">
          <table:table-cell office:value-type="float" office:value="38.9507493628096" calcext:value-type="float">
            <text:p>38.9507493628096</text:p>
          </table:table-cell>
          <table:table-cell office:value-type="float" office:value="26.6520844096221" calcext:value-type="float">
            <text:p>26.6520844096221</text:p>
          </table:table-cell>
          <table:table-cell office:value-type="float" office:value="4.60583482268158" calcext:value-type="float">
            <text:p>4.60583482268158</text:p>
          </table:table-cell>
          <table:table-cell table:number-columns-repeated="5"/>
        </table:table-row>
        <table:table-row table:style-name="ro1">
          <table:table-cell office:value-type="float" office:value="38.9402258673898" calcext:value-type="float">
            <text:p>38.9402258673898</text:p>
          </table:table-cell>
          <table:table-cell office:value-type="float" office:value="26.5536965260643" calcext:value-type="float">
            <text:p>26.5536965260643</text:p>
          </table:table-cell>
          <table:table-cell office:value-type="float" office:value="4.71583368838459" calcext:value-type="float">
            <text:p>4.71583368838459</text:p>
          </table:table-cell>
          <table:table-cell table:number-columns-repeated="5"/>
        </table:table-row>
        <table:table-row table:style-name="ro1">
          <table:table-cell office:value-type="float" office:value="38.9405667173884" calcext:value-type="float">
            <text:p>38.9405667173884</text:p>
          </table:table-cell>
          <table:table-cell office:value-type="float" office:value="26.4547480374041" calcext:value-type="float">
            <text:p>26.4547480374041</text:p>
          </table:table-cell>
          <table:table-cell office:value-type="float" office:value="4.77083312123608" calcext:value-type="float">
            <text:p>4.77083312123608</text:p>
          </table:table-cell>
          <table:table-cell table:number-columns-repeated="5"/>
        </table:table-row>
        <table:table-row table:style-name="ro1">
          <table:table-cell office:value-type="float" office:value="38.9432280679867" calcext:value-type="float">
            <text:p>38.9432280679867</text:p>
          </table:table-cell>
          <table:table-cell office:value-type="float" office:value="26.4092632423744" calcext:value-type="float">
            <text:p>26.4092632423744</text:p>
          </table:table-cell>
          <table:table-cell office:value-type="float" office:value="4.55083538763375" calcext:value-type="float">
            <text:p>4.55083538763375</text:p>
          </table:table-cell>
          <table:table-cell table:number-columns-repeated="5"/>
        </table:table-row>
        <table:table-row table:style-name="ro1">
          <table:table-cell office:value-type="float" office:value="38.9338177022773" calcext:value-type="float">
            <text:p>38.9338177022773</text:p>
          </table:table-cell>
          <table:table-cell office:value-type="float" office:value="26.3515216970811" calcext:value-type="float">
            <text:p>26.3515216970811</text:p>
          </table:table-cell>
          <table:table-cell office:value-type="float" office:value="4.57337426294224" calcext:value-type="float">
            <text:p>4.57337426294224</text:p>
          </table:table-cell>
          <table:table-cell table:number-columns-repeated="5"/>
        </table:table-row>
        <table:table-row table:style-name="ro1">
          <table:table-cell office:value-type="float" office:value="38.9281965020204" calcext:value-type="float">
            <text:p>38.9281965020204</text:p>
          </table:table-cell>
          <table:table-cell office:value-type="float" office:value="26.3113465015866" calcext:value-type="float">
            <text:p>26.3113465015866</text:p>
          </table:table-cell>
          <table:table-cell office:value-type="float" office:value="4.59591313825104" calcext:value-type="float">
            <text:p>4.59591313825104</text:p>
          </table:table-cell>
          <table:table-cell table:number-columns-repeated="5"/>
        </table:table-row>
        <table:table-row table:style-name="ro1">
          <table:table-cell office:value-type="float" office:value="38.9112640089838" calcext:value-type="float">
            <text:p>38.9112640089838</text:p>
          </table:table-cell>
          <table:table-cell office:value-type="float" office:value="26.1666310727039" calcext:value-type="float">
            <text:p>26.1666310727039</text:p>
          </table:table-cell>
          <table:table-cell office:value-type="float" office:value="4.62701716187841" calcext:value-type="float">
            <text:p>4.62701716187841</text:p>
          </table:table-cell>
          <table:table-cell table:number-columns-repeated="5"/>
        </table:table-row>
        <table:table-row table:style-name="ro1">
          <table:table-cell office:value-type="float" office:value="38.9064908499464" calcext:value-type="float">
            <text:p>38.9064908499464</text:p>
          </table:table-cell>
          <table:table-cell office:value-type="float" office:value="26.1108567277822" calcext:value-type="float">
            <text:p>26.1108567277822</text:p>
          </table:table-cell>
          <table:table-cell office:value-type="float" office:value="4.65812118550562" calcext:value-type="float">
            <text:p>4.65812118550562</text:p>
          </table:table-cell>
          <table:table-cell table:number-columns-repeated="5"/>
        </table:table-row>
        <table:table-row table:style-name="ro1">
          <table:table-cell office:value-type="float" office:value="38.9009446904769" calcext:value-type="float">
            <text:p>38.9009446904769</text:p>
          </table:table-cell>
          <table:table-cell office:value-type="float" office:value="26.008757242358" calcext:value-type="float">
            <text:p>26.008757242358</text:p>
          </table:table-cell>
          <table:table-cell office:value-type="float" office:value="4.53864775205788" calcext:value-type="float">
            <text:p>4.53864775205788</text:p>
          </table:table-cell>
          <table:table-cell table:number-columns-repeated="5"/>
        </table:table-row>
        <table:table-row table:style-name="ro1">
          <table:table-cell office:value-type="float" office:value="38.89522341857" calcext:value-type="float">
            <text:p>38.89522341857</text:p>
          </table:table-cell>
          <table:table-cell office:value-type="float" office:value="25.9761594052578" calcext:value-type="float">
            <text:p>25.9761594052578</text:p>
          </table:table-cell>
          <table:table-cell office:value-type="float" office:value="4.40550193287613" calcext:value-type="float">
            <text:p>4.40550193287613</text:p>
          </table:table-cell>
          <table:table-cell table:number-columns-repeated="5"/>
        </table:table-row>
        <table:table-row table:style-name="ro1">
          <table:table-cell office:value-type="float" office:value="38.8710178177593" calcext:value-type="float">
            <text:p>38.8710178177593</text:p>
          </table:table-cell>
          <table:table-cell office:value-type="float" office:value="25.8997765961453" calcext:value-type="float">
            <text:p>25.8997765961453</text:p>
          </table:table-cell>
          <table:table-cell office:value-type="float" office:value="4.44400577587105" calcext:value-type="float">
            <text:p>4.44400577587105</text:p>
          </table:table-cell>
          <table:table-cell table:number-columns-repeated="5"/>
        </table:table-row>
        <table:table-row table:style-name="ro1">
          <table:table-cell office:value-type="float" office:value="38.85264404446" calcext:value-type="float">
            <text:p>38.85264404446</text:p>
          </table:table-cell>
          <table:table-cell office:value-type="float" office:value="25.8329673157693" calcext:value-type="float">
            <text:p>25.8329673157693</text:p>
          </table:table-cell>
          <table:table-cell office:value-type="float" office:value="4.48250961886612" calcext:value-type="float">
            <text:p>4.48250961886612</text:p>
          </table:table-cell>
          <table:table-cell table:number-columns-repeated="5"/>
        </table:table-row>
        <table:table-row table:style-name="ro1">
          <table:table-cell office:value-type="float" office:value="38.8187782816311" calcext:value-type="float">
            <text:p>38.8187782816311</text:p>
          </table:table-cell>
          <table:table-cell office:value-type="float" office:value="25.688251798981" calcext:value-type="float">
            <text:p>25.688251798981</text:p>
          </table:table-cell>
          <table:table-cell office:value-type="float" office:value="4.50350214879175" calcext:value-type="float">
            <text:p>4.50350214879175</text:p>
          </table:table-cell>
          <table:table-cell table:number-columns-repeated="5"/>
        </table:table-row>
        <table:table-row table:style-name="ro1">
          <table:table-cell office:value-type="float" office:value="38.810943019497" calcext:value-type="float">
            <text:p>38.810943019497</text:p>
          </table:table-cell>
          <table:table-cell office:value-type="float" office:value="25.6512893505785" calcext:value-type="float">
            <text:p>25.6512893505785</text:p>
          </table:table-cell>
          <table:table-cell office:value-type="float" office:value="4.52449467871725" calcext:value-type="float">
            <text:p>4.52449467871725</text:p>
          </table:table-cell>
          <table:table-cell table:number-columns-repeated="5"/>
        </table:table-row>
        <table:table-row table:style-name="ro1">
          <table:table-cell office:value-type="float" office:value="38.8028654565799" calcext:value-type="float">
            <text:p>38.8028654565799</text:p>
          </table:table-cell>
          <table:table-cell office:value-type="float" office:value="25.6088065244429" calcext:value-type="float">
            <text:p>25.6088065244429</text:p>
          </table:table-cell>
          <table:table-cell office:value-type="float" office:value="4.31914639336744" calcext:value-type="float">
            <text:p>4.31914639336744</text:p>
          </table:table-cell>
          <table:table-cell table:number-columns-repeated="5"/>
        </table:table-row>
        <table:table-row table:style-name="ro1">
          <table:table-cell office:value-type="float" office:value="38.7917950685479" calcext:value-type="float">
            <text:p>38.7917950685479</text:p>
          </table:table-cell>
          <table:table-cell office:value-type="float" office:value="25.5821212750615" calcext:value-type="float">
            <text:p>25.5821212750615</text:p>
          </table:table-cell>
          <table:table-cell office:value-type="float" office:value="4.29482002342098" calcext:value-type="float">
            <text:p>4.29482002342098</text:p>
          </table:table-cell>
          <table:table-cell table:number-columns-repeated="5"/>
        </table:table-row>
        <table:table-row table:style-name="ro1">
          <table:table-cell office:value-type="float" office:value="38.736968949233" calcext:value-type="float">
            <text:p>38.736968949233</text:p>
          </table:table-cell>
          <table:table-cell office:value-type="float" office:value="25.458544349936" calcext:value-type="float">
            <text:p>25.458544349936</text:p>
          </table:table-cell>
          <table:table-cell office:value-type="float" office:value="4.36131366726745" calcext:value-type="float">
            <text:p>4.36131366726745</text:p>
          </table:table-cell>
          <table:table-cell table:number-columns-repeated="5"/>
        </table:table-row>
        <table:table-row table:style-name="ro1">
          <table:table-cell office:value-type="float" office:value="38.6958374542412" calcext:value-type="float">
            <text:p>38.6958374542412</text:p>
          </table:table-cell>
          <table:table-cell office:value-type="float" office:value="25.3462391809785" calcext:value-type="float">
            <text:p>25.3462391809785</text:p>
          </table:table-cell>
          <table:table-cell office:value-type="float" office:value="4.42780731111379" calcext:value-type="float">
            <text:p>4.42780731111379</text:p>
          </table:table-cell>
          <table:table-cell table:number-columns-repeated="5"/>
        </table:table-row>
        <table:table-row table:style-name="ro1">
          <table:table-cell office:value-type="float" office:value="38.6634669970663" calcext:value-type="float">
            <text:p>38.6634669970663</text:p>
          </table:table-cell>
          <table:table-cell office:value-type="float" office:value="25.2355790552528" calcext:value-type="float">
            <text:p>25.2355790552528</text:p>
          </table:table-cell>
          <table:table-cell office:value-type="float" office:value="4.34899796243104" calcext:value-type="float">
            <text:p>4.34899796243104</text:p>
          </table:table-cell>
          <table:table-cell table:number-columns-repeated="5"/>
        </table:table-row>
        <table:table-row table:style-name="ro1">
          <table:table-cell office:value-type="float" office:value="38.6252800347543" calcext:value-type="float">
            <text:p>38.6252800347543</text:p>
          </table:table-cell>
          <table:table-cell office:value-type="float" office:value="25.1351608482699" calcext:value-type="float">
            <text:p>25.1351608482699</text:p>
          </table:table-cell>
          <table:table-cell office:value-type="float" office:value="4.38840262755712" calcext:value-type="float">
            <text:p>4.38840262755712</text:p>
          </table:table-cell>
          <table:table-cell table:number-columns-repeated="5"/>
        </table:table-row>
        <table:table-row table:style-name="ro1">
          <table:table-cell office:value-type="float" office:value="38.6027059615794" calcext:value-type="float">
            <text:p>38.6027059615794</text:p>
          </table:table-cell>
          <table:table-cell office:value-type="float" office:value="25.0679399776096" calcext:value-type="float">
            <text:p>25.0679399776096</text:p>
          </table:table-cell>
          <table:table-cell office:value-type="float" office:value="4.4278072926831" calcext:value-type="float">
            <text:p>4.4278072926831</text:p>
          </table:table-cell>
          <table:table-cell table:number-columns-repeated="5"/>
        </table:table-row>
        <table:table-row table:style-name="ro1">
          <table:table-cell office:value-type="float" office:value="38.5642287419915" calcext:value-type="float">
            <text:p>38.5642287419915</text:p>
          </table:table-cell>
          <table:table-cell office:value-type="float" office:value="24.9364035694909" calcext:value-type="float">
            <text:p>24.9364035694909</text:p>
          </table:table-cell>
          <table:table-cell office:value-type="float" office:value="4.39729534264096" calcext:value-type="float">
            <text:p>4.39729534264096</text:p>
          </table:table-cell>
          <table:table-cell table:number-columns-repeated="5"/>
        </table:table-row>
        <table:table-row table:style-name="ro1">
          <table:table-cell office:value-type="float" office:value="38.5319886863782" calcext:value-type="float">
            <text:p>38.5319886863782</text:p>
          </table:table-cell>
          <table:table-cell office:value-type="float" office:value="24.8374934415042" calcext:value-type="float">
            <text:p>24.8374934415042</text:p>
          </table:table-cell>
          <table:table-cell office:value-type="float" office:value="4.29481996188656" calcext:value-type="float">
            <text:p>4.29481996188656</text:p>
          </table:table-cell>
          <table:table-cell table:number-columns-repeated="5"/>
        </table:table-row>
        <table:table-row table:style-name="ro1">
          <table:table-cell office:value-type="float" office:value="38.4914403538288" calcext:value-type="float">
            <text:p>38.4914403538288</text:p>
          </table:table-cell>
          <table:table-cell office:value-type="float" office:value="24.7460983640075" calcext:value-type="float">
            <text:p>24.7460983640075</text:p>
          </table:table-cell>
          <table:table-cell office:value-type="float" office:value="4.33480986826407" calcext:value-type="float">
            <text:p>4.33480986826407</text:p>
          </table:table-cell>
          <table:table-cell table:number-columns-repeated="5"/>
        </table:table-row>
        <table:table-row table:style-name="ro1">
          <table:table-cell office:value-type="float" office:value="38.464909798799" calcext:value-type="float">
            <text:p>38.464909798799</text:p>
          </table:table-cell>
          <table:table-cell office:value-type="float" office:value="24.6792047746925" calcext:value-type="float">
            <text:p>24.6792047746925</text:p>
          </table:table-cell>
          <table:table-cell office:value-type="float" office:value="4.37479977464156" calcext:value-type="float">
            <text:p>4.37479977464156</text:p>
          </table:table-cell>
          <table:table-cell table:number-columns-repeated="5"/>
        </table:table-row>
        <table:table-row table:style-name="ro1">
          <table:table-cell office:value-type="float" office:value="38.4141107535954" calcext:value-type="float">
            <text:p>38.4141107535954</text:p>
          </table:table-cell>
          <table:table-cell office:value-type="float" office:value="24.5344891698249" calcext:value-type="float">
            <text:p>24.5344891698249</text:p>
          </table:table-cell>
          <table:table-cell office:value-type="float" office:value="4.41945090008013" calcext:value-type="float">
            <text:p>4.41945090008013</text:p>
          </table:table-cell>
          <table:table-cell table:number-columns-repeated="5"/>
        </table:table-row>
        <table:table-row table:style-name="ro1">
          <table:table-cell office:value-type="float" office:value="38.390909725507" calcext:value-type="float">
            <text:p>38.390909725507</text:p>
          </table:table-cell>
          <table:table-cell office:value-type="float" office:value="24.4575665916036" calcext:value-type="float">
            <text:p>24.4575665916036</text:p>
          </table:table-cell>
          <table:table-cell office:value-type="float" office:value="4.46410202551858" calcext:value-type="float">
            <text:p>4.46410202551858</text:p>
          </table:table-cell>
          <table:table-cell table:number-columns-repeated="5"/>
        </table:table-row>
        <table:table-row table:style-name="ro1">
          <table:table-cell office:value-type="float" office:value="38.3570438891911" calcext:value-type="float">
            <text:p>38.3570438891911</text:p>
          </table:table-cell>
          <table:table-cell office:value-type="float" office:value="24.3239830249049" calcext:value-type="float">
            <text:p>24.3239830249049</text:p>
          </table:table-cell>
          <table:table-cell office:value-type="float" office:value="4.51156537189798" calcext:value-type="float">
            <text:p>4.51156537189798</text:p>
          </table:table-cell>
          <table:table-cell table:number-columns-repeated="5"/>
        </table:table-row>
        <table:table-row table:style-name="ro1">
          <table:table-cell office:value-type="float" office:value="38.3400082110188" calcext:value-type="float">
            <text:p>38.3400082110188</text:p>
          </table:table-cell>
          <table:table-cell office:value-type="float" office:value="24.2402974304641" calcext:value-type="float">
            <text:p>24.2402974304641</text:p>
          </table:table-cell>
          <table:table-cell office:value-type="float" office:value="4.60649206465688" calcext:value-type="float">
            <text:p>4.60649206465688</text:p>
          </table:table-cell>
          <table:table-cell table:number-columns-repeated="5"/>
        </table:table-row>
        <table:table-row table:style-name="ro1">
          <table:table-cell office:value-type="float" office:value="38.3309813015557" calcext:value-type="float">
            <text:p>38.3309813015557</text:p>
          </table:table-cell>
          <table:table-cell office:value-type="float" office:value="24.1553738886559" calcext:value-type="float">
            <text:p>24.1553738886559</text:p>
          </table:table-cell>
          <table:table-cell office:value-type="float" office:value="4.65395541103634" calcext:value-type="float">
            <text:p>4.65395541103634</text:p>
          </table:table-cell>
          <table:table-cell table:number-columns-repeated="5"/>
        </table:table-row>
        <table:table-row table:style-name="ro1">
          <table:table-cell office:value-type="float" office:value="38.3279694507352" calcext:value-type="float">
            <text:p>38.3279694507352</text:p>
          </table:table-cell>
          <table:table-cell office:value-type="float" office:value="24.103889406305" calcext:value-type="float">
            <text:p>24.103889406305</text:p>
          </table:table-cell>
          <table:table-cell office:value-type="float" office:value="4.44716152681753" calcext:value-type="float">
            <text:p>4.44716152681753</text:p>
          </table:table-cell>
          <table:table-cell table:number-columns-repeated="5"/>
        </table:table-row>
        <table:table-row table:style-name="ro1">
          <table:table-cell office:value-type="float" office:value="38.3101173781983" calcext:value-type="float">
            <text:p>38.3101173781983</text:p>
          </table:table-cell>
          <table:table-cell office:value-type="float" office:value="24.0381666050185" calcext:value-type="float">
            <text:p>24.0381666050185</text:p>
          </table:table-cell>
          <table:table-cell office:value-type="float" office:value="4.48434939879876" calcext:value-type="float">
            <text:p>4.48434939879876</text:p>
          </table:table-cell>
          <table:table-cell table:number-columns-repeated="5"/>
        </table:table-row>
        <table:table-row table:style-name="ro1">
          <table:table-cell office:value-type="float" office:value="38.2949882681242" calcext:value-type="float">
            <text:p>38.2949882681242</text:p>
          </table:table-cell>
          <table:table-cell office:value-type="float" office:value="23.9729763953571" calcext:value-type="float">
            <text:p>23.9729763953571</text:p>
          </table:table-cell>
          <table:table-cell office:value-type="float" office:value="4.55872514276132" calcext:value-type="float">
            <text:p>4.55872514276132</text:p>
          </table:table-cell>
          <table:table-cell table:number-columns-repeated="5"/>
        </table:table-row>
        <table:table-row table:style-name="ro1">
          <table:table-cell office:value-type="float" office:value="38.2847450853989" calcext:value-type="float">
            <text:p>38.2847450853989</text:p>
          </table:table-cell>
          <table:table-cell office:value-type="float" office:value="23.9068422089254" calcext:value-type="float">
            <text:p>23.9068422089254</text:p>
          </table:table-cell>
          <table:table-cell office:value-type="float" office:value="4.59591301474257" calcext:value-type="float">
            <text:p>4.59591301474257</text:p>
          </table:table-cell>
          <table:table-cell table:number-columns-repeated="5"/>
        </table:table-row>
        <table:table-row table:style-name="ro1">
          <table:table-cell office:value-type="float" office:value="38.2678125744938" calcext:value-type="float">
            <text:p>38.2678125744938</text:p>
          </table:table-cell>
          <table:table-cell office:value-type="float" office:value="23.7621267821774" calcext:value-type="float">
            <text:p>23.7621267821774</text:p>
          </table:table-cell>
          <table:table-cell office:value-type="float" office:value="4.65415361767096" calcext:value-type="float">
            <text:p>4.65415361767096</text:p>
          </table:table-cell>
          <table:table-cell table:number-columns-repeated="5"/>
        </table:table-row>
        <table:table-row table:style-name="ro1">
          <table:table-cell office:value-type="float" office:value="38.2617144806535" calcext:value-type="float">
            <text:p>38.2617144806535</text:p>
          </table:table-cell>
          <table:table-cell office:value-type="float" office:value="23.6575305644832" calcext:value-type="float">
            <text:p>23.6575305644832</text:p>
          </table:table-cell>
          <table:table-cell office:value-type="float" office:value="4.71239422059929" calcext:value-type="float">
            <text:p>4.71239422059929</text:p>
          </table:table-cell>
          <table:table-cell table:number-columns-repeated="5"/>
        </table:table-row>
        <table:table-row table:style-name="ro1">
          <table:table-cell office:value-type="float" office:value="38.2617152973267" calcext:value-type="float">
            <text:p>38.2617152973267</text:p>
          </table:table-cell>
          <table:table-cell office:value-type="float" office:value="23.5016832774265" calcext:value-type="float">
            <text:p>23.5016832774265</text:p>
          </table:table-cell>
          <table:table-cell office:value-type="float" office:value="4.74161363482188" calcext:value-type="float">
            <text:p>4.74161363482188</text:p>
          </table:table-cell>
          <table:table-cell table:number-columns-repeated="5"/>
        </table:table-row>
        <table:table-row table:style-name="ro1">
          <table:table-cell office:value-type="float" office:value="38.2632519289717" calcext:value-type="float">
            <text:p>38.2632519289717</text:p>
          </table:table-cell>
          <table:table-cell office:value-type="float" office:value="23.4491182709033" calcext:value-type="float">
            <text:p>23.4491182709033</text:p>
          </table:table-cell>
          <table:table-cell office:value-type="float" office:value="4.77083304904455" calcext:value-type="float">
            <text:p>4.77083304904455</text:p>
          </table:table-cell>
          <table:table-cell table:number-columns-repeated="5"/>
        </table:table-row>
        <table:table-row table:style-name="ro1">
          <table:table-cell office:value-type="float" office:value="38.2701828287534" calcext:value-type="float">
            <text:p>38.2701828287534</text:p>
          </table:table-cell>
          <table:table-cell office:value-type="float" office:value="23.3306630224878" calcext:value-type="float">
            <text:p>23.3306630224878</text:p>
          </table:table-cell>
          <table:table-cell office:value-type="float" office:value="4.71239422384358" calcext:value-type="float">
            <text:p>4.71239422384358</text:p>
          </table:table-cell>
          <table:table-cell table:number-columns-repeated="5"/>
        </table:table-row>
        <table:table-row table:style-name="ro1">
          <table:table-cell office:value-type="float" office:value="38.2701834496334" calcext:value-type="float">
            <text:p>38.2701834496334</text:p>
          </table:table-cell>
          <table:table-cell office:value-type="float" office:value="23.2122526439684" calcext:value-type="float">
            <text:p>23.2122526439684</text:p>
          </table:table-cell>
          <table:table-cell office:value-type="float" office:value="4.71239422169779" calcext:value-type="float">
            <text:p>4.71239422169779</text:p>
          </table:table-cell>
          <table:table-cell table:number-columns-repeated="5"/>
        </table:table-row>
        <table:table-row table:style-name="ro1">
          <table:table-cell office:value-type="float" office:value="38.2701837973005" calcext:value-type="float">
            <text:p>38.2701837973005</text:p>
          </table:table-cell>
          <table:table-cell office:value-type="float" office:value="23.1459205714753" calcext:value-type="float">
            <text:p>23.1459205714753</text:p>
          </table:table-cell>
          <table:table-cell office:value-type="float" office:value="4.53864759805693" calcext:value-type="float">
            <text:p>4.53864759805693</text:p>
          </table:table-cell>
          <table:table-cell table:number-columns-repeated="5"/>
        </table:table-row>
        <table:table-row table:style-name="ro1">
          <table:table-cell office:value-type="float" office:value="38.2583346545348" calcext:value-type="float">
            <text:p>38.2583346545348</text:p>
          </table:table-cell>
          <table:table-cell office:value-type="float" office:value="23.0784082975296" calcext:value-type="float">
            <text:p>23.0784082975296</text:p>
          </table:table-cell>
          <table:table-cell office:value-type="float" office:value="4.54474140885025" calcext:value-type="float">
            <text:p>4.54474140885025</text:p>
          </table:table-cell>
          <table:table-cell table:number-columns-repeated="5"/>
        </table:table-row>
        <table:table-row table:style-name="ro1">
          <table:table-cell office:value-type="float" office:value="38.2565043650638" calcext:value-type="float">
            <text:p>38.2565043650638</text:p>
          </table:table-cell>
          <table:table-cell office:value-type="float" office:value="23.0675932881305" calcext:value-type="float">
            <text:p>23.0675932881305</text:p>
          </table:table-cell>
          <table:table-cell office:value-type="float" office:value="4.55083521964273" calcext:value-type="float">
            <text:p>4.55083521964273</text:p>
          </table:table-cell>
          <table:table-cell table:number-columns-repeated="5"/>
        </table:table-row>
        <table:table-row table:style-name="ro1">
          <table:table-cell office:value-type="float" office:value="38.2319874668786" calcext:value-type="float">
            <text:p>38.2319874668786</text:p>
          </table:table-cell>
          <table:table-cell office:value-type="float" office:value="22.9171589551043" calcext:value-type="float">
            <text:p>22.9171589551043</text:p>
          </table:table-cell>
          <table:table-cell office:value-type="float" office:value="4.53864758640869" calcext:value-type="float">
            <text:p>4.53864758640869</text:p>
          </table:table-cell>
          <table:table-cell table:number-columns-repeated="5"/>
        </table:table-row>
        <table:table-row table:style-name="ro1">
          <table:table-cell office:value-type="float" office:value="38.2243226510145" calcext:value-type="float">
            <text:p>38.2243226510145</text:p>
          </table:table-cell>
          <table:table-cell office:value-type="float" office:value="22.8734875163179" calcext:value-type="float">
            <text:p>22.8734875163179</text:p>
          </table:table-cell>
          <table:table-cell office:value-type="float" office:value="4.32369241828359" calcext:value-type="float">
            <text:p>4.32369241828359</text:p>
          </table:table-cell>
          <table:table-cell table:number-columns-repeated="5"/>
        </table:table-row>
        <table:table-row table:style-name="ro1">
          <table:table-cell office:value-type="float" office:value="38.2018576778856" calcext:value-type="float">
            <text:p>38.2018576778856</text:p>
          </table:table-cell>
          <table:table-cell office:value-type="float" office:value="22.8186322911153" calcext:value-type="float">
            <text:p>22.8186322911153</text:p>
          </table:table-cell>
          <table:table-cell office:value-type="float" office:value="4.39389717851119" calcext:value-type="float">
            <text:p>4.39389717851119</text:p>
          </table:table-cell>
          <table:table-cell table:number-columns-repeated="5"/>
        </table:table-row>
        <table:table-row table:style-name="ro1">
          <table:table-cell office:value-type="float" office:value="38.1623198078919" calcext:value-type="float">
            <text:p>38.1623198078919</text:p>
          </table:table-cell>
          <table:table-cell office:value-type="float" office:value="22.6987175146538" calcext:value-type="float">
            <text:p>22.6987175146538</text:p>
          </table:table-cell>
          <table:table-cell office:value-type="float" office:value="4.46410193873875" calcext:value-type="float">
            <text:p>4.46410193873875</text:p>
          </table:table-cell>
          <table:table-cell table:number-columns-repeated="5"/>
        </table:table-row>
        <table:table-row table:style-name="ro1">
          <table:table-cell office:value-type="float" office:value="38.1383359983576" calcext:value-type="float">
            <text:p>38.1383359983576</text:p>
          </table:table-cell>
          <table:table-cell office:value-type="float" office:value="22.6041135715072" calcext:value-type="float">
            <text:p>22.6041135715072</text:p>
          </table:table-cell>
          <table:table-cell office:value-type="float" office:value="4.37479965646315" calcext:value-type="float">
            <text:p>4.37479965646315</text:p>
          </table:table-cell>
          <table:table-cell table:number-columns-repeated="5"/>
        </table:table-row>
        <table:table-row table:style-name="ro1">
          <table:table-cell office:value-type="float" office:value="38.1008559398758" calcext:value-type="float">
            <text:p>38.1008559398758</text:p>
          </table:table-cell>
          <table:table-cell office:value-type="float" office:value="22.4973409488946" calcext:value-type="float">
            <text:p>22.4973409488946</text:p>
          </table:table-cell>
          <table:table-cell office:value-type="float" office:value="4.4366073209694" calcext:value-type="float">
            <text:p>4.4366073209694</text:p>
          </table:table-cell>
          <table:table-cell table:number-columns-repeated="5"/>
        </table:table-row>
        <table:table-row table:style-name="ro1">
          <table:table-cell office:value-type="float" office:value="38.070580911221" calcext:value-type="float">
            <text:p>38.070580911221</text:p>
          </table:table-cell>
          <table:table-cell office:value-type="float" office:value="22.390359284686" calcext:value-type="float">
            <text:p>22.390359284686</text:p>
          </table:table-cell>
          <table:table-cell office:value-type="float" office:value="4.49841498547563" calcext:value-type="float">
            <text:p>4.49841498547563</text:p>
          </table:table-cell>
          <table:table-cell table:number-columns-repeated="5"/>
        </table:table-row>
        <table:table-row table:style-name="ro1">
          <table:table-cell office:value-type="float" office:value="38.0510193954392" calcext:value-type="float">
            <text:p>38.0510193954392</text:p>
          </table:table-cell>
          <table:table-cell office:value-type="float" office:value="22.3003387190243" calcext:value-type="float">
            <text:p>22.3003387190243</text:p>
          </table:table-cell>
          <table:table-cell office:value-type="float" office:value="4.3489977486779" calcext:value-type="float">
            <text:p>4.3489977486779</text:p>
          </table:table-cell>
          <table:table-cell table:number-columns-repeated="5"/>
        </table:table-row>
        <table:table-row table:style-name="ro1">
          <table:table-cell office:value-type="float" office:value="38.0241642267962" calcext:value-type="float">
            <text:p>38.0241642267962</text:p>
          </table:table-cell>
          <table:table-cell office:value-type="float" office:value="22.2297191676109" calcext:value-type="float">
            <text:p>22.2297191676109</text:p>
          </table:table-cell>
          <table:table-cell office:value-type="float" office:value="4.39287193071864" calcext:value-type="float">
            <text:p>4.39287193071864</text:p>
          </table:table-cell>
          <table:table-cell table:number-columns-repeated="5"/>
        </table:table-row>
        <table:table-row table:style-name="ro1">
          <table:table-cell office:value-type="float" office:value="37.9993659604931" calcext:value-type="float">
            <text:p>37.9993659604931</text:p>
          </table:table-cell>
          <table:table-cell office:value-type="float" office:value="22.1547667610654" calcext:value-type="float">
            <text:p>22.1547667610654</text:p>
          </table:table-cell>
          <table:table-cell office:value-type="float" office:value="4.48062029480015" calcext:value-type="float">
            <text:p>4.48062029480015</text:p>
          </table:table-cell>
          <table:table-cell table:number-columns-repeated="5"/>
        </table:table-row>
        <table:table-row table:style-name="ro1">
          <table:table-cell office:value-type="float" office:value="37.9812316176204" calcext:value-type="float">
            <text:p>37.9812316176204</text:p>
          </table:table-cell>
          <table:table-cell office:value-type="float" office:value="22.0779295118488" calcext:value-type="float">
            <text:p>22.0779295118488</text:p>
          </table:table-cell>
          <table:table-cell office:value-type="float" office:value="4.52449447684083" calcext:value-type="float">
            <text:p>4.52449447684083</text:p>
          </table:table-cell>
          <table:table-cell table:number-columns-repeated="5"/>
        </table:table-row>
        <table:table-row table:style-name="ro1">
          <table:table-cell office:value-type="float" office:value="37.9558324014976" calcext:value-type="float">
            <text:p>37.9558324014976</text:p>
          </table:table-cell>
          <table:table-cell office:value-type="float" office:value="21.9443459908625" calcext:value-type="float">
            <text:p>21.9443459908625</text:p>
          </table:table-cell>
          <table:table-cell office:value-type="float" office:value="4.56433011021655" calcext:value-type="float">
            <text:p>4.56433011021655</text:p>
          </table:table-cell>
          <table:table-cell table:number-columns-repeated="5"/>
        </table:table-row>
        <table:table-row table:style-name="ro1">
          <table:table-cell office:value-type="float" office:value="37.945257510301" calcext:value-type="float">
            <text:p>37.945257510301</text:p>
          </table:table-cell>
          <table:table-cell office:value-type="float" office:value="21.8734451000333" calcext:value-type="float">
            <text:p>21.8734451000333</text:p>
          </table:table-cell>
          <table:table-cell office:value-type="float" office:value="4.60416574359225" calcext:value-type="float">
            <text:p>4.60416574359225</text:p>
          </table:table-cell>
          <table:table-cell table:number-columns-repeated="5"/>
        </table:table-row>
        <table:table-row table:style-name="ro1">
          <table:table-cell office:value-type="float" office:value="37.9315107274648" calcext:value-type="float">
            <text:p>37.9315107274648</text:p>
          </table:table-cell>
          <table:table-cell office:value-type="float" office:value="21.7469189249056" calcext:value-type="float">
            <text:p>21.7469189249056</text:p>
          </table:table-cell>
          <table:table-cell office:value-type="float" office:value="4.53864752438306" calcext:value-type="float">
            <text:p>4.53864752438306</text:p>
          </table:table-cell>
          <table:table-cell table:number-columns-repeated="5"/>
        </table:table-row>
        <table:table-row table:style-name="ro1">
          <table:table-cell office:value-type="float" office:value="37.9112101134749" calcext:value-type="float">
            <text:p>37.9112101134749</text:p>
          </table:table-cell>
          <table:table-cell office:value-type="float" office:value="21.6312531719465" calcext:value-type="float">
            <text:p>21.6312531719465</text:p>
          </table:table-cell>
          <table:table-cell office:value-type="float" office:value="4.5963014264643" calcext:value-type="float">
            <text:p>4.5963014264643</text:p>
          </table:table-cell>
          <table:table-cell table:number-columns-repeated="5"/>
        </table:table-row>
        <table:table-row table:style-name="ro1">
          <table:table-cell office:value-type="float" office:value="37.8991965911272" calcext:value-type="float">
            <text:p>37.8991965911272</text:p>
          </table:table-cell>
          <table:table-cell office:value-type="float" office:value="21.5282317250065" calcext:value-type="float">
            <text:p>21.5282317250065</text:p>
          </table:table-cell>
          <table:table-cell office:value-type="float" office:value="4.65395532854556" calcext:value-type="float">
            <text:p>4.65395532854556</text:p>
          </table:table-cell>
          <table:table-cell table:number-columns-repeated="5"/>
        </table:table-row>
        <table:table-row table:style-name="ro1">
          <table:table-cell office:value-type="float" office:value="37.8907307051496" calcext:value-type="float">
            <text:p>37.8907307051496</text:p>
          </table:table-cell>
          <table:table-cell office:value-type="float" office:value="21.383516343516" calcext:value-type="float">
            <text:p>21.383516343516</text:p>
          </table:table-cell>
          <table:table-cell office:value-type="float" office:value="4.68317475068009" calcext:value-type="float">
            <text:p>4.68317475068009</text:p>
          </table:table-cell>
          <table:table-cell table:number-columns-repeated="5"/>
        </table:table-row>
        <table:table-row table:style-name="ro1">
          <table:table-cell office:value-type="float" office:value="37.889194621065" calcext:value-type="float">
            <text:p>37.889194621065</text:p>
          </table:table-cell>
          <table:table-cell office:value-type="float" office:value="21.3309513067473" calcext:value-type="float">
            <text:p>21.3309513067473</text:p>
          </table:table-cell>
          <table:table-cell office:value-type="float" office:value="4.71239417281466" calcext:value-type="float">
            <text:p>4.71239417281466</text:p>
          </table:table-cell>
          <table:table-cell table:number-columns-repeated="5"/>
        </table:table-row>
        <table:table-row table:style-name="ro1">
          <table:table-cell office:value-type="float" office:value="37.8891953724893" calcext:value-type="float">
            <text:p>37.8891953724893</text:p>
          </table:table-cell>
          <table:table-cell office:value-type="float" office:value="21.1862359683585" calcext:value-type="float">
            <text:p>21.1862359683585</text:p>
          </table:table-cell>
          <table:table-cell office:value-type="float" office:value="4.74161359536517" calcext:value-type="float">
            <text:p>4.74161359536517</text:p>
          </table:table-cell>
          <table:table-cell table:number-columns-repeated="5"/>
        </table:table-row>
        <table:table-row table:style-name="ro1">
          <table:table-cell office:value-type="float" office:value="37.8907320024981" calcext:value-type="float">
            <text:p>37.8907320024981</text:p>
          </table:table-cell>
          <table:table-cell office:value-type="float" office:value="21.1336709467973" calcext:value-type="float">
            <text:p>21.1336709467973</text:p>
          </table:table-cell>
          <table:table-cell office:value-type="float" office:value="4.77083301791568" calcext:value-type="float">
            <text:p>4.77083301791568</text:p>
          </table:table-cell>
          <table:table-cell table:number-columns-repeated="5"/>
        </table:table-row>
        <table:table-row table:style-name="ro1">
          <table:table-cell office:value-type="float" office:value="37.8991993915142" calcext:value-type="float">
            <text:p>37.8991993915142</text:p>
          </table:table-cell>
          <table:table-cell office:value-type="float" office:value="20.9889556520492" calcext:value-type="float">
            <text:p>20.9889556520492</text:p>
          </table:table-cell>
          <table:table-cell office:value-type="float" office:value="4.79985422236592" calcext:value-type="float">
            <text:p>4.79985422236592</text:p>
          </table:table-cell>
          <table:table-cell table:number-columns-repeated="5"/>
        </table:table-row>
        <table:table-row table:style-name="ro1">
          <table:table-cell office:value-type="float" office:value="37.9037619515965" calcext:value-type="float">
            <text:p>37.9037619515965</text:p>
          </table:table-cell>
          <table:table-cell office:value-type="float" office:value="20.9369244765045" calcext:value-type="float">
            <text:p>20.9369244765045</text:p>
          </table:table-cell>
          <table:table-cell office:value-type="float" office:value="4.8288754268162" calcext:value-type="float">
            <text:p>4.8288754268162</text:p>
          </table:table-cell>
          <table:table-cell table:number-columns-repeated="5"/>
        </table:table-row>
        <table:table-row table:style-name="ro1">
          <table:table-cell office:value-type="float" office:value="37.9206959797988" calcext:value-type="float">
            <text:p>37.9206959797988</text:p>
          </table:table-cell>
          <table:table-cell office:value-type="float" office:value="20.7922092223923" calcext:value-type="float">
            <text:p>20.7922092223923</text:p>
          </table:table-cell>
          <table:table-cell office:value-type="float" office:value="4.82887543140963" calcext:value-type="float">
            <text:p>4.82887543140963</text:p>
          </table:table-cell>
          <table:table-cell table:number-columns-repeated="5"/>
        </table:table-row>
        <table:table-row table:style-name="ro1">
          <table:table-cell office:value-type="float" office:value="37.9371983804229" calcext:value-type="float">
            <text:p>37.9371983804229</text:p>
          </table:table-cell>
          <table:table-cell office:value-type="float" office:value="20.6511825879592" calcext:value-type="float">
            <text:p>20.6511825879592</text:p>
          </table:table-cell>
          <table:table-cell office:value-type="float" office:value="4.82062262620233" calcext:value-type="float">
            <text:p>4.82062262620233</text:p>
          </table:table-cell>
          <table:table-cell table:number-columns-repeated="5"/>
        </table:table-row>
        <table:table-row table:style-name="ro1">
          <table:table-cell office:value-type="float" office:value="37.9537312955528" calcext:value-type="float">
            <text:p>37.9537312955528</text:p>
          </table:table-cell>
          <table:table-cell office:value-type="float" office:value="20.4990274412741" calcext:value-type="float">
            <text:p>20.4990274412741</text:p>
          </table:table-cell>
          <table:table-cell office:value-type="float" office:value="4.86471229496558" calcext:value-type="float">
            <text:p>4.86471229496558</text:p>
          </table:table-cell>
          <table:table-cell table:number-columns-repeated="5"/>
        </table:table-row>
        <table:table-row table:style-name="ro1">
          <table:table-cell office:value-type="float" office:value="37.9657692934592" calcext:value-type="float">
            <text:p>37.9657692934592</text:p>
          </table:table-cell>
          <table:table-cell office:value-type="float" office:value="20.4206103574809" calcext:value-type="float">
            <text:p>20.4206103574809</text:p>
          </table:table-cell>
          <table:table-cell office:value-type="float" office:value="4.95289163249209" calcext:value-type="float">
            <text:p>4.95289163249209</text:p>
          </table:table-cell>
          <table:table-cell table:number-columns-repeated="5"/>
        </table:table-row>
        <table:table-row table:style-name="ro1">
          <table:table-cell office:value-type="float" office:value="37.9846663292934" calcext:value-type="float">
            <text:p>37.9846663292934</text:p>
          </table:table-cell>
          <table:table-cell office:value-type="float" office:value="20.3435580735374" calcext:value-type="float">
            <text:p>20.3435580735374</text:p>
          </table:table-cell>
          <table:table-cell office:value-type="float" office:value="4.99698130125539" calcext:value-type="float">
            <text:p>4.99698130125539</text:p>
          </table:table-cell>
          <table:table-cell table:number-columns-repeated="5"/>
        </table:table-row>
        <table:table-row table:style-name="ro1">
          <table:table-cell office:value-type="float" office:value="37.9907995209792" calcext:value-type="float">
            <text:p>37.9907995209792</text:p>
          </table:table-cell>
          <table:table-cell office:value-type="float" office:value="20.3225922610338" calcext:value-type="float">
            <text:p>20.3225922610338</text:p>
          </table:table-cell>
          <table:table-cell office:value-type="float" office:value="4.71239418534575" calcext:value-type="float">
            <text:p>4.71239418534575</text:p>
          </table:table-cell>
          <table:table-cell table:number-columns-repeated="5"/>
        </table:table-row>
        <table:table-row table:style-name="ro1">
          <table:table-cell office:value-type="float" office:value="37.9907996610536" calcext:value-type="float">
            <text:p>37.9907996610536</text:p>
          </table:table-cell>
          <table:table-cell office:value-type="float" office:value="20.2956805586655" calcext:value-type="float">
            <text:p>20.2956805586655</text:p>
          </table:table-cell>
          <table:table-cell office:value-type="float" office:value="4.74161361113434" calcext:value-type="float">
            <text:p>4.74161361113434</text:p>
          </table:table-cell>
          <table:table-cell table:number-columns-repeated="5"/>
        </table:table-row>
        <table:table-row table:style-name="ro1">
          <table:table-cell office:value-type="float" office:value="37.9923362920615" calcext:value-type="float">
            <text:p>37.9923362920615</text:p>
          </table:table-cell>
          <table:table-cell office:value-type="float" office:value="20.243115531305" calcext:value-type="float">
            <text:p>20.243115531305</text:p>
          </table:table-cell>
          <table:table-cell office:value-type="float" office:value="4.77083303692286" calcext:value-type="float">
            <text:p>4.77083303692286</text:p>
          </table:table-cell>
          <table:table-cell table:number-columns-repeated="5"/>
        </table:table-row>
        <table:table-row table:style-name="ro1">
          <table:table-cell office:value-type="float" office:value="37.9992671896909" calcext:value-type="float">
            <text:p>37.9992671896909</text:p>
          </table:table-cell>
          <table:table-cell office:value-type="float" office:value="20.1246602950497" calcext:value-type="float">
            <text:p>20.1246602950497</text:p>
          </table:table-cell>
          <table:table-cell office:value-type="float" office:value="4.71239418452156" calcext:value-type="float">
            <text:p>4.71239418452156</text:p>
          </table:table-cell>
          <table:table-cell table:number-columns-repeated="5"/>
        </table:table-row>
        <table:table-row table:style-name="ro1">
          <table:table-cell office:value-type="float" office:value="37.9992678059147" calcext:value-type="float">
            <text:p>37.9992678059147</text:p>
          </table:table-cell>
          <table:table-cell office:value-type="float" office:value="20.0062499276733" calcext:value-type="float">
            <text:p>20.0062499276733</text:p>
          </table:table-cell>
          <table:table-cell office:value-type="float" office:value="4.7395307680792" calcext:value-type="float">
            <text:p>4.7395307680792</text:p>
          </table:table-cell>
          <table:table-cell table:number-columns-repeated="5"/>
        </table:table-row>
        <table:table-row table:style-name="ro1">
          <table:table-cell office:value-type="float" office:value="38.0005932441574" calcext:value-type="float">
            <text:p>38.0005932441574</text:p>
          </table:table-cell>
          <table:table-cell office:value-type="float" office:value="19.9574280605014" calcext:value-type="float">
            <text:p>19.9574280605014</text:p>
          </table:table-cell>
          <table:table-cell office:value-type="float" office:value="4.76666735163681" calcext:value-type="float">
            <text:p>4.76666735163681</text:p>
          </table:table-cell>
          <table:table-cell table:number-columns-repeated="5"/>
        </table:table-row>
        <table:table-row table:style-name="ro1">
          <table:table-cell office:value-type="float" office:value="38.0077353846803" calcext:value-type="float">
            <text:p>38.0077353846803</text:p>
          </table:table-cell>
          <table:table-cell office:value-type="float" office:value="19.8259737618324" calcext:value-type="float">
            <text:p>19.8259737618324</text:p>
          </table:table-cell>
          <table:table-cell office:value-type="float" office:value="4.71239418669897" calcext:value-type="float">
            <text:p>4.71239418669897</text:p>
          </table:table-cell>
          <table:table-cell table:number-columns-repeated="5"/>
        </table:table-row>
        <table:table-row table:style-name="ro1">
          <table:table-cell office:value-type="float" office:value="38.0077356895529" calcext:value-type="float">
            <text:p>38.0077356895529</text:p>
          </table:table-cell>
          <table:table-cell office:value-type="float" office:value="19.7674155274893" calcext:value-type="float">
            <text:p>19.7674155274893</text:p>
          </table:table-cell>
          <table:table-cell office:value-type="float" office:value="4.55083511145391" calcext:value-type="float">
            <text:p>4.55083511145391</text:p>
          </table:table-cell>
          <table:table-cell table:number-columns-repeated="5"/>
        </table:table-row>
        <table:table-row table:style-name="ro1">
          <table:table-cell office:value-type="float" office:value="37.994056281738" calcext:value-type="float">
            <text:p>37.994056281738</text:p>
          </table:table-cell>
          <table:table-cell office:value-type="float" office:value="19.6834794939453" calcext:value-type="float">
            <text:p>19.6834794939453</text:p>
          </table:table-cell>
          <table:table-cell office:value-type="float" office:value="4.5999665179959" calcext:value-type="float">
            <text:p>4.5999665179959</text:p>
          </table:table-cell>
          <table:table-cell table:number-columns-repeated="5"/>
        </table:table-row>
        <table:table-row table:style-name="ro1">
          <table:table-cell office:value-type="float" office:value="37.9841389499041" calcext:value-type="float">
            <text:p>37.9841389499041</text:p>
          </table:table-cell>
          <table:table-cell office:value-type="float" office:value="19.5956365906115" calcext:value-type="float">
            <text:p>19.5956365906115</text:p>
          </table:table-cell>
          <table:table-cell office:value-type="float" office:value="4.64909792453789" calcext:value-type="float">
            <text:p>4.64909792453789</text:p>
          </table:table-cell>
          <table:table-cell table:number-columns-repeated="5"/>
        </table:table-row>
        <table:table-row table:style-name="ro1">
          <table:table-cell office:value-type="float" office:value="37.9756730061483" calcext:value-type="float">
            <text:p>37.9756730061483</text:p>
          </table:table-cell>
          <table:table-cell office:value-type="float" office:value="19.4620531569103" calcext:value-type="float">
            <text:p>19.4620531569103</text:p>
          </table:table-cell>
          <table:table-cell office:value-type="float" office:value="4.68074605333804" calcext:value-type="float">
            <text:p>4.68074605333804</text:p>
          </table:table-cell>
          <table:table-cell table:number-columns-repeated="5"/>
        </table:table-row>
        <table:table-row table:style-name="ro1">
          <table:table-cell office:value-type="float" office:value="37.9738710168211" calcext:value-type="float">
            <text:p>37.9738710168211</text:p>
          </table:table-cell>
          <table:table-cell office:value-type="float" office:value="19.4051245467494" calcext:value-type="float">
            <text:p>19.4051245467494</text:p>
          </table:table-cell>
          <table:table-cell office:value-type="float" office:value="4.71239418213834" calcext:value-type="float">
            <text:p>4.71239418213834</text:p>
          </table:table-cell>
          <table:table-cell table:number-columns-repeated="5"/>
        </table:table-row>
        <table:table-row table:style-name="ro1">
          <table:table-cell office:value-type="float" office:value="37.9738716327626" calcext:value-type="float">
            <text:p>37.9738716327626</text:p>
          </table:table-cell>
          <table:table-cell office:value-type="float" office:value="19.2867141851869" calcext:value-type="float">
            <text:p>19.2867141851869</text:p>
          </table:table-cell>
          <table:table-cell office:value-type="float" office:value="4.65395531621656" calcext:value-type="float">
            <text:p>4.65395531621656</text:p>
          </table:table-cell>
          <table:table-cell table:number-columns-repeated="5"/>
        </table:table-row>
        <table:table-row table:style-name="ro1">
          <table:table-cell office:value-type="float" office:value="37.9669419665525" calcext:value-type="float">
            <text:p>37.9669419665525</text:p>
          </table:table-cell>
          <table:table-cell office:value-type="float" office:value="19.1682588835467" calcext:value-type="float">
            <text:p>19.1682588835467</text:p>
          </table:table-cell>
          <table:table-cell office:value-type="float" office:value="4.71482288607181" calcext:value-type="float">
            <text:p>4.71482288607181</text:p>
          </table:table-cell>
          <table:table-cell table:number-columns-repeated="5"/>
        </table:table-row>
        <table:table-row table:style-name="ro1">
          <table:table-cell office:value-type="float" office:value="37.9672084643259" calcext:value-type="float">
            <text:p>37.9672084643259</text:p>
          </table:table-cell>
          <table:table-cell office:value-type="float" office:value="19.0587652213586" calcext:value-type="float">
            <text:p>19.0587652213586</text:p>
          </table:table-cell>
          <table:table-cell office:value-type="float" office:value="4.77569045592699" calcext:value-type="float">
            <text:p>4.77569045592699</text:p>
          </table:table-cell>
          <table:table-cell table:number-columns-repeated="5"/>
        </table:table-row>
        <table:table-row table:style-name="ro1">
          <table:table-cell office:value-type="float" office:value="37.9738733656929" calcext:value-type="float">
            <text:p>37.9738733656929</text:p>
          </table:table-cell>
          <table:table-cell office:value-type="float" office:value="18.9536176450389" calcext:value-type="float">
            <text:p>18.9536176450389</text:p>
          </table:table-cell>
          <table:table-cell office:value-type="float" office:value="4.71239418472423" calcext:value-type="float">
            <text:p>4.71239418472423</text:p>
          </table:table-cell>
          <table:table-cell table:number-columns-repeated="5"/>
        </table:table-row>
        <table:table-row table:style-name="ro1">
          <table:table-cell office:value-type="float" office:value="37.9738740864231" calcext:value-type="float">
            <text:p>37.9738740864231</text:p>
          </table:table-cell>
          <table:table-cell office:value-type="float" office:value="18.8151312434829" calcext:value-type="float">
            <text:p>18.8151312434829</text:p>
          </table:table-cell>
          <table:table-cell office:value-type="float" office:value="4.73772486393175" calcext:value-type="float">
            <text:p>4.73772486393175</text:p>
          </table:table-cell>
          <table:table-cell table:number-columns-repeated="5"/>
        </table:table-row>
        <table:table-row table:style-name="ro1">
          <table:table-cell office:value-type="float" office:value="37.9750290345685" calcext:value-type="float">
            <text:p>37.9750290345685</text:p>
          </table:table-cell>
          <table:table-cell office:value-type="float" office:value="18.7695555283297" calcext:value-type="float">
            <text:p>18.7695555283297</text:p>
          </table:table-cell>
          <table:table-cell office:value-type="float" office:value="4.76305554313932" calcext:value-type="float">
            <text:p>4.76305554313932</text:p>
          </table:table-cell>
          <table:table-cell table:number-columns-repeated="5"/>
        </table:table-row>
        <table:table-row table:style-name="ro1">
          <table:table-cell office:value-type="float" office:value="37.9834965431166" calcext:value-type="float">
            <text:p>37.9834965431166</text:p>
          </table:table-cell>
          <table:table-cell office:value-type="float" office:value="18.6025763373378" calcext:value-type="float">
            <text:p>18.6025763373378</text:p>
          </table:table-cell>
          <table:table-cell office:value-type="float" office:value="4.82459823021911" calcext:value-type="float">
            <text:p>4.82459823021911</text:p>
          </table:table-cell>
          <table:table-cell table:number-columns-repeated="5"/>
        </table:table-row>
        <table:table-row table:style-name="ro1">
          <table:table-cell office:value-type="float" office:value="37.9958928320916" calcext:value-type="float">
            <text:p>37.9958928320916</text:p>
          </table:table-cell>
          <table:table-cell office:value-type="float" office:value="18.4925656350745" calcext:value-type="float">
            <text:p>18.4925656350745</text:p>
          </table:table-cell>
          <table:table-cell office:value-type="float" office:value="4.88614091729883" calcext:value-type="float">
            <text:p>4.88614091729883</text:p>
          </table:table-cell>
          <table:table-cell table:number-columns-repeated="5"/>
        </table:table-row>
        <table:table-row table:style-name="ro1">
          <table:table-cell office:value-type="float" office:value="38.0212935086687" calcext:value-type="float">
            <text:p>38.0212935086687</text:p>
          </table:table-cell>
          <table:table-cell office:value-type="float" office:value="18.3478504287648" calcext:value-type="float">
            <text:p>18.3478504287648</text:p>
          </table:table-cell>
          <table:table-cell office:value-type="float" office:value="4.90625720467027" calcext:value-type="float">
            <text:p>4.90625720467027</text:p>
          </table:table-cell>
          <table:table-cell table:number-columns-repeated="5"/>
        </table:table-row>
        <table:table-row table:style-name="ro1">
          <table:table-cell office:value-type="float" office:value="38.0282689835031" calcext:value-type="float">
            <text:p>38.0282689835031</text:p>
          </table:table-cell>
          <table:table-cell office:value-type="float" office:value="18.3123218407917" calcext:value-type="float">
            <text:p>18.3123218407917</text:p>
          </table:table-cell>
          <table:table-cell office:value-type="float" office:value="4.92637349204176" calcext:value-type="float">
            <text:p>4.92637349204176</text:p>
          </table:table-cell>
          <table:table-cell table:number-columns-repeated="5"/>
        </table:table-row>
        <table:table-row table:style-name="ro1">
          <table:table-cell office:value-type="float" office:value="38.0621363612803" calcext:value-type="float">
            <text:p>38.0621363612803</text:p>
          </table:table-cell>
          <table:table-cell office:value-type="float" office:value="18.1564747158796" calcext:value-type="float">
            <text:p>18.1564747158796</text:p>
          </table:table-cell>
          <table:table-cell office:value-type="float" office:value="4.92637350756386" calcext:value-type="float">
            <text:p>4.92637350756386</text:p>
          </table:table-cell>
          <table:table-cell table:number-columns-repeated="5"/>
        </table:table-row>
        <table:table-row table:style-name="ro1">
          <table:table-cell office:value-type="float" office:value="38.0960037384924" calcext:value-type="float">
            <text:p>38.0960037384924</text:p>
          </table:table-cell>
          <table:table-cell office:value-type="float" office:value="18.0006276052254" calcext:value-type="float">
            <text:p>18.0006276052254</text:p>
          </table:table-cell>
          <table:table-cell office:value-type="float" office:value="4.96167745648409" calcext:value-type="float">
            <text:p>4.96167745648409</text:p>
          </table:table-cell>
          <table:table-cell table:number-columns-repeated="5"/>
        </table:table-row>
        <table:table-row table:style-name="ro1">
          <table:table-cell office:value-type="float" office:value="38.111678474439" calcext:value-type="float">
            <text:p>38.111678474439</text:p>
          </table:table-cell>
          <table:table-cell office:value-type="float" office:value="17.9390576436851" calcext:value-type="float">
            <text:p>17.9390576436851</text:p>
          </table:table-cell>
          <table:table-cell office:value-type="float" office:value="4.99698140540417" calcext:value-type="float">
            <text:p>4.99698140540417</text:p>
          </table:table-cell>
          <table:table-cell table:number-columns-repeated="5"/>
        </table:table-row>
        <table:table-row table:style-name="ro1">
          <table:table-cell office:value-type="float" office:value="38.1540124358052" calcext:value-type="float">
            <text:p>38.1540124358052</text:p>
          </table:table-cell>
          <table:table-cell office:value-type="float" office:value="17.7943425265043" calcext:value-type="float">
            <text:p>17.7943425265043</text:p>
          </table:table-cell>
          <table:table-cell office:value-type="float" office:value="5.04903881002867" calcext:value-type="float">
            <text:p>5.04903881002867</text:p>
          </table:table-cell>
          <table:table-cell table:number-columns-repeated="5"/>
        </table:table-row>
        <table:table-row table:style-name="ro1">
          <table:table-cell office:value-type="float" office:value="38.184951181664" calcext:value-type="float">
            <text:p>38.184951181664</text:p>
          </table:table-cell>
          <table:table-cell office:value-type="float" office:value="17.7059390246683" calcext:value-type="float">
            <text:p>17.7059390246683</text:p>
          </table:table-cell>
          <table:table-cell office:value-type="float" office:value="5.10109621465319" calcext:value-type="float">
            <text:p>5.10109621465319</text:p>
          </table:table-cell>
          <table:table-cell table:number-columns-repeated="5"/>
        </table:table-row>
        <table:table-row table:style-name="ro1">
          <table:table-cell office:value-type="float" office:value="38.2442184278283" calcext:value-type="float">
            <text:p>38.2442184278283</text:p>
          </table:table-cell>
          <table:table-cell office:value-type="float" office:value="17.5612239970635" calcext:value-type="float">
            <text:p>17.5612239970635</text:p>
          </table:table-cell>
          <table:table-cell office:value-type="float" office:value="5.11553252484826" calcext:value-type="float">
            <text:p>5.11553252484826</text:p>
          </table:table-cell>
          <table:table-cell table:number-columns-repeated="5"/>
        </table:table-row>
        <table:table-row table:style-name="ro1">
          <table:table-cell office:value-type="float" office:value="38.2544124366947" calcext:value-type="float">
            <text:p>38.2544124366947</text:p>
          </table:table-cell>
          <table:table-cell office:value-type="float" office:value="17.5373226555741" calcext:value-type="float">
            <text:p>17.5373226555741</text:p>
          </table:table-cell>
          <table:table-cell office:value-type="float" office:value="5.1299688350434" calcext:value-type="float">
            <text:p>5.1299688350434</text:p>
          </table:table-cell>
          <table:table-cell table:number-columns-repeated="5"/>
        </table:table-row>
        <table:table-row table:style-name="ro1">
          <table:table-cell office:value-type="float" office:value="38.3084100917911" calcext:value-type="float">
            <text:p>38.3084100917911</text:p>
          </table:table-cell>
          <table:table-cell office:value-type="float" office:value="17.4156166493888" calcext:value-type="float">
            <text:p>17.4156166493888</text:p>
          </table:table-cell>
          <table:table-cell office:value-type="float" office:value="5.10109624169348" calcext:value-type="float">
            <text:p>5.10109624169348</text:p>
          </table:table-cell>
          <table:table-cell table:number-columns-repeated="5"/>
        </table:table-row>
        <table:table-row table:style-name="ro1">
          <table:table-cell office:value-type="float" office:value="38.3627528779448" calcext:value-type="float">
            <text:p>38.3627528779448</text:p>
          </table:table-cell>
          <table:table-cell office:value-type="float" office:value="17.2829258682071" calcext:value-type="float">
            <text:p>17.2829258682071</text:p>
          </table:table-cell>
          <table:table-cell office:value-type="float" office:value="5.14138011992181" calcext:value-type="float">
            <text:p>5.14138011992181</text:p>
          </table:table-cell>
          <table:table-cell table:number-columns-repeated="5"/>
        </table:table-row>
        <table:table-row table:style-name="ro1">
          <table:table-cell office:value-type="float" office:value="38.392905922446" calcext:value-type="float">
            <text:p>38.392905922446</text:p>
          </table:table-cell>
          <table:table-cell office:value-type="float" office:value="17.2170032413278" calcext:value-type="float">
            <text:p>17.2170032413278</text:p>
          </table:table-cell>
          <table:table-cell office:value-type="float" office:value="5.18166399815021" calcext:value-type="float">
            <text:p>5.18166399815021</text:p>
          </table:table-cell>
          <table:table-cell table:number-columns-repeated="5"/>
        </table:table-row>
        <table:table-row table:style-name="ro1">
          <table:table-cell office:value-type="float" office:value="38.4229482114608" calcext:value-type="float">
            <text:p>38.4229482114608</text:p>
          </table:table-cell>
          <table:table-cell office:value-type="float" office:value="17.1577545653989" calcext:value-type="float">
            <text:p>17.1577545653989</text:p>
          </table:table-cell>
          <table:table-cell office:value-type="float" office:value="4.99698146854874" calcext:value-type="float">
            <text:p>4.99698146854874</text:p>
          </table:table-cell>
          <table:table-cell table:number-columns-repeated="5"/>
        </table:table-row>
        <table:table-row table:style-name="ro1">
          <table:table-cell office:value-type="float" office:value="38.4418819454013" calcext:value-type="float">
            <text:p>38.4418819454013</text:p>
          </table:table-cell>
          <table:table-cell office:value-type="float" office:value="17.0930311897593" calcext:value-type="float">
            <text:p>17.0930311897593</text:p>
          </table:table-cell>
          <table:table-cell office:value-type="float" office:value="5.04903887645024" calcext:value-type="float">
            <text:p>5.04903887645024</text:p>
          </table:table-cell>
          <table:table-cell table:number-columns-repeated="5"/>
        </table:table-row>
        <table:table-row table:style-name="ro1">
          <table:table-cell office:value-type="float" office:value="38.4728206990778" calcext:value-type="float">
            <text:p>38.4728206990778</text:p>
          </table:table-cell>
          <table:table-cell office:value-type="float" office:value="17.0046276844185" calcext:value-type="float">
            <text:p>17.0046276844185</text:p>
          </table:table-cell>
          <table:table-cell office:value-type="float" office:value="5.10109628435163" calcext:value-type="float">
            <text:p>5.10109628435163</text:p>
          </table:table-cell>
          <table:table-cell table:number-columns-repeated="5"/>
        </table:table-row>
        <table:table-row table:style-name="ro1">
          <table:table-cell office:value-type="float" office:value="38.52336988732" calcext:value-type="float">
            <text:p>38.52336988732</text:p>
          </table:table-cell>
          <table:table-cell office:value-type="float" office:value="16.8811998859034" calcext:value-type="float">
            <text:p>16.8811998859034</text:p>
          </table:table-cell>
          <table:table-cell office:value-type="float" office:value="5.0499890141082" calcext:value-type="float">
            <text:p>5.0499890141082</text:p>
          </table:table-cell>
          <table:table-cell table:number-columns-repeated="5"/>
        </table:table-row>
        <table:table-row table:style-name="ro1">
          <table:table-cell office:value-type="float" office:value="38.5665512770073" calcext:value-type="float">
            <text:p>38.5665512770073</text:p>
          </table:table-cell>
          <table:table-cell office:value-type="float" office:value="16.7581896128509" calcext:value-type="float">
            <text:p>16.7581896128509</text:p>
          </table:table-cell>
          <table:table-cell office:value-type="float" office:value="5.06288996120634" calcext:value-type="float">
            <text:p>5.06288996120634</text:p>
          </table:table-cell>
          <table:table-cell table:number-columns-repeated="5"/>
        </table:table-row>
        <table:table-row table:style-name="ro1">
          <table:table-cell office:value-type="float" office:value="38.5745246547959" calcext:value-type="float">
            <text:p>38.5745246547959</text:p>
          </table:table-cell>
          <table:table-cell office:value-type="float" office:value="16.7363803739008" calcext:value-type="float">
            <text:p>16.7363803739008</text:p>
          </table:table-cell>
          <table:table-cell office:value-type="float" office:value="5.07579090830454" calcext:value-type="float">
            <text:p>5.07579090830454</text:p>
          </table:table-cell>
          <table:table-cell table:number-columns-repeated="5"/>
        </table:table-row>
        <table:table-row table:style-name="ro1">
          <table:table-cell office:value-type="float" office:value="38.6175982867388" calcext:value-type="float">
            <text:p>38.6175982867388</text:p>
          </table:table-cell>
          <table:table-cell office:value-type="float" office:value="16.6231156732643" calcext:value-type="float">
            <text:p>16.6231156732643</text:p>
          </table:table-cell>
          <table:table-cell office:value-type="float" office:value="5.02749348116612" calcext:value-type="float">
            <text:p>5.02749348116612</text:p>
          </table:table-cell>
          <table:table-cell table:number-columns-repeated="5"/>
        </table:table-row>
        <table:table-row table:style-name="ro1">
          <table:table-cell office:value-type="float" office:value="38.6616619957019" calcext:value-type="float">
            <text:p>38.6616619957019</text:p>
          </table:table-cell>
          <table:table-cell office:value-type="float" office:value="16.4879364270536" calcext:value-type="float">
            <text:p>16.4879364270536</text:p>
          </table:table-cell>
          <table:table-cell office:value-type="float" office:value="5.03874126336713" calcext:value-type="float">
            <text:p>5.03874126336713</text:p>
          </table:table-cell>
          <table:table-cell table:number-columns-repeated="5"/>
        </table:table-row>
        <table:table-row table:style-name="ro1">
          <table:table-cell office:value-type="float" office:value="38.6681525262423" calcext:value-type="float">
            <text:p>38.6681525262423</text:p>
          </table:table-cell>
          <table:table-cell office:value-type="float" office:value="16.4687594469446" calcext:value-type="float">
            <text:p>16.4687594469446</text:p>
          </table:table-cell>
          <table:table-cell office:value-type="float" office:value="5.04998904556783" calcext:value-type="float">
            <text:p>5.04998904556783</text:p>
          </table:table-cell>
          <table:table-cell table:number-columns-repeated="5"/>
        </table:table-row>
        <table:table-row table:style-name="ro1">
          <table:table-cell office:value-type="float" office:value="38.7156000336249" calcext:value-type="float">
            <text:p>38.7156000336249</text:p>
          </table:table-cell>
          <table:table-cell office:value-type="float" office:value="16.3335963525295" calcext:value-type="float">
            <text:p>16.3335963525295</text:p>
          </table:table-cell>
          <table:table-cell office:value-type="float" office:value="5.02749350831272" calcext:value-type="float">
            <text:p>5.02749350831272</text:p>
          </table:table-cell>
          <table:table-cell table:number-columns-repeated="5"/>
        </table:table-row>
        <table:table-row table:style-name="ro1">
          <table:table-cell office:value-type="float" office:value="38.7491488891685" calcext:value-type="float">
            <text:p>38.7491488891685</text:p>
          </table:table-cell>
          <table:table-cell office:value-type="float" office:value="16.2306747262634" calcext:value-type="float">
            <text:p>16.2306747262634</text:p>
          </table:table-cell>
          <table:table-cell office:value-type="float" office:value="4.92637364373367" calcext:value-type="float">
            <text:p>4.92637364373367</text:p>
          </table:table-cell>
          <table:table-cell table:number-columns-repeated="5"/>
        </table:table-row>
        <table:table-row table:style-name="ro1">
          <table:table-cell office:value-type="float" office:value="38.7733450404543" calcext:value-type="float">
            <text:p>38.7733450404543</text:p>
          </table:table-cell>
          <table:table-cell office:value-type="float" office:value="16.119331655061" calcext:value-type="float">
            <text:p>16.119331655061</text:p>
          </table:table-cell>
          <table:table-cell office:value-type="float" office:value="4.93432644106057" calcext:value-type="float">
            <text:p>4.93432644106057</text:p>
          </table:table-cell>
          <table:table-cell table:number-columns-repeated="5"/>
        </table:table-row>
        <table:table-row table:style-name="ro1">
          <table:table-cell office:value-type="float" office:value="38.7764960324301" calcext:value-type="float">
            <text:p>38.7764960324301</text:p>
          </table:table-cell>
          <table:table-cell office:value-type="float" office:value="16.1053678747044" calcext:value-type="float">
            <text:p>16.1053678747044</text:p>
          </table:table-cell>
          <table:table-cell office:value-type="float" office:value="4.94227923838723" calcext:value-type="float">
            <text:p>4.94227923838723</text:p>
          </table:table-cell>
          <table:table-cell table:number-columns-repeated="5"/>
        </table:table-row>
        <table:table-row table:style-name="ro1">
          <table:table-cell office:value-type="float" office:value="38.8046053535867" calcext:value-type="float">
            <text:p>38.8046053535867</text:p>
          </table:table-cell>
          <table:table-cell office:value-type="float" office:value="15.9852567411275" calcext:value-type="float">
            <text:p>15.9852567411275</text:p>
          </table:table-cell>
          <table:table-cell office:value-type="float" office:value="4.88614107175644" calcext:value-type="float">
            <text:p>4.88614107175644</text:p>
          </table:table-cell>
          <table:table-cell table:number-columns-repeated="5"/>
        </table:table-row>
        <table:table-row table:style-name="ro1">
          <table:table-cell office:value-type="float" office:value="38.8256376031509" calcext:value-type="float">
            <text:p>38.8256376031509</text:p>
          </table:table-cell>
          <table:table-cell office:value-type="float" office:value="15.8654298709783" calcext:value-type="float">
            <text:p>15.8654298709783</text:p>
          </table:table-cell>
          <table:table-cell office:value-type="float" office:value="4.8861410804252" calcext:value-type="float">
            <text:p>4.8861410804252</text:p>
          </table:table-cell>
          <table:table-cell table:number-columns-repeated="5"/>
        </table:table-row>
        <table:table-row table:style-name="ro1">
          <table:table-cell office:value-type="float" office:value="38.8459394453871" calcext:value-type="float">
            <text:p>38.8459394453871</text:p>
          </table:table-cell>
          <table:table-cell office:value-type="float" office:value="15.7497643506469" calcext:value-type="float">
            <text:p>15.7497643506469</text:p>
          </table:table-cell>
          <table:table-cell office:value-type="float" office:value="4.82062281671914" calcext:value-type="float">
            <text:p>4.82062281671914</text:p>
          </table:table-cell>
          <table:table-cell table:number-columns-repeated="5"/>
        </table:table-row>
        <table:table-row table:style-name="ro1">
          <table:table-cell office:value-type="float" office:value="38.8596875673561" calcext:value-type="float">
            <text:p>38.8596875673561</text:p>
          </table:table-cell>
          <table:table-cell office:value-type="float" office:value="15.6232383395134" calcext:value-type="float">
            <text:p>15.6232383395134</text:p>
          </table:table-cell>
          <table:table-cell office:value-type="float" office:value="4.85338195848594" calcext:value-type="float">
            <text:p>4.85338195848594</text:p>
          </table:table-cell>
          <table:table-cell table:number-columns-repeated="5"/>
        </table:table-row>
        <table:table-row table:style-name="ro1">
          <table:table-cell office:value-type="float" office:value="38.8679724236103" calcext:value-type="float">
            <text:p>38.8679724236103</text:p>
          </table:table-cell>
          <table:table-cell office:value-type="float" office:value="15.5648674532604" calcext:value-type="float">
            <text:p>15.5648674532604</text:p>
          </table:table-cell>
          <table:table-cell office:value-type="float" office:value="4.88614110025252" calcext:value-type="float">
            <text:p>4.88614110025252</text:p>
          </table:table-cell>
          <table:table-cell table:number-columns-repeated="5"/>
        </table:table-row>
        <table:table-row table:style-name="ro1">
          <table:table-cell office:value-type="float" office:value="38.8798222785934" calcext:value-type="float">
            <text:p>38.8798222785934</text:p>
          </table:table-cell>
          <table:table-cell office:value-type="float" office:value="15.4973553788917" calcext:value-type="float">
            <text:p>15.4973553788917</text:p>
          </table:table-cell>
          <table:table-cell office:value-type="float" office:value="4.71239430357281" calcext:value-type="float">
            <text:p>4.71239430357281</text:p>
          </table:table-cell>
          <table:table-cell table:number-columns-repeated="5"/>
        </table:table-row>
        <table:table-row table:style-name="ro1">
          <table:table-cell office:value-type="float" office:value="38.8798226909486" calcext:value-type="float">
            <text:p>38.8798226909486</text:p>
          </table:table-cell>
          <table:table-cell office:value-type="float" office:value="15.4198914357098" calcext:value-type="float">
            <text:p>15.4198914357098</text:p>
          </table:table-cell>
          <table:table-cell office:value-type="float" office:value="4.73953089845309" calcext:value-type="float">
            <text:p>4.73953089845309</text:p>
          </table:table-cell>
          <table:table-cell table:number-columns-repeated="5"/>
        </table:table-row>
        <table:table-row table:style-name="ro1">
          <table:table-cell office:value-type="float" office:value="38.8811481361093" calcext:value-type="float">
            <text:p>38.8811481361093</text:p>
          </table:table-cell>
          <table:table-cell office:value-type="float" office:value="15.3710695483452" calcext:value-type="float">
            <text:p>15.3710695483452</text:p>
          </table:table-cell>
          <table:table-cell office:value-type="float" office:value="4.76666749333316" calcext:value-type="float">
            <text:p>4.76666749333316</text:p>
          </table:table-cell>
          <table:table-cell table:number-columns-repeated="5"/>
        </table:table-row>
        <table:table-row table:style-name="ro1">
          <table:table-cell office:value-type="float" office:value="38.8869630252304" calcext:value-type="float">
            <text:p>38.8869630252304</text:p>
          </table:table-cell>
          <table:table-cell office:value-type="float" office:value="15.2640441867749" calcext:value-type="float">
            <text:p>15.2640441867749</text:p>
          </table:table-cell>
          <table:table-cell office:value-type="float" office:value="4.65812111507308" calcext:value-type="float">
            <text:p>4.65812111507308</text:p>
          </table:table-cell>
          <table:table-cell table:number-columns-repeated="5"/>
        </table:table-row>
        <table:table-row table:style-name="ro1">
          <table:table-cell office:value-type="float" office:value="38.8811492756313" calcext:value-type="float">
            <text:p>38.8811492756313</text:p>
          </table:table-cell>
          <table:table-cell office:value-type="float" office:value="15.1570187624584" calcext:value-type="float">
            <text:p>15.1570187624584</text:p>
          </table:table-cell>
          <table:table-cell office:value-type="float" office:value="4.71239430544627" calcext:value-type="float">
            <text:p>4.71239430544627</text:p>
          </table:table-cell>
          <table:table-cell table:number-columns-repeated="5"/>
        </table:table-row>
        <table:table-row table:style-name="ro1">
          <table:table-cell office:value-type="float" office:value="38.8811497955905" calcext:value-type="float">
            <text:p>38.8811497955905</text:p>
          </table:table-cell>
          <table:table-cell office:value-type="float" office:value="15.0593749725191" calcext:value-type="float">
            <text:p>15.0593749725191</text:p>
          </table:table-cell>
          <table:table-cell office:value-type="float" office:value="4.76666749581953" calcext:value-type="float">
            <text:p>4.76666749581953</text:p>
          </table:table-cell>
          <table:table-cell table:number-columns-repeated="5"/>
        </table:table-row>
        <table:table-row table:style-name="ro1">
          <table:table-cell office:value-type="float" office:value="38.8896172696758" calcext:value-type="float">
            <text:p>38.8896172696758</text:p>
          </table:table-cell>
          <table:table-cell office:value-type="float" office:value="14.9035277301901" calcext:value-type="float">
            <text:p>14.9035277301901</text:p>
          </table:table-cell>
          <table:table-cell office:value-type="float" office:value="4.79777157509557" calcext:value-type="float">
            <text:p>4.79777157509557</text:p>
          </table:table-cell>
          <table:table-cell table:number-columns-repeated="5"/>
        </table:table-row>
        <table:table-row table:style-name="ro1">
          <table:table-cell office:value-type="float" office:value="38.8943910382868" calcext:value-type="float">
            <text:p>38.8943910382868</text:p>
          </table:table-cell>
          <table:table-cell office:value-type="float" office:value="14.8477533369536" calcext:value-type="float">
            <text:p>14.8477533369536</text:p>
          </table:table-cell>
          <table:table-cell office:value-type="float" office:value="4.82887565437153" calcext:value-type="float">
            <text:p>4.82887565437153</text:p>
          </table:table-cell>
          <table:table-cell table:number-columns-repeated="5"/>
        </table:table-row>
        <table:table-row table:style-name="ro1">
          <table:table-cell office:value-type="float" office:value="38.911325099173" calcext:value-type="float">
            <text:p>38.911325099173</text:p>
          </table:table-cell>
          <table:table-cell office:value-type="float" office:value="14.7030380888033" calcext:value-type="float">
            <text:p>14.7030380888033</text:p>
          </table:table-cell>
          <table:table-cell office:value-type="float" office:value="4.85141456755359" calcext:value-type="float">
            <text:p>4.85141456755359</text:p>
          </table:table-cell>
          <table:table-cell table:number-columns-repeated="5"/>
        </table:table-row>
        <table:table-row table:style-name="ro1">
          <table:table-cell office:value-type="float" office:value="38.9169467455677" calcext:value-type="float">
            <text:p>38.9169467455677</text:p>
          </table:table-cell>
          <table:table-cell office:value-type="float" office:value="14.6628628869148" calcext:value-type="float">
            <text:p>14.6628628869148</text:p>
          </table:table-cell>
          <table:table-cell office:value-type="float" office:value="4.8739534807357" calcext:value-type="float">
            <text:p>4.8739534807357</text:p>
          </table:table-cell>
          <table:table-cell table:number-columns-repeated="5"/>
        </table:table-row>
        <table:table-row table:style-name="ro1">
          <table:table-cell office:value-type="float" office:value="38.942347511928" calcext:value-type="float">
            <text:p>38.942347511928</text:p>
          </table:table-cell>
          <table:table-cell office:value-type="float" office:value="14.5070157303431" calcext:value-type="float">
            <text:p>14.5070157303431</text:p>
          </table:table-cell>
          <table:table-cell office:value-type="float" office:value="4.87395348663891" calcext:value-type="float">
            <text:p>4.87395348663891</text:p>
          </table:table-cell>
          <table:table-cell table:number-columns-repeated="5"/>
        </table:table-row>
        <table:table-row table:style-name="ro1">
          <table:table-cell office:value-type="float" office:value="38.9677482784936" calcext:value-type="float">
            <text:p>38.9677482784936</text:p>
          </table:table-cell>
          <table:table-cell office:value-type="float" office:value="14.3511685783066" calcext:value-type="float">
            <text:p>14.3511685783066</text:p>
          </table:table-cell>
          <table:table-cell office:value-type="float" office:value="4.93546757146399" calcext:value-type="float">
            <text:p>4.93546757146399</text:p>
          </table:table-cell>
          <table:table-cell table:number-columns-repeated="5"/>
        </table:table-row>
        <table:table-row table:style-name="ro1">
          <table:table-cell office:value-type="float" office:value="38.9922289316147" calcext:value-type="float">
            <text:p>38.9922289316147</text:p>
          </table:table-cell>
          <table:table-cell office:value-type="float" office:value="14.2432549779429" calcext:value-type="float">
            <text:p>14.2432549779429</text:p>
          </table:table-cell>
          <table:table-cell office:value-type="float" office:value="4.9969816562891" calcext:value-type="float">
            <text:p>4.9969816562891</text:p>
          </table:table-cell>
          <table:table-cell table:number-columns-repeated="5"/>
        </table:table-row>
        <table:table-row table:style-name="ro1">
          <table:table-cell office:value-type="float" office:value="39.0321175351243" calcext:value-type="float">
            <text:p>39.0321175351243</text:p>
          </table:table-cell>
          <table:table-cell office:value-type="float" office:value="14.1068992396543" calcext:value-type="float">
            <text:p>14.1068992396543</text:p>
          </table:table-cell>
          <table:table-cell office:value-type="float" office:value="4.9776273450789" calcext:value-type="float">
            <text:p>4.9776273450789</text:p>
          </table:table-cell>
          <table:table-cell table:number-columns-repeated="5"/>
        </table:table-row>
        <table:table-row table:style-name="ro1">
          <table:table-cell office:value-type="float" office:value="39.0721684377742" calcext:value-type="float">
            <text:p>39.0721684377742</text:p>
          </table:table-cell>
          <table:table-cell office:value-type="float" office:value="13.9594573122617" calcext:value-type="float">
            <text:p>13.9594573122617</text:p>
          </table:table-cell>
          <table:table-cell office:value-type="float" office:value="5.01380828111751" calcext:value-type="float">
            <text:p>5.01380828111751</text:p>
          </table:table-cell>
          <table:table-cell table:number-columns-repeated="5"/>
        </table:table-row>
        <table:table-row table:style-name="ro1">
          <table:table-cell office:value-type="float" office:value="39.0914984607599" calcext:value-type="float">
            <text:p>39.0914984607599</text:p>
          </table:table-cell>
          <table:table-cell office:value-type="float" office:value="13.8972813150073" calcext:value-type="float">
            <text:p>13.8972813150073</text:p>
          </table:table-cell>
          <table:table-cell office:value-type="float" office:value="5.04998921715612" calcext:value-type="float">
            <text:p>5.04998921715612</text:p>
          </table:table-cell>
          <table:table-cell table:number-columns-repeated="5"/>
        </table:table-row>
        <table:table-row table:style-name="ro1">
          <table:table-cell office:value-type="float" office:value="39.1422991101692" calcext:value-type="float">
            <text:p>39.1422991101692</text:p>
          </table:table-cell>
          <table:table-cell office:value-type="float" office:value="13.752566248161" calcext:value-type="float">
            <text:p>13.752566248161</text:p>
          </table:table-cell>
          <table:table-cell office:value-type="float" office:value="5.10007063089558" calcext:value-type="float">
            <text:p>5.10007063089558</text:p>
          </table:table-cell>
          <table:table-cell table:number-columns-repeated="5"/>
        </table:table-row>
        <table:table-row table:style-name="ro1">
          <table:table-cell office:value-type="float" office:value="39.1763641481644" calcext:value-type="float">
            <text:p>39.1763641481644</text:p>
          </table:table-cell>
          <table:table-cell office:value-type="float" office:value="13.6691445428674" calcext:value-type="float">
            <text:p>13.6691445428674</text:p>
          </table:table-cell>
          <table:table-cell office:value-type="float" office:value="5.15015204463502" calcext:value-type="float">
            <text:p>5.15015204463502</text:p>
          </table:table-cell>
          <table:table-cell table:number-columns-repeated="5"/>
        </table:table-row>
        <table:table-row table:style-name="ro1">
          <table:table-cell office:value-type="float" office:value="39.2111051440532" calcext:value-type="float">
            <text:p>39.2111051440532</text:p>
          </table:table-cell>
          <table:table-cell office:value-type="float" office:value="13.5949196835382" calcext:value-type="float">
            <text:p>13.5949196835382</text:p>
          </table:table-cell>
          <table:table-cell office:value-type="float" office:value="4.97762738162631" calcext:value-type="float">
            <text:p>4.97762738162631</text:p>
          </table:table-cell>
          <table:table-cell table:number-columns-repeated="5"/>
        </table:table-row>
        <table:table-row table:style-name="ro1">
          <table:table-cell office:value-type="float" office:value="39.2330371043477" calcext:value-type="float">
            <text:p>39.2330371043477</text:p>
          </table:table-cell>
          <table:table-cell office:value-type="float" office:value="13.5141801791531" calcext:value-type="float">
            <text:p>13.5141801791531</text:p>
          </table:table-cell>
          <table:table-cell office:value-type="float" office:value="5.01380831946008" calcext:value-type="float">
            <text:p>5.01380831946008</text:p>
          </table:table-cell>
          <table:table-cell table:number-columns-repeated="5"/>
        </table:table-row>
        <table:table-row table:style-name="ro1">
          <table:table-cell office:value-type="float" office:value="39.252367130676" calcext:value-type="float">
            <text:p>39.252367130676</text:p>
          </table:table-cell>
          <table:table-cell office:value-type="float" office:value="13.4520041795561" calcext:value-type="float">
            <text:p>13.4520041795561</text:p>
          </table:table-cell>
          <table:table-cell office:value-type="float" office:value="5.04998925729399" calcext:value-type="float">
            <text:p>5.04998925729399</text:p>
          </table:table-cell>
          <table:table-cell table:number-columns-repeated="5"/>
        </table:table-row>
        <table:table-row table:style-name="ro1">
          <table:table-cell office:value-type="float" office:value="39.2952651261989" calcext:value-type="float">
            <text:p>39.2952651261989</text:p>
          </table:table-cell>
          <table:table-cell office:value-type="float" office:value="13.3298013029282" calcext:value-type="float">
            <text:p>13.3298013029282</text:p>
          </table:table-cell>
          <table:table-cell office:value-type="float" office:value="4.99698172840583" calcext:value-type="float">
            <text:p>4.99698172840583</text:p>
          </table:table-cell>
          <table:table-cell table:number-columns-repeated="5"/>
        </table:table-row>
        <table:table-row table:style-name="ro1">
          <table:table-cell office:value-type="float" office:value="39.330900335819" calcext:value-type="float">
            <text:p>39.330900335819</text:p>
          </table:table-cell>
          <table:table-cell office:value-type="float" office:value="13.207985456072" calcext:value-type="float">
            <text:p>13.207985456072</text:p>
          </table:table-cell>
          <table:table-cell office:value-type="float" office:value="4.99698173917509" calcext:value-type="float">
            <text:p>4.99698173917509</text:p>
          </table:table-cell>
          <table:table-cell table:number-columns-repeated="5"/>
        </table:table-row>
        <table:table-row table:style-name="ro1">
          <table:table-cell office:value-type="float" office:value="39.3663212585888" calcext:value-type="float">
            <text:p>39.3663212585888</text:p>
          </table:table-cell>
          <table:table-cell office:value-type="float" office:value="13.0869021349077" calcext:value-type="float">
            <text:p>13.0869021349077</text:p>
          </table:table-cell>
          <table:table-cell office:value-type="float" office:value="4.94227940582406" calcext:value-type="float">
            <text:p>4.94227940582406</text:p>
          </table:table-cell>
          <table:table-cell table:number-columns-repeated="5"/>
        </table:table-row>
        <table:table-row table:style-name="ro1">
          <table:table-cell office:value-type="float" office:value="39.3875689613142" calcext:value-type="float">
            <text:p>39.3875689613142</text:p>
          </table:table-cell>
          <table:table-cell office:value-type="float" office:value="12.9961107664459" calcext:value-type="float">
            <text:p>12.9961107664459</text:p>
          </table:table-cell>
          <table:table-cell office:value-type="float" office:value="4.87395357729772" calcext:value-type="float">
            <text:p>4.87395357729772</text:p>
          </table:table-cell>
          <table:table-cell table:number-columns-repeated="5"/>
        </table:table-row>
        <table:table-row table:style-name="ro1">
          <table:table-cell office:value-type="float" office:value="39.4009030340182" calcext:value-type="float">
            <text:p>39.4009030340182</text:p>
          </table:table-cell>
          <table:table-cell office:value-type="float" office:value="12.9142992170194" calcext:value-type="float">
            <text:p>12.9142992170194</text:p>
          </table:table-cell>
          <table:table-cell office:value-type="float" office:value="4.77569069206062" calcext:value-type="float">
            <text:p>4.77569069206062</text:p>
          </table:table-cell>
          <table:table-cell table:number-columns-repeated="5"/>
        </table:table-row>
        <table:table-row table:style-name="ro1">
          <table:table-cell office:value-type="float" office:value="39.4065709233366" calcext:value-type="float">
            <text:p>39.4065709233366</text:p>
          </table:table-cell>
          <table:table-cell office:value-type="float" office:value="12.8248811502253" calcext:value-type="float">
            <text:p>12.8248811502253</text:p>
          </table:table-cell>
          <table:table-cell office:value-type="float" office:value="4.82482214355342" calcext:value-type="float">
            <text:p>4.82482214355342</text:p>
          </table:table-cell>
          <table:table-cell table:number-columns-repeated="5"/>
        </table:table-row>
        <table:table-row table:style-name="ro1">
          <table:table-cell office:value-type="float" office:value="39.4164892042246" calcext:value-type="float">
            <text:p>39.4164892042246</text:p>
          </table:table-cell>
          <table:table-cell office:value-type="float" office:value="12.7370382727161" calcext:value-type="float">
            <text:p>12.7370382727161</text:p>
          </table:table-cell>
          <table:table-cell office:value-type="float" office:value="4.87395359504628" calcext:value-type="float">
            <text:p>4.87395359504628</text:p>
          </table:table-cell>
          <table:table-cell table:number-columns-repeated="5"/>
        </table:table-row>
        <table:table-row table:style-name="ro1">
          <table:table-cell office:value-type="float" office:value="39.4344186737184" calcext:value-type="float">
            <text:p>39.4344186737184</text:p>
          </table:table-cell>
          <table:table-cell office:value-type="float" office:value="12.6270315592184" calcext:value-type="float">
            <text:p>12.6270315592184</text:p>
          </table:table-cell>
          <table:table-cell office:value-type="float" office:value="4.77083328770657" calcext:value-type="float">
            <text:p>4.77083328770657</text:p>
          </table:table-cell>
          <table:table-cell table:number-columns-repeated="5"/>
        </table:table-row>
        <table:table-row table:style-name="ro1">
          <table:table-cell office:value-type="float" office:value="39.4401731832408" calcext:value-type="float">
            <text:p>39.4401731832408</text:p>
          </table:table-cell>
          <table:table-cell office:value-type="float" office:value="12.5286822703051" calcext:value-type="float">
            <text:p>12.5286822703051</text:p>
          </table:table-cell>
          <table:table-cell office:value-type="float" office:value="4.81369482601086" calcext:value-type="float">
            <text:p>4.81369482601086</text:p>
          </table:table-cell>
          <table:table-cell table:number-columns-repeated="5"/>
        </table:table-row>
        <table:table-row table:style-name="ro1">
          <table:table-cell office:value-type="float" office:value="39.4479732564058" calcext:value-type="float">
            <text:p>39.4479732564058</text:p>
          </table:table-cell>
          <table:table-cell office:value-type="float" office:value="12.4519505563677" calcext:value-type="float">
            <text:p>12.4519505563677</text:p>
          </table:table-cell>
          <table:table-cell office:value-type="float" office:value="4.89941790261973" calcext:value-type="float">
            <text:p>4.89941790261973</text:p>
          </table:table-cell>
          <table:table-cell table:number-columns-repeated="5"/>
        </table:table-row>
        <table:table-row table:style-name="ro1">
          <table:table-cell office:value-type="float" office:value="39.462314313508" calcext:value-type="float">
            <text:p>39.462314313508</text:p>
          </table:table-cell>
          <table:table-cell office:value-type="float" office:value="12.3761684269022" calcext:value-type="float">
            <text:p>12.3761684269022</text:p>
          </table:table-cell>
          <table:table-cell office:value-type="float" office:value="4.94227944092403" calcext:value-type="float">
            <text:p>4.94227944092403</text:p>
          </table:table-cell>
          <table:table-cell table:number-columns-repeated="5"/>
        </table:table-row>
        <table:table-row table:style-name="ro1">
          <table:table-cell office:value-type="float" office:value="39.4961816860612" calcext:value-type="float">
            <text:p>39.4961816860612</text:p>
          </table:table-cell>
          <table:table-cell office:value-type="float" office:value="12.2314532709337" calcext:value-type="float">
            <text:p>12.2314532709337</text:p>
          </table:table-cell>
          <table:table-cell office:value-type="float" office:value="4.94227944194319" calcext:value-type="float">
            <text:p>4.94227944194319</text:p>
          </table:table-cell>
          <table:table-cell table:number-columns-repeated="5"/>
        </table:table-row>
        <table:table-row table:style-name="ro1">
          <table:table-cell office:value-type="float" office:value="39.5300490622534" calcext:value-type="float">
            <text:p>39.5300490622534</text:p>
          </table:table-cell>
          <table:table-cell office:value-type="float" office:value="12.0867381000809" calcext:value-type="float">
            <text:p>12.0867381000809</text:p>
          </table:table-cell>
          <table:table-cell office:value-type="float" office:value="4.94227945996281" calcext:value-type="float">
            <text:p>4.94227945996281</text:p>
          </table:table-cell>
          <table:table-cell table:number-columns-repeated="5"/>
        </table:table-row>
        <table:table-row table:style-name="ro1">
          <table:table-cell office:value-type="float" office:value="39.5581584079429" calcext:value-type="float">
            <text:p>39.5581584079429</text:p>
          </table:table-cell>
          <table:table-cell office:value-type="float" office:value="11.9666269816234" calcext:value-type="float">
            <text:p>11.9666269816234</text:p>
          </table:table-cell>
          <table:table-cell office:value-type="float" office:value="4.88614126489819" calcext:value-type="float">
            <text:p>4.88614126489819</text:p>
          </table:table-cell>
          <table:table-cell table:number-columns-repeated="5"/>
        </table:table-row>
        <table:table-row table:style-name="ro1">
          <table:table-cell office:value-type="float" office:value="39.579190677563" calcext:value-type="float">
            <text:p>39.579190677563</text:p>
          </table:table-cell>
          <table:table-cell office:value-type="float" office:value="11.8468001331277" calcext:value-type="float">
            <text:p>11.8468001331277</text:p>
          </table:table-cell>
          <table:table-cell office:value-type="float" office:value="4.94156154648821" calcext:value-type="float">
            <text:p>4.94156154648821</text:p>
          </table:table-cell>
          <table:table-cell table:number-columns-repeated="5"/>
        </table:table-row>
        <table:table-row table:style-name="ro1">
          <table:table-cell office:value-type="float" office:value="39.6018409440327" calcext:value-type="float">
            <text:p>39.6018409440327</text:p>
          </table:table-cell>
          <table:table-cell office:value-type="float" office:value="11.7497015129868" calcext:value-type="float">
            <text:p>11.7497015129868</text:p>
          </table:table-cell>
          <table:table-cell office:value-type="float" office:value="4.99698182807828" calcext:value-type="float">
            <text:p>4.99698182807828</text:p>
          </table:table-cell>
          <table:table-cell table:number-columns-repeated="5"/>
        </table:table-row>
        <table:table-row table:style-name="ro1">
          <table:table-cell office:value-type="float" office:value="39.6441749694108" calcext:value-type="float">
            <text:p>39.6441749694108</text:p>
          </table:table-cell>
          <table:table-cell office:value-type="float" office:value="11.6049864039757" calcext:value-type="float">
            <text:p>11.6049864039757</text:p>
          </table:table-cell>
          <table:table-cell office:value-type="float" office:value="5.03638656079477" calcext:value-type="float">
            <text:p>5.03638656079477</text:p>
          </table:table-cell>
          <table:table-cell table:number-columns-repeated="5"/>
        </table:table-row>
        <table:table-row table:style-name="ro1">
          <table:table-cell office:value-type="float" office:value="39.6667498360144" calcext:value-type="float">
            <text:p>39.6667498360144</text:p>
          </table:table-cell>
          <table:table-cell office:value-type="float" office:value="11.5377656715288" calcext:value-type="float">
            <text:p>11.5377656715288</text:p>
          </table:table-cell>
          <table:table-cell office:value-type="float" office:value="5.07579129351111" calcext:value-type="float">
            <text:p>5.07579129351111</text:p>
          </table:table-cell>
          <table:table-cell table:number-columns-repeated="5"/>
        </table:table-row>
        <table:table-row table:style-name="ro1">
          <table:table-cell office:value-type="float" office:value="39.6936057721735" calcext:value-type="float">
            <text:p>39.6936057721735</text:p>
          </table:table-cell>
          <table:table-cell office:value-type="float" office:value="11.4671464572802" calcext:value-type="float">
            <text:p>11.4671464572802</text:p>
          </table:table-cell>
          <table:table-cell office:value-type="float" office:value="4.92637390815728" calcext:value-type="float">
            <text:p>4.92637390815728</text:p>
          </table:table-cell>
          <table:table-cell table:number-columns-repeated="5"/>
        </table:table-row>
        <table:table-row table:style-name="ro1">
          <table:table-cell office:value-type="float" office:value="39.7131682600033" calcext:value-type="float">
            <text:p>39.7131682600033</text:p>
          </table:table-cell>
          <table:table-cell office:value-type="float" office:value="11.377126161321" calcext:value-type="float">
            <text:p>11.377126161321</text:p>
          </table:table-cell>
          <table:table-cell office:value-type="float" office:value="4.96892234220493" calcext:value-type="float">
            <text:p>4.96892234220493</text:p>
          </table:table-cell>
          <table:table-cell table:number-columns-repeated="5"/>
        </table:table-row>
        <table:table-row table:style-name="ro1">
          <table:table-cell office:value-type="float" office:value="39.7325947776917" calcext:value-type="float">
            <text:p>39.7325947776917</text:p>
          </table:table-cell>
          <table:table-cell office:value-type="float" office:value="11.3030676171119" calcext:value-type="float">
            <text:p>11.3030676171119</text:p>
          </table:table-cell>
          <table:table-cell office:value-type="float" office:value="5.05401921030021" calcext:value-type="float">
            <text:p>5.05401921030021</text:p>
          </table:table-cell>
          <table:table-cell table:number-columns-repeated="5"/>
        </table:table-row>
        <table:table-row table:style-name="ro1">
          <table:table-cell office:value-type="float" office:value="39.7582455462513" calcext:value-type="float">
            <text:p>39.7582455462513</text:p>
          </table:table-cell>
          <table:table-cell office:value-type="float" office:value="11.2309281990926" calcext:value-type="float">
            <text:p>11.2309281990926</text:p>
          </table:table-cell>
          <table:table-cell office:value-type="float" office:value="5.13911607839556" calcext:value-type="float">
            <text:p>5.13911607839556</text:p>
          </table:table-cell>
          <table:table-cell table:number-columns-repeated="5"/>
        </table:table-row>
        <table:table-row table:style-name="ro1">
          <table:table-cell office:value-type="float" office:value="39.7899349282974" calcext:value-type="float">
            <text:p>39.7899349282974</text:p>
          </table:table-cell>
          <table:table-cell office:value-type="float" office:value="11.1612299880294" calcext:value-type="float">
            <text:p>11.1612299880294</text:p>
          </table:table-cell>
          <table:table-cell office:value-type="float" office:value="5.18166451244315" calcext:value-type="float">
            <text:p>5.18166451244315</text:p>
          </table:table-cell>
          <table:table-cell table:number-columns-repeated="5"/>
        </table:table-row>
        <table:table-row table:style-name="ro1">
          <table:table-cell office:value-type="float" office:value="39.8412637741406" calcext:value-type="float">
            <text:p>39.8412637741406</text:p>
          </table:table-cell>
          <table:table-cell office:value-type="float" office:value="11.060000608536" calcext:value-type="float">
            <text:p>11.060000608536</text:p>
          </table:table-cell>
          <table:table-cell office:value-type="float" office:value="5.10109674256343" calcext:value-type="float">
            <text:p>5.10109674256343</text:p>
          </table:table-cell>
          <table:table-cell table:number-columns-repeated="5"/>
        </table:table-row>
        <table:table-row table:style-name="ro1">
          <table:table-cell office:value-type="float" office:value="39.8867830916112" calcext:value-type="float">
            <text:p>39.8867830916112</text:p>
          </table:table-cell>
          <table:table-cell office:value-type="float" office:value="10.9488545743389" calcext:value-type="float">
            <text:p>10.9488545743389</text:p>
          </table:table-cell>
          <table:table-cell office:value-type="float" office:value="5.11553306311523" calcext:value-type="float">
            <text:p>5.11553306311523</text:p>
          </table:table-cell>
          <table:table-cell table:number-columns-repeated="5"/>
        </table:table-row>
        <table:table-row table:style-name="ro1">
          <table:table-cell office:value-type="float" office:value="39.8969771206557" calcext:value-type="float">
            <text:p>39.8969771206557</text:p>
          </table:table-cell>
          <table:table-cell office:value-type="float" office:value="10.9249532211905" calcext:value-type="float">
            <text:p>10.9249532211905</text:p>
          </table:table-cell>
          <table:table-cell office:value-type="float" office:value="5.12996938366727" calcext:value-type="float">
            <text:p>5.12996938366727</text:p>
          </table:table-cell>
          <table:table-cell table:number-columns-repeated="5"/>
        </table:table-row>
        <table:table-row table:style-name="ro1">
          <table:table-cell office:value-type="float" office:value="39.9562443924378" calcext:value-type="float">
            <text:p>39.9562443924378</text:p>
          </table:table-cell>
          <table:table-cell office:value-type="float" office:value="10.7913701561852" calcext:value-type="float">
            <text:p>10.7913701561852</text:p>
          </table:table-cell>
          <table:table-cell office:value-type="float" office:value="5.19950463794442" calcext:value-type="float">
            <text:p>5.19950463794442</text:p>
          </table:table-cell>
          <table:table-cell table:number-columns-repeated="5"/>
        </table:table-row>
        <table:table-row table:style-name="ro1">
          <table:table-cell office:value-type="float" office:value="40.0147835756128" calcext:value-type="float">
            <text:p>40.0147835756128</text:p>
          </table:table-cell>
          <table:table-cell office:value-type="float" office:value="10.6808539923798" calcext:value-type="float">
            <text:p>10.6808539923798</text:p>
          </table:table-cell>
          <table:table-cell office:value-type="float" office:value="5.26903989222156" calcext:value-type="float">
            <text:p>5.26903989222156</text:p>
          </table:table-cell>
          <table:table-cell table:number-columns-repeated="5"/>
        </table:table-row>
        <table:table-row table:style-name="ro1">
          <table:table-cell office:value-type="float" office:value="40.0885993115168" calcext:value-type="float">
            <text:p>40.0885993115168</text:p>
          </table:table-cell>
          <table:table-cell office:value-type="float" office:value="10.5622352038229" calcext:value-type="float">
            <text:p>10.5622352038229</text:p>
          </table:table-cell>
          <table:table-cell office:value-type="float" office:value="5.25900960680261" calcext:value-type="float">
            <text:p>5.25900960680261</text:p>
          </table:table-cell>
          <table:table-cell table:number-columns-repeated="5"/>
        </table:table-row>
        <table:table-row table:style-name="ro1">
          <table:table-cell office:value-type="float" office:value="40.1315495487069" calcext:value-type="float">
            <text:p>40.1315495487069</text:p>
          </table:table-cell>
          <table:table-cell office:value-type="float" office:value="10.491647367902" calcext:value-type="float">
            <text:p>10.491647367902</text:p>
          </table:table-cell>
          <table:table-cell office:value-type="float" office:value="5.16316065955969" calcext:value-type="float">
            <text:p>5.16316065955969</text:p>
          </table:table-cell>
          <table:table-cell table:number-columns-repeated="5"/>
        </table:table-row>
        <table:table-row table:style-name="ro1">
          <table:table-cell office:value-type="float" office:value="40.172011464285" calcext:value-type="float">
            <text:p>40.172011464285</text:p>
          </table:table-cell>
          <table:table-cell office:value-type="float" office:value="10.4080496063665" calcext:value-type="float">
            <text:p>10.4080496063665</text:p>
          </table:table-cell>
          <table:table-cell office:value-type="float" office:value="5.16316067762853" calcext:value-type="float">
            <text:p>5.16316067762853</text:p>
          </table:table-cell>
          <table:table-cell table:number-columns-repeated="5"/>
        </table:table-row>
        <table:table-row table:style-name="ro1">
          <table:table-cell office:value-type="float" office:value="40.2199994114823" calcext:value-type="float">
            <text:p>40.2199994114823</text:p>
          </table:table-cell>
          <table:table-cell office:value-type="float" office:value="10.3089024274892" calcext:value-type="float">
            <text:p>10.3089024274892</text:p>
          </table:table-cell>
          <table:table-cell office:value-type="float" office:value="5.10564306612508" calcext:value-type="float">
            <text:p>5.10564306612508</text:p>
          </table:table-cell>
          <table:table-cell table:number-columns-repeated="5"/>
        </table:table-row>
        <table:table-row table:style-name="ro1">
          <table:table-cell office:value-type="float" office:value="40.2608790102619" calcext:value-type="float">
            <text:p>40.2608790102619</text:p>
          </table:table-cell>
          <table:table-cell office:value-type="float" office:value="10.2103650640938" calcext:value-type="float">
            <text:p>10.2103650640938</text:p>
          </table:table-cell>
          <table:table-cell office:value-type="float" office:value="5.13440188556685" calcext:value-type="float">
            <text:p>5.13440188556685</text:p>
          </table:table-cell>
          <table:table-cell table:number-columns-repeated="5"/>
        </table:table-row>
        <table:table-row table:style-name="ro1">
          <table:table-cell office:value-type="float" office:value="40.2820792651291" calcext:value-type="float">
            <text:p>40.2820792651291</text:p>
          </table:table-cell>
          <table:table-cell office:value-type="float" office:value="10.1631473097929" calcext:value-type="float">
            <text:p>10.1631473097929</text:p>
          </table:table-cell>
          <table:table-cell office:value-type="float" office:value="5.16316070500863" calcext:value-type="float">
            <text:p>5.16316070500863</text:p>
          </table:table-cell>
          <table:table-cell table:number-columns-repeated="5"/>
        </table:table-row>
        <table:table-row table:style-name="ro1">
          <table:table-cell office:value-type="float" office:value="40.3182029222981" calcext:value-type="float">
            <text:p>40.3182029222981</text:p>
          </table:table-cell>
          <table:table-cell office:value-type="float" office:value="10.0885127680353" calcext:value-type="float">
            <text:p>10.0885127680353</text:p>
          </table:table-cell>
          <table:table-cell office:value-type="float" office:value="5.04524648813314" calcext:value-type="float">
            <text:p>5.04524648813314</text:p>
          </table:table-cell>
          <table:table-cell table:number-columns-repeated="5"/>
        </table:table-row>
        <table:table-row table:style-name="ro1">
          <table:table-cell office:value-type="float" office:value="40.3431791834309" calcext:value-type="float">
            <text:p>40.3431791834309</text:p>
          </table:table-cell>
          <table:table-cell office:value-type="float" office:value="10.0162687384073" calcext:value-type="float">
            <text:p>10.0162687384073</text:p>
          </table:table-cell>
          <table:table-cell office:value-type="float" office:value="5.08885121358511" calcext:value-type="float">
            <text:p>5.08885121358511</text:p>
          </table:table-cell>
          <table:table-cell table:number-columns-repeated="5"/>
        </table:table-row>
        <table:table-row table:style-name="ro1">
          <table:table-cell office:value-type="float" office:value="40.3720249860221" calcext:value-type="float">
            <text:p>40.3720249860221</text:p>
          </table:table-cell>
          <table:table-cell office:value-type="float" office:value="9.94329982876507" calcext:value-type="float">
            <text:p>9.94329982876507</text:p>
          </table:table-cell>
          <table:table-cell office:value-type="float" office:value="5.17606066448919" calcext:value-type="float">
            <text:p>5.17606066448919</text:p>
          </table:table-cell>
          <table:table-cell table:number-columns-repeated="5"/>
        </table:table-row>
        <table:table-row table:style-name="ro1">
          <table:table-cell office:value-type="float" office:value="40.4071166801669" calcext:value-type="float">
            <text:p>40.4071166801669</text:p>
          </table:table-cell>
          <table:table-cell office:value-type="float" office:value="9.87312066445294" calcext:value-type="float">
            <text:p>9.87312066445294</text:p>
          </table:table-cell>
          <table:table-cell office:value-type="float" office:value="5.26327011539314" calcext:value-type="float">
            <text:p>5.26327011539314</text:p>
          </table:table-cell>
          <table:table-cell table:number-columns-repeated="5"/>
        </table:table-row>
        <table:table-row table:style-name="ro1">
          <table:table-cell office:value-type="float" office:value="40.4481875455043" calcext:value-type="float">
            <text:p>40.4481875455043</text:p>
          </table:table-cell>
          <table:table-cell office:value-type="float" office:value="9.80626465408783" calcext:value-type="float">
            <text:p>9.80626465408783</text:p>
          </table:table-cell>
          <table:table-cell office:value-type="float" office:value="5.30687484084519" calcext:value-type="float">
            <text:p>5.30687484084519</text:p>
          </table:table-cell>
          <table:table-cell table:number-columns-repeated="5"/>
        </table:table-row>
        <table:table-row table:style-name="ro1">
          <table:table-cell office:value-type="float" office:value="40.4650315548768" calcext:value-type="float">
            <text:p>40.4650315548768</text:p>
          </table:table-cell>
          <table:table-cell office:value-type="float" office:value="9.78135013978965" calcext:value-type="float">
            <text:p>9.78135013978965</text:p>
          </table:table-cell>
          <table:table-cell office:value-type="float" office:value="5.10564311725824" calcext:value-type="float">
            <text:p>5.10564311725824</text:p>
          </table:table-cell>
          <table:table-cell table:number-columns-repeated="5"/>
        </table:table-row>
        <table:table-row table:style-name="ro1">
          <table:table-cell office:value-type="float" office:value="40.4810145082547" calcext:value-type="float">
            <text:p>40.4810145082547</text:p>
          </table:table-cell>
          <table:table-cell office:value-type="float" office:value="9.74282437376895" calcext:value-type="float">
            <text:p>9.74282437376895</text:p>
          </table:table-cell>
          <table:table-cell office:value-type="float" office:value="5.14398476926011" calcext:value-type="float">
            <text:p>5.14398476926011</text:p>
          </table:table-cell>
          <table:table-cell table:number-columns-repeated="5"/>
        </table:table-row>
        <table:table-row table:style-name="ro1">
          <table:table-cell office:value-type="float" office:value="40.5098778333041" calcext:value-type="float">
            <text:p>40.5098778333041</text:p>
          </table:table-cell>
          <table:table-cell office:value-type="float" office:value="9.68015347563637" calcext:value-type="float">
            <text:p>9.68015347563637</text:p>
          </table:table-cell>
          <table:table-cell office:value-type="float" office:value="5.22066807326371" calcext:value-type="float">
            <text:p>5.22066807326371</text:p>
          </table:table-cell>
          <table:table-cell table:number-columns-repeated="5"/>
        </table:table-row>
        <table:table-row table:style-name="ro1">
          <table:table-cell office:value-type="float" office:value="40.5434574399646" calcext:value-type="float">
            <text:p>40.5434574399646</text:p>
          </table:table-cell>
          <table:table-cell office:value-type="float" office:value="9.61987791655828" calcext:value-type="float">
            <text:p>9.61987791655828</text:p>
          </table:table-cell>
          <table:table-cell office:value-type="float" office:value="5.25900972526554" calcext:value-type="float">
            <text:p>5.25900972526554</text:p>
          </table:table-cell>
          <table:table-cell table:number-columns-repeated="5"/>
        </table:table-row>
        <table:table-row table:style-name="ro1">
          <table:table-cell office:value-type="float" office:value="40.5977647009106" calcext:value-type="float">
            <text:p>40.5977647009106</text:p>
          </table:table-cell>
          <table:table-cell office:value-type="float" office:value="9.53062506830624" calcext:value-type="float">
            <text:p>9.53062506830624</text:p>
          </table:table-cell>
          <table:table-cell office:value-type="float" office:value="5.2016253187356" calcext:value-type="float">
            <text:p>5.2016253187356</text:p>
          </table:table-cell>
          <table:table-cell table:number-columns-repeated="5"/>
        </table:table-row>
        <table:table-row table:style-name="ro1">
          <table:table-cell office:value-type="float" office:value="40.6367575599999" calcext:value-type="float">
            <text:p>40.6367575599999</text:p>
          </table:table-cell>
          <table:table-cell office:value-type="float" office:value="9.45738633616237" calcext:value-type="float">
            <text:p>9.45738633616237</text:p>
          </table:table-cell>
          <table:table-cell office:value-type="float" office:value="5.16316078894148" calcext:value-type="float">
            <text:p>5.16316078894148</text:p>
          </table:table-cell>
          <table:table-cell table:number-columns-repeated="5"/>
        </table:table-row>
        <table:table-row table:style-name="ro1">
          <table:table-cell office:value-type="float" office:value="40.6840423907039" calcext:value-type="float">
            <text:p>40.6840423907039</text:p>
          </table:table-cell>
          <table:table-cell office:value-type="float" office:value="9.35969188347106" calcext:value-type="float">
            <text:p>9.35969188347106</text:p>
          </table:table-cell>
          <table:table-cell office:value-type="float" office:value="5.14051102836442" calcext:value-type="float">
            <text:p>5.14051102836442</text:p>
          </table:table-cell>
          <table:table-cell table:number-columns-repeated="5"/>
        </table:table-row>
        <table:table-row table:style-name="ro1">
          <table:table-cell office:value-type="float" office:value="40.7306112289929" calcext:value-type="float">
            <text:p>40.7306112289929</text:p>
          </table:table-cell>
          <table:table-cell office:value-type="float" office:value="9.25764556961016" calcext:value-type="float">
            <text:p>9.25764556961016</text:p>
          </table:table-cell>
          <table:table-cell office:value-type="float" office:value="5.17106819523088" calcext:value-type="float">
            <text:p>5.17106819523088</text:p>
          </table:table-cell>
          <table:table-cell table:number-columns-repeated="5"/>
        </table:table-row>
        <table:table-row table:style-name="ro1">
          <table:table-cell office:value-type="float" office:value="40.7549607558977" calcext:value-type="float">
            <text:p>40.7549607558977</text:p>
          </table:table-cell>
          <table:table-cell office:value-type="float" office:value="9.20833554949465" calcext:value-type="float">
            <text:p>9.20833554949465</text:p>
          </table:table-cell>
          <table:table-cell office:value-type="float" office:value="5.20162536209741" calcext:value-type="float">
            <text:p>5.20162536209741</text:p>
          </table:table-cell>
          <table:table-cell table:number-columns-repeated="5"/>
        </table:table-row>
        <table:table-row table:style-name="ro1">
          <table:table-cell office:value-type="float" office:value="40.8142279318276" calcext:value-type="float">
            <text:p>40.8142279318276</text:p>
          </table:table-cell>
          <table:table-cell office:value-type="float" office:value="9.09701638823012" calcext:value-type="float">
            <text:p>9.09701638823012</text:p>
          </table:table-cell>
          <table:table-cell office:value-type="float" office:value="5.23031757974544" calcext:value-type="float">
            <text:p>5.23031757974544</text:p>
          </table:table-cell>
          <table:table-cell table:number-columns-repeated="5"/>
        </table:table-row>
        <table:table-row table:style-name="ro1">
          <table:table-cell office:value-type="float" office:value="40.8397933973478" calcext:value-type="float">
            <text:p>40.8397933973478</text:p>
          </table:table-cell>
          <table:table-cell office:value-type="float" office:value="9.0521501027741" calcext:value-type="float">
            <text:p>9.0521501027741</text:p>
          </table:table-cell>
          <table:table-cell office:value-type="float" office:value="5.25900979739341" calcext:value-type="float">
            <text:p>5.25900979739341</text:p>
          </table:table-cell>
          <table:table-cell table:number-columns-repeated="5"/>
        </table:table-row>
        <table:table-row table:style-name="ro1">
          <table:table-cell office:value-type="float" office:value="40.9075272335583" calcext:value-type="float">
            <text:p>40.9075272335583</text:p>
          </table:table-cell>
          <table:table-cell office:value-type="float" office:value="8.94083097679421" calcext:value-type="float">
            <text:p>8.94083097679421</text:p>
          </table:table-cell>
          <table:table-cell office:value-type="float" office:value="5.25900981415055" calcext:value-type="float">
            <text:p>5.25900981415055</text:p>
          </table:table-cell>
          <table:table-cell table:number-columns-repeated="5"/>
        </table:table-row>
        <table:table-row table:style-name="ro1">
          <table:table-cell office:value-type="float" office:value="40.9475103617404" calcext:value-type="float">
            <text:p>40.9475103617404</text:p>
          </table:table-cell>
          <table:table-cell office:value-type="float" office:value="8.87511955449435" calcext:value-type="float">
            <text:p>8.87511955449435</text:p>
          </table:table-cell>
          <table:table-cell office:value-type="float" office:value="5.14051108012369" calcext:value-type="float">
            <text:p>5.14051108012369</text:p>
          </table:table-cell>
          <table:table-cell table:number-columns-repeated="5"/>
        </table:table-row>
        <table:table-row table:style-name="ro1">
          <table:table-cell office:value-type="float" office:value="40.9761466138215" calcext:value-type="float">
            <text:p>40.9761466138215</text:p>
          </table:table-cell>
          <table:table-cell office:value-type="float" office:value="8.81236893252102" calcext:value-type="float">
            <text:p>8.81236893252102</text:p>
          </table:table-cell>
          <table:table-cell office:value-type="float" office:value="5.19604022432924" calcext:value-type="float">
            <text:p>5.19604022432924</text:p>
          </table:table-cell>
          <table:table-cell table:number-columns-repeated="5"/>
        </table:table-row>
        <table:table-row table:style-name="ro1">
          <table:table-cell office:value-type="float" office:value="41.0226020965995" calcext:value-type="float">
            <text:p>41.0226020965995</text:p>
          </table:table-cell>
          <table:table-cell office:value-type="float" office:value="8.72392619398976" calcext:value-type="float">
            <text:p>8.72392619398976</text:p>
          </table:table-cell>
          <table:table-cell office:value-type="float" office:value="5.30709851274034" calcext:value-type="float">
            <text:p>5.30709851274034</text:p>
          </table:table-cell>
          <table:table-cell table:number-columns-repeated="5"/>
        </table:table-row>
        <table:table-row table:style-name="ro1">
          <table:table-cell office:value-type="float" office:value="41.0785735044021" calcext:value-type="float">
            <text:p>41.0785735044021</text:p>
          </table:table-cell>
          <table:table-cell office:value-type="float" office:value="8.64117698621325" calcext:value-type="float">
            <text:p>8.64117698621325</text:p>
          </table:table-cell>
          <table:table-cell office:value-type="float" office:value="5.36262765694588" calcext:value-type="float">
            <text:p>5.36262765694588</text:p>
          </table:table-cell>
          <table:table-cell table:number-columns-repeated="5"/>
        </table:table-row>
        <table:table-row table:style-name="ro1">
          <table:table-cell office:value-type="float" office:value="41.1087211447931" calcext:value-type="float">
            <text:p>41.1087211447931</text:p>
          </table:table-cell>
          <table:table-cell office:value-type="float" office:value="8.60153934432175" calcext:value-type="float">
            <text:p>8.60153934432175</text:p>
          </table:table-cell>
          <table:table-cell office:value-type="float" office:value="5.16316088838087" calcext:value-type="float">
            <text:p>5.16316088838087</text:p>
          </table:table-cell>
          <table:table-cell table:number-columns-repeated="5"/>
        </table:table-row>
        <table:table-row table:style-name="ro1">
          <table:table-cell office:value-type="float" office:value="41.1287533155545" calcext:value-type="float">
            <text:p>41.1287533155545</text:p>
          </table:table-cell>
          <table:table-cell office:value-type="float" office:value="8.5601511986235" calcext:value-type="float">
            <text:p>8.5601511986235</text:p>
          </table:table-cell>
          <table:table-cell office:value-type="float" office:value="5.18239316989355" calcext:value-type="float">
            <text:p>5.18239316989355</text:p>
          </table:table-cell>
          <table:table-cell table:number-columns-repeated="5"/>
        </table:table-row>
        <table:table-row table:style-name="ro1">
          <table:table-cell office:value-type="float" office:value="41.1444305441293" calcext:value-type="float">
            <text:p>41.1444305441293</text:p>
          </table:table-cell>
          <table:table-cell office:value-type="float" office:value="8.52928876080779" calcext:value-type="float">
            <text:p>8.52928876080779</text:p>
          </table:table-cell>
          <table:table-cell office:value-type="float" office:value="5.20162545140597" calcext:value-type="float">
            <text:p>5.20162545140597</text:p>
          </table:table-cell>
          <table:table-cell table:number-columns-repeated="5"/>
        </table:table-row>
        <table:table-row table:style-name="ro1">
          <table:table-cell office:value-type="float" office:value="41.1955623086137" calcext:value-type="float">
            <text:p>41.1955623086137</text:p>
          </table:table-cell>
          <table:table-cell office:value-type="float" office:value="8.43325003749016" calcext:value-type="float">
            <text:p>8.43325003749016</text:p>
          </table:table-cell>
          <table:table-cell office:value-type="float" office:value="5.16316091551016" calcext:value-type="float">
            <text:p>5.16316091551016</text:p>
          </table:table-cell>
          <table:table-cell table:number-columns-repeated="5"/>
        </table:table-row>
        <table:table-row table:style-name="ro1">
          <table:table-cell office:value-type="float" office:value="41.2472877707965" calcext:value-type="float">
            <text:p>41.2472877707965</text:p>
          </table:table-cell>
          <table:table-cell office:value-type="float" office:value="8.3263808997159" calcext:value-type="float">
            <text:p>8.3263808997159</text:p>
          </table:table-cell>
          <table:table-cell office:value-type="float" office:value="5.16316093028278" calcext:value-type="float">
            <text:p>5.16316093028278</text:p>
          </table:table-cell>
          <table:table-cell table:number-columns-repeated="5"/>
        </table:table-row>
        <table:table-row table:style-name="ro1">
          <table:table-cell office:value-type="float" office:value="41.2834114436564" calcext:value-type="float">
            <text:p>41.2834114436564</text:p>
          </table:table-cell>
          <table:table-cell office:value-type="float" office:value="8.25174636841486" calcext:value-type="float">
            <text:p>8.25174636841486</text:p>
          </table:table-cell>
          <table:table-cell office:value-type="float" office:value="5.04524669318204" calcext:value-type="float">
            <text:p>5.04524669318204</text:p>
          </table:table-cell>
          <table:table-cell table:number-columns-repeated="5"/>
        </table:table-row>
        <table:table-row table:style-name="ro1">
          <table:table-cell office:value-type="float" office:value="41.3083877176684" calcext:value-type="float">
            <text:p>41.3083877176684</text:p>
          </table:table-cell>
          <table:table-cell office:value-type="float" office:value="8.17950234950309" calcext:value-type="float">
            <text:p>8.17950234950309</text:p>
          </table:table-cell>
          <table:table-cell office:value-type="float" office:value="5.07544500681179" calcext:value-type="float">
            <text:p>5.07544500681179</text:p>
          </table:table-cell>
          <table:table-cell table:number-columns-repeated="5"/>
        </table:table-row>
        <table:table-row table:style-name="ro1">
          <table:table-cell office:value-type="float" office:value="41.3276887198846" calcext:value-type="float">
            <text:p>41.3276887198846</text:p>
          </table:table-cell>
          <table:table-cell office:value-type="float" office:value="8.12869631783078" calcext:value-type="float">
            <text:p>8.12869631783078</text:p>
          </table:table-cell>
          <table:table-cell office:value-type="float" office:value="5.10564332044158" calcext:value-type="float">
            <text:p>5.10564332044158</text:p>
          </table:table-cell>
          <table:table-cell table:number-columns-repeated="5"/>
        </table:table-row>
        <table:table-row table:style-name="ro1">
          <table:table-cell office:value-type="float" office:value="41.3571796100137" calcext:value-type="float">
            <text:p>41.3571796100137</text:p>
          </table:table-cell>
          <table:table-cell office:value-type="float" office:value="8.05761067716204" calcext:value-type="float">
            <text:p>8.05761067716204</text:p>
          </table:table-cell>
          <table:table-cell office:value-type="float" office:value="4.98222150329667" calcext:value-type="float">
            <text:p>4.98222150329667</text:p>
          </table:table-cell>
          <table:table-cell table:number-columns-repeated="5"/>
        </table:table-row>
        <table:table-row table:style-name="ro1">
          <table:table-cell office:value-type="float" office:value="41.3762228388861" calcext:value-type="float">
            <text:p>41.3762228388861</text:p>
          </table:table-cell>
          <table:table-cell office:value-type="float" office:value="7.98875762325918" calcext:value-type="float">
            <text:p>7.98875762325918</text:p>
          </table:table-cell>
          <table:table-cell office:value-type="float" office:value="5.02900659317165" calcext:value-type="float">
            <text:p>5.02900659317165</text:p>
          </table:table-cell>
          <table:table-cell table:number-columns-repeated="5"/>
        </table:table-row>
        <table:table-row table:style-name="ro1">
          <table:table-cell office:value-type="float" office:value="41.4024333866203" calcext:value-type="float">
            <text:p>41.4024333866203</text:p>
          </table:table-cell>
          <table:table-cell office:value-type="float" office:value="7.90875955459888" calcext:value-type="float">
            <text:p>7.90875955459888</text:p>
          </table:table-cell>
          <table:table-cell office:value-type="float" office:value="5.07579168304667" calcext:value-type="float">
            <text:p>5.07579168304667</text:p>
          </table:table-cell>
          <table:table-cell table:number-columns-repeated="5"/>
        </table:table-row>
        <table:table-row table:style-name="ro1">
          <table:table-cell office:value-type="float" office:value="41.4297892830299" calcext:value-type="float">
            <text:p>41.4297892830299</text:p>
          </table:table-cell>
          <table:table-cell office:value-type="float" office:value="7.83682575072492" calcext:value-type="float">
            <text:p>7.83682575072492</text:p>
          </table:table-cell>
          <table:table-cell office:value-type="float" office:value="4.98222152358089" calcext:value-type="float">
            <text:p>4.98222152358089</text:p>
          </table:table-cell>
          <table:table-cell table:number-columns-repeated="5"/>
        </table:table-row>
        <table:table-row table:style-name="ro1">
          <table:table-cell office:value-type="float" office:value="41.4445882711771" calcext:value-type="float">
            <text:p>41.4445882711771</text:p>
          </table:table-cell>
          <table:table-cell office:value-type="float" office:value="7.78331825706451" calcext:value-type="float">
            <text:p>7.78331825706451</text:p>
          </table:table-cell>
          <table:table-cell office:value-type="float" office:value="4.91692299379312" calcext:value-type="float">
            <text:p>4.91692299379312</text:p>
          </table:table-cell>
          <table:table-cell table:number-columns-repeated="5"/>
        </table:table-row>
        <table:table-row table:style-name="ro1">
          <table:table-cell office:value-type="float" office:value="41.4640185218172" calcext:value-type="float">
            <text:p>41.4640185218172</text:p>
          </table:table-cell>
          <table:table-cell office:value-type="float" office:value="7.68964903201598" calcext:value-type="float">
            <text:p>7.68964903201598</text:p>
          </table:table-cell>
          <table:table-cell office:value-type="float" office:value="4.93880518615433" calcext:value-type="float">
            <text:p>4.93880518615433</text:p>
          </table:table-cell>
          <table:table-cell table:number-columns-repeated="5"/>
        </table:table-row>
        <table:table-row table:style-name="ro1">
          <table:table-cell office:value-type="float" office:value="41.4728598841772" calcext:value-type="float">
            <text:p>41.4728598841772</text:p>
          </table:table-cell>
          <table:table-cell office:value-type="float" office:value="7.65126944087095" calcext:value-type="float">
            <text:p>7.65126944087095</text:p>
          </table:table-cell>
          <table:table-cell office:value-type="float" office:value="4.96068737851557" calcext:value-type="float">
            <text:p>4.96068737851557</text:p>
          </table:table-cell>
          <table:table-cell table:number-columns-repeated="5"/>
        </table:table-row>
        <table:table-row table:style-name="ro1">
          <table:table-cell office:value-type="float" office:value="41.495954445857" calcext:value-type="float">
            <text:p>41.495954445857</text:p>
          </table:table-cell>
          <table:table-cell office:value-type="float" office:value="7.56017747149901" calcext:value-type="float">
            <text:p>7.56017747149901</text:p>
          </table:table-cell>
          <table:table-cell office:value-type="float" office:value="4.86335190590753" calcext:value-type="float">
            <text:p>4.86335190590753</text:p>
          </table:table-cell>
          <table:table-cell table:number-columns-repeated="5"/>
        </table:table-row>
        <table:table-row table:style-name="ro1">
          <table:table-cell office:value-type="float" office:value="41.5007485741752" calcext:value-type="float">
            <text:p>41.5007485741752</text:p>
          </table:table-cell>
          <table:table-cell office:value-type="float" office:value="7.52866209269943" calcext:value-type="float">
            <text:p>7.52866209269943</text:p>
          </table:table-cell>
          <table:table-cell office:value-type="float" office:value="4.78142772654993" calcext:value-type="float">
            <text:p>4.78142772654993</text:p>
          </table:table-cell>
          <table:table-cell table:number-columns-repeated="5"/>
        </table:table-row>
        <table:table-row table:style-name="ro1">
          <table:table-cell office:value-type="float" office:value="41.5066713456599" calcext:value-type="float">
            <text:p>41.5066713456599</text:p>
          </table:table-cell>
          <table:table-cell office:value-type="float" office:value="7.44300934226367" calcext:value-type="float">
            <text:p>7.44300934226367</text:p>
          </table:table-cell>
          <table:table-cell office:value-type="float" office:value="4.82025227767678" calcext:value-type="float">
            <text:p>4.82025227767678</text:p>
          </table:table-cell>
          <table:table-cell table:number-columns-repeated="5"/>
        </table:table-row>
        <table:table-row table:style-name="ro1">
          <table:table-cell office:value-type="float" office:value="41.5141927869589" calcext:value-type="float">
            <text:p>41.5141927869589</text:p>
          </table:table-cell>
          <table:table-cell office:value-type="float" office:value="7.37354874299495" calcext:value-type="float">
            <text:p>7.37354874299495</text:p>
          </table:table-cell>
          <table:table-cell office:value-type="float" office:value="4.89790137993016" calcext:value-type="float">
            <text:p>4.89790137993016</text:p>
          </table:table-cell>
          <table:table-cell table:number-columns-repeated="5"/>
        </table:table-row>
        <table:table-row table:style-name="ro1">
          <table:table-cell office:value-type="float" office:value="41.5270796996655" calcext:value-type="float">
            <text:p>41.5270796996655</text:p>
          </table:table-cell>
          <table:table-cell office:value-type="float" office:value="7.30488088726264" calcext:value-type="float">
            <text:p>7.30488088726264</text:p>
          </table:table-cell>
          <table:table-cell office:value-type="float" office:value="4.93672593105704" calcext:value-type="float">
            <text:p>4.93672593105704</text:p>
          </table:table-cell>
          <table:table-cell table:number-columns-repeated="5"/>
        </table:table-row>
        <table:table-row table:style-name="ro1">
          <table:table-cell office:value-type="float" office:value="41.5467829127918" calcext:value-type="float">
            <text:p>41.5467829127918</text:p>
          </table:table-cell>
          <table:table-cell office:value-type="float" office:value="7.21853058359267" calcext:value-type="float">
            <text:p>7.21853058359267</text:p>
          </table:table-cell>
          <table:table-cell office:value-type="float" office:value="4.87982839299722" calcext:value-type="float">
            <text:p>4.87982839299722</text:p>
          </table:table-cell>
          <table:table-cell table:number-columns-repeated="5"/>
        </table:table-row>
        <table:table-row table:style-name="ro1">
          <table:table-cell office:value-type="float" office:value="41.5468622374629" calcext:value-type="float">
            <text:p>41.5468622374629</text:p>
          </table:table-cell>
          <table:table-cell office:value-type="float" office:value="7.21806126775921" calcext:value-type="float">
            <text:p>7.21806126775921</text:p>
          </table:table-cell>
          <table:table-cell office:value-type="float" office:value="4.71239466143312" calcext:value-type="float">
            <text:p>4.71239466143312</text:p>
          </table:table-cell>
          <table:table-cell table:number-columns-repeated="5"/>
        </table:table-row>
        <table:table-row table:style-name="ro1">
          <table:table-cell office:value-type="float" office:value="41.5468623775908" calcext:value-type="float">
            <text:p>41.5468623775908</text:p>
          </table:table-cell>
          <table:table-cell office:value-type="float" office:value="7.19339542032638" calcext:value-type="float">
            <text:p>7.19339542032638</text:p>
          </table:table-cell>
          <table:table-cell office:value-type="float" office:value="4.71239466076797" calcext:value-type="float">
            <text:p>4.71239466076797</text:p>
          </table:table-cell>
          <table:table-cell table:number-columns-repeated="5"/>
        </table:table-row>
        <table:table-row table:style-name="ro1">
          <table:table-cell office:value-type="float" office:value="41.5468630099282" calcext:value-type="float">
            <text:p>41.5468630099282</text:p>
          </table:table-cell>
          <table:table-cell office:value-type="float" office:value="7.0820759294345" calcext:value-type="float">
            <text:p>7.0820759294345</text:p>
          </table:table-cell>
          <table:table-cell office:value-type="float" office:value="4.75454853177082" calcext:value-type="float">
            <text:p>4.75454853177082</text:p>
          </table:table-cell>
          <table:table-cell table:number-columns-repeated="5"/>
        </table:table-row>
        <table:table-row table:style-name="ro1">
          <table:table-cell office:value-type="float" office:value="41.5500600542614" calcext:value-type="float">
            <text:p>41.5500600542614</text:p>
          </table:table-cell>
          <table:table-cell office:value-type="float" office:value="7.006288834176" calcext:value-type="float">
            <text:p>7.006288834176</text:p>
          </table:table-cell>
          <table:table-cell office:value-type="float" office:value="4.79670240277359" calcext:value-type="float">
            <text:p>4.79670240277359</text:p>
          </table:table-cell>
          <table:table-cell table:number-columns-repeated="5"/>
        </table:table-row>
        <table:table-row table:style-name="ro1">
          <table:table-cell office:value-type="float" office:value="41.5585272772493" calcext:value-type="float">
            <text:p>41.5585272772493</text:p>
          </table:table-cell>
          <table:table-cell office:value-type="float" office:value="6.90610134997611" calcext:value-type="float">
            <text:p>6.90610134997611</text:p>
          </table:table-cell>
          <table:table-cell office:value-type="float" office:value="4.79670239237535" calcext:value-type="float">
            <text:p>4.79670239237535</text:p>
          </table:table-cell>
          <table:table-cell table:number-columns-repeated="5"/>
        </table:table-row>
        <table:table-row table:style-name="ro1">
          <table:table-cell office:value-type="float" office:value="41.5637976721964" calcext:value-type="float">
            <text:p>41.5637976721964</text:p>
          </table:table-cell>
          <table:table-cell office:value-type="float" office:value="6.84373997403624" calcext:value-type="float">
            <text:p>6.84373997403624</text:p>
          </table:table-cell>
          <table:table-cell office:value-type="float" office:value="4.71239466267712" calcext:value-type="float">
            <text:p>4.71239466267712</text:p>
          </table:table-cell>
          <table:table-cell table:number-columns-repeated="5"/>
        </table:table-row>
        <table:table-row table:style-name="ro1">
          <table:table-cell office:value-type="float" office:value="41.563798089041" calcext:value-type="float">
            <text:p>41.563798089041</text:p>
          </table:table-cell>
          <table:table-cell office:value-type="float" office:value="6.77038144877844" calcext:value-type="float">
            <text:p>6.77038144877844</text:p>
          </table:table-cell>
          <table:table-cell office:value-type="float" office:value="4.71239466416772" calcext:value-type="float">
            <text:p>4.71239466416772</text:p>
          </table:table-cell>
          <table:table-cell table:number-columns-repeated="5"/>
        </table:table-row>
        <table:table-row table:style-name="ro1">
          <table:table-cell office:value-type="float" office:value="41.5637985059949" calcext:value-type="float">
            <text:p>41.5637985059949</text:p>
          </table:table-cell>
          <table:table-cell office:value-type="float" office:value="6.69702292532193" calcext:value-type="float">
            <text:p>6.69702292532193</text:p>
          </table:table-cell>
          <table:table-cell office:value-type="float" office:value="4.62808693115222" calcext:value-type="float">
            <text:p>4.62808693115222</text:p>
          </table:table-cell>
          <table:table-cell table:number-columns-repeated="5"/>
        </table:table-row>
        <table:table-row table:style-name="ro1">
          <table:table-cell office:value-type="float" office:value="41.5605415581932" calcext:value-type="float">
            <text:p>41.5605415581932</text:p>
          </table:table-cell>
          <table:table-cell office:value-type="float" office:value="6.6584802250849" calcext:value-type="float">
            <text:p>6.6584802250849</text:p>
          </table:table-cell>
          <table:table-cell office:value-type="float" office:value="4.57498025291046" calcext:value-type="float">
            <text:p>4.57498025291046</text:p>
          </table:table-cell>
          <table:table-cell table:number-columns-repeated="5"/>
        </table:table-row>
        <table:table-row table:style-name="ro1">
          <table:table-cell office:value-type="float" office:value="41.5468831850661" calcext:value-type="float">
            <text:p>41.5468831850661</text:p>
          </table:table-cell>
          <table:table-cell office:value-type="float" office:value="6.55970700296997" calcext:value-type="float">
            <text:p>6.55970700296997</text:p>
          </table:table-cell>
          <table:table-cell office:value-type="float" office:value="4.64368745658255" calcext:value-type="float">
            <text:p>4.64368745658255</text:p>
          </table:table-cell>
          <table:table-cell table:number-columns-repeated="5"/>
        </table:table-row>
        <table:table-row table:style-name="ro1">
          <table:table-cell office:value-type="float" office:value="41.5384000240761" calcext:value-type="float">
            <text:p>41.5384000240761</text:p>
          </table:table-cell>
          <table:table-cell office:value-type="float" office:value="6.43642283452273" calcext:value-type="float">
            <text:p>6.43642283452273</text:p>
          </table:table-cell>
          <table:table-cell office:value-type="float" office:value="4.71239466025465" calcext:value-type="float">
            <text:p>4.71239466025465</text:p>
          </table:table-cell>
          <table:table-cell table:number-columns-repeated="5"/>
        </table:table-row>
        <table:table-row table:style-name="ro1">
          <table:table-cell office:value-type="float" office:value="41.538400269784" calcext:value-type="float">
            <text:p>41.538400269784</text:p>
          </table:table-cell>
          <table:table-cell office:value-type="float" office:value="6.39316341694096" calcext:value-type="float">
            <text:p>6.39316341694096</text:p>
          </table:table-cell>
          <table:table-cell office:value-type="float" office:value="4.56143737763503" calcext:value-type="float">
            <text:p>4.56143737763503</text:p>
          </table:table-cell>
          <table:table-cell table:number-columns-repeated="5"/>
        </table:table-row>
        <table:table-row table:style-name="ro1">
          <table:table-cell office:value-type="float" office:value="41.5317023973155" calcext:value-type="float">
            <text:p>41.5317023973155</text:p>
          </table:table-cell>
          <table:table-cell office:value-type="float" office:value="6.34912995547895" calcext:value-type="float">
            <text:p>6.34912995547895</text:p>
          </table:table-cell>
          <table:table-cell office:value-type="float" office:value="4.56143737422011" calcext:value-type="float">
            <text:p>4.56143737422011</text:p>
          </table:table-cell>
          <table:table-cell table:number-columns-repeated="5"/>
        </table:table-row>
        <table:table-row table:style-name="ro1">
          <table:table-cell office:value-type="float" office:value="41.5147697205983" calcext:value-type="float">
            <text:p>41.5147697205983</text:p>
          </table:table-cell>
          <table:table-cell office:value-type="float" office:value="6.23781037541007" calcext:value-type="float">
            <text:p>6.23781037541007</text:p>
          </table:table-cell>
          <table:table-cell office:value-type="float" office:value="4.56143736623566" calcext:value-type="float">
            <text:p>4.56143736623566</text:p>
          </table:table-cell>
          <table:table-cell table:number-columns-repeated="5"/>
        </table:table-row>
        <table:table-row table:style-name="ro1">
          <table:table-cell office:value-type="float" office:value="41.4978370422162" calcext:value-type="float">
            <text:p>41.4978370422162</text:p>
          </table:table-cell>
          <table:table-cell office:value-type="float" office:value="6.12649079037391" calcext:value-type="float">
            <text:p>6.12649079037391</text:p>
          </table:table-cell>
          <table:table-cell office:value-type="float" office:value="4.56143736539434" calcext:value-type="float">
            <text:p>4.56143736539434</text:p>
          </table:table-cell>
          <table:table-cell table:number-columns-repeated="5"/>
        </table:table-row>
        <table:table-row table:style-name="ro1">
          <table:table-cell office:value-type="float" office:value="41.4809043633582" calcext:value-type="float">
            <text:p>41.4809043633582</text:p>
          </table:table-cell>
          <table:table-cell office:value-type="float" office:value="6.01517120283926" calcext:value-type="float">
            <text:p>6.01517120283926</text:p>
          </table:table-cell>
          <table:table-cell office:value-type="float" office:value="4.59896045561761" calcext:value-type="float">
            <text:p>4.59896045561761</text:p>
          </table:table-cell>
          <table:table-cell table:number-columns-repeated="5"/>
        </table:table-row>
        <table:table-row table:style-name="ro1">
          <table:table-cell office:value-type="float" office:value="41.4733947586522" calcext:value-type="float">
            <text:p>41.4733947586522</text:p>
          </table:table-cell>
          <table:table-cell office:value-type="float" office:value="5.94924977085433" calcext:value-type="float">
            <text:p>5.94924977085433</text:p>
          </table:table-cell>
          <table:table-cell office:value-type="float" office:value="4.40174178428401" calcext:value-type="float">
            <text:p>4.40174178428401</text:p>
          </table:table-cell>
          <table:table-cell table:number-columns-repeated="5"/>
        </table:table-row>
        <table:table-row table:style-name="ro1">
          <table:table-cell office:value-type="float" office:value="41.4673014042545" calcext:value-type="float">
            <text:p>41.4673014042545</text:p>
          </table:table-cell>
          <table:table-cell office:value-type="float" office:value="5.93026979788019" calcext:value-type="float">
            <text:p>5.93026979788019</text:p>
          </table:table-cell>
          <table:table-cell office:value-type="float" office:value="4.41706253365002" calcext:value-type="float">
            <text:p>4.41706253365002</text:p>
          </table:table-cell>
          <table:table-cell table:number-columns-repeated="5"/>
        </table:table-row>
        <table:table-row table:style-name="ro1">
          <table:table-cell office:value-type="float" office:value="41.4471284834856" calcext:value-type="float">
            <text:p>41.4471284834856</text:p>
          </table:table-cell>
          <table:table-cell office:value-type="float" office:value="5.86396011356303" calcext:value-type="float">
            <text:p>5.86396011356303</text:p>
          </table:table-cell>
          <table:table-cell office:value-type="float" office:value="4.31260919359238" calcext:value-type="float">
            <text:p>4.31260919359238</text:p>
          </table:table-cell>
          <table:table-cell table:number-columns-repeated="5"/>
        </table:table-row>
        <table:table-row table:style-name="ro1">
          <table:table-cell office:value-type="float" office:value="41.4439051880883" calcext:value-type="float">
            <text:p>41.4439051880883</text:p>
          </table:table-cell>
          <table:table-cell office:value-type="float" office:value="5.85633161988497" calcext:value-type="float">
            <text:p>5.85633161988497</text:p>
          </table:table-cell>
          <table:table-cell office:value-type="float" office:value="4.19400201146611" calcext:value-type="float">
            <text:p>4.19400201146611</text:p>
          </table:table-cell>
          <table:table-cell table:number-columns-repeated="5"/>
        </table:table-row>
        <table:table-row table:style-name="ro1">
          <table:table-cell office:value-type="float" office:value="41.4195821542494" calcext:value-type="float">
            <text:p>41.4195821542494</text:p>
          </table:table-cell>
          <table:table-cell office:value-type="float" office:value="5.81369119795015" calcext:value-type="float">
            <text:p>5.81369119795015</text:p>
          </table:table-cell>
          <table:table-cell office:value-type="float" office:value="4.23132816818928" calcext:value-type="float">
            <text:p>4.23132816818928</text:p>
          </table:table-cell>
          <table:table-cell table:number-columns-repeated="5"/>
        </table:table-row>
        <table:table-row table:style-name="ro1">
          <table:table-cell office:value-type="float" office:value="41.4015831474727" calcext:value-type="float">
            <text:p>41.4015831474727</text:p>
          </table:table-cell>
          <table:table-cell office:value-type="float" office:value="5.77920769434869" calcext:value-type="float">
            <text:p>5.77920769434869</text:p>
          </table:table-cell>
          <table:table-cell office:value-type="float" office:value="3.99684428324306" calcext:value-type="float">
            <text:p>3.99684428324306</text:p>
          </table:table-cell>
          <table:table-cell table:number-columns-repeated="5"/>
        </table:table-row>
        <table:table-row table:style-name="ro1">
          <table:table-cell office:value-type="float" office:value="41.3442789274933" calcext:value-type="float">
            <text:p>41.3442789274933</text:p>
          </table:table-cell>
          <table:table-cell office:value-type="float" office:value="5.71328136489847" calcext:value-type="float">
            <text:p>5.71328136489847</text:p>
          </table:table-cell>
          <table:table-cell office:value-type="float" office:value="4.02950276770288" calcext:value-type="float">
            <text:p>4.02950276770288</text:p>
          </table:table-cell>
          <table:table-cell table:number-columns-repeated="5"/>
        </table:table-row>
        <table:table-row table:style-name="ro1">
          <table:table-cell office:value-type="float" office:value="41.3071899782503" calcext:value-type="float">
            <text:p>41.3071899782503</text:p>
          </table:table-cell>
          <table:table-cell office:value-type="float" office:value="5.66768652271649" calcext:value-type="float">
            <text:p>5.66768652271649</text:p>
          </table:table-cell>
          <table:table-cell office:value-type="float" office:value="4.06216125216269" calcext:value-type="float">
            <text:p>4.06216125216269</text:p>
          </table:table-cell>
          <table:table-cell table:number-columns-repeated="5"/>
        </table:table-row>
        <table:table-row table:style-name="ro1">
          <table:table-cell office:value-type="float" office:value="41.2657235101219" calcext:value-type="float">
            <text:p>41.2657235101219</text:p>
          </table:table-cell>
          <table:table-cell office:value-type="float" office:value="5.61316582591565" calcext:value-type="float">
            <text:p>5.61316582591565</text:p>
          </table:table-cell>
          <table:table-cell office:value-type="float" office:value="3.9968442628145" calcext:value-type="float">
            <text:p>3.9968442628145</text:p>
          </table:table-cell>
          <table:table-cell table:number-columns-repeated="5"/>
        </table:table-row>
        <table:table-row table:style-name="ro1">
          <table:table-cell office:value-type="float" office:value="41.2172799845663" calcext:value-type="float">
            <text:p>41.2172799845663</text:p>
          </table:table-cell>
          <table:table-cell office:value-type="float" office:value="5.55743339129055" calcext:value-type="float">
            <text:p>5.55743339129055</text:p>
          </table:table-cell>
          <table:table-cell office:value-type="float" office:value="3.99684424538973" calcext:value-type="float">
            <text:p>3.99684424538973</text:p>
          </table:table-cell>
          <table:table-cell table:number-columns-repeated="5"/>
        </table:table-row>
        <table:table-row table:style-name="ro1">
          <table:table-cell office:value-type="float" office:value="41.1495471875837" calcext:value-type="float">
            <text:p>41.1495471875837</text:p>
          </table:table-cell>
          <table:table-cell office:value-type="float" office:value="5.47950938589133" calcext:value-type="float">
            <text:p>5.47950938589133</text:p>
          </table:table-cell>
          <table:table-cell office:value-type="float" office:value="3.9968442191819" calcext:value-type="float">
            <text:p>3.9968442191819</text:p>
          </table:table-cell>
          <table:table-cell table:number-columns-repeated="5"/>
        </table:table-row>
        <table:table-row table:style-name="ro1">
          <table:table-cell office:value-type="float" office:value="41.0818143730926" calcext:value-type="float">
            <text:p>41.0818143730926</text:p>
          </table:table-cell>
          <table:table-cell office:value-type="float" office:value="5.40158536447391" calcext:value-type="float">
            <text:p>5.40158536447391</text:p>
          </table:table-cell>
          <table:table-cell office:value-type="float" office:value="3.99684421811081" calcext:value-type="float">
            <text:p>3.99684421811081</text:p>
          </table:table-cell>
          <table:table-cell table:number-columns-repeated="5"/>
        </table:table-row>
        <table:table-row table:style-name="ro1">
          <table:table-cell office:value-type="float" office:value="41.0140815578298" calcext:value-type="float">
            <text:p>41.0140815578298</text:p>
          </table:table-cell>
          <table:table-cell office:value-type="float" office:value="5.32366134233711" calcext:value-type="float">
            <text:p>5.32366134233711</text:p>
          </table:table-cell>
          <table:table-cell office:value-type="float" office:value="4.02950270599764" calcext:value-type="float">
            <text:p>4.02950270599764</text:p>
          </table:table-cell>
          <table:table-cell table:number-columns-repeated="5"/>
        </table:table-row>
        <table:table-row table:style-name="ro1">
          <table:table-cell office:value-type="float" office:value="40.9769926018827" calcext:value-type="float">
            <text:p>40.9769926018827</text:p>
          </table:table-cell>
          <table:table-cell office:value-type="float" office:value="5.27806649766091" calcext:value-type="float">
            <text:p>5.27806649766091</text:p>
          </table:table-cell>
          <table:table-cell office:value-type="float" office:value="4.06216119388441" calcext:value-type="float">
            <text:p>4.06216119388441</text:p>
          </table:table-cell>
          <table:table-cell table:number-columns-repeated="5"/>
        </table:table-row>
        <table:table-row table:style-name="ro1">
          <table:table-cell office:value-type="float" office:value="40.9298479505893" calcext:value-type="float">
            <text:p>40.9298479505893</text:p>
          </table:table-cell>
          <table:table-cell office:value-type="float" office:value="5.21608005309289" calcext:value-type="float">
            <text:p>5.21608005309289</text:p>
          </table:table-cell>
          <table:table-cell office:value-type="float" office:value="3.98662102066935" calcext:value-type="float">
            <text:p>3.98662102066935</text:p>
          </table:table-cell>
          <table:table-cell table:number-columns-repeated="5"/>
        </table:table-row>
        <table:table-row table:style-name="ro1">
          <table:table-cell office:value-type="float" office:value="40.8931540093147" calcext:value-type="float">
            <text:p>40.8931540093147</text:p>
          </table:table-cell>
          <table:table-cell office:value-type="float" office:value="5.17472660615633" calcext:value-type="float">
            <text:p>5.17472660615633</text:p>
          </table:table-cell>
          <table:table-cell office:value-type="float" office:value="3.99173258947188" calcext:value-type="float">
            <text:p>3.99173258947188</text:p>
          </table:table-cell>
          <table:table-cell table:number-columns-repeated="5"/>
        </table:table-row>
        <table:table-row table:style-name="ro1">
          <table:table-cell office:value-type="float" office:value="40.8870826144401" calcext:value-type="float">
            <text:p>40.8870826144401</text:p>
          </table:table-cell>
          <table:table-cell office:value-type="float" office:value="5.16781338791824" calcext:value-type="float">
            <text:p>5.16781338791824</text:p>
          </table:table-cell>
          <table:table-cell office:value-type="float" office:value="3.99684415827461" calcext:value-type="float">
            <text:p>3.99684415827461</text:p>
          </table:table-cell>
          <table:table-cell table:number-columns-repeated="5"/>
        </table:table-row>
        <table:table-row table:style-name="ro1">
          <table:table-cell office:value-type="float" office:value="40.8193497917782" calcext:value-type="float">
            <text:p>40.8193497917782</text:p>
          </table:table-cell>
          <table:table-cell office:value-type="float" office:value="5.08988936668631" calcext:value-type="float">
            <text:p>5.08988936668631</text:p>
          </table:table-cell>
          <table:table-cell office:value-type="float" office:value="3.99684416162243" calcext:value-type="float">
            <text:p>3.99684416162243</text:p>
          </table:table-cell>
          <table:table-cell table:number-columns-repeated="5"/>
        </table:table-row>
        <table:table-row table:style-name="ro1">
          <table:table-cell office:value-type="float" office:value="40.7516169709409" calcext:value-type="float">
            <text:p>40.7516169709409</text:p>
          </table:table-cell>
          <table:table-cell office:value-type="float" office:value="5.01196534702651" calcext:value-type="float">
            <text:p>5.01196534702651</text:p>
          </table:table-cell>
          <table:table-cell office:value-type="float" office:value="4.06102171202789" calcext:value-type="float">
            <text:p>4.06102171202789</text:p>
          </table:table-cell>
          <table:table-cell table:number-columns-repeated="5"/>
        </table:table-row>
        <table:table-row table:style-name="ro1">
          <table:table-cell office:value-type="float" office:value="40.681628479318" calcext:value-type="float">
            <text:p>40.681628479318</text:p>
          </table:table-cell>
          <table:table-cell office:value-type="float" office:value="4.92016079571993" calcext:value-type="float">
            <text:p>4.92016079571993</text:p>
          </table:table-cell>
          <table:table-cell office:value-type="float" office:value="4.12519926243334" calcext:value-type="float">
            <text:p>4.12519926243334</text:p>
          </table:table-cell>
          <table:table-cell table:number-columns-repeated="5"/>
        </table:table-row>
        <table:table-row table:style-name="ro1">
          <table:table-cell office:value-type="float" office:value="40.6380836588877" calcext:value-type="float">
            <text:p>40.6380836588877</text:p>
          </table:table-cell>
          <table:table-cell office:value-type="float" office:value="4.85472838449488" calcext:value-type="float">
            <text:p>4.85472838449488</text:p>
          </table:table-cell>
          <table:table-cell office:value-type="float" office:value="4.06216112982708" calcext:value-type="float">
            <text:p>4.06216112982708</text:p>
          </table:table-cell>
          <table:table-cell table:number-columns-repeated="5"/>
        </table:table-row>
        <table:table-row table:style-name="ro1">
          <table:table-cell office:value-type="float" office:value="40.62632214033" calcext:value-type="float">
            <text:p>40.62632214033</text:p>
          </table:table-cell>
          <table:table-cell office:value-type="float" office:value="4.8392641780327" calcext:value-type="float">
            <text:p>4.8392641780327</text:p>
          </table:table-cell>
          <table:table-cell office:value-type="float" office:value="3.91999729376433" calcext:value-type="float">
            <text:p>3.91999729376433</text:p>
          </table:table-cell>
          <table:table-cell table:number-columns-repeated="5"/>
        </table:table-row>
        <table:table-row table:style-name="ro1">
          <table:table-cell office:value-type="float" office:value="40.604217633974" calcext:value-type="float">
            <text:p>40.604217633974</text:p>
          </table:table-cell>
          <table:table-cell office:value-type="float" office:value="4.81746670618637" calcext:value-type="float">
            <text:p>4.81746670618637</text:p>
          </table:table-cell>
          <table:table-cell office:value-type="float" office:value="3.97129777387655" calcext:value-type="float">
            <text:p>3.97129777387655</text:p>
          </table:table-cell>
          <table:table-cell table:number-columns-repeated="5"/>
        </table:table-row>
        <table:table-row table:style-name="ro1">
          <table:table-cell office:value-type="float" office:value="40.5419062719098" calcext:value-type="float">
            <text:p>40.5419062719098</text:p>
          </table:table-cell>
          <table:table-cell office:value-type="float" office:value="4.74937374144034" calcext:value-type="float">
            <text:p>4.74937374144034</text:p>
          </table:table-cell>
          <table:table-cell office:value-type="float" office:value="4.07389873410101" calcext:value-type="float">
            <text:p>4.07389873410101</text:p>
          </table:table-cell>
          <table:table-cell table:number-columns-repeated="5"/>
        </table:table-row>
        <table:table-row table:style-name="ro1">
          <table:table-cell office:value-type="float" office:value="40.4868967491704" calcext:value-type="float">
            <text:p>40.4868967491704</text:p>
          </table:table-cell>
          <table:table-cell office:value-type="float" office:value="4.6752568736019" calcext:value-type="float">
            <text:p>4.6752568736019</text:p>
          </table:table-cell>
          <table:table-cell office:value-type="float" office:value="4.12519921421325" calcext:value-type="float">
            <text:p>4.12519921421325</text:p>
          </table:table-cell>
          <table:table-cell table:number-columns-repeated="5"/>
        </table:table-row>
        <table:table-row table:style-name="ro1">
          <table:table-cell office:value-type="float" office:value="40.4433519225746" calcext:value-type="float">
            <text:p>40.4433519225746</text:p>
          </table:table-cell>
          <table:table-cell office:value-type="float" office:value="4.60982445995306" calcext:value-type="float">
            <text:p>4.60982445995306</text:p>
          </table:table-cell>
          <table:table-cell office:value-type="float" office:value="4.06216109358797" calcext:value-type="float">
            <text:p>4.06216109358797</text:p>
          </table:table-cell>
          <table:table-cell table:number-columns-repeated="5"/>
        </table:table-row>
        <table:table-row table:style-name="ro1">
          <table:table-cell office:value-type="float" office:value="40.4012640035039" calcext:value-type="float">
            <text:p>40.4012640035039</text:p>
          </table:table-cell>
          <table:table-cell office:value-type="float" office:value="4.55448668890506" calcext:value-type="float">
            <text:p>4.55448668890506</text:p>
          </table:table-cell>
          <table:table-cell office:value-type="float" office:value="4.0984160705505" calcext:value-type="float">
            <text:p>4.0984160705505</text:p>
          </table:table-cell>
          <table:table-cell table:number-columns-repeated="5"/>
        </table:table-row>
        <table:table-row table:style-name="ro1">
          <table:table-cell office:value-type="float" office:value="40.3636752926546" calcext:value-type="float">
            <text:p>40.3636752926546</text:p>
          </table:table-cell>
          <table:table-cell office:value-type="float" office:value="4.50115794537045" calcext:value-type="float">
            <text:p>4.50115794537045</text:p>
          </table:table-cell>
          <table:table-cell office:value-type="float" office:value="4.13467104751311" calcext:value-type="float">
            <text:p>4.13467104751311</text:p>
          </table:table-cell>
          <table:table-cell table:number-columns-repeated="5"/>
        </table:table-row>
        <table:table-row table:style-name="ro1">
          <table:table-cell office:value-type="float" office:value="40.312875777039" calcext:value-type="float">
            <text:p>40.312875777039</text:p>
          </table:table-cell>
          <table:table-cell office:value-type="float" office:value="4.42323402201586" calcext:value-type="float">
            <text:p>4.42323402201586</text:p>
          </table:table-cell>
          <table:table-cell office:value-type="float" office:value="4.18889750765328" calcext:value-type="float">
            <text:p>4.18889750765328</text:p>
          </table:table-cell>
          <table:table-cell table:number-columns-repeated="5"/>
        </table:table-row>
        <table:table-row table:style-name="ro1">
          <table:table-cell office:value-type="float" office:value="40.2641049436266" calcext:value-type="float">
            <text:p>40.2641049436266</text:p>
          </table:table-cell>
          <table:table-cell office:value-type="float" office:value="4.33873952372581" calcext:value-type="float">
            <text:p>4.33873952372581</text:p>
          </table:table-cell>
          <table:table-cell office:value-type="float" office:value="4.24312396779345" calcext:value-type="float">
            <text:p>4.24312396779345</text:p>
          </table:table-cell>
          <table:table-cell table:number-columns-repeated="5"/>
        </table:table-row>
        <table:table-row table:style-name="ro1">
          <table:table-cell office:value-type="float" office:value="40.2233041230436" calcext:value-type="float">
            <text:p>40.2233041230436</text:p>
          </table:table-cell>
          <table:table-cell office:value-type="float" office:value="4.25827113597651" calcext:value-type="float">
            <text:p>4.25827113597651</text:p>
          </table:table-cell>
          <table:table-cell office:value-type="float" office:value="4.19400175177972" calcext:value-type="float">
            <text:p>4.19400175177972</text:p>
          </table:table-cell>
          <table:table-cell table:number-columns-repeated="5"/>
        </table:table-row>
        <table:table-row table:style-name="ro1">
          <table:table-cell office:value-type="float" office:value="40.1834594508685" calcext:value-type="float">
            <text:p>40.1834594508685</text:p>
          </table:table-cell>
          <table:table-cell office:value-type="float" office:value="4.18841995624648" calcext:value-type="float">
            <text:p>4.18841995624648</text:p>
          </table:table-cell>
          <table:table-cell office:value-type="float" office:value="4.20436877286798" calcext:value-type="float">
            <text:p>4.20436877286798</text:p>
          </table:table-cell>
          <table:table-cell table:number-columns-repeated="5"/>
        </table:table-row>
        <table:table-row table:style-name="ro1">
          <table:table-cell office:value-type="float" office:value="40.1743821752751" calcext:value-type="float">
            <text:p>40.1743821752751</text:p>
          </table:table-cell>
          <table:table-cell office:value-type="float" office:value="4.17211627561779" calcext:value-type="float">
            <text:p>4.17211627561779</text:p>
          </table:table-cell>
          <table:table-cell office:value-type="float" office:value="4.21473579395634" calcext:value-type="float">
            <text:p>4.21473579395634</text:p>
          </table:table-cell>
          <table:table-cell table:number-columns-repeated="5"/>
        </table:table-row>
        <table:table-row table:style-name="ro1">
          <table:table-cell office:value-type="float" office:value="40.1365034436003" calcext:value-type="float">
            <text:p>40.1365034436003</text:p>
          </table:table-cell>
          <table:table-cell office:value-type="float" office:value="4.10239130185982" calcext:value-type="float">
            <text:p>4.10239130185982</text:p>
          </table:table-cell>
          <table:table-cell office:value-type="float" office:value="4.1940017306629" calcext:value-type="float">
            <text:p>4.1940017306629</text:p>
          </table:table-cell>
          <table:table-cell table:number-columns-repeated="5"/>
        </table:table-row>
        <table:table-row table:style-name="ro1">
          <table:table-cell office:value-type="float" office:value="40.0903271436279" calcext:value-type="float">
            <text:p>40.0903271436279</text:p>
          </table:table-cell>
          <table:table-cell office:value-type="float" office:value="4.02144023125734" calcext:value-type="float">
            <text:p>4.02144023125734</text:p>
          </table:table-cell>
          <table:table-cell office:value-type="float" office:value="4.19400172356624" calcext:value-type="float">
            <text:p>4.19400172356624</text:p>
          </table:table-cell>
          <table:table-cell table:number-columns-repeated="5"/>
        </table:table-row>
        <table:table-row table:style-name="ro1">
          <table:table-cell office:value-type="float" office:value="40.0395276902286" calcext:value-type="float">
            <text:p>40.0395276902286</text:p>
          </table:table-cell>
          <table:table-cell office:value-type="float" office:value="3.93238437201033" calcext:value-type="float">
            <text:p>3.93238437201033</text:p>
          </table:table-cell>
          <table:table-cell office:value-type="float" office:value="4.19400171061931" calcext:value-type="float">
            <text:p>4.19400171061931</text:p>
          </table:table-cell>
          <table:table-cell table:number-columns-repeated="5"/>
        </table:table-row>
        <table:table-row table:style-name="ro1">
          <table:table-cell office:value-type="float" office:value="39.9887282287238" calcext:value-type="float">
            <text:p>39.9887282287238</text:p>
          </table:table-cell>
          <table:table-cell office:value-type="float" office:value="3.84332850123278" calcext:value-type="float">
            <text:p>3.84332850123278</text:p>
          </table:table-cell>
          <table:table-cell office:value-type="float" office:value="4.21856280555484" calcext:value-type="float">
            <text:p>4.21856280555484</text:p>
          </table:table-cell>
          <table:table-cell table:number-columns-repeated="5"/>
        </table:table-row>
        <table:table-row table:style-name="ro1">
          <table:table-cell office:value-type="float" office:value="39.9677748803135" calcext:value-type="float">
            <text:p>39.9677748803135</text:p>
          </table:table-cell>
          <table:table-cell office:value-type="float" office:value="3.80440439909097" calcext:value-type="float">
            <text:p>3.80440439909097</text:p>
          </table:table-cell>
          <table:table-cell office:value-type="float" office:value="4.24312390049018" calcext:value-type="float">
            <text:p>4.24312390049018</text:p>
          </table:table-cell>
          <table:table-cell table:number-columns-repeated="5"/>
        </table:table-row>
        <table:table-row table:style-name="ro1">
          <table:table-cell office:value-type="float" office:value="39.9169754793784" calcext:value-type="float">
            <text:p>39.9169754793784</text:p>
          </table:table-cell>
          <table:table-cell office:value-type="float" office:value="3.70421658052796" calcext:value-type="float">
            <text:p>3.70421658052796</text:p>
          </table:table-cell>
          <table:table-cell office:value-type="float" office:value="4.27786638557514" calcext:value-type="float">
            <text:p>4.27786638557514</text:p>
          </table:table-cell>
          <table:table-cell table:number-columns-repeated="5"/>
        </table:table-row>
        <table:table-row table:style-name="ro1">
          <table:table-cell office:value-type="float" office:value="39.8906543328088" calcext:value-type="float">
            <text:p>39.8906543328088</text:p>
          </table:table-cell>
          <table:table-cell office:value-type="float" office:value="3.64750296250739" calcext:value-type="float">
            <text:p>3.64750296250739</text:p>
          </table:table-cell>
          <table:table-cell office:value-type="float" office:value="4.3126088706602" calcext:value-type="float">
            <text:p>4.3126088706602</text:p>
          </table:table-cell>
          <table:table-cell table:number-columns-repeated="5"/>
        </table:table-row>
        <table:table-row table:style-name="ro1">
          <table:table-cell office:value-type="float" office:value="39.8691196833491" calcext:value-type="float">
            <text:p>39.8691196833491</text:p>
          </table:table-cell>
          <table:table-cell office:value-type="float" office:value="3.59653748493216" calcext:value-type="float">
            <text:p>3.59653748493216</text:p>
          </table:table-cell>
          <table:table-cell office:value-type="float" office:value="4.19400167420227" calcext:value-type="float">
            <text:p>4.19400167420227</text:p>
          </table:table-cell>
          <table:table-cell table:number-columns-repeated="5"/>
        </table:table-row>
        <table:table-row table:style-name="ro1">
          <table:table-cell office:value-type="float" office:value="39.8447966342155" calcext:value-type="float">
            <text:p>39.8447966342155</text:p>
          </table:table-cell>
          <table:table-cell office:value-type="float" office:value="3.55389706959886" calcext:value-type="float">
            <text:p>3.55389706959886</text:p>
          </table:table-cell>
          <table:table-cell office:value-type="float" office:value="4.23901831848849" calcext:value-type="float">
            <text:p>4.23901831848849</text:p>
          </table:table-cell>
          <table:table-cell table:number-columns-repeated="5"/>
        </table:table-row>
        <table:table-row table:style-name="ro1">
          <table:table-cell office:value-type="float" office:value="39.8078684518849" calcext:value-type="float">
            <text:p>39.8078684518849</text:p>
          </table:table-cell>
          <table:table-cell office:value-type="float" office:value="3.48180178758541" calcext:value-type="float">
            <text:p>3.48180178758541</text:p>
          </table:table-cell>
          <table:table-cell office:value-type="float" office:value="4.32905160706086" calcext:value-type="float">
            <text:p>4.32905160706086</text:p>
          </table:table-cell>
          <table:table-cell table:number-columns-repeated="5"/>
        </table:table-row>
        <table:table-row table:style-name="ro1">
          <table:table-cell office:value-type="float" office:value="39.777572047858" calcext:value-type="float">
            <text:p>39.777572047858</text:p>
          </table:table-cell>
          <table:table-cell office:value-type="float" office:value="3.40667823440878" calcext:value-type="float">
            <text:p>3.40667823440878</text:p>
          </table:table-cell>
          <table:table-cell office:value-type="float" office:value="4.41908489563339" calcext:value-type="float">
            <text:p>4.41908489563339</text:p>
          </table:table-cell>
          <table:table-cell table:number-columns-repeated="5"/>
        </table:table-row>
        <table:table-row table:style-name="ro1">
          <table:table-cell office:value-type="float" office:value="39.7541528387293" calcext:value-type="float">
            <text:p>39.7541528387293</text:p>
          </table:table-cell>
          <table:table-cell office:value-type="float" office:value="3.32913494983409" calcext:value-type="float">
            <text:p>3.32913494983409</text:p>
          </table:table-cell>
          <table:table-cell office:value-type="float" office:value="4.46410153991968" calcext:value-type="float">
            <text:p>4.46410153991968</text:p>
          </table:table-cell>
          <table:table-cell table:number-columns-repeated="5"/>
        </table:table-row>
        <table:table-row table:style-name="ro1">
          <table:table-cell office:value-type="float" office:value="39.7520321263856" calcext:value-type="float">
            <text:p>39.7520321263856</text:p>
          </table:table-cell>
          <table:table-cell office:value-type="float" office:value="3.32076983111465" calcext:value-type="float">
            <text:p>3.32076983111465</text:p>
          </table:table-cell>
          <table:table-cell office:value-type="float" office:value="4.19400164090182" calcext:value-type="float">
            <text:p>4.19400164090182</text:p>
          </table:table-cell>
          <table:table-cell table:number-columns-repeated="5"/>
        </table:table-row>
        <table:table-row table:style-name="ro1">
          <table:table-cell office:value-type="float" office:value="39.7262649422242" calcext:value-type="float">
            <text:p>39.7262649422242</text:p>
          </table:table-cell>
          <table:table-cell office:value-type="float" office:value="3.27559772528353" calcext:value-type="float">
            <text:p>3.27559772528353</text:p>
          </table:table-cell>
          <table:table-cell office:value-type="float" office:value="4.24210639963135" calcext:value-type="float">
            <text:p>4.24210639963135</text:p>
          </table:table-cell>
          <table:table-cell table:number-columns-repeated="5"/>
        </table:table-row>
        <table:table-row table:style-name="ro1">
          <table:table-cell office:value-type="float" office:value="39.6870434857181" calcext:value-type="float">
            <text:p>39.6870434857181</text:p>
          </table:table-cell>
          <table:table-cell office:value-type="float" office:value="3.198438956869" calcext:value-type="float">
            <text:p>3.198438956869</text:p>
          </table:table-cell>
          <table:table-cell office:value-type="float" office:value="4.33831591709018" calcext:value-type="float">
            <text:p>4.33831591709018</text:p>
          </table:table-cell>
          <table:table-cell table:number-columns-repeated="5"/>
        </table:table-row>
        <table:table-row table:style-name="ro1">
          <table:table-cell office:value-type="float" office:value="39.6554153724534" calcext:value-type="float">
            <text:p>39.6554153724534</text:p>
          </table:table-cell>
          <table:table-cell office:value-type="float" office:value="3.11786935562243" calcext:value-type="float">
            <text:p>3.11786935562243</text:p>
          </table:table-cell>
          <table:table-cell office:value-type="float" office:value="4.3864206758197" calcext:value-type="float">
            <text:p>4.3864206758197</text:p>
          </table:table-cell>
          <table:table-cell table:number-columns-repeated="5"/>
        </table:table-row>
        <table:table-row table:style-name="ro1">
          <table:table-cell office:value-type="float" office:value="39.6215492865447" calcext:value-type="float">
            <text:p>39.6215492865447</text:p>
          </table:table-cell>
          <table:table-cell office:value-type="float" office:value="3.01768164514815" calcext:value-type="float">
            <text:p>3.01768164514815</text:p>
          </table:table-cell>
          <table:table-cell office:value-type="float" office:value="4.38642065909451" calcext:value-type="float">
            <text:p>4.38642065909451</text:p>
          </table:table-cell>
          <table:table-cell table:number-columns-repeated="5"/>
        </table:table-row>
        <table:table-row table:style-name="ro1">
          <table:table-cell office:value-type="float" office:value="39.5930766277729" calcext:value-type="float">
            <text:p>39.5930766277729</text:p>
          </table:table-cell>
          <table:table-cell office:value-type="float" office:value="2.93344958054294" calcext:value-type="float">
            <text:p>2.93344958054294</text:p>
          </table:table-cell>
          <table:table-cell office:value-type="float" office:value="4.34899708884261" calcext:value-type="float">
            <text:p>4.34899708884261</text:p>
          </table:table-cell>
          <table:table-cell table:number-columns-repeated="5"/>
        </table:table-row>
        <table:table-row table:style-name="ro1">
          <table:table-cell office:value-type="float" office:value="39.565197109913" calcext:value-type="float">
            <text:p>39.565197109913</text:p>
          </table:table-cell>
          <table:table-cell office:value-type="float" office:value="2.86013650026236" calcext:value-type="float">
            <text:p>2.86013650026236</text:p>
          </table:table-cell>
          <table:table-cell office:value-type="float" office:value="4.39177681602945" calcext:value-type="float">
            <text:p>4.39177681602945</text:p>
          </table:table-cell>
          <table:table-cell table:number-columns-repeated="5"/>
        </table:table-row>
        <table:table-row table:style-name="ro1">
          <table:table-cell office:value-type="float" office:value="39.5409370409973" calcext:value-type="float">
            <text:p>39.5409370409973</text:p>
          </table:table-cell>
          <table:table-cell office:value-type="float" office:value="2.78707917277252" calcext:value-type="float">
            <text:p>2.78707917277252</text:p>
          </table:table-cell>
          <table:table-cell office:value-type="float" office:value="4.43455654321624" calcext:value-type="float">
            <text:p>4.43455654321624</text:p>
          </table:table-cell>
          <table:table-cell table:number-columns-repeated="5"/>
        </table:table-row>
        <table:table-row table:style-name="ro1">
          <table:table-cell office:value-type="float" office:value="39.5155375459615" calcext:value-type="float">
            <text:p>39.5155375459615</text:p>
          </table:table-cell>
          <table:table-cell office:value-type="float" office:value="2.6980234421998" calcext:value-type="float">
            <text:p>2.6980234421998</text:p>
          </table:table-cell>
          <table:table-cell office:value-type="float" office:value="4.4493290162143" calcext:value-type="float">
            <text:p>4.4493290162143</text:p>
          </table:table-cell>
          <table:table-cell table:number-columns-repeated="5"/>
        </table:table-row>
        <table:table-row table:style-name="ro1">
          <table:table-cell office:value-type="float" office:value="39.5086233105303" calcext:value-type="float">
            <text:p>39.5086233105303</text:p>
          </table:table-cell>
          <table:table-cell office:value-type="float" office:value="2.67234866814032" calcext:value-type="float">
            <text:p>2.67234866814032</text:p>
          </table:table-cell>
          <table:table-cell office:value-type="float" office:value="4.46410148921264" calcext:value-type="float">
            <text:p>4.46410148921264</text:p>
          </table:table-cell>
          <table:table-cell table:number-columns-repeated="5"/>
        </table:table-row>
        <table:table-row table:style-name="ro1">
          <table:table-cell office:value-type="float" office:value="39.4832238767626" calcext:value-type="float">
            <text:p>39.4832238767626</text:p>
          </table:table-cell>
          <table:table-cell office:value-type="float" office:value="2.57216099569574" calcext:value-type="float">
            <text:p>2.57216099569574</text:p>
          </table:table-cell>
          <table:table-cell office:value-type="float" office:value="4.46410148122381" calcext:value-type="float">
            <text:p>4.46410148122381</text:p>
          </table:table-cell>
          <table:table-cell table:number-columns-repeated="5"/>
        </table:table-row>
        <table:table-row table:style-name="ro1">
          <table:table-cell office:value-type="float" office:value="39.4795070667714" calcext:value-type="float">
            <text:p>39.4795070667714</text:p>
          </table:table-cell>
          <table:table-cell office:value-type="float" office:value="2.55750009684045" calcext:value-type="float">
            <text:p>2.55750009684045</text:p>
          </table:table-cell>
          <table:table-cell office:value-type="float" office:value="4.26865391265285" calcext:value-type="float">
            <text:p>4.26865391265285</text:p>
          </table:table-cell>
          <table:table-cell table:number-columns-repeated="5"/>
        </table:table-row>
        <table:table-row table:style-name="ro1">
          <table:table-cell office:value-type="float" office:value="39.475053838109" calcext:value-type="float">
            <text:p>39.475053838109</text:p>
          </table:table-cell>
          <table:table-cell office:value-type="float" office:value="2.54813181060202" calcext:value-type="float">
            <text:p>2.54813181060202</text:p>
          </table:table-cell>
          <table:table-cell office:value-type="float" office:value="4.31470501415388" calcext:value-type="float">
            <text:p>4.31470501415388</text:p>
          </table:table-cell>
          <table:table-cell table:number-columns-repeated="5"/>
        </table:table-row>
        <table:table-row table:style-name="ro1">
          <table:table-cell office:value-type="float" office:value="39.4429624374353" calcext:value-type="float">
            <text:p>39.4429624374353</text:p>
          </table:table-cell>
          <table:table-cell office:value-type="float" office:value="2.47173569161565" calcext:value-type="float">
            <text:p>2.47173569161565</text:p>
          </table:table-cell>
          <table:table-cell office:value-type="float" office:value="4.4068072171558" calcext:value-type="float">
            <text:p>4.4068072171558</text:p>
          </table:table-cell>
          <table:table-cell table:number-columns-repeated="5"/>
        </table:table-row>
        <table:table-row table:style-name="ro1">
          <table:table-cell office:value-type="float" office:value="39.4180333604988" calcext:value-type="float">
            <text:p>39.4180333604988</text:p>
          </table:table-cell>
          <table:table-cell office:value-type="float" office:value="2.39271185903034" calcext:value-type="float">
            <text:p>2.39271185903034</text:p>
          </table:table-cell>
          <table:table-cell office:value-type="float" office:value="4.49890942015773" calcext:value-type="float">
            <text:p>4.49890942015773</text:p>
          </table:table-cell>
          <table:table-cell table:number-columns-repeated="5"/>
        </table:table-row>
        <table:table-row table:style-name="ro1">
          <table:table-cell office:value-type="float" office:value="39.4004779266218" calcext:value-type="float">
            <text:p>39.4004779266218</text:p>
          </table:table-cell>
          <table:table-cell office:value-type="float" office:value="2.31173018372805" calcext:value-type="float">
            <text:p>2.31173018372805</text:p>
          </table:table-cell>
          <table:table-cell office:value-type="float" office:value="4.54496052165873" calcext:value-type="float">
            <text:p>4.54496052165873</text:p>
          </table:table-cell>
          <table:table-cell table:number-columns-repeated="5"/>
        </table:table-row>
        <table:table-row table:style-name="ro1">
          <table:table-cell office:value-type="float" office:value="39.3835451477635" calcext:value-type="float">
            <text:p>39.3835451477635</text:p>
          </table:table-cell>
          <table:table-cell office:value-type="float" office:value="2.2115425514026" calcext:value-type="float">
            <text:p>2.2115425514026</text:p>
          </table:table-cell>
          <table:table-cell office:value-type="float" office:value="4.59072186951079" calcext:value-type="float">
            <text:p>4.59072186951079</text:p>
          </table:table-cell>
          <table:table-cell table:number-columns-repeated="5"/>
        </table:table-row>
        <table:table-row table:style-name="ro1">
          <table:table-cell office:value-type="float" office:value="39.3735515716697" calcext:value-type="float">
            <text:p>39.3735515716697</text:p>
          </table:table-cell>
          <table:table-cell office:value-type="float" office:value="2.12980956674549" calcext:value-type="float">
            <text:p>2.12980956674549</text:p>
          </table:table-cell>
          <table:table-cell office:value-type="float" office:value="4.63648321736289" calcext:value-type="float">
            <text:p>4.63648321736289</text:p>
          </table:table-cell>
          <table:table-cell table:number-columns-repeated="5"/>
        </table:table-row>
        <table:table-row table:style-name="ro1">
          <table:table-cell office:value-type="float" office:value="39.3689111141814" calcext:value-type="float">
            <text:p>39.3689111141814</text:p>
          </table:table-cell>
          <table:table-cell office:value-type="float" office:value="2.06879256890231" calcext:value-type="float">
            <text:p>2.06879256890231</text:p>
          </table:table-cell>
          <table:table-cell office:value-type="float" office:value="4.52449418102879" calcext:value-type="float">
            <text:p>4.52449418102879</text:p>
          </table:table-cell>
          <table:table-cell table:number-columns-repeated="5"/>
        </table:table-row>
        <table:table-row table:style-name="ro1">
          <table:table-cell office:value-type="float" office:value="39.3614014792586" calcext:value-type="float">
            <text:p>39.3614014792586</text:p>
          </table:table-cell>
          <table:table-cell office:value-type="float" office:value="2.02929678870455" calcext:value-type="float">
            <text:p>2.02929678870455</text:p>
          </table:table-cell>
          <table:table-cell office:value-type="float" office:value="4.57105090631725" calcext:value-type="float">
            <text:p>4.57105090631725</text:p>
          </table:table-cell>
          <table:table-cell table:number-columns-repeated="5"/>
        </table:table-row>
        <table:table-row table:style-name="ro1">
          <table:table-cell office:value-type="float" office:value="39.3496007107945" calcext:value-type="float">
            <text:p>39.3496007107945</text:p>
          </table:table-cell>
          <table:table-cell office:value-type="float" office:value="1.94636029381655" calcext:value-type="float">
            <text:p>1.94636029381655</text:p>
          </table:table-cell>
          <table:table-cell office:value-type="float" office:value="4.61760763160567" calcext:value-type="float">
            <text:p>4.61760763160567</text:p>
          </table:table-cell>
          <table:table-cell table:number-columns-repeated="5"/>
        </table:table-row>
        <table:table-row table:style-name="ro1">
          <table:table-cell office:value-type="float" office:value="39.3451028931436" calcext:value-type="float">
            <text:p>39.3451028931436</text:p>
          </table:table-cell>
          <table:table-cell office:value-type="float" office:value="1.89904781183233" calcext:value-type="float">
            <text:p>1.89904781183233</text:p>
          </table:table-cell>
          <table:table-cell office:value-type="float" office:value="4.52449416269966" calcext:value-type="float">
            <text:p>4.52449416269966</text:p>
          </table:table-cell>
          <table:table-cell table:number-columns-repeated="5"/>
        </table:table-row>
        <table:table-row table:style-name="ro1">
          <table:table-cell office:value-type="float" office:value="39.3360024612443" calcext:value-type="float">
            <text:p>39.3360024612443</text:p>
          </table:table-cell>
          <table:table-cell office:value-type="float" office:value="1.85118548219916" calcext:value-type="float">
            <text:p>1.85118548219916</text:p>
          </table:table-cell>
          <table:table-cell office:value-type="float" office:value="4.53472733291367" calcext:value-type="float">
            <text:p>4.53472733291367</text:p>
          </table:table-cell>
          <table:table-cell table:number-columns-repeated="5"/>
        </table:table-row>
        <table:table-row table:style-name="ro1">
          <table:table-cell office:value-type="float" office:value="39.332747230745" calcext:value-type="float">
            <text:p>39.332747230745</text:p>
          </table:table-cell>
          <table:table-cell office:value-type="float" office:value="1.83305602509778" calcext:value-type="float">
            <text:p>1.83305602509778</text:p>
          </table:table-cell>
          <table:table-cell office:value-type="float" office:value="4.54496050312732" calcext:value-type="float">
            <text:p>4.54496050312732</text:p>
          </table:table-cell>
          <table:table-cell table:number-columns-repeated="5"/>
        </table:table-row>
        <table:table-row table:style-name="ro1">
          <table:table-cell office:value-type="float" office:value="39.3158144499174" calcext:value-type="float">
            <text:p>39.3158144499174</text:p>
          </table:table-cell>
          <table:table-cell office:value-type="float" office:value="1.73286839241942" calcext:value-type="float">
            <text:p>1.73286839241942</text:p>
          </table:table-cell>
          <table:table-cell office:value-type="float" office:value="4.58128406922882" calcext:value-type="float">
            <text:p>4.58128406922882</text:p>
          </table:table-cell>
          <table:table-cell table:number-columns-repeated="5"/>
        </table:table-row>
        <table:table-row table:style-name="ro1">
          <table:table-cell office:value-type="float" office:value="39.3072689085539" calcext:value-type="float">
            <text:p>39.3072689085539</text:p>
          </table:table-cell>
          <table:table-cell office:value-type="float" office:value="1.66806133508973" calcext:value-type="float">
            <text:p>1.66806133508973</text:p>
          </table:table-cell>
          <table:table-cell office:value-type="float" office:value="4.6176076353303" calcext:value-type="float">
            <text:p>4.6176076353303</text:p>
          </table:table-cell>
          <table:table-cell table:number-columns-repeated="5"/>
        </table:table-row>
        <table:table-row table:style-name="ro1">
          <table:table-cell office:value-type="float" office:value="39.2988027281674" calcext:value-type="float">
            <text:p>39.2988027281674</text:p>
          </table:table-cell>
          <table:table-cell office:value-type="float" office:value="1.57900569657066" calcext:value-type="float">
            <text:p>1.57900569657066</text:p>
          </table:table-cell>
          <table:table-cell office:value-type="float" office:value="4.62284710204332" calcext:value-type="float">
            <text:p>4.62284710204332</text:p>
          </table:table-cell>
          <table:table-cell table:number-columns-repeated="5"/>
        </table:table-row>
        <table:table-row table:style-name="ro1">
          <table:table-cell office:value-type="float" office:value="39.2979593869919" calcext:value-type="float">
            <text:p>39.2979593869919</text:p>
          </table:table-cell>
          <table:table-cell office:value-type="float" office:value="1.56961248206102" calcext:value-type="float">
            <text:p>1.56961248206102</text:p>
          </table:table-cell>
          <table:table-cell office:value-type="float" office:value="4.62808656875667" calcext:value-type="float">
            <text:p>4.62808656875667</text:p>
          </table:table-cell>
          <table:table-cell table:number-columns-repeated="5"/>
        </table:table-row>
        <table:table-row table:style-name="ro1">
          <table:table-cell office:value-type="float" office:value="39.2934220180506" calcext:value-type="float">
            <text:p>39.2934220180506</text:p>
          </table:table-cell>
          <table:table-cell office:value-type="float" office:value="1.51591751785927" calcext:value-type="float">
            <text:p>1.51591751785927</text:p>
          </table:table-cell>
          <table:table-cell office:value-type="float" office:value="4.52449414632241" calcext:value-type="float">
            <text:p>4.52449414632241</text:p>
          </table:table-cell>
          <table:table-cell table:number-columns-repeated="5"/>
        </table:table-row>
        <table:table-row table:style-name="ro1">
          <table:table-cell office:value-type="float" office:value="39.2852045412036" calcext:value-type="float">
            <text:p>39.2852045412036</text:p>
          </table:table-cell>
          <table:table-cell office:value-type="float" office:value="1.47269895913017" calcext:value-type="float">
            <text:p>1.47269895913017</text:p>
          </table:table-cell>
          <table:table-cell office:value-type="float" office:value="4.52449414084166" calcext:value-type="float">
            <text:p>4.52449414084166</text:p>
          </table:table-cell>
          <table:table-cell table:number-columns-repeated="5"/>
        </table:table-row>
        <table:table-row table:style-name="ro1">
          <table:table-cell office:value-type="float" office:value="39.2682716994264" calcext:value-type="float">
            <text:p>39.2682716994264</text:p>
          </table:table-cell>
          <table:table-cell office:value-type="float" office:value="1.3836432783448" calcext:value-type="float">
            <text:p>1.3836432783448</text:p>
          </table:table-cell>
          <table:table-cell office:value-type="float" office:value="4.52449413818839" calcext:value-type="float">
            <text:p>4.52449413818839</text:p>
          </table:table-cell>
          <table:table-cell table:number-columns-repeated="5"/>
        </table:table-row>
        <table:table-row table:style-name="ro1">
          <table:table-cell office:value-type="float" office:value="39.2513388576594" calcext:value-type="float">
            <text:p>39.2513388576594</text:p>
          </table:table-cell>
          <table:table-cell office:value-type="float" office:value="1.2945875989012" calcext:value-type="float">
            <text:p>1.2945875989012</text:p>
          </table:table-cell>
          <table:table-cell office:value-type="float" office:value="4.52449413321756" calcext:value-type="float">
            <text:p>4.52449413321756</text:p>
          </table:table-cell>
          <table:table-cell table:number-columns-repeated="5"/>
        </table:table-row>
        <table:table-row table:style-name="ro1">
          <table:table-cell office:value-type="float" office:value="39.2394839317464" calcext:value-type="float">
            <text:p>39.2394839317464</text:p>
          </table:table-cell>
          <table:table-cell office:value-type="float" office:value="1.23223843932927" calcext:value-type="float">
            <text:p>1.23223843932927</text:p>
          </table:table-cell>
          <table:table-cell office:value-type="float" office:value="4.46410140761276" calcext:value-type="float">
            <text:p>4.46410140761276</text:p>
          </table:table-cell>
          <table:table-cell table:number-columns-repeated="5"/>
        </table:table-row>
        <table:table-row table:style-name="ro1">
          <table:table-cell office:value-type="float" office:value="39.2207650469807" calcext:value-type="float">
            <text:p>39.2207650469807</text:p>
          </table:table-cell>
          <table:table-cell office:value-type="float" office:value="1.15840211407279" calcext:value-type="float">
            <text:p>1.15840211407279</text:p>
          </table:table-cell>
          <table:table-cell office:value-type="float" office:value="4.50453093858744" calcext:value-type="float">
            <text:p>4.50453093858744</text:p>
          </table:table-cell>
          <table:table-cell table:number-columns-repeated="5"/>
        </table:table-row>
        <table:table-row table:style-name="ro1">
          <table:table-cell office:value-type="float" office:value="39.2057513403677" calcext:value-type="float">
            <text:p>39.2057513403677</text:p>
          </table:table-cell>
          <table:table-cell office:value-type="float" office:value="1.08721478403667" calcext:value-type="float">
            <text:p>1.08721478403667</text:p>
          </table:table-cell>
          <table:table-cell office:value-type="float" office:value="4.54496046956213" calcext:value-type="float">
            <text:p>4.54496046956213</text:p>
          </table:table-cell>
          <table:table-cell table:number-columns-repeated="5"/>
        </table:table-row>
        <table:table-row table:style-name="ro1">
          <table:table-cell office:value-type="float" office:value="39.1948855904356" calcext:value-type="float">
            <text:p>39.1948855904356</text:p>
          </table:table-cell>
          <table:table-cell office:value-type="float" office:value="1.02292448513809" calcext:value-type="float">
            <text:p>1.02292448513809</text:p>
          </table:table-cell>
          <table:table-cell office:value-type="float" office:value="4.46410139775627" calcext:value-type="float">
            <text:p>4.46410139775627</text:p>
          </table:table-cell>
          <table:table-cell table:number-columns-repeated="5"/>
        </table:table-row>
        <table:table-row table:style-name="ro1">
          <table:table-cell office:value-type="float" office:value="39.1784328198271" calcext:value-type="float">
            <text:p>39.1784328198271</text:p>
          </table:table-cell>
          <table:table-cell office:value-type="float" office:value="0.958026811640897" calcext:value-type="float">
            <text:p>0.958026811640897</text:p>
          </table:table-cell>
          <table:table-cell office:value-type="float" office:value="4.50453092806233" calcext:value-type="float">
            <text:p>4.50453092806233</text:p>
          </table:table-cell>
          <table:table-cell table:number-columns-repeated="5"/>
        </table:table-row>
        <table:table-row table:style-name="ro1">
          <table:table-cell office:value-type="float" office:value="39.163419112713" calcext:value-type="float">
            <text:p>39.163419112713</text:p>
          </table:table-cell>
          <table:table-cell office:value-type="float" office:value="0.886839482939475" calcext:value-type="float">
            <text:p>0.886839482939475</text:p>
          </table:table-cell>
          <table:table-cell office:value-type="float" office:value="4.54496045836846" calcext:value-type="float">
            <text:p>4.54496045836846</text:p>
          </table:table-cell>
          <table:table-cell table:number-columns-repeated="5"/>
        </table:table-row>
        <table:table-row table:style-name="ro1">
          <table:table-cell office:value-type="float" office:value="39.1464863276549" calcext:value-type="float">
            <text:p>39.1464863276549</text:p>
          </table:table-cell>
          <table:table-cell office:value-type="float" office:value="0.786651852521179" calcext:value-type="float">
            <text:p>0.786651852521179</text:p>
          </table:table-cell>
          <table:table-cell office:value-type="float" office:value="4.54496045701798" calcext:value-type="float">
            <text:p>4.54496045701798</text:p>
          </table:table-cell>
          <table:table-cell table:number-columns-repeated="5"/>
        </table:table-row>
        <table:table-row table:style-name="ro1">
          <table:table-cell office:value-type="float" office:value="39.129553541956" calcext:value-type="float">
            <text:p>39.129553541956</text:p>
          </table:table-cell>
          <table:table-cell office:value-type="float" office:value="0.686464219134473" calcext:value-type="float">
            <text:p>0.686464219134473</text:p>
          </table:table-cell>
          <table:table-cell office:value-type="float" office:value="4.59072181724814" calcext:value-type="float">
            <text:p>4.59072181724814</text:p>
          </table:table-cell>
          <table:table-cell table:number-columns-repeated="5"/>
        </table:table-row>
        <table:table-row table:style-name="ro1">
          <table:table-cell office:value-type="float" office:value="39.1195599588894" calcext:value-type="float">
            <text:p>39.1195599588894</text:p>
          </table:table-cell>
          <table:table-cell office:value-type="float" office:value="0.604731212906884" calcext:value-type="float">
            <text:p>0.604731212906884</text:p>
          </table:table-cell>
          <table:table-cell office:value-type="float" office:value="4.63648317747833" calcext:value-type="float">
            <text:p>4.63648317747833</text:p>
          </table:table-cell>
          <table:table-cell table:number-columns-repeated="5"/>
        </table:table-row>
        <table:table-row table:style-name="ro1">
          <table:table-cell office:value-type="float" office:value="39.111093894304" calcext:value-type="float">
            <text:p>39.111093894304</text:p>
          </table:table-cell>
          <table:table-cell office:value-type="float" office:value="0.493411677415422" calcext:value-type="float">
            <text:p>0.493411677415422</text:p>
          </table:table-cell>
          <table:table-cell office:value-type="float" office:value="4.67443875626225" calcext:value-type="float">
            <text:p>4.67443875626225</text:p>
          </table:table-cell>
          <table:table-cell table:number-columns-repeated="5"/>
        </table:table-row>
        <table:table-row table:style-name="ro1">
          <table:table-cell office:value-type="float" office:value="39.1085023780567" calcext:value-type="float">
            <text:p>39.1085023780567</text:p>
          </table:table-cell>
          <table:table-cell office:value-type="float" office:value="0.425157218574374" calcext:value-type="float">
            <text:p>0.425157218574374</text:p>
          </table:table-cell>
          <table:table-cell office:value-type="float" office:value="4.71239433504612" calcext:value-type="float">
            <text:p>4.71239433504612</text:p>
          </table:table-cell>
          <table:table-cell table:number-columns-repeated="5"/>
        </table:table-row>
        <table:table-row table:style-name="ro1">
          <table:table-cell office:value-type="float" office:value="39.1085029741349" calcext:value-type="float">
            <text:p>39.1085029741349</text:p>
          </table:table-cell>
          <table:table-cell office:value-type="float" office:value="0.313837726986157" calcext:value-type="float">
            <text:p>0.313837726986157</text:p>
          </table:table-cell>
          <table:table-cell office:value-type="float" office:value="4.74691090476627" calcext:value-type="float">
            <text:p>4.74691090476627</text:p>
          </table:table-cell>
          <table:table-cell table:number-columns-repeated="5"/>
        </table:table-row>
        <table:table-row table:style-name="ro1">
          <table:table-cell office:value-type="float" office:value="39.1106469634924" calcext:value-type="float">
            <text:p>39.1106469634924</text:p>
          </table:table-cell>
          <table:table-cell office:value-type="float" office:value="0.251757248595782" calcext:value-type="float">
            <text:p>0.251757248595782</text:p>
          </table:table-cell>
          <table:table-cell office:value-type="float" office:value="4.78142747448659" calcext:value-type="float">
            <text:p>4.78142747448659</text:p>
          </table:table-cell>
          <table:table-cell table:number-columns-repeated="5"/>
        </table:table-row>
        <table:table-row table:style-name="ro1">
          <table:table-cell office:value-type="float" office:value="39.1191142802193" calcext:value-type="float">
            <text:p>39.1191142802193</text:p>
          </table:table-cell>
          <table:table-cell office:value-type="float" office:value="0.129305854902975" calcext:value-type="float">
            <text:p>0.129305854902975</text:p>
          </table:table-cell>
          <table:table-cell office:value-type="float" office:value="4.82025206147256" calcext:value-type="float">
            <text:p>4.82025206147256</text:p>
          </table:table-cell>
          <table:table-cell table:number-columns-repeated="5"/>
        </table:table-row>
        <table:table-row table:style-name="ro1">
          <table:table-cell office:value-type="float" office:value="39.1266357134441" calcext:value-type="float">
            <text:p>39.1266357134441</text:p>
          </table:table-cell>
          <table:table-cell office:value-type="float" office:value="0.0598451898850434" calcext:value-type="float">
            <text:p>0.059845189885043</text:p>
          </table:table-cell>
          <table:table-cell office:value-type="float" office:value="4.89790123544452" calcext:value-type="float">
            <text:p>4.89790123544452</text:p>
          </table:table-cell>
          <table:table-cell table:number-columns-repeated="5"/>
        </table:table-row>
        <table:table-row table:style-name="ro1">
          <table:table-cell office:value-type="float" office:value="39.1395226281259" calcext:value-type="float">
            <text:p>39.1395226281259</text:p>
          </table:table-cell>
          <table:table-cell office:value-type="float" office:value="-0.00882273110046125" calcext:value-type="float">
            <text:p>-0.008822731100461</text:p>
          </table:table-cell>
          <table:table-cell office:value-type="float" office:value="4.93672582243044" calcext:value-type="float">
            <text:p>4.93672582243044</text:p>
          </table:table-cell>
          <table:table-cell table:number-columns-repeated="5"/>
        </table:table-row>
        <table:table-row table:style-name="ro1">
          <table:table-cell office:value-type="float" office:value="39.1562167367489" calcext:value-type="float">
            <text:p>39.1562167367489</text:p>
          </table:table-cell>
          <table:table-cell office:value-type="float" office:value="-0.0819855224609708" calcext:value-type="float">
            <text:p>-0.081985522460971</text:p>
          </table:table-cell>
          <table:table-cell office:value-type="float" office:value="4.84980886811246" calcext:value-type="float">
            <text:p>4.84980886811246</text:p>
          </table:table-cell>
          <table:table-cell table:number-columns-repeated="5"/>
        </table:table-row>
        <table:table-row table:style-name="ro1">
          <table:table-cell office:value-type="float" office:value="39.1677893887297" calcext:value-type="float">
            <text:p>39.1677893887297</text:p>
          </table:table-cell>
          <table:table-cell office:value-type="float" office:value="-0.16566855727134" calcext:value-type="float">
            <text:p>-0.16566855727134</text:p>
          </table:table-cell>
          <table:table-cell office:value-type="float" office:value="4.85658030919745" calcext:value-type="float">
            <text:p>4.85658030919745</text:p>
          </table:table-cell>
          <table:table-cell table:number-columns-repeated="5"/>
        </table:table-row>
        <table:table-row table:style-name="ro1">
          <table:table-cell office:value-type="float" office:value="39.1695407811964" calcext:value-type="float">
            <text:p>39.1695407811964</text:p>
          </table:table-cell>
          <table:table-cell office:value-type="float" office:value="-0.177730571047375" calcext:value-type="float">
            <text:p>-0.177730571047375</text:p>
          </table:table-cell>
          <table:table-cell office:value-type="float" office:value="4.86335175028166" calcext:value-type="float">
            <text:p>4.86335175028166</text:p>
          </table:table-cell>
          <table:table-cell table:number-columns-repeated="5"/>
        </table:table-row>
        <table:table-row table:style-name="ro1">
          <table:table-cell office:value-type="float" office:value="39.1762391378249" calcext:value-type="float">
            <text:p>39.1762391378249</text:p>
          </table:table-cell>
          <table:table-cell office:value-type="float" office:value="-0.221763907961722" calcext:value-type="float">
            <text:p>-0.221763907961722</text:p>
          </table:table-cell>
          <table:table-cell office:value-type="float" office:value="4.71239434409094" calcext:value-type="float">
            <text:p>4.71239434409094</text:p>
          </table:table-cell>
          <table:table-cell table:number-columns-repeated="5"/>
        </table:table-row>
        <table:table-row table:style-name="ro1">
          <table:table-cell office:value-type="float" office:value="39.1762393698554" calcext:value-type="float">
            <text:p>39.1762393698554</text:p>
          </table:table-cell>
          <table:table-cell office:value-type="float" office:value="-0.265023269668675" calcext:value-type="float">
            <text:p>-0.265023269668675</text:p>
          </table:table-cell>
          <table:table-cell office:value-type="float" office:value="4.71239434414749" calcext:value-type="float">
            <text:p>4.71239434414749</text:p>
          </table:table-cell>
          <table:table-cell table:number-columns-repeated="5"/>
        </table:table-row>
        <table:table-row table:style-name="ro1">
          <table:table-cell office:value-type="float" office:value="39.1762400266558" calcext:value-type="float">
            <text:p>39.1762400266558</text:p>
          </table:table-cell>
          <table:table-cell office:value-type="float" office:value="-0.387474708680907" calcext:value-type="float">
            <text:p>-0.387474708680907</text:p>
          </table:table-cell>
          <table:table-cell office:value-type="float" office:value="4.75454825576981" calcext:value-type="float">
            <text:p>4.75454825576981</text:p>
          </table:table-cell>
          <table:table-cell table:number-columns-repeated="5"/>
        </table:table-row>
        <table:table-row table:style-name="ro1">
          <table:table-cell office:value-type="float" office:value="39.1794370531506" calcext:value-type="float">
            <text:p>39.1794370531506</text:p>
          </table:table-cell>
          <table:table-cell office:value-type="float" office:value="-0.463261877806983" calcext:value-type="float">
            <text:p>-0.463261877806983</text:p>
          </table:table-cell>
          <table:table-cell office:value-type="float" office:value="4.79670216739208" calcext:value-type="float">
            <text:p>4.79670216739208</text:p>
          </table:table-cell>
          <table:table-cell table:number-columns-repeated="5"/>
        </table:table-row>
        <table:table-row table:style-name="ro1">
          <table:table-cell office:value-type="float" office:value="39.1879042535357" calcext:value-type="float">
            <text:p>39.1879042535357</text:p>
          </table:table-cell>
          <table:table-cell office:value-type="float" office:value="-0.563449375589564" calcext:value-type="float">
            <text:p>-0.563449375589564</text:p>
          </table:table-cell>
          <table:table-cell office:value-type="float" office:value="4.83998361035246" calcext:value-type="float">
            <text:p>4.83998361035246</text:p>
          </table:table-cell>
          <table:table-cell table:number-columns-repeated="5"/>
        </table:table-row>
        <table:table-row table:style-name="ro1">
          <table:table-cell office:value-type="float" office:value="39.1978146716587" calcext:value-type="float">
            <text:p>39.1978146716587</text:p>
          </table:table-cell>
          <table:table-cell office:value-type="float" office:value="-0.640698534425647" calcext:value-type="float">
            <text:p>-0.640698534425647</text:p>
          </table:table-cell>
          <table:table-cell office:value-type="float" office:value="4.92654649627325" calcext:value-type="float">
            <text:p>4.92654649627325</text:p>
          </table:table-cell>
          <table:table-cell table:number-columns-repeated="5"/>
        </table:table-row>
        <table:table-row table:style-name="ro1">
          <table:table-cell office:value-type="float" office:value="39.2143665451865" calcext:value-type="float">
            <text:p>39.2143665451865</text:p>
          </table:table-cell>
          <table:table-cell office:value-type="float" office:value="-0.716801651385285" calcext:value-type="float">
            <text:p>-0.716801651385285</text:p>
          </table:table-cell>
          <table:table-cell office:value-type="float" office:value="4.96982793923361" calcext:value-type="float">
            <text:p>4.96982793923361</text:p>
          </table:table-cell>
          <table:table-cell table:number-columns-repeated="5"/>
        </table:table-row>
        <table:table-row table:style-name="ro1">
          <table:table-cell office:value-type="float" office:value="39.4380116955771" calcext:value-type="float">
            <text:p>39.4380116955771</text:p>
          </table:table-cell>
          <table:table-cell office:value-type="float" office:value="-1.56625545060387" calcext:value-type="float">
            <text:p>-1.56625545060387</text:p>
          </table:table-cell>
          <table:table-cell office:value-type="float" office:value="4.09841555605407" calcext:value-type="float">
            <text:p>4.09841555605407</text:p>
          </table:table-cell>
          <table:table-cell table:number-columns-repeated="5"/>
        </table:table-row>
        <table:table-row table:style-name="ro1">
          <table:table-cell office:value-type="float" office:value="39.4161444665346" calcext:value-type="float">
            <text:p>39.4161444665346</text:p>
          </table:table-cell>
          <table:table-cell office:value-type="float" office:value="-1.59727940830176" calcext:value-type="float">
            <text:p>-1.59727940830176</text:p>
          </table:table-cell>
          <table:table-cell office:value-type="float" office:value="3.91999669861885" calcext:value-type="float">
            <text:p>3.91999669861885</text:p>
          </table:table-cell>
          <table:table-cell table:number-columns-repeated="5"/>
        </table:table-row>
        <table:table-row table:style-name="ro1">
          <table:table-cell office:value-type="float" office:value="39.4144624683037" calcext:value-type="float">
            <text:p>39.4144624683037</text:p>
          </table:table-cell>
          <table:table-cell office:value-type="float" office:value="-1.5989380413809" calcext:value-type="float">
            <text:p>-1.5989380413809</text:p>
          </table:table-cell>
          <table:table-cell office:value-type="float" office:value="3.72315686076529" calcext:value-type="float">
            <text:p>3.72315686076529</text:p>
          </table:table-cell>
          <table:table-cell table:number-columns-repeated="5"/>
        </table:table-row>
        <table:table-row table:style-name="ro1">
          <table:table-cell office:value-type="float" office:value="39.4040521399315" calcext:value-type="float">
            <text:p>39.4040521399315</text:p>
          </table:table-cell>
          <table:table-cell office:value-type="float" office:value="-1.60578185767522" calcext:value-type="float">
            <text:p>-1.60578185767522</text:p>
          </table:table-cell>
          <table:table-cell office:value-type="float" office:value="3.72315686291558" calcext:value-type="float">
            <text:p>3.72315686291558</text:p>
          </table:table-cell>
          <table:table-cell table:number-columns-repeated="5"/>
        </table:table-row>
        <table:table-row table:style-name="ro1">
          <table:table-cell office:value-type="float" office:value="39.3193858103177" calcext:value-type="float">
            <text:p>39.3193858103177</text:p>
          </table:table-cell>
          <table:table-cell office:value-type="float" office:value="-1.66144204323211" calcext:value-type="float">
            <text:p>-1.66144204323211</text:p>
          </table:table-cell>
          <table:table-cell office:value-type="float" office:value="3.72315683897541" calcext:value-type="float">
            <text:p>3.72315683897541</text:p>
          </table:table-cell>
          <table:table-cell table:number-columns-repeated="5"/>
        </table:table-row>
        <table:table-row table:style-name="ro1">
          <table:table-cell office:value-type="float" office:value="39.2713698632929" calcext:value-type="float">
            <text:p>39.2713698632929</text:p>
          </table:table-cell>
          <table:table-cell office:value-type="float" office:value="-1.69300803167042" calcext:value-type="float">
            <text:p>-1.69300803167042</text:p>
          </table:table-cell>
          <table:table-cell office:value-type="float" office:value="3.62576512010072" calcext:value-type="float">
            <text:p>3.62576512010072</text:p>
          </table:table-cell>
          <table:table-cell table:number-columns-repeated="5"/>
        </table:table-row>
        <table:table-row table:style-name="ro1">
          <table:table-cell office:value-type="float" office:value="39.2255230638503" calcext:value-type="float">
            <text:p>39.2255230638503</text:p>
          </table:table-cell>
          <table:table-cell office:value-type="float" office:value="-1.71712004515181" calcext:value-type="float">
            <text:p>-1.71712004515181</text:p>
          </table:table-cell>
          <table:table-cell office:value-type="float" office:value="3.62576509566416" calcext:value-type="float">
            <text:p>3.62576509566416</text:p>
          </table:table-cell>
          <table:table-cell table:number-columns-repeated="5"/>
        </table:table-row>
        <table:table-row table:style-name="ro1">
          <table:table-cell office:value-type="float" office:value="39.1966539739153" calcext:value-type="float">
            <text:p>39.1966539739153</text:p>
          </table:table-cell>
          <table:table-cell office:value-type="float" office:value="-1.73230304271937" calcext:value-type="float">
            <text:p>-1.73230304271937</text:p>
          </table:table-cell>
          <table:table-cell office:value-type="float" office:value="3.48589686968571" calcext:value-type="float">
            <text:p>3.48589686968571</text:p>
          </table:table-cell>
          <table:table-cell table:number-columns-repeated="5"/>
        </table:table-row>
        <table:table-row table:style-name="ro1">
          <table:table-cell office:value-type="float" office:value="39.1628643611009" calcext:value-type="float">
            <text:p>39.1628643611009</text:p>
          </table:table-cell>
          <table:table-cell office:value-type="float" office:value="-1.74441956180077" calcext:value-type="float">
            <text:p>-1.74441956180077</text:p>
          </table:table-cell>
          <table:table-cell office:value-type="float" office:value="3.55583097128834" calcext:value-type="float">
            <text:p>3.55583097128834</text:p>
          </table:table-cell>
          <table:table-cell table:number-columns-repeated="5"/>
        </table:table-row>
        <table:table-row table:style-name="ro1">
          <table:table-cell office:value-type="float" office:value="39.0477235363854" calcext:value-type="float">
            <text:p>39.0477235363854</text:p>
          </table:table-cell>
          <table:table-cell office:value-type="float" office:value="-1.79504462070172" calcext:value-type="float">
            <text:p>-1.79504462070172</text:p>
          </table:table-cell>
          <table:table-cell office:value-type="float" office:value="3.62576507289095" calcext:value-type="float">
            <text:p>3.62576507289095</text:p>
          </table:table-cell>
          <table:table-cell table:number-columns-repeated="5"/>
        </table:table-row>
        <table:table-row table:style-name="ro1">
          <table:table-cell office:value-type="float" office:value="38.9782675460984" calcext:value-type="float">
            <text:p>38.9782675460984</text:p>
          </table:table-cell>
          <table:table-cell office:value-type="float" office:value="-1.83157331196499" calcext:value-type="float">
            <text:p>-1.83157331196499</text:p>
          </table:table-cell>
          <table:table-cell office:value-type="float" office:value="3.58757917348645" calcext:value-type="float">
            <text:p>3.58757917348645</text:p>
          </table:table-cell>
          <table:table-cell table:number-columns-repeated="5"/>
        </table:table-row>
        <table:table-row table:style-name="ro1">
          <table:table-cell office:value-type="float" office:value="38.9006392063201" calcext:value-type="float">
            <text:p>38.9006392063201</text:p>
          </table:table-cell>
          <table:table-cell office:value-type="float" office:value="-1.86868855636583" calcext:value-type="float">
            <text:p>-1.86868855636583</text:p>
          </table:table-cell>
          <table:table-cell office:value-type="float" office:value="3.58757916183924" calcext:value-type="float">
            <text:p>3.58757916183924</text:p>
          </table:table-cell>
          <table:table-cell table:number-columns-repeated="5"/>
        </table:table-row>
        <table:table-row table:style-name="ro1">
          <table:table-cell office:value-type="float" office:value="38.8075061458512" calcext:value-type="float">
            <text:p>38.8075061458512</text:p>
          </table:table-cell>
          <table:table-cell office:value-type="float" office:value="-1.91321683312035" calcext:value-type="float">
            <text:p>-1.91321683312035</text:p>
          </table:table-cell>
          <table:table-cell office:value-type="float" office:value="3.5875791396227" calcext:value-type="float">
            <text:p>3.5875791396227</text:p>
          </table:table-cell>
          <table:table-cell table:number-columns-repeated="5"/>
        </table:table-row>
        <table:table-row table:style-name="ro1">
          <table:table-cell office:value-type="float" office:value="38.7556900220711" calcext:value-type="float">
            <text:p>38.7556900220711</text:p>
          </table:table-cell>
          <table:table-cell office:value-type="float" office:value="-1.93799087744672" calcext:value-type="float">
            <text:p>-1.93799087744672</text:p>
          </table:table-cell>
          <table:table-cell office:value-type="float" office:value="3.48589680390825" calcext:value-type="float">
            <text:p>3.48589680390825</text:p>
          </table:table-cell>
          <table:table-cell table:number-columns-repeated="5"/>
        </table:table-row>
        <table:table-row table:style-name="ro1">
          <table:table-cell office:value-type="float" office:value="38.7056656562137" calcext:value-type="float">
            <text:p>38.7056656562137</text:p>
          </table:table-cell>
          <table:table-cell office:value-type="float" office:value="-1.95592896573721" calcext:value-type="float">
            <text:p>-1.95592896573721</text:p>
          </table:table-cell>
          <table:table-cell office:value-type="float" office:value="3.48589677027442" calcext:value-type="float">
            <text:p>3.48589677027442</text:p>
          </table:table-cell>
          <table:table-cell table:number-columns-repeated="5"/>
        </table:table-row>
        <table:table-row table:style-name="ro1">
          <table:table-cell office:value-type="float" office:value="38.6125325153304" calcext:value-type="float">
            <text:p>38.6125325153304</text:p>
          </table:table-cell>
          <table:table-cell office:value-type="float" office:value="-1.98932529767371" calcext:value-type="float">
            <text:p>-1.98932529767371</text:p>
          </table:table-cell>
          <table:table-cell office:value-type="float" office:value="3.55583087738792" calcext:value-type="float">
            <text:p>3.55583087738792</text:p>
          </table:table-cell>
          <table:table-cell table:number-columns-repeated="5"/>
        </table:table-row>
        <table:table-row table:style-name="ro1">
          <table:table-cell office:value-type="float" office:value="38.4973916768028" calcext:value-type="float">
            <text:p>38.4973916768028</text:p>
          </table:table-cell>
          <table:table-cell office:value-type="float" office:value="-2.03995034974568" calcext:value-type="float">
            <text:p>-2.03995034974568</text:p>
          </table:table-cell>
          <table:table-cell office:value-type="float" office:value="3.6257649845014" calcext:value-type="float">
            <text:p>3.6257649845014</text:p>
          </table:table-cell>
          <table:table-cell table:number-columns-repeated="5"/>
        </table:table-row>
        <table:table-row table:style-name="ro1">
          <table:table-cell office:value-type="float" office:value="38.4127252675514" calcext:value-type="float">
            <text:p>38.4127252675514</text:p>
          </table:table-cell>
          <table:table-cell office:value-type="float" office:value="-2.08447858190508" calcext:value-type="float">
            <text:p>-2.08447858190508</text:p>
          </table:table-cell>
          <table:table-cell office:value-type="float" office:value="3.62576497325982" calcext:value-type="float">
            <text:p>3.62576497325982</text:p>
          </table:table-cell>
          <table:table-cell table:number-columns-repeated="5"/>
        </table:table-row>
        <table:table-row table:style-name="ro1">
          <table:table-cell office:value-type="float" office:value="38.3712998803546" calcext:value-type="float">
            <text:p>38.3712998803546</text:p>
          </table:table-cell>
          <table:table-cell office:value-type="float" office:value="-2.1062652529635" calcext:value-type="float">
            <text:p>-2.1062652529635</text:p>
          </table:table-cell>
          <table:table-cell office:value-type="float" office:value="3.51730124973905" calcext:value-type="float">
            <text:p>3.51730124973905</text:p>
          </table:table-cell>
          <table:table-cell table:number-columns-repeated="5"/>
        </table:table-row>
        <table:table-row table:style-name="ro1">
          <table:table-cell office:value-type="float" office:value="38.3564225578729" calcext:value-type="float">
            <text:p>38.3564225578729</text:p>
          </table:table-cell>
          <table:table-cell office:value-type="float" office:value="-2.11213354128271" calcext:value-type="float">
            <text:p>-2.11213354128271</text:p>
          </table:table-cell>
          <table:table-cell office:value-type="float" office:value="3.45917200615379" calcext:value-type="float">
            <text:p>3.45917200615379</text:p>
          </table:table-cell>
          <table:table-cell table:number-columns-repeated="5"/>
        </table:table-row>
        <table:table-row table:style-name="ro1">
          <table:table-cell office:value-type="float" office:value="38.2796798456227" calcext:value-type="float">
            <text:p>38.2796798456227</text:p>
          </table:table-cell>
          <table:table-cell office:value-type="float" office:value="-2.13735926010932" calcext:value-type="float">
            <text:p>-2.13735926010932</text:p>
          </table:table-cell>
          <table:table-cell office:value-type="float" office:value="3.47253435914703" calcext:value-type="float">
            <text:p>3.47253435914703</text:p>
          </table:table-cell>
          <table:table-cell table:number-columns-repeated="5"/>
        </table:table-row>
        <table:table-row table:style-name="ro1">
          <table:table-cell office:value-type="float" office:value="38.256933439111" calcext:value-type="float">
            <text:p>38.256933439111</text:p>
          </table:table-cell>
          <table:table-cell office:value-type="float" office:value="-2.14517441124719" calcext:value-type="float">
            <text:p>-2.14517441124719</text:p>
          </table:table-cell>
          <table:table-cell office:value-type="float" office:value="3.48589671214023" calcext:value-type="float">
            <text:p>3.48589671214023</text:p>
          </table:table-cell>
          <table:table-cell table:number-columns-repeated="5"/>
        </table:table-row>
        <table:table-row table:style-name="ro1">
          <table:table-cell office:value-type="float" office:value="38.1751212936013" calcext:value-type="float">
            <text:p>38.1751212936013</text:p>
          </table:table-cell>
          <table:table-cell office:value-type="float" office:value="-2.174511176249" calcext:value-type="float">
            <text:p>-2.174511176249</text:p>
          </table:table-cell>
          <table:table-cell office:value-type="float" office:value="3.45917197585325" calcext:value-type="float">
            <text:p>3.45917197585325</text:p>
          </table:table-cell>
          <table:table-cell table:number-columns-repeated="5"/>
        </table:table-row>
        <table:table-row table:style-name="ro1">
          <table:table-cell office:value-type="float" office:value="38.0849469166022" calcext:value-type="float">
            <text:p>38.0849469166022</text:p>
          </table:table-cell>
          <table:table-cell office:value-type="float" office:value="-2.20415194838883" calcext:value-type="float">
            <text:p>-2.20415194838883</text:p>
          </table:table-cell>
          <table:table-cell office:value-type="float" office:value="3.47253432725819" calcext:value-type="float">
            <text:p>3.47253432725819</text:p>
          </table:table-cell>
          <table:table-cell table:number-columns-repeated="5"/>
        </table:table-row>
        <table:table-row table:style-name="ro1">
          <table:table-cell office:value-type="float" office:value="38.0622005125449" calcext:value-type="float">
            <text:p>38.0622005125449</text:p>
          </table:table-cell>
          <table:table-cell office:value-type="float" office:value="-2.21196709787246" calcext:value-type="float">
            <text:p>-2.21196709787246</text:p>
          </table:table-cell>
          <table:table-cell office:value-type="float" office:value="3.48589667866306" calcext:value-type="float">
            <text:p>3.48589667866306</text:p>
          </table:table-cell>
          <table:table-cell table:number-columns-repeated="5"/>
        </table:table-row>
        <table:table-row table:style-name="ro1">
          <table:table-cell office:value-type="float" office:value="37.9901293002622" calcext:value-type="float">
            <text:p>37.9901293002622</text:p>
          </table:table-cell>
          <table:table-cell office:value-type="float" office:value="-2.23781088894026" calcext:value-type="float">
            <text:p>-2.23781088894026</text:p>
          </table:table-cell>
          <table:table-cell office:value-type="float" office:value="3.43618443711083" calcext:value-type="float">
            <text:p>3.43618443711083</text:p>
          </table:table-cell>
          <table:table-cell table:number-columns-repeated="5"/>
        </table:table-row>
        <table:table-row table:style-name="ro1">
          <table:table-cell office:value-type="float" office:value="37.9014740363613" calcext:value-type="float">
            <text:p>37.9014740363613</text:p>
          </table:table-cell>
          <table:table-cell office:value-type="float" office:value="-2.26471070157023" calcext:value-type="float">
            <text:p>-2.26471070157023</text:p>
          </table:table-cell>
          <table:table-cell office:value-type="float" office:value="3.44767818353167" calcext:value-type="float">
            <text:p>3.44767818353167</text:p>
          </table:table-cell>
          <table:table-cell table:number-columns-repeated="5"/>
        </table:table-row>
        <table:table-row table:style-name="ro1">
          <table:table-cell office:value-type="float" office:value="37.881747331395" calcext:value-type="float">
            <text:p>37.881747331395</text:p>
          </table:table-cell>
          <table:table-cell office:value-type="float" office:value="-2.27094467087364" calcext:value-type="float">
            <text:p>-2.27094467087364</text:p>
          </table:table-cell>
          <table:table-cell office:value-type="float" office:value="3.45917192995241" calcext:value-type="float">
            <text:p>3.45917192995241</text:p>
          </table:table-cell>
          <table:table-cell table:number-columns-repeated="5"/>
        </table:table-row>
        <table:table-row table:style-name="ro1">
          <table:table-cell office:value-type="float" office:value="37.8306468024779" calcext:value-type="float">
            <text:p>37.8306468024779</text:p>
          </table:table-cell>
          <table:table-cell office:value-type="float" office:value="-2.28774166964313" calcext:value-type="float">
            <text:p>-2.28774166964313</text:p>
          </table:table-cell>
          <table:table-cell office:value-type="float" office:value="3.3411812939866" calcext:value-type="float">
            <text:p>3.3411812939866</text:p>
          </table:table-cell>
          <table:table-cell table:number-columns-repeated="5"/>
        </table:table-row>
        <table:table-row table:style-name="ro1">
          <table:table-cell office:value-type="float" office:value="37.7726824787707" calcext:value-type="float">
            <text:p>37.7726824787707</text:p>
          </table:table-cell>
          <table:table-cell office:value-type="float" office:value="-2.29946679785748" calcext:value-type="float">
            <text:p>-2.29946679785748</text:p>
          </table:table-cell>
          <table:table-cell office:value-type="float" office:value="3.34118127953302" calcext:value-type="float">
            <text:p>3.34118127953302</text:p>
          </table:table-cell>
          <table:table-cell table:number-columns-repeated="5"/>
        </table:table-row>
        <table:table-row table:style-name="ro1">
          <table:table-cell office:value-type="float" office:value="37.7025387250993" calcext:value-type="float">
            <text:p>37.7025387250993</text:p>
          </table:table-cell>
          <table:table-cell office:value-type="float" office:value="-2.3136556021333" calcext:value-type="float">
            <text:p>-2.3136556021333</text:p>
          </table:table-cell>
          <table:table-cell office:value-type="float" office:value="3.25072883854325" calcext:value-type="float">
            <text:p>3.25072883854325</text:p>
          </table:table-cell>
          <table:table-cell table:number-columns-repeated="5"/>
        </table:table-row>
        <table:table-row table:style-name="ro1">
          <table:table-cell office:value-type="float" office:value="37.6414278405559" calcext:value-type="float">
            <text:p>37.6414278405559</text:p>
          </table:table-cell>
          <table:table-cell office:value-type="float" office:value="-2.32035161682107" calcext:value-type="float">
            <text:p>-2.32035161682107</text:p>
          </table:table-cell>
          <table:table-cell office:value-type="float" office:value="3.29595504610129" calcext:value-type="float">
            <text:p>3.29595504610129</text:p>
          </table:table-cell>
          <table:table-cell table:number-columns-repeated="5"/>
        </table:table-row>
        <table:table-row table:style-name="ro1">
          <table:table-cell office:value-type="float" office:value="37.5610160365296" calcext:value-type="float">
            <text:p>37.5610160365296</text:p>
          </table:table-cell>
          <table:table-cell office:value-type="float" office:value="-2.33286371185001" calcext:value-type="float">
            <text:p>-2.33286371185001</text:p>
          </table:table-cell>
          <table:table-cell office:value-type="float" office:value="3.34118125365932" calcext:value-type="float">
            <text:p>3.34118125365932</text:p>
          </table:table-cell>
          <table:table-cell table:number-columns-repeated="5"/>
        </table:table-row>
        <table:table-row table:style-name="ro1">
          <table:table-cell office:value-type="float" office:value="37.5392725455759" calcext:value-type="float">
            <text:p>37.5392725455759</text:p>
          </table:table-cell>
          <table:table-cell office:value-type="float" office:value="-2.33726202360537" calcext:value-type="float">
            <text:p>-2.33726202360537</text:p>
          </table:table-cell>
          <table:table-cell office:value-type="float" office:value="3.14159768219094" calcext:value-type="float">
            <text:p>3.14159768219094</text:p>
          </table:table-cell>
          <table:table-cell table:number-columns-repeated="5"/>
        </table:table-row>
        <table:table-row table:style-name="ro1">
          <table:table-cell office:value-type="float" office:value="37.5277844898692" calcext:value-type="float">
            <text:p>37.5277844898692</text:p>
          </table:table-cell>
          <table:table-cell office:value-type="float" office:value="-2.33726208137422" calcext:value-type="float">
            <text:p>-2.33726208137422</text:p>
          </table:table-cell>
          <table:table-cell office:value-type="float" office:value="3.19069545573647" calcext:value-type="float">
            <text:p>3.19069545573647</text:p>
          </table:table-cell>
          <table:table-cell table:number-columns-repeated="5"/>
        </table:table-row>
        <table:table-row table:style-name="ro1">
          <table:table-cell office:value-type="float" office:value="37.4395504764357" calcext:value-type="float">
            <text:p>37.4395504764357</text:p>
          </table:table-cell>
          <table:table-cell office:value-type="float" office:value="-2.34159810407875" calcext:value-type="float">
            <text:p>-2.34159810407875</text:p>
          </table:table-cell>
          <table:table-cell office:value-type="float" office:value="3.2888910028275" calcext:value-type="float">
            <text:p>3.2888910028275</text:p>
          </table:table-cell>
          <table:table-cell table:number-columns-repeated="5"/>
        </table:table-row>
        <table:table-row table:style-name="ro1">
          <table:table-cell office:value-type="float" office:value="37.3521666077987" calcext:value-type="float">
            <text:p>37.3521666077987</text:p>
          </table:table-cell>
          <table:table-cell office:value-type="float" office:value="-2.35456350887364" calcext:value-type="float">
            <text:p>-2.35456350887364</text:p>
          </table:table-cell>
          <table:table-cell office:value-type="float" office:value="3.38708654991856" calcext:value-type="float">
            <text:p>3.38708654991856</text:p>
          </table:table-cell>
          <table:table-cell table:number-columns-repeated="5"/>
        </table:table-row>
        <table:table-row table:style-name="ro1">
          <table:table-cell office:value-type="float" office:value="37.2664747943286" calcext:value-type="float">
            <text:p>37.2664747943286</text:p>
          </table:table-cell>
          <table:table-cell office:value-type="float" office:value="-2.37603337901023" calcext:value-type="float">
            <text:p>-2.37603337901023</text:p>
          </table:table-cell>
          <table:table-cell office:value-type="float" office:value="3.43618432346406" calcext:value-type="float">
            <text:p>3.43618432346406</text:p>
          </table:table-cell>
          <table:table-cell table:number-columns-repeated="5"/>
        </table:table-row>
        <table:table-row table:style-name="ro1">
          <table:table-cell office:value-type="float" office:value="37.240119709025" calcext:value-type="float">
            <text:p>37.240119709025</text:p>
          </table:table-cell>
          <table:table-cell office:value-type="float" office:value="-2.38403004537087" calcext:value-type="float">
            <text:p>-2.38403004537087</text:p>
          </table:table-cell>
          <table:table-cell office:value-type="float" office:value="3.24239317065316" calcext:value-type="float">
            <text:p>3.24239317065316</text:p>
          </table:table-cell>
          <table:table-cell table:number-columns-repeated="5"/>
        </table:table-row>
        <table:table-row table:style-name="ro1">
          <table:table-cell office:value-type="float" office:value="37.2170890254679" calcext:value-type="float">
            <text:p>37.2170890254679</text:p>
          </table:table-cell>
          <table:table-cell office:value-type="float" office:value="-2.38635944500911" calcext:value-type="float">
            <text:p>-2.38635944500911</text:p>
          </table:table-cell>
          <table:table-cell office:value-type="float" office:value="3.29658782950269" calcext:value-type="float">
            <text:p>3.29658782950269</text:p>
          </table:table-cell>
          <table:table-cell table:number-columns-repeated="5"/>
        </table:table-row>
        <table:table-row table:style-name="ro1">
          <table:table-cell office:value-type="float" office:value="37.1207552192313" calcext:value-type="float">
            <text:p>37.1207552192313</text:p>
          </table:table-cell>
          <table:table-cell office:value-type="float" office:value="-2.40141144769071" calcext:value-type="float">
            <text:p>-2.40141144769071</text:p>
          </table:table-cell>
          <table:table-cell office:value-type="float" office:value="3.40497714720178" calcext:value-type="float">
            <text:p>3.40497714720178</text:p>
          </table:table-cell>
          <table:table-cell table:number-columns-repeated="5"/>
        </table:table-row>
        <table:table-row table:style-name="ro1">
          <table:table-cell office:value-type="float" office:value="37.0266150194264" calcext:value-type="float">
            <text:p>37.0266150194264</text:p>
          </table:table-cell>
          <table:table-cell office:value-type="float" office:value="-2.42679624214415" calcext:value-type="float">
            <text:p>-2.42679624214415</text:p>
          </table:table-cell>
          <table:table-cell office:value-type="float" office:value="3.45917180605133" calcext:value-type="float">
            <text:p>3.45917180605133</text:p>
          </table:table-cell>
          <table:table-cell table:number-columns-repeated="5"/>
        </table:table-row>
        <table:table-row table:style-name="ro1">
          <table:table-cell office:value-type="float" office:value="36.9814879475729" calcext:value-type="float">
            <text:p>36.9814879475729</text:p>
          </table:table-cell>
          <table:table-cell office:value-type="float" office:value="-2.4416297295829" calcext:value-type="float">
            <text:p>-2.4416297295829</text:p>
          </table:table-cell>
          <table:table-cell office:value-type="float" office:value="3.32726260085156" calcext:value-type="float">
            <text:p>3.32726260085156</text:p>
          </table:table-cell>
          <table:table-cell table:number-columns-repeated="5"/>
        </table:table-row>
        <table:table-row table:style-name="ro1">
          <table:table-cell office:value-type="float" office:value="36.9213784042574" calcext:value-type="float">
            <text:p>36.9213784042574</text:p>
          </table:table-cell>
          <table:table-cell office:value-type="float" office:value="-2.45292030572661" calcext:value-type="float">
            <text:p>-2.45292030572661</text:p>
          </table:table-cell>
          <table:table-cell office:value-type="float" office:value="3.38172342823407" calcext:value-type="float">
            <text:p>3.38172342823407</text:p>
          </table:table-cell>
          <table:table-cell table:number-columns-repeated="5"/>
        </table:table-row>
        <table:table-row table:style-name="ro1">
          <table:table-cell office:value-type="float" office:value="36.8262087482912" calcext:value-type="float">
            <text:p>36.8262087482912</text:p>
          </table:table-cell>
          <table:table-cell office:value-type="float" office:value="-2.47622310166442" calcext:value-type="float">
            <text:p>-2.47622310166442</text:p>
          </table:table-cell>
          <table:table-cell office:value-type="float" office:value="3.43618425561657" calcext:value-type="float">
            <text:p>3.43618425561657</text:p>
          </table:table-cell>
          <table:table-cell table:number-columns-repeated="5"/>
        </table:table-row>
        <table:table-row table:style-name="ro1">
          <table:table-cell office:value-type="float" office:value="36.7161422607663" calcext:value-type="float">
            <text:p>36.7161422607663</text:p>
          </table:table-cell>
          <table:table-cell office:value-type="float" office:value="-2.50961949378961" calcext:value-type="float">
            <text:p>-2.50961949378961</text:p>
          </table:table-cell>
          <table:table-cell office:value-type="float" office:value="3.44767801103072" calcext:value-type="float">
            <text:p>3.44767801103072</text:p>
          </table:table-cell>
          <table:table-cell table:number-columns-repeated="5"/>
        </table:table-row>
        <table:table-row table:style-name="ro1">
          <table:table-cell office:value-type="float" office:value="36.69641553929" calcext:value-type="float">
            <text:p>36.69641553929</text:p>
          </table:table-cell>
          <table:table-cell office:value-type="float" office:value="-2.51585346456774" calcext:value-type="float">
            <text:p>-2.51585346456774</text:p>
          </table:table-cell>
          <table:table-cell office:value-type="float" office:value="3.45917176644489" calcext:value-type="float">
            <text:p>3.45917176644489</text:p>
          </table:table-cell>
          <table:table-cell table:number-columns-repeated="5"/>
        </table:table-row>
        <table:table-row table:style-name="ro1">
          <table:table-cell office:value-type="float" office:value="36.5948157170631" calcext:value-type="float">
            <text:p>36.5948157170631</text:p>
          </table:table-cell>
          <table:table-cell office:value-type="float" office:value="-2.54924981455612" calcext:value-type="float">
            <text:p>-2.54924981455612</text:p>
          </table:table-cell>
          <table:table-cell office:value-type="float" office:value="3.50691117189308" calcext:value-type="float">
            <text:p>3.50691117189308</text:p>
          </table:table-cell>
          <table:table-cell table:number-columns-repeated="5"/>
        </table:table-row>
        <table:table-row table:style-name="ro1">
          <table:table-cell office:value-type="float" office:value="36.5145858504527" calcext:value-type="float">
            <text:p>36.5145858504527</text:p>
          </table:table-cell>
          <table:table-cell office:value-type="float" office:value="-2.57993670600724" calcext:value-type="float">
            <text:p>-2.57993670600724</text:p>
          </table:table-cell>
          <table:table-cell office:value-type="float" office:value="3.55465057734122" calcext:value-type="float">
            <text:p>3.55465057734122</text:p>
          </table:table-cell>
          <table:table-cell table:number-columns-repeated="5"/>
        </table:table-row>
        <table:table-row table:style-name="ro1">
          <table:table-cell office:value-type="float" office:value="36.4129860908256" calcext:value-type="float">
            <text:p>36.4129860908256</text:p>
          </table:table-cell>
          <table:table-cell office:value-type="float" office:value="-2.62446499856896" calcext:value-type="float">
            <text:p>-2.62446499856896</text:p>
          </table:table-cell>
          <table:table-cell office:value-type="float" office:value="3.55465056683892" calcext:value-type="float">
            <text:p>3.55465056683892</text:p>
          </table:table-cell>
          <table:table-cell table:number-columns-repeated="5"/>
        </table:table-row>
        <table:table-row table:style-name="ro1">
          <table:table-cell office:value-type="float" office:value="36.3507682281947" calcext:value-type="float">
            <text:p>36.3507682281947</text:p>
          </table:table-cell>
          <table:table-cell office:value-type="float" office:value="-2.65173332204555" calcext:value-type="float">
            <text:p>-2.65173332204555</text:p>
          </table:table-cell>
          <table:table-cell office:value-type="float" office:value="3.45917171386361" calcext:value-type="float">
            <text:p>3.45917171386361</text:p>
          </table:table-cell>
          <table:table-cell table:number-columns-repeated="5"/>
        </table:table-row>
        <table:table-row table:style-name="ro1">
          <table:table-cell office:value-type="float" office:value="36.2900163990005" calcext:value-type="float">
            <text:p>36.2900163990005</text:p>
          </table:table-cell>
          <table:table-cell office:value-type="float" office:value="-2.67170273681534" calcext:value-type="float">
            <text:p>-2.67170273681534</text:p>
          </table:table-cell>
          <table:table-cell office:value-type="float" office:value="3.49259723451583" calcext:value-type="float">
            <text:p>3.49259723451583</text:p>
          </table:table-cell>
          <table:table-cell table:number-columns-repeated="5"/>
        </table:table-row>
        <table:table-row table:style-name="ro1">
          <table:table-cell office:value-type="float" office:value="36.2335294330277" calcext:value-type="float">
            <text:p>36.2335294330277</text:p>
          </table:table-cell>
          <table:table-cell office:value-type="float" office:value="-2.6923864194523" calcext:value-type="float">
            <text:p>-2.6923864194523</text:p>
          </table:table-cell>
          <table:table-cell office:value-type="float" office:value="3.52602275516806" calcext:value-type="float">
            <text:p>3.52602275516806</text:p>
          </table:table-cell>
          <table:table-cell table:number-columns-repeated="5"/>
        </table:table-row>
        <table:table-row table:style-name="ro1">
          <table:table-cell office:value-type="float" office:value="36.1234629958506" calcext:value-type="float">
            <text:p>36.1234629958506</text:p>
          </table:table-cell>
          <table:table-cell office:value-type="float" office:value="-2.73691475403686" calcext:value-type="float">
            <text:p>-2.73691475403686</text:p>
          </table:table-cell>
          <table:table-cell office:value-type="float" office:value="3.54033663862406" calcext:value-type="float">
            <text:p>3.54033663862406</text:p>
          </table:table-cell>
          <table:table-cell table:number-columns-repeated="5"/>
        </table:table-row>
        <table:table-row table:style-name="ro1">
          <table:table-cell office:value-type="float" office:value="36.0997200958084" calcext:value-type="float">
            <text:p>36.0997200958084</text:p>
          </table:table-cell>
          <table:table-cell office:value-type="float" office:value="-2.74691795766431" calcext:value-type="float">
            <text:p>-2.74691795766431</text:p>
          </table:table-cell>
          <table:table-cell office:value-type="float" office:value="3.55465052208016" calcext:value-type="float">
            <text:p>3.55465052208016</text:p>
          </table:table-cell>
          <table:table-cell table:number-columns-repeated="5"/>
        </table:table-row>
        <table:table-row table:style-name="ro1">
          <table:table-cell office:value-type="float" office:value="35.9981203227594" calcext:value-type="float">
            <text:p>35.9981203227594</text:p>
          </table:table-cell>
          <table:table-cell office:value-type="float" office:value="-2.7914462494155" calcext:value-type="float">
            <text:p>-2.7914462494155</text:p>
          </table:table-cell>
          <table:table-cell office:value-type="float" office:value="3.5987126898886" calcext:value-type="float">
            <text:p>3.5987126898886</text:p>
          </table:table-cell>
          <table:table-cell table:number-columns-repeated="5"/>
        </table:table-row>
        <table:table-row table:style-name="ro1">
          <table:table-cell office:value-type="float" office:value="35.9269746116007" calcext:value-type="float">
            <text:p>35.9269746116007</text:p>
          </table:table-cell>
          <table:table-cell office:value-type="float" office:value="-2.82644047430095" calcext:value-type="float">
            <text:p>-2.82644047430095</text:p>
          </table:table-cell>
          <table:table-cell office:value-type="float" office:value="3.64277485769703" calcext:value-type="float">
            <text:p>3.64277485769703</text:p>
          </table:table-cell>
          <table:table-cell table:number-columns-repeated="5"/>
        </table:table-row>
        <table:table-row table:style-name="ro1">
          <table:table-cell office:value-type="float" office:value="35.8253748912866" calcext:value-type="float">
            <text:p>35.8253748912866</text:p>
          </table:table-cell>
          <table:table-cell office:value-type="float" office:value="-2.88210071382272" calcext:value-type="float">
            <text:p>-2.88210071382272</text:p>
          </table:table-cell>
          <table:table-cell office:value-type="float" office:value="3.66152557212636" calcext:value-type="float">
            <text:p>3.66152557212636</text:p>
          </table:table-cell>
          <table:table-cell table:number-columns-repeated="5"/>
        </table:table-row>
        <table:table-row table:style-name="ro1">
          <table:table-cell office:value-type="float" office:value="35.7960854694457" calcext:value-type="float">
            <text:p>35.7960854694457</text:p>
          </table:table-cell>
          <table:table-cell office:value-type="float" office:value="-2.89886811001474" calcext:value-type="float">
            <text:p>-2.89886811001474</text:p>
          </table:table-cell>
          <table:table-cell office:value-type="float" office:value="3.68027628655554" calcext:value-type="float">
            <text:p>3.68027628655554</text:p>
          </table:table-cell>
          <table:table-cell table:number-columns-repeated="5"/>
        </table:table-row>
        <table:table-row table:style-name="ro1">
          <table:table-cell office:value-type="float" office:value="35.7387846652735" calcext:value-type="float">
            <text:p>35.7387846652735</text:p>
          </table:table-cell>
          <table:table-cell office:value-type="float" office:value="-2.93311345856126" calcext:value-type="float">
            <text:p>-2.93311345856126</text:p>
          </table:table-cell>
          <table:table-cell office:value-type="float" office:value="3.58757869178632" calcext:value-type="float">
            <text:p>3.58757869178632</text:p>
          </table:table-cell>
          <table:table-cell table:number-columns-repeated="5"/>
        </table:table-row>
        <table:table-row table:style-name="ro1">
          <table:table-cell office:value-type="float" office:value="35.6833122449326" calcext:value-type="float">
            <text:p>35.6833122449326</text:p>
          </table:table-cell>
          <table:table-cell office:value-type="float" office:value="-2.95963560106558" calcext:value-type="float">
            <text:p>-2.95963560106558</text:p>
          </table:table-cell>
          <table:table-cell office:value-type="float" office:value="3.58757867319831" calcext:value-type="float">
            <text:p>3.58757867319831</text:p>
          </table:table-cell>
          <table:table-cell table:number-columns-repeated="5"/>
        </table:table-row>
        <table:table-row table:style-name="ro1">
          <table:table-cell office:value-type="float" office:value="35.5901791511867" calcext:value-type="float">
            <text:p>35.5901791511867</text:p>
          </table:table-cell>
          <table:table-cell office:value-type="float" office:value="-3.00416383781872" calcext:value-type="float">
            <text:p>-3.00416383781872</text:p>
          </table:table-cell>
          <table:table-cell office:value-type="float" office:value="3.58757865009134" calcext:value-type="float">
            <text:p>3.58757865009134</text:p>
          </table:table-cell>
          <table:table-cell table:number-columns-repeated="5"/>
        </table:table-row>
        <table:table-row table:style-name="ro1">
          <table:table-cell office:value-type="float" office:value="35.5383630003622" calcext:value-type="float">
            <text:p>35.5383630003622</text:p>
          </table:table-cell>
          <table:table-cell office:value-type="float" office:value="-3.02893786391135" calcext:value-type="float">
            <text:p>-3.02893786391135</text:p>
          </table:table-cell>
          <table:table-cell office:value-type="float" office:value="3.48589632413721" calcext:value-type="float">
            <text:p>3.48589632413721</text:p>
          </table:table-cell>
          <table:table-cell table:number-columns-repeated="5"/>
        </table:table-row>
        <table:table-row table:style-name="ro1">
          <table:table-cell office:value-type="float" office:value="35.4883385812355" calcext:value-type="float">
            <text:p>35.4883385812355</text:p>
          </table:table-cell>
          <table:table-cell office:value-type="float" office:value="-3.04687594421718" calcext:value-type="float">
            <text:p>-3.04687594421718</text:p>
          </table:table-cell>
          <table:table-cell office:value-type="float" office:value="3.5367374765454" calcext:value-type="float">
            <text:p>3.5367374765454</text:p>
          </table:table-cell>
          <table:table-cell table:number-columns-repeated="5"/>
        </table:table-row>
        <table:table-row table:style-name="ro1">
          <table:table-cell office:value-type="float" office:value="35.4039128877931" calcext:value-type="float">
            <text:p>35.4039128877931</text:p>
          </table:table-cell>
          <table:table-cell office:value-type="float" office:value="-3.08208836760762" calcext:value-type="float">
            <text:p>-3.08208836760762</text:p>
          </table:table-cell>
          <table:table-cell office:value-type="float" office:value="3.58757862895355" calcext:value-type="float">
            <text:p>3.58757862895355</text:p>
          </table:table-cell>
          <table:table-cell table:number-columns-repeated="5"/>
        </table:table-row>
        <table:table-row table:style-name="ro1">
          <table:table-cell office:value-type="float" office:value="35.3107797721001" calcext:value-type="float">
            <text:p>35.3107797721001</text:p>
          </table:table-cell>
          <table:table-cell office:value-type="float" office:value="-3.12661660979138" calcext:value-type="float">
            <text:p>-3.12661660979138</text:p>
          </table:table-cell>
          <table:table-cell office:value-type="float" office:value="3.60667156095768" calcext:value-type="float">
            <text:p>3.60667156095768</text:p>
          </table:table-cell>
          <table:table-cell table:number-columns-repeated="5"/>
        </table:table-row>
        <table:table-row table:style-name="ro1">
          <table:table-cell office:value-type="float" office:value="35.2800646405947" calcext:value-type="float">
            <text:p>35.2800646405947</text:p>
          </table:table-cell>
          <table:table-cell office:value-type="float" office:value="-3.14202916808396" calcext:value-type="float">
            <text:p>-3.14202916808396</text:p>
          </table:table-cell>
          <table:table-cell office:value-type="float" office:value="3.62576449296182" calcext:value-type="float">
            <text:p>3.62576449296182</text:p>
          </table:table-cell>
          <table:table-cell table:number-columns-repeated="5"/>
        </table:table-row>
        <table:table-row table:style-name="ro1">
          <table:table-cell office:value-type="float" office:value="35.210608617788" calcext:value-type="float">
            <text:p>35.210608617788</text:p>
          </table:table-cell>
          <table:table-cell office:value-type="float" office:value="-3.17855782502937" calcext:value-type="float">
            <text:p>-3.17855782502937</text:p>
          </table:table-cell>
          <table:table-cell office:value-type="float" office:value="3.58757859214549" calcext:value-type="float">
            <text:p>3.58757859214549</text:p>
          </table:table-cell>
          <table:table-cell table:number-columns-repeated="5"/>
        </table:table-row>
        <table:table-row table:style-name="ro1">
          <table:table-cell office:value-type="float" office:value="35.1742971974081" calcext:value-type="float">
            <text:p>35.1742971974081</text:p>
          </table:table-cell>
          <table:table-cell office:value-type="float" office:value="-3.19591882015713" calcext:value-type="float">
            <text:p>-3.19591882015713</text:p>
          </table:table-cell>
          <table:table-cell office:value-type="float" office:value="3.48589626810039" calcext:value-type="float">
            <text:p>3.48589626810039</text:p>
          </table:table-cell>
          <table:table-cell table:number-columns-repeated="5"/>
        </table:table-row>
        <table:table-row table:style-name="ro1">
          <table:table-cell office:value-type="float" office:value="35.1242727747197" calcext:value-type="float">
            <text:p>35.1242727747197</text:p>
          </table:table-cell>
          <table:table-cell office:value-type="float" office:value="-3.21385689857648" calcext:value-type="float">
            <text:p>-3.21385689857648</text:p>
          </table:table-cell>
          <table:table-cell office:value-type="float" office:value="3.50159851196783" calcext:value-type="float">
            <text:p>3.50159851196783</text:p>
          </table:table-cell>
          <table:table-cell table:number-columns-repeated="5"/>
        </table:table-row>
        <table:table-row table:style-name="ro1">
          <table:table-cell office:value-type="float" office:value="35.0978216957583" calcext:value-type="float">
            <text:p>35.0978216957583</text:p>
          </table:table-cell>
          <table:table-cell office:value-type="float" office:value="-3.22381333704201" calcext:value-type="float">
            <text:p>-3.22381333704201</text:p>
          </table:table-cell>
          <table:table-cell office:value-type="float" office:value="3.51730075583519" calcext:value-type="float">
            <text:p>3.51730075583519</text:p>
          </table:table-cell>
          <table:table-cell table:number-columns-repeated="5"/>
        </table:table-row>
        <table:table-row table:style-name="ro1">
          <table:table-cell office:value-type="float" office:value="35.0131551902708" calcext:value-type="float">
            <text:p>35.0131551902708</text:p>
          </table:table-cell>
          <table:table-cell office:value-type="float" office:value="-3.25720958471161" calcext:value-type="float">
            <text:p>-3.25720958471161</text:p>
          </table:table-cell>
          <table:table-cell office:value-type="float" office:value="3.55243966118401" calcext:value-type="float">
            <text:p>3.55243966118401</text:p>
          </table:table-cell>
          <table:table-cell table:number-columns-repeated="5"/>
        </table:table-row>
        <table:table-row table:style-name="ro1">
          <table:table-cell office:value-type="float" office:value="34.9551805790001" calcext:value-type="float">
            <text:p>34.9551805790001</text:p>
          </table:table-cell>
          <table:table-cell office:value-type="float" office:value="-3.28246556242726" calcext:value-type="float">
            <text:p>-3.28246556242726</text:p>
          </table:table-cell>
          <table:table-cell office:value-type="float" office:value="3.58757856653283" calcext:value-type="float">
            <text:p>3.58757856653283</text:p>
          </table:table-cell>
          <table:table-cell table:number-columns-repeated="5"/>
        </table:table-row>
        <table:table-row table:style-name="ro1">
          <table:table-cell office:value-type="float" office:value="34.8905908601616" calcext:value-type="float">
            <text:p>34.8905908601616</text:p>
          </table:table-cell>
          <table:table-cell office:value-type="float" office:value="-3.31334680332959" calcext:value-type="float">
            <text:p>-3.31334680332959</text:p>
          </table:table-cell>
          <table:table-cell office:value-type="float" office:value="3.51730072402257" calcext:value-type="float">
            <text:p>3.51730072402257</text:p>
          </table:table-cell>
          <table:table-cell table:number-columns-repeated="5"/>
        </table:table-row>
        <table:table-row table:style-name="ro1">
          <table:table-cell office:value-type="float" office:value="34.8353555888162" calcext:value-type="float">
            <text:p>34.8353555888162</text:p>
          </table:table-cell>
          <table:table-cell office:value-type="float" office:value="-3.33513405697143" calcext:value-type="float">
            <text:p>-3.33513405697143</text:p>
          </table:table-cell>
          <table:table-cell office:value-type="float" office:value="3.55243962740347" calcext:value-type="float">
            <text:p>3.55243962740347</text:p>
          </table:table-cell>
          <table:table-cell table:number-columns-repeated="5"/>
        </table:table-row>
        <table:table-row table:style-name="ro1">
          <table:table-cell office:value-type="float" office:value="34.7773809799379" calcext:value-type="float">
            <text:p>34.7773809799379</text:p>
          </table:table-cell>
          <table:table-cell office:value-type="float" office:value="-3.3603900313148" calcext:value-type="float">
            <text:p>-3.3603900313148</text:p>
          </table:table-cell>
          <table:table-cell office:value-type="float" office:value="3.58757853078429" calcext:value-type="float">
            <text:p>3.58757853078429</text:p>
          </table:table-cell>
          <table:table-cell table:number-columns-repeated="5"/>
        </table:table-row>
        <table:table-row table:style-name="ro1">
          <table:table-cell office:value-type="float" office:value="34.6842478717095" calcext:value-type="float">
            <text:p>34.6842478717095</text:p>
          </table:table-cell>
          <table:table-cell office:value-type="float" office:value="-3.40491825869682" calcext:value-type="float">
            <text:p>-3.40491825869682</text:p>
          </table:table-cell>
          <table:table-cell office:value-type="float" office:value="3.58757851272041" calcext:value-type="float">
            <text:p>3.58757851272041</text:p>
          </table:table-cell>
          <table:table-cell table:number-columns-repeated="5"/>
        </table:table-row>
        <table:table-row table:style-name="ro1">
          <table:table-cell office:value-type="float" office:value="34.6680106073777" calcext:value-type="float">
            <text:p>34.6680106073777</text:p>
          </table:table-cell>
          <table:table-cell office:value-type="float" office:value="-3.41268151902842" calcext:value-type="float">
            <text:p>-3.41268151902842</text:p>
          </table:table-cell>
          <table:table-cell office:value-type="float" office:value="3.39873542635388" calcext:value-type="float">
            <text:p>3.39873542635388</text:p>
          </table:table-cell>
          <table:table-cell table:number-columns-repeated="5"/>
        </table:table-row>
        <table:table-row table:style-name="ro1">
          <table:table-cell office:value-type="float" office:value="34.6657744726055" calcext:value-type="float">
            <text:p>34.6657744726055</text:p>
          </table:table-cell>
          <table:table-cell office:value-type="float" office:value="-3.41326954293668" calcext:value-type="float">
            <text:p>-3.41326954293668</text:p>
          </table:table-cell>
          <table:table-cell office:value-type="float" office:value="3.44594619203096" calcext:value-type="float">
            <text:p>3.44594619203096</text:p>
          </table:table-cell>
          <table:table-cell table:number-columns-repeated="5"/>
        </table:table-row>
        <table:table-row table:style-name="ro1">
          <table:table-cell office:value-type="float" office:value="34.5847307853439" calcext:value-type="float">
            <text:p>34.5847307853439</text:p>
          </table:table-cell>
          <table:table-cell office:value-type="float" office:value="-3.43872640540368" calcext:value-type="float">
            <text:p>-3.43872640540368</text:p>
          </table:table-cell>
          <table:table-cell office:value-type="float" office:value="3.54036772338444" calcext:value-type="float">
            <text:p>3.54036772338444</text:p>
          </table:table-cell>
          <table:table-cell table:number-columns-repeated="5"/>
        </table:table-row>
        <table:table-row table:style-name="ro1">
          <table:table-cell office:value-type="float" office:value="34.5064482051344" calcext:value-type="float">
            <text:p>34.5064482051344</text:p>
          </table:table-cell>
          <table:table-cell office:value-type="float" office:value="-3.47171077636007" calcext:value-type="float">
            <text:p>-3.47171077636007</text:p>
          </table:table-cell>
          <table:table-cell office:value-type="float" office:value="3.5875784890612" calcext:value-type="float">
            <text:p>3.5875784890612</text:p>
          </table:table-cell>
          <table:table-cell table:number-columns-repeated="5"/>
        </table:table-row>
        <table:table-row table:style-name="ro1">
          <table:table-cell office:value-type="float" office:value="34.4133150804074" calcext:value-type="float">
            <text:p>34.4133150804074</text:p>
          </table:table-cell>
          <table:table-cell office:value-type="float" office:value="-3.51623900685626" calcext:value-type="float">
            <text:p>-3.51623900685626</text:p>
          </table:table-cell>
          <table:table-cell office:value-type="float" office:value="3.60667141677161" calcext:value-type="float">
            <text:p>3.60667141677161</text:p>
          </table:table-cell>
          <table:table-cell table:number-columns-repeated="5"/>
        </table:table-row>
        <table:table-row table:style-name="ro1">
          <table:table-cell office:value-type="float" office:value="34.3825999535862" calcext:value-type="float">
            <text:p>34.3825999535862</text:p>
          </table:table-cell>
          <table:table-cell office:value-type="float" office:value="-3.53165155725455" calcext:value-type="float">
            <text:p>-3.53165155725455</text:p>
          </table:table-cell>
          <table:table-cell office:value-type="float" office:value="3.62576434448206" calcext:value-type="float">
            <text:p>3.62576434448206</text:p>
          </table:table-cell>
          <table:table-cell table:number-columns-repeated="5"/>
        </table:table-row>
        <table:table-row table:style-name="ro1">
          <table:table-cell office:value-type="float" office:value="34.3537308228497" calcext:value-type="float">
            <text:p>34.3537308228497</text:p>
          </table:table-cell>
          <table:table-cell office:value-type="float" office:value="-3.54683454859644" calcext:value-type="float">
            <text:p>-3.54683454859644</text:p>
          </table:table-cell>
          <table:table-cell office:value-type="float" office:value="3.48589615216954" calcext:value-type="float">
            <text:p>3.48589615216954</text:p>
          </table:table-cell>
          <table:table-cell table:number-columns-repeated="5"/>
        </table:table-row>
        <table:table-row table:style-name="ro1">
          <table:table-cell office:value-type="float" office:value="34.3199411803975" calcext:value-type="float">
            <text:p>34.3199411803975</text:p>
          </table:table-cell>
          <table:table-cell office:value-type="float" office:value="-3.55895105094348" calcext:value-type="float">
            <text:p>-3.55895105094348</text:p>
          </table:table-cell>
          <table:table-cell office:value-type="float" office:value="3.48589611750192" calcext:value-type="float">
            <text:p>3.48589611750192</text:p>
          </table:table-cell>
          <table:table-cell table:number-columns-repeated="5"/>
        </table:table-row>
        <table:table-row table:style-name="ro1">
          <table:table-cell office:value-type="float" office:value="34.2268080167448" calcext:value-type="float">
            <text:p>34.2268080167448</text:p>
          </table:table-cell>
          <table:table-cell office:value-type="float" office:value="-3.59234732243276" calcext:value-type="float">
            <text:p>-3.59234732243276</text:p>
          </table:table-cell>
          <table:table-cell office:value-type="float" office:value="3.53673727520671" calcext:value-type="float">
            <text:p>3.53673727520671</text:p>
          </table:table-cell>
          <table:table-cell table:number-columns-repeated="5"/>
        </table:table-row>
        <table:table-row table:style-name="ro1">
          <table:table-cell office:value-type="float" office:value="34.1423823074249" calcext:value-type="float">
            <text:p>34.1423823074249</text:p>
          </table:table-cell>
          <table:table-cell office:value-type="float" office:value="-3.62755973249032" calcext:value-type="float">
            <text:p>-3.62755973249032</text:p>
          </table:table-cell>
          <table:table-cell office:value-type="float" office:value="3.5875784329115" calcext:value-type="float">
            <text:p>3.5875784329115</text:p>
          </table:table-cell>
          <table:table-cell table:number-columns-repeated="5"/>
        </table:table-row>
        <table:table-row table:style-name="ro1">
          <table:table-cell office:value-type="float" office:value="34.0803335859296" calcext:value-type="float">
            <text:p>34.0803335859296</text:p>
          </table:table-cell>
          <table:table-cell office:value-type="float" office:value="-3.65722607711457" calcext:value-type="float">
            <text:p>-3.65722607711457</text:p>
          </table:table-cell>
          <table:table-cell office:value-type="float" office:value="3.37624757151532" calcext:value-type="float">
            <text:p>3.37624757151532</text:p>
          </table:table-cell>
          <table:table-cell table:number-columns-repeated="5"/>
        </table:table-row>
        <table:table-row table:style-name="ro1">
          <table:table-cell office:value-type="float" office:value="34.0504054928985" calcext:value-type="float">
            <text:p>34.0504054928985</text:p>
          </table:table-cell>
          <table:table-cell office:value-type="float" office:value="-3.66438065322716" calcext:value-type="float">
            <text:p>-3.66438065322716</text:p>
          </table:table-cell>
          <table:table-cell office:value-type="float" office:value="3.43107181860669" calcext:value-type="float">
            <text:p>3.43107181860669</text:p>
          </table:table-cell>
          <table:table-cell table:number-columns-repeated="5"/>
        </table:table-row>
        <table:table-row table:style-name="ro1">
          <table:table-cell office:value-type="float" office:value="33.955875181714" calcext:value-type="float">
            <text:p>33.955875181714</text:p>
          </table:table-cell>
          <table:table-cell office:value-type="float" office:value="-3.69253609607869" calcext:value-type="float">
            <text:p>-3.69253609607869</text:p>
          </table:table-cell>
          <table:table-cell office:value-type="float" office:value="3.48589606569807" calcext:value-type="float">
            <text:p>3.48589606569807</text:p>
          </table:table-cell>
          <table:table-cell table:number-columns-repeated="5"/>
        </table:table-row>
        <table:table-row table:style-name="ro1">
          <table:table-cell office:value-type="float" office:value="33.8627419991813" calcext:value-type="float">
            <text:p>33.8627419991813</text:p>
          </table:table-cell>
          <table:table-cell office:value-type="float" office:value="-3.72593236889307" calcext:value-type="float">
            <text:p>-3.72593236889307</text:p>
          </table:table-cell>
          <table:table-cell office:value-type="float" office:value="3.5558301612103" calcext:value-type="float">
            <text:p>3.5558301612103</text:p>
          </table:table-cell>
          <table:table-cell table:number-columns-repeated="5"/>
        </table:table-row>
        <table:table-row table:style-name="ro1">
          <table:table-cell office:value-type="float" office:value="33.7476011434666" calcext:value-type="float">
            <text:p>33.7476011434666</text:p>
          </table:table-cell>
          <table:table-cell office:value-type="float" office:value="-3.77655733011933" calcext:value-type="float">
            <text:p>-3.77655733011933</text:p>
          </table:table-cell>
          <table:table-cell office:value-type="float" office:value="3.62576425672255" calcext:value-type="float">
            <text:p>3.62576425672255</text:p>
          </table:table-cell>
          <table:table-cell table:number-columns-repeated="5"/>
        </table:table-row>
        <table:table-row table:style-name="ro1">
          <table:table-cell office:value-type="float" office:value="33.7187320148908" calcext:value-type="float">
            <text:p>33.7187320148908</text:p>
          </table:table-cell>
          <table:table-cell office:value-type="float" office:value="-3.79174031709053" calcext:value-type="float">
            <text:p>-3.79174031709053</text:p>
          </table:table-cell>
          <table:table-cell office:value-type="float" office:value="3.48589604570007" calcext:value-type="float">
            <text:p>3.48589604570007</text:p>
          </table:table-cell>
          <table:table-cell table:number-columns-repeated="5"/>
        </table:table-row>
        <table:table-row table:style-name="ro1">
          <table:table-cell office:value-type="float" office:value="33.6849423810032" calcext:value-type="float">
            <text:p>33.6849423810032</text:p>
          </table:table-cell>
          <table:table-cell office:value-type="float" office:value="-3.80385681230626" calcext:value-type="float">
            <text:p>-3.80385681230626</text:p>
          </table:table-cell>
          <table:table-cell office:value-type="float" office:value="3.48589602594697" calcext:value-type="float">
            <text:p>3.48589602594697</text:p>
          </table:table-cell>
          <table:table-cell table:number-columns-repeated="5"/>
        </table:table-row>
        <table:table-row table:style-name="ro1">
          <table:table-cell office:value-type="float" office:value="33.5918091947036" calcext:value-type="float">
            <text:p>33.5918091947036</text:p>
          </table:table-cell>
          <table:table-cell office:value-type="float" office:value="-3.83725308229321" calcext:value-type="float">
            <text:p>-3.83725308229321</text:p>
          </table:table-cell>
          <table:table-cell office:value-type="float" office:value="3.5367371804532" calcext:value-type="float">
            <text:p>3.5367371804532</text:p>
          </table:table-cell>
          <table:table-cell table:number-columns-repeated="5"/>
        </table:table-row>
        <table:table-row table:style-name="ro1">
          <table:table-cell office:value-type="float" office:value="33.5073834873541" calcext:value-type="float">
            <text:p>33.5073834873541</text:p>
          </table:table-cell>
          <table:table-cell office:value-type="float" office:value="-3.87246548213773" calcext:value-type="float">
            <text:p>-3.87246548213773</text:p>
          </table:table-cell>
          <table:table-cell office:value-type="float" office:value="3.58757833495946" calcext:value-type="float">
            <text:p>3.58757833495946</text:p>
          </table:table-cell>
          <table:table-cell table:number-columns-repeated="5"/>
        </table:table-row>
        <table:table-row table:style-name="ro1">
          <table:table-cell office:value-type="float" office:value="33.4664532642016" calcext:value-type="float">
            <text:p>33.4664532642016</text:p>
          </table:table-cell>
          <table:table-cell office:value-type="float" office:value="-3.89203477817956" calcext:value-type="float">
            <text:p>-3.89203477817956</text:p>
          </table:table-cell>
          <table:table-cell office:value-type="float" office:value="3.45917128735399" calcext:value-type="float">
            <text:p>3.45917128735399</text:p>
          </table:table-cell>
          <table:table-cell table:number-columns-repeated="5"/>
        </table:table-row>
        <table:table-row table:style-name="ro1">
          <table:table-cell office:value-type="float" office:value="33.4198226438779" calcext:value-type="float">
            <text:p>33.4198226438779</text:p>
          </table:table-cell>
          <table:table-cell office:value-type="float" office:value="-3.90736246249396" calcext:value-type="float">
            <text:p>-3.90736246249396</text:p>
          </table:table-cell>
          <table:table-cell office:value-type="float" office:value="3.49259679517891" calcext:value-type="float">
            <text:p>3.49259679517891</text:p>
          </table:table-cell>
          <table:table-cell table:number-columns-repeated="5"/>
        </table:table-row>
        <table:table-row table:style-name="ro1">
          <table:table-cell office:value-type="float" office:value="33.3633356904872" calcext:value-type="float">
            <text:p>33.3633356904872</text:p>
          </table:table-cell>
          <table:table-cell office:value-type="float" office:value="-3.92804611237955" calcext:value-type="float">
            <text:p>-3.92804611237955</text:p>
          </table:table-cell>
          <table:table-cell office:value-type="float" office:value="3.52602230300386" calcext:value-type="float">
            <text:p>3.52602230300386</text:p>
          </table:table-cell>
          <table:table-cell table:number-columns-repeated="5"/>
        </table:table-row>
        <table:table-row table:style-name="ro1">
          <table:table-cell office:value-type="float" office:value="33.2700103885707" calcext:value-type="float">
            <text:p>33.2700103885707</text:p>
          </table:table-cell>
          <table:table-cell office:value-type="float" office:value="-3.96580162596506" calcext:value-type="float">
            <text:p>-3.96580162596506</text:p>
          </table:table-cell>
          <table:table-cell office:value-type="float" office:value="3.48589596969139" calcext:value-type="float">
            <text:p>3.48589596969139</text:p>
          </table:table-cell>
          <table:table-cell table:number-columns-repeated="5"/>
        </table:table-row>
        <table:table-row table:style-name="ro1">
          <table:table-cell office:value-type="float" office:value="33.2051975875328" calcext:value-type="float">
            <text:p>33.2051975875328</text:p>
          </table:table-cell>
          <table:table-cell office:value-type="float" office:value="-3.98904259414019" calcext:value-type="float">
            <text:p>-3.98904259414019</text:p>
          </table:table-cell>
          <table:table-cell office:value-type="float" office:value="3.45917124127383" calcext:value-type="float">
            <text:p>3.45917124127383</text:p>
          </table:table-cell>
          <table:table-cell table:number-columns-repeated="5"/>
        </table:table-row>
        <table:table-row table:style-name="ro1">
          <table:table-cell office:value-type="float" office:value="33.1150231630088" calcext:value-type="float">
            <text:p>33.1150231630088</text:p>
          </table:table-cell>
          <table:table-cell office:value-type="float" office:value="-4.01868330850436" calcext:value-type="float">
            <text:p>-4.01868330850436</text:p>
          </table:table-cell>
          <table:table-cell office:value-type="float" office:value="3.52337474806678" calcext:value-type="float">
            <text:p>3.52337474806678</text:p>
          </table:table-cell>
          <table:table-cell table:number-columns-repeated="5"/>
        </table:table-row>
        <table:table-row table:style-name="ro1">
          <table:table-cell office:value-type="float" office:value="33.0078510415465" calcext:value-type="float">
            <text:p>33.0078510415465</text:p>
          </table:table-cell>
          <table:table-cell office:value-type="float" office:value="-4.06171083489674" calcext:value-type="float">
            <text:p>-4.06171083489674</text:p>
          </table:table-cell>
          <table:table-cell office:value-type="float" office:value="3.58757825485972" calcext:value-type="float">
            <text:p>3.58757825485972</text:p>
          </table:table-cell>
          <table:table-cell table:number-columns-repeated="5"/>
        </table:table-row>
        <table:table-row table:style-name="ro1">
          <table:table-cell office:value-type="float" office:value="32.9669208136568" calcext:value-type="float">
            <text:p>32.9669208136568</text:p>
          </table:table-cell>
          <table:table-cell office:value-type="float" office:value="-4.08128012917558" calcext:value-type="float">
            <text:p>-4.08128012917558</text:p>
          </table:table-cell>
          <table:table-cell office:value-type="float" office:value="3.45917120766149" calcext:value-type="float">
            <text:p>3.45917120766149</text:p>
          </table:table-cell>
          <table:table-cell table:number-columns-repeated="5"/>
        </table:table-row>
        <table:table-row table:style-name="ro1">
          <table:table-cell office:value-type="float" office:value="32.9202901898837" calcext:value-type="float">
            <text:p>32.9202901898837</text:p>
          </table:table-cell>
          <table:table-cell office:value-type="float" office:value="-4.09660781050619" calcext:value-type="float">
            <text:p>-4.09660781050619</text:p>
          </table:table-cell>
          <table:table-cell office:value-type="float" office:value="3.47253356014928" calcext:value-type="float">
            <text:p>3.47253356014928</text:p>
          </table:table-cell>
          <table:table-cell table:number-columns-repeated="5"/>
        </table:table-row>
        <table:table-row table:style-name="ro1">
          <table:table-cell office:value-type="float" office:value="32.897543777988" calcext:value-type="float">
            <text:p>32.897543777988</text:p>
          </table:table-cell>
          <table:table-cell office:value-type="float" office:value="-4.10442294317413" calcext:value-type="float">
            <text:p>-4.10442294317413</text:p>
          </table:table-cell>
          <table:table-cell office:value-type="float" office:value="3.48589591263705" calcext:value-type="float">
            <text:p>3.48589591263705</text:p>
          </table:table-cell>
          <table:table-cell table:number-columns-repeated="5"/>
        </table:table-row>
        <table:table-row table:style-name="ro1">
          <table:table-cell office:value-type="float" office:value="32.8044105842257" calcext:value-type="float">
            <text:p>32.8044105842257</text:p>
          </table:table-cell>
          <table:table-cell office:value-type="float" office:value="-4.13781920392726" calcext:value-type="float">
            <text:p>-4.13781920392726</text:p>
          </table:table-cell>
          <table:table-cell office:value-type="float" office:value="3.55582999783611" calcext:value-type="float">
            <text:p>3.55582999783611</text:p>
          </table:table-cell>
          <table:table-cell table:number-columns-repeated="5"/>
        </table:table-row>
        <table:table-row table:style-name="ro1">
          <table:table-cell office:value-type="float" office:value="32.6892697371923" calcext:value-type="float">
            <text:p>32.6892697371923</text:p>
          </table:table-cell>
          <table:table-cell office:value-type="float" office:value="-4.188444138889" calcext:value-type="float">
            <text:p>-4.188444138889</text:p>
          </table:table-cell>
          <table:table-cell office:value-type="float" office:value="3.62576408303517" calcext:value-type="float">
            <text:p>3.62576408303517</text:p>
          </table:table-cell>
          <table:table-cell table:number-columns-repeated="5"/>
        </table:table-row>
        <table:table-row table:style-name="ro1">
          <table:table-cell office:value-type="float" office:value="32.6604005968299" calcext:value-type="float">
            <text:p>32.6604005968299</text:p>
          </table:table-cell>
          <table:table-cell office:value-type="float" office:value="-4.20362712565799" calcext:value-type="float">
            <text:p>-4.20362712565799</text:p>
          </table:table-cell>
          <table:table-cell office:value-type="float" office:value="3.4858958904308" calcext:value-type="float">
            <text:p>3.4858958904308</text:p>
          </table:table-cell>
          <table:table-cell table:number-columns-repeated="5"/>
        </table:table-row>
        <table:table-row table:style-name="ro1">
          <table:table-cell office:value-type="float" office:value="32.637931932917" calcext:value-type="float">
            <text:p>32.637931932917</text:p>
          </table:table-cell>
          <table:table-cell office:value-type="float" office:value="-4.21168407373474" calcext:value-type="float">
            <text:p>-4.21168407373474</text:p>
          </table:table-cell>
          <table:table-cell office:value-type="float" office:value="3.45917115588269" calcext:value-type="float">
            <text:p>3.45917115588269</text:p>
          </table:table-cell>
          <table:table-cell table:number-columns-repeated="5"/>
        </table:table-row>
        <table:table-row table:style-name="ro1">
          <table:table-cell office:value-type="float" office:value="32.5477575057823" calcext:value-type="float">
            <text:p>32.5477575057823</text:p>
          </table:table-cell>
          <table:table-cell office:value-type="float" office:value="-4.24132478042501" calcext:value-type="float">
            <text:p>-4.24132478042501</text:p>
          </table:table-cell>
          <table:table-cell office:value-type="float" office:value="3.47253350176434" calcext:value-type="float">
            <text:p>3.47253350176434</text:p>
          </table:table-cell>
          <table:table-cell table:number-columns-repeated="5"/>
        </table:table-row>
        <table:table-row table:style-name="ro1">
          <table:table-cell office:value-type="float" office:value="32.5250111046752" calcext:value-type="float">
            <text:p>32.5250111046752</text:p>
          </table:table-cell>
          <table:table-cell office:value-type="float" office:value="-4.24913990790145" calcext:value-type="float">
            <text:p>-4.24913990790145</text:p>
          </table:table-cell>
          <table:table-cell office:value-type="float" office:value="3.48589584764592" calcext:value-type="float">
            <text:p>3.48589584764592</text:p>
          </table:table-cell>
          <table:table-cell table:number-columns-repeated="5"/>
        </table:table-row>
        <table:table-row table:style-name="ro1">
          <table:table-cell office:value-type="float" office:value="32.4783704965446" calcext:value-type="float">
            <text:p>32.4783704965446</text:p>
          </table:table-cell>
          <table:table-cell office:value-type="float" office:value="-4.26586457425598" calcext:value-type="float">
            <text:p>-4.26586457425598</text:p>
          </table:table-cell>
          <table:table-cell office:value-type="float" office:value="3.37624734311601" calcext:value-type="float">
            <text:p>3.37624734311601</text:p>
          </table:table-cell>
          <table:table-cell table:number-columns-repeated="5"/>
        </table:table-row>
        <table:table-row table:style-name="ro1">
          <table:table-cell office:value-type="float" office:value="32.4332749873192" calcext:value-type="float">
            <text:p>32.4332749873192</text:p>
          </table:table-cell>
          <table:table-cell office:value-type="float" office:value="-4.27664504486215" calcext:value-type="float">
            <text:p>-4.27664504486215</text:p>
          </table:table-cell>
          <table:table-cell office:value-type="float" office:value="3.42084798895507" calcext:value-type="float">
            <text:p>3.42084798895507</text:p>
          </table:table-cell>
          <table:table-cell table:number-columns-repeated="5"/>
        </table:table-row>
        <table:table-row table:style-name="ro1">
          <table:table-cell office:value-type="float" office:value="32.3561294221347" calcext:value-type="float">
            <text:p>32.3561294221347</text:p>
          </table:table-cell>
          <table:table-cell office:value-type="float" office:value="-4.29876640137706" calcext:value-type="float">
            <text:p>-4.29876640137706</text:p>
          </table:table-cell>
          <table:table-cell office:value-type="float" office:value="3.51004928063324" calcext:value-type="float">
            <text:p>3.51004928063324</text:p>
          </table:table-cell>
          <table:table-cell table:number-columns-repeated="5"/>
        </table:table-row>
        <table:table-row table:style-name="ro1">
          <table:table-cell office:value-type="float" office:value="32.2812612099236" calcext:value-type="float">
            <text:p>32.2812612099236</text:p>
          </table:table-cell>
          <table:table-cell office:value-type="float" office:value="-4.32767216969408" calcext:value-type="float">
            <text:p>-4.32767216969408</text:p>
          </table:table-cell>
          <table:table-cell office:value-type="float" office:value="3.55464992647227" calcext:value-type="float">
            <text:p>3.55464992647227</text:p>
          </table:table-cell>
          <table:table-cell table:number-columns-repeated="5"/>
        </table:table-row>
        <table:table-row table:style-name="ro1">
          <table:table-cell office:value-type="float" office:value="32.234264384635" calcext:value-type="float">
            <text:p>32.234264384635</text:p>
          </table:table-cell>
          <table:table-cell office:value-type="float" office:value="-4.34826950859371" calcext:value-type="float">
            <text:p>-4.34826950859371</text:p>
          </table:table-cell>
          <table:table-cell office:value-type="float" office:value="3.31021246634206" calcext:value-type="float">
            <text:p>3.31021246634206</text:p>
          </table:table-cell>
          <table:table-cell table:number-columns-repeated="5"/>
        </table:table-row>
        <table:table-row table:style-name="ro1">
          <table:table-cell office:value-type="float" office:value="32.1513091967752" calcext:value-type="float">
            <text:p>32.1513091967752</text:p>
          </table:table-cell>
          <table:table-cell office:value-type="float" office:value="-4.36239149299683" calcext:value-type="float">
            <text:p>-4.36239149299683</text:p>
          </table:table-cell>
          <table:table-cell office:value-type="float" office:value="3.40951819527343" calcext:value-type="float">
            <text:p>3.40951819527343</text:p>
          </table:table-cell>
          <table:table-cell table:number-columns-repeated="5"/>
        </table:table-row>
        <table:table-row table:style-name="ro1">
          <table:table-cell office:value-type="float" office:value="32.0651581642953" calcext:value-type="float">
            <text:p>32.0651581642953</text:p>
          </table:table-cell>
          <table:table-cell office:value-type="float" office:value="-4.38604219672994" calcext:value-type="float">
            <text:p>-4.38604219672994</text:p>
          </table:table-cell>
          <table:table-cell office:value-type="float" office:value="3.45917105973914" calcext:value-type="float">
            <text:p>3.45917105973914</text:p>
          </table:table-cell>
          <table:table-cell table:number-columns-repeated="5"/>
        </table:table-row>
        <table:table-row table:style-name="ro1">
          <table:table-cell office:value-type="float" office:value="32.0487444153706" calcext:value-type="float">
            <text:p>32.0487444153706</text:p>
          </table:table-cell>
          <table:table-cell office:value-type="float" office:value="-4.39143746205458" calcext:value-type="float">
            <text:p>-4.39143746205458</text:p>
          </table:table-cell>
          <table:table-cell office:value-type="float" office:value="3.26055956949844" calcext:value-type="float">
            <text:p>3.26055956949844</text:p>
          </table:table-cell>
          <table:table-cell table:number-columns-repeated="5"/>
        </table:table-row>
        <table:table-row table:style-name="ro1">
          <table:table-cell office:value-type="float" office:value="32.0446474385428" calcext:value-type="float">
            <text:p>32.0446474385428</text:p>
          </table:table-cell>
          <table:table-cell office:value-type="float" office:value="-4.39192717927855" calcext:value-type="float">
            <text:p>-4.39192717927855</text:p>
          </table:table-cell>
          <table:table-cell office:value-type="float" office:value="3.31840341558054" calcext:value-type="float">
            <text:p>3.31840341558054</text:p>
          </table:table-cell>
          <table:table-cell table:number-columns-repeated="5"/>
        </table:table-row>
        <table:table-row table:style-name="ro1">
          <table:table-cell office:value-type="float" office:value="31.942208912721" calcext:value-type="float">
            <text:p>31.942208912721</text:p>
          </table:table-cell>
          <table:table-cell office:value-type="float" office:value="-4.41023054534286" calcext:value-type="float">
            <text:p>-4.41023054534286</text:p>
          </table:table-cell>
          <table:table-cell office:value-type="float" office:value="3.3762472616627" calcext:value-type="float">
            <text:p>3.3762472616627</text:p>
          </table:table-cell>
          <table:table-cell table:number-columns-repeated="5"/>
        </table:table-row>
        <table:table-row table:style-name="ro1">
          <table:table-cell office:value-type="float" office:value="31.904083602006" calcext:value-type="float">
            <text:p>31.904083602006</text:p>
          </table:table-cell>
          <table:table-cell office:value-type="float" office:value="-4.41934472656689" calcext:value-type="float">
            <text:p>-4.41934472656689</text:p>
          </table:table-cell>
          <table:table-cell office:value-type="float" office:value="3.25072804100435" calcext:value-type="float">
            <text:p>3.25072804100435</text:p>
          </table:table-cell>
          <table:table-cell table:number-columns-repeated="5"/>
        </table:table-row>
        <table:table-row table:style-name="ro1">
          <table:table-cell office:value-type="float" office:value="31.8624338217177" calcext:value-type="float">
            <text:p>31.8624338217177</text:p>
          </table:table-cell>
          <table:table-cell office:value-type="float" office:value="-4.42390832417025" calcext:value-type="float">
            <text:p>-4.42390832417025</text:p>
          </table:table-cell>
          <table:table-cell office:value-type="float" office:value="3.24239239968269" calcext:value-type="float">
            <text:p>3.24239239968269</text:p>
          </table:table-cell>
          <table:table-cell table:number-columns-repeated="5"/>
        </table:table-row>
        <table:table-row table:style-name="ro1">
          <table:table-cell office:value-type="float" office:value="31.7560992072432" calcext:value-type="float">
            <text:p>31.7560992072432</text:p>
          </table:table-cell>
          <table:table-cell office:value-type="float" office:value="-4.43466327655737" calcext:value-type="float">
            <text:p>-4.43466327655737</text:p>
          </table:table-cell>
          <table:table-cell office:value-type="float" office:value="3.24656020968971" calcext:value-type="float">
            <text:p>3.24656020968971</text:p>
          </table:table-cell>
          <table:table-cell table:number-columns-repeated="5"/>
        </table:table-row>
        <table:table-row table:style-name="ro1">
          <table:table-cell office:value-type="float" office:value="31.7486384624382" calcext:value-type="float">
            <text:p>31.7486384624382</text:p>
          </table:table-cell>
          <table:table-cell office:value-type="float" office:value="-4.43544930168649" calcext:value-type="float">
            <text:p>-4.43544930168649</text:p>
          </table:table-cell>
          <table:table-cell office:value-type="float" office:value="3.25072801969682" calcext:value-type="float">
            <text:p>3.25072801969682</text:p>
          </table:table-cell>
          <table:table-cell table:number-columns-repeated="5"/>
        </table:table-row>
        <table:table-row table:style-name="ro1">
          <table:table-cell office:value-type="float" office:value="31.6470384959623" calcext:value-type="float">
            <text:p>31.6470384959623</text:p>
          </table:table-cell>
          <table:table-cell office:value-type="float" office:value="-4.44658168387564" calcext:value-type="float">
            <text:p>-4.44658168387564</text:p>
          </table:table-cell>
          <table:table-cell office:value-type="float" office:value="3.30283876314035" calcext:value-type="float">
            <text:p>3.30283876314035</text:p>
          </table:table-cell>
          <table:table-cell table:number-columns-repeated="5"/>
        </table:table-row>
        <table:table-row table:style-name="ro1">
          <table:table-cell office:value-type="float" office:value="31.5544978199065" calcext:value-type="float">
            <text:p>31.5544978199065</text:p>
          </table:table-cell>
          <table:table-cell office:value-type="float" office:value="-4.46163419116143" calcext:value-type="float">
            <text:p>-4.46163419116143</text:p>
          </table:table-cell>
          <table:table-cell office:value-type="float" office:value="3.40706025002739" calcext:value-type="float">
            <text:p>3.40706025002739</text:p>
          </table:table-cell>
          <table:table-cell table:number-columns-repeated="5"/>
        </table:table-row>
        <table:table-row table:style-name="ro1">
          <table:table-cell office:value-type="float" office:value="31.4640252391265" calcext:value-type="float">
            <text:p>31.4640252391265</text:p>
          </table:table-cell>
          <table:table-cell office:value-type="float" office:value="-4.48623229733764" calcext:value-type="float">
            <text:p>-4.48623229733764</text:p>
          </table:table-cell>
          <table:table-cell office:value-type="float" office:value="3.45917099347092" calcext:value-type="float">
            <text:p>3.45917099347092</text:p>
          </table:table-cell>
          <table:table-cell table:number-columns-repeated="5"/>
        </table:table-row>
        <table:table-row table:style-name="ro1">
          <table:table-cell office:value-type="float" office:value="31.4060041403572" calcext:value-type="float">
            <text:p>31.4060041403572</text:p>
          </table:table-cell>
          <table:table-cell office:value-type="float" office:value="-4.5053040617343" calcext:value-type="float">
            <text:p>-4.5053040617343</text:p>
          </table:table-cell>
          <table:table-cell office:value-type="float" office:value="3.35731987999833" calcext:value-type="float">
            <text:p>3.35731987999833</text:p>
          </table:table-cell>
          <table:table-cell table:number-columns-repeated="5"/>
        </table:table-row>
        <table:table-row table:style-name="ro1">
          <table:table-cell office:value-type="float" office:value="31.3492135964932" calcext:value-type="float">
            <text:p>31.3492135964932</text:p>
          </table:table-cell>
          <table:table-cell office:value-type="float" office:value="-4.51774898480093" calcext:value-type="float">
            <text:p>-4.51774898480093</text:p>
          </table:table-cell>
          <table:table-cell office:value-type="float" office:value="3.35731988461714" calcext:value-type="float">
            <text:p>3.35731988461714</text:p>
          </table:table-cell>
          <table:table-cell table:number-columns-repeated="5"/>
        </table:table-row>
        <table:table-row table:style-name="ro1">
          <table:table-cell office:value-type="float" office:value="31.2476136755734" calcext:value-type="float">
            <text:p>31.2476136755734</text:p>
          </table:table-cell>
          <table:table-cell office:value-type="float" office:value="-4.54001331159418" calcext:value-type="float">
            <text:p>-4.54001331159418</text:p>
          </table:table-cell>
          <table:table-cell office:value-type="float" office:value="3.42160776772159" calcext:value-type="float">
            <text:p>3.42160776772159</text:p>
          </table:table-cell>
          <table:table-cell table:number-columns-repeated="5"/>
        </table:table-row>
        <table:table-row table:style-name="ro1">
          <table:table-cell office:value-type="float" office:value="31.136479152342" calcext:value-type="float">
            <text:p>31.136479152342</text:p>
          </table:table-cell>
          <table:table-cell office:value-type="float" office:value="-4.57197234308869" calcext:value-type="float">
            <text:p>-4.57197234308869</text:p>
          </table:table-cell>
          <table:table-cell office:value-type="float" office:value="3.48589565082604" calcext:value-type="float">
            <text:p>3.48589565082604</text:p>
          </table:table-cell>
          <table:table-cell table:number-columns-repeated="5"/>
        </table:table-row>
        <table:table-row table:style-name="ro1">
          <table:table-cell office:value-type="float" office:value="31.0433459441848" calcext:value-type="float">
            <text:p>31.0433459441848</text:p>
          </table:table-cell>
          <table:table-cell office:value-type="float" office:value="-4.60536858148503" calcext:value-type="float">
            <text:p>-4.60536858148503</text:p>
          </table:table-cell>
          <table:table-cell office:value-type="float" office:value="3.48589565177103" calcext:value-type="float">
            <text:p>3.48589565177103</text:p>
          </table:table-cell>
          <table:table-cell table:number-columns-repeated="5"/>
        </table:table-row>
        <table:table-row table:style-name="ro1">
          <table:table-cell office:value-type="float" office:value="30.9502127466786" calcext:value-type="float">
            <text:p>30.9502127466786</text:p>
          </table:table-cell>
          <table:table-cell office:value-type="float" office:value="-4.63876481616139" calcext:value-type="float">
            <text:p>-4.63876481616139</text:p>
          </table:table-cell>
          <table:table-cell office:value-type="float" office:value="3.48589562170129" calcext:value-type="float">
            <text:p>3.48589562170129</text:p>
          </table:table-cell>
          <table:table-cell table:number-columns-repeated="5"/>
        </table:table-row>
        <table:table-row table:style-name="ro1">
          <table:table-cell office:value-type="float" office:value="30.8570795536152" calcext:value-type="float">
            <text:p>30.8570795536152</text:p>
          </table:table-cell>
          <table:table-cell office:value-type="float" office:value="-4.67216104608404" calcext:value-type="float">
            <text:p>-4.67216104608404</text:p>
          </table:table-cell>
          <table:table-cell office:value-type="float" office:value="3.55582971078671" calcext:value-type="float">
            <text:p>3.55582971078671</text:p>
          </table:table-cell>
          <table:table-cell table:number-columns-repeated="5"/>
        </table:table-row>
        <table:table-row table:style-name="ro1">
          <table:table-cell office:value-type="float" office:value="30.7419386856618" calcext:value-type="float">
            <text:p>30.7419386856618</text:p>
          </table:table-cell>
          <table:table-cell office:value-type="float" office:value="-4.72278595080339" calcext:value-type="float">
            <text:p>-4.72278595080339</text:p>
          </table:table-cell>
          <table:table-cell office:value-type="float" office:value="3.62576379987212" calcext:value-type="float">
            <text:p>3.62576379987212</text:p>
          </table:table-cell>
          <table:table-cell table:number-columns-repeated="5"/>
        </table:table-row>
        <table:table-row table:style-name="ro1">
          <table:table-cell office:value-type="float" office:value="30.6752541351746" calcext:value-type="float">
            <text:p>30.6752541351746</text:p>
          </table:table-cell>
          <table:table-cell office:value-type="float" office:value="-4.75785696224078" calcext:value-type="float">
            <text:p>-4.75785696224078</text:p>
          </table:table-cell>
          <table:table-cell office:value-type="float" office:value="3.42160768738848" calcext:value-type="float">
            <text:p>3.42160768738848</text:p>
          </table:table-cell>
          <table:table-cell table:number-columns-repeated="5"/>
        </table:table-row>
        <table:table-row table:style-name="ro1">
          <table:table-cell office:value-type="float" office:value="30.5861466820111" calcext:value-type="float">
            <text:p>30.5861466820111</text:p>
          </table:table-cell>
          <table:table-cell office:value-type="float" office:value="-4.78348164625368" calcext:value-type="float">
            <text:p>-4.78348164625368</text:p>
          </table:table-cell>
          <table:table-cell office:value-type="float" office:value="3.48589556932106" calcext:value-type="float">
            <text:p>3.48589556932106</text:p>
          </table:table-cell>
          <table:table-cell table:number-columns-repeated="5"/>
        </table:table-row>
        <table:table-row table:style-name="ro1">
          <table:table-cell office:value-type="float" office:value="30.4930134695352" calcext:value-type="float">
            <text:p>30.4930134695352</text:p>
          </table:table-cell>
          <table:table-cell office:value-type="float" office:value="-4.81687787763174" calcext:value-type="float">
            <text:p>-4.81687787763174</text:p>
          </table:table-cell>
          <table:table-cell office:value-type="float" office:value="3.53673672250369" calcext:value-type="float">
            <text:p>3.53673672250369</text:p>
          </table:table-cell>
          <table:table-cell table:number-columns-repeated="5"/>
        </table:table-row>
        <table:table-row table:style-name="ro1">
          <table:table-cell office:value-type="float" office:value="30.4095861532953" calcext:value-type="float">
            <text:p>30.4095861532953</text:p>
          </table:table-cell>
          <table:table-cell office:value-type="float" office:value="-4.85167382217271" calcext:value-type="float">
            <text:p>-4.85167382217271</text:p>
          </table:table-cell>
          <table:table-cell office:value-type="float" office:value="3.35731975450144" calcext:value-type="float">
            <text:p>3.35731975450144</text:p>
          </table:table-cell>
          <table:table-cell table:number-columns-repeated="5"/>
        </table:table-row>
        <table:table-row table:style-name="ro1">
          <table:table-cell office:value-type="float" office:value="30.4094149441252" calcext:value-type="float">
            <text:p>30.4094149441252</text:p>
          </table:table-cell>
          <table:table-cell office:value-type="float" office:value="-4.85171134045528" calcext:value-type="float">
            <text:p>-4.85171134045528</text:p>
          </table:table-cell>
          <table:table-cell office:value-type="float" office:value="3.40824528387151" calcext:value-type="float">
            <text:p>3.40824528387151</text:p>
          </table:table-cell>
          <table:table-cell table:number-columns-repeated="5"/>
        </table:table-row>
        <table:table-row table:style-name="ro1">
          <table:table-cell office:value-type="float" office:value="30.3210268338238" calcext:value-type="float">
            <text:p>30.3210268338238</text:p>
          </table:table-cell>
          <table:table-cell office:value-type="float" office:value="-4.87585523303627" calcext:value-type="float">
            <text:p>-4.87585523303627</text:p>
          </table:table-cell>
          <table:table-cell office:value-type="float" office:value="3.45917081324272" calcext:value-type="float">
            <text:p>3.45917081324272</text:p>
          </table:table-cell>
          <table:table-cell table:number-columns-repeated="5"/>
        </table:table-row>
        <table:table-row table:style-name="ro1">
          <table:table-cell office:value-type="float" office:value="30.2292544919103" calcext:value-type="float">
            <text:p>30.2292544919103</text:p>
          </table:table-cell>
          <table:table-cell office:value-type="float" office:value="-4.90602114607257" calcext:value-type="float">
            <text:p>-4.90602114607257</text:p>
          </table:table-cell>
          <table:table-cell office:value-type="float" office:value="3.43618329209724" calcext:value-type="float">
            <text:p>3.43618329209724</text:p>
          </table:table-cell>
          <table:table-cell table:number-columns-repeated="5"/>
        </table:table-row>
        <table:table-row table:style-name="ro1">
          <table:table-cell office:value-type="float" office:value="30.1630645417191" calcext:value-type="float">
            <text:p>30.1630645417191</text:p>
          </table:table-cell>
          <table:table-cell office:value-type="float" office:value="-4.92610444222637" calcext:value-type="float">
            <text:p>-4.92610444222637</text:p>
          </table:table-cell>
          <table:table-cell office:value-type="float" office:value="3.35731972302899" calcext:value-type="float">
            <text:p>3.35731972302899</text:p>
          </table:table-cell>
          <table:table-cell table:number-columns-repeated="5"/>
        </table:table-row>
        <table:table-row table:style-name="ro1">
          <table:table-cell office:value-type="float" office:value="30.0961486063204" calcext:value-type="float">
            <text:p>30.0961486063204</text:p>
          </table:table-cell>
          <table:table-cell office:value-type="float" office:value="-4.94076820464436" calcext:value-type="float">
            <text:p>-4.94076820464436</text:p>
          </table:table-cell>
          <table:table-cell office:value-type="float" office:value="3.40824524085167" calcext:value-type="float">
            <text:p>3.40824524085167</text:p>
          </table:table-cell>
          <table:table-cell table:number-columns-repeated="5"/>
        </table:table-row>
        <table:table-row table:style-name="ro1">
          <table:table-cell office:value-type="float" office:value="30.007760515007" calcext:value-type="float">
            <text:p>30.007760515007</text:p>
          </table:table-cell>
          <table:table-cell office:value-type="float" office:value="-4.96491208795246" calcext:value-type="float">
            <text:p>-4.96491208795246</text:p>
          </table:table-cell>
          <table:table-cell office:value-type="float" office:value="3.45917075867434" calcext:value-type="float">
            <text:p>3.45917075867434</text:p>
          </table:table-cell>
          <table:table-cell table:number-columns-repeated="5"/>
        </table:table-row>
        <table:table-row table:style-name="ro1">
          <table:table-cell office:value-type="float" office:value="29.9061606275992" calcext:value-type="float">
            <text:p>29.9061606275992</text:p>
          </table:table-cell>
          <table:table-cell office:value-type="float" office:value="-4.99830834591394" calcext:value-type="float">
            <text:p>-4.99830834591394</text:p>
          </table:table-cell>
          <table:table-cell office:value-type="float" office:value="3.45917076118851" calcext:value-type="float">
            <text:p>3.45917076118851</text:p>
          </table:table-cell>
          <table:table-cell table:number-columns-repeated="5"/>
        </table:table-row>
        <table:table-row table:style-name="ro1">
          <table:table-cell office:value-type="float" office:value="29.8045607587344" calcext:value-type="float">
            <text:p>29.8045607587344</text:p>
          </table:table-cell>
          <table:table-cell office:value-type="float" office:value="-5.0317045980633" calcext:value-type="float">
            <text:p>-5.0317045980633</text:p>
          </table:table-cell>
          <table:table-cell office:value-type="float" office:value="3.45917072829068" calcext:value-type="float">
            <text:p>3.45917072829068</text:p>
          </table:table-cell>
          <table:table-cell table:number-columns-repeated="5"/>
        </table:table-row>
        <table:table-row table:style-name="ro1">
          <table:table-cell office:value-type="float" office:value="29.7029608777144" calcext:value-type="float">
            <text:p>29.7029608777144</text:p>
          </table:table-cell>
          <table:table-cell office:value-type="float" office:value="-5.06510085050455" calcext:value-type="float">
            <text:p>-5.06510085050455</text:p>
          </table:table-cell>
          <table:table-cell office:value-type="float" office:value="3.45917073360649" calcext:value-type="float">
            <text:p>3.45917073360649</text:p>
          </table:table-cell>
          <table:table-cell table:number-columns-repeated="5"/>
        </table:table-row>
        <table:table-row table:style-name="ro1">
          <table:table-cell office:value-type="float" office:value="29.6111885347127" calcext:value-type="float">
            <text:p>29.6111885347127</text:p>
          </table:table-cell>
          <table:table-cell office:value-type="float" office:value="-5.09526675580051" calcext:value-type="float">
            <text:p>-5.09526675580051</text:p>
          </table:table-cell>
          <table:table-cell office:value-type="float" office:value="3.43618320254691" calcext:value-type="float">
            <text:p>3.43618320254691</text:p>
          </table:table-cell>
          <table:table-cell table:number-columns-repeated="5"/>
        </table:table-row>
        <table:table-row table:style-name="ro1">
          <table:table-cell office:value-type="float" office:value="29.5110211777645" calcext:value-type="float">
            <text:p>29.5110211777645</text:p>
          </table:table-cell>
          <table:table-cell office:value-type="float" office:value="-5.1256594368697" calcext:value-type="float">
            <text:p>-5.1256594368697</text:p>
          </table:table-cell>
          <table:table-cell office:value-type="float" office:value="3.49541635350293" calcext:value-type="float">
            <text:p>3.49541635350293</text:p>
          </table:table-cell>
          <table:table-cell table:number-columns-repeated="5"/>
        </table:table-row>
        <table:table-row table:style-name="ro1">
          <table:table-cell office:value-type="float" office:value="29.4110645671293" calcext:value-type="float">
            <text:p>29.4110645671293</text:p>
          </table:table-cell>
          <table:table-cell office:value-type="float" office:value="-5.16258018667997" calcext:value-type="float">
            <text:p>-5.16258018667997</text:p>
          </table:table-cell>
          <table:table-cell office:value-type="float" office:value="3.55464950445897" calcext:value-type="float">
            <text:p>3.55464950445897</text:p>
          </table:table-cell>
          <table:table-cell table:number-columns-repeated="5"/>
        </table:table-row>
        <table:table-row table:style-name="ro1">
          <table:table-cell office:value-type="float" office:value="29.3094647213122" calcext:value-type="float">
            <text:p>29.3094647213122</text:p>
          </table:table-cell>
          <table:table-cell office:value-type="float" office:value="-5.20710838707389" calcext:value-type="float">
            <text:p>-5.20710838707389</text:p>
          </table:table-cell>
          <table:table-cell office:value-type="float" office:value="3.57111359766871" calcext:value-type="float">
            <text:p>3.57111359766871</text:p>
          </table:table-cell>
          <table:table-cell table:number-columns-repeated="5"/>
        </table:table-row>
        <table:table-row table:style-name="ro1">
          <table:table-cell office:value-type="float" office:value="29.2825224890279" calcext:value-type="float">
            <text:p>29.2825224890279</text:p>
          </table:table-cell>
          <table:table-cell office:value-type="float" office:value="-5.21944904307677" calcext:value-type="float">
            <text:p>-5.21944904307677</text:p>
          </table:table-cell>
          <table:table-cell office:value-type="float" office:value="3.58757769087845" calcext:value-type="float">
            <text:p>3.58757769087845</text:p>
          </table:table-cell>
          <table:table-cell table:number-columns-repeated="5"/>
        </table:table-row>
        <table:table-row table:style-name="ro1">
          <table:table-cell office:value-type="float" office:value="29.1893893102496" calcext:value-type="float">
            <text:p>29.1893893102496</text:p>
          </table:table-cell>
          <table:table-cell office:value-type="float" office:value="-5.26397720808537" calcext:value-type="float">
            <text:p>-5.26397720808537</text:p>
          </table:table-cell>
          <table:table-cell office:value-type="float" office:value="3.63392647893797" calcext:value-type="float">
            <text:p>3.63392647893797</text:p>
          </table:table-cell>
          <table:table-cell table:number-columns-repeated="5"/>
        </table:table-row>
        <table:table-row table:style-name="ro1">
          <table:table-cell office:value-type="float" office:value="29.1158963583569" calcext:value-type="float">
            <text:p>29.1158963583569</text:p>
          </table:table-cell>
          <table:table-cell office:value-type="float" office:value="-5.30339807006076" calcext:value-type="float">
            <text:p>-5.30339807006076</text:p>
          </table:table-cell>
          <table:table-cell office:value-type="float" office:value="3.6802752669975" calcext:value-type="float">
            <text:p>3.6802752669975</text:p>
          </table:table-cell>
          <table:table-cell table:number-columns-repeated="5"/>
        </table:table-row>
        <table:table-row table:style-name="ro1">
          <table:table-cell office:value-type="float" office:value="29.0713530464618" calcext:value-type="float">
            <text:p>29.0713530464618</text:p>
          </table:table-cell>
          <table:table-cell office:value-type="float" office:value="-5.33001894792704" calcext:value-type="float">
            <text:p>-5.33001894792704</text:p>
          </table:table-cell>
          <table:table-cell office:value-type="float" office:value="3.55464945979027" calcext:value-type="float">
            <text:p>3.55464945979027</text:p>
          </table:table-cell>
          <table:table-cell table:number-columns-repeated="5"/>
        </table:table-row>
        <table:table-row table:style-name="ro1">
          <table:table-cell office:value-type="float" office:value="29.0215986090124" calcext:value-type="float">
            <text:p>29.0215986090124</text:p>
          </table:table-cell>
          <table:table-cell office:value-type="float" office:value="-5.35182484019235" calcext:value-type="float">
            <text:p>-5.35182484019235</text:p>
          </table:table-cell>
          <table:table-cell office:value-type="float" office:value="3.55464944290506" calcext:value-type="float">
            <text:p>3.55464944290506</text:p>
          </table:table-cell>
          <table:table-cell table:number-columns-repeated="5"/>
        </table:table-row>
        <table:table-row table:style-name="ro1">
          <table:table-cell office:value-type="float" office:value="28.9199987583027" calcext:value-type="float">
            <text:p>28.9199987583027</text:p>
          </table:table-cell>
          <table:table-cell office:value-type="float" office:value="-5.39635303527546" calcext:value-type="float">
            <text:p>-5.39635303527546</text:p>
          </table:table-cell>
          <table:table-cell office:value-type="float" office:value="3.59677588024196" calcext:value-type="float">
            <text:p>3.59677588024196</text:p>
          </table:table-cell>
          <table:table-cell table:number-columns-repeated="5"/>
        </table:table-row>
        <table:table-row table:style-name="ro1">
          <table:table-cell office:value-type="float" office:value="28.851912041095" calcext:value-type="float">
            <text:p>28.851912041095</text:p>
          </table:table-cell>
          <table:table-cell office:value-type="float" office:value="-5.42967902278949" calcext:value-type="float">
            <text:p>-5.42967902278949</text:p>
          </table:table-cell>
          <table:table-cell office:value-type="float" office:value="3.68102875491569" calcext:value-type="float">
            <text:p>3.68102875491569</text:p>
          </table:table-cell>
          <table:table-cell table:number-columns-repeated="5"/>
        </table:table-row>
        <table:table-row table:style-name="ro1">
          <table:table-cell office:value-type="float" office:value="28.7950431859297" calcext:value-type="float">
            <text:p>28.7950431859297</text:p>
          </table:table-cell>
          <table:table-cell office:value-type="float" office:value="-5.46372432302462" calcext:value-type="float">
            <text:p>-5.46372432302462</text:p>
          </table:table-cell>
          <table:table-cell office:value-type="float" office:value="3.45917058215858" calcext:value-type="float">
            <text:p>3.45917058215858</text:p>
          </table:table-cell>
          <table:table-cell table:number-columns-repeated="5"/>
        </table:table-row>
        <table:table-row table:style-name="ro1">
          <table:table-cell office:value-type="float" office:value="28.720829106443" calcext:value-type="float">
            <text:p>28.720829106443</text:p>
          </table:table-cell>
          <table:table-cell office:value-type="float" office:value="-5.48811875033539" calcext:value-type="float">
            <text:p>-5.48811875033539</text:p>
          </table:table-cell>
          <table:table-cell office:value-type="float" office:value="3.52337408621008" calcext:value-type="float">
            <text:p>3.52337408621008</text:p>
          </table:table-cell>
          <table:table-cell table:number-columns-repeated="5"/>
        </table:table-row>
        <table:table-row table:style-name="ro1">
          <table:table-cell office:value-type="float" office:value="28.6136569610725" calcext:value-type="float">
            <text:p>28.6136569610725</text:p>
          </table:table-cell>
          <table:table-cell office:value-type="float" office:value="-5.53114620396046" calcext:value-type="float">
            <text:p>-5.53114620396046</text:p>
          </table:table-cell>
          <table:table-cell office:value-type="float" office:value="3.58757759026159" calcext:value-type="float">
            <text:p>3.58757759026159</text:p>
          </table:table-cell>
          <table:table-cell table:number-columns-repeated="5"/>
        </table:table-row>
        <table:table-row table:style-name="ro1">
          <table:table-cell office:value-type="float" office:value="28.520523784765" calcext:value-type="float">
            <text:p>28.520523784765</text:p>
          </table:table-cell>
          <table:table-cell office:value-type="float" office:value="-5.57567435627495" calcext:value-type="float">
            <text:p>-5.57567435627495</text:p>
          </table:table-cell>
          <table:table-cell office:value-type="float" office:value="3.58757757759308" calcext:value-type="float">
            <text:p>3.58757757759308</text:p>
          </table:table-cell>
          <table:table-cell table:number-columns-repeated="5"/>
        </table:table-row>
        <table:table-row table:style-name="ro1">
          <table:table-cell office:value-type="float" office:value="28.4273906157765" calcext:value-type="float">
            <text:p>28.4273906157765</text:p>
          </table:table-cell>
          <table:table-cell office:value-type="float" office:value="-5.62020250364051" calcext:value-type="float">
            <text:p>-5.62020250364051</text:p>
          </table:table-cell>
          <table:table-cell office:value-type="float" office:value="3.58757755588759" calcext:value-type="float">
            <text:p>3.58757755588759</text:p>
          </table:table-cell>
          <table:table-cell table:number-columns-repeated="5"/>
        </table:table-row>
        <table:table-row table:style-name="ro1">
          <table:table-cell office:value-type="float" office:value="28.3864603444115" calcext:value-type="float">
            <text:p>28.3864603444115</text:p>
          </table:table-cell>
          <table:table-cell office:value-type="float" office:value="-5.63977178355652" calcext:value-type="float">
            <text:p>-5.63977178355652</text:p>
          </table:table-cell>
          <table:table-cell office:value-type="float" office:value="3.4591705437813" calcext:value-type="float">
            <text:p>3.4591705437813</text:p>
          </table:table-cell>
          <table:table-cell table:number-columns-repeated="5"/>
        </table:table-row>
        <table:table-row table:style-name="ro1">
          <table:table-cell office:value-type="float" office:value="28.3398296831944" calcext:value-type="float">
            <text:p>28.3398296831944</text:p>
          </table:table-cell>
          <table:table-cell office:value-type="float" office:value="-5.65509944289315" calcext:value-type="float">
            <text:p>-5.65509944289315</text:p>
          </table:table-cell>
          <table:table-cell office:value-type="float" office:value="3.45917051113417" calcext:value-type="float">
            <text:p>3.45917051113417</text:p>
          </table:table-cell>
          <table:table-cell table:number-columns-repeated="5"/>
        </table:table-row>
        <table:table-row table:style-name="ro1">
          <table:table-cell office:value-type="float" office:value="28.2382298013944" calcext:value-type="float">
            <text:p>28.2382298013944</text:p>
          </table:table-cell>
          <table:table-cell office:value-type="float" office:value="-5.68849567114389" calcext:value-type="float">
            <text:p>-5.68849567114389</text:p>
          </table:table-cell>
          <table:table-cell office:value-type="float" office:value="3.5233740145008" calcext:value-type="float">
            <text:p>3.5233740145008</text:p>
          </table:table-cell>
          <table:table-cell table:number-columns-repeated="5"/>
        </table:table-row>
        <table:table-row table:style-name="ro1">
          <table:table-cell office:value-type="float" office:value="28.1310576540801" calcext:value-type="float">
            <text:p>28.1310576540801</text:p>
          </table:table-cell>
          <table:table-cell office:value-type="float" office:value="-5.73152311662539" calcext:value-type="float">
            <text:p>-5.73152311662539</text:p>
          </table:table-cell>
          <table:table-cell office:value-type="float" office:value="3.58757751786747" calcext:value-type="float">
            <text:p>3.58757751786747</text:p>
          </table:table-cell>
          <table:table-cell table:number-columns-repeated="5"/>
        </table:table-row>
        <table:table-row table:style-name="ro1">
          <table:table-cell office:value-type="float" office:value="28.090127387402" calcext:value-type="float">
            <text:p>28.090127387402</text:p>
          </table:table-cell>
          <table:table-cell office:value-type="float" office:value="-5.75109239238862" calcext:value-type="float">
            <text:p>-5.75109239238862</text:p>
          </table:table-cell>
          <table:table-cell office:value-type="float" office:value="3.45917048882038" calcext:value-type="float">
            <text:p>3.45917048882038</text:p>
          </table:table-cell>
          <table:table-cell table:number-columns-repeated="5"/>
        </table:table-row>
        <table:table-row table:style-name="ro1">
          <table:table-cell office:value-type="float" office:value="28.0434967340495" calcext:value-type="float">
            <text:p>28.0434967340495</text:p>
          </table:table-cell>
          <table:table-cell office:value-type="float" office:value="-5.76642004630035" calcext:value-type="float">
            <text:p>-5.76642004630035</text:p>
          </table:table-cell>
          <table:table-cell office:value-type="float" office:value="3.45917047724957" calcext:value-type="float">
            <text:p>3.45917047724957</text:p>
          </table:table-cell>
          <table:table-cell table:number-columns-repeated="5"/>
        </table:table-row>
        <table:table-row table:style-name="ro1">
          <table:table-cell office:value-type="float" office:value="27.9418968521078" calcext:value-type="float">
            <text:p>27.9418968521078</text:p>
          </table:table-cell>
          <table:table-cell office:value-type="float" office:value="-5.79981627078303" calcext:value-type="float">
            <text:p>-5.79981627078303</text:p>
          </table:table-cell>
          <table:table-cell office:value-type="float" office:value="3.4591704501854" calcext:value-type="float">
            <text:p>3.4591704501854</text:p>
          </table:table-cell>
          <table:table-cell table:number-columns-repeated="5"/>
        </table:table-row>
        <table:table-row table:style-name="ro1">
          <table:table-cell office:value-type="float" office:value="27.8402969462668" calcext:value-type="float">
            <text:p>27.8402969462668</text:p>
          </table:table-cell>
          <table:table-cell office:value-type="float" office:value="-5.83321250007471" calcext:value-type="float">
            <text:p>-5.83321250007471</text:p>
          </table:table-cell>
          <table:table-cell office:value-type="float" office:value="3.48823505755814" calcext:value-type="float">
            <text:p>3.48823505755814</text:p>
          </table:table-cell>
          <table:table-cell table:number-columns-repeated="5"/>
        </table:table-row>
        <table:table-row table:style-name="ro1">
          <table:table-cell office:value-type="float" office:value="27.7910994199608" calcext:value-type="float">
            <text:p>27.7910994199608</text:p>
          </table:table-cell>
          <table:table-cell office:value-type="float" office:value="-5.85098403181669" calcext:value-type="float">
            <text:p>-5.85098403181669</text:p>
          </table:table-cell>
          <table:table-cell office:value-type="float" office:value="3.51729966493087" calcext:value-type="float">
            <text:p>3.51729966493087</text:p>
          </table:table-cell>
          <table:table-cell table:number-columns-repeated="5"/>
        </table:table-row>
        <table:table-row table:style-name="ro1">
          <table:table-cell office:value-type="float" office:value="27.7064328520927" calcext:value-type="float">
            <text:p>27.7064328520927</text:p>
          </table:table-cell>
          <table:table-cell office:value-type="float" office:value="-5.88438019735841" calcext:value-type="float">
            <text:p>-5.88438019735841</text:p>
          </table:table-cell>
          <table:table-cell office:value-type="float" office:value="3.5524385538261" calcext:value-type="float">
            <text:p>3.5524385538261</text:p>
          </table:table-cell>
          <table:table-cell table:number-columns-repeated="5"/>
        </table:table-row>
        <table:table-row table:style-name="ro1">
          <table:table-cell office:value-type="float" office:value="27.6484582399897" calcext:value-type="float">
            <text:p>27.6484582399897</text:p>
          </table:table-cell>
          <table:table-cell office:value-type="float" office:value="-5.90963609905435" calcext:value-type="float">
            <text:p>-5.90963609905435</text:p>
          </table:table-cell>
          <table:table-cell office:value-type="float" office:value="3.58757744272136" calcext:value-type="float">
            <text:p>3.58757744272136</text:p>
          </table:table-cell>
          <table:table-cell table:number-columns-repeated="5"/>
        </table:table-row>
        <table:table-row table:style-name="ro1">
          <table:table-cell office:value-type="float" office:value="27.5553250440425" calcext:value-type="float">
            <text:p>27.5553250440425</text:p>
          </table:table-cell>
          <table:table-cell office:value-type="float" office:value="-5.95416424387684" calcext:value-type="float">
            <text:p>-5.95416424387684</text:p>
          </table:table-cell>
          <table:table-cell office:value-type="float" office:value="3.63392622399352" calcext:value-type="float">
            <text:p>3.63392622399352</text:p>
          </table:table-cell>
          <table:table-cell table:number-columns-repeated="5"/>
        </table:table-row>
        <table:table-row table:style-name="ro1">
          <table:table-cell office:value-type="float" office:value="27.4818320928544" calcext:value-type="float">
            <text:p>27.4818320928544</text:p>
          </table:table-cell>
          <table:table-cell office:value-type="float" office:value="-5.99358508134694" calcext:value-type="float">
            <text:p>-5.99358508134694</text:p>
          </table:table-cell>
          <table:table-cell office:value-type="float" office:value="3.68027500526574" calcext:value-type="float">
            <text:p>3.68027500526574</text:p>
          </table:table-cell>
          <table:table-cell table:number-columns-repeated="5"/>
        </table:table-row>
        <table:table-row table:style-name="ro1">
          <table:table-cell office:value-type="float" office:value="27.3886989562208" calcext:value-type="float">
            <text:p>27.3886989562208</text:p>
          </table:table-cell>
          <table:table-cell office:value-type="float" office:value="-6.0492451631089" calcext:value-type="float">
            <text:p>-6.0492451631089</text:p>
          </table:table-cell>
          <table:table-cell office:value-type="float" office:value="3.68027497886301" calcext:value-type="float">
            <text:p>3.68027497886301</text:p>
          </table:table-cell>
          <table:table-cell table:number-columns-repeated="5"/>
        </table:table-row>
        <table:table-row table:style-name="ro1">
          <table:table-cell office:value-type="float" office:value="27.3100533092442" calcext:value-type="float">
            <text:p>27.3100533092442</text:p>
          </table:table-cell>
          <table:table-cell office:value-type="float" office:value="-6.09624693966989" calcext:value-type="float">
            <text:p>-6.09624693966989</text:p>
          </table:table-cell>
          <table:table-cell office:value-type="float" office:value="3.64277353041791" calcext:value-type="float">
            <text:p>3.64277353041791</text:p>
          </table:table-cell>
          <table:table-cell table:number-columns-repeated="5"/>
        </table:table-row>
        <table:table-row table:style-name="ro1">
          <table:table-cell office:value-type="float" office:value="27.2299688208574" calcext:value-type="float">
            <text:p>27.2299688208574</text:p>
          </table:table-cell>
          <table:table-cell office:value-type="float" office:value="-6.14012016836686" calcext:value-type="float">
            <text:p>-6.14012016836686</text:p>
          </table:table-cell>
          <table:table-cell office:value-type="float" office:value="3.62576324414073" calcext:value-type="float">
            <text:p>3.62576324414073</text:p>
          </table:table-cell>
          <table:table-cell table:number-columns-repeated="5"/>
        </table:table-row>
        <table:table-row table:style-name="ro1">
          <table:table-cell office:value-type="float" office:value="27.1520772685601" calcext:value-type="float">
            <text:p>27.1520772685601</text:p>
          </table:table-cell>
          <table:table-cell office:value-type="float" office:value="-6.18108515675718" calcext:value-type="float">
            <text:p>-6.18108515675718</text:p>
          </table:table-cell>
          <table:table-cell office:value-type="float" office:value="3.67445908464429" calcext:value-type="float">
            <text:p>3.67445908464429</text:p>
          </table:table-cell>
          <table:table-cell table:number-columns-repeated="5"/>
        </table:table-row>
        <table:table-row table:style-name="ro1">
          <table:table-cell office:value-type="float" office:value="27.0766072214724" calcext:value-type="float">
            <text:p>27.0766072214724</text:p>
          </table:table-cell>
          <table:table-cell office:value-type="float" office:value="-6.22559542635611" calcext:value-type="float">
            <text:p>-6.22559542635611</text:p>
          </table:table-cell>
          <table:table-cell office:value-type="float" office:value="3.72315492514786" calcext:value-type="float">
            <text:p>3.72315492514786</text:p>
          </table:table-cell>
          <table:table-cell table:number-columns-repeated="5"/>
        </table:table-row>
        <table:table-row table:style-name="ro1">
          <table:table-cell office:value-type="float" office:value="27.028591172519" calcext:value-type="float">
            <text:p>27.028591172519</text:p>
          </table:table-cell>
          <table:table-cell office:value-type="float" office:value="-6.25716135019348" calcext:value-type="float">
            <text:p>-6.25716135019348</text:p>
          </table:table-cell>
          <table:table-cell office:value-type="float" office:value="3.62576321975763" calcext:value-type="float">
            <text:p>3.62576321975763</text:p>
          </table:table-cell>
          <table:table-cell table:number-columns-repeated="5"/>
        </table:table-row>
        <table:table-row table:style-name="ro1">
          <table:table-cell office:value-type="float" office:value="26.9827442623836" calcext:value-type="float">
            <text:p>26.9827442623836</text:p>
          </table:table-cell>
          <table:table-cell office:value-type="float" office:value="-6.28127331066773" calcext:value-type="float">
            <text:p>-6.28127331066773</text:p>
          </table:table-cell>
          <table:table-cell office:value-type="float" office:value="3.65301906884518" calcext:value-type="float">
            <text:p>3.65301906884518</text:p>
          </table:table-cell>
          <table:table-cell table:number-columns-repeated="5"/>
        </table:table-row>
        <table:table-row table:style-name="ro1">
          <table:table-cell office:value-type="float" office:value="26.9399664591745" calcext:value-type="float">
            <text:p>26.9399664591745</text:p>
          </table:table-cell>
          <table:table-cell office:value-type="float" office:value="-6.3052816223934" calcext:value-type="float">
            <text:p>-6.3052816223934</text:p>
          </table:table-cell>
          <table:table-cell office:value-type="float" office:value="3.68027491793274" calcext:value-type="float">
            <text:p>3.68027491793274</text:p>
          </table:table-cell>
          <table:table-cell table:number-columns-repeated="5"/>
        </table:table-row>
        <table:table-row table:style-name="ro1">
          <table:table-cell office:value-type="float" office:value="26.8468332943068" calcext:value-type="float">
            <text:p>26.8468332943068</text:p>
          </table:table-cell>
          <table:table-cell office:value-type="float" office:value="-6.36094170999051" calcext:value-type="float">
            <text:p>-6.36094170999051</text:p>
          </table:table-cell>
          <table:table-cell office:value-type="float" office:value="3.74489677777512" calcext:value-type="float">
            <text:p>3.74489677777512</text:p>
          </table:table-cell>
          <table:table-cell table:number-columns-repeated="5"/>
        </table:table-row>
        <table:table-row table:style-name="ro1">
          <table:table-cell office:value-type="float" office:value="26.7511149808112" calcext:value-type="float">
            <text:p>26.7511149808112</text:p>
          </table:table-cell>
          <table:table-cell office:value-type="float" office:value="-6.42689147603706" calcext:value-type="float">
            <text:p>-6.42689147603706</text:p>
          </table:table-cell>
          <table:table-cell office:value-type="float" office:value="3.80951863761743" calcext:value-type="float">
            <text:p>3.80951863761743</text:p>
          </table:table-cell>
          <table:table-cell table:number-columns-repeated="5"/>
        </table:table-row>
        <table:table-row table:style-name="ro1">
          <table:table-cell office:value-type="float" office:value="26.7451835387066" calcext:value-type="float">
            <text:p>26.7451835387066</text:p>
          </table:table-cell>
          <table:table-cell office:value-type="float" office:value="-6.43157069522351" calcext:value-type="float">
            <text:p>-6.43157069522351</text:p>
          </table:table-cell>
          <table:table-cell office:value-type="float" office:value="3.58757730553527" calcext:value-type="float">
            <text:p>3.58757730553527</text:p>
          </table:table-cell>
          <table:table-cell table:number-columns-repeated="5"/>
        </table:table-row>
        <table:table-row table:style-name="ro1">
          <table:table-cell office:value-type="float" office:value="26.7425266265293" calcext:value-type="float">
            <text:p>26.7425266265293</text:p>
          </table:table-cell>
          <table:table-cell office:value-type="float" office:value="-6.43284099768981" calcext:value-type="float">
            <text:p>-6.43284099768981</text:p>
          </table:table-cell>
          <table:table-cell office:value-type="float" office:value="3.65536607777049" calcext:value-type="float">
            <text:p>3.65536607777049</text:p>
          </table:table-cell>
          <table:table-cell table:number-columns-repeated="5"/>
        </table:table-row>
        <table:table-row table:style-name="ro1">
          <table:table-cell office:value-type="float" office:value="26.6363414246282" calcext:value-type="float">
            <text:p>26.6363414246282</text:p>
          </table:table-cell>
          <table:table-cell office:value-type="float" office:value="-6.49276377903319" calcext:value-type="float">
            <text:p>-6.49276377903319</text:p>
          </table:table-cell>
          <table:table-cell office:value-type="float" office:value="3.72315485000587" calcext:value-type="float">
            <text:p>3.72315485000587</text:p>
          </table:table-cell>
          <table:table-cell table:number-columns-repeated="5"/>
        </table:table-row>
        <table:table-row table:style-name="ro1">
          <table:table-cell office:value-type="float" office:value="26.5774130863666" calcext:value-type="float">
            <text:p>26.5774130863666</text:p>
          </table:table-cell>
          <table:table-cell office:value-type="float" office:value="-6.53150347489466" calcext:value-type="float">
            <text:p>-6.53150347489466</text:p>
          </table:table-cell>
          <table:table-cell office:value-type="float" office:value="3.65473309517236" calcext:value-type="float">
            <text:p>3.65473309517236</text:p>
          </table:table-cell>
          <table:table-cell table:number-columns-repeated="5"/>
        </table:table-row>
        <table:table-row table:style-name="ro1">
          <table:table-cell office:value-type="float" office:value="26.5120525885533" calcext:value-type="float">
            <text:p>26.5120525885533</text:p>
          </table:table-cell>
          <table:table-cell office:value-type="float" office:value="-6.56833339738897" calcext:value-type="float">
            <text:p>-6.56833339738897</text:p>
          </table:table-cell>
          <table:table-cell office:value-type="float" office:value="3.58757725829291" calcext:value-type="float">
            <text:p>3.58757725829291</text:p>
          </table:table-cell>
          <table:table-cell table:number-columns-repeated="5"/>
        </table:table-row>
        <table:table-row table:style-name="ro1">
          <table:table-cell office:value-type="float" office:value="26.4461938163711" calcext:value-type="float">
            <text:p>26.4461938163711</text:p>
          </table:table-cell>
          <table:table-cell office:value-type="float" office:value="-6.59982128445146" calcext:value-type="float">
            <text:p>-6.59982128445146</text:p>
          </table:table-cell>
          <table:table-cell office:value-type="float" office:value="3.63392604024213" calcext:value-type="float">
            <text:p>3.63392604024213</text:p>
          </table:table-cell>
          <table:table-cell table:number-columns-repeated="5"/>
        </table:table-row>
        <table:table-row table:style-name="ro1">
          <table:table-cell office:value-type="float" office:value="26.3727008568666" calcext:value-type="float">
            <text:p>26.3727008568666</text:p>
          </table:table-cell>
          <table:table-cell office:value-type="float" office:value="-6.63924210899252" calcext:value-type="float">
            <text:p>-6.63924210899252</text:p>
          </table:table-cell>
          <table:table-cell office:value-type="float" office:value="3.68027482219132" calcext:value-type="float">
            <text:p>3.68027482219132</text:p>
          </table:table-cell>
          <table:table-cell table:number-columns-repeated="5"/>
        </table:table-row>
        <table:table-row table:style-name="ro1">
          <table:table-cell office:value-type="float" office:value="26.3426604637648" calcext:value-type="float">
            <text:p>26.3426604637648</text:p>
          </table:table-cell>
          <table:table-cell office:value-type="float" office:value="-6.65719544012153" calcext:value-type="float">
            <text:p>-6.65719544012153</text:p>
          </table:table-cell>
          <table:table-cell office:value-type="float" office:value="3.51729943484903" calcext:value-type="float">
            <text:p>3.51729943484903</text:p>
          </table:table-cell>
          <table:table-cell table:number-columns-repeated="5"/>
        </table:table-row>
        <table:table-row table:style-name="ro1">
          <table:table-cell office:value-type="float" office:value="26.32636871529" calcext:value-type="float">
            <text:p>26.32636871529</text:p>
          </table:table-cell>
          <table:table-cell office:value-type="float" office:value="-6.66362160780476" calcext:value-type="float">
            <text:p>-6.66362160780476</text:p>
          </table:table-cell>
          <table:table-cell office:value-type="float" office:value="3.5715312596197" calcext:value-type="float">
            <text:p>3.5715312596197</text:p>
          </table:table-cell>
          <table:table-cell table:number-columns-repeated="5"/>
        </table:table-row>
        <table:table-row table:style-name="ro1">
          <table:table-cell office:value-type="float" office:value="26.2376789378743" calcext:value-type="float">
            <text:p>26.2376789378743</text:p>
          </table:table-cell>
          <table:table-cell office:value-type="float" office:value="-6.70429001419566" calcext:value-type="float">
            <text:p>-6.70429001419566</text:p>
          </table:table-cell>
          <table:table-cell office:value-type="float" office:value="3.62576308439038" calcext:value-type="float">
            <text:p>3.62576308439038</text:p>
          </table:table-cell>
          <table:table-cell table:number-columns-repeated="5"/>
        </table:table-row>
        <table:table-row table:style-name="ro1">
          <table:table-cell office:value-type="float" office:value="26.1530123999802" calcext:value-type="float">
            <text:p>26.1530123999802</text:p>
          </table:table-cell>
          <table:table-cell office:value-type="float" office:value="-6.74881810863806" calcext:value-type="float">
            <text:p>-6.74881810863806</text:p>
          </table:table-cell>
          <table:table-cell office:value-type="float" office:value="3.62576307656967" calcext:value-type="float">
            <text:p>3.62576307656967</text:p>
          </table:table-cell>
          <table:table-cell table:number-columns-repeated="5"/>
        </table:table-row>
        <table:table-row table:style-name="ro1">
          <table:table-cell office:value-type="float" office:value="26.0835562890225" calcext:value-type="float">
            <text:p>26.0835562890225</text:p>
          </table:table-cell>
          <table:table-cell office:value-type="float" office:value="-6.78534668635647" calcext:value-type="float">
            <text:p>-6.78534668635647</text:p>
          </table:table-cell>
          <table:table-cell office:value-type="float" office:value="3.58757718648708" calcext:value-type="float">
            <text:p>3.58757718648708</text:p>
          </table:table-cell>
          <table:table-cell table:number-columns-repeated="5"/>
        </table:table-row>
        <table:table-row table:style-name="ro1">
          <table:table-cell office:value-type="float" office:value="26.0344712126118" calcext:value-type="float">
            <text:p>26.0344712126118</text:p>
          </table:table-cell>
          <table:table-cell office:value-type="float" office:value="-6.80881485932834" calcext:value-type="float">
            <text:p>-6.80881485932834</text:p>
          </table:table-cell>
          <table:table-cell office:value-type="float" office:value="3.51729939443141" calcext:value-type="float">
            <text:p>3.51729939443141</text:p>
          </table:table-cell>
          <table:table-cell table:number-columns-repeated="5"/>
        </table:table-row>
        <table:table-row table:style-name="ro1">
          <table:table-cell office:value-type="float" office:value="25.979235856246" calcext:value-type="float">
            <text:p>25.979235856246</text:p>
          </table:table-cell>
          <table:table-cell office:value-type="float" office:value="-6.8306020616393" calcext:value-type="float">
            <text:p>-6.8306020616393</text:p>
          </table:table-cell>
          <table:table-cell office:value-type="float" office:value="3.55243827439824" calcext:value-type="float">
            <text:p>3.55243827439824</text:p>
          </table:table-cell>
          <table:table-cell table:number-columns-repeated="5"/>
        </table:table-row>
        <table:table-row table:style-name="ro1">
          <table:table-cell office:value-type="float" office:value="25.9212612518105" calcext:value-type="float">
            <text:p>25.9212612518105</text:p>
          </table:table-cell>
          <table:table-cell office:value-type="float" office:value="-6.85585794072091" calcext:value-type="float">
            <text:p>-6.85585794072091</text:p>
          </table:table-cell>
          <table:table-cell office:value-type="float" office:value="3.58757715436507" calcext:value-type="float">
            <text:p>3.58757715436507</text:p>
          </table:table-cell>
          <table:table-cell table:number-columns-repeated="5"/>
        </table:table-row>
        <table:table-row table:style-name="ro1">
          <table:table-cell office:value-type="float" office:value="25.8281280326909" calcext:value-type="float">
            <text:p>25.8281280326909</text:p>
          </table:table-cell>
          <table:table-cell office:value-type="float" office:value="-6.90038606362789" calcext:value-type="float">
            <text:p>-6.90038606362789</text:p>
          </table:table-cell>
          <table:table-cell office:value-type="float" office:value="3.6553659280094" calcext:value-type="float">
            <text:p>3.6553659280094</text:p>
          </table:table-cell>
          <table:table-cell table:number-columns-repeated="5"/>
        </table:table-row>
        <table:table-row table:style-name="ro1">
          <table:table-cell office:value-type="float" office:value="25.7219428196121" calcext:value-type="float">
            <text:p>25.7219428196121</text:p>
          </table:table-cell>
          <table:table-cell office:value-type="float" office:value="-6.96030883031242" calcext:value-type="float">
            <text:p>-6.96030883031242</text:p>
          </table:table-cell>
          <table:table-cell office:value-type="float" office:value="3.72315470165367" calcext:value-type="float">
            <text:p>3.72315470165367</text:p>
          </table:table-cell>
          <table:table-cell table:number-columns-repeated="5"/>
        </table:table-row>
        <table:table-row table:style-name="ro1">
          <table:table-cell office:value-type="float" office:value="25.7147936916656" calcext:value-type="float">
            <text:p>25.7147936916656</text:p>
          </table:table-cell>
          <table:table-cell office:value-type="float" office:value="-6.96500869053218" calcext:value-type="float">
            <text:p>-6.96500869053218</text:p>
          </table:table-cell>
          <table:table-cell office:value-type="float" office:value="3.53597413432971" calcext:value-type="float">
            <text:p>3.53597413432971</text:p>
          </table:table-cell>
          <table:table-cell table:number-columns-repeated="5"/>
        </table:table-row>
        <table:table-row table:style-name="ro1">
          <table:table-cell office:value-type="float" office:value="25.685737216357" calcext:value-type="float">
            <text:p>25.685737216357</text:p>
          </table:table-cell>
          <table:table-cell office:value-type="float" office:value="-6.97710158852811" calcext:value-type="float">
            <text:p>-6.97710158852811</text:p>
          </table:table-cell>
          <table:table-cell office:value-type="float" office:value="3.55464891429961" calcext:value-type="float">
            <text:p>3.55464891429961</text:p>
          </table:table-cell>
          <table:table-cell table:number-columns-repeated="5"/>
        </table:table-row>
        <table:table-row table:style-name="ro1">
          <table:table-cell office:value-type="float" office:value="25.5841373237394" calcext:value-type="float">
            <text:p>25.5841373237394</text:p>
          </table:table-cell>
          <table:table-cell office:value-type="float" office:value="-7.02162973795602" calcext:value-type="float">
            <text:p>-7.02162973795602</text:p>
          </table:table-cell>
          <table:table-cell office:value-type="float" office:value="3.5711130063404" calcext:value-type="float">
            <text:p>3.5711130063404</text:p>
          </table:table-cell>
          <table:table-cell table:number-columns-repeated="5"/>
        </table:table-row>
        <table:table-row table:style-name="ro1">
          <table:table-cell office:value-type="float" office:value="25.5571950860703" calcext:value-type="float">
            <text:p>25.5571950860703</text:p>
          </table:table-cell>
          <table:table-cell office:value-type="float" office:value="-7.03397037715109" calcext:value-type="float">
            <text:p>-7.03397037715109</text:p>
          </table:table-cell>
          <table:table-cell office:value-type="float" office:value="3.58757709838121" calcext:value-type="float">
            <text:p>3.58757709838121</text:p>
          </table:table-cell>
          <table:table-cell table:number-columns-repeated="5"/>
        </table:table-row>
        <table:table-row table:style-name="ro1">
          <table:table-cell office:value-type="float" office:value="25.4774313919681" calcext:value-type="float">
            <text:p>25.4774313919681</text:p>
          </table:table-cell>
          <table:table-cell office:value-type="float" office:value="-7.07210636232507" calcext:value-type="float">
            <text:p>-7.07210636232507</text:p>
          </table:table-cell>
          <table:table-cell office:value-type="float" office:value="3.55464889327287" calcext:value-type="float">
            <text:p>3.55464889327287</text:p>
          </table:table-cell>
          <table:table-cell table:number-columns-repeated="5"/>
        </table:table-row>
        <table:table-row table:style-name="ro1">
          <table:table-cell office:value-type="float" office:value="25.3894042223744" calcext:value-type="float">
            <text:p>25.3894042223744</text:p>
          </table:table-cell>
          <table:table-cell office:value-type="float" office:value="-7.11068599697057" calcext:value-type="float">
            <text:p>-7.11068599697057</text:p>
          </table:table-cell>
          <table:table-cell office:value-type="float" office:value="3.57111298282186" calcext:value-type="float">
            <text:p>3.57111298282186</text:p>
          </table:table-cell>
          <table:table-cell table:number-columns-repeated="5"/>
        </table:table-row>
        <table:table-row table:style-name="ro1">
          <table:table-cell office:value-type="float" office:value="25.3624619884924" calcext:value-type="float">
            <text:p>25.3624619884924</text:p>
          </table:table-cell>
          <table:table-cell office:value-type="float" office:value="-7.12302663366444" calcext:value-type="float">
            <text:p>-7.12302663366444</text:p>
          </table:table-cell>
          <table:table-cell office:value-type="float" office:value="3.58757707237089" calcext:value-type="float">
            <text:p>3.58757707237089</text:p>
          </table:table-cell>
          <table:table-cell table:number-columns-repeated="5"/>
        </table:table-row>
        <table:table-row table:style-name="ro1">
          <table:table-cell office:value-type="float" office:value="25.2693287638547" calcext:value-type="float">
            <text:p>25.2693287638547</text:p>
          </table:table-cell>
          <table:table-cell office:value-type="float" office:value="-7.16755474982771" calcext:value-type="float">
            <text:p>-7.16755474982771</text:p>
          </table:table-cell>
          <table:table-cell office:value-type="float" office:value="3.60666999828314" calcext:value-type="float">
            <text:p>3.60666999828314</text:p>
          </table:table-cell>
          <table:table-cell table:number-columns-repeated="5"/>
        </table:table-row>
        <table:table-row table:style-name="ro1">
          <table:table-cell office:value-type="float" office:value="25.2386136180635" calcext:value-type="float">
            <text:p>25.2386136180635</text:p>
          </table:table-cell>
          <table:table-cell office:value-type="float" office:value="-7.18296725520551" calcext:value-type="float">
            <text:p>-7.18296725520551</text:p>
          </table:table-cell>
          <table:table-cell office:value-type="float" office:value="3.62576292419532" calcext:value-type="float">
            <text:p>3.62576292419532</text:p>
          </table:table-cell>
          <table:table-cell table:number-columns-repeated="5"/>
        </table:table-row>
        <table:table-row table:style-name="ro1">
          <table:table-cell office:value-type="float" office:value="25.1691574913091" calcext:value-type="float">
            <text:p>25.1691574913091</text:p>
          </table:table-cell>
          <table:table-cell office:value-type="float" office:value="-7.21949582772114" calcext:value-type="float">
            <text:p>-7.21949582772114</text:p>
          </table:table-cell>
          <table:table-cell office:value-type="float" office:value="3.58757705067304" calcext:value-type="float">
            <text:p>3.58757705067304</text:p>
          </table:table-cell>
          <table:table-cell table:number-columns-repeated="5"/>
        </table:table-row>
        <table:table-row table:style-name="ro1">
          <table:table-cell office:value-type="float" office:value="25.1437319310677" calcext:value-type="float">
            <text:p>25.1437319310677</text:p>
          </table:table-cell>
          <table:table-cell office:value-type="float" office:value="-7.23165209355673" calcext:value-type="float">
            <text:p>-7.23165209355673</text:p>
          </table:table-cell>
          <table:table-cell office:value-type="float" office:value="3.4591700307259" calcext:value-type="float">
            <text:p>3.4591700307259</text:p>
          </table:table-cell>
          <table:table-cell table:number-columns-repeated="5"/>
        </table:table-row>
        <table:table-row table:style-name="ro1">
          <table:table-cell office:value-type="float" office:value="25.0971012390474" calcext:value-type="float">
            <text:p>25.0971012390474</text:p>
          </table:table-cell>
          <table:table-cell office:value-type="float" office:value="-7.24697973650944" calcext:value-type="float">
            <text:p>-7.24697973650944</text:p>
          </table:table-cell>
          <table:table-cell office:value-type="float" office:value="3.52337352545643" calcext:value-type="float">
            <text:p>3.52337352545643</text:p>
          </table:table-cell>
          <table:table-cell table:number-columns-repeated="5"/>
        </table:table-row>
        <table:table-row table:style-name="ro1">
          <table:table-cell office:value-type="float" office:value="24.9899290850869" calcext:value-type="float">
            <text:p>24.9899290850869</text:p>
          </table:table-cell>
          <table:table-cell office:value-type="float" office:value="-7.29000712379927" calcext:value-type="float">
            <text:p>-7.29000712379927</text:p>
          </table:table-cell>
          <table:table-cell office:value-type="float" office:value="3.58757702018697" calcext:value-type="float">
            <text:p>3.58757702018697</text:p>
          </table:table-cell>
          <table:table-cell table:number-columns-repeated="5"/>
        </table:table-row>
        <table:table-row table:style-name="ro1">
          <table:table-cell office:value-type="float" office:value="24.8967958547527" calcext:value-type="float">
            <text:p>24.8967958547527</text:p>
          </table:table-cell>
          <table:table-cell office:value-type="float" office:value="-7.33453523671511" calcext:value-type="float">
            <text:p>-7.33453523671511</text:p>
          </table:table-cell>
          <table:table-cell office:value-type="float" office:value="3.60666994255115" calcext:value-type="float">
            <text:p>3.60666994255115</text:p>
          </table:table-cell>
          <table:table-cell table:number-columns-repeated="5"/>
        </table:table-row>
        <table:table-row table:style-name="ro1">
          <table:table-cell office:value-type="float" office:value="24.8660807138096" calcext:value-type="float">
            <text:p>24.8660807138096</text:p>
          </table:table-cell>
          <table:table-cell office:value-type="float" office:value="-7.34994773751731" calcext:value-type="float">
            <text:p>-7.34994773751731</text:p>
          </table:table-cell>
          <table:table-cell office:value-type="float" office:value="3.62576286491532" calcext:value-type="float">
            <text:p>3.62576286491532</text:p>
          </table:table-cell>
          <table:table-cell table:number-columns-repeated="5"/>
        </table:table-row>
        <table:table-row table:style-name="ro1">
          <table:table-cell office:value-type="float" office:value="24.8416955347161" calcext:value-type="float">
            <text:p>24.8416955347161</text:p>
          </table:table-cell>
          <table:table-cell office:value-type="float" office:value="-7.36277246150171" calcext:value-type="float">
            <text:p>-7.36277246150171</text:p>
          </table:table-cell>
          <table:table-cell office:value-type="float" office:value="3.31021142376372" calcext:value-type="float">
            <text:p>3.31021142376372</text:p>
          </table:table-cell>
          <table:table-cell table:number-columns-repeated="5"/>
        </table:table-row>
        <table:table-row table:style-name="ro1">
          <table:table-cell office:value-type="float" office:value="24.8107192859826" calcext:value-type="float">
            <text:p>24.8107192859826</text:p>
          </table:table-cell>
          <table:table-cell office:value-type="float" office:value="-7.36804571030119" calcext:value-type="float">
            <text:p>-7.36804571030119</text:p>
          </table:table-cell>
          <table:table-cell office:value-type="float" office:value="3.40951711768362" calcext:value-type="float">
            <text:p>3.40951711768362</text:p>
          </table:table-cell>
          <table:table-cell table:number-columns-repeated="5"/>
        </table:table-row>
        <table:table-row table:style-name="ro1">
          <table:table-cell office:value-type="float" office:value="24.7572558383698" calcext:value-type="float">
            <text:p>24.7572558383698</text:p>
          </table:table-cell>
          <table:table-cell office:value-type="float" office:value="-7.38272275811225" calcext:value-type="float">
            <text:p>-7.38272275811225</text:p>
          </table:table-cell>
          <table:table-cell office:value-type="float" office:value="3.19069372146306" calcext:value-type="float">
            <text:p>3.19069372146306</text:p>
          </table:table-cell>
          <table:table-cell table:number-columns-repeated="5"/>
        </table:table-row>
        <table:table-row table:style-name="ro1">
          <table:table-cell office:value-type="float" office:value="24.7226373201116" calcext:value-type="float">
            <text:p>24.7226373201116</text:p>
          </table:table-cell>
          <table:table-cell office:value-type="float" office:value="-7.38442393167492" calcext:value-type="float">
            <text:p>-7.38442393167492</text:p>
          </table:table-cell>
          <table:table-cell office:value-type="float" office:value="3.2888892042973" calcext:value-type="float">
            <text:p>3.2888892042973</text:p>
          </table:table-cell>
          <table:table-cell table:number-columns-repeated="5"/>
        </table:table-row>
        <table:table-row table:style-name="ro1">
          <table:table-cell office:value-type="float" office:value="24.6352534852919" calcext:value-type="float">
            <text:p>24.6352534852919</text:p>
          </table:table-cell>
          <table:table-cell office:value-type="float" office:value="-7.39738917082993" calcext:value-type="float">
            <text:p>-7.39738917082993</text:p>
          </table:table-cell>
          <table:table-cell office:value-type="float" office:value="3.38708468713154" calcext:value-type="float">
            <text:p>3.38708468713154</text:p>
          </table:table-cell>
          <table:table-cell table:number-columns-repeated="5"/>
        </table:table-row>
        <table:table-row table:style-name="ro1">
          <table:table-cell office:value-type="float" office:value="24.5495616878578" calcext:value-type="float">
            <text:p>24.5495616878578</text:p>
          </table:table-cell>
          <table:table-cell office:value-type="float" office:value="-7.41885886730291" calcext:value-type="float">
            <text:p>-7.41885886730291</text:p>
          </table:table-cell>
          <table:table-cell office:value-type="float" office:value="3.43618242854866" calcext:value-type="float">
            <text:p>3.43618242854866</text:p>
          </table:table-cell>
          <table:table-cell table:number-columns-repeated="5"/>
        </table:table-row>
        <table:table-row table:style-name="ro1">
          <table:table-cell office:value-type="float" office:value="24.4653122295905" calcext:value-type="float">
            <text:p>24.4653122295905</text:p>
          </table:table-cell>
          <table:table-cell office:value-type="float" office:value="-7.44442168397532" calcext:value-type="float">
            <text:p>-7.44442168397532</text:p>
          </table:table-cell>
          <table:table-cell office:value-type="float" office:value="3.37624617051581" calcext:value-type="float">
            <text:p>3.37624617051581</text:p>
          </table:table-cell>
          <table:table-cell table:number-columns-repeated="5"/>
        </table:table-row>
        <table:table-row table:style-name="ro1">
          <table:table-cell office:value-type="float" office:value="24.3984189424265" calcext:value-type="float">
            <text:p>24.3984189424265</text:p>
          </table:table-cell>
          <table:table-cell office:value-type="float" office:value="-7.46041301856736" calcext:value-type="float">
            <text:p>-7.46041301856736</text:p>
          </table:table-cell>
          <table:table-cell office:value-type="float" office:value="3.4310703921745" calcext:value-type="float">
            <text:p>3.4310703921745</text:p>
          </table:table-cell>
          <table:table-cell table:number-columns-repeated="5"/>
        </table:table-row>
        <table:table-row table:style-name="ro1">
          <table:table-cell office:value-type="float" office:value="24.3038886348884" calcext:value-type="float">
            <text:p>24.3038886348884</text:p>
          </table:table-cell>
          <table:table-cell office:value-type="float" office:value="-7.48856831352977" calcext:value-type="float">
            <text:p>-7.48856831352977</text:p>
          </table:table-cell>
          <table:table-cell office:value-type="float" office:value="3.48589461383319" calcext:value-type="float">
            <text:p>3.48589461383319</text:p>
          </table:table-cell>
          <table:table-cell table:number-columns-repeated="5"/>
        </table:table-row>
        <table:table-row table:style-name="ro1">
          <table:table-cell office:value-type="float" office:value="24.2572479559592" calcext:value-type="float">
            <text:p>24.2572479559592</text:p>
          </table:table-cell>
          <table:table-cell office:value-type="float" office:value="-7.50529294032639" calcext:value-type="float">
            <text:p>-7.50529294032639</text:p>
          </table:table-cell>
          <table:table-cell office:value-type="float" office:value="3.37624614259412" calcext:value-type="float">
            <text:p>3.37624614259412</text:p>
          </table:table-cell>
          <table:table-cell table:number-columns-repeated="5"/>
        </table:table-row>
        <table:table-row table:style-name="ro1">
          <table:table-cell office:value-type="float" office:value="24.2121523823456" calcext:value-type="float">
            <text:p>24.2121523823456</text:p>
          </table:table-cell>
          <table:table-cell office:value-type="float" office:value="-7.51607336909296" calcext:value-type="float">
            <text:p>-7.51607336909296</text:p>
          </table:table-cell>
          <table:table-cell office:value-type="float" office:value="3.43107036398021" calcext:value-type="float">
            <text:p>3.43107036398021</text:p>
          </table:table-cell>
          <table:table-cell table:number-columns-repeated="5"/>
        </table:table-row>
        <table:table-row table:style-name="ro1">
          <table:table-cell office:value-type="float" office:value="24.1176220744833" calcext:value-type="float">
            <text:p>24.1176220744833</text:p>
          </table:table-cell>
          <table:table-cell office:value-type="float" office:value="-7.54422866125029" calcext:value-type="float">
            <text:p>-7.54422866125029</text:p>
          </table:table-cell>
          <table:table-cell office:value-type="float" office:value="3.48589458536629" calcext:value-type="float">
            <text:p>3.48589458536629</text:p>
          </table:table-cell>
          <table:table-cell table:number-columns-repeated="5"/>
        </table:table-row>
        <table:table-row table:style-name="ro1">
          <table:table-cell office:value-type="float" office:value="24.0790273690223" calcext:value-type="float">
            <text:p>24.0790273690223</text:p>
          </table:table-cell>
          <table:table-cell office:value-type="float" office:value="-7.55806812504342" calcext:value-type="float">
            <text:p>-7.55806812504342</text:p>
          </table:table-cell>
          <table:table-cell office:value-type="float" office:value="3.35731883163926" calcext:value-type="float">
            <text:p>3.35731883163926</text:p>
          </table:table-cell>
          <table:table-cell table:number-columns-repeated="5"/>
        </table:table-row>
        <table:table-row table:style-name="ro1">
          <table:table-cell office:value-type="float" office:value="24.034023361504" calcext:value-type="float">
            <text:p>24.034023361504</text:p>
          </table:table-cell>
          <table:table-cell office:value-type="float" office:value="-7.56793012961467" calcext:value-type="float">
            <text:p>-7.56793012961467</text:p>
          </table:table-cell>
          <table:table-cell office:value-type="float" office:value="3.40824434445607" calcext:value-type="float">
            <text:p>3.40824434445607</text:p>
          </table:table-cell>
          <table:table-cell table:number-columns-repeated="5"/>
        </table:table-row>
        <table:table-row table:style-name="ro1">
          <table:table-cell office:value-type="float" office:value="23.945635257229" calcext:value-type="float">
            <text:p>23.945635257229</text:p>
          </table:table-cell>
          <table:table-cell office:value-type="float" office:value="-7.59207393132084" calcext:value-type="float">
            <text:p>-7.59207393132084</text:p>
          </table:table-cell>
          <table:table-cell office:value-type="float" office:value="3.4591698572729" calcext:value-type="float">
            <text:p>3.4591698572729</text:p>
          </table:table-cell>
          <table:table-cell table:number-columns-repeated="5"/>
        </table:table-row>
        <table:table-row table:style-name="ro1">
          <table:table-cell office:value-type="float" office:value="23.8440353089656" calcext:value-type="float">
            <text:p>23.8440353089656</text:p>
          </table:table-cell>
          <table:table-cell office:value-type="float" office:value="-7.62547010780836" calcext:value-type="float">
            <text:p>-7.62547010780836</text:p>
          </table:table-cell>
          <table:table-cell office:value-type="float" office:value="3.51138524823973" calcext:value-type="float">
            <text:p>3.51138524823973</text:p>
          </table:table-cell>
          <table:table-cell table:number-columns-repeated="5"/>
        </table:table-row>
        <table:table-row table:style-name="ro1">
          <table:table-cell office:value-type="float" office:value="23.7564407716424" calcext:value-type="float">
            <text:p>23.7564407716424</text:p>
          </table:table-cell>
          <table:table-cell office:value-type="float" office:value="-7.65942390301284" calcext:value-type="float">
            <text:p>-7.65942390301284</text:p>
          </table:table-cell>
          <table:table-cell office:value-type="float" office:value="3.61581603017339" calcext:value-type="float">
            <text:p>3.61581603017339</text:p>
          </table:table-cell>
          <table:table-cell table:number-columns-repeated="5"/>
        </table:table-row>
        <table:table-row table:style-name="ro1">
          <table:table-cell office:value-type="float" office:value="23.6728628240235" calcext:value-type="float">
            <text:p>23.6728628240235</text:p>
          </table:table-cell>
          <table:table-cell office:value-type="float" office:value="-7.70232366815729" calcext:value-type="float">
            <text:p>-7.70232366815729</text:p>
          </table:table-cell>
          <table:table-cell office:value-type="float" office:value="3.72024681210704" calcext:value-type="float">
            <text:p>3.72024681210704</text:p>
          </table:table-cell>
          <table:table-cell table:number-columns-repeated="5"/>
        </table:table-row>
        <table:table-row table:style-name="ro1">
          <table:table-cell office:value-type="float" office:value="23.5942121214356" calcext:value-type="float">
            <text:p>23.5942121214356</text:p>
          </table:table-cell>
          <table:table-cell office:value-type="float" office:value="-7.75370197252867" calcext:value-type="float">
            <text:p>-7.75370197252867</text:p>
          </table:table-cell>
          <table:table-cell office:value-type="float" office:value="3.7724622030738" calcext:value-type="float">
            <text:p>3.7724622030738</text:p>
          </table:table-cell>
          <table:table-cell table:number-columns-repeated="5"/>
        </table:table-row>
        <table:table-row table:style-name="ro1">
          <table:table-cell office:value-type="float" office:value="23.5853882604922" calcext:value-type="float">
            <text:p>23.5853882604922</text:p>
          </table:table-cell>
          <table:table-cell office:value-type="float" office:value="-7.76014733866871" calcext:value-type="float">
            <text:p>-7.76014733866871</text:p>
          </table:table-cell>
          <table:table-cell office:value-type="float" office:value="3.58757681321034" calcext:value-type="float">
            <text:p>3.58757681321034</text:p>
          </table:table-cell>
          <table:table-cell table:number-columns-repeated="5"/>
        </table:table-row>
        <table:table-row table:style-name="ro1">
          <table:table-cell office:value-type="float" office:value="23.5675300756557" calcext:value-type="float">
            <text:p>23.5675300756557</text:p>
          </table:table-cell>
          <table:table-cell office:value-type="float" office:value="-7.76868554619234" calcext:value-type="float">
            <text:p>-7.76868554619234</text:p>
          </table:table-cell>
          <table:table-cell office:value-type="float" office:value="3.58757680495768" calcext:value-type="float">
            <text:p>3.58757680495768</text:p>
          </table:table-cell>
          <table:table-cell table:number-columns-repeated="5"/>
        </table:table-row>
        <table:table-row table:style-name="ro1">
          <table:table-cell office:value-type="float" office:value="23.5157138199527" calcext:value-type="float">
            <text:p>23.5157138199527</text:p>
          </table:table-cell>
          <table:table-cell office:value-type="float" office:value="-7.79345950496574" calcext:value-type="float">
            <text:p>-7.79345950496574</text:p>
          </table:table-cell>
          <table:table-cell office:value-type="float" office:value="3.48589450389464" calcext:value-type="float">
            <text:p>3.48589450389464</text:p>
          </table:table-cell>
          <table:table-cell table:number-columns-repeated="5"/>
        </table:table-row>
        <table:table-row table:style-name="ro1">
          <table:table-cell office:value-type="float" office:value="23.4656893053975" calcext:value-type="float">
            <text:p>23.4656893053975</text:p>
          </table:table-cell>
          <table:table-cell office:value-type="float" office:value="-7.81139751672581" calcext:value-type="float">
            <text:p>-7.81139751672581</text:p>
          </table:table-cell>
          <table:table-cell office:value-type="float" office:value="3.53673563622902" calcext:value-type="float">
            <text:p>3.53673563622902</text:p>
          </table:table-cell>
          <table:table-cell table:number-columns-repeated="5"/>
        </table:table-row>
        <table:table-row table:style-name="ro1">
          <table:table-cell office:value-type="float" office:value="23.3812635804586" calcext:value-type="float">
            <text:p>23.3812635804586</text:p>
          </table:table-cell>
          <table:table-cell office:value-type="float" office:value="-7.8466097708552" calcext:value-type="float">
            <text:p>-7.8466097708552</text:p>
          </table:table-cell>
          <table:table-cell office:value-type="float" office:value="3.58757676856339" calcext:value-type="float">
            <text:p>3.58757676856339</text:p>
          </table:table-cell>
          <table:table-cell table:number-columns-repeated="5"/>
        </table:table-row>
        <table:table-row table:style-name="ro1">
          <table:table-cell office:value-type="float" office:value="23.2881303386886" calcext:value-type="float">
            <text:p>23.2881303386886</text:p>
          </table:table-cell>
          <table:table-cell office:value-type="float" office:value="-7.89113786044718" calcext:value-type="float">
            <text:p>-7.89113786044718</text:p>
          </table:table-cell>
          <table:table-cell office:value-type="float" office:value="3.58757675630073" calcext:value-type="float">
            <text:p>3.58757675630073</text:p>
          </table:table-cell>
          <table:table-cell table:number-columns-repeated="5"/>
        </table:table-row>
        <table:table-row table:style-name="ro1">
          <table:table-cell office:value-type="float" office:value="23.1949971066014" calcext:value-type="float">
            <text:p>23.1949971066014</text:p>
          </table:table-cell>
          <table:table-cell office:value-type="float" office:value="-7.93566594400659" calcext:value-type="float">
            <text:p>-7.93566594400659</text:p>
          </table:table-cell>
          <table:table-cell office:value-type="float" office:value="3.58757674302228" calcext:value-type="float">
            <text:p>3.58757674302228</text:p>
          </table:table-cell>
          <table:table-cell table:number-columns-repeated="5"/>
        </table:table-row>
        <table:table-row table:style-name="ro1">
          <table:table-cell office:value-type="float" office:value="23.1018638587796" calcext:value-type="float">
            <text:p>23.1018638587796</text:p>
          </table:table-cell>
          <table:table-cell office:value-type="float" office:value="-7.98019403356952" calcext:value-type="float">
            <text:p>-7.98019403356952</text:p>
          </table:table-cell>
          <table:table-cell office:value-type="float" office:value="3.63729914524181" calcext:value-type="float">
            <text:p>3.63729914524181</text:p>
          </table:table-cell>
          <table:table-cell table:number-columns-repeated="5"/>
        </table:table-row>
        <table:table-row table:style-name="ro1">
          <table:table-cell office:value-type="float" office:value="23.0231688664864" calcext:value-type="float">
            <text:p>23.0231688664864</text:p>
          </table:table-cell>
          <table:table-cell office:value-type="float" office:value="-8.0227476117733" calcext:value-type="float">
            <text:p>-8.0227476117733</text:p>
          </table:table-cell>
          <table:table-cell office:value-type="float" office:value="3.68702154746133" calcext:value-type="float">
            <text:p>3.68702154746133</text:p>
          </table:table-cell>
          <table:table-cell table:number-columns-repeated="5"/>
        </table:table-row>
        <table:table-row table:style-name="ro1">
          <table:table-cell office:value-type="float" office:value="22.915698077687" calcext:value-type="float">
            <text:p>22.915698077687</text:p>
          </table:table-cell>
          <table:table-cell office:value-type="float" office:value="-8.08796447283347" calcext:value-type="float">
            <text:p>-8.08796447283347</text:p>
          </table:table-cell>
          <table:table-cell office:value-type="float" office:value="3.6802742713301" calcext:value-type="float">
            <text:p>3.6802742713301</text:p>
          </table:table-cell>
          <table:table-cell table:number-columns-repeated="5"/>
        </table:table-row>
        <table:table-row table:style-name="ro1">
          <table:table-cell office:value-type="float" office:value="22.9005795387256" calcext:value-type="float">
            <text:p>22.9005795387256</text:p>
          </table:table-cell>
          <table:table-cell office:value-type="float" office:value="-8.09699990042255" calcext:value-type="float">
            <text:p>-8.09699990042255</text:p>
          </table:table-cell>
          <table:table-cell office:value-type="float" office:value="3.45916969184439" calcext:value-type="float">
            <text:p>3.45916969184439</text:p>
          </table:table-cell>
          <table:table-cell table:number-columns-repeated="5"/>
        </table:table-row>
        <table:table-row table:style-name="ro1">
          <table:table-cell office:value-type="float" office:value="22.8111030905012" calcext:value-type="float">
            <text:p>22.8111030905012</text:p>
          </table:table-cell>
          <table:table-cell office:value-type="float" office:value="-8.12641103341118" calcext:value-type="float">
            <text:p>-8.12641103341118</text:p>
          </table:table-cell>
          <table:table-cell office:value-type="float" office:value="3.50690907882166" calcext:value-type="float">
            <text:p>3.50690907882166</text:p>
          </table:table-cell>
          <table:table-cell table:number-columns-repeated="5"/>
        </table:table-row>
        <table:table-row table:style-name="ro1">
          <table:table-cell office:value-type="float" office:value="22.7308731906794" calcext:value-type="float">
            <text:p>22.7308731906794</text:p>
          </table:table-cell>
          <table:table-cell office:value-type="float" office:value="-8.15709774507137" calcext:value-type="float">
            <text:p>-8.15709774507137</text:p>
          </table:table-cell>
          <table:table-cell office:value-type="float" office:value="3.55464846579891" calcext:value-type="float">
            <text:p>3.55464846579891</text:p>
          </table:table-cell>
          <table:table-cell table:number-columns-repeated="5"/>
        </table:table-row>
        <table:table-row table:style-name="ro1">
          <table:table-cell office:value-type="float" office:value="22.6292732645047" calcext:value-type="float">
            <text:p>22.6292732645047</text:p>
          </table:table-cell>
          <table:table-cell office:value-type="float" office:value="-8.20162585488606" calcext:value-type="float">
            <text:p>-8.20162585488606</text:p>
          </table:table-cell>
          <table:table-cell office:value-type="float" office:value="3.59871061352174" calcext:value-type="float">
            <text:p>3.59871061352174</text:p>
          </table:table-cell>
          <table:table-cell table:number-columns-repeated="5"/>
        </table:table-row>
        <table:table-row table:style-name="ro1">
          <table:table-cell office:value-type="float" office:value="22.5581275130958" calcext:value-type="float">
            <text:p>22.5581275130958</text:p>
          </table:table-cell>
          <table:table-cell office:value-type="float" office:value="-8.23661991610524" calcext:value-type="float">
            <text:p>-8.23661991610524</text:p>
          </table:table-cell>
          <table:table-cell office:value-type="float" office:value="3.64277276124462" calcext:value-type="float">
            <text:p>3.64277276124462</text:p>
          </table:table-cell>
          <table:table-cell table:number-columns-repeated="5"/>
        </table:table-row>
        <table:table-row table:style-name="ro1">
          <table:table-cell office:value-type="float" office:value="22.4783167061797" calcext:value-type="float">
            <text:p>22.4783167061797</text:p>
          </table:table-cell>
          <table:table-cell office:value-type="float" office:value="-8.28034313221252" calcext:value-type="float">
            <text:p>-8.28034313221252</text:p>
          </table:table-cell>
          <table:table-cell office:value-type="float" office:value="3.58757663146635" calcext:value-type="float">
            <text:p>3.58757663146635</text:p>
          </table:table-cell>
          <table:table-cell table:number-columns-repeated="5"/>
        </table:table-row>
        <table:table-row table:style-name="ro1">
          <table:table-cell office:value-type="float" office:value="22.4075978866593" calcext:value-type="float">
            <text:p>22.4075978866593</text:p>
          </table:table-cell>
          <table:table-cell office:value-type="float" office:value="-8.31415461307836" calcext:value-type="float">
            <text:p>-8.31415461307836</text:p>
          </table:table-cell>
          <table:table-cell office:value-type="float" office:value="3.65536538934765" calcext:value-type="float">
            <text:p>3.65536538934765</text:p>
          </table:table-cell>
          <table:table-cell table:number-columns-repeated="5"/>
        </table:table-row>
        <table:table-row table:style-name="ro1">
          <table:table-cell office:value-type="float" office:value="22.3091825311311" calcext:value-type="float">
            <text:p>22.3091825311311</text:p>
          </table:table-cell>
          <table:table-cell office:value-type="float" office:value="-8.36969259990988" calcext:value-type="float">
            <text:p>-8.36969259990988</text:p>
          </table:table-cell>
          <table:table-cell office:value-type="float" office:value="3.37138719795439" calcext:value-type="float">
            <text:p>3.37138719795439</text:p>
          </table:table-cell>
          <table:table-cell table:number-columns-repeated="5"/>
        </table:table-row>
        <table:table-row table:style-name="ro1">
          <table:table-cell office:value-type="float" office:value="22.2560182642218" calcext:value-type="float">
            <text:p>22.2560182642218</text:p>
          </table:table-cell>
          <table:table-cell office:value-type="float" office:value="-8.38212913894951" calcext:value-type="float">
            <text:p>-8.38212913894951</text:p>
          </table:table-cell>
          <table:table-cell office:value-type="float" office:value="3.45964060716668" calcext:value-type="float">
            <text:p>3.45964060716668</text:p>
          </table:table-cell>
          <table:table-cell table:number-columns-repeated="5"/>
        </table:table-row>
        <table:table-row table:style-name="ro1">
          <table:table-cell office:value-type="float" office:value="22.1805981810657" calcext:value-type="float">
            <text:p>22.1805981810657</text:p>
          </table:table-cell>
          <table:table-cell office:value-type="float" office:value="-8.40695926943652" calcext:value-type="float">
            <text:p>-8.40695926943652</text:p>
          </table:table-cell>
          <table:table-cell office:value-type="float" office:value="3.54789401637897" calcext:value-type="float">
            <text:p>3.54789401637897</text:p>
          </table:table-cell>
          <table:table-cell table:number-columns-repeated="5"/>
        </table:table-row>
        <table:table-row table:style-name="ro1">
          <table:table-cell office:value-type="float" office:value="22.1076601183443" calcext:value-type="float">
            <text:p>22.1076601183443</text:p>
          </table:table-cell>
          <table:table-cell office:value-type="float" office:value="-8.43834020839192" calcext:value-type="float">
            <text:p>-8.43834020839192</text:p>
          </table:table-cell>
          <table:table-cell office:value-type="float" office:value="3.63614742559128" calcext:value-type="float">
            <text:p>3.63614742559128</text:p>
          </table:table-cell>
          <table:table-cell table:number-columns-repeated="5"/>
        </table:table-row>
        <table:table-row table:style-name="ro1">
          <table:table-cell office:value-type="float" office:value="22.037771797512" calcext:value-type="float">
            <text:p>22.037771797512</text:p>
          </table:table-cell>
          <table:table-cell office:value-type="float" office:value="-8.4760276988168" calcext:value-type="float">
            <text:p>-8.4760276988168</text:p>
          </table:table-cell>
          <table:table-cell office:value-type="float" office:value="3.68027413019743" calcext:value-type="float">
            <text:p>3.68027413019743</text:p>
          </table:table-cell>
          <table:table-cell table:number-columns-repeated="5"/>
        </table:table-row>
        <table:table-row table:style-name="ro1">
          <table:table-cell office:value-type="float" office:value="22.0303950786558" calcext:value-type="float">
            <text:p>22.0303950786558</text:p>
          </table:table-cell>
          <table:table-cell office:value-type="float" office:value="-8.48043631183682" calcext:value-type="float">
            <text:p>-8.48043631183682</text:p>
          </table:table-cell>
          <table:table-cell office:value-type="float" office:value="3.45916957470788" calcext:value-type="float">
            <text:p>3.45916957470788</text:p>
          </table:table-cell>
          <table:table-cell table:number-columns-repeated="5"/>
        </table:table-row>
        <table:table-row table:style-name="ro1">
          <table:table-cell office:value-type="float" office:value="22.0237037700993" calcext:value-type="float">
            <text:p>22.0237037700993</text:p>
          </table:table-cell>
          <table:table-cell office:value-type="float" office:value="-8.48263576087642" calcext:value-type="float">
            <text:p>-8.48263576087642</text:p>
          </table:table-cell>
          <table:table-cell office:value-type="float" office:value="3.45916956648565" calcext:value-type="float">
            <text:p>3.45916956648565</text:p>
          </table:table-cell>
          <table:table-cell table:number-columns-repeated="5"/>
        </table:table-row>
        <table:table-row table:style-name="ro1">
          <table:table-cell office:value-type="float" office:value="21.922103801026" calcext:value-type="float">
            <text:p>21.922103801026</text:p>
          </table:table-cell>
          <table:table-cell office:value-type="float" office:value="-8.51603191146813" calcext:value-type="float">
            <text:p>-8.51603191146813</text:p>
          </table:table-cell>
          <table:table-cell office:value-type="float" office:value="3.49259505965356" calcext:value-type="float">
            <text:p>3.49259505965356</text:p>
          </table:table-cell>
          <table:table-cell table:number-columns-repeated="5"/>
        </table:table-row>
        <table:table-row table:style-name="ro1">
          <table:table-cell office:value-type="float" office:value="21.8656168364987" calcext:value-type="float">
            <text:p>21.8656168364987</text:p>
          </table:table-cell>
          <table:table-cell office:value-type="float" office:value="-8.53671545425282" calcext:value-type="float">
            <text:p>-8.53671545425282</text:p>
          </table:table-cell>
          <table:table-cell office:value-type="float" office:value="3.52602055282145" calcext:value-type="float">
            <text:p>3.52602055282145</text:p>
          </table:table-cell>
          <table:table-cell table:number-columns-repeated="5"/>
        </table:table-row>
        <table:table-row table:style-name="ro1">
          <table:table-cell office:value-type="float" office:value="21.8181467167356" calcext:value-type="float">
            <text:p>21.8181467167356</text:p>
          </table:table-cell>
          <table:table-cell office:value-type="float" office:value="-8.55591978247054" calcext:value-type="float">
            <text:p>-8.55591978247054</text:p>
          </table:table-cell>
          <table:table-cell office:value-type="float" office:value="3.37624578743614" calcext:value-type="float">
            <text:p>3.37624578743614</text:p>
          </table:table-cell>
          <table:table-cell table:number-columns-repeated="5"/>
        </table:table-row>
        <table:table-row table:style-name="ro1">
          <table:table-cell office:value-type="float" office:value="21.790687788631" calcext:value-type="float">
            <text:p>21.790687788631</text:p>
          </table:table-cell>
          <table:table-cell office:value-type="float" office:value="-8.56248403101649" calcext:value-type="float">
            <text:p>-8.56248403101649</text:p>
          </table:table-cell>
          <table:table-cell office:value-type="float" office:value="3.43107000445981" calcext:value-type="float">
            <text:p>3.43107000445981</text:p>
          </table:table-cell>
          <table:table-cell table:number-columns-repeated="5"/>
        </table:table-row>
        <table:table-row table:style-name="ro1">
          <table:table-cell office:value-type="float" office:value="21.6961574781606" calcext:value-type="float">
            <text:p>21.6961574781606</text:p>
          </table:table-cell>
          <table:table-cell office:value-type="float" office:value="-8.59063928695015" calcext:value-type="float">
            <text:p>-8.59063928695015</text:p>
          </table:table-cell>
          <table:table-cell office:value-type="float" office:value="3.48589422148347" calcext:value-type="float">
            <text:p>3.48589422148347</text:p>
          </table:table-cell>
          <table:table-cell table:number-columns-repeated="5"/>
        </table:table-row>
        <table:table-row table:style-name="ro1">
          <table:table-cell office:value-type="float" office:value="21.6030241796837" calcext:value-type="float">
            <text:p>21.6030241796837</text:p>
          </table:table-cell>
          <table:table-cell office:value-type="float" office:value="-8.62403540749754" calcext:value-type="float">
            <text:p>-8.62403540749754</text:p>
          </table:table-cell>
          <table:table-cell office:value-type="float" office:value="3.53673534457204" calcext:value-type="float">
            <text:p>3.53673534457204</text:p>
          </table:table-cell>
          <table:table-cell table:number-columns-repeated="5"/>
        </table:table-row>
        <table:table-row table:style-name="ro1">
          <table:table-cell office:value-type="float" office:value="21.5185984598151" calcext:value-type="float">
            <text:p>21.5185984598151</text:p>
          </table:table-cell>
          <table:table-cell office:value-type="float" office:value="-8.65924763060551" calcext:value-type="float">
            <text:p>-8.65924763060551</text:p>
          </table:table-cell>
          <table:table-cell office:value-type="float" office:value="3.5875764676606" calcext:value-type="float">
            <text:p>3.5875764676606</text:p>
          </table:table-cell>
          <table:table-cell table:number-columns-repeated="5"/>
        </table:table-row>
        <table:table-row table:style-name="ro1">
          <table:table-cell office:value-type="float" office:value="21.42546519229" calcext:value-type="float">
            <text:p>21.42546519229</text:p>
          </table:table-cell>
          <table:table-cell office:value-type="float" office:value="-8.70377569808123" calcext:value-type="float">
            <text:p>-8.70377569808123</text:p>
          </table:table-cell>
          <table:table-cell office:value-type="float" office:value="3.63392524809871" calcext:value-type="float">
            <text:p>3.63392524809871</text:p>
          </table:table-cell>
          <table:table-cell table:number-columns-repeated="5"/>
        </table:table-row>
        <table:table-row table:style-name="ro1">
          <table:table-cell office:value-type="float" office:value="21.3540232200975" calcext:value-type="float">
            <text:p>21.3540232200975</text:p>
          </table:table-cell>
          <table:table-cell office:value-type="float" office:value="-8.74209632244965" calcext:value-type="float">
            <text:p>-8.74209632244965</text:p>
          </table:table-cell>
          <table:table-cell office:value-type="float" office:value="3.43618196928515" calcext:value-type="float">
            <text:p>3.43618196928515</text:p>
          </table:table-cell>
          <table:table-cell table:number-columns-repeated="5"/>
        </table:table-row>
        <table:table-row table:style-name="ro1">
          <table:table-cell office:value-type="float" office:value="21.3491642202459" calcext:value-type="float">
            <text:p>21.3491642202459</text:p>
          </table:table-cell>
          <table:table-cell office:value-type="float" office:value="-8.74357062886842" calcext:value-type="float">
            <text:p>-8.74357062886842</text:p>
          </table:table-cell>
          <table:table-cell office:value-type="float" office:value="3.49541510771901" calcext:value-type="float">
            <text:p>3.49541510771901</text:p>
          </table:table-cell>
          <table:table-cell table:number-columns-repeated="5"/>
        </table:table-row>
        <table:table-row table:style-name="ro1">
          <table:table-cell office:value-type="float" office:value="21.2492075847223" calcext:value-type="float">
            <text:p>21.2492075847223</text:p>
          </table:table-cell>
          <table:table-cell office:value-type="float" office:value="-8.78049124635819" calcext:value-type="float">
            <text:p>-8.78049124635819</text:p>
          </table:table-cell>
          <table:table-cell office:value-type="float" office:value="3.55464824615272" calcext:value-type="float">
            <text:p>3.55464824615272</text:p>
          </table:table-cell>
          <table:table-cell table:number-columns-repeated="5"/>
        </table:table-row>
        <table:table-row table:style-name="ro1">
          <table:table-cell office:value-type="float" office:value="21.2301531735671" calcext:value-type="float">
            <text:p>21.2301531735671</text:p>
          </table:table-cell>
          <table:table-cell office:value-type="float" office:value="-8.78884220129903" calcext:value-type="float">
            <text:p>-8.78884220129903</text:p>
          </table:table-cell>
          <table:table-cell office:value-type="float" office:value="3.41621888656796" calcext:value-type="float">
            <text:p>3.41621888656796</text:p>
          </table:table-cell>
          <table:table-cell table:number-columns-repeated="5"/>
        </table:table-row>
        <table:table-row table:style-name="ro1">
          <table:table-cell office:value-type="float" office:value="21.1716746583139" calcext:value-type="float">
            <text:p>21.1716746583139</text:p>
          </table:table-cell>
          <table:table-cell office:value-type="float" office:value="-8.80531823854053" calcext:value-type="float">
            <text:p>-8.80531823854053</text:p>
          </table:table-cell>
          <table:table-cell office:value-type="float" office:value="3.45105651294145" calcext:value-type="float">
            <text:p>3.45105651294145</text:p>
          </table:table-cell>
          <table:table-cell table:number-columns-repeated="5"/>
        </table:table-row>
        <table:table-row table:style-name="ro1">
          <table:table-cell office:value-type="float" office:value="21.1119578178496" calcext:value-type="float">
            <text:p>21.1119578178496</text:p>
          </table:table-cell>
          <table:table-cell office:value-type="float" office:value="-8.82441188927367" calcext:value-type="float">
            <text:p>-8.82441188927367</text:p>
          </table:table-cell>
          <table:table-cell office:value-type="float" office:value="3.48589413931495" calcext:value-type="float">
            <text:p>3.48589413931495</text:p>
          </table:table-cell>
          <table:table-cell table:number-columns-repeated="5"/>
        </table:table-row>
        <table:table-row table:style-name="ro1">
          <table:table-cell office:value-type="float" office:value="21.0301455195777" calcext:value-type="float">
            <text:p>21.0301455195777</text:p>
          </table:table-cell>
          <table:table-cell office:value-type="float" office:value="-8.85374847149989" calcext:value-type="float">
            <text:p>-8.85374847149989</text:p>
          </table:table-cell>
          <table:table-cell office:value-type="float" office:value="3.45916941101572" calcext:value-type="float">
            <text:p>3.45916941101572</text:p>
          </table:table-cell>
          <table:table-cell table:number-columns-repeated="5"/>
        </table:table-row>
        <table:table-row table:style-name="ro1">
          <table:table-cell office:value-type="float" office:value="20.9835497424117" calcext:value-type="float">
            <text:p>20.9835497424117</text:p>
          </table:table-cell>
          <table:table-cell office:value-type="float" office:value="-8.86906460584351" calcext:value-type="float">
            <text:p>-8.86906460584351</text:p>
          </table:table-cell>
          <table:table-cell office:value-type="float" office:value="3.35731837997585" calcext:value-type="float">
            <text:p>3.35731837997585</text:p>
          </table:table-cell>
          <table:table-cell table:number-columns-repeated="5"/>
        </table:table-row>
        <table:table-row table:style-name="ro1">
          <table:table-cell office:value-type="float" office:value="20.9267590904474" calcext:value-type="float">
            <text:p>20.9267590904474</text:p>
          </table:table-cell>
          <table:table-cell office:value-type="float" office:value="-8.88150946332096" calcext:value-type="float">
            <text:p>-8.88150946332096</text:p>
          </table:table-cell>
          <table:table-cell office:value-type="float" office:value="3.36678200732072" calcext:value-type="float">
            <text:p>3.36678200732072</text:p>
          </table:table-cell>
          <table:table-cell table:number-columns-repeated="5"/>
        </table:table-row>
        <table:table-row table:style-name="ro1">
          <table:table-cell office:value-type="float" office:value="20.9101548995336" calcext:value-type="float">
            <text:p>20.9101548995336</text:p>
          </table:table-cell>
          <table:table-cell office:value-type="float" office:value="-8.88531306257081" calcext:value-type="float">
            <text:p>-8.88531306257081</text:p>
          </table:table-cell>
          <table:table-cell office:value-type="float" office:value="3.37624563466552" calcext:value-type="float">
            <text:p>3.37624563466552</text:p>
          </table:table-cell>
          <table:table-cell table:number-columns-repeated="5"/>
        </table:table-row>
        <table:table-row table:style-name="ro1">
          <table:table-cell office:value-type="float" office:value="20.8170215606965" calcext:value-type="float">
            <text:p>20.8170215606965</text:p>
          </table:table-cell>
          <table:table-cell office:value-type="float" office:value="-8.90757722265374" calcext:value-type="float">
            <text:p>-8.90757722265374</text:p>
          </table:table-cell>
          <table:table-cell office:value-type="float" office:value="3.41770750622837" calcext:value-type="float">
            <text:p>3.41770750622837</text:p>
          </table:table-cell>
          <table:table-cell table:number-columns-repeated="5"/>
        </table:table-row>
        <table:table-row table:style-name="ro1">
          <table:table-cell office:value-type="float" office:value="20.7452376602149" calcext:value-type="float">
            <text:p>20.7452376602149</text:p>
          </table:table-cell>
          <table:table-cell office:value-type="float" office:value="-8.92791737737037" calcext:value-type="float">
            <text:p>-8.92791737737037</text:p>
          </table:table-cell>
          <table:table-cell office:value-type="float" office:value="3.45916937779125" calcext:value-type="float">
            <text:p>3.45916937779125</text:p>
          </table:table-cell>
          <table:table-cell table:number-columns-repeated="5"/>
        </table:table-row>
        <table:table-row table:style-name="ro1">
          <table:table-cell office:value-type="float" office:value="20.6436376793487" calcext:value-type="float">
            <text:p>20.6436376793487</text:p>
          </table:table-cell>
          <table:table-cell office:value-type="float" office:value="-8.9613135105957" calcext:value-type="float">
            <text:p>-8.9613135105957</text:p>
          </table:table-cell>
          <table:table-cell office:value-type="float" office:value="3.52337285323349" calcext:value-type="float">
            <text:p>3.52337285323349</text:p>
          </table:table-cell>
          <table:table-cell table:number-columns-repeated="5"/>
        </table:table-row>
        <table:table-row table:style-name="ro1">
          <table:table-cell office:value-type="float" office:value="20.5364655286171" calcext:value-type="float">
            <text:p>20.5364655286171</text:p>
          </table:table-cell>
          <table:table-cell office:value-type="float" office:value="-9.00434081293326" calcext:value-type="float">
            <text:p>-9.00434081293326</text:p>
          </table:table-cell>
          <table:table-cell office:value-type="float" office:value="3.58757632867575" calcext:value-type="float">
            <text:p>3.58757632867575</text:p>
          </table:table-cell>
          <table:table-cell table:number-columns-repeated="5"/>
        </table:table-row>
        <table:table-row table:style-name="ro1">
          <table:table-cell office:value-type="float" office:value="20.4433322518139" calcext:value-type="float">
            <text:p>20.4433322518139</text:p>
          </table:table-cell>
          <table:table-cell office:value-type="float" office:value="-9.04886886894189" calcext:value-type="float">
            <text:p>-9.04886886894189</text:p>
          </table:table-cell>
          <table:table-cell office:value-type="float" office:value="3.655365087249" calcext:value-type="float">
            <text:p>3.655365087249</text:p>
          </table:table-cell>
          <table:table-cell table:number-columns-repeated="5"/>
        </table:table-row>
        <table:table-row table:style-name="ro1">
          <table:table-cell office:value-type="float" office:value="20.3371470119258" calcext:value-type="float">
            <text:p>20.3371470119258</text:p>
          </table:table-cell>
          <table:table-cell office:value-type="float" office:value="-9.10879153304824" calcext:value-type="float">
            <text:p>-9.10879153304824</text:p>
          </table:table-cell>
          <table:table-cell office:value-type="float" office:value="3.72315384582227" calcext:value-type="float">
            <text:p>3.72315384582227</text:p>
          </table:table-cell>
          <table:table-cell table:number-columns-repeated="5"/>
        </table:table-row>
        <table:table-row table:style-name="ro1">
          <table:table-cell office:value-type="float" office:value="20.3232743843832" calcext:value-type="float">
            <text:p>20.3232743843832</text:p>
          </table:table-cell>
          <table:table-cell office:value-type="float" office:value="-9.11791142700699" calcext:value-type="float">
            <text:p>-9.11791142700699</text:p>
          </table:table-cell>
          <table:table-cell office:value-type="float" office:value="3.53673515730681" calcext:value-type="float">
            <text:p>3.53673515730681</text:p>
          </table:table-cell>
          <table:table-cell table:number-columns-repeated="5"/>
        </table:table-row>
        <table:table-row table:style-name="ro1">
          <table:table-cell table:style-name="ce2" office:value-type="float" office:value="20.248599088464" calcext:value-type="float">
            <text:p>20.248599088464</text:p>
          </table:table-cell>
          <table:table-cell table:style-name="ce2" office:value-type="float" office:value="-9.14905693336051" calcext:value-type="float">
            <text:p>-9.14905693336051</text:p>
          </table:table-cell>
          <table:table-cell table:style-name="ce2" office:value-type="float" office:value="3.5875762817189" calcext:value-type="float">
            <text:p>3.5875762817189</text:p>
          </table:table-cell>
          <table:table-cell office:value-type="string" calcext:value-type="string">
            <text:p>first pt inside circle</text:p>
          </table:table-cell>
          <table:table-cell table:number-columns-repeated="4"/>
        </table:table-row>
        <table:table-row table:style-name="ro1">
          <table:table-cell table:style-name="ce2" office:value-type="float" office:value="20.1554658066435" calcext:value-type="float">
            <text:p>20.1554658066435</text:p>
          </table:table-cell>
          <table:table-cell table:style-name="ce2" office:value-type="float" office:value="-9.19358498639509" calcext:value-type="float">
            <text:p>-9.19358498639509</text:p>
          </table:table-cell>
          <table:table-cell table:style-name="ce2" office:value-type="float" office:value="3.6066692025318" calcext:value-type="float">
            <text:p>3.6066692025318</text:p>
          </table:table-cell>
          <table:table-cell table:number-columns-repeated="5"/>
        </table:table-row>
        <table:table-row table:style-name="ro1">
          <table:table-cell table:style-name="ce2" office:value-type="float" office:value="20.1247506567902" calcext:value-type="float">
            <text:p>20.1247506567902</text:p>
          </table:table-cell>
          <table:table-cell table:style-name="ce2" office:value-type="float" office:value="-9.2089974632154" calcext:value-type="float">
            <text:p>-9.2089974632154</text:p>
          </table:table-cell>
          <table:table-cell table:style-name="ce2" office:value-type="float" office:value="3.62576212334468" calcext:value-type="float">
            <text:p>3.62576212334468</text:p>
          </table:table-cell>
          <table:table-cell table:number-columns-repeated="5"/>
        </table:table-row>
        <table:table-row table:style-name="ro1">
          <table:table-cell table:style-name="ce2" office:value-type="float" office:value="20.0552944756643" calcext:value-type="float">
            <text:p>20.0552944756643</text:p>
          </table:table-cell>
          <table:table-cell table:style-name="ce2" office:value-type="float" office:value="-9.2455259933169" calcext:value-type="float">
            <text:p>-9.2455259933169</text:p>
          </table:table-cell>
          <table:table-cell table:style-name="ce2" office:value-type="float" office:value="3.58757626904681" calcext:value-type="float">
            <text:p>3.58757626904681</text:p>
          </table:table-cell>
          <table:table-cell table:number-columns-repeated="5"/>
        </table:table-row>
        <table:table-row table:style-name="ro1">
          <table:table-cell table:style-name="ce2" office:value-type="float" office:value="20.0189829251411" calcext:value-type="float">
            <text:p>20.0189829251411</text:p>
          </table:table-cell>
          <table:table-cell table:style-name="ce2" office:value-type="float" office:value="-9.26288694702976" calcext:value-type="float">
            <text:p>-9.26288694702976</text:p>
          </table:table-cell>
          <table:table-cell table:style-name="ce2" office:value-type="float" office:value="3.48589396743556" calcext:value-type="float">
            <text:p>3.48589396743556</text:p>
          </table:table-cell>
          <table:table-cell table:number-columns-repeated="5"/>
        </table:table-row>
        <table:table-row table:style-name="ro1">
          <table:table-cell table:style-name="ce2" office:value-type="float" office:value="19.9689583840983" calcext:value-type="float">
            <text:p>19.9689583840983</text:p>
          </table:table-cell>
          <table:table-cell table:style-name="ce2" office:value-type="float" office:value="-9.28082493800107" calcext:value-type="float">
            <text:p>-9.28082493800107</text:p>
          </table:table-cell>
          <table:table-cell table:style-name="ce2" office:value-type="float" office:value="3.50159621407871" calcext:value-type="float">
            <text:p>3.50159621407871</text:p>
          </table:table-cell>
          <table:table-cell table:number-columns-repeated="5"/>
        </table:table-row>
        <table:table-row table:style-name="ro1">
          <table:table-cell table:style-name="ce2" office:value-type="float" office:value="19.9425072775827" calcext:value-type="float">
            <text:p>19.9425072775827</text:p>
          </table:table-cell>
          <table:table-cell table:style-name="ce2" office:value-type="float" office:value="-9.29078131744482" calcext:value-type="float">
            <text:p>-9.29078131744482</text:p>
          </table:table-cell>
          <table:table-cell table:style-name="ce2" office:value-type="float" office:value="3.51729846072191" calcext:value-type="float">
            <text:p>3.51729846072191</text:p>
          </table:table-cell>
          <table:table-cell table:number-columns-repeated="5"/>
        </table:table-row>
        <table:table-row table:style-name="ro1">
          <table:table-cell table:style-name="ce2" office:value-type="float" office:value="19.9075316786435" calcext:value-type="float">
            <text:p>19.9075316786435</text:p>
          </table:table-cell>
          <table:table-cell table:style-name="ce2" office:value-type="float" office:value="-9.30457716155089" calcext:value-type="float">
            <text:p>-9.30457716155089</text:p>
          </table:table-cell>
          <table:table-cell table:style-name="ce2" office:value-type="float" office:value="3.39873325357035" calcext:value-type="float">
            <text:p>3.39873325357035</text:p>
          </table:table-cell>
          <table:table-cell table:number-columns-repeated="5"/>
        </table:table-row>
        <table:table-row table:style-name="ro1">
          <table:table-cell table:style-name="ce2" office:value-type="float" office:value="19.8745256516049" calcext:value-type="float">
            <text:p>19.8745256516049</text:p>
          </table:table-cell>
          <table:table-cell table:style-name="ce2" office:value-type="float" office:value="-9.31325649600045" calcext:value-type="float">
            <text:p>-9.31325649600045</text:p>
          </table:table-cell>
          <table:table-cell table:style-name="ce2" office:value-type="float" office:value="3.45801583537794" calcext:value-type="float">
            <text:p>3.45801583537794</text:p>
          </table:table-cell>
          <table:table-cell table:number-columns-repeated="5"/>
        </table:table-row>
        <table:table-row table:style-name="ro1">
          <table:table-cell table:style-name="ce2" office:value-type="float" office:value="19.7731739992628" calcext:value-type="float">
            <text:p>19.7731739992628</text:p>
          </table:table-cell>
          <table:table-cell table:style-name="ce2" office:value-type="float" office:value="-9.34644150679328" calcext:value-type="float">
            <text:p>-9.34644150679328</text:p>
          </table:table-cell>
          <table:table-cell table:style-name="ce2" office:value-type="float" office:value="3.51729841718548" calcext:value-type="float">
            <text:p>3.51729841718548</text:p>
          </table:table-cell>
          <table:table-cell table:number-columns-repeated="5"/>
        </table:table-row>
        <table:table-row table:style-name="ro1">
          <table:table-cell table:style-name="ce2" office:value-type="float" office:value="19.7556201907761" calcext:value-type="float">
            <text:p>19.7556201907761</text:p>
          </table:table-cell>
          <table:table-cell table:style-name="ce2" office:value-type="float" office:value="-9.35336546468982" calcext:value-type="float">
            <text:p>-9.35336546468982</text:p>
          </table:table-cell>
          <table:table-cell table:style-name="ce2" office:value-type="float" office:value="3.35731820609988" calcext:value-type="float">
            <text:p>3.35731820609988</text:p>
          </table:table-cell>
          <table:table-cell table:number-columns-repeated="5"/>
        </table:table-row>
        <table:table-row table:style-name="ro1">
          <table:table-cell table:style-name="ce2" office:value-type="float" office:value="19.7244929769961" calcext:value-type="float">
            <text:p>19.7244929769961</text:p>
          </table:table-cell>
          <table:table-cell table:style-name="ce2" office:value-type="float" office:value="-9.36018654181496" calcext:value-type="float">
            <text:p>-9.36018654181496</text:p>
          </table:table-cell>
          <table:table-cell table:style-name="ce2" office:value-type="float" office:value="3.37802570859832" calcext:value-type="float">
            <text:p>3.37802570859832</text:p>
          </table:table-cell>
          <table:table-cell table:number-columns-repeated="5"/>
        </table:table-row>
        <table:table-row table:style-name="ro1">
          <table:table-cell table:style-name="ce2" office:value-type="float" office:value="19.7152265743283" calcext:value-type="float">
            <text:p>19.7152265743283</text:p>
          </table:table-cell>
          <table:table-cell table:style-name="ce2" office:value-type="float" office:value="-9.36241918357187" calcext:value-type="float">
            <text:p>-9.36241918357187</text:p>
          </table:table-cell>
          <table:table-cell table:style-name="ce2" office:value-type="float" office:value="3.19452428231621" calcext:value-type="float">
            <text:p>3.19452428231621</text:p>
          </table:table-cell>
          <table:table-cell table:number-columns-repeated="5"/>
        </table:table-row>
        <table:table-row table:style-name="ro1">
          <table:table-cell table:style-name="ce2" office:value-type="float" office:value="19.6357801199013" calcext:value-type="float">
            <text:p>19.6357801199013</text:p>
          </table:table-cell>
          <table:table-cell table:style-name="ce2" office:value-type="float" office:value="-9.36662834555248" calcext:value-type="float">
            <text:p>-9.36662834555248</text:p>
          </table:table-cell>
          <table:table-cell table:style-name="ce2" office:value-type="float" office:value="3.30038224326785" calcext:value-type="float">
            <text:p>3.30038224326785</text:p>
          </table:table-cell>
          <table:table-cell table:number-columns-repeated="5"/>
        </table:table-row>
        <table:table-row table:style-name="ro1">
          <table:table-cell table:style-name="ce2" office:value-type="float" office:value="19.5417504540015" calcext:value-type="float">
            <text:p>19.5417504540015</text:p>
          </table:table-cell>
          <table:table-cell table:style-name="ce2" office:value-type="float" office:value="-9.3816860464918" calcext:value-type="float">
            <text:p>-9.3816860464918</text:p>
          </table:table-cell>
          <table:table-cell table:style-name="ce2" office:value-type="float" office:value="3.40624020421951" calcext:value-type="float">
            <text:p>3.40624020421951</text:p>
          </table:table-cell>
          <table:table-cell table:number-columns-repeated="5"/>
        </table:table-row>
        <table:table-row table:style-name="ro1">
          <table:table-cell table:style-name="ce2" office:value-type="float" office:value="19.4498381423843" calcext:value-type="float">
            <text:p>19.4498381423843</text:p>
          </table:table-cell>
          <table:table-cell table:style-name="ce2" office:value-type="float" office:value="-9.40659466748918" calcext:value-type="float">
            <text:p>-9.40659466748918</text:p>
          </table:table-cell>
          <table:table-cell table:style-name="ce2" office:value-type="float" office:value="3.45916918469533" calcext:value-type="float">
            <text:p>3.45916918469533</text:p>
          </table:table-cell>
          <table:table-cell table:number-columns-repeated="5"/>
        </table:table-row>
        <table:table-row table:style-name="ro1">
          <table:table-cell table:style-name="ce2" office:value-type="float" office:value="19.3482381492411" calcext:value-type="float">
            <text:p>19.3482381492411</text:p>
          </table:table-cell>
          <table:table-cell table:style-name="ce2" office:value-type="float" office:value="-9.43999078301174" calcext:value-type="float">
            <text:p>-9.43999078301174</text:p>
          </table:table-cell>
          <table:table-cell table:style-name="ce2" office:value-type="float" office:value="3.49682317604653" calcext:value-type="float">
            <text:p>3.49682317604653</text:p>
          </table:table-cell>
          <table:table-cell table:number-columns-repeated="5"/>
        </table:table-row>
        <table:table-row table:style-name="ro1">
          <table:table-cell table:style-name="ce2" office:value-type="float" office:value="19.28470755774" calcext:value-type="float">
            <text:p>19.28470755774</text:p>
          </table:table-cell>
          <table:table-cell table:style-name="ce2" office:value-type="float" office:value="-9.46355855854142" calcext:value-type="float">
            <text:p>-9.46355855854142</text:p>
          </table:table-cell>
          <table:table-cell table:style-name="ce2" office:value-type="float" office:value="3.57213115874894" calcext:value-type="float">
            <text:p>3.57213115874894</text:p>
          </table:table-cell>
          <table:table-cell table:number-columns-repeated="5"/>
        </table:table-row>
        <table:table-row table:style-name="ro1">
          <table:table-cell table:style-name="ce2" office:value-type="float" office:value="19.2231301958903" calcext:value-type="float">
            <text:p>19.2231301958903</text:p>
          </table:table-cell>
          <table:table-cell table:style-name="ce2" office:value-type="float" office:value="-9.49183937549471" calcext:value-type="float">
            <text:p>-9.49183937549471</text:p>
          </table:table-cell>
          <table:table-cell table:style-name="ce2" office:value-type="float" office:value="3.60978515010014" calcext:value-type="float">
            <text:p>3.60978515010014</text:p>
          </table:table-cell>
          <table:table-cell table:number-columns-repeated="5"/>
        </table:table-row>
        <table:table-row table:style-name="ro1">
          <table:table-cell table:style-name="ce2" office:value-type="float" office:value="19.2149896070424" calcext:value-type="float">
            <text:p>19.2149896070424</text:p>
          </table:table-cell>
          <table:table-cell table:style-name="ce2" office:value-type="float" office:value="-9.49595602314867" calcext:value-type="float">
            <text:p>-9.49595602314867</text:p>
          </table:table-cell>
          <table:table-cell table:style-name="ce2" office:value-type="float" office:value="3.35731811685702" calcext:value-type="float">
            <text:p>3.35731811685702</text:p>
          </table:table-cell>
          <table:table-cell table:number-columns-repeated="5"/>
        </table:table-row>
        <table:table-row table:style-name="ro1">
          <table:table-cell table:style-name="ce2" office:value-type="float" office:value="19.123359649659" calcext:value-type="float">
            <text:p>19.123359649659</text:p>
          </table:table-cell>
          <table:table-cell table:style-name="ce2" office:value-type="float" office:value="-9.51603538983861" calcext:value-type="float">
            <text:p>-9.51603538983861</text:p>
          </table:table-cell>
          <table:table-cell table:style-name="ce2" office:value-type="float" office:value="3.41114403711956" calcext:value-type="float">
            <text:p>3.41114403711956</text:p>
          </table:table-cell>
          <table:table-cell table:number-columns-repeated="5"/>
        </table:table-row>
        <table:table-row table:style-name="ro1">
          <table:table-cell table:style-name="ce2" office:value-type="float" office:value="19.0300166137749" calcext:value-type="float">
            <text:p>19.0300166137749</text:p>
          </table:table-cell>
          <table:table-cell table:style-name="ce2" office:value-type="float" office:value="-9.5418237573817" calcext:value-type="float">
            <text:p>-9.5418237573817</text:p>
          </table:table-cell>
          <table:table-cell table:style-name="ce2" office:value-type="float" office:value="3.51879587764464" calcext:value-type="float">
            <text:p>3.51879587764464</text:p>
          </table:table-cell>
          <table:table-cell table:number-columns-repeated="5"/>
        </table:table-row>
        <table:table-row table:style-name="ro1">
          <table:table-cell table:style-name="ce2" office:value-type="float" office:value="18.9399847343897" calcext:value-type="float">
            <text:p>18.9399847343897</text:p>
          </table:table-cell>
          <table:table-cell table:style-name="ce2" office:value-type="float" office:value="-9.57749199175015" calcext:value-type="float">
            <text:p>-9.57749199175015</text:p>
          </table:table-cell>
          <table:table-cell table:style-name="ce2" office:value-type="float" office:value="3.62644771816972" calcext:value-type="float">
            <text:p>3.62644771816972</text:p>
          </table:table-cell>
          <table:table-cell table:number-columns-repeated="5"/>
        </table:table-row>
        <table:table-row table:style-name="ro1">
          <table:table-cell table:style-name="ce2" office:value-type="float" office:value="18.8543063763998" calcext:value-type="float">
            <text:p>18.8543063763998</text:p>
          </table:table-cell>
          <table:table-cell table:style-name="ce2" office:value-type="float" office:value="-9.6226271357151" calcext:value-type="float">
            <text:p>-9.6226271357151</text:p>
          </table:table-cell>
          <table:table-cell table:style-name="ce2" office:value-type="float" office:value="3.68027363843231" calcext:value-type="float">
            <text:p>3.68027363843231</text:p>
          </table:table-cell>
          <table:table-cell table:number-columns-repeated="5"/>
        </table:table-row>
        <table:table-row table:style-name="ro1">
          <table:table-cell table:style-name="ce2" office:value-type="float" office:value="18.836581500494" calcext:value-type="float">
            <text:p>18.836581500494</text:p>
          </table:table-cell>
          <table:table-cell table:style-name="ce2" office:value-type="float" office:value="-9.63322019652641" calcext:value-type="float">
            <text:p>-9.63322019652641</text:p>
          </table:table-cell>
          <table:table-cell table:style-name="ce2" office:value-type="float" office:value="3.45916909552679" calcext:value-type="float">
            <text:p>3.45916909552679</text:p>
          </table:table-cell>
          <table:table-cell table:number-columns-repeated="5"/>
        </table:table-row>
        <table:table-row table:style-name="ro1">
          <table:table-cell table:style-name="ce2" office:value-type="float" office:value="18.7471049798589" calcext:value-type="float">
            <text:p>18.7471049798589</text:p>
          </table:table-cell>
          <table:table-cell table:style-name="ce2" office:value-type="float" office:value="-9.66263129419526" calcext:value-type="float">
            <text:p>-9.66263129419526</text:p>
          </table:table-cell>
          <table:table-cell table:style-name="ce2" office:value-type="float" office:value="3.50081729489818" calcext:value-type="float">
            <text:p>3.50081729489818</text:p>
          </table:table-cell>
          <table:table-cell table:number-columns-repeated="5"/>
        </table:table-row>
        <table:table-row table:style-name="ro1">
          <table:table-cell table:style-name="ce2" office:value-type="float" office:value="18.6769436605286" calcext:value-type="float">
            <text:p>18.6769436605286</text:p>
          </table:table-cell>
          <table:table-cell table:style-name="ce2" office:value-type="float" office:value="-9.68897812541547" calcext:value-type="float">
            <text:p>-9.68897812541547</text:p>
          </table:table-cell>
          <table:table-cell table:style-name="ce2" office:value-type="float" office:value="3.5841136936409" calcext:value-type="float">
            <text:p>3.5841136936409</text:p>
          </table:table-cell>
          <table:table-cell table:number-columns-repeated="5"/>
        </table:table-row>
        <table:table-row table:style-name="ro1">
          <table:table-cell table:style-name="ce2" office:value-type="float" office:value="18.6092176595392" calcext:value-type="float">
            <text:p>18.6092176595392</text:p>
          </table:table-cell>
          <table:table-cell table:style-name="ce2" office:value-type="float" office:value="-9.72107103795896" calcext:value-type="float">
            <text:p>-9.72107103795896</text:p>
          </table:table-cell>
          <table:table-cell table:style-name="ce2" office:value-type="float" office:value="3.62576189301225" calcext:value-type="float">
            <text:p>3.62576189301225</text:p>
          </table:table-cell>
          <table:table-cell table:number-columns-repeated="5"/>
        </table:table-row>
        <table:table-row table:style-name="ro1">
          <table:table-cell table:style-name="ce2" office:value-type="float" office:value="18.5309143955059" calcext:value-type="float">
            <text:p>18.5309143955059</text:p>
          </table:table-cell>
          <table:table-cell table:style-name="ce2" office:value-type="float" office:value="-9.76225242011589" calcext:value-type="float">
            <text:p>-9.76225242011589</text:p>
          </table:table-cell>
          <table:table-cell table:style-name="ce2" office:value-type="float" office:value="3.60978504337943" calcext:value-type="float">
            <text:p>3.60978504337943</text:p>
          </table:table-cell>
          <table:table-cell table:number-columns-repeated="5"/>
        </table:table-row>
        <table:table-row table:style-name="ro1">
          <table:table-cell table:style-name="ce2" office:value-type="float" office:value="18.4664336938192" calcext:value-type="float">
            <text:p>18.4664336938192</text:p>
          </table:table-cell>
          <table:table-cell table:style-name="ce2" office:value-type="float" office:value="-9.79485992111341" calcext:value-type="float">
            <text:p>-9.79485992111341</text:p>
          </table:table-cell>
          <table:table-cell table:style-name="ce2" office:value-type="float" office:value="3.3272599525159" calcext:value-type="float">
            <text:p>3.3272599525159</text:p>
          </table:table-cell>
          <table:table-cell table:number-columns-repeated="5"/>
        </table:table-row>
        <table:table-row table:style-name="ro1">
          <table:table-cell table:style-name="ce2" office:value-type="float" office:value="18.4386681474524" calcext:value-type="float">
            <text:p>18.4386681474524</text:p>
          </table:table-cell>
          <table:table-cell table:style-name="ce2" office:value-type="float" office:value="-9.80007514023152" calcext:value-type="float">
            <text:p>-9.80007514023152</text:p>
          </table:table-cell>
          <table:table-cell table:style-name="ce2" office:value-type="float" office:value="3.37694996637244" calcext:value-type="float">
            <text:p>3.37694996637244</text:p>
          </table:table-cell>
          <table:table-cell table:number-columns-repeated="5"/>
        </table:table-row>
        <table:table-row table:style-name="ro1">
          <table:table-cell table:style-name="ce2" office:value-type="float" office:value="18.3517277301116" calcext:value-type="float">
            <text:p>18.3517277301116</text:p>
          </table:table-cell>
          <table:table-cell table:style-name="ce2" office:value-type="float" office:value="-9.82092358544391" calcext:value-type="float">
            <text:p>-9.82092358544391</text:p>
          </table:table-cell>
          <table:table-cell table:style-name="ce2" office:value-type="float" office:value="3.47632999408565" calcext:value-type="float">
            <text:p>3.47632999408565</text:p>
          </table:table-cell>
          <table:table-cell table:number-columns-repeated="5"/>
        </table:table-row>
        <table:table-row table:style-name="ro1">
          <table:table-cell table:style-name="ce2" office:value-type="float" office:value="18.2672847984991" calcext:value-type="float">
            <text:p>18.2672847984991</text:p>
          </table:table-cell>
          <table:table-cell table:style-name="ce2" office:value-type="float" office:value="-9.85029508754829" calcext:value-type="float">
            <text:p>-9.85029508754829</text:p>
          </table:table-cell>
          <table:table-cell table:style-name="ce2" office:value-type="float" office:value="3.52602000794223" calcext:value-type="float">
            <text:p>3.52602000794223</text:p>
          </table:table-cell>
          <table:table-cell table:number-columns-repeated="5"/>
        </table:table-row>
        <table:table-row table:style-name="ro1">
          <table:table-cell table:style-name="ce2" office:value-type="float" office:value="18.157218147776" calcext:value-type="float">
            <text:p>18.157218147776</text:p>
          </table:table-cell>
          <table:table-cell table:style-name="ce2" office:value-type="float" office:value="-9.89482315665768" calcext:value-type="float">
            <text:p>-9.89482315665768</text:p>
          </table:table-cell>
          <table:table-cell table:style-name="ce2" office:value-type="float" office:value="3.54033388612909" calcext:value-type="float">
            <text:p>3.54033388612909</text:p>
          </table:table-cell>
          <table:table-cell table:number-columns-repeated="5"/>
        </table:table-row>
        <table:table-row table:style-name="ro1">
          <table:table-cell table:style-name="ce2" office:value-type="float" office:value="18.1334752289396" calcext:value-type="float">
            <text:p>18.1334752289396</text:p>
          </table:table-cell>
          <table:table-cell table:style-name="ce2" office:value-type="float" office:value="-9.90482629125083" calcext:value-type="float">
            <text:p>-9.90482629125083</text:p>
          </table:table-cell>
          <table:table-cell table:style-name="ce2" office:value-type="float" office:value="3.55464776431603" calcext:value-type="float">
            <text:p>3.55464776431603</text:p>
          </table:table-cell>
          <table:table-cell table:number-columns-repeated="5"/>
        </table:table-row>
        <table:table-row table:style-name="ro1">
          <table:table-cell table:style-name="ce2" office:value-type="float" office:value="18.0318752685673" calcext:value-type="float">
            <text:p>18.0318752685673</text:p>
          </table:table-cell>
          <table:table-cell table:style-name="ce2" office:value-type="float" office:value="-9.94935433109299" calcext:value-type="float">
            <text:p>-9.94935433109299</text:p>
          </table:table-cell>
          <table:table-cell table:style-name="ce2" office:value-type="float" office:value="3.55464774386011" calcext:value-type="float">
            <text:p>3.55464774386011</text:p>
          </table:table-cell>
          <table:table-cell table:number-columns-repeated="5"/>
        </table:table-row>
        <table:table-row table:style-name="ro1">
          <table:table-cell table:style-name="ce2" office:value-type="float" office:value="17.9696572127807" calcext:value-type="float">
            <text:p>17.9696572127807</text:p>
          </table:table-cell>
          <table:table-cell table:style-name="ce2" office:value-type="float" office:value="-9.97662252984692" calcext:value-type="float">
            <text:p>-9.97662252984692</text:p>
          </table:table-cell>
          <table:table-cell table:style-name="ce2" office:value-type="float" office:value="3.45916897032962" calcext:value-type="float">
            <text:p>3.45916897032962</text:p>
          </table:table-cell>
          <table:table-cell table:number-columns-repeated="5"/>
        </table:table-row>
        <table:table-row table:style-name="ro1">
          <table:table-cell table:style-name="ce2" office:value-type="float" office:value="17.9089052043643" calcext:value-type="float">
            <text:p>17.9089052043643</text:p>
          </table:table-cell>
          <table:table-cell table:style-name="ce2" office:value-type="float" office:value="-9.99659181884413" calcext:value-type="float">
            <text:p>-9.99659181884413</text:p>
          </table:table-cell>
          <table:table-cell table:style-name="ce2" office:value-type="float" office:value="3.50690834379188" calcext:value-type="float">
            <text:p>3.50690834379188</text:p>
          </table:table-cell>
          <table:table-cell table:number-columns-repeated="5"/>
        </table:table-row>
        <table:table-row table:style-name="ro1">
          <table:table-cell table:style-name="ce2" office:value-type="float" office:value="17.8286753046826" calcext:value-type="float">
            <text:p>17.8286753046826</text:p>
          </table:table-cell>
          <table:table-cell table:style-name="ce2" office:value-type="float" office:value="-10.0272784628522" calcext:value-type="float">
            <text:p>-10.0272784628522</text:p>
          </table:table-cell>
          <table:table-cell table:style-name="ce2" office:value-type="float" office:value="3.55464771725419" calcext:value-type="float">
            <text:p>3.55464771725419</text:p>
          </table:table-cell>
          <table:table-cell table:number-columns-repeated="5"/>
        </table:table-row>
        <table:table-row table:style-name="ro1">
          <table:table-cell table:style-name="ce2" office:value-type="float" office:value="17.7664572541119" calcext:value-type="float">
            <text:p>17.7664572541119</text:p>
          </table:table-cell>
          <table:table-cell table:style-name="ce2" office:value-type="float" office:value="-10.0545466573468" calcext:value-type="float">
            <text:p>-10.0545466573468</text:p>
          </table:table-cell>
          <table:table-cell table:style-name="ce2" office:value-type="float" office:value="3.45916892564992" calcext:value-type="float">
            <text:p>3.45916892564992</text:p>
          </table:table-cell>
          <table:table-cell table:number-columns-repeated="5"/>
        </table:table-row>
        <table:table-row table:style-name="ro1">
          <table:table-cell table:style-name="ce2" office:value-type="float" office:value="17.70570525269" calcext:value-type="float">
            <text:p>17.70570525269</text:p>
          </table:table-cell>
          <table:table-cell table:style-name="ce2" office:value-type="float" office:value="-10.0745159410373" calcext:value-type="float">
            <text:p>-10.0745159410373</text:p>
          </table:table-cell>
          <table:table-cell table:style-name="ce2" office:value-type="float" office:value="3.5008171294411" calcext:value-type="float">
            <text:p>3.5008171294411</text:p>
          </table:table-cell>
          <table:table-cell table:number-columns-repeated="5"/>
        </table:table-row>
        <table:table-row table:style-name="ro1">
          <table:table-cell table:style-name="ce2" office:value-type="float" office:value="17.635543921559" calcext:value-type="float">
            <text:p>17.635543921559</text:p>
          </table:table-cell>
          <table:table-cell table:style-name="ce2" office:value-type="float" office:value="-10.1008627634432" calcext:value-type="float">
            <text:p>-10.1008627634432</text:p>
          </table:table-cell>
          <table:table-cell table:style-name="ce2" office:value-type="float" office:value="3.58411353702344" calcext:value-type="float">
            <text:p>3.58411353702344</text:p>
          </table:table-cell>
          <table:table-cell table:number-columns-repeated="5"/>
        </table:table-row>
        <table:table-row table:style-name="ro1">
          <table:table-cell table:style-name="ce2" office:value-type="float" office:value="17.5678179083603" calcext:value-type="float">
            <text:p>17.5678179083603</text:p>
          </table:table-cell>
          <table:table-cell table:style-name="ce2" office:value-type="float" office:value="-10.1329556687834" calcext:value-type="float">
            <text:p>-10.1329556687834</text:p>
          </table:table-cell>
          <table:table-cell table:style-name="ce2" office:value-type="float" office:value="3.62576174081458" calcext:value-type="float">
            <text:p>3.62576174081458</text:p>
          </table:table-cell>
          <table:table-cell table:number-columns-repeated="5"/>
        </table:table-row>
        <table:table-row table:style-name="ro1">
          <table:table-cell table:style-name="ce2" office:value-type="float" office:value="17.5417823777155" calcext:value-type="float">
            <text:p>17.5417823777155</text:p>
          </table:table-cell>
          <table:table-cell table:style-name="ce2" office:value-type="float" office:value="-10.1466483130719" calcext:value-type="float">
            <text:p>-10.1466483130719</text:p>
          </table:table-cell>
          <table:table-cell table:style-name="ce2" office:value-type="float" office:value="3.47881519606076" calcext:value-type="float">
            <text:p>3.47881519606076</text:p>
          </table:table-cell>
          <table:table-cell table:number-columns-repeated="5"/>
        </table:table-row>
        <table:table-row table:style-name="ro1">
          <table:table-cell table:style-name="ce2" office:value-type="float" office:value="17.5358370311634" calcext:value-type="float">
            <text:p>17.5358370311634</text:p>
          </table:table-cell>
          <table:table-cell table:style-name="ce2" office:value-type="float" office:value="-10.1487328403794" calcext:value-type="float">
            <text:p>-10.1487328403794</text:p>
          </table:table-cell>
          <table:table-cell table:style-name="ce2" office:value-type="float" office:value="3.34117837500712" calcext:value-type="float">
            <text:p>3.34117837500712</text:p>
          </table:table-cell>
          <table:table-cell table:number-columns-repeated="5"/>
        </table:table-row>
        <table:table-row table:style-name="ro1">
          <table:table-cell table:style-name="ce2" office:value-type="float" office:value="17.4865733895859" calcext:value-type="float">
            <text:p>17.4865733895859</text:p>
          </table:table-cell>
          <table:table-cell table:style-name="ce2" office:value-type="float" office:value="-10.1586978291959" calcext:value-type="float">
            <text:p>-10.1586978291959</text:p>
          </table:table-cell>
          <table:table-cell table:style-name="ce2" office:value-type="float" office:value="3.40017362212242" calcext:value-type="float">
            <text:p>3.40017362212242</text:p>
          </table:table-cell>
          <table:table-cell table:number-columns-repeated="5"/>
        </table:table-row>
        <table:table-row table:style-name="ro1">
          <table:table-cell table:style-name="ce2" office:value-type="float" office:value="17.3839719462071" calcext:value-type="float">
            <text:p>17.3839719462071</text:p>
          </table:table-cell>
          <table:table-cell table:style-name="ce2" office:value-type="float" office:value="-10.1858361840282" calcext:value-type="float">
            <text:p>-10.1858361840282</text:p>
          </table:table-cell>
          <table:table-cell table:style-name="ce2" office:value-type="float" office:value="3.4591688692377" calcext:value-type="float">
            <text:p>3.4591688692377</text:p>
          </table:table-cell>
          <table:table-cell table:number-columns-repeated="5"/>
        </table:table-row>
        <table:table-row table:style-name="ro1">
          <table:table-cell table:style-name="ce2" office:value-type="float" office:value="17.2823719332889" calcext:value-type="float">
            <text:p>17.2823719332889</text:p>
          </table:table-cell>
          <table:table-cell table:style-name="ce2" office:value-type="float" office:value="-10.2192322705375" calcext:value-type="float">
            <text:p>-10.2192322705375</text:p>
          </table:table-cell>
          <table:table-cell table:style-name="ce2" office:value-type="float" office:value="3.51988624150401" calcext:value-type="float">
            <text:p>3.51988624150401</text:p>
          </table:table-cell>
          <table:table-cell table:number-columns-repeated="5"/>
        </table:table-row>
        <table:table-row table:style-name="ro1">
          <table:table-cell table:style-name="ce2" office:value-type="float" office:value="17.1808703611996" calcext:value-type="float">
            <text:p>17.1808703611996</text:p>
          </table:table-cell>
          <table:table-cell table:style-name="ce2" office:value-type="float" office:value="-10.2595725915155" calcext:value-type="float">
            <text:p>-10.2595725915155</text:p>
          </table:table-cell>
          <table:table-cell table:style-name="ce2" office:value-type="float" office:value="3.58060361377034" calcext:value-type="float">
            <text:p>3.58060361377034</text:p>
          </table:table-cell>
          <table:table-cell table:number-columns-repeated="5"/>
        </table:table-row>
        <table:table-row table:style-name="ro1">
          <table:table-cell table:style-name="ce2" office:value-type="float" office:value="17.1212666946891" calcext:value-type="float">
            <text:p>17.1212666946891</text:p>
          </table:table-cell>
          <table:table-cell table:style-name="ce2" office:value-type="float" office:value="-10.2875608547256" calcext:value-type="float">
            <text:p>-10.2875608547256</text:p>
          </table:table-cell>
          <table:table-cell table:style-name="ce2" office:value-type="float" office:value="3.43618134285641" calcext:value-type="float">
            <text:p>3.43618134285641</text:p>
          </table:table-cell>
          <table:table-cell table:number-columns-repeated="5"/>
        </table:table-row>
        <table:table-row table:style-name="ro1">
          <table:table-cell table:style-name="ce2" office:value-type="float" office:value="17.1144391870958" calcext:value-type="float">
            <text:p>17.1144391870958</text:p>
          </table:table-cell>
          <table:table-cell table:style-name="ce2" office:value-type="float" office:value="-10.2896324365081" calcext:value-type="float">
            <text:p>-10.2896324365081</text:p>
          </table:table-cell>
          <table:table-cell table:style-name="ce2" office:value-type="float" office:value="3.34117831693476" calcext:value-type="float">
            <text:p>3.34117831693476</text:p>
          </table:table-cell>
          <table:table-cell table:number-columns-repeated="5"/>
        </table:table-row>
        <table:table-row table:style-name="ro1">
          <table:table-cell table:style-name="ce2" office:value-type="float" office:value="17.0463067124103" calcext:value-type="float">
            <text:p>17.0463067124103</text:p>
          </table:table-cell>
          <table:table-cell table:style-name="ce2" office:value-type="float" office:value="-10.3034141855558" calcext:value-type="float">
            <text:p>-10.3034141855558</text:p>
          </table:table-cell>
          <table:table-cell table:style-name="ce2" office:value-type="float" office:value="3.38594605976534" calcext:value-type="float">
            <text:p>3.38594605976534</text:p>
          </table:table-cell>
          <table:table-cell table:number-columns-repeated="5"/>
        </table:table-row>
        <table:table-row table:style-name="ro1">
          <table:table-cell table:style-name="ce2" office:value-type="float" office:value="16.9681446599523" calcext:value-type="float">
            <text:p>16.9681446599523</text:p>
          </table:table-cell>
          <table:table-cell table:style-name="ce2" office:value-type="float" office:value="-10.3229027809519" calcext:value-type="float">
            <text:p>-10.3229027809519</text:p>
          </table:table-cell>
          <table:table-cell table:style-name="ce2" office:value-type="float" office:value="3.47548154542651" calcext:value-type="float">
            <text:p>3.47548154542651</text:p>
          </table:table-cell>
          <table:table-cell table:number-columns-repeated="5"/>
        </table:table-row>
        <table:table-row table:style-name="ro1">
          <table:table-cell table:style-name="ce2" office:value-type="float" office:value="16.89203828573" calcext:value-type="float">
            <text:p>16.89203828573</text:p>
          </table:table-cell>
          <table:table-cell table:style-name="ce2" office:value-type="float" office:value="-10.3493022430239" calcext:value-type="float">
            <text:p>-10.3493022430239</text:p>
          </table:table-cell>
          <table:table-cell table:style-name="ce2" office:value-type="float" office:value="3.56501703108763" calcext:value-type="float">
            <text:p>3.56501703108763</text:p>
          </table:table-cell>
          <table:table-cell table:number-columns-repeated="5"/>
        </table:table-row>
        <table:table-row table:style-name="ro1">
          <table:table-cell table:style-name="ce2" office:value-type="float" office:value="16.8185972968676" calcext:value-type="float">
            <text:p>16.8185972968676</text:p>
          </table:table-cell>
          <table:table-cell table:style-name="ce2" office:value-type="float" office:value="-10.3824010791041" calcext:value-type="float">
            <text:p>-10.3824010791041</text:p>
          </table:table-cell>
          <table:table-cell table:style-name="ce2" office:value-type="float" office:value="3.60978477391821" calcext:value-type="float">
            <text:p>3.60978477391821</text:p>
          </table:table-cell>
          <table:table-cell table:number-columns-repeated="5"/>
        </table:table-row>
        <table:table-row table:style-name="ro1">
          <table:table-cell table:style-name="ce2" office:value-type="float" office:value="16.7827217464874" calcext:value-type="float">
            <text:p>16.7827217464874</text:p>
          </table:table-cell>
          <table:table-cell table:style-name="ce2" office:value-type="float" office:value="-10.4005431158913" calcext:value-type="float">
            <text:p>-10.4005431158913</text:p>
          </table:table-cell>
          <table:table-cell table:style-name="ce2" office:value-type="float" office:value="3.32725970187253" calcext:value-type="float">
            <text:p>3.32725970187253</text:p>
          </table:table-cell>
          <table:table-cell table:number-columns-repeated="5"/>
        </table:table-row>
        <table:table-row table:style-name="ro1">
          <table:table-cell table:style-name="ce2" office:value-type="float" office:value="16.719934956158" calcext:value-type="float">
            <text:p>16.719934956158</text:p>
          </table:table-cell>
          <table:table-cell table:style-name="ce2" office:value-type="float" office:value="-10.4123363798379" calcext:value-type="float">
            <text:p>-10.4123363798379</text:p>
          </table:table-cell>
          <table:table-cell table:style-name="ce2" office:value-type="float" office:value="3.39321423071178" calcext:value-type="float">
            <text:p>3.39321423071178</text:p>
          </table:table-cell>
          <table:table-cell table:number-columns-repeated="5"/>
        </table:table-row>
        <table:table-row table:style-name="ro1">
          <table:table-cell table:style-name="ce2" office:value-type="float" office:value="16.6050385853563" calcext:value-type="float">
            <text:p>16.6050385853563</text:p>
          </table:table-cell>
          <table:table-cell table:style-name="ce2" office:value-type="float" office:value="-10.4418727831433" calcext:value-type="float">
            <text:p>-10.4418727831433</text:p>
          </table:table-cell>
          <table:table-cell table:style-name="ce2" office:value-type="float" office:value="3.45916875955104" calcext:value-type="float">
            <text:p>3.45916875955104</text:p>
          </table:table-cell>
          <table:table-cell table:number-columns-repeated="5"/>
        </table:table-row>
        <table:table-row table:style-name="ro1">
          <table:table-cell table:style-name="ce2" office:value-type="float" office:value="16.503438565688" calcext:value-type="float">
            <text:p>16.503438565688</text:p>
          </table:table-cell>
          <table:table-cell table:style-name="ce2" office:value-type="float" office:value="-10.4752688595231" calcext:value-type="float">
            <text:p>-10.4752688595231</text:p>
          </table:table-cell>
          <table:table-cell table:style-name="ce2" office:value-type="float" office:value="3.5069081309415" calcext:value-type="float">
            <text:p>3.5069081309415</text:p>
          </table:table-cell>
          <table:table-cell table:number-columns-repeated="5"/>
        </table:table-row>
        <table:table-row table:style-name="ro1">
          <table:table-cell table:style-name="ce2" office:value-type="float" office:value="16.4232086629538" calcext:value-type="float">
            <text:p>16.4232086629538</text:p>
          </table:table-cell>
          <table:table-cell table:style-name="ce2" office:value-type="float" office:value="-10.5059554851235" calcext:value-type="float">
            <text:p>-10.5059554851235</text:p>
          </table:table-cell>
          <table:table-cell table:style-name="ce2" office:value-type="float" office:value="3.55464750233197" calcext:value-type="float">
            <text:p>3.55464750233197</text:p>
          </table:table-cell>
          <table:table-cell table:number-columns-repeated="5"/>
        </table:table-row>
        <table:table-row table:style-name="ro1">
          <table:table-cell table:style-name="ce2" office:value-type="float" office:value="16.3609905967309" calcext:value-type="float">
            <text:p>16.3609905967309</text:p>
          </table:table-cell>
          <table:table-cell table:style-name="ce2" office:value-type="float" office:value="-10.5332236705374" calcext:value-type="float">
            <text:p>-10.5332236705374</text:p>
          </table:table-cell>
          <table:table-cell table:style-name="ce2" office:value-type="float" office:value="3.45916872232296" calcext:value-type="float">
            <text:p>3.45916872232296</text:p>
          </table:table-cell>
          <table:table-cell table:number-columns-repeated="5"/>
        </table:table-row>
        <table:table-row table:style-name="ro1">
          <table:table-cell table:style-name="ce2" office:value-type="float" office:value="16.3002385799759" calcext:value-type="float">
            <text:p>16.3002385799759</text:p>
          </table:table-cell>
          <table:table-cell table:style-name="ce2" office:value-type="float" office:value="-10.5531929455808" calcext:value-type="float">
            <text:p>-10.5531929455808</text:p>
          </table:table-cell>
          <table:table-cell table:style-name="ce2" office:value-type="float" office:value="3.48823331439029" calcext:value-type="float">
            <text:p>3.48823331439029</text:p>
          </table:table-cell>
          <table:table-cell table:number-columns-repeated="5"/>
        </table:table-row>
        <table:table-row table:style-name="ro1">
          <table:table-cell table:style-name="ce2" office:value-type="float" office:value="16.2510410485913" calcext:value-type="float">
            <text:p>16.2510410485913</text:p>
          </table:table-cell>
          <table:table-cell table:style-name="ce2" office:value-type="float" office:value="-10.5709643822074" calcext:value-type="float">
            <text:p>-10.5709643822074</text:p>
          </table:table-cell>
          <table:table-cell table:style-name="ce2" office:value-type="float" office:value="3.51729790645764" calcext:value-type="float">
            <text:p>3.51729790645764</text:p>
          </table:table-cell>
          <table:table-cell table:number-columns-repeated="5"/>
        </table:table-row>
        <table:table-row table:style-name="ro1">
          <table:table-cell table:style-name="ce2" office:value-type="float" office:value="16.1907148189131" calcext:value-type="float">
            <text:p>16.1907148189131</text:p>
          </table:table-cell>
          <table:table-cell table:style-name="ce2" office:value-type="float" office:value="-10.5947595403739" calcext:value-type="float">
            <text:p>-10.5947595403739</text:p>
          </table:table-cell>
          <table:table-cell table:style-name="ce2" office:value-type="float" office:value="3.45916869827564" calcext:value-type="float">
            <text:p>3.45916869827564</text:p>
          </table:table-cell>
          <table:table-cell table:number-columns-repeated="5"/>
        </table:table-row>
        <table:table-row table:style-name="ro1">
          <table:table-cell table:style-name="ce2" office:value-type="float" office:value="16.1139719038759" calcext:value-type="float">
            <text:p>16.1139719038759</text:p>
          </table:table-cell>
          <table:table-cell table:style-name="ce2" office:value-type="float" office:value="-10.6199850445733" calcext:value-type="float">
            <text:p>-10.6199850445733</text:p>
          </table:table-cell>
          <table:table-cell table:style-name="ce2" office:value-type="float" office:value="3.4725310415105" calcext:value-type="float">
            <text:p>3.4725310415105</text:p>
          </table:table-cell>
          <table:table-cell table:number-columns-repeated="5"/>
        </table:table-row>
        <table:table-row table:style-name="ro1">
          <table:table-cell table:style-name="ce2" office:value-type="float" office:value="16.0912254880469" calcext:value-type="float">
            <text:p>16.0912254880469</text:p>
          </table:table-cell>
          <table:table-cell table:style-name="ce2" office:value-type="float" office:value="-10.6278001145399" calcext:value-type="float">
            <text:p>-10.6278001145399</text:p>
          </table:table-cell>
          <table:table-cell table:style-name="ce2" office:value-type="float" office:value="3.48589338474538" calcext:value-type="float">
            <text:p>3.48589338474538</text:p>
          </table:table-cell>
          <table:table-cell table:number-columns-repeated="5"/>
        </table:table-row>
        <table:table-row table:style-name="ro1">
          <table:table-cell table:style-name="ce2" office:value-type="float" office:value="16.0276178445298" calcext:value-type="float">
            <text:p>16.0276178445298</text:p>
          </table:table-cell>
          <table:table-cell table:style-name="ce2" office:value-type="float" office:value="-10.6506087444412" calcext:value-type="float">
            <text:p>-10.6506087444412</text:p>
          </table:table-cell>
          <table:table-cell table:style-name="ce2" office:value-type="float" office:value="3.41621812863412" calcext:value-type="float">
            <text:p>3.41621812863412</text:p>
          </table:table-cell>
          <table:table-cell table:number-columns-repeated="5"/>
        </table:table-row>
        <table:table-row table:style-name="ro1">
          <table:table-cell table:style-name="ce2" office:value-type="float" office:value="15.93927562047" calcext:value-type="float">
            <text:p>15.93927562047</text:p>
          </table:table-cell>
          <table:table-cell table:style-name="ce2" office:value-type="float" office:value="-10.6754986641135" calcext:value-type="float">
            <text:p>-10.6754986641135</text:p>
          </table:table-cell>
          <table:table-cell table:style-name="ce2" office:value-type="float" office:value="3.45905749996934" calcext:value-type="float">
            <text:p>3.45905749996934</text:p>
          </table:table-cell>
          <table:table-cell table:number-columns-repeated="5"/>
        </table:table-row>
        <table:table-row table:style-name="ro1">
          <table:table-cell table:style-name="ce2" office:value-type="float" office:value="15.8660403995425" calcext:value-type="float">
            <text:p>15.8660403995425</text:p>
          </table:table-cell>
          <table:table-cell table:style-name="ce2" office:value-type="float" office:value="-10.699562161143" calcext:value-type="float">
            <text:p>-10.699562161143</text:p>
          </table:table-cell>
          <table:table-cell table:style-name="ce2" office:value-type="float" office:value="3.54473624263975" calcext:value-type="float">
            <text:p>3.54473624263975</text:p>
          </table:table-cell>
          <table:table-cell table:number-columns-repeated="5"/>
        </table:table-row>
        <table:table-row table:style-name="ro1">
          <table:table-cell table:style-name="ce2" office:value-type="float" office:value="15.7951330271128" calcext:value-type="float">
            <text:p>15.7951330271128</text:p>
          </table:table-cell>
          <table:table-cell table:style-name="ce2" office:value-type="float" office:value="-10.7298044164938" calcext:value-type="float">
            <text:p>-10.7298044164938</text:p>
          </table:table-cell>
          <table:table-cell table:style-name="ce2" office:value-type="float" office:value="3.58757561397499" calcext:value-type="float">
            <text:p>3.58757561397499</text:p>
          </table:table-cell>
          <table:table-cell table:number-columns-repeated="5"/>
        </table:table-row>
        <table:table-row table:style-name="ro1">
          <table:table-cell table:style-name="ce2" office:value-type="float" office:value="15.7512652144059" calcext:value-type="float">
            <text:p>15.7512652144059</text:p>
          </table:table-cell>
          <table:table-cell table:style-name="ce2" office:value-type="float" office:value="-10.7507780673823" calcext:value-type="float">
            <text:p>-10.7507780673823</text:p>
          </table:table-cell>
          <table:table-cell table:style-name="ce2" office:value-type="float" office:value="3.22358529122704" calcext:value-type="float">
            <text:p>3.22358529122704</text:p>
          </table:table-cell>
          <table:table-cell table:number-columns-repeated="5"/>
        </table:table-row>
        <table:table-row table:style-name="ro1">
          <table:table-cell table:style-name="ce2" office:value-type="float" office:value="15.6862992135573" calcext:value-type="float">
            <text:p>15.6862992135573</text:p>
          </table:table-cell>
          <table:table-cell table:style-name="ce2" office:value-type="float" office:value="-10.7561167701779" calcext:value-type="float">
            <text:p>-10.7561167701779</text:p>
          </table:table-cell>
          <table:table-cell table:style-name="ce2" office:value-type="float" office:value="3.27354206792147" calcext:value-type="float">
            <text:p>3.27354206792147</text:p>
          </table:table-cell>
          <table:table-cell table:number-columns-repeated="5"/>
        </table:table-row>
        <table:table-row table:style-name="ro1">
          <table:table-cell table:style-name="ce2" office:value-type="float" office:value="15.5971957553487" calcext:value-type="float">
            <text:p>15.5971957553487</text:p>
          </table:table-cell>
          <table:table-cell table:style-name="ce2" office:value-type="float" office:value="-10.7679426310644" calcext:value-type="float">
            <text:p>-10.7679426310644</text:p>
          </table:table-cell>
          <table:table-cell table:style-name="ce2" office:value-type="float" office:value="3.37345562131037" calcext:value-type="float">
            <text:p>3.37345562131037</text:p>
          </table:table-cell>
          <table:table-cell table:number-columns-repeated="5"/>
        </table:table-row>
        <table:table-row table:style-name="ro1">
          <table:table-cell table:style-name="ce2" office:value-type="float" office:value="15.5097162735301" calcext:value-type="float">
            <text:p>15.5097162735301</text:p>
          </table:table-cell>
          <table:table-cell table:style-name="ce2" office:value-type="float" office:value="-10.7885973523449" calcext:value-type="float">
            <text:p>-10.7885973523449</text:p>
          </table:table-cell>
          <table:table-cell table:style-name="ce2" office:value-type="float" office:value="3.47336917469924" calcext:value-type="float">
            <text:p>3.47336917469924</text:p>
          </table:table-cell>
          <table:table-cell table:number-columns-repeated="5"/>
        </table:table-row>
        <table:table-row table:style-name="ro1">
          <table:table-cell table:style-name="ce2" office:value-type="float" office:value="15.4247333248759" calcext:value-type="float">
            <text:p>15.4247333248759</text:p>
          </table:table-cell>
          <table:table-cell table:style-name="ce2" office:value-type="float" office:value="-10.8178749152297" calcext:value-type="float">
            <text:p>-10.8178749152297</text:p>
          </table:table-cell>
          <table:table-cell table:style-name="ce2" office:value-type="float" office:value="3.57328272808811" calcext:value-type="float">
            <text:p>3.57328272808811</text:p>
          </table:table-cell>
          <table:table-cell table:number-columns-repeated="5"/>
        </table:table-row>
        <table:table-row table:style-name="ro1">
          <table:table-cell table:style-name="ce2" office:value-type="float" office:value="15.3430945646993" calcext:value-type="float">
            <text:p>15.3430945646993</text:p>
          </table:table-cell>
          <table:table-cell table:style-name="ce2" office:value-type="float" office:value="-10.8554832931164" calcext:value-type="float">
            <text:p>-10.8554832931164</text:p>
          </table:table-cell>
          <table:table-cell table:style-name="ce2" office:value-type="float" office:value="3.67319628147697" calcext:value-type="float">
            <text:p>3.67319628147697</text:p>
          </table:table-cell>
          <table:table-cell office:value-type="string" calcext:value-type="string">
            <text:p>last point inside the circle</text:p>
          </table:table-cell>
          <table:table-cell table:number-columns-repeated="4"/>
        </table:table-row>
        <table:table-row table:style-name="ro1">
          <table:table-cell office:value-type="float" office:value="15.2827602242623" calcext:value-type="float">
            <text:p>15.2827602242623</text:p>
          </table:table-cell>
          <table:table-cell office:value-type="float" office:value="-10.8909643012667" calcext:value-type="float">
            <text:p>-10.8909643012667</text:p>
          </table:table-cell>
          <table:table-cell office:value-type="float" office:value="3.24239011920681" calcext:value-type="float">
            <text:p>3.24239011920681</text:p>
          </table:table-cell>
          <table:table-cell table:number-columns-repeated="5"/>
        </table:table-row>
        <table:table-row table:style-name="ro1">
          <table:table-cell office:value-type="float" office:value="15.2799789784551" calcext:value-type="float">
            <text:p>15.2799789784551</text:p>
          </table:table-cell>
          <table:table-cell office:value-type="float" office:value="-10.8912455971086" calcext:value-type="float">
            <text:p>-10.8912455971086</text:p>
          </table:table-cell>
          <table:table-cell office:value-type="float" office:value="3.30326589694026" calcext:value-type="float">
            <text:p>3.30326589694026</text:p>
          </table:table-cell>
          <table:table-cell table:number-columns-repeated="5"/>
        </table:table-row>
        <table:table-row table:style-name="ro1">
          <table:table-cell office:value-type="float" office:value="15.1718983131124" calcext:value-type="float">
            <text:p>15.1718983131124</text:p>
          </table:table-cell>
          <table:table-cell office:value-type="float" office:value="-10.9088732019565" calcext:value-type="float">
            <text:p>-10.9088732019565</text:p>
          </table:table-cell>
          <table:table-cell office:value-type="float" office:value="3.4250174524073" calcext:value-type="float">
            <text:p>3.4250174524073</text:p>
          </table:table-cell>
          <table:table-cell table:number-columns-repeated="5"/>
        </table:table-row>
        <table:table-row table:style-name="ro1">
          <table:table-cell office:value-type="float" office:value="15.066758612334" calcext:value-type="float">
            <text:p>15.066758612334</text:p>
          </table:table-cell>
          <table:table-cell office:value-type="float" office:value="-10.9394968201917" calcext:value-type="float">
            <text:p>-10.9394968201917</text:p>
          </table:table-cell>
          <table:table-cell office:value-type="float" office:value="3.48589323014081" calcext:value-type="float">
            <text:p>3.48589323014081</text:p>
          </table:table-cell>
          <table:table-cell table:number-columns-repeated="5"/>
        </table:table-row>
        <table:table-row table:style-name="ro1">
          <table:table-cell office:value-type="float" office:value="15.0201178556469" calcext:value-type="float">
            <text:p>15.0201178556469</text:p>
          </table:table-cell>
          <table:table-cell office:value-type="float" office:value="-10.9562214020364" calcext:value-type="float">
            <text:p>-10.9562214020364</text:p>
          </table:table-cell>
          <table:table-cell office:value-type="float" office:value="3.37624480169404" calcext:value-type="float">
            <text:p>3.37624480169404</text:p>
          </table:table-cell>
          <table:table-cell table:number-columns-repeated="5"/>
        </table:table-row>
        <table:table-row table:style-name="ro1">
          <table:table-cell office:value-type="float" office:value="14.9750222067301" calcext:value-type="float">
            <text:p>14.9750222067301</text:p>
          </table:table-cell>
          <table:table-cell office:value-type="float" office:value="-10.9670017848803" calcext:value-type="float">
            <text:p>-10.9670017848803</text:p>
          </table:table-cell>
          <table:table-cell office:value-type="float" office:value="3.40621290862729" calcext:value-type="float">
            <text:p>3.40621290862729</text:p>
          </table:table-cell>
          <table:table-cell table:number-columns-repeated="5"/>
        </table:table-row>
        <table:table-row table:style-name="ro1">
          <table:table-cell office:value-type="float" office:value="14.9229650467387" calcext:value-type="float">
            <text:p>14.9229650467387</text:p>
          </table:table-cell>
          <table:table-cell office:value-type="float" office:value="-10.9811079677608" calcext:value-type="float">
            <text:p>-10.9811079677608</text:p>
          </table:table-cell>
          <table:table-cell office:value-type="float" office:value="3.43618101556056" calcext:value-type="float">
            <text:p>3.43618101556056</text:p>
          </table:table-cell>
          <table:table-cell table:number-columns-repeated="5"/>
        </table:table-row>
        <table:table-row table:style-name="ro1">
          <table:table-cell office:value-type="float" office:value="14.8997214496678" calcext:value-type="float">
            <text:p>14.8997214496678</text:p>
          </table:table-cell>
          <table:table-cell office:value-type="float" office:value="-10.9881604616428" calcext:value-type="float">
            <text:p>-10.9881604616428</text:p>
          </table:table-cell>
          <table:table-cell office:value-type="float" office:value="3.23523399182734" calcext:value-type="float">
            <text:p>3.23523399182734</text:p>
          </table:table-cell>
          <table:table-cell table:number-columns-repeated="5"/>
        </table:table-row>
        <table:table-row table:style-name="ro1">
          <table:table-cell office:value-type="float" office:value="14.8715221874872" calcext:value-type="float">
            <text:p>14.8715221874872</text:p>
          </table:table-cell>
          <table:table-cell office:value-type="float" office:value="-10.9908088237174" calcext:value-type="float">
            <text:p>-10.9908088237174</text:p>
          </table:table-cell>
          <table:table-cell office:value-type="float" office:value="3.3057393762734" calcext:value-type="float">
            <text:p>3.3057393762734</text:p>
          </table:table-cell>
          <table:table-cell table:number-columns-repeated="5"/>
        </table:table-row>
        <table:table-row table:style-name="ro1">
          <table:table-cell office:value-type="float" office:value="14.7464221024059" calcext:value-type="float">
            <text:p>14.7464221024059</text:p>
          </table:table-cell>
          <table:table-cell office:value-type="float" office:value="-11.0115300329468" calcext:value-type="float">
            <text:p>-11.0115300329468</text:p>
          </table:table-cell>
          <table:table-cell office:value-type="float" office:value="3.37624476071948" calcext:value-type="float">
            <text:p>3.37624476071948</text:p>
          </table:table-cell>
          <table:table-cell table:number-columns-repeated="5"/>
        </table:table-row>
        <table:table-row table:style-name="ro1">
          <table:table-cell office:value-type="float" office:value="14.6532887180773" calcext:value-type="float">
            <text:p>14.6532887180773</text:p>
          </table:table-cell>
          <table:table-cell office:value-type="float" office:value="-11.0337941178597" calcext:value-type="float">
            <text:p>-11.0337941178597</text:p>
          </table:table-cell>
          <table:table-cell office:value-type="float" office:value="3.42907742110296" calcext:value-type="float">
            <text:p>3.42907742110296</text:p>
          </table:table-cell>
          <table:table-cell table:number-columns-repeated="5"/>
        </table:table-row>
        <table:table-row table:style-name="ro1">
          <table:table-cell office:value-type="float" office:value="14.5621351958696" calcext:value-type="float">
            <text:p>14.5621351958696</text:p>
          </table:table-cell>
          <table:table-cell office:value-type="float" office:value="-11.0607459921295" calcext:value-type="float">
            <text:p>-11.0607459921295</text:p>
          </table:table-cell>
          <table:table-cell office:value-type="float" office:value="3.5347427418699" calcext:value-type="float">
            <text:p>3.5347427418699</text:p>
          </table:table-cell>
          <table:table-cell table:number-columns-repeated="5"/>
        </table:table-row>
        <table:table-row table:style-name="ro1">
          <table:table-cell office:value-type="float" office:value="14.5210569900575" calcext:value-type="float">
            <text:p>14.5210569900575</text:p>
          </table:table-cell>
          <table:table-cell office:value-type="float" office:value="-11.077782851345" calcext:value-type="float">
            <text:p>-11.077782851345</text:p>
          </table:table-cell>
          <table:table-cell office:value-type="float" office:value="3.29708946292333" calcext:value-type="float">
            <text:p>3.29708946292333</text:p>
          </table:table-cell>
          <table:table-cell table:number-columns-repeated="5"/>
        </table:table-row>
        <table:table-row table:style-name="ro1">
          <table:table-cell office:value-type="float" office:value="14.4873661920608" calcext:value-type="float">
            <text:p>14.4873661920608</text:p>
          </table:table-cell>
          <table:table-cell office:value-type="float" office:value="-11.0830642988722" calcext:value-type="float">
            <text:p>-11.0830642988722</text:p>
          </table:table-cell>
          <table:table-cell office:value-type="float" office:value="3.38981711804429" calcext:value-type="float">
            <text:p>3.38981711804429</text:p>
          </table:table-cell>
          <table:table-cell table:number-columns-repeated="5"/>
        </table:table-row>
        <table:table-row table:style-name="ro1">
          <table:table-cell office:value-type="float" office:value="14.4064981603844" calcext:value-type="float">
            <text:p>14.4064981603844</text:p>
          </table:table-cell>
          <table:table-cell office:value-type="float" office:value="-11.1035604209211" calcext:value-type="float">
            <text:p>-11.1035604209211</text:p>
          </table:table-cell>
          <table:table-cell office:value-type="float" office:value="3.43618094560474" calcext:value-type="float">
            <text:p>3.43618094560474</text:p>
          </table:table-cell>
          <table:table-cell table:number-columns-repeated="5"/>
        </table:table-row>
        <table:table-row table:style-name="ro1">
          <table:table-cell office:value-type="float" office:value="14.3765209401234" calcext:value-type="float">
            <text:p>14.3765209401234</text:p>
          </table:table-cell>
          <table:table-cell office:value-type="float" office:value="-11.112656005766" calcext:value-type="float">
            <text:p>-11.112656005766</text:p>
          </table:table-cell>
          <table:table-cell office:value-type="float" office:value="3.25072560285156" calcext:value-type="float">
            <text:p>3.25072560285156</text:p>
          </table:table-cell>
          <table:table-cell table:number-columns-repeated="5"/>
        </table:table-row>
        <table:table-row table:style-name="ro1">
          <table:table-cell office:value-type="float" office:value="14.3581178717855" calcext:value-type="float">
            <text:p>14.3581178717855</text:p>
          </table:table-cell>
          <table:table-cell office:value-type="float" office:value="-11.1146723983314" calcext:value-type="float">
            <text:p>-11.1146723983314</text:p>
          </table:table-cell>
          <table:table-cell office:value-type="float" office:value="3.29615385814914" calcext:value-type="float">
            <text:p>3.29615385814914</text:p>
          </table:table-cell>
          <table:table-cell table:number-columns-repeated="5"/>
        </table:table-row>
        <table:table-row table:style-name="ro1">
          <table:table-cell office:value-type="float" office:value="14.2773495754986" calcext:value-type="float">
            <text:p>14.2773495754986</text:p>
          </table:table-cell>
          <table:table-cell office:value-type="float" office:value="-11.1272564106368" calcext:value-type="float">
            <text:p>-11.1272564106368</text:p>
          </table:table-cell>
          <table:table-cell office:value-type="float" office:value="3.38701036874434" calcext:value-type="float">
            <text:p>3.38701036874434</text:p>
          </table:table-cell>
          <table:table-cell table:number-columns-repeated="5"/>
        </table:table-row>
        <table:table-row table:style-name="ro1">
          <table:table-cell office:value-type="float" office:value="14.1980561843458" calcext:value-type="float">
            <text:p>14.1980561843458</text:p>
          </table:table-cell>
          <table:table-cell office:value-type="float" office:value="-11.1471167522824" calcext:value-type="float">
            <text:p>-11.1471167522824</text:p>
          </table:table-cell>
          <table:table-cell office:value-type="float" office:value="3.47786687933954" calcext:value-type="float">
            <text:p>3.47786687933954</text:p>
          </table:table-cell>
          <table:table-cell table:number-columns-repeated="5"/>
        </table:table-row>
        <table:table-row table:style-name="ro1">
          <table:table-cell office:value-type="float" office:value="14.1208918076259" calcext:value-type="float">
            <text:p>14.1208918076259</text:p>
          </table:table-cell>
          <table:table-cell office:value-type="float" office:value="-11.1740895907726" calcext:value-type="float">
            <text:p>-11.1740895907726</text:p>
          </table:table-cell>
          <table:table-cell office:value-type="float" office:value="3.56872338993476" calcext:value-type="float">
            <text:p>3.56872338993476</text:p>
          </table:table-cell>
          <table:table-cell table:number-columns-repeated="5"/>
        </table:table-row>
        <table:table-row table:style-name="ro1">
          <table:table-cell office:value-type="float" office:value="14.0464929919112" calcext:value-type="float">
            <text:p>14.0464929919112</text:p>
          </table:table-cell>
          <table:table-cell office:value-type="float" office:value="-11.2079524210005" calcext:value-type="float">
            <text:p>-11.2079524210005</text:p>
          </table:table-cell>
          <table:table-cell office:value-type="float" office:value="3.65957990052996" calcext:value-type="float">
            <text:p>3.65957990052996</text:p>
          </table:table-cell>
          <table:table-cell table:number-columns-repeated="5"/>
        </table:table-row>
        <table:table-row table:style-name="ro1">
          <table:table-cell office:value-type="float" office:value="13.9754734700297" calcext:value-type="float">
            <text:p>13.9754734700297</text:p>
          </table:table-cell>
          <table:table-cell office:value-type="float" office:value="-11.2484259007434" calcext:value-type="float">
            <text:p>-11.2484259007434</text:p>
          </table:table-cell>
          <table:table-cell office:value-type="float" office:value="3.75043641112517" calcext:value-type="float">
            <text:p>3.75043641112517</text:p>
          </table:table-cell>
          <table:table-cell table:number-columns-repeated="5"/>
        </table:table-row>
        <table:table-row table:style-name="ro1">
          <table:table-cell office:value-type="float" office:value="13.9084190982421" calcext:value-type="float">
            <text:p>13.9084190982421</text:p>
          </table:table-cell>
          <table:table-cell office:value-type="float" office:value="-11.2951761550205" calcext:value-type="float">
            <text:p>-11.2951761550205</text:p>
          </table:table-cell>
          <table:table-cell office:value-type="float" office:value="3.79586466642281" calcext:value-type="float">
            <text:p>3.79586466642281</text:p>
          </table:table-cell>
          <table:table-cell table:number-columns-repeated="5"/>
        </table:table-row>
        <table:table-row table:style-name="ro1">
          <table:table-cell office:value-type="float" office:value="13.8959452385947" calcext:value-type="float">
            <text:p>13.8959452385947</text:p>
          </table:table-cell>
          <table:table-cell office:value-type="float" office:value="-11.3047431969539" calcext:value-type="float">
            <text:p>-11.3047431969539</text:p>
          </table:table-cell>
          <table:table-cell office:value-type="float" office:value="3.44767461945905" calcext:value-type="float">
            <text:p>3.44767461945905</text:p>
          </table:table-cell>
          <table:table-cell table:number-columns-repeated="5"/>
        </table:table-row>
        <table:table-row table:style-name="ro1">
          <table:table-cell office:value-type="float" office:value="13.8787713598301" calcext:value-type="float">
            <text:p>13.8787713598301</text:p>
          </table:table-cell>
          <table:table-cell office:value-type="float" office:value="-11.3101703630816" calcext:value-type="float">
            <text:p>-11.3101703630816</text:p>
          </table:table-cell>
          <table:table-cell office:value-type="float" office:value="3.45916836139128" calcext:value-type="float">
            <text:p>3.45916836139128</text:p>
          </table:table-cell>
          <table:table-cell table:number-columns-repeated="5"/>
        </table:table-row>
        <table:table-row table:style-name="ro1">
          <table:table-cell office:value-type="float" office:value="13.8276706099463" calcext:value-type="float">
            <text:p>13.8276706099463</text:p>
          </table:table-cell>
          <table:table-cell office:value-type="float" office:value="-11.326967232425" calcext:value-type="float">
            <text:p>-11.326967232425</text:p>
          </table:table-cell>
          <table:table-cell office:value-type="float" office:value="3.34117784208001" calcext:value-type="float">
            <text:p>3.34117784208001</text:p>
          </table:table-cell>
          <table:table-cell table:number-columns-repeated="5"/>
        </table:table-row>
        <table:table-row table:style-name="ro1">
          <table:table-cell office:value-type="float" office:value="13.7697060548329" calcext:value-type="float">
            <text:p>13.7697060548329</text:p>
          </table:table-cell>
          <table:table-cell office:value-type="float" office:value="-11.3386921991734" calcext:value-type="float">
            <text:p>-11.3386921991734</text:p>
          </table:table-cell>
          <table:table-cell office:value-type="float" office:value="3.38224408055013" calcext:value-type="float">
            <text:p>3.38224408055013</text:p>
          </table:table-cell>
          <table:table-cell table:number-columns-repeated="5"/>
        </table:table-row>
        <table:table-row table:style-name="ro1">
          <table:table-cell office:value-type="float" office:value="13.6979371379673" calcext:value-type="float">
            <text:p>13.6979371379673</text:p>
          </table:table-cell>
          <table:table-cell office:value-type="float" office:value="-11.3563048117962" calcext:value-type="float">
            <text:p>-11.3563048117962</text:p>
          </table:table-cell>
          <table:table-cell office:value-type="float" office:value="3.46437655749038" calcext:value-type="float">
            <text:p>3.46437655749038</text:p>
          </table:table-cell>
          <table:table-cell table:number-columns-repeated="5"/>
        </table:table-row>
        <table:table-row table:style-name="ro1">
          <table:table-cell office:value-type="float" office:value="13.6278550941034" calcext:value-type="float">
            <text:p>13.6278550941034</text:p>
          </table:table-cell>
          <table:table-cell office:value-type="float" office:value="-11.3797459866669" calcext:value-type="float">
            <text:p>-11.3797459866669</text:p>
          </table:table-cell>
          <table:table-cell office:value-type="float" office:value="3.54650903443063" calcext:value-type="float">
            <text:p>3.54650903443063</text:p>
          </table:table-cell>
          <table:table-cell table:number-columns-repeated="5"/>
        </table:table-row>
        <table:table-row table:style-name="ro1">
          <table:table-cell office:value-type="float" office:value="13.5689625792513" calcext:value-type="float">
            <text:p>13.5689625792513</text:p>
          </table:table-cell>
          <table:table-cell office:value-type="float" office:value="-11.4049873503816" calcext:value-type="float">
            <text:p>-11.4049873503816</text:p>
          </table:table-cell>
          <table:table-cell office:value-type="float" office:value="3.34117781522419" calcext:value-type="float">
            <text:p>3.34117781522419</text:p>
          </table:table-cell>
          <table:table-cell table:number-columns-repeated="5"/>
        </table:table-row>
        <table:table-row table:style-name="ro1">
          <table:table-cell office:value-type="float" office:value="13.5665059865881" calcext:value-type="float">
            <text:p>13.5665059865881</text:p>
          </table:table-cell>
          <table:table-cell office:value-type="float" office:value="-11.4054842654921" calcext:value-type="float">
            <text:p>-11.4054842654921</text:p>
          </table:table-cell>
          <table:table-cell office:value-type="float" office:value="3.36995506750976" calcext:value-type="float">
            <text:p>3.36995506750976</text:p>
          </table:table-cell>
          <table:table-cell table:number-columns-repeated="5"/>
        </table:table-row>
        <table:table-row table:style-name="ro1">
          <table:table-cell office:value-type="float" office:value="13.5160586811479" calcext:value-type="float">
            <text:p>13.5160586811479</text:p>
          </table:table-cell>
          <table:table-cell office:value-type="float" office:value="-11.4172090596896" calcext:value-type="float">
            <text:p>-11.4172090596896</text:p>
          </table:table-cell>
          <table:table-cell office:value-type="float" office:value="3.39873231979507" calcext:value-type="float">
            <text:p>3.39873231979507</text:p>
          </table:table-cell>
          <table:table-cell table:number-columns-repeated="5"/>
        </table:table-row>
        <table:table-row table:style-name="ro1">
          <table:table-cell office:value-type="float" office:value="13.4564468781922" calcext:value-type="float">
            <text:p>13.4564468781922</text:p>
          </table:table-cell>
          <table:table-cell office:value-type="float" office:value="-11.4328846455485" calcext:value-type="float">
            <text:p>-11.4328846455485</text:p>
          </table:table-cell>
          <table:table-cell office:value-type="float" office:value="3.34117779118968" calcext:value-type="float">
            <text:p>3.34117779118968</text:p>
          </table:table-cell>
          <table:table-cell table:number-columns-repeated="5"/>
        </table:table-row>
        <table:table-row table:style-name="ro1">
          <table:table-cell office:value-type="float" office:value="13.3717725473188" calcext:value-type="float">
            <text:p>13.3717725473188</text:p>
          </table:table-cell>
          <table:table-cell office:value-type="float" office:value="-11.4500124135783" calcext:value-type="float">
            <text:p>-11.4500124135783</text:p>
          </table:table-cell>
          <table:table-cell office:value-type="float" office:value="3.38892465731705" calcext:value-type="float">
            <text:p>3.38892465731705</text:p>
          </table:table-cell>
          <table:table-cell table:number-columns-repeated="5"/>
        </table:table-row>
        <table:table-row table:style-name="ro1">
          <table:table-cell office:value-type="float" office:value="13.2884752153038" calcext:value-type="float">
            <text:p>13.2884752153038</text:p>
          </table:table-cell>
          <table:table-cell office:value-type="float" office:value="-11.4710451482572" calcext:value-type="float">
            <text:p>-11.4710451482572</text:p>
          </table:table-cell>
          <table:table-cell office:value-type="float" office:value="3.48441838957182" calcext:value-type="float">
            <text:p>3.48441838957182</text:p>
          </table:table-cell>
          <table:table-cell table:number-columns-repeated="5"/>
        </table:table-row>
        <table:table-row table:style-name="ro1">
          <table:table-cell office:value-type="float" office:value="13.207562834281" calcext:value-type="float">
            <text:p>13.207562834281</text:p>
          </table:table-cell>
          <table:table-cell office:value-type="float" office:value="-11.4999243457202" calcext:value-type="float">
            <text:p>-11.4999243457202</text:p>
          </table:table-cell>
          <table:table-cell office:value-type="float" office:value="3.57991212182657" calcext:value-type="float">
            <text:p>3.57991212182657</text:p>
          </table:table-cell>
          <table:table-cell table:number-columns-repeated="5"/>
        </table:table-row>
        <table:table-row table:style-name="ro1">
          <table:table-cell office:value-type="float" office:value="13.1663673317467" calcext:value-type="float">
            <text:p>13.1663673317467</text:p>
          </table:table-cell>
          <table:table-cell office:value-type="float" office:value="-11.5192338787331" calcext:value-type="float">
            <text:p>-11.5192338787331</text:p>
          </table:table-cell>
          <table:table-cell office:value-type="float" office:value="3.29985354213078" calcext:value-type="float">
            <text:p>3.29985354213078</text:p>
          </table:table-cell>
          <table:table-cell table:number-columns-repeated="5"/>
        </table:table-row>
        <table:table-row table:style-name="ro1">
          <table:table-cell office:value-type="float" office:value="13.1628258193289" calcext:value-type="float">
            <text:p>13.1628258193289</text:p>
          </table:table-cell>
          <table:table-cell office:value-type="float" office:value="-11.5197990883761" calcext:value-type="float">
            <text:p>-11.5197990883761</text:p>
          </table:table-cell>
          <table:table-cell office:value-type="float" office:value="3.35731724740491" calcext:value-type="float">
            <text:p>3.35731724740491</text:p>
          </table:table-cell>
          <table:table-cell table:number-columns-repeated="5"/>
        </table:table-row>
        <table:table-row table:style-name="ro1">
          <table:table-cell office:value-type="float" office:value="13.0612257490223" calcext:value-type="float">
            <text:p>13.0612257490223</text:p>
          </table:table-cell>
          <table:table-cell office:value-type="float" office:value="-11.542063167098" calcext:value-type="float">
            <text:p>-11.542063167098</text:p>
          </table:table-cell>
          <table:table-cell office:value-type="float" office:value="3.35731723594113" calcext:value-type="float">
            <text:p>3.35731723594113</text:p>
          </table:table-cell>
          <table:table-cell table:number-columns-repeated="5"/>
        </table:table-row>
        <table:table-row table:style-name="ro1">
          <table:table-cell office:value-type="float" office:value="12.9596256953623" calcext:value-type="float">
            <text:p>12.9596256953623</text:p>
          </table:table-cell>
          <table:table-cell office:value-type="float" office:value="-11.5643272409513" calcext:value-type="float">
            <text:p>-11.5643272409513</text:p>
          </table:table-cell>
          <table:table-cell office:value-type="float" office:value="3.35731722577898" calcext:value-type="float">
            <text:p>3.35731722577898</text:p>
          </table:table-cell>
          <table:table-cell table:number-columns-repeated="5"/>
        </table:table-row>
        <table:table-row table:style-name="ro1">
          <table:table-cell office:value-type="float" office:value="12.8580256256821" calcext:value-type="float">
            <text:p>12.8580256256821</text:p>
          </table:table-cell>
          <table:table-cell office:value-type="float" office:value="-11.5865913172332" calcext:value-type="float">
            <text:p>-11.5865913172332</text:p>
          </table:table-cell>
          <table:table-cell office:value-type="float" office:value="3.41488170260114" calcext:value-type="float">
            <text:p>3.41488170260114</text:p>
          </table:table-cell>
          <table:table-cell table:number-columns-repeated="5"/>
        </table:table-row>
        <table:table-row table:style-name="ro1">
          <table:table-cell office:value-type="float" office:value="12.7583100179669" calcext:value-type="float">
            <text:p>12.7583100179669</text:p>
          </table:table-cell>
          <table:table-cell office:value-type="float" office:value="-11.6145418362864" calcext:value-type="float">
            <text:p>-11.6145418362864</text:p>
          </table:table-cell>
          <table:table-cell office:value-type="float" office:value="3.53001065624543" calcext:value-type="float">
            <text:p>3.53001065624543</text:p>
          </table:table-cell>
          <table:table-cell table:number-columns-repeated="5"/>
        </table:table-row>
        <table:table-row table:style-name="ro1">
          <table:table-cell office:value-type="float" office:value="12.6624653396512" calcext:value-type="float">
            <text:p>12.6624653396512</text:p>
          </table:table-cell>
          <table:table-cell office:value-type="float" office:value="-11.6537621317459" calcext:value-type="float">
            <text:p>-11.6537621317459</text:p>
          </table:table-cell>
          <table:table-cell office:value-type="float" office:value="3.58757513306761" calcext:value-type="float">
            <text:p>3.58757513306761</text:p>
          </table:table-cell>
          <table:table-cell table:number-columns-repeated="5"/>
        </table:table-row>
        <table:table-row table:style-name="ro1">
          <table:table-cell office:value-type="float" office:value="12.6554496549154" calcext:value-type="float">
            <text:p>12.6554496549154</text:p>
          </table:table-cell>
          <table:table-cell office:value-type="float" office:value="-11.6571163983818" calcext:value-type="float">
            <text:p>-11.6571163983818</text:p>
          </table:table-cell>
          <table:table-cell office:value-type="float" office:value="3.37624447242503" calcext:value-type="float">
            <text:p>3.37624447242503</text:p>
          </table:table-cell>
          <table:table-cell table:number-columns-repeated="5"/>
        </table:table-row>
        <table:table-row table:style-name="ro1">
          <table:table-cell office:value-type="float" office:value="12.6551546815152" calcext:value-type="float">
            <text:p>12.6551546815152</text:p>
          </table:table-cell>
          <table:table-cell office:value-type="float" office:value="-11.6571869134233" calcext:value-type="float">
            <text:p>-11.6571869134233</text:p>
          </table:table-cell>
          <table:table-cell office:value-type="float" office:value="3.41783055369906" calcext:value-type="float">
            <text:p>3.41783055369906</text:p>
          </table:table-cell>
          <table:table-cell table:number-columns-repeated="5"/>
        </table:table-row>
        <table:table-row table:style-name="ro1">
          <table:table-cell office:value-type="float" office:value="12.5831583685181" calcext:value-type="float">
            <text:p>12.5831583685181</text:p>
          </table:table-cell>
          <table:table-cell office:value-type="float" office:value="-11.6775968263507" calcext:value-type="float">
            <text:p>-11.6775968263507</text:p>
          </table:table-cell>
          <table:table-cell office:value-type="float" office:value="3.50100271624674" calcext:value-type="float">
            <text:p>3.50100271624674</text:p>
          </table:table-cell>
          <table:table-cell table:number-columns-repeated="5"/>
        </table:table-row>
        <table:table-row table:style-name="ro1">
          <table:table-cell office:value-type="float" office:value="12.5669997009973" calcext:value-type="float">
            <text:p>12.5669997009973</text:p>
          </table:table-cell>
          <table:table-cell office:value-type="float" office:value="-11.6836681141273" calcext:value-type="float">
            <text:p>-11.6836681141273</text:p>
          </table:table-cell>
          <table:table-cell office:value-type="float" office:value="3.27016326303131" calcext:value-type="float">
            <text:p>3.27016326303131</text:p>
          </table:table-cell>
          <table:table-cell table:number-columns-repeated="5"/>
        </table:table-row>
        <table:table-row table:style-name="ro1">
          <table:table-cell office:value-type="float" office:value="12.5161454681083" calcext:value-type="float">
            <text:p>12.5161454681083</text:p>
          </table:table-cell>
          <table:table-cell office:value-type="float" office:value="-11.6902427409024" calcext:value-type="float">
            <text:p>-11.6902427409024</text:p>
          </table:table-cell>
          <table:table-cell office:value-type="float" office:value="3.35587586668658" calcext:value-type="float">
            <text:p>3.35587586668658</text:p>
          </table:table-cell>
          <table:table-cell table:number-columns-repeated="5"/>
        </table:table-row>
        <table:table-row table:style-name="ro1">
          <table:table-cell office:value-type="float" office:value="12.4407914908285" calcext:value-type="float">
            <text:p>12.4407914908285</text:p>
          </table:table-cell>
          <table:table-cell office:value-type="float" office:value="-11.7066416021077" calcext:value-type="float">
            <text:p>-11.7066416021077</text:p>
          </table:table-cell>
          <table:table-cell office:value-type="float" office:value="3.39873216851422" calcext:value-type="float">
            <text:p>3.39873216851422</text:p>
          </table:table-cell>
          <table:table-cell table:number-columns-repeated="5"/>
        </table:table-row>
        <table:table-row table:style-name="ro1">
          <table:table-cell office:value-type="float" office:value="12.3561247682159" calcext:value-type="float">
            <text:p>12.3561247682159</text:p>
          </table:table-cell>
          <table:table-cell office:value-type="float" office:value="-11.7289056437499" calcext:value-type="float">
            <text:p>-11.7289056437499</text:p>
          </table:table-cell>
          <table:table-cell office:value-type="float" office:value="3.44231249470877" calcext:value-type="float">
            <text:p>3.44231249470877</text:p>
          </table:table-cell>
          <table:table-cell table:number-columns-repeated="5"/>
        </table:table-row>
        <table:table-row table:style-name="ro1">
          <table:table-cell office:value-type="float" office:value="12.2812242128166" calcext:value-type="float">
            <text:p>12.2812242128166</text:p>
          </table:table-cell>
          <table:table-cell office:value-type="float" office:value="-11.7521341895295" calcext:value-type="float">
            <text:p>-11.7521341895295</text:p>
          </table:table-cell>
          <table:table-cell office:value-type="float" office:value="3.48589282090331" calcext:value-type="float">
            <text:p>3.48589282090331</text:p>
          </table:table-cell>
          <table:table-cell table:number-columns-repeated="5"/>
        </table:table-row>
        <table:table-row table:style-name="ro1">
          <table:table-cell office:value-type="float" office:value="12.2695768402832" calcext:value-type="float">
            <text:p>12.2695768402832</text:p>
          </table:table-cell>
          <table:table-cell office:value-type="float" office:value="-11.7563107337827" calcext:value-type="float">
            <text:p>-11.7563107337827</text:p>
          </table:table-cell>
          <table:table-cell office:value-type="float" office:value="3.19001096354161" calcext:value-type="float">
            <text:p>3.19001096354161</text:p>
          </table:table-cell>
          <table:table-cell table:number-columns-repeated="5"/>
        </table:table-row>
        <table:table-row table:style-name="ro1">
          <table:table-cell office:value-type="float" office:value="12.2101261864913" calcext:value-type="float">
            <text:p>12.2101261864913</text:p>
          </table:table-cell>
          <table:table-cell office:value-type="float" office:value="-11.7591914854636" calcext:value-type="float">
            <text:p>-11.7591914854636</text:p>
          </table:table-cell>
          <table:table-cell office:value-type="float" office:value="3.28684427776107" calcext:value-type="float">
            <text:p>3.28684427776107</text:p>
          </table:table-cell>
          <table:table-cell table:number-columns-repeated="5"/>
        </table:table-row>
        <table:table-row table:style-name="ro1">
          <table:table-cell office:value-type="float" office:value="12.1239276217265" calcext:value-type="float">
            <text:p>12.1239276217265</text:p>
          </table:table-cell>
          <table:table-cell office:value-type="float" office:value="-11.7718007690078" calcext:value-type="float">
            <text:p>-11.7718007690078</text:p>
          </table:table-cell>
          <table:table-cell office:value-type="float" office:value="3.38367759198052" calcext:value-type="float">
            <text:p>3.38367759198052</text:p>
          </table:table-cell>
          <table:table-cell table:number-columns-repeated="5"/>
        </table:table-row>
        <table:table-row table:style-name="ro1">
          <table:table-cell office:value-type="float" office:value="12.0393519613754" calcext:value-type="float">
            <text:p>12.0393519613754</text:p>
          </table:table-cell>
          <table:table-cell office:value-type="float" office:value="-11.7926848365042" calcext:value-type="float">
            <text:p>-11.7926848365042</text:p>
          </table:table-cell>
          <table:table-cell office:value-type="float" office:value="3.48051090619998" calcext:value-type="float">
            <text:p>3.48051090619998</text:p>
          </table:table-cell>
          <table:table-cell table:number-columns-repeated="5"/>
        </table:table-row>
        <table:table-row table:style-name="ro1">
          <table:table-cell office:value-type="float" office:value="11.9571916257691" calcext:value-type="float">
            <text:p>11.9571916257691</text:p>
          </table:table-cell>
          <table:table-cell office:value-type="float" office:value="-11.8216480174772" calcext:value-type="float">
            <text:p>-11.8216480174772</text:p>
          </table:table-cell>
          <table:table-cell office:value-type="float" office:value="3.57734422041941" calcext:value-type="float">
            <text:p>3.57734422041941</text:p>
          </table:table-cell>
          <table:table-cell table:number-columns-repeated="5"/>
        </table:table-row>
        <table:table-row table:style-name="ro1">
          <table:table-cell office:value-type="float" office:value="11.9043624532503" calcext:value-type="float">
            <text:p>11.9043624532503</text:p>
          </table:table-cell>
          <table:table-cell office:value-type="float" office:value="-11.8462453237453" calcext:value-type="float">
            <text:p>-11.8462453237453</text:p>
          </table:table-cell>
          <table:table-cell office:value-type="float" office:value="3.20107550156257" calcext:value-type="float">
            <text:p>3.20107550156257</text:p>
          </table:table-cell>
          <table:table-cell table:number-columns-repeated="5"/>
        </table:table-row>
        <table:table-row table:style-name="ro1">
          <table:table-cell office:value-type="float" office:value="11.8347259496449" calcext:value-type="float">
            <text:p>11.8347259496449</text:p>
          </table:table-cell>
          <table:table-cell office:value-type="float" office:value="-11.8503923935236" calcext:value-type="float">
            <text:p>-11.8503923935236</text:p>
          </table:table-cell>
          <table:table-cell office:value-type="float" office:value="3.26055674336843" calcext:value-type="float">
            <text:p>3.26055674336843</text:p>
          </table:table-cell>
          <table:table-cell table:number-columns-repeated="5"/>
        </table:table-row>
        <table:table-row table:style-name="ro1">
          <table:table-cell office:value-type="float" office:value="11.7948100691356" calcext:value-type="float">
            <text:p>11.7948100691356</text:p>
          </table:table-cell>
          <table:table-cell office:value-type="float" office:value="-11.8551634787027" calcext:value-type="float">
            <text:p>-11.8551634787027</text:p>
          </table:table-cell>
          <table:table-cell office:value-type="float" office:value="3.14159423076317" calcext:value-type="float">
            <text:p>3.14159423076317</text:p>
          </table:table-cell>
          <table:table-cell table:number-columns-repeated="5"/>
        </table:table-row>
        <table:table-row table:style-name="ro1">
          <table:table-cell office:value-type="float" office:value="11.7468063181009" calcext:value-type="float">
            <text:p>11.7468063181009</text:p>
          </table:table-cell>
          <table:table-cell office:value-type="float" office:value="-11.855163554413" calcext:value-type="float">
            <text:p>-11.855163554413</text:p>
          </table:table-cell>
          <table:table-cell office:value-type="float" office:value="3.14159422021136" calcext:value-type="float">
            <text:p>3.14159422021136</text:p>
          </table:table-cell>
          <table:table-cell table:number-columns-repeated="5"/>
        </table:table-row>
        <table:table-row table:style-name="ro1">
          <table:table-cell office:value-type="float" office:value="11.6452062162232" calcext:value-type="float">
            <text:p>11.6452062162232</text:p>
          </table:table-cell>
          <table:table-cell office:value-type="float" office:value="-11.8551637135819" calcext:value-type="float">
            <text:p>-11.8551637135819</text:p>
          </table:table-cell>
          <table:table-cell office:value-type="float" office:value="3.14159420588159" calcext:value-type="float">
            <text:p>3.14159420588159</text:p>
          </table:table-cell>
          <table:table-cell table:number-columns-repeated="5"/>
        </table:table-row>
        <table:table-row table:style-name="ro1">
          <table:table-cell office:value-type="float" office:value="11.5351394408465" calcext:value-type="float">
            <text:p>11.5351394408465</text:p>
          </table:table-cell>
          <table:table-cell office:value-type="float" office:value="-11.8551638844376" calcext:value-type="float">
            <text:p>-11.8551638844376</text:p>
          </table:table-cell>
          <table:table-cell office:value-type="float" office:value="3.14159418909242" calcext:value-type="float">
            <text:p>3.14159418909242</text:p>
          </table:table-cell>
          <table:table-cell table:number-columns-repeated="5"/>
        </table:table-row>
        <table:table-row table:style-name="ro1">
          <table:table-cell office:value-type="float" office:value="11.4250726610912" calcext:value-type="float">
            <text:p>11.4250726610912</text:p>
          </table:table-cell>
          <table:table-cell office:value-type="float" office:value="-11.8551640534455" calcext:value-type="float">
            <text:p>-11.8551640534455</text:p>
          </table:table-cell>
          <table:table-cell office:value-type="float" office:value="3.1415941761094" calcext:value-type="float">
            <text:p>3.1415941761094</text:p>
          </table:table-cell>
          <table:table-cell table:number-columns-repeated="5"/>
        </table:table-row>
        <table:table-row table:style-name="ro1">
          <table:table-cell office:value-type="float" office:value="11.3234725464305" calcext:value-type="float">
            <text:p>11.3234725464305</text:p>
          </table:table-cell>
          <table:table-cell office:value-type="float" office:value="-11.8551642081336" calcext:value-type="float">
            <text:p>-11.8551642081336</text:p>
          </table:table-cell>
          <table:table-cell office:value-type="float" office:value="3.19148999746553" calcext:value-type="float">
            <text:p>3.19148999746553</text:p>
          </table:table-cell>
          <table:table-cell table:number-columns-repeated="5"/>
        </table:table-row>
        <table:table-row table:style-name="ro1">
          <table:table-cell office:value-type="float" office:value="11.3099545424478" calcext:value-type="float">
            <text:p>11.3099545424478</text:p>
          </table:table-cell>
          <table:table-cell office:value-type="float" office:value="-11.8558392809729" calcext:value-type="float">
            <text:p>-11.8558392809729</text:p>
          </table:table-cell>
          <table:table-cell office:value-type="float" office:value="2.88814611395479" calcext:value-type="float">
            <text:p>2.88814611395479</text:p>
          </table:table-cell>
          <table:table-cell table:number-columns-repeated="5"/>
        </table:table-row>
        <table:table-row table:style-name="ro1">
          <table:table-cell office:value-type="float" office:value="11.2908255090358" calcext:value-type="float">
            <text:p>11.2908255090358</text:p>
          </table:table-cell>
          <table:table-cell office:value-type="float" office:value="-11.8508845471864" calcext:value-type="float">
            <text:p>-11.8508845471864</text:p>
          </table:table-cell>
          <table:table-cell office:value-type="float" office:value="2.99454911766588" calcext:value-type="float">
            <text:p>2.99454911766588</text:p>
          </table:table-cell>
          <table:table-cell table:number-columns-repeated="5"/>
        </table:table-row>
        <table:table-row table:style-name="ro1">
          <table:table-cell office:value-type="float" office:value="11.1961409033674" calcext:value-type="float">
            <text:p>11.1961409033674</text:p>
          </table:table-cell>
          <table:table-cell office:value-type="float" office:value="-11.8368605674076" calcext:value-type="float">
            <text:p>-11.8368605674076</text:p>
          </table:table-cell>
          <table:table-cell office:value-type="float" office:value="3.10095212137697" calcext:value-type="float">
            <text:p>3.10095212137697</text:p>
          </table:table-cell>
          <table:table-cell table:number-columns-repeated="5"/>
        </table:table-row>
        <table:table-row table:style-name="ro1">
          <table:table-cell office:value-type="float" office:value="11.1005024032821" calcext:value-type="float">
            <text:p>11.1005024032821</text:p>
          </table:table-cell>
          <table:table-cell office:value-type="float" office:value="-11.8329716265682" calcext:value-type="float">
            <text:p>-11.8329716265682</text:p>
          </table:table-cell>
          <table:table-cell office:value-type="float" office:value="3.20735512508808" calcext:value-type="float">
            <text:p>3.20735512508808</text:p>
          </table:table-cell>
          <table:table-cell table:number-columns-repeated="5"/>
        </table:table-row>
        <table:table-row table:style-name="ro1">
          <table:table-cell office:value-type="float" office:value="11.0049917683637" calcext:value-type="float">
            <text:p>11.0049917683637</text:p>
          </table:table-cell>
          <table:table-cell office:value-type="float" office:value="-11.8392617121735" calcext:value-type="float">
            <text:p>-11.8392617121735</text:p>
          </table:table-cell>
          <table:table-cell office:value-type="float" office:value="3.26055662694363" calcext:value-type="float">
            <text:p>3.26055662694363</text:p>
          </table:table-cell>
          <table:table-cell table:number-columns-repeated="5"/>
        </table:table-row>
        <table:table-row table:style-name="ro1">
          <table:table-cell office:value-type="float" office:value="10.9118583464234" calcext:value-type="float">
            <text:p>10.9118583464234</text:p>
          </table:table-cell>
          <table:table-cell office:value-type="float" office:value="-11.8503937990632" calcext:value-type="float">
            <text:p>-11.8503937990632</text:p>
          </table:table-cell>
          <table:table-cell office:value-type="float" office:value="3.31020944833739" calcext:value-type="float">
            <text:p>3.31020944833739</text:p>
          </table:table-cell>
          <table:table-cell table:number-columns-repeated="5"/>
        </table:table-row>
        <table:table-row table:style-name="ro1">
          <table:table-cell office:value-type="float" office:value="10.8237869987325" calcext:value-type="float">
            <text:p>10.8237869987325</text:p>
          </table:table-cell>
          <table:table-cell office:value-type="float" office:value="-11.8653864660933" calcext:value-type="float">
            <text:p>-11.8653864660933</text:p>
          </table:table-cell>
          <table:table-cell office:value-type="float" office:value="3.40951509112489" calcext:value-type="float">
            <text:p>3.40951509112489</text:p>
          </table:table-cell>
          <table:table-cell table:number-columns-repeated="5"/>
        </table:table-row>
        <table:table-row table:style-name="ro1">
          <table:table-cell office:value-type="float" office:value="10.737635967509" calcext:value-type="float">
            <text:p>10.737635967509</text:p>
          </table:table-cell>
          <table:table-cell office:value-type="float" office:value="-11.8890368819017" calcext:value-type="float">
            <text:p>-11.8890368819017</text:p>
          </table:table-cell>
          <table:table-cell office:value-type="float" office:value="3.45916791251864" calcext:value-type="float">
            <text:p>3.45916791251864</text:p>
          </table:table-cell>
          <table:table-cell table:number-columns-repeated="5"/>
        </table:table-row>
        <table:table-row table:style-name="ro1">
          <table:table-cell office:value-type="float" office:value="10.6796146698041" calcext:value-type="float">
            <text:p>10.6796146698041</text:p>
          </table:table-cell>
          <table:table-cell office:value-type="float" office:value="-11.9081085136142" calcext:value-type="float">
            <text:p>-11.9081085136142</text:p>
          </table:table-cell>
          <table:table-cell office:value-type="float" office:value="3.35731691475315" calcext:value-type="float">
            <text:p>3.35731691475315</text:p>
          </table:table-cell>
          <table:table-cell table:number-columns-repeated="5"/>
        </table:table-row>
        <table:table-row table:style-name="ro1">
          <table:table-cell office:value-type="float" office:value="10.6228239457629" calcext:value-type="float">
            <text:p>10.6228239457629</text:p>
          </table:table-cell>
          <table:table-cell office:value-type="float" office:value="-11.9205532996794" calcext:value-type="float">
            <text:p>-11.9205532996794</text:p>
          </table:table-cell>
          <table:table-cell office:value-type="float" office:value="3.40453078567626" calcext:value-type="float">
            <text:p>3.40453078567626</text:p>
          </table:table-cell>
          <table:table-cell table:number-columns-repeated="5"/>
        </table:table-row>
        <table:table-row table:style-name="ro1">
          <table:table-cell office:value-type="float" office:value="10.5407903568326" calcext:value-type="float">
            <text:p>10.5407903568326</text:p>
          </table:table-cell>
          <table:table-cell office:value-type="float" office:value="-11.9426342863841" calcext:value-type="float">
            <text:p>-11.9426342863841</text:p>
          </table:table-cell>
          <table:table-cell office:value-type="float" office:value="3.49895852752251" calcext:value-type="float">
            <text:p>3.49895852752251</text:p>
          </table:table-cell>
          <table:table-cell table:number-columns-repeated="5"/>
        </table:table-row>
        <table:table-row table:style-name="ro1">
          <table:table-cell office:value-type="float" office:value="10.4612041870019" calcext:value-type="float">
            <text:p>10.4612041870019</text:p>
          </table:table-cell>
          <table:table-cell office:value-type="float" office:value="-11.9723516425644" calcext:value-type="float">
            <text:p>-11.9723516425644</text:p>
          </table:table-cell>
          <table:table-cell office:value-type="float" office:value="3.59338626936876" calcext:value-type="float">
            <text:p>3.59338626936876</text:p>
          </table:table-cell>
          <table:table-cell table:number-columns-repeated="5"/>
        </table:table-row>
        <table:table-row table:style-name="ro1">
          <table:table-cell office:value-type="float" office:value="10.3847745470484" calcext:value-type="float">
            <text:p>10.3847745470484</text:p>
          </table:table-cell>
          <table:table-cell office:value-type="float" office:value="-12.0094405873219" calcext:value-type="float">
            <text:p>-12.0094405873219</text:p>
          </table:table-cell>
          <table:table-cell office:value-type="float" office:value="3.687814011215" calcext:value-type="float">
            <text:p>3.687814011215</text:p>
          </table:table-cell>
          <table:table-cell table:number-columns-repeated="5"/>
        </table:table-row>
        <table:table-row table:style-name="ro1">
          <table:table-cell office:value-type="float" office:value="10.3121824231472" calcext:value-type="float">
            <text:p>10.3121824231472</text:p>
          </table:table-cell>
          <table:table-cell office:value-type="float" office:value="-12.053570659089" calcext:value-type="float">
            <text:p>-12.053570659089</text:p>
          </table:table-cell>
          <table:table-cell office:value-type="float" office:value="3.78224175306125" calcext:value-type="float">
            <text:p>3.78224175306125</text:p>
          </table:table-cell>
          <table:table-cell table:number-columns-repeated="5"/>
        </table:table-row>
        <table:table-row table:style-name="ro1">
          <table:table-cell office:value-type="float" office:value="10.2951193702166" calcext:value-type="float">
            <text:p>10.2951193702166</text:p>
          </table:table-cell>
          <table:table-cell office:value-type="float" office:value="-12.066292073401" calcext:value-type="float">
            <text:p>-12.066292073401</text:p>
          </table:table-cell>
          <table:table-cell office:value-type="float" office:value="3.43250035640696" calcext:value-type="float">
            <text:p>3.43250035640696</text:p>
          </table:table-cell>
          <table:table-cell table:number-columns-repeated="5"/>
        </table:table-row>
        <table:table-row table:style-name="ro1">
          <table:table-cell office:value-type="float" office:value="10.2661559994394" calcext:value-type="float">
            <text:p>10.2661559994394</text:p>
          </table:table-cell>
          <table:table-cell office:value-type="float" office:value="-12.0749637526231" calcext:value-type="float">
            <text:p>-12.0749637526231</text:p>
          </table:table-cell>
          <table:table-cell office:value-type="float" office:value="3.48589255083195" calcext:value-type="float">
            <text:p>3.48589255083195</text:p>
          </table:table-cell>
          <table:table-cell table:number-columns-repeated="5"/>
        </table:table-row>
        <table:table-row table:style-name="ro1">
          <table:table-cell office:value-type="float" office:value="10.1730226116408" calcext:value-type="float">
            <text:p>10.1730226116408</text:p>
          </table:table-cell>
          <table:table-cell office:value-type="float" office:value="-12.1083597295999" calcext:value-type="float">
            <text:p>-12.1083597295999</text:p>
          </table:table-cell>
          <table:table-cell office:value-type="float" office:value="3.48589252567504" calcext:value-type="float">
            <text:p>3.48589252567504</text:p>
          </table:table-cell>
          <table:table-cell table:number-columns-repeated="5"/>
        </table:table-row>
        <table:table-row table:style-name="ro1">
          <table:table-cell office:value-type="float" office:value="10.134427814654" calcext:value-type="float">
            <text:p>10.134427814654</text:p>
          </table:table-cell>
          <table:table-cell office:value-type="float" office:value="-12.122199136498" calcext:value-type="float">
            <text:p>-12.122199136498</text:p>
          </table:table-cell>
          <table:table-cell office:value-type="float" office:value="3.35731683897252" calcext:value-type="float">
            <text:p>3.35731683897252</text:p>
          </table:table-cell>
          <table:table-cell table:number-columns-repeated="5"/>
        </table:table-row>
        <table:table-row table:style-name="ro1">
          <table:table-cell office:value-type="float" office:value="10.1319898252385" calcext:value-type="float">
            <text:p>10.1319898252385</text:p>
          </table:table-cell>
          <table:table-cell office:value-type="float" office:value="-12.1227333830007" calcext:value-type="float">
            <text:p>-12.1227333830007</text:p>
          </table:table-cell>
          <table:table-cell office:value-type="float" office:value="3.26055651324959" calcext:value-type="float">
            <text:p>3.26055651324959</text:p>
          </table:table-cell>
          <table:table-cell table:number-columns-repeated="5"/>
        </table:table-row>
        <table:table-row table:style-name="ro1">
          <table:table-cell office:value-type="float" office:value="10.0902422091988" calcext:value-type="float">
            <text:p>10.0902422091988</text:p>
          </table:table-cell>
          <table:table-cell office:value-type="float" office:value="-12.1277234030294" calcext:value-type="float">
            <text:p>-12.1277234030294</text:p>
          </table:table-cell>
          <table:table-cell office:value-type="float" office:value="3.24238938379695" calcext:value-type="float">
            <text:p>3.24238938379695</text:p>
          </table:table-cell>
          <table:table-cell table:number-columns-repeated="5"/>
        </table:table-row>
        <table:table-row table:style-name="ro1">
          <table:table-cell office:value-type="float" office:value="9.98830937194593" calcext:value-type="float">
            <text:p>9.98830937194593</text:p>
          </table:table-cell>
          <table:table-cell office:value-type="float" office:value="-12.1380328379506" calcext:value-type="float">
            <text:p>-12.1380328379506</text:p>
          </table:table-cell>
          <table:table-cell office:value-type="float" office:value="3.24238937843442" calcext:value-type="float">
            <text:p>3.24238937843442</text:p>
          </table:table-cell>
          <table:table-cell table:number-columns-repeated="5"/>
        </table:table-row>
        <table:table-row table:style-name="ro1">
          <table:table-cell office:value-type="float" office:value="9.87824259202321" calcext:value-type="float">
            <text:p>9.87824259202321</text:p>
          </table:table-cell>
          <table:table-cell office:value-type="float" office:value="-12.1491649350687" calcext:value-type="float">
            <text:p>-12.1491649350687</text:p>
          </table:table-cell>
          <table:table-cell office:value-type="float" office:value="3.251472923485" calcext:value-type="float">
            <text:p>3.251472923485</text:p>
          </table:table-cell>
          <table:table-cell table:number-columns-repeated="5"/>
        </table:table-row>
        <table:table-row table:style-name="ro1">
          <table:table-cell office:value-type="float" office:value="9.8619910397349" calcext:value-type="float">
            <text:p>9.8619910397349</text:p>
          </table:table-cell>
          <table:table-cell office:value-type="float" office:value="-12.1509578816524" calcext:value-type="float">
            <text:p>-12.1509578816524</text:p>
          </table:table-cell>
          <table:table-cell office:value-type="float" office:value="3.26055646853565" calcext:value-type="float">
            <text:p>3.26055646853565</text:p>
          </table:table-cell>
          <table:table-cell table:number-columns-repeated="5"/>
        </table:table-row>
        <table:table-row table:style-name="ro1">
          <table:table-cell office:value-type="float" office:value="9.76885761232907" calcext:value-type="float">
            <text:p>9.76885761232907</text:p>
          </table:table-cell>
          <table:table-cell office:value-type="float" office:value="-12.1620899542316" calcext:value-type="float">
            <text:p>-12.1620899542316</text:p>
          </table:table-cell>
          <table:table-cell office:value-type="float" office:value="3.26644007009458" calcext:value-type="float">
            <text:p>3.26644007009458</text:p>
          </table:table-cell>
          <table:table-cell table:number-columns-repeated="5"/>
        </table:table-row>
        <table:table-row table:style-name="ro1">
          <table:table-cell office:value-type="float" office:value="9.7583496192759" calcext:value-type="float">
            <text:p>9.7583496192759</text:p>
          </table:table-cell>
          <table:table-cell office:value-type="float" office:value="-12.1634087089032" calcext:value-type="float">
            <text:p>-12.1634087089032</text:p>
          </table:table-cell>
          <table:table-cell office:value-type="float" office:value="3.27232367165368" calcext:value-type="float">
            <text:p>3.27232367165368</text:p>
          </table:table-cell>
          <table:table-cell table:number-columns-repeated="5"/>
        </table:table-row>
        <table:table-row table:style-name="ro1">
          <table:table-cell office:value-type="float" office:value="9.68331973109931" calcext:value-type="float">
            <text:p>9.68331973109931</text:p>
          </table:table-cell>
          <table:table-cell office:value-type="float" office:value="-12.1732737062781" calcext:value-type="float">
            <text:p>-12.1732737062781</text:p>
          </table:table-cell>
          <table:table-cell office:value-type="float" office:value="3.25072494857314" calcext:value-type="float">
            <text:p>3.25072494857314</text:p>
          </table:table-cell>
          <table:table-cell table:number-columns-repeated="5"/>
        </table:table-row>
        <table:table-row table:style-name="ro1">
          <table:table-cell office:value-type="float" office:value="9.5913816067915" calcext:value-type="float">
            <text:p>9.5913816067915</text:p>
          </table:table-cell>
          <table:table-cell office:value-type="float" office:value="-12.1833471476537" calcext:value-type="float">
            <text:p>-12.1833471476537</text:p>
          </table:table-cell>
          <table:table-cell office:value-type="float" office:value="3.30283564152448" calcext:value-type="float">
            <text:p>3.30283564152448</text:p>
          </table:table-cell>
          <table:table-cell table:number-columns-repeated="5"/>
        </table:table-row>
        <table:table-row table:style-name="ro1">
          <table:table-cell office:value-type="float" office:value="9.49884097333328" calcext:value-type="float">
            <text:p>9.49884097333328</text:p>
          </table:table-cell>
          <table:table-cell office:value-type="float" office:value="-12.1983993514915" calcext:value-type="float">
            <text:p>-12.1983993514915</text:p>
          </table:table-cell>
          <table:table-cell office:value-type="float" office:value="3.40705702742715" calcext:value-type="float">
            <text:p>3.40705702742715</text:p>
          </table:table-cell>
          <table:table-cell table:number-columns-repeated="5"/>
        </table:table-row>
        <table:table-row table:style-name="ro1">
          <table:table-cell office:value-type="float" office:value="9.40836840086712" calcext:value-type="float">
            <text:p>9.40836840086712</text:p>
          </table:table-cell>
          <table:table-cell office:value-type="float" office:value="-12.2229971422984" calcext:value-type="float">
            <text:p>-12.2229971422984</text:p>
          </table:table-cell>
          <table:table-cell office:value-type="float" office:value="3.4591677203785" calcext:value-type="float">
            <text:p>3.4591677203785</text:p>
          </table:table-cell>
          <table:table-cell table:number-columns-repeated="5"/>
        </table:table-row>
        <table:table-row table:style-name="ro1">
          <table:table-cell office:value-type="float" office:value="9.35034709334467" calcext:value-type="float">
            <text:p>9.35034709334467</text:p>
          </table:table-cell>
          <table:table-cell office:value-type="float" office:value="-12.2420687648852" calcext:value-type="float">
            <text:p>-12.2420687648852</text:p>
          </table:table-cell>
          <table:table-cell office:value-type="float" office:value="3.3573167278836" calcext:value-type="float">
            <text:p>3.3573167278836</text:p>
          </table:table-cell>
          <table:table-cell table:number-columns-repeated="5"/>
        </table:table-row>
        <table:table-row table:style-name="ro1">
          <table:table-cell office:value-type="float" office:value="9.29355636029591" calcext:value-type="float">
            <text:p>9.29355636029591</text:p>
          </table:table-cell>
          <table:table-cell office:value-type="float" office:value="-12.2545135418022" calcext:value-type="float">
            <text:p>-12.2545135418022</text:p>
          </table:table-cell>
          <table:table-cell office:value-type="float" office:value="3.37802422615119" calcext:value-type="float">
            <text:p>3.37802422615119</text:p>
          </table:table-cell>
          <table:table-cell table:number-columns-repeated="5"/>
        </table:table-row>
        <table:table-row table:style-name="ro1">
          <table:table-cell office:value-type="float" office:value="9.25732240125516" calcext:value-type="float">
            <text:p>9.25732240125516</text:p>
          </table:table-cell>
          <table:table-cell office:value-type="float" office:value="-12.2632436743287" calcext:value-type="float">
            <text:p>-12.2632436743287</text:p>
          </table:table-cell>
          <table:table-cell office:value-type="float" office:value="3.39873172441878" calcext:value-type="float">
            <text:p>3.39873172441878</text:p>
          </table:table-cell>
          <table:table-cell table:number-columns-repeated="5"/>
        </table:table-row>
        <table:table-row table:style-name="ro1">
          <table:table-cell office:value-type="float" office:value="9.20051723310927" calcext:value-type="float">
            <text:p>9.20051723310927</text:p>
          </table:table-cell>
          <table:table-cell office:value-type="float" office:value="-12.2781811882243" calcext:value-type="float">
            <text:p>-12.2781811882243</text:p>
          </table:table-cell>
          <table:table-cell office:value-type="float" office:value="3.14159389153268" calcext:value-type="float">
            <text:p>3.14159389153268</text:p>
          </table:table-cell>
          <table:table-cell table:number-columns-repeated="5"/>
        </table:table-row>
        <table:table-row table:style-name="ro1">
          <table:table-cell office:value-type="float" office:value="9.19833759293731" calcext:value-type="float">
            <text:p>9.19833759293731</text:p>
          </table:table-cell>
          <table:table-cell office:value-type="float" office:value="-12.2781811909225" calcext:value-type="float">
            <text:p>-12.2781811909225</text:p>
          </table:table-cell>
          <table:table-cell office:value-type="float" office:value="3.18855675906979" calcext:value-type="float">
            <text:p>3.18855675906979</text:p>
          </table:table-cell>
          <table:table-cell table:number-columns-repeated="5"/>
        </table:table-row>
        <table:table-row table:style-name="ro1">
          <table:table-cell office:value-type="float" office:value="9.11392867400806" calcext:value-type="float">
            <text:p>9.11392867400806</text:p>
          </table:table-cell>
          <table:table-cell office:value-type="float" office:value="-12.2821482973762" calcext:value-type="float">
            <text:p>-12.2821482973762</text:p>
          </table:table-cell>
          <table:table-cell office:value-type="float" office:value="3.28248249414431" calcext:value-type="float">
            <text:p>3.28248249414431</text:p>
          </table:table-cell>
          <table:table-cell table:number-columns-repeated="5"/>
        </table:table-row>
        <table:table-row table:style-name="ro1">
          <table:table-cell office:value-type="float" office:value="9.03026387678255" calcext:value-type="float">
            <text:p>9.03026387678255</text:p>
          </table:table-cell>
          <table:table-cell office:value-type="float" office:value="-12.2940144354857" calcext:value-type="float">
            <text:p>-12.2940144354857</text:p>
          </table:table-cell>
          <table:table-cell office:value-type="float" office:value="3.37640822921884" calcext:value-type="float">
            <text:p>3.37640822921884</text:p>
          </table:table-cell>
          <table:table-cell table:number-columns-repeated="5"/>
        </table:table-row>
        <table:table-row table:style-name="ro1">
          <table:table-cell office:value-type="float" office:value="8.94808075329322" calcext:value-type="float">
            <text:p>8.94808075329322</text:p>
          </table:table-cell>
          <table:table-cell office:value-type="float" office:value="-12.3136749985996" calcext:value-type="float">
            <text:p>-12.3136749985996</text:p>
          </table:table-cell>
          <table:table-cell office:value-type="float" office:value="3.47033396429337" calcext:value-type="float">
            <text:p>3.47033396429337</text:p>
          </table:table-cell>
          <table:table-cell table:number-columns-repeated="5"/>
        </table:table-row>
        <table:table-row table:style-name="ro1">
          <table:table-cell office:value-type="float" office:value="8.86810379378891" calcext:value-type="float">
            <text:p>8.86810379378891</text:p>
          </table:table-cell>
          <table:table-cell office:value-type="float" office:value="-12.3409566678459" calcext:value-type="float">
            <text:p>-12.3409566678459</text:p>
          </table:table-cell>
          <table:table-cell office:value-type="float" office:value="3.51729683183065" calcext:value-type="float">
            <text:p>3.51729683183065</text:p>
          </table:table-cell>
          <table:table-cell table:number-columns-repeated="5"/>
        </table:table-row>
        <table:table-row table:style-name="ro1">
          <table:table-cell office:value-type="float" office:value="8.84258163494568" calcext:value-type="float">
            <text:p>8.84258163494568</text:p>
          </table:table-cell>
          <table:table-cell office:value-type="float" office:value="-12.3510236303875" calcext:value-type="float">
            <text:p>-12.3510236303875</text:p>
          </table:table-cell>
          <table:table-cell office:value-type="float" office:value="3.37624393043383" calcext:value-type="float">
            <text:p>3.37624393043383</text:p>
          </table:table-cell>
          <table:table-cell table:number-columns-repeated="5"/>
        </table:table-row>
        <table:table-row table:style-name="ro1">
          <table:table-cell office:value-type="float" office:value="8.81128511356742" calcext:value-type="float">
            <text:p>8.81128511356742</text:p>
          </table:table-cell>
          <table:table-cell office:value-type="float" office:value="-12.3585052209695" calcext:value-type="float">
            <text:p>-12.3585052209695</text:p>
          </table:table-cell>
          <table:table-cell office:value-type="float" office:value="3.41783001101725" calcext:value-type="float">
            <text:p>3.41783001101725</text:p>
          </table:table-cell>
          <table:table-cell table:number-columns-repeated="5"/>
        </table:table-row>
        <table:table-row table:style-name="ro1">
          <table:table-cell office:value-type="float" office:value="8.73928879068888" calcext:value-type="float">
            <text:p>8.73928879068888</text:p>
          </table:table-cell>
          <table:table-cell office:value-type="float" office:value="-12.3789150944872" calcext:value-type="float">
            <text:p>-12.3789150944872</text:p>
          </table:table-cell>
          <table:table-cell office:value-type="float" office:value="3.50100217218408" calcext:value-type="float">
            <text:p>3.50100217218408</text:p>
          </table:table-cell>
          <table:table-cell table:number-columns-repeated="5"/>
        </table:table-row>
        <table:table-row table:style-name="ro1">
          <table:table-cell office:value-type="float" office:value="8.6692369222959" calcext:value-type="float">
            <text:p>8.6692369222959</text:p>
          </table:table-cell>
          <table:table-cell office:value-type="float" office:value="-12.4052356032151" calcext:value-type="float">
            <text:p>-12.4052356032151</text:p>
          </table:table-cell>
          <table:table-cell office:value-type="float" office:value="3.58417433335092" calcext:value-type="float">
            <text:p>3.58417433335092</text:p>
          </table:table-cell>
          <table:table-cell table:number-columns-repeated="5"/>
        </table:table-row>
        <table:table-row table:style-name="ro1">
          <table:table-cell office:value-type="float" office:value="8.63391181740115" calcext:value-type="float">
            <text:p>8.63391181740115</text:p>
          </table:table-cell>
          <table:table-cell office:value-type="float" office:value="-12.4219775212833" calcext:value-type="float">
            <text:p>-12.4219775212833</text:p>
          </table:table-cell>
          <table:table-cell office:value-type="float" office:value="3.39454443242839" calcext:value-type="float">
            <text:p>3.39454443242839</text:p>
          </table:table-cell>
          <table:table-cell table:number-columns-repeated="5"/>
        </table:table-row>
        <table:table-row table:style-name="ro1">
          <table:table-cell office:value-type="float" office:value="8.55440907061512" calcext:value-type="float">
            <text:p>8.55440907061512</text:p>
          </table:table-cell>
          <table:table-cell office:value-type="float" office:value="-12.4425280698553" calcext:value-type="float">
            <text:p>-12.4425280698553</text:p>
          </table:table-cell>
          <table:table-cell office:value-type="float" office:value="3.50127904241245" calcext:value-type="float">
            <text:p>3.50127904241245</text:p>
          </table:table-cell>
          <table:table-cell table:number-columns-repeated="5"/>
        </table:table-row>
        <table:table-row table:style-name="ro1">
          <table:table-cell office:value-type="float" office:value="8.46453781236794" calcext:value-type="float">
            <text:p>8.46453781236794</text:p>
          </table:table-cell>
          <table:table-cell office:value-type="float" office:value="-12.4763236937326" calcext:value-type="float">
            <text:p>-12.4763236937326</text:p>
          </table:table-cell>
          <table:table-cell office:value-type="float" office:value="3.55464634740448" calcext:value-type="float">
            <text:p>3.55464634740448</text:p>
          </table:table-cell>
          <table:table-cell table:number-columns-repeated="5"/>
        </table:table-row>
        <table:table-row table:style-name="ro1">
          <table:table-cell office:value-type="float" office:value="8.38833775935353" calcext:value-type="float">
            <text:p>8.38833775935353</text:p>
          </table:table-cell>
          <table:table-cell office:value-type="float" office:value="-12.5097196311672" calcext:value-type="float">
            <text:p>-12.5097196311672</text:p>
          </table:table-cell>
          <table:table-cell office:value-type="float" office:value="3.57111043258069" calcext:value-type="float">
            <text:p>3.57111043258069</text:p>
          </table:table-cell>
          <table:table-cell table:number-columns-repeated="5"/>
        </table:table-row>
        <table:table-row table:style-name="ro1">
          <table:table-cell office:value-type="float" office:value="8.36139550115523" calcext:value-type="float">
            <text:p>8.36139550115523</text:p>
          </table:table-cell>
          <table:table-cell office:value-type="float" office:value="-12.5220601958745" calcext:value-type="float">
            <text:p>-12.5220601958745</text:p>
          </table:table-cell>
          <table:table-cell office:value-type="float" office:value="3.5875745177568" calcext:value-type="float">
            <text:p>3.5875745177568</text:p>
          </table:table-cell>
          <table:table-cell table:number-columns-repeated="5"/>
        </table:table-row>
        <table:table-row table:style-name="ro1">
          <table:table-cell office:value-type="float" office:value="8.3095791202938" calcext:value-type="float">
            <text:p>8.3095791202938</text:p>
          </table:table-cell>
          <table:table-cell office:value-type="float" office:value="-12.546834068882" calcext:value-type="float">
            <text:p>-12.546834068882</text:p>
          </table:table-cell>
          <table:table-cell office:value-type="float" office:value="3.48589227037932" calcext:value-type="float">
            <text:p>3.48589227037932</text:p>
          </table:table-cell>
          <table:table-cell table:number-columns-repeated="5"/>
        </table:table-row>
        <table:table-row table:style-name="ro1">
          <table:table-cell office:value-type="float" office:value="8.2595544892085" calcext:value-type="float">
            <text:p>8.2595544892085</text:p>
          </table:table-cell>
          <table:table-cell office:value-type="float" office:value="-12.5647719963306" calcext:value-type="float">
            <text:p>-12.5647719963306</text:p>
          </table:table-cell>
          <table:table-cell office:value-type="float" office:value="3.50159450234408" calcext:value-type="float">
            <text:p>3.50159450234408</text:p>
          </table:table-cell>
          <table:table-cell table:number-columns-repeated="5"/>
        </table:table-row>
        <table:table-row table:style-name="ro1">
          <table:table-cell office:value-type="float" office:value="8.23310339037465" calcext:value-type="float">
            <text:p>8.23310339037465</text:p>
          </table:table-cell>
          <table:table-cell office:value-type="float" office:value="-12.5747283211907" calcext:value-type="float">
            <text:p>-12.5747283211907</text:p>
          </table:table-cell>
          <table:table-cell office:value-type="float" office:value="3.51729673430882" calcext:value-type="float">
            <text:p>3.51729673430882</text:p>
          </table:table-cell>
          <table:table-cell table:number-columns-repeated="5"/>
        </table:table-row>
        <table:table-row table:style-name="ro1">
          <table:table-cell office:value-type="float" office:value="8.14843665893272" calcext:value-type="float">
            <text:p>8.14843665893272</text:p>
          </table:table-cell>
          <table:table-cell office:value-type="float" office:value="-12.6081242645223" calcext:value-type="float">
            <text:p>-12.6081242645223</text:p>
          </table:table-cell>
          <table:table-cell office:value-type="float" office:value="3.55243560619753" calcext:value-type="float">
            <text:p>3.55243560619753</text:p>
          </table:table-cell>
          <table:table-cell table:number-columns-repeated="5"/>
        </table:table-row>
        <table:table-row table:style-name="ro1">
          <table:table-cell office:value-type="float" office:value="8.09046200043201" calcext:value-type="float">
            <text:p>8.09046200043201</text:p>
          </table:table-cell>
          <table:table-cell office:value-type="float" office:value="-12.6333799831123" calcext:value-type="float">
            <text:p>-12.6333799831123</text:p>
          </table:table-cell>
          <table:table-cell office:value-type="float" office:value="3.58757447808626" calcext:value-type="float">
            <text:p>3.58757447808626</text:p>
          </table:table-cell>
          <table:table-cell table:number-columns-repeated="5"/>
        </table:table-row>
        <table:table-row table:style-name="ro1">
          <table:table-cell office:value-type="float" office:value="7.99732860257444" calcext:value-type="float">
            <text:p>7.99732860257444</text:p>
          </table:table-cell>
          <table:table-cell office:value-type="float" office:value="-12.677907885249" calcext:value-type="float">
            <text:p>-12.677907885249</text:p>
          </table:table-cell>
          <table:table-cell office:value-type="float" office:value="3.62900178499919" calcext:value-type="float">
            <text:p>3.62900178499919</text:p>
          </table:table-cell>
          <table:table-cell table:number-columns-repeated="5"/>
        </table:table-row>
        <table:table-row table:style-name="ro1">
          <table:table-cell office:value-type="float" office:value="7.93146192974749" calcext:value-type="float">
            <text:p>7.93146192974749</text:p>
          </table:table-cell>
          <table:table-cell office:value-type="float" office:value="-12.712821486956" calcext:value-type="float">
            <text:p>-12.712821486956</text:p>
          </table:table-cell>
          <table:table-cell office:value-type="float" office:value="3.67042909191216" calcext:value-type="float">
            <text:p>3.67042909191216</text:p>
          </table:table-cell>
          <table:table-cell table:number-columns-repeated="5"/>
        </table:table-row>
        <table:table-row table:style-name="ro1">
          <table:table-cell office:value-type="float" office:value="7.87261983425775" calcext:value-type="float">
            <text:p>7.87261983425775</text:p>
          </table:table-cell>
          <table:table-cell office:value-type="float" office:value="-12.7472061635383" calcext:value-type="float">
            <text:p>-12.7472061635383</text:p>
          </table:table-cell>
          <table:table-cell office:value-type="float" office:value="3.62576029550115" calcext:value-type="float">
            <text:p>3.62576029550115</text:p>
          </table:table-cell>
          <table:table-cell table:number-columns-repeated="5"/>
        </table:table-row>
        <table:table-row table:style-name="ro1">
          <table:table-cell office:value-type="float" office:value="7.80574667949863" calcext:value-type="float">
            <text:p>7.80574667949863</text:p>
          </table:table-cell>
          <table:table-cell office:value-type="float" office:value="-12.7823760673378" calcext:value-type="float">
            <text:p>-12.7823760673378</text:p>
          </table:table-cell>
          <table:table-cell office:value-type="float" office:value="3.67479885793367" calcext:value-type="float">
            <text:p>3.67479885793367</text:p>
          </table:table-cell>
          <table:table-cell table:number-columns-repeated="5"/>
        </table:table-row>
        <table:table-row table:style-name="ro1">
          <table:table-cell office:value-type="float" office:value="7.7297611317776" calcext:value-type="float">
            <text:p>7.7297611317776</text:p>
          </table:table-cell>
          <table:table-cell office:value-type="float" office:value="-12.8272251709416" calcext:value-type="float">
            <text:p>-12.8272251709416</text:p>
          </table:table-cell>
          <table:table-cell office:value-type="float" office:value="3.77287598279864" calcext:value-type="float">
            <text:p>3.77287598279864</text:p>
          </table:table-cell>
          <table:table-cell table:number-columns-repeated="5"/>
        </table:table-row>
        <table:table-row table:style-name="ro1">
          <table:table-cell office:value-type="float" office:value="7.67355352670943" calcext:value-type="float">
            <text:p>7.67355352670943</text:p>
          </table:table-cell>
          <table:table-cell office:value-type="float" office:value="-12.8683175465129" calcext:value-type="float">
            <text:p>-12.8683175465129</text:p>
          </table:table-cell>
          <table:table-cell office:value-type="float" office:value="3.53982943585697" calcext:value-type="float">
            <text:p>3.53982943585697</text:p>
          </table:table-cell>
          <table:table-cell table:number-columns-repeated="5"/>
        </table:table-row>
        <table:table-row table:style-name="ro1">
          <table:table-cell office:value-type="float" office:value="7.67057468386528" calcext:value-type="float">
            <text:p>7.67057468386528</text:p>
          </table:table-cell>
          <table:table-cell office:value-type="float" office:value="-12.8695707944453" calcext:value-type="float">
            <text:p>-12.8695707944453</text:p>
          </table:table-cell>
          <table:table-cell office:value-type="float" office:value="3.6477039137215" calcext:value-type="float">
            <text:p>3.6477039137215</text:p>
          </table:table-cell>
          <table:table-cell table:number-columns-repeated="5"/>
        </table:table-row>
        <table:table-row table:style-name="ro1">
          <table:table-cell office:value-type="float" office:value="7.58570001050666" calcext:value-type="float">
            <text:p>7.58570001050666</text:p>
          </table:table-cell>
          <table:table-cell office:value-type="float" office:value="-12.9166137970557" calcext:value-type="float">
            <text:p>-12.9166137970557</text:p>
          </table:table-cell>
          <table:table-cell office:value-type="float" office:value="3.75557839158621" calcext:value-type="float">
            <text:p>3.75557839158621</text:p>
          </table:table-cell>
          <table:table-cell table:number-columns-repeated="5"/>
        </table:table-row>
        <table:table-row table:style-name="ro1">
          <table:table-cell office:value-type="float" office:value="7.50638360030071" calcext:value-type="float">
            <text:p>7.50638360030071</text:p>
          </table:table-cell>
          <table:table-cell office:value-type="float" office:value="-12.9725214114242" calcext:value-type="float">
            <text:p>-12.9725214114242</text:p>
          </table:table-cell>
          <table:table-cell office:value-type="float" office:value="3.80951563051857" calcext:value-type="float">
            <text:p>3.80951563051857</text:p>
          </table:table-cell>
          <table:table-cell table:number-columns-repeated="5"/>
        </table:table-row>
        <table:table-row table:style-name="ro1">
          <table:table-cell office:value-type="float" office:value="7.43481022950747" calcext:value-type="float">
            <text:p>7.43481022950747</text:p>
          </table:table-cell>
          <table:table-cell office:value-type="float" office:value="-13.028984142216" calcext:value-type="float">
            <text:p>-13.028984142216</text:p>
          </table:table-cell>
          <table:table-cell office:value-type="float" office:value="3.77245971373115" calcext:value-type="float">
            <text:p>3.77245971373115</text:p>
          </table:table-cell>
          <table:table-cell table:number-columns-repeated="5"/>
        </table:table-row>
        <table:table-row table:style-name="ro1">
          <table:table-cell office:value-type="float" office:value="7.38999843458632" calcext:value-type="float">
            <text:p>7.38999843458632</text:p>
          </table:table-cell>
          <table:table-cell office:value-type="float" office:value="-13.0617166295036" calcext:value-type="float">
            <text:p>-13.0617166295036</text:p>
          </table:table-cell>
          <table:table-cell office:value-type="float" office:value="3.7231518671048" calcext:value-type="float">
            <text:p>3.7231518671048</text:p>
          </table:table-cell>
          <table:table-cell table:number-columns-repeated="5"/>
        </table:table-row>
        <table:table-row table:style-name="ro1">
          <table:table-cell office:value-type="float" office:value="7.35411793151699" calcext:value-type="float">
            <text:p>7.35411793151699</text:p>
          </table:table-cell>
          <table:table-cell office:value-type="float" office:value="-13.085304444544" calcext:value-type="float">
            <text:p>-13.085304444544</text:p>
          </table:table-cell>
          <table:table-cell office:value-type="float" office:value="3.64277045635515" calcext:value-type="float">
            <text:p>3.64277045635515</text:p>
          </table:table-cell>
          <table:table-cell table:number-columns-repeated="5"/>
        </table:table-row>
        <table:table-row table:style-name="ro1">
          <table:table-cell office:value-type="float" office:value="7.34629864433267" calcext:value-type="float">
            <text:p>7.34629864433267</text:p>
          </table:table-cell>
          <table:table-cell office:value-type="float" office:value="-13.08958810645" calcext:value-type="float">
            <text:p>-13.08958810645</text:p>
          </table:table-cell>
          <table:table-cell office:value-type="float" office:value="3.48589212648167" calcext:value-type="float">
            <text:p>3.48589212648167</text:p>
          </table:table-cell>
          <table:table-cell table:number-columns-repeated="5"/>
        </table:table-row>
        <table:table-row table:style-name="ro1">
          <table:table-cell office:value-type="float" office:value="7.31975401355836" calcext:value-type="float">
            <text:p>7.31975401355836</text:p>
          </table:table-cell>
          <table:table-cell office:value-type="float" office:value="-13.0991065263763" calcext:value-type="float">
            <text:p>-13.0991065263763</text:p>
          </table:table-cell>
          <table:table-cell office:value-type="float" office:value="3.52026913668622" calcext:value-type="float">
            <text:p>3.52026913668622</text:p>
          </table:table-cell>
          <table:table-cell table:number-columns-repeated="5"/>
        </table:table-row>
        <table:table-row table:style-name="ro1">
          <table:table-cell office:value-type="float" office:value="7.26227052558889" calcext:value-type="float">
            <text:p>7.26227052558889</text:p>
          </table:table-cell>
          <table:table-cell office:value-type="float" office:value="-13.1219779917943" calcext:value-type="float">
            <text:p>-13.1219779917943</text:p>
          </table:table-cell>
          <table:table-cell office:value-type="float" office:value="3.55464614689075" calcext:value-type="float">
            <text:p>3.55464614689075</text:p>
          </table:table-cell>
          <table:table-cell table:number-columns-repeated="5"/>
        </table:table-row>
        <table:table-row table:style-name="ro1">
          <table:table-cell office:value-type="float" office:value="7.16067043970202" calcext:value-type="float">
            <text:p>7.16067043970202</text:p>
          </table:table-cell>
          <table:table-cell office:value-type="float" office:value="-13.1665058907506" calcext:value-type="float">
            <text:p>-13.1665058907506</text:p>
          </table:table-cell>
          <table:table-cell office:value-type="float" office:value="3.57111023405004" calcext:value-type="float">
            <text:p>3.57111023405004</text:p>
          </table:table-cell>
          <table:table-cell table:number-columns-repeated="5"/>
        </table:table-row>
        <table:table-row table:style-name="ro1">
          <table:table-cell office:value-type="float" office:value="7.13372817580874" calcext:value-type="float">
            <text:p>7.13372817580874</text:p>
          </table:table-cell>
          <table:table-cell office:value-type="float" office:value="-13.1788464515954" calcext:value-type="float">
            <text:p>-13.1788464515954</text:p>
          </table:table-cell>
          <table:table-cell office:value-type="float" office:value="3.58757432120938" calcext:value-type="float">
            <text:p>3.58757432120938</text:p>
          </table:table-cell>
          <table:table-cell table:number-columns-repeated="5"/>
        </table:table-row>
        <table:table-row table:style-name="ro1">
          <table:table-cell office:value-type="float" office:value="7.04059477923226" calcext:value-type="float">
            <text:p>7.04059477923226</text:p>
          </table:table-cell>
          <table:table-cell office:value-type="float" office:value="-13.2233743351693" calcext:value-type="float">
            <text:p>-13.2233743351693</text:p>
          </table:table-cell>
          <table:table-cell office:value-type="float" office:value="3.58757430468455" calcext:value-type="float">
            <text:p>3.58757430468455</text:p>
          </table:table-cell>
          <table:table-cell table:number-columns-repeated="5"/>
        </table:table-row>
        <table:table-row table:style-name="ro1">
          <table:table-cell office:value-type="float" office:value="6.94746136896575" calcext:value-type="float">
            <text:p>6.94746136896575</text:p>
          </table:table-cell>
          <table:table-cell office:value-type="float" office:value="-13.2679022233977" calcext:value-type="float">
            <text:p>-13.2679022233977</text:p>
          </table:table-cell>
          <table:table-cell office:value-type="float" office:value="3.64305960524841" calcext:value-type="float">
            <text:p>3.64305960524841</text:p>
          </table:table-cell>
          <table:table-cell table:number-columns-repeated="5"/>
        </table:table-row>
        <table:table-row table:style-name="ro1">
          <table:table-cell office:value-type="float" office:value="6.859929354813" calcext:value-type="float">
            <text:p>6.859929354813</text:p>
          </table:table-cell>
          <table:table-cell office:value-type="float" office:value="-13.3158880418269" calcext:value-type="float">
            <text:p>-13.3158880418269</text:p>
          </table:table-cell>
          <table:table-cell office:value-type="float" office:value="3.75403020637613" calcext:value-type="float">
            <text:p>3.75403020637613</text:p>
          </table:table-cell>
          <table:table-cell table:number-columns-repeated="5"/>
        </table:table-row>
        <table:table-row table:style-name="ro1">
          <table:table-cell office:value-type="float" office:value="6.78562693622992" calcext:value-type="float">
            <text:p>6.78562693622992</text:p>
          </table:table-cell>
          <table:table-cell office:value-type="float" office:value="-13.368089453309" calcext:value-type="float">
            <text:p>-13.368089453309</text:p>
          </table:table-cell>
          <table:table-cell office:value-type="float" office:value="3.59020309918892" calcext:value-type="float">
            <text:p>3.59020309918892</text:p>
          </table:table-cell>
          <table:table-cell table:number-columns-repeated="5"/>
        </table:table-row>
        <table:table-row table:style-name="ro1">
          <table:table-cell office:value-type="float" office:value="6.73047941260694" calcext:value-type="float">
            <text:p>6.73047941260694</text:p>
          </table:table-cell>
          <table:table-cell office:value-type="float" office:value="-13.3946342956775" calcext:value-type="float">
            <text:p>-13.3946342956775</text:p>
          </table:table-cell>
          <table:table-cell office:value-type="float" office:value="3.62576011130726" calcext:value-type="float">
            <text:p>3.62576011130726</text:p>
          </table:table-cell>
          <table:table-cell table:number-columns-repeated="5"/>
        </table:table-row>
        <table:table-row table:style-name="ro1">
          <table:table-cell office:value-type="float" office:value="6.64581267639033" calcext:value-type="float">
            <text:p>6.64581267639033</text:p>
          </table:table-cell>
          <table:table-cell office:value-type="float" office:value="-13.4391621730766" calcext:value-type="float">
            <text:p>-13.4391621730766</text:p>
          </table:table-cell>
          <table:table-cell office:value-type="float" office:value="3.65638957028098" calcext:value-type="float">
            <text:p>3.65638957028098</text:p>
          </table:table-cell>
          <table:table-cell table:number-columns-repeated="5"/>
        </table:table-row>
        <table:table-row table:style-name="ro1">
          <table:table-cell office:value-type="float" office:value="6.59783279423211" calcext:value-type="float">
            <text:p>6.59783279423211</text:p>
          </table:table-cell>
          <table:table-cell office:value-type="float" office:value="-13.4663031206724" calcext:value-type="float">
            <text:p>-13.4663031206724</text:p>
          </table:table-cell>
          <table:table-cell office:value-type="float" office:value="3.68701902925469" calcext:value-type="float">
            <text:p>3.68701902925469</text:p>
          </table:table-cell>
          <table:table-cell table:number-columns-repeated="5"/>
        </table:table-row>
        <table:table-row table:style-name="ro1">
          <table:table-cell office:value-type="float" office:value="6.49414856276689" calcext:value-type="float">
            <text:p>6.49414856276689</text:p>
          </table:table-cell>
          <table:table-cell office:value-type="float" office:value="-13.5292218151343" calcext:value-type="float">
            <text:p>-13.5292218151343</text:p>
          </table:table-cell>
          <table:table-cell office:value-type="float" office:value="3.67042884653834" calcext:value-type="float">
            <text:p>3.67042884653834</text:p>
          </table:table-cell>
          <table:table-cell table:number-columns-repeated="5"/>
        </table:table-row>
        <table:table-row table:style-name="ro1">
          <table:table-cell office:value-type="float" office:value="6.4243943949366" calcext:value-type="float">
            <text:p>6.4243943949366</text:p>
          </table:table-cell>
          <table:table-cell office:value-type="float" office:value="-13.5699829935068" calcext:value-type="float">
            <text:p>-13.5699829935068</text:p>
          </table:table-cell>
          <table:table-cell office:value-type="float" office:value="3.71739899334442" calcext:value-type="float">
            <text:p>3.71739899334442</text:p>
          </table:table-cell>
          <table:table-cell table:number-columns-repeated="5"/>
        </table:table-row>
        <table:table-row table:style-name="ro1">
          <table:table-cell office:value-type="float" office:value="6.35350699064333" calcext:value-type="float">
            <text:p>6.35350699064333</text:p>
          </table:table-cell>
          <table:table-cell office:value-type="float" office:value="-13.6160024630691" calcext:value-type="float">
            <text:p>-13.6160024630691</text:p>
          </table:table-cell>
          <table:table-cell office:value-type="float" office:value="3.81133928695658" calcext:value-type="float">
            <text:p>3.81133928695658</text:p>
          </table:table-cell>
          <table:table-cell table:number-columns-repeated="5"/>
        </table:table-row>
        <table:table-row table:style-name="ro1">
          <table:table-cell office:value-type="float" office:value="6.28724886614089" calcext:value-type="float">
            <text:p>6.28724886614089</text:p>
          </table:table-cell>
          <table:table-cell office:value-type="float" office:value="-13.6684684196853" calcext:value-type="float">
            <text:p>-13.6684684196853</text:p>
          </table:table-cell>
          <table:table-cell office:value-type="float" office:value="3.90527958056873" calcext:value-type="float">
            <text:p>3.90527958056873</text:p>
          </table:table-cell>
          <table:table-cell table:number-columns-repeated="5"/>
        </table:table-row>
        <table:table-row table:style-name="ro1">
          <table:table-cell office:value-type="float" office:value="6.2262043048487" calcext:value-type="float">
            <text:p>6.2262043048487</text:p>
          </table:table-cell>
          <table:table-cell office:value-type="float" office:value="-13.7269182032852" calcext:value-type="float">
            <text:p>-13.7269182032852</text:p>
          </table:table-cell>
          <table:table-cell office:value-type="float" office:value="3.9522497273748" calcext:value-type="float">
            <text:p>3.9522497273748</text:p>
          </table:table-cell>
          <table:table-cell table:number-columns-repeated="5"/>
        </table:table-row>
        <table:table-row table:style-name="ro1">
          <table:table-cell office:value-type="float" office:value="6.1697601768426" calcext:value-type="float">
            <text:p>6.1697601768426</text:p>
          </table:table-cell>
          <table:table-cell office:value-type="float" office:value="-13.7862882945716" calcext:value-type="float">
            <text:p>-13.7862882945716</text:p>
          </table:table-cell>
          <table:table-cell office:value-type="float" office:value="3.86128957955128" calcext:value-type="float">
            <text:p>3.86128957955128</text:p>
          </table:table-cell>
          <table:table-cell table:number-columns-repeated="5"/>
        </table:table-row>
        <table:table-row table:style-name="ro1">
          <table:table-cell office:value-type="float" office:value="6.14188693964531" calcext:value-type="float">
            <text:p>6.14188693964531</text:p>
          </table:table-cell>
          <table:table-cell office:value-type="float" office:value="-13.8107200741575" calcext:value-type="float">
            <text:p>-13.8107200741575</text:p>
          </table:table-cell>
          <table:table-cell office:value-type="float" office:value="3.80951540370267" calcext:value-type="float">
            <text:p>3.80951540370267</text:p>
          </table:table-cell>
          <table:table-cell table:number-columns-repeated="5"/>
        </table:table-row>
        <table:table-row table:style-name="ro1">
          <table:table-cell office:value-type="float" office:value="6.0755160928567" calcext:value-type="float">
            <text:p>6.0755160928567</text:p>
          </table:table-cell>
          <table:table-cell office:value-type="float" office:value="-13.8630786184753" calcext:value-type="float">
            <text:p>-13.8630786184753</text:p>
          </table:table-cell>
          <table:table-cell office:value-type="float" office:value="3.85829326191877" calcext:value-type="float">
            <text:p>3.85829326191877</text:p>
          </table:table-cell>
          <table:table-cell table:number-columns-repeated="5"/>
        </table:table-row>
        <table:table-row table:style-name="ro1">
          <table:table-cell office:value-type="float" office:value="6.00934303339041" calcext:value-type="float">
            <text:p>6.00934303339041</text:p>
          </table:table-cell>
          <table:table-cell office:value-type="float" office:value="-13.920731716542" calcext:value-type="float">
            <text:p>-13.920731716542</text:p>
          </table:table-cell>
          <table:table-cell office:value-type="float" office:value="3.95584897835099" calcext:value-type="float">
            <text:p>3.95584897835099</text:p>
          </table:table-cell>
          <table:table-cell table:number-columns-repeated="5"/>
        </table:table-row>
        <table:table-row table:style-name="ro1">
          <table:table-cell office:value-type="float" office:value="5.94910008487034" calcext:value-type="float">
            <text:p>5.94910008487034</text:p>
          </table:table-cell>
          <table:table-cell office:value-type="float" office:value="-13.9845560118332" calcext:value-type="float">
            <text:p>-13.9845560118332</text:p>
          </table:table-cell>
          <table:table-cell office:value-type="float" office:value="4.0046268365671" calcext:value-type="float">
            <text:p>4.0046268365671</text:p>
          </table:table-cell>
          <table:table-cell table:number-columns-repeated="5"/>
        </table:table-row>
        <table:table-row table:style-name="ro1">
          <table:table-cell office:value-type="float" office:value="5.87290005795131" calcext:value-type="float">
            <text:p>5.87290005795131</text:p>
          </table:table-cell>
          <table:table-cell office:value-type="float" office:value="-14.0736116713139" calcext:value-type="float">
            <text:p>-14.0736116713139</text:p>
          </table:table-cell>
          <table:table-cell office:value-type="float" office:value="4.03339104058195" calcext:value-type="float">
            <text:p>4.03339104058195</text:p>
          </table:table-cell>
          <table:table-cell table:number-columns-repeated="5"/>
        </table:table-row>
        <table:table-row table:style-name="ro1">
          <table:table-cell office:value-type="float" office:value="5.86630342437252" calcext:value-type="float">
            <text:p>5.86630342437252</text:p>
          </table:table-cell>
          <table:table-cell office:value-type="float" office:value="-14.0817858839973" calcext:value-type="float">
            <text:p>-14.0817858839973</text:p>
          </table:table-cell>
          <table:table-cell office:value-type="float" office:value="3.76374434888544" calcext:value-type="float">
            <text:p>3.76374434888544</text:p>
          </table:table-cell>
          <table:table-cell table:number-columns-repeated="5"/>
        </table:table-row>
        <table:table-row table:style-name="ro1">
          <table:table-cell office:value-type="float" office:value="5.84206511357347" calcext:value-type="float">
            <text:p>5.84206511357347</text:p>
          </table:table-cell>
          <table:table-cell office:value-type="float" office:value="-14.0991686879438" calcext:value-type="float">
            <text:p>-14.0991686879438</text:p>
          </table:table-cell>
          <table:table-cell office:value-type="float" office:value="3.30402030992093" calcext:value-type="float">
            <text:p>3.30402030992093</text:p>
          </table:table-cell>
          <table:table-cell table:number-columns-repeated="5"/>
        </table:table-row>
        <table:table-row table:style-name="ro1">
          <table:table-cell office:value-type="float" office:value="5.82222089228659" calcext:value-type="float">
            <text:p>5.82222089228659</text:p>
          </table:table-cell>
          <table:table-cell office:value-type="float" office:value="-14.1024205867293" calcext:value-type="float">
            <text:p>-14.1024205867293</text:p>
          </table:table-cell>
          <table:table-cell office:value-type="float" office:value="3.35731619144866" calcext:value-type="float">
            <text:p>3.35731619144866</text:p>
          </table:table-cell>
          <table:table-cell table:number-columns-repeated="5"/>
        </table:table-row>
        <table:table-row table:style-name="ro1">
          <table:table-cell office:value-type="float" office:value="5.72062076474643" calcext:value-type="float">
            <text:p>5.72062076474643</text:p>
          </table:table-cell>
          <table:table-cell office:value-type="float" office:value="-14.1246845655559" calcext:value-type="float">
            <text:p>-14.1246845655559</text:p>
          </table:table-cell>
          <table:table-cell office:value-type="float" office:value="3.39674792621657" calcext:value-type="float">
            <text:p>3.39674792621657</text:p>
          </table:table-cell>
          <table:table-cell table:number-columns-repeated="5"/>
        </table:table-row>
        <table:table-row table:style-name="ro1">
          <table:table-cell office:value-type="float" office:value="5.66647559524016" calcext:value-type="float">
            <text:p>5.66647559524016</text:p>
          </table:table-cell>
          <table:table-cell office:value-type="float" office:value="-14.1388078241637" calcext:value-type="float">
            <text:p>-14.1388078241637</text:p>
          </table:table-cell>
          <table:table-cell office:value-type="float" office:value="3.20107464493561" calcext:value-type="float">
            <text:p>3.20107464493561</text:p>
          </table:table-cell>
          <table:table-cell table:number-columns-repeated="5"/>
        </table:table-row>
        <table:table-row table:style-name="ro1">
          <table:table-cell office:value-type="float" office:value="5.58632143874757" calcext:value-type="float">
            <text:p>5.58632143874757</text:p>
          </table:table-cell>
          <table:table-cell office:value-type="float" office:value="-14.1435811838877" calcext:value-type="float">
            <text:p>-14.1435811838877</text:p>
          </table:table-cell>
          <table:table-cell office:value-type="float" office:value="3.26055586704004" calcext:value-type="float">
            <text:p>3.26055586704004</text:p>
          </table:table-cell>
          <table:table-cell table:number-columns-repeated="5"/>
        </table:table-row>
        <table:table-row table:style-name="ro1">
          <table:table-cell office:value-type="float" office:value="5.49318797994428" calcext:value-type="float">
            <text:p>5.49318797994428</text:p>
          </table:table-cell>
          <table:table-cell office:value-type="float" office:value="-14.1547132034001" calcext:value-type="float">
            <text:p>-14.1547132034001</text:p>
          </table:table-cell>
          <table:table-cell office:value-type="float" office:value="3.30446180301545" calcext:value-type="float">
            <text:p>3.30446180301545</text:p>
          </table:table-cell>
          <table:table-cell table:number-columns-repeated="5"/>
        </table:table-row>
        <table:table-row table:style-name="ro1">
          <table:table-cell office:value-type="float" office:value="5.4152282315615" calcext:value-type="float">
            <text:p>5.4152282315615</text:p>
          </table:table-cell>
          <table:table-cell office:value-type="float" office:value="-14.1675239159896" calcext:value-type="float">
            <text:p>-14.1675239159896</text:p>
          </table:table-cell>
          <table:table-cell office:value-type="float" office:value="3.39227367496631" calcext:value-type="float">
            <text:p>3.39227367496631</text:p>
          </table:table-cell>
          <table:table-cell table:number-columns-repeated="5"/>
        </table:table-row>
        <table:table-row table:style-name="ro1">
          <table:table-cell office:value-type="float" office:value="5.3386923484681" calcext:value-type="float">
            <text:p>5.3386923484681</text:p>
          </table:table-cell>
          <table:table-cell office:value-type="float" office:value="-14.1871222660239" calcext:value-type="float">
            <text:p>-14.1871222660239</text:p>
          </table:table-cell>
          <table:table-cell office:value-type="float" office:value="3.43617961094174" calcext:value-type="float">
            <text:p>3.43617961094174</text:p>
          </table:table-cell>
          <table:table-cell table:number-columns-repeated="5"/>
        </table:table-row>
        <table:table-row table:style-name="ro1">
          <table:table-cell office:value-type="float" office:value="5.30871504092709" calcext:value-type="float">
            <text:p>5.30871504092709</text:p>
          </table:table-cell>
          <table:table-cell office:value-type="float" office:value="-14.1962178336582" calcext:value-type="float">
            <text:p>-14.1962178336582</text:p>
          </table:table-cell>
          <table:table-cell office:value-type="float" office:value="3.25072434575992" calcext:value-type="float">
            <text:p>3.25072434575992</text:p>
          </table:table-cell>
          <table:table-cell table:number-columns-repeated="5"/>
        </table:table-row>
        <table:table-row table:style-name="ro1">
          <table:table-cell office:value-type="float" office:value="5.2940406318976" calcext:value-type="float">
            <text:p>5.2940406318976</text:p>
          </table:table-cell>
          <table:table-cell office:value-type="float" office:value="-14.1978256647636" calcext:value-type="float">
            <text:p>-14.1978256647636</text:p>
          </table:table-cell>
          <table:table-cell office:value-type="float" office:value="3.2423887195436" calcext:value-type="float">
            <text:p>3.2423887195436</text:p>
          </table:table-cell>
          <table:table-cell table:number-columns-repeated="5"/>
        </table:table-row>
        <table:table-row table:style-name="ro1">
          <table:table-cell office:value-type="float" office:value="5.18770582856897" calcext:value-type="float">
            <text:p>5.18770582856897</text:p>
          </table:table-cell>
          <table:table-cell office:value-type="float" office:value="-14.208580240922" calcext:value-type="float">
            <text:p>-14.208580240922</text:p>
          </table:table-cell>
          <table:table-cell office:value-type="float" office:value="3.28553687470555" calcext:value-type="float">
            <text:p>3.28553687470555</text:p>
          </table:table-cell>
          <table:table-cell table:number-columns-repeated="5"/>
        </table:table-row>
        <table:table-row table:style-name="ro1">
          <table:table-cell office:value-type="float" office:value="5.11086623337929" calcext:value-type="float">
            <text:p>5.11086623337929</text:p>
          </table:table-cell>
          <table:table-cell office:value-type="float" office:value="-14.2197178868502" calcext:value-type="float">
            <text:p>-14.2197178868502</text:p>
          </table:table-cell>
          <table:table-cell office:value-type="float" office:value="3.37183318502944" calcext:value-type="float">
            <text:p>3.37183318502944</text:p>
          </table:table-cell>
          <table:table-cell table:number-columns-repeated="5"/>
        </table:table-row>
        <table:table-row table:style-name="ro1">
          <table:table-cell office:value-type="float" office:value="5.03527252020311" calcext:value-type="float">
            <text:p>5.03527252020311</text:p>
          </table:table-cell>
          <table:table-cell office:value-type="float" office:value="-14.2374368336015" calcext:value-type="float">
            <text:p>-14.2374368336015</text:p>
          </table:table-cell>
          <table:table-cell office:value-type="float" office:value="3.45812949535335" calcext:value-type="float">
            <text:p>3.45812949535335</text:p>
          </table:table-cell>
          <table:table-cell table:number-columns-repeated="5"/>
        </table:table-row>
        <table:table-row table:style-name="ro1">
          <table:table-cell office:value-type="float" office:value="4.96148729016877" calcext:value-type="float">
            <text:p>4.96148729016877</text:p>
          </table:table-cell>
          <table:table-cell office:value-type="float" office:value="-14.2616052091058" calcext:value-type="float">
            <text:p>-14.2616052091058</text:p>
          </table:table-cell>
          <table:table-cell office:value-type="float" office:value="3.54442580567727" calcext:value-type="float">
            <text:p>3.54442580567727</text:p>
          </table:table-cell>
          <table:table-cell table:number-columns-repeated="5"/>
        </table:table-row>
        <table:table-row table:style-name="ro1">
          <table:table-cell office:value-type="float" office:value="4.94025133108332" calcext:value-type="float">
            <text:p>4.94025133108332</text:p>
          </table:table-cell>
          <table:table-cell office:value-type="float" office:value="-14.2706546332318" calcext:value-type="float">
            <text:p>-14.2706546332318</text:p>
          </table:table-cell>
          <table:table-cell office:value-type="float" office:value="3.28553684644021" calcext:value-type="float">
            <text:p>3.28553684644021</text:p>
          </table:table-cell>
          <table:table-cell table:number-columns-repeated="5"/>
        </table:table-row>
        <table:table-row table:style-name="ro1">
          <table:table-cell office:value-type="float" office:value="4.90766600332089" calcext:value-type="float">
            <text:p>4.90766600332089</text:p>
          </table:table-cell>
          <table:table-cell office:value-type="float" office:value="-14.2753777680937" calcext:value-type="float">
            <text:p>-14.2753777680937</text:p>
          </table:table-cell>
          <table:table-cell office:value-type="float" office:value="3.37183315627071" calcext:value-type="float">
            <text:p>3.37183315627071</text:p>
          </table:table-cell>
          <table:table-cell table:number-columns-repeated="5"/>
        </table:table-row>
        <table:table-row table:style-name="ro1">
          <table:table-cell office:value-type="float" office:value="4.83207229006707" calcext:value-type="float">
            <text:p>4.83207229006707</text:p>
          </table:table-cell>
          <table:table-cell office:value-type="float" office:value="-14.2930967125697" calcext:value-type="float">
            <text:p>-14.2930967125697</text:p>
          </table:table-cell>
          <table:table-cell office:value-type="float" office:value="3.45812946610124" calcext:value-type="float">
            <text:p>3.45812946610124</text:p>
          </table:table-cell>
          <table:table-cell table:number-columns-repeated="5"/>
        </table:table-row>
        <table:table-row table:style-name="ro1">
          <table:table-cell office:value-type="float" office:value="4.75828705974734" calcext:value-type="float">
            <text:p>4.75828705974734</text:p>
          </table:table-cell>
          <table:table-cell office:value-type="float" office:value="-14.3172650857775" calcext:value-type="float">
            <text:p>-14.3172650857775</text:p>
          </table:table-cell>
          <table:table-cell office:value-type="float" office:value="3.54442577593174" calcext:value-type="float">
            <text:p>3.54442577593174</text:p>
          </table:table-cell>
          <table:table-cell table:number-columns-repeated="5"/>
        </table:table-row>
        <table:table-row table:style-name="ro1">
          <table:table-cell office:value-type="float" office:value="4.6868594539717" calcext:value-type="float">
            <text:p>4.6868594539717</text:p>
          </table:table-cell>
          <table:table-cell office:value-type="float" office:value="-14.3477030162263" calcext:value-type="float">
            <text:p>-14.3477030162263</text:p>
          </table:table-cell>
          <table:table-cell office:value-type="float" office:value="3.58757393084699" calcext:value-type="float">
            <text:p>3.58757393084699</text:p>
          </table:table-cell>
          <table:table-cell table:number-columns-repeated="5"/>
        </table:table-row>
        <table:table-row table:style-name="ro1">
          <table:table-cell office:value-type="float" office:value="4.64522676030642" calcext:value-type="float">
            <text:p>4.64522676030642</text:p>
          </table:table-cell>
          <table:table-cell office:value-type="float" office:value="-14.3676079477006" calcext:value-type="float">
            <text:p>-14.3676079477006</text:p>
          </table:table-cell>
          <table:table-cell office:value-type="float" office:value="3.32725798466352" calcext:value-type="float">
            <text:p>3.32725798466352</text:p>
          </table:table-cell>
          <table:table-cell table:number-columns-repeated="5"/>
        </table:table-row>
        <table:table-row table:style-name="ro1">
          <table:table-cell office:value-type="float" office:value="4.6041276978705" calcext:value-type="float">
            <text:p>4.6041276978705</text:p>
          </table:table-cell>
          <table:table-cell office:value-type="float" office:value="-14.3753275253565" calcext:value-type="float">
            <text:p>-14.3753275253565</text:p>
          </table:table-cell>
          <table:table-cell office:value-type="float" office:value="3.37064396719135" calcext:value-type="float">
            <text:p>3.37064396719135</text:p>
          </table:table-cell>
          <table:table-cell table:number-columns-repeated="5"/>
        </table:table-row>
        <table:table-row table:style-name="ro1">
          <table:table-cell office:value-type="float" office:value="4.52809644811583" calcext:value-type="float">
            <text:p>4.52809644811583</text:p>
          </table:table-cell>
          <table:table-cell office:value-type="float" office:value="-14.3930536704983" calcext:value-type="float">
            <text:p>-14.3930536704983</text:p>
          </table:table-cell>
          <table:table-cell office:value-type="float" office:value="3.45741593224702" calcext:value-type="float">
            <text:p>3.45741593224702</text:p>
          </table:table-cell>
          <table:table-cell table:number-columns-repeated="5"/>
        </table:table-row>
        <table:table-row table:style-name="ro1">
          <table:table-cell office:value-type="float" office:value="4.45934247335778" calcext:value-type="float">
            <text:p>4.45934247335778</text:p>
          </table:table-cell>
          <table:table-cell office:value-type="float" office:value="-14.415519745485" calcext:value-type="float">
            <text:p>-14.415519745485</text:p>
          </table:table-cell>
          <table:table-cell office:value-type="float" office:value="3.14159325584521" calcext:value-type="float">
            <text:p>3.14159325584521</text:p>
          </table:table-cell>
          <table:table-cell table:number-columns-repeated="5"/>
        </table:table-row>
        <table:table-row table:style-name="ro1">
          <table:table-cell office:value-type="float" office:value="4.44006712967802" calcext:value-type="float">
            <text:p>4.44006712967802</text:p>
          </table:table-cell>
          <table:table-cell office:value-type="float" office:value="-14.4155197570937" calcext:value-type="float">
            <text:p>-14.4155197570937</text:p>
          </table:table-cell>
          <table:table-cell office:value-type="float" office:value="3.19546106519686" calcext:value-type="float">
            <text:p>3.19546106519686</text:p>
          </table:table-cell>
          <table:table-cell table:number-columns-repeated="5"/>
        </table:table-row>
        <table:table-row table:style-name="ro1">
          <table:table-cell office:value-type="float" office:value="4.34329253967002" calcext:value-type="float">
            <text:p>4.34329253967002</text:p>
          </table:table-cell>
          <table:table-cell office:value-type="float" office:value="-14.4207378988626" calcext:value-type="float">
            <text:p>-14.4207378988626</text:p>
          </table:table-cell>
          <table:table-cell office:value-type="float" office:value="3.30319668390025" calcext:value-type="float">
            <text:p>3.30319668390025</text:p>
          </table:table-cell>
          <table:table-cell table:number-columns-repeated="5"/>
        </table:table-row>
        <table:table-row table:style-name="ro1">
          <table:table-cell office:value-type="float" office:value="4.24764012903611" calcext:value-type="float">
            <text:p>4.24764012903611</text:p>
          </table:table-cell>
          <table:table-cell office:value-type="float" office:value="-14.4363316993827" calcext:value-type="float">
            <text:p>-14.4363316993827</text:p>
          </table:table-cell>
          <table:table-cell office:value-type="float" office:value="3.41093230260362" calcext:value-type="float">
            <text:p>3.41093230260362</text:p>
          </table:table-cell>
          <table:table-cell table:number-columns-repeated="5"/>
        </table:table-row>
        <table:table-row table:style-name="ro1">
          <table:table-cell office:value-type="float" office:value="4.15421905836367" calcext:value-type="float">
            <text:p>4.15421905836367</text:p>
          </table:table-cell>
          <table:table-cell office:value-type="float" office:value="-14.4621203369805" calcext:value-type="float">
            <text:p>-14.4621203369805</text:p>
          </table:table-cell>
          <table:table-cell office:value-type="float" office:value="3.51866792130701" calcext:value-type="float">
            <text:p>3.51866792130701</text:p>
          </table:table-cell>
          <table:table-cell table:number-columns-repeated="5"/>
        </table:table-row>
        <table:table-row table:style-name="ro1">
          <table:table-cell office:value-type="float" office:value="4.11726320044072" calcext:value-type="float">
            <text:p>4.11726320044072</text:p>
          </table:table-cell>
          <table:table-cell office:value-type="float" office:value="-14.4767557936408" calcext:value-type="float">
            <text:p>-14.4767557936408</text:p>
          </table:table-cell>
          <table:table-cell office:value-type="float" office:value="3.04079784899109" calcext:value-type="float">
            <text:p>3.04079784899109</text:p>
          </table:table-cell>
          <table:table-cell table:number-columns-repeated="5"/>
        </table:table-row>
        <table:table-row table:style-name="ro1">
          <table:table-cell office:value-type="float" office:value="4.10729554257569" calcext:value-type="float">
            <text:p>4.10729554257569</text:p>
          </table:table-cell>
          <table:table-cell office:value-type="float" office:value="-14.4757476892227" calcext:value-type="float">
            <text:p>-14.4757476892227</text:p>
          </table:table-cell>
          <table:table-cell office:value-type="float" office:value="3.09327942259335" calcext:value-type="float">
            <text:p>3.09327942259335</text:p>
          </table:table-cell>
          <table:table-cell table:number-columns-repeated="5"/>
        </table:table-row>
        <table:table-row table:style-name="ro1">
          <table:table-cell office:value-type="float" office:value="4.05426324474129" calcext:value-type="float">
            <text:p>4.05426324474129</text:p>
          </table:table-cell>
          <table:table-cell office:value-type="float" office:value="-14.4731835321986" calcext:value-type="float">
            <text:p>-14.4731835321986</text:p>
          </table:table-cell>
          <table:table-cell office:value-type="float" office:value="2.90566605307207" calcext:value-type="float">
            <text:p>2.90566605307207</text:p>
          </table:table-cell>
          <table:table-cell table:number-columns-repeated="5"/>
        </table:table-row>
        <table:table-row table:style-name="ro1">
          <table:table-cell office:value-type="float" office:value="3.97188121496248" calcext:value-type="float">
            <text:p>3.97188121496248</text:p>
          </table:table-cell>
          <table:table-cell office:value-type="float" office:value="-14.4533785925269" calcext:value-type="float">
            <text:p>-14.4533785925269</text:p>
          </table:table-cell>
          <table:table-cell office:value-type="float" office:value="3.00466441621796" calcext:value-type="float">
            <text:p>3.00466441621796</text:p>
          </table:table-cell>
          <table:table-cell table:number-columns-repeated="5"/>
        </table:table-row>
        <table:table-row table:style-name="ro1">
          <table:table-cell office:value-type="float" office:value="3.88365269270105" calcext:value-type="float">
            <text:p>3.88365269270105</text:p>
          </table:table-cell>
          <table:table-cell office:value-type="float" office:value="-14.4412215424503" calcext:value-type="float">
            <text:p>-14.4412215424503</text:p>
          </table:table-cell>
          <table:table-cell office:value-type="float" office:value="3.05416359779091" calcext:value-type="float">
            <text:p>3.05416359779091</text:p>
          </table:table-cell>
          <table:table-cell table:number-columns-repeated="5"/>
        </table:table-row>
        <table:table-row table:style-name="ro1">
          <table:table-cell office:value-type="float" office:value="3.86027960484464" calcext:value-type="float">
            <text:p>3.86027960484464</text:p>
          </table:table-cell>
          <table:table-cell office:value-type="float" office:value="-14.4391728327831" calcext:value-type="float">
            <text:p>-14.4391728327831</text:p>
          </table:table-cell>
          <table:table-cell office:value-type="float" office:value="2.82401944406373" calcext:value-type="float">
            <text:p>2.82401944406373</text:p>
          </table:table-cell>
          <table:table-cell table:number-columns-repeated="5"/>
        </table:table-row>
        <table:table-row table:style-name="ro1">
          <table:table-cell office:value-type="float" office:value="3.85750222720622" calcext:value-type="float">
            <text:p>3.85750222720622</text:p>
          </table:table-cell>
          <table:table-cell office:value-type="float" office:value="-14.4382599135688" calcext:value-type="float">
            <text:p>-14.4382599135688</text:p>
          </table:table-cell>
          <table:table-cell office:value-type="float" office:value="2.83551318069694" calcext:value-type="float">
            <text:p>2.83551318069694</text:p>
          </table:table-cell>
          <table:table-cell table:number-columns-repeated="5"/>
        </table:table-row>
        <table:table-row table:style-name="ro1">
          <table:table-cell office:value-type="float" office:value="3.83777550127853" calcext:value-type="float">
            <text:p>3.83777550127853</text:p>
          </table:table-cell>
          <table:table-cell office:value-type="float" office:value="-14.4320260690594" calcext:value-type="float">
            <text:p>-14.4320260690594</text:p>
          </table:table-cell>
          <table:table-cell office:value-type="float" office:value="2.8470069173302" calcext:value-type="float">
            <text:p>2.8470069173302</text:p>
          </table:table-cell>
          <table:table-cell table:number-columns-repeated="5"/>
        </table:table-row>
        <table:table-row table:style-name="ro1">
          <table:table-cell office:value-type="float" office:value="3.76899147027326" calcext:value-type="float">
            <text:p>3.76899147027326</text:p>
          </table:table-cell>
          <table:table-cell office:value-type="float" office:value="-14.4111560474382" calcext:value-type="float">
            <text:p>-14.4111560474382</text:p>
          </table:table-cell>
          <table:table-cell office:value-type="float" office:value="2.36319524993686" calcext:value-type="float">
            <text:p>2.36319524993686</text:p>
          </table:table-cell>
          <table:table-cell table:number-columns-repeated="5"/>
        </table:table-row>
        <table:table-row table:style-name="ro1">
          <table:table-cell office:value-type="float" office:value="3.74272421687731" calcext:value-type="float">
            <text:p>3.74272421687731</text:p>
          </table:table-cell>
          <table:table-cell office:value-type="float" office:value="-14.3852540245781" calcext:value-type="float">
            <text:p>-14.3852540245781</text:p>
          </table:table-cell>
          <table:table-cell office:value-type="float" office:value="2.380419792274" calcext:value-type="float">
            <text:p>2.380419792274</text:p>
          </table:table-cell>
          <table:table-cell table:number-columns-repeated="5"/>
        </table:table-row>
        <table:table-row table:style-name="ro1">
          <table:table-cell office:value-type="float" office:value="3.7202774505679" calcext:value-type="float">
            <text:p>3.7202774505679</text:p>
          </table:table-cell>
          <table:table-cell office:value-type="float" office:value="-14.3638692972098" calcext:value-type="float">
            <text:p>-14.3638692972098</text:p>
          </table:table-cell>
          <table:table-cell office:value-type="float" office:value="2.39764433461111" calcext:value-type="float">
            <text:p>2.39764433461111</text:p>
          </table:table-cell>
          <table:table-cell table:number-columns-repeated="5"/>
        </table:table-row>
        <table:table-row table:style-name="ro1">
          <table:table-cell office:value-type="float" office:value="3.64701821617069" calcext:value-type="float">
            <text:p>3.64701821617069</text:p>
          </table:table-cell>
          <table:table-cell office:value-type="float" office:value="-14.2964447265201" calcext:value-type="float">
            <text:p>-14.2964447265201</text:p>
          </table:table-cell>
          <table:table-cell office:value-type="float" office:value="2.3631952128025" calcext:value-type="float">
            <text:p>2.3631952128025</text:p>
          </table:table-cell>
          <table:table-cell table:number-columns-repeated="5"/>
        </table:table-row>
        <table:table-row table:style-name="ro1">
          <table:table-cell office:value-type="float" office:value="3.63595268238252" calcext:value-type="float">
            <text:p>3.63595268238252</text:p>
          </table:table-cell>
          <table:table-cell office:value-type="float" office:value="-14.2855330515875" calcext:value-type="float">
            <text:p>-14.2855330515875</text:p>
          </table:table-cell>
          <table:table-cell office:value-type="float" office:value="2.22103134179769" calcext:value-type="float">
            <text:p>2.22103134179769</text:p>
          </table:table-cell>
          <table:table-cell table:number-columns-repeated="5"/>
        </table:table-row>
        <table:table-row table:style-name="ro1">
          <table:table-cell office:value-type="float" office:value="3.61547927074408" calcext:value-type="float">
            <text:p>3.61547927074408</text:p>
          </table:table-cell>
          <table:table-cell office:value-type="float" office:value="-14.2586147284582" calcext:value-type="float">
            <text:p>-14.2586147284582</text:p>
          </table:table-cell>
          <table:table-cell office:value-type="float" office:value="2.2210313271674" calcext:value-type="float">
            <text:p>2.2210313271674</text:p>
          </table:table-cell>
          <table:table-cell table:number-columns-repeated="5"/>
        </table:table-row>
        <table:table-row table:style-name="ro1">
          <table:table-cell office:value-type="float" office:value="3.52234576429552" calcext:value-type="float">
            <text:p>3.52234576429552</text:p>
          </table:table-cell>
          <table:table-cell office:value-type="float" office:value="-14.1361633294854" calcext:value-type="float">
            <text:p>-14.1361633294854</text:p>
          </table:table-cell>
          <table:table-cell office:value-type="float" office:value="2.27598410352807" calcext:value-type="float">
            <text:p>2.27598410352807</text:p>
          </table:table-cell>
          <table:table-cell table:number-columns-repeated="5"/>
        </table:table-row>
        <table:table-row table:style-name="ro1">
          <table:table-cell office:value-type="float" office:value="3.47187243292039" calcext:value-type="float">
            <text:p>3.47187243292039</text:p>
          </table:table-cell>
          <table:table-cell office:value-type="float" office:value="-14.0768663478107" calcext:value-type="float">
            <text:p>-14.0768663478107</text:p>
          </table:table-cell>
          <table:table-cell office:value-type="float" office:value="2.07312632625159" calcext:value-type="float">
            <text:p>2.07312632625159</text:p>
          </table:table-cell>
          <table:table-cell table:number-columns-repeated="5"/>
        </table:table-row>
        <table:table-row table:style-name="ro1">
          <table:table-cell office:value-type="float" office:value="3.42750009982785" calcext:value-type="float">
            <text:p>3.42750009982785</text:p>
          </table:table-cell>
          <table:table-cell office:value-type="float" office:value="-13.9960912339434" calcext:value-type="float">
            <text:p>-13.9960912339434</text:p>
          </table:table-cell>
          <table:table-cell office:value-type="float" office:value="2.17625053428325" calcext:value-type="float">
            <text:p>2.17625053428325</text:p>
          </table:table-cell>
          <table:table-cell table:number-columns-repeated="5"/>
        </table:table-row>
        <table:table-row table:style-name="ro1">
          <table:table-cell office:value-type="float" office:value="3.37470101020816" calcext:value-type="float">
            <text:p>3.37470101020816</text:p>
          </table:table-cell>
          <table:table-cell office:value-type="float" office:value="-13.9198111396016" calcext:value-type="float">
            <text:p>-13.9198111396016</text:p>
          </table:table-cell>
          <table:table-cell office:value-type="float" office:value="2.27937474231491" calcext:value-type="float">
            <text:p>2.27937474231491</text:p>
          </table:table-cell>
          <table:table-cell table:number-columns-repeated="5"/>
        </table:table-row>
        <table:table-row table:style-name="ro1">
          <table:table-cell office:value-type="float" office:value="3.31433003134098" calcext:value-type="float">
            <text:p>3.31433003134098</text:p>
          </table:table-cell>
          <table:table-cell office:value-type="float" office:value="-13.8493715089376" calcext:value-type="float">
            <text:p>-13.8493715089376</text:p>
          </table:table-cell>
          <table:table-cell office:value-type="float" office:value="2.33093684633074" calcext:value-type="float">
            <text:p>2.33093684633074</text:p>
          </table:table-cell>
          <table:table-cell table:number-columns-repeated="5"/>
        </table:table-row>
        <table:table-row table:style-name="ro1">
          <table:table-cell office:value-type="float" office:value="3.28114510337033" calcext:value-type="float">
            <text:p>3.28114510337033</text:p>
          </table:table-cell>
          <table:table-cell office:value-type="float" office:value="-13.8144664218084" calcext:value-type="float">
            <text:p>-13.8144664218084</text:p>
          </table:table-cell>
          <table:table-cell office:value-type="float" office:value="2.16527853168867" calcext:value-type="float">
            <text:p>2.16527853168867</text:p>
          </table:table-cell>
          <table:table-cell table:number-columns-repeated="5"/>
        </table:table-row>
        <table:table-row table:style-name="ro1">
          <table:table-cell office:value-type="float" office:value="3.25525923943778" calcext:value-type="float">
            <text:p>3.25525923943778</text:p>
          </table:table-cell>
          <table:table-cell office:value-type="float" office:value="-13.7761775088817" calcext:value-type="float">
            <text:p>-13.7761775088817</text:p>
          </table:table-cell>
          <table:table-cell office:value-type="float" office:value="2.21885384771481" calcext:value-type="float">
            <text:p>2.21885384771481</text:p>
          </table:table-cell>
          <table:table-cell table:number-columns-repeated="5"/>
        </table:table-row>
        <table:table-row table:style-name="ro1">
          <table:table-cell office:value-type="float" office:value="3.19707482373407" calcext:value-type="float">
            <text:p>3.19707482373407</text:p>
          </table:table-cell>
          <table:table-cell office:value-type="float" office:value="-13.6993302687819" calcext:value-type="float">
            <text:p>-13.6993302687819</text:p>
          </table:table-cell>
          <table:table-cell office:value-type="float" office:value="2.27242916374095" calcext:value-type="float">
            <text:p>2.27242916374095</text:p>
          </table:table-cell>
          <table:table-cell table:number-columns-repeated="5"/>
        </table:table-row>
        <table:table-row table:style-name="ro1">
          <table:table-cell office:value-type="float" office:value="3.1273403227656" calcext:value-type="float">
            <text:p>3.1273403227656</text:p>
          </table:table-cell>
          <table:table-cell office:value-type="float" office:value="-13.61681238429" calcext:value-type="float">
            <text:p>-13.61681238429</text:p>
          </table:table-cell>
          <table:table-cell office:value-type="float" office:value="2.22103121826156" calcext:value-type="float">
            <text:p>2.22103121826156</text:p>
          </table:table-cell>
          <table:table-cell table:number-columns-repeated="5"/>
        </table:table-row>
        <table:table-row table:style-name="ro1">
          <table:table-cell office:value-type="float" office:value="3.06514500159721" calcext:value-type="float">
            <text:p>3.06514500159721</text:p>
          </table:table-cell>
          <table:table-cell office:value-type="float" office:value="-13.5350383150168" calcext:value-type="float">
            <text:p>-13.5350383150168</text:p>
          </table:table-cell>
          <table:table-cell office:value-type="float" office:value="2.24979541838424" calcext:value-type="float">
            <text:p>2.24979541838424</text:p>
          </table:table-cell>
          <table:table-cell table:number-columns-repeated="5"/>
        </table:table-row>
        <table:table-row table:style-name="ro1">
          <table:table-cell office:value-type="float" office:value="3.03263368628219" calcext:value-type="float">
            <text:p>3.03263368628219</text:p>
          </table:table-cell>
          <table:table-cell office:value-type="float" office:value="-13.494752042251" calcext:value-type="float">
            <text:p>-13.494752042251</text:p>
          </table:table-cell>
          <table:table-cell office:value-type="float" office:value="2.27855961850694" calcext:value-type="float">
            <text:p>2.27855961850694</text:p>
          </table:table-cell>
          <table:table-cell table:number-columns-repeated="5"/>
        </table:table-row>
        <table:table-row table:style-name="ro1">
          <table:table-cell office:value-type="float" office:value="2.98961070840977" calcext:value-type="float">
            <text:p>2.98961070840977</text:p>
          </table:table-cell>
          <table:table-cell office:value-type="float" office:value="-13.444470816392" calcext:value-type="float">
            <text:p>-13.444470816392</text:p>
          </table:table-cell>
          <table:table-cell office:value-type="float" office:value="2.16527847612004" calcext:value-type="float">
            <text:p>2.16527847612004</text:p>
          </table:table-cell>
          <table:table-cell table:number-columns-repeated="5"/>
        </table:table-row>
        <table:table-row table:style-name="ro1">
          <table:table-cell office:value-type="float" office:value="2.97488049959744" calcext:value-type="float">
            <text:p>2.97488049959744</text:p>
          </table:table-cell>
          <table:table-cell office:value-type="float" office:value="-13.4226827180066" calcext:value-type="float">
            <text:p>-13.4226827180066</text:p>
          </table:table-cell>
          <table:table-cell office:value-type="float" office:value="2.06845627300754" calcext:value-type="float">
            <text:p>2.06845627300754</text:p>
          </table:table-cell>
          <table:table-cell table:number-columns-repeated="5"/>
        </table:table-row>
        <table:table-row table:style-name="ro1">
          <table:table-cell office:value-type="float" office:value="2.95336238803404" calcext:value-type="float">
            <text:p>2.95336238803404</text:p>
          </table:table-cell>
          <table:table-cell office:value-type="float" office:value="-13.3830740637723" calcext:value-type="float">
            <text:p>-13.3830740637723</text:p>
          </table:table-cell>
          <table:table-cell office:value-type="float" office:value="2.11821182882364" calcext:value-type="float">
            <text:p>2.11821182882364</text:p>
          </table:table-cell>
          <table:table-cell table:number-columns-repeated="5"/>
        </table:table-row>
        <table:table-row table:style-name="ro1">
          <table:table-cell office:value-type="float" office:value="2.90676723835981" calcext:value-type="float">
            <text:p>2.90676723835981</text:p>
          </table:table-cell>
          <table:table-cell office:value-type="float" office:value="-13.3066327861125" calcext:value-type="float">
            <text:p>-13.3066327861125</text:p>
          </table:table-cell>
          <table:table-cell office:value-type="float" office:value="2.21772294045585" calcext:value-type="float">
            <text:p>2.21772294045585</text:p>
          </table:table-cell>
          <table:table-cell table:number-columns-repeated="5"/>
        </table:table-row>
        <table:table-row table:style-name="ro1">
          <table:table-cell office:value-type="float" office:value="2.85280839324469" calcext:value-type="float">
            <text:p>2.85280839324469</text:p>
          </table:table-cell>
          <table:table-cell office:value-type="float" office:value="-13.2351987610455" calcext:value-type="float">
            <text:p>-13.2351987610455</text:p>
          </table:table-cell>
          <table:table-cell office:value-type="float" office:value="2.26747849627195" calcext:value-type="float">
            <text:p>2.26747849627195</text:p>
          </table:table-cell>
          <table:table-cell table:number-columns-repeated="5"/>
        </table:table-row>
        <table:table-row table:style-name="ro1">
          <table:table-cell office:value-type="float" office:value="2.80308842729725" calcext:value-type="float">
            <text:p>2.80308842729725</text:p>
          </table:table-cell>
          <table:table-cell office:value-type="float" office:value="-13.1757700801288" calcext:value-type="float">
            <text:p>-13.1757700801288</text:p>
          </table:table-cell>
          <table:table-cell office:value-type="float" office:value="2.11741322205414" calcext:value-type="float">
            <text:p>2.11741322205414</text:p>
          </table:table-cell>
          <table:table-cell table:number-columns-repeated="5"/>
        </table:table-row>
        <table:table-row table:style-name="ro1">
          <table:table-cell office:value-type="float" office:value="2.77052277261346" calcext:value-type="float">
            <text:p>2.77052277261346</text:p>
          </table:table-cell>
          <table:table-cell office:value-type="float" office:value="-13.1222486433493" calcext:value-type="float">
            <text:p>-13.1222486433493</text:p>
          </table:table-cell>
          <table:table-cell office:value-type="float" office:value="2.16799039438535" calcext:value-type="float">
            <text:p>2.16799039438535</text:p>
          </table:table-cell>
          <table:table-cell table:number-columns-repeated="5"/>
        </table:table-row>
        <table:table-row table:style-name="ro1">
          <table:table-cell office:value-type="float" office:value="2.71935119354169" calcext:value-type="float">
            <text:p>2.71935119354169</text:p>
          </table:table-cell>
          <table:table-cell office:value-type="float" office:value="-13.0469991386095" calcext:value-type="float">
            <text:p>-13.0469991386095</text:p>
          </table:table-cell>
          <table:table-cell office:value-type="float" office:value="2.26914473904773" calcext:value-type="float">
            <text:p>2.26914473904773</text:p>
          </table:table-cell>
          <table:table-cell table:number-columns-repeated="5"/>
        </table:table-row>
        <table:table-row table:style-name="ro1">
          <table:table-cell office:value-type="float" office:value="2.66084235022563" calcext:value-type="float">
            <text:p>2.66084235022563</text:p>
          </table:table-cell>
          <table:table-cell office:value-type="float" office:value="-12.9773016944518" calcext:value-type="float">
            <text:p>-12.9773016944518</text:p>
          </table:table-cell>
          <table:table-cell office:value-type="float" office:value="2.31972191137892" calcext:value-type="float">
            <text:p>2.31972191137892</text:p>
          </table:table-cell>
          <table:table-cell table:number-columns-repeated="5"/>
        </table:table-row>
        <table:table-row table:style-name="ro1">
          <table:table-cell office:value-type="float" office:value="2.61669963368015" calcext:value-type="float">
            <text:p>2.61669963368015</text:p>
          </table:table-cell>
          <table:table-cell office:value-type="float" office:value="-12.9298155545583" calcext:value-type="float">
            <text:p>-12.9298155545583</text:p>
          </table:table-cell>
          <table:table-cell office:value-type="float" office:value="2.04006801425205" calcext:value-type="float">
            <text:p>2.04006801425205</text:p>
          </table:table-cell>
          <table:table-cell table:number-columns-repeated="5"/>
        </table:table-row>
        <table:table-row table:style-name="ro1">
          <table:table-cell office:value-type="float" office:value="2.59270472595336" calcext:value-type="float">
            <text:p>2.59270472595336</text:p>
          </table:table-cell>
          <table:table-cell office:value-type="float" office:value="-12.8824929870483" calcext:value-type="float">
            <text:p>-12.8824929870483</text:p>
          </table:table-cell>
          <table:table-cell office:value-type="float" office:value="2.08479350018209" calcext:value-type="float">
            <text:p>2.08479350018209</text:p>
          </table:table-cell>
          <table:table-cell table:number-columns-repeated="5"/>
        </table:table-row>
        <table:table-row table:style-name="ro1">
          <table:table-cell office:value-type="float" office:value="2.55313625377452" calcext:value-type="float">
            <text:p>2.55313625377452</text:p>
          </table:table-cell>
          <table:table-cell office:value-type="float" office:value="-12.8124129512012" calcext:value-type="float">
            <text:p>-12.8124129512012</text:p>
          </table:table-cell>
          <table:table-cell office:value-type="float" office:value="2.17424447204218" calcext:value-type="float">
            <text:p>2.17424447204218</text:p>
          </table:table-cell>
          <table:table-cell table:number-columns-repeated="5"/>
        </table:table-row>
        <table:table-row table:style-name="ro1">
          <table:table-cell office:value-type="float" office:value="2.5074656083536" calcext:value-type="float">
            <text:p>2.5074656083536</text:p>
          </table:table-cell>
          <table:table-cell office:value-type="float" office:value="-12.7461478203878" calcext:value-type="float">
            <text:p>-12.7461478203878</text:p>
          </table:table-cell>
          <table:table-cell office:value-type="float" office:value="2.26369544390229" calcext:value-type="float">
            <text:p>2.26369544390229</text:p>
          </table:table-cell>
          <table:table-cell table:number-columns-repeated="5"/>
        </table:table-row>
        <table:table-row table:style-name="ro1">
          <table:table-cell office:value-type="float" office:value="2.45605797867889" calcext:value-type="float">
            <text:p>2.45605797867889</text:p>
          </table:table-cell>
          <table:table-cell office:value-type="float" office:value="-12.6842274600358" calcext:value-type="float">
            <text:p>-12.6842274600358</text:p>
          </table:table-cell>
          <table:table-cell office:value-type="float" office:value="2.35314641576239" calcext:value-type="float">
            <text:p>2.35314641576239</text:p>
          </table:table-cell>
          <table:table-cell table:number-columns-repeated="5"/>
        </table:table-row>
        <table:table-row table:style-name="ro1">
          <table:table-cell office:value-type="float" office:value="2.39932442748222" calcext:value-type="float">
            <text:p>2.39932442748222</text:p>
          </table:table-cell>
          <table:table-cell office:value-type="float" office:value="-12.6271469941696" calcext:value-type="float">
            <text:p>-12.6271469941696</text:p>
          </table:table-cell>
          <table:table-cell office:value-type="float" office:value="2.44259738762251" calcext:value-type="float">
            <text:p>2.44259738762251</text:p>
          </table:table-cell>
          <table:table-cell table:number-columns-repeated="5"/>
        </table:table-row>
        <table:table-row table:style-name="ro1">
          <table:table-cell office:value-type="float" office:value="2.36773053435328" calcext:value-type="float">
            <text:p>2.36773053435328</text:p>
          </table:table-cell>
          <table:table-cell office:value-type="float" office:value="-12.6005900430764" calcext:value-type="float">
            <text:p>-12.6005900430764</text:p>
          </table:table-cell>
          <table:table-cell office:value-type="float" office:value="2.17079400719935" calcext:value-type="float">
            <text:p>2.17079400719935</text:p>
          </table:table-cell>
          <table:table-cell table:number-columns-repeated="5"/>
        </table:table-row>
        <table:table-row table:style-name="ro1">
          <table:table-cell office:value-type="float" office:value="2.33529418744832" calcext:value-type="float">
            <text:p>2.33529418744832</text:p>
          </table:table-cell>
          <table:table-cell office:value-type="float" office:value="-12.5531777302747" calcext:value-type="float">
            <text:p>-12.5531777302747</text:p>
          </table:table-cell>
          <table:table-cell office:value-type="float" office:value="2.27755575447087" calcext:value-type="float">
            <text:p>2.27755575447087</text:p>
          </table:table-cell>
          <table:table-cell table:number-columns-repeated="5"/>
        </table:table-row>
        <table:table-row table:style-name="ro1">
          <table:table-cell office:value-type="float" office:value="2.27292845620029" calcext:value-type="float">
            <text:p>2.27292845620029</text:p>
          </table:table-cell>
          <table:table-cell office:value-type="float" office:value="-12.4801422127702" calcext:value-type="float">
            <text:p>-12.4801422127702</text:p>
          </table:table-cell>
          <table:table-cell office:value-type="float" office:value="2.33093662810482" calcext:value-type="float">
            <text:p>2.33093662810482</text:p>
          </table:table-cell>
          <table:table-cell table:number-columns-repeated="5"/>
        </table:table-row>
        <table:table-row table:style-name="ro1">
          <table:table-cell office:value-type="float" office:value="2.27277705271858" calcext:value-type="float">
            <text:p>2.27277705271858</text:p>
          </table:table-cell>
          <table:table-cell office:value-type="float" office:value="-12.4799829611354" calcext:value-type="float">
            <text:p>-12.4799829611354</text:p>
          </table:table-cell>
          <table:table-cell office:value-type="float" office:value="2.06002858677722" calcext:value-type="float">
            <text:p>2.06002858677722</text:p>
          </table:table-cell>
          <table:table-cell table:number-columns-repeated="5"/>
        </table:table-row>
        <table:table-row table:style-name="ro1">
          <table:table-cell office:value-type="float" office:value="2.27115402718752" calcext:value-type="float">
            <text:p>2.27115402718752</text:p>
          </table:table-cell>
          <table:table-cell office:value-type="float" office:value="-12.4769344670372" calcext:value-type="float">
            <text:p>-12.4769344670372</text:p>
          </table:table-cell>
          <table:table-cell office:value-type="float" office:value="2.1002791943701" calcext:value-type="float">
            <text:p>2.1002791943701</text:p>
          </table:table-cell>
          <table:table-cell table:number-columns-repeated="5"/>
        </table:table-row>
        <table:table-row table:style-name="ro1">
          <table:table-cell office:value-type="float" office:value="2.23456979554562" calcext:value-type="float">
            <text:p>2.23456979554562</text:p>
          </table:table-cell>
          <table:table-cell office:value-type="float" office:value="-12.4144211017529" calcext:value-type="float">
            <text:p>-12.4144211017529</text:p>
          </table:table-cell>
          <table:table-cell office:value-type="float" office:value="2.18078040955599" calcext:value-type="float">
            <text:p>2.18078040955599</text:p>
          </table:table-cell>
          <table:table-cell table:number-columns-repeated="5"/>
        </table:table-row>
        <table:table-row table:style-name="ro1">
          <table:table-cell office:value-type="float" office:value="2.19307707269945" calcext:value-type="float">
            <text:p>2.19307707269945</text:p>
          </table:table-cell>
          <table:table-cell office:value-type="float" office:value="-12.3550520795712" calcext:value-type="float">
            <text:p>-12.3550520795712</text:p>
          </table:table-cell>
          <table:table-cell office:value-type="float" office:value="2.22103101714895" calcext:value-type="float">
            <text:p>2.22103101714895</text:p>
          </table:table-cell>
          <table:table-cell table:number-columns-repeated="5"/>
        </table:table-row>
        <table:table-row table:style-name="ro1">
          <table:table-cell office:value-type="float" office:value="2.11687697447532" calcext:value-type="float">
            <text:p>2.11687697447532</text:p>
          </table:table-cell>
          <table:table-cell office:value-type="float" office:value="-12.2548645639424" calcext:value-type="float">
            <text:p>-12.2548645639424</text:p>
          </table:table-cell>
          <table:table-cell office:value-type="float" office:value="2.22103100179875" calcext:value-type="float">
            <text:p>2.22103100179875</text:p>
          </table:table-cell>
          <table:table-cell table:number-columns-repeated="5"/>
        </table:table-row>
        <table:table-row table:style-name="ro1">
          <table:table-cell office:value-type="float" office:value="2.07739621742723" calcext:value-type="float">
            <text:p>2.07739621742723</text:p>
          </table:table-cell>
          <table:table-cell office:value-type="float" office:value="-12.202955456448" calcext:value-type="float">
            <text:p>-12.202955456448</text:p>
          </table:table-cell>
          <table:table-cell office:value-type="float" office:value="2.11741305899284" calcext:value-type="float">
            <text:p>2.11741305899284</text:p>
          </table:table-cell>
          <table:table-cell table:number-columns-repeated="5"/>
        </table:table-row>
        <table:table-row table:style-name="ro1">
          <table:table-cell office:value-type="float" office:value="2.03392176806573" calcext:value-type="float">
            <text:p>2.03392176806573</text:p>
          </table:table-cell>
          <table:table-cell office:value-type="float" office:value="-12.1315054619664" calcext:value-type="float">
            <text:p>-12.1315054619664</text:p>
          </table:table-cell>
          <table:table-cell office:value-type="float" office:value="2.1561670138316" calcext:value-type="float">
            <text:p>2.1561670138316</text:p>
          </table:table-cell>
          <table:table-cell table:number-columns-repeated="5"/>
        </table:table-row>
        <table:table-row table:style-name="ro1">
          <table:table-cell office:value-type="float" office:value="1.99539002130086" calcext:value-type="float">
            <text:p>1.99539002130086</text:p>
          </table:table-cell>
          <table:table-cell office:value-type="float" office:value="-12.0733769446076" calcext:value-type="float">
            <text:p>-12.0733769446076</text:p>
          </table:table-cell>
          <table:table-cell office:value-type="float" office:value="2.23367492350918" calcext:value-type="float">
            <text:p>2.23367492350918</text:p>
          </table:table-cell>
          <table:table-cell table:number-columns-repeated="5"/>
        </table:table-row>
        <table:table-row table:style-name="ro1">
          <table:table-cell office:value-type="float" office:value="1.95247304568476" calcext:value-type="float">
            <text:p>1.95247304568476</text:p>
          </table:table-cell>
          <table:table-cell office:value-type="float" office:value="-12.0184064685041" calcext:value-type="float">
            <text:p>-12.0184064685041</text:p>
          </table:table-cell>
          <table:table-cell office:value-type="float" office:value="2.27242887834796" calcext:value-type="float">
            <text:p>2.27242887834796</text:p>
          </table:table-cell>
          <table:table-cell table:number-columns-repeated="5"/>
        </table:table-row>
        <table:table-row table:style-name="ro1">
          <table:table-cell office:value-type="float" office:value="1.94415807140694" calcext:value-type="float">
            <text:p>1.94415807140694</text:p>
          </table:table-cell>
          <table:table-cell office:value-type="float" office:value="-12.008567228606" calcext:value-type="float">
            <text:p>-12.008567228606</text:p>
          </table:table-cell>
          <table:table-cell office:value-type="float" office:value="1.88485258214812" calcext:value-type="float">
            <text:p>1.88485258214812</text:p>
          </table:table-cell>
          <table:table-cell table:number-columns-repeated="5"/>
        </table:table-row>
        <table:table-row table:style-name="ro1">
          <table:table-cell office:value-type="float" office:value="1.92018667092139" calcext:value-type="float">
            <text:p>1.92018667092139</text:p>
          </table:table-cell>
          <table:table-cell office:value-type="float" office:value="-11.9347649769843" calcext:value-type="float">
            <text:p>-11.9347649769843</text:p>
          </table:table-cell>
          <table:table-cell office:value-type="float" office:value="1.98249695309773" calcext:value-type="float">
            <text:p>1.98249695309773</text:p>
          </table:table-cell>
          <table:table-cell table:number-columns-repeated="5"/>
        </table:table-row>
        <table:table-row table:style-name="ro1">
          <table:table-cell office:value-type="float" office:value="1.88503386466509" calcext:value-type="float">
            <text:p>1.88503386466509</text:p>
          </table:table-cell>
          <table:table-cell office:value-type="float" office:value="-11.8542601396532" calcext:value-type="float">
            <text:p>-11.8542601396532</text:p>
          </table:table-cell>
          <table:table-cell office:value-type="float" office:value="2.08014132404735" calcext:value-type="float">
            <text:p>2.08014132404735</text:p>
          </table:table-cell>
          <table:table-cell table:number-columns-repeated="5"/>
        </table:table-row>
        <table:table-row table:style-name="ro1">
          <table:table-cell office:value-type="float" office:value="1.84220014745025" calcext:value-type="float">
            <text:p>1.84220014745025</text:p>
          </table:table-cell>
          <table:table-cell office:value-type="float" office:value="-11.7775658028939" calcext:value-type="float">
            <text:p>-11.7775658028939</text:p>
          </table:table-cell>
          <table:table-cell office:value-type="float" office:value="2.17778569499697" calcext:value-type="float">
            <text:p>2.17778569499697</text:p>
          </table:table-cell>
          <table:table-cell table:number-columns-repeated="5"/>
        </table:table-row>
        <table:table-row table:style-name="ro1">
          <table:table-cell office:value-type="float" office:value="1.79209358968213" calcext:value-type="float">
            <text:p>1.79209358968213</text:p>
          </table:table-cell>
          <table:table-cell office:value-type="float" office:value="-11.7054126221599" calcext:value-type="float">
            <text:p>-11.7054126221599</text:p>
          </table:table-cell>
          <table:table-cell office:value-type="float" office:value="2.27543006594658" calcext:value-type="float">
            <text:p>2.27543006594658</text:p>
          </table:table-cell>
          <table:table-cell table:number-columns-repeated="5"/>
        </table:table-row>
        <table:table-row table:style-name="ro1">
          <table:table-cell office:value-type="float" office:value="1.74749450416037" calcext:value-type="float">
            <text:p>1.74749450416037</text:p>
          </table:table-cell>
          <table:table-cell office:value-type="float" office:value="-11.6529579586845" calcext:value-type="float">
            <text:p>-11.6529579586845</text:p>
          </table:table-cell>
          <table:table-cell office:value-type="float" office:value="2.04653714516258" calcext:value-type="float">
            <text:p>2.04653714516258</text:p>
          </table:table-cell>
          <table:table-cell table:number-columns-repeated="5"/>
        </table:table-row>
        <table:table-row table:style-name="ro1">
          <table:table-cell office:value-type="float" office:value="1.71807234952219" calcext:value-type="float">
            <text:p>1.71807234952219</text:p>
          </table:table-cell>
          <table:table-cell office:value-type="float" office:value="-11.5958507609636" calcext:value-type="float">
            <text:p>-11.5958507609636</text:p>
          </table:table-cell>
          <table:table-cell office:value-type="float" office:value="2.1628663075557" calcext:value-type="float">
            <text:p>2.1628663075557</text:p>
          </table:table-cell>
          <table:table-cell table:number-columns-repeated="5"/>
        </table:table-row>
        <table:table-row table:style-name="ro1">
          <table:table-cell office:value-type="float" office:value="1.65967642275079" calcext:value-type="float">
            <text:p>1.65967642275079</text:p>
          </table:table-cell>
          <table:table-cell office:value-type="float" office:value="-11.5090241283002" calcext:value-type="float">
            <text:p>-11.5090241283002</text:p>
          </table:table-cell>
          <table:table-cell office:value-type="float" office:value="2.22103088875224" calcext:value-type="float">
            <text:p>2.22103088875224</text:p>
          </table:table-cell>
          <table:table-cell table:number-columns-repeated="5"/>
        </table:table-row>
        <table:table-row table:style-name="ro1">
          <table:table-cell office:value-type="float" office:value="1.6367558956395" calcext:value-type="float">
            <text:p>1.6367558956395</text:p>
          </table:table-cell>
          <table:table-cell office:value-type="float" office:value="-11.4788883235754" calcext:value-type="float">
            <text:p>-11.4788883235754</text:p>
          </table:table-cell>
          <table:table-cell office:value-type="float" office:value="1.93419436628346" calcext:value-type="float">
            <text:p>1.93419436628346</text:p>
          </table:table-cell>
          <table:table-cell table:number-columns-repeated="5"/>
        </table:table-row>
        <table:table-row table:style-name="ro1">
          <table:table-cell office:value-type="float" office:value="1.62368686152064" calcext:value-type="float">
            <text:p>1.62368686152064</text:p>
          </table:table-cell>
          <table:table-cell office:value-type="float" office:value="-11.444522111699" calcext:value-type="float">
            <text:p>-11.444522111699</text:p>
          </table:table-cell>
          <table:table-cell office:value-type="float" office:value="1.96655417908173" calcext:value-type="float">
            <text:p>1.96655417908173</text:p>
          </table:table-cell>
          <table:table-cell table:number-columns-repeated="5"/>
        </table:table-row>
        <table:table-row table:style-name="ro1">
          <table:table-cell office:value-type="float" office:value="1.6012358650602" calcext:value-type="float">
            <text:p>1.6012358650602</text:p>
          </table:table-cell>
          <table:table-cell office:value-type="float" office:value="-11.3907861003972" calcext:value-type="float">
            <text:p>-11.3907861003972</text:p>
          </table:table-cell>
          <table:table-cell office:value-type="float" office:value="1.99891399188003" calcext:value-type="float">
            <text:p>1.99891399188003</text:p>
          </table:table-cell>
          <table:table-cell table:number-columns-repeated="5"/>
        </table:table-row>
        <table:table-row table:style-name="ro1">
          <table:table-cell office:value-type="float" office:value="1.55043580419456" calcext:value-type="float">
            <text:p>1.55043580419456</text:p>
          </table:table-cell>
          <table:table-cell office:value-type="float" office:value="-11.2794666150312" calcext:value-type="float">
            <text:p>-11.2794666150312</text:p>
          </table:table-cell>
          <table:table-cell office:value-type="float" office:value="2.01023889612611" calcext:value-type="float">
            <text:p>2.01023889612611</text:p>
          </table:table-cell>
          <table:table-cell table:number-columns-repeated="5"/>
        </table:table-row>
        <table:table-row table:style-name="ro1">
          <table:table-cell office:value-type="float" office:value="1.54176356914716" calcext:value-type="float">
            <text:p>1.54176356914716</text:p>
          </table:table-cell>
          <table:table-cell office:value-type="float" office:value="-11.2610189655128" calcext:value-type="float">
            <text:p>-11.2610189655128</text:p>
          </table:table-cell>
          <table:table-cell office:value-type="float" office:value="2.02156380037218" calcext:value-type="float">
            <text:p>2.02156380037218</text:p>
          </table:table-cell>
          <table:table-cell table:number-columns-repeated="5"/>
        </table:table-row>
        <table:table-row table:style-name="ro1">
          <table:table-cell office:value-type="float" office:value="1.49377603316574" calcext:value-type="float">
            <text:p>1.49377603316574</text:p>
          </table:table-cell>
          <table:table-cell office:value-type="float" office:value="-11.161871568354" calcext:value-type="float">
            <text:p>-11.161871568354</text:p>
          </table:table-cell>
          <table:table-cell office:value-type="float" office:value="1.9640460551252" calcext:value-type="float">
            <text:p>1.9640460551252</text:p>
          </table:table-cell>
          <table:table-cell table:number-columns-repeated="5"/>
        </table:table-row>
        <table:table-row table:style-name="ro1">
          <table:table-cell office:value-type="float" office:value="1.46779702154468" calcext:value-type="float">
            <text:p>1.46779702154468</text:p>
          </table:table-cell>
          <table:table-cell office:value-type="float" office:value="-11.0992502388797" calcext:value-type="float">
            <text:p>-11.0992502388797</text:p>
          </table:table-cell>
          <table:table-cell office:value-type="float" office:value="1.87769020219558" calcext:value-type="float">
            <text:p>1.87769020219558</text:p>
          </table:table-cell>
          <table:table-cell table:number-columns-repeated="5"/>
        </table:table-row>
        <table:table-row table:style-name="ro1">
          <table:table-cell office:value-type="float" office:value="1.4372105503225" calcext:value-type="float">
            <text:p>1.4372105503225</text:p>
          </table:table-cell>
          <table:table-cell office:value-type="float" office:value="-11.0027343449077" calcext:value-type="float">
            <text:p>-11.0027343449077</text:p>
          </table:table-cell>
          <table:table-cell office:value-type="float" office:value="1.93830207112422" calcext:value-type="float">
            <text:p>1.93830207112422</text:p>
          </table:table-cell>
          <table:table-cell table:number-columns-repeated="5"/>
        </table:table-row>
        <table:table-row table:style-name="ro1">
          <table:table-cell office:value-type="float" office:value="1.39803564411796" calcext:value-type="float">
            <text:p>1.39803564411796</text:p>
          </table:table-cell>
          <table:table-cell office:value-type="float" office:value="-10.9009804016713" calcext:value-type="float">
            <text:p>-10.9009804016713</text:p>
          </table:table-cell>
          <table:table-cell office:value-type="float" office:value="1.99891394005286" calcext:value-type="float">
            <text:p>1.99891394005286</text:p>
          </table:table-cell>
          <table:table-cell table:number-columns-repeated="5"/>
        </table:table-row>
        <table:table-row table:style-name="ro1">
          <table:table-cell office:value-type="float" office:value="1.36415853488105" calcext:value-type="float">
            <text:p>1.36415853488105</text:p>
          </table:table-cell>
          <table:table-cell office:value-type="float" office:value="-10.8267446070843" calcext:value-type="float">
            <text:p>-10.8267446070843</text:p>
          </table:table-cell>
          <table:table-cell office:value-type="float" office:value="1.9083923363596" calcext:value-type="float">
            <text:p>1.9083923363596</text:p>
          </table:table-cell>
          <table:table-cell table:number-columns-repeated="5"/>
        </table:table-row>
        <table:table-row table:style-name="ro1">
          <table:table-cell office:value-type="float" office:value="1.32685984381427" calcext:value-type="float">
            <text:p>1.32685984381427</text:p>
          </table:table-cell>
          <table:table-cell office:value-type="float" office:value="-10.7204909342838" calcext:value-type="float">
            <text:p>-10.7204909342838</text:p>
          </table:table-cell>
          <table:table-cell office:value-type="float" office:value="1.9536531248842" calcext:value-type="float">
            <text:p>1.9536531248842</text:p>
          </table:table-cell>
          <table:table-cell table:number-columns-repeated="5"/>
        </table:table-row>
        <table:table-row table:style-name="ro1">
          <table:table-cell office:value-type="float" office:value="1.29643554322918" calcext:value-type="float">
            <text:p>1.29643554322918</text:p>
          </table:table-cell>
          <table:table-cell office:value-type="float" office:value="-10.6449456020187" calcext:value-type="float">
            <text:p>-10.6449456020187</text:p>
          </table:table-cell>
          <table:table-cell office:value-type="float" office:value="1.99891391340879" calcext:value-type="float">
            <text:p>1.99891391340879</text:p>
          </table:table-cell>
          <table:table-cell table:number-columns-repeated="5"/>
        </table:table-row>
        <table:table-row table:style-name="ro1">
          <table:table-cell office:value-type="float" office:value="1.24563549197259" calcext:value-type="float">
            <text:p>1.24563549197259</text:p>
          </table:table-cell>
          <table:table-cell office:value-type="float" office:value="-10.5336261145809" calcext:value-type="float">
            <text:p>-10.5336261145809</text:p>
          </table:table-cell>
          <table:table-cell office:value-type="float" office:value="2.02947112188616" calcext:value-type="float">
            <text:p>2.02947112188616</text:p>
          </table:table-cell>
          <table:table-cell table:number-columns-repeated="5"/>
        </table:table-row>
        <table:table-row table:style-name="ro1">
          <table:table-cell office:value-type="float" office:value="1.2212861498591" calcext:value-type="float">
            <text:p>1.2212861498591</text:p>
          </table:table-cell>
          <table:table-cell office:value-type="float" office:value="-10.4843159197203" calcext:value-type="float">
            <text:p>-10.4843159197203</text:p>
          </table:table-cell>
          <table:table-cell office:value-type="float" office:value="2.06002833036354" calcext:value-type="float">
            <text:p>2.06002833036354</text:p>
          </table:table-cell>
          <table:table-cell table:number-columns-repeated="5"/>
        </table:table-row>
        <table:table-row table:style-name="ro1">
          <table:table-cell office:value-type="float" office:value="1.16201942541244" calcext:value-type="float">
            <text:p>1.16201942541244</text:p>
          </table:table-cell>
          <table:table-cell office:value-type="float" office:value="-10.3729964315677" calcext:value-type="float">
            <text:p>-10.3729964315677</text:p>
          </table:table-cell>
          <table:table-cell office:value-type="float" office:value="2.07460912407729" calcext:value-type="float">
            <text:p>2.07460912407729</text:p>
          </table:table-cell>
          <table:table-cell table:number-columns-repeated="5"/>
        </table:table-row>
        <table:table-row table:style-name="ro1">
          <table:table-cell office:value-type="float" office:value="1.14934941888313" calcext:value-type="float">
            <text:p>1.14934941888313</text:p>
          </table:table-cell>
          <table:table-cell office:value-type="float" office:value="-10.3500128581222" calcext:value-type="float">
            <text:p>-10.3500128581222</text:p>
          </table:table-cell>
          <table:table-cell office:value-type="float" office:value="2.08918991779104" calcext:value-type="float">
            <text:p>2.08918991779104</text:p>
          </table:table-cell>
          <table:table-cell table:number-columns-repeated="5"/>
        </table:table-row>
        <table:table-row table:style-name="ro1">
          <table:table-cell office:value-type="float" office:value="1.08980221645169" calcext:value-type="float">
            <text:p>1.08980221645169</text:p>
          </table:table-cell>
          <table:table-cell office:value-type="float" office:value="-10.2456229704978" calcext:value-type="float">
            <text:p>-10.2456229704978</text:p>
          </table:table-cell>
          <table:table-cell office:value-type="float" office:value="2.01453749421468" calcext:value-type="float">
            <text:p>2.01453749421468</text:p>
          </table:table-cell>
          <table:table-cell table:number-columns-repeated="5"/>
        </table:table-row>
        <table:table-row table:style-name="ro1">
          <table:table-cell office:value-type="float" office:value="1.06189799020727" calcext:value-type="float">
            <text:p>1.06189799020727</text:p>
          </table:table-cell>
          <table:table-cell office:value-type="float" office:value="-10.1869215908568" calcext:value-type="float">
            <text:p>-10.1869215908568</text:p>
          </table:table-cell>
          <table:table-cell office:value-type="float" office:value="2.05751934671681" calcext:value-type="float">
            <text:p>2.05751934671681</text:p>
          </table:table-cell>
          <table:table-cell table:number-columns-repeated="5"/>
        </table:table-row>
        <table:table-row table:style-name="ro1">
          <table:table-cell office:value-type="float" office:value="1.02572195495458" calcext:value-type="float">
            <text:p>1.02572195495458</text:p>
          </table:table-cell>
          <table:table-cell office:value-type="float" office:value="-10.1185599513681" calcext:value-type="float">
            <text:p>-10.1185599513681</text:p>
          </table:table-cell>
          <table:table-cell office:value-type="float" office:value="2.14348305172108" calcext:value-type="float">
            <text:p>2.14348305172108</text:p>
          </table:table-cell>
          <table:table-cell table:number-columns-repeated="5"/>
        </table:table-row>
        <table:table-row table:style-name="ro1">
          <table:table-cell office:value-type="float" office:value="0.983810118808098" calcext:value-type="float">
            <text:p>0.983810118808098</text:p>
          </table:table-cell>
          <table:table-cell office:value-type="float" office:value="-10.0535567416704" calcext:value-type="float">
            <text:p>-10.0535567416704</text:p>
          </table:table-cell>
          <table:table-cell office:value-type="float" office:value="2.22944675672535" calcext:value-type="float">
            <text:p>2.22944675672535</text:p>
          </table:table-cell>
          <table:table-cell table:number-columns-repeated="5"/>
        </table:table-row>
        <table:table-row table:style-name="ro1">
          <table:table-cell office:value-type="float" office:value="0.936472009436822" calcext:value-type="float">
            <text:p>0.936472009436822</text:p>
          </table:table-cell>
          <table:table-cell office:value-type="float" office:value="-9.99239202405197" calcext:value-type="float">
            <text:p>-9.99239202405197</text:p>
          </table:table-cell>
          <table:table-cell office:value-type="float" office:value="2.27242860922749" calcext:value-type="float">
            <text:p>2.27242860922749</text:p>
          </table:table-cell>
          <table:table-cell table:number-columns-repeated="5"/>
        </table:table-row>
        <table:table-row table:style-name="ro1">
          <table:table-cell office:value-type="float" office:value="0.866737567560107" calcext:value-type="float">
            <text:p>0.866737567560107</text:p>
          </table:table-cell>
          <table:table-cell office:value-type="float" office:value="-9.90987411667026" calcext:value-type="float">
            <text:p>-9.90987411667026</text:p>
          </table:table-cell>
          <table:table-cell office:value-type="float" office:value="2.22103067986311" calcext:value-type="float">
            <text:p>2.22103067986311</text:p>
          </table:table-cell>
          <table:table-cell table:number-columns-repeated="5"/>
        </table:table-row>
        <table:table-row table:style-name="ro1">
          <table:table-cell office:value-type="float" office:value="0.796075625816231" calcext:value-type="float">
            <text:p>0.796075625816231</text:p>
          </table:table-cell>
          <table:table-cell office:value-type="float" office:value="-9.81696807700133" calcext:value-type="float">
            <text:p>-9.81696807700133</text:p>
          </table:table-cell>
          <table:table-cell office:value-type="float" office:value="2.27124710061286" calcext:value-type="float">
            <text:p>2.27124710061286</text:p>
          </table:table-cell>
          <table:table-cell table:number-columns-repeated="5"/>
        </table:table-row>
        <table:table-row table:style-name="ro1">
          <table:table-cell office:value-type="float" office:value="0.737838399694889" calcext:value-type="float">
            <text:p>0.737838399694889</text:p>
          </table:table-cell>
          <table:table-cell office:value-type="float" office:value="-9.74788962701858" calcext:value-type="float">
            <text:p>-9.74788962701858</text:p>
          </table:table-cell>
          <table:table-cell office:value-type="float" office:value="2.37167994211233" calcext:value-type="float">
            <text:p>2.37167994211233</text:p>
          </table:table-cell>
          <table:table-cell table:number-columns-repeated="5"/>
        </table:table-row>
        <table:table-row table:style-name="ro1">
          <table:table-cell office:value-type="float" office:value="0.672968551431875" calcext:value-type="float">
            <text:p>0.672968551431875</text:p>
          </table:table-cell>
          <table:table-cell office:value-type="float" office:value="-9.68499837528464" calcext:value-type="float">
            <text:p>-9.68499837528464</text:p>
          </table:table-cell>
          <table:table-cell office:value-type="float" office:value="2.42189636286214" calcext:value-type="float">
            <text:p>2.42189636286214</text:p>
          </table:table-cell>
          <table:table-cell table:number-columns-repeated="5"/>
        </table:table-row>
        <table:table-row table:style-name="ro1">
          <table:table-cell office:value-type="float" office:value="0.664971456152679" calcext:value-type="float">
            <text:p>0.664971456152679</text:p>
          </table:table-cell>
          <table:table-cell office:value-type="float" office:value="-9.67798867571443" calcext:value-type="float">
            <text:p>-9.67798867571443</text:p>
          </table:table-cell>
          <table:table-cell office:value-type="float" office:value="2.22103064684365" calcext:value-type="float">
            <text:p>2.22103064684365</text:p>
          </table:table-cell>
          <table:table-cell table:number-columns-repeated="5"/>
        </table:table-row>
        <table:table-row table:style-name="ro1">
          <table:table-cell office:value-type="float" office:value="0.635208849011749" calcext:value-type="float">
            <text:p>0.635208849011749</text:p>
          </table:table-cell>
          <table:table-cell office:value-type="float" office:value="-9.63885691566181" calcext:value-type="float">
            <text:p>-9.63885691566181</text:p>
          </table:table-cell>
          <table:table-cell office:value-type="float" office:value="2.29211256355426" calcext:value-type="float">
            <text:p>2.29211256355426</text:p>
          </table:table-cell>
          <table:table-cell table:number-columns-repeated="5"/>
        </table:table-row>
        <table:table-row table:style-name="ro1">
          <table:table-cell office:value-type="float" office:value="0.550786858011086" calcext:value-type="float">
            <text:p>0.550786858011086</text:p>
          </table:table-cell>
          <table:table-cell office:value-type="float" office:value="-9.54285730893051" calcext:value-type="float">
            <text:p>-9.54285730893051</text:p>
          </table:table-cell>
          <table:table-cell office:value-type="float" office:value="2.36319448026485" calcext:value-type="float">
            <text:p>2.36319448026485</text:p>
          </table:table-cell>
          <table:table-cell table:number-columns-repeated="5"/>
        </table:table-row>
        <table:table-row table:style-name="ro1">
          <table:table-cell office:value-type="float" office:value="0.528682154824275" calcext:value-type="float">
            <text:p>0.528682154824275</text:p>
          </table:table-cell>
          <table:table-cell office:value-type="float" office:value="-9.52105992493767" calcext:value-type="float">
            <text:p>-9.52105992493767</text:p>
          </table:table-cell>
          <table:table-cell office:value-type="float" office:value="2.22103061214693" calcext:value-type="float">
            <text:p>2.22103061214693</text:p>
          </table:table-cell>
          <table:table-cell table:number-columns-repeated="5"/>
        </table:table-row>
        <table:table-row table:style-name="ro1">
          <table:table-cell office:value-type="float" office:value="0.491275430716855" calcext:value-type="float">
            <text:p>0.491275430716855</text:p>
          </table:table-cell>
          <table:table-cell office:value-type="float" office:value="-9.47187770610179" calcext:value-type="float">
            <text:p>-9.47187770610179</text:p>
          </table:table-cell>
          <table:table-cell office:value-type="float" office:value="2.22103060503605" calcext:value-type="float">
            <text:p>2.22103060503605</text:p>
          </table:table-cell>
          <table:table-cell table:number-columns-repeated="5"/>
        </table:table-row>
        <table:table-row table:style-name="ro1">
          <table:table-cell office:value-type="float" office:value="0.423787116017212" calcext:value-type="float">
            <text:p>0.423787116017212</text:p>
          </table:table-cell>
          <table:table-cell office:value-type="float" office:value="-9.38314432485528" calcext:value-type="float">
            <text:p>-9.38314432485528</text:p>
          </table:table-cell>
          <table:table-cell office:value-type="float" office:value="2.15799242013485" calcext:value-type="float">
            <text:p>2.15799242013485</text:p>
          </table:table-cell>
          <table:table-cell table:number-columns-repeated="5"/>
        </table:table-row>
        <table:table-row table:style-name="ro1">
          <table:table-cell office:value-type="float" office:value="0.380241856866814" calcext:value-type="float">
            <text:p>0.380241856866814</text:p>
          </table:table-cell>
          <table:table-cell office:value-type="float" office:value="-9.31771215884421" calcext:value-type="float">
            <text:p>-9.31771215884421</text:p>
          </table:table-cell>
          <table:table-cell office:value-type="float" office:value="2.21827569276094" calcext:value-type="float">
            <text:p>2.21827569276094</text:p>
          </table:table-cell>
          <table:table-cell table:number-columns-repeated="5"/>
        </table:table-row>
        <table:table-row table:style-name="ro1">
          <table:table-cell office:value-type="float" office:value="0.31483072927906" calcext:value-type="float">
            <text:p>0.31483072927906</text:p>
          </table:table-cell>
          <table:table-cell office:value-type="float" office:value="-9.23121635156227" calcext:value-type="float">
            <text:p>-9.23121635156227</text:p>
          </table:table-cell>
          <table:table-cell office:value-type="float" office:value="2.27855896538704" calcext:value-type="float">
            <text:p>2.27855896538704</text:p>
          </table:table-cell>
          <table:table-cell table:number-columns-repeated="5"/>
        </table:table-row>
        <table:table-row table:style-name="ro1">
          <table:table-cell office:value-type="float" office:value="0.27937406230585" calcext:value-type="float">
            <text:p>0.27937406230585</text:p>
          </table:table-cell>
          <table:table-cell office:value-type="float" office:value="-9.18977786623235" calcext:value-type="float">
            <text:p>-9.18977786623235</text:p>
          </table:table-cell>
          <table:table-cell office:value-type="float" office:value="2.13951879074627" calcext:value-type="float">
            <text:p>2.13951879074627</text:p>
          </table:table-cell>
          <table:table-cell table:number-columns-repeated="5"/>
        </table:table-row>
        <table:table-row table:style-name="ro1">
          <table:table-cell office:value-type="float" office:value="-1.20240893711502" calcext:value-type="float">
            <text:p>-1.20240893711502</text:p>
          </table:table-cell>
          <table:table-cell office:value-type="float" office:value="-6.87147678204152" calcext:value-type="float">
            <text:p>-6.87147678204152</text:p>
          </table:table-cell>
          <table:table-cell office:value-type="float" office:value="2.18841161882483" calcext:value-type="float">
            <text:p>2.18841161882483</text:p>
          </table:table-cell>
          <table:table-cell table:number-columns-repeated="5"/>
        </table:table-row>
        <table:table-row table:style-name="ro1">
          <table:table-cell office:value-type="float" office:value="-1.253352893546" calcext:value-type="float">
            <text:p>-1.253352893546</text:p>
          </table:table-cell>
          <table:table-cell office:value-type="float" office:value="-6.79975655085499" calcext:value-type="float">
            <text:p>-6.79975655085499</text:p>
          </table:table-cell>
          <table:table-cell office:value-type="float" office:value="2.28619727498195" calcext:value-type="float">
            <text:p>2.28619727498195</text:p>
          </table:table-cell>
          <table:table-cell table:number-columns-repeated="5"/>
        </table:table-row>
        <table:table-row table:style-name="ro1">
          <table:table-cell office:value-type="float" office:value="-1.31105551850949" calcext:value-type="float">
            <text:p>-1.31105551850949</text:p>
          </table:table-cell>
          <table:table-cell office:value-type="float" office:value="-6.73335259517002" calcext:value-type="float">
            <text:p>-6.73335259517002</text:p>
          </table:table-cell>
          <table:table-cell office:value-type="float" office:value="2.38398293113907" calcext:value-type="float">
            <text:p>2.38398293113907</text:p>
          </table:table-cell>
          <table:table-cell table:number-columns-repeated="5"/>
        </table:table-row>
        <table:table-row table:style-name="ro1">
          <table:table-cell office:value-type="float" office:value="-1.37496549702982" calcext:value-type="float">
            <text:p>-1.37496549702982</text:p>
          </table:table-cell>
          <table:table-cell office:value-type="float" office:value="-6.67289936610968" calcext:value-type="float">
            <text:p>-6.67289936610968</text:p>
          </table:table-cell>
          <table:table-cell office:value-type="float" office:value="2.4817685872962" calcext:value-type="float">
            <text:p>2.4817685872962</text:p>
          </table:table-cell>
          <table:table-cell table:number-columns-repeated="5"/>
        </table:table-row>
        <table:table-row table:style-name="ro1">
          <table:table-cell office:value-type="float" office:value="-1.4444722064832" calcext:value-type="float">
            <text:p>-1.4444722064832</text:p>
          </table:table-cell>
          <table:table-cell office:value-type="float" office:value="-6.61897445906986" calcext:value-type="float">
            <text:p>-6.61897445906986</text:p>
          </table:table-cell>
          <table:table-cell office:value-type="float" office:value="2.57955424345331" calcext:value-type="float">
            <text:p>2.57955424345331</text:p>
          </table:table-cell>
          <table:table-cell table:number-columns-repeated="5"/>
        </table:table-row>
        <table:table-row table:style-name="ro1">
          <table:table-cell office:value-type="float" office:value="-1.51891155074132" calcext:value-type="float">
            <text:p>-1.51891155074132</text:p>
          </table:table-cell>
          <table:table-cell office:value-type="float" office:value="-6.57209309513161" calcext:value-type="float">
            <text:p>-6.57209309513161</text:p>
          </table:table-cell>
          <table:table-cell office:value-type="float" office:value="2.67733989961043" calcext:value-type="float">
            <text:p>2.67733989961043</text:p>
          </table:table-cell>
          <table:table-cell table:number-columns-repeated="5"/>
        </table:table-row>
        <table:table-row table:style-name="ro1">
          <table:table-cell office:value-type="float" office:value="-1.58866208762595" calcext:value-type="float">
            <text:p>-1.58866208762595</text:p>
          </table:table-cell>
          <table:table-cell office:value-type="float" office:value="-6.53716504922991" calcext:value-type="float">
            <text:p>-6.53716504922991</text:p>
          </table:table-cell>
          <table:table-cell office:value-type="float" office:value="2.50338150748253" calcext:value-type="float">
            <text:p>2.50338150748253</text:p>
          </table:table-cell>
          <table:table-cell table:number-columns-repeated="5"/>
        </table:table-row>
        <table:table-row table:style-name="ro1">
          <table:table-cell office:value-type="float" office:value="-1.60556655634376" calcext:value-type="float">
            <text:p>-1.60556655634376</text:p>
          </table:table-cell>
          <table:table-cell office:value-type="float" office:value="-6.52462587183391" calcext:value-type="float">
            <text:p>-6.52462587183391</text:p>
          </table:table-cell>
          <table:table-cell office:value-type="float" office:value="2.51944103582338" calcext:value-type="float">
            <text:p>2.51944103582338</text:p>
          </table:table-cell>
          <table:table-cell table:number-columns-repeated="5"/>
        </table:table-row>
        <table:table-row table:style-name="ro1">
          <table:table-cell office:value-type="float" office:value="-1.69869990677542" calcext:value-type="float">
            <text:p>-1.69869990677542</text:p>
          </table:table-cell>
          <table:table-cell office:value-type="float" office:value="-6.45783415025616" calcext:value-type="float">
            <text:p>-6.45783415025616</text:p>
          </table:table-cell>
          <table:table-cell office:value-type="float" office:value="2.56609884747658" calcext:value-type="float">
            <text:p>2.56609884747658</text:p>
          </table:table-cell>
          <table:table-cell table:number-columns-repeated="5"/>
        </table:table-row>
        <table:table-row table:style-name="ro1">
          <table:table-cell office:value-type="float" office:value="-1.7691305613392" calcext:value-type="float">
            <text:p>-1.7691305613392</text:p>
          </table:table-cell>
          <table:table-cell office:value-type="float" office:value="-6.41214248105537" calcext:value-type="float">
            <text:p>-6.41214248105537</text:p>
          </table:table-cell>
          <table:table-cell office:value-type="float" office:value="2.61275665912978" calcext:value-type="float">
            <text:p>2.61275665912978</text:p>
          </table:table-cell>
          <table:table-cell table:number-columns-repeated="5"/>
        </table:table-row>
        <table:table-row table:style-name="ro1">
          <table:table-cell office:value-type="float" office:value="-1.84533057721795" calcext:value-type="float">
            <text:p>-1.84533057721795</text:p>
          </table:table-cell>
          <table:table-cell office:value-type="float" office:value="-6.36761466113349" calcext:value-type="float">
            <text:p>-6.36761466113349</text:p>
          </table:table-cell>
          <table:table-cell office:value-type="float" office:value="2.62060607613281" calcext:value-type="float">
            <text:p>2.62060607613281</text:p>
          </table:table-cell>
          <table:table-cell table:number-columns-repeated="5"/>
        </table:table-row>
        <table:table-row table:style-name="ro1">
          <table:table-cell office:value-type="float" office:value="-1.85758489357345" calcext:value-type="float">
            <text:p>-1.85758489357345</text:p>
          </table:table-cell>
          <table:table-cell office:value-type="float" office:value="-6.36058224504778" calcext:value-type="float">
            <text:p>-6.36058224504778</text:p>
          </table:table-cell>
          <table:table-cell office:value-type="float" office:value="2.6284554931358" calcext:value-type="float">
            <text:p>2.6284554931358</text:p>
          </table:table-cell>
          <table:table-cell table:number-columns-repeated="5"/>
        </table:table-row>
        <table:table-row table:style-name="ro1">
          <table:table-cell office:value-type="float" office:value="-1.97611825015052" calcext:value-type="float">
            <text:p>-1.97611825015052</text:p>
          </table:table-cell>
          <table:table-cell office:value-type="float" office:value="-6.29379051318827" calcext:value-type="float">
            <text:p>-6.29379051318827</text:p>
          </table:table-cell>
          <table:table-cell office:value-type="float" office:value="2.67674336519854" calcext:value-type="float">
            <text:p>2.67674336519854</text:p>
          </table:table-cell>
          <table:table-cell table:number-columns-repeated="5"/>
        </table:table-row>
        <table:table-row table:style-name="ro1">
          <table:table-cell office:value-type="float" office:value="-1.97704931137252" calcext:value-type="float">
            <text:p>-1.97704931137252</text:p>
          </table:table-cell>
          <table:table-cell office:value-type="float" office:value="-6.29332358318944" calcext:value-type="float">
            <text:p>-6.29332358318944</text:p>
          </table:table-cell>
          <table:table-cell office:value-type="float" office:value="2.22103007305442" calcext:value-type="float">
            <text:p>2.22103007305442</text:p>
          </table:table-cell>
          <table:table-cell table:number-columns-repeated="5"/>
        </table:table-row>
        <table:table-row table:style-name="ro1">
          <table:table-cell office:value-type="float" office:value="-2.04025833817261" calcext:value-type="float">
            <text:p>-2.04025833817261</text:p>
          </table:table-cell>
          <table:table-cell office:value-type="float" office:value="-6.21021650175423" calcext:value-type="float">
            <text:p>-6.21021650175423</text:p>
          </table:table-cell>
          <table:table-cell office:value-type="float" office:value="2.27124649305776" calcext:value-type="float">
            <text:p>2.27124649305776</text:p>
          </table:table-cell>
          <table:table-cell table:number-columns-repeated="5"/>
        </table:table-row>
        <table:table-row table:style-name="ro1">
          <table:table-cell office:value-type="float" office:value="-2.09849552146008" calcext:value-type="float">
            <text:p>-2.09849552146008</text:p>
          </table:table-cell>
          <table:table-cell office:value-type="float" office:value="-6.14113801741507" calcext:value-type="float">
            <text:p>-6.14113801741507</text:p>
          </table:table-cell>
          <table:table-cell office:value-type="float" office:value="2.37167933306442" calcext:value-type="float">
            <text:p>2.37167933306442</text:p>
          </table:table-cell>
          <table:table-cell table:number-columns-repeated="5"/>
        </table:table-row>
        <table:table-row table:style-name="ro1">
          <table:table-cell office:value-type="float" office:value="-2.1633653304559" calcext:value-type="float">
            <text:p>-2.1633653304559</text:p>
          </table:table-cell>
          <table:table-cell office:value-type="float" office:value="-6.07824672710631" calcext:value-type="float">
            <text:p>-6.07824672710631</text:p>
          </table:table-cell>
          <table:table-cell office:value-type="float" office:value="2.42189575306777" calcext:value-type="float">
            <text:p>2.42189575306777</text:p>
          </table:table-cell>
          <table:table-cell table:number-columns-repeated="5"/>
        </table:table-row>
        <table:table-row table:style-name="ro1">
          <table:table-cell office:value-type="float" office:value="-2.21416533079982" calcext:value-type="float">
            <text:p>-2.21416533079982</text:p>
          </table:table-cell>
          <table:table-cell office:value-type="float" office:value="-6.03371891216735" calcext:value-type="float">
            <text:p>-6.03371891216735</text:p>
          </table:table-cell>
          <table:table-cell office:value-type="float" office:value="2.46423512016689" calcext:value-type="float">
            <text:p>2.46423512016689</text:p>
          </table:table-cell>
          <table:table-cell table:number-columns-repeated="5"/>
        </table:table-row>
        <table:table-row table:style-name="ro1">
          <table:table-cell office:value-type="float" office:value="-2.27353349807996" calcext:value-type="float">
            <text:p>-2.27353349807996</text:p>
          </table:table-cell>
          <table:table-cell office:value-type="float" office:value="-5.98596908210849" calcext:value-type="float">
            <text:p>-5.98596908210849</text:p>
          </table:table-cell>
          <table:table-cell office:value-type="float" office:value="2.54891385436512" calcext:value-type="float">
            <text:p>2.54891385436512</text:p>
          </table:table-cell>
          <table:table-cell table:number-columns-repeated="5"/>
        </table:table-row>
        <table:table-row table:style-name="ro1">
          <table:table-cell office:value-type="float" office:value="-2.3367275078632" calcext:value-type="float">
            <text:p>-2.3367275078632</text:p>
          </table:table-cell>
          <table:table-cell office:value-type="float" office:value="-5.94341156004283" calcext:value-type="float">
            <text:p>-5.94341156004283</text:p>
          </table:table-cell>
          <table:table-cell office:value-type="float" office:value="2.59125322146424" calcext:value-type="float">
            <text:p>2.59125322146424</text:p>
          </table:table-cell>
          <table:table-cell table:number-columns-repeated="5"/>
        </table:table-row>
        <table:table-row table:style-name="ro1">
          <table:table-cell office:value-type="float" office:value="-2.46372751790489" calcext:value-type="float">
            <text:p>-2.46372751790489</text:p>
          </table:table-cell>
          <table:table-cell office:value-type="float" office:value="-5.86548786739988" calcext:value-type="float">
            <text:p>-5.86548786739988</text:p>
          </table:table-cell>
          <table:table-cell office:value-type="float" office:value="2.64702256349211" calcext:value-type="float">
            <text:p>2.64702256349211</text:p>
          </table:table-cell>
          <table:table-cell table:number-columns-repeated="5"/>
        </table:table-row>
        <table:table-row table:style-name="ro1">
          <table:table-cell office:value-type="float" office:value="-2.55203771315947" calcext:value-type="float">
            <text:p>-2.55203771315947</text:p>
          </table:table-cell>
          <table:table-cell office:value-type="float" office:value="-5.81786457881023" calcext:value-type="float">
            <text:p>-5.81786457881023</text:p>
          </table:table-cell>
          <table:table-cell office:value-type="float" office:value="2.75856124754789" calcext:value-type="float">
            <text:p>2.75856124754789</text:p>
          </table:table-cell>
          <table:table-cell table:number-columns-repeated="5"/>
        </table:table-row>
        <table:table-row table:style-name="ro1">
          <table:table-cell office:value-type="float" office:value="-2.58039902072657" calcext:value-type="float">
            <text:p>-2.58039902072657</text:p>
          </table:table-cell>
          <table:table-cell office:value-type="float" office:value="-5.80643690039714" calcext:value-type="float">
            <text:p>-5.80643690039714</text:p>
          </table:table-cell>
          <table:table-cell office:value-type="float" office:value="2.27753058278241" calcext:value-type="float">
            <text:p>2.27753058278241</text:p>
          </table:table-cell>
          <table:table-cell table:number-columns-repeated="5"/>
        </table:table-row>
        <table:table-row table:style-name="ro1">
          <table:table-cell office:value-type="float" office:value="-2.60579647033786" calcext:value-type="float">
            <text:p>-2.60579647033786</text:p>
          </table:table-cell>
          <table:table-cell office:value-type="float" office:value="-5.77669283436854" calcext:value-type="float">
            <text:p>-5.77669283436854</text:p>
          </table:table-cell>
          <table:table-cell office:value-type="float" office:value="2.39053178399083" calcext:value-type="float">
            <text:p>2.39053178399083</text:p>
          </table:table-cell>
          <table:table-cell table:number-columns-repeated="5"/>
        </table:table-row>
        <table:table-row table:style-name="ro1">
          <table:table-cell office:value-type="float" office:value="-2.68009688788894" calcext:value-type="float">
            <text:p>-2.68009688788894</text:p>
          </table:table-cell>
          <table:table-cell office:value-type="float" office:value="-5.70732745132416" calcext:value-type="float">
            <text:p>-5.70732745132416</text:p>
          </table:table-cell>
          <table:table-cell office:value-type="float" office:value="2.50353298519925" calcext:value-type="float">
            <text:p>2.50353298519925</text:p>
          </table:table-cell>
          <table:table-cell table:number-columns-repeated="5"/>
        </table:table-row>
        <table:table-row table:style-name="ro1">
          <table:table-cell office:value-type="float" office:value="-2.76174512945368" calcext:value-type="float">
            <text:p>-2.76174512945368</text:p>
          </table:table-cell>
          <table:table-cell office:value-type="float" office:value="-5.64678264921411" calcext:value-type="float">
            <text:p>-5.64678264921411</text:p>
          </table:table-cell>
          <table:table-cell office:value-type="float" office:value="2.56003358580346" calcext:value-type="float">
            <text:p>2.56003358580346</text:p>
          </table:table-cell>
          <table:table-cell table:number-columns-repeated="5"/>
        </table:table-row>
        <table:table-row table:style-name="ro1">
          <table:table-cell office:value-type="float" office:value="-2.84641179445158" calcext:value-type="float">
            <text:p>-2.84641179445158</text:p>
          </table:table-cell>
          <table:table-cell office:value-type="float" office:value="-5.5911228666251" calcext:value-type="float">
            <text:p>-5.5911228666251</text:p>
          </table:table-cell>
          <table:table-cell office:value-type="float" office:value="2.61410368481536" calcext:value-type="float">
            <text:p>2.61410368481536</text:p>
          </table:table-cell>
          <table:table-cell table:number-columns-repeated="5"/>
        </table:table-row>
        <table:table-row table:style-name="ro1">
          <table:table-cell office:value-type="float" office:value="-2.9001073194032" calcext:value-type="float">
            <text:p>-2.9001073194032</text:p>
          </table:table-cell>
          <table:table-cell office:value-type="float" office:value="-5.55984259785591" calcext:value-type="float">
            <text:p>-5.55984259785591</text:p>
          </table:table-cell>
          <table:table-cell office:value-type="float" office:value="2.30536585428097" calcext:value-type="float">
            <text:p>2.30536585428097</text:p>
          </table:table-cell>
          <table:table-cell table:number-columns-repeated="5"/>
        </table:table-row>
        <table:table-row table:style-name="ro1">
          <table:table-cell office:value-type="float" office:value="-2.91843231442285" calcext:value-type="float">
            <text:p>-2.91843231442285</text:p>
          </table:table-cell>
          <table:table-cell office:value-type="float" office:value="-5.53955319358572" calcext:value-type="float">
            <text:p>-5.53955319358572</text:p>
          </table:table-cell>
          <table:table-cell office:value-type="float" office:value="2.35416553713338" calcext:value-type="float">
            <text:p>2.35416553713338</text:p>
          </table:table-cell>
          <table:table-cell table:number-columns-repeated="5"/>
        </table:table-row>
        <table:table-row table:style-name="ro1">
          <table:table-cell office:value-type="float" office:value="-2.98039342132815" calcext:value-type="float">
            <text:p>-2.98039342132815</text:p>
          </table:table-cell>
          <table:table-cell office:value-type="float" office:value="-5.47734014279759" calcext:value-type="float">
            <text:p>-5.47734014279759</text:p>
          </table:table-cell>
          <table:table-cell office:value-type="float" office:value="2.45176490283819" calcext:value-type="float">
            <text:p>2.45176490283819</text:p>
          </table:table-cell>
          <table:table-cell table:number-columns-repeated="5"/>
        </table:table-row>
        <table:table-row table:style-name="ro1">
          <table:table-cell office:value-type="float" office:value="-3.04812197195133" calcext:value-type="float">
            <text:p>-3.04812197195133</text:p>
          </table:table-cell>
          <table:table-cell office:value-type="float" office:value="-5.421460934788" calcext:value-type="float">
            <text:p>-5.421460934788</text:p>
          </table:table-cell>
          <table:table-cell office:value-type="float" office:value="2.54936426854299" calcext:value-type="float">
            <text:p>2.54936426854299</text:p>
          </table:table-cell>
          <table:table-cell table:number-columns-repeated="5"/>
        </table:table-row>
        <table:table-row table:style-name="ro1">
          <table:table-cell office:value-type="float" office:value="-3.12097332072515" calcext:value-type="float">
            <text:p>-3.12097332072515</text:p>
          </table:table-cell>
          <table:table-cell office:value-type="float" office:value="-5.37244743216748" calcext:value-type="float">
            <text:p>-5.37244743216748</text:p>
          </table:table-cell>
          <table:table-cell office:value-type="float" office:value="2.6469636342478" calcext:value-type="float">
            <text:p>2.6469636342478</text:p>
          </table:table-cell>
          <table:table-cell table:number-columns-repeated="5"/>
        </table:table-row>
        <table:table-row table:style-name="ro1">
          <table:table-cell office:value-type="float" office:value="-3.15254041952534" calcext:value-type="float">
            <text:p>-3.15254041952534</text:p>
          </table:table-cell>
          <table:table-cell office:value-type="float" office:value="-5.35542175229478" calcext:value-type="float">
            <text:p>-5.35542175229478</text:p>
          </table:table-cell>
          <table:table-cell office:value-type="float" office:value="2.35053515013086" calcext:value-type="float">
            <text:p>2.35053515013086</text:p>
          </table:table-cell>
          <table:table-cell table:number-columns-repeated="5"/>
        </table:table-row>
        <table:table-row table:style-name="ro1">
          <table:table-cell office:value-type="float" office:value="-3.20881887983949" calcext:value-type="float">
            <text:p>-3.20881887983949</text:p>
          </table:table-cell>
          <table:table-cell office:value-type="float" office:value="-5.29850266170654" calcext:value-type="float">
            <text:p>-5.29850266170654</text:p>
          </table:table-cell>
          <table:table-cell office:value-type="float" office:value="2.40168348944868" calcext:value-type="float">
            <text:p>2.40168348944868</text:p>
          </table:table-cell>
          <table:table-cell table:number-columns-repeated="5"/>
        </table:table-row>
        <table:table-row table:style-name="ro1">
          <table:table-cell office:value-type="float" office:value="-3.27678346803415" calcext:value-type="float">
            <text:p>-3.27678346803415</text:p>
          </table:table-cell>
          <table:table-cell office:value-type="float" office:value="-5.23645622742465" calcext:value-type="float">
            <text:p>-5.23645622742465</text:p>
          </table:table-cell>
          <table:table-cell office:value-type="float" office:value="2.50398016808431" calcext:value-type="float">
            <text:p>2.50398016808431</text:p>
          </table:table-cell>
          <table:table-cell table:number-columns-repeated="5"/>
        </table:table-row>
        <table:table-row table:style-name="ro1">
          <table:table-cell office:value-type="float" office:value="-3.35072883463548" calcext:value-type="float">
            <text:p>-3.35072883463548</text:p>
          </table:table-cell>
          <table:table-cell office:value-type="float" office:value="-5.18167458803918" calcext:value-type="float">
            <text:p>-5.18167458803918</text:p>
          </table:table-cell>
          <table:table-cell office:value-type="float" office:value="2.60627684671994" calcext:value-type="float">
            <text:p>2.60627684671994</text:p>
          </table:table-cell>
          <table:table-cell table:number-columns-repeated="5"/>
        </table:table-row>
        <table:table-row table:style-name="ro1">
          <table:table-cell office:value-type="float" office:value="-3.36567350381457" calcext:value-type="float">
            <text:p>-3.36567350381457</text:p>
          </table:table-cell>
          <table:table-cell office:value-type="float" office:value="-5.17281120204188" calcext:value-type="float">
            <text:p>-5.17281120204188</text:p>
          </table:table-cell>
          <table:table-cell office:value-type="float" office:value="2.42189552974344" calcext:value-type="float">
            <text:p>2.42189552974344</text:p>
          </table:table-cell>
          <table:table-cell table:number-columns-repeated="5"/>
        </table:table-row>
        <table:table-row table:style-name="ro1">
          <table:table-cell office:value-type="float" office:value="-3.39949841492097" calcext:value-type="float">
            <text:p>-3.39949841492097</text:p>
          </table:table-cell>
          <table:table-cell office:value-type="float" office:value="-5.14316257900162" calcext:value-type="float">
            <text:p>-5.14316257900162</text:p>
          </table:table-cell>
          <table:table-cell office:value-type="float" office:value="2.4477826088075" calcext:value-type="float">
            <text:p>2.4477826088075</text:p>
          </table:table-cell>
          <table:table-cell table:number-columns-repeated="5"/>
        </table:table-row>
        <table:table-row table:style-name="ro1">
          <table:table-cell office:value-type="float" office:value="-3.435318697031" calcext:value-type="float">
            <text:p>-3.435318697031</text:p>
          </table:table-cell>
          <table:table-cell office:value-type="float" office:value="-5.11336863982913" calcext:value-type="float">
            <text:p>-5.11336863982913</text:p>
          </table:table-cell>
          <table:table-cell office:value-type="float" office:value="2.47366968787155" calcext:value-type="float">
            <text:p>2.47366968787155</text:p>
          </table:table-cell>
          <table:table-cell table:number-columns-repeated="5"/>
        </table:table-row>
        <table:table-row table:style-name="ro1">
          <table:table-cell office:value-type="float" office:value="-3.51998534428989" calcext:value-type="float">
            <text:p>-3.51998534428989</text:p>
          </table:table-cell>
          <table:table-cell office:value-type="float" office:value="-5.04657689943694" calcext:value-type="float">
            <text:p>-5.04657689943694</text:p>
          </table:table-cell>
          <table:table-cell office:value-type="float" office:value="2.52302024249698" calcext:value-type="float">
            <text:p>2.52302024249698</text:p>
          </table:table-cell>
          <table:table-cell table:number-columns-repeated="5"/>
        </table:table-row>
        <table:table-row table:style-name="ro1">
          <table:table-cell office:value-type="float" office:value="-3.59232721704992" calcext:value-type="float">
            <text:p>-3.59232721704992</text:p>
          </table:table-cell>
          <table:table-cell office:value-type="float" office:value="-4.99508713622462" calcext:value-type="float">
            <text:p>-4.99508713622462</text:p>
          </table:table-cell>
          <table:table-cell office:value-type="float" office:value="2.62172135174784" calcext:value-type="float">
            <text:p>2.62172135174784</text:p>
          </table:table-cell>
          <table:table-cell table:number-columns-repeated="5"/>
        </table:table-row>
        <table:table-row table:style-name="ro1">
          <table:table-cell office:value-type="float" office:value="-3.66939085102237" calcext:value-type="float">
            <text:p>-3.66939085102237</text:p>
          </table:table-cell>
          <table:table-cell office:value-type="float" office:value="-4.95097660926053" calcext:value-type="float">
            <text:p>-4.95097660926053</text:p>
          </table:table-cell>
          <table:table-cell office:value-type="float" office:value="2.72042246099868" calcext:value-type="float">
            <text:p>2.72042246099868</text:p>
          </table:table-cell>
          <table:table-cell table:number-columns-repeated="5"/>
        </table:table-row>
        <table:table-row table:style-name="ro1">
          <table:table-cell office:value-type="float" office:value="-3.75042610857817" calcext:value-type="float">
            <text:p>-3.75042610857817</text:p>
          </table:table-cell>
          <table:table-cell office:value-type="float" office:value="-4.91467469053775" calcext:value-type="float">
            <text:p>-4.91467469053775</text:p>
          </table:table-cell>
          <table:table-cell office:value-type="float" office:value="2.81912357024953" calcext:value-type="float">
            <text:p>2.81912357024953</text:p>
          </table:table-cell>
          <table:table-cell table:number-columns-repeated="5"/>
        </table:table-row>
        <table:table-row table:style-name="ro1">
          <table:table-cell office:value-type="float" office:value="-3.83464419229316" calcext:value-type="float">
            <text:p>-3.83464419229316</text:p>
          </table:table-cell>
          <table:table-cell office:value-type="float" office:value="-4.88653474303487" calcext:value-type="float">
            <text:p>-4.88653474303487</text:p>
          </table:table-cell>
          <table:table-cell office:value-type="float" office:value="2.91782467950038" calcext:value-type="float">
            <text:p>2.91782467950038</text:p>
          </table:table-cell>
          <table:table-cell table:number-columns-repeated="5"/>
        </table:table-row>
        <table:table-row table:style-name="ro1">
          <table:table-cell office:value-type="float" office:value="-3.87715371229094" calcext:value-type="float">
            <text:p>-3.87715371229094</text:p>
          </table:table-cell>
          <table:table-cell office:value-type="float" office:value="-4.87686046172357" calcext:value-type="float">
            <text:p>-4.87686046172357</text:p>
          </table:table-cell>
          <table:table-cell office:value-type="float" office:value="2.31057696602537" calcext:value-type="float">
            <text:p>2.31057696602537</text:p>
          </table:table-cell>
          <table:table-cell table:number-columns-repeated="5"/>
        </table:table-row>
        <table:table-row table:style-name="ro1">
          <table:table-cell office:value-type="float" office:value="-3.88553745668602" calcext:value-type="float">
            <text:p>-3.88553745668602</text:p>
          </table:table-cell>
          <table:table-cell office:value-type="float" office:value="-4.8676746827614" calcext:value-type="float">
            <text:p>-4.8676746827614</text:p>
          </table:table-cell>
          <table:table-cell office:value-type="float" office:value="2.2785581281001" calcext:value-type="float">
            <text:p>2.2785581281001</text:p>
          </table:table-cell>
          <table:table-cell table:number-columns-repeated="5"/>
        </table:table-row>
        <table:table-row table:style-name="ro1">
          <table:table-cell office:value-type="float" office:value="-3.95236916055723" calcext:value-type="float">
            <text:p>-3.95236916055723</text:p>
          </table:table-cell>
          <table:table-cell office:value-type="float" office:value="-4.78956781285788" calcext:value-type="float">
            <text:p>-4.78956781285788</text:p>
          </table:table-cell>
          <table:table-cell office:value-type="float" office:value="2.33323144957434" calcext:value-type="float">
            <text:p>2.33323144957434</text:p>
          </table:table-cell>
          <table:table-cell table:number-columns-repeated="5"/>
        </table:table-row>
        <table:table-row table:style-name="ro1">
          <table:table-cell office:value-type="float" office:value="-4.02030692734175" calcext:value-type="float">
            <text:p>-4.02030692734175</text:p>
          </table:table-cell>
          <table:table-cell office:value-type="float" office:value="-4.71843602481357" calcext:value-type="float">
            <text:p>-4.71843602481357</text:p>
          </table:table-cell>
          <table:table-cell office:value-type="float" office:value="2.44257809252283" calcext:value-type="float">
            <text:p>2.44257809252283</text:p>
          </table:table-cell>
          <table:table-cell table:number-columns-repeated="5"/>
        </table:table-row>
        <table:table-row table:style-name="ro1">
          <table:table-cell office:value-type="float" office:value="-4.09560147489837" calcext:value-type="float">
            <text:p>-4.09560147489837</text:p>
          </table:table-cell>
          <table:table-cell office:value-type="float" office:value="-4.65514303519945" calcext:value-type="float">
            <text:p>-4.65514303519945</text:p>
          </table:table-cell>
          <table:table-cell office:value-type="float" office:value="2.49725141399708" calcext:value-type="float">
            <text:p>2.49725141399708</text:p>
          </table:table-cell>
          <table:table-cell table:number-columns-repeated="5"/>
        </table:table-row>
        <table:table-row table:style-name="ro1">
          <table:table-cell office:value-type="float" office:value="-4.11906161924638" calcext:value-type="float">
            <text:p>-4.11906161924638</text:p>
          </table:table-cell>
          <table:table-cell office:value-type="float" office:value="-4.6375171112802" calcext:value-type="float">
            <text:p>-4.6375171112802</text:p>
          </table:table-cell>
          <table:table-cell office:value-type="float" office:value="2.12378862152913" calcext:value-type="float">
            <text:p>2.12378862152913</text:p>
          </table:table-cell>
          <table:table-cell table:number-columns-repeated="5"/>
        </table:table-row>
        <table:table-row table:style-name="ro1">
          <table:table-cell office:value-type="float" office:value="-4.12206843335778" calcext:value-type="float">
            <text:p>-4.12206843335778</text:p>
          </table:table-cell>
          <table:table-cell office:value-type="float" office:value="-4.63264564574637" calcext:value-type="float">
            <text:p>-4.63264564574637</text:p>
          </table:table-cell>
          <table:table-cell office:value-type="float" office:value="2.21805757586415" calcext:value-type="float">
            <text:p>2.21805757586415</text:p>
          </table:table-cell>
          <table:table-cell table:number-columns-repeated="5"/>
        </table:table-row>
        <table:table-row table:style-name="ro1">
          <table:table-cell office:value-type="float" office:value="-4.17320958139204" calcext:value-type="float">
            <text:p>-4.17320958139204</text:p>
          </table:table-cell>
          <table:table-cell office:value-type="float" office:value="-4.56498894699992" calcext:value-type="float">
            <text:p>-4.56498894699992</text:p>
          </table:table-cell>
          <table:table-cell office:value-type="float" office:value="2.31232653019914" calcext:value-type="float">
            <text:p>2.31232653019914</text:p>
          </table:table-cell>
          <table:table-cell table:number-columns-repeated="5"/>
        </table:table-row>
        <table:table-row table:style-name="ro1">
          <table:table-cell office:value-type="float" office:value="-4.23049214533626" calcext:value-type="float">
            <text:p>-4.23049214533626</text:p>
          </table:table-cell>
          <table:table-cell office:value-type="float" office:value="-4.50244653118868" calcext:value-type="float">
            <text:p>-4.50244653118868</text:p>
          </table:table-cell>
          <table:table-cell office:value-type="float" office:value="2.40659548453415" calcext:value-type="float">
            <text:p>2.40659548453415</text:p>
          </table:table-cell>
          <table:table-cell table:number-columns-repeated="5"/>
        </table:table-row>
        <table:table-row table:style-name="ro1">
          <table:table-cell office:value-type="float" office:value="-4.29340745277606" calcext:value-type="float">
            <text:p>-4.29340745277606</text:p>
          </table:table-cell>
          <table:table-cell office:value-type="float" office:value="-4.44557377850969" calcext:value-type="float">
            <text:p>-4.44557377850969</text:p>
          </table:table-cell>
          <table:table-cell office:value-type="float" office:value="2.45372996170166" calcext:value-type="float">
            <text:p>2.45372996170166</text:p>
          </table:table-cell>
          <table:table-cell table:number-columns-repeated="5"/>
        </table:table-row>
        <table:table-row table:style-name="ro1">
          <table:table-cell office:value-type="float" office:value="-4.41780511157732" calcext:value-type="float">
            <text:p>-4.41780511157732</text:p>
          </table:table-cell>
          <table:table-cell office:value-type="float" office:value="-4.34335009841628" calcext:value-type="float">
            <text:p>-4.34335009841628</text:p>
          </table:table-cell>
          <table:table-cell office:value-type="float" office:value="2.42189532941937" calcext:value-type="float">
            <text:p>2.42189532941937</text:p>
          </table:table-cell>
          <table:table-cell table:number-columns-repeated="5"/>
        </table:table-row>
        <table:table-row table:style-name="ro1">
          <table:table-cell office:value-type="float" office:value="-4.45242887515727" calcext:value-type="float">
            <text:p>-4.45242887515727</text:p>
          </table:table-cell>
          <table:table-cell office:value-type="float" office:value="-4.31300124321164" calcext:value-type="float">
            <text:p>-4.31300124321164</text:p>
          </table:table-cell>
          <table:table-cell office:value-type="float" office:value="2.33093517317221" calcext:value-type="float">
            <text:p>2.33093517317221</text:p>
          </table:table-cell>
          <table:table-cell table:number-columns-repeated="5"/>
        </table:table-row>
        <table:table-row table:style-name="ro1">
          <table:table-cell office:value-type="float" office:value="-4.54054985190996" calcext:value-type="float">
            <text:p>-4.54054985190996</text:p>
          </table:table-cell>
          <table:table-cell office:value-type="float" office:value="-4.22031215616037" calcext:value-type="float">
            <text:p>-4.22031215616037</text:p>
          </table:table-cell>
          <table:table-cell office:value-type="float" office:value="2.29656978426488" calcext:value-type="float">
            <text:p>2.29656978426488</text:p>
          </table:table-cell>
          <table:table-cell table:number-columns-repeated="5"/>
        </table:table-row>
        <table:table-row table:style-name="ro1">
          <table:table-cell office:value-type="float" office:value="-4.58955150687323" calcext:value-type="float">
            <text:p>-4.58955150687323</text:p>
          </table:table-cell>
          <table:table-cell office:value-type="float" office:value="-4.16508873704757" calcext:value-type="float">
            <text:p>-4.16508873704757</text:p>
          </table:table-cell>
          <table:table-cell office:value-type="float" office:value="2.33775814723445" calcext:value-type="float">
            <text:p>2.33775814723445</text:p>
          </table:table-cell>
          <table:table-cell table:number-columns-repeated="5"/>
        </table:table-row>
        <table:table-row table:style-name="ro1">
          <table:table-cell office:value-type="float" office:value="-4.64098582297791" calcext:value-type="float">
            <text:p>-4.64098582297791</text:p>
          </table:table-cell>
          <table:table-cell office:value-type="float" office:value="-4.11172205485472" calcext:value-type="float">
            <text:p>-4.11172205485472</text:p>
          </table:table-cell>
          <table:table-cell office:value-type="float" office:value="2.4201348731736" calcext:value-type="float">
            <text:p>2.4201348731736</text:p>
          </table:table-cell>
          <table:table-cell table:number-columns-repeated="5"/>
        </table:table-row>
        <table:table-row table:style-name="ro1">
          <table:table-cell office:value-type="float" office:value="-4.6966369252659" calcext:value-type="float">
            <text:p>-4.6966369252659</text:p>
          </table:table-cell>
          <table:table-cell office:value-type="float" office:value="-4.06276854164514" calcext:value-type="float">
            <text:p>-4.06276854164514</text:p>
          </table:table-cell>
          <table:table-cell office:value-type="float" office:value="2.46132323614317" calcext:value-type="float">
            <text:p>2.46132323614317</text:p>
          </table:table-cell>
          <table:table-cell table:number-columns-repeated="5"/>
        </table:table-row>
        <table:table-row table:style-name="ro1">
          <table:table-cell office:value-type="float" office:value="-4.80670353395003" calcext:value-type="float">
            <text:p>-4.80670353395003</text:p>
          </table:table-cell>
          <table:table-cell office:value-type="float" office:value="-3.97371287030854" calcext:value-type="float">
            <text:p>-3.97371287030854</text:p>
          </table:table-cell>
          <table:table-cell office:value-type="float" office:value="2.51067822044588" calcext:value-type="float">
            <text:p>2.51067822044588</text:p>
          </table:table-cell>
          <table:table-cell table:number-columns-repeated="5"/>
        </table:table-row>
        <table:table-row table:style-name="ro1">
          <table:table-cell office:value-type="float" office:value="-4.87841085596842" calcext:value-type="float">
            <text:p>-4.87841085596842</text:p>
          </table:table-cell>
          <table:table-cell office:value-type="float" office:value="-3.9213295086661" calcext:value-type="float">
            <text:p>-3.9213295086661</text:p>
          </table:table-cell>
          <table:table-cell office:value-type="float" office:value="2.56003320474858" calcext:value-type="float">
            <text:p>2.56003320474858</text:p>
          </table:table-cell>
          <table:table-cell table:number-columns-repeated="5"/>
        </table:table-row>
        <table:table-row table:style-name="ro1">
          <table:table-cell office:value-type="float" office:value="-4.88113205836154" calcext:value-type="float">
            <text:p>-4.88113205836154</text:p>
          </table:table-cell>
          <table:table-cell office:value-type="float" office:value="-3.91954059139481" calcext:value-type="float">
            <text:p>-3.91954059139481</text:p>
          </table:table-cell>
          <table:table-cell office:value-type="float" office:value="2.38756808677256" calcext:value-type="float">
            <text:p>2.38756808677256</text:p>
          </table:table-cell>
          <table:table-cell table:number-columns-repeated="5"/>
        </table:table-row>
        <table:table-row table:style-name="ro1">
          <table:table-cell office:value-type="float" office:value="-4.94295217164933" calcext:value-type="float">
            <text:p>-4.94295217164933</text:p>
          </table:table-cell>
          <table:table-cell office:value-type="float" office:value="-3.86148271623013" calcext:value-type="float">
            <text:p>-3.86148271623013</text:p>
          </table:table-cell>
          <table:table-cell office:value-type="float" office:value="2.44140435230617" calcext:value-type="float">
            <text:p>2.44140435230617</text:p>
          </table:table-cell>
          <table:table-cell table:number-columns-repeated="5"/>
        </table:table-row>
        <table:table-row table:style-name="ro1">
          <table:table-cell office:value-type="float" office:value="-5.017021867794" calcext:value-type="float">
            <text:p>-5.017021867794</text:p>
          </table:table-cell>
          <table:table-cell office:value-type="float" office:value="-3.79907082562945" calcext:value-type="float">
            <text:p>-3.79907082562945</text:p>
          </table:table-cell>
          <table:table-cell office:value-type="float" office:value="2.5490768833734" calcext:value-type="float">
            <text:p>2.5490768833734</text:p>
          </table:table-cell>
          <table:table-cell table:number-columns-repeated="5"/>
        </table:table-row>
        <table:table-row table:style-name="ro1">
          <table:table-cell office:value-type="float" office:value="-5.09736968883169" calcext:value-type="float">
            <text:p>-5.09736968883169</text:p>
          </table:table-cell>
          <table:table-cell office:value-type="float" office:value="-3.74498023837244" calcext:value-type="float">
            <text:p>-3.74498023837244</text:p>
          </table:table-cell>
          <table:table-cell office:value-type="float" office:value="2.60291314890701" calcext:value-type="float">
            <text:p>2.60291314890701</text:p>
          </table:table-cell>
          <table:table-cell table:number-columns-repeated="5"/>
        </table:table-row>
        <table:table-row table:style-name="ro1">
          <table:table-cell office:value-type="float" office:value="-5.14050985248042" calcext:value-type="float">
            <text:p>-5.14050985248042</text:p>
          </table:table-cell>
          <table:table-cell office:value-type="float" office:value="-3.71919812044339" calcext:value-type="float">
            <text:p>-3.71919812044339</text:p>
          </table:table-cell>
          <table:table-cell office:value-type="float" office:value="2.47366937525266" calcext:value-type="float">
            <text:p>2.47366937525266</text:p>
          </table:table-cell>
          <table:table-cell table:number-columns-repeated="5"/>
        </table:table-row>
        <table:table-row table:style-name="ro1">
          <table:table-cell office:value-type="float" office:value="-5.22178437289648" calcext:value-type="float">
            <text:p>-5.22178437289648</text:p>
          </table:table-cell>
          <table:table-cell office:value-type="float" office:value="-3.65508231647754" calcext:value-type="float">
            <text:p>-3.65508231647754</text:p>
          </table:table-cell>
          <table:table-cell office:value-type="float" office:value="2.52109089937281" calcext:value-type="float">
            <text:p>2.52109089937281</text:p>
          </table:table-cell>
          <table:table-cell table:number-columns-repeated="5"/>
        </table:table-row>
        <table:table-row table:style-name="ro1">
          <table:table-cell office:value-type="float" office:value="-5.29120509556254" calcext:value-type="float">
            <text:p>-5.29120509556254</text:p>
          </table:table-cell>
          <table:table-cell office:value-type="float" office:value="-3.6054696335696" calcext:value-type="float">
            <text:p>-3.6054696335696</text:p>
          </table:table-cell>
          <table:table-cell office:value-type="float" office:value="2.6159339476131" calcext:value-type="float">
            <text:p>2.6159339476131</text:p>
          </table:table-cell>
          <table:table-cell table:number-columns-repeated="5"/>
        </table:table-row>
        <table:table-row table:style-name="ro1">
          <table:table-cell office:value-type="float" office:value="-5.36501219231427" calcext:value-type="float">
            <text:p>-5.36501219231427</text:p>
          </table:table-cell>
          <table:table-cell office:value-type="float" office:value="-3.56265412808523" calcext:value-type="float">
            <text:p>-3.56265412808523</text:p>
          </table:table-cell>
          <table:table-cell office:value-type="float" office:value="2.71077699585342" calcext:value-type="float">
            <text:p>2.71077699585342</text:p>
          </table:table-cell>
          <table:table-cell table:number-columns-repeated="5"/>
        </table:table-row>
        <table:table-row table:style-name="ro1">
          <table:table-cell office:value-type="float" office:value="-5.38123470751722" calcext:value-type="float">
            <text:p>-5.38123470751722</text:p>
          </table:table-cell>
          <table:table-cell office:value-type="float" office:value="-3.55519812040892" calcext:value-type="float">
            <text:p>-3.55519812040892</text:p>
          </table:table-cell>
          <table:table-cell office:value-type="float" office:value="2.35053473862075" calcext:value-type="float">
            <text:p>2.35053473862075</text:p>
          </table:table-cell>
          <table:table-cell table:number-columns-repeated="5"/>
        </table:table-row>
        <table:table-row table:style-name="ro1">
          <table:table-cell office:value-type="float" office:value="-5.41861765096798" calcext:value-type="float">
            <text:p>-5.41861765096798</text:p>
          </table:table-cell>
          <table:table-cell office:value-type="float" office:value="-3.51738960745051" calcext:value-type="float">
            <text:p>-3.51738960745051</text:p>
          </table:table-cell>
          <table:table-cell office:value-type="float" office:value="2.40098408508685" calcext:value-type="float">
            <text:p>2.40098408508685</text:p>
          </table:table-cell>
          <table:table-cell table:number-columns-repeated="5"/>
        </table:table-row>
        <table:table-row table:style-name="ro1">
          <table:table-cell office:value-type="float" office:value="-5.4856114097446" calcext:value-type="float">
            <text:p>-5.4856114097446</text:p>
          </table:table-cell>
          <table:table-cell office:value-type="float" office:value="-3.45614350413272" calcext:value-type="float">
            <text:p>-3.45614350413272</text:p>
          </table:table-cell>
          <table:table-cell office:value-type="float" office:value="2.50188277801903" calcext:value-type="float">
            <text:p>2.50188277801903</text:p>
          </table:table-cell>
          <table:table-cell table:number-columns-repeated="5"/>
        </table:table-row>
        <table:table-row table:style-name="ro1">
          <table:table-cell office:value-type="float" office:value="-5.55843361294116" calcext:value-type="float">
            <text:p>-5.55843361294116</text:p>
          </table:table-cell>
          <table:table-cell office:value-type="float" office:value="-3.40195701496583" calcext:value-type="float">
            <text:p>-3.40195701496583</text:p>
          </table:table-cell>
          <table:table-cell office:value-type="float" office:value="2.60278147095123" calcext:value-type="float">
            <text:p>2.60278147095123</text:p>
          </table:table-cell>
          <table:table-cell table:number-columns-repeated="5"/>
        </table:table-row>
        <table:table-row table:style-name="ro1">
          <table:table-cell office:value-type="float" office:value="-5.59618330938821" calcext:value-type="float">
            <text:p>-5.59618330938821</text:p>
          </table:table-cell>
          <table:table-cell office:value-type="float" office:value="-3.37938968792911" calcext:value-type="float">
            <text:p>-3.37938968792911</text:p>
          </table:table-cell>
          <table:table-cell office:value-type="float" office:value="2.32319611452781" calcext:value-type="float">
            <text:p>2.32319611452781</text:p>
          </table:table-cell>
          <table:table-cell table:number-columns-repeated="5"/>
        </table:table-row>
        <table:table-row table:style-name="ro1">
          <table:table-cell office:value-type="float" office:value="-5.59629270700401" calcext:value-type="float">
            <text:p>-5.59629270700401</text:p>
          </table:table-cell>
          <table:table-cell office:value-type="float" office:value="-3.37927282124785" calcext:value-type="float">
            <text:p>-3.37927282124785</text:p>
          </table:table-cell>
          <table:table-cell office:value-type="float" office:value="2.366709866233" calcext:value-type="float">
            <text:p>2.366709866233</text:p>
          </table:table-cell>
          <table:table-cell table:number-columns-repeated="5"/>
        </table:table-row>
        <table:table-row table:style-name="ro1">
          <table:table-cell office:value-type="float" office:value="-5.65223832264559" calcext:value-type="float">
            <text:p>-5.65223832264559</text:p>
          </table:table-cell>
          <table:table-cell office:value-type="float" office:value="-3.324491583029" calcext:value-type="float">
            <text:p>-3.324491583029</text:p>
          </table:table-cell>
          <table:table-cell office:value-type="float" office:value="2.45373736964858" calcext:value-type="float">
            <text:p>2.45373736964858</text:p>
          </table:table-cell>
          <table:table-cell table:number-columns-repeated="5"/>
        </table:table-row>
        <table:table-row table:style-name="ro1">
          <table:table-cell office:value-type="float" office:value="-5.71273367060125" calcext:value-type="float">
            <text:p>-5.71273367060125</text:p>
          </table:table-cell>
          <table:table-cell office:value-type="float" office:value="-3.27478032830706" calcext:value-type="float">
            <text:p>-3.27478032830706</text:p>
          </table:table-cell>
          <table:table-cell office:value-type="float" office:value="2.49725112135633" calcext:value-type="float">
            <text:p>2.49725112135633</text:p>
          </table:table-cell>
          <table:table-cell table:number-columns-repeated="5"/>
        </table:table-row>
        <table:table-row table:style-name="ro1">
          <table:table-cell office:value-type="float" office:value="-5.71912079388" calcext:value-type="float">
            <text:p>-5.71912079388</text:p>
          </table:table-cell>
          <table:table-cell office:value-type="float" office:value="-3.26998159323082" calcext:value-type="float">
            <text:p>-3.26998159323082</text:p>
          </table:table-cell>
          <table:table-cell office:value-type="float" office:value="2.35053466616843" calcext:value-type="float">
            <text:p>2.35053466616843</text:p>
          </table:table-cell>
          <table:table-cell table:number-columns-repeated="5"/>
        </table:table-row>
        <table:table-row table:style-name="ro1">
          <table:table-cell office:value-type="float" office:value="-5.76236835992259" calcext:value-type="float">
            <text:p>-5.76236835992259</text:p>
          </table:table-cell>
          <table:table-cell office:value-type="float" office:value="-3.22624168815226" calcext:value-type="float">
            <text:p>-3.22624168815226</text:p>
          </table:table-cell>
          <table:table-cell office:value-type="float" office:value="2.28634638701552" calcext:value-type="float">
            <text:p>2.28634638701552</text:p>
          </table:table-cell>
          <table:table-cell table:number-columns-repeated="5"/>
        </table:table-row>
        <table:table-row table:style-name="ro1">
          <table:table-cell office:value-type="float" office:value="-5.81114578987907" calcext:value-type="float">
            <text:p>-5.81114578987907</text:p>
          </table:table-cell>
          <table:table-cell office:value-type="float" office:value="-3.17012571472555" calcext:value-type="float">
            <text:p>-3.17012571472555</text:p>
          </table:table-cell>
          <table:table-cell office:value-type="float" office:value="2.30303325292957" calcext:value-type="float">
            <text:p>2.30303325292957</text:p>
          </table:table-cell>
          <table:table-cell table:number-columns-repeated="5"/>
        </table:table-row>
        <table:table-row table:style-name="ro1">
          <table:table-cell office:value-type="float" office:value="-5.83122521097105" calcext:value-type="float">
            <text:p>-5.83122521097105</text:p>
          </table:table-cell>
          <table:table-cell office:value-type="float" office:value="-3.14778928810138" calcext:value-type="float">
            <text:p>-3.14778928810138</text:p>
          </table:table-cell>
          <table:table-cell office:value-type="float" office:value="2.31972011884365" calcext:value-type="float">
            <text:p>2.31972011884365</text:p>
          </table:table-cell>
          <table:table-cell table:number-columns-repeated="5"/>
        </table:table-row>
        <table:table-row table:style-name="ro1">
          <table:table-cell office:value-type="float" office:value="-5.89409671408341" calcext:value-type="float">
            <text:p>-5.89409671408341</text:p>
          </table:table-cell>
          <table:table-cell office:value-type="float" office:value="-3.08015557731891" calcext:value-type="float">
            <text:p>-3.08015557731891</text:p>
          </table:table-cell>
          <table:table-cell office:value-type="float" office:value="2.22102934043413" calcext:value-type="float">
            <text:p>2.22102934043413</text:p>
          </table:table-cell>
          <table:table-cell table:number-columns-repeated="5"/>
        </table:table-row>
        <table:table-row table:style-name="ro1">
          <table:table-cell office:value-type="float" office:value="-5.91867815536396" calcext:value-type="float">
            <text:p>-5.91867815536396</text:p>
          </table:table-cell>
          <table:table-cell office:value-type="float" office:value="-3.04783590635016" calcext:value-type="float">
            <text:p>-3.04783590635016</text:p>
          </table:table-cell>
          <table:table-cell office:value-type="float" office:value="2.06845450473026" calcext:value-type="float">
            <text:p>2.06845450473026</text:p>
          </table:table-cell>
          <table:table-cell table:number-columns-repeated="5"/>
        </table:table-row>
        <table:table-row table:style-name="ro1">
          <table:table-cell office:value-type="float" office:value="-5.92207350634289" calcext:value-type="float">
            <text:p>-5.92207350634289</text:p>
          </table:table-cell>
          <table:table-cell office:value-type="float" office:value="-3.04158601544027" calcext:value-type="float">
            <text:p>-3.04158601544027</text:p>
          </table:table-cell>
          <table:table-cell office:value-type="float" office:value="2.04006631947067" calcext:value-type="float">
            <text:p>2.04006631947067</text:p>
          </table:table-cell>
          <table:table-cell table:number-columns-repeated="5"/>
        </table:table-row>
        <table:table-row table:style-name="ro1">
          <table:table-cell office:value-type="float" office:value="-5.96709585804545" calcext:value-type="float">
            <text:p>-5.96709585804545</text:p>
          </table:table-cell>
          <table:table-cell office:value-type="float" office:value="-2.95279291590518" calcext:value-type="float">
            <text:p>-2.95279291590518</text:p>
          </table:table-cell>
          <table:table-cell office:value-type="float" office:value="2.05004663541069" calcext:value-type="float">
            <text:p>2.05004663541069</text:p>
          </table:table-cell>
          <table:table-cell table:number-columns-repeated="5"/>
        </table:table-row>
        <table:table-row table:style-name="ro1">
          <table:table-cell office:value-type="float" office:value="-5.97537943597339" calcext:value-type="float">
            <text:p>-5.97537943597339</text:p>
          </table:table-cell>
          <table:table-cell office:value-type="float" office:value="-2.93685248460828" calcext:value-type="float">
            <text:p>-2.93685248460828</text:p>
          </table:table-cell>
          <table:table-cell office:value-type="float" office:value="2.06002695135082" calcext:value-type="float">
            <text:p>2.06002695135082</text:p>
          </table:table-cell>
          <table:table-cell table:number-columns-repeated="5"/>
        </table:table-row>
        <table:table-row table:style-name="ro1">
          <table:table-cell office:value-type="float" office:value="-5.9789115358826" calcext:value-type="float">
            <text:p>-5.9789115358826</text:p>
          </table:table-cell>
          <table:table-cell office:value-type="float" office:value="-2.93021819083244" calcext:value-type="float">
            <text:p>-2.93021819083244</text:p>
          </table:table-cell>
          <table:table-cell office:value-type="float" office:value="1.84413725482956" calcext:value-type="float">
            <text:p>1.84413725482956</text:p>
          </table:table-cell>
          <table:table-cell table:number-columns-repeated="5"/>
        </table:table-row>
        <table:table-row table:style-name="ro1">
          <table:table-cell office:value-type="float" office:value="-6.00082723170186" calcext:value-type="float">
            <text:p>-6.00082723170186</text:p>
          </table:table-cell>
          <table:table-cell office:value-type="float" office:value="-2.85204788002052" calcext:value-type="float">
            <text:p>-2.85204788002052</text:p>
          </table:table-cell>
          <table:table-cell office:value-type="float" office:value="1.94215775462079" calcext:value-type="float">
            <text:p>1.94215775462079</text:p>
          </table:table-cell>
          <table:table-cell table:number-columns-repeated="5"/>
        </table:table-row>
        <table:table-row table:style-name="ro1">
          <table:table-cell office:value-type="float" office:value="-6.03282751590329" calcext:value-type="float">
            <text:p>-6.03282751590329</text:p>
          </table:table-cell>
          <table:table-cell office:value-type="float" office:value="-2.76987581969936" calcext:value-type="float">
            <text:p>-2.76987581969936</text:p>
          </table:table-cell>
          <table:table-cell office:value-type="float" office:value="2.04017825441201" calcext:value-type="float">
            <text:p>2.04017825441201</text:p>
          </table:table-cell>
          <table:table-cell table:number-columns-repeated="5"/>
        </table:table-row>
        <table:table-row table:style-name="ro1">
          <table:table-cell office:value-type="float" office:value="-6.07271584807041" calcext:value-type="float">
            <text:p>-6.07271584807041</text:p>
          </table:table-cell>
          <table:table-cell office:value-type="float" office:value="-2.6912298621216" calcext:value-type="float">
            <text:p>-2.6912298621216</text:p>
          </table:table-cell>
          <table:table-cell office:value-type="float" office:value="2.08918850430763" calcext:value-type="float">
            <text:p>2.08918850430763</text:p>
          </table:table-cell>
          <table:table-cell table:number-columns-repeated="5"/>
        </table:table-row>
        <table:table-row table:style-name="ro1">
          <table:table-cell office:value-type="float" office:value="-6.12437304552478" calcext:value-type="float">
            <text:p>-6.12437304552478</text:p>
          </table:table-cell>
          <table:table-cell office:value-type="float" office:value="-2.60067133834184" calcext:value-type="float">
            <text:p>-2.60067133834184</text:p>
          </table:table-cell>
          <table:table-cell office:value-type="float" office:value="1.86612782175851" calcext:value-type="float">
            <text:p>1.86612782175851</text:p>
          </table:table-cell>
          <table:table-cell table:number-columns-repeated="5"/>
        </table:table-row>
        <table:table-row table:style-name="ro1">
          <table:table-cell office:value-type="float" office:value="-6.12495982718937" calcext:value-type="float">
            <text:p>-6.12495982718937</text:p>
          </table:table-cell>
          <table:table-cell office:value-type="float" office:value="-2.59874258434593" calcext:value-type="float">
            <text:p>-2.59874258434593</text:p>
          </table:table-cell>
          <table:table-cell office:value-type="float" office:value="1.83602898732132" calcext:value-type="float">
            <text:p>1.83602898732132</text:p>
          </table:table-cell>
          <table:table-cell table:number-columns-repeated="5"/>
        </table:table-row>
        <table:table-row table:style-name="ro1">
          <table:table-cell office:value-type="float" office:value="-6.1637422724275" calcext:value-type="float">
            <text:p>-6.1637422724275</text:p>
          </table:table-cell>
          <table:table-cell office:value-type="float" office:value="-2.45596709027082" calcext:value-type="float">
            <text:p>-2.45596709027082</text:p>
          </table:table-cell>
          <table:table-cell office:value-type="float" office:value="1.86639916247009" calcext:value-type="float">
            <text:p>1.86639916247009</text:p>
          </table:table-cell>
          <table:table-cell table:number-columns-repeated="5"/>
        </table:table-row>
        <table:table-row table:style-name="ro1">
          <table:table-cell office:value-type="float" office:value="-6.16912506460471" calcext:value-type="float">
            <text:p>-6.16912506460471</text:p>
          </table:table-cell>
          <table:table-cell office:value-type="float" office:value="-2.43829105373811" calcext:value-type="float">
            <text:p>-2.43829105373811</text:p>
          </table:table-cell>
          <table:table-cell office:value-type="float" office:value="1.62687826964302" calcext:value-type="float">
            <text:p>1.62687826964302</text:p>
          </table:table-cell>
          <table:table-cell table:number-columns-repeated="5"/>
        </table:table-row>
        <table:table-row table:style-name="ro1">
          <table:table-cell office:value-type="float" office:value="-6.17179262171505" calcext:value-type="float">
            <text:p>-6.17179262171505</text:p>
          </table:table-cell>
          <table:table-cell office:value-type="float" office:value="-2.39077558377564" calcext:value-type="float">
            <text:p>-2.39077558377564</text:p>
          </table:table-cell>
          <table:table-cell office:value-type="float" office:value="1.73904404939328" calcext:value-type="float">
            <text:p>1.73904404939328</text:p>
          </table:table-cell>
          <table:table-cell table:number-columns-repeated="5"/>
        </table:table-row>
        <table:table-row table:style-name="ro1">
          <table:table-cell office:value-type="float" office:value="-6.18868821741973" calcext:value-type="float">
            <text:p>-6.18868821741973</text:p>
          </table:table-cell>
          <table:table-cell office:value-type="float" office:value="-2.29130397785837" calcext:value-type="float">
            <text:p>-2.29130397785837</text:p>
          </table:table-cell>
          <table:table-cell office:value-type="float" office:value="1.79512693926842" calcext:value-type="float">
            <text:p>1.79512693926842</text:p>
          </table:table-cell>
          <table:table-cell table:number-columns-repeated="5"/>
        </table:table-row>
        <table:table-row table:style-name="ro1">
          <table:table-cell office:value-type="float" office:value="-6.19793288626133" calcext:value-type="float">
            <text:p>-6.19793288626133</text:p>
          </table:table-cell>
          <table:table-cell office:value-type="float" office:value="-2.25078757649633" calcext:value-type="float">
            <text:p>-2.25078757649633</text:p>
          </table:table-cell>
          <table:table-cell office:value-type="float" office:value="1.63409183257436" calcext:value-type="float">
            <text:p>1.63409183257436</text:p>
          </table:table-cell>
          <table:table-cell table:number-columns-repeated="5"/>
        </table:table-row>
        <table:table-row table:style-name="ro1">
          <table:table-cell office:value-type="float" office:value="-6.20180579599892" calcext:value-type="float">
            <text:p>-6.20180579599892</text:p>
          </table:table-cell>
          <table:table-cell office:value-type="float" office:value="-2.18968155849223" calcext:value-type="float">
            <text:p>-2.18968155849223</text:p>
          </table:table-cell>
          <table:table-cell office:value-type="float" office:value="1.68162699042701" calcext:value-type="float">
            <text:p>1.68162699042701</text:p>
          </table:table-cell>
          <table:table-cell table:number-columns-repeated="5"/>
        </table:table-row>
        <table:table-row table:style-name="ro1">
          <table:table-cell office:value-type="float" office:value="-6.2112658658509" calcext:value-type="float">
            <text:p>-6.2112658658509</text:p>
          </table:table-cell>
          <table:table-cell office:value-type="float" office:value="-2.10467526390982" calcext:value-type="float">
            <text:p>-2.10467526390982</text:p>
          </table:table-cell>
          <table:table-cell office:value-type="float" office:value="1.77669730613232" calcext:value-type="float">
            <text:p>1.77669730613232</text:p>
          </table:table-cell>
          <table:table-cell table:number-columns-repeated="5"/>
        </table:table-row>
        <table:table-row table:style-name="ro1">
          <table:table-cell office:value-type="float" office:value="-6.22875262283754" calcext:value-type="float">
            <text:p>-6.22875262283754</text:p>
          </table:table-cell>
          <table:table-cell office:value-type="float" office:value="-2.02095085665408" calcext:value-type="float">
            <text:p>-2.02095085665408</text:p>
          </table:table-cell>
          <table:table-cell office:value-type="float" office:value="1.87176762183761" calcext:value-type="float">
            <text:p>1.87176762183761</text:p>
          </table:table-cell>
          <table:table-cell table:number-columns-repeated="5"/>
        </table:table-row>
        <table:table-row table:style-name="ro1">
          <table:table-cell office:value-type="float" office:value="-6.25410813427601" calcext:value-type="float">
            <text:p>-6.25410813427601</text:p>
          </table:table-cell>
          <table:table-cell office:value-type="float" office:value="-1.93926449867473" calcext:value-type="float">
            <text:p>-1.93926449867473</text:p>
          </table:table-cell>
          <table:table-cell office:value-type="float" office:value="1.9668379375429" calcext:value-type="float">
            <text:p>1.9668379375429</text:p>
          </table:table-cell>
          <table:table-cell table:number-columns-repeated="5"/>
        </table:table-row>
        <table:table-row table:style-name="ro1">
          <table:table-cell office:value-type="float" office:value="-6.28710340036094" calcext:value-type="float">
            <text:p>-6.28710340036094</text:p>
          </table:table-cell>
          <table:table-cell office:value-type="float" office:value="-1.86035394515861" calcext:value-type="float">
            <text:p>-1.86035394515861</text:p>
          </table:table-cell>
          <table:table-cell office:value-type="float" office:value="2.0619082532482" calcext:value-type="float">
            <text:p>2.0619082532482</text:p>
          </table:table-cell>
          <table:table-cell table:number-columns-repeated="5"/>
        </table:table-row>
        <table:table-row table:style-name="ro1">
          <table:table-cell office:value-type="float" office:value="-6.32744042238977" calcext:value-type="float">
            <text:p>-6.32744042238977</text:p>
          </table:table-cell>
          <table:table-cell office:value-type="float" office:value="-1.7849318814499" calcext:value-type="float">
            <text:p>-1.7849318814499</text:p>
          </table:table-cell>
          <table:table-cell office:value-type="float" office:value="2.10944341110085" calcext:value-type="float">
            <text:p>2.10944341110085</text:p>
          </table:table-cell>
          <table:table-cell table:number-columns-repeated="5"/>
        </table:table-row>
        <table:table-row table:style-name="ro1">
          <table:table-cell office:value-type="float" office:value="-6.34819299364618" calcext:value-type="float">
            <text:p>-6.34819299364618</text:p>
          </table:table-cell>
          <table:table-cell office:value-type="float" office:value="-1.75020489591539" calcext:value-type="float">
            <text:p>-1.75020489591539</text:p>
          </table:table-cell>
          <table:table-cell office:value-type="float" office:value="1.67911251701785" calcext:value-type="float">
            <text:p>1.67911251701785</text:p>
          </table:table-cell>
          <table:table-cell table:number-columns-repeated="5"/>
        </table:table-row>
        <table:table-row table:style-name="ro1">
          <table:table-cell office:value-type="float" office:value="-6.35652220168319" calcext:value-type="float">
            <text:p>-6.35652220168319</text:p>
          </table:table-cell>
          <table:table-cell office:value-type="float" office:value="-1.67360869497047" calcext:value-type="float">
            <text:p>-1.67360869497047</text:p>
          </table:table-cell>
          <table:table-cell office:value-type="float" office:value="1.73822928920712" calcext:value-type="float">
            <text:p>1.73822928920712</text:p>
          </table:table-cell>
          <table:table-cell table:number-columns-repeated="5"/>
        </table:table-row>
        <table:table-row table:style-name="ro1">
          <table:table-cell office:value-type="float" office:value="-6.37345543213936" calcext:value-type="float">
            <text:p>-6.37345543213936</text:p>
          </table:table-cell>
          <table:table-cell office:value-type="float" office:value="-1.57342113663213" calcext:value-type="float">
            <text:p>-1.57342113663213</text:p>
          </table:table-cell>
          <table:table-cell office:value-type="float" office:value="1.80217851239662" calcext:value-type="float">
            <text:p>1.80217851239662</text:p>
          </table:table-cell>
          <table:table-cell table:number-columns-repeated="5"/>
        </table:table-row>
        <table:table-row table:style-name="ro1">
          <table:table-cell office:value-type="float" office:value="-6.39983450459087" calcext:value-type="float">
            <text:p>-6.39983450459087</text:p>
          </table:table-cell>
          <table:table-cell office:value-type="float" office:value="-1.46145648766541" calcext:value-type="float">
            <text:p>-1.46145648766541</text:p>
          </table:table-cell>
          <table:table-cell office:value-type="float" office:value="1.86612773558613" calcext:value-type="float">
            <text:p>1.86612773558613</text:p>
          </table:table-cell>
          <table:table-cell table:number-columns-repeated="5"/>
        </table:table-row>
        <table:table-row table:style-name="ro1">
          <table:table-cell office:value-type="float" office:value="-6.44133103325328" calcext:value-type="float">
            <text:p>-6.44133103325328</text:p>
          </table:table-cell>
          <table:table-cell office:value-type="float" office:value="-1.32505716731811" calcext:value-type="float">
            <text:p>-1.32505716731811</text:p>
          </table:table-cell>
          <table:table-cell office:value-type="float" office:value="1.79512687954524" calcext:value-type="float">
            <text:p>1.79512687954524</text:p>
          </table:table-cell>
          <table:table-cell table:number-columns-repeated="5"/>
        </table:table-row>
        <table:table-row table:style-name="ro1">
          <table:table-cell office:value-type="float" office:value="-6.45962044431857" calcext:value-type="float">
            <text:p>-6.45962044431857</text:p>
          </table:table-cell>
          <table:table-cell office:value-type="float" office:value="-1.24490055639435" calcext:value-type="float">
            <text:p>-1.24490055639435</text:p>
          </table:table-cell>
          <table:table-cell office:value-type="float" office:value="1.79790384694404" calcext:value-type="float">
            <text:p>1.79790384694404</text:p>
          </table:table-cell>
          <table:table-cell table:number-columns-repeated="5"/>
        </table:table-row>
        <table:table-row table:style-name="ro1">
          <table:table-cell office:value-type="float" office:value="-6.46074591575159" calcext:value-type="float">
            <text:p>-6.46074591575159</text:p>
          </table:table-cell>
          <table:table-cell office:value-type="float" office:value="-1.24003037517225" calcext:value-type="float">
            <text:p>-1.24003037517225</text:p>
          </table:table-cell>
          <table:table-cell office:value-type="float" office:value="1.80068081434303" calcext:value-type="float">
            <text:p>1.80068081434303</text:p>
          </table:table-cell>
          <table:table-cell table:number-columns-repeated="5"/>
        </table:table-row>
        <table:table-row table:style-name="ro1">
          <table:table-cell office:value-type="float" office:value="-6.47093577501576" calcext:value-type="float">
            <text:p>-6.47093577501576</text:p>
          </table:table-cell>
          <table:table-cell office:value-type="float" office:value="-1.19648797255513" calcext:value-type="float">
            <text:p>-1.19648797255513</text:p>
          </table:table-cell>
          <table:table-cell office:value-type="float" office:value="1.57079534074427" calcext:value-type="float">
            <text:p>1.57079534074427</text:p>
          </table:table-cell>
          <table:table-cell table:number-columns-repeated="5"/>
        </table:table-row>
        <table:table-row table:style-name="ro1">
          <table:table-cell office:value-type="float" office:value="-6.47093576770614" calcext:value-type="float">
            <text:p>-6.47093576770614</text:p>
          </table:table-cell>
          <table:table-cell office:value-type="float" office:value="-1.18907494593035" calcext:value-type="float">
            <text:p>-1.18907494593035</text:p>
          </table:table-cell>
          <table:table-cell office:value-type="float" office:value="1.62627075230344" calcext:value-type="float">
            <text:p>1.62627075230344</text:p>
          </table:table-cell>
          <table:table-cell table:number-columns-repeated="5"/>
        </table:table-row>
        <table:table-row table:style-name="ro1">
          <table:table-cell office:value-type="float" office:value="-6.47646952741193" calcext:value-type="float">
            <text:p>-6.47646952741193</text:p>
          </table:table-cell>
          <table:table-cell office:value-type="float" office:value="-1.08942394571643" calcext:value-type="float">
            <text:p>-1.08942394571643</text:p>
          </table:table-cell>
          <table:table-cell office:value-type="float" office:value="1.73722157542191" calcext:value-type="float">
            <text:p>1.73722157542191</text:p>
          </table:table-cell>
          <table:table-cell table:number-columns-repeated="5"/>
        </table:table-row>
        <table:table-row table:style-name="ro1">
          <table:table-cell office:value-type="float" office:value="-6.49300295185067" calcext:value-type="float">
            <text:p>-6.49300295185067</text:p>
          </table:table-cell>
          <table:table-cell office:value-type="float" office:value="-0.990998388992347" calcext:value-type="float">
            <text:p>-0.990998388992347</text:p>
          </table:table-cell>
          <table:table-cell office:value-type="float" office:value="1.84817239854038" calcext:value-type="float">
            <text:p>1.84817239854038</text:p>
          </table:table-cell>
          <table:table-cell table:number-columns-repeated="5"/>
        </table:table-row>
        <table:table-row table:style-name="ro1">
          <table:table-cell office:value-type="float" office:value="-6.52033272186112" calcext:value-type="float">
            <text:p>-6.52033272186112</text:p>
          </table:table-cell>
          <table:table-cell office:value-type="float" office:value="-0.895008660316348" calcext:value-type="float">
            <text:p>-0.895008660316348</text:p>
          </table:table-cell>
          <table:table-cell office:value-type="float" office:value="1.90364781009961" calcext:value-type="float">
            <text:p>1.90364781009961</text:p>
          </table:table-cell>
          <table:table-cell table:number-columns-repeated="5"/>
        </table:table-row>
        <table:table-row table:style-name="ro1">
          <table:table-cell office:value-type="float" office:value="-6.54131580520593" calcext:value-type="float">
            <text:p>-6.54131580520593</text:p>
          </table:table-cell>
          <table:table-cell office:value-type="float" office:value="-0.834313744438876" calcext:value-type="float">
            <text:p>-0.834313744438876</text:p>
          </table:table-cell>
          <table:table-cell office:value-type="float" office:value="1.75869559756321" calcext:value-type="float">
            <text:p>1.75869559756321</text:p>
          </table:table-cell>
          <table:table-cell table:number-columns-repeated="5"/>
        </table:table-row>
        <table:table-row table:style-name="ro1">
          <table:table-cell office:value-type="float" office:value="-6.55450988882221" calcext:value-type="float">
            <text:p>-6.55450988882221</text:p>
          </table:table-cell>
          <table:table-cell office:value-type="float" office:value="-0.764923163641185" calcext:value-type="float">
            <text:p>-0.764923163641185</text:p>
          </table:table-cell>
          <table:table-cell office:value-type="float" office:value="1.76700975956775" calcext:value-type="float">
            <text:p>1.76700975956775</text:p>
          </table:table-cell>
          <table:table-cell table:number-columns-repeated="5"/>
        </table:table-row>
        <table:table-row table:style-name="ro1">
          <table:table-cell office:value-type="float" office:value="-6.55742747997331" calcext:value-type="float">
            <text:p>-6.55742747997331</text:p>
          </table:table-cell>
          <table:table-cell office:value-type="float" office:value="-0.750245001616306" calcext:value-type="float">
            <text:p>-0.750245001616306</text:p>
          </table:table-cell>
          <table:table-cell office:value-type="float" office:value="1.77532392157236" calcext:value-type="float">
            <text:p>1.77532392157236</text:p>
          </table:table-cell>
          <table:table-cell table:number-columns-repeated="5"/>
        </table:table-row>
        <table:table-row table:style-name="ro1">
          <table:table-cell office:value-type="float" office:value="-6.58130753015587" calcext:value-type="float">
            <text:p>-6.58130753015587</text:p>
          </table:table-cell>
          <table:table-cell office:value-type="float" office:value="-0.635120496509554" calcext:value-type="float">
            <text:p>-0.635120496509554</text:p>
          </table:table-cell>
          <table:table-cell office:value-type="float" office:value="1.75869558092548" calcext:value-type="float">
            <text:p>1.75869558092548</text:p>
          </table:table-cell>
          <table:table-cell table:number-columns-repeated="5"/>
        </table:table-row>
        <table:table-row table:style-name="ro1">
          <table:table-cell office:value-type="float" office:value="-6.61377622430672" calcext:value-type="float">
            <text:p>-6.61377622430672</text:p>
          </table:table-cell>
          <table:table-cell office:value-type="float" office:value="-0.464360494173317" calcext:value-type="float">
            <text:p>-0.464360494173317</text:p>
          </table:table-cell>
          <table:table-cell office:value-type="float" office:value="1.80361077755591" calcext:value-type="float">
            <text:p>1.80361077755591</text:p>
          </table:table-cell>
          <table:table-cell table:number-columns-repeated="5"/>
        </table:table-row>
        <table:table-row table:style-name="ro1">
          <table:table-cell office:value-type="float" office:value="-6.63242280847368" calcext:value-type="float">
            <text:p>-6.63242280847368</text:p>
          </table:table-cell>
          <table:table-cell office:value-type="float" office:value="-0.385720775622727" calcext:value-type="float">
            <text:p>-0.385720775622727</text:p>
          </table:table-cell>
          <table:table-cell office:value-type="float" office:value="1.89344117081675" calcext:value-type="float">
            <text:p>1.89344117081675</text:p>
          </table:table-cell>
          <table:table-cell table:number-columns-repeated="5"/>
        </table:table-row>
        <table:table-row table:style-name="ro1">
          <table:table-cell office:value-type="float" office:value="-8.52239828205475" calcext:value-type="float">
            <text:p>-8.52239828205475</text:p>
          </table:table-cell>
          <table:table-cell office:value-type="float" office:value="2.02806044968458" calcext:value-type="float">
            <text:p>2.02806044968458</text:p>
          </table:table-cell>
          <table:table-cell office:value-type="float" office:value="2.11741086048112" calcext:value-type="float">
            <text:p>2.11741086048112</text:p>
          </table:table-cell>
          <table:table-cell table:number-columns-repeated="5"/>
        </table:table-row>
        <table:table-row table:style-name="ro1">
          <table:table-cell office:value-type="float" office:value="-8.59013142925181" calcext:value-type="float">
            <text:p>-8.59013142925181</text:p>
          </table:table-cell>
          <table:table-cell office:value-type="float" office:value="2.13938001841717" calcext:value-type="float">
            <text:p>2.13938001841717</text:p>
          </table:table-cell>
          <table:table-cell office:value-type="float" office:value="1.63409159403593" calcext:value-type="float">
            <text:p>1.63409159403593</text:p>
          </table:table-cell>
          <table:table-cell table:number-columns-repeated="5"/>
        </table:table-row>
        <table:table-row table:style-name="ro1">
          <table:table-cell office:value-type="float" office:value="-8.59859793560769" calcext:value-type="float">
            <text:p>-8.59859793560769</text:p>
          </table:table-cell>
          <table:table-cell office:value-type="float" office:value="2.27296341689997" calcext:value-type="float">
            <text:p>2.27296341689997</text:p>
          </table:table-cell>
          <table:table-cell office:value-type="float" office:value="1.7082096530808" calcext:value-type="float">
            <text:p>1.7082096530808</text:p>
          </table:table-cell>
          <table:table-cell table:number-columns-repeated="5"/>
        </table:table-row>
        <table:table-row table:style-name="ro1">
          <table:table-cell office:value-type="float" office:value="-8.61553111209011" calcext:value-type="float">
            <text:p>-8.61553111209011</text:p>
          </table:table-cell>
          <table:table-cell office:value-type="float" office:value="2.39541487582151" calcext:value-type="float">
            <text:p>2.39541487582151</text:p>
          </table:table-cell>
          <table:table-cell office:value-type="float" office:value="1.99891202539853" calcext:value-type="float">
            <text:p>1.99891202539853</text:p>
          </table:table-cell>
          <table:table-cell table:number-columns-repeated="5"/>
        </table:table-row>
        <table:table-row table:style-name="ro1">
          <table:table-cell office:value-type="float" office:value="-8.66633093778599" calcext:value-type="float">
            <text:p>-8.66633093778599</text:p>
          </table:table-cell>
          <table:table-cell office:value-type="float" office:value="2.50673442544921" calcext:value-type="float">
            <text:p>2.50673442544921</text:p>
          </table:table-cell>
          <table:table-cell office:value-type="float" office:value="1.90364748285121" calcext:value-type="float">
            <text:p>1.90364748285121</text:p>
          </table:table-cell>
          <table:table-cell table:number-columns-repeated="5"/>
        </table:table-row>
        <table:table-row table:style-name="ro1">
          <table:table-cell office:value-type="float" office:value="-8.70866408949857" calcext:value-type="float">
            <text:p>-8.70866408949857</text:p>
          </table:table-cell>
          <table:table-cell office:value-type="float" office:value="2.62918591471128" calcext:value-type="float">
            <text:p>2.62918591471128</text:p>
          </table:table-cell>
          <table:table-cell office:value-type="float" office:value="1.85538292125004" calcext:value-type="float">
            <text:p>1.85538292125004</text:p>
          </table:table-cell>
          <table:table-cell table:number-columns-repeated="5"/>
        </table:table-row>
        <table:table-row table:style-name="ro1">
          <table:table-cell office:value-type="float" office:value="-8.75099721392063" calcext:value-type="float">
            <text:p>-8.75099721392063</text:p>
          </table:table-cell>
          <table:table-cell office:value-type="float" office:value="2.77390130206001" calcext:value-type="float">
            <text:p>2.77390130206001</text:p>
          </table:table-cell>
          <table:table-cell office:value-type="float" office:value="1.89676888411765" calcext:value-type="float">
            <text:p>1.89676888411765</text:p>
          </table:table-cell>
          <table:table-cell table:number-columns-repeated="5"/>
        </table:table-row>
        <table:table-row table:style-name="ro1">
          <table:table-cell office:value-type="float" office:value="-8.78486373106177" calcext:value-type="float">
            <text:p>-8.78486373106177</text:p>
          </table:table-cell>
          <table:table-cell office:value-type="float" office:value="2.87408888376992" calcext:value-type="float">
            <text:p>2.87408888376992</text:p>
          </table:table-cell>
          <table:table-cell office:value-type="float" office:value="1.63982826238854" calcext:value-type="float">
            <text:p>1.63982826238854</text:p>
          </table:table-cell>
          <table:table-cell table:number-columns-repeated="5"/>
        </table:table-row>
        <table:table-row table:style-name="ro1">
          <table:table-cell office:value-type="float" office:value="-8.79333024476292" calcext:value-type="float">
            <text:p>-8.79333024476292</text:p>
          </table:table-cell>
          <table:table-cell office:value-type="float" office:value="2.99654033404681" calcext:value-type="float">
            <text:p>2.99654033404681</text:p>
          </table:table-cell>
          <table:table-cell office:value-type="float" office:value="1.85538289456161" calcext:value-type="float">
            <text:p>1.85538289456161</text:p>
          </table:table-cell>
          <table:table-cell table:number-columns-repeated="5"/>
        </table:table-row>
        <table:table-row table:style-name="ro1">
          <table:table-cell office:value-type="float" office:value="-8.83566336528501" calcext:value-type="float">
            <text:p>-8.83566336528501</text:p>
          </table:table-cell>
          <table:table-cell office:value-type="float" office:value="3.14125572239632" calcext:value-type="float">
            <text:p>3.14125572239632</text:p>
          </table:table-cell>
          <table:table-cell office:value-type="float" office:value="1.86612735418522" calcext:value-type="float">
            <text:p>1.86612735418522</text:p>
          </table:table-cell>
          <table:table-cell table:number-columns-repeated="5"/>
        </table:table-row>
        <table:table-row table:style-name="ro1">
          <table:table-cell office:value-type="float" office:value="-8.8695298665112" calcext:value-type="float">
            <text:p>-8.8695298665112</text:p>
          </table:table-cell>
          <table:table-cell office:value-type="float" office:value="3.25257525262809" calcext:value-type="float">
            <text:p>3.25257525262809</text:p>
          </table:table-cell>
          <table:table-cell office:value-type="float" office:value="1.81908800874527" calcext:value-type="float">
            <text:p>1.81908800874527</text:p>
          </table:table-cell>
          <table:table-cell table:number-columns-repeated="5"/>
        </table:table-row>
        <table:table-row table:style-name="ro1">
          <table:table-cell office:value-type="float" office:value="-8.90339634003193" calcext:value-type="float">
            <text:p>-8.90339634003193</text:p>
          </table:table-cell>
          <table:table-cell office:value-type="float" office:value="3.38615868189666" calcext:value-type="float">
            <text:p>3.38615868189666</text:p>
          </table:table-cell>
          <table:table-cell office:value-type="float" office:value="1.66558183875914" calcext:value-type="float">
            <text:p>1.66558183875914</text:p>
          </table:table-cell>
          <table:table-cell table:number-columns-repeated="5"/>
        </table:table-row>
        <table:table-row table:style-name="ro1">
          <table:table-cell office:value-type="float" office:value="-8.91186289143293" calcext:value-type="float">
            <text:p>-8.91186289143293</text:p>
          </table:table-cell>
          <table:table-cell office:value-type="float" office:value="3.47521428437717" calcext:value-type="float">
            <text:p>3.47521428437717</text:p>
          </table:table-cell>
          <table:table-cell office:value-type="float" office:value="1.72175246786152" calcext:value-type="float">
            <text:p>1.72175246786152</text:p>
          </table:table-cell>
          <table:table-cell table:number-columns-repeated="5"/>
        </table:table-row>
        <table:table-row table:style-name="ro1">
          <table:table-cell office:value-type="float" office:value="-8.92879607415053" calcext:value-type="float">
            <text:p>-8.92879607415053</text:p>
          </table:table-cell>
          <table:table-cell office:value-type="float" office:value="3.58653379539583" calcext:value-type="float">
            <text:p>3.58653379539583</text:p>
          </table:table-cell>
          <table:table-cell office:value-type="float" office:value="1.57079513188159" calcext:value-type="float">
            <text:p>1.57079513188159</text:p>
          </table:table-cell>
          <table:table-cell table:number-columns-repeated="5"/>
        </table:table-row>
        <table:table-row table:style-name="ro1">
          <table:table-cell office:value-type="float" office:value="-8.92879590122824" calcext:value-type="float">
            <text:p>-8.92879590122824</text:p>
          </table:table-cell>
          <table:table-cell office:value-type="float" office:value="3.73124913351105" calcext:value-type="float">
            <text:p>3.73124913351105</text:p>
          </table:table-cell>
          <table:table-cell office:value-type="float" office:value="1.81908798807758" calcext:value-type="float">
            <text:p>1.81908798807758</text:p>
          </table:table-cell>
          <table:table-cell table:number-columns-repeated="5"/>
        </table:table-row>
        <table:table-row table:style-name="ro1">
          <table:table-cell office:value-type="float" office:value="-8.96266237174557" calcext:value-type="float">
            <text:p>-8.96266237174557</text:p>
          </table:table-cell>
          <table:table-cell office:value-type="float" office:value="3.8648325625229" calcext:value-type="float">
            <text:p>3.8648325625229</text:p>
          </table:table-cell>
          <table:table-cell office:value-type="float" office:value="1.41983779963213" calcext:value-type="float">
            <text:p>1.41983779963213</text:p>
          </table:table-cell>
          <table:table-cell table:number-columns-repeated="5"/>
        </table:table-row>
        <table:table-row table:style-name="ro1">
          <table:table-cell office:value-type="float" office:value="-8.94572892345213" calcext:value-type="float">
            <text:p>-8.94572892345213</text:p>
          </table:table-cell>
          <table:table-cell office:value-type="float" office:value="3.97615203285329" calcext:value-type="float">
            <text:p>3.97615203285329</text:p>
          </table:table-cell>
          <table:table-cell office:value-type="float" office:value="1.73235452394377" calcext:value-type="float">
            <text:p>1.73235452394377</text:p>
          </table:table-cell>
          <table:table-cell table:number-columns-repeated="5"/>
        </table:table-row>
        <table:table-row table:style-name="ro1">
          <table:table-cell office:value-type="float" office:value="-8.97112870770152" calcext:value-type="float">
            <text:p>-8.97112870770152</text:p>
          </table:table-cell>
          <table:table-cell office:value-type="float" office:value="4.13199935091288" calcext:value-type="float">
            <text:p>4.13199935091288</text:p>
          </table:table-cell>
          <table:table-cell office:value-type="float" office:value="1.50749873663112" calcext:value-type="float">
            <text:p>1.50749873663112</text:p>
          </table:table-cell>
          <table:table-cell table:number-columns-repeated="5"/>
        </table:table-row>
        <table:table-row table:style-name="ro1">
          <table:table-cell office:value-type="float" office:value="-8.96266189106908" calcext:value-type="float">
            <text:p>-8.96266189106908</text:p>
          </table:table-cell>
          <table:table-cell office:value-type="float" office:value="4.26558272929722" calcext:value-type="float">
            <text:p>4.26558272929722</text:p>
          </table:table-cell>
          <table:table-cell office:value-type="float" office:value="1.57079512473316" calcext:value-type="float">
            <text:p>1.57079512473316</text:p>
          </table:table-cell>
          <table:table-cell table:number-columns-repeated="5"/>
        </table:table-row>
        <table:table-row table:style-name="ro1">
          <table:table-cell office:value-type="float" office:value="-8.96266177063747" calcext:value-type="float">
            <text:p>-8.96266177063747</text:p>
          </table:table-cell>
          <table:table-cell office:value-type="float" office:value="4.36577027192569" calcext:value-type="float">
            <text:p>4.36577027192569</text:p>
          </table:table-cell>
          <table:table-cell office:value-type="float" office:value="1.87768830944192" calcext:value-type="float">
            <text:p>1.87768830944192</text:p>
          </table:table-cell>
          <table:table-cell table:number-columns-repeated="5"/>
        </table:table-row>
        <table:table-row table:style-name="ro1">
          <table:table-cell office:value-type="float" office:value="-9.00499489346795" calcext:value-type="float">
            <text:p>-9.00499489346795</text:p>
          </table:table-cell>
          <table:table-cell office:value-type="float" office:value="4.49935371209573" calcext:value-type="float">
            <text:p>4.49935371209573</text:p>
          </table:table-cell>
          <table:table-cell office:value-type="float" office:value="1.81908794649922" calcext:value-type="float">
            <text:p>1.81908794649922</text:p>
          </table:table-cell>
          <table:table-cell table:number-columns-repeated="5"/>
        </table:table-row>
        <table:table-row table:style-name="ro1">
          <table:table-cell office:value-type="float" office:value="-9.03886135809859" calcext:value-type="float">
            <text:p>-9.03886135809859</text:p>
          </table:table-cell>
          <table:table-cell office:value-type="float" office:value="4.63293714120416" calcext:value-type="float">
            <text:p>4.63293714120416</text:p>
          </table:table-cell>
          <table:table-cell office:value-type="float" office:value="1.62506838775134" calcext:value-type="float">
            <text:p>1.62506838775134</text:p>
          </table:table-cell>
          <table:table-cell table:number-columns-repeated="5"/>
        </table:table-row>
        <table:table-row table:style-name="ro1">
          <table:table-cell office:value-type="float" office:value="-9.0473278262945" calcext:value-type="float">
            <text:p>-9.0473278262945</text:p>
          </table:table-cell>
          <table:table-cell office:value-type="float" office:value="4.78878443861461" calcext:value-type="float">
            <text:p>4.78878443861461</text:p>
          </table:table-cell>
          <table:table-cell office:value-type="float" office:value="1.8967687515022" calcext:value-type="float">
            <text:p>1.8967687515022</text:p>
          </table:table-cell>
          <table:table-cell table:number-columns-repeated="5"/>
        </table:table-row>
        <table:table-row table:style-name="ro1">
          <table:table-cell office:value-type="float" office:value="-9.08119432910948" calcext:value-type="float">
            <text:p>-9.08119432910948</text:p>
          </table:table-cell>
          <table:table-cell office:value-type="float" office:value="4.88897202173988" calcext:value-type="float">
            <text:p>4.88897202173988</text:p>
          </table:table-cell>
          <table:table-cell office:value-type="float" office:value="1.93419230007305" calcext:value-type="float">
            <text:p>1.93419230007305</text:p>
          </table:table-cell>
          <table:table-cell table:number-columns-repeated="5"/>
        </table:table-row>
        <table:table-row table:style-name="ro1">
          <table:table-cell office:value-type="float" office:value="-9.13199410378786" calcext:value-type="float">
            <text:p>-9.13199410378786</text:p>
          </table:table-cell>
          <table:table-cell office:value-type="float" office:value="5.02255547260758" calcext:value-type="float">
            <text:p>5.02255547260758</text:p>
          </table:table-cell>
          <table:table-cell office:value-type="float" office:value="1.86612724045413" calcext:value-type="float">
            <text:p>1.86612724045413</text:p>
          </table:table-cell>
          <table:table-cell table:number-columns-repeated="5"/>
        </table:table-row>
        <table:table-row table:style-name="ro1">
          <table:table-cell office:value-type="float" office:value="-9.16586059178879" calcext:value-type="float">
            <text:p>-9.16586059178879</text:p>
          </table:table-cell>
          <table:table-cell office:value-type="float" office:value="5.13387500483463" calcext:value-type="float">
            <text:p>5.13387500483463</text:p>
          </table:table-cell>
          <table:table-cell office:value-type="float" office:value="2.07604871856036" calcext:value-type="float">
            <text:p>2.07604871856036</text:p>
          </table:table-cell>
          <table:table-cell table:number-columns-repeated="5"/>
        </table:table-row>
        <table:table-row table:style-name="ro1">
          <table:table-cell office:value-type="float" office:value="-9.23359368773125" calcext:value-type="float">
            <text:p>-9.23359368773125</text:p>
          </table:table-cell>
          <table:table-cell office:value-type="float" office:value="5.25632652780397" calcext:value-type="float">
            <text:p>5.25632652780397</text:p>
          </table:table-cell>
          <table:table-cell office:value-type="float" office:value="1.72175239196638" calcext:value-type="float">
            <text:p>1.72175239196638</text:p>
          </table:table-cell>
          <table:table-cell table:number-columns-repeated="5"/>
        </table:table-row>
        <table:table-row table:style-name="ro1">
          <table:table-cell office:value-type="float" office:value="-9.25052686193711" calcext:value-type="float">
            <text:p>-9.25052686193711</text:p>
          </table:table-cell>
          <table:table-cell office:value-type="float" office:value="5.3676460396928" calcext:value-type="float">
            <text:p>5.3676460396928</text:p>
          </table:table-cell>
          <table:table-cell office:value-type="float" office:value="2.22102839903774" calcext:value-type="float">
            <text:p>2.22102839903774</text:p>
          </table:table-cell>
          <table:table-cell table:number-columns-repeated="5"/>
        </table:table-row>
        <table:table-row table:style-name="ro1">
          <table:table-cell office:value-type="float" office:value="-9.33519327954714" calcext:value-type="float">
            <text:p>-9.33519327954714</text:p>
          </table:table-cell>
          <table:table-cell office:value-type="float" office:value="5.47896563540939" calcext:value-type="float">
            <text:p>5.47896563540939</text:p>
          </table:table-cell>
          <table:table-cell office:value-type="float" office:value="1.70820949980596" calcext:value-type="float">
            <text:p>1.70820949980596</text:p>
          </table:table-cell>
          <table:table-cell table:number-columns-repeated="5"/>
        </table:table-row>
        <table:table-row table:style-name="ro1">
          <table:table-cell office:value-type="float" office:value="-9.35212643725443" calcext:value-type="float">
            <text:p>-9.35212643725443</text:p>
          </table:table-cell>
          <table:table-cell office:value-type="float" office:value="5.60141709688007" calcext:value-type="float">
            <text:p>5.60141709688007</text:p>
          </table:table-cell>
          <table:table-cell office:value-type="float" office:value="2.17963367490851" calcext:value-type="float">
            <text:p>2.17963367490851</text:p>
          </table:table-cell>
          <table:table-cell table:number-columns-repeated="5"/>
        </table:table-row>
        <table:table-row table:style-name="ro1">
          <table:table-cell office:value-type="float" office:value="-9.44525947774861" calcext:value-type="float">
            <text:p>-9.44525947774861</text:p>
          </table:table-cell>
          <table:table-cell office:value-type="float" office:value="5.73500060220304" calcext:value-type="float">
            <text:p>5.73500060220304</text:p>
          </table:table-cell>
          <table:table-cell office:value-type="float" office:value="1.7753234738706" calcext:value-type="float">
            <text:p>1.7753234738706</text:p>
          </table:table-cell>
          <table:table-cell table:number-columns-repeated="5"/>
        </table:table-row>
        <table:table-row table:style-name="ro1">
          <table:table-cell office:value-type="float" office:value="-9.47065928925178" calcext:value-type="float">
            <text:p>-9.47065928925178</text:p>
          </table:table-cell>
          <table:table-cell office:value-type="float" office:value="5.85745207486045" calcext:value-type="float">
            <text:p>5.85745207486045</text:p>
          </table:table-cell>
          <table:table-cell office:value-type="float" office:value="1.87768818573228" calcext:value-type="float">
            <text:p>1.87768818573228</text:p>
          </table:table-cell>
          <table:table-cell table:number-columns-repeated="5"/>
        </table:table-row>
        <table:table-row table:style-name="ro1">
          <table:table-cell office:value-type="float" office:value="-9.51299239470842" calcext:value-type="float">
            <text:p>-9.51299239470842</text:p>
          </table:table-cell>
          <table:table-cell office:value-type="float" office:value="5.99103551759073" calcext:value-type="float">
            <text:p>5.99103551759073</text:p>
          </table:table-cell>
          <table:table-cell office:value-type="float" office:value="1.89676863997366" calcext:value-type="float">
            <text:p>1.89676863997366</text:p>
          </table:table-cell>
          <table:table-cell table:number-columns-repeated="5"/>
        </table:table-row>
        <table:table-row table:style-name="ro1">
          <table:table-cell office:value-type="float" office:value="-9.54685888563014" calcext:value-type="float">
            <text:p>-9.54685888563014</text:p>
          </table:table-cell>
          <table:table-cell office:value-type="float" office:value="6.09122310236462" calcext:value-type="float">
            <text:p>6.09122310236462</text:p>
          </table:table-cell>
          <table:table-cell office:value-type="float" office:value="1.97058046381895" calcext:value-type="float">
            <text:p>1.97058046381895</text:p>
          </table:table-cell>
          <table:table-cell table:number-columns-repeated="5"/>
        </table:table-row>
        <table:table-row table:style-name="ro1">
          <table:table-cell office:value-type="float" office:value="-9.5891920314717" calcext:value-type="float">
            <text:p>-9.5891920314717</text:p>
          </table:table-cell>
          <table:table-cell office:value-type="float" office:value="6.19141069835444" calcext:value-type="float">
            <text:p>6.19141069835444</text:p>
          </table:table-cell>
          <table:table-cell office:value-type="float" office:value="1.9036472151126" calcext:value-type="float">
            <text:p>1.9036472151126</text:p>
          </table:table-cell>
          <table:table-cell table:number-columns-repeated="5"/>
        </table:table-row>
        <table:table-row table:style-name="ro1">
          <table:table-cell office:value-type="float" office:value="-9.63152514828326" calcext:value-type="float">
            <text:p>-9.63152514828326</text:p>
          </table:table-cell>
          <table:table-cell office:value-type="float" office:value="6.31386219282995" calcext:value-type="float">
            <text:p>6.31386219282995</text:p>
          </table:table-cell>
          <table:table-cell office:value-type="float" office:value="1.77532342632044" calcext:value-type="float">
            <text:p>1.77532342632044</text:p>
          </table:table-cell>
          <table:table-cell table:number-columns-repeated="5"/>
        </table:table-row>
        <table:table-row table:style-name="ro1">
          <table:table-cell office:value-type="float" office:value="-9.65692495365195" calcext:value-type="float">
            <text:p>-9.65692495365195</text:p>
          </table:table-cell>
          <table:table-cell office:value-type="float" office:value="6.43631366519144" calcext:value-type="float">
            <text:p>6.43631366519144</text:p>
          </table:table-cell>
          <table:table-cell office:value-type="float" office:value="1.99891167659337" calcext:value-type="float">
            <text:p>1.99891167659337</text:p>
          </table:table-cell>
          <table:table-cell table:number-columns-repeated="5"/>
        </table:table-row>
        <table:table-row table:style-name="ro1">
          <table:table-cell office:value-type="float" office:value="-9.70772473539929" calcext:value-type="float">
            <text:p>-9.70772473539929</text:p>
          </table:table-cell>
          <table:table-cell office:value-type="float" office:value="6.54763322131939" calcext:value-type="float">
            <text:p>6.54763322131939</text:p>
          </table:table-cell>
          <table:table-cell office:value-type="float" office:value="1.86612710181205" calcext:value-type="float">
            <text:p>1.86612710181205</text:p>
          </table:table-cell>
          <table:table-cell table:number-columns-repeated="5"/>
        </table:table-row>
        <table:table-row table:style-name="ro1">
          <table:table-cell office:value-type="float" office:value="-9.74159120766898" calcext:value-type="float">
            <text:p>-9.74159120766898</text:p>
          </table:table-cell>
          <table:table-cell office:value-type="float" office:value="6.65895275726331" calcext:value-type="float">
            <text:p>6.65895275726331</text:p>
          </table:table-cell>
          <table:table-cell office:value-type="float" office:value="1.85538263715368" calcext:value-type="float">
            <text:p>1.85538263715368</text:p>
          </table:table-cell>
          <table:table-cell table:number-columns-repeated="5"/>
        </table:table-row>
        <table:table-row table:style-name="ro1">
          <table:table-cell office:value-type="float" office:value="-9.78392428922372" calcext:value-type="float">
            <text:p>-9.78392428922372</text:p>
          </table:table-cell>
          <table:table-cell office:value-type="float" office:value="6.80366815064197" calcext:value-type="float">
            <text:p>6.80366815064197</text:p>
          </table:table-cell>
          <table:table-cell office:value-type="float" office:value="1.83602828637782" calcext:value-type="float">
            <text:p>1.83602828637782</text:p>
          </table:table-cell>
          <table:table-cell table:number-columns-repeated="5"/>
        </table:table-row>
        <table:table-row table:style-name="ro1">
          <table:table-cell office:value-type="float" office:value="-9.82625735424659" calcext:value-type="float">
            <text:p>-9.82625735424659</text:p>
          </table:table-cell>
          <table:table-cell office:value-type="float" office:value="6.95951549303768" calcext:value-type="float">
            <text:p>6.95951549303768</text:p>
          </table:table-cell>
          <table:table-cell office:value-type="float" office:value="1.84062192815698" calcext:value-type="float">
            <text:p>1.84062192815698</text:p>
          </table:table-cell>
          <table:table-cell table:number-columns-repeated="5"/>
        </table:table-row>
        <table:table-row table:style-name="ro1">
          <table:table-cell office:value-type="float" office:value="-9.86012380874198" calcext:value-type="float">
            <text:p>-9.86012380874198</text:p>
          </table:table-cell>
          <table:table-cell office:value-type="float" office:value="7.08196697713587" calcext:value-type="float">
            <text:p>7.08196697713587</text:p>
          </table:table-cell>
          <table:table-cell office:value-type="float" office:value="1.72175227013538" calcext:value-type="float">
            <text:p>1.72175227013538</text:p>
          </table:table-cell>
          <table:table-cell table:number-columns-repeated="5"/>
        </table:table-row>
        <table:table-row table:style-name="ro1">
          <table:table-cell office:value-type="float" office:value="-9.87705696932988" calcext:value-type="float">
            <text:p>-9.87705696932988</text:p>
          </table:table-cell>
          <table:table-cell office:value-type="float" office:value="7.19328649072087" calcext:value-type="float">
            <text:p>7.19328649072087</text:p>
          </table:table-cell>
          <table:table-cell office:value-type="float" office:value="1.84062190534205" calcext:value-type="float">
            <text:p>1.84062190534205</text:p>
          </table:table-cell>
          <table:table-cell table:number-columns-repeated="5"/>
        </table:table-row>
        <table:table-row table:style-name="ro1">
          <table:table-cell office:value-type="float" office:value="-9.91092342084239" calcext:value-type="float">
            <text:p>-9.91092342084239</text:p>
          </table:table-cell>
          <table:table-cell office:value-type="float" office:value="7.31573797490776" calcext:value-type="float">
            <text:p>7.31573797490776</text:p>
          </table:table-cell>
          <table:table-cell office:value-type="float" office:value="1.81908773871208" calcext:value-type="float">
            <text:p>1.81908773871208</text:p>
          </table:table-cell>
          <table:table-cell table:number-columns-repeated="5"/>
        </table:table-row>
        <table:table-row table:style-name="ro1">
          <table:table-cell office:value-type="float" office:value="-9.94478985720522" calcext:value-type="float">
            <text:p>-9.94478985720522</text:p>
          </table:table-cell>
          <table:table-cell office:value-type="float" office:value="7.44932140903801" calcext:value-type="float">
            <text:p>7.44932140903801</text:p>
          </table:table-cell>
          <table:table-cell office:value-type="float" office:value="1.9807795065059" calcext:value-type="float">
            <text:p>1.9807795065059</text:p>
          </table:table-cell>
          <table:table-cell table:number-columns-repeated="5"/>
        </table:table-row>
        <table:table-row table:style-name="ro1">
          <table:table-cell office:value-type="float" office:value="-10.0125228743232" calcext:value-type="float">
            <text:p>-10.0125228743232</text:p>
          </table:table-cell>
          <table:table-cell office:value-type="float" office:value="7.60516878715891" calcext:value-type="float">
            <text:p>7.60516878715891</text:p>
          </table:table-cell>
          <table:table-cell office:value-type="float" office:value="1.86612702881016" calcext:value-type="float">
            <text:p>1.86612702881016</text:p>
          </table:table-cell>
          <table:table-cell table:number-columns-repeated="5"/>
        </table:table-row>
        <table:table-row table:style-name="ro1">
          <table:table-cell office:value-type="float" office:value="-10.0463893376986" calcext:value-type="float">
            <text:p>-10.0463893376986</text:p>
          </table:table-cell>
          <table:table-cell office:value-type="float" office:value="7.71648832305143" calcext:value-type="float">
            <text:p>7.71648832305143</text:p>
          </table:table-cell>
          <table:table-cell office:value-type="float" office:value="1.70820936631276" calcext:value-type="float">
            <text:p>1.70820936631276</text:p>
          </table:table-cell>
          <table:table-cell table:number-columns-repeated="5"/>
        </table:table-row>
        <table:table-row table:style-name="ro1">
          <table:table-cell office:value-type="float" office:value="-10.0633224789099" calcext:value-type="float">
            <text:p>-10.0633224789099</text:p>
          </table:table-cell>
          <table:table-cell office:value-type="float" office:value="7.83893978570153" calcext:value-type="float">
            <text:p>7.83893978570153</text:p>
          </table:table-cell>
          <table:table-cell office:value-type="float" office:value="1.63982804934856" calcext:value-type="float">
            <text:p>1.63982804934856</text:p>
          </table:table-cell>
          <table:table-cell table:number-columns-repeated="5"/>
        </table:table-row>
        <table:table-row table:style-name="ro1">
          <table:table-cell office:value-type="float" office:value="-10.0717889664398" calcext:value-type="float">
            <text:p>-10.0717889664398</text:p>
          </table:table-cell>
          <table:table-cell office:value-type="float" office:value="7.96139123656388" calcext:value-type="float">
            <text:p>7.96139123656388</text:p>
          </table:table-cell>
          <table:table-cell office:value-type="float" office:value="1.90839011632798" calcext:value-type="float">
            <text:p>1.90839011632798</text:p>
          </table:table-cell>
          <table:table-cell table:number-columns-repeated="5"/>
        </table:table-row>
        <table:table-row table:style-name="ro1">
          <table:table-cell office:value-type="float" office:value="-10.1225886872741" calcext:value-type="float">
            <text:p>-10.1225886872741</text:p>
          </table:table-cell>
          <table:table-cell office:value-type="float" office:value="8.10610664357568" calcext:value-type="float">
            <text:p>8.10610664357568</text:p>
          </table:table-cell>
          <table:table-cell office:value-type="float" office:value="1.7753233141215" calcext:value-type="float">
            <text:p>1.7753233141215</text:p>
          </table:table-cell>
          <table:table-cell table:number-columns-repeated="5"/>
        </table:table-row>
        <table:table-row table:style-name="ro1">
          <table:table-cell office:value-type="float" office:value="-10.1479884786308" calcext:value-type="float">
            <text:p>-10.1479884786308</text:p>
          </table:table-cell>
          <table:table-cell office:value-type="float" office:value="8.22855811747055" calcext:value-type="float">
            <text:p>8.22855811747055</text:p>
          </table:table-cell>
          <table:table-cell office:value-type="float" office:value="2.0215612970149" calcext:value-type="float">
            <text:p>2.0215612970149</text:p>
          </table:table-cell>
          <table:table-cell table:number-columns-repeated="5"/>
        </table:table-row>
        <table:table-row table:style-name="ro1">
          <table:table-cell office:value-type="float" office:value="-10.2072548784094" calcext:value-type="float">
            <text:p>-10.2072548784094</text:p>
          </table:table-cell>
          <table:table-cell office:value-type="float" office:value="8.35100963887384" calcext:value-type="float">
            <text:p>8.35100963887384</text:p>
          </table:table-cell>
          <table:table-cell office:value-type="float" office:value="1.57079496227509" calcext:value-type="float">
            <text:p>1.57079496227509</text:p>
          </table:table-cell>
          <table:table-cell table:number-columns-repeated="5"/>
        </table:table-row>
        <table:table-row table:style-name="ro1">
          <table:table-cell office:value-type="float" office:value="-10.2072547417015" calcext:value-type="float">
            <text:p>-10.2072547417015</text:p>
          </table:table-cell>
          <table:table-cell office:value-type="float" office:value="8.45119717998501" calcext:value-type="float">
            <text:p>8.45119717998501</text:p>
          </table:table-cell>
          <table:table-cell office:value-type="float" office:value="1.75869498991869" calcext:value-type="float">
            <text:p>1.75869498991869</text:p>
          </table:table-cell>
          <table:table-cell table:number-columns-repeated="5"/>
        </table:table-row>
        <table:table-row table:style-name="ro1">
          <table:table-cell office:value-type="float" office:value="-10.2326545150547" calcext:value-type="float">
            <text:p>-10.2326545150547</text:p>
          </table:table-cell>
          <table:table-cell office:value-type="float" office:value="8.58478060362591" calcext:value-type="float">
            <text:p>8.58478060362591</text:p>
          </table:table-cell>
          <table:table-cell office:value-type="float" office:value="1.7951261937498" calcext:value-type="float">
            <text:p>1.7951261937498</text:p>
          </table:table-cell>
          <table:table-cell table:number-columns-repeated="5"/>
        </table:table-row>
        <table:table-row table:style-name="ro1">
          <table:table-cell office:value-type="float" office:value="-10.2580543181345" calcext:value-type="float">
            <text:p>-10.2580543181345</text:p>
          </table:table-cell>
          <table:table-cell office:value-type="float" office:value="8.69610012964443" calcext:value-type="float">
            <text:p>8.69610012964443</text:p>
          </table:table-cell>
          <table:table-cell office:value-type="float" office:value="1.71244715807669" calcext:value-type="float">
            <text:p>1.71244715807669</text:p>
          </table:table-cell>
          <table:table-cell table:number-columns-repeated="5"/>
        </table:table-row>
        <table:table-row table:style-name="ro1">
          <table:table-cell office:value-type="float" office:value="-10.2834540295659" calcext:value-type="float">
            <text:p>-10.2834540295659</text:p>
          </table:table-cell>
          <table:table-cell office:value-type="float" office:value="8.8742113496257" calcext:value-type="float">
            <text:p>8.8742113496257</text:p>
          </table:table-cell>
          <table:table-cell office:value-type="float" office:value="1.90839004101282" calcext:value-type="float">
            <text:p>1.90839004101282</text:p>
          </table:table-cell>
          <table:table-cell table:number-columns-repeated="5"/>
        </table:table-row>
        <table:table-row table:style-name="ro1">
          <table:table-cell office:value-type="float" office:value="-10.3342537387243" calcext:value-type="float">
            <text:p>-10.3342537387243</text:p>
          </table:table-cell>
          <table:table-cell office:value-type="float" office:value="9.01892675825104" calcext:value-type="float">
            <text:p>9.01892675825104</text:p>
          </table:table-cell>
          <table:table-cell office:value-type="float" office:value="1.57079494540691" calcext:value-type="float">
            <text:p>1.57079494540691</text:p>
          </table:table-cell>
          <table:table-cell table:number-columns-repeated="5"/>
        </table:table-row>
        <table:table-row table:style-name="ro1">
          <table:table-cell office:value-type="float" office:value="-10.334253615704" calcext:value-type="float">
            <text:p>-10.334253615704</text:p>
          </table:table-cell>
          <table:table-cell office:value-type="float" office:value="9.10798235016988" calcext:value-type="float">
            <text:p>9.10798235016988</text:p>
          </table:table-cell>
          <table:table-cell office:value-type="float" office:value="1.81908762613519" calcext:value-type="float">
            <text:p>1.81908762613519</text:p>
          </table:table-cell>
          <table:table-cell table:number-columns-repeated="5"/>
        </table:table-row>
        <table:table-row table:style-name="ro1">
          <table:table-cell office:value-type="float" office:value="-10.3681200366587" calcext:value-type="float">
            <text:p>-10.3681200366587</text:p>
          </table:table-cell>
          <table:table-cell office:value-type="float" office:value="9.24156578665444" calcext:value-type="float">
            <text:p>9.24156578665444</text:p>
          </table:table-cell>
          <table:table-cell office:value-type="float" office:value="1.77532324484793" calcext:value-type="float">
            <text:p>1.77532324484793</text:p>
          </table:table-cell>
          <table:table-cell table:number-columns-repeated="5"/>
        </table:table-row>
        <table:table-row table:style-name="ro1">
          <table:table-cell office:value-type="float" office:value="-10.3935198194941" calcext:value-type="float">
            <text:p>-10.3935198194941</text:p>
          </table:table-cell>
          <table:table-cell office:value-type="float" office:value="9.36401726212272" calcext:value-type="float">
            <text:p>9.36401726212272</text:p>
          </table:table-cell>
          <table:table-cell office:value-type="float" office:value="1.93419192284575" calcext:value-type="float">
            <text:p>1.93419192284575</text:p>
          </table:table-cell>
          <table:table-cell table:number-columns-repeated="5"/>
        </table:table-row>
        <table:table-row table:style-name="ro1">
          <table:table-cell office:value-type="float" office:value="-10.4527861597241" calcext:value-type="float">
            <text:p>-10.4527861597241</text:p>
          </table:table-cell>
          <table:table-cell office:value-type="float" office:value="9.51986463127782" calcext:value-type="float">
            <text:p>9.51986463127782</text:p>
          </table:table-cell>
          <table:table-cell office:value-type="float" office:value="1.64670599362315" calcext:value-type="float">
            <text:p>1.64670599362315</text:p>
          </table:table-cell>
          <table:table-cell table:number-columns-repeated="5"/>
        </table:table-row>
        <table:table-row table:style-name="ro1">
          <table:table-cell office:value-type="float" office:value="-10.4612526544582" calcext:value-type="float">
            <text:p>-10.4612526544582</text:p>
          </table:table-cell>
          <table:table-cell office:value-type="float" office:value="9.63118413430288" calcext:value-type="float">
            <text:p>9.63118413430288</text:p>
          </table:table-cell>
          <table:table-cell office:value-type="float" office:value="1.96404356541267" calcext:value-type="float">
            <text:p>1.96404356541267</text:p>
          </table:table-cell>
          <table:table-cell table:number-columns-repeated="5"/>
        </table:table-row>
        <table:table-row table:style-name="ro1">
          <table:table-cell office:value-type="float" office:value="-10.5120523879611" calcext:value-type="float">
            <text:p>-10.5120523879611</text:p>
          </table:table-cell>
          <table:table-cell office:value-type="float" office:value="9.75363564525115" calcext:value-type="float">
            <text:p>9.75363564525115</text:p>
          </table:table-cell>
          <table:table-cell office:value-type="float" office:value="1.80068005661155" calcext:value-type="float">
            <text:p>1.80068005661155</text:p>
          </table:table-cell>
          <table:table-cell table:number-columns-repeated="5"/>
        </table:table-row>
        <table:table-row table:style-name="ro1">
          <table:table-cell office:value-type="float" office:value="-10.5459187869373" calcext:value-type="float">
            <text:p>-10.5459187869373</text:p>
          </table:table-cell>
          <table:table-cell office:value-type="float" office:value="9.89835103113941" calcext:value-type="float">
            <text:p>9.89835103113941</text:p>
          </table:table-cell>
          <table:table-cell office:value-type="float" office:value="1.93419187151517" calcext:value-type="float">
            <text:p>1.93419187151517</text:p>
          </table:table-cell>
          <table:table-cell table:number-columns-repeated="5"/>
        </table:table-row>
        <table:table-row table:style-name="ro1">
          <table:table-cell office:value-type="float" office:value="-10.5797852620731" calcext:value-type="float">
            <text:p>-10.5797852620731</text:p>
          </table:table-cell>
          <table:table-cell office:value-type="float" office:value="9.98740667127932" calcext:value-type="float">
            <text:p>9.98740667127932</text:p>
          </table:table-cell>
          <table:table-cell office:value-type="float" office:value="1.87768787636836" calcext:value-type="float">
            <text:p>1.87768787636836</text:p>
          </table:table-cell>
          <table:table-cell table:number-columns-repeated="5"/>
        </table:table-row>
        <table:table-row table:style-name="ro1">
          <table:table-cell office:value-type="float" office:value="-10.6221183242936" calcext:value-type="float">
            <text:p>-10.6221183242936</text:p>
          </table:table-cell>
          <table:table-cell office:value-type="float" office:value="10.1209901210781" calcext:value-type="float">
            <text:p>10.1209901210781</text:p>
          </table:table-cell>
          <table:table-cell office:value-type="float" office:value="2.1174101096534" calcext:value-type="float">
            <text:p>2.1174101096534</text:p>
          </table:table-cell>
          <table:table-cell table:number-columns-repeated="5"/>
        </table:table-row>
        <table:table-row table:style-name="ro1">
          <table:table-cell office:value-type="float" office:value="-10.6898513681708" calcext:value-type="float">
            <text:p>-10.6898513681708</text:p>
          </table:table-cell>
          <table:table-cell office:value-type="float" office:value="10.2323097082269" calcext:value-type="float">
            <text:p>10.2323097082269</text:p>
          </table:table-cell>
          <table:table-cell office:value-type="float" office:value="1.93419184074565" calcext:value-type="float">
            <text:p>1.93419184074565</text:p>
          </table:table-cell>
          <table:table-cell table:number-columns-repeated="5"/>
        </table:table-row>
        <table:table-row table:style-name="ro1">
          <table:table-cell office:value-type="float" office:value="-10.7406510767114" calcext:value-type="float">
            <text:p>-10.7406510767114</text:p>
          </table:table-cell>
          <table:table-cell office:value-type="float" office:value="10.3658931698609" calcext:value-type="float">
            <text:p>10.3658931698609</text:p>
          </table:table-cell>
          <table:table-cell office:value-type="float" office:value="1.97058010133255" calcext:value-type="float">
            <text:p>1.97058010133255</text:p>
          </table:table-cell>
          <table:table-cell table:number-columns-repeated="5"/>
        </table:table-row>
        <table:table-row table:style-name="ro1">
          <table:table-cell office:value-type="float" office:value="-10.7829841823217" calcext:value-type="float">
            <text:p>-10.7829841823217</text:p>
          </table:table-cell>
          <table:table-cell office:value-type="float" office:value="10.4660807719314" calcext:value-type="float">
            <text:p>10.4660807719314</text:p>
          </table:table-cell>
          <table:table-cell office:value-type="float" office:value="1.99891132612963" calcext:value-type="float">
            <text:p>1.99891132612963</text:p>
          </table:table-cell>
          <table:table-cell table:number-columns-repeated="5"/>
        </table:table-row>
        <table:table-row table:style-name="ro1">
          <table:table-cell office:value-type="float" office:value="-10.833783920905" calcext:value-type="float">
            <text:p>-10.833783920905</text:p>
          </table:table-cell>
          <table:table-cell office:value-type="float" office:value="10.5774003367674" calcext:value-type="float">
            <text:p>10.5774003367674</text:p>
          </table:table-cell>
          <table:table-cell office:value-type="float" office:value="1.8776878226569" calcext:value-type="float">
            <text:p>1.8776878226569</text:p>
          </table:table-cell>
          <table:table-cell table:number-columns-repeated="5"/>
        </table:table-row>
        <table:table-row table:style-name="ro1">
          <table:table-cell office:value-type="float" office:value="-10.8761169753886" calcext:value-type="float">
            <text:p>-10.8761169753886</text:p>
          </table:table-cell>
          <table:table-cell office:value-type="float" office:value="10.7109837870667" calcext:value-type="float">
            <text:p>10.7109837870667</text:p>
          </table:table-cell>
          <table:table-cell office:value-type="float" office:value="1.79512604360842" calcext:value-type="float">
            <text:p>1.79512604360842</text:p>
          </table:table-cell>
          <table:table-cell table:number-columns-repeated="5"/>
        </table:table-row>
        <table:table-row table:style-name="ro1">
          <table:table-cell office:value-type="float" office:value="-10.9015167612904" calcext:value-type="float">
            <text:p>-10.9015167612904</text:p>
          </table:table-cell>
          <table:table-cell office:value-type="float" office:value="10.8223033148636" calcext:value-type="float">
            <text:p>10.8223033148636</text:p>
          </table:table-cell>
          <table:table-cell office:value-type="float" office:value="1.85538232964705" calcext:value-type="float">
            <text:p>1.85538232964705</text:p>
          </table:table-cell>
          <table:table-cell table:number-columns-repeated="5"/>
        </table:table-row>
        <table:table-row table:style-name="ro1">
          <table:table-cell office:value-type="float" office:value="-10.9438497965388" calcext:value-type="float">
            <text:p>-10.9438497965388</text:p>
          </table:table-cell>
          <table:table-cell office:value-type="float" office:value="10.9670187150883" calcext:value-type="float">
            <text:p>10.9670187150883</text:p>
          </table:table-cell>
          <table:table-cell office:value-type="float" office:value="1.90364683238343" calcext:value-type="float">
            <text:p>1.90364683238343</text:p>
          </table:table-cell>
          <table:table-cell table:number-columns-repeated="5"/>
        </table:table-row>
        <table:table-row table:style-name="ro1">
          <table:table-cell office:value-type="float" office:value="-10.9861828633422" calcext:value-type="float">
            <text:p>-10.9861828633422</text:p>
          </table:table-cell>
          <table:table-cell office:value-type="float" office:value="11.0894702166765" calcext:value-type="float">
            <text:p>11.0894702166765</text:p>
          </table:table-cell>
          <table:table-cell office:value-type="float" office:value="1.84062162717088" calcext:value-type="float">
            <text:p>1.84062162717088</text:p>
          </table:table-cell>
          <table:table-cell table:number-columns-repeated="5"/>
        </table:table-row>
        <table:table-row table:style-name="ro1">
          <table:table-cell office:value-type="float" office:value="-11.0200492797373" calcext:value-type="float">
            <text:p>-11.0200492797373</text:p>
          </table:table-cell>
          <table:table-cell office:value-type="float" office:value="11.2119217064696" calcext:value-type="float">
            <text:p>11.2119217064696</text:p>
          </table:table-cell>
          <table:table-cell office:value-type="float" office:value="1.74454174156543" calcext:value-type="float">
            <text:p>1.74454174156543</text:p>
          </table:table-cell>
          <table:table-cell table:number-columns-repeated="5"/>
        </table:table-row>
        <table:table-row table:style-name="ro1">
          <table:table-cell office:value-type="float" office:value="-11.045449013044" calcext:value-type="float">
            <text:p>-11.045449013044</text:p>
          </table:table-cell>
          <table:table-cell office:value-type="float" office:value="11.3566370817672" calcext:value-type="float">
            <text:p>11.3566370817672</text:p>
          </table:table-cell>
          <table:table-cell office:value-type="float" office:value="1.74454173910285" calcext:value-type="float">
            <text:p>1.74454173910285</text:p>
          </table:table-cell>
          <table:table-cell table:number-columns-repeated="5"/>
        </table:table-row>
        <table:table-row table:style-name="ro1">
          <table:table-cell office:value-type="float" office:value="-11.0708487460821" calcext:value-type="float">
            <text:p>-11.0708487460821</text:p>
          </table:table-cell>
          <table:table-cell office:value-type="float" office:value="11.5013524576278" calcext:value-type="float">
            <text:p>11.5013524576278</text:p>
          </table:table-cell>
          <table:table-cell office:value-type="float" office:value="1.74454172191379" calcext:value-type="float">
            <text:p>1.74454172191379</text:p>
          </table:table-cell>
          <table:table-cell table:number-columns-repeated="5"/>
        </table:table-row>
        <table:table-row table:style-name="ro1">
          <table:table-cell office:value-type="float" office:value="-11.0962484766227" calcext:value-type="float">
            <text:p>-11.0962484766227</text:p>
          </table:table-cell>
          <table:table-cell office:value-type="float" office:value="11.646067833868" calcext:value-type="float">
            <text:p>11.646067833868</text:p>
          </table:table-cell>
          <table:table-cell office:value-type="float" office:value="1.48648715798355" calcext:value-type="float">
            <text:p>1.48648715798355</text:p>
          </table:table-cell>
          <table:table-cell table:number-columns-repeated="5"/>
        </table:table-row>
        <table:table-row table:style-name="ro1">
          <table:table-cell office:value-type="float" office:value="-11.0877816791045" calcext:value-type="float">
            <text:p>-11.0877816791045</text:p>
          </table:table-cell>
          <table:table-cell office:value-type="float" office:value="11.7462553621958" calcext:value-type="float">
            <text:p>11.7462553621958</text:p>
          </table:table-cell>
          <table:table-cell office:value-type="float" office:value="1.71244698957597" calcext:value-type="float">
            <text:p>1.71244698957597</text:p>
          </table:table-cell>
          <table:table-cell table:number-columns-repeated="5"/>
        </table:table-row>
        <table:table-row table:style-name="ro1">
          <table:table-cell office:value-type="float" office:value="-11.113181360421" calcext:value-type="float">
            <text:p>-11.113181360421</text:p>
          </table:table-cell>
          <table:table-cell office:value-type="float" office:value="11.9243665857352" calcext:value-type="float">
            <text:p>11.9243665857352</text:p>
          </table:table-cell>
          <table:table-cell office:value-type="float" office:value="1.48648715069541" calcext:value-type="float">
            <text:p>1.48648715069541</text:p>
          </table:table-cell>
          <table:table-cell table:number-columns-repeated="5"/>
        </table:table-row>
        <table:table-row table:style-name="ro1">
          <table:table-cell office:value-type="float" office:value="-11.1047145620983" calcext:value-type="float">
            <text:p>-11.1047145620983</text:p>
          </table:table-cell>
          <table:table-cell office:value-type="float" office:value="12.0245541148804" calcext:value-type="float">
            <text:p>12.0245541148804</text:p>
          </table:table-cell>
          <table:table-cell office:value-type="float" office:value="1.40923561774547" calcext:value-type="float">
            <text:p>1.40923561774547</text:p>
          </table:table-cell>
          <table:table-cell table:number-columns-repeated="5"/>
        </table:table-row>
        <table:table-row table:style-name="ro1">
          <table:table-cell office:value-type="float" office:value="-11.0793143871716" calcext:value-type="float">
            <text:p>-11.0793143871716</text:p>
          </table:table-cell>
          <table:table-cell office:value-type="float" office:value="12.1804013642562" calcext:value-type="float">
            <text:p>12.1804013642562</text:p>
          </table:table-cell>
          <table:table-cell office:value-type="float" office:value="1.50176181849558" calcext:value-type="float">
            <text:p>1.50176181849558</text:p>
          </table:table-cell>
          <table:table-cell table:number-columns-repeated="5"/>
        </table:table-row>
        <table:table-row table:style-name="ro1">
          <table:table-cell office:value-type="float" office:value="-11.0708475585475" calcext:value-type="float">
            <text:p>-11.0708475585475</text:p>
          </table:table-cell>
          <table:table-cell office:value-type="float" office:value="12.3028527911805" calcext:value-type="float">
            <text:p>12.3028527911805</text:p>
          </table:table-cell>
          <table:table-cell office:value-type="float" office:value="1.43338054102324" calcext:value-type="float">
            <text:p>1.43338054102324</text:p>
          </table:table-cell>
          <table:table-cell table:number-columns-repeated="5"/>
        </table:table-row>
        <table:table-row table:style-name="ro1">
          <table:table-cell office:value-type="float" office:value="-11.0539140812209" calcext:value-type="float">
            <text:p>-11.0539140812209</text:p>
          </table:table-cell>
          <table:table-cell office:value-type="float" office:value="12.4253042061162" calcext:value-type="float">
            <text:p>12.4253042061162</text:p>
          </table:table-cell>
          <table:table-cell office:value-type="float" office:value="1.52013344044748" calcext:value-type="float">
            <text:p>1.52013344044748</text:p>
          </table:table-cell>
          <table:table-cell table:number-columns-repeated="5"/>
        </table:table-row>
        <table:table-row table:style-name="ro1">
          <table:table-cell office:value-type="float" office:value="-11.0454471864811" calcext:value-type="float">
            <text:p>-11.0454471864811</text:p>
          </table:table-cell>
          <table:table-cell office:value-type="float" office:value="12.5922834297202" calcext:value-type="float">
            <text:p>12.5922834297202</text:p>
          </table:table-cell>
          <table:table-cell office:value-type="float" office:value="1.62506806281463" calcext:value-type="float">
            <text:p>1.62506806281463</text:p>
          </table:table-cell>
          <table:table-cell table:number-columns-repeated="5"/>
        </table:table-row>
        <table:table-row table:style-name="ro1">
          <table:table-cell office:value-type="float" office:value="-11.0539136040251" calcext:value-type="float">
            <text:p>-11.0539136040251</text:p>
          </table:table-cell>
          <table:table-cell office:value-type="float" office:value="12.748130729672" calcext:value-type="float">
            <text:p>12.748130729672</text:p>
          </table:table-cell>
          <table:table-cell office:value-type="float" office:value="1.51652163386627" calcext:value-type="float">
            <text:p>1.51652163386627</text:p>
          </table:table-cell>
          <table:table-cell table:number-columns-repeated="5"/>
        </table:table-row>
        <table:table-row table:style-name="ro1">
          <table:table-cell office:value-type="float" office:value="-11.0454467257068" calcext:value-type="float">
            <text:p>-11.0454467257068</text:p>
          </table:table-cell>
          <table:table-cell office:value-type="float" office:value="12.9039780036337" calcext:value-type="float">
            <text:p>12.9039780036337</text:p>
          </table:table-cell>
          <table:table-cell office:value-type="float" office:value="1.45431347016851" calcext:value-type="float">
            <text:p>1.45431347016851</text:p>
          </table:table-cell>
          <table:table-cell table:number-columns-repeated="5"/>
        </table:table-row>
        <table:table-row table:style-name="ro1">
          <table:table-cell office:value-type="float" office:value="-11.028513217167" calcext:value-type="float">
            <text:p>-11.028513217167</text:p>
          </table:table-cell>
          <table:table-cell office:value-type="float" office:value="13.0486933171432" calcext:value-type="float">
            <text:p>13.0486933171432</text:p>
          </table:table-cell>
          <table:table-cell office:value-type="float" office:value="1.45431348834922" calcext:value-type="float">
            <text:p>1.45431348834922</text:p>
          </table:table-cell>
          <table:table-cell table:number-columns-repeated="5"/>
        </table:table-row>
        <table:table-row table:style-name="ro1">
          <table:table-cell office:value-type="float" office:value="-11.0115797113781" calcext:value-type="float">
            <text:p>-11.0115797113781</text:p>
          </table:table-cell>
          <table:table-cell office:value-type="float" office:value="13.1934086299373" calcext:value-type="float">
            <text:p>13.1934086299373</text:p>
          </table:table-cell>
          <table:table-cell office:value-type="float" office:value="1.34090981674232" calcext:value-type="float">
            <text:p>1.34090981674232</text:p>
          </table:table-cell>
          <table:table-cell table:number-columns-repeated="5"/>
        </table:table-row>
        <table:table-row table:style-name="ro1">
          <table:table-cell office:value-type="float" office:value="-10.9777129108038" calcext:value-type="float">
            <text:p>-10.9777129108038</text:p>
          </table:table-cell>
          <table:table-cell office:value-type="float" office:value="13.3381239184863" calcext:value-type="float">
            <text:p>13.3381239184863</text:p>
          </table:table-cell>
          <table:table-cell office:value-type="float" office:value="1.61080358765015" calcext:value-type="float">
            <text:p>1.61080358765015</text:p>
          </table:table-cell>
          <table:table-cell table:number-columns-repeated="5"/>
        </table:table-row>
        <table:table-row table:style-name="ro1">
          <table:table-cell office:value-type="float" office:value="-10.9861792458322" calcext:value-type="float">
            <text:p>-10.9861792458322</text:p>
          </table:table-cell>
          <table:table-cell office:value-type="float" office:value="13.5496309636419" calcext:value-type="float">
            <text:p>13.5496309636419</text:p>
          </table:table-cell>
          <table:table-cell office:value-type="float" office:value="1.18209265019261" calcext:value-type="float">
            <text:p>1.18209265019261</text:p>
          </table:table-cell>
          <table:table-cell table:number-columns-repeated="5"/>
        </table:table-row>
        <table:table-row table:style-name="ro1">
          <table:table-cell office:value-type="float" office:value="-10.9269125093197" calcext:value-type="float">
            <text:p>-10.9269125093197</text:p>
          </table:table-cell>
          <table:table-cell office:value-type="float" office:value="13.6943462147873" calcext:value-type="float">
            <text:p>13.6943462147873</text:p>
          </table:table-cell>
          <table:table-cell office:value-type="float" office:value="1.35072043386517" calcext:value-type="float">
            <text:p>1.35072043386517</text:p>
          </table:table-cell>
          <table:table-cell table:number-columns-repeated="5"/>
        </table:table-row>
        <table:table-row table:style-name="ro1">
          <table:table-cell office:value-type="float" office:value="-10.8845790022396" calcext:value-type="float">
            <text:p>-10.8845790022396</text:p>
          </table:table-cell>
          <table:table-cell office:value-type="float" office:value="13.8835892873872" calcext:value-type="float">
            <text:p>13.8835892873872</text:p>
          </table:table-cell>
          <table:table-cell office:value-type="float" office:value="1.33744595204733" calcext:value-type="float">
            <text:p>1.33744595204733</text:p>
          </table:table-cell>
          <table:table-cell table:number-columns-repeated="5"/>
        </table:table-row>
        <table:table-row table:style-name="ro1">
          <table:table-cell office:value-type="float" office:value="-10.8422455144244" calcext:value-type="float">
            <text:p>-10.8422455144244</text:p>
          </table:table-cell>
          <table:table-cell office:value-type="float" office:value="14.0617004102654" calcext:value-type="float">
            <text:p>14.0617004102654</text:p>
          </table:table-cell>
          <table:table-cell office:value-type="float" office:value="1.35681545440173" calcext:value-type="float">
            <text:p>1.35681545440173</text:p>
          </table:table-cell>
          <table:table-cell table:number-columns-repeated="5"/>
        </table:table-row>
        <table:table-row table:style-name="ro1">
          <table:table-cell office:value-type="float" office:value="-10.8083787058646" calcext:value-type="float">
            <text:p>-10.8083787058646</text:p>
          </table:table-cell>
          <table:table-cell office:value-type="float" office:value="14.2175476490031" calcext:value-type="float">
            <text:p>14.2175476490031</text:p>
          </table:table-cell>
          <table:table-cell office:value-type="float" office:value="1.39371137659286" calcext:value-type="float">
            <text:p>1.39371137659286</text:p>
          </table:table-cell>
          <table:table-cell table:number-columns-repeated="5"/>
        </table:table-row>
        <table:table-row table:style-name="ro1">
          <table:table-cell office:value-type="float" office:value="-10.774511850096" calcext:value-type="float">
            <text:p>-10.774511850096</text:p>
          </table:table-cell>
          <table:table-cell office:value-type="float" office:value="14.4067907341646" calcext:value-type="float">
            <text:p>14.4067907341646</text:p>
          </table:table-cell>
          <table:table-cell office:value-type="float" office:value="1.08613385772054" calcext:value-type="float">
            <text:p>1.08613385772054</text:p>
          </table:table-cell>
          <table:table-cell table:number-columns-repeated="5"/>
        </table:table-row>
        <table:table-row table:style-name="ro1">
          <table:table-cell office:value-type="float" office:value="-10.6983118334227" calcext:value-type="float">
            <text:p>-10.6983118334227</text:p>
          </table:table-cell>
          <table:table-cell office:value-type="float" office:value="14.551505962957" calcext:value-type="float">
            <text:p>14.551505962957</text:p>
          </table:table-cell>
          <table:table-cell office:value-type="float" office:value="1.48648724790112" calcext:value-type="float">
            <text:p>1.48648724790112</text:p>
          </table:table-cell>
          <table:table-cell table:number-columns-repeated="5"/>
        </table:table-row>
        <table:table-row table:style-name="ro1">
          <table:table-cell office:value-type="float" office:value="-10.6813782563265" calcext:value-type="float">
            <text:p>-10.6813782563265</text:p>
          </table:table-cell>
          <table:table-cell office:value-type="float" office:value="14.751881022047" calcext:value-type="float">
            <text:p>14.751881022047</text:p>
          </table:table-cell>
          <table:table-cell office:value-type="float" office:value="1.18209274730734" calcext:value-type="float">
            <text:p>1.18209274730734</text:p>
          </table:table-cell>
          <table:table-cell table:number-columns-repeated="5"/>
        </table:table-row>
        <table:table-row table:style-name="ro1">
          <table:table-cell office:value-type="float" office:value="-10.6221115352216" calcext:value-type="float">
            <text:p>-10.6221115352216</text:p>
          </table:table-cell>
          <table:table-cell office:value-type="float" office:value="14.8965962756426" calcext:value-type="float">
            <text:p>14.8965962756426</text:p>
          </table:table-cell>
          <table:table-cell office:value-type="float" office:value="1.25569562687644" calcext:value-type="float">
            <text:p>1.25569562687644</text:p>
          </table:table-cell>
          <table:table-cell table:number-columns-repeated="5"/>
        </table:table-row>
        <table:table-row table:style-name="ro1">
          <table:table-cell office:value-type="float" office:value="-10.5713114461169" calcext:value-type="float">
            <text:p>-10.5713114461169</text:p>
          </table:table-cell>
          <table:table-cell office:value-type="float" office:value="15.0524434908718" calcext:value-type="float">
            <text:p>15.0524434908718</text:p>
          </table:table-cell>
          <table:table-cell office:value-type="float" office:value="1.25569563040964" calcext:value-type="float">
            <text:p>1.25569563040964</text:p>
          </table:table-cell>
          <table:table-cell table:number-columns-repeated="5"/>
        </table:table-row>
        <table:table-row table:style-name="ro1">
          <table:table-cell office:value-type="float" office:value="-10.5205113577186" calcext:value-type="float">
            <text:p>-10.5205113577186</text:p>
          </table:table-cell>
          <table:table-cell office:value-type="float" office:value="15.2082907058027" calcext:value-type="float">
            <text:p>15.2082907058027</text:p>
          </table:table-cell>
          <table:table-cell office:value-type="float" office:value="1.28620761263097" calcext:value-type="float">
            <text:p>1.28620761263097</text:p>
          </table:table-cell>
          <table:table-cell table:number-columns-repeated="5"/>
        </table:table-row>
        <table:table-row table:style-name="ro1">
          <table:table-cell office:value-type="float" office:value="-10.4781779320581" calcext:value-type="float">
            <text:p>-10.4781779320581</text:p>
          </table:table-cell>
          <table:table-cell office:value-type="float" office:value="15.3530059845613" calcext:value-type="float">
            <text:p>15.3530059845613</text:p>
          </table:table-cell>
          <table:table-cell office:value-type="float" office:value="1.46256640384261" calcext:value-type="float">
            <text:p>1.46256640384261</text:p>
          </table:table-cell>
          <table:table-cell table:number-columns-repeated="5"/>
        </table:table-row>
        <table:table-row table:style-name="ro1">
          <table:table-cell office:value-type="float" office:value="-10.4612444249361" calcext:value-type="float">
            <text:p>-10.4612444249361</text:p>
          </table:table-cell>
          <table:table-cell office:value-type="float" office:value="15.5088532481699" calcext:value-type="float">
            <text:p>15.5088532481699</text:p>
          </table:table-cell>
          <table:table-cell office:value-type="float" office:value="1.4447054950222" calcext:value-type="float">
            <text:p>1.4447054950222</text:p>
          </table:table-cell>
          <table:table-cell table:number-columns-repeated="5"/>
        </table:table-row>
        <table:table-row table:style-name="ro1">
          <table:table-cell office:value-type="float" office:value="-10.4443109508488" calcext:value-type="float">
            <text:p>-10.4443109508488</text:p>
          </table:table-cell>
          <table:table-cell office:value-type="float" office:value="15.6424366133961" calcext:value-type="float">
            <text:p>15.6424366133961</text:p>
          </table:table-cell>
          <table:table-cell office:value-type="float" office:value="1.57079493013117" calcext:value-type="float">
            <text:p>1.57079493013117</text:p>
          </table:table-cell>
          <table:table-cell table:number-columns-repeated="5"/>
        </table:table-row>
        <table:table-row table:style-name="ro1">
          <table:table-cell office:value-type="float" office:value="-10.4443107331826" calcext:value-type="float">
            <text:p>-10.4443107331826</text:p>
          </table:table-cell>
          <table:table-cell office:value-type="float" office:value="15.7982839006238" calcext:value-type="float">
            <text:p>15.7982839006238</text:p>
          </table:table-cell>
          <table:table-cell office:value-type="float" office:value="1.62145630827508" calcext:value-type="float">
            <text:p>1.62145630827508</text:p>
          </table:table-cell>
          <table:table-cell table:number-columns-repeated="5"/>
        </table:table-row>
        <table:table-row table:style-name="ro1">
          <table:table-cell office:value-type="float" office:value="-10.4527771428433" calcext:value-type="float">
            <text:p>-10.4527771428433</text:p>
          </table:table-cell>
          <table:table-cell office:value-type="float" office:value="15.9652631482991" calcext:value-type="float">
            <text:p>15.9652631482991</text:p>
          </table:table-cell>
          <table:table-cell office:value-type="float" office:value="1.62923380993653" calcext:value-type="float">
            <text:p>1.62923380993653</text:p>
          </table:table-cell>
          <table:table-cell table:number-columns-repeated="5"/>
        </table:table-row>
        <table:table-row table:style-name="ro1">
          <table:table-cell office:value-type="float" office:value="-10.4612435833267" calcext:value-type="float">
            <text:p>-10.4612435833267</text:p>
          </table:table-cell>
          <table:table-cell office:value-type="float" office:value="16.109978498336" calcext:value-type="float">
            <text:p>16.109978498336</text:p>
          </table:table-cell>
          <table:table-cell office:value-type="float" office:value="1.5017619372378" calcext:value-type="float">
            <text:p>1.5017619372378</text:p>
          </table:table-cell>
          <table:table-cell table:number-columns-repeated="5"/>
        </table:table-row>
        <table:table-row table:style-name="ro1">
          <table:table-cell office:value-type="float" office:value="-10.4527767692578" calcext:value-type="float">
            <text:p>-10.4527767692578</text:p>
          </table:table-cell>
          <table:table-cell office:value-type="float" office:value="16.2324299260486" calcext:value-type="float">
            <text:p>16.2324299260486</text:p>
          </table:table-cell>
          <table:table-cell office:value-type="float" office:value="1.74454169975011" calcext:value-type="float">
            <text:p>1.74454169975011</text:p>
          </table:table-cell>
          <table:table-cell table:number-columns-repeated="5"/>
        </table:table-row>
        <table:table-row table:style-name="ro1">
          <table:table-cell office:value-type="float" office:value="-10.4781764960573" calcext:value-type="float">
            <text:p>-10.4781764960573</text:p>
          </table:table-cell>
          <table:table-cell office:value-type="float" office:value="16.3771452998115" calcext:value-type="float">
            <text:p>16.3771452998115</text:p>
          </table:table-cell>
          <table:table-cell office:value-type="float" office:value="1.57079492229574" calcext:value-type="float">
            <text:p>1.57079492229574</text:p>
          </table:table-cell>
          <table:table-cell table:number-columns-repeated="5"/>
        </table:table-row>
        <table:table-row table:style-name="ro1">
          <table:table-cell office:value-type="float" office:value="-10.4781762928048" calcext:value-type="float">
            <text:p>-10.4781762928048</text:p>
          </table:table-cell>
          <table:table-cell office:value-type="float" office:value="16.5218606381473" calcext:value-type="float">
            <text:p>16.5218606381473</text:p>
          </table:table-cell>
          <table:table-cell office:value-type="float" office:value="1.78477428117068" calcext:value-type="float">
            <text:p>1.78477428117068</text:p>
          </table:table-cell>
          <table:table-cell table:number-columns-repeated="5"/>
        </table:table-row>
        <table:table-row table:style-name="ro1">
          <table:table-cell office:value-type="float" office:value="-10.5120426460367" calcext:value-type="float">
            <text:p>-10.5120426460367</text:p>
          </table:table-cell>
          <table:table-cell office:value-type="float" office:value="16.6777079731182" calcext:value-type="float">
            <text:p>16.6777079731182</text:p>
          </table:table-cell>
          <table:table-cell office:value-type="float" office:value="1.50176193544966" calcext:value-type="float">
            <text:p>1.50176193544966</text:p>
          </table:table-cell>
          <table:table-cell table:number-columns-repeated="5"/>
        </table:table-row>
        <table:table-row table:style-name="ro1">
          <table:table-cell office:value-type="float" office:value="-10.5035758317503" calcext:value-type="float">
            <text:p>-10.5035758317503</text:p>
          </table:table-cell>
          <table:table-cell office:value-type="float" office:value="16.8001594007946" calcext:value-type="float">
            <text:p>16.8001594007946</text:p>
          </table:table-cell>
          <table:table-cell office:value-type="float" office:value="1.6398279055311" calcext:value-type="float">
            <text:p>1.6398279055311</text:p>
          </table:table-cell>
          <table:table-cell table:number-columns-repeated="5"/>
        </table:table-row>
        <table:table-row table:style-name="ro1">
          <table:table-cell office:value-type="float" office:value="-10.5120423016408" calcext:value-type="float">
            <text:p>-10.5120423016408</text:p>
          </table:table-cell>
          <table:table-cell office:value-type="float" office:value="16.9226108524593" calcext:value-type="float">
            <text:p>16.9226108524593</text:p>
          </table:table-cell>
          <table:table-cell office:value-type="float" office:value="1.50176193769154" calcext:value-type="float">
            <text:p>1.50176193769154</text:p>
          </table:table-cell>
          <table:table-cell table:number-columns-repeated="5"/>
        </table:table-row>
        <table:table-row table:style-name="ro1">
          <table:table-cell office:value-type="float" office:value="-10.5035754876299" calcext:value-type="float">
            <text:p>-10.5035754876299</text:p>
          </table:table-cell>
          <table:table-cell office:value-type="float" office:value="17.0450622801396" calcext:value-type="float">
            <text:p>17.0450622801396</text:p>
          </table:table-cell>
          <table:table-cell office:value-type="float" office:value="1.57079492001903" calcext:value-type="float">
            <text:p>1.57079492001903</text:p>
          </table:table-cell>
          <table:table-cell table:number-columns-repeated="5"/>
        </table:table-row>
        <table:table-row table:style-name="ro1">
          <table:table-cell office:value-type="float" office:value="-10.5035752840479" calcext:value-type="float">
            <text:p>-10.5035752840479</text:p>
          </table:table-cell>
          <table:table-cell office:value-type="float" office:value="17.189777618369" calcext:value-type="float">
            <text:p>17.189777618369</text:p>
          </table:table-cell>
          <table:table-cell office:value-type="float" office:value="1.50749863102692" calcext:value-type="float">
            <text:p>1.50749863102692</text:p>
          </table:table-cell>
          <table:table-cell table:number-columns-repeated="5"/>
        </table:table-row>
        <table:table-row table:style-name="ro1">
          <table:table-cell office:value-type="float" office:value="-10.495108453334" calcext:value-type="float">
            <text:p>-10.495108453334</text:p>
          </table:table-cell>
          <table:table-cell office:value-type="float" office:value="17.3233609954556" calcext:value-type="float">
            <text:p>17.3233609954556</text:p>
          </table:table-cell>
          <table:table-cell office:value-type="float" office:value="1.63409121116814" calcext:value-type="float">
            <text:p>1.63409121116814</text:p>
          </table:table-cell>
          <table:table-cell table:number-columns-repeated="5"/>
        </table:table-row>
        <table:table-row table:style-name="ro1">
          <table:table-cell office:value-type="float" office:value="-10.5035749084844" calcext:value-type="float">
            <text:p>-10.5035749084844</text:p>
          </table:table-cell>
          <table:table-cell office:value-type="float" office:value="17.4569443962225" calcext:value-type="float">
            <text:p>17.4569443962225</text:p>
          </table:table-cell>
          <table:table-cell office:value-type="float" office:value="1.62506809169235" calcext:value-type="float">
            <text:p>1.62506809169235</text:p>
          </table:table-cell>
          <table:table-cell table:number-columns-repeated="5"/>
        </table:table-row>
        <table:table-row table:style-name="ro1">
          <table:table-cell office:value-type="float" office:value="-10.5120413305108" calcext:value-type="float">
            <text:p>-10.5120413305108</text:p>
          </table:table-cell>
          <table:table-cell office:value-type="float" office:value="17.6127916955947" calcext:value-type="float">
            <text:p>17.6127916955947</text:p>
          </table:table-cell>
          <table:table-cell office:value-type="float" office:value="1.50176194402239" calcext:value-type="float">
            <text:p>1.50176194402239</text:p>
          </table:table-cell>
          <table:table-cell table:number-columns-repeated="5"/>
        </table:table-row>
        <table:table-row table:style-name="ro1">
          <table:table-cell office:value-type="float" office:value="-10.5035745172783" calcext:value-type="float">
            <text:p>-10.5035745172783</text:p>
          </table:table-cell>
          <table:table-cell office:value-type="float" office:value="17.7352431232819" calcext:value-type="float">
            <text:p>17.7352431232819</text:p>
          </table:table-cell>
          <table:table-cell office:value-type="float" office:value="1.5074986367528" calcext:value-type="float">
            <text:p>1.5074986367528</text:p>
          </table:table-cell>
          <table:table-cell table:number-columns-repeated="5"/>
        </table:table-row>
        <table:table-row table:style-name="ro1">
          <table:table-cell office:value-type="float" office:value="-10.4951076873384" calcext:value-type="float">
            <text:p>-10.4951076873384</text:p>
          </table:table-cell>
          <table:table-cell office:value-type="float" office:value="17.8688265002757" calcext:value-type="float">
            <text:p>17.8688265002757</text:p>
          </table:table-cell>
          <table:table-cell office:value-type="float" office:value="1.70820912054769" calcext:value-type="float">
            <text:p>1.70820912054769</text:p>
          </table:table-cell>
          <table:table-cell table:number-columns-repeated="5"/>
        </table:table-row>
        <table:table-row table:style-name="ro1">
          <table:table-cell office:value-type="float" office:value="-10.5120407980231" calcext:value-type="float">
            <text:p>-10.5120407980231</text:p>
          </table:table-cell>
          <table:table-cell office:value-type="float" office:value="17.9912779639611" calcext:value-type="float">
            <text:p>17.9912779639611</text:p>
          </table:table-cell>
          <table:table-cell office:value-type="float" office:value="1.90364659806578" calcext:value-type="float">
            <text:p>1.90364659806578</text:p>
          </table:table-cell>
          <table:table-cell table:number-columns-repeated="5"/>
        </table:table-row>
        <table:table-row table:style-name="ro1">
          <table:table-cell office:value-type="float" office:value="-10.554373831931" calcext:value-type="float">
            <text:p>-10.554373831931</text:p>
          </table:table-cell>
          <table:table-cell office:value-type="float" office:value="18.1137294633111" calcext:value-type="float">
            <text:p>18.1137294633111</text:p>
          </table:table-cell>
          <table:table-cell office:value-type="float" office:value="1.62923378105137" calcext:value-type="float">
            <text:p>1.62923378105137</text:p>
          </table:table-cell>
          <table:table-cell table:number-columns-repeated="5"/>
        </table:table-row>
        <table:table-row table:style-name="ro1">
          <table:table-cell office:value-type="float" office:value="-10.5628402682193" calcext:value-type="float">
            <text:p>-10.5628402682193</text:p>
          </table:table-cell>
          <table:table-cell office:value-type="float" office:value="18.2584448133374" calcext:value-type="float">
            <text:p>18.2584448133374</text:p>
          </table:table-cell>
          <table:table-cell office:value-type="float" office:value="1.77532299153533" calcext:value-type="float">
            <text:p>1.77532299153533</text:p>
          </table:table-cell>
          <table:table-cell table:number-columns-repeated="5"/>
        </table:table-row>
        <table:table-row table:style-name="ro1">
          <table:table-cell office:value-type="float" office:value="-10.5882400187525" calcext:value-type="float">
            <text:p>-10.5882400187525</text:p>
          </table:table-cell>
          <table:table-cell office:value-type="float" office:value="18.3808962890507" calcext:value-type="float">
            <text:p>18.3808962890507</text:p>
          </table:table-cell>
          <table:table-cell office:value-type="float" office:value="1.75869469254636" calcext:value-type="float">
            <text:p>1.75869469254636</text:p>
          </table:table-cell>
          <table:table-cell table:number-columns-repeated="5"/>
        </table:table-row>
        <table:table-row table:style-name="ro1">
          <table:table-cell office:value-type="float" office:value="-10.613639751364" calcext:value-type="float">
            <text:p>-10.613639751364</text:p>
          </table:table-cell>
          <table:table-cell office:value-type="float" office:value="18.5144797148923" calcext:value-type="float">
            <text:p>18.5144797148923</text:p>
          </table:table-cell>
          <table:table-cell office:value-type="float" office:value="1.93419148947841" calcext:value-type="float">
            <text:p>1.93419148947841</text:p>
          </table:table-cell>
          <table:table-cell table:number-columns-repeated="5"/>
        </table:table-row>
        <table:table-row table:style-name="ro1">
          <table:table-cell office:value-type="float" office:value="-10.6559727967592" calcext:value-type="float">
            <text:p>-10.6559727967592</text:p>
          </table:table-cell>
          <table:table-cell office:value-type="float" office:value="18.6257992654717" calcext:value-type="float">
            <text:p>18.6257992654717</text:p>
          </table:table-cell>
          <table:table-cell office:value-type="float" office:value="1.77532295839954" calcext:value-type="float">
            <text:p>1.77532295839954</text:p>
          </table:table-cell>
          <table:table-cell table:number-columns-repeated="5"/>
        </table:table-row>
        <table:table-row table:style-name="ro1">
          <table:table-cell office:value-type="float" office:value="-10.6813725431458" calcext:value-type="float">
            <text:p>-10.6813725431458</text:p>
          </table:table-cell>
          <table:table-cell office:value-type="float" office:value="18.7482507415974" calcext:value-type="float">
            <text:p>18.7482507415974</text:p>
          </table:table-cell>
          <table:table-cell office:value-type="float" office:value="1.7586946828656" calcext:value-type="float">
            <text:p>1.7586946828656</text:p>
          </table:table-cell>
          <table:table-cell table:number-columns-repeated="5"/>
        </table:table-row>
        <table:table-row table:style-name="ro1">
          <table:table-cell office:value-type="float" office:value="-10.7067722742996" calcext:value-type="float">
            <text:p>-10.7067722742996</text:p>
          </table:table-cell>
          <table:table-cell office:value-type="float" office:value="18.88183416682" calcext:value-type="float">
            <text:p>18.88183416682</text:p>
          </table:table-cell>
          <table:table-cell office:value-type="float" office:value="1.81908725796795" calcext:value-type="float">
            <text:p>1.81908725796795</text:p>
          </table:table-cell>
          <table:table-cell table:number-columns-repeated="5"/>
        </table:table-row>
        <table:table-row table:style-name="ro1">
          <table:table-cell office:value-type="float" office:value="-10.7406386431504" calcext:value-type="float">
            <text:p>-10.7406386431504</text:p>
          </table:table-cell>
          <table:table-cell office:value-type="float" office:value="19.0154176042438" calcext:value-type="float">
            <text:p>19.0154176042438</text:p>
          </table:table-cell>
          <table:table-cell office:value-type="float" office:value="1.87768750779627" calcext:value-type="float">
            <text:p>1.87768750779627</text:p>
          </table:table-cell>
          <table:table-cell table:number-columns-repeated="5"/>
        </table:table-row>
        <table:table-row table:style-name="ro1">
          <table:table-cell office:value-type="float" office:value="-10.7829716512451" calcext:value-type="float">
            <text:p>-10.7829716512451</text:p>
          </table:table-cell>
          <table:table-cell office:value-type="float" office:value="19.1490010542127" calcext:value-type="float">
            <text:p>19.1490010542127</text:p>
          </table:table-cell>
          <table:table-cell office:value-type="float" office:value="1.70820905992522" calcext:value-type="float">
            <text:p>1.70820905992522</text:p>
          </table:table-cell>
          <table:table-cell table:number-columns-repeated="5"/>
        </table:table-row>
        <table:table-row table:style-name="ro1">
          <table:table-cell office:value-type="float" office:value="-10.7999047544436" calcext:value-type="float">
            <text:p>-10.7999047544436</text:p>
          </table:table-cell>
          <table:table-cell office:value-type="float" office:value="19.2714525184696" calcext:value-type="float">
            <text:p>19.2714525184696</text:p>
          </table:table-cell>
          <table:table-cell office:value-type="float" office:value="1.70820905761052" calcext:value-type="float">
            <text:p>1.70820905761052</text:p>
          </table:table-cell>
          <table:table-cell table:number-columns-repeated="5"/>
        </table:table-row>
        <table:table-row table:style-name="ro1">
          <table:table-cell office:value-type="float" office:value="-10.8168378574406" calcext:value-type="float">
            <text:p>-10.8168378574406</text:p>
          </table:table-cell>
          <table:table-cell office:value-type="float" office:value="19.3939039833581" calcext:value-type="float">
            <text:p>19.3939039833581</text:p>
          </table:table-cell>
          <table:table-cell office:value-type="float" office:value="1.77532291848351" calcext:value-type="float">
            <text:p>1.77532291848351</text:p>
          </table:table-cell>
          <table:table-cell table:number-columns-repeated="5"/>
        </table:table-row>
        <table:table-row table:style-name="ro1">
          <table:table-cell office:value-type="float" office:value="-10.8422375988148" calcext:value-type="float">
            <text:p>-10.8422375988148</text:p>
          </table:table-cell>
          <table:table-cell office:value-type="float" office:value="19.5163554598966" calcext:value-type="float">
            <text:p>19.5163554598966</text:p>
          </table:table-cell>
          <table:table-cell office:value-type="float" office:value="1.93419141019631" calcext:value-type="float">
            <text:p>1.93419141019631</text:p>
          </table:table-cell>
          <table:table-cell table:number-columns-repeated="5"/>
        </table:table-row>
        <table:table-row table:style-name="ro1">
          <table:table-cell office:value-type="float" office:value="-10.8930372420779" calcext:value-type="float">
            <text:p>-10.8930372420779</text:p>
          </table:table-cell>
          <table:table-cell office:value-type="float" office:value="19.6499389229882" calcext:value-type="float">
            <text:p>19.6499389229882</text:p>
          </table:table-cell>
          <table:table-cell office:value-type="float" office:value="1.85538201930007" calcext:value-type="float">
            <text:p>1.85538201930007</text:p>
          </table:table-cell>
          <table:table-cell table:number-columns-repeated="5"/>
        </table:table-row>
        <table:table-row table:style-name="ro1">
          <table:table-cell office:value-type="float" office:value="-10.9353702283839" calcext:value-type="float">
            <text:p>-10.9353702283839</text:p>
          </table:table-cell>
          <table:table-cell office:value-type="float" office:value="19.7946543225728" calcext:value-type="float">
            <text:p>19.7946543225728</text:p>
          </table:table-cell>
          <table:table-cell office:value-type="float" office:value="1.99891082344007" calcext:value-type="float">
            <text:p>1.99891082344007</text:p>
          </table:table-cell>
          <table:table-cell table:number-columns-repeated="5"/>
        </table:table-row>
        <table:table-row table:style-name="ro1">
          <table:table-cell office:value-type="float" office:value="-10.9861698995795" calcext:value-type="float">
            <text:p>-10.9861698995795</text:p>
          </table:table-cell>
          <table:table-cell office:value-type="float" office:value="19.9059738879014" calcext:value-type="float">
            <text:p>19.9059738879014</text:p>
          </table:table-cell>
          <table:table-cell office:value-type="float" office:value="2.02156057686291" calcext:value-type="float">
            <text:p>2.02156057686291</text:p>
          </table:table-cell>
          <table:table-cell table:number-columns-repeated="5"/>
        </table:table-row>
        <table:table-row table:style-name="ro1">
          <table:table-cell office:value-type="float" office:value="-11.0454361932424" calcext:value-type="float">
            <text:p>-11.0454361932424</text:p>
          </table:table-cell>
          <table:table-cell office:value-type="float" office:value="20.0284254149359" calcext:value-type="float">
            <text:p>20.0284254149359</text:p>
          </table:table-cell>
          <table:table-cell office:value-type="float" office:value="1.87768742902366" calcext:value-type="float">
            <text:p>1.87768742902366</text:p>
          </table:table-cell>
          <table:table-cell table:number-columns-repeated="5"/>
        </table:table-row>
        <table:table-row table:style-name="ro1">
          <table:table-cell office:value-type="float" office:value="-11.0877691902811" calcext:value-type="float">
            <text:p>-11.0877691902811</text:p>
          </table:table-cell>
          <table:table-cell office:value-type="float" office:value="20.1620088665567" calcext:value-type="float">
            <text:p>20.1620088665567</text:p>
          </table:table-cell>
          <table:table-cell office:value-type="float" office:value="1.81908717205495" calcext:value-type="float">
            <text:p>1.81908717205495</text:p>
          </table:table-cell>
          <table:table-cell table:number-columns-repeated="5"/>
        </table:table-row>
        <table:table-row table:style-name="ro1">
          <table:table-cell office:value-type="float" office:value="-11.1216355474008" calcext:value-type="float">
            <text:p>-11.1216355474008</text:p>
          </table:table-cell>
          <table:table-cell office:value-type="float" office:value="20.2955923058862" calcext:value-type="float">
            <text:p>20.2955923058862</text:p>
          </table:table-cell>
          <table:table-cell office:value-type="float" office:value="1.77532285749455" calcext:value-type="float">
            <text:p>1.77532285749455</text:p>
          </table:table-cell>
          <table:table-cell table:number-columns-repeated="5"/>
        </table:table-row>
        <table:table-row table:style-name="ro1">
          <table:table-cell office:value-type="float" office:value="-11.1470352811508" calcext:value-type="float">
            <text:p>-11.1470352811508</text:p>
          </table:table-cell>
          <table:table-cell office:value-type="float" office:value="20.418043783222" calcext:value-type="float">
            <text:p>20.418043783222</text:p>
          </table:table-cell>
          <table:table-cell office:value-type="float" office:value="1.68727609168472" calcext:value-type="float">
            <text:p>1.68727609168472</text:p>
          </table:table-cell>
          <table:table-cell table:number-columns-repeated="5"/>
        </table:table-row>
        <table:table-row table:style-name="ro1">
          <table:table-cell office:value-type="float" office:value="-11.1639683420071" calcext:value-type="float">
            <text:p>-11.1639683420071</text:p>
          </table:table-cell>
          <table:table-cell office:value-type="float" office:value="20.5627591468479" calcext:value-type="float">
            <text:p>20.5627591468479</text:p>
          </table:table-cell>
          <table:table-cell office:value-type="float" office:value="1.75869456455766" calcext:value-type="float">
            <text:p>1.75869456455766</text:p>
          </table:table-cell>
          <table:table-cell table:number-columns-repeated="5"/>
        </table:table-row>
        <table:table-row table:style-name="ro1">
          <table:table-cell office:value-type="float" office:value="-11.189368057104" calcext:value-type="float">
            <text:p>-11.189368057104</text:p>
          </table:table-cell>
          <table:table-cell office:value-type="float" office:value="20.696342573745" calcext:value-type="float">
            <text:p>20.696342573745</text:p>
          </table:table-cell>
          <table:table-cell office:value-type="float" office:value="1.75869456450049" calcext:value-type="float">
            <text:p>1.75869456450049</text:p>
          </table:table-cell>
          <table:table-cell table:number-columns-repeated="5"/>
        </table:table-row>
        <table:table-row table:style-name="ro1">
          <table:table-cell office:value-type="float" office:value="-11.214767772236" calcext:value-type="float">
            <text:p>-11.214767772236</text:p>
          </table:table-cell>
          <table:table-cell office:value-type="float" office:value="20.8299260008686" calcext:value-type="float">
            <text:p>20.8299260008686</text:p>
          </table:table-cell>
          <table:table-cell office:value-type="float" office:value="1.50176186945347" calcext:value-type="float">
            <text:p>1.50176186945347</text:p>
          </table:table-cell>
          <table:table-cell table:number-columns-repeated="5"/>
        </table:table-row>
        <table:table-row table:style-name="ro1">
          <table:table-cell office:value-type="float" office:value="-11.2063009498813" calcext:value-type="float">
            <text:p>-11.2063009498813</text:p>
          </table:table-cell>
          <table:table-cell office:value-type="float" office:value="20.9523774277974" calcext:value-type="float">
            <text:p>20.9523774277974</text:p>
          </table:table-cell>
          <table:table-cell office:value-type="float" office:value="1.51235598249502" calcext:value-type="float">
            <text:p>1.51235598249502</text:p>
          </table:table-cell>
          <table:table-cell table:number-columns-repeated="5"/>
        </table:table-row>
        <table:table-row table:style-name="ro1">
          <table:table-cell office:value-type="float" office:value="-11.1978340953623" calcext:value-type="float">
            <text:p>-11.1978340953623</text:p>
          </table:table-cell>
          <table:table-cell office:value-type="float" office:value="21.0970927533036" calcext:value-type="float">
            <text:p>21.0970927533036</text:p>
          </table:table-cell>
          <table:table-cell office:value-type="float" office:value="1.52013347736142" calcext:value-type="float">
            <text:p>1.52013347736142</text:p>
          </table:table-cell>
          <table:table-cell table:number-columns-repeated="5"/>
        </table:table-row>
        <table:table-row table:style-name="ro1">
          <table:table-cell office:value-type="float" office:value="-11.1893672067899" calcext:value-type="float">
            <text:p>-11.1893672067899</text:p>
          </table:table-cell>
          <table:table-cell office:value-type="float" office:value="21.2640719771511" calcext:value-type="float">
            <text:p>21.2640719771511</text:p>
          </table:table-cell>
          <table:table-cell office:value-type="float" office:value="1.46256640248679" calcext:value-type="float">
            <text:p>1.46256640248679</text:p>
          </table:table-cell>
          <table:table-cell table:number-columns-repeated="5"/>
        </table:table-row>
        <table:table-row table:style-name="ro1">
          <table:table-cell office:value-type="float" office:value="-11.1724336996407" calcext:value-type="float">
            <text:p>-11.1724336996407</text:p>
          </table:table-cell>
          <table:table-cell office:value-type="float" office:value="21.4199192390427" calcext:value-type="float">
            <text:p>21.4199192390427</text:p>
          </table:table-cell>
          <table:table-cell office:value-type="float" office:value="1.46256639696776" calcext:value-type="float">
            <text:p>1.46256639696776</text:p>
          </table:table-cell>
          <table:table-cell table:number-columns-repeated="5"/>
        </table:table-row>
        <table:table-row table:style-name="ro1">
          <table:table-cell office:value-type="float" office:value="-11.1555001916854" calcext:value-type="float">
            <text:p>-11.1555001916854</text:p>
          </table:table-cell>
          <table:table-cell office:value-type="float" office:value="21.5757665003437" calcext:value-type="float">
            <text:p>21.5757665003437</text:p>
          </table:table-cell>
          <table:table-cell office:value-type="float" office:value="1.68727607593964" calcext:value-type="float">
            <text:p>1.68727607593964</text:p>
          </table:table-cell>
          <table:table-cell table:number-columns-repeated="5"/>
        </table:table-row>
        <table:table-row table:style-name="ro1">
          <table:table-cell office:value-type="float" office:value="-11.1724332502057" calcext:value-type="float">
            <text:p>-11.1724332502057</text:p>
          </table:table-cell>
          <table:table-cell office:value-type="float" office:value="21.720481863745" calcext:value-type="float">
            <text:p>21.720481863745</text:p>
          </table:table-cell>
          <table:table-cell office:value-type="float" office:value="1.62506797338441" calcext:value-type="float">
            <text:p>1.62506797338441</text:p>
          </table:table-cell>
          <table:table-cell table:number-columns-repeated="5"/>
        </table:table-row>
        <table:table-row table:style-name="ro1">
          <table:table-cell office:value-type="float" office:value="-11.180899653771" calcext:value-type="float">
            <text:p>-11.180899653771</text:p>
          </table:table-cell>
          <table:table-cell office:value-type="float" office:value="21.8763291636944" calcext:value-type="float">
            <text:p>21.8763291636944</text:p>
          </table:table-cell>
          <table:table-cell office:value-type="float" office:value="1.75869452792181" calcext:value-type="float">
            <text:p>1.75869452792181</text:p>
          </table:table-cell>
          <table:table-cell table:number-columns-repeated="5"/>
        </table:table-row>
        <table:table-row table:style-name="ro1">
          <table:table-cell office:value-type="float" office:value="-11.2062993638341" calcext:value-type="float">
            <text:p>-11.2062993638341</text:p>
          </table:table-cell>
          <table:table-cell office:value-type="float" office:value="22.0099125907866" calcext:value-type="float">
            <text:p>22.0099125907866</text:p>
          </table:table-cell>
          <table:table-cell office:value-type="float" office:value="1.75869453021885" calcext:value-type="float">
            <text:p>1.75869453021885</text:p>
          </table:table-cell>
          <table:table-cell table:number-columns-repeated="5"/>
        </table:table-row>
        <table:table-row table:style-name="ro1">
          <table:table-cell office:value-type="float" office:value="-11.2316990742279" calcext:value-type="float">
            <text:p>-11.2316990742279</text:p>
          </table:table-cell>
          <table:table-cell office:value-type="float" office:value="22.1434960179461" calcext:value-type="float">
            <text:p>22.1434960179461</text:p>
          </table:table-cell>
          <table:table-cell office:value-type="float" office:value="1.63409106539401" calcext:value-type="float">
            <text:p>1.63409106539401</text:p>
          </table:table-cell>
          <table:table-cell table:number-columns-repeated="5"/>
        </table:table-row>
        <table:table-row table:style-name="ro1">
          <table:table-cell office:value-type="float" office:value="-11.2401655098702" calcext:value-type="float">
            <text:p>-11.2401655098702</text:p>
          </table:table-cell>
          <table:table-cell office:value-type="float" office:value="22.2770794193928" calcext:value-type="float">
            <text:p>22.2770794193928</text:p>
          </table:table-cell>
          <table:table-cell office:value-type="float" office:value="2.00855209071721" calcext:value-type="float">
            <text:p>2.00855209071721</text:p>
          </table:table-cell>
          <table:table-cell table:number-columns-repeated="5"/>
        </table:table-row>
        <table:table-row table:style-name="ro1">
          <table:table-cell office:value-type="float" office:value="-11.3078983823099" calcext:value-type="float">
            <text:p>-11.3078983823099</text:p>
          </table:table-cell>
          <table:table-cell office:value-type="float" office:value="22.4217948598972" calcext:value-type="float">
            <text:p>22.4217948598972</text:p>
          </table:table-cell>
          <table:table-cell office:value-type="float" office:value="1.5707948133658" calcext:value-type="float">
            <text:p>1.5707948133658</text:p>
          </table:table-cell>
          <table:table-cell table:number-columns-repeated="5"/>
        </table:table-row>
        <table:table-row table:style-name="ro1">
          <table:table-cell office:value-type="float" office:value="-11.3078981969884" calcext:value-type="float">
            <text:p>-11.3078981969884</text:p>
          </table:table-cell>
          <table:table-cell office:value-type="float" office:value="22.5442462996187" calcext:value-type="float">
            <text:p>22.5442462996187</text:p>
          </table:table-cell>
          <table:table-cell office:value-type="float" office:value="1.5707948133657" calcext:value-type="float">
            <text:p>1.5707948133657</text:p>
          </table:table-cell>
          <table:table-cell table:number-columns-repeated="5"/>
        </table:table-row>
        <table:table-row table:style-name="ro1">
          <table:table-cell office:value-type="float" office:value="-11.3078980116668" calcext:value-type="float">
            <text:p>-11.3078980116668</text:p>
          </table:table-cell>
          <table:table-cell office:value-type="float" office:value="22.6666977393401" calcext:value-type="float">
            <text:p>22.6666977393401</text:p>
          </table:table-cell>
          <table:table-cell office:value-type="float" office:value="1.62923365228197" calcext:value-type="float">
            <text:p>1.62923365228197</text:p>
          </table:table-cell>
          <table:table-cell table:number-columns-repeated="5"/>
        </table:table-row>
        <table:table-row table:style-name="ro1">
          <table:table-cell office:value-type="float" office:value="-11.3163644293098" calcext:value-type="float">
            <text:p>-11.3163644293098</text:p>
          </table:table-cell>
          <table:table-cell office:value-type="float" office:value="22.8114130902786" calcext:value-type="float">
            <text:p>22.8114130902786</text:p>
          </table:table-cell>
          <table:table-cell office:value-type="float" office:value="1.35681563071645" calcext:value-type="float">
            <text:p>1.35681563071645</text:p>
          </table:table-cell>
          <table:table-cell table:number-columns-repeated="5"/>
        </table:table-row>
        <table:table-row table:style-name="ro1">
          <table:table-cell office:value-type="float" office:value="-11.2824976501136" calcext:value-type="float">
            <text:p>-11.2824976501136</text:p>
          </table:table-cell>
          <table:table-cell office:value-type="float" office:value="22.967260326311" calcext:value-type="float">
            <text:p>22.967260326311</text:p>
          </table:table-cell>
          <table:table-cell office:value-type="float" office:value="1.43338070737567" calcext:value-type="float">
            <text:p>1.43338070737567</text:p>
          </table:table-cell>
          <table:table-cell table:number-columns-repeated="5"/>
        </table:table-row>
        <table:table-row table:style-name="ro1">
          <table:table-cell office:value-type="float" office:value="-11.2655641936412" calcext:value-type="float">
            <text:p>-11.2655641936412</text:p>
          </table:table-cell>
          <table:table-cell office:value-type="float" office:value="23.0897117405626" calcext:value-type="float">
            <text:p>23.0897117405626</text:p>
          </table:table-cell>
          <table:table-cell office:value-type="float" office:value="1.17754682701845" calcext:value-type="float">
            <text:p>1.17754682701845</text:p>
          </table:table-cell>
          <table:table-cell table:number-columns-repeated="5"/>
        </table:table-row>
        <table:table-row table:style-name="ro1">
          <table:table-cell office:value-type="float" office:value="-11.2147641968599" calcext:value-type="float">
            <text:p>-11.2147641968599</text:p>
          </table:table-cell>
          <table:table-cell office:value-type="float" office:value="23.212163103853" calcext:value-type="float">
            <text:p>23.212163103853</text:p>
          </table:table-cell>
          <table:table-cell office:value-type="float" office:value="1.08613428480681" calcext:value-type="float">
            <text:p>1.08613428480681</text:p>
          </table:table-cell>
          <table:table-cell table:number-columns-repeated="5"/>
        </table:table-row>
        <table:table-row table:style-name="ro1">
          <table:table-cell office:value-type="float" office:value="-11.13856426154" calcext:value-type="float">
            <text:p>-11.13856426154</text:p>
          </table:table-cell>
          <table:table-cell office:value-type="float" office:value="23.3568783280659" calcext:value-type="float">
            <text:p>23.3568783280659</text:p>
          </table:table-cell>
          <table:table-cell office:value-type="float" office:value="1.26390238326849" calcext:value-type="float">
            <text:p>1.26390238326849</text:p>
          </table:table-cell>
          <table:table-cell table:number-columns-repeated="5"/>
        </table:table-row>
        <table:table-row table:style-name="ro1">
          <table:table-cell office:value-type="float" office:value="-11.096230886644" calcext:value-type="float">
            <text:p>-11.096230886644</text:p>
          </table:table-cell>
          <table:table-cell office:value-type="float" office:value="23.4904616540635" calcext:value-type="float">
            <text:p>23.4904616540635</text:p>
          </table:table-cell>
          <table:table-cell office:value-type="float" office:value="1.23320035321027" calcext:value-type="float">
            <text:p>1.23320035321027</text:p>
          </table:table-cell>
          <table:table-cell table:number-columns-repeated="5"/>
        </table:table-row>
        <table:table-row table:style-name="ro1">
          <table:table-cell office:value-type="float" office:value="-11.045430861429" calcext:value-type="float">
            <text:p>-11.045430861429</text:p>
          </table:table-cell>
          <table:table-cell office:value-type="float" office:value="23.635176916838" calcext:value-type="float">
            <text:p>23.635176916838</text:p>
          </table:table-cell>
          <table:table-cell office:value-type="float" office:value="1.20739849658572" calcext:value-type="float">
            <text:p>1.20739849658572</text:p>
          </table:table-cell>
          <table:table-cell table:number-columns-repeated="5"/>
        </table:table-row>
        <table:table-row table:style-name="ro1">
          <table:table-cell office:value-type="float" office:value="-10.9861641869325" calcext:value-type="float">
            <text:p>-10.9861641869325</text:p>
          </table:table-cell>
          <table:table-cell office:value-type="float" office:value="23.7910241169757" calcext:value-type="float">
            <text:p>23.7910241169757</text:p>
          </table:table-cell>
          <table:table-cell office:value-type="float" office:value="1.18209313139777" calcext:value-type="float">
            <text:p>1.18209313139777</text:p>
          </table:table-cell>
          <table:table-cell table:number-columns-repeated="5"/>
        </table:table-row>
        <table:table-row table:style-name="ro1">
          <table:table-cell office:value-type="float" office:value="-10.9268975321368" calcext:value-type="float">
            <text:p>-10.9268975321368</text:p>
          </table:table-cell>
          <table:table-cell office:value-type="float" office:value="23.9357393671462" calcext:value-type="float">
            <text:p>23.9357393671462</text:p>
          </table:table-cell>
          <table:table-cell office:value-type="float" office:value="0.83101559521897" calcext:value-type="float">
            <text:p>0.83101559521897</text:p>
          </table:table-cell>
          <table:table-cell table:number-columns-repeated="5"/>
        </table:table-row>
        <table:table-row table:style-name="ro1">
          <table:table-cell office:value-type="float" office:value="-10.8252977550685" calcext:value-type="float">
            <text:p>-10.8252977550685</text:p>
          </table:table-cell>
          <table:table-cell office:value-type="float" office:value="24.0470587105911" calcext:value-type="float">
            <text:p>24.0470587105911</text:p>
          </table:table-cell>
          <table:table-cell office:value-type="float" office:value="1.05240334908719" calcext:value-type="float">
            <text:p>1.05240334908719</text:p>
          </table:table-cell>
          <table:table-cell table:number-columns-repeated="5"/>
        </table:table-row>
        <table:table-row table:style-name="ro1">
          <table:table-cell office:value-type="float" office:value="-10.7490978529203" calcext:value-type="float">
            <text:p>-10.7490978529203</text:p>
          </table:table-cell>
          <table:table-cell office:value-type="float" office:value="24.1806419896097" calcext:value-type="float">
            <text:p>24.1806419896097</text:p>
          </table:table-cell>
          <table:table-cell office:value-type="float" office:value="0.628668640423814" calcext:value-type="float">
            <text:p>0.628668640423814</text:p>
          </table:table-cell>
          <table:table-cell table:number-columns-repeated="5"/>
        </table:table-row>
        <table:table-row table:style-name="ro1">
          <table:table-cell office:value-type="float" office:value="-8.91183660165674" calcext:value-type="float">
            <text:p>-8.91183660165674</text:p>
          </table:table-cell>
          <table:table-cell office:value-type="float" office:value="25.5164734616503" calcext:value-type="float">
            <text:p>25.5164734616503</text:p>
          </table:table-cell>
          <table:table-cell office:value-type="float" office:value="0.838612378765056" calcext:value-type="float">
            <text:p>0.838612378765056</text:p>
          </table:table-cell>
          <table:table-cell table:number-columns-repeated="5"/>
        </table:table-row>
        <table:table-row table:style-name="ro1">
          <table:table-cell office:value-type="float" office:value="-8.80177023089247" calcext:value-type="float">
            <text:p>-8.80177023089247</text:p>
          </table:table-cell>
          <table:table-cell office:value-type="float" office:value="25.6389247708833" calcext:value-type="float">
            <text:p>25.6389247708833</text:p>
          </table:table-cell>
          <table:table-cell office:value-type="float" office:value="0.767166767686338" calcext:value-type="float">
            <text:p>0.767166767686338</text:p>
          </table:table-cell>
          <table:table-cell table:number-columns-repeated="5"/>
        </table:table-row>
        <table:table-row table:style-name="ro1">
          <table:table-cell office:value-type="float" office:value="-8.67477059728928" calcext:value-type="float">
            <text:p>-8.67477059728928</text:p>
          </table:table-cell>
          <table:table-cell office:value-type="float" office:value="25.7613760620241" calcext:value-type="float">
            <text:p>25.7613760620241</text:p>
          </table:table-cell>
          <table:table-cell office:value-type="float" office:value="1.0414376776408" calcext:value-type="float">
            <text:p>1.0414376776408</text:p>
          </table:table-cell>
          <table:table-cell table:number-columns-repeated="5"/>
        </table:table-row>
        <table:table-row table:style-name="ro1">
          <table:table-cell office:value-type="float" office:value="-8.59010410503144" calcext:value-type="float">
            <text:p>-8.59010410503144</text:p>
          </table:table-cell>
          <table:table-cell office:value-type="float" office:value="25.9060913024595" calcext:value-type="float">
            <text:p>25.9060913024595</text:p>
          </table:table-cell>
          <table:table-cell office:value-type="float" office:value="0.801656345091619" calcext:value-type="float">
            <text:p>0.801656345091619</text:p>
          </table:table-cell>
          <table:table-cell table:number-columns-repeated="5"/>
        </table:table-row>
        <table:table-row table:style-name="ro1">
          <table:table-cell office:value-type="float" office:value="-8.47157111243708" calcext:value-type="float">
            <text:p>-8.47157111243708</text:p>
          </table:table-cell>
          <table:table-cell office:value-type="float" office:value="26.0285426067852" calcext:value-type="float">
            <text:p>26.0285426067852</text:p>
          </table:table-cell>
          <table:table-cell office:value-type="float" office:value="0.767166845103332" calcext:value-type="float">
            <text:p>0.767166845103332</text:p>
          </table:table-cell>
          <table:table-cell table:number-columns-repeated="5"/>
        </table:table-row>
        <table:table-row table:style-name="ro1">
          <table:table-cell office:value-type="float" office:value="-8.34457149176539" calcext:value-type="float">
            <text:p>-8.34457149176539</text:p>
          </table:table-cell>
          <table:table-cell office:value-type="float" office:value="26.1509939044298" calcext:value-type="float">
            <text:p>26.1509939044298</text:p>
          </table:table-cell>
          <table:table-cell office:value-type="float" office:value="0.754024775122292" calcext:value-type="float">
            <text:p>0.754024775122292</text:p>
          </table:table-cell>
          <table:table-cell table:number-columns-repeated="5"/>
        </table:table-row>
        <table:table-row table:style-name="ro1">
          <table:table-cell office:value-type="float" office:value="-8.22603851942664" calcext:value-type="float">
            <text:p>-8.22603851942664</text:p>
          </table:table-cell>
          <table:table-cell office:value-type="float" office:value="26.2623132634153" calcext:value-type="float">
            <text:p>26.2623132634153</text:p>
          </table:table-cell>
          <table:table-cell office:value-type="float" office:value="0.611548569064043" calcext:value-type="float">
            <text:p>0.611548569064043</text:p>
          </table:table-cell>
          <table:table-cell table:number-columns-repeated="5"/>
        </table:table-row>
        <table:table-row table:style-name="ro1">
          <table:table-cell office:value-type="float" office:value="-8.09903894302027" calcext:value-type="float">
            <text:p>-8.09903894302027</text:p>
          </table:table-cell>
          <table:table-cell office:value-type="float" office:value="26.3513687175832" calcext:value-type="float">
            <text:p>26.3513687175832</text:p>
          </table:table-cell>
          <table:table-cell office:value-type="float" office:value="0.608083734654907" calcext:value-type="float">
            <text:p>0.608083734654907</text:p>
          </table:table-cell>
          <table:table-cell table:number-columns-repeated="5"/>
        </table:table-row>
        <table:table-row table:style-name="ro1">
          <table:table-cell office:value-type="float" office:value="-7.95510609397497" calcext:value-type="float">
            <text:p>-7.95510609397497</text:p>
          </table:table-cell>
          <table:table-cell office:value-type="float" office:value="26.4515561042807" calcext:value-type="float">
            <text:p>26.4515561042807</text:p>
          </table:table-cell>
          <table:table-cell office:value-type="float" office:value="0.658316935497487" calcext:value-type="float">
            <text:p>0.658316935497487</text:p>
          </table:table-cell>
          <table:table-cell table:number-columns-repeated="5"/>
        </table:table-row>
        <table:table-row table:style-name="ro1">
          <table:table-cell office:value-type="float" office:value="-7.81117323716515" calcext:value-type="float">
            <text:p>-7.81117323716515</text:p>
          </table:table-cell>
          <table:table-cell office:value-type="float" office:value="26.5628754437463" calcext:value-type="float">
            <text:p>26.5628754437463</text:p>
          </table:table-cell>
          <table:table-cell office:value-type="float" office:value="0.63679555318" calcext:value-type="float">
            <text:p>0.63679555318</text:p>
          </table:table-cell>
          <table:table-cell table:number-columns-repeated="5"/>
        </table:table-row>
        <table:table-row table:style-name="ro1">
          <table:table-cell office:value-type="float" office:value="-7.6757070273193" calcext:value-type="float">
            <text:p>-7.6757070273193</text:p>
          </table:table-cell>
          <table:table-cell office:value-type="float" office:value="26.6630628446184" calcext:value-type="float">
            <text:p>26.6630628446184</text:p>
          </table:table-cell>
          <table:table-cell office:value-type="float" office:value="0.687863100887262" calcext:value-type="float">
            <text:p>0.687863100887262</text:p>
          </table:table-cell>
          <table:table-cell table:number-columns-repeated="5"/>
        </table:table-row>
        <table:table-row table:style-name="ro1">
          <table:table-cell office:value-type="float" office:value="-7.54024080968074" calcext:value-type="float">
            <text:p>-7.54024080968074</text:p>
          </table:table-cell>
          <table:table-cell office:value-type="float" office:value="26.7743821972116" calcext:value-type="float">
            <text:p>26.7743821972116</text:p>
          </table:table-cell>
          <table:table-cell office:value-type="float" office:value="0.75402493251312" calcext:value-type="float">
            <text:p>0.75402493251312</text:p>
          </table:table-cell>
          <table:table-cell table:number-columns-repeated="5"/>
        </table:table-row>
        <table:table-row table:style-name="ro1">
          <table:table-cell office:value-type="float" office:value="-7.42170786023199" calcext:value-type="float">
            <text:p>-7.42170786023199</text:p>
          </table:table-cell>
          <table:table-cell office:value-type="float" office:value="26.8857015698106" calcext:value-type="float">
            <text:p>26.8857015698106</text:p>
          </table:table-cell>
          <table:table-cell office:value-type="float" office:value="0.687863149500945" calcext:value-type="float">
            <text:p>0.687863149500945</text:p>
          </table:table-cell>
          <table:table-cell table:number-columns-repeated="5"/>
        </table:table-row>
        <table:table-row table:style-name="ro1">
          <table:table-cell office:value-type="float" office:value="-7.28624165041635" calcext:value-type="float">
            <text:p>-7.28624165041635</text:p>
          </table:table-cell>
          <table:table-cell office:value-type="float" office:value="26.9970209270078" calcext:value-type="float">
            <text:p>26.9970209270078</text:p>
          </table:table-cell>
          <table:table-cell office:value-type="float" office:value="0.838612688377161" calcext:value-type="float">
            <text:p>0.838612688377161</text:p>
          </table:table-cell>
          <table:table-cell table:number-columns-repeated="5"/>
        </table:table-row>
        <table:table-row table:style-name="ro1">
          <table:table-cell office:value-type="float" office:value="-7.17617532659398" calcext:value-type="float">
            <text:p>-7.17617532659398</text:p>
          </table:table-cell>
          <table:table-cell office:value-type="float" office:value="27.1194722602732" calcext:value-type="float">
            <text:p>27.1194722602732</text:p>
          </table:table-cell>
          <table:table-cell office:value-type="float" office:value="0.884530590831789" calcext:value-type="float">
            <text:p>0.884530590831789</text:p>
          </table:table-cell>
          <table:table-cell table:number-columns-repeated="5"/>
        </table:table-row>
        <table:table-row table:style-name="ro1">
          <table:table-cell office:value-type="float" office:value="-7.05764235668751" calcext:value-type="float">
            <text:p>-7.05764235668751</text:p>
          </table:table-cell>
          <table:table-cell office:value-type="float" office:value="27.2641874854365" calcext:value-type="float">
            <text:p>27.2641874854365</text:p>
          </table:table-cell>
          <table:table-cell office:value-type="float" office:value="0.878197422213371" calcext:value-type="float">
            <text:p>0.878197422213371</text:p>
          </table:table-cell>
          <table:table-cell table:number-columns-repeated="5"/>
        </table:table-row>
        <table:table-row table:style-name="ro1">
          <table:table-cell office:value-type="float" office:value="-6.95604267213857" calcext:value-type="float">
            <text:p>-6.95604267213857</text:p>
          </table:table-cell>
          <table:table-cell office:value-type="float" office:value="27.3866388299044" calcext:value-type="float">
            <text:p>27.3866388299044</text:p>
          </table:table-cell>
          <table:table-cell office:value-type="float" office:value="0.958684904321025" calcext:value-type="float">
            <text:p>0.958684904321025</text:p>
          </table:table-cell>
          <table:table-cell table:number-columns-repeated="5"/>
        </table:table-row>
        <table:table-row table:style-name="ro1">
          <table:table-cell office:value-type="float" office:value="-6.85444297058027" calcext:value-type="float">
            <text:p>-6.85444297058027</text:p>
          </table:table-cell>
          <table:table-cell office:value-type="float" office:value="27.5313540741506" calcext:value-type="float">
            <text:p>27.5313540741506</text:p>
          </table:table-cell>
          <table:table-cell office:value-type="float" office:value="1.04143802012205" calcext:value-type="float">
            <text:p>1.04143802012205</text:p>
          </table:table-cell>
          <table:table-cell table:number-columns-repeated="5"/>
        </table:table-row>
        <table:table-row table:style-name="ro1">
          <table:table-cell office:value-type="float" office:value="-6.76977653286055" calcext:value-type="float">
            <text:p>-6.76977653286055</text:p>
          </table:table-cell>
          <table:table-cell office:value-type="float" office:value="27.6760693350777" calcext:value-type="float">
            <text:p>27.6760693350777</text:p>
          </table:table-cell>
          <table:table-cell office:value-type="float" office:value="0.920563551054533" calcext:value-type="float">
            <text:p>0.920563551054533</text:p>
          </table:table-cell>
          <table:table-cell table:number-columns-repeated="5"/>
        </table:table-row>
        <table:table-row table:style-name="ro1">
          <table:table-cell office:value-type="float" office:value="-6.66817684862772" calcext:value-type="float">
            <text:p>-6.66817684862772</text:p>
          </table:table-cell>
          <table:table-cell office:value-type="float" office:value="27.8096526326842" calcext:value-type="float">
            <text:p>27.8096526326842</text:p>
          </table:table-cell>
          <table:table-cell office:value-type="float" office:value="1.15322131637117" calcext:value-type="float">
            <text:p>1.15322131637117</text:p>
          </table:table-cell>
          <table:table-cell table:number-columns-repeated="5"/>
        </table:table-row>
        <table:table-row table:style-name="ro1">
          <table:table-cell office:value-type="float" office:value="-6.60891031870359" calcext:value-type="float">
            <text:p>-6.60891031870359</text:p>
          </table:table-cell>
          <table:table-cell office:value-type="float" office:value="27.9432359689324" calcext:value-type="float">
            <text:p>27.9432359689324</text:p>
          </table:table-cell>
          <table:table-cell office:value-type="float" office:value="1.04143808279272" calcext:value-type="float">
            <text:p>1.04143808279272</text:p>
          </table:table-cell>
          <table:table-cell table:number-columns-repeated="5"/>
        </table:table-row>
        <table:table-row table:style-name="ro1">
          <table:table-cell office:value-type="float" office:value="-6.52424389151643" calcext:value-type="float">
            <text:p>-6.52424389151643</text:p>
          </table:table-cell>
          <table:table-cell office:value-type="float" office:value="28.0879512326648" calcext:value-type="float">
            <text:p>28.0879512326648</text:p>
          </table:table-cell>
          <table:table-cell office:value-type="float" office:value="1.25569669477796" calcext:value-type="float">
            <text:p>1.25569669477796</text:p>
          </table:table-cell>
          <table:table-cell table:number-columns-repeated="5"/>
        </table:table-row>
        <table:table-row table:style-name="ro1">
          <table:table-cell office:value-type="float" office:value="-6.47344397741468" calcext:value-type="float">
            <text:p>-6.47344397741468</text:p>
          </table:table-cell>
          <table:table-cell office:value-type="float" office:value="28.2437984758413" calcext:value-type="float">
            <text:p>28.2437984758413</text:p>
          </table:table-cell>
          <table:table-cell office:value-type="float" office:value="1.18209394417309" calcext:value-type="float">
            <text:p>1.18209394417309</text:p>
          </table:table-cell>
          <table:table-cell table:number-columns-repeated="5"/>
        </table:table-row>
        <table:table-row table:style-name="ro1">
          <table:table-cell office:value-type="float" office:value="-6.41417744488546" calcext:value-type="float">
            <text:p>-6.41417744488546</text:p>
          </table:table-cell>
          <table:table-cell office:value-type="float" office:value="28.3885137628389" calcext:value-type="float">
            <text:p>28.3885137628389</text:p>
          </table:table-cell>
          <table:table-cell office:value-type="float" office:value="1.27546420301248" calcext:value-type="float">
            <text:p>1.27546420301248</text:p>
          </table:table-cell>
          <table:table-cell table:number-columns-repeated="5"/>
        </table:table-row>
        <table:table-row table:style-name="ro1">
          <table:table-cell office:value-type="float" office:value="-6.36337752435839" calcext:value-type="float">
            <text:p>-6.36337752435839</text:p>
          </table:table-cell>
          <table:table-cell office:value-type="float" office:value="28.5554929552001" calcext:value-type="float">
            <text:p>28.5554929552001</text:p>
          </table:table-cell>
          <table:table-cell office:value-type="float" office:value="1.20739934337939" calcext:value-type="float">
            <text:p>1.20739934337939</text:p>
          </table:table-cell>
          <table:table-cell table:number-columns-repeated="5"/>
        </table:table-row>
        <table:table-row table:style-name="ro1">
          <table:table-cell office:value-type="float" office:value="-6.30411098685289" calcext:value-type="float">
            <text:p>-6.30411098685289</text:p>
          </table:table-cell>
          <table:table-cell office:value-type="float" office:value="28.7113401923224" calcext:value-type="float">
            <text:p>28.7113401923224</text:p>
          </table:table-cell>
          <table:table-cell office:value-type="float" office:value="1.142679971868" calcext:value-type="float">
            <text:p>1.142679971868</text:p>
          </table:table-cell>
          <table:table-cell table:number-columns-repeated="5"/>
        </table:table-row>
        <table:table-row table:style-name="ro1">
          <table:table-cell office:value-type="float" office:value="-6.22791118552502" calcext:value-type="float">
            <text:p>-6.22791118552502</text:p>
          </table:table-cell>
          <table:table-cell office:value-type="float" office:value="28.8783193641796" calcext:value-type="float">
            <text:p>28.8783193641796</text:p>
          </table:table-cell>
          <table:table-cell office:value-type="float" office:value="1.11603658845544" calcext:value-type="float">
            <text:p>1.11603658845544</text:p>
          </table:table-cell>
          <table:table-cell table:number-columns-repeated="5"/>
        </table:table-row>
        <table:table-row table:style-name="ro1">
          <table:table-cell office:value-type="float" office:value="-6.15171139573539" calcext:value-type="float">
            <text:p>-6.15171139573539</text:p>
          </table:table-cell>
          <table:table-cell office:value-type="float" office:value="29.0341665883596" calcext:value-type="float">
            <text:p>29.0341665883596</text:p>
          </table:table-cell>
          <table:table-cell office:value-type="float" office:value="1.3085414669238" calcext:value-type="float">
            <text:p>1.3085414669238</text:p>
          </table:table-cell>
          <table:table-cell table:number-columns-repeated="5"/>
        </table:table-row>
        <table:table-row table:style-name="ro1">
          <table:table-cell office:value-type="float" office:value="-6.10091146715842" calcext:value-type="float">
            <text:p>-6.10091146715842</text:p>
          </table:table-cell>
          <table:table-cell office:value-type="float" office:value="29.2234096809487" calcext:value-type="float">
            <text:p>29.2234096809487</text:p>
          </table:table-cell>
          <table:table-cell office:value-type="float" office:value="1.03214933056878" calcext:value-type="float">
            <text:p>1.03214933056878</text:p>
          </table:table-cell>
          <table:table-cell table:number-columns-repeated="5"/>
        </table:table-row>
        <table:table-row table:style-name="ro1">
          <table:table-cell office:value-type="float" office:value="-6.00777842745701" calcext:value-type="float">
            <text:p>-6.00777842745701</text:p>
          </table:table-cell>
          <table:table-cell office:value-type="float" office:value="29.3792568928179" calcext:value-type="float">
            <text:p>29.3792568928179</text:p>
          </table:table-cell>
          <table:table-cell office:value-type="float" office:value="1.22973305689716" calcext:value-type="float">
            <text:p>1.22973305689716</text:p>
          </table:table-cell>
          <table:table-cell table:number-columns-repeated="5"/>
        </table:table-row>
        <table:table-row table:style-name="ro1">
          <table:table-cell office:value-type="float" office:value="-5.9485118951824" calcext:value-type="float">
            <text:p>-5.9485118951824</text:p>
          </table:table-cell>
          <table:table-cell office:value-type="float" office:value="29.5462360819406" calcext:value-type="float">
            <text:p>29.5462360819406</text:p>
          </table:table-cell>
          <table:table-cell office:value-type="float" office:value="0.993073676838674" calcext:value-type="float">
            <text:p>0.993073676838674</text:p>
          </table:table-cell>
          <table:table-cell table:number-columns-repeated="5"/>
        </table:table-row>
        <table:table-row table:style-name="ro1">
          <table:table-cell office:value-type="float" office:value="-5.84691223382799" calcext:value-type="float">
            <text:p>-5.84691223382799</text:p>
          </table:table-cell>
          <table:table-cell office:value-type="float" office:value="29.7020832882983" calcext:value-type="float">
            <text:p>29.7020832882983</text:p>
          </table:table-cell>
          <table:table-cell office:value-type="float" office:value="1.10152644198221" calcext:value-type="float">
            <text:p>1.10152644198221</text:p>
          </table:table-cell>
          <table:table-cell table:number-columns-repeated="5"/>
        </table:table-row>
        <table:table-row table:style-name="ro1">
          <table:table-cell office:value-type="float" office:value="-5.76224582412523" calcext:value-type="float">
            <text:p>-5.76224582412523</text:p>
          </table:table-cell>
          <table:table-cell office:value-type="float" office:value="29.8690624590907" calcext:value-type="float">
            <text:p>29.8690624590907</text:p>
          </table:table-cell>
          <table:table-cell office:value-type="float" office:value="1.14268009739707" calcext:value-type="float">
            <text:p>1.14268009739707</text:p>
          </table:table-cell>
          <table:table-cell table:number-columns-repeated="5"/>
        </table:table-row>
        <table:table-row table:style-name="ro1">
          <table:table-cell office:value-type="float" office:value="-5.68604604560919" calcext:value-type="float">
            <text:p>-5.68604604560919</text:p>
          </table:table-cell>
          <table:table-cell office:value-type="float" office:value="30.0360416364568" calcext:value-type="float">
            <text:p>30.0360416364568</text:p>
          </table:table-cell>
          <table:table-cell office:value-type="float" office:value="1.18543884553775" calcext:value-type="float">
            <text:p>1.18543884553775</text:p>
          </table:table-cell>
          <table:table-cell table:number-columns-repeated="5"/>
        </table:table-row>
        <table:table-row table:style-name="ro1">
          <table:table-cell office:value-type="float" office:value="-5.61831289844456" calcext:value-type="float">
            <text:p>-5.61831289844456</text:p>
          </table:table-cell>
          <table:table-cell office:value-type="float" office:value="30.2030208218088" calcext:value-type="float">
            <text:p>30.2030208218088</text:p>
          </table:table-cell>
          <table:table-cell office:value-type="float" office:value="1.1665382242731" calcext:value-type="float">
            <text:p>1.1665382242731</text:p>
          </table:table-cell>
          <table:table-cell table:number-columns-repeated="5"/>
        </table:table-row>
        <table:table-row table:style-name="ro1">
          <table:table-cell office:value-type="float" office:value="-5.54211311823919" calcext:value-type="float">
            <text:p>-5.54211311823919</text:p>
          </table:table-cell>
          <table:table-cell office:value-type="float" office:value="30.381131949863" calcext:value-type="float">
            <text:p>30.381131949863</text:p>
          </table:table-cell>
          <table:table-cell office:value-type="float" office:value="1.04143836811" calcext:value-type="float">
            <text:p>1.04143836811</text:p>
          </table:table-cell>
          <table:table-cell table:number-columns-repeated="5"/>
        </table:table-row>
        <table:table-row table:style-name="ro1">
          <table:table-cell office:value-type="float" office:value="-5.45744673940989" calcext:value-type="float">
            <text:p>-5.45744673940989</text:p>
          </table:table-cell>
          <table:table-cell office:value-type="float" office:value="30.5258472256711" calcext:value-type="float">
            <text:p>30.5258472256711</text:p>
          </table:table-cell>
          <table:table-cell office:value-type="float" office:value="1.03214948660165" calcext:value-type="float">
            <text:p>1.03214948660165</text:p>
          </table:table-cell>
          <table:table-cell table:number-columns-repeated="5"/>
        </table:table-row>
        <table:table-row table:style-name="ro1">
          <table:table-cell office:value-type="float" office:value="-5.36431372788619" calcext:value-type="float">
            <text:p>-5.36431372788619</text:p>
          </table:table-cell>
          <table:table-cell office:value-type="float" office:value="30.6816944456121" calcext:value-type="float">
            <text:p>30.6816944456121</text:p>
          </table:table-cell>
          <table:table-cell office:value-type="float" office:value="1.18543891796353" calcext:value-type="float">
            <text:p>1.18543891796353</text:p>
          </table:table-cell>
          <table:table-cell table:number-columns-repeated="5"/>
        </table:table-row>
        <table:table-row table:style-name="ro1">
          <table:table-cell office:value-type="float" office:value="-5.29658059395753" calcext:value-type="float">
            <text:p>-5.29658059395753</text:p>
          </table:table-cell>
          <table:table-cell office:value-type="float" office:value="30.8486736330535" calcext:value-type="float">
            <text:p>30.8486736330535</text:p>
          </table:table-cell>
          <table:table-cell office:value-type="float" office:value="1.10152657198392" calcext:value-type="float">
            <text:p>1.10152657198392</text:p>
          </table:table-cell>
          <table:table-cell table:number-columns-repeated="5"/>
        </table:table-row>
        <table:table-row table:style-name="ro1">
          <table:table-cell office:value-type="float" office:value="-5.21191420838564" calcext:value-type="float">
            <text:p>-5.21191420838564</text:p>
          </table:table-cell>
          <table:table-cell office:value-type="float" office:value="31.0156528100735" calcext:value-type="float">
            <text:p>31.0156528100735</text:p>
          </table:table-cell>
          <table:table-cell office:value-type="float" office:value="1.11603684289653" calcext:value-type="float">
            <text:p>1.11603684289653</text:p>
          </table:table-cell>
          <table:table-cell table:number-columns-repeated="5"/>
        </table:table-row>
        <table:table-row table:style-name="ro1">
          <table:table-cell office:value-type="float" office:value="-5.13571446264736" calcext:value-type="float">
            <text:p>-5.13571446264736</text:p>
          </table:table-cell>
          <table:table-cell office:value-type="float" office:value="31.1715000446481" calcext:value-type="float">
            <text:p>31.1715000446481</text:p>
          </table:table-cell>
          <table:table-cell office:value-type="float" office:value="1.07313851903329" calcext:value-type="float">
            <text:p>1.07313851903329</text:p>
          </table:table-cell>
          <table:table-cell table:number-columns-repeated="5"/>
        </table:table-row>
        <table:table-row table:style-name="ro1">
          <table:table-cell office:value-type="float" office:value="-5.05104809299326" calcext:value-type="float">
            <text:p>-5.05104809299326</text:p>
          </table:table-cell>
          <table:table-cell office:value-type="float" office:value="31.3273472735012" calcext:value-type="float">
            <text:p>31.3273472735012</text:p>
          </table:table-cell>
          <table:table-cell office:value-type="float" office:value="1.06202082751844" calcext:value-type="float">
            <text:p>1.06202082751844</text:p>
          </table:table-cell>
          <table:table-cell table:number-columns-repeated="5"/>
        </table:table-row>
        <table:table-row table:style-name="ro1">
          <table:table-cell office:value-type="float" office:value="-4.95791509291829" calcext:value-type="float">
            <text:p>-4.95791509291829</text:p>
          </table:table-cell>
          <table:table-cell office:value-type="float" office:value="31.4943264476551" calcext:value-type="float">
            <text:p>31.4943264476551</text:p>
          </table:table-cell>
          <table:table-cell office:value-type="float" office:value="1.07313856088088" calcext:value-type="float">
            <text:p>1.07313856088088</text:p>
          </table:table-cell>
          <table:table-cell table:number-columns-repeated="5"/>
        </table:table-row>
        <table:table-row table:style-name="ro1">
          <table:table-cell office:value-type="float" office:value="-4.87324873061504" calcext:value-type="float">
            <text:p>-4.87324873061504</text:p>
          </table:table-cell>
          <table:table-cell office:value-type="float" office:value="31.6501736785252" calcext:value-type="float">
            <text:p>31.6501736785252</text:p>
          </table:table-cell>
          <table:table-cell office:value-type="float" office:value="0.920564063536426" calcext:value-type="float">
            <text:p>0.920564063536426</text:p>
          </table:table-cell>
          <table:table-cell table:number-columns-repeated="5"/>
        </table:table-row>
        <table:table-row table:style-name="ro1">
          <table:table-cell office:value-type="float" office:value="-4.75471586859257" calcext:value-type="float">
            <text:p>-4.75471586859257</text:p>
          </table:table-cell>
          <table:table-cell office:value-type="float" office:value="31.8060208895099" calcext:value-type="float">
            <text:p>31.8060208895099</text:p>
          </table:table-cell>
          <table:table-cell office:value-type="float" office:value="0.958685476805397" calcext:value-type="float">
            <text:p>0.958685476805397</text:p>
          </table:table-cell>
          <table:table-cell table:number-columns-repeated="5"/>
        </table:table-row>
        <table:table-row table:style-name="ro1">
          <table:table-cell office:value-type="float" office:value="-4.65311626969492" calcext:value-type="float">
            <text:p>-4.65311626969492</text:p>
          </table:table-cell>
          <table:table-cell office:value-type="float" office:value="31.9507361636987" calcext:value-type="float">
            <text:p>31.9507361636987</text:p>
          </table:table-cell>
          <table:table-cell office:value-type="float" office:value="1.26087511132527" calcext:value-type="float">
            <text:p>1.26087511132527</text:p>
          </table:table-cell>
          <table:table-cell table:number-columns-repeated="5"/>
        </table:table-row>
        <table:table-row table:style-name="ro1">
          <table:table-cell office:value-type="float" office:value="-4.58538313590175" calcext:value-type="float">
            <text:p>-4.58538313590175</text:p>
          </table:table-cell>
          <table:table-cell office:value-type="float" office:value="32.1622431544166" calcext:value-type="float">
            <text:p>32.1622431544166</text:p>
          </table:table-cell>
          <table:table-cell office:value-type="float" office:value="0.920564131747471" calcext:value-type="float">
            <text:p>0.920564131747471</text:p>
          </table:table-cell>
          <table:table-cell table:number-columns-repeated="5"/>
        </table:table-row>
        <table:table-row table:style-name="ro1">
          <table:table-cell office:value-type="float" office:value="-4.4753169193766" calcext:value-type="float">
            <text:p>-4.4753169193766</text:p>
          </table:table-cell>
          <table:table-cell office:value-type="float" office:value="32.3069584258165" calcext:value-type="float">
            <text:p>32.3069584258165</text:p>
          </table:table-cell>
          <table:table-cell office:value-type="float" office:value="1.15011103834172" calcext:value-type="float">
            <text:p>1.15011103834172</text:p>
          </table:table-cell>
          <table:table-cell table:number-columns-repeated="5"/>
        </table:table-row>
        <table:table-row table:style-name="ro1">
          <table:table-cell office:value-type="float" office:value="-4.39065055685438" calcext:value-type="float">
            <text:p>-4.39065055685438</text:p>
          </table:table-cell>
          <table:table-cell office:value-type="float" office:value="32.496201509764" calcext:value-type="float">
            <text:p>32.496201509764</text:p>
          </table:table-cell>
          <table:table-cell office:value-type="float" office:value="1.08900287640114" calcext:value-type="float">
            <text:p>1.08900287640114</text:p>
          </table:table-cell>
          <table:table-cell table:number-columns-repeated="5"/>
        </table:table-row>
        <table:table-row table:style-name="ro1">
          <table:table-cell office:value-type="float" office:value="-4.29751757944928" calcext:value-type="float">
            <text:p>-4.29751757944928</text:p>
          </table:table-cell>
          <table:table-cell office:value-type="float" office:value="32.6743126406064" calcext:value-type="float">
            <text:p>32.6743126406064</text:p>
          </table:table-cell>
          <table:table-cell office:value-type="float" office:value="0.920564211673731" calcext:value-type="float">
            <text:p>0.920564211673731</text:p>
          </table:table-cell>
          <table:table-cell table:number-columns-repeated="5"/>
        </table:table-row>
        <table:table-row table:style-name="ro1">
          <table:table-cell office:value-type="float" office:value="-4.17898474692642" calcext:value-type="float">
            <text:p>-4.17898474692642</text:p>
          </table:table-cell>
          <table:table-cell office:value-type="float" office:value="32.8301598607186" calcext:value-type="float">
            <text:p>32.8301598607186</text:p>
          </table:table-cell>
          <table:table-cell office:value-type="float" office:value="1.03214979449757" calcext:value-type="float">
            <text:p>1.03214979449757</text:p>
          </table:table-cell>
          <table:table-cell table:number-columns-repeated="5"/>
        </table:table-row>
        <table:table-row table:style-name="ro1">
          <table:table-cell office:value-type="float" office:value="-4.0858517910242" calcext:value-type="float">
            <text:p>-4.0858517910242</text:p>
          </table:table-cell>
          <table:table-cell office:value-type="float" office:value="32.9860070965557" calcext:value-type="float">
            <text:p>32.9860070965557</text:p>
          </table:table-cell>
          <table:table-cell office:value-type="float" office:value="0.965846652311462" calcext:value-type="float">
            <text:p>0.965846652311462</text:p>
          </table:table-cell>
          <table:table-cell table:number-columns-repeated="5"/>
        </table:table-row>
        <table:table-row table:style-name="ro1">
          <table:table-cell office:value-type="float" office:value="-4.00118548171575" calcext:value-type="float">
            <text:p>-4.00118548171575</text:p>
          </table:table-cell>
          <table:table-cell office:value-type="float" office:value="33.1084584904654" calcext:value-type="float">
            <text:p>33.1084584904654</text:p>
          </table:table-cell>
          <table:table-cell office:value-type="float" office:value="1.08613579674886" calcext:value-type="float">
            <text:p>1.08613579674886</text:p>
          </table:table-cell>
          <table:table-cell table:number-columns-repeated="5"/>
        </table:table-row>
        <table:table-row table:style-name="ro1">
          <table:table-cell office:value-type="float" office:value="-3.92498578715354" calcext:value-type="float">
            <text:p>-3.92498578715354</text:p>
          </table:table-cell>
          <table:table-cell office:value-type="float" office:value="33.2531737881889" calcext:value-type="float">
            <text:p>33.2531737881889</text:p>
          </table:table-cell>
          <table:table-cell office:value-type="float" office:value="0.993074174557022" calcext:value-type="float">
            <text:p>0.993074174557022</text:p>
          </table:table-cell>
          <table:table-cell table:number-columns-repeated="5"/>
        </table:table-row>
        <table:table-row table:style-name="ro1">
          <table:table-cell office:value-type="float" office:value="-3.82338621839264" calcext:value-type="float">
            <text:p>-3.82338621839264</text:p>
          </table:table-cell>
          <table:table-cell office:value-type="float" office:value="33.4090210220665" calcext:value-type="float">
            <text:p>33.4090210220665</text:p>
          </table:table-cell>
          <table:table-cell office:value-type="float" office:value="0.920564317509813" calcext:value-type="float">
            <text:p>0.920564317509813</text:p>
          </table:table-cell>
          <table:table-cell table:number-columns-repeated="5"/>
        </table:table-row>
        <table:table-row table:style-name="ro1">
          <table:table-cell office:value-type="float" office:value="-3.70485340618208" calcext:value-type="float">
            <text:p>-3.70485340618208</text:p>
          </table:table-cell>
          <table:table-cell office:value-type="float" office:value="33.5648682497037" calcext:value-type="float">
            <text:p>33.5648682497037</text:p>
          </table:table-cell>
          <table:table-cell office:value-type="float" office:value="1.02418203078431" calcext:value-type="float">
            <text:p>1.02418203078431</text:p>
          </table:table-cell>
          <table:table-cell table:number-columns-repeated="5"/>
        </table:table-row>
        <table:table-row table:style-name="ro1">
          <table:table-cell office:value-type="float" office:value="-3.60325384091033" calcext:value-type="float">
            <text:p>-3.60325384091033</text:p>
          </table:table-cell>
          <table:table-cell office:value-type="float" office:value="33.7318474365721" calcext:value-type="float">
            <text:p>33.7318474365721</text:p>
          </table:table-cell>
          <table:table-cell office:value-type="float" office:value="1.02418205214572" calcext:value-type="float">
            <text:p>1.02418205214572</text:p>
          </table:table-cell>
          <table:table-cell table:number-columns-repeated="5"/>
        </table:table-row>
        <table:table-row table:style-name="ro1">
          <table:table-cell office:value-type="float" office:value="-3.50165428016567" calcext:value-type="float">
            <text:p>-3.50165428016567</text:p>
          </table:table-cell>
          <table:table-cell office:value-type="float" office:value="33.8988266240326" calcext:value-type="float">
            <text:p>33.8988266240326</text:p>
          </table:table-cell>
          <table:table-cell office:value-type="float" office:value="0.961959034142235" calcext:value-type="float">
            <text:p>0.961959034142235</text:p>
          </table:table-cell>
          <table:table-cell table:number-columns-repeated="5"/>
        </table:table-row>
        <table:table-row table:style-name="ro1">
          <table:table-cell office:value-type="float" office:value="-3.40852136185518" calcext:value-type="float">
            <text:p>-3.40852136185518</text:p>
          </table:table-cell>
          <table:table-cell office:value-type="float" office:value="34.0324099698956" calcext:value-type="float">
            <text:p>34.0324099698956</text:p>
          </table:table-cell>
          <table:table-cell office:value-type="float" office:value="0.920564411170597" calcext:value-type="float">
            <text:p>0.920564411170597</text:p>
          </table:table-cell>
          <table:table-cell table:number-columns-repeated="5"/>
        </table:table-row>
        <table:table-row table:style-name="ro1">
          <table:table-cell office:value-type="float" office:value="-3.3069218242462" calcext:value-type="float">
            <text:p>-3.3069218242462</text:p>
          </table:table-cell>
          <table:table-cell office:value-type="float" office:value="34.1659933131752" calcext:value-type="float">
            <text:p>34.1659933131752</text:p>
          </table:table-cell>
          <table:table-cell office:value-type="float" office:value="0.958685819595463" calcext:value-type="float">
            <text:p>0.958685819595463</text:p>
          </table:table-cell>
          <table:table-cell table:number-columns-repeated="5"/>
        </table:table-row>
        <table:table-row table:style-name="ro1">
          <table:table-cell office:value-type="float" office:value="-3.20532228559559" calcext:value-type="float">
            <text:p>-3.20532228559559</text:p>
          </table:table-cell>
          <table:table-cell office:value-type="float" office:value="34.3107086070359" calcext:value-type="float">
            <text:p>34.3107086070359</text:p>
          </table:table-cell>
          <table:table-cell office:value-type="float" office:value="0.9558921134103" calcext:value-type="float">
            <text:p>0.9558921134103</text:p>
          </table:table-cell>
          <table:table-cell table:number-columns-repeated="5"/>
        </table:table-row>
        <table:table-row table:style-name="ro1">
          <table:table-cell office:value-type="float" office:value="-3.0952561240148" calcext:value-type="float">
            <text:p>-3.0952561240148</text:p>
          </table:table-cell>
          <table:table-cell office:value-type="float" office:value="34.4665558479786" calcext:value-type="float">
            <text:p>34.4665558479786</text:p>
          </table:table-cell>
          <table:table-cell office:value-type="float" office:value="0.998962019805762" calcext:value-type="float">
            <text:p>0.998962019805762</text:p>
          </table:table-cell>
          <table:table-cell table:number-columns-repeated="5"/>
        </table:table-row>
        <table:table-row table:style-name="ro1">
          <table:table-cell office:value-type="float" office:value="-3.00212321552223" calcext:value-type="float">
            <text:p>-3.00212321552223</text:p>
          </table:table-cell>
          <table:table-cell office:value-type="float" office:value="34.6112711481212" calcext:value-type="float">
            <text:p>34.6112711481212</text:p>
          </table:table-cell>
          <table:table-cell office:value-type="float" office:value="0.636796716004171" calcext:value-type="float">
            <text:p>0.636796716004171</text:p>
          </table:table-cell>
          <table:table-cell table:number-columns-repeated="5"/>
        </table:table-row>
        <table:table-row table:style-name="ro1">
          <table:table-cell office:value-type="float" office:value="-2.86665721723298" calcext:value-type="float">
            <text:p>-2.86665721723298</text:p>
          </table:table-cell>
          <table:table-cell office:value-type="float" office:value="34.7114586362154" calcext:value-type="float">
            <text:p>34.7114586362154</text:p>
          </table:table-cell>
          <table:table-cell office:value-type="float" office:value="0.887037831318026" calcext:value-type="float">
            <text:p>0.887037831318026</text:p>
          </table:table-cell>
          <table:table-cell table:number-columns-repeated="5"/>
        </table:table-row>
        <table:table-row table:style-name="ro1">
          <table:table-cell office:value-type="float" office:value="-2.73965782271648" calcext:value-type="float">
            <text:p>-2.73965782271648</text:p>
          </table:table-cell>
          <table:table-cell office:value-type="float" office:value="34.8673058759181" calcext:value-type="float">
            <text:p>34.8673058759181</text:p>
          </table:table-cell>
          <table:table-cell office:value-type="float" office:value="0.955892210759543" calcext:value-type="float">
            <text:p>0.955892210759543</text:p>
          </table:table-cell>
          <table:table-cell table:number-columns-repeated="5"/>
        </table:table-row>
        <table:table-row table:style-name="ro1">
          <table:table-cell office:value-type="float" office:value="-2.62959167902881" calcext:value-type="float">
            <text:p>-2.62959167902881</text:p>
          </table:table-cell>
          <table:table-cell office:value-type="float" office:value="35.0231531237221" calcext:value-type="float">
            <text:p>35.0231531237221</text:p>
          </table:table-cell>
          <table:table-cell office:value-type="float" office:value="0.881620794048089" calcext:value-type="float">
            <text:p>0.881620794048089</text:p>
          </table:table-cell>
          <table:table-cell table:number-columns-repeated="5"/>
        </table:table-row>
        <table:table-row table:style-name="ro1">
          <table:table-cell office:value-type="float" office:value="-2.51952554740375" calcext:value-type="float">
            <text:p>-2.51952554740375</text:p>
          </table:table-cell>
          <table:table-cell office:value-type="float" office:value="35.1567364747312" calcext:value-type="float">
            <text:p>35.1567364747312</text:p>
          </table:table-cell>
          <table:table-cell office:value-type="float" office:value="0.920564598906533" calcext:value-type="float">
            <text:p>0.920564598906533</text:p>
          </table:table-cell>
          <table:table-cell table:number-columns-repeated="5"/>
        </table:table-row>
        <table:table-row table:style-name="ro1">
          <table:table-cell office:value-type="float" office:value="-2.42639266593246" calcext:value-type="float">
            <text:p>-2.42639266593246</text:p>
          </table:table-cell>
          <table:table-cell office:value-type="float" office:value="35.2791878836281" calcext:value-type="float">
            <text:p>35.2791878836281</text:p>
          </table:table-cell>
          <table:table-cell office:value-type="float" office:value="0.801657796587617" calcext:value-type="float">
            <text:p>0.801657796587617</text:p>
          </table:table-cell>
          <table:table-cell table:number-columns-repeated="5"/>
        </table:table-row>
        <table:table-row table:style-name="ro1">
          <table:table-cell office:value-type="float" office:value="-2.30785992291065" calcext:value-type="float">
            <text:p>-2.30785992291065</text:p>
          </table:table-cell>
          <table:table-cell office:value-type="float" office:value="35.4016392857941" calcext:value-type="float">
            <text:p>35.4016392857941</text:p>
          </table:table-cell>
          <table:table-cell office:value-type="float" office:value="0.998962187932144" calcext:value-type="float">
            <text:p>0.998962187932144</text:p>
          </table:table-cell>
          <table:table-cell table:number-columns-repeated="5"/>
        </table:table-row>
        <table:table-row table:style-name="ro1">
          <table:table-cell office:value-type="float" office:value="-2.2147270425089" calcext:value-type="float">
            <text:p>-2.2147270425089</text:p>
          </table:table-cell>
          <table:table-cell office:value-type="float" office:value="35.5463545957518" calcext:value-type="float">
            <text:p>35.5463545957518</text:p>
          </table:table-cell>
          <table:table-cell office:value-type="float" office:value="0.884531801904637" calcext:value-type="float">
            <text:p>0.884531801904637</text:p>
          </table:table-cell>
          <table:table-cell table:number-columns-repeated="5"/>
        </table:table-row>
        <table:table-row table:style-name="ro1">
          <table:table-cell office:value-type="float" office:value="-2.09619430091494" calcext:value-type="float">
            <text:p>-2.09619430091494</text:p>
          </table:table-cell>
          <table:table-cell office:value-type="float" office:value="35.6910698996967" calcext:value-type="float">
            <text:p>35.6910698996967</text:p>
          </table:table-cell>
          <table:table-cell office:value-type="float" office:value="0.881620904183879" calcext:value-type="float">
            <text:p>0.881620904183879</text:p>
          </table:table-cell>
          <table:table-cell table:number-columns-repeated="5"/>
        </table:table-row>
        <table:table-row table:style-name="ro1">
          <table:table-cell office:value-type="float" office:value="-1.98612818751961" calcext:value-type="float">
            <text:p>-1.98612818751961</text:p>
          </table:table-cell>
          <table:table-cell office:value-type="float" office:value="35.8246532585591" calcext:value-type="float">
            <text:p>35.8246532585591</text:p>
          </table:table-cell>
          <table:table-cell office:value-type="float" office:value="0.845024614366208" calcext:value-type="float">
            <text:p>0.845024614366208</text:p>
          </table:table-cell>
          <table:table-cell table:number-columns-repeated="5"/>
        </table:table-row>
        <table:table-row table:style-name="ro1">
          <table:table-cell office:value-type="float" office:value="-1.86759545753413" calcext:value-type="float">
            <text:p>-1.86759545753413</text:p>
          </table:table-cell>
          <table:table-cell office:value-type="float" office:value="35.9582366169222" calcext:value-type="float">
            <text:p>35.9582366169222</text:p>
          </table:table-cell>
          <table:table-cell office:value-type="float" office:value="0.845024644169792" calcext:value-type="float">
            <text:p>0.845024644169792</text:p>
          </table:table-cell>
          <table:table-cell table:number-columns-repeated="5"/>
        </table:table-row>
        <table:table-row table:style-name="ro1">
          <table:table-cell office:value-type="float" office:value="-1.74906273299631" calcext:value-type="float">
            <text:p>-1.74906273299631</text:p>
          </table:table-cell>
          <table:table-cell office:value-type="float" office:value="36.0918199771654" calcext:value-type="float">
            <text:p>36.0918199771654</text:p>
          </table:table-cell>
          <table:table-cell office:value-type="float" office:value="0.878198713720452" calcext:value-type="float">
            <text:p>0.878198713720452</text:p>
          </table:table-cell>
          <table:table-cell table:number-columns-repeated="5"/>
        </table:table-row>
        <table:table-row table:style-name="ro1">
          <table:table-cell office:value-type="float" office:value="-1.64746325559402" calcext:value-type="float">
            <text:p>-1.64746325559402</text:p>
          </table:table-cell>
          <table:table-cell office:value-type="float" office:value="36.2142713937936" calcext:value-type="float">
            <text:p>36.2142713937936</text:p>
          </table:table-cell>
          <table:table-cell office:value-type="float" office:value="0.878198735287931" calcext:value-type="float">
            <text:p>0.878198735287931</text:p>
          </table:table-cell>
          <table:table-cell table:number-columns-repeated="5"/>
        </table:table-row>
        <table:table-row table:style-name="ro1">
          <table:table-cell office:value-type="float" office:value="-1.54586378150381" calcext:value-type="float">
            <text:p>-1.54586378150381</text:p>
          </table:table-cell>
          <table:table-cell office:value-type="float" office:value="36.3367228118041" calcext:value-type="float">
            <text:p>36.3367228118041</text:p>
          </table:table-cell>
          <table:table-cell office:value-type="float" office:value="0.801657985013825" calcext:value-type="float">
            <text:p>0.801657985013825</text:p>
          </table:table-cell>
          <table:table-cell table:number-columns-repeated="5"/>
        </table:table-row>
        <table:table-row table:style-name="ro1">
          <table:table-cell office:value-type="float" office:value="-1.42733106965043" calcext:value-type="float">
            <text:p>-1.42733106965043</text:p>
          </table:table-cell>
          <table:table-cell office:value-type="float" office:value="36.4591742279418" calcext:value-type="float">
            <text:p>36.4591742279418</text:p>
          </table:table-cell>
          <table:table-cell office:value-type="float" office:value="0.884531967069202" calcext:value-type="float">
            <text:p>0.884531967069202</text:p>
          </table:table-cell>
          <table:table-cell table:number-columns-repeated="5"/>
        </table:table-row>
        <table:table-row table:style-name="ro1">
          <table:table-cell office:value-type="float" office:value="-1.30879835776116" calcext:value-type="float">
            <text:p>-1.30879835776116</text:p>
          </table:table-cell>
          <table:table-cell office:value-type="float" office:value="36.6038895443795" calcext:value-type="float">
            <text:p>36.6038895443795</text:p>
          </table:table-cell>
          <table:table-cell office:value-type="float" office:value="0.754026417737475" calcext:value-type="float">
            <text:p>0.754026417737475</text:p>
          </table:table-cell>
          <table:table-cell table:number-columns-repeated="5"/>
        </table:table-row>
        <table:table-row table:style-name="ro1">
          <table:table-cell office:value-type="float" office:value="-1.19026565581412" calcext:value-type="float">
            <text:p>-1.19026565581412</text:p>
          </table:table-cell>
          <table:table-cell office:value-type="float" office:value="36.7152090158593" calcext:value-type="float">
            <text:p>36.7152090158593</text:p>
          </table:table-cell>
          <table:table-cell office:value-type="float" office:value="0.801658057953633" calcext:value-type="float">
            <text:p>0.801658057953633</text:p>
          </table:table-cell>
          <table:table-cell table:number-columns-repeated="5"/>
        </table:table-row>
        <table:table-row table:style-name="ro1">
          <table:table-cell office:value-type="float" office:value="-1.07173295580078" calcext:value-type="float">
            <text:p>-1.07173295580078</text:p>
          </table:table-cell>
          <table:table-cell office:value-type="float" office:value="36.8376604376381" calcext:value-type="float">
            <text:p>36.8376604376381</text:p>
          </table:table-cell>
          <table:table-cell office:value-type="float" office:value="0.754026461413208" calcext:value-type="float">
            <text:p>0.754026461413208</text:p>
          </table:table-cell>
          <table:table-cell table:number-columns-repeated="5"/>
        </table:table-row>
        <table:table-row table:style-name="ro1">
          <table:table-cell office:value-type="float" office:value="-0.953200261064794" calcext:value-type="float">
            <text:p>-0.953200261064794</text:p>
          </table:table-cell>
          <table:table-cell office:value-type="float" office:value="36.9489799120888" calcext:value-type="float">
            <text:p>36.9489799120888</text:p>
          </table:table-cell>
          <table:table-cell office:value-type="float" office:value="0.801658105293308" calcext:value-type="float">
            <text:p>0.801658105293308</text:p>
          </table:table-cell>
          <table:table-cell table:number-columns-repeated="5"/>
        </table:table-row>
        <table:table-row table:style-name="ro1">
          <table:table-cell office:value-type="float" office:value="-0.834667568639277" calcext:value-type="float">
            <text:p>-0.834667568639277</text:p>
          </table:table-cell>
          <table:table-cell office:value-type="float" office:value="37.0714313376287" calcext:value-type="float">
            <text:p>37.0714313376287</text:p>
          </table:table-cell>
          <table:table-cell office:value-type="float" office:value="0.998962487079138" calcext:value-type="float">
            <text:p>0.998962487079138</text:p>
          </table:table-cell>
          <table:table-cell table:number-columns-repeated="5"/>
        </table:table-row>
        <table:table-row table:style-name="ro1">
          <table:table-cell office:value-type="float" office:value="-0.741534737643208" calcext:value-type="float">
            <text:p>-0.741534737643208</text:p>
          </table:table-cell>
          <table:table-cell office:value-type="float" office:value="37.2161466659456" calcext:value-type="float">
            <text:p>37.2161466659456</text:p>
          </table:table-cell>
          <table:table-cell office:value-type="float" office:value="0.767168624962345" calcext:value-type="float">
            <text:p>0.767168624962345</text:p>
          </table:table-cell>
          <table:table-cell table:number-columns-repeated="5"/>
        </table:table-row>
        <table:table-row table:style-name="ro1">
          <table:table-cell office:value-type="float" office:value="-0.614535433953055" calcext:value-type="float">
            <text:p>-0.614535433953055</text:p>
          </table:table-cell>
          <table:table-cell office:value-type="float" office:value="37.3385980941427" calcext:value-type="float">
            <text:p>37.3385980941427</text:p>
          </table:table-cell>
          <table:table-cell office:value-type="float" office:value="0.884532133655829" calcext:value-type="float">
            <text:p>0.884532133655829</text:p>
          </table:table-cell>
          <table:table-cell table:number-columns-repeated="5"/>
        </table:table-row>
        <table:table-row table:style-name="ro1">
          <table:table-cell office:value-type="float" office:value="-0.496002751783964" calcext:value-type="float">
            <text:p>-0.496002751783964</text:p>
          </table:table-cell>
          <table:table-cell office:value-type="float" office:value="37.4833134234741" calcext:value-type="float">
            <text:p>37.4833134234741</text:p>
          </table:table-cell>
          <table:table-cell office:value-type="float" office:value="0.704932656315061" calcext:value-type="float">
            <text:p>0.704932656315061</text:p>
          </table:table-cell>
          <table:table-cell table:number-columns-repeated="5"/>
        </table:table-row>
        <table:table-row table:style-name="ro1">
          <table:table-cell office:value-type="float" office:value="-0.352070218154687" calcext:value-type="float">
            <text:p>-0.352070218154687</text:p>
          </table:table-cell>
          <table:table-cell office:value-type="float" office:value="37.6057648550273" calcext:value-type="float">
            <text:p>37.6057648550273</text:p>
          </table:table-cell>
          <table:table-cell office:value-type="float" office:value="0.845024951430437" calcext:value-type="float">
            <text:p>0.845024951430437</text:p>
          </table:table-cell>
          <table:table-cell table:number-columns-repeated="5"/>
        </table:table-row>
        <table:table-row table:style-name="ro1">
          <table:table-cell office:value-type="float" office:value="-0.233537545644906" calcext:value-type="float">
            <text:p>-0.233537545644906</text:p>
          </table:table-cell>
          <table:table-cell office:value-type="float" office:value="37.7393482393132" calcext:value-type="float">
            <text:p>37.7393482393132</text:p>
          </table:table-cell>
          <table:table-cell office:value-type="float" office:value="0.528838287751169" calcext:value-type="float">
            <text:p>0.528838287751169</text:p>
          </table:table-cell>
          <table:table-cell table:number-columns-repeated="5"/>
        </table:table-row>
        <table:table-row table:style-name="ro1">
          <table:table-cell office:value-type="float" office:value="-0.0811384020592172" calcext:value-type="float">
            <text:p>-0.081138402059217</text:p>
          </table:table-cell>
          <table:table-cell office:value-type="float" office:value="37.8284038289884" calcext:value-type="float">
            <text:p>37.8284038289884</text:p>
          </table:table-cell>
          <table:table-cell office:value-type="float" office:value="0.704932734659495" calcext:value-type="float">
            <text:p>0.704932734659495</text:p>
          </table:table-cell>
          <table:table-cell table:number-columns-repeated="5"/>
        </table:table-row>
        <table:table-row table:style-name="ro1">
          <table:table-cell office:value-type="float" office:value="0.0627941181158656" calcext:value-type="float">
            <text:p>0.062794118115866</text:p>
          </table:table-cell>
          <table:table-cell office:value-type="float" office:value="37.9508552685334" calcext:value-type="float">
            <text:p>37.9508552685334</text:p>
          </table:table-cell>
          <table:table-cell office:value-type="float" office:value="0.767168785013669" calcext:value-type="float">
            <text:p>0.767168785013669</text:p>
          </table:table-cell>
          <table:table-cell table:number-columns-repeated="5"/>
        </table:table-row>
        <table:table-row table:style-name="ro1">
          <table:table-cell office:value-type="float" office:value="0.189793396125556" calcext:value-type="float">
            <text:p>0.189793396125556</text:p>
          </table:table-cell>
          <table:table-cell office:value-type="float" office:value="38.0733067111926" calcext:value-type="float">
            <text:p>38.0733067111926</text:p>
          </table:table-cell>
          <table:table-cell office:value-type="float" office:value="0.748123459853024" calcext:value-type="float">
            <text:p>0.748123459853024</text:p>
          </table:table-cell>
          <table:table-cell table:number-columns-repeated="5"/>
        </table:table-row>
        <table:table-row table:style-name="ro1">
          <table:table-cell office:value-type="float" office:value="0.333725906644909" calcext:value-type="float">
            <text:p>0.333725906644909</text:p>
          </table:table-cell>
          <table:table-cell office:value-type="float" office:value="38.2068901051661" calcext:value-type="float">
            <text:p>38.2068901051661</text:p>
          </table:table-cell>
          <table:table-cell office:value-type="float" office:value="0.881621394667235" calcext:value-type="float">
            <text:p>0.881621394667235</text:p>
          </table:table-cell>
          <table:table-cell table:number-columns-repeated="5"/>
        </table:table-row>
        <table:table-row table:style-name="ro1">
          <table:table-cell office:value-type="float" office:value="0.443791939532173" calcext:value-type="float">
            <text:p>0.443791939532173</text:p>
          </table:table-cell>
          <table:table-cell office:value-type="float" office:value="38.3404734998241" calcext:value-type="float">
            <text:p>38.3404734998241</text:p>
          </table:table-cell>
          <table:table-cell office:value-type="float" office:value="0.70493283873171" calcext:value-type="float">
            <text:p>0.70493283873171</text:p>
          </table:table-cell>
          <table:table-cell table:number-columns-repeated="5"/>
        </table:table-row>
        <table:table-row table:style-name="ro1">
          <table:table-cell office:value-type="float" office:value="0.587724441242265" calcext:value-type="float">
            <text:p>0.587724441242265</text:p>
          </table:table-cell>
          <table:table-cell office:value-type="float" office:value="38.4629249494811" calcext:value-type="float">
            <text:p>38.4629249494811</text:p>
          </table:table-cell>
          <table:table-cell office:value-type="float" office:value="0.719699626017331" calcext:value-type="float">
            <text:p>0.719699626017331</text:p>
          </table:table-cell>
          <table:table-cell table:number-columns-repeated="5"/>
        </table:table-row>
        <table:table-row table:style-name="ro1">
          <table:table-cell office:value-type="float" office:value="0.714723703004718" calcext:value-type="float">
            <text:p>0.714723703004718</text:p>
          </table:table-cell>
          <table:table-cell office:value-type="float" office:value="38.5742444510625" calcext:value-type="float">
            <text:p>38.5742444510625</text:p>
          </table:table-cell>
          <table:table-cell office:value-type="float" office:value="0.658318877721735" calcext:value-type="float">
            <text:p>0.658318877721735</text:p>
          </table:table-cell>
          <table:table-cell table:number-columns-repeated="5"/>
        </table:table-row>
        <table:table-row table:style-name="ro1">
          <table:table-cell office:value-type="float" office:value="0.858656197051185" calcext:value-type="float">
            <text:p>0.858656197051185</text:p>
          </table:table-cell>
          <table:table-cell office:value-type="float" office:value="38.6855639567292" calcext:value-type="float">
            <text:p>38.6855639567292</text:p>
          </table:table-cell>
          <table:table-cell office:value-type="float" office:value="0.658318907625295" calcext:value-type="float">
            <text:p>0.658318907625295</text:p>
          </table:table-cell>
          <table:table-cell table:number-columns-repeated="5"/>
        </table:table-row>
        <table:table-row table:style-name="ro1">
          <table:table-cell office:value-type="float" office:value="1.00258868681128" calcext:value-type="float">
            <text:p>1.00258868681128</text:p>
          </table:table-cell>
          <table:table-cell office:value-type="float" office:value="38.7968834659594" calcext:value-type="float">
            <text:p>38.7968834659594</text:p>
          </table:table-cell>
          <table:table-cell office:value-type="float" office:value="0.65831893070385" calcext:value-type="float">
            <text:p>0.65831893070385</text:p>
          </table:table-cell>
          <table:table-cell table:number-columns-repeated="5"/>
        </table:table-row>
        <table:table-row table:style-name="ro1">
          <table:table-cell office:value-type="float" office:value="1.14652117227005" calcext:value-type="float">
            <text:p>1.14652117227005</text:p>
          </table:table-cell>
          <table:table-cell office:value-type="float" office:value="38.9082029771716" calcext:value-type="float">
            <text:p>38.9082029771716</text:p>
          </table:table-cell>
          <table:table-cell office:value-type="float" office:value="0.704932970287262" calcext:value-type="float">
            <text:p>0.704932970287262</text:p>
          </table:table-cell>
          <table:table-cell table:number-columns-repeated="5"/>
        </table:table-row>
        <table:table-row table:style-name="ro1">
          <table:table-cell office:value-type="float" office:value="1.29045365152601" calcext:value-type="float">
            <text:p>1.29045365152601</text:p>
          </table:table-cell>
          <table:table-cell office:value-type="float" office:value="39.0306544403657" calcext:value-type="float">
            <text:p>39.0306544403657</text:p>
          </table:table-cell>
          <table:table-cell office:value-type="float" office:value="0.636797572588506" calcext:value-type="float">
            <text:p>0.636797572588506</text:p>
          </table:table-cell>
          <table:table-cell table:number-columns-repeated="5"/>
        </table:table-row>
        <table:table-row table:style-name="ro1">
          <table:table-cell office:value-type="float" office:value="1.42591951340839" calcext:value-type="float">
            <text:p>1.42591951340839</text:p>
          </table:table-cell>
          <table:table-cell office:value-type="float" office:value="39.1308420070842" calcext:value-type="float">
            <text:p>39.1308420070842</text:p>
          </table:table-cell>
          <table:table-cell office:value-type="float" office:value="0.704933022324322" calcext:value-type="float">
            <text:p>0.704933022324322</text:p>
          </table:table-cell>
          <table:table-cell table:number-columns-repeated="5"/>
        </table:table-row>
        <table:table-row table:style-name="ro1">
          <table:table-cell office:value-type="float" office:value="1.56985198381416" calcext:value-type="float">
            <text:p>1.56985198381416</text:p>
          </table:table-cell>
          <table:table-cell office:value-type="float" office:value="39.2532934756598" calcext:value-type="float">
            <text:p>39.2532934756598</text:p>
          </table:table-cell>
          <table:table-cell office:value-type="float" office:value="0.605338566258307" calcext:value-type="float">
            <text:p>0.605338566258307</text:p>
          </table:table-cell>
          <table:table-cell table:number-columns-repeated="5"/>
        </table:table-row>
        <table:table-row table:style-name="ro1">
          <table:table-cell office:value-type="float" office:value="1.73071768652949" calcext:value-type="float">
            <text:p>1.73071768652949</text:p>
          </table:table-cell>
          <table:table-cell office:value-type="float" office:value="39.3646130017037" calcext:value-type="float">
            <text:p>39.3646130017037</text:p>
          </table:table-cell>
          <table:table-cell office:value-type="float" office:value="0.581561679427848" calcext:value-type="float">
            <text:p>0.581561679427848</text:p>
          </table:table-cell>
          <table:table-cell table:number-columns-repeated="5"/>
        </table:table-row>
        <table:table-row table:style-name="ro1">
          <table:table-cell office:value-type="float" office:value="1.86618353924057" calcext:value-type="float">
            <text:p>1.86618353924057</text:p>
          </table:table-cell>
          <table:table-cell office:value-type="float" office:value="39.4536686271948" calcext:value-type="float">
            <text:p>39.4536686271948</text:p>
          </table:table-cell>
          <table:table-cell office:value-type="float" office:value="0.658319088717417" calcext:value-type="float">
            <text:p>0.658319088717417</text:p>
          </table:table-cell>
          <table:table-cell table:number-columns-repeated="5"/>
        </table:table-row>
        <table:table-row table:style-name="ro1">
          <table:table-cell office:value-type="float" office:value="2.01011599921102" calcext:value-type="float">
            <text:p>2.01011599921102</text:p>
          </table:table-cell>
          <table:table-cell office:value-type="float" office:value="39.5649881550416" calcext:value-type="float">
            <text:p>39.5649881550416</text:p>
          </table:table-cell>
          <table:table-cell office:value-type="float" office:value="0.801658680230041" calcext:value-type="float">
            <text:p>0.801658680230041</text:p>
          </table:table-cell>
          <table:table-cell table:number-columns-repeated="5"/>
        </table:table-row>
        <table:table-row table:style-name="ro1">
          <table:table-cell office:value-type="float" office:value="2.12864860154081" calcext:value-type="float">
            <text:p>2.12864860154081</text:p>
          </table:table-cell>
          <table:table-cell office:value-type="float" office:value="39.6874396283853" calcext:value-type="float">
            <text:p>39.6874396283853</text:p>
          </table:table-cell>
          <table:table-cell office:value-type="float" office:value="0.658319139175627" calcext:value-type="float">
            <text:p>0.658319139175627</text:p>
          </table:table-cell>
          <table:table-cell table:number-columns-repeated="5"/>
        </table:table-row>
        <table:table-row table:style-name="ro1">
          <table:table-cell office:value-type="float" office:value="2.27258105304502" calcext:value-type="float">
            <text:p>2.27258105304502</text:p>
          </table:table-cell>
          <table:table-cell office:value-type="float" office:value="39.798759161291" calcext:value-type="float">
            <text:p>39.798759161291</text:p>
          </table:table-cell>
          <table:table-cell office:value-type="float" office:value="0.644343826171749" calcext:value-type="float">
            <text:p>0.644343826171749</text:p>
          </table:table-cell>
          <table:table-cell table:number-columns-repeated="5"/>
        </table:table-row>
        <table:table-row table:style-name="ro1">
          <table:table-cell office:value-type="float" office:value="2.39111365812116" calcext:value-type="float">
            <text:p>2.39111365812116</text:p>
          </table:table-cell>
          <table:table-cell office:value-type="float" office:value="39.8878147911665" calcext:value-type="float">
            <text:p>39.8878147911665</text:p>
          </table:table-cell>
          <table:table-cell office:value-type="float" office:value="0.636797775135508" calcext:value-type="float">
            <text:p>0.636797775135508</text:p>
          </table:table-cell>
          <table:table-cell table:number-columns-repeated="5"/>
        </table:table-row>
        <table:table-row table:style-name="ro1">
          <table:table-cell office:value-type="float" office:value="2.52657948852225" calcext:value-type="float">
            <text:p>2.52657948852225</text:p>
          </table:table-cell>
          <table:table-cell office:value-type="float" office:value="39.9880023770484" calcext:value-type="float">
            <text:p>39.9880023770484</text:p>
          </table:table-cell>
          <table:table-cell office:value-type="float" office:value="0.644343872468853" calcext:value-type="float">
            <text:p>0.644343872468853</text:p>
          </table:table-cell>
          <table:table-cell table:number-columns-repeated="5"/>
        </table:table-row>
        <table:table-row table:style-name="ro1">
          <table:table-cell office:value-type="float" office:value="2.64511208753684" calcext:value-type="float">
            <text:p>2.64511208753684</text:p>
          </table:table-cell>
          <table:table-cell office:value-type="float" office:value="40.0770580109552" calcext:value-type="float">
            <text:p>40.0770580109552</text:p>
          </table:table-cell>
          <table:table-cell office:value-type="float" office:value="0.5540794672312" calcext:value-type="float">
            <text:p>0.5540794672312</text:p>
          </table:table-cell>
          <table:table-cell table:number-columns-repeated="5"/>
        </table:table-row>
        <table:table-row table:style-name="ro1">
          <table:table-cell office:value-type="float" office:value="2.7890445321777" calcext:value-type="float">
            <text:p>2.7890445321777</text:p>
          </table:table-cell>
          <table:table-cell office:value-type="float" office:value="40.1661136561805" calcext:value-type="float">
            <text:p>40.1661136561805</text:p>
          </table:table-cell>
          <table:table-cell office:value-type="float" office:value="0.636797842200401" calcext:value-type="float">
            <text:p>0.636797842200401</text:p>
          </table:table-cell>
          <table:table-cell table:number-columns-repeated="5"/>
        </table:table-row>
        <table:table-row table:style-name="ro1">
          <table:table-cell office:value-type="float" office:value="2.9245103533368" calcext:value-type="float">
            <text:p>2.9245103533368</text:p>
          </table:table-cell>
          <table:table-cell office:value-type="float" office:value="40.2663012492815" calcext:value-type="float">
            <text:p>40.2663012492815</text:p>
          </table:table-cell>
          <table:table-cell office:value-type="float" office:value="0.581561894482441" calcext:value-type="float">
            <text:p>0.581561894482441</text:p>
          </table:table-cell>
          <table:table-cell table:number-columns-repeated="5"/>
        </table:table-row>
        <table:table-row table:style-name="ro1">
          <table:table-cell office:value-type="float" office:value="3.05997617550155" calcext:value-type="float">
            <text:p>3.05997617550155</text:p>
          </table:table-cell>
          <table:table-cell office:value-type="float" office:value="40.3553568964144" calcext:value-type="float">
            <text:p>40.3553568964144</text:p>
          </table:table-cell>
          <table:table-cell office:value-type="float" office:value="0.608086107304228" calcext:value-type="float">
            <text:p>0.608086107304228</text:p>
          </table:table-cell>
          <table:table-cell table:number-columns-repeated="5"/>
        </table:table-row>
        <table:table-row table:style-name="ro1">
          <table:table-cell office:value-type="float" office:value="3.20390860501701" calcext:value-type="float">
            <text:p>3.20390860501701</text:p>
          </table:table-cell>
          <table:table-cell office:value-type="float" office:value="40.4555444980537" calcext:value-type="float">
            <text:p>40.4555444980537</text:p>
          </table:table-cell>
          <table:table-cell office:value-type="float" office:value="0.581561948431241" calcext:value-type="float">
            <text:p>0.581561948431241</text:p>
          </table:table-cell>
          <table:table-cell table:number-columns-repeated="5"/>
        </table:table-row>
        <table:table-row table:style-name="ro1">
          <table:table-cell office:value-type="float" office:value="3.35630764611616" calcext:value-type="float">
            <text:p>3.35630764611616</text:p>
          </table:table-cell>
          <table:table-cell office:value-type="float" office:value="40.5557321070442" calcext:value-type="float">
            <text:p>40.5557321070442</text:p>
          </table:table-cell>
          <table:table-cell office:value-type="float" office:value="0.581561968063266" calcext:value-type="float">
            <text:p>0.581561968063266</text:p>
          </table:table-cell>
          <table:table-cell table:number-columns-repeated="5"/>
        </table:table-row>
        <table:table-row table:style-name="ro1">
          <table:table-cell office:value-type="float" office:value="3.50870668423432" calcext:value-type="float">
            <text:p>3.50870668423432</text:p>
          </table:table-cell>
          <table:table-cell office:value-type="float" office:value="40.65591971836" calcext:value-type="float">
            <text:p>40.65591971836</text:p>
          </table:table-cell>
          <table:table-cell office:value-type="float" office:value="0.554079617591389" calcext:value-type="float">
            <text:p>0.554079617591389</text:p>
          </table:table-cell>
          <table:table-cell table:number-columns-repeated="5"/>
        </table:table-row>
        <table:table-row table:style-name="ro1">
          <table:table-cell office:value-type="float" office:value="3.65263910739904" calcext:value-type="float">
            <text:p>3.65263910739904</text:p>
          </table:table-cell>
          <table:table-cell office:value-type="float" office:value="40.7449753802241" calcext:value-type="float">
            <text:p>40.7449753802241</text:p>
          </table:table-cell>
          <table:table-cell office:value-type="float" office:value="0.554079642217879" calcext:value-type="float">
            <text:p>0.554079642217879</text:p>
          </table:table-cell>
          <table:table-cell table:number-columns-repeated="5"/>
        </table:table-row>
        <table:table-row table:style-name="ro1">
          <table:table-cell office:value-type="float" office:value="3.7965715271247" calcext:value-type="float">
            <text:p>3.7965715271247</text:p>
          </table:table-cell>
          <table:table-cell office:value-type="float" office:value="40.8340310448619" calcext:value-type="float">
            <text:p>40.8340310448619</text:p>
          </table:table-cell>
          <table:table-cell office:value-type="float" office:value="0.608086235589878" calcext:value-type="float">
            <text:p>0.608086235589878</text:p>
          </table:table-cell>
          <table:table-cell table:number-columns-repeated="5"/>
        </table:table-row>
        <table:table-row table:style-name="ro1">
          <table:table-cell office:value-type="float" office:value="3.94050393763461" calcext:value-type="float">
            <text:p>3.94050393763461</text:p>
          </table:table-cell>
          <table:table-cell office:value-type="float" office:value="40.9342186606828" calcext:value-type="float">
            <text:p>40.9342186606828</text:p>
          </table:table-cell>
          <table:table-cell office:value-type="float" office:value="0.41305572142842" calcext:value-type="float">
            <text:p>0.41305572142842</text:p>
          </table:table-cell>
          <table:table-cell table:number-columns-repeated="5"/>
        </table:table-row>
        <table:table-row table:style-name="ro1">
          <table:table-cell office:value-type="float" office:value="4.09290297848172" calcext:value-type="float">
            <text:p>4.09290297848172</text:p>
          </table:table-cell>
          <table:table-cell office:value-type="float" office:value="41.0010104370785" calcext:value-type="float">
            <text:p>41.0010104370785</text:p>
          </table:table-cell>
          <table:table-cell office:value-type="float" office:value="0.636798078090764" calcext:value-type="float">
            <text:p>0.636798078090764</text:p>
          </table:table-cell>
          <table:table-cell table:number-columns-repeated="5"/>
        </table:table-row>
        <table:table-row table:style-name="ro1">
          <table:table-cell office:value-type="float" office:value="4.22836876583326" calcext:value-type="float">
            <text:p>4.22836876583326</text:p>
          </table:table-cell>
          <table:table-cell office:value-type="float" office:value="41.1011980546099" calcext:value-type="float">
            <text:p>41.1011980546099</text:p>
          </table:table-cell>
          <table:table-cell office:value-type="float" office:value="0.472657655928485" calcext:value-type="float">
            <text:p>0.472657655928485</text:p>
          </table:table-cell>
          <table:table-cell table:number-columns-repeated="5"/>
        </table:table-row>
        <table:table-row table:style-name="ro1">
          <table:table-cell office:value-type="float" office:value="4.38076779419463" calcext:value-type="float">
            <text:p>4.38076779419463</text:p>
          </table:table-cell>
          <table:table-cell office:value-type="float" office:value="41.1791217860846" calcext:value-type="float">
            <text:p>41.1791217860846</text:p>
          </table:table-cell>
          <table:table-cell office:value-type="float" office:value="0.581562141421262" calcext:value-type="float">
            <text:p>0.581562141421262</text:p>
          </table:table-cell>
          <table:table-cell table:number-columns-repeated="5"/>
        </table:table-row>
        <table:table-row table:style-name="ro1">
          <table:table-cell office:value-type="float" office:value="4.5162335824423" calcext:value-type="float">
            <text:p>4.5162335824423</text:p>
          </table:table-cell>
          <table:table-cell office:value-type="float" office:value="41.2681774588292" calcext:value-type="float">
            <text:p>41.2681774588292</text:p>
          </table:table-cell>
          <table:table-cell office:value-type="float" office:value="0.496209717576215" calcext:value-type="float">
            <text:p>0.496209717576215</text:p>
          </table:table-cell>
          <table:table-cell table:number-columns-repeated="5"/>
        </table:table-row>
        <table:table-row table:style-name="ro1">
          <table:table-cell office:value-type="float" office:value="4.6601659888065" calcext:value-type="float">
            <text:p>4.6601659888065</text:p>
          </table:table-cell>
          <table:table-cell office:value-type="float" office:value="41.3461011908869" calcext:value-type="float">
            <text:p>41.3461011908869</text:p>
          </table:table-cell>
          <table:table-cell office:value-type="float" office:value="0.528839156295162" calcext:value-type="float">
            <text:p>0.528839156295162</text:p>
          </table:table-cell>
          <table:table-cell table:number-columns-repeated="5"/>
        </table:table-row>
        <table:table-row table:style-name="ro1">
          <table:table-cell office:value-type="float" office:value="4.81256499933497" calcext:value-type="float">
            <text:p>4.81256499933497</text:p>
          </table:table-cell>
          <table:table-cell office:value-type="float" office:value="41.4351568803736" calcext:value-type="float">
            <text:p>41.4351568803736</text:p>
          </table:table-cell>
          <table:table-cell office:value-type="float" office:value="0.528839178899036" calcext:value-type="float">
            <text:p>0.528839178899036</text:p>
          </table:table-cell>
          <table:table-cell table:number-columns-repeated="5"/>
        </table:table-row>
        <table:table-row table:style-name="ro1">
          <table:table-cell office:value-type="float" office:value="4.96496400730145" calcext:value-type="float">
            <text:p>4.96496400730145</text:p>
          </table:table-cell>
          <table:table-cell office:value-type="float" office:value="41.5242125729844" calcext:value-type="float">
            <text:p>41.5242125729844</text:p>
          </table:table-cell>
          <table:table-cell office:value-type="float" office:value="0.393542843194781" calcext:value-type="float">
            <text:p>0.393542843194781</text:p>
          </table:table-cell>
          <table:table-cell table:number-columns-repeated="5"/>
        </table:table-row>
        <table:table-row table:style-name="ro1">
          <table:table-cell office:value-type="float" office:value="5.12582964114598" calcext:value-type="float">
            <text:p>5.12582964114598</text:p>
          </table:table-cell>
          <table:table-cell office:value-type="float" office:value="41.5910043760734" calcext:value-type="float">
            <text:p>41.5910043760734</text:p>
          </table:table-cell>
          <table:table-cell office:value-type="float" office:value="0.528839229232886" calcext:value-type="float">
            <text:p>0.528839229232886</text:p>
          </table:table-cell>
          <table:table-cell table:number-columns-repeated="5"/>
        </table:table-row>
        <table:table-row table:style-name="ro1">
          <table:table-cell office:value-type="float" office:value="5.27822864106955" calcext:value-type="float">
            <text:p>5.27822864106955</text:p>
          </table:table-cell>
          <table:table-cell office:value-type="float" office:value="41.6800600742744" calcext:value-type="float">
            <text:p>41.6800600742744</text:p>
          </table:table-cell>
          <table:table-cell office:value-type="float" office:value="0.434476100732545" calcext:value-type="float">
            <text:p>0.434476100732545</text:p>
          </table:table-cell>
          <table:table-cell table:number-columns-repeated="5"/>
        </table:table-row>
        <table:table-row table:style-name="ro1">
          <table:table-cell office:value-type="float" office:value="5.42216103960818" calcext:value-type="float">
            <text:p>5.42216103960818</text:p>
          </table:table-cell>
          <table:table-cell office:value-type="float" office:value="41.746851871804" calcext:value-type="float">
            <text:p>41.746851871804</text:p>
          </table:table-cell>
          <table:table-cell office:value-type="float" office:value="0.496209865746298" calcext:value-type="float">
            <text:p>0.496209865746298</text:p>
          </table:table-cell>
          <table:table-cell table:number-columns-repeated="5"/>
        </table:table-row>
        <table:table-row table:style-name="ro1">
          <table:table-cell office:value-type="float" office:value="5.56609342727498" calcext:value-type="float">
            <text:p>5.56609342727498</text:p>
          </table:table-cell>
          <table:table-cell office:value-type="float" office:value="41.8247756213164" calcext:value-type="float">
            <text:p>41.8247756213164</text:p>
          </table:table-cell>
          <table:table-cell office:value-type="float" office:value="0.496209889405549" calcext:value-type="float">
            <text:p>0.496209889405549</text:p>
          </table:table-cell>
          <table:table-cell table:number-columns-repeated="5"/>
        </table:table-row>
        <table:table-row table:style-name="ro1">
          <table:table-cell office:value-type="float" office:value="5.71002581193156" calcext:value-type="float">
            <text:p>5.71002581193156</text:p>
          </table:table-cell>
          <table:table-cell office:value-type="float" office:value="41.9026993736026" calcext:value-type="float">
            <text:p>41.9026993736026</text:p>
          </table:table-cell>
          <table:table-cell office:value-type="float" office:value="0.472657897322975" calcext:value-type="float">
            <text:p>0.472657897322975</text:p>
          </table:table-cell>
          <table:table-cell table:number-columns-repeated="5"/>
        </table:table-row>
        <table:table-row table:style-name="ro1">
          <table:table-cell office:value-type="float" office:value="5.86242480860742" calcext:value-type="float">
            <text:p>5.86242480860742</text:p>
          </table:table-cell>
          <table:table-cell office:value-type="float" office:value="41.9806231352824" calcext:value-type="float">
            <text:p>41.9806231352824</text:p>
          </table:table-cell>
          <table:table-cell office:value-type="float" office:value="0.413056033276697" calcext:value-type="float">
            <text:p>0.413056033276697</text:p>
          </table:table-cell>
          <table:table-cell table:number-columns-repeated="5"/>
        </table:table-row>
        <table:table-row table:style-name="ro1">
          <table:table-cell office:value-type="float" office:value="6.01482380965666" calcext:value-type="float">
            <text:p>6.01482380965666</text:p>
          </table:table-cell>
          <table:table-cell office:value-type="float" office:value="42.0474149508899" calcext:value-type="float">
            <text:p>42.0474149508899</text:p>
          </table:table-cell>
          <table:table-cell office:value-type="float" office:value="0.413056057153758" calcext:value-type="float">
            <text:p>0.413056057153758</text:p>
          </table:table-cell>
          <table:table-cell table:number-columns-repeated="5"/>
        </table:table-row>
        <table:table-row table:style-name="ro1">
          <table:table-cell office:value-type="float" office:value="6.19262264189344" calcext:value-type="float">
            <text:p>6.19262264189344</text:p>
          </table:table-cell>
          <table:table-cell office:value-type="float" office:value="42.125338739809" calcext:value-type="float">
            <text:p>42.125338739809</text:p>
          </table:table-cell>
          <table:table-cell office:value-type="float" office:value="0.333108997647983" calcext:value-type="float">
            <text:p>0.333108997647983</text:p>
          </table:table-cell>
          <table:table-cell table:number-columns-repeated="5"/>
        </table:table-row>
        <table:table-row table:style-name="ro1">
          <table:table-cell office:value-type="float" office:value="6.35348826127582" calcext:value-type="float">
            <text:p>6.35348826127582</text:p>
          </table:table-cell>
          <table:table-cell office:value-type="float" office:value="42.1809986201207" calcext:value-type="float">
            <text:p>42.1809986201207</text:p>
          </table:table-cell>
          <table:table-cell office:value-type="float" office:value="0.393543060377503" calcext:value-type="float">
            <text:p>0.393543060377503</text:p>
          </table:table-cell>
          <table:table-cell table:number-columns-repeated="5"/>
        </table:table-row>
        <table:table-row table:style-name="ro1">
          <table:table-cell office:value-type="float" office:value="6.51435386849414" calcext:value-type="float">
            <text:p>6.51435386849414</text:p>
          </table:table-cell>
          <table:table-cell office:value-type="float" office:value="42.2477904531146" calcext:value-type="float">
            <text:p>42.2477904531146</text:p>
          </table:table-cell>
          <table:table-cell office:value-type="float" office:value="0.317576861400014" calcext:value-type="float">
            <text:p>0.317576861400014</text:p>
          </table:table-cell>
          <table:table-cell table:number-columns-repeated="5"/>
        </table:table-row>
        <table:table-row table:style-name="ro1">
          <table:table-cell office:value-type="float" office:value="6.68368609611417" calcext:value-type="float">
            <text:p>6.68368609611417</text:p>
          </table:table-cell>
          <table:table-cell office:value-type="float" office:value="42.3034503479309" calcext:value-type="float">
            <text:p>42.3034503479309</text:p>
          </table:table-cell>
          <table:table-cell office:value-type="float" office:value="0.393543110033689" calcext:value-type="float">
            <text:p>0.393543110033689</text:p>
          </table:table-cell>
          <table:table-cell table:number-columns-repeated="5"/>
        </table:table-row>
        <table:table-row table:style-name="ro1">
          <table:table-cell office:value-type="float" office:value="6.84455169785685" calcext:value-type="float">
            <text:p>6.84455169785685</text:p>
          </table:table-cell>
          <table:table-cell office:value-type="float" office:value="42.3702421880164" calcext:value-type="float">
            <text:p>42.3702421880164</text:p>
          </table:table-cell>
          <table:table-cell office:value-type="float" office:value="0.393543135105534" calcext:value-type="float">
            <text:p>0.393543135105534</text:p>
          </table:table-cell>
          <table:table-cell table:number-columns-repeated="5"/>
        </table:table-row>
        <table:table-row table:style-name="ro1">
          <table:table-cell office:value-type="float" office:value="7.00541729660038" calcext:value-type="float">
            <text:p>7.00541729660038</text:p>
          </table:table-cell>
          <table:table-cell office:value-type="float" office:value="42.437034031585" calcext:value-type="float">
            <text:p>42.437034031585</text:p>
          </table:table-cell>
          <table:table-cell office:value-type="float" office:value="0.375706444936645" calcext:value-type="float">
            <text:p>0.375706444936645</text:p>
          </table:table-cell>
          <table:table-cell table:number-columns-repeated="5"/>
        </table:table-row>
        <table:table-row table:style-name="ro1">
          <table:table-cell office:value-type="float" office:value="7.17474950675407" calcext:value-type="float">
            <text:p>7.17474950675407</text:p>
          </table:table-cell>
          <table:table-cell office:value-type="float" office:value="42.5038258867458" calcext:value-type="float">
            <text:p>42.5038258867458</text:p>
          </table:table-cell>
          <table:table-cell office:value-type="float" office:value="0.35934899207846" calcext:value-type="float">
            <text:p>0.35934899207846</text:p>
          </table:table-cell>
          <table:table-cell table:number-columns-repeated="5"/>
        </table:table-row>
        <table:table-row table:style-name="ro1">
          <table:table-cell office:value-type="float" office:value="7.35254832583929" calcext:value-type="float">
            <text:p>7.35254832583929</text:p>
          </table:table-cell>
          <table:table-cell office:value-type="float" office:value="42.5706177540479" calcext:value-type="float">
            <text:p>42.5706177540479</text:p>
          </table:table-cell>
          <table:table-cell office:value-type="float" office:value="0.396223168836042" calcext:value-type="float">
            <text:p>0.396223168836042</text:p>
          </table:table-cell>
          <table:table-cell table:number-columns-repeated="5"/>
        </table:table-row>
        <table:table-row table:style-name="ro1">
          <table:table-cell office:value-type="float" office:value="7.53881374587903" calcext:value-type="float">
            <text:p>7.53881374587903</text:p>
          </table:table-cell>
          <table:table-cell office:value-type="float" office:value="42.648541583326" calcext:value-type="float">
            <text:p>42.648541583326</text:p>
          </table:table-cell>
          <table:table-cell office:value-type="float" office:value="0.344301869326816" calcext:value-type="float">
            <text:p>0.344301869326816</text:p>
          </table:table-cell>
          <table:table-cell table:number-columns-repeated="5"/>
        </table:table-row>
        <table:table-row table:style-name="ro1">
          <table:table-cell office:value-type="float" office:value="7.72507917228588" calcext:value-type="float">
            <text:p>7.72507917228588</text:p>
          </table:table-cell>
          <table:table-cell office:value-type="float" office:value="42.7153334680473" calcext:value-type="float">
            <text:p>42.7153334680473</text:p>
          </table:table-cell>
          <table:table-cell office:value-type="float" office:value="0.396223228353593" calcext:value-type="float">
            <text:p>0.396223228353593</text:p>
          </table:table-cell>
          <table:table-cell table:number-columns-repeated="5"/>
        </table:table-row>
        <table:table-row table:style-name="ro1">
          <table:table-cell office:value-type="float" office:value="7.91134458345987" calcext:value-type="float">
            <text:p>7.91134458345987</text:p>
          </table:table-cell>
          <table:table-cell office:value-type="float" office:value="42.7932573066427" calcext:value-type="float">
            <text:p>42.7932573066427</text:p>
          </table:table-cell>
          <table:table-cell office:value-type="float" office:value="0.245392988020771" calcext:value-type="float">
            <text:p>0.245392988020771</text:p>
          </table:table-cell>
          <table:table-cell table:number-columns-repeated="5"/>
        </table:table-row>
        <table:table-row table:style-name="ro1">
          <table:table-cell office:value-type="float" office:value="8.08914341422173" calcext:value-type="float">
            <text:p>8.08914341422173</text:p>
          </table:table-cell>
          <table:table-cell office:value-type="float" office:value="42.8377852930826" calcext:value-type="float">
            <text:p>42.8377852930826</text:p>
          </table:table-cell>
          <table:table-cell office:value-type="float" office:value="0.375706610089564" calcext:value-type="float">
            <text:p>0.375706610089564</text:p>
          </table:table-cell>
          <table:table-cell table:number-columns-repeated="5"/>
        </table:table-row>
        <table:table-row table:style-name="ro1">
          <table:table-cell office:value-type="float" office:value="8.25847560461355" calcext:value-type="float">
            <text:p>8.25847560461355</text:p>
          </table:table-cell>
          <table:table-cell office:value-type="float" office:value="42.9045771727652" calcext:value-type="float">
            <text:p>42.9045771727652</text:p>
          </table:table-cell>
          <table:table-cell office:value-type="float" office:value="0.431289985349523" calcext:value-type="float">
            <text:p>0.431289985349523</text:p>
          </table:table-cell>
          <table:table-cell table:number-columns-repeated="5"/>
        </table:table-row>
        <table:table-row table:style-name="ro1">
          <table:table-cell office:value-type="float" office:value="8.42780778035433" calcext:value-type="float">
            <text:p>8.42780778035433</text:p>
          </table:table-cell>
          <table:table-cell office:value-type="float" office:value="42.9825010055468" calcext:value-type="float">
            <text:p>42.9825010055468</text:p>
          </table:table-cell>
          <table:table-cell office:value-type="float" office:value="0.333109334352471" calcext:value-type="float">
            <text:p>0.333109334352471</text:p>
          </table:table-cell>
          <table:table-cell table:number-columns-repeated="5"/>
        </table:table-row>
        <table:table-row table:style-name="ro1">
          <table:table-cell office:value-type="float" office:value="8.58867336349589" calcext:value-type="float">
            <text:p>8.58867336349589</text:p>
          </table:table-cell>
          <table:table-cell office:value-type="float" office:value="43.0381609339677" calcext:value-type="float">
            <text:p>43.0381609339677</text:p>
          </table:table-cell>
          <table:table-cell office:value-type="float" office:value="0.375706684063299" calcext:value-type="float">
            <text:p>0.375706684063299</text:p>
          </table:table-cell>
          <table:table-cell table:number-columns-repeated="5"/>
        </table:table-row>
        <table:table-row table:style-name="ro1">
          <table:table-cell office:value-type="float" office:value="8.75800554595376" calcext:value-type="float">
            <text:p>8.75800554595376</text:p>
          </table:table-cell>
          <table:table-cell office:value-type="float" office:value="43.1049528249958" calcext:value-type="float">
            <text:p>43.1049528249958</text:p>
          </table:table-cell>
          <table:table-cell office:value-type="float" office:value="0.375706712236011" calcext:value-type="float">
            <text:p>0.375706712236011</text:p>
          </table:table-cell>
          <table:table-cell table:number-columns-repeated="5"/>
        </table:table-row>
        <table:table-row table:style-name="ro1">
          <table:table-cell office:value-type="float" office:value="8.92733772417013" calcext:value-type="float">
            <text:p>8.92733772417013</text:p>
          </table:table-cell>
          <table:table-cell office:value-type="float" office:value="43.1717447198637" calcext:value-type="float">
            <text:p>43.1717447198637</text:p>
          </table:table-cell>
          <table:table-cell office:value-type="float" office:value="0.257140864633486" calcext:value-type="float">
            <text:p>0.257140864633486</text:p>
          </table:table-cell>
          <table:table-cell table:number-columns-repeated="5"/>
        </table:table-row>
        <table:table-row table:style-name="ro1">
          <table:table-cell office:value-type="float" office:value="9.09666992759627" calcext:value-type="float">
            <text:p>9.09666992759627</text:p>
          </table:table-cell>
          <table:table-cell office:value-type="float" office:value="43.2162727209565" calcext:value-type="float">
            <text:p>43.2162727209565</text:p>
          </table:table-cell>
          <table:table-cell office:value-type="float" office:value="0.375706762724726" calcext:value-type="float">
            <text:p>0.375706762724726</text:p>
          </table:table-cell>
          <table:table-cell table:number-columns-repeated="5"/>
        </table:table-row>
        <table:table-row table:style-name="ro1">
          <table:table-cell office:value-type="float" office:value="9.26600210023799" calcext:value-type="float">
            <text:p>9.26600210023799</text:p>
          </table:table-cell>
          <table:table-cell office:value-type="float" office:value="43.283064623505" calcext:value-type="float">
            <text:p>43.283064623505</text:p>
          </table:table-cell>
          <table:table-cell office:value-type="float" office:value="0.472658448445147" calcext:value-type="float">
            <text:p>0.472658448445147</text:p>
          </table:table-cell>
          <table:table-cell table:number-columns-repeated="5"/>
        </table:table-row>
        <table:table-row table:style-name="ro1">
          <table:table-cell office:value-type="float" office:value="9.41840103013416" calcext:value-type="float">
            <text:p>9.41840103013416</text:p>
          </table:table-cell>
          <table:table-cell office:value-type="float" office:value="43.3609884569885" calcext:value-type="float">
            <text:p>43.3609884569885</text:p>
          </table:table-cell>
          <table:table-cell office:value-type="float" office:value="0.194723130290684" calcext:value-type="float">
            <text:p>0.194723130290684</text:p>
          </table:table-cell>
          <table:table-cell table:number-columns-repeated="5"/>
        </table:table-row>
        <table:table-row table:style-name="ro1">
          <table:table-cell office:value-type="float" office:value="9.58773324102363" calcext:value-type="float">
            <text:p>9.58773324102363</text:p>
          </table:table-cell>
          <table:table-cell office:value-type="float" office:value="43.3943845199158" calcext:value-type="float">
            <text:p>43.3943845199158</text:p>
          </table:table-cell>
          <table:table-cell office:value-type="float" office:value="0.245393231080048" calcext:value-type="float">
            <text:p>0.245393231080048</text:p>
          </table:table-cell>
          <table:table-cell table:number-columns-repeated="5"/>
        </table:table-row>
        <table:table-row table:style-name="ro1">
          <table:table-cell office:value-type="float" office:value="9.76553204760232" calcext:value-type="float">
            <text:p>9.76553204760232</text:p>
          </table:table-cell>
          <table:table-cell office:value-type="float" office:value="43.4389125462254" calcext:value-type="float">
            <text:p>43.4389125462254</text:p>
          </table:table-cell>
          <table:table-cell office:value-type="float" office:value="0.33310953285515" calcext:value-type="float">
            <text:p>0.33310953285515</text:p>
          </table:table-cell>
          <table:table-cell table:number-columns-repeated="5"/>
        </table:table-row>
        <table:table-row table:style-name="ro1">
          <table:table-cell office:value-type="float" office:value="9.9263976107623" calcext:value-type="float">
            <text:p>9.9263976107623</text:p>
          </table:table-cell>
          <table:table-cell office:value-type="float" office:value="43.4945725034877" calcext:value-type="float">
            <text:p>43.4945725034877</text:p>
          </table:table-cell>
          <table:table-cell office:value-type="float" office:value="0.317577369349111" calcext:value-type="float">
            <text:p>0.317577369349111</text:p>
          </table:table-cell>
          <table:table-cell table:number-columns-repeated="5"/>
        </table:table-row>
        <table:table-row table:style-name="ro1">
          <table:table-cell office:value-type="float" office:value="10.0957297860244" calcext:value-type="float">
            <text:p>10.0957297860244</text:p>
          </table:table-cell>
          <table:table-cell office:value-type="float" office:value="43.5502324763992" calcext:value-type="float">
            <text:p>43.5502324763992</text:p>
          </table:table-cell>
          <table:table-cell office:value-type="float" office:value="0.215725742938851" calcext:value-type="float">
            <text:p>0.215725742938851</text:p>
          </table:table-cell>
          <table:table-cell table:number-columns-repeated="5"/>
        </table:table-row>
        <table:table-row table:style-name="ro1">
          <table:table-cell office:value-type="float" office:value="10.2481287630245" calcext:value-type="float">
            <text:p>10.2481287630245</text:p>
          </table:table-cell>
          <table:table-cell office:value-type="float" office:value="43.5836285307323" calcext:value-type="float">
            <text:p>43.5836285307323</text:p>
          </table:table-cell>
          <table:table-cell office:value-type="float" office:value="0.194723248058183" calcext:value-type="float">
            <text:p>0.194723248058183</text:p>
          </table:table-cell>
          <table:table-cell table:number-columns-repeated="5"/>
        </table:table-row>
        <table:table-row table:style-name="ro1">
          <table:table-cell office:value-type="float" office:value="10.4174609647161" calcext:value-type="float">
            <text:p>10.4174609647161</text:p>
          </table:table-cell>
          <table:table-cell office:value-type="float" office:value="43.6170246125631" calcext:value-type="float">
            <text:p>43.6170246125631</text:p>
          </table:table-cell>
          <table:table-cell office:value-type="float" office:value="0.3501737097237" calcext:value-type="float">
            <text:p>0.3501737097237</text:p>
          </table:table-cell>
          <table:table-cell table:number-columns-repeated="5"/>
        </table:table-row>
        <table:table-row table:style-name="ro1">
          <table:table-cell office:value-type="float" office:value="10.569859907627" calcext:value-type="float">
            <text:p>10.569859907627</text:p>
          </table:table-cell>
          <table:table-cell office:value-type="float" office:value="43.6726845718285" calcext:value-type="float">
            <text:p>43.6726845718285</text:p>
          </table:table-cell>
          <table:table-cell office:value-type="float" office:value="0.065647245132669" calcext:value-type="float">
            <text:p>0.065647245132669</text:p>
          </table:table-cell>
          <table:table-cell table:number-columns-repeated="5"/>
        </table:table-row>
        <table:table-row table:style-name="ro1">
          <table:table-cell office:value-type="float" office:value="10.7391921380658" calcext:value-type="float">
            <text:p>10.7391921380658</text:p>
          </table:table-cell>
          <table:table-cell office:value-type="float" office:value="43.6838167624827" calcext:value-type="float">
            <text:p>43.6838167624827</text:p>
          </table:table-cell>
          <table:table-cell office:value-type="float" office:value="0.194723313151904" calcext:value-type="float">
            <text:p>0.194723313151904</text:p>
          </table:table-cell>
          <table:table-cell table:number-columns-repeated="5"/>
        </table:table-row>
        <table:table-row table:style-name="ro1">
          <table:table-cell office:value-type="float" office:value="10.9085243341018" calcext:value-type="float">
            <text:p>10.9085243341018</text:p>
          </table:table-cell>
          <table:table-cell office:value-type="float" office:value="43.7172128546493" calcext:value-type="float">
            <text:p>43.7172128546493</text:p>
          </table:table-cell>
          <table:table-cell office:value-type="float" office:value="0.194723340508377" calcext:value-type="float">
            <text:p>0.194723340508377</text:p>
          </table:table-cell>
          <table:table-cell table:number-columns-repeated="5"/>
        </table:table-row>
        <table:table-row table:style-name="ro1">
          <table:table-cell office:value-type="float" office:value="11.0778565288802" calcext:value-type="float">
            <text:p>11.0778565288802</text:p>
          </table:table-cell>
          <table:table-cell office:value-type="float" office:value="43.7506089513803" calcext:value-type="float">
            <text:p>43.7506089513803</text:p>
          </table:table-cell>
          <table:table-cell office:value-type="float" office:value="0.194723358906598" calcext:value-type="float">
            <text:p>0.194723358906598</text:p>
          </table:table-cell>
          <table:table-cell table:number-columns-repeated="5"/>
        </table:table-row>
        <table:table-row table:style-name="ro1">
          <table:table-cell office:value-type="float" office:value="11.2471887230622" calcext:value-type="float">
            <text:p>11.2471887230622</text:p>
          </table:table-cell>
          <table:table-cell office:value-type="float" office:value="43.7840050512302" calcext:value-type="float">
            <text:p>43.7840050512302</text:p>
          </table:table-cell>
          <table:table-cell office:value-type="float" office:value="0.00000151672773383161" calcext:value-type="float">
            <text:p>1.51672773383161E-06</text:p>
          </table:table-cell>
          <table:table-cell table:number-columns-repeated="5"/>
        </table:table-row>
        <table:table-row table:style-name="ro1">
          <table:table-cell office:value-type="float" office:value="11.4165209656338" calcext:value-type="float">
            <text:p>11.4165209656338</text:p>
          </table:table-cell>
          <table:table-cell office:value-type="float" office:value="43.7840053080611" calcext:value-type="float">
            <text:p>43.7840053080611</text:p>
          </table:table-cell>
          <table:table-cell office:value-type="float" office:value="0.0656473600085019" calcext:value-type="float">
            <text:p>0.065647360008502</text:p>
          </table:table-cell>
          <table:table-cell table:number-columns-repeated="5"/>
        </table:table-row>
        <table:table-row table:style-name="ro1">
          <table:table-cell office:value-type="float" office:value="11.5858531910194" calcext:value-type="float">
            <text:p>11.5858531910194</text:p>
          </table:table-cell>
          <table:table-cell office:value-type="float" office:value="43.7951375179195" calcext:value-type="float">
            <text:p>43.7951375179195</text:p>
          </table:table-cell>
          <table:table-cell office:value-type="float" office:value="6.21754104887456" calcext:value-type="float">
            <text:p>6.21754104887456</text:p>
          </table:table-cell>
          <table:table-cell table:number-columns-repeated="5"/>
        </table:table-row>
        <table:table-row table:style-name="ro1">
          <table:table-cell office:value-type="float" office:value="11.7551854521103" calcext:value-type="float">
            <text:p>11.7551854521103</text:p>
          </table:table-cell>
          <table:table-cell office:value-type="float" office:value="43.7840058332022" calcext:value-type="float">
            <text:p>43.7840058332022</text:p>
          </table:table-cell>
          <table:table-cell office:value-type="float" office:value="6.21409673885826" calcext:value-type="float">
            <text:p>6.21409673885826</text:p>
          </table:table-cell>
          <table:table-cell table:number-columns-repeated="5"/>
        </table:table-row>
        <table:table-row table:style-name="ro1">
          <table:table-cell office:value-type="float" office:value="11.9160511008118" calcext:value-type="float">
            <text:p>11.9160511008118</text:p>
          </table:table-cell>
          <table:table-cell office:value-type="float" office:value="43.7728741388225" calcext:value-type="float">
            <text:p>43.7728741388225</text:p>
          </table:table-cell>
          <table:table-cell office:value-type="float" office:value="0.00000160567540476383" calcext:value-type="float">
            <text:p>1.60567540476383E-06</text:p>
          </table:table-cell>
          <table:table-cell table:number-columns-repeated="5"/>
        </table:table-row>
        <table:table-row table:style-name="ro1">
          <table:table-cell office:value-type="float" office:value="12.0769167319827" calcext:value-type="float">
            <text:p>12.0769167319827</text:p>
          </table:table-cell>
          <table:table-cell office:value-type="float" office:value="43.7728743971205" calcext:value-type="float">
            <text:p>43.7728743971205</text:p>
          </table:table-cell>
          <table:table-cell office:value-type="float" office:value="0.145064960686015" calcext:value-type="float">
            <text:p>0.145064960686015</text:p>
          </table:table-cell>
          <table:table-cell table:number-columns-repeated="5"/>
        </table:table-row>
        <table:table-row table:style-name="ro1">
          <table:table-cell office:value-type="float" office:value="12.2293157140033" calcext:value-type="float">
            <text:p>12.2293157140033</text:p>
          </table:table-cell>
          <table:table-cell office:value-type="float" office:value="43.7951385433948" calcext:value-type="float">
            <text:p>43.7951385433948</text:p>
          </table:table-cell>
          <table:table-cell office:value-type="float" office:value="0.0690918002336951" calcext:value-type="float">
            <text:p>0.069091800233695</text:p>
          </table:table-cell>
          <table:table-cell table:number-columns-repeated="5"/>
        </table:table-row>
        <table:table-row table:style-name="ro1">
          <table:table-cell office:value-type="float" office:value="12.3901813262431" calcext:value-type="float">
            <text:p>12.3901813262431</text:p>
          </table:table-cell>
          <table:table-cell office:value-type="float" office:value="43.8062707576446" calcext:value-type="float">
            <text:p>43.8062707576446</text:p>
          </table:table-cell>
          <table:table-cell office:value-type="float" office:value="0.270041649915375" calcext:value-type="float">
            <text:p>0.270041649915375</text:p>
          </table:table-cell>
          <table:table-cell table:number-columns-repeated="5"/>
        </table:table-row>
        <table:table-row table:style-name="ro1">
          <table:table-cell office:value-type="float" office:value="12.5510468817796" calcext:value-type="float">
            <text:p>12.5510468817796</text:p>
          </table:table-cell>
          <table:table-cell office:value-type="float" office:value="43.850798822231" calcext:value-type="float">
            <text:p>43.850798822231</text:p>
          </table:table-cell>
          <table:table-cell office:value-type="float" office:value="0.204695000000238" calcext:value-type="float">
            <text:p>0.204695000000238</text:p>
          </table:table-cell>
          <table:table-cell table:number-columns-repeated="5"/>
        </table:table-row>
        <table:table-row table:style-name="ro1">
          <table:table-cell office:value-type="float" office:value="12.7119124547107" calcext:value-type="float">
            <text:p>12.7119124547107</text:p>
          </table:table-cell>
          <table:table-cell office:value-type="float" office:value="43.8841949417557" calcext:value-type="float">
            <text:p>43.8841949417557</text:p>
          </table:table-cell>
          <table:table-cell office:value-type="float" office:value="0.368996810645698" calcext:value-type="float">
            <text:p>0.368996810645698</text:p>
          </table:table-cell>
          <table:table-cell table:number-columns-repeated="5"/>
        </table:table-row>
        <table:table-row table:style-name="ro1">
          <table:table-cell office:value-type="float" office:value="12.8558447633453" calcext:value-type="float">
            <text:p>12.8558447633453</text:p>
          </table:table-cell>
          <table:table-cell office:value-type="float" office:value="43.9398549333181" calcext:value-type="float">
            <text:p>43.9398549333181</text:p>
          </table:table-cell>
          <table:table-cell office:value-type="float" office:value="0.393544013664791" calcext:value-type="float">
            <text:p>0.393544013664791</text:p>
          </table:table-cell>
          <table:table-cell table:number-columns-repeated="5"/>
        </table:table-row>
        <table:table-row table:style-name="ro1">
          <table:table-cell office:value-type="float" office:value="13.0167102746693" calcext:value-type="float">
            <text:p>13.0167102746693</text:p>
          </table:table-cell>
          <table:table-cell office:value-type="float" office:value="44.0066469062842" calcext:value-type="float">
            <text:p>44.0066469062842</text:p>
          </table:table-cell>
          <table:table-cell office:value-type="float" office:value="0.350174071824264" calcext:value-type="float">
            <text:p>0.350174071824264</text:p>
          </table:table-cell>
          <table:table-cell table:number-columns-repeated="5"/>
        </table:table-row>
        <table:table-row table:style-name="ro1">
          <table:table-cell office:value-type="float" office:value="13.1691091914731" calcext:value-type="float">
            <text:p>13.1691091914731</text:p>
          </table:table-cell>
          <table:table-cell office:value-type="float" office:value="44.0623069185593" calcext:value-type="float">
            <text:p>44.0623069185593</text:p>
          </table:table-cell>
          <table:table-cell office:value-type="float" office:value="0.270041764487504" calcext:value-type="float">
            <text:p>0.270041764487504</text:p>
          </table:table-cell>
          <table:table-cell table:number-columns-repeated="5"/>
        </table:table-row>
        <table:table-row table:style-name="ro1">
          <table:table-cell office:value-type="float" office:value="13.329974735779" calcext:value-type="float">
            <text:p>13.329974735779</text:p>
          </table:table-cell>
          <table:table-cell office:value-type="float" office:value="44.1068349998799" calcext:value-type="float">
            <text:p>44.1068349998799</text:p>
          </table:table-cell>
          <table:table-cell office:value-type="float" office:value="0.204695111807726" calcext:value-type="float">
            <text:p>0.204695111807726</text:p>
          </table:table-cell>
          <table:table-cell table:number-columns-repeated="5"/>
        </table:table-row>
        <table:table-row table:style-name="ro1">
          <table:table-cell office:value-type="float" office:value="13.4908402994674" calcext:value-type="float">
            <text:p>13.4908402994674</text:p>
          </table:table-cell>
          <table:table-cell office:value-type="float" office:value="44.1402311362469" calcext:value-type="float">
            <text:p>44.1402311362469</text:p>
          </table:table-cell>
          <table:table-cell office:value-type="float" office:value="0.21572621146692" calcext:value-type="float">
            <text:p>0.21572621146692</text:p>
          </table:table-cell>
          <table:table-cell table:number-columns-repeated="5"/>
        </table:table-row>
        <table:table-row table:style-name="ro1">
          <table:table-cell office:value-type="float" office:value="13.643239250695" calcext:value-type="float">
            <text:p>13.643239250695</text:p>
          </table:table-cell>
          <table:table-cell office:value-type="float" office:value="44.1736272597643" calcext:value-type="float">
            <text:p>44.1736272597643</text:p>
          </table:table-cell>
          <table:table-cell office:value-type="float" office:value="0.130732528099942" calcext:value-type="float">
            <text:p>0.130732528099942</text:p>
          </table:table-cell>
          <table:table-cell table:number-columns-repeated="5"/>
        </table:table-row>
        <table:table-row table:style-name="ro1">
          <table:table-cell office:value-type="float" office:value="13.8125714433156" calcext:value-type="float">
            <text:p>13.8125714433156</text:p>
          </table:table-cell>
          <table:table-cell office:value-type="float" office:value="44.195891469307" calcext:value-type="float">
            <text:p>44.195891469307</text:p>
          </table:table-cell>
          <table:table-cell office:value-type="float" office:value="0.130732550009804" calcext:value-type="float">
            <text:p>0.130732550009804</text:p>
          </table:table-cell>
          <table:table-cell table:number-columns-repeated="5"/>
        </table:table-row>
        <table:table-row table:style-name="ro1">
          <table:table-cell office:value-type="float" office:value="13.9819036362153" calcext:value-type="float">
            <text:p>13.9819036362153</text:p>
          </table:table-cell>
          <table:table-cell office:value-type="float" office:value="44.2181556826605" calcext:value-type="float">
            <text:p>44.2181556826605</text:p>
          </table:table-cell>
          <table:table-cell office:value-type="float" office:value="0.130732570023556" calcext:value-type="float">
            <text:p>0.130732570023556</text:p>
          </table:table-cell>
          <table:table-cell table:number-columns-repeated="5"/>
        </table:table-row>
        <table:table-row table:style-name="ro1">
          <table:table-cell office:value-type="float" office:value="14.1512358266578" calcext:value-type="float">
            <text:p>14.1512358266578</text:p>
          </table:table-cell>
          <table:table-cell office:value-type="float" office:value="44.2404198991385" calcext:value-type="float">
            <text:p>44.2404198991385</text:p>
          </table:table-cell>
          <table:table-cell office:value-type="float" office:value="0.145065247962505" calcext:value-type="float">
            <text:p>0.145065247962505</text:p>
          </table:table-cell>
          <table:table-cell table:number-columns-repeated="5"/>
        </table:table-row>
        <table:table-row table:style-name="ro1">
          <table:table-cell office:value-type="float" office:value="14.3036347927172" calcext:value-type="float">
            <text:p>14.3036347927172</text:p>
          </table:table-cell>
          <table:table-cell office:value-type="float" office:value="44.2626840877961" calcext:value-type="float">
            <text:p>44.2626840877961</text:p>
          </table:table-cell>
          <table:table-cell office:value-type="float" office:value="0.0690920816486458" calcext:value-type="float">
            <text:p>0.069092081648646</text:p>
          </table:table-cell>
          <table:table-cell table:number-columns-repeated="5"/>
        </table:table-row>
        <table:table-row table:style-name="ro1">
          <table:table-cell office:value-type="float" office:value="14.4645003920175" calcext:value-type="float">
            <text:p>14.4645003920175</text:p>
          </table:table-cell>
          <table:table-cell office:value-type="float" office:value="44.2738163466372" calcext:value-type="float">
            <text:p>44.2738163466372</text:p>
          </table:table-cell>
          <table:table-cell office:value-type="float" office:value="0.137528891029889" calcext:value-type="float">
            <text:p>0.137528891029889</text:p>
          </table:table-cell>
          <table:table-cell table:number-columns-repeated="5"/>
        </table:table-row>
        <table:table-row table:style-name="ro1">
          <table:table-cell office:value-type="float" office:value="14.6253659688221" calcext:value-type="float">
            <text:p>14.6253659688221</text:p>
          </table:table-cell>
          <table:table-cell office:value-type="float" office:value="44.2960805582246" calcext:value-type="float">
            <text:p>44.2960805582246</text:p>
          </table:table-cell>
          <table:table-cell office:value-type="float" office:value="0.185668095528841" calcext:value-type="float">
            <text:p>0.185668095528841</text:p>
          </table:table-cell>
          <table:table-cell table:number-columns-repeated="5"/>
        </table:table-row>
        <table:table-row table:style-name="ro1">
          <table:table-cell office:value-type="float" office:value="14.8031647461481" calcext:value-type="float">
            <text:p>14.8031647461481</text:p>
          </table:table-cell>
          <table:table-cell office:value-type="float" office:value="44.3294767551427" calcext:value-type="float">
            <text:p>44.3294767551427</text:p>
          </table:table-cell>
          <table:table-cell office:value-type="float" office:value="0.215726398462799" calcext:value-type="float">
            <text:p>0.215726398462799</text:p>
          </table:table-cell>
          <table:table-cell table:number-columns-repeated="5"/>
        </table:table-row>
        <table:table-row table:style-name="ro1">
          <table:table-cell office:value-type="float" office:value="14.9555636873233" calcext:value-type="float">
            <text:p>14.9555636873233</text:p>
          </table:table-cell>
          <table:table-cell office:value-type="float" office:value="44.3628729063238" calcext:value-type="float">
            <text:p>44.3628729063238</text:p>
          </table:table-cell>
          <table:table-cell office:value-type="float" office:value="0.204695331283552" calcext:value-type="float">
            <text:p>0.204695331283552</text:p>
          </table:table-cell>
          <table:table-cell table:number-columns-repeated="5"/>
        </table:table-row>
        <table:table-row table:style-name="ro1">
          <table:table-cell office:value-type="float" office:value="15.1164292382962" calcext:value-type="float">
            <text:p>15.1164292382962</text:p>
          </table:table-cell>
          <table:table-cell office:value-type="float" office:value="44.3962690768788" calcext:value-type="float">
            <text:p>44.3962690768788</text:p>
          </table:table-cell>
          <table:table-cell office:value-type="float" office:value="0.317578097907243" calcext:value-type="float">
            <text:p>0.317578097907243</text:p>
          </table:table-cell>
          <table:table-cell table:number-columns-repeated="5"/>
        </table:table-row>
        <table:table-row table:style-name="ro1">
          <table:table-cell office:value-type="float" office:value="15.2857613531771" calcext:value-type="float">
            <text:p>15.2857613531771</text:p>
          </table:table-cell>
          <table:table-cell office:value-type="float" office:value="44.4519291666405" calcext:value-type="float">
            <text:p>44.4519291666405</text:p>
          </table:table-cell>
          <table:table-cell office:value-type="float" office:value="0.204695382446019" calcext:value-type="float">
            <text:p>0.204695382446019</text:p>
          </table:table-cell>
          <table:table-cell table:number-columns-repeated="5"/>
        </table:table-row>
        <table:table-row table:style-name="ro1">
          <table:table-cell office:value-type="float" office:value="15.4466269007916" calcext:value-type="float">
            <text:p>15.4466269007916</text:p>
          </table:table-cell>
          <table:table-cell office:value-type="float" office:value="44.4853253450833" calcext:value-type="float">
            <text:p>44.4853253450833</text:p>
          </table:table-cell>
          <table:table-cell office:value-type="float" office:value="0.393544386403943" calcext:value-type="float">
            <text:p>0.393544386403943</text:p>
          </table:table-cell>
          <table:table-cell table:number-columns-repeated="5"/>
        </table:table-row>
        <table:table-row table:style-name="ro1">
          <table:table-cell office:value-type="float" office:value="15.6074923771726" calcext:value-type="float">
            <text:p>15.6074923771726</text:p>
          </table:table-cell>
          <table:table-cell office:value-type="float" office:value="44.5521173738386" calcext:value-type="float">
            <text:p>44.5521173738386</text:p>
          </table:table-cell>
          <table:table-cell office:value-type="float" office:value="0.451093719182256" calcext:value-type="float">
            <text:p>0.451093719182256</text:p>
          </table:table-cell>
          <table:table-cell table:number-columns-repeated="5"/>
        </table:table-row>
        <table:table-row table:style-name="ro1">
          <table:table-cell office:value-type="float" office:value="15.7683578270538" calcext:value-type="float">
            <text:p>15.7683578270538</text:p>
          </table:table-cell>
          <table:table-cell office:value-type="float" office:value="44.6300413553128" calcext:value-type="float">
            <text:p>44.6300413553128</text:p>
          </table:table-cell>
          <table:table-cell office:value-type="float" office:value="0.393544436066787" calcext:value-type="float">
            <text:p>0.393544436066787</text:p>
          </table:table-cell>
          <table:table-cell table:number-columns-repeated="5"/>
        </table:table-row>
        <table:table-row table:style-name="ro1">
          <table:table-cell office:value-type="float" office:value="15.9292232975058" calcext:value-type="float">
            <text:p>15.9292232975058</text:p>
          </table:table-cell>
          <table:table-cell office:value-type="float" office:value="44.6968333909728" calcext:value-type="float">
            <text:p>44.6968333909728</text:p>
          </table:table-cell>
          <table:table-cell office:value-type="float" office:value="0.451093769102945" calcext:value-type="float">
            <text:p>0.451093769102945</text:p>
          </table:table-cell>
          <table:table-cell table:number-columns-repeated="5"/>
        </table:table-row>
        <table:table-row table:style-name="ro1">
          <table:table-cell office:value-type="float" office:value="16.0900887410905" calcext:value-type="float">
            <text:p>16.0900887410905</text:p>
          </table:table-cell>
          <table:table-cell office:value-type="float" office:value="44.7747573793118" calcext:value-type="float">
            <text:p>44.7747573793118</text:p>
          </table:table-cell>
          <table:table-cell office:value-type="float" office:value="0.368997303661074" calcext:value-type="float">
            <text:p>0.368997303661074</text:p>
          </table:table-cell>
          <table:table-cell table:number-columns-repeated="5"/>
        </table:table-row>
        <table:table-row table:style-name="ro1">
          <table:table-cell office:value-type="float" office:value="16.2340210072423" calcext:value-type="float">
            <text:p>16.2340210072423</text:p>
          </table:table-cell>
          <table:table-cell office:value-type="float" office:value="44.8304174360184" calcext:value-type="float">
            <text:p>44.8304174360184</text:p>
          </table:table-cell>
          <table:table-cell office:value-type="float" office:value="0.375707790521439" calcext:value-type="float">
            <text:p>0.375707790521439</text:p>
          </table:table-cell>
          <table:table-cell table:number-columns-repeated="5"/>
        </table:table-row>
        <table:table-row table:style-name="ro1">
          <table:table-cell office:value-type="float" office:value="16.4033530798124" calcext:value-type="float">
            <text:p>16.4033530798124</text:p>
          </table:table-cell>
          <table:table-cell office:value-type="float" office:value="44.8972095002113" calcext:value-type="float">
            <text:p>44.8972095002113</text:p>
          </table:table-cell>
          <table:table-cell office:value-type="float" office:value="0.413057585713257" calcext:value-type="float">
            <text:p>0.413057585713257</text:p>
          </table:table-cell>
          <table:table-cell table:number-columns-repeated="5"/>
        </table:table-row>
        <table:table-row table:style-name="ro1">
          <table:table-cell office:value-type="float" office:value="16.5557519281371" calcext:value-type="float">
            <text:p>16.5557519281371</text:p>
          </table:table-cell>
          <table:table-cell office:value-type="float" office:value="44.9640015309182" calcext:value-type="float">
            <text:p>44.9640015309182</text:p>
          </table:table-cell>
          <table:table-cell office:value-type="float" office:value="0.35017458923329" calcext:value-type="float">
            <text:p>0.35017458923329</text:p>
          </table:table-cell>
          <table:table-cell table:number-columns-repeated="5"/>
        </table:table-row>
        <table:table-row table:style-name="ro1">
          <table:table-cell office:value-type="float" office:value="16.7081507978552" calcext:value-type="float">
            <text:p>16.7081507978552</text:p>
          </table:table-cell>
          <table:table-cell office:value-type="float" office:value="45.019661615367" calcext:value-type="float">
            <text:p>45.019661615367</text:p>
          </table:table-cell>
          <table:table-cell office:value-type="float" office:value="0.413057629678215" calcext:value-type="float">
            <text:p>0.413057629678215</text:p>
          </table:table-cell>
          <table:table-cell table:number-columns-repeated="5"/>
        </table:table-row>
        <table:table-row table:style-name="ro1">
          <table:table-cell office:value-type="float" office:value="16.8605496415987" calcext:value-type="float">
            <text:p>16.8605496415987</text:p>
          </table:table-cell>
          <table:table-cell office:value-type="float" office:value="45.0864536520533" calcext:value-type="float">
            <text:p>45.0864536520533</text:p>
          </table:table-cell>
          <table:table-cell office:value-type="float" office:value="0.350174637506678" calcext:value-type="float">
            <text:p>0.350174637506678</text:p>
          </table:table-cell>
          <table:table-cell table:number-columns-repeated="5"/>
        </table:table-row>
        <table:table-row table:style-name="ro1">
          <table:table-cell office:value-type="float" office:value="17.012948506034" calcext:value-type="float">
            <text:p>17.012948506034</text:p>
          </table:table-cell>
          <table:table-cell office:value-type="float" office:value="45.1421137429109" calcext:value-type="float">
            <text:p>45.1421137429109</text:p>
          </table:table-cell>
          <table:table-cell office:value-type="float" office:value="0.505607096841641" calcext:value-type="float">
            <text:p>0.505607096841641</text:p>
          </table:table-cell>
          <table:table-cell table:number-columns-repeated="5"/>
        </table:table-row>
        <table:table-row table:style-name="ro1">
          <table:table-cell office:value-type="float" office:value="17.1738139032549" calcext:value-type="float">
            <text:p>17.1738139032549</text:p>
          </table:table-cell>
          <table:table-cell office:value-type="float" office:value="45.2311697037483" calcext:value-type="float">
            <text:p>45.2311697037483</text:p>
          </table:table-cell>
          <table:table-cell office:value-type="float" office:value="0.393544653395345" calcext:value-type="float">
            <text:p>0.393544653395345</text:p>
          </table:table-cell>
          <table:table-cell table:number-columns-repeated="5"/>
        </table:table-row>
        <table:table-row table:style-name="ro1">
          <table:table-cell office:value-type="float" office:value="17.3346793480246" calcext:value-type="float">
            <text:p>17.3346793480246</text:p>
          </table:table-cell>
          <table:table-cell office:value-type="float" office:value="45.2979617697326" calcext:value-type="float">
            <text:p>45.2979617697326</text:p>
          </table:table-cell>
          <table:table-cell office:value-type="float" office:value="0.270042362509102" calcext:value-type="float">
            <text:p>0.270042362509102</text:p>
          </table:table-cell>
          <table:table-cell table:number-columns-repeated="5"/>
        </table:table-row>
        <table:table-row table:style-name="ro1">
          <table:table-cell office:value-type="float" office:value="17.4955448421331" calcext:value-type="float">
            <text:p>17.4955448421331</text:p>
          </table:table-cell>
          <table:table-cell office:value-type="float" office:value="45.3424899407304" calcext:value-type="float">
            <text:p>45.3424899407304</text:p>
          </table:table-cell>
          <table:table-cell office:value-type="float" office:value="0.393544700945923" calcext:value-type="float">
            <text:p>0.393544700945923</text:p>
          </table:table-cell>
          <table:table-cell table:number-columns-repeated="5"/>
        </table:table-row>
        <table:table-row table:style-name="ro1">
          <table:table-cell office:value-type="float" office:value="17.6564102818154" calcext:value-type="float">
            <text:p>17.6564102818154</text:p>
          </table:table-cell>
          <table:table-cell office:value-type="float" office:value="45.4092820135703" calcext:value-type="float">
            <text:p>45.4092820135703</text:p>
          </table:table-cell>
          <table:table-cell office:value-type="float" office:value="0.413057780425313" calcext:value-type="float">
            <text:p>0.413057780425313</text:p>
          </table:table-cell>
          <table:table-cell table:number-columns-repeated="5"/>
        </table:table-row>
        <table:table-row table:style-name="ro1">
          <table:table-cell office:value-type="float" office:value="17.8088091075391" calcext:value-type="float">
            <text:p>17.8088091075391</text:p>
          </table:table-cell>
          <table:table-cell office:value-type="float" office:value="45.4760740697455" calcext:value-type="float">
            <text:p>45.4760740697455</text:p>
          </table:table-cell>
          <table:table-cell office:value-type="float" office:value="0.496211729678192" calcext:value-type="float">
            <text:p>0.496211729678192</text:p>
          </table:table-cell>
          <table:table-cell table:number-columns-repeated="5"/>
        </table:table-row>
        <table:table-row table:style-name="ro1">
          <table:table-cell office:value-type="float" office:value="17.9527412952576" calcext:value-type="float">
            <text:p>17.9527412952576</text:p>
          </table:table-cell>
          <table:table-cell office:value-type="float" office:value="45.5539980579218" calcext:value-type="float">
            <text:p>45.5539980579218</text:p>
          </table:table-cell>
          <table:table-cell office:value-type="float" office:value="0.528841180983617" calcext:value-type="float">
            <text:p>0.528841180983617</text:p>
          </table:table-cell>
          <table:table-cell table:number-columns-repeated="5"/>
        </table:table-row>
        <table:table-row table:style-name="ro1">
          <table:table-cell office:value-type="float" office:value="18.1051400614485" calcext:value-type="float">
            <text:p>18.1051400614485</text:p>
          </table:table-cell>
          <table:table-cell office:value-type="float" office:value="45.6430540185539" calcext:value-type="float">
            <text:p>45.6430540185539</text:p>
          </table:table-cell>
          <table:table-cell office:value-type="float" office:value="0.413057848618649" calcext:value-type="float">
            <text:p>0.413057848618649</text:p>
          </table:table-cell>
          <table:table-cell table:number-columns-repeated="5"/>
        </table:table-row>
        <table:table-row table:style-name="ro1">
          <table:table-cell office:value-type="float" office:value="18.2575388796977" calcext:value-type="float">
            <text:p>18.2575388796977</text:p>
          </table:table-cell>
          <table:table-cell office:value-type="float" office:value="45.7098460838421" calcext:value-type="float">
            <text:p>45.7098460838421</text:p>
          </table:table-cell>
          <table:table-cell office:value-type="float" office:value="0.472659786659832" calcext:value-type="float">
            <text:p>0.472659786659832</text:p>
          </table:table-cell>
          <table:table-cell table:number-columns-repeated="5"/>
        </table:table-row>
        <table:table-row table:style-name="ro1">
          <table:table-cell office:value-type="float" office:value="18.4099376665687" calcext:value-type="float">
            <text:p>18.4099376665687</text:p>
          </table:table-cell>
          <table:table-cell office:value-type="float" office:value="45.7877701014564" calcext:value-type="float">
            <text:p>45.7877701014564</text:p>
          </table:table-cell>
          <table:table-cell office:value-type="float" office:value="0.451094154595625" calcext:value-type="float">
            <text:p>0.451094154595625</text:p>
          </table:table-cell>
          <table:table-cell table:number-columns-repeated="5"/>
        </table:table-row>
        <table:table-row table:style-name="ro1">
          <table:table-cell office:value-type="float" office:value="18.5708030607517" calcext:value-type="float">
            <text:p>18.5708030607517</text:p>
          </table:table-cell>
          <table:table-cell office:value-type="float" office:value="45.8656941424285" calcext:value-type="float">
            <text:p>45.8656941424285</text:p>
          </table:table-cell>
          <table:table-cell office:value-type="float" office:value="0.528841279276764" calcext:value-type="float">
            <text:p>0.528841279276764</text:p>
          </table:table-cell>
          <table:table-cell table:number-columns-repeated="5"/>
        </table:table-row>
        <table:table-row table:style-name="ro1">
          <table:table-cell office:value-type="float" office:value="18.7232018142486" calcext:value-type="float">
            <text:p>18.7232018142486</text:p>
          </table:table-cell>
          <table:table-cell office:value-type="float" office:value="45.9547501157377" calcext:value-type="float">
            <text:p>45.9547501157377</text:p>
          </table:table-cell>
          <table:table-cell office:value-type="float" office:value="0.472659861184129" calcext:value-type="float">
            <text:p>0.472659861184129</text:p>
          </table:table-cell>
          <table:table-cell table:number-columns-repeated="5"/>
        </table:table-row>
        <table:table-row table:style-name="ro1">
          <table:table-cell office:value-type="float" office:value="18.8756005914946" calcext:value-type="float">
            <text:p>18.8756005914946</text:p>
          </table:table-cell>
          <table:table-cell office:value-type="float" office:value="46.0326741427573" calcext:value-type="float">
            <text:p>46.0326741427573</text:p>
          </table:table-cell>
          <table:table-cell office:value-type="float" office:value="0.50560739640551" calcext:value-type="float">
            <text:p>0.50560739640551</text:p>
          </table:table-cell>
          <table:table-cell table:number-columns-repeated="5"/>
        </table:table-row>
        <table:table-row table:style-name="ro1">
          <table:table-cell office:value-type="float" office:value="19.0364659473855" calcext:value-type="float">
            <text:p>19.0364659473855</text:p>
          </table:table-cell>
          <table:table-cell office:value-type="float" office:value="46.1217301436727" calcext:value-type="float">
            <text:p>46.1217301436727</text:p>
          </table:table-cell>
          <table:table-cell office:value-type="float" office:value="0.505607422360856" calcext:value-type="float">
            <text:p>0.505607422360856</text:p>
          </table:table-cell>
          <table:table-cell table:number-columns-repeated="5"/>
        </table:table-row>
        <table:table-row table:style-name="ro1">
          <table:table-cell office:value-type="float" office:value="19.1973312987598" calcext:value-type="float">
            <text:p>19.1973312987598</text:p>
          </table:table-cell>
          <table:table-cell office:value-type="float" office:value="46.2107861475427" calcext:value-type="float">
            <text:p>46.2107861475427</text:p>
          </table:table-cell>
          <table:table-cell office:value-type="float" office:value="0.581564435926233" calcext:value-type="float">
            <text:p>0.581564435926233</text:p>
          </table:table-cell>
          <table:table-cell table:number-columns-repeated="5"/>
        </table:table-row>
        <table:table-row table:style-name="ro1">
          <table:table-cell office:value-type="float" office:value="19.3327968194843" calcext:value-type="float">
            <text:p>19.3327968194843</text:p>
          </table:table-cell>
          <table:table-cell office:value-type="float" office:value="46.2998420895763" calcext:value-type="float">
            <text:p>46.2998420895763</text:p>
          </table:table-cell>
          <table:table-cell office:value-type="float" office:value="0.39354499289045" calcext:value-type="float">
            <text:p>0.39354499289045</text:p>
          </table:table-cell>
          <table:table-cell table:number-columns-repeated="5"/>
        </table:table-row>
        <table:table-row table:style-name="ro1">
          <table:table-cell office:value-type="float" office:value="19.4936622219754" calcext:value-type="float">
            <text:p>19.4936622219754</text:p>
          </table:table-cell>
          <table:table-cell office:value-type="float" office:value="46.3666342020343" calcext:value-type="float">
            <text:p>46.3666342020343</text:p>
          </table:table-cell>
          <table:table-cell office:value-type="float" office:value="0.350175043840825" calcext:value-type="float">
            <text:p>0.350175043840825</text:p>
          </table:table-cell>
          <table:table-cell table:number-columns-repeated="5"/>
        </table:table-row>
        <table:table-row table:style-name="ro1">
          <table:table-cell office:value-type="float" office:value="19.64606104099" calcext:value-type="float">
            <text:p>19.64606104099</text:p>
          </table:table-cell>
          <table:table-cell office:value-type="float" office:value="46.4222943464881" calcext:value-type="float">
            <text:p>46.4222943464881</text:p>
          </table:table-cell>
          <table:table-cell office:value-type="float" office:value="0.333110975179241" calcext:value-type="float">
            <text:p>0.333110975179241</text:p>
          </table:table-cell>
          <table:table-cell table:number-columns-repeated="5"/>
        </table:table-row>
        <table:table-row table:style-name="ro1">
          <table:table-cell office:value-type="float" office:value="19.8069264678095" calcext:value-type="float">
            <text:p>19.8069264678095</text:p>
          </table:table-cell>
          <table:table-cell office:value-type="float" office:value="46.4779545163733" calcext:value-type="float">
            <text:p>46.4779545163733</text:p>
          </table:table-cell>
          <table:table-cell office:value-type="float" office:value="0.130733393124623" calcext:value-type="float">
            <text:p>0.130733393124623</text:p>
          </table:table-cell>
          <table:table-cell table:number-columns-repeated="5"/>
        </table:table-row>
        <table:table-row table:style-name="ro1">
          <table:table-cell office:value-type="float" office:value="19.976258589775" calcext:value-type="float">
            <text:p>19.976258589775</text:p>
          </table:table-cell>
          <table:table-cell office:value-type="float" office:value="46.5002188656348" calcext:value-type="float">
            <text:p>46.5002188656348</text:p>
          </table:table-cell>
          <table:table-cell office:value-type="float" office:value="0.0596955981283836" calcext:value-type="float">
            <text:p>0.059695598128384</text:p>
          </table:table-cell>
          <table:table-cell table:number-columns-repeated="5"/>
        </table:table-row>
        <table:table-row table:style-name="ro1">
          <table:table-cell office:value-type="float" office:value="20.1625239602453" calcext:value-type="float">
            <text:p>20.1625239602453</text:p>
          </table:table-cell>
          <table:table-cell office:value-type="float" office:value="46.511351315212" calcext:value-type="float">
            <text:p>46.511351315212</text:p>
          </table:table-cell>
          <table:table-cell office:value-type="float" office:value="0.0690928861448267" calcext:value-type="float">
            <text:p>0.069092886144827</text:p>
          </table:table-cell>
          <table:table-cell table:number-columns-repeated="5"/>
        </table:table-row>
        <table:table-row table:style-name="ro1">
          <table:table-cell office:value-type="float" office:value="20.3233895024832" calcext:value-type="float">
            <text:p>20.3233895024832</text:p>
          </table:table-cell>
          <table:table-cell office:value-type="float" office:value="46.5224837001398" calcext:value-type="float">
            <text:p>46.5224837001398</text:p>
          </table:table-cell>
          <table:table-cell office:value-type="float" office:value="0.137529712743341" calcext:value-type="float">
            <text:p>0.137529712743341</text:p>
          </table:table-cell>
          <table:table-cell table:number-columns-repeated="5"/>
        </table:table-row>
        <table:table-row table:style-name="ro1">
          <table:table-cell office:value-type="float" office:value="20.4842550120768" calcext:value-type="float">
            <text:p>20.4842550120768</text:p>
          </table:table-cell>
          <table:table-cell office:value-type="float" office:value="46.5447480371425" calcext:value-type="float">
            <text:p>46.5447480371425</text:p>
          </table:table-cell>
          <table:table-cell office:value-type="float" office:value="0.0596956669212408" calcext:value-type="float">
            <text:p>0.059695666921241</text:p>
          </table:table-cell>
          <table:table-cell table:number-columns-repeated="5"/>
        </table:table-row>
        <table:table-row table:style-name="ro1">
          <table:table-cell office:value-type="float" office:value="20.6705203805163" calcext:value-type="float">
            <text:p>20.6705203805163</text:p>
          </table:table-cell>
          <table:table-cell office:value-type="float" office:value="46.5558804994579" calcext:value-type="float">
            <text:p>46.5558804994579</text:p>
          </table:table-cell>
          <table:table-cell office:value-type="float" office:value="0.137529762546698" calcext:value-type="float">
            <text:p>0.137529762546698</text:p>
          </table:table-cell>
          <table:table-cell table:number-columns-repeated="5"/>
        </table:table-row>
        <table:table-row table:style-name="ro1">
          <table:table-cell office:value-type="float" office:value="20.8313858898646" calcext:value-type="float">
            <text:p>20.8313858898646</text:p>
          </table:table-cell>
          <table:table-cell office:value-type="float" office:value="46.5781448445917" calcext:value-type="float">
            <text:p>46.5781448445917</text:p>
          </table:table-cell>
          <table:table-cell office:value-type="float" office:value="0.350175230120014" calcext:value-type="float">
            <text:p>0.350175230120014</text:p>
          </table:table-cell>
          <table:table-cell table:number-columns-repeated="5"/>
        </table:table-row>
        <table:table-row table:style-name="ro1">
          <table:table-cell office:value-type="float" office:value="20.9837846950017" calcext:value-type="float">
            <text:p>20.9837846950017</text:p>
          </table:table-cell>
          <table:table-cell office:value-type="float" office:value="46.6338050161526" calcext:value-type="float">
            <text:p>46.6338050161526</text:p>
          </table:table-cell>
          <table:table-cell office:value-type="float" office:value="0.270042897484233" calcext:value-type="float">
            <text:p>0.270042897484233</text:p>
          </table:table-cell>
          <table:table-cell table:number-columns-repeated="5"/>
        </table:table-row>
        <table:table-row table:style-name="ro1">
          <table:table-cell office:value-type="float" office:value="21.1446501384558" calcext:value-type="float">
            <text:p>21.1446501384558</text:p>
          </table:table-cell>
          <table:table-cell office:value-type="float" office:value="46.678333265782" calcext:value-type="float">
            <text:p>46.678333265782</text:p>
          </table:table-cell>
          <table:table-cell office:value-type="float" office:value="0.45109457162934" calcext:value-type="float">
            <text:p>0.45109457162934</text:p>
          </table:table-cell>
          <table:table-cell table:number-columns-repeated="5"/>
        </table:table-row>
        <table:table-row table:style-name="ro1">
          <table:table-cell office:value-type="float" office:value="21.3055154848837" calcext:value-type="float">
            <text:p>21.3055154848837</text:p>
          </table:table-cell>
          <table:table-cell office:value-type="float" office:value="46.7562573664492" calcext:value-type="float">
            <text:p>46.7562573664492</text:p>
          </table:table-cell>
          <table:table-cell office:value-type="float" office:value="0.317579019856405" calcext:value-type="float">
            <text:p>0.317579019856405</text:p>
          </table:table-cell>
          <table:table-cell table:number-columns-repeated="5"/>
        </table:table-row>
        <table:table-row table:style-name="ro1">
          <table:table-cell office:value-type="float" office:value="21.4748475001957" calcext:value-type="float">
            <text:p>21.4748475001957</text:p>
          </table:table-cell>
          <table:table-cell office:value-type="float" office:value="46.8119175964656" calcext:value-type="float">
            <text:p>46.8119175964656</text:p>
          </table:table-cell>
          <table:table-cell office:value-type="float" office:value="0.496212298482499" calcext:value-type="float">
            <text:p>0.496212298482499</text:p>
          </table:table-cell>
          <table:table-cell table:number-columns-repeated="5"/>
        </table:table-row>
        <table:table-row table:style-name="ro1">
          <table:table-cell office:value-type="float" office:value="21.6187796227909" calcext:value-type="float">
            <text:p>21.6187796227909</text:p>
          </table:table-cell>
          <table:table-cell office:value-type="float" office:value="46.8898416552503" calcext:value-type="float">
            <text:p>46.8898416552503</text:p>
          </table:table-cell>
          <table:table-cell office:value-type="float" office:value="0.317579064950682" calcext:value-type="float">
            <text:p>0.317579064950682</text:p>
          </table:table-cell>
          <table:table-cell table:number-columns-repeated="5"/>
        </table:table-row>
        <table:table-row table:style-name="ro1">
          <table:table-cell office:value-type="float" office:value="21.7881116339519" calcext:value-type="float">
            <text:p>21.7881116339519</text:p>
          </table:table-cell>
          <table:table-cell office:value-type="float" office:value="46.9455018923631" calcext:value-type="float">
            <text:p>46.9455018923631</text:p>
          </table:table-cell>
          <table:table-cell office:value-type="float" office:value="0.434478579214391" calcext:value-type="float">
            <text:p>0.434478579214391</text:p>
          </table:table-cell>
          <table:table-cell table:number-columns-repeated="5"/>
        </table:table-row>
        <table:table-row table:style-name="ro1">
          <table:table-cell office:value-type="float" office:value="21.9320437835181" calcext:value-type="float">
            <text:p>21.9320437835181</text:p>
          </table:table-cell>
          <table:table-cell office:value-type="float" office:value="47.0122940079105" calcext:value-type="float">
            <text:p>47.0122940079105</text:p>
          </table:table-cell>
          <table:table-cell office:value-type="float" office:value="0.130733686820409" calcext:value-type="float">
            <text:p>0.130733686820409</text:p>
          </table:table-cell>
          <table:table-cell table:number-columns-repeated="5"/>
        </table:table-row>
        <table:table-row table:style-name="ro1">
          <table:table-cell office:value-type="float" office:value="22.1013758870392" calcext:value-type="float">
            <text:p>22.1013758870392</text:p>
          </table:table-cell>
          <table:table-cell office:value-type="float" office:value="47.0345584053387" calcext:value-type="float">
            <text:p>47.0345584053387</text:p>
          </table:table-cell>
          <table:table-cell office:value-type="float" office:value="0.118966408031748" calcext:value-type="float">
            <text:p>0.118966408031748</text:p>
          </table:table-cell>
          <table:table-cell table:number-columns-repeated="5"/>
        </table:table-row>
        <table:table-row table:style-name="ro1">
          <table:table-cell office:value-type="float" office:value="22.2876412069718" calcext:value-type="float">
            <text:p>22.2876412069718</text:p>
          </table:table-cell>
          <table:table-cell office:value-type="float" office:value="47.0568228569386" calcext:value-type="float">
            <text:p>47.0568228569386</text:p>
          </table:table-cell>
          <table:table-cell office:value-type="float" office:value="6.21409811894106" calcext:value-type="float">
            <text:p>6.21409811894106</text:p>
          </table:table-cell>
          <table:table-cell table:number-columns-repeated="5"/>
        </table:table-row>
        <table:table-row table:style-name="ro1">
          <table:table-cell office:value-type="float" office:value="22.448506800677" calcext:value-type="float">
            <text:p>22.448506800677</text:p>
          </table:table-cell>
          <table:table-cell office:value-type="float" office:value="47.0456913894355" calcext:value-type="float">
            <text:p>47.0456913894355</text:p>
          </table:table-cell>
          <table:table-cell office:value-type="float" office:value="6.22066012327637" calcext:value-type="float">
            <text:p>6.22066012327637</text:p>
          </table:table-cell>
          <table:table-cell table:number-columns-repeated="5"/>
        </table:table-row>
        <table:table-row table:style-name="ro1">
          <table:table-cell office:value-type="float" office:value="22.6263056122112" calcext:value-type="float">
            <text:p>22.6263056122112</text:p>
          </table:table-cell>
          <table:table-cell office:value-type="float" office:value="47.0345599765545" calcext:value-type="float">
            <text:p>47.0345599765545</text:p>
          </table:table-cell>
          <table:table-cell office:value-type="float" office:value="6.15245760769401" calcext:value-type="float">
            <text:p>6.15245760769401</text:p>
          </table:table-cell>
          <table:table-cell table:number-columns-repeated="5"/>
        </table:table-row>
        <table:table-row table:style-name="ro1">
          <table:table-cell office:value-type="float" office:value="22.7956378503888" calcext:value-type="float">
            <text:p>22.7956378503888</text:p>
          </table:table-cell>
          <table:table-cell office:value-type="float" office:value="47.0122965927965" calcext:value-type="float">
            <text:p>47.0122965927965</text:p>
          </table:table-cell>
          <table:table-cell office:value-type="float" office:value="5.88964594124699" calcext:value-type="float">
            <text:p>5.88964594124699</text:p>
          </table:table-cell>
          <table:table-cell table:number-columns-repeated="5"/>
        </table:table-row>
        <table:table-row table:style-name="ro1">
          <table:table-cell office:value-type="float" office:value="22.9565036158828" calcext:value-type="float">
            <text:p>22.9565036158828</text:p>
          </table:table-cell>
          <table:table-cell office:value-type="float" office:value="46.9455053908498" calcext:value-type="float">
            <text:p>46.9455053908498</text:p>
          </table:table-cell>
          <table:table-cell office:value-type="float" office:value="5.9074826922634" calcext:value-type="float">
            <text:p>5.9074826922634</text:p>
          </table:table-cell>
          <table:table-cell table:number-columns-repeated="5"/>
        </table:table-row>
        <table:table-row table:style-name="ro1">
          <table:table-cell office:value-type="float" office:value="23.1258359947719" calcext:value-type="float">
            <text:p>23.1258359947719</text:p>
          </table:table-cell>
          <table:table-cell office:value-type="float" office:value="46.878714218582" calcext:value-type="float">
            <text:p>46.878714218582</text:p>
          </table:table-cell>
          <table:table-cell office:value-type="float" office:value="5.73284617451447" calcext:value-type="float">
            <text:p>5.73284617451447</text:p>
          </table:table-cell>
          <table:table-cell table:number-columns-repeated="5"/>
        </table:table-row>
        <table:table-row table:style-name="ro1">
          <table:table-cell office:value-type="float" office:value="23.2528353665702" calcext:value-type="float">
            <text:p>23.2528353665702</text:p>
          </table:table-cell>
          <table:table-cell office:value-type="float" office:value="46.8007909698965" calcext:value-type="float">
            <text:p>46.8007909698965</text:p>
          </table:table-cell>
          <table:table-cell office:value-type="float" office:value="5.83209669700396" calcext:value-type="float">
            <text:p>5.83209669700396</text:p>
          </table:table-cell>
          <table:table-cell table:number-columns-repeated="5"/>
        </table:table-row>
        <table:table-row table:style-name="ro1">
          <table:table-cell office:value-type="float" office:value="23.4137011768994" calcext:value-type="float">
            <text:p>23.4137011768994</text:p>
          </table:table-cell>
          <table:table-cell office:value-type="float" office:value="46.7228678285304" calcext:value-type="float">
            <text:p>46.7228678285304</text:p>
          </table:table-cell>
          <table:table-cell office:value-type="float" office:value="5.6152626072006" calcext:value-type="float">
            <text:p>5.6152626072006</text:p>
          </table:table-cell>
          <table:table-cell table:number-columns-repeated="5"/>
        </table:table-row>
        <table:table-row table:style-name="ro1">
          <table:table-cell office:value-type="float" office:value="23.5407006244235" calcext:value-type="float">
            <text:p>23.5407006244235</text:p>
          </table:table-cell>
          <table:table-cell office:value-type="float" office:value="46.6226806855647" calcext:value-type="float">
            <text:p>46.6226806855647</text:p>
          </table:table-cell>
          <table:table-cell office:value-type="float" office:value="5.61526263981607" calcext:value-type="float">
            <text:p>5.61526263981607</text:p>
          </table:table-cell>
          <table:table-cell table:number-columns-repeated="5"/>
        </table:table-row>
        <table:table-row table:style-name="ro1">
          <table:table-cell office:value-type="float" office:value="23.6677000770319" calcext:value-type="float">
            <text:p>23.6677000770319</text:p>
          </table:table-cell>
          <table:table-cell office:value-type="float" office:value="46.5224935453081" calcext:value-type="float">
            <text:p>46.5224935453081</text:p>
          </table:table-cell>
          <table:table-cell office:value-type="float" office:value="5.83209676425175" calcext:value-type="float">
            <text:p>5.83209676425175</text:p>
          </table:table-cell>
          <table:table-cell table:number-columns-repeated="5"/>
        </table:table-row>
        <table:table-row table:style-name="ro1">
          <table:table-cell office:value-type="float" office:value="23.8285658960807" calcext:value-type="float">
            <text:p>23.8285658960807</text:p>
          </table:table-cell>
          <table:table-cell office:value-type="float" office:value="46.4445704130744" calcext:value-type="float">
            <text:p>46.4445704130744</text:p>
          </table:table-cell>
          <table:table-cell office:value-type="float" office:value="5.67163758332289" calcext:value-type="float">
            <text:p>5.67163758332289</text:p>
          </table:table-cell>
          <table:table-cell table:number-columns-repeated="5"/>
        </table:table-row>
        <table:table-row table:style-name="ro1">
          <table:table-cell office:value-type="float" office:value="23.9555653194015" calcext:value-type="float">
            <text:p>23.9555653194015</text:p>
          </table:table-cell>
          <table:table-cell office:value-type="float" office:value="46.3555152263764" calcext:value-type="float">
            <text:p>46.3555152263764</text:p>
          </table:table-cell>
          <table:table-cell office:value-type="float" office:value="5.64639066938396" calcext:value-type="float">
            <text:p>5.64639066938396</text:p>
          </table:table-cell>
          <table:table-cell table:number-columns-repeated="5"/>
        </table:table-row>
        <table:table-row table:style-name="ro1">
          <table:table-cell office:value-type="float" office:value="24.0910313899104" calcext:value-type="float">
            <text:p>24.0910313899104</text:p>
          </table:table-cell>
          <table:table-cell office:value-type="float" office:value="46.2553281203841" calcext:value-type="float">
            <text:p>46.2553281203841</text:p>
          </table:table-cell>
          <table:table-cell office:value-type="float" office:value="5.60291650499657" calcext:value-type="float">
            <text:p>5.60291650499657</text:p>
          </table:table-cell>
          <table:table-cell table:number-columns-repeated="5"/>
        </table:table-row>
        <table:table-row table:style-name="ro1">
          <table:table-cell office:value-type="float" office:value="24.2010976002729" calcext:value-type="float">
            <text:p>24.2010976002729</text:p>
          </table:table-cell>
          <table:table-cell office:value-type="float" office:value="46.166272883385" calcext:value-type="float">
            <text:p>46.166272883385</text:p>
          </table:table-cell>
          <table:table-cell office:value-type="float" office:value="5.60291652057669" calcext:value-type="float">
            <text:p>5.60291652057669</text:p>
          </table:table-cell>
          <table:table-cell table:number-columns-repeated="5"/>
        </table:table-row>
        <table:table-row table:style-name="ro1">
          <table:table-cell office:value-type="float" office:value="24.3111638122842" calcext:value-type="float">
            <text:p>24.3111638122842</text:p>
          </table:table-cell>
          <table:table-cell office:value-type="float" office:value="46.0772176478894" calcext:value-type="float">
            <text:p>46.0772176478894</text:p>
          </table:table-cell>
          <table:table-cell office:value-type="float" office:value="5.52916136253206" calcext:value-type="float">
            <text:p>5.52916136253206</text:p>
          </table:table-cell>
          <table:table-cell table:number-columns-repeated="5"/>
        </table:table-row>
        <table:table-row table:style-name="ro1">
          <table:table-cell office:value-type="float" office:value="24.4296967103481" calcext:value-type="float">
            <text:p>24.4296967103481</text:p>
          </table:table-cell>
          <table:table-cell office:value-type="float" office:value="45.9658985439186" calcext:value-type="float">
            <text:p>45.9658985439186</text:p>
          </table:table-cell>
          <table:table-cell office:value-type="float" office:value="5.40907021963357" calcext:value-type="float">
            <text:p>5.40907021963357</text:p>
          </table:table-cell>
          <table:table-cell table:number-columns-repeated="5"/>
        </table:table-row>
        <table:table-row table:style-name="ro1">
          <table:table-cell office:value-type="float" office:value="24.5228297829388" calcext:value-type="float">
            <text:p>24.5228297829388</text:p>
          </table:table-cell>
          <table:table-cell office:value-type="float" office:value="45.8545793583606" calcext:value-type="float">
            <text:p>45.8545793583606</text:p>
          </table:table-cell>
          <table:table-cell office:value-type="float" office:value="5.40907022787556" calcext:value-type="float">
            <text:p>5.40907022787556</text:p>
          </table:table-cell>
          <table:table-cell table:number-columns-repeated="5"/>
        </table:table-row>
        <table:table-row table:style-name="ro1">
          <table:table-cell office:value-type="float" office:value="24.6159628565187" calcext:value-type="float">
            <text:p>24.6159628565187</text:p>
          </table:table-cell>
          <table:table-cell office:value-type="float" office:value="45.7432601734843" calcext:value-type="float">
            <text:p>45.7432601734843</text:p>
          </table:table-cell>
          <table:table-cell office:value-type="float" office:value="5.45217011532905" calcext:value-type="float">
            <text:p>5.45217011532905</text:p>
          </table:table-cell>
          <table:table-cell table:number-columns-repeated="5"/>
        </table:table-row>
        <table:table-row table:style-name="ro1">
          <table:table-cell office:value-type="float" office:value="24.7175625440174" calcext:value-type="float">
            <text:p>24.7175625440174</text:p>
          </table:table-cell>
          <table:table-cell office:value-type="float" office:value="45.6319410183581" calcext:value-type="float">
            <text:p>45.6319410183581</text:p>
          </table:table-cell>
          <table:table-cell office:value-type="float" office:value="5.36262302196045" calcext:value-type="float">
            <text:p>5.36262302196045</text:p>
          </table:table-cell>
          <table:table-cell table:number-columns-repeated="5"/>
        </table:table-row>
        <table:table-row table:style-name="ro1">
          <table:table-cell office:value-type="float" office:value="24.8191623084727" calcext:value-type="float">
            <text:p>24.8191623084727</text:p>
          </table:table-cell>
          <table:table-cell office:value-type="float" office:value="45.4983579662089" calcext:value-type="float">
            <text:p>45.4983579662089</text:p>
          </table:table-cell>
          <table:table-cell office:value-type="float" office:value="5.40156682387607" calcext:value-type="float">
            <text:p>5.40156682387607</text:p>
          </table:table-cell>
          <table:table-cell table:number-columns-repeated="5"/>
        </table:table-row>
        <table:table-row table:style-name="ro1">
          <table:table-cell office:value-type="float" office:value="24.9292286877238" calcext:value-type="float">
            <text:p>24.9292286877238</text:p>
          </table:table-cell>
          <table:table-cell office:value-type="float" office:value="45.3647749436295" calcext:value-type="float">
            <text:p>45.3647749436295</text:p>
          </table:table-cell>
          <table:table-cell office:value-type="float" office:value="5.49212822295494" calcext:value-type="float">
            <text:p>5.49212822295494</text:p>
          </table:table-cell>
          <table:table-cell table:number-columns-repeated="5"/>
        </table:table-row>
        <table:table-row table:style-name="ro1">
          <table:table-cell office:value-type="float" office:value="25.0392949950112" calcext:value-type="float">
            <text:p>25.0392949950112</text:p>
          </table:table-cell>
          <table:table-cell office:value-type="float" office:value="45.253455820345" calcext:value-type="float">
            <text:p>45.253455820345</text:p>
          </table:table-cell>
          <table:table-cell office:value-type="float" office:value="5.16715039153835" calcext:value-type="float">
            <text:p>5.16715039153835</text:p>
          </table:table-cell>
          <table:table-cell table:number-columns-repeated="5"/>
        </table:table-row>
        <table:table-row table:style-name="ro1">
          <table:table-cell office:value-type="float" office:value="25.1154950131771" calcext:value-type="float">
            <text:p>25.1154950131771</text:p>
          </table:table-cell>
          <table:table-cell office:value-type="float" office:value="45.0976087897497" calcext:value-type="float">
            <text:p>45.0976087897497</text:p>
          </table:table-cell>
          <table:table-cell office:value-type="float" office:value="5.40907036464438" calcext:value-type="float">
            <text:p>5.40907036464438</text:p>
          </table:table-cell>
          <table:table-cell table:number-columns-repeated="5"/>
        </table:table-row>
        <table:table-row table:style-name="ro1">
          <table:table-cell office:value-type="float" office:value="25.2086281066497" calcext:value-type="float">
            <text:p>25.2086281066497</text:p>
          </table:table-cell>
          <table:table-cell office:value-type="float" office:value="44.986289612032" calcext:value-type="float">
            <text:p>44.986289612032</text:p>
          </table:table-cell>
          <table:table-cell office:value-type="float" office:value="5.19705170816061" calcext:value-type="float">
            <text:p>5.19705170816061</text:p>
          </table:table-cell>
          <table:table-cell table:number-columns-repeated="5"/>
        </table:table-row>
        <table:table-row table:style-name="ro1">
          <table:table-cell office:value-type="float" office:value="25.2848280927878" calcext:value-type="float">
            <text:p>25.2848280927878</text:p>
          </table:table-cell>
          <table:table-cell office:value-type="float" office:value="44.8415745320439" calcext:value-type="float">
            <text:p>44.8415745320439</text:p>
          </table:table-cell>
          <table:table-cell office:value-type="float" office:value="5.49212831095944" calcext:value-type="float">
            <text:p>5.49212831095944</text:p>
          </table:table-cell>
          <table:table-cell table:number-columns-repeated="5"/>
        </table:table-row>
        <table:table-row table:style-name="ro1">
          <table:table-cell office:value-type="float" office:value="25.3948944142531" calcext:value-type="float">
            <text:p>25.3948944142531</text:p>
          </table:table-cell>
          <table:table-cell office:value-type="float" office:value="44.7302554140146" calcext:value-type="float">
            <text:p>44.7302554140146</text:p>
          </table:table-cell>
          <table:table-cell office:value-type="float" office:value="5.36262317076602" calcext:value-type="float">
            <text:p>5.36262317076602</text:p>
          </table:table-cell>
          <table:table-cell table:number-columns-repeated="5"/>
        </table:table-row>
        <table:table-row table:style-name="ro1">
          <table:table-cell office:value-type="float" office:value="25.4964942030824" calcext:value-type="float">
            <text:p>25.4964942030824</text:p>
          </table:table-cell>
          <table:table-cell office:value-type="float" office:value="44.5966723710723" calcext:value-type="float">
            <text:p>44.5966723710723</text:p>
          </table:table-cell>
          <table:table-cell office:value-type="float" office:value="5.36262319123773" calcext:value-type="float">
            <text:p>5.36262319123773</text:p>
          </table:table-cell>
          <table:table-cell table:number-columns-repeated="5"/>
        </table:table-row>
        <table:table-row table:style-name="ro1">
          <table:table-cell office:value-type="float" office:value="25.5811606963829" calcext:value-type="float">
            <text:p>25.5811606963829</text:p>
          </table:table-cell>
          <table:table-cell office:value-type="float" office:value="44.4853531699192" calcext:value-type="float">
            <text:p>44.4853531699192</text:p>
          </table:table-cell>
          <table:table-cell office:value-type="float" office:value="5.56348880490132" calcext:value-type="float">
            <text:p>5.56348880490132</text:p>
          </table:table-cell>
          <table:table-cell table:number-columns-repeated="5"/>
        </table:table-row>
        <table:table-row table:style-name="ro1">
          <table:table-cell office:value-type="float" office:value="25.7081602494486" calcext:value-type="float">
            <text:p>25.7081602494486</text:p>
          </table:table-cell>
          <table:table-cell office:value-type="float" office:value="44.3740341145128" calcext:value-type="float">
            <text:p>44.3740341145128</text:p>
          </table:table-cell>
          <table:table-cell office:value-type="float" office:value="5.52916166239194" calcext:value-type="float">
            <text:p>5.52916166239194</text:p>
          </table:table-cell>
          <table:table-cell table:number-columns-repeated="5"/>
        </table:table-row>
        <table:table-row table:style-name="ro1">
          <table:table-cell office:value-type="float" office:value="25.8266931948301" calcext:value-type="float">
            <text:p>25.8266931948301</text:p>
          </table:table-cell>
          <table:table-cell office:value-type="float" office:value="44.2627150329962" calcext:value-type="float">
            <text:p>44.2627150329962</text:p>
          </table:table-cell>
          <table:table-cell office:value-type="float" office:value="5.63884497656051" calcext:value-type="float">
            <text:p>5.63884497656051</text:p>
          </table:table-cell>
          <table:table-cell table:number-columns-repeated="5"/>
        </table:table-row>
        <table:table-row table:style-name="ro1">
          <table:table-cell office:value-type="float" office:value="25.9452260670734" calcext:value-type="float">
            <text:p>25.9452260670734</text:p>
          </table:table-cell>
          <table:table-cell office:value-type="float" office:value="44.1736598506141" calcext:value-type="float">
            <text:p>44.1736598506141</text:p>
          </table:table-cell>
          <table:table-cell office:value-type="float" office:value="5.64639107904832" calcext:value-type="float">
            <text:p>5.64639107904832</text:p>
          </table:table-cell>
          <table:table-cell table:number-columns-repeated="5"/>
        </table:table-row>
        <table:table-row table:style-name="ro1">
          <table:table-cell office:value-type="float" office:value="26.080692204574" calcext:value-type="float">
            <text:p>26.080692204574</text:p>
          </table:table-cell>
          <table:table-cell office:value-type="float" office:value="44.0734727809266" calcext:value-type="float">
            <text:p>44.0734727809266</text:p>
          </table:table-cell>
          <table:table-cell office:value-type="float" office:value="5.70162708021491" calcext:value-type="float">
            <text:p>5.70162708021491</text:p>
          </table:table-cell>
          <table:table-cell table:number-columns-repeated="5"/>
        </table:table-row>
        <table:table-row table:style-name="ro1">
          <table:table-cell office:value-type="float" office:value="26.2161583054055" calcext:value-type="float">
            <text:p>26.2161583054055</text:p>
          </table:table-cell>
          <table:table-cell office:value-type="float" office:value="43.9844176621368" calcext:value-type="float">
            <text:p>43.9844176621368</text:p>
          </table:table-cell>
          <table:table-cell office:value-type="float" office:value="5.70162711202481" calcext:value-type="float">
            <text:p>5.70162711202481</text:p>
          </table:table-cell>
          <table:table-cell table:number-columns-repeated="5"/>
        </table:table-row>
        <table:table-row table:style-name="ro1">
          <table:table-cell office:value-type="float" office:value="26.3516244108524" calcext:value-type="float">
            <text:p>26.3516244108524</text:p>
          </table:table-cell>
          <table:table-cell office:value-type="float" office:value="43.8953625464845" calcext:value-type="float">
            <text:p>43.8953625464845</text:p>
          </table:table-cell>
          <table:table-cell office:value-type="float" office:value="5.6751029360502" calcext:value-type="float">
            <text:p>5.6751029360502</text:p>
          </table:table-cell>
          <table:table-cell table:number-columns-repeated="5"/>
        </table:table-row>
        <table:table-row table:style-name="ro1">
          <table:table-cell office:value-type="float" office:value="26.4955571702296" calcext:value-type="float">
            <text:p>26.4955571702296</text:p>
          </table:table-cell>
          <table:table-cell office:value-type="float" office:value="43.7951755135468" calcext:value-type="float">
            <text:p>43.7951755135468</text:p>
          </table:table-cell>
          <table:table-cell office:value-type="float" office:value="5.76118366650182" calcext:value-type="float">
            <text:p>5.76118366650182</text:p>
          </table:table-cell>
          <table:table-cell table:number-columns-repeated="5"/>
        </table:table-row>
        <table:table-row table:style-name="ro1">
          <table:table-cell office:value-type="float" office:value="26.6310232426221" calcext:value-type="float">
            <text:p>26.6310232426221</text:p>
          </table:table-cell>
          <table:table-cell office:value-type="float" office:value="43.7172523514616" calcext:value-type="float">
            <text:p>43.7172523514616</text:p>
          </table:table-cell>
          <table:table-cell office:value-type="float" office:value="5.87013356488703" calcext:value-type="float">
            <text:p>5.87013356488703</text:p>
          </table:table-cell>
          <table:table-cell table:number-columns-repeated="5"/>
        </table:table-row>
        <table:table-row table:style-name="ro1">
          <table:table-cell office:value-type="float" office:value="26.8088223790969" calcext:value-type="float">
            <text:p>26.8088223790969</text:p>
          </table:table-cell>
          <table:table-cell office:value-type="float" office:value="43.6393293437409" calcext:value-type="float">
            <text:p>43.6393293437409</text:p>
          </table:table-cell>
          <table:table-cell office:value-type="float" office:value="5.93301660100133" calcext:value-type="float">
            <text:p>5.93301660100133</text:p>
          </table:table-cell>
          <table:table-cell table:number-columns-repeated="5"/>
        </table:table-row>
        <table:table-row table:style-name="ro1">
          <table:table-cell office:value-type="float" office:value="26.9612216011509" calcext:value-type="float">
            <text:p>26.9612216011509</text:p>
          </table:table-cell>
          <table:table-cell office:value-type="float" office:value="43.5836701467746" calcext:value-type="float">
            <text:p>43.5836701467746</text:p>
          </table:table-cell>
          <table:table-cell office:value-type="float" office:value="5.84871344688899" calcext:value-type="float">
            <text:p>5.84871344688899</text:p>
          </table:table-cell>
          <table:table-cell table:number-columns-repeated="5"/>
        </table:table-row>
        <table:table-row table:style-name="ro1">
          <table:table-cell office:value-type="float" office:value="27.1051542535979" calcext:value-type="float">
            <text:p>27.1051542535979</text:p>
          </table:table-cell>
          <table:table-cell office:value-type="float" office:value="43.516878973187" calcext:value-type="float">
            <text:p>43.516878973187</text:p>
          </table:table-cell>
          <table:table-cell office:value-type="float" office:value="5.99892272698256" calcext:value-type="float">
            <text:p>5.99892272698256</text:p>
          </table:table-cell>
          <table:table-cell table:number-columns-repeated="5"/>
        </table:table-row>
        <table:table-row table:style-name="ro1">
          <table:table-cell office:value-type="float" office:value="27.2575534408087" calcext:value-type="float">
            <text:p>27.2575534408087</text:p>
          </table:table-cell>
          <table:table-cell office:value-type="float" office:value="43.4723517315616" calcext:value-type="float">
            <text:p>43.4723517315616</text:p>
          </table:table-cell>
          <table:table-cell office:value-type="float" office:value="6.0131489937873" calcext:value-type="float">
            <text:p>6.0131489937873</text:p>
          </table:table-cell>
          <table:table-cell table:number-columns-repeated="5"/>
        </table:table-row>
        <table:table-row table:style-name="ro1">
          <table:table-cell office:value-type="float" office:value="27.418419242095" calcext:value-type="float">
            <text:p>27.418419242095</text:p>
          </table:table-cell>
          <table:table-cell office:value-type="float" office:value="43.427824523189" calcext:value-type="float">
            <text:p>43.427824523189</text:p>
          </table:table-cell>
          <table:table-cell office:value-type="float" office:value="5.9330166919127" calcext:value-type="float">
            <text:p>5.9330166919127</text:p>
          </table:table-cell>
          <table:table-cell table:number-columns-repeated="5"/>
        </table:table-row>
        <table:table-row table:style-name="ro1">
          <table:table-cell office:value-type="float" office:value="27.5708184728648" calcext:value-type="float">
            <text:p>27.5708184728648</text:p>
          </table:table-cell>
          <table:table-cell office:value-type="float" office:value="43.3721653387424" calcext:value-type="float">
            <text:p>43.3721653387424</text:p>
          </table:table-cell>
          <table:table-cell office:value-type="float" office:value="5.96561298821857" calcext:value-type="float">
            <text:p>5.96561298821857</text:p>
          </table:table-cell>
          <table:table-cell table:number-columns-repeated="5"/>
        </table:table-row>
        <table:table-row table:style-name="ro1">
          <table:table-cell office:value-type="float" office:value="27.7401509313539" calcext:value-type="float">
            <text:p>27.7401509313539</text:p>
          </table:table-cell>
          <table:table-cell office:value-type="float" office:value="43.3165062203265" calcext:value-type="float">
            <text:p>43.3165062203265</text:p>
          </table:table-cell>
          <table:table-cell office:value-type="float" office:value="5.89334147554534" calcext:value-type="float">
            <text:p>5.89334147554534</text:p>
          </table:table-cell>
          <table:table-cell table:number-columns-repeated="5"/>
        </table:table-row>
        <table:table-row table:style-name="ro1">
          <table:table-cell office:value-type="float" office:value="27.8756169426351" calcext:value-type="float">
            <text:p>27.8756169426351</text:p>
          </table:table-cell>
          <table:table-cell office:value-type="float" office:value="43.2608469790358" calcext:value-type="float">
            <text:p>43.2608469790358</text:p>
          </table:table-cell>
          <table:table-cell office:value-type="float" office:value="5.76118388219309" calcext:value-type="float">
            <text:p>5.76118388219309</text:p>
          </table:table-cell>
          <table:table-cell table:number-columns-repeated="5"/>
        </table:table-row>
        <table:table-row table:style-name="ro1">
          <table:table-cell office:value-type="float" office:value="28.0110830388945" calcext:value-type="float">
            <text:p>28.0110830388945</text:p>
          </table:table-cell>
          <table:table-cell office:value-type="float" office:value="43.1829238421086" calcext:value-type="float">
            <text:p>43.1829238421086</text:p>
          </table:table-cell>
          <table:table-cell office:value-type="float" office:value="5.78697985917608" calcext:value-type="float">
            <text:p>5.78697985917608</text:p>
          </table:table-cell>
          <table:table-cell table:number-columns-repeated="5"/>
        </table:table-row>
        <table:table-row table:style-name="ro1">
          <table:table-cell office:value-type="float" office:value="28.1550157507276" calcext:value-type="float">
            <text:p>28.1550157507276</text:p>
          </table:table-cell>
          <table:table-cell office:value-type="float" office:value="43.1050007393239" calcext:value-type="float">
            <text:p>43.1050007393239</text:p>
          </table:table-cell>
          <table:table-cell office:value-type="float" office:value="5.94596667041488" calcext:value-type="float">
            <text:p>5.94596667041488</text:p>
          </table:table-cell>
          <table:table-cell table:number-columns-repeated="5"/>
        </table:table-row>
        <table:table-row table:style-name="ro1">
          <table:table-cell office:value-type="float" office:value="28.2820151125874" calcext:value-type="float">
            <text:p>28.2820151125874</text:p>
          </table:table-cell>
          <table:table-cell office:value-type="float" office:value="43.0604734230504" calcext:value-type="float">
            <text:p>43.0604734230504</text:p>
          </table:table-cell>
          <table:table-cell office:value-type="float" office:value="5.61526349749867" calcext:value-type="float">
            <text:p>5.61526349749867</text:p>
          </table:table-cell>
          <table:table-cell table:number-columns-repeated="5"/>
        </table:table-row>
        <table:table-row table:style-name="ro1">
          <table:table-cell office:value-type="float" office:value="28.4090146880618" calcext:value-type="float">
            <text:p>28.4090146880618</text:p>
          </table:table-cell>
          <table:table-cell office:value-type="float" office:value="42.9602863625801" calcext:value-type="float">
            <text:p>42.9602863625801</text:p>
          </table:table-cell>
          <table:table-cell office:value-type="float" office:value="5.59532393651691" calcext:value-type="float">
            <text:p>5.59532393651691</text:p>
          </table:table-cell>
          <table:table-cell table:number-columns-repeated="5"/>
        </table:table-row>
        <table:table-row table:style-name="ro1">
          <table:table-cell office:value-type="float" office:value="28.5444809229851" calcext:value-type="float">
            <text:p>28.5444809229851</text:p>
          </table:table-cell>
          <table:table-cell office:value-type="float" office:value="42.8489673884448" calcext:value-type="float">
            <text:p>42.8489673884448</text:p>
          </table:table-cell>
          <table:table-cell office:value-type="float" office:value="5.72910987293385" calcext:value-type="float">
            <text:p>5.72910987293385</text:p>
          </table:table-cell>
          <table:table-cell table:number-columns-repeated="5"/>
        </table:table-row>
        <table:table-row table:style-name="ro1">
          <table:table-cell office:value-type="float" office:value="28.6884136893915" calcext:value-type="float">
            <text:p>28.6884136893915</text:p>
          </table:table-cell>
          <table:table-cell office:value-type="float" office:value="42.7599123468339" calcext:value-type="float">
            <text:p>42.7599123468339</text:p>
          </table:table-cell>
          <table:table-cell office:value-type="float" office:value="5.75435056468173" calcext:value-type="float">
            <text:p>5.75435056468173</text:p>
          </table:table-cell>
          <table:table-cell table:number-columns-repeated="5"/>
        </table:table-row>
        <table:table-row table:style-name="ro1">
          <table:table-cell office:value-type="float" office:value="28.8408130730736" calcext:value-type="float">
            <text:p>28.8408130730736</text:p>
          </table:table-cell>
          <table:table-cell office:value-type="float" office:value="42.6708573416459" calcext:value-type="float">
            <text:p>42.6708573416459</text:p>
          </table:table-cell>
          <table:table-cell office:value-type="float" office:value="5.78697999888467" calcext:value-type="float">
            <text:p>5.78697999888467</text:p>
          </table:table-cell>
          <table:table-cell table:number-columns-repeated="5"/>
        </table:table-row>
        <table:table-row table:style-name="ro1">
          <table:table-cell office:value-type="float" office:value="28.98474580345" calcext:value-type="float">
            <text:p>28.98474580345</text:p>
          </table:table-cell>
          <table:table-cell office:value-type="float" office:value="42.5929342548246" calcext:value-type="float">
            <text:p>42.5929342548246</text:p>
          </table:table-cell>
          <table:table-cell office:value-type="float" office:value="5.93301693718123" calcext:value-type="float">
            <text:p>5.93301693718123</text:p>
          </table:table-cell>
          <table:table-cell table:number-columns-repeated="5"/>
        </table:table-row>
        <table:table-row table:style-name="ro1">
          <table:table-cell office:value-type="float" office:value="29.1371450631207" calcext:value-type="float">
            <text:p>29.1371450631207</text:p>
          </table:table-cell>
          <table:table-cell office:value-type="float" office:value="42.5372751021873" calcext:value-type="float">
            <text:p>42.5372751021873</text:p>
          </table:table-cell>
          <table:table-cell office:value-type="float" office:value="5.87013395792663" calcext:value-type="float">
            <text:p>5.87013395792663</text:p>
          </table:table-cell>
          <table:table-cell table:number-columns-repeated="5"/>
        </table:table-row>
        <table:table-row table:style-name="ro1">
          <table:table-cell office:value-type="float" office:value="29.28954436953" calcext:value-type="float">
            <text:p>29.28954436953</text:p>
          </table:table-cell>
          <table:table-cell office:value-type="float" office:value="42.4704840037049" calcext:value-type="float">
            <text:p>42.4704840037049</text:p>
          </table:table-cell>
          <table:table-cell office:value-type="float" office:value="6.01314930029957" calcext:value-type="float">
            <text:p>6.01314930029957</text:p>
          </table:table-cell>
          <table:table-cell table:number-columns-repeated="5"/>
        </table:table-row>
        <table:table-row table:style-name="ro1">
          <table:table-cell office:value-type="float" office:value="29.450410204432" calcext:value-type="float">
            <text:p>29.450410204432</text:p>
          </table:table-cell>
          <table:table-cell office:value-type="float" office:value="42.4259568391126" calcext:value-type="float">
            <text:p>42.4259568391126</text:p>
          </table:table-cell>
          <table:table-cell office:value-type="float" office:value="6.01314932831879" calcext:value-type="float">
            <text:p>6.01314932831879</text:p>
          </table:table-cell>
          <table:table-cell table:number-columns-repeated="5"/>
        </table:table-row>
        <table:table-row table:style-name="ro1">
          <table:table-cell office:value-type="float" office:value="29.6112760410884" calcext:value-type="float">
            <text:p>29.6112760410884</text:p>
          </table:table-cell>
          <table:table-cell office:value-type="float" office:value="42.3814296788874" calcext:value-type="float">
            <text:p>42.3814296788874</text:p>
          </table:table-cell>
          <table:table-cell office:value-type="float" office:value="6.01314935147247" calcext:value-type="float">
            <text:p>6.01314935147247</text:p>
          </table:table-cell>
          <table:table-cell table:number-columns-repeated="5"/>
        </table:table-row>
        <table:table-row table:style-name="ro1">
          <table:table-cell office:value-type="float" office:value="29.7721418796257" calcext:value-type="float">
            <text:p>29.7721418796257</text:p>
          </table:table-cell>
          <table:table-cell office:value-type="float" office:value="42.3369025221516" calcext:value-type="float">
            <text:p>42.3369025221516</text:p>
          </table:table-cell>
          <table:table-cell office:value-type="float" office:value="5.99281598086367" calcext:value-type="float">
            <text:p>5.99281598086367</text:p>
          </table:table-cell>
          <table:table-cell table:number-columns-repeated="5"/>
        </table:table-row>
        <table:table-row table:style-name="ro1">
          <table:table-cell office:value-type="float" office:value="29.958407606111" calcext:value-type="float">
            <text:p>29.958407606111</text:p>
          </table:table-cell>
          <table:table-cell office:value-type="float" office:value="42.2812435205579" calcext:value-type="float">
            <text:p>42.2812435205579</text:p>
          </table:table-cell>
          <table:table-cell office:value-type="float" office:value="6.06746498244982" calcext:value-type="float">
            <text:p>6.06746498244982</text:p>
          </table:table-cell>
          <table:table-cell table:number-columns-repeated="5"/>
        </table:table-row>
        <table:table-row table:style-name="ro1">
          <table:table-cell office:value-type="float" office:value="30.1108067893666" calcext:value-type="float">
            <text:p>30.1108067893666</text:p>
          </table:table-cell>
          <table:table-cell office:value-type="float" office:value="42.2478482864084" calcext:value-type="float">
            <text:p>42.2478482864084</text:p>
          </table:table-cell>
          <table:table-cell office:value-type="float" office:value="6.08846751762065" calcext:value-type="float">
            <text:p>6.08846751762065</text:p>
          </table:table-cell>
          <table:table-cell table:number-columns-repeated="5"/>
        </table:table-row>
        <table:table-row table:style-name="ro1">
          <table:table-cell office:value-type="float" office:value="30.2801392036358" calcext:value-type="float">
            <text:p>30.2801392036358</text:p>
          </table:table-cell>
          <table:table-cell office:value-type="float" office:value="42.2144531229046" calcext:value-type="float">
            <text:p>42.2144531229046</text:p>
          </table:table-cell>
          <table:table-cell office:value-type="float" office:value="6.21027413114455" calcext:value-type="float">
            <text:p>6.21027413114455</text:p>
          </table:table-cell>
          <table:table-cell table:number-columns-repeated="5"/>
        </table:table-row>
        <table:table-row table:style-name="ro1">
          <table:table-cell office:value-type="float" office:value="30.4325382989453" calcext:value-type="float">
            <text:p>30.4325382989453</text:p>
          </table:table-cell>
          <table:table-cell office:value-type="float" office:value="42.2033217937828" calcext:value-type="float">
            <text:p>42.2033217937828</text:p>
          </table:table-cell>
          <table:table-cell office:value-type="float" office:value="6.15245873661397" calcext:value-type="float">
            <text:p>6.15245873661397</text:p>
          </table:table-cell>
          <table:table-cell table:number-columns-repeated="5"/>
        </table:table-row>
        <table:table-row table:style-name="ro1">
          <table:table-cell office:value-type="float" office:value="30.6018706696716" calcext:value-type="float">
            <text:p>30.6018706696716</text:p>
          </table:table-cell>
          <table:table-cell office:value-type="float" office:value="42.1810585870648" calcext:value-type="float">
            <text:p>42.1810585870648</text:p>
          </table:table-cell>
          <table:table-cell office:value-type="float" office:value="6.21409927619861" calcext:value-type="float">
            <text:p>6.21409927619861</text:p>
          </table:table-cell>
          <table:table-cell table:number-columns-repeated="5"/>
        </table:table-row>
        <table:table-row table:style-name="ro1">
          <table:table-cell office:value-type="float" office:value="30.762736380948" calcext:value-type="float">
            <text:p>30.762736380948</text:p>
          </table:table-cell>
          <table:table-cell office:value-type="float" office:value="42.1699272984805" calcext:value-type="float">
            <text:p>42.1699272984805</text:p>
          </table:table-cell>
          <table:table-cell office:value-type="float" office:value="6.1381261303494" calcext:value-type="float">
            <text:p>6.1381261303494</text:p>
          </table:table-cell>
          <table:table-cell table:number-columns-repeated="5"/>
        </table:table-row>
        <table:table-row table:style-name="ro1">
          <table:table-cell office:value-type="float" office:value="30.9151355243698" calcext:value-type="float">
            <text:p>30.9151355243698</text:p>
          </table:table-cell>
          <table:table-cell office:value-type="float" office:value="42.1476640288934" calcext:value-type="float">
            <text:p>42.1476640288934</text:p>
          </table:table-cell>
          <table:table-cell office:value-type="float" office:value="6.07849619601943" calcext:value-type="float">
            <text:p>6.07849619601943</text:p>
          </table:table-cell>
          <table:table-cell table:number-columns-repeated="5"/>
        </table:table-row>
        <table:table-row table:style-name="ro1">
          <table:table-cell office:value-type="float" office:value="31.0760013296347" calcext:value-type="float">
            <text:p>31.0760013296347</text:p>
          </table:table-cell>
          <table:table-cell office:value-type="float" office:value="42.1142688492755" calcext:value-type="float">
            <text:p>42.1142688492755</text:p>
          </table:table-cell>
          <table:table-cell office:value-type="float" office:value="6.13812617635627" calcext:value-type="float">
            <text:p>6.13812617635627</text:p>
          </table:table-cell>
          <table:table-cell table:number-columns-repeated="5"/>
        </table:table-row>
        <table:table-row table:style-name="ro1">
          <table:table-cell office:value-type="float" office:value="31.2284004758296" calcext:value-type="float">
            <text:p>31.2284004758296</text:p>
          </table:table-cell>
          <table:table-cell office:value-type="float" office:value="42.0920055864443" calcext:value-type="float">
            <text:p>42.0920055864443</text:p>
          </table:table-cell>
          <table:table-cell office:value-type="float" office:value="5.99892332825716" calcext:value-type="float">
            <text:p>5.99892332825716</text:p>
          </table:table-cell>
          <table:table-cell table:number-columns-repeated="5"/>
        </table:table-row>
        <table:table-row table:style-name="ro1">
          <table:table-cell office:value-type="float" office:value="31.3807997153945" calcext:value-type="float">
            <text:p>31.3807997153945</text:p>
          </table:table-cell>
          <table:table-cell office:value-type="float" office:value="42.0474784289787" calcext:value-type="float">
            <text:p>42.0474784289787</text:p>
          </table:table-cell>
          <table:table-cell office:value-type="float" office:value="6.21409938142484" calcext:value-type="float">
            <text:p>6.21409938142484</text:p>
          </table:table-cell>
          <table:table-cell table:number-columns-repeated="5"/>
        </table:table-row>
        <table:table-row table:style-name="ro1">
          <table:table-cell office:value-type="float" office:value="31.5416654307693" calcext:value-type="float">
            <text:p>31.5416654307693</text:p>
          </table:table-cell>
          <table:table-cell office:value-type="float" office:value="42.0363471571192" calcext:value-type="float">
            <text:p>42.0363471571192</text:p>
          </table:table-cell>
          <table:table-cell office:value-type="float" office:value="6.01314962202113" calcext:value-type="float">
            <text:p>6.01314962202113</text:p>
          </table:table-cell>
          <table:table-cell table:number-columns-repeated="5"/>
        </table:table-row>
        <table:table-row table:style-name="ro1">
          <table:table-cell office:value-type="float" office:value="31.7025312881344" calcext:value-type="float">
            <text:p>31.7025312881344</text:p>
          </table:table-cell>
          <table:table-cell office:value-type="float" office:value="41.9918200420284" calcext:value-type="float">
            <text:p>41.9918200420284</text:p>
          </table:table-cell>
          <table:table-cell office:value-type="float" office:value="6.13812626119716" calcext:value-type="float">
            <text:p>6.13812626119716</text:p>
          </table:table-cell>
          <table:table-cell table:number-columns-repeated="5"/>
        </table:table-row>
        <table:table-row table:style-name="ro1">
          <table:table-cell office:value-type="float" office:value="31.8549304390485" calcext:value-type="float">
            <text:p>31.8549304390485</text:p>
          </table:table-cell>
          <table:table-cell office:value-type="float" office:value="41.9695567917134" calcext:value-type="float">
            <text:p>41.9695567917134</text:p>
          </table:table-cell>
          <table:table-cell office:value-type="float" office:value="6.05519929300041" calcext:value-type="float">
            <text:p>6.05519929300041</text:p>
          </table:table-cell>
          <table:table-cell table:number-columns-repeated="5"/>
        </table:table-row>
        <table:table-row table:style-name="ro1">
          <table:table-cell office:value-type="float" office:value="31.9988630238354" calcext:value-type="float">
            <text:p>31.9988630238354</text:p>
          </table:table-cell>
          <table:table-cell office:value-type="float" office:value="41.9361615588608" calcext:value-type="float">
            <text:p>41.9361615588608</text:p>
          </table:table-cell>
          <table:table-cell office:value-type="float" office:value="6.08846778344265" calcext:value-type="float">
            <text:p>6.08846778344265</text:p>
          </table:table-cell>
          <table:table-cell table:number-columns-repeated="5"/>
        </table:table-row>
        <table:table-row table:style-name="ro1">
          <table:table-cell office:value-type="float" office:value="32.1681954517413" calcext:value-type="float">
            <text:p>32.1681954517413</text:p>
          </table:table-cell>
          <table:table-cell office:value-type="float" office:value="41.9027664394306" calcext:value-type="float">
            <text:p>41.9027664394306</text:p>
          </table:table-cell>
          <table:table-cell office:value-type="float" office:value="5.9831625223044" calcext:value-type="float">
            <text:p>5.9831625223044</text:p>
          </table:table-cell>
          <table:table-cell table:number-columns-repeated="5"/>
        </table:table-row>
        <table:table-row table:style-name="ro1">
          <table:table-cell office:value-type="float" office:value="32.3121280868842" calcext:value-type="float">
            <text:p>32.3121280868842</text:p>
          </table:table-cell>
          <table:table-cell office:value-type="float" office:value="41.8582392645561" calcext:value-type="float">
            <text:p>41.8582392645561</text:p>
          </table:table-cell>
          <table:table-cell office:value-type="float" office:value="5.99892347799244" calcext:value-type="float">
            <text:p>5.99892347799244</text:p>
          </table:table-cell>
          <table:table-cell table:number-columns-repeated="5"/>
        </table:table-row>
        <table:table-row table:style-name="ro1">
          <table:table-cell office:value-type="float" office:value="32.4645273392545" calcext:value-type="float">
            <text:p>32.4645273392545</text:p>
          </table:table-cell>
          <table:table-cell office:value-type="float" office:value="41.8137121281166" calcext:value-type="float">
            <text:p>41.8137121281166</text:p>
          </table:table-cell>
          <table:table-cell office:value-type="float" office:value="6.05519938533895" calcext:value-type="float">
            <text:p>6.05519938533895</text:p>
          </table:table-cell>
          <table:table-cell table:number-columns-repeated="5"/>
        </table:table-row>
        <table:table-row table:style-name="ro1">
          <table:table-cell office:value-type="float" office:value="32.6084599294957" calcext:value-type="float">
            <text:p>32.6084599294957</text:p>
          </table:table-cell>
          <table:table-cell office:value-type="float" office:value="41.7803169080044" calcext:value-type="float">
            <text:p>41.7803169080044</text:p>
          </table:table-cell>
          <table:table-cell office:value-type="float" office:value="6.07849642901142" calcext:value-type="float">
            <text:p>6.07849642901142</text:p>
          </table:table-cell>
          <table:table-cell table:number-columns-repeated="5"/>
        </table:table-row>
        <table:table-row table:style-name="ro1">
          <table:table-cell office:value-type="float" office:value="32.7693257498513" calcext:value-type="float">
            <text:p>32.7693257498513</text:p>
          </table:table-cell>
          <table:table-cell office:value-type="float" office:value="41.7469217643495" calcext:value-type="float">
            <text:p>41.7469217643495</text:p>
          </table:table-cell>
          <table:table-cell office:value-type="float" office:value="6.02605009456575" calcext:value-type="float">
            <text:p>6.02605009456575</text:p>
          </table:table-cell>
          <table:table-cell table:number-columns-repeated="5"/>
        </table:table-row>
        <table:table-row table:style-name="ro1">
          <table:table-cell office:value-type="float" office:value="32.8963251137111" calcext:value-type="float">
            <text:p>32.8963251137111</text:p>
          </table:table-cell>
          <table:table-cell office:value-type="float" office:value="41.7135264754058" calcext:value-type="float">
            <text:p>41.7135264754058</text:p>
          </table:table-cell>
          <table:table-cell office:value-type="float" office:value="6.05519944196914" calcext:value-type="float">
            <text:p>6.05519944196914</text:p>
          </table:table-cell>
          <table:table-cell table:number-columns-repeated="5"/>
        </table:table-row>
        <table:table-row table:style-name="ro1">
          <table:table-cell office:value-type="float" office:value="33.0402577075125" calcext:value-type="float">
            <text:p>33.0402577075125</text:p>
          </table:table-cell>
          <table:table-cell office:value-type="float" office:value="41.6801312630573" calcext:value-type="float">
            <text:p>41.6801312630573</text:p>
          </table:table-cell>
          <table:table-cell office:value-type="float" office:value="6.07849649270142" calcext:value-type="float">
            <text:p>6.07849649270142</text:p>
          </table:table-cell>
          <table:table-cell table:number-columns-repeated="5"/>
        </table:table-row>
        <table:table-row table:style-name="ro1">
          <table:table-cell office:value-type="float" office:value="33.2011235323839" calcext:value-type="float">
            <text:p>33.2011235323839</text:p>
          </table:table-cell>
          <table:table-cell office:value-type="float" office:value="41.6467361291521" calcext:value-type="float">
            <text:p>41.6467361291521</text:p>
          </table:table-cell>
          <table:table-cell office:value-type="float" office:value="5.96561380469916" calcext:value-type="float">
            <text:p>5.96561380469916</text:p>
          </table:table-cell>
          <table:table-cell table:number-columns-repeated="5"/>
        </table:table-row>
        <table:table-row table:style-name="ro1">
          <table:table-cell office:value-type="float" office:value="33.3365895647087" calcext:value-type="float">
            <text:p>33.3365895647087</text:p>
          </table:table-cell>
          <table:table-cell office:value-type="float" office:value="41.602208935434" calcext:value-type="float">
            <text:p>41.602208935434</text:p>
          </table:table-cell>
          <table:table-cell office:value-type="float" office:value="6.14566289048686" calcext:value-type="float">
            <text:p>6.14566289048686</text:p>
          </table:table-cell>
          <table:table-cell table:number-columns-repeated="5"/>
        </table:table-row>
        <table:table-row table:style-name="ro1">
          <table:table-cell office:value-type="float" office:value="33.4974553421673" calcext:value-type="float">
            <text:p>33.4974553421673</text:p>
          </table:table-cell>
          <table:table-cell office:value-type="float" office:value="41.579945757524" calcext:value-type="float">
            <text:p>41.579945757524</text:p>
          </table:table-cell>
          <table:table-cell office:value-type="float" office:value="6.1456629033745" calcext:value-type="float">
            <text:p>6.1456629033745</text:p>
          </table:table-cell>
          <table:table-cell table:number-columns-repeated="5"/>
        </table:table-row>
        <table:table-row table:style-name="ro1">
          <table:table-cell office:value-type="float" office:value="33.6583211201682" calcext:value-type="float">
            <text:p>33.6583211201682</text:p>
          </table:table-cell>
          <table:table-cell office:value-type="float" office:value="41.5576825816519" calcext:value-type="float">
            <text:p>41.5576825816519</text:p>
          </table:table-cell>
          <table:table-cell office:value-type="float" office:value="6.01314992199696" calcext:value-type="float">
            <text:p>6.01314992199696</text:p>
          </table:table-cell>
          <table:table-cell table:number-columns-repeated="5"/>
        </table:table-row>
        <table:table-row table:style-name="ro1">
          <table:table-cell office:value-type="float" office:value="33.8191870004006" calcext:value-type="float">
            <text:p>33.8191870004006</text:p>
          </table:table-cell>
          <table:table-cell office:value-type="float" office:value="41.5131555121847" calcext:value-type="float">
            <text:p>41.5131555121847</text:p>
          </table:table-cell>
          <table:table-cell office:value-type="float" office:value="6.14566295110067" calcext:value-type="float">
            <text:p>6.14566295110067</text:p>
          </table:table-cell>
          <table:table-cell table:number-columns-repeated="5"/>
        </table:table-row>
        <table:table-row table:style-name="ro1">
          <table:table-cell office:value-type="float" office:value="33.9800527814066" calcext:value-type="float">
            <text:p>33.9800527814066</text:p>
          </table:table-cell>
          <table:table-cell office:value-type="float" office:value="41.4908923437212" calcext:value-type="float">
            <text:p>41.4908923437212</text:p>
          </table:table-cell>
          <table:table-cell office:value-type="float" office:value="6.06746554542755" calcext:value-type="float">
            <text:p>6.06746554542755</text:p>
          </table:table-cell>
          <table:table-cell table:number-columns-repeated="5"/>
        </table:table-row>
        <table:table-row table:style-name="ro1">
          <table:table-cell office:value-type="float" office:value="34.1324519997283" calcext:value-type="float">
            <text:p>34.1324519997283</text:p>
          </table:table-cell>
          <table:table-cell office:value-type="float" office:value="41.4574971918049" calcext:value-type="float">
            <text:p>41.4574971918049</text:p>
          </table:table-cell>
          <table:table-cell office:value-type="float" office:value="6.07849663930123" calcext:value-type="float">
            <text:p>6.07849663930123</text:p>
          </table:table-cell>
          <table:table-cell table:number-columns-repeated="5"/>
        </table:table-row>
        <table:table-row table:style-name="ro1">
          <table:table-cell office:value-type="float" office:value="34.2933178344816" calcext:value-type="float">
            <text:p>34.2933178344816</text:p>
          </table:table-cell>
          <table:table-cell office:value-type="float" office:value="41.4241020804474" calcext:value-type="float">
            <text:p>41.4241020804474</text:p>
          </table:table-cell>
          <table:table-cell office:value-type="float" office:value="6.21409977769939" calcext:value-type="float">
            <text:p>6.21409977769939</text:p>
          </table:table-cell>
          <table:table-cell table:number-columns-repeated="5"/>
        </table:table-row>
        <table:table-row table:style-name="ro1">
          <table:table-cell office:value-type="float" office:value="34.4541835674622" calcext:value-type="float">
            <text:p>34.4541835674622</text:p>
          </table:table-cell>
          <table:table-cell office:value-type="float" office:value="41.4129708714218" calcext:value-type="float">
            <text:p>41.4129708714218</text:p>
          </table:table-cell>
          <table:table-cell office:value-type="float" office:value="5.99892378346569" calcext:value-type="float">
            <text:p>5.99892378346569</text:p>
          </table:table-cell>
          <table:table-cell table:number-columns-repeated="5"/>
        </table:table-row>
        <table:table-row table:style-name="ro1">
          <table:table-cell office:value-type="float" office:value="34.6065828404184" calcext:value-type="float">
            <text:p>34.6065828404184</text:p>
          </table:table-cell>
          <table:table-cell office:value-type="float" office:value="41.3684437794956" calcext:value-type="float">
            <text:p>41.3684437794956</text:p>
          </table:table-cell>
          <table:table-cell office:value-type="float" office:value="6.12972326260128" calcext:value-type="float">
            <text:p>6.12972326260128</text:p>
          </table:table-cell>
          <table:table-cell table:number-columns-repeated="5"/>
        </table:table-row>
        <table:table-row table:style-name="ro1">
          <table:table-cell office:value-type="float" office:value="34.7505153967509" calcext:value-type="float">
            <text:p>34.7505153967509</text:p>
          </table:table-cell>
          <table:table-cell office:value-type="float" office:value="41.3461805493023" calcext:value-type="float">
            <text:p>41.3461805493023</text:p>
          </table:table-cell>
          <table:table-cell office:value-type="float" office:value="6.04148364600478" calcext:value-type="float">
            <text:p>6.04148364600478</text:p>
          </table:table-cell>
          <table:table-cell table:number-columns-repeated="5"/>
        </table:table-row>
        <table:table-row table:style-name="ro1">
          <table:table-cell office:value-type="float" office:value="34.8859813918907" calcext:value-type="float">
            <text:p>34.8859813918907</text:p>
          </table:table-cell>
          <table:table-cell office:value-type="float" office:value="41.3127853335816" calcext:value-type="float">
            <text:p>41.3127853335816</text:p>
          </table:table-cell>
          <table:table-cell office:value-type="float" office:value="6.02605038892489" calcext:value-type="float">
            <text:p>6.02605038892489</text:p>
          </table:table-cell>
          <table:table-cell table:number-columns-repeated="5"/>
        </table:table-row>
        <table:table-row table:style-name="ro1">
          <table:table-cell office:value-type="float" office:value="35.0129807719618" calcext:value-type="float">
            <text:p>35.0129807719618</text:p>
          </table:table-cell>
          <table:table-cell office:value-type="float" office:value="41.2793900803434" calcext:value-type="float">
            <text:p>41.2793900803434</text:p>
          </table:table-cell>
          <table:table-cell office:value-type="float" office:value="6.04148368214438" calcext:value-type="float">
            <text:p>6.04148368214438</text:p>
          </table:table-cell>
          <table:table-cell table:number-columns-repeated="5"/>
        </table:table-row>
        <table:table-row table:style-name="ro1">
          <table:table-cell office:value-type="float" office:value="35.1484467697375" calcext:value-type="float">
            <text:p>35.1484467697375</text:p>
          </table:table-cell>
          <table:table-cell office:value-type="float" office:value="41.2459948691661" calcext:value-type="float">
            <text:p>41.2459948691661</text:p>
          </table:table-cell>
          <table:table-cell office:value-type="float" office:value="6.04148369822909" calcext:value-type="float">
            <text:p>6.04148369822909</text:p>
          </table:table-cell>
          <table:table-cell table:number-columns-repeated="5"/>
        </table:table-row>
        <table:table-row table:style-name="ro1">
          <table:table-cell office:value-type="float" office:value="35.2839127681482" calcext:value-type="float">
            <text:p>35.2839127681482</text:p>
          </table:table-cell>
          <table:table-cell office:value-type="float" office:value="41.2125996601437" calcext:value-type="float">
            <text:p>41.2125996601437</text:p>
          </table:table-cell>
          <table:table-cell office:value-type="float" office:value="6.02605045108833" calcext:value-type="float">
            <text:p>6.02605045108833</text:p>
          </table:table-cell>
          <table:table-cell table:number-columns-repeated="5"/>
        </table:table-row>
        <table:table-row table:style-name="ro1">
          <table:table-cell office:value-type="float" office:value="35.410912151759" calcext:value-type="float">
            <text:p>35.410912151759</text:p>
          </table:table-cell>
          <table:table-cell office:value-type="float" office:value="41.1792044144153" calcext:value-type="float">
            <text:p>41.1792044144153</text:p>
          </table:table-cell>
          <table:table-cell office:value-type="float" office:value="6.1456631680898" calcext:value-type="float">
            <text:p>6.1456631680898</text:p>
          </table:table-cell>
          <table:table-cell table:number-columns-repeated="5"/>
        </table:table-row>
        <table:table-row table:style-name="ro1">
          <table:table-cell office:value-type="float" office:value="35.5717779451854" calcext:value-type="float">
            <text:p>35.5717779451854</text:p>
          </table:table-cell>
          <table:table-cell office:value-type="float" office:value="41.1569412798076" calcext:value-type="float">
            <text:p>41.1569412798076</text:p>
          </table:table-cell>
          <table:table-cell office:value-type="float" office:value="5.94596774415526" calcext:value-type="float">
            <text:p>5.94596774415526</text:p>
          </table:table-cell>
          <table:table-cell table:number-columns-repeated="5"/>
        </table:table-row>
        <table:table-row table:style-name="ro1">
          <table:table-cell office:value-type="float" office:value="35.6987773845273" calcext:value-type="float">
            <text:p>35.6987773845273</text:p>
          </table:table-cell>
          <table:table-cell office:value-type="float" office:value="41.1124140894954" calcext:value-type="float">
            <text:p>41.1124140894954</text:p>
          </table:table-cell>
          <table:table-cell office:value-type="float" office:value="5.94596775755684" calcext:value-type="float">
            <text:p>5.94596775755684</text:p>
          </table:table-cell>
          <table:table-cell table:number-columns-repeated="5"/>
        </table:table-row>
        <table:table-row table:style-name="ro1">
          <table:table-cell office:value-type="float" office:value="35.8257768253588" calcext:value-type="float">
            <text:p>35.8257768253588</text:p>
          </table:table-cell>
          <table:table-cell office:value-type="float" office:value="41.0678869005722" calcext:value-type="float">
            <text:p>41.0678869005722</text:p>
          </table:table-cell>
          <table:table-cell office:value-type="float" office:value="5.92384216045117" calcext:value-type="float">
            <text:p>5.92384216045117</text:p>
          </table:table-cell>
          <table:table-cell table:number-columns-repeated="5"/>
        </table:table-row>
        <table:table-row table:style-name="ro1">
          <table:table-cell office:value-type="float" office:value="35.9443096527989" calcext:value-type="float">
            <text:p>35.9443096527989</text:p>
          </table:table-cell>
          <table:table-cell office:value-type="float" office:value="41.0233596739747" calcext:value-type="float">
            <text:p>41.0233596739747</text:p>
          </table:table-cell>
          <table:table-cell office:value-type="float" office:value="5.73776141182104" calcext:value-type="float">
            <text:p>5.73776141182104</text:p>
          </table:table-cell>
          <table:table-cell table:number-columns-repeated="5"/>
        </table:table-row>
        <table:table-row table:style-name="ro1">
          <table:table-cell office:value-type="float" office:value="36.0543759747524" calcext:value-type="float">
            <text:p>36.0543759747524</text:p>
          </table:table-cell>
          <table:table-cell office:value-type="float" office:value="40.9565685095441" calcext:value-type="float">
            <text:p>40.9565685095441</text:p>
          </table:table-cell>
          <table:table-cell office:value-type="float" office:value="5.73776142643501" calcext:value-type="float">
            <text:p>5.73776142643501</text:p>
          </table:table-cell>
          <table:table-cell table:number-columns-repeated="5"/>
        </table:table-row>
        <table:table-row table:style-name="ro1">
          <table:table-cell office:value-type="float" office:value="36.1644422970455" calcext:value-type="float">
            <text:p>36.1644422970455</text:p>
          </table:table-cell>
          <table:table-cell office:value-type="float" office:value="40.8897773471082" calcext:value-type="float">
            <text:p>40.8897773471082</text:p>
          </table:table-cell>
          <table:table-cell office:value-type="float" office:value="5.81499752158197" calcext:value-type="float">
            <text:p>5.81499752158197</text:p>
          </table:table-cell>
          <table:table-cell table:number-columns-repeated="5"/>
        </table:table-row>
        <table:table-row table:style-name="ro1">
          <table:table-cell office:value-type="float" office:value="36.2745085685738" calcext:value-type="float">
            <text:p>36.2745085685738</text:p>
          </table:table-cell>
          <table:table-cell office:value-type="float" office:value="40.8341181354069" calcext:value-type="float">
            <text:p>40.8341181354069</text:p>
          </table:table-cell>
          <table:table-cell office:value-type="float" office:value="5.63884659028114" calcext:value-type="float">
            <text:p>5.63884659028114</text:p>
          </table:table-cell>
          <table:table-cell table:number-columns-repeated="5"/>
        </table:table-row>
        <table:table-row table:style-name="ro1">
          <table:table-cell office:value-type="float" office:value="36.3930416180688" calcext:value-type="float">
            <text:p>36.3930416180688</text:p>
          </table:table-cell>
          <table:table-cell office:value-type="float" office:value="40.7450631191038" calcext:value-type="float">
            <text:p>40.7450631191038</text:p>
          </table:table-cell>
          <table:table-cell office:value-type="float" office:value="5.58647176501044" calcext:value-type="float">
            <text:p>5.58647176501044</text:p>
          </table:table-cell>
          <table:table-cell table:number-columns-repeated="5"/>
        </table:table-row>
        <table:table-row table:style-name="ro1">
          <table:table-cell office:value-type="float" office:value="36.486174770957" calcext:value-type="float">
            <text:p>36.486174770957</text:p>
          </table:table-cell>
          <table:table-cell office:value-type="float" office:value="40.6671399293555" calcext:value-type="float">
            <text:p>40.6671399293555</text:p>
          </table:table-cell>
          <table:table-cell office:value-type="float" office:value="5.52016723283026" calcext:value-type="float">
            <text:p>5.52016723283026</text:p>
          </table:table-cell>
          <table:table-cell table:number-columns-repeated="5"/>
        </table:table-row>
        <table:table-row table:style-name="ro1">
          <table:table-cell office:value-type="float" office:value="36.5793079798419" calcext:value-type="float">
            <text:p>36.5793079798419</text:p>
          </table:table-cell>
          <table:table-cell office:value-type="float" office:value="40.5780847927481" calcext:value-type="float">
            <text:p>40.5780847927481</text:p>
          </table:table-cell>
          <table:table-cell office:value-type="float" office:value="5.4866059909825" calcext:value-type="float">
            <text:p>5.4866059909825</text:p>
          </table:table-cell>
          <table:table-cell table:number-columns-repeated="5"/>
        </table:table-row>
        <table:table-row table:style-name="ro1">
          <table:table-cell office:value-type="float" office:value="36.6555079032308" calcext:value-type="float">
            <text:p>36.6555079032308</text:p>
          </table:table-cell>
          <table:table-cell office:value-type="float" office:value="40.5001615225647" calcext:value-type="float">
            <text:p>40.5001615225647</text:p>
          </table:table-cell>
          <table:table-cell office:value-type="float" office:value="5.3626249516525" calcext:value-type="float">
            <text:p>5.3626249516525</text:p>
          </table:table-cell>
          <table:table-cell table:number-columns-repeated="5"/>
        </table:table-row>
        <table:table-row table:style-name="ro1">
          <table:table-cell office:value-type="float" office:value="36.7232412689495" calcext:value-type="float">
            <text:p>36.7232412689495</text:p>
          </table:table-cell>
          <table:table-cell office:value-type="float" office:value="40.4111062620741" calcext:value-type="float">
            <text:p>40.4111062620741</text:p>
          </table:table-cell>
          <table:table-cell office:value-type="float" office:value="5.42794188916617" calcext:value-type="float">
            <text:p>5.42794188916617</text:p>
          </table:table-cell>
          <table:table-cell table:number-columns-repeated="5"/>
        </table:table-row>
        <table:table-row table:style-name="ro1">
          <table:table-cell office:value-type="float" office:value="36.7909745800495" calcext:value-type="float">
            <text:p>36.7909745800495</text:p>
          </table:table-cell>
          <table:table-cell office:value-type="float" office:value="40.333182951602" calcext:value-type="float">
            <text:p>40.333182951602</text:p>
          </table:table-cell>
          <table:table-cell office:value-type="float" office:value="5.20162302128152" calcext:value-type="float">
            <text:p>5.20162302128152</text:p>
          </table:table-cell>
          <table:table-cell table:number-columns-repeated="5"/>
        </table:table-row>
        <table:table-row table:style-name="ro1">
          <table:table-cell office:value-type="float" office:value="36.8502414410735" calcext:value-type="float">
            <text:p>36.8502414410735</text:p>
          </table:table-cell>
          <table:table-cell office:value-type="float" office:value="40.221863753647" calcext:value-type="float">
            <text:p>40.221863753647</text:p>
          </table:table-cell>
          <table:table-cell office:value-type="float" office:value="5.10564110716922" calcext:value-type="float">
            <text:p>5.10564110716922</text:p>
          </table:table-cell>
          <table:table-cell table:number-columns-repeated="5"/>
        </table:table-row>
        <table:table-row table:style-name="ro1">
          <table:table-cell office:value-type="float" office:value="36.9010417427379" calcext:value-type="float">
            <text:p>36.9010417427379</text:p>
          </table:table-cell>
          <table:table-cell office:value-type="float" office:value="40.0994125642984" calcext:value-type="float">
            <text:p>40.0994125642984</text:p>
          </table:table-cell>
          <table:table-cell office:value-type="float" office:value="5.11217771868276" calcext:value-type="float">
            <text:p>5.11217771868276</text:p>
          </table:table-cell>
          <table:table-cell table:number-columns-repeated="5"/>
        </table:table-row>
        <table:table-row table:style-name="ro1">
          <table:table-cell office:value-type="float" office:value="36.9433753206192" calcext:value-type="float">
            <text:p>36.9433753206192</text:p>
          </table:table-cell>
          <table:table-cell office:value-type="float" office:value="39.9992252316106" calcext:value-type="float">
            <text:p>39.9992252316106</text:p>
          </table:table-cell>
          <table:table-cell office:value-type="float" office:value="5.02749222590717" calcext:value-type="float">
            <text:p>5.02749222590717</text:p>
          </table:table-cell>
          <table:table-cell table:number-columns-repeated="5"/>
        </table:table-row>
        <table:table-row table:style-name="ro1">
          <table:table-cell office:value-type="float" office:value="36.9687755555077" calcext:value-type="float">
            <text:p>36.9687755555077</text:p>
          </table:table-cell>
          <table:table-cell office:value-type="float" office:value="39.9213017132784" calcext:value-type="float">
            <text:p>39.9213017132784</text:p>
          </table:table-cell>
          <table:table-cell office:value-type="float" office:value="4.80718017234746" calcext:value-type="float">
            <text:p>4.80718017234746</text:p>
          </table:table-cell>
          <table:table-cell table:number-columns-repeated="5"/>
        </table:table-row>
        <table:table-row table:style-name="ro1">
          <table:table-cell office:value-type="float" office:value="36.9772426123529" calcext:value-type="float">
            <text:p>36.9772426123529</text:p>
          </table:table-cell>
          <table:table-cell office:value-type="float" office:value="39.8322461630055" calcext:value-type="float">
            <text:p>39.8322461630055</text:p>
          </table:table-cell>
          <table:table-cell office:value-type="float" office:value="4.62808656774307" calcext:value-type="float">
            <text:p>4.62808656774307</text:p>
          </table:table-cell>
          <table:table-cell table:number-columns-repeated="5"/>
        </table:table-row>
        <table:table-row table:style-name="ro1">
          <table:table-cell office:value-type="float" office:value="36.9687764918554" calcext:value-type="float">
            <text:p>36.9687764918554</text:p>
          </table:table-cell>
          <table:table-cell office:value-type="float" office:value="39.7320585790936" calcext:value-type="float">
            <text:p>39.7320585790936</text:p>
          </table:table-cell>
          <table:table-cell office:value-type="float" office:value="4.71239392674093" calcext:value-type="float">
            <text:p>4.71239392674093</text:p>
          </table:table-cell>
          <table:table-cell table:number-columns-repeated="5"/>
        </table:table-row>
        <table:table-row table:style-name="ro1">
          <table:table-cell office:value-type="float" office:value="36.9687770424812" calcext:value-type="float">
            <text:p>36.9687770424812</text:p>
          </table:table-cell>
          <table:table-cell office:value-type="float" office:value="39.6207390887386" calcext:value-type="float">
            <text:p>39.6207390887386</text:p>
          </table:table-cell>
          <table:table-cell office:value-type="float" office:value="4.52449465983527" calcext:value-type="float">
            <text:p>4.52449465983527</text:p>
          </table:table-cell>
          <table:table-cell table:number-columns-repeated="5"/>
        </table:table-row>
        <table:table-row table:style-name="ro1">
          <table:table-cell office:value-type="float" office:value="36.9433778528732" calcext:value-type="float">
            <text:p>36.9433778528732</text:p>
          </table:table-cell>
          <table:table-cell office:value-type="float" office:value="39.4871555739899" calcext:value-type="float">
            <text:p>39.4871555739899</text:p>
          </table:table-cell>
          <table:table-cell office:value-type="float" office:value="4.71239392215863" calcext:value-type="float">
            <text:p>4.71239392215863</text:p>
          </table:table-cell>
          <table:table-cell table:number-columns-repeated="5"/>
        </table:table-row>
        <table:table-row table:style-name="ro1">
          <table:table-cell office:value-type="float" office:value="36.9433785130121" calcext:value-type="float">
            <text:p>36.9433785130121</text:p>
          </table:table-cell>
          <table:table-cell office:value-type="float" office:value="39.3535721853968" calcext:value-type="float">
            <text:p>39.3535721853968</text:p>
          </table:table-cell>
          <table:table-cell office:value-type="float" office:value="4.41706306013715" calcext:value-type="float">
            <text:p>4.41706306013715</text:p>
          </table:table-cell>
          <table:table-cell table:number-columns-repeated="5"/>
        </table:table-row>
        <table:table-row table:style-name="ro1">
          <table:table-cell office:value-type="float" office:value="36.9095125938493" calcext:value-type="float">
            <text:p>36.9095125938493</text:p>
          </table:table-cell>
          <table:table-cell office:value-type="float" office:value="39.2422525267065" calcext:value-type="float">
            <text:p>39.2422525267065</text:p>
          </table:table-cell>
          <table:table-cell office:value-type="float" office:value="4.44256810982742" calcext:value-type="float">
            <text:p>4.44256810982742</text:p>
          </table:table-cell>
          <table:table-cell table:number-columns-repeated="5"/>
        </table:table-row>
        <table:table-row table:style-name="ro1">
          <table:table-cell office:value-type="float" office:value="36.8756467289052" calcext:value-type="float">
            <text:p>36.8756467289052</text:p>
          </table:table-cell>
          <table:table-cell office:value-type="float" office:value="39.1198009194805" calcext:value-type="float">
            <text:p>39.1198009194805</text:p>
          </table:table-cell>
          <table:table-cell office:value-type="float" office:value="4.76666694055965" calcext:value-type="float">
            <text:p>4.76666694055965</text:p>
          </table:table-cell>
          <table:table-cell table:number-columns-repeated="5"/>
        </table:table-row>
        <table:table-row table:style-name="ro1">
          <table:table-cell office:value-type="float" office:value="36.884114116374" calcext:value-type="float">
            <text:p>36.884114116374</text:p>
          </table:table-cell>
          <table:table-cell office:value-type="float" office:value="38.9639536739364" calcext:value-type="float">
            <text:p>38.9639536739364</text:p>
          </table:table-cell>
          <table:table-cell office:value-type="float" office:value="4.52449462189516" calcext:value-type="float">
            <text:p>4.52449462189516</text:p>
          </table:table-cell>
          <table:table-cell table:number-columns-repeated="5"/>
        </table:table-row>
        <table:table-row table:style-name="ro1">
          <table:table-cell office:value-type="float" office:value="36.8587149216066" calcext:value-type="float">
            <text:p>36.8587149216066</text:p>
          </table:table-cell>
          <table:table-cell office:value-type="float" office:value="38.8303701596715" calcext:value-type="float">
            <text:p>38.8303701596715</text:p>
          </table:table-cell>
          <table:table-cell office:value-type="float" office:value="4.52449462578364" calcext:value-type="float">
            <text:p>4.52449462578364</text:p>
          </table:table-cell>
          <table:table-cell table:number-columns-repeated="5"/>
        </table:table-row>
        <table:table-row table:style-name="ro1">
          <table:table-cell office:value-type="float" office:value="36.833315727354" calcext:value-type="float">
            <text:p>36.833315727354</text:p>
          </table:table-cell>
          <table:table-cell office:value-type="float" office:value="38.6967866452837" calcext:value-type="float">
            <text:p>38.6967866452837</text:p>
          </table:table-cell>
          <table:table-cell office:value-type="float" office:value="4.58630485102507" calcext:value-type="float">
            <text:p>4.58630485102507</text:p>
          </table:table-cell>
          <table:table-cell table:number-columns-repeated="5"/>
        </table:table-row>
        <table:table-row table:style-name="ro1">
          <table:table-cell office:value-type="float" office:value="36.8163831494164" calcext:value-type="float">
            <text:p>36.8163831494164</text:p>
          </table:table-cell>
          <table:table-cell office:value-type="float" office:value="38.5632031730225" calcext:value-type="float">
            <text:p>38.5632031730225</text:p>
          </table:table-cell>
          <table:table-cell office:value-type="float" office:value="4.6581208855372" calcext:value-type="float">
            <text:p>4.6581208855372</text:p>
          </table:table-cell>
          <table:table-cell table:number-columns-repeated="5"/>
        </table:table-row>
        <table:table-row table:style-name="ro1">
          <table:table-cell office:value-type="float" office:value="36.8079172994819" calcext:value-type="float">
            <text:p>36.8079172994819</text:p>
          </table:table-cell>
          <table:table-cell office:value-type="float" office:value="38.407355844869" calcext:value-type="float">
            <text:p>38.407355844869</text:p>
          </table:table-cell>
          <table:table-cell office:value-type="float" office:value="4.44256806421305" calcext:value-type="float">
            <text:p>4.44256806421305</text:p>
          </table:table-cell>
          <table:table-cell table:number-columns-repeated="5"/>
        </table:table-row>
        <table:table-row table:style-name="ro1">
          <table:table-cell office:value-type="float" office:value="36.7740514285697" calcext:value-type="float">
            <text:p>36.7740514285697</text:p>
          </table:table-cell>
          <table:table-cell office:value-type="float" office:value="38.2849042378047" calcext:value-type="float">
            <text:p>38.2849042378047</text:p>
          </table:table-cell>
          <table:table-cell office:value-type="float" office:value="4.52449460228653" calcext:value-type="float">
            <text:p>4.52449460228653</text:p>
          </table:table-cell>
          <table:table-cell table:number-columns-repeated="5"/>
        </table:table-row>
        <table:table-row table:style-name="ro1">
          <table:table-cell office:value-type="float" office:value="36.7486522310929" calcext:value-type="float">
            <text:p>36.7486522310929</text:p>
          </table:table-cell>
          <table:table-cell office:value-type="float" office:value="38.1513207235645" calcext:value-type="float">
            <text:p>38.1513207235645</text:p>
          </table:table-cell>
          <table:table-cell office:value-type="float" office:value="4.4641021329294" calcext:value-type="float">
            <text:p>4.4641021329294</text:p>
          </table:table-cell>
          <table:table-cell table:number-columns-repeated="5"/>
        </table:table-row>
        <table:table-row table:style-name="ro1">
          <table:table-cell office:value-type="float" office:value="36.714786412918" calcext:value-type="float">
            <text:p>36.714786412918</text:p>
          </table:table-cell>
          <table:table-cell office:value-type="float" office:value="38.017737168189" calcext:value-type="float">
            <text:p>38.017737168189</text:p>
          </table:table-cell>
          <table:table-cell office:value-type="float" office:value="4.12520069863128" calcext:value-type="float">
            <text:p>4.12520069863128</text:p>
          </table:table-cell>
          <table:table-cell table:number-columns-repeated="5"/>
        </table:table-row>
        <table:table-row table:style-name="ro1">
          <table:table-cell office:value-type="float" office:value="36.6555205187888" calcext:value-type="float">
            <text:p>36.6555205187888</text:p>
          </table:table-cell>
          <table:table-cell office:value-type="float" office:value="37.9286812852316" calcext:value-type="float">
            <text:p>37.9286812852316</text:p>
          </table:table-cell>
          <table:table-cell office:value-type="float" office:value="4.40550198778454" calcext:value-type="float">
            <text:p>4.40550198778454</text:p>
          </table:table-cell>
          <table:table-cell table:number-columns-repeated="5"/>
        </table:table-row>
        <table:table-row table:style-name="ro1">
          <table:table-cell office:value-type="float" office:value="36.6131880798567" calcext:value-type="float">
            <text:p>36.6131880798567</text:p>
          </table:table-cell>
          <table:table-cell office:value-type="float" office:value="37.7950976884428" calcext:value-type="float">
            <text:p>37.7950976884428</text:p>
          </table:table-cell>
          <table:table-cell office:value-type="float" office:value="4.26162908340642" calcext:value-type="float">
            <text:p>4.26162908340642</text:p>
          </table:table-cell>
          <table:table-cell table:number-columns-repeated="5"/>
        </table:table-row>
        <table:table-row table:style-name="ro1">
          <table:table-cell office:value-type="float" office:value="36.5539223457656" calcext:value-type="float">
            <text:p>36.5539223457656</text:p>
          </table:table-cell>
          <table:table-cell office:value-type="float" office:value="37.6726459582303" calcext:value-type="float">
            <text:p>37.6726459582303</text:p>
          </table:table-cell>
          <table:table-cell office:value-type="float" office:value="4.24312519142701" calcext:value-type="float">
            <text:p>4.24312519142701</text:p>
          </table:table-cell>
          <table:table-cell table:number-columns-repeated="5"/>
        </table:table-row>
        <table:table-row table:style-name="ro1">
          <table:table-cell office:value-type="float" office:value="36.503123121844" calcext:value-type="float">
            <text:p>36.503123121844</text:p>
          </table:table-cell>
          <table:table-cell office:value-type="float" office:value="37.5724581681193" calcext:value-type="float">
            <text:p>37.5724581681193</text:p>
          </table:table-cell>
          <table:table-cell office:value-type="float" office:value="4.31914653632057" calcext:value-type="float">
            <text:p>4.31914653632057</text:p>
          </table:table-cell>
          <table:table-cell table:number-columns-repeated="5"/>
        </table:table-row>
        <table:table-row table:style-name="ro1">
          <table:table-cell office:value-type="float" office:value="36.4523240032497" calcext:value-type="float">
            <text:p>36.4523240032497</text:p>
          </table:table-cell>
          <table:table-cell office:value-type="float" office:value="37.4500064806411" calcext:value-type="float">
            <text:p>37.4500064806411</text:p>
          </table:table-cell>
          <table:table-cell office:value-type="float" office:value="4.00463428013951" calcext:value-type="float">
            <text:p>4.00463428013951</text:p>
          </table:table-cell>
          <table:table-cell table:number-columns-repeated="5"/>
        </table:table-row>
        <table:table-row table:style-name="ro1">
          <table:table-cell office:value-type="float" office:value="36.3761248637644" calcext:value-type="float">
            <text:p>36.3761248637644</text:p>
          </table:table-cell>
          <table:table-cell office:value-type="float" office:value="37.3609505163875" calcext:value-type="float">
            <text:p>37.3609505163875</text:p>
          </table:table-cell>
          <table:table-cell office:value-type="float" office:value="3.88554972658907" calcext:value-type="float">
            <text:p>3.88554972658907</text:p>
          </table:table-cell>
          <table:table-cell table:number-columns-repeated="5"/>
        </table:table-row>
        <table:table-row table:style-name="ro1">
          <table:table-cell office:value-type="float" office:value="36.2914590469695" calcext:value-type="float">
            <text:p>36.2914590469695</text:p>
          </table:table-cell>
          <table:table-cell office:value-type="float" office:value="37.2830264609791" calcext:value-type="float">
            <text:p>37.2830264609791</text:p>
          </table:table-cell>
          <table:table-cell office:value-type="float" office:value="4.17820780467725" calcext:value-type="float">
            <text:p>4.17820780467725</text:p>
          </table:table-cell>
          <table:table-cell table:number-columns-repeated="5"/>
        </table:table-row>
        <table:table-row table:style-name="ro1">
          <table:table-cell office:value-type="float" office:value="36.2321931963807" calcext:value-type="float">
            <text:p>36.2321931963807</text:p>
          </table:table-cell>
          <table:table-cell office:value-type="float" office:value="37.1828386317504" calcext:value-type="float">
            <text:p>37.1828386317504</text:p>
          </table:table-cell>
          <table:table-cell office:value-type="float" office:value="4.06216255524164" calcext:value-type="float">
            <text:p>4.06216255524164</text:p>
          </table:table-cell>
          <table:table-cell table:number-columns-repeated="5"/>
        </table:table-row>
        <table:table-row table:style-name="ro1">
          <table:table-cell office:value-type="float" office:value="36.1644606704367" calcext:value-type="float">
            <text:p>36.1644606704367</text:p>
          </table:table-cell>
          <table:table-cell office:value-type="float" office:value="37.0937827110498" calcext:value-type="float">
            <text:p>37.0937827110498</text:p>
          </table:table-cell>
          <table:table-cell office:value-type="float" office:value="3.6870259720374" calcext:value-type="float">
            <text:p>3.6870259720374</text:p>
          </table:table-cell>
          <table:table-cell table:number-columns-repeated="5"/>
        </table:table-row>
        <table:table-row table:style-name="ro1">
          <table:table-cell office:value-type="float" office:value="36.0543949368231" calcext:value-type="float">
            <text:p>36.0543949368231</text:p>
          </table:table-cell>
          <table:table-cell office:value-type="float" office:value="37.0269904845502" calcext:value-type="float">
            <text:p>37.0269904845502</text:p>
          </table:table-cell>
          <table:table-cell office:value-type="float" office:value="4.06216251842984" calcext:value-type="float">
            <text:p>4.06216251842984</text:p>
          </table:table-cell>
          <table:table-cell table:number-columns-repeated="5"/>
        </table:table-row>
        <table:table-row table:style-name="ro1">
          <table:table-cell office:value-type="float" office:value="35.9866624065955" calcext:value-type="float">
            <text:p>35.9866624065955</text:p>
          </table:table-cell>
          <table:table-cell office:value-type="float" office:value="36.9379345650213" calcext:value-type="float">
            <text:p>36.9379345650213</text:p>
          </table:table-cell>
          <table:table-cell office:value-type="float" office:value="4.11213794636776" calcext:value-type="float">
            <text:p>4.11213794636776</text:p>
          </table:table-cell>
          <table:table-cell table:number-columns-repeated="5"/>
        </table:table-row>
        <table:table-row table:style-name="ro1">
          <table:table-cell office:value-type="float" office:value="35.9104633632653" calcext:value-type="float">
            <text:p>35.9104633632653</text:p>
          </table:table-cell>
          <table:table-cell office:value-type="float" office:value="36.8266147079643" calcext:value-type="float">
            <text:p>36.8266147079643</text:p>
          </table:table-cell>
          <table:table-cell office:value-type="float" office:value="4.1121379222159" calcext:value-type="float">
            <text:p>4.1121379222159</text:p>
          </table:table-cell>
          <table:table-cell table:number-columns-repeated="5"/>
        </table:table-row>
        <table:table-row table:style-name="ro1">
          <table:table-cell office:value-type="float" office:value="35.8342643164958" calcext:value-type="float">
            <text:p>35.8342643164958</text:p>
          </table:table-cell>
          <table:table-cell office:value-type="float" office:value="36.7152948516509" calcext:value-type="float">
            <text:p>36.7152948516509</text:p>
          </table:table-cell>
          <table:table-cell office:value-type="float" office:value="3.88554961882289" calcext:value-type="float">
            <text:p>3.88554961882289</text:p>
          </table:table-cell>
          <table:table-cell table:number-columns-repeated="5"/>
        </table:table-row>
        <table:table-row table:style-name="ro1">
          <table:table-cell office:value-type="float" office:value="35.7495984879969" calcext:value-type="float">
            <text:p>35.7495984879969</text:p>
          </table:table-cell>
          <table:table-cell office:value-type="float" office:value="36.6373708023235" calcext:value-type="float">
            <text:p>36.6373708023235</text:p>
          </table:table-cell>
          <table:table-cell office:value-type="float" office:value="4.1179150501106" calcext:value-type="float">
            <text:p>4.1179150501106</text:p>
          </table:table-cell>
          <table:table-cell table:number-columns-repeated="5"/>
        </table:table-row>
        <table:table-row table:style-name="ro1">
          <table:table-cell office:value-type="float" office:value="35.6818660033703" calcext:value-type="float">
            <text:p>35.6818660033703</text:p>
          </table:table-cell>
          <table:table-cell office:value-type="float" office:value="36.5371829367347" calcext:value-type="float">
            <text:p>36.5371829367347</text:p>
          </table:table-cell>
          <table:table-cell office:value-type="float" office:value="4.06216244076374" calcext:value-type="float">
            <text:p>4.06216244076374</text:p>
          </table:table-cell>
          <table:table-cell table:number-columns-repeated="5"/>
        </table:table-row>
        <table:table-row table:style-name="ro1">
          <table:table-cell office:value-type="float" office:value="35.6141334654251" calcext:value-type="float">
            <text:p>35.6141334654251</text:p>
          </table:table-cell>
          <table:table-cell office:value-type="float" office:value="36.4481270214131" calcext:value-type="float">
            <text:p>36.4481270214131</text:p>
          </table:table-cell>
          <table:table-cell office:value-type="float" office:value="4.11213786099193" calcext:value-type="float">
            <text:p>4.11213786099193</text:p>
          </table:table-cell>
          <table:table-cell table:number-columns-repeated="5"/>
        </table:table-row>
        <table:table-row table:style-name="ro1">
          <table:table-cell office:value-type="float" office:value="35.5379344102569" calcext:value-type="float">
            <text:p>35.5379344102569</text:p>
          </table:table-cell>
          <table:table-cell office:value-type="float" office:value="36.3368071674519" calcext:value-type="float">
            <text:p>36.3368071674519</text:p>
          </table:table-cell>
          <table:table-cell office:value-type="float" office:value="4.16578008027222" calcext:value-type="float">
            <text:p>4.16578008027222</text:p>
          </table:table-cell>
          <table:table-cell table:number-columns-repeated="5"/>
        </table:table-row>
        <table:table-row table:style-name="ro1">
          <table:table-cell office:value-type="float" office:value="35.4702019742253" calcext:value-type="float">
            <text:p>35.4702019742253</text:p>
          </table:table-cell>
          <table:table-cell office:value-type="float" office:value="36.2254873552588" calcext:value-type="float">
            <text:p>36.2254873552588</text:p>
          </table:table-cell>
          <table:table-cell office:value-type="float" office:value="4.17820763654213" calcext:value-type="float">
            <text:p>4.17820763654213</text:p>
          </table:table-cell>
          <table:table-cell table:number-columns-repeated="5"/>
        </table:table-row>
        <table:table-row table:style-name="ro1">
          <table:table-cell office:value-type="float" office:value="35.4109361042648" calcext:value-type="float">
            <text:p>35.4109361042648</text:p>
          </table:table-cell>
          <table:table-cell office:value-type="float" office:value="36.1252995317236" calcext:value-type="float">
            <text:p>36.1252995317236</text:p>
          </table:table-cell>
          <table:table-cell office:value-type="float" office:value="4.01076452851446" calcext:value-type="float">
            <text:p>4.01076452851446</text:p>
          </table:table-cell>
          <table:table-cell table:number-columns-repeated="5"/>
        </table:table-row>
        <table:table-row table:style-name="ro1">
          <table:table-cell office:value-type="float" office:value="35.3262703696993" calcext:value-type="float">
            <text:p>35.3262703696993</text:p>
          </table:table-cell>
          <table:table-cell office:value-type="float" office:value="36.025111589791" calcext:value-type="float">
            <text:p>36.025111589791</text:p>
          </table:table-cell>
          <table:table-cell office:value-type="float" office:value="4.11791496114818" calcext:value-type="float">
            <text:p>4.11791496114818</text:p>
          </table:table-cell>
          <table:table-cell table:number-columns-repeated="5"/>
        </table:table-row>
        <table:table-row table:style-name="ro1">
          <table:table-cell office:value-type="float" office:value="35.2585378743483" calcext:value-type="float">
            <text:p>35.2585378743483</text:p>
          </table:table-cell>
          <table:table-cell office:value-type="float" office:value="35.9249237275485" calcext:value-type="float">
            <text:p>35.9249237275485</text:p>
          </table:table-cell>
          <table:table-cell office:value-type="float" office:value="4.06216234776015" calcext:value-type="float">
            <text:p>4.06216234776015</text:p>
          </table:table-cell>
          <table:table-cell table:number-columns-repeated="5"/>
        </table:table-row>
        <table:table-row table:style-name="ro1">
          <table:table-cell office:value-type="float" office:value="35.1823387576003" calcext:value-type="float">
            <text:p>35.1823387576003</text:p>
          </table:table-cell>
          <table:table-cell office:value-type="float" office:value="35.8247358269509" calcext:value-type="float">
            <text:p>35.8247358269509</text:p>
          </table:table-cell>
          <table:table-cell office:value-type="float" office:value="4.22316432543494" calcext:value-type="float">
            <text:p>4.22316432543494</text:p>
          </table:table-cell>
          <table:table-cell table:number-columns-repeated="5"/>
        </table:table-row>
        <table:table-row table:style-name="ro1">
          <table:table-cell office:value-type="float" office:value="35.1230729328254" calcext:value-type="float">
            <text:p>35.1230729328254</text:p>
          </table:table-cell>
          <table:table-cell office:value-type="float" office:value="35.7134160565913" calcext:value-type="float">
            <text:p>35.7134160565913</text:p>
          </table:table-cell>
          <table:table-cell office:value-type="float" office:value="4.06216230886877" calcext:value-type="float">
            <text:p>4.06216230886877</text:p>
          </table:table-cell>
          <table:table-cell table:number-columns-repeated="5"/>
        </table:table-row>
        <table:table-row table:style-name="ro1">
          <table:table-cell office:value-type="float" office:value="35.0384072419662" calcext:value-type="float">
            <text:p>35.0384072419662</text:p>
          </table:table-cell>
          <table:table-cell office:value-type="float" office:value="35.6020961686819" calcext:value-type="float">
            <text:p>35.6020961686819</text:p>
          </table:table-cell>
          <table:table-cell office:value-type="float" office:value="4.117914887854" calcext:value-type="float">
            <text:p>4.117914887854</text:p>
          </table:table-cell>
          <table:table-cell table:number-columns-repeated="5"/>
        </table:table-row>
        <table:table-row table:style-name="ro1">
          <table:table-cell office:value-type="float" office:value="34.9706747384963" calcext:value-type="float">
            <text:p>34.9706747384963</text:p>
          </table:table-cell>
          <table:table-cell office:value-type="float" office:value="35.5019083102564" calcext:value-type="float">
            <text:p>35.5019083102564</text:p>
          </table:table-cell>
          <table:table-cell office:value-type="float" office:value="4.0621622782631" calcext:value-type="float">
            <text:p>4.0621622782631</text:p>
          </table:table-cell>
          <table:table-cell table:number-columns-repeated="5"/>
        </table:table-row>
        <table:table-row table:style-name="ro1">
          <table:table-cell office:value-type="float" office:value="34.8944756123813" calcext:value-type="float">
            <text:p>34.8944756123813</text:p>
          </table:table-cell>
          <table:table-cell office:value-type="float" office:value="35.4017204117932" calcext:value-type="float">
            <text:p>35.4017204117932</text:p>
          </table:table-cell>
          <table:table-cell office:value-type="float" office:value="4.26162873616657" calcext:value-type="float">
            <text:p>4.26162873616657</text:p>
          </table:table-cell>
          <table:table-cell table:number-columns-repeated="5"/>
        </table:table-row>
        <table:table-row table:style-name="ro1">
          <table:table-cell office:value-type="float" office:value="34.8352098326482" calcext:value-type="float">
            <text:p>34.8352098326482</text:p>
          </table:table-cell>
          <table:table-cell office:value-type="float" office:value="35.2792686957099" calcext:value-type="float">
            <text:p>35.2792686957099</text:p>
          </table:table-cell>
          <table:table-cell office:value-type="float" office:value="4.22316424827243" calcext:value-type="float">
            <text:p>4.22316424827243</text:p>
          </table:table-cell>
          <table:table-cell table:number-columns-repeated="5"/>
        </table:table-row>
        <table:table-row table:style-name="ro1">
          <table:table-cell office:value-type="float" office:value="34.7759439983351" calcext:value-type="float">
            <text:p>34.7759439983351</text:p>
          </table:table-cell>
          <table:table-cell office:value-type="float" office:value="35.1679489281419" calcext:value-type="float">
            <text:p>35.1679489281419</text:p>
          </table:table-cell>
          <table:table-cell office:value-type="float" office:value="4.22316422660104" calcext:value-type="float">
            <text:p>4.22316422660104</text:p>
          </table:table-cell>
          <table:table-cell table:number-columns-repeated="5"/>
        </table:table-row>
        <table:table-row table:style-name="ro1">
          <table:table-cell office:value-type="float" office:value="34.7166781618245" calcext:value-type="float">
            <text:p>34.7166781618245</text:p>
          </table:table-cell>
          <table:table-cell office:value-type="float" office:value="35.0566291622618" calcext:value-type="float">
            <text:p>35.0566291622618</text:p>
          </table:table-cell>
          <table:table-cell office:value-type="float" office:value="4.22316421689269" calcext:value-type="float">
            <text:p>4.22316421689269</text:p>
          </table:table-cell>
          <table:table-cell table:number-columns-repeated="5"/>
        </table:table-row>
        <table:table-row table:style-name="ro1">
          <table:table-cell office:value-type="float" office:value="34.6574123239599" calcext:value-type="float">
            <text:p>34.6574123239599</text:p>
          </table:table-cell>
          <table:table-cell office:value-type="float" office:value="34.9453093964439" calcext:value-type="float">
            <text:p>34.9453093964439</text:p>
          </table:table-cell>
          <table:table-cell office:value-type="float" office:value="4.26162867305743" calcext:value-type="float">
            <text:p>4.26162867305743</text:p>
          </table:table-cell>
          <table:table-cell table:number-columns-repeated="5"/>
        </table:table-row>
        <table:table-row table:style-name="ro1">
          <table:table-cell office:value-type="float" office:value="34.598146535573" calcext:value-type="float">
            <text:p>34.598146535573</text:p>
          </table:table-cell>
          <table:table-cell office:value-type="float" office:value="34.8228576821877" calcext:value-type="float">
            <text:p>34.8228576821877</text:p>
          </table:table-cell>
          <table:table-cell office:value-type="float" office:value="4.37954262124064" calcext:value-type="float">
            <text:p>4.37954262124064</text:p>
          </table:table-cell>
          <table:table-cell table:number-columns-repeated="5"/>
        </table:table-row>
        <table:table-row table:style-name="ro1">
          <table:table-cell office:value-type="float" office:value="34.5558139905513" calcext:value-type="float">
            <text:p>34.5558139905513</text:p>
          </table:table-cell>
          <table:table-cell office:value-type="float" office:value="34.7004060456897" calcext:value-type="float">
            <text:p>34.7004060456897</text:p>
          </table:table-cell>
          <table:table-cell office:value-type="float" office:value="4.50786596886134" calcext:value-type="float">
            <text:p>4.50786596886134</text:p>
          </table:table-cell>
          <table:table-cell table:number-columns-repeated="5"/>
        </table:table-row>
        <table:table-row table:style-name="ro1">
          <table:table-cell office:value-type="float" office:value="34.530414689666" calcext:value-type="float">
            <text:p>34.530414689666</text:p>
          </table:table-cell>
          <table:table-cell office:value-type="float" office:value="34.5779544883034" calcext:value-type="float">
            <text:p>34.5779544883034</text:p>
          </table:table-cell>
          <table:table-cell office:value-type="float" office:value="4.37954258836097" calcext:value-type="float">
            <text:p>4.37954258836097</text:p>
          </table:table-cell>
          <table:table-cell table:number-columns-repeated="5"/>
        </table:table-row>
        <table:table-row table:style-name="ro1">
          <table:table-cell office:value-type="float" office:value="34.4880821406456" calcext:value-type="float">
            <text:p>34.4880821406456</text:p>
          </table:table-cell>
          <table:table-cell office:value-type="float" office:value="34.4555028532771" calcext:value-type="float">
            <text:p>34.4555028532771</text:p>
          </table:table-cell>
          <table:table-cell office:value-type="float" office:value="4.41706255435555" calcext:value-type="float">
            <text:p>4.41706255435555</text:p>
          </table:table-cell>
          <table:table-cell table:number-columns-repeated="5"/>
        </table:table-row>
        <table:table-row table:style-name="ro1">
          <table:table-cell office:value-type="float" office:value="34.4542161636665" calcext:value-type="float">
            <text:p>34.4542161636665</text:p>
          </table:table-cell>
          <table:table-cell office:value-type="float" office:value="34.3441832067425" calcext:value-type="float">
            <text:p>34.3441832067425</text:p>
          </table:table-cell>
          <table:table-cell office:value-type="float" office:value="4.57497968860131" calcext:value-type="float">
            <text:p>4.57497968860131</text:p>
          </table:table-cell>
          <table:table-cell table:number-columns-repeated="5"/>
        </table:table-row>
        <table:table-row table:style-name="ro1">
          <table:table-cell office:value-type="float" office:value="34.437283482381" calcext:value-type="float">
            <text:p>34.437283482381</text:p>
          </table:table-cell>
          <table:table-cell office:value-type="float" office:value="34.2217316879375" calcext:value-type="float">
            <text:p>34.2217316879375</text:p>
          </table:table-cell>
          <table:table-cell office:value-type="float" office:value="4.64336076230664" calcext:value-type="float">
            <text:p>4.64336076230664</text:p>
          </table:table-cell>
          <table:table-cell table:number-columns-repeated="5"/>
        </table:table-row>
        <table:table-row table:style-name="ro1">
          <table:table-cell office:value-type="float" office:value="34.4288174241057" calcext:value-type="float">
            <text:p>34.4288174241057</text:p>
          </table:table-cell>
          <table:table-cell office:value-type="float" office:value="34.099280209234" calcext:value-type="float">
            <text:p>34.099280209234</text:p>
          </table:table-cell>
          <table:table-cell office:value-type="float" office:value="4.6433607518475" calcext:value-type="float">
            <text:p>4.6433607518475</text:p>
          </table:table-cell>
          <table:table-cell table:number-columns-repeated="5"/>
        </table:table-row>
        <table:table-row table:style-name="ro1">
          <table:table-cell office:value-type="float" office:value="34.4203513645316" calcext:value-type="float">
            <text:p>34.4203513645316</text:p>
          </table:table-cell>
          <table:table-cell office:value-type="float" office:value="33.976828730356" calcext:value-type="float">
            <text:p>33.976828730356</text:p>
          </table:table-cell>
          <table:table-cell office:value-type="float" office:value="4.78142642625809" calcext:value-type="float">
            <text:p>4.78142642625809</text:p>
          </table:table-cell>
          <table:table-cell table:number-columns-repeated="5"/>
        </table:table-row>
        <table:table-row table:style-name="ro1">
          <table:table-cell office:value-type="float" office:value="34.4288185527754" calcext:value-type="float">
            <text:p>34.4288185527754</text:p>
          </table:table-cell>
          <table:table-cell office:value-type="float" office:value="33.8543773296109" calcext:value-type="float">
            <text:p>33.8543773296109</text:p>
          </table:table-cell>
          <table:table-cell office:value-type="float" office:value="4.78142641877548" calcext:value-type="float">
            <text:p>4.78142641877548</text:p>
          </table:table-cell>
          <table:table-cell table:number-columns-repeated="5"/>
        </table:table-row>
        <table:table-row table:style-name="ro1">
          <table:table-cell office:value-type="float" office:value="34.4372857400983" calcext:value-type="float">
            <text:p>34.4372857400983</text:p>
          </table:table-cell>
          <table:table-cell office:value-type="float" office:value="33.7319259288703" calcext:value-type="float">
            <text:p>33.7319259288703</text:p>
          </table:table-cell>
          <table:table-cell office:value-type="float" office:value="4.91692125100497" calcext:value-type="float">
            <text:p>4.91692125100497</text:p>
          </table:table-cell>
          <table:table-cell table:number-columns-repeated="5"/>
        </table:table-row>
        <table:table-row table:style-name="ro1">
          <table:table-cell office:value-type="float" office:value="34.462686174966" calcext:value-type="float">
            <text:p>34.462686174966</text:p>
          </table:table-cell>
          <table:table-cell office:value-type="float" office:value="33.6094746057346" calcext:value-type="float">
            <text:p>33.6094746057346</text:p>
          </table:table-cell>
          <table:table-cell office:value-type="float" office:value="4.91692126274141" calcext:value-type="float">
            <text:p>4.91692126274141</text:p>
          </table:table-cell>
          <table:table-cell table:number-columns-repeated="5"/>
        </table:table-row>
        <table:table-row table:style-name="ro1">
          <table:table-cell office:value-type="float" office:value="34.4880866112818" calcext:value-type="float">
            <text:p>34.4880866112818</text:p>
          </table:table-cell>
          <table:table-cell office:value-type="float" office:value="33.4870232828446" calcext:value-type="float">
            <text:p>33.4870232828446</text:p>
          </table:table-cell>
          <table:table-cell office:value-type="float" office:value="5.04524464959428" calcext:value-type="float">
            <text:p>5.04524464959428</text:p>
          </table:table-cell>
          <table:table-cell table:number-columns-repeated="5"/>
        </table:table-row>
        <table:table-row table:style-name="ro1">
          <table:table-cell office:value-type="float" office:value="34.5304202967274" calcext:value-type="float">
            <text:p>34.5304202967274</text:p>
          </table:table-cell>
          <table:table-cell office:value-type="float" office:value="33.3645720393341" calcext:value-type="float">
            <text:p>33.3645720393341</text:p>
          </table:table-cell>
          <table:table-cell office:value-type="float" office:value="5.00772468336386" calcext:value-type="float">
            <text:p>5.00772468336386</text:p>
          </table:table-cell>
          <table:table-cell table:number-columns-repeated="5"/>
        </table:table-row>
        <table:table-row table:style-name="ro1">
          <table:table-cell office:value-type="float" office:value="34.564287306961" calcext:value-type="float">
            <text:p>34.564287306961</text:p>
          </table:table-cell>
          <table:table-cell office:value-type="float" office:value="33.2532527051723" calcext:value-type="float">
            <text:p>33.2532527051723</text:p>
          </table:table-cell>
          <table:table-cell office:value-type="float" office:value="5.14050891206781" calcext:value-type="float">
            <text:p>5.14050891206781</text:p>
          </table:table-cell>
          <table:table-cell table:number-columns-repeated="5"/>
        </table:table-row>
        <table:table-row table:style-name="ro1">
          <table:table-cell office:value-type="float" office:value="34.6150875683322" calcext:value-type="float">
            <text:p>34.6150875683322</text:p>
          </table:table-cell>
          <table:table-cell office:value-type="float" office:value="33.1419334484837" calcext:value-type="float">
            <text:p>33.1419334484837</text:p>
          </table:table-cell>
          <table:table-cell office:value-type="float" office:value="5.07578955290154" calcext:value-type="float">
            <text:p>5.07578955290154</text:p>
          </table:table-cell>
          <table:table-cell table:number-columns-repeated="5"/>
        </table:table-row>
        <table:table-row table:style-name="ro1">
          <table:table-cell office:value-type="float" office:value="34.6574212055196" calcext:value-type="float">
            <text:p>34.6574212055196</text:p>
          </table:table-cell>
          <table:table-cell office:value-type="float" office:value="33.0306141543404" calcext:value-type="float">
            <text:p>33.0306141543404</text:p>
          </table:table-cell>
          <table:table-cell office:value-type="float" office:value="5.07578955981815" calcext:value-type="float">
            <text:p>5.07578955981815</text:p>
          </table:table-cell>
          <table:table-cell table:number-columns-repeated="5"/>
        </table:table-row>
        <table:table-row table:style-name="ro1">
          <table:table-cell office:value-type="float" office:value="34.7082215711163" calcext:value-type="float">
            <text:p>34.7082215711163</text:p>
          </table:table-cell>
          <table:table-cell office:value-type="float" office:value="32.8970310015938" calcext:value-type="float">
            <text:p>32.8970310015938</text:p>
          </table:table-cell>
          <table:table-cell office:value-type="float" office:value="5.14050895063268" calcext:value-type="float">
            <text:p>5.14050895063268</text:p>
          </table:table-cell>
          <table:table-cell table:number-columns-repeated="5"/>
        </table:table-row>
        <table:table-row table:style-name="ro1">
          <table:table-cell office:value-type="float" office:value="34.7590218366996" calcext:value-type="float">
            <text:p>34.7590218366996</text:p>
          </table:table-cell>
          <table:table-cell office:value-type="float" office:value="32.7857117470416" calcext:value-type="float">
            <text:p>32.7857117470416</text:p>
          </table:table-cell>
          <table:table-cell office:value-type="float" office:value="5.14050895124836" calcext:value-type="float">
            <text:p>5.14050895124836</text:p>
          </table:table-cell>
          <table:table-cell table:number-columns-repeated="5"/>
        </table:table-row>
        <table:table-row table:style-name="ro1">
          <table:table-cell office:value-type="float" office:value="34.8098221025476" calcext:value-type="float">
            <text:p>34.8098221025476</text:p>
          </table:table-cell>
          <table:table-cell office:value-type="float" office:value="32.6743924920908" calcext:value-type="float">
            <text:p>32.6743924920908</text:p>
          </table:table-cell>
          <table:table-cell office:value-type="float" office:value="5.1405089740958" calcext:value-type="float">
            <text:p>5.1405089740958</text:p>
          </table:table-cell>
          <table:table-cell table:number-columns-repeated="5"/>
        </table:table-row>
        <table:table-row table:style-name="ro1">
          <table:table-cell office:value-type="float" office:value="34.8606223707962" calcext:value-type="float">
            <text:p>34.8606223707962</text:p>
          </table:table-cell>
          <table:table-cell office:value-type="float" office:value="32.5630732386135" calcext:value-type="float">
            <text:p>32.5630732386135</text:p>
          </table:table-cell>
          <table:table-cell office:value-type="float" office:value="5.20162319765916" calcext:value-type="float">
            <text:p>5.20162319765916</text:p>
          </table:table-cell>
          <table:table-cell table:number-columns-repeated="5"/>
        </table:table-row>
        <table:table-row table:style-name="ro1">
          <table:table-cell office:value-type="float" office:value="34.9198892657073" calcext:value-type="float">
            <text:p>34.9198892657073</text:p>
          </table:table-cell>
          <table:table-cell office:value-type="float" office:value="32.4517540243412" calcext:value-type="float">
            <text:p>32.4517540243412</text:p>
          </table:table-cell>
          <table:table-cell office:value-type="float" office:value="5.20162320623251" calcext:value-type="float">
            <text:p>5.20162320623251</text:p>
          </table:table-cell>
          <table:table-cell table:number-columns-repeated="5"/>
        </table:table-row>
        <table:table-row table:style-name="ro1">
          <table:table-cell office:value-type="float" office:value="34.9791561615181" calcext:value-type="float">
            <text:p>34.9791561615181</text:p>
          </table:table-cell>
          <table:table-cell office:value-type="float" office:value="32.3404348106796" calcext:value-type="float">
            <text:p>32.3404348106796</text:p>
          </table:table-cell>
          <table:table-cell office:value-type="float" office:value="5.20162322464187" calcext:value-type="float">
            <text:p>5.20162322464187</text:p>
          </table:table-cell>
          <table:table-cell table:number-columns-repeated="5"/>
        </table:table-row>
        <table:table-row table:style-name="ro1">
          <table:table-cell office:value-type="float" office:value="35.0384230595471" calcext:value-type="float">
            <text:p>35.0384230595471</text:p>
          </table:table-cell>
          <table:table-cell office:value-type="float" office:value="32.2291155977918" calcext:value-type="float">
            <text:p>32.2291155977918</text:p>
          </table:table-cell>
          <table:table-cell office:value-type="float" office:value="5.18166264686264" calcext:value-type="float">
            <text:p>5.18166264686264</text:p>
          </table:table-cell>
          <table:table-cell table:number-columns-repeated="5"/>
        </table:table-row>
        <table:table-row table:style-name="ro1">
          <table:table-cell office:value-type="float" office:value="35.089223280782" calcext:value-type="float">
            <text:p>35.089223280782</text:p>
          </table:table-cell>
          <table:table-cell office:value-type="float" office:value="32.1289282942528" calcext:value-type="float">
            <text:p>32.1289282942528</text:p>
          </table:table-cell>
          <table:table-cell office:value-type="float" office:value="5.2016232513532" calcext:value-type="float">
            <text:p>5.2016232513532</text:p>
          </table:table-cell>
          <table:table-cell table:number-columns-repeated="5"/>
        </table:table-row>
        <table:table-row table:style-name="ro1">
          <table:table-cell office:value-type="float" office:value="35.1484901822107" calcext:value-type="float">
            <text:p>35.1484901822107</text:p>
          </table:table-cell>
          <table:table-cell office:value-type="float" office:value="32.0176090821477" calcext:value-type="float">
            <text:p>32.0176090821477</text:p>
          </table:table-cell>
          <table:table-cell office:value-type="float" office:value="5.24658002636831" calcext:value-type="float">
            <text:p>5.24658002636831</text:p>
          </table:table-cell>
          <table:table-cell table:number-columns-repeated="5"/>
        </table:table-row>
        <table:table-row table:style-name="ro1">
          <table:table-cell office:value-type="float" office:value="35.2077570327974" calcext:value-type="float">
            <text:p>35.2077570327974</text:p>
          </table:table-cell>
          <table:table-cell office:value-type="float" office:value="31.9174218190977" calcext:value-type="float">
            <text:p>31.9174218190977</text:p>
          </table:table-cell>
          <table:table-cell office:value-type="float" office:value="5.24658004299154" calcext:value-type="float">
            <text:p>5.24658004299154</text:p>
          </table:table-cell>
          <table:table-cell table:number-columns-repeated="5"/>
        </table:table-row>
        <table:table-row table:style-name="ro1">
          <table:table-cell office:value-type="float" office:value="35.2670238847204" calcext:value-type="float">
            <text:p>35.2670238847204</text:p>
          </table:table-cell>
          <table:table-cell office:value-type="float" office:value="31.8172345575895" calcext:value-type="float">
            <text:p>31.8172345575895</text:p>
          </table:table-cell>
          <table:table-cell office:value-type="float" office:value="5.30687270349701" calcext:value-type="float">
            <text:p>5.30687270349701</text:p>
          </table:table-cell>
          <table:table-cell table:number-columns-repeated="5"/>
        </table:table-row>
        <table:table-row table:style-name="ro1">
          <table:table-cell office:value-type="float" office:value="35.3347573639386" calcext:value-type="float">
            <text:p>35.3347573639386</text:p>
          </table:table-cell>
          <table:table-cell office:value-type="float" office:value="31.7170473353729" calcext:value-type="float">
            <text:p>31.7170473353729</text:p>
          </table:table-cell>
          <table:table-cell office:value-type="float" office:value="5.14050909347098" calcext:value-type="float">
            <text:p>5.14050909347098</text:p>
          </table:table-cell>
          <table:table-cell table:number-columns-repeated="5"/>
        </table:table-row>
        <table:table-row table:style-name="ro1">
          <table:table-cell office:value-type="float" office:value="35.3855576467077" calcext:value-type="float">
            <text:p>35.3855576467077</text:p>
          </table:table-cell>
          <table:table-cell office:value-type="float" office:value="31.6057280852607" calcext:value-type="float">
            <text:p>31.6057280852607</text:p>
          </table:table-cell>
          <table:table-cell office:value-type="float" office:value="5.4201536816932" calcext:value-type="float">
            <text:p>5.4201536816932</text:p>
          </table:table-cell>
          <table:table-cell table:number-columns-repeated="5"/>
        </table:table-row>
        <table:table-row table:style-name="ro1">
          <table:table-cell office:value-type="float" office:value="35.4617577019087" calcext:value-type="float">
            <text:p>35.4617577019087</text:p>
          </table:table-cell>
          <table:table-cell office:value-type="float" office:value="31.5166728537903" calcext:value-type="float">
            <text:p>31.5166728537903</text:p>
          </table:table-cell>
          <table:table-cell office:value-type="float" office:value="5.53923824374017" calcext:value-type="float">
            <text:p>5.53923824374017</text:p>
          </table:table-cell>
          <table:table-cell table:number-columns-repeated="5"/>
        </table:table-row>
        <table:table-row table:style-name="ro1">
          <table:table-cell office:value-type="float" office:value="35.5464243342394" calcext:value-type="float">
            <text:p>35.5464243342394</text:p>
          </table:table-cell>
          <table:table-cell office:value-type="float" office:value="31.4387496131306" calcext:value-type="float">
            <text:p>31.4387496131306</text:p>
          </table:table-cell>
          <table:table-cell office:value-type="float" office:value="5.36262537848739" calcext:value-type="float">
            <text:p>5.36262537848739</text:p>
          </table:table-cell>
          <table:table-cell table:number-columns-repeated="5"/>
        </table:table-row>
        <table:table-row table:style-name="ro1">
          <table:table-cell office:value-type="float" office:value="35.6141577674325" calcext:value-type="float">
            <text:p>35.6141577674325</text:p>
          </table:table-cell>
          <table:table-cell office:value-type="float" office:value="31.3496943428138" calcext:value-type="float">
            <text:p>31.3496943428138</text:p>
          </table:table-cell>
          <table:table-cell office:value-type="float" office:value="5.36262539694885" calcext:value-type="float">
            <text:p>5.36262539694885</text:p>
          </table:table-cell>
          <table:table-cell table:number-columns-repeated="5"/>
        </table:table-row>
        <table:table-row table:style-name="ro1">
          <table:table-cell office:value-type="float" office:value="35.673424523529" calcext:value-type="float">
            <text:p>35.673424523529</text:p>
          </table:table-cell>
          <table:table-cell office:value-type="float" office:value="31.2717709815737" calcext:value-type="float">
            <text:p>31.2717709815737</text:p>
          </table:table-cell>
          <table:table-cell office:value-type="float" office:value="5.50478915600392" calcext:value-type="float">
            <text:p>5.50478915600392</text:p>
          </table:table-cell>
          <table:table-cell table:number-columns-repeated="5"/>
        </table:table-row>
        <table:table-row table:style-name="ro1">
          <table:table-cell office:value-type="float" office:value="35.7411578531325" calcext:value-type="float">
            <text:p>35.7411578531325</text:p>
          </table:table-cell>
          <table:table-cell office:value-type="float" office:value="31.2049796109594" calcext:value-type="float">
            <text:p>31.2049796109594</text:p>
          </table:table-cell>
          <table:table-cell office:value-type="float" office:value="5.42794237655982" calcext:value-type="float">
            <text:p>5.42794237655982</text:p>
          </table:table-cell>
          <table:table-cell table:number-columns-repeated="5"/>
        </table:table-row>
        <table:table-row table:style-name="ro1">
          <table:table-cell office:value-type="float" office:value="35.8088912382721" calcext:value-type="float">
            <text:p>35.8088912382721</text:p>
          </table:table-cell>
          <table:table-cell office:value-type="float" office:value="31.1270562920148" calcext:value-type="float">
            <text:p>31.1270562920148</text:p>
          </table:table-cell>
          <table:table-cell office:value-type="float" office:value="5.50478918374059" calcext:value-type="float">
            <text:p>5.50478918374059</text:p>
          </table:table-cell>
          <table:table-cell table:number-columns-repeated="5"/>
        </table:table-row>
        <table:table-row table:style-name="ro1">
          <table:table-cell office:value-type="float" office:value="35.876624570481" calcext:value-type="float">
            <text:p>35.876624570481</text:p>
          </table:table-cell>
          <table:table-cell office:value-type="float" office:value="31.0602649225369" calcext:value-type="float">
            <text:p>31.0602649225369</text:p>
          </table:table-cell>
          <table:table-cell office:value-type="float" office:value="5.5953257058151" calcext:value-type="float">
            <text:p>5.5953257058151</text:p>
          </table:table-cell>
          <table:table-cell table:number-columns-repeated="5"/>
        </table:table-row>
        <table:table-row table:style-name="ro1">
          <table:table-cell office:value-type="float" office:value="35.944357850659" calcext:value-type="float">
            <text:p>35.944357850659</text:p>
          </table:table-cell>
          <table:table-cell office:value-type="float" office:value="31.0046055025221" calcext:value-type="float">
            <text:p>31.0046055025221</text:p>
          </table:table-cell>
          <table:table-cell office:value-type="float" office:value="5.63884718068317" calcext:value-type="float">
            <text:p>5.63884718068317</text:p>
          </table:table-cell>
          <table:table-cell table:number-columns-repeated="5"/>
        </table:table-row>
        <table:table-row table:style-name="ro1">
          <table:table-cell office:value-type="float" office:value="36.0036244519286" calcext:value-type="float">
            <text:p>36.0036244519286</text:p>
          </table:table-cell>
          <table:table-cell office:value-type="float" office:value="30.9600779916211" calcext:value-type="float">
            <text:p>30.9600779916211</text:p>
          </table:table-cell>
          <table:table-cell office:value-type="float" office:value="5.56349109294691" calcext:value-type="float">
            <text:p>5.56349109294691</text:p>
          </table:table-cell>
          <table:table-cell table:number-columns-repeated="5"/>
        </table:table-row>
        <table:table-row table:style-name="ro1">
          <table:table-cell office:value-type="float" office:value="36.0544244276177" calcext:value-type="float">
            <text:p>36.0544244276177</text:p>
          </table:table-cell>
          <table:table-cell office:value-type="float" office:value="30.9155504396017" calcext:value-type="float">
            <text:p>30.9155504396017</text:p>
          </table:table-cell>
          <table:table-cell office:value-type="float" office:value="5.8701354524665" calcext:value-type="float">
            <text:p>5.8701354524665</text:p>
          </table:table-cell>
          <table:table-cell table:number-columns-repeated="5"/>
        </table:table-row>
        <table:table-row table:style-name="ro1">
          <table:table-cell office:value-type="float" office:value="36.1052242948254" calcext:value-type="float">
            <text:p>36.1052242948254</text:p>
          </table:table-cell>
          <table:table-cell office:value-type="float" office:value="30.8932867874855" calcext:value-type="float">
            <text:p>30.8932867874855</text:p>
          </table:table-cell>
          <table:table-cell office:value-type="float" office:value="5.50478923790846" calcext:value-type="float">
            <text:p>5.50478923790846</text:p>
          </table:table-cell>
          <table:table-cell table:number-columns-repeated="5"/>
        </table:table-row>
        <table:table-row table:style-name="ro1">
          <table:table-cell office:value-type="float" office:value="36.1390909640194" calcext:value-type="float">
            <text:p>36.1390909640194</text:p>
          </table:table-cell>
          <table:table-cell office:value-type="float" office:value="30.8598911033183" calcext:value-type="float">
            <text:p>30.8598911033183</text:p>
          </table:table-cell>
          <table:table-cell office:value-type="float" office:value="5.79902115656063" calcext:value-type="float">
            <text:p>5.79902115656063</text:p>
          </table:table-cell>
          <table:table-cell table:number-columns-repeated="5"/>
        </table:table-row>
        <table:table-row table:style-name="ro1">
          <table:table-cell office:value-type="float" office:value="36.1814242056388" calcext:value-type="float">
            <text:p>36.1814242056388</text:p>
          </table:table-cell>
          <table:table-cell office:value-type="float" office:value="30.8376274098644" calcext:value-type="float">
            <text:p>30.8376274098644</text:p>
          </table:table-cell>
          <table:table-cell office:value-type="float" office:value="5.70162925757424" calcext:value-type="float">
            <text:p>5.70162925757424</text:p>
          </table:table-cell>
          <table:table-cell table:number-columns-repeated="5"/>
        </table:table-row>
        <table:table-row table:style-name="ro1">
          <table:table-cell office:value-type="float" office:value="36.2152908211633" calcext:value-type="float">
            <text:p>36.2152908211633</text:p>
          </table:table-cell>
          <table:table-cell office:value-type="float" office:value="30.815363676401" calcext:value-type="float">
            <text:p>30.815363676401</text:p>
          </table:table-cell>
          <table:table-cell office:value-type="float" office:value="5.56349111503519" calcext:value-type="float">
            <text:p>5.56349111503519</text:p>
          </table:table-cell>
          <table:table-cell table:number-columns-repeated="5"/>
        </table:table-row>
        <table:table-row table:style-name="ro1">
          <table:table-cell office:value-type="float" office:value="36.2406908096996" calcext:value-type="float">
            <text:p>36.2406908096996</text:p>
          </table:table-cell>
          <table:table-cell office:value-type="float" office:value="30.793099900777" calcext:value-type="float">
            <text:p>30.793099900777</text:p>
          </table:table-cell>
          <table:table-cell office:value-type="float" office:value="5.87013547459545" calcext:value-type="float">
            <text:p>5.87013547459545</text:p>
          </table:table-cell>
          <table:table-cell table:number-columns-repeated="5"/>
        </table:table-row>
        <table:table-row table:style-name="ro1">
          <table:table-cell office:value-type="float" office:value="36.2660907437061" calcext:value-type="float">
            <text:p>36.2660907437061</text:p>
          </table:table-cell>
          <table:table-cell office:value-type="float" office:value="30.7819680752125" calcext:value-type="float">
            <text:p>30.7819680752125</text:p>
          </table:table-cell>
          <table:table-cell office:value-type="float" office:value="5.36262553268484" calcext:value-type="float">
            <text:p>5.36262553268484</text:p>
          </table:table-cell>
          <table:table-cell table:number-columns-repeated="5"/>
        </table:table-row>
        <table:table-row table:style-name="ro1">
          <table:table-cell office:value-type="float" office:value="36.2830241056766" calcext:value-type="float">
            <text:p>36.2830241056766</text:p>
          </table:table-cell>
          <table:table-cell office:value-type="float" office:value="30.7597042599299" calcext:value-type="float">
            <text:p>30.7597042599299</text:p>
          </table:table-cell>
          <table:table-cell office:value-type="float" office:value="5.56349113055375" calcext:value-type="float">
            <text:p>5.56349113055375</text:p>
          </table:table-cell>
          <table:table-cell table:number-columns-repeated="5"/>
        </table:table-row>
        <table:table-row table:style-name="ro1">
          <table:table-cell office:value-type="float" office:value="36.3084240941935" calcext:value-type="float">
            <text:p>36.3084240941935</text:p>
          </table:table-cell>
          <table:table-cell office:value-type="float" office:value="30.73744048502" calcext:value-type="float">
            <text:p>30.73744048502</text:p>
          </table:table-cell>
          <table:table-cell office:value-type="float" office:value="5.87013548821688" calcext:value-type="float">
            <text:p>5.87013548821688</text:p>
          </table:table-cell>
          <table:table-cell table:number-columns-repeated="5"/>
        </table:table-row>
        <table:table-row table:style-name="ro1">
          <table:table-cell office:value-type="float" office:value="36.3338240303308" calcext:value-type="float">
            <text:p>36.3338240303308</text:p>
          </table:table-cell>
          <table:table-cell office:value-type="float" office:value="30.726308658934" calcext:value-type="float">
            <text:p>30.726308658934</text:p>
          </table:table-cell>
          <table:table-cell office:value-type="float" office:value="5.36262549458586" calcext:value-type="float">
            <text:p>5.36262549458586</text:p>
          </table:table-cell>
          <table:table-cell table:number-columns-repeated="5"/>
        </table:table-row>
        <table:table-row table:style-name="ro1">
          <table:table-cell office:value-type="float" office:value="36.3507573916355" calcext:value-type="float">
            <text:p>36.3507573916355</text:p>
          </table:table-cell>
          <table:table-cell office:value-type="float" office:value="30.7040448427664" calcext:value-type="float">
            <text:p>30.7040448427664</text:p>
          </table:table-cell>
          <table:table-cell office:value-type="float" office:value="5.87013553607159" calcext:value-type="float">
            <text:p>5.87013553607159</text:p>
          </table:table-cell>
          <table:table-cell table:number-columns-repeated="5"/>
        </table:table-row>
        <table:table-row table:style-name="ro1">
          <table:table-cell office:value-type="float" office:value="36.376157327363" calcext:value-type="float">
            <text:p>36.376157327363</text:p>
          </table:table-cell>
          <table:table-cell office:value-type="float" office:value="30.6929130183091" calcext:value-type="float">
            <text:p>30.6929130183091</text:p>
          </table:table-cell>
          <table:table-cell office:value-type="float" office:value="5.70162924567208" calcext:value-type="float">
            <text:p>5.70162924567208</text:p>
          </table:table-cell>
          <table:table-cell table:number-columns-repeated="5"/>
        </table:table-row>
        <table:table-row table:style-name="ro1">
          <table:table-cell office:value-type="float" office:value="36.3930906343537" calcext:value-type="float">
            <text:p>36.3930906343537</text:p>
          </table:table-cell>
          <table:table-cell office:value-type="float" office:value="30.6817811517959" calcext:value-type="float">
            <text:p>30.6817811517959</text:p>
          </table:table-cell>
          <table:table-cell office:value-type="float" office:value="5.36262554029414" calcext:value-type="float">
            <text:p>5.36262554029414</text:p>
          </table:table-cell>
          <table:table-cell table:number-columns-repeated="5"/>
        </table:table-row>
        <table:table-row table:style-name="ro1">
          <table:table-cell office:value-type="float" office:value="36.4100239973798" calcext:value-type="float">
            <text:p>36.4100239973798</text:p>
          </table:table-cell>
          <table:table-cell office:value-type="float" office:value="30.659517335477" calcext:value-type="float">
            <text:p>30.659517335477</text:p>
          </table:table-cell>
          <table:table-cell office:value-type="float" office:value="5.5634911786391" calcext:value-type="float">
            <text:p>5.5634911786391</text:p>
          </table:table-cell>
          <table:table-cell table:number-columns-repeated="5"/>
        </table:table-row>
        <table:table-row table:style-name="ro1">
          <table:table-cell office:value-type="float" office:value="36.4354239876829" calcext:value-type="float">
            <text:p>36.4354239876829</text:p>
          </table:table-cell>
          <table:table-cell office:value-type="float" office:value="30.6372535611612" calcext:value-type="float">
            <text:p>30.6372535611612</text:p>
          </table:table-cell>
          <table:table-cell office:value-type="float" office:value="5.7990212167812" calcext:value-type="float">
            <text:p>5.7990212167812</text:p>
          </table:table-cell>
          <table:table-cell table:number-columns-repeated="5"/>
        </table:table-row>
        <table:table-row table:style-name="ro1">
          <table:table-cell office:value-type="float" office:value="36.4777572319659" calcext:value-type="float">
            <text:p>36.4777572319659</text:p>
          </table:table-cell>
          <table:table-cell office:value-type="float" office:value="30.6149898695609" calcext:value-type="float">
            <text:p>30.6149898695609</text:p>
          </table:table-cell>
          <table:table-cell office:value-type="float" office:value="5.6152653946156" calcext:value-type="float">
            <text:p>5.6152653946156</text:p>
          </table:table-cell>
          <table:table-cell table:number-columns-repeated="5"/>
        </table:table-row>
        <table:table-row table:style-name="ro1">
          <table:table-cell office:value-type="float" office:value="36.5200905301101" calcext:value-type="float">
            <text:p>36.5200905301101</text:p>
          </table:table-cell>
          <table:table-cell office:value-type="float" office:value="30.5815942291554" calcext:value-type="float">
            <text:p>30.5815942291554</text:p>
          </table:table-cell>
          <table:table-cell office:value-type="float" office:value="5.77005120280145" calcext:value-type="float">
            <text:p>5.77005120280145</text:p>
          </table:table-cell>
          <table:table-cell table:number-columns-repeated="5"/>
        </table:table-row>
        <table:table-row table:style-name="ro1">
          <table:table-cell office:value-type="float" office:value="36.5793570834817" calcext:value-type="float">
            <text:p>36.5793570834817</text:p>
          </table:table-cell>
          <table:table-cell office:value-type="float" office:value="30.5481986722464" calcext:value-type="float">
            <text:p>30.5481986722464</text:p>
          </table:table-cell>
          <table:table-cell office:value-type="float" office:value="5.59532583397076" calcext:value-type="float">
            <text:p>5.59532583397076</text:p>
          </table:table-cell>
          <table:table-cell table:number-columns-repeated="5"/>
        </table:table-row>
        <table:table-row table:style-name="ro1">
          <table:table-cell office:value-type="float" office:value="36.6470903733596" calcext:value-type="float">
            <text:p>36.6470903733596</text:p>
          </table:table-cell>
          <table:table-cell office:value-type="float" office:value="30.4925392588026" calcext:value-type="float">
            <text:p>30.4925392588026</text:p>
          </table:table-cell>
          <table:table-cell office:value-type="float" office:value="5.43816570464504" calcext:value-type="float">
            <text:p>5.43816570464504</text:p>
          </table:table-cell>
          <table:table-cell table:number-columns-repeated="5"/>
        </table:table-row>
        <table:table-row table:style-name="ro1">
          <table:table-cell office:value-type="float" office:value="36.7063570920211" calcext:value-type="float">
            <text:p>36.7063570920211</text:p>
          </table:table-cell>
          <table:table-cell office:value-type="float" office:value="30.4257478553319" calcext:value-type="float">
            <text:p>30.4257478553319</text:p>
          </table:table-cell>
          <table:table-cell office:value-type="float" office:value="5.47253107390125" calcext:value-type="float">
            <text:p>5.47253107390125</text:p>
          </table:table-cell>
          <table:table-cell table:number-columns-repeated="5"/>
        </table:table-row>
        <table:table-row table:style-name="ro1">
          <table:table-cell office:value-type="float" office:value="36.7910238032272" calcext:value-type="float">
            <text:p>36.7910238032272</text:p>
          </table:table-cell>
          <table:table-cell office:value-type="float" office:value="30.3366926788624" calcext:value-type="float">
            <text:p>30.3366926788624</text:p>
          </table:table-cell>
          <table:table-cell office:value-type="float" office:value="5.46131631072918" calcext:value-type="float">
            <text:p>5.46131631072918</text:p>
          </table:table-cell>
          <table:table-cell table:number-columns-repeated="5"/>
        </table:table-row>
        <table:table-row table:style-name="ro1">
          <table:table-cell office:value-type="float" office:value="36.8841572000658" calcext:value-type="float">
            <text:p>36.8841572000658</text:p>
          </table:table-cell>
          <table:table-cell office:value-type="float" office:value="30.2365055953618" calcext:value-type="float">
            <text:p>30.2365055953618</text:p>
          </table:table-cell>
          <table:table-cell office:value-type="float" office:value="5.45217279075091" calcext:value-type="float">
            <text:p>5.45217279075091</text:p>
          </table:table-cell>
          <table:table-cell table:number-columns-repeated="5"/>
        </table:table-row>
        <table:table-row table:style-name="ro1">
          <table:table-cell office:value-type="float" office:value="36.9857572807241" calcext:value-type="float">
            <text:p>36.9857572807241</text:p>
          </table:table-cell>
          <table:table-cell office:value-type="float" office:value="30.1251866076042" calcext:value-type="float">
            <text:p>30.1251866076042</text:p>
          </table:table-cell>
          <table:table-cell office:value-type="float" office:value="5.36262565978193" calcext:value-type="float">
            <text:p>5.36262565978193</text:p>
          </table:table-cell>
          <table:table-cell table:number-columns-repeated="5"/>
        </table:table-row>
        <table:table-row table:style-name="ro1">
          <table:table-cell office:value-type="float" office:value="37.0788907915739" calcext:value-type="float">
            <text:p>37.0788907915739</text:p>
          </table:table-cell>
          <table:table-cell office:value-type="float" office:value="30.0027356295376" calcext:value-type="float">
            <text:p>30.0027356295376</text:p>
          </table:table-cell>
          <table:table-cell office:value-type="float" office:value="5.45217282852818" calcext:value-type="float">
            <text:p>5.45217282852818</text:p>
          </table:table-cell>
          <table:table-cell table:number-columns-repeated="5"/>
        </table:table-row>
        <table:table-row table:style-name="ro1">
          <table:table-cell office:value-type="float" office:value="37.1804908788751" calcext:value-type="float">
            <text:p>37.1804908788751</text:p>
          </table:table-cell>
          <table:table-cell office:value-type="float" office:value="29.8914166429476" calcext:value-type="float">
            <text:p>29.8914166429476</text:p>
          </table:table-cell>
          <table:table-cell office:value-type="float" office:value="5.45217285341826" calcext:value-type="float">
            <text:p>5.45217285341826</text:p>
          </table:table-cell>
          <table:table-cell table:number-columns-repeated="5"/>
        </table:table-row>
        <table:table-row table:style-name="ro1">
          <table:table-cell office:value-type="float" office:value="37.2820909687088" calcext:value-type="float">
            <text:p>37.2820909687088</text:p>
          </table:table-cell>
          <table:table-cell office:value-type="float" office:value="29.7800976591473" calcext:value-type="float">
            <text:p>29.7800976591473</text:p>
          </table:table-cell>
          <table:table-cell office:value-type="float" office:value="5.638847439852" calcext:value-type="float">
            <text:p>5.638847439852</text:p>
          </table:table-cell>
          <table:table-cell table:number-columns-repeated="5"/>
        </table:table-row>
        <table:table-row table:style-name="ro1">
          <table:table-cell office:value-type="float" office:value="37.4006242071531" calcext:value-type="float">
            <text:p>37.4006242071531</text:p>
          </table:table-cell>
          <table:table-cell office:value-type="float" office:value="29.6910426584301" calcext:value-type="float">
            <text:p>29.6910426584301</text:p>
          </table:table-cell>
          <table:table-cell office:value-type="float" office:value="5.61526559142209" calcext:value-type="float">
            <text:p>5.61526559142209</text:p>
          </table:table-cell>
          <table:table-cell table:number-columns-repeated="5"/>
        </table:table-row>
        <table:table-row table:style-name="ro1">
          <table:table-cell office:value-type="float" office:value="37.5276241319854" calcext:value-type="float">
            <text:p>37.5276241319854</text:p>
          </table:table-cell>
          <table:table-cell office:value-type="float" office:value="29.590855753781" calcext:value-type="float">
            <text:p>29.590855753781</text:p>
          </table:table-cell>
          <table:table-cell office:value-type="float" office:value="5.93301864389592" calcext:value-type="float">
            <text:p>5.93301864389592</text:p>
          </table:table-cell>
          <table:table-cell table:number-columns-repeated="5"/>
        </table:table-row>
        <table:table-row table:style-name="ro1">
          <table:table-cell office:value-type="float" office:value="37.6800237215617" calcext:value-type="float">
            <text:p>37.6800237215617</text:p>
          </table:table-cell>
          <table:table-cell office:value-type="float" office:value="29.5351967754521" calcext:value-type="float">
            <text:p>29.5351967754521</text:p>
          </table:table-cell>
          <table:table-cell office:value-type="float" office:value="5.91419590833081" calcext:value-type="float">
            <text:p>5.91419590833081</text:p>
          </table:table-cell>
          <table:table-cell table:number-columns-repeated="5"/>
        </table:table-row>
        <table:table-row table:style-name="ro1">
          <table:table-cell office:value-type="float" office:value="37.8239566844677" calcext:value-type="float">
            <text:p>37.8239566844677</text:p>
          </table:table-cell>
          <table:table-cell office:value-type="float" office:value="29.4795377572092" calcext:value-type="float">
            <text:p>29.4795377572092</text:p>
          </table:table-cell>
          <table:table-cell office:value-type="float" office:value="6.02605117356888" calcext:value-type="float">
            <text:p>6.02605117356888</text:p>
          </table:table-cell>
          <table:table-cell table:number-columns-repeated="5"/>
        </table:table-row>
        <table:table-row table:style-name="ro1">
          <table:table-cell office:value-type="float" office:value="37.9932894775928" calcext:value-type="float">
            <text:p>37.9932894775928</text:p>
          </table:table-cell>
          <table:table-cell office:value-type="float" office:value="29.4350108196436" calcext:value-type="float">
            <text:p>29.4350108196436</text:p>
          </table:table-cell>
          <table:table-cell office:value-type="float" office:value="6.08846890509536" calcext:value-type="float">
            <text:p>6.08846890509536</text:p>
          </table:table-cell>
          <table:table-cell table:number-columns-repeated="5"/>
        </table:table-row>
        <table:table-row table:style-name="ro1">
          <table:table-cell office:value-type="float" office:value="38.1626222169302" calcext:value-type="float">
            <text:p>38.1626222169302</text:p>
          </table:table-cell>
          <table:table-cell office:value-type="float" office:value="29.4016158361138" calcext:value-type="float">
            <text:p>29.4016158361138</text:p>
          </table:table-cell>
          <table:table-cell office:value-type="float" office:value="6.14566375273131" calcext:value-type="float">
            <text:p>6.14566375273131</text:p>
          </table:table-cell>
          <table:table-cell table:number-columns-repeated="5"/>
        </table:table-row>
        <table:table-row table:style-name="ro1">
          <table:table-cell office:value-type="float" office:value="38.3234882716632" calcext:value-type="float">
            <text:p>38.3234882716632</text:p>
          </table:table-cell>
          <table:table-cell office:value-type="float" office:value="29.3793527611928" calcext:value-type="float">
            <text:p>29.3793527611928</text:p>
          </table:table-cell>
          <table:table-cell office:value-type="float" office:value="6.01315096435127" calcext:value-type="float">
            <text:p>6.01315096435127</text:p>
          </table:table-cell>
          <table:table-cell table:number-columns-repeated="5"/>
        </table:table-row>
        <table:table-row table:style-name="ro1">
          <table:table-cell office:value-type="float" office:value="38.4843544421887" calcext:value-type="float">
            <text:p>38.4843544421887</text:p>
          </table:table-cell>
          <table:table-cell office:value-type="float" office:value="29.3348257918999" calcext:value-type="float">
            <text:p>29.3348257918999</text:p>
          </table:table-cell>
          <table:table-cell office:value-type="float" office:value="5.93301877596702" calcext:value-type="float">
            <text:p>5.93301877596702</text:p>
          </table:table-cell>
          <table:table-cell table:number-columns-repeated="5"/>
        </table:table-row>
        <table:table-row table:style-name="ro1">
          <table:table-cell office:value-type="float" office:value="38.6367540428907" calcext:value-type="float">
            <text:p>38.6367540428907</text:p>
          </table:table-cell>
          <table:table-cell office:value-type="float" office:value="29.27916683232" calcext:value-type="float">
            <text:p>29.27916683232</text:p>
          </table:table-cell>
          <table:table-cell office:value-type="float" office:value="5.87013588131179" calcext:value-type="float">
            <text:p>5.87013588131179</text:p>
          </table:table-cell>
          <table:table-cell table:number-columns-repeated="5"/>
        </table:table-row>
        <table:table-row table:style-name="ro1">
          <table:table-cell office:value-type="float" office:value="38.7891537048529" calcext:value-type="float">
            <text:p>38.7891537048529</text:p>
          </table:table-cell>
          <table:table-cell office:value-type="float" office:value="29.2123759274362" calcext:value-type="float">
            <text:p>29.2123759274362</text:p>
          </table:table-cell>
          <table:table-cell office:value-type="float" office:value="5.82511742439891" calcext:value-type="float">
            <text:p>5.82511742439891</text:p>
          </table:table-cell>
          <table:table-cell table:number-columns-repeated="5"/>
        </table:table-row>
        <table:table-row table:style-name="ro1">
          <table:table-cell office:value-type="float" office:value="38.9246201105845" calcext:value-type="float">
            <text:p>38.9246201105845</text:p>
          </table:table-cell>
          <table:table-cell office:value-type="float" office:value="29.1455849375234" calcext:value-type="float">
            <text:p>29.1455849375234</text:p>
          </table:table-cell>
          <table:table-cell office:value-type="float" office:value="5.75435272769761" calcext:value-type="float">
            <text:p>5.75435272769761</text:p>
          </table:table-cell>
          <table:table-cell table:number-columns-repeated="5"/>
        </table:table-row>
        <table:table-row table:style-name="ro1">
          <table:table-cell office:value-type="float" office:value="39.0770198944094" calcext:value-type="float">
            <text:p>39.0770198944094</text:p>
          </table:table-cell>
          <table:table-cell office:value-type="float" office:value="29.056530140716" calcext:value-type="float">
            <text:p>29.056530140716</text:p>
          </table:table-cell>
          <table:table-cell office:value-type="float" office:value="5.61526585354808" calcext:value-type="float">
            <text:p>5.61526585354808</text:p>
          </table:table-cell>
          <table:table-cell table:number-columns-repeated="5"/>
        </table:table-row>
        <table:table-row table:style-name="ro1">
          <table:table-cell office:value-type="float" office:value="39.2040198523757" calcext:value-type="float">
            <text:p>39.2040198523757</text:p>
          </table:table-cell>
          <table:table-cell office:value-type="float" office:value="28.9563432639355" calcext:value-type="float">
            <text:p>28.9563432639355</text:p>
          </table:table-cell>
          <table:table-cell office:value-type="float" office:value="5.544742231038" calcext:value-type="float">
            <text:p>5.544742231038</text:p>
          </table:table-cell>
          <table:table-cell table:number-columns-repeated="5"/>
        </table:table-row>
        <table:table-row table:style-name="ro1">
          <table:table-cell office:value-type="float" office:value="39.3140865567223" calcext:value-type="float">
            <text:p>39.3140865567223</text:p>
          </table:table-cell>
          <table:table-cell office:value-type="float" office:value="28.8561563008428" calcext:value-type="float">
            <text:p>28.8561563008428</text:p>
          </table:table-cell>
          <table:table-cell office:value-type="float" office:value="5.44457679876087" calcext:value-type="float">
            <text:p>5.44457679876087</text:p>
          </table:table-cell>
          <table:table-cell table:number-columns-repeated="5"/>
        </table:table-row>
        <table:table-row table:style-name="ro1">
          <table:table-cell office:value-type="float" office:value="39.4241533797014" calcext:value-type="float">
            <text:p>39.4241533797014</text:p>
          </table:table-cell>
          <table:table-cell office:value-type="float" office:value="28.7337054417621" calcext:value-type="float">
            <text:p>28.7337054417621</text:p>
          </table:table-cell>
          <table:table-cell office:value-type="float" office:value="5.27730274466268" calcext:value-type="float">
            <text:p>5.27730274466268</text:p>
          </table:table-cell>
          <table:table-cell table:number-columns-repeated="5"/>
        </table:table-row>
        <table:table-row table:style-name="ro1">
          <table:table-cell office:value-type="float" office:value="39.5088203784026" calcext:value-type="float">
            <text:p>39.5088203784026</text:p>
          </table:table-cell>
          <table:table-cell office:value-type="float" office:value="28.6001224986" calcext:value-type="float">
            <text:p>28.6001224986</text:p>
          </table:table-cell>
          <table:table-cell office:value-type="float" office:value="5.28422854178407" calcext:value-type="float">
            <text:p>5.28422854178407</text:p>
          </table:table-cell>
          <table:table-cell table:number-columns-repeated="5"/>
        </table:table-row>
        <table:table-row table:style-name="ro1">
          <table:table-cell office:value-type="float" office:value="39.6019540688164" calcext:value-type="float">
            <text:p>39.6019540688164</text:p>
          </table:table-cell>
          <table:table-cell office:value-type="float" office:value="28.4554076543654" calcext:value-type="float">
            <text:p>28.4554076543654</text:p>
          </table:table-cell>
          <table:table-cell office:value-type="float" office:value="5.07579042690219" calcext:value-type="float">
            <text:p>5.07579042690219</text:p>
          </table:table-cell>
          <table:table-cell table:number-columns-repeated="5"/>
        </table:table-row>
        <table:table-row table:style-name="ro1">
          <table:table-cell office:value-type="float" office:value="39.6527545544332" calcext:value-type="float">
            <text:p>39.6527545544332</text:p>
          </table:table-cell>
          <table:table-cell office:value-type="float" office:value="28.3218245346432" calcext:value-type="float">
            <text:p>28.3218245346432</text:p>
          </table:table-cell>
          <table:table-cell office:value-type="float" office:value="5.10109581541737" calcext:value-type="float">
            <text:p>5.10109581541737</text:p>
          </table:table-cell>
          <table:table-cell table:number-columns-repeated="5"/>
        </table:table-row>
        <table:table-row table:style-name="ro1">
          <table:table-cell office:value-type="float" office:value="39.7120217313937" calcext:value-type="float">
            <text:p>39.7120217313937</text:p>
          </table:table-cell>
          <table:table-cell office:value-type="float" office:value="28.1771095112818" calcext:value-type="float">
            <text:p>28.1771095112818</text:p>
          </table:table-cell>
          <table:table-cell office:value-type="float" office:value="5.04998860121481" calcext:value-type="float">
            <text:p>5.04998860121481</text:p>
          </table:table-cell>
          <table:table-cell table:number-columns-repeated="5"/>
        </table:table-row>
        <table:table-row table:style-name="ro1">
          <table:table-cell office:value-type="float" office:value="39.762822280993" calcext:value-type="float">
            <text:p>39.762822280993</text:p>
          </table:table-cell>
          <table:table-cell office:value-type="float" office:value="28.032394443552" calcext:value-type="float">
            <text:p>28.032394443552</text:p>
          </table:table-cell>
          <table:table-cell office:value-type="float" office:value="4.94227889737842" calcext:value-type="float">
            <text:p>4.94227889737842</text:p>
          </table:table-cell>
          <table:table-cell table:number-columns-repeated="5"/>
        </table:table-row>
        <table:table-row table:style-name="ro1">
          <table:table-cell office:value-type="float" office:value="39.796689571025" calcext:value-type="float">
            <text:p>39.796689571025</text:p>
          </table:table-cell>
          <table:table-cell office:value-type="float" office:value="27.8876792856773" calcext:value-type="float">
            <text:p>27.8876792856773</text:p>
          </table:table-cell>
          <table:table-cell office:value-type="float" office:value="4.92637335834062" calcext:value-type="float">
            <text:p>4.92637335834062</text:p>
          </table:table-cell>
          <table:table-cell table:number-columns-repeated="5"/>
        </table:table-row>
        <table:table-row table:style-name="ro1">
          <table:table-cell office:value-type="float" office:value="39.8305569231458" calcext:value-type="float">
            <text:p>39.8305569231458</text:p>
          </table:table-cell>
          <table:table-cell office:value-type="float" office:value="27.7318321784147" calcext:value-type="float">
            <text:p>27.7318321784147</text:p>
          </table:table-cell>
          <table:table-cell office:value-type="float" office:value="4.92637336592334" calcext:value-type="float">
            <text:p>4.92637336592334</text:p>
          </table:table-cell>
          <table:table-cell table:number-columns-repeated="5"/>
        </table:table-row>
        <table:table-row table:style-name="ro1">
          <table:table-cell office:value-type="float" office:value="39.8644242761261" calcext:value-type="float">
            <text:p>39.8644242761261</text:p>
          </table:table-cell>
          <table:table-cell office:value-type="float" office:value="27.5759850728914" calcext:value-type="float">
            <text:p>27.5759850728914</text:p>
          </table:table-cell>
          <table:table-cell office:value-type="float" office:value="4.87395321699185" calcext:value-type="float">
            <text:p>4.87395321699185</text:p>
          </table:table-cell>
          <table:table-cell table:number-columns-repeated="5"/>
        </table:table-row>
        <table:table-row table:style-name="ro1">
          <table:table-cell office:value-type="float" office:value="39.8898249995407" calcext:value-type="float">
            <text:p>39.8898249995407</text:p>
          </table:table-cell>
          <table:table-cell office:value-type="float" office:value="27.4201379209221" calcext:value-type="float">
            <text:p>27.4201379209221</text:p>
          </table:table-cell>
          <table:table-cell office:value-type="float" office:value="4.71239431794859" calcext:value-type="float">
            <text:p>4.71239431794859</text:p>
          </table:table-cell>
          <table:table-cell table:number-columns-repeated="5"/>
        </table:table-row>
        <table:table-row table:style-name="ro1">
          <table:table-cell office:value-type="float" office:value="39.8898257719681" calcext:value-type="float">
            <text:p>39.8898257719681</text:p>
          </table:table-cell>
          <table:table-cell office:value-type="float" office:value="27.2754225830427" calcext:value-type="float">
            <text:p>27.2754225830427</text:p>
          </table:table-cell>
          <table:table-cell office:value-type="float" office:value="4.76666742082116" calcext:value-type="float">
            <text:p>4.76666742082116</text:p>
          </table:table-cell>
          <table:table-cell table:number-columns-repeated="5"/>
        </table:table-row>
        <table:table-row table:style-name="ro1">
          <table:table-cell office:value-type="float" office:value="39.8982932343015" calcext:value-type="float">
            <text:p>39.8982932343015</text:p>
          </table:table-cell>
          <table:table-cell office:value-type="float" office:value="27.1195753412498" calcext:value-type="float">
            <text:p>27.1195753412498</text:p>
          </table:table-cell>
          <table:table-cell office:value-type="float" office:value="4.65812121863712" calcext:value-type="float">
            <text:p>4.65812121863712</text:p>
          </table:table-cell>
          <table:table-cell table:number-columns-repeated="5"/>
        </table:table-row>
        <table:table-row table:style-name="ro1">
          <table:table-cell office:value-type="float" office:value="39.8898274362048" calcext:value-type="float">
            <text:p>39.8898274362048</text:p>
          </table:table-cell>
          <table:table-cell office:value-type="float" office:value="26.9637280088964" calcext:value-type="float">
            <text:p>26.9637280088964</text:p>
          </table:table-cell>
          <table:table-cell office:value-type="float" office:value="4.71239431694747" calcext:value-type="float">
            <text:p>4.71239431694747</text:p>
          </table:table-cell>
          <table:table-cell table:number-columns-repeated="5"/>
        </table:table-row>
        <table:table-row table:style-name="ro1">
          <table:table-cell office:value-type="float" office:value="39.8898282678936" calcext:value-type="float">
            <text:p>39.8898282678936</text:p>
          </table:table-cell>
          <table:table-cell office:value-type="float" office:value="26.8078807220647" calcext:value-type="float">
            <text:p>26.8078807220647</text:p>
          </table:table-cell>
          <table:table-cell office:value-type="float" office:value="4.53864778247337" calcext:value-type="float">
            <text:p>4.53864778247337</text:p>
          </table:table-cell>
          <table:table-cell table:number-columns-repeated="5"/>
        </table:table-row>
        <table:table-row table:style-name="ro1">
          <table:table-cell office:value-type="float" office:value="39.8644291463144" calcext:value-type="float">
            <text:p>39.8644291463144</text:p>
          </table:table-cell>
          <table:table-cell office:value-type="float" office:value="26.6631652481104" calcext:value-type="float">
            <text:p>26.6631652481104</text:p>
          </table:table-cell>
          <table:table-cell office:value-type="float" office:value="4.55083538983009" calcext:value-type="float">
            <text:p>4.55083538983009</text:p>
          </table:table-cell>
          <table:table-cell table:number-columns-repeated="5"/>
        </table:table-row>
        <table:table-row table:style-name="ro1">
          <table:table-cell office:value-type="float" office:value="39.8390300819359" calcext:value-type="float">
            <text:p>39.8390300819359</text:p>
          </table:table-cell>
          <table:table-cell office:value-type="float" office:value="26.507317824982" calcext:value-type="float">
            <text:p>26.507317824982</text:p>
          </table:table-cell>
          <table:table-cell office:value-type="float" office:value="4.77083312123612" calcext:value-type="float">
            <text:p>4.77083312123612</text:p>
          </table:table-cell>
          <table:table-cell table:number-columns-repeated="5"/>
        </table:table-row>
        <table:table-row table:style-name="ro1">
          <table:table-cell office:value-type="float" office:value="39.8474974857726" calcext:value-type="float">
            <text:p>39.8474974857726</text:p>
          </table:table-cell>
          <table:table-cell office:value-type="float" office:value="26.362602533355" calcext:value-type="float">
            <text:p>26.362602533355</text:p>
          </table:table-cell>
          <table:table-cell office:value-type="float" office:value="4.55083538763371" calcext:value-type="float">
            <text:p>4.55083538763371</text:p>
          </table:table-cell>
          <table:table-cell table:number-columns-repeated="5"/>
        </table:table-row>
        <table:table-row table:style-name="ro1">
          <table:table-cell office:value-type="float" office:value="39.8220984210856" calcext:value-type="float">
            <text:p>39.8220984210856</text:p>
          </table:table-cell>
          <table:table-cell office:value-type="float" office:value="26.20675511049" calcext:value-type="float">
            <text:p>26.20675511049</text:p>
          </table:table-cell>
          <table:table-cell office:value-type="float" office:value="4.59591313825104" calcext:value-type="float">
            <text:p>4.59591313825104</text:p>
          </table:table-cell>
          <table:table-cell table:number-columns-repeated="5"/>
        </table:table-row>
        <table:table-row table:style-name="ro1">
          <table:table-cell office:value-type="float" office:value="39.805165928049" calcext:value-type="float">
            <text:p>39.805165928049</text:p>
          </table:table-cell>
          <table:table-cell office:value-type="float" office:value="26.0620396816072" calcext:value-type="float">
            <text:p>26.0620396816072</text:p>
          </table:table-cell>
          <table:table-cell office:value-type="float" office:value="4.6581211855056" calcext:value-type="float">
            <text:p>4.6581211855056</text:p>
          </table:table-cell>
          <table:table-cell table:number-columns-repeated="5"/>
        </table:table-row>
        <table:table-row table:style-name="ro1">
          <table:table-cell office:value-type="float" office:value="39.7967001248022" calcext:value-type="float">
            <text:p>39.7967001248022</text:p>
          </table:table-cell>
          <table:table-cell office:value-type="float" office:value="25.9061923497799" calcext:value-type="float">
            <text:p>25.9061923497799</text:p>
          </table:table-cell>
          <table:table-cell office:value-type="float" office:value="4.53864775205804" calcext:value-type="float">
            <text:p>4.53864775205804</text:p>
          </table:table-cell>
          <table:table-cell table:number-columns-repeated="5"/>
        </table:table-row>
        <table:table-row table:style-name="ro1">
          <table:table-cell office:value-type="float" office:value="39.7713009986577" calcext:value-type="float">
            <text:p>39.7713009986577</text:p>
          </table:table-cell>
          <table:table-cell office:value-type="float" office:value="25.7614768756648" calcext:value-type="float">
            <text:p>25.7614768756648</text:p>
          </table:table-cell>
          <table:table-cell office:value-type="float" office:value="4.40550193287609" calcext:value-type="float">
            <text:p>4.40550193287609</text:p>
          </table:table-cell>
          <table:table-cell table:number-columns-repeated="5"/>
        </table:table-row>
        <table:table-row table:style-name="ro1">
          <table:table-cell office:value-type="float" office:value="39.7289685461642" calcext:value-type="float">
            <text:p>39.7289685461642</text:p>
          </table:table-cell>
          <table:table-cell office:value-type="float" office:value="25.6278932615522" calcext:value-type="float">
            <text:p>25.6278932615522</text:p>
          </table:table-cell>
          <table:table-cell office:value-type="float" office:value="4.48250961886612" calcext:value-type="float">
            <text:p>4.48250961886612</text:p>
          </table:table-cell>
          <table:table-cell table:number-columns-repeated="5"/>
        </table:table-row>
        <table:table-row table:style-name="ro1">
          <table:table-cell office:value-type="float" office:value="39.6951027833352" calcext:value-type="float">
            <text:p>39.6951027833352</text:p>
          </table:table-cell>
          <table:table-cell office:value-type="float" office:value="25.4831777447639" calcext:value-type="float">
            <text:p>25.4831777447639</text:p>
          </table:table-cell>
          <table:table-cell office:value-type="float" office:value="4.52449467871724" calcext:value-type="float">
            <text:p>4.52449467871724</text:p>
          </table:table-cell>
          <table:table-cell table:number-columns-repeated="5"/>
        </table:table-row>
        <table:table-row table:style-name="ro1">
          <table:table-cell office:value-type="float" office:value="39.6697035945209" calcext:value-type="float">
            <text:p>39.6697035945209</text:p>
          </table:table-cell>
          <table:table-cell office:value-type="float" office:value="25.3495942204442" calcext:value-type="float">
            <text:p>25.3495942204442</text:p>
          </table:table-cell>
          <table:table-cell office:value-type="float" office:value="4.31914639336744" calcext:value-type="float">
            <text:p>4.31914639336744</text:p>
          </table:table-cell>
          <table:table-cell table:number-columns-repeated="5"/>
        </table:table-row>
        <table:table-row table:style-name="ro1">
          <table:table-cell office:value-type="float" office:value="39.6189044460984" calcext:value-type="float">
            <text:p>39.6189044460984</text:p>
          </table:table-cell>
          <table:table-cell office:value-type="float" office:value="25.2271425105225" calcext:value-type="float">
            <text:p>25.2271425105225</text:p>
          </table:table-cell>
          <table:table-cell office:value-type="float" office:value="4.29482002342098" calcext:value-type="float">
            <text:p>4.29482002342098</text:p>
          </table:table-cell>
          <table:table-cell table:number-columns-repeated="5"/>
        </table:table-row>
        <table:table-row table:style-name="ro1">
          <table:table-cell office:value-type="float" office:value="39.5596387211776" calcext:value-type="float">
            <text:p>39.5596387211776</text:p>
          </table:table-cell>
          <table:table-cell office:value-type="float" office:value="25.0935588073064" calcext:value-type="float">
            <text:p>25.0935588073064</text:p>
          </table:table-cell>
          <table:table-cell office:value-type="float" office:value="4.42780731111379" calcext:value-type="float">
            <text:p>4.42780731111379</text:p>
          </table:table-cell>
          <table:table-cell table:number-columns-repeated="5"/>
        </table:table-row>
        <table:table-row table:style-name="ro1">
          <table:table-cell office:value-type="float" office:value="39.5173063195673" calcext:value-type="float">
            <text:p>39.5173063195673</text:p>
          </table:table-cell>
          <table:table-cell office:value-type="float" office:value="24.9488432458562" calcext:value-type="float">
            <text:p>24.9488432458562</text:p>
          </table:table-cell>
          <table:table-cell office:value-type="float" office:value="4.34899796243103" calcext:value-type="float">
            <text:p>4.34899796243103</text:p>
          </table:table-cell>
          <table:table-cell table:number-columns-repeated="5"/>
        </table:table-row>
        <table:table-row table:style-name="ro1">
          <table:table-cell office:value-type="float" office:value="39.4665072238587" calcext:value-type="float">
            <text:p>39.4665072238587</text:p>
          </table:table-cell>
          <table:table-cell office:value-type="float" office:value="24.815259588017" calcext:value-type="float">
            <text:p>24.815259588017</text:p>
          </table:table-cell>
          <table:table-cell office:value-type="float" office:value="4.4278072926831" calcext:value-type="float">
            <text:p>4.4278072926831</text:p>
          </table:table-cell>
          <table:table-cell table:number-columns-repeated="5"/>
        </table:table-row>
        <table:table-row table:style-name="ro1">
          <table:table-cell office:value-type="float" office:value="39.4241748194629" calcext:value-type="float">
            <text:p>39.4241748194629</text:p>
          </table:table-cell>
          <table:table-cell office:value-type="float" office:value="24.6705440269422" calcext:value-type="float">
            <text:p>24.6705440269422</text:p>
          </table:table-cell>
          <table:table-cell office:value-type="float" office:value="4.39729534264095" calcext:value-type="float">
            <text:p>4.39729534264095</text:p>
          </table:table-cell>
          <table:table-cell table:number-columns-repeated="5"/>
        </table:table-row>
        <table:table-row table:style-name="ro1">
          <table:table-cell office:value-type="float" office:value="39.3733758371538" calcext:value-type="float">
            <text:p>39.3733758371538</text:p>
          </table:table-cell>
          <table:table-cell office:value-type="float" office:value="24.5146964718995" calcext:value-type="float">
            <text:p>24.5146964718995</text:p>
          </table:table-cell>
          <table:table-cell office:value-type="float" office:value="4.29481996188658" calcext:value-type="float">
            <text:p>4.29481996188658</text:p>
          </table:table-cell>
          <table:table-cell table:number-columns-repeated="5"/>
        </table:table-row>
        <table:table-row table:style-name="ro1">
          <table:table-cell office:value-type="float" office:value="39.3141101033142" calcext:value-type="float">
            <text:p>39.3141101033142</text:p>
          </table:table-cell>
          <table:table-cell office:value-type="float" office:value="24.3811127707554" calcext:value-type="float">
            <text:p>24.3811127707554</text:p>
          </table:table-cell>
          <table:table-cell office:value-type="float" office:value="4.37479977464156" calcext:value-type="float">
            <text:p>4.37479977464156</text:p>
          </table:table-cell>
          <table:table-cell table:number-columns-repeated="5"/>
        </table:table-row>
        <table:table-row table:style-name="ro1">
          <table:table-cell office:value-type="float" office:value="39.2633110581107" calcext:value-type="float">
            <text:p>39.2633110581107</text:p>
          </table:table-cell>
          <table:table-cell office:value-type="float" office:value="24.2363971658878" calcext:value-type="float">
            <text:p>24.2363971658878</text:p>
          </table:table-cell>
          <table:table-cell office:value-type="float" office:value="4.46410202551858" calcext:value-type="float">
            <text:p>4.46410202551858</text:p>
          </table:table-cell>
          <table:table-cell table:number-columns-repeated="5"/>
        </table:table-row>
        <table:table-row table:style-name="ro1">
          <table:table-cell office:value-type="float" office:value="39.2294452217947" calcext:value-type="float">
            <text:p>39.2294452217947</text:p>
          </table:table-cell>
          <table:table-cell office:value-type="float" office:value="24.1028135991891" calcext:value-type="float">
            <text:p>24.1028135991891</text:p>
          </table:table-cell>
          <table:table-cell office:value-type="float" office:value="4.65395541103629" calcext:value-type="float">
            <text:p>4.65395541103629</text:p>
          </table:table-cell>
          <table:table-cell table:number-columns-repeated="5"/>
        </table:table-row>
        <table:table-row table:style-name="ro1">
          <table:table-cell office:value-type="float" office:value="39.2209793477107" calcext:value-type="float">
            <text:p>39.2209793477107</text:p>
          </table:table-cell>
          <table:table-cell office:value-type="float" office:value="23.9580982162466" calcext:value-type="float">
            <text:p>23.9580982162466</text:p>
          </table:table-cell>
          <table:table-cell office:value-type="float" office:value="4.44716152681756" calcext:value-type="float">
            <text:p>4.44716152681756</text:p>
          </table:table-cell>
          <table:table-cell table:number-columns-repeated="5"/>
        </table:table-row>
        <table:table-row table:style-name="ro1">
          <table:table-cell office:value-type="float" office:value="39.1786469915462" calcext:value-type="float">
            <text:p>39.1786469915462</text:p>
          </table:table-cell>
          <table:table-cell office:value-type="float" office:value="23.8022507074243" calcext:value-type="float">
            <text:p>23.8022507074243</text:p>
          </table:table-cell>
          <table:table-cell office:value-type="float" office:value="4.59591301474257" calcext:value-type="float">
            <text:p>4.59591301474257</text:p>
          </table:table-cell>
          <table:table-cell table:number-columns-repeated="5"/>
        </table:table-row>
        <table:table-row table:style-name="ro1">
          <table:table-cell office:value-type="float" office:value="39.1617144806411" calcext:value-type="float">
            <text:p>39.1617144806411</text:p>
          </table:table-cell>
          <table:table-cell office:value-type="float" office:value="23.6575352806763" calcext:value-type="float">
            <text:p>23.6575352806763</text:p>
          </table:table-cell>
          <table:table-cell office:value-type="float" office:value="4.71239422059929" calcext:value-type="float">
            <text:p>4.71239422059929</text:p>
          </table:table-cell>
          <table:table-cell table:number-columns-repeated="5"/>
        </table:table-row>
        <table:table-row table:style-name="ro1">
          <table:table-cell office:value-type="float" office:value="39.1617152973143" calcext:value-type="float">
            <text:p>39.1617152973143</text:p>
          </table:table-cell>
          <table:table-cell office:value-type="float" office:value="23.5016879936196" calcext:value-type="float">
            <text:p>23.5016879936196</text:p>
          </table:table-cell>
          <table:table-cell office:value-type="float" office:value="4.77083304904456" calcext:value-type="float">
            <text:p>4.77083304904456</text:p>
          </table:table-cell>
          <table:table-cell table:number-columns-repeated="5"/>
        </table:table-row>
        <table:table-row table:style-name="ro1">
          <table:table-cell office:value-type="float" office:value="39.1701826908121" calcext:value-type="float">
            <text:p>39.1701826908121</text:p>
          </table:table-cell>
          <table:table-cell office:value-type="float" office:value="23.3569726995307" calcext:value-type="float">
            <text:p>23.3569726995307</text:p>
          </table:table-cell>
          <table:table-cell office:value-type="float" office:value="4.71239422384355" calcext:value-type="float">
            <text:p>4.71239422384355</text:p>
          </table:table-cell>
          <table:table-cell table:number-columns-repeated="5"/>
        </table:table-row>
        <table:table-row table:style-name="ro1">
          <table:table-cell office:value-type="float" office:value="39.170183449621" calcext:value-type="float">
            <text:p>39.170183449621</text:p>
          </table:table-cell>
          <table:table-cell office:value-type="float" office:value="23.2122573611502" calcext:value-type="float">
            <text:p>23.2122573611502</text:p>
          </table:table-cell>
          <table:table-cell office:value-type="float" office:value="4.71239422169778" calcext:value-type="float">
            <text:p>4.71239422169778</text:p>
          </table:table-cell>
          <table:table-cell table:number-columns-repeated="5"/>
        </table:table-row>
        <table:table-row table:style-name="ro1">
          <table:table-cell office:value-type="float" office:value="39.1701842081194" calcext:value-type="float">
            <text:p>39.1701842081194</text:p>
          </table:table-cell>
          <table:table-cell office:value-type="float" office:value="23.0675420232939" calcext:value-type="float">
            <text:p>23.0675420232939</text:p>
          </table:table-cell>
          <table:table-cell office:value-type="float" office:value="4.53864759805694" calcext:value-type="float">
            <text:p>4.53864759805694</text:p>
          </table:table-cell>
          <table:table-cell table:number-columns-repeated="5"/>
        </table:table-row>
        <table:table-row table:style-name="ro1">
          <table:table-cell office:value-type="float" office:value="39.1447850595527" calcext:value-type="float">
            <text:p>39.1447850595527</text:p>
          </table:table-cell>
          <table:table-cell office:value-type="float" office:value="22.9228265523162" calcext:value-type="float">
            <text:p>22.9228265523162</text:p>
          </table:table-cell>
          <table:table-cell office:value-type="float" office:value="4.55083521964275" calcext:value-type="float">
            <text:p>4.55083521964275</text:p>
          </table:table-cell>
          <table:table-cell table:number-columns-repeated="5"/>
        </table:table-row>
        <table:table-row table:style-name="ro1">
          <table:table-cell office:value-type="float" office:value="39.1193859685072" calcext:value-type="float">
            <text:p>39.1193859685072</text:p>
          </table:table-cell>
          <table:table-cell office:value-type="float" office:value="22.7669791326286" calcext:value-type="float">
            <text:p>22.7669791326286</text:p>
          </table:table-cell>
          <table:table-cell office:value-type="float" office:value="4.53864758640866" calcext:value-type="float">
            <text:p>4.53864758640866</text:p>
          </table:table-cell>
          <table:table-cell table:number-columns-repeated="5"/>
        </table:table-row>
        <table:table-row table:style-name="ro1">
          <table:table-cell office:value-type="float" office:value="39.0939868181643" calcext:value-type="float">
            <text:p>39.0939868181643</text:p>
          </table:table-cell>
          <table:table-cell office:value-type="float" office:value="22.6222636614313" calcext:value-type="float">
            <text:p>22.6222636614313</text:p>
          </table:table-cell>
          <table:table-cell office:value-type="float" office:value="4.32369241828359" calcext:value-type="float">
            <text:p>4.32369241828359</text:p>
          </table:table-cell>
          <table:table-cell table:number-columns-repeated="5"/>
        </table:table-row>
        <table:table-row table:style-name="ro1">
          <table:table-cell office:value-type="float" office:value="39.0347211213025" calcext:value-type="float">
            <text:p>39.0347211213025</text:p>
          </table:table-cell>
          <table:table-cell office:value-type="float" office:value="22.4775480132313" calcext:value-type="float">
            <text:p>22.4775480132313</text:p>
          </table:table-cell>
          <table:table-cell office:value-type="float" office:value="4.46410193873877" calcext:value-type="float">
            <text:p>4.46410193873877</text:p>
          </table:table-cell>
          <table:table-cell table:number-columns-repeated="5"/>
        </table:table-row>
        <table:table-row table:style-name="ro1">
          <table:table-cell office:value-type="float" office:value="39.0008552729177" calcext:value-type="float">
            <text:p>39.0008552729177</text:p>
          </table:table-cell>
          <table:table-cell office:value-type="float" office:value="22.343964447592" calcext:value-type="float">
            <text:p>22.343964447592</text:p>
          </table:table-cell>
          <table:table-cell office:value-type="float" office:value="4.37479965646313" calcext:value-type="float">
            <text:p>4.37479965646313</text:p>
          </table:table-cell>
          <table:table-cell table:number-columns-repeated="5"/>
        </table:table-row>
        <table:table-row table:style-name="ro1">
          <table:table-cell office:value-type="float" office:value="38.950056209163" calcext:value-type="float">
            <text:p>38.950056209163</text:p>
          </table:table-cell>
          <table:table-cell office:value-type="float" office:value="22.1992488446003" calcext:value-type="float">
            <text:p>22.1992488446003</text:p>
          </table:table-cell>
          <table:table-cell office:value-type="float" office:value="4.49841498547561" calcext:value-type="float">
            <text:p>4.49841498547561</text:p>
          </table:table-cell>
          <table:table-cell table:number-columns-repeated="5"/>
        </table:table-row>
        <table:table-row table:style-name="ro1">
          <table:table-cell office:value-type="float" office:value="38.9161904741167" calcext:value-type="float">
            <text:p>38.9161904741167</text:p>
          </table:table-cell>
          <table:table-cell office:value-type="float" office:value="22.0434013806599" calcext:value-type="float">
            <text:p>22.0434013806599</text:p>
          </table:table-cell>
          <table:table-cell office:value-type="float" office:value="4.34899774867791" calcext:value-type="float">
            <text:p>4.34899774867791</text:p>
          </table:table-cell>
          <table:table-cell table:number-columns-repeated="5"/>
        </table:table-row>
        <table:table-row table:style-name="ro1">
          <table:table-cell office:value-type="float" office:value="38.8653913475208" calcext:value-type="float">
            <text:p>38.8653913475208</text:p>
          </table:table-cell>
          <table:table-cell office:value-type="float" office:value="21.9098177275431" calcext:value-type="float">
            <text:p>21.9098177275431</text:p>
          </table:table-cell>
          <table:table-cell office:value-type="float" office:value="4.52449447684083" calcext:value-type="float">
            <text:p>4.52449447684083</text:p>
          </table:table-cell>
          <table:table-cell table:number-columns-repeated="5"/>
        </table:table-row>
        <table:table-row table:style-name="ro1">
          <table:table-cell office:value-type="float" office:value="38.839992131398" calcext:value-type="float">
            <text:p>38.839992131398</text:p>
          </table:table-cell>
          <table:table-cell office:value-type="float" office:value="21.7762342065568" calcext:value-type="float">
            <text:p>21.7762342065568</text:p>
          </table:table-cell>
          <table:table-cell office:value-type="float" office:value="4.60416574359227" calcext:value-type="float">
            <text:p>4.60416574359227</text:p>
          </table:table-cell>
          <table:table-cell table:number-columns-repeated="5"/>
        </table:table-row>
        <table:table-row table:style-name="ro1">
          <table:table-cell office:value-type="float" office:value="38.8230596665846" calcext:value-type="float">
            <text:p>38.8230596665846</text:p>
          </table:table-cell>
          <table:table-cell office:value-type="float" office:value="21.6203868323869" calcext:value-type="float">
            <text:p>21.6203868323869</text:p>
          </table:table-cell>
          <table:table-cell office:value-type="float" office:value="4.53864752438303" calcext:value-type="float">
            <text:p>4.53864752438303</text:p>
          </table:table-cell>
          <table:table-cell table:number-columns-repeated="5"/>
        </table:table-row>
        <table:table-row table:style-name="ro1">
          <table:table-cell office:value-type="float" office:value="38.7976605070305" calcext:value-type="float">
            <text:p>38.7976605070305</text:p>
          </table:table-cell>
          <table:table-cell office:value-type="float" office:value="21.4756713614248" calcext:value-type="float">
            <text:p>21.4756713614248</text:p>
          </table:table-cell>
          <table:table-cell office:value-type="float" office:value="4.65395532854556" calcext:value-type="float">
            <text:p>4.65395532854556</text:p>
          </table:table-cell>
          <table:table-cell table:number-columns-repeated="5"/>
        </table:table-row>
        <table:table-row table:style-name="ro1">
          <table:table-cell office:value-type="float" office:value="38.7891946210529" calcext:value-type="float">
            <text:p>38.7891946210529</text:p>
          </table:table-cell>
          <table:table-cell office:value-type="float" office:value="21.3309559799343" calcext:value-type="float">
            <text:p>21.3309559799343</text:p>
          </table:table-cell>
          <table:table-cell office:value-type="float" office:value="4.71239417281466" calcext:value-type="float">
            <text:p>4.71239417281466</text:p>
          </table:table-cell>
          <table:table-cell table:number-columns-repeated="5"/>
        </table:table-row>
        <table:table-row table:style-name="ro1">
          <table:table-cell office:value-type="float" office:value="38.7891953724771" calcext:value-type="float">
            <text:p>38.7891953724771</text:p>
          </table:table-cell>
          <table:table-cell office:value-type="float" office:value="21.1862406415455" calcext:value-type="float">
            <text:p>21.1862406415455</text:p>
          </table:table-cell>
          <table:table-cell office:value-type="float" office:value="4.77083301791568" calcext:value-type="float">
            <text:p>4.77083301791568</text:p>
          </table:table-cell>
          <table:table-cell table:number-columns-repeated="5"/>
        </table:table-row>
        <table:table-row table:style-name="ro1">
          <table:table-cell office:value-type="float" office:value="38.7976627614932" calcext:value-type="float">
            <text:p>38.7976627614932</text:p>
          </table:table-cell>
          <table:table-cell office:value-type="float" office:value="21.0415253467974" calcext:value-type="float">
            <text:p>21.0415253467974</text:p>
          </table:table-cell>
          <table:table-cell office:value-type="float" office:value="4.82887542681617" calcext:value-type="float">
            <text:p>4.82887542681617</text:p>
          </table:table-cell>
          <table:table-cell table:number-columns-repeated="5"/>
        </table:table-row>
        <table:table-row table:style-name="ro1">
          <table:table-cell office:value-type="float" office:value="38.814596789215" calcext:value-type="float">
            <text:p>38.814596789215</text:p>
          </table:table-cell>
          <table:table-cell office:value-type="float" office:value="20.8968100967914" calcext:value-type="float">
            <text:p>20.8968100967914</text:p>
          </table:table-cell>
          <table:table-cell office:value-type="float" office:value="4.82887543140964" calcext:value-type="float">
            <text:p>4.82887543140964</text:p>
          </table:table-cell>
          <table:table-cell table:number-columns-repeated="5"/>
        </table:table-row>
        <table:table-row table:style-name="ro1">
          <table:table-cell office:value-type="float" office:value="38.8315308176094" calcext:value-type="float">
            <text:p>38.8315308176094</text:p>
          </table:table-cell>
          <table:table-cell office:value-type="float" office:value="20.7520948467951" calcext:value-type="float">
            <text:p>20.7520948467951</text:p>
          </table:table-cell>
          <table:table-cell office:value-type="float" office:value="4.82062262620233" calcext:value-type="float">
            <text:p>4.82062262620233</text:p>
          </table:table-cell>
          <table:table-cell table:number-columns-repeated="5"/>
        </table:table-row>
        <table:table-row table:style-name="ro1">
          <table:table-cell office:value-type="float" office:value="38.8484649047306" calcext:value-type="float">
            <text:p>38.8484649047306</text:p>
          </table:table-cell>
          <table:table-cell office:value-type="float" office:value="20.5962476480605" calcext:value-type="float">
            <text:p>20.5962476480605</text:p>
          </table:table-cell>
          <table:table-cell office:value-type="float" office:value="4.9969813012553" calcext:value-type="float">
            <text:p>4.9969813012553</text:p>
          </table:table-cell>
          <table:table-cell table:number-columns-repeated="5"/>
        </table:table-row>
        <table:table-row table:style-name="ro1">
          <table:table-cell office:value-type="float" office:value="38.8907988498623" calcext:value-type="float">
            <text:p>38.8907988498623</text:p>
          </table:table-cell>
          <table:table-cell office:value-type="float" office:value="20.4515325304448" calcext:value-type="float">
            <text:p>20.4515325304448</text:p>
          </table:table-cell>
          <table:table-cell office:value-type="float" office:value="4.71239418534581" calcext:value-type="float">
            <text:p>4.71239418534581</text:p>
          </table:table-cell>
          <table:table-cell table:number-columns-repeated="5"/>
        </table:table-row>
        <table:table-row table:style-name="ro1">
          <table:table-cell office:value-type="float" office:value="38.8907996610414" calcext:value-type="float">
            <text:p>38.8907996610414</text:p>
          </table:table-cell>
          <table:table-cell office:value-type="float" office:value="20.2956852431305" calcext:value-type="float">
            <text:p>20.2956852431305</text:p>
          </table:table-cell>
          <table:table-cell office:value-type="float" office:value="4.77083303692287" calcext:value-type="float">
            <text:p>4.77083303692287</text:p>
          </table:table-cell>
          <table:table-cell table:number-columns-repeated="5"/>
        </table:table-row>
        <table:table-row table:style-name="ro1">
          <table:table-cell office:value-type="float" office:value="38.8992670527841" calcext:value-type="float">
            <text:p>38.8992670527841</text:p>
          </table:table-cell>
          <table:table-cell office:value-type="float" office:value="20.1509699489533" calcext:value-type="float">
            <text:p>20.1509699489533</text:p>
          </table:table-cell>
          <table:table-cell office:value-type="float" office:value="4.71239418452154" calcext:value-type="float">
            <text:p>4.71239418452154</text:p>
          </table:table-cell>
          <table:table-cell table:number-columns-repeated="5"/>
        </table:table-row>
        <table:table-row table:style-name="ro1">
          <table:table-cell office:value-type="float" office:value="38.8992678059025" calcext:value-type="float">
            <text:p>38.8992678059025</text:p>
          </table:table-cell>
          <table:table-cell office:value-type="float" office:value="20.0062546113965" calcext:value-type="float">
            <text:p>20.0062546113965</text:p>
          </table:table-cell>
          <table:table-cell office:value-type="float" office:value="4.7666673516368" calcext:value-type="float">
            <text:p>4.7666673516368</text:p>
          </table:table-cell>
          <table:table-cell table:number-columns-repeated="5"/>
        </table:table-row>
        <table:table-row table:style-name="ro1">
          <table:table-cell office:value-type="float" office:value="38.9077352574835" calcext:value-type="float">
            <text:p>38.9077352574835</text:p>
          </table:table-cell>
          <table:table-cell office:value-type="float" office:value="19.850407368469" calcext:value-type="float">
            <text:p>19.850407368469</text:p>
          </table:table-cell>
          <table:table-cell office:value-type="float" office:value="4.71239418669895" calcext:value-type="float">
            <text:p>4.71239418669895</text:p>
          </table:table-cell>
          <table:table-cell table:number-columns-repeated="5"/>
        </table:table-row>
        <table:table-row table:style-name="ro1">
          <table:table-cell office:value-type="float" office:value="38.9077360688735" calcext:value-type="float">
            <text:p>38.9077360688735</text:p>
          </table:table-cell>
          <table:table-cell office:value-type="float" office:value="19.6945600814372" calcext:value-type="float">
            <text:p>19.6945600814372</text:p>
          </table:table-cell>
          <table:table-cell office:value-type="float" office:value="4.55083511145395" calcext:value-type="float">
            <text:p>4.55083511145395</text:p>
          </table:table-cell>
          <table:table-cell table:number-columns-repeated="5"/>
        </table:table-row>
        <table:table-row table:style-name="ro1">
          <table:table-cell office:value-type="float" office:value="38.8823369605647" calcext:value-type="float">
            <text:p>38.8823369605647</text:p>
          </table:table-cell>
          <table:table-cell office:value-type="float" office:value="19.5387126620289" calcext:value-type="float">
            <text:p>19.5387126620289</text:p>
          </table:table-cell>
          <table:table-cell office:value-type="float" office:value="4.64909792453789" calcext:value-type="float">
            <text:p>4.64909792453789</text:p>
          </table:table-cell>
          <table:table-cell table:number-columns-repeated="5"/>
        </table:table-row>
        <table:table-row table:style-name="ro1">
          <table:table-cell office:value-type="float" office:value="38.8738710168089" calcext:value-type="float">
            <text:p>38.8738710168089</text:p>
          </table:table-cell>
          <table:table-cell office:value-type="float" office:value="19.4051292283277" calcext:value-type="float">
            <text:p>19.4051292283277</text:p>
          </table:table-cell>
          <table:table-cell office:value-type="float" office:value="4.71239418213835" calcext:value-type="float">
            <text:p>4.71239418213835</text:p>
          </table:table-cell>
          <table:table-cell table:number-columns-repeated="5"/>
        </table:table-row>
        <table:table-row table:style-name="ro1">
          <table:table-cell office:value-type="float" office:value="38.8738717695825" calcext:value-type="float">
            <text:p>38.8738717695825</text:p>
          </table:table-cell>
          <table:table-cell office:value-type="float" office:value="19.2604138904953" calcext:value-type="float">
            <text:p>19.2604138904953</text:p>
          </table:table-cell>
          <table:table-cell office:value-type="float" office:value="4.65395531621655" calcext:value-type="float">
            <text:p>4.65395531621655</text:p>
          </table:table-cell>
          <table:table-cell table:number-columns-repeated="5"/>
        </table:table-row>
        <table:table-row table:style-name="ro1">
          <table:table-cell office:value-type="float" office:value="38.8654058818077" calcext:value-type="float">
            <text:p>38.8654058818077</text:p>
          </table:table-cell>
          <table:table-cell office:value-type="float" office:value="19.1156985088878" calcext:value-type="float">
            <text:p>19.1156985088878</text:p>
          </table:table-cell>
          <table:table-cell office:value-type="float" office:value="4.775690455927" calcext:value-type="float">
            <text:p>4.775690455927</text:p>
          </table:table-cell>
          <table:table-cell table:number-columns-repeated="5"/>
        </table:table-row>
        <table:table-row table:style-name="ro1">
          <table:table-cell office:value-type="float" office:value="38.8738732173943" calcext:value-type="float">
            <text:p>38.8738732173943</text:p>
          </table:table-cell>
          <table:table-cell office:value-type="float" office:value="18.9821151644712" calcext:value-type="float">
            <text:p>18.9821151644712</text:p>
          </table:table-cell>
          <table:table-cell office:value-type="float" office:value="4.71239418472423" calcext:value-type="float">
            <text:p>4.71239418472423</text:p>
          </table:table-cell>
          <table:table-cell table:number-columns-repeated="5"/>
        </table:table-row>
        <table:table-row table:style-name="ro1">
          <table:table-cell office:value-type="float" office:value="38.8738740864109" calcext:value-type="float">
            <text:p>38.8738740864109</text:p>
          </table:table-cell>
          <table:table-cell office:value-type="float" office:value="18.8151359273885" calcext:value-type="float">
            <text:p>18.8151359273885</text:p>
          </table:table-cell>
          <table:table-cell office:value-type="float" office:value="4.76305554313932" calcext:value-type="float">
            <text:p>4.76305554313932</text:p>
          </table:table-cell>
          <table:table-cell table:number-columns-repeated="5"/>
        </table:table-row>
        <table:table-row table:style-name="ro1">
          <table:table-cell office:value-type="float" office:value="38.8823415949591" calcext:value-type="float">
            <text:p>38.8823415949591</text:p>
          </table:table-cell>
          <table:table-cell office:value-type="float" office:value="18.6481567363966" calcext:value-type="float">
            <text:p>18.6481567363966</text:p>
          </table:table-cell>
          <table:table-cell office:value-type="float" office:value="4.88614091729883" calcext:value-type="float">
            <text:p>4.88614091729883</text:p>
          </table:table-cell>
          <table:table-cell table:number-columns-repeated="5"/>
        </table:table-row>
        <table:table-row table:style-name="ro1">
          <table:table-cell office:value-type="float" office:value="38.9077422715362" calcext:value-type="float">
            <text:p>38.9077422715362</text:p>
          </table:table-cell>
          <table:table-cell office:value-type="float" office:value="18.5034415300869" calcext:value-type="float">
            <text:p>18.5034415300869</text:p>
          </table:table-cell>
          <table:table-cell office:value-type="float" office:value="4.92637349204178" calcext:value-type="float">
            <text:p>4.92637349204178</text:p>
          </table:table-cell>
          <table:table-cell table:number-columns-repeated="5"/>
        </table:table-row>
        <table:table-row table:style-name="ro1">
          <table:table-cell office:value-type="float" office:value="38.9416096463468" calcext:value-type="float">
            <text:p>38.9416096463468</text:p>
          </table:table-cell>
          <table:table-cell office:value-type="float" office:value="18.3475944188261" calcext:value-type="float">
            <text:p>18.3475944188261</text:p>
          </table:table-cell>
          <table:table-cell office:value-type="float" office:value="4.92637350756386" calcext:value-type="float">
            <text:p>4.92637350756386</text:p>
          </table:table-cell>
          <table:table-cell table:number-columns-repeated="5"/>
        </table:table-row>
        <table:table-row table:style-name="ro1">
          <table:table-cell office:value-type="float" office:value="38.9754770235589" calcext:value-type="float">
            <text:p>38.9754770235589</text:p>
          </table:table-cell>
          <table:table-cell office:value-type="float" office:value="18.1917473081718" calcext:value-type="float">
            <text:p>18.1917473081718</text:p>
          </table:table-cell>
          <table:table-cell office:value-type="float" office:value="4.99698140540417" calcext:value-type="float">
            <text:p>4.99698140540417</text:p>
          </table:table-cell>
          <table:table-cell table:number-columns-repeated="5"/>
        </table:table-row>
        <table:table-row table:style-name="ro1">
          <table:table-cell office:value-type="float" office:value="39.017810984925" calcext:value-type="float">
            <text:p>39.017810984925</text:p>
          </table:table-cell>
          <table:table-cell office:value-type="float" office:value="18.047032190991" calcext:value-type="float">
            <text:p>18.047032190991</text:p>
          </table:table-cell>
          <table:table-cell office:value-type="float" office:value="5.10109621465319" calcext:value-type="float">
            <text:p>5.10109621465319</text:p>
          </table:table-cell>
          <table:table-cell table:number-columns-repeated="5"/>
        </table:table-row>
        <table:table-row table:style-name="ro1">
          <table:table-cell office:value-type="float" office:value="39.0770782310893" calcext:value-type="float">
            <text:p>39.0770782310893</text:p>
          </table:table-cell>
          <table:table-cell office:value-type="float" office:value="17.9023171633863" calcext:value-type="float">
            <text:p>17.9023171633863</text:p>
          </table:table-cell>
          <table:table-cell office:value-type="float" office:value="5.1299688350434" calcext:value-type="float">
            <text:p>5.1299688350434</text:p>
          </table:table-cell>
          <table:table-cell table:number-columns-repeated="5"/>
        </table:table-row>
        <table:table-row table:style-name="ro1">
          <table:table-cell office:value-type="float" office:value="39.1363454212591" calcext:value-type="float">
            <text:p>39.1363454212591</text:p>
          </table:table-cell>
          <table:table-cell office:value-type="float" office:value="17.7687340846302" calcext:value-type="float">
            <text:p>17.7687340846302</text:p>
          </table:table-cell>
          <table:table-cell office:value-type="float" office:value="5.10109624169349" calcext:value-type="float">
            <text:p>5.10109624169349</text:p>
          </table:table-cell>
          <table:table-cell table:number-columns-repeated="5"/>
        </table:table-row>
        <table:table-row table:style-name="ro1">
          <table:table-cell office:value-type="float" office:value="39.1956126719826" calcext:value-type="float">
            <text:p>39.1956126719826</text:p>
          </table:table-cell>
          <table:table-cell office:value-type="float" office:value="17.6240190570506" calcext:value-type="float">
            <text:p>17.6240190570506</text:p>
          </table:table-cell>
          <table:table-cell office:value-type="float" office:value="5.18166399815016" calcext:value-type="float">
            <text:p>5.18166399815016</text:p>
          </table:table-cell>
          <table:table-cell table:number-columns-repeated="5"/>
        </table:table-row>
        <table:table-row table:style-name="ro1">
          <table:table-cell office:value-type="float" office:value="39.2633465079635" calcext:value-type="float">
            <text:p>39.2633465079635</text:p>
          </table:table-cell>
          <table:table-cell office:value-type="float" office:value="17.4904360236312" calcext:value-type="float">
            <text:p>17.4904360236312</text:p>
          </table:table-cell>
          <table:table-cell office:value-type="float" office:value="4.99698146854878" calcext:value-type="float">
            <text:p>4.99698146854878</text:p>
          </table:table-cell>
          <table:table-cell table:number-columns-repeated="5"/>
        </table:table-row>
        <table:table-row table:style-name="ro1">
          <table:table-cell office:value-type="float" office:value="39.3056804785652" calcext:value-type="float">
            <text:p>39.3056804785652</text:p>
          </table:table-cell>
          <table:table-cell office:value-type="float" office:value="17.3457209087903" calcext:value-type="float">
            <text:p>17.3457209087903</text:p>
          </table:table-cell>
          <table:table-cell office:value-type="float" office:value="5.10109628435163" calcext:value-type="float">
            <text:p>5.10109628435163</text:p>
          </table:table-cell>
          <table:table-cell table:number-columns-repeated="5"/>
        </table:table-row>
        <table:table-row table:style-name="ro1">
          <table:table-cell office:value-type="float" office:value="39.3649477362871" calcext:value-type="float">
            <text:p>39.3649477362871</text:p>
          </table:table-cell>
          <table:table-cell office:value-type="float" office:value="17.201005881724" calcext:value-type="float">
            <text:p>17.201005881724</text:p>
          </table:table-cell>
          <table:table-cell office:value-type="float" office:value="5.0499890141082" calcext:value-type="float">
            <text:p>5.0499890141082</text:p>
          </table:table-cell>
          <table:table-cell table:number-columns-repeated="5"/>
        </table:table-row>
        <table:table-row table:style-name="ro1">
          <table:table-cell office:value-type="float" office:value="39.4157483537384" calcext:value-type="float">
            <text:p>39.4157483537384</text:p>
          </table:table-cell>
          <table:table-cell office:value-type="float" office:value="17.0562908118948" calcext:value-type="float">
            <text:p>17.0562908118948</text:p>
          </table:table-cell>
          <table:table-cell office:value-type="float" office:value="5.07579090830453" calcext:value-type="float">
            <text:p>5.07579090830453</text:p>
          </table:table-cell>
          <table:table-cell table:number-columns-repeated="5"/>
        </table:table-row>
        <table:table-row table:style-name="ro1">
          <table:table-cell office:value-type="float" office:value="39.4665489132872" calcext:value-type="float">
            <text:p>39.4665489132872</text:p>
          </table:table-cell>
          <table:table-cell office:value-type="float" office:value="16.922707691319" calcext:value-type="float">
            <text:p>16.922707691319</text:p>
          </table:table-cell>
          <table:table-cell office:value-type="float" office:value="5.02749348116613" calcext:value-type="float">
            <text:p>5.02749348116613</text:p>
          </table:table-cell>
          <table:table-cell table:number-columns-repeated="5"/>
        </table:table-row>
        <table:table-row table:style-name="ro1">
          <table:table-cell office:value-type="float" office:value="39.5173495935952" calcext:value-type="float">
            <text:p>39.5173495935952</text:p>
          </table:table-cell>
          <table:table-cell office:value-type="float" office:value="16.7668606727039" calcext:value-type="float">
            <text:p>16.7668606727039</text:p>
          </table:table-cell>
          <table:table-cell office:value-type="float" office:value="5.04998904556784" calcext:value-type="float">
            <text:p>5.04998904556784</text:p>
          </table:table-cell>
          <table:table-cell table:number-columns-repeated="5"/>
        </table:table-row>
        <table:table-row table:style-name="ro1">
          <table:table-cell office:value-type="float" office:value="39.5681502159974" calcext:value-type="float">
            <text:p>39.5681502159974</text:p>
          </table:table-cell>
          <table:table-cell office:value-type="float" office:value="16.6221456033386" calcext:value-type="float">
            <text:p>16.6221456033386</text:p>
          </table:table-cell>
          <table:table-cell office:value-type="float" office:value="5.0274935083127" calcext:value-type="float">
            <text:p>5.0274935083127</text:p>
          </table:table-cell>
          <table:table-cell table:number-columns-repeated="5"/>
        </table:table-row>
        <table:table-row table:style-name="ro1">
          <table:table-cell office:value-type="float" office:value="39.6189509006186" calcext:value-type="float">
            <text:p>39.6189509006186</text:p>
          </table:table-cell>
          <table:table-cell office:value-type="float" office:value="16.4662985858494" calcext:value-type="float">
            <text:p>16.4662985858494</text:p>
          </table:table-cell>
          <table:table-cell office:value-type="float" office:value="4.92637364373368" calcext:value-type="float">
            <text:p>4.92637364373368</text:p>
          </table:table-cell>
          <table:table-cell table:number-columns-repeated="5"/>
        </table:table-row>
        <table:table-row table:style-name="ro1">
          <table:table-cell office:value-type="float" office:value="39.652818299496" calcext:value-type="float">
            <text:p>39.652818299496</text:p>
          </table:table-cell>
          <table:table-cell office:value-type="float" office:value="16.3104514777652" calcext:value-type="float">
            <text:p>16.3104514777652</text:p>
          </table:table-cell>
          <table:table-cell office:value-type="float" office:value="4.94227923838721" calcext:value-type="float">
            <text:p>4.94227923838721</text:p>
          </table:table-cell>
          <table:table-cell table:number-columns-repeated="5"/>
        </table:table-row>
        <table:table-row table:style-name="ro1">
          <table:table-cell office:value-type="float" office:value="39.6866856416703" calcext:value-type="float">
            <text:p>39.6866856416703</text:p>
          </table:table-cell>
          <table:table-cell office:value-type="float" office:value="16.1657363195044" calcext:value-type="float">
            <text:p>16.1657363195044</text:p>
          </table:table-cell>
          <table:table-cell office:value-type="float" office:value="4.88614107175648" calcext:value-type="float">
            <text:p>4.88614107175648</text:p>
          </table:table-cell>
          <table:table-cell table:number-columns-repeated="5"/>
        </table:table-row>
        <table:table-row table:style-name="ro1">
          <table:table-cell office:value-type="float" office:value="39.7120863406374" calcext:value-type="float">
            <text:p>39.7120863406374</text:p>
          </table:table-cell>
          <table:table-cell office:value-type="float" office:value="16.0210211169036" calcext:value-type="float">
            <text:p>16.0210211169036</text:p>
          </table:table-cell>
          <table:table-cell office:value-type="float" office:value="4.88614108042518" calcext:value-type="float">
            <text:p>4.88614108042518</text:p>
          </table:table-cell>
          <table:table-cell table:number-columns-repeated="5"/>
        </table:table-row>
        <table:table-row table:style-name="ro1">
          <table:table-cell office:value-type="float" office:value="39.7374870411094" calcext:value-type="float">
            <text:p>39.7374870411094</text:p>
          </table:table-cell>
          <table:table-cell office:value-type="float" office:value="15.8763059130966" calcext:value-type="float">
            <text:p>15.8763059130966</text:p>
          </table:table-cell>
          <table:table-cell office:value-type="float" office:value="4.82062281671916" calcext:value-type="float">
            <text:p>4.82062281671916</text:p>
          </table:table-cell>
          <table:table-cell table:number-columns-repeated="5"/>
        </table:table-row>
        <table:table-row table:style-name="ro1">
          <table:table-cell office:value-type="float" office:value="39.7544211580119" calcext:value-type="float">
            <text:p>39.7544211580119</text:p>
          </table:table-cell>
          <table:table-cell office:value-type="float" office:value="15.7204587167616" calcext:value-type="float">
            <text:p>15.7204587167616</text:p>
          </table:table-cell>
          <table:table-cell office:value-type="float" office:value="4.88614110025253" calcext:value-type="float">
            <text:p>4.88614110025253</text:p>
          </table:table-cell>
          <table:table-cell table:number-columns-repeated="5"/>
        </table:table-row>
        <table:table-row table:style-name="ro1">
          <table:table-cell office:value-type="float" office:value="39.7798218613314" calcext:value-type="float">
            <text:p>39.7798218613314</text:p>
          </table:table-cell>
          <table:table-cell office:value-type="float" office:value="15.5757435135823" calcext:value-type="float">
            <text:p>15.5757435135823</text:p>
          </table:table-cell>
          <table:table-cell office:value-type="float" office:value="4.71239430357279" calcext:value-type="float">
            <text:p>4.71239430357279</text:p>
          </table:table-cell>
          <table:table-cell table:number-columns-repeated="5"/>
        </table:table-row>
        <table:table-row table:style-name="ro1">
          <table:table-cell office:value-type="float" office:value="39.7798226909358" calcext:value-type="float">
            <text:p>39.7798226909358</text:p>
          </table:table-cell>
          <table:table-cell office:value-type="float" office:value="15.4198962265791" calcext:value-type="float">
            <text:p>15.4198962265791</text:p>
          </table:table-cell>
          <table:table-cell office:value-type="float" office:value="4.76666749333314" calcext:value-type="float">
            <text:p>4.76666749333314</text:p>
          </table:table-cell>
          <table:table-cell table:number-columns-repeated="5"/>
        </table:table-row>
        <table:table-row table:style-name="ro1">
          <table:table-cell office:value-type="float" office:value="39.7882901645767" calcext:value-type="float">
            <text:p>39.7882901645767</text:p>
          </table:table-cell>
          <table:table-cell office:value-type="float" office:value="15.2640489852769" calcext:value-type="float">
            <text:p>15.2640489852769</text:p>
          </table:table-cell>
          <table:table-cell office:value-type="float" office:value="4.6581211150731" calcext:value-type="float">
            <text:p>4.6581211150731</text:p>
          </table:table-cell>
          <table:table-cell table:number-columns-repeated="5"/>
        </table:table-row>
        <table:table-row table:style-name="ro1">
          <table:table-cell office:value-type="float" office:value="39.7798243502957" calcext:value-type="float">
            <text:p>39.7798243502957</text:p>
          </table:table-cell>
          <table:table-cell office:value-type="float" office:value="15.1082016529876" calcext:value-type="float">
            <text:p>15.1082016529876</text:p>
          </table:table-cell>
          <table:table-cell office:value-type="float" office:value="4.76666749581953" calcext:value-type="float">
            <text:p>4.76666749581953</text:p>
          </table:table-cell>
          <table:table-cell table:number-columns-repeated="5"/>
        </table:table-row>
        <table:table-row table:style-name="ro1">
          <table:table-cell office:value-type="float" office:value="39.788291824381" calcext:value-type="float">
            <text:p>39.788291824381</text:p>
          </table:table-cell>
          <table:table-cell office:value-type="float" office:value="14.9523544106585" calcext:value-type="float">
            <text:p>14.9523544106585</text:p>
          </table:table-cell>
          <table:table-cell office:value-type="float" office:value="4.82887565437153" calcext:value-type="float">
            <text:p>4.82887565437153</text:p>
          </table:table-cell>
          <table:table-cell table:number-columns-repeated="5"/>
        </table:table-row>
        <table:table-row table:style-name="ro1">
          <table:table-cell office:value-type="float" office:value="39.8052258852672" calcext:value-type="float">
            <text:p>39.8052258852672</text:p>
          </table:table-cell>
          <table:table-cell office:value-type="float" office:value="14.8076391625082" calcext:value-type="float">
            <text:p>14.8076391625082</text:p>
          </table:table-cell>
          <table:table-cell office:value-type="float" office:value="4.87395348073569" calcext:value-type="float">
            <text:p>4.87395348073569</text:p>
          </table:table-cell>
          <table:table-cell table:number-columns-repeated="5"/>
        </table:table-row>
        <table:table-row table:style-name="ro1">
          <table:table-cell office:value-type="float" office:value="39.8306266507729" calcext:value-type="float">
            <text:p>39.8306266507729</text:p>
          </table:table-cell>
          <table:table-cell office:value-type="float" office:value="14.6517920111802" calcext:value-type="float">
            <text:p>14.6517920111802</text:p>
          </table:table-cell>
          <table:table-cell office:value-type="float" office:value="4.87395348663891" calcext:value-type="float">
            <text:p>4.87395348663891</text:p>
          </table:table-cell>
          <table:table-cell table:number-columns-repeated="5"/>
        </table:table-row>
        <table:table-row table:style-name="ro1">
          <table:table-cell office:value-type="float" office:value="39.8560274173385" calcext:value-type="float">
            <text:p>39.8560274173385</text:p>
          </table:table-cell>
          <table:table-cell office:value-type="float" office:value="14.4959448591437" calcext:value-type="float">
            <text:p>14.4959448591437</text:p>
          </table:table-cell>
          <table:table-cell office:value-type="float" office:value="4.99698165628909" calcext:value-type="float">
            <text:p>4.99698165628909</text:p>
          </table:table-cell>
          <table:table-cell table:number-columns-repeated="5"/>
        </table:table-row>
        <table:table-row table:style-name="ro1">
          <table:table-cell office:value-type="float" office:value="39.8983614164837" calcext:value-type="float">
            <text:p>39.8983614164837</text:p>
          </table:table-cell>
          <table:table-cell office:value-type="float" office:value="14.3512297475513" calcext:value-type="float">
            <text:p>14.3512297475513</text:p>
          </table:table-cell>
          <table:table-cell office:value-type="float" office:value="4.97762734507891" calcext:value-type="float">
            <text:p>4.97762734507891</text:p>
          </table:table-cell>
          <table:table-cell table:number-columns-repeated="5"/>
        </table:table-row>
        <table:table-row table:style-name="ro1">
          <table:table-cell office:value-type="float" office:value="39.9406954769621" calcext:value-type="float">
            <text:p>39.9406954769621</text:p>
          </table:table-cell>
          <table:table-cell office:value-type="float" office:value="14.1953826864788" calcext:value-type="float">
            <text:p>14.1953826864788</text:p>
          </table:table-cell>
          <table:table-cell office:value-type="float" office:value="5.04998921715612" calcext:value-type="float">
            <text:p>5.04998921715612</text:p>
          </table:table-cell>
          <table:table-cell table:number-columns-repeated="5"/>
        </table:table-row>
        <table:table-row table:style-name="ro1">
          <table:table-cell office:value-type="float" office:value="39.9914961263714" calcext:value-type="float">
            <text:p>39.9914961263714</text:p>
          </table:table-cell>
          <table:table-cell office:value-type="float" office:value="14.0506676196325" calcext:value-type="float">
            <text:p>14.0506676196325</text:p>
          </table:table-cell>
          <table:table-cell office:value-type="float" office:value="5.15015204463504" calcext:value-type="float">
            <text:p>5.15015204463504</text:p>
          </table:table-cell>
          <table:table-cell table:number-columns-repeated="5"/>
        </table:table-row>
        <table:table-row table:style-name="ro1">
          <table:table-cell office:value-type="float" office:value="40.0592300686028" calcext:value-type="float">
            <text:p>40.0592300686028</text:p>
          </table:table-cell>
          <table:table-cell office:value-type="float" office:value="13.9059526451389" calcext:value-type="float">
            <text:p>13.9059526451389</text:p>
          </table:table-cell>
          <table:table-cell office:value-type="float" office:value="4.9776273816263" calcext:value-type="float">
            <text:p>4.9776273816263</text:p>
          </table:table-cell>
          <table:table-cell table:number-columns-repeated="5"/>
        </table:table-row>
        <table:table-row table:style-name="ro1">
          <table:table-cell office:value-type="float" office:value="40.1015641349131" calcext:value-type="float">
            <text:p>40.1015641349131</text:p>
          </table:table-cell>
          <table:table-cell office:value-type="float" office:value="13.7501055851126" calcext:value-type="float">
            <text:p>13.7501055851126</text:p>
          </table:table-cell>
          <table:table-cell office:value-type="float" office:value="5.049989257294" calcext:value-type="float">
            <text:p>5.049989257294</text:p>
          </table:table-cell>
          <table:table-cell table:number-columns-repeated="5"/>
        </table:table-row>
        <table:table-row table:style-name="ro1">
          <table:table-cell office:value-type="float" office:value="40.1523647903626" calcext:value-type="float">
            <text:p>40.1523647903626</text:p>
          </table:table-cell>
          <table:table-cell office:value-type="float" office:value="13.6053905196455" calcext:value-type="float">
            <text:p>13.6053905196455</text:p>
          </table:table-cell>
          <table:table-cell office:value-type="float" office:value="4.99698172840583" calcext:value-type="float">
            <text:p>4.99698172840583</text:p>
          </table:table-cell>
          <table:table-cell table:number-columns-repeated="5"/>
        </table:table-row>
        <table:table-row table:style-name="ro1">
          <table:table-cell office:value-type="float" office:value="40.1946988005984" calcext:value-type="float">
            <text:p>40.1946988005984</text:p>
          </table:table-cell>
          <table:table-cell office:value-type="float" office:value="13.4606754088696" calcext:value-type="float">
            <text:p>13.4606754088696</text:p>
          </table:table-cell>
          <table:table-cell office:value-type="float" office:value="4.99698173917511" calcext:value-type="float">
            <text:p>4.99698173917511</text:p>
          </table:table-cell>
          <table:table-cell table:number-columns-repeated="5"/>
        </table:table-row>
        <table:table-row table:style-name="ro1">
          <table:table-cell office:value-type="float" office:value="40.2370328123327" calcext:value-type="float">
            <text:p>40.2370328123327</text:p>
          </table:table-cell>
          <table:table-cell office:value-type="float" office:value="13.3159602987545" calcext:value-type="float">
            <text:p>13.3159602987545</text:p>
          </table:table-cell>
          <table:table-cell office:value-type="float" office:value="4.94227940582407" calcext:value-type="float">
            <text:p>4.94227940582407</text:p>
          </table:table-cell>
          <table:table-cell table:number-columns-repeated="5"/>
        </table:table-row>
        <table:table-row table:style-name="ro1">
          <table:table-cell office:value-type="float" office:value="40.2709001795546" calcext:value-type="float">
            <text:p>40.2709001795546</text:p>
          </table:table-cell>
          <table:table-cell office:value-type="float" office:value="13.1712451426734" calcext:value-type="float">
            <text:p>13.1712451426734</text:p>
          </table:table-cell>
          <table:table-cell office:value-type="float" office:value="4.87395357729771" calcext:value-type="float">
            <text:p>4.87395357729771</text:p>
          </table:table-cell>
          <table:table-cell table:number-columns-repeated="5"/>
        </table:table-row>
        <table:table-row table:style-name="ro1">
          <table:table-cell office:value-type="float" office:value="40.2963009601718" calcext:value-type="float">
            <text:p>40.2963009601718</text:p>
          </table:table-cell>
          <table:table-cell office:value-type="float" office:value="13.0153979934141" calcext:value-type="float">
            <text:p>13.0153979934141</text:p>
          </table:table-cell>
          <table:table-cell office:value-type="float" office:value="4.77569069206059" calcext:value-type="float">
            <text:p>4.77569069206059</text:p>
          </table:table-cell>
          <table:table-cell table:number-columns-repeated="5"/>
        </table:table-row>
        <table:table-row table:style-name="ro1">
          <table:table-cell office:value-type="float" office:value="40.3047683273746" calcext:value-type="float">
            <text:p>40.3047683273746</text:p>
          </table:table-cell>
          <table:table-cell office:value-type="float" office:value="12.8818146498491" calcext:value-type="float">
            <text:p>12.8818146498491</text:p>
          </table:table-cell>
          <table:table-cell office:value-type="float" office:value="4.8739535950463" calcext:value-type="float">
            <text:p>4.8739535950463</text:p>
          </table:table-cell>
          <table:table-cell table:number-columns-repeated="5"/>
        </table:table-row>
        <table:table-row table:style-name="ro1">
          <table:table-cell office:value-type="float" office:value="40.3301691109985" calcext:value-type="float">
            <text:p>40.3301691109985</text:p>
          </table:table-cell>
          <table:table-cell office:value-type="float" office:value="12.7259674995644" calcext:value-type="float">
            <text:p>12.7259674995644</text:p>
          </table:table-cell>
          <table:table-cell office:value-type="float" office:value="4.77083328770654" calcext:value-type="float">
            <text:p>4.77083328770654</text:p>
          </table:table-cell>
          <table:table-cell table:number-columns-repeated="5"/>
        </table:table-row>
        <table:table-row table:style-name="ro1">
          <table:table-cell office:value-type="float" office:value="40.338636539037" calcext:value-type="float">
            <text:p>40.338636539037</text:p>
          </table:table-cell>
          <table:table-cell office:value-type="float" office:value="12.5812522074505" calcext:value-type="float">
            <text:p>12.5812522074505</text:p>
          </table:table-cell>
          <table:table-cell office:value-type="float" office:value="4.94227944092406" calcext:value-type="float">
            <text:p>4.94227944092406</text:p>
          </table:table-cell>
          <table:table-cell table:number-columns-repeated="5"/>
        </table:table-row>
        <table:table-row table:style-name="ro1">
          <table:table-cell office:value-type="float" office:value="40.3725039113812" calcext:value-type="float">
            <text:p>40.3725039113812</text:p>
          </table:table-cell>
          <table:table-cell office:value-type="float" office:value="12.4365370523751" calcext:value-type="float">
            <text:p>12.4365370523751</text:p>
          </table:table-cell>
          <table:table-cell office:value-type="float" office:value="4.94227944194317" calcext:value-type="float">
            <text:p>4.94227944194317</text:p>
          </table:table-cell>
          <table:table-cell table:number-columns-repeated="5"/>
        </table:table-row>
        <table:table-row table:style-name="ro1">
          <table:table-cell office:value-type="float" office:value="40.4063712838778" calcext:value-type="float">
            <text:p>40.4063712838778</text:p>
          </table:table-cell>
          <table:table-cell office:value-type="float" office:value="12.2918218973133" calcext:value-type="float">
            <text:p>12.2918218973133</text:p>
          </table:table-cell>
          <table:table-cell office:value-type="float" office:value="4.94227945996282" calcext:value-type="float">
            <text:p>4.94227945996282</text:p>
          </table:table-cell>
          <table:table-cell table:number-columns-repeated="5"/>
        </table:table-row>
        <table:table-row table:style-name="ro1">
          <table:table-cell office:value-type="float" office:value="40.4402386589546" calcext:value-type="float">
            <text:p>40.4402386589546</text:p>
          </table:table-cell>
          <table:table-cell office:value-type="float" office:value="12.1471067429792" calcext:value-type="float">
            <text:p>12.1471067429792</text:p>
          </table:table-cell>
          <table:table-cell office:value-type="float" office:value="4.88614126489817" calcext:value-type="float">
            <text:p>4.88614126489817</text:p>
          </table:table-cell>
          <table:table-cell table:number-columns-repeated="5"/>
        </table:table-row>
        <table:table-row table:style-name="ro1">
          <table:table-cell office:value-type="float" office:value="40.4656393863471" calcext:value-type="float">
            <text:p>40.4656393863471</text:p>
          </table:table-cell>
          <table:table-cell office:value-type="float" office:value="12.0023915425788" calcext:value-type="float">
            <text:p>12.0023915425788</text:p>
          </table:table-cell>
          <table:table-cell office:value-type="float" office:value="4.99698182807828" calcext:value-type="float">
            <text:p>4.99698182807828</text:p>
          </table:table-cell>
          <table:table-cell table:number-columns-repeated="5"/>
        </table:table-row>
        <table:table-row table:style-name="ro1">
          <table:table-cell office:value-type="float" office:value="40.5079734117252" calcext:value-type="float">
            <text:p>40.5079734117252</text:p>
          </table:table-cell>
          <table:table-cell office:value-type="float" office:value="11.8576764335677" calcext:value-type="float">
            <text:p>11.8576764335677</text:p>
          </table:table-cell>
          <table:table-cell office:value-type="float" office:value="5.07579129351113" calcext:value-type="float">
            <text:p>5.07579129351113</text:p>
          </table:table-cell>
          <table:table-cell table:number-columns-repeated="5"/>
        </table:table-row>
        <table:table-row table:style-name="ro1">
          <table:table-cell office:value-type="float" office:value="40.5587740274629" calcext:value-type="float">
            <text:p>40.5587740274629</text:p>
          </table:table-cell>
          <table:table-cell office:value-type="float" office:value="11.7240933201181" calcext:value-type="float">
            <text:p>11.7240933201181</text:p>
          </table:table-cell>
          <table:table-cell office:value-type="float" office:value="4.92637390815727" calcext:value-type="float">
            <text:p>4.92637390815727</text:p>
          </table:table-cell>
          <table:table-cell table:number-columns-repeated="5"/>
        </table:table-row>
        <table:table-row table:style-name="ro1">
          <table:table-cell office:value-type="float" office:value="40.5926414685085" calcext:value-type="float">
            <text:p>40.5926414685085</text:p>
          </table:table-cell>
          <table:table-cell office:value-type="float" office:value="11.5682462165786" calcext:value-type="float">
            <text:p>11.5682462165786</text:p>
          </table:table-cell>
          <table:table-cell office:value-type="float" office:value="5.18166451244317" calcext:value-type="float">
            <text:p>5.18166451244317</text:p>
          </table:table-cell>
          <table:table-cell table:number-columns-repeated="5"/>
        </table:table-row>
        <table:table-row table:style-name="ro1">
          <table:table-cell office:value-type="float" office:value="40.6603753842334" calcext:value-type="float">
            <text:p>40.6603753842334</text:p>
          </table:table-cell>
          <table:table-cell office:value-type="float" office:value="11.4346631962153" calcext:value-type="float">
            <text:p>11.4346631962153</text:p>
          </table:table-cell>
          <table:table-cell office:value-type="float" office:value="5.10109674256341" calcext:value-type="float">
            <text:p>5.10109674256341</text:p>
          </table:table-cell>
          <table:table-cell table:number-columns-repeated="5"/>
        </table:table-row>
        <table:table-row table:style-name="ro1">
          <table:table-cell office:value-type="float" office:value="40.7196427148055" calcext:value-type="float">
            <text:p>40.7196427148055</text:p>
          </table:table-cell>
          <table:table-cell office:value-type="float" office:value="11.2899481803368" calcext:value-type="float">
            <text:p>11.2899481803368</text:p>
          </table:table-cell>
          <table:table-cell office:value-type="float" office:value="5.12996938366727" calcext:value-type="float">
            <text:p>5.12996938366727</text:p>
          </table:table-cell>
          <table:table-cell table:number-columns-repeated="5"/>
        </table:table-row>
        <table:table-row table:style-name="ro1">
          <table:table-cell office:value-type="float" office:value="40.7789099865876" calcext:value-type="float">
            <text:p>40.7789099865876</text:p>
          </table:table-cell>
          <table:table-cell office:value-type="float" office:value="11.1563651153314" calcext:value-type="float">
            <text:p>11.1563651153314</text:p>
          </table:table-cell>
          <table:table-cell office:value-type="float" office:value="5.26903989222155" calcext:value-type="float">
            <text:p>5.26903989222155</text:p>
          </table:table-cell>
          <table:table-cell table:number-columns-repeated="5"/>
        </table:table-row>
        <table:table-row table:style-name="ro1">
          <table:table-cell office:value-type="float" office:value="40.8551104986271" calcext:value-type="float">
            <text:p>40.8551104986271</text:p>
          </table:table-cell>
          <table:table-cell office:value-type="float" office:value="11.0339140916461" calcext:value-type="float">
            <text:p>11.0339140916461</text:p>
          </table:table-cell>
          <table:table-cell office:value-type="float" office:value="5.25900960680264" calcext:value-type="float">
            <text:p>5.25900960680264</text:p>
          </table:table-cell>
          <table:table-cell table:number-columns-repeated="5"/>
        </table:table-row>
        <table:table-row table:style-name="ro1">
          <table:table-cell office:value-type="float" office:value="40.9228443020235" calcext:value-type="float">
            <text:p>40.9228443020235</text:p>
          </table:table-cell>
          <table:table-cell office:value-type="float" office:value="10.9225949718172" calcext:value-type="float">
            <text:p>10.9225949718172</text:p>
          </table:table-cell>
          <table:table-cell office:value-type="float" office:value="5.16316065955966" calcext:value-type="float">
            <text:p>5.16316065955966</text:p>
          </table:table-cell>
          <table:table-cell table:number-columns-repeated="5"/>
        </table:table-row>
        <table:table-row table:style-name="ro1">
          <table:table-cell office:value-type="float" office:value="40.9821115195949" calcext:value-type="float">
            <text:p>40.9821115195949</text:p>
          </table:table-cell>
          <table:table-cell office:value-type="float" office:value="10.8001438557338" calcext:value-type="float">
            <text:p>10.8001438557338</text:p>
          </table:table-cell>
          <table:table-cell office:value-type="float" office:value="5.16316067762851" calcext:value-type="float">
            <text:p>5.16316067762851</text:p>
          </table:table-cell>
          <table:table-cell table:number-columns-repeated="5"/>
        </table:table-row>
        <table:table-row table:style-name="ro1">
          <table:table-cell office:value-type="float" office:value="41.0413787388961" calcext:value-type="float">
            <text:p>41.0413787388961</text:p>
          </table:table-cell>
          <table:table-cell office:value-type="float" office:value="10.6776927417187" calcext:value-type="float">
            <text:p>10.6776927417187</text:p>
          </table:table-cell>
          <table:table-cell office:value-type="float" office:value="5.1056430661251" calcext:value-type="float">
            <text:p>5.1056430661251</text:p>
          </table:table-cell>
          <table:table-cell table:number-columns-repeated="5"/>
        </table:table-row>
        <table:table-row table:style-name="ro1">
          <table:table-cell office:value-type="float" office:value="41.0921793097034" calcext:value-type="float">
            <text:p>41.0921793097034</text:p>
          </table:table-cell>
          <table:table-cell office:value-type="float" office:value="10.5552415813408" calcext:value-type="float">
            <text:p>10.5552415813408</text:p>
          </table:table-cell>
          <table:table-cell office:value-type="float" office:value="5.16316070500865" calcext:value-type="float">
            <text:p>5.16316070500865</text:p>
          </table:table-cell>
          <table:table-cell table:number-columns-repeated="5"/>
        </table:table-row>
        <table:table-row table:style-name="ro1">
          <table:table-cell office:value-type="float" office:value="41.1514465327942" calcext:value-type="float">
            <text:p>41.1514465327942</text:p>
          </table:table-cell>
          <table:table-cell office:value-type="float" office:value="10.4327904680459" calcext:value-type="float">
            <text:p>10.4327904680459</text:p>
          </table:table-cell>
          <table:table-cell office:value-type="float" office:value="5.04524648813312" calcext:value-type="float">
            <text:p>5.04524648813312</text:p>
          </table:table-cell>
          <table:table-cell table:number-columns-repeated="5"/>
        </table:table-row>
        <table:table-row table:style-name="ro1">
          <table:table-cell office:value-type="float" office:value="41.1937804576796" calcext:value-type="float">
            <text:p>41.1937804576796</text:p>
          </table:table-cell>
          <table:table-cell office:value-type="float" office:value="10.3103392609805" calcext:value-type="float">
            <text:p>10.3103392609805</text:p>
          </table:table-cell>
          <table:table-cell office:value-type="float" office:value="5.30687484084521" calcext:value-type="float">
            <text:p>5.30687484084521</text:p>
          </table:table-cell>
          <table:table-cell table:number-columns-repeated="5"/>
        </table:table-row>
        <table:table-row table:style-name="ro1">
          <table:table-cell office:value-type="float" office:value="41.2615142123663" calcext:value-type="float">
            <text:p>41.2615142123663</text:p>
          </table:table-cell>
          <table:table-cell office:value-type="float" office:value="10.2101520928135" calcext:value-type="float">
            <text:p>10.2101520928135</text:p>
          </table:table-cell>
          <table:table-cell office:value-type="float" office:value="5.10564311725822" calcext:value-type="float">
            <text:p>5.10564311725822</text:p>
          </table:table-cell>
          <table:table-cell table:number-columns-repeated="5"/>
        </table:table-row>
        <table:table-row table:style-name="ro1">
          <table:table-cell office:value-type="float" office:value="41.3123147900616" calcext:value-type="float">
            <text:p>41.3123147900616</text:p>
          </table:table-cell>
          <table:table-cell office:value-type="float" office:value="10.0877009335229" calcext:value-type="float">
            <text:p>10.0877009335229</text:p>
          </table:table-cell>
          <table:table-cell office:value-type="float" office:value="5.25900972526552" calcext:value-type="float">
            <text:p>5.25900972526552</text:p>
          </table:table-cell>
          <table:table-cell table:number-columns-repeated="5"/>
        </table:table-row>
        <table:table-row table:style-name="ro1">
          <table:table-cell office:value-type="float" office:value="41.3800486087423" calcext:value-type="float">
            <text:p>41.3800486087423</text:p>
          </table:table-cell>
          <table:table-cell office:value-type="float" office:value="9.97638181827132" calcext:value-type="float">
            <text:p>9.97638181827132</text:p>
          </table:table-cell>
          <table:table-cell office:value-type="float" office:value="5.20162531873565" calcext:value-type="float">
            <text:p>5.20162531873565</text:p>
          </table:table-cell>
          <table:table-cell table:number-columns-repeated="5"/>
        </table:table-row>
        <table:table-row table:style-name="ro1">
          <table:table-cell office:value-type="float" office:value="41.4393157795862" calcext:value-type="float">
            <text:p>41.4393157795862</text:p>
          </table:table-cell>
          <table:table-cell office:value-type="float" office:value="9.8650626549234" calcext:value-type="float">
            <text:p>9.8650626549234</text:p>
          </table:table-cell>
          <table:table-cell office:value-type="float" office:value="5.16316078894147" calcext:value-type="float">
            <text:p>5.16316078894147</text:p>
          </table:table-cell>
          <table:table-cell table:number-columns-repeated="5"/>
        </table:table-row>
        <table:table-row table:style-name="ro1">
          <table:table-cell office:value-type="float" office:value="41.4985830136679" calcext:value-type="float">
            <text:p>41.4985830136679</text:p>
          </table:table-cell>
          <table:table-cell office:value-type="float" office:value="9.7426115451293" calcext:value-type="float">
            <text:p>9.7426115451293</text:p>
          </table:table-cell>
          <table:table-cell office:value-type="float" office:value="5.1405110283644" calcext:value-type="float">
            <text:p>5.1405110283644</text:p>
          </table:table-cell>
          <table:table-cell table:number-columns-repeated="5"/>
        </table:table-row>
        <table:table-row table:style-name="ro1">
          <table:table-cell office:value-type="float" office:value="41.5493835377718" calcext:value-type="float">
            <text:p>41.5493835377718</text:p>
          </table:table-cell>
          <table:table-cell office:value-type="float" office:value="9.63129233645934" calcext:value-type="float">
            <text:p>9.63129233645934</text:p>
          </table:table-cell>
          <table:table-cell office:value-type="float" office:value="5.20162536209741" calcext:value-type="float">
            <text:p>5.20162536209741</text:p>
          </table:table-cell>
          <table:table-cell table:number-columns-repeated="5"/>
        </table:table-row>
        <table:table-row table:style-name="ro1">
          <table:table-cell office:value-type="float" office:value="41.6086507137017" calcext:value-type="float">
            <text:p>41.6086507137017</text:p>
          </table:table-cell>
          <table:table-cell office:value-type="float" office:value="9.51997317519482" calcext:value-type="float">
            <text:p>9.51997317519482</text:p>
          </table:table-cell>
          <table:table-cell office:value-type="float" office:value="5.25900979739342" calcext:value-type="float">
            <text:p>5.25900979739342</text:p>
          </table:table-cell>
          <table:table-cell table:number-columns-repeated="5"/>
        </table:table-row>
        <table:table-row table:style-name="ro1">
          <table:table-cell office:value-type="float" office:value="41.6763845420727" calcext:value-type="float">
            <text:p>41.6763845420727</text:p>
          </table:table-cell>
          <table:table-cell office:value-type="float" office:value="9.40865406209877" calcext:value-type="float">
            <text:p>9.40865406209877</text:p>
          </table:table-cell>
          <table:table-cell office:value-type="float" office:value="5.25900981415055" calcext:value-type="float">
            <text:p>5.25900981415055</text:p>
          </table:table-cell>
          <table:table-cell table:number-columns-repeated="5"/>
        </table:table-row>
        <table:table-row table:style-name="ro1">
          <table:table-cell office:value-type="float" office:value="41.7441183723665" calcext:value-type="float">
            <text:p>41.7441183723665</text:p>
          </table:table-cell>
          <table:table-cell office:value-type="float" office:value="9.29733495004354" calcext:value-type="float">
            <text:p>9.29733495004354</text:p>
          </table:table-cell>
          <table:table-cell office:value-type="float" office:value="5.14051108012369" calcext:value-type="float">
            <text:p>5.14051108012369</text:p>
          </table:table-cell>
          <table:table-cell table:number-columns-repeated="5"/>
        </table:table-row>
        <table:table-row table:style-name="ro1">
          <table:table-cell office:value-type="float" office:value="41.7949189032607" calcext:value-type="float">
            <text:p>41.7949189032607</text:p>
          </table:table-cell>
          <table:table-cell office:value-type="float" office:value="9.18601574174928" calcext:value-type="float">
            <text:p>9.18601574174928</text:p>
          </table:table-cell>
          <table:table-cell office:value-type="float" office:value="5.3626276569459" calcext:value-type="float">
            <text:p>5.3626276569459</text:p>
          </table:table-cell>
          <table:table-cell table:number-columns-repeated="5"/>
        </table:table-row>
        <table:table-row table:style-name="ro1">
          <table:table-cell office:value-type="float" office:value="41.8795860405085" calcext:value-type="float">
            <text:p>41.8795860405085</text:p>
          </table:table-cell>
          <table:table-cell office:value-type="float" office:value="9.07469672564456" calcext:value-type="float">
            <text:p>9.07469672564456</text:p>
          </table:table-cell>
          <table:table-cell office:value-type="float" office:value="5.16316088838084" calcext:value-type="float">
            <text:p>5.16316088838084</text:p>
          </table:table-cell>
          <table:table-cell table:number-columns-repeated="5"/>
        </table:table-row>
        <table:table-row table:style-name="ro1">
          <table:table-cell office:value-type="float" office:value="41.9388532882296" calcext:value-type="float">
            <text:p>41.9388532882296</text:p>
          </table:table-cell>
          <table:table-cell office:value-type="float" office:value="8.95224561872125" calcext:value-type="float">
            <text:p>8.95224561872125</text:p>
          </table:table-cell>
          <table:table-cell office:value-type="float" office:value="5.20162545140598" calcext:value-type="float">
            <text:p>5.20162545140598</text:p>
          </table:table-cell>
          <table:table-cell table:number-columns-repeated="5"/>
        </table:table-row>
        <table:table-row table:style-name="ro1">
          <table:table-cell office:value-type="float" office:value="41.9981204754044" calcext:value-type="float">
            <text:p>41.9981204754044</text:p>
          </table:table-cell>
          <table:table-cell office:value-type="float" office:value="8.84092646030212" calcext:value-type="float">
            <text:p>8.84092646030212</text:p>
          </table:table-cell>
          <table:table-cell office:value-type="float" office:value="5.16316091551012" calcext:value-type="float">
            <text:p>5.16316091551012</text:p>
          </table:table-cell>
          <table:table-cell table:number-columns-repeated="5"/>
        </table:table-row>
        <table:table-row table:style-name="ro1">
          <table:table-cell office:value-type="float" office:value="42.0573877270421" calcext:value-type="float">
            <text:p>42.0573877270421</text:p>
          </table:table-cell>
          <table:table-cell office:value-type="float" office:value="8.71847535375843" calcext:value-type="float">
            <text:p>8.71847535375843</text:p>
          </table:table-cell>
          <table:table-cell office:value-type="float" office:value="5.16316093028281" calcext:value-type="float">
            <text:p>5.16316093028281</text:p>
          </table:table-cell>
          <table:table-cell table:number-columns-repeated="5"/>
        </table:table-row>
        <table:table-row table:style-name="ro1">
          <table:table-cell office:value-type="float" office:value="42.1166549805745" calcext:value-type="float">
            <text:p>42.1166549805745</text:p>
          </table:table-cell>
          <table:table-cell office:value-type="float" office:value="8.59602424791282" calcext:value-type="float">
            <text:p>8.59602424791282</text:p>
          </table:table-cell>
          <table:table-cell office:value-type="float" office:value="5.04524669318201" calcext:value-type="float">
            <text:p>5.04524669318201</text:p>
          </table:table-cell>
          <table:table-cell table:number-columns-repeated="5"/>
        </table:table-row>
        <table:table-row table:style-name="ro1">
          <table:table-cell office:value-type="float" office:value="42.1589889316183" calcext:value-type="float">
            <text:p>42.1589889316183</text:p>
          </table:table-cell>
          <table:table-cell office:value-type="float" office:value="8.47357304649115" calcext:value-type="float">
            <text:p>8.47357304649115</text:p>
          </table:table-cell>
          <table:table-cell office:value-type="float" office:value="5.10564332044159" calcext:value-type="float">
            <text:p>5.10564332044159</text:p>
          </table:table-cell>
          <table:table-cell table:number-columns-repeated="5"/>
        </table:table-row>
        <table:table-row table:style-name="ro1">
          <table:table-cell office:value-type="float" office:value="42.209789535697" calcext:value-type="float">
            <text:p>42.209789535697</text:p>
          </table:table-cell>
          <table:table-cell office:value-type="float" office:value="8.35112189389844" calcext:value-type="float">
            <text:p>8.35112189389844</text:p>
          </table:table-cell>
          <table:table-cell office:value-type="float" office:value="4.98222150329666" calcext:value-type="float">
            <text:p>4.98222150329666</text:p>
          </table:table-cell>
          <table:table-cell table:number-columns-repeated="5"/>
        </table:table-row>
        <table:table-row table:style-name="ro1">
          <table:table-cell office:value-type="float" office:value="42.2436568377145" calcext:value-type="float">
            <text:p>42.2436568377145</text:p>
          </table:table-cell>
          <table:table-cell office:value-type="float" office:value="8.22867064432424" calcext:value-type="float">
            <text:p>8.22867064432424</text:p>
          </table:table-cell>
          <table:table-cell office:value-type="float" office:value="5.07579168304665" calcext:value-type="float">
            <text:p>5.07579168304665</text:p>
          </table:table-cell>
          <table:table-cell table:number-columns-repeated="5"/>
        </table:table-row>
        <table:table-row table:style-name="ro1">
          <table:table-cell office:value-type="float" office:value="42.285990729723" calcext:value-type="float">
            <text:p>42.285990729723</text:p>
          </table:table-cell>
          <table:table-cell office:value-type="float" office:value="8.11735139382813" calcext:value-type="float">
            <text:p>8.11735139382813</text:p>
          </table:table-cell>
          <table:table-cell office:value-type="float" office:value="4.98222152358093" calcext:value-type="float">
            <text:p>4.98222152358093</text:p>
          </table:table-cell>
          <table:table-cell table:number-columns-repeated="5"/>
        </table:table-row>
        <table:table-row table:style-name="ro1">
          <table:table-cell office:value-type="float" office:value="42.3198580339309" calcext:value-type="float">
            <text:p>42.3198580339309</text:p>
          </table:table-cell>
          <table:table-cell office:value-type="float" office:value="7.9949001460015" calcext:value-type="float">
            <text:p>7.9949001460015</text:p>
          </table:table-cell>
          <table:table-cell office:value-type="float" office:value="4.91692299379312" calcext:value-type="float">
            <text:p>4.91692299379312</text:p>
          </table:table-cell>
          <table:table-cell table:number-columns-repeated="5"/>
        </table:table-row>
        <table:table-row table:style-name="ro1">
          <table:table-cell office:value-type="float" office:value="42.3452586858234" calcext:value-type="float">
            <text:p>42.3452586858234</text:p>
          </table:table-cell>
          <table:table-cell office:value-type="float" office:value="7.87244884969166" calcext:value-type="float">
            <text:p>7.87244884969166</text:p>
          </table:table-cell>
          <table:table-cell office:value-type="float" office:value="4.96068737851557" calcext:value-type="float">
            <text:p>4.96068737851557</text:p>
          </table:table-cell>
          <table:table-cell table:number-columns-repeated="5"/>
        </table:table-row>
        <table:table-row table:style-name="ro1">
          <table:table-cell office:value-type="float" office:value="42.379126055297" calcext:value-type="float">
            <text:p>42.379126055297</text:p>
          </table:table-cell>
          <table:table-cell office:value-type="float" office:value="7.73886565267886" calcext:value-type="float">
            <text:p>7.73886565267886</text:p>
          </table:table-cell>
          <table:table-cell office:value-type="float" office:value="4.86335190590758" calcext:value-type="float">
            <text:p>4.86335190590758</text:p>
          </table:table-cell>
          <table:table-cell table:number-columns-repeated="5"/>
        </table:table-row>
        <table:table-row table:style-name="ro1">
          <table:table-cell office:value-type="float" office:value="42.3960599930229" calcext:value-type="float">
            <text:p>42.3960599930229</text:p>
          </table:table-cell>
          <table:table-cell office:value-type="float" office:value="7.62754625808099" calcext:value-type="float">
            <text:p>7.62754625808099</text:p>
          </table:table-cell>
          <table:table-cell office:value-type="float" office:value="4.78142772654991" calcext:value-type="float">
            <text:p>4.78142772654991</text:p>
          </table:table-cell>
          <table:table-cell table:number-columns-repeated="5"/>
        </table:table-row>
        <table:table-row table:style-name="ro1">
          <table:table-cell office:value-type="float" office:value="42.40452734064" calcext:value-type="float">
            <text:p>42.40452734064</text:p>
          </table:table-cell>
          <table:table-cell office:value-type="float" office:value="7.50509486616589" calcext:value-type="float">
            <text:p>7.50509486616589</text:p>
          </table:table-cell>
          <table:table-cell office:value-type="float" office:value="4.93672593105701" calcext:value-type="float">
            <text:p>4.93672593105701</text:p>
          </table:table-cell>
          <table:table-cell table:number-columns-repeated="5"/>
        </table:table-row>
        <table:table-row table:style-name="ro1">
          <table:table-cell office:value-type="float" office:value="42.4299279321156" calcext:value-type="float">
            <text:p>42.4299279321156</text:p>
          </table:table-cell>
          <table:table-cell office:value-type="float" office:value="7.39377552077515" calcext:value-type="float">
            <text:p>7.39377552077515</text:p>
          </table:table-cell>
          <table:table-cell office:value-type="float" office:value="4.87982839300138" calcext:value-type="float">
            <text:p>4.87982839300138</text:p>
          </table:table-cell>
          <table:table-cell table:number-columns-repeated="5"/>
        </table:table-row>
        <table:table-row table:style-name="ro1">
          <table:table-cell office:value-type="float" office:value="42.446861808406" calcext:value-type="float">
            <text:p>42.446861808406</text:p>
          </table:table-cell>
          <table:table-cell office:value-type="float" office:value="7.29358807400258" calcext:value-type="float">
            <text:p>7.29358807400258</text:p>
          </table:table-cell>
          <table:table-cell office:value-type="float" office:value="4.71239466143327" calcext:value-type="float">
            <text:p>4.71239466143327</text:p>
          </table:table-cell>
          <table:table-cell table:number-columns-repeated="5"/>
        </table:table-row>
        <table:table-row table:style-name="ro1">
          <table:table-cell office:value-type="float" office:value="42.4468623775763" calcext:value-type="float">
            <text:p>42.4468623775763</text:p>
          </table:table-cell>
          <table:table-cell office:value-type="float" office:value="7.19340053267134" calcext:value-type="float">
            <text:p>7.19340053267134</text:p>
          </table:table-cell>
          <table:table-cell office:value-type="float" office:value="4.71239466076797" calcext:value-type="float">
            <text:p>4.71239466076797</text:p>
          </table:table-cell>
          <table:table-cell table:number-columns-repeated="5"/>
        </table:table-row>
        <table:table-row table:style-name="ro1">
          <table:table-cell office:value-type="float" office:value="42.4468630099137" calcext:value-type="float">
            <text:p>42.4468630099137</text:p>
          </table:table-cell>
          <table:table-cell office:value-type="float" office:value="7.08208104177945" calcext:value-type="float">
            <text:p>7.08208104177945</text:p>
          </table:table-cell>
          <table:table-cell office:value-type="float" office:value="4.79670240277362" calcext:value-type="float">
            <text:p>4.79670240277362</text:p>
          </table:table-cell>
          <table:table-cell table:number-columns-repeated="5"/>
        </table:table-row>
        <table:table-row table:style-name="ro1">
          <table:table-cell office:value-type="float" office:value="42.4553302336897" calcext:value-type="float">
            <text:p>42.4553302336897</text:p>
          </table:table-cell>
          <table:table-cell office:value-type="float" office:value="6.98189354825433" calcext:value-type="float">
            <text:p>6.98189354825433</text:p>
          </table:table-cell>
          <table:table-cell office:value-type="float" office:value="4.79670239237531" calcext:value-type="float">
            <text:p>4.79670239237531</text:p>
          </table:table-cell>
          <table:table-cell table:number-columns-repeated="5"/>
        </table:table-row>
        <table:table-row table:style-name="ro1">
          <table:table-cell office:value-type="float" office:value="42.4637974564766" calcext:value-type="float">
            <text:p>42.4637974564766</text:p>
          </table:table-cell>
          <table:table-cell office:value-type="float" office:value="6.88170605401872" calcext:value-type="float">
            <text:p>6.88170605401872</text:p>
          </table:table-cell>
          <table:table-cell office:value-type="float" office:value="4.71239466267716" calcext:value-type="float">
            <text:p>4.71239466267716</text:p>
          </table:table-cell>
          <table:table-cell table:number-columns-repeated="5"/>
        </table:table-row>
        <table:table-row table:style-name="ro1">
          <table:table-cell office:value-type="float" office:value="42.4637980890265" calcext:value-type="float">
            <text:p>42.4637980890265</text:p>
          </table:table-cell>
          <table:table-cell office:value-type="float" office:value="6.77038656418315" calcext:value-type="float">
            <text:p>6.77038656418315</text:p>
          </table:table-cell>
          <table:table-cell office:value-type="float" office:value="4.71239466416771" calcext:value-type="float">
            <text:p>4.71239466416771</text:p>
          </table:table-cell>
          <table:table-cell table:number-columns-repeated="5"/>
        </table:table-row>
        <table:table-row table:style-name="ro1">
          <table:table-cell office:value-type="float" office:value="42.4637987217423" calcext:value-type="float">
            <text:p>42.4637987217423</text:p>
          </table:table-cell>
          <table:table-cell office:value-type="float" office:value="6.65906707331199" calcext:value-type="float">
            <text:p>6.65906707331199</text:p>
          </table:table-cell>
          <table:table-cell office:value-type="float" office:value="4.62808693115226" calcext:value-type="float">
            <text:p>4.62808693115226</text:p>
          </table:table-cell>
          <table:table-cell table:number-columns-repeated="5"/>
        </table:table-row>
        <table:table-row table:style-name="ro1">
          <table:table-cell office:value-type="float" office:value="42.455332637354" calcext:value-type="float">
            <text:p>42.455332637354</text:p>
          </table:table-cell>
          <table:table-cell office:value-type="float" office:value="6.55887948277386" calcext:value-type="float">
            <text:p>6.55887948277386</text:p>
          </table:table-cell>
          <table:table-cell office:value-type="float" office:value="4.57498025291045" calcext:value-type="float">
            <text:p>4.57498025291045</text:p>
          </table:table-cell>
          <table:table-cell table:number-columns-repeated="5"/>
        </table:table-row>
        <table:table-row table:style-name="ro1">
          <table:table-cell office:value-type="float" office:value="42.4384000240616" calcext:value-type="float">
            <text:p>42.4384000240616</text:p>
          </table:table-cell>
          <table:table-cell office:value-type="float" office:value="6.43642794640567" calcext:value-type="float">
            <text:p>6.43642794640567</text:p>
          </table:table-cell>
          <table:table-cell office:value-type="float" office:value="4.71239466025462" calcext:value-type="float">
            <text:p>4.71239466025462</text:p>
          </table:table-cell>
          <table:table-cell table:number-columns-repeated="5"/>
        </table:table-row>
        <table:table-row table:style-name="ro1">
          <table:table-cell office:value-type="float" office:value="42.4384006563419" calcext:value-type="float">
            <text:p>42.4384006563419</text:p>
          </table:table-cell>
          <table:table-cell office:value-type="float" office:value="6.32510845587913" calcext:value-type="float">
            <text:p>6.32510845587913</text:p>
          </table:table-cell>
          <table:table-cell office:value-type="float" office:value="4.56143737763513" calcext:value-type="float">
            <text:p>4.56143737763513</text:p>
          </table:table-cell>
          <table:table-cell table:number-columns-repeated="5"/>
        </table:table-row>
        <table:table-row table:style-name="ro1">
          <table:table-cell office:value-type="float" office:value="42.4214679789304" calcext:value-type="float">
            <text:p>42.4214679789304</text:p>
          </table:table-cell>
          <table:table-cell office:value-type="float" office:value="6.21378886868867" calcext:value-type="float">
            <text:p>6.21378886868867</text:p>
          </table:table-cell>
          <table:table-cell office:value-type="float" office:value="4.56143737422013" calcext:value-type="float">
            <text:p>4.56143737422013</text:p>
          </table:table-cell>
          <table:table-cell table:number-columns-repeated="5"/>
        </table:table-row>
        <table:table-row table:style-name="ro1">
          <table:table-cell office:value-type="float" office:value="42.4045353011326" calcext:value-type="float">
            <text:p>42.4045353011326</text:p>
          </table:table-cell>
          <table:table-cell office:value-type="float" office:value="6.10246928151546" calcext:value-type="float">
            <text:p>6.10246928151546</text:p>
          </table:table-cell>
          <table:table-cell office:value-type="float" office:value="4.56143736623563" calcext:value-type="float">
            <text:p>4.56143736623563</text:p>
          </table:table-cell>
          <table:table-cell table:number-columns-repeated="5"/>
        </table:table-row>
        <table:table-row table:style-name="ro1">
          <table:table-cell office:value-type="float" office:value="42.3876026226366" calcext:value-type="float">
            <text:p>42.3876026226366</text:p>
          </table:table-cell>
          <table:table-cell office:value-type="float" office:value="5.99114969573075" calcext:value-type="float">
            <text:p>5.99114969573075</text:p>
          </table:table-cell>
          <table:table-cell office:value-type="float" office:value="4.56143736539434" calcext:value-type="float">
            <text:p>4.56143736539434</text:p>
          </table:table-cell>
          <table:table-cell table:number-columns-repeated="5"/>
        </table:table-row>
        <table:table-row table:style-name="ro1">
          <table:table-cell office:value-type="float" office:value="42.3706699437785" calcext:value-type="float">
            <text:p>42.3706699437785</text:p>
          </table:table-cell>
          <table:table-cell office:value-type="float" office:value="5.8798301081961" calcext:value-type="float">
            <text:p>5.8798301081961</text:p>
          </table:table-cell>
          <table:table-cell office:value-type="float" office:value="4.63648354584097" calcext:value-type="float">
            <text:p>4.63648354584097</text:p>
          </table:table-cell>
          <table:table-cell table:number-columns-repeated="5"/>
        </table:table-row>
        <table:table-row table:style-name="ro1">
          <table:table-cell office:value-type="float" office:value="42.362203920247" calcext:value-type="float">
            <text:p>42.362203920247</text:p>
          </table:table-cell>
          <table:table-cell office:value-type="float" office:value="5.76851057021582" calcext:value-type="float">
            <text:p>5.76851057021582</text:p>
          </table:table-cell>
          <table:table-cell office:value-type="float" office:value="4.38642103491776" calcext:value-type="float">
            <text:p>4.38642103491776</text:p>
          </table:table-cell>
          <table:table-cell table:number-columns-repeated="5"/>
        </table:table-row>
        <table:table-row table:style-name="ro1">
          <table:table-cell office:value-type="float" office:value="42.3283378664939" calcext:value-type="float">
            <text:p>42.3283378664939</text:p>
          </table:table-cell>
          <table:table-cell office:value-type="float" office:value="5.66832283627488" calcext:value-type="float">
            <text:p>5.66832283627488</text:p>
          </table:table-cell>
          <table:table-cell office:value-type="float" office:value="4.41706253365003" calcext:value-type="float">
            <text:p>4.41706253365003</text:p>
          </table:table-cell>
          <table:table-cell table:number-columns-repeated="5"/>
        </table:table-row>
        <table:table-row table:style-name="ro1">
          <table:table-cell office:value-type="float" office:value="42.2944718760784" calcext:value-type="float">
            <text:p>42.2944718760784</text:p>
          </table:table-cell>
          <table:table-cell office:value-type="float" office:value="5.55700315385166" calcext:value-type="float">
            <text:p>5.55700315385166</text:p>
          </table:table-cell>
          <table:table-cell office:value-type="float" office:value="4.31260919359229" calcext:value-type="float">
            <text:p>4.31260919359229</text:p>
          </table:table-cell>
          <table:table-cell table:number-columns-repeated="5"/>
        </table:table-row>
        <table:table-row table:style-name="ro1">
          <table:table-cell office:value-type="float" office:value="42.2521391654058" calcext:value-type="float">
            <text:p>42.2521391654058</text:p>
          </table:table-cell>
          <table:table-cell office:value-type="float" office:value="5.45681537211662" calcext:value-type="float">
            <text:p>5.45681537211662</text:p>
          </table:table-cell>
          <table:table-cell office:value-type="float" office:value="4.19400201146611" calcext:value-type="float">
            <text:p>4.19400201146611</text:p>
          </table:table-cell>
          <table:table-cell table:number-columns-repeated="5"/>
        </table:table-row>
        <table:table-row table:style-name="ro1">
          <table:table-cell office:value-type="float" office:value="42.2013397343638" calcext:value-type="float">
            <text:p>42.2013397343638</text:p>
          </table:table-cell>
          <table:table-cell office:value-type="float" office:value="5.36775949249094" calcext:value-type="float">
            <text:p>5.36775949249094</text:p>
          </table:table-cell>
          <table:table-cell office:value-type="float" office:value="4.26865432491222" calcext:value-type="float">
            <text:p>4.26865432491222</text:p>
          </table:table-cell>
          <table:table-cell table:number-columns-repeated="5"/>
        </table:table-row>
        <table:table-row table:style-name="ro1">
          <table:table-cell office:value-type="float" office:value="42.1590069585364" calcext:value-type="float">
            <text:p>42.1590069585364</text:p>
          </table:table-cell>
          <table:table-cell office:value-type="float" office:value="5.27870366065533" calcext:value-type="float">
            <text:p>5.27870366065533</text:p>
          </table:table-cell>
          <table:table-cell office:value-type="float" office:value="3.99684429681828" calcext:value-type="float">
            <text:p>3.99684429681828</text:p>
          </table:table-cell>
          <table:table-cell table:number-columns-repeated="5"/>
        </table:table-row>
        <table:table-row table:style-name="ro1">
          <table:table-cell office:value-type="float" office:value="42.0912741515686" calcext:value-type="float">
            <text:p>42.0912741515686</text:p>
          </table:table-cell>
          <table:table-cell office:value-type="float" office:value="5.20077963567457" calcext:value-type="float">
            <text:p>5.20077963567457</text:p>
          </table:table-cell>
          <table:table-cell office:value-type="float" office:value="3.99684428324309" calcext:value-type="float">
            <text:p>3.99684428324309</text:p>
          </table:table-cell>
          <table:table-cell table:number-columns-repeated="5"/>
        </table:table-row>
        <table:table-row table:style-name="ro1">
          <table:table-cell office:value-type="float" office:value="42.0235413421455" calcext:value-type="float">
            <text:p>42.0235413421455</text:p>
          </table:table-cell>
          <table:table-cell office:value-type="float" office:value="5.12285561000551" calcext:value-type="float">
            <text:p>5.12285561000551</text:p>
          </table:table-cell>
          <table:table-cell office:value-type="float" office:value="4.06216125216266" calcext:value-type="float">
            <text:p>4.06216125216266</text:p>
          </table:table-cell>
          <table:table-cell table:number-columns-repeated="5"/>
        </table:table-row>
        <table:table-row table:style-name="ro1">
          <table:table-cell office:value-type="float" office:value="41.9642751878592" calcext:value-type="float">
            <text:p>41.9642751878592</text:p>
          </table:table-cell>
          <table:table-cell office:value-type="float" office:value="5.04493163494221" calcext:value-type="float">
            <text:p>5.04493163494221</text:p>
          </table:table-cell>
          <table:table-cell office:value-type="float" office:value="3.99684426281453" calcext:value-type="float">
            <text:p>3.99684426281453</text:p>
          </table:table-cell>
          <table:table-cell table:number-columns-repeated="5"/>
        </table:table-row>
        <table:table-row table:style-name="ro1">
          <table:table-cell office:value-type="float" office:value="41.8965423768688" calcext:value-type="float">
            <text:p>41.8965423768688</text:p>
          </table:table-cell>
          <table:table-cell office:value-type="float" office:value="4.96700761068522" calcext:value-type="float">
            <text:p>4.96700761068522</text:p>
          </table:table-cell>
          <table:table-cell office:value-type="float" office:value="3.99684424538972" calcext:value-type="float">
            <text:p>3.99684424538972</text:p>
          </table:table-cell>
          <table:table-cell table:number-columns-repeated="5"/>
        </table:table-row>
        <table:table-row table:style-name="ro1">
          <table:table-cell office:value-type="float" office:value="41.8288095644124" calcext:value-type="float">
            <text:p>41.8288095644124</text:p>
          </table:table-cell>
          <table:table-cell office:value-type="float" office:value="4.88908358748399" calcext:value-type="float">
            <text:p>4.88908358748399</text:p>
          </table:table-cell>
          <table:table-cell office:value-type="float" office:value="3.99684421918188" calcext:value-type="float">
            <text:p>3.99684421918188</text:p>
          </table:table-cell>
          <table:table-cell table:number-columns-repeated="5"/>
        </table:table-row>
        <table:table-row table:style-name="ro1">
          <table:table-cell office:value-type="float" office:value="41.761076749289" calcext:value-type="float">
            <text:p>41.761076749289</text:p>
          </table:table-cell>
          <table:table-cell office:value-type="float" office:value="4.81115956533903" calcext:value-type="float">
            <text:p>4.81115956533903</text:p>
          </table:table-cell>
          <table:table-cell office:value-type="float" office:value="3.99684421811081" calcext:value-type="float">
            <text:p>3.99684421811081</text:p>
          </table:table-cell>
          <table:table-cell table:number-columns-repeated="5"/>
        </table:table-row>
        <table:table-row table:style-name="ro1">
          <table:table-cell office:value-type="float" office:value="41.6933439340261" calcext:value-type="float">
            <text:p>41.6933439340261</text:p>
          </table:table-cell>
          <table:table-cell office:value-type="float" office:value="4.73323554320223" calcext:value-type="float">
            <text:p>4.73323554320223</text:p>
          </table:table-cell>
          <table:table-cell office:value-type="float" office:value="4.06216119388442" calcext:value-type="float">
            <text:p>4.06216119388442</text:p>
          </table:table-cell>
          <table:table-cell table:number-columns-repeated="5"/>
        </table:table-row>
        <table:table-row table:style-name="ro1">
          <table:table-cell office:value-type="float" office:value="41.6256111792767" calcext:value-type="float">
            <text:p>41.6256111792767</text:p>
          </table:table-cell>
          <table:table-cell office:value-type="float" office:value="4.64417957327721" calcext:value-type="float">
            <text:p>4.64417957327721</text:p>
          </table:table-cell>
          <table:table-cell office:value-type="float" office:value="3.98662102066934" calcext:value-type="float">
            <text:p>3.98662102066934</text:p>
          </table:table-cell>
          <table:table-cell table:number-columns-repeated="5"/>
        </table:table-row>
        <table:table-row table:style-name="ro1">
          <table:table-cell office:value-type="float" office:value="41.5663449553076" calcext:value-type="float">
            <text:p>41.5663449553076</text:p>
          </table:table-cell>
          <table:table-cell office:value-type="float" office:value="4.5773875481389" calcext:value-type="float">
            <text:p>4.5773875481389</text:p>
          </table:table-cell>
          <table:table-cell office:value-type="float" office:value="3.99684415827463" calcext:value-type="float">
            <text:p>3.99684415827463</text:p>
          </table:table-cell>
          <table:table-cell table:number-columns-repeated="5"/>
        </table:table-row>
        <table:table-row table:style-name="ro1">
          <table:table-cell office:value-type="float" office:value="41.4986121346224" calcext:value-type="float">
            <text:p>41.4986121346224</text:p>
          </table:table-cell>
          <table:table-cell office:value-type="float" office:value="4.49946352918101" calcext:value-type="float">
            <text:p>4.49946352918101</text:p>
          </table:table-cell>
          <table:table-cell office:value-type="float" office:value="3.99684416162243" calcext:value-type="float">
            <text:p>3.99684416162243</text:p>
          </table:table-cell>
          <table:table-cell table:number-columns-repeated="5"/>
        </table:table-row>
        <table:table-row table:style-name="ro1">
          <table:table-cell office:value-type="float" office:value="41.4308793137851" calcext:value-type="float">
            <text:p>41.4308793137851</text:p>
          </table:table-cell>
          <table:table-cell office:value-type="float" office:value="4.42153950952121" calcext:value-type="float">
            <text:p>4.42153950952121</text:p>
          </table:table-cell>
          <table:table-cell office:value-type="float" office:value="4.12519926243333" calcext:value-type="float">
            <text:p>4.12519926243333</text:p>
          </table:table-cell>
          <table:table-cell table:number-columns-repeated="5"/>
        </table:table-row>
        <table:table-row table:style-name="ro1">
          <table:table-cell office:value-type="float" office:value="41.3716132095189" calcext:value-type="float">
            <text:p>41.3716132095189</text:p>
          </table:table-cell>
          <table:table-cell office:value-type="float" office:value="4.33248358811124" calcext:value-type="float">
            <text:p>4.33248358811124</text:p>
          </table:table-cell>
          <table:table-cell office:value-type="float" office:value="4.06216112982711" calcext:value-type="float">
            <text:p>4.06216112982711</text:p>
          </table:table-cell>
          <table:table-cell table:number-columns-repeated="5"/>
        </table:table-row>
        <table:table-row table:style-name="ro1">
          <table:table-cell office:value-type="float" office:value="41.3038804473878" calcext:value-type="float">
            <text:p>41.3038804473878</text:p>
          </table:table-cell>
          <table:table-cell office:value-type="float" office:value="4.24342762032006" calcext:value-type="float">
            <text:p>4.24342762032006</text:p>
          </table:table-cell>
          <table:table-cell office:value-type="float" office:value="3.91999729376433" calcext:value-type="float">
            <text:p>3.91999729376433</text:p>
          </table:table-cell>
          <table:table-cell table:number-columns-repeated="5"/>
        </table:table-row>
        <table:table-row table:style-name="ro1">
          <table:table-cell office:value-type="float" office:value="41.2361475595939" calcext:value-type="float">
            <text:p>41.2361475595939</text:p>
          </table:table-cell>
          <table:table-cell office:value-type="float" office:value="4.17663555127424" calcext:value-type="float">
            <text:p>4.17663555127424</text:p>
          </table:table-cell>
          <table:table-cell office:value-type="float" office:value="4.12519921421325" calcext:value-type="float">
            <text:p>4.12519921421325</text:p>
          </table:table-cell>
          <table:table-cell table:number-columns-repeated="5"/>
        </table:table-row>
        <table:table-row table:style-name="ro1">
          <table:table-cell office:value-type="float" office:value="41.176881451013" calcext:value-type="float">
            <text:p>41.176881451013</text:p>
          </table:table-cell>
          <table:table-cell office:value-type="float" office:value="4.08757963269145" calcext:value-type="float">
            <text:p>4.08757963269145</text:p>
          </table:table-cell>
          <table:table-cell office:value-type="float" office:value="4.06216109358797" calcext:value-type="float">
            <text:p>4.06216109358797</text:p>
          </table:table-cell>
          <table:table-cell table:number-columns-repeated="5"/>
        </table:table-row>
        <table:table-row table:style-name="ro1">
          <table:table-cell office:value-type="float" office:value="41.1176152810027" calcext:value-type="float">
            <text:p>41.1176152810027</text:p>
          </table:table-cell>
          <table:table-cell office:value-type="float" office:value="4.00965566259889" calcext:value-type="float">
            <text:p>4.00965566259889</text:p>
          </table:table-cell>
          <table:table-cell office:value-type="float" office:value="4.13467104751311" calcext:value-type="float">
            <text:p>4.13467104751311</text:p>
          </table:table-cell>
          <table:table-cell table:number-columns-repeated="5"/>
        </table:table-row>
        <table:table-row table:style-name="ro1">
          <table:table-cell office:value-type="float" office:value="41.0668157653871" calcext:value-type="float">
            <text:p>41.0668157653871</text:p>
          </table:table-cell>
          <table:table-cell office:value-type="float" office:value="3.93173173924429" calcext:value-type="float">
            <text:p>3.93173173924429</text:p>
          </table:table-cell>
          <table:table-cell office:value-type="float" office:value="4.24312396779347" calcext:value-type="float">
            <text:p>4.24312396779347</text:p>
          </table:table-cell>
          <table:table-cell table:number-columns-repeated="5"/>
        </table:table-row>
        <table:table-row table:style-name="ro1">
          <table:table-cell office:value-type="float" office:value="41.0160163720292" calcext:value-type="float">
            <text:p>41.0160163720292</text:p>
          </table:table-cell>
          <table:table-cell office:value-type="float" office:value="3.83154391890771" calcext:value-type="float">
            <text:p>3.83154391890771</text:p>
          </table:table-cell>
          <table:table-cell office:value-type="float" office:value="4.1940017517797" calcext:value-type="float">
            <text:p>4.1940017517797</text:p>
          </table:table-cell>
          <table:table-cell table:number-columns-repeated="5"/>
        </table:table-row>
        <table:table-row table:style-name="ro1">
          <table:table-cell office:value-type="float" office:value="40.9652169151804" calcext:value-type="float">
            <text:p>40.9652169151804</text:p>
          </table:table-cell>
          <table:table-cell office:value-type="float" office:value="3.74248804777547" calcext:value-type="float">
            <text:p>3.74248804777547</text:p>
          </table:table-cell>
          <table:table-cell office:value-type="float" office:value="4.21473579395636" calcext:value-type="float">
            <text:p>4.21473579395636</text:p>
          </table:table-cell>
          <table:table-cell table:number-columns-repeated="5"/>
        </table:table-row>
        <table:table-row table:style-name="ro1">
          <table:table-cell office:value-type="float" office:value="40.9228840545004" calcext:value-type="float">
            <text:p>40.9228840545004</text:p>
          </table:table-cell>
          <table:table-cell office:value-type="float" office:value="3.66456417151282" calcext:value-type="float">
            <text:p>3.66456417151282</text:p>
          </table:table-cell>
          <table:table-cell office:value-type="float" office:value="4.19400173066289" calcext:value-type="float">
            <text:p>4.19400173066289</text:p>
          </table:table-cell>
          <table:table-cell table:number-columns-repeated="5"/>
        </table:table-row>
        <table:table-row table:style-name="ro1">
          <table:table-cell office:value-type="float" office:value="40.8720845953586" calcext:value-type="float">
            <text:p>40.8720845953586</text:p>
          </table:table-cell>
          <table:table-cell office:value-type="float" office:value="3.57550830073021" calcext:value-type="float">
            <text:p>3.57550830073021</text:p>
          </table:table-cell>
          <table:table-cell office:value-type="float" office:value="4.19400172356619" calcext:value-type="float">
            <text:p>4.19400172356619</text:p>
          </table:table-cell>
          <table:table-cell table:number-columns-repeated="5"/>
        </table:table-row>
        <table:table-row table:style-name="ro1">
          <table:table-cell office:value-type="float" office:value="40.8212851361858" calcext:value-type="float">
            <text:p>40.8212851361858</text:p>
          </table:table-cell>
          <table:table-cell office:value-type="float" office:value="3.48645243136192" calcext:value-type="float">
            <text:p>3.48645243136192</text:p>
          </table:table-cell>
          <table:table-cell office:value-type="float" office:value="4.19400171061937" calcext:value-type="float">
            <text:p>4.19400171061937</text:p>
          </table:table-cell>
          <table:table-cell table:number-columns-repeated="5"/>
        </table:table-row>
        <table:table-row table:style-name="ro1">
          <table:table-cell office:value-type="float" office:value="40.7704856746811" calcext:value-type="float">
            <text:p>40.7704856746811</text:p>
          </table:table-cell>
          <table:table-cell office:value-type="float" office:value="3.39739656058438" calcext:value-type="float">
            <text:p>3.39739656058438</text:p>
          </table:table-cell>
          <table:table-cell office:value-type="float" office:value="4.24312390049018" calcext:value-type="float">
            <text:p>4.24312390049018</text:p>
          </table:table-cell>
          <table:table-cell table:number-columns-repeated="5"/>
        </table:table-row>
        <table:table-row table:style-name="ro1">
          <table:table-cell office:value-type="float" office:value="40.719686273746" calcext:value-type="float">
            <text:p>40.719686273746</text:p>
          </table:table-cell>
          <table:table-cell office:value-type="float" office:value="3.29720874202137" calcext:value-type="float">
            <text:p>3.29720874202137</text:p>
          </table:table-cell>
          <table:table-cell office:value-type="float" office:value="4.3126088706602" calcext:value-type="float">
            <text:p>4.3126088706602</text:p>
          </table:table-cell>
          <table:table-cell table:number-columns-repeated="5"/>
        </table:table-row>
        <table:table-row table:style-name="ro1">
          <table:table-cell office:value-type="float" office:value="40.6773535291311" calcext:value-type="float">
            <text:p>40.6773535291311</text:p>
          </table:table-cell>
          <table:table-cell office:value-type="float" office:value="3.19702097019748" calcext:value-type="float">
            <text:p>3.19702097019748</text:p>
          </table:table-cell>
          <table:table-cell office:value-type="float" office:value="4.19400167420227" calcext:value-type="float">
            <text:p>4.19400167420227</text:p>
          </table:table-cell>
          <table:table-cell table:number-columns-repeated="5"/>
        </table:table-row>
        <table:table-row table:style-name="ro1">
          <table:table-cell office:value-type="float" office:value="40.6265540639332" calcext:value-type="float">
            <text:p>40.6265540639332</text:p>
          </table:table-cell>
          <table:table-cell office:value-type="float" office:value="3.10796510048112" calcext:value-type="float">
            <text:p>3.10796510048112</text:p>
          </table:table-cell>
          <table:table-cell office:value-type="float" office:value="4.46410153991955" calcext:value-type="float">
            <text:p>4.46410153991955</text:p>
          </table:table-cell>
          <table:table-cell table:number-columns-repeated="5"/>
        </table:table-row>
        <table:table-row table:style-name="ro1">
          <table:table-cell office:value-type="float" office:value="40.6011546338945" calcext:value-type="float">
            <text:p>40.6011546338945</text:p>
          </table:table-cell>
          <table:table-cell office:value-type="float" office:value="3.00777742141896" calcext:value-type="float">
            <text:p>3.00777742141896</text:p>
          </table:table-cell>
          <table:table-cell office:value-type="float" office:value="4.26865398759918" calcext:value-type="float">
            <text:p>4.26865398759918</text:p>
          </table:table-cell>
          <table:table-cell table:number-columns-repeated="5"/>
        </table:table-row>
        <table:table-row table:style-name="ro1">
          <table:table-cell office:value-type="float" office:value="40.5588218256156" calcext:value-type="float">
            <text:p>40.5588218256156</text:p>
          </table:table-cell>
          <table:table-cell office:value-type="float" office:value="2.91872159878876" calcext:value-type="float">
            <text:p>2.91872159878876</text:p>
          </table:table-cell>
          <table:table-cell office:value-type="float" office:value="4.19400164090183" calcext:value-type="float">
            <text:p>4.19400164090183</text:p>
          </table:table-cell>
          <table:table-cell table:number-columns-repeated="5"/>
        </table:table-row>
        <table:table-row table:style-name="ro1">
          <table:table-cell office:value-type="float" office:value="40.5080223570922" calcext:value-type="float">
            <text:p>40.5080223570922</text:p>
          </table:table-cell>
          <table:table-cell office:value-type="float" office:value="2.82966573013292" calcext:value-type="float">
            <text:p>2.82966573013292</text:p>
          </table:table-cell>
          <table:table-cell office:value-type="float" office:value="4.38642067581967" calcext:value-type="float">
            <text:p>4.38642067581967</text:p>
          </table:table-cell>
          <table:table-cell table:number-columns-repeated="5"/>
        </table:table-row>
        <table:table-row table:style-name="ro1">
          <table:table-cell office:value-type="float" office:value="40.4741562663631" calcext:value-type="float">
            <text:p>40.4741562663631</text:p>
          </table:table-cell>
          <table:table-cell office:value-type="float" office:value="2.72947800539866" calcext:value-type="float">
            <text:p>2.72947800539866</text:p>
          </table:table-cell>
          <table:table-cell office:value-type="float" office:value="4.38642065909452" calcext:value-type="float">
            <text:p>4.38642065909452</text:p>
          </table:table-cell>
          <table:table-cell table:number-columns-repeated="5"/>
        </table:table-row>
        <table:table-row table:style-name="ro1">
          <table:table-cell office:value-type="float" office:value="40.4402901735278" calcext:value-type="float">
            <text:p>40.4402901735278</text:p>
          </table:table-cell>
          <table:table-cell office:value-type="float" office:value="2.62929027995664" calcext:value-type="float">
            <text:p>2.62929027995664</text:p>
          </table:table-cell>
          <table:table-cell office:value-type="float" office:value="4.34899708884259" calcext:value-type="float">
            <text:p>4.34899708884259</text:p>
          </table:table-cell>
          <table:table-cell table:number-columns-repeated="5"/>
        </table:table-row>
        <table:table-row table:style-name="ro1">
          <table:table-cell office:value-type="float" office:value="40.4064240195552" calcext:value-type="float">
            <text:p>40.4064240195552</text:p>
          </table:table-cell>
          <table:table-cell office:value-type="float" office:value="2.54023450512326" calcext:value-type="float">
            <text:p>2.54023450512326</text:p>
          </table:table-cell>
          <table:table-cell office:value-type="float" office:value="4.43455654321624" calcext:value-type="float">
            <text:p>4.43455654321624</text:p>
          </table:table-cell>
          <table:table-cell table:number-columns-repeated="5"/>
        </table:table-row>
        <table:table-row table:style-name="ro1">
          <table:table-cell office:value-type="float" office:value="40.3810245245193" calcext:value-type="float">
            <text:p>40.3810245245193</text:p>
          </table:table-cell>
          <table:table-cell office:value-type="float" office:value="2.45117877455055" calcext:value-type="float">
            <text:p>2.45117877455055</text:p>
          </table:table-cell>
          <table:table-cell office:value-type="float" office:value="4.4641014892126" calcext:value-type="float">
            <text:p>4.4641014892126</text:p>
          </table:table-cell>
          <table:table-cell table:number-columns-repeated="5"/>
        </table:table-row>
        <table:table-row table:style-name="ro1">
          <table:table-cell office:value-type="float" office:value="40.3556250889847" calcext:value-type="float">
            <text:p>40.3556250889847</text:p>
          </table:table-cell>
          <table:table-cell office:value-type="float" office:value="2.3509910951365" calcext:value-type="float">
            <text:p>2.3509910951365</text:p>
          </table:table-cell>
          <table:table-cell office:value-type="float" office:value="4.46410148122377" calcext:value-type="float">
            <text:p>4.46410148122377</text:p>
          </table:table-cell>
          <table:table-cell table:number-columns-repeated="5"/>
        </table:table-row>
        <table:table-row table:style-name="ro1">
          <table:table-cell office:value-type="float" office:value="40.3302256527779" calcext:value-type="float">
            <text:p>40.3302256527779</text:p>
          </table:table-cell>
          <table:table-cell office:value-type="float" office:value="2.25080341643103" calcext:value-type="float">
            <text:p>2.25080341643103</text:p>
          </table:table-cell>
          <table:table-cell office:value-type="float" office:value="4.26865391265291" calcext:value-type="float">
            <text:p>4.26865391265291</text:p>
          </table:table-cell>
          <table:table-cell table:number-columns-repeated="5"/>
        </table:table-row>
        <table:table-row table:style-name="ro1">
          <table:table-cell office:value-type="float" office:value="40.28789283699" calcext:value-type="float">
            <text:p>40.28789283699</text:p>
          </table:table-cell>
          <table:table-cell office:value-type="float" office:value="2.16174759521786" calcext:value-type="float">
            <text:p>2.16174759521786</text:p>
          </table:table-cell>
          <table:table-cell office:value-type="float" office:value="4.54496052165873" calcext:value-type="float">
            <text:p>4.54496052165873</text:p>
          </table:table-cell>
          <table:table-cell table:number-columns-repeated="5"/>
        </table:table-row>
        <table:table-row table:style-name="ro1">
          <table:table-cell office:value-type="float" office:value="40.2709600581317" calcext:value-type="float">
            <text:p>40.2709600581317</text:p>
          </table:table-cell>
          <table:table-cell office:value-type="float" office:value="2.06155996289241" calcext:value-type="float">
            <text:p>2.06155996289241</text:p>
          </table:table-cell>
          <table:table-cell office:value-type="float" office:value="4.63648321736283" calcext:value-type="float">
            <text:p>4.63648321736283</text:p>
          </table:table-cell>
          <table:table-cell table:number-columns-repeated="5"/>
        </table:table-row>
        <table:table-row table:style-name="ro1">
          <table:table-cell office:value-type="float" office:value="40.2624939978773" calcext:value-type="float">
            <text:p>40.2624939978773</text:p>
          </table:table-cell>
          <table:table-cell office:value-type="float" office:value="1.95024042563152" calcext:value-type="float">
            <text:p>1.95024042563152</text:p>
          </table:table-cell>
          <table:table-cell office:value-type="float" office:value="4.52449418102888" calcext:value-type="float">
            <text:p>4.52449418102888</text:p>
          </table:table-cell>
          <table:table-cell table:number-columns-repeated="5"/>
        </table:table-row>
        <table:table-row table:style-name="ro1">
          <table:table-cell office:value-type="float" office:value="40.2455611594295" calcext:value-type="float">
            <text:p>40.2455611594295</text:p>
          </table:table-cell>
          <table:table-cell office:value-type="float" office:value="1.86118474285389" calcext:value-type="float">
            <text:p>1.86118474285389</text:p>
          </table:table-cell>
          <table:table-cell office:value-type="float" office:value="4.61760763160568" calcext:value-type="float">
            <text:p>4.61760763160568</text:p>
          </table:table-cell>
          <table:table-cell table:number-columns-repeated="5"/>
        </table:table-row>
        <table:table-row table:style-name="ro1">
          <table:table-cell office:value-type="float" office:value="40.2370949786747" calcext:value-type="float">
            <text:p>40.2370949786747</text:p>
          </table:table-cell>
          <table:table-cell office:value-type="float" office:value="1.77212910398147" calcext:value-type="float">
            <text:p>1.77212910398147</text:p>
          </table:table-cell>
          <table:table-cell office:value-type="float" office:value="4.52449416269965" calcext:value-type="float">
            <text:p>4.52449416269965</text:p>
          </table:table-cell>
          <table:table-cell table:number-columns-repeated="5"/>
        </table:table-row>
        <table:table-row table:style-name="ro1">
          <table:table-cell office:value-type="float" office:value="40.2201621383338" calcext:value-type="float">
            <text:p>40.2201621383338</text:p>
          </table:table-cell>
          <table:table-cell office:value-type="float" office:value="1.68307342014254" calcext:value-type="float">
            <text:p>1.68307342014254</text:p>
          </table:table-cell>
          <table:table-cell office:value-type="float" office:value="4.54496050312732" calcext:value-type="float">
            <text:p>4.54496050312732</text:p>
          </table:table-cell>
          <table:table-cell table:number-columns-repeated="5"/>
        </table:table-row>
        <table:table-row table:style-name="ro1">
          <table:table-cell office:value-type="float" office:value="40.2032293575062" calcext:value-type="float">
            <text:p>40.2032293575062</text:p>
          </table:table-cell>
          <table:table-cell office:value-type="float" office:value="1.58288578746418" calcext:value-type="float">
            <text:p>1.58288578746418</text:p>
          </table:table-cell>
          <table:table-cell office:value-type="float" office:value="4.6176076353303" calcext:value-type="float">
            <text:p>4.6176076353303</text:p>
          </table:table-cell>
          <table:table-cell table:number-columns-repeated="5"/>
        </table:table-row>
        <table:table-row table:style-name="ro1">
          <table:table-cell office:value-type="float" office:value="40.1947631771197" calcext:value-type="float">
            <text:p>40.1947631771197</text:p>
          </table:table-cell>
          <table:table-cell office:value-type="float" office:value="1.49383014894511" calcext:value-type="float">
            <text:p>1.49383014894511</text:p>
          </table:table-cell>
          <table:table-cell office:value-type="float" office:value="4.6280865687567" calcext:value-type="float">
            <text:p>4.6280865687567</text:p>
          </table:table-cell>
          <table:table-cell table:number-columns-repeated="5"/>
        </table:table-row>
        <table:table-row table:style-name="ro1">
          <table:table-cell office:value-type="float" office:value="40.1862970564032" calcext:value-type="float">
            <text:p>40.1862970564032</text:p>
          </table:table-cell>
          <table:table-cell office:value-type="float" office:value="1.39364256123177" calcext:value-type="float">
            <text:p>1.39364256123177</text:p>
          </table:table-cell>
          <table:table-cell office:value-type="float" office:value="4.52449414632248" calcext:value-type="float">
            <text:p>4.52449414632248</text:p>
          </table:table-cell>
          <table:table-cell table:number-columns-repeated="5"/>
        </table:table-row>
        <table:table-row table:style-name="ro1">
          <table:table-cell office:value-type="float" office:value="40.1693642146186" calcext:value-type="float">
            <text:p>40.1693642146186</text:p>
          </table:table-cell>
          <table:table-cell office:value-type="float" office:value="1.30458687774758" calcext:value-type="float">
            <text:p>1.30458687774758</text:p>
          </table:table-cell>
          <table:table-cell office:value-type="float" office:value="4.52449414084165" calcext:value-type="float">
            <text:p>4.52449414084165</text:p>
          </table:table-cell>
          <table:table-cell table:number-columns-repeated="5"/>
        </table:table-row>
        <table:table-row table:style-name="ro1">
          <table:table-cell office:value-type="float" office:value="40.1524313723953" calcext:value-type="float">
            <text:p>40.1524313723953</text:p>
          </table:table-cell>
          <table:table-cell office:value-type="float" office:value="1.21553119461633" calcext:value-type="float">
            <text:p>1.21553119461633</text:p>
          </table:table-cell>
          <table:table-cell office:value-type="float" office:value="4.52449413818841" calcext:value-type="float">
            <text:p>4.52449413818841</text:p>
          </table:table-cell>
          <table:table-cell table:number-columns-repeated="5"/>
        </table:table-row>
        <table:table-row table:style-name="ro1">
          <table:table-cell office:value-type="float" office:value="40.1354985297927" calcext:value-type="float">
            <text:p>40.1354985297927</text:p>
          </table:table-cell>
          <table:table-cell office:value-type="float" office:value="1.12647551077775" calcext:value-type="float">
            <text:p>1.12647551077775</text:p>
          </table:table-cell>
          <table:table-cell office:value-type="float" office:value="4.52449413321762" calcext:value-type="float">
            <text:p>4.52449413321762</text:p>
          </table:table-cell>
          <table:table-cell table:number-columns-repeated="5"/>
        </table:table-row>
        <table:table-row table:style-name="ro1">
          <table:table-cell office:value-type="float" office:value="40.1185656867987" calcext:value-type="float">
            <text:p>40.1185656867987</text:p>
          </table:table-cell>
          <table:table-cell office:value-type="float" office:value="1.03741982729358" calcext:value-type="float">
            <text:p>1.03741982729358</text:p>
          </table:table-cell>
          <table:table-cell office:value-type="float" office:value="4.46410140761271" calcext:value-type="float">
            <text:p>4.46410140761271</text:p>
          </table:table-cell>
          <table:table-cell table:number-columns-repeated="5"/>
        </table:table-row>
        <table:table-row table:style-name="ro1">
          <table:table-cell office:value-type="float" office:value="40.0931662429223" calcext:value-type="float">
            <text:p>40.0931662429223</text:p>
          </table:table-cell>
          <table:table-cell office:value-type="float" office:value="0.937232149295183" calcext:value-type="float">
            <text:p>0.937232149295183</text:p>
          </table:table-cell>
          <table:table-cell office:value-type="float" office:value="4.54496046956212" calcext:value-type="float">
            <text:p>4.54496046956212</text:p>
          </table:table-cell>
          <table:table-cell table:number-columns-repeated="5"/>
        </table:table-row>
        <table:table-row table:style-name="ro1">
          <table:table-cell office:value-type="float" office:value="40.0762334586956" calcext:value-type="float">
            <text:p>40.0762334586956</text:p>
          </table:table-cell>
          <table:table-cell office:value-type="float" office:value="0.837044516970619" calcext:value-type="float">
            <text:p>0.837044516970619</text:p>
          </table:table-cell>
          <table:table-cell office:value-type="float" office:value="4.46410139775628" calcext:value-type="float">
            <text:p>4.46410139775628</text:p>
          </table:table-cell>
          <table:table-cell table:number-columns-repeated="5"/>
        </table:table-row>
        <table:table-row table:style-name="ro1">
          <table:table-cell office:value-type="float" office:value="40.0508340135887" calcext:value-type="float">
            <text:p>40.0508340135887</text:p>
          </table:table-cell>
          <table:table-cell office:value-type="float" office:value="0.736856838264526" calcext:value-type="float">
            <text:p>0.736856838264526</text:p>
          </table:table-cell>
          <table:table-cell office:value-type="float" office:value="4.54496045836842" calcext:value-type="float">
            <text:p>4.54496045836842</text:p>
          </table:table-cell>
          <table:table-cell table:number-columns-repeated="5"/>
        </table:table-row>
        <table:table-row table:style-name="ro1">
          <table:table-cell office:value-type="float" office:value="40.0339012283281" calcext:value-type="float">
            <text:p>40.0339012283281</text:p>
          </table:table-cell>
          <table:table-cell office:value-type="float" office:value="0.636669206647826" calcext:value-type="float">
            <text:p>0.636669206647826</text:p>
          </table:table-cell>
          <table:table-cell office:value-type="float" office:value="4.54496045701798" calcext:value-type="float">
            <text:p>4.54496045701798</text:p>
          </table:table-cell>
          <table:table-cell table:number-columns-repeated="5"/>
        </table:table-row>
        <table:table-row table:style-name="ro1">
          <table:table-cell office:value-type="float" office:value="40.0169684426292" calcext:value-type="float">
            <text:p>40.0169684426292</text:p>
          </table:table-cell>
          <table:table-cell office:value-type="float" office:value="0.536481573261121" calcext:value-type="float">
            <text:p>0.536481573261121</text:p>
          </table:table-cell>
          <table:table-cell office:value-type="float" office:value="4.63648317747833" calcext:value-type="float">
            <text:p>4.63648317747833</text:p>
          </table:table-cell>
          <table:table-cell table:number-columns-repeated="5"/>
        </table:table-row>
        <table:table-row table:style-name="ro1">
          <table:table-cell office:value-type="float" office:value="40.0085023780438" calcext:value-type="float">
            <text:p>40.0085023780438</text:p>
          </table:table-cell>
          <table:table-cell office:value-type="float" office:value="0.425162037769658" calcext:value-type="float">
            <text:p>0.425162037769658</text:p>
          </table:table-cell>
          <table:table-cell office:value-type="float" office:value="4.71239433504612" calcext:value-type="float">
            <text:p>4.71239433504612</text:p>
          </table:table-cell>
          <table:table-cell table:number-columns-repeated="5"/>
        </table:table-row>
        <table:table-row table:style-name="ro1">
          <table:table-cell office:value-type="float" office:value="40.008502974122" calcext:value-type="float">
            <text:p>40.008502974122</text:p>
          </table:table-cell>
          <table:table-cell office:value-type="float" office:value="0.313842546181441" calcext:value-type="float">
            <text:p>0.313842546181441</text:p>
          </table:table-cell>
          <table:table-cell office:value-type="float" office:value="4.78142747448659" calcext:value-type="float">
            <text:p>4.78142747448659</text:p>
          </table:table-cell>
          <table:table-cell table:number-columns-repeated="5"/>
        </table:table-row>
        <table:table-row table:style-name="ro1">
          <table:table-cell office:value-type="float" office:value="40.016970290849" calcext:value-type="float">
            <text:p>40.016970290849</text:p>
          </table:table-cell>
          <table:table-cell office:value-type="float" office:value="0.191391152488634" calcext:value-type="float">
            <text:p>0.191391152488634</text:p>
          </table:table-cell>
          <table:table-cell office:value-type="float" office:value="4.93672582243041" calcext:value-type="float">
            <text:p>4.93672582243041</text:p>
          </table:table-cell>
          <table:table-cell table:number-columns-repeated="5"/>
        </table:table-row>
        <table:table-row table:style-name="ro1">
          <table:table-cell office:value-type="float" office:value="40.0423708717775" calcext:value-type="float">
            <text:p>40.0423708717775</text:p>
          </table:table-cell>
          <table:table-cell office:value-type="float" office:value="0.0800717975666872" calcext:value-type="float">
            <text:p>0.080071797566687</text:p>
          </table:table-cell>
          <table:table-cell office:value-type="float" office:value="4.84980886811249" calcext:value-type="float">
            <text:p>4.84980886811249</text:p>
          </table:table-cell>
          <table:table-cell table:number-columns-repeated="5"/>
        </table:table-row>
        <table:table-row table:style-name="ro1">
          <table:table-cell office:value-type="float" office:value="40.0593048518442" calcext:value-type="float">
            <text:p>40.0593048518442</text:p>
          </table:table-cell>
          <table:table-cell office:value-type="float" office:value="-0.0423795511607357" calcext:value-type="float">
            <text:p>-0.042379551160736</text:p>
          </table:table-cell>
          <table:table-cell office:value-type="float" office:value="4.86335175028159" calcext:value-type="float">
            <text:p>4.86335175028159</text:p>
          </table:table-cell>
          <table:table-cell table:number-columns-repeated="5"/>
        </table:table-row>
        <table:table-row table:style-name="ro1">
          <table:table-cell office:value-type="float" office:value="40.0762387727574" calcext:value-type="float">
            <text:p>40.0762387727574</text:p>
          </table:table-cell>
          <table:table-cell office:value-type="float" office:value="-0.153698951756151" calcext:value-type="float">
            <text:p>-0.153698951756151</text:p>
          </table:table-cell>
          <table:table-cell office:value-type="float" office:value="4.71239434409101" calcext:value-type="float">
            <text:p>4.71239434409101</text:p>
          </table:table-cell>
          <table:table-cell table:number-columns-repeated="5"/>
        </table:table-row>
        <table:table-row table:style-name="ro1">
          <table:table-cell office:value-type="float" office:value="40.0762393698424" calcext:value-type="float">
            <text:p>40.0762393698424</text:p>
          </table:table-cell>
          <table:table-cell office:value-type="float" office:value="-0.265018442282153" calcext:value-type="float">
            <text:p>-0.265018442282153</text:p>
          </table:table-cell>
          <table:table-cell office:value-type="float" office:value="4.71239434414749" calcext:value-type="float">
            <text:p>4.71239434414749</text:p>
          </table:table-cell>
          <table:table-cell table:number-columns-repeated="5"/>
        </table:table-row>
        <table:table-row table:style-name="ro1">
          <table:table-cell office:value-type="float" office:value="40.0762400266429" calcext:value-type="float">
            <text:p>40.0762400266429</text:p>
          </table:table-cell>
          <table:table-cell office:value-type="float" office:value="-0.387469881294386" calcext:value-type="float">
            <text:p>-0.387469881294386</text:p>
          </table:table-cell>
          <table:table-cell office:value-type="float" office:value="4.79670216739208" calcext:value-type="float">
            <text:p>4.79670216739208</text:p>
          </table:table-cell>
          <table:table-cell table:number-columns-repeated="5"/>
        </table:table-row>
        <table:table-row table:style-name="ro1">
          <table:table-cell office:value-type="float" office:value="40.084707227028" calcext:value-type="float">
            <text:p>40.084707227028</text:p>
          </table:table-cell>
          <table:table-cell office:value-type="float" office:value="-0.487657379076967" calcext:value-type="float">
            <text:p>-0.487657379076967</text:p>
          </table:table-cell>
          <table:table-cell office:value-type="float" office:value="4.96982793923361" calcext:value-type="float">
            <text:p>4.96982793923361</text:p>
          </table:table-cell>
          <table:table-cell table:number-columns-repeated="5"/>
        </table:table-row>
        <table:table-row table:style-name="ro1">
          <table:table-cell office:value-type="float" office:value="40.3895133287231" calcext:value-type="float">
            <text:p>40.3895133287231</text:p>
          </table:table-cell>
          <table:table-cell office:value-type="float" office:value="-1.64537844147307" calcext:value-type="float">
            <text:p>-1.64537844147307</text:p>
          </table:table-cell>
          <table:table-cell office:value-type="float" office:value="4.38642046712595" calcext:value-type="float">
            <text:p>4.38642046712595</text:p>
          </table:table-cell>
          <table:table-cell table:number-columns-repeated="5"/>
        </table:table-row>
        <table:table-row table:style-name="ro1">
          <table:table-cell office:value-type="float" office:value="40.3556472149359" calcext:value-type="float">
            <text:p>40.3556472149359</text:p>
          </table:table-cell>
          <table:table-cell office:value-type="float" office:value="-1.74556616549913" calcext:value-type="float">
            <text:p>-1.74556616549913</text:p>
          </table:table-cell>
          <table:table-cell office:value-type="float" office:value="4.34899688974808" calcext:value-type="float">
            <text:p>4.34899688974808</text:p>
          </table:table-cell>
          <table:table-cell table:number-columns-repeated="5"/>
        </table:table-row>
        <table:table-row table:style-name="ro1">
          <table:table-cell office:value-type="float" office:value="40.3217810401313" calcext:value-type="float">
            <text:p>40.3217810401313</text:p>
          </table:table-cell>
          <table:table-cell office:value-type="float" office:value="-1.83462194174571" calcext:value-type="float">
            <text:p>-1.83462194174571</text:p>
          </table:table-cell>
          <table:table-cell office:value-type="float" office:value="4.19400134466841" calcext:value-type="float">
            <text:p>4.19400134466841</text:p>
          </table:table-cell>
          <table:table-cell table:number-columns-repeated="5"/>
        </table:table-row>
        <table:table-row table:style-name="ro1">
          <table:table-cell office:value-type="float" office:value="40.270981537652" calcext:value-type="float">
            <text:p>40.270981537652</text:p>
          </table:table-cell>
          <table:table-cell office:value-type="float" office:value="-1.92367780863189" calcext:value-type="float">
            <text:p>-1.92367780863189</text:p>
          </table:table-cell>
          <table:table-cell office:value-type="float" office:value="4.26865368493933" calcext:value-type="float">
            <text:p>4.26865368493933</text:p>
          </table:table-cell>
          <table:table-cell table:number-columns-repeated="5"/>
        </table:table-row>
        <table:table-row table:style-name="ro1">
          <table:table-cell office:value-type="float" office:value="40.2286486975077" calcext:value-type="float">
            <text:p>40.2286486975077</text:p>
          </table:table-cell>
          <table:table-cell office:value-type="float" office:value="-2.01273362878254" calcext:value-type="float">
            <text:p>-2.01273362878254</text:p>
          </table:table-cell>
          <table:table-cell office:value-type="float" office:value="4.06216055759645" calcext:value-type="float">
            <text:p>4.06216055759645</text:p>
          </table:table-cell>
          <table:table-cell table:number-columns-repeated="5"/>
        </table:table-row>
        <table:table-row table:style-name="ro1">
          <table:table-cell office:value-type="float" office:value="40.1609158630146" calcext:value-type="float">
            <text:p>40.1609158630146</text:p>
          </table:table-cell>
          <table:table-cell office:value-type="float" office:value="-2.10178958595375" calcext:value-type="float">
            <text:p>-2.10178958595375</text:p>
          </table:table-cell>
          <table:table-cell office:value-type="float" office:value="4.13467055451189" calcext:value-type="float">
            <text:p>4.13467055451189</text:p>
          </table:table-cell>
          <table:table-cell table:number-columns-repeated="5"/>
        </table:table-row>
        <table:table-row table:style-name="ro1">
          <table:table-cell office:value-type="float" office:value="40.1101162970399" calcext:value-type="float">
            <text:p>40.1101162970399</text:p>
          </table:table-cell>
          <table:table-cell office:value-type="float" office:value="-2.17971350258341" calcext:value-type="float">
            <text:p>-2.17971350258341</text:p>
          </table:table-cell>
          <table:table-cell office:value-type="float" office:value="3.89562200363258" calcext:value-type="float">
            <text:p>3.89562200363258</text:p>
          </table:table-cell>
          <table:table-cell table:number-columns-repeated="5"/>
        </table:table-row>
        <table:table-row table:style-name="ro1">
          <table:table-cell office:value-type="float" office:value="40.0508499456408" calcext:value-type="float">
            <text:p>40.0508499456408</text:p>
          </table:table-cell>
          <table:table-cell office:value-type="float" office:value="-2.2353735657901" calcext:value-type="float">
            <text:p>-2.2353735657901</text:p>
          </table:table-cell>
          <table:table-cell office:value-type="float" office:value="3.91999669861781" calcext:value-type="float">
            <text:p>3.91999669861781</text:p>
          </table:table-cell>
          <table:table-cell table:number-columns-repeated="5"/>
        </table:table-row>
        <table:table-row table:style-name="ro1">
          <table:table-cell office:value-type="float" office:value="39.9831169890616" calcext:value-type="float">
            <text:p>39.9831169890616</text:p>
          </table:table-cell>
          <table:table-cell office:value-type="float" office:value="-2.30216562315591" calcext:value-type="float">
            <text:p>-2.30216562315591</text:p>
          </table:table-cell>
          <table:table-cell office:value-type="float" office:value="3.72315686076526" calcext:value-type="float">
            <text:p>3.72315686076526</text:p>
          </table:table-cell>
          <table:table-cell table:number-columns-repeated="5"/>
        </table:table-row>
        <table:table-row table:style-name="ro1">
          <table:table-cell office:value-type="float" office:value="39.8984506415789" calcext:value-type="float">
            <text:p>39.8984506415789</text:p>
          </table:table-cell>
          <table:table-cell office:value-type="float" office:value="-2.35782582019921" calcext:value-type="float">
            <text:p>-2.35782582019921</text:p>
          </table:table-cell>
          <table:table-cell office:value-type="float" office:value="3.7231568629156" calcext:value-type="float">
            <text:p>3.7231568629156</text:p>
          </table:table-cell>
          <table:table-cell table:number-columns-repeated="5"/>
        </table:table-row>
        <table:table-row table:style-name="ro1">
          <table:table-cell office:value-type="float" office:value="39.813784293961" calcext:value-type="float">
            <text:p>39.813784293961</text:p>
          </table:table-cell>
          <table:table-cell office:value-type="float" office:value="-2.4134860175921" calcext:value-type="float">
            <text:p>-2.4134860175921</text:p>
          </table:table-cell>
          <table:table-cell office:value-type="float" office:value="3.72315683897539" calcext:value-type="float">
            <text:p>3.72315683897539</text:p>
          </table:table-cell>
          <table:table-cell table:number-columns-repeated="5"/>
        </table:table-row>
        <table:table-row table:style-name="ro1">
          <table:table-cell office:value-type="float" office:value="39.7291179451524" calcext:value-type="float">
            <text:p>39.7291179451524</text:p>
          </table:table-cell>
          <table:table-cell office:value-type="float" office:value="-2.46914621286493" calcext:value-type="float">
            <text:p>-2.46914621286493</text:p>
          </table:table-cell>
          <table:table-cell office:value-type="float" office:value="3.62576512010076" calcext:value-type="float">
            <text:p>3.62576512010076</text:p>
          </table:table-cell>
          <table:table-cell table:number-columns-repeated="5"/>
        </table:table-row>
        <table:table-row table:style-name="ro1">
          <table:table-cell office:value-type="float" office:value="39.6444515359624" calcext:value-type="float">
            <text:p>39.6444515359624</text:p>
          </table:table-cell>
          <table:table-cell office:value-type="float" office:value="-2.51367445964826" calcext:value-type="float">
            <text:p>-2.51367445964826</text:p>
          </table:table-cell>
          <table:table-cell office:value-type="float" office:value="3.62576509566416" calcext:value-type="float">
            <text:p>3.62576509566416</text:p>
          </table:table-cell>
          <table:table-cell table:number-columns-repeated="5"/>
        </table:table-row>
        <table:table-row table:style-name="ro1">
          <table:table-cell office:value-type="float" office:value="39.5597851257869" calcext:value-type="float">
            <text:p>39.5597851257869</text:p>
          </table:table-cell>
          <table:table-cell office:value-type="float" office:value="-2.55820270430872" calcext:value-type="float">
            <text:p>-2.55820270430872</text:p>
          </table:table-cell>
          <table:table-cell office:value-type="float" office:value="3.48589686968571" calcext:value-type="float">
            <text:p>3.48589686968571</text:p>
          </table:table-cell>
          <table:table-cell table:number-columns-repeated="5"/>
        </table:table-row>
        <table:table-row table:style-name="ro1">
          <table:table-cell office:value-type="float" office:value="39.4666519903575" calcext:value-type="float">
            <text:p>39.4666519903575</text:p>
          </table:table-cell>
          <table:table-cell office:value-type="float" office:value="-2.59159904473851" calcext:value-type="float">
            <text:p>-2.59159904473851</text:p>
          </table:table-cell>
          <table:table-cell office:value-type="float" office:value="3.62576507289094" calcext:value-type="float">
            <text:p>3.62576507289094</text:p>
          </table:table-cell>
          <table:table-cell table:number-columns-repeated="5"/>
        </table:table-row>
        <table:table-row table:style-name="ro1">
          <table:table-cell office:value-type="float" office:value="39.3819855781995" calcext:value-type="float">
            <text:p>39.3819855781995</text:p>
          </table:table-cell>
          <table:table-cell office:value-type="float" office:value="-2.63612728798011" calcext:value-type="float">
            <text:p>-2.63612728798011</text:p>
          </table:table-cell>
          <table:table-cell office:value-type="float" office:value="3.58757917348646" calcext:value-type="float">
            <text:p>3.58757917348646</text:p>
          </table:table-cell>
          <table:table-cell table:number-columns-repeated="5"/>
        </table:table-row>
        <table:table-row table:style-name="ro1">
          <table:table-cell office:value-type="float" office:value="39.2888524995272" calcext:value-type="float">
            <text:p>39.2888524995272</text:p>
          </table:table-cell>
          <table:table-cell office:value-type="float" office:value="-2.6806555747707" calcext:value-type="float">
            <text:p>-2.6806555747707</text:p>
          </table:table-cell>
          <table:table-cell office:value-type="float" office:value="3.58757916183923" calcext:value-type="float">
            <text:p>3.58757916183923</text:p>
          </table:table-cell>
          <table:table-cell table:number-columns-repeated="5"/>
        </table:table-row>
        <table:table-row table:style-name="ro1">
          <table:table-cell office:value-type="float" office:value="39.1957194210192" calcext:value-type="float">
            <text:p>39.1957194210192</text:p>
          </table:table-cell>
          <table:table-cell office:value-type="float" office:value="-2.72518386014998" calcext:value-type="float">
            <text:p>-2.72518386014998</text:p>
          </table:table-cell>
          <table:table-cell office:value-type="float" office:value="3.58757913962269" calcext:value-type="float">
            <text:p>3.58757913962269</text:p>
          </table:table-cell>
          <table:table-cell table:number-columns-repeated="5"/>
        </table:table-row>
        <table:table-row table:style-name="ro1">
          <table:table-cell office:value-type="float" office:value="39.1025863401618" calcext:value-type="float">
            <text:p>39.1025863401618</text:p>
          </table:table-cell>
          <table:table-cell office:value-type="float" office:value="-2.76971214411048" calcext:value-type="float">
            <text:p>-2.76971214411048</text:p>
          </table:table-cell>
          <table:table-cell office:value-type="float" office:value="3.48589680390823" calcext:value-type="float">
            <text:p>3.48589680390823</text:p>
          </table:table-cell>
          <table:table-cell table:number-columns-repeated="5"/>
        </table:table-row>
        <table:table-row table:style-name="ro1">
          <table:table-cell office:value-type="float" office:value="39.009453201251" calcext:value-type="float">
            <text:p>39.009453201251</text:p>
          </table:table-cell>
          <table:table-cell office:value-type="float" office:value="-2.80310847887487" calcext:value-type="float">
            <text:p>-2.80310847887487</text:p>
          </table:table-cell>
          <table:table-cell office:value-type="float" office:value="3.48589677027442" calcext:value-type="float">
            <text:p>3.48589677027442</text:p>
          </table:table-cell>
          <table:table-cell table:number-columns-repeated="5"/>
        </table:table-row>
        <table:table-row table:style-name="ro1">
          <table:table-cell office:value-type="float" office:value="38.9163200603678" calcext:value-type="float">
            <text:p>38.9163200603678</text:p>
          </table:table-cell>
          <table:table-cell office:value-type="float" office:value="-2.83650481081137" calcext:value-type="float">
            <text:p>-2.83650481081137</text:p>
          </table:table-cell>
          <table:table-cell office:value-type="float" office:value="3.62576498450141" calcext:value-type="float">
            <text:p>3.62576498450141</text:p>
          </table:table-cell>
          <table:table-cell table:number-columns-repeated="5"/>
        </table:table-row>
        <table:table-row table:style-name="ro1">
          <table:table-cell office:value-type="float" office:value="38.8316536421618" calcext:value-type="float">
            <text:p>38.8316536421618</text:p>
          </table:table-cell>
          <table:table-cell office:value-type="float" office:value="-2.8810330476802" calcext:value-type="float">
            <text:p>-2.8810330476802</text:p>
          </table:table-cell>
          <table:table-cell office:value-type="float" office:value="3.62576497325979" calcext:value-type="float">
            <text:p>3.62576497325979</text:p>
          </table:table-cell>
          <table:table-cell table:number-columns-repeated="5"/>
        </table:table-row>
        <table:table-row table:style-name="ro1">
          <table:table-cell office:value-type="float" office:value="38.7469872229864" calcext:value-type="float">
            <text:p>38.7469872229864</text:p>
          </table:table-cell>
          <table:table-cell office:value-type="float" office:value="-2.92556128384384" calcext:value-type="float">
            <text:p>-2.92556128384384</text:p>
          </table:table-cell>
          <table:table-cell office:value-type="float" office:value="3.51730124973909" calcext:value-type="float">
            <text:p>3.51730124973909</text:p>
          </table:table-cell>
          <table:table-cell table:number-columns-repeated="5"/>
        </table:table-row>
        <table:table-row table:style-name="ro1">
          <table:table-cell office:value-type="float" office:value="38.6623207439707" calcext:value-type="float">
            <text:p>38.6623207439707</text:p>
          </table:table-cell>
          <table:table-cell office:value-type="float" office:value="-2.95895756939507" calcext:value-type="float">
            <text:p>-2.95895756939507</text:p>
          </table:table-cell>
          <table:table-cell office:value-type="float" office:value="3.45917200615379" calcext:value-type="float">
            <text:p>3.45917200615379</text:p>
          </table:table-cell>
          <table:table-cell table:number-columns-repeated="5"/>
        </table:table-row>
        <table:table-row table:style-name="ro1">
          <table:table-cell office:value-type="float" office:value="38.5607209348983" calcext:value-type="float">
            <text:p>38.5607209348983</text:p>
          </table:table-cell>
          <table:table-cell office:value-type="float" office:value="-2.99235394204529" calcext:value-type="float">
            <text:p>-2.99235394204529</text:p>
          </table:table-cell>
          <table:table-cell office:value-type="float" office:value="3.48589671214024" calcext:value-type="float">
            <text:p>3.48589671214024</text:p>
          </table:table-cell>
          <table:table-cell table:number-columns-repeated="5"/>
        </table:table-row>
        <table:table-row table:style-name="ro1">
          <table:table-cell office:value-type="float" office:value="38.4675877908074" calcext:value-type="float">
            <text:p>38.4675877908074</text:p>
          </table:table-cell>
          <table:table-cell office:value-type="float" office:value="-3.02575026902159" calcext:value-type="float">
            <text:p>-3.02575026902159</text:p>
          </table:table-cell>
          <table:table-cell office:value-type="float" office:value="3.45917197585325" calcext:value-type="float">
            <text:p>3.45917197585325</text:p>
          </table:table-cell>
          <table:table-cell table:number-columns-repeated="5"/>
        </table:table-row>
        <table:table-row table:style-name="ro1">
          <table:table-cell office:value-type="float" office:value="38.365987979971" calcext:value-type="float">
            <text:p>38.365987979971</text:p>
          </table:table-cell>
          <table:table-cell office:value-type="float" office:value="-3.0591466388405" calcext:value-type="float">
            <text:p>-3.0591466388405</text:p>
          </table:table-cell>
          <table:table-cell office:value-type="float" office:value="3.48589667866308" calcext:value-type="float">
            <text:p>3.48589667866308</text:p>
          </table:table-cell>
          <table:table-cell table:number-columns-repeated="5"/>
        </table:table-row>
        <table:table-row table:style-name="ro1">
          <table:table-cell office:value-type="float" office:value="38.2728548329781" calcext:value-type="float">
            <text:p>38.2728548329781</text:p>
          </table:table-cell>
          <table:table-cell office:value-type="float" office:value="-3.09254296333869" calcext:value-type="float">
            <text:p>-3.09254296333869</text:p>
          </table:table-cell>
          <table:table-cell office:value-type="float" office:value="3.43618443711082" calcext:value-type="float">
            <text:p>3.43618443711082</text:p>
          </table:table-cell>
          <table:table-cell table:number-columns-repeated="5"/>
        </table:table-row>
        <table:table-row table:style-name="ro1">
          <table:table-cell office:value-type="float" office:value="38.1627883555188" calcext:value-type="float">
            <text:p>38.1627883555188</text:p>
          </table:table-cell>
          <table:table-cell office:value-type="float" office:value="-3.12593937422532" calcext:value-type="float">
            <text:p>-3.12593937422532</text:p>
          </table:table-cell>
          <table:table-cell office:value-type="float" office:value="3.45917192995243" calcext:value-type="float">
            <text:p>3.45917192995243</text:p>
          </table:table-cell>
          <table:table-cell table:number-columns-repeated="5"/>
        </table:table-row>
        <table:table-row table:style-name="ro1">
          <table:table-cell office:value-type="float" office:value="38.0611885419016" calcext:value-type="float">
            <text:p>38.0611885419016</text:p>
          </table:table-cell>
          <table:table-cell office:value-type="float" office:value="-3.1593357397909" calcext:value-type="float">
            <text:p>-3.1593357397909</text:p>
          </table:table-cell>
          <table:table-cell office:value-type="float" office:value="3.34118129398657" calcext:value-type="float">
            <text:p>3.34118129398657</text:p>
          </table:table-cell>
          <table:table-cell table:number-columns-repeated="5"/>
        </table:table-row>
        <table:table-row table:style-name="ro1">
          <table:table-cell office:value-type="float" office:value="37.9511220047996" calcext:value-type="float">
            <text:p>37.9511220047996</text:p>
          </table:table-cell>
          <table:table-cell office:value-type="float" office:value="-3.18160019794535" calcext:value-type="float">
            <text:p>-3.18160019794535</text:p>
          </table:table-cell>
          <table:table-cell office:value-type="float" office:value="3.34118127953301" calcext:value-type="float">
            <text:p>3.34118127953301</text:p>
          </table:table-cell>
          <table:table-cell table:number-columns-repeated="5"/>
        </table:table-row>
        <table:table-row table:style-name="ro1">
          <table:table-cell office:value-type="float" office:value="37.8410554682576" calcext:value-type="float">
            <text:p>37.8410554682576</text:p>
          </table:table-cell>
          <table:table-cell office:value-type="float" office:value="-3.20386465433057" calcext:value-type="float">
            <text:p>-3.20386465433057</text:p>
          </table:table-cell>
          <table:table-cell office:value-type="float" office:value="3.25072883854326" calcext:value-type="float">
            <text:p>3.25072883854326</text:p>
          </table:table-cell>
          <table:table-cell table:number-columns-repeated="5"/>
        </table:table-row>
        <table:table-row table:style-name="ro1">
          <table:table-cell office:value-type="float" office:value="37.7394555397344" calcext:value-type="float">
            <text:p>37.7394555397344</text:p>
          </table:table-cell>
          <table:table-cell office:value-type="float" office:value="-3.21499711655477" calcext:value-type="float">
            <text:p>-3.21499711655477</text:p>
          </table:table-cell>
          <table:table-cell office:value-type="float" office:value="3.34118125365932" calcext:value-type="float">
            <text:p>3.34118125365932</text:p>
          </table:table-cell>
          <table:table-cell table:number-columns-repeated="5"/>
        </table:table-row>
        <table:table-row table:style-name="ro1">
          <table:table-cell office:value-type="float" office:value="37.6293890008125" calcext:value-type="float">
            <text:p>37.6293890008125</text:p>
          </table:table-cell>
          <table:table-cell office:value-type="float" office:value="-3.23726157045704" calcext:value-type="float">
            <text:p>-3.23726157045704</text:p>
          </table:table-cell>
          <table:table-cell office:value-type="float" office:value="3.14159768219094" calcext:value-type="float">
            <text:p>3.14159768219094</text:p>
          </table:table-cell>
          <table:table-cell table:number-columns-repeated="5"/>
        </table:table-row>
        <table:table-row table:style-name="ro1">
          <table:table-cell office:value-type="float" office:value="37.5277890156103" calcext:value-type="float">
            <text:p>37.5277890156103</text:p>
          </table:table-cell>
          <table:table-cell office:value-type="float" office:value="-3.23726208136284" calcext:value-type="float">
            <text:p>-3.23726208136284</text:p>
          </table:table-cell>
          <table:table-cell office:value-type="float" office:value="3.43618432346407" calcext:value-type="float">
            <text:p>3.43618432346407</text:p>
          </table:table-cell>
          <table:table-cell table:number-columns-repeated="5"/>
        </table:table-row>
        <table:table-row table:style-name="ro1">
          <table:table-cell office:value-type="float" office:value="37.417722532779" calcext:value-type="float">
            <text:p>37.417722532779</text:p>
          </table:table-cell>
          <table:table-cell office:value-type="float" office:value="-3.27065848021913" calcext:value-type="float">
            <text:p>-3.27065848021913</text:p>
          </table:table-cell>
          <table:table-cell office:value-type="float" office:value="3.24239317065315" calcext:value-type="float">
            <text:p>3.24239317065315</text:p>
          </table:table-cell>
          <table:table-cell table:number-columns-repeated="5"/>
        </table:table-row>
        <table:table-row table:style-name="ro1">
          <table:table-cell office:value-type="float" office:value="37.3076559376154" calcext:value-type="float">
            <text:p>37.3076559376154</text:p>
          </table:table-cell>
          <table:table-cell office:value-type="float" office:value="-3.28179098031712" calcext:value-type="float">
            <text:p>-3.28179098031712</text:p>
          </table:table-cell>
          <table:table-cell office:value-type="float" office:value="3.45917180605134" calcext:value-type="float">
            <text:p>3.45917180605134</text:p>
          </table:table-cell>
          <table:table-cell table:number-columns-repeated="5"/>
        </table:table-row>
        <table:table-row table:style-name="ro1">
          <table:table-cell office:value-type="float" office:value="37.2060561181592" calcext:value-type="float">
            <text:p>37.2060561181592</text:p>
          </table:table-cell>
          <table:table-cell office:value-type="float" office:value="-3.31518733385356" calcext:value-type="float">
            <text:p>-3.31518733385356</text:p>
          </table:table-cell>
          <table:table-cell office:value-type="float" office:value="3.32726260085155" calcext:value-type="float">
            <text:p>3.32726260085155</text:p>
          </table:table-cell>
          <table:table-cell table:number-columns-repeated="5"/>
        </table:table-row>
        <table:table-row table:style-name="ro1">
          <table:table-cell office:value-type="float" office:value="37.0875229111406" calcext:value-type="float">
            <text:p>37.0875229111406</text:p>
          </table:table-cell>
          <table:table-cell office:value-type="float" office:value="-3.33745182174654" calcext:value-type="float">
            <text:p>-3.33745182174654</text:p>
          </table:table-cell>
          <table:table-cell office:value-type="float" office:value="3.43618425561657" calcext:value-type="float">
            <text:p>3.43618425561657</text:p>
          </table:table-cell>
          <table:table-cell table:number-columns-repeated="5"/>
        </table:table-row>
        <table:table-row table:style-name="ro1">
          <table:table-cell office:value-type="float" office:value="36.9774564236158" calcext:value-type="float">
            <text:p>36.9774564236158</text:p>
          </table:table-cell>
          <table:table-cell office:value-type="float" office:value="-3.37084821387174" calcext:value-type="float">
            <text:p>-3.37084821387174</text:p>
          </table:table-cell>
          <table:table-cell office:value-type="float" office:value="3.45917176644489" calcext:value-type="float">
            <text:p>3.45917176644489</text:p>
          </table:table-cell>
          <table:table-cell table:number-columns-repeated="5"/>
        </table:table-row>
        <table:table-row table:style-name="ro1">
          <table:table-cell office:value-type="float" office:value="36.8758566013889" calcext:value-type="float">
            <text:p>36.8758566013889</text:p>
          </table:table-cell>
          <table:table-cell office:value-type="float" office:value="-3.40424456386012" calcext:value-type="float">
            <text:p>-3.40424456386012</text:p>
          </table:table-cell>
          <table:table-cell office:value-type="float" office:value="3.55465057734124" calcext:value-type="float">
            <text:p>3.55465057734124</text:p>
          </table:table-cell>
          <table:table-cell table:number-columns-repeated="5"/>
        </table:table-row>
        <table:table-row table:style-name="ro1">
          <table:table-cell office:value-type="float" office:value="36.7742568331047" calcext:value-type="float">
            <text:p>36.7742568331047</text:p>
          </table:table-cell>
          <table:table-cell office:value-type="float" office:value="-3.44877286021601" calcext:value-type="float">
            <text:p>-3.44877286021601</text:p>
          </table:table-cell>
          <table:table-cell office:value-type="float" office:value="3.55465056683895" calcext:value-type="float">
            <text:p>3.55465056683895</text:p>
          </table:table-cell>
          <table:table-cell table:number-columns-repeated="5"/>
        </table:table-row>
        <table:table-row table:style-name="ro1">
          <table:table-cell office:value-type="float" office:value="36.6726570635472" calcext:value-type="float">
            <text:p>36.6726570635472</text:p>
          </table:table-cell>
          <table:table-cell office:value-type="float" office:value="-3.49330115585796" calcext:value-type="float">
            <text:p>-3.49330115585796</text:p>
          </table:table-cell>
          <table:table-cell office:value-type="float" office:value="3.45917171386359" calcext:value-type="float">
            <text:p>3.45917171386359</text:p>
          </table:table-cell>
          <table:table-cell table:number-columns-repeated="5"/>
        </table:table-row>
        <table:table-row table:style-name="ro1">
          <table:table-cell office:value-type="float" office:value="36.5710572383695" calcext:value-type="float">
            <text:p>36.5710572383695</text:p>
          </table:table-cell>
          <table:table-cell office:value-type="float" office:value="-3.52669750089684" calcext:value-type="float">
            <text:p>-3.52669750089684</text:p>
          </table:table-cell>
          <table:table-cell office:value-type="float" office:value="3.52602275516806" calcext:value-type="float">
            <text:p>3.52602275516806</text:p>
          </table:table-cell>
          <table:table-cell table:number-columns-repeated="5"/>
        </table:table-row>
        <table:table-row table:style-name="ro1">
          <table:table-cell office:value-type="float" office:value="36.4609908011924" calcext:value-type="float">
            <text:p>36.4609908011924</text:p>
          </table:table-cell>
          <table:table-cell office:value-type="float" office:value="-3.5712258354814" calcext:value-type="float">
            <text:p>-3.5712258354814</text:p>
          </table:table-cell>
          <table:table-cell office:value-type="float" office:value="3.55465052208016" calcext:value-type="float">
            <text:p>3.55465052208016</text:p>
          </table:table-cell>
          <table:table-cell table:number-columns-repeated="5"/>
        </table:table-row>
        <table:table-row table:style-name="ro1">
          <table:table-cell office:value-type="float" office:value="36.3593910281435" calcext:value-type="float">
            <text:p>36.3593910281435</text:p>
          </table:table-cell>
          <table:table-cell office:value-type="float" office:value="-3.61575412723259" calcext:value-type="float">
            <text:p>-3.61575412723259</text:p>
          </table:table-cell>
          <table:table-cell office:value-type="float" office:value="3.64277485769703" calcext:value-type="float">
            <text:p>3.64277485769703</text:p>
          </table:table-cell>
          <table:table-cell table:number-columns-repeated="5"/>
        </table:table-row>
        <table:table-row table:style-name="ro1">
          <table:table-cell office:value-type="float" office:value="36.2577913078294" calcext:value-type="float">
            <text:p>36.2577913078294</text:p>
          </table:table-cell>
          <table:table-cell office:value-type="float" office:value="-3.67141436675436" calcext:value-type="float">
            <text:p>-3.67141436675436</text:p>
          </table:table-cell>
          <table:table-cell office:value-type="float" office:value="3.68027628655555" calcext:value-type="float">
            <text:p>3.68027628655555</text:p>
          </table:table-cell>
          <table:table-cell table:number-columns-repeated="5"/>
        </table:table-row>
        <table:table-row table:style-name="ro1">
          <table:table-cell office:value-type="float" office:value="36.1646582516451" calcext:value-type="float">
            <text:p>36.1646582516451</text:p>
          </table:table-cell>
          <table:table-cell office:value-type="float" office:value="-3.72707456238882" calcext:value-type="float">
            <text:p>-3.72707456238882</text:p>
          </table:table-cell>
          <table:table-cell office:value-type="float" office:value="3.58757869178634" calcext:value-type="float">
            <text:p>3.58757869178634</text:p>
          </table:table-cell>
          <table:table-cell table:number-columns-repeated="5"/>
        </table:table-row>
        <table:table-row table:style-name="ro1">
          <table:table-cell office:value-type="float" office:value="36.0715251413793" calcext:value-type="float">
            <text:p>36.0715251413793</text:p>
          </table:table-cell>
          <table:table-cell office:value-type="float" office:value="-3.77160280916726" calcext:value-type="float">
            <text:p>-3.77160280916726</text:p>
          </table:table-cell>
          <table:table-cell office:value-type="float" office:value="3.58757867319829" calcext:value-type="float">
            <text:p>3.58757867319829</text:p>
          </table:table-cell>
          <table:table-cell table:number-columns-repeated="5"/>
        </table:table-row>
        <table:table-row table:style-name="ro1">
          <table:table-cell office:value-type="float" office:value="35.9783920288713" calcext:value-type="float">
            <text:p>35.9783920288713</text:p>
          </table:table-cell>
          <table:table-cell office:value-type="float" office:value="-3.81613105489082" calcext:value-type="float">
            <text:p>-3.81613105489082</text:p>
          </table:table-cell>
          <table:table-cell office:value-type="float" office:value="3.58757865009135" calcext:value-type="float">
            <text:p>3.58757865009135</text:p>
          </table:table-cell>
          <table:table-cell table:number-columns-repeated="5"/>
        </table:table-row>
        <table:table-row table:style-name="ro1">
          <table:table-cell office:value-type="float" office:value="35.885258915272" calcext:value-type="float">
            <text:p>35.885258915272</text:p>
          </table:table-cell>
          <table:table-cell office:value-type="float" office:value="-3.86065929849218" calcext:value-type="float">
            <text:p>-3.86065929849218</text:p>
          </table:table-cell>
          <table:table-cell office:value-type="float" office:value="3.48589632413723" calcext:value-type="float">
            <text:p>3.48589632413723</text:p>
          </table:table-cell>
          <table:table-cell table:number-columns-repeated="5"/>
        </table:table-row>
        <table:table-row table:style-name="ro1">
          <table:table-cell office:value-type="float" office:value="35.7921257483146" calcext:value-type="float">
            <text:p>35.7921257483146</text:p>
          </table:table-cell>
          <table:table-cell office:value-type="float" office:value="-3.89405559288568" calcext:value-type="float">
            <text:p>-3.89405559288568</text:p>
          </table:table-cell>
          <table:table-cell office:value-type="float" office:value="3.58757862895355" calcext:value-type="float">
            <text:p>3.58757862895355</text:p>
          </table:table-cell>
          <table:table-cell table:number-columns-repeated="5"/>
        </table:table-row>
        <table:table-row table:style-name="ro1">
          <table:table-cell office:value-type="float" office:value="35.6989926326216" calcext:value-type="float">
            <text:p>35.6989926326216</text:p>
          </table:table-cell>
          <table:table-cell office:value-type="float" office:value="-3.93858383506944" calcext:value-type="float">
            <text:p>-3.93858383506944</text:p>
          </table:table-cell>
          <table:table-cell office:value-type="float" office:value="3.62576449296182" calcext:value-type="float">
            <text:p>3.62576449296182</text:p>
          </table:table-cell>
          <table:table-cell table:number-columns-repeated="5"/>
        </table:table-row>
        <table:table-row table:style-name="ro1">
          <table:table-cell office:value-type="float" office:value="35.6143261827423" calcext:value-type="float">
            <text:p>35.6143261827423</text:p>
          </table:table-cell>
          <table:table-cell office:value-type="float" office:value="-3.98311203546802" calcext:value-type="float">
            <text:p>-3.98311203546802</text:p>
          </table:table-cell>
          <table:table-cell office:value-type="float" office:value="3.58757859214551" calcext:value-type="float">
            <text:p>3.58757859214551</text:p>
          </table:table-cell>
          <table:table-cell table:number-columns-repeated="5"/>
        </table:table-row>
        <table:table-row table:style-name="ro1">
          <table:table-cell office:value-type="float" office:value="35.5211930649002" calcext:value-type="float">
            <text:p>35.5211930649002</text:p>
          </table:table-cell>
          <table:table-cell office:value-type="float" office:value="-4.02764027446763" calcext:value-type="float">
            <text:p>-4.02764027446763</text:p>
          </table:table-cell>
          <table:table-cell office:value-type="float" office:value="3.48589626810038" calcext:value-type="float">
            <text:p>3.48589626810038</text:p>
          </table:table-cell>
          <table:table-cell table:number-columns-repeated="5"/>
        </table:table-row>
        <table:table-row table:style-name="ro1">
          <table:table-cell office:value-type="float" office:value="35.4280598943255" calcext:value-type="float">
            <text:p>35.4280598943255</text:p>
          </table:table-cell>
          <table:table-cell office:value-type="float" office:value="-4.06103656426825" calcext:value-type="float">
            <text:p>-4.06103656426825</text:p>
          </table:table-cell>
          <table:table-cell office:value-type="float" office:value="3.51730075583519" calcext:value-type="float">
            <text:p>3.51730075583519</text:p>
          </table:table-cell>
          <table:table-cell table:number-columns-repeated="5"/>
        </table:table-row>
        <table:table-row table:style-name="ro1">
          <table:table-cell office:value-type="float" office:value="35.343393388838" calcext:value-type="float">
            <text:p>35.343393388838</text:p>
          </table:table-cell>
          <table:table-cell office:value-type="float" office:value="-4.09443281193784" calcext:value-type="float">
            <text:p>-4.09443281193784</text:p>
          </table:table-cell>
          <table:table-cell office:value-type="float" office:value="3.58757856653284" calcext:value-type="float">
            <text:p>3.58757856653284</text:p>
          </table:table-cell>
          <table:table-cell table:number-columns-repeated="5"/>
        </table:table-row>
        <table:table-row table:style-name="ro1">
          <table:table-cell office:value-type="float" office:value="35.2502602678605" calcext:value-type="float">
            <text:p>35.2502602678605</text:p>
          </table:table-cell>
          <table:table-cell office:value-type="float" office:value="-4.13896104950583" calcext:value-type="float">
            <text:p>-4.13896104950583</text:p>
          </table:table-cell>
          <table:table-cell office:value-type="float" office:value="3.51730072402256" calcext:value-type="float">
            <text:p>3.51730072402256</text:p>
          </table:table-cell>
          <table:table-cell table:number-columns-repeated="5"/>
        </table:table-row>
        <table:table-row table:style-name="ro1">
          <table:table-cell office:value-type="float" office:value="35.1655937607491" calcext:value-type="float">
            <text:p>35.1655937607491</text:p>
          </table:table-cell>
          <table:table-cell office:value-type="float" office:value="-4.17235729470341" calcext:value-type="float">
            <text:p>-4.17235729470341</text:p>
          </table:table-cell>
          <table:table-cell office:value-type="float" office:value="3.58757853078431" calcext:value-type="float">
            <text:p>3.58757853078431</text:p>
          </table:table-cell>
          <table:table-cell table:number-columns-repeated="5"/>
        </table:table-row>
        <table:table-row table:style-name="ro1">
          <table:table-cell office:value-type="float" office:value="35.0724606378534" calcext:value-type="float">
            <text:p>35.0724606378534</text:p>
          </table:table-cell>
          <table:table-cell office:value-type="float" office:value="-4.2168855290981" calcext:value-type="float">
            <text:p>-4.2168855290981</text:p>
          </table:table-cell>
          <table:table-cell office:value-type="float" office:value="3.58757851272034" calcext:value-type="float">
            <text:p>3.58757851272034</text:p>
          </table:table-cell>
          <table:table-cell table:number-columns-repeated="5"/>
        </table:table-row>
        <table:table-row table:style-name="ro1">
          <table:table-cell office:value-type="float" office:value="34.9793275150721" calcext:value-type="float">
            <text:p>34.9793275150721</text:p>
          </table:table-cell>
          <table:table-cell office:value-type="float" office:value="-4.26141376137115" calcext:value-type="float">
            <text:p>-4.26141376137115</text:p>
          </table:table-cell>
          <table:table-cell office:value-type="float" office:value="3.39873542635421" calcext:value-type="float">
            <text:p>3.39873542635421</text:p>
          </table:table-cell>
          <table:table-cell table:number-columns-repeated="5"/>
        </table:table-row>
        <table:table-row table:style-name="ro1">
          <table:table-cell office:value-type="float" office:value="34.8946609520679" calcext:value-type="float">
            <text:p>34.8946609520679</text:p>
          </table:table-cell>
          <table:table-cell office:value-type="float" office:value="-4.28367805594613" calcext:value-type="float">
            <text:p>-4.28367805594613</text:p>
          </table:table-cell>
          <table:table-cell office:value-type="float" office:value="3.5875784890612" calcext:value-type="float">
            <text:p>3.5875784890612</text:p>
          </table:table-cell>
          <table:table-cell table:number-columns-repeated="5"/>
        </table:table-row>
        <table:table-row table:style-name="ro1">
          <table:table-cell office:value-type="float" office:value="34.8015278273409" calcext:value-type="float">
            <text:p>34.8015278273409</text:p>
          </table:table-cell>
          <table:table-cell office:value-type="float" office:value="-4.32820628644233" calcext:value-type="float">
            <text:p>-4.32820628644233</text:p>
          </table:table-cell>
          <table:table-cell office:value-type="float" office:value="3.62576434448211" calcext:value-type="float">
            <text:p>3.62576434448211</text:p>
          </table:table-cell>
          <table:table-cell table:number-columns-repeated="5"/>
        </table:table-row>
        <table:table-row table:style-name="ro1">
          <table:table-cell office:value-type="float" office:value="34.7168613677943" calcext:value-type="float">
            <text:p>34.7168613677943</text:p>
          </table:table-cell>
          <table:table-cell office:value-type="float" office:value="-4.37273447587677" calcext:value-type="float">
            <text:p>-4.37273447587677</text:p>
          </table:table-cell>
          <table:table-cell office:value-type="float" office:value="3.4858961521695" calcext:value-type="float">
            <text:p>3.4858961521695</text:p>
          </table:table-cell>
          <table:table-cell table:number-columns-repeated="5"/>
        </table:table-row>
        <table:table-row table:style-name="ro1">
          <table:table-cell office:value-type="float" office:value="34.6237281879737" calcext:value-type="float">
            <text:p>34.6237281879737</text:p>
          </table:table-cell>
          <table:table-cell office:value-type="float" office:value="-4.40613075680751" calcext:value-type="float">
            <text:p>-4.40613075680751</text:p>
          </table:table-cell>
          <table:table-cell office:value-type="float" office:value="3.48589611750193" calcext:value-type="float">
            <text:p>3.48589611750193</text:p>
          </table:table-cell>
          <table:table-cell table:number-columns-repeated="5"/>
        </table:table-row>
        <table:table-row table:style-name="ro1">
          <table:table-cell office:value-type="float" office:value="34.5305950087666" calcext:value-type="float">
            <text:p>34.5305950087666</text:p>
          </table:table-cell>
          <table:table-cell office:value-type="float" office:value="-4.4395270338744" calcext:value-type="float">
            <text:p>-4.4395270338744</text:p>
          </table:table-cell>
          <table:table-cell office:value-type="float" office:value="3.58757843291151" calcext:value-type="float">
            <text:p>3.58757843291151</text:p>
          </table:table-cell>
          <table:table-cell table:number-columns-repeated="5"/>
        </table:table-row>
        <table:table-row table:style-name="ro1">
          <table:table-cell office:value-type="float" office:value="34.4374618787427" calcext:value-type="float">
            <text:p>34.4374618787427</text:p>
          </table:table-cell>
          <table:table-cell office:value-type="float" office:value="-4.48405526047834" calcext:value-type="float">
            <text:p>-4.48405526047834</text:p>
          </table:table-cell>
          <table:table-cell office:value-type="float" office:value="3.51730060969534" calcext:value-type="float">
            <text:p>3.51730060969534</text:p>
          </table:table-cell>
          <table:table-cell table:number-columns-repeated="5"/>
        </table:table-row>
        <table:table-row table:style-name="ro1">
          <table:table-cell office:value-type="float" office:value="34.3527953639587" calcext:value-type="float">
            <text:p>34.3527953639587</text:p>
          </table:table-cell>
          <table:table-cell office:value-type="float" office:value="-4.51745149751662" calcext:value-type="float">
            <text:p>-4.51745149751662</text:p>
          </table:table-cell>
          <table:table-cell office:value-type="float" office:value="3.37624757151533" calcext:value-type="float">
            <text:p>3.37624757151533</text:p>
          </table:table-cell>
          <table:table-cell table:number-columns-repeated="5"/>
        </table:table-row>
        <table:table-row table:style-name="ro1">
          <table:table-cell office:value-type="float" office:value="34.2596621298487" calcext:value-type="float">
            <text:p>34.2596621298487</text:p>
          </table:table-cell>
          <table:table-cell office:value-type="float" office:value="-4.53971582325766" calcext:value-type="float">
            <text:p>-4.53971582325766</text:p>
          </table:table-cell>
          <table:table-cell office:value-type="float" office:value="3.48589606569807" calcext:value-type="float">
            <text:p>3.48589606569807</text:p>
          </table:table-cell>
          <table:table-cell table:number-columns-repeated="5"/>
        </table:table-row>
        <table:table-row table:style-name="ro1">
          <table:table-cell office:value-type="float" office:value="34.166528947316" calcext:value-type="float">
            <text:p>34.166528947316</text:p>
          </table:table-cell>
          <table:table-cell office:value-type="float" office:value="-4.57311209607204" calcext:value-type="float">
            <text:p>-4.57311209607204</text:p>
          </table:table-cell>
          <table:table-cell office:value-type="float" office:value="3.62576425672252" calcext:value-type="float">
            <text:p>3.62576425672252</text:p>
          </table:table-cell>
          <table:table-cell table:number-columns-repeated="5"/>
        </table:table-row>
        <table:table-row table:style-name="ro1">
          <table:table-cell office:value-type="float" office:value="34.0818624798665" calcext:value-type="float">
            <text:p>34.0818624798665</text:p>
          </table:table-cell>
          <table:table-cell office:value-type="float" office:value="-4.61764028017732" calcext:value-type="float">
            <text:p>-4.61764028017732</text:p>
          </table:table-cell>
          <table:table-cell office:value-type="float" office:value="3.48589604570006" calcext:value-type="float">
            <text:p>3.48589604570006</text:p>
          </table:table-cell>
          <table:table-cell table:number-columns-repeated="5"/>
        </table:table-row>
        <table:table-row table:style-name="ro1">
          <table:table-cell office:value-type="float" office:value="33.9887292954615" calcext:value-type="float">
            <text:p>33.9887292954615</text:p>
          </table:table-cell>
          <table:table-cell office:value-type="float" office:value="-4.6510365515611" calcext:value-type="float">
            <text:p>-4.6510365515611</text:p>
          </table:table-cell>
          <table:table-cell office:value-type="float" office:value="3.48589602594697" calcext:value-type="float">
            <text:p>3.48589602594697</text:p>
          </table:table-cell>
          <table:table-cell table:number-columns-repeated="5"/>
        </table:table-row>
        <table:table-row table:style-name="ro1">
          <table:table-cell office:value-type="float" office:value="33.895596109162" calcext:value-type="float">
            <text:p>33.895596109162</text:p>
          </table:table-cell>
          <table:table-cell office:value-type="float" office:value="-4.68443282154804" calcext:value-type="float">
            <text:p>-4.68443282154804</text:p>
          </table:table-cell>
          <table:table-cell office:value-type="float" office:value="3.58757833495946" calcext:value-type="float">
            <text:p>3.58757833495946</text:p>
          </table:table-cell>
          <table:table-cell table:number-columns-repeated="5"/>
        </table:table-row>
        <table:table-row table:style-name="ro1">
          <table:table-cell office:value-type="float" office:value="33.8024629734766" calcext:value-type="float">
            <text:p>33.8024629734766</text:p>
          </table:table-cell>
          <table:table-cell office:value-type="float" office:value="-4.72896103965085" calcext:value-type="float">
            <text:p>-4.72896103965085</text:p>
          </table:table-cell>
          <table:table-cell office:value-type="float" office:value="3.45917128735399" calcext:value-type="float">
            <text:p>3.45917128735399</text:p>
          </table:table-cell>
          <table:table-cell table:number-columns-repeated="5"/>
        </table:table-row>
        <table:table-row table:style-name="ro1">
          <table:table-cell office:value-type="float" office:value="33.7008631185834" calcext:value-type="float">
            <text:p>33.7008631185834</text:p>
          </table:table-cell>
          <table:table-cell office:value-type="float" office:value="-4.76235734644199" calcext:value-type="float">
            <text:p>-4.76235734644199</text:p>
          </table:table-cell>
          <table:table-cell office:value-type="float" office:value="3.52602230300385" calcext:value-type="float">
            <text:p>3.52602230300385</text:p>
          </table:table-cell>
          <table:table-cell table:number-columns-repeated="5"/>
        </table:table-row>
        <table:table-row table:style-name="ro1">
          <table:table-cell office:value-type="float" office:value="33.5907966449962" calcext:value-type="float">
            <text:p>33.5907966449962</text:p>
          </table:table-cell>
          <table:table-cell office:value-type="float" office:value="-4.80688563784305" calcext:value-type="float">
            <text:p>-4.80688563784305</text:p>
          </table:table-cell>
          <table:table-cell office:value-type="float" office:value="3.4858959696914" calcext:value-type="float">
            <text:p>3.4858959696914</text:p>
          </table:table-cell>
          <table:table-cell table:number-columns-repeated="5"/>
        </table:table-row>
        <table:table-row table:style-name="ro1">
          <table:table-cell office:value-type="float" office:value="33.4976634560713" calcext:value-type="float">
            <text:p>33.4976634560713</text:p>
          </table:table-cell>
          <table:table-cell office:value-type="float" office:value="-4.84028190285843" calcext:value-type="float">
            <text:p>-4.84028190285843</text:p>
          </table:table-cell>
          <table:table-cell office:value-type="float" office:value="3.45917124127384" calcext:value-type="float">
            <text:p>3.45917124127384</text:p>
          </table:table-cell>
          <table:table-cell table:number-columns-repeated="5"/>
        </table:table-row>
        <table:table-row table:style-name="ro1">
          <table:table-cell office:value-type="float" office:value="33.396063598316" calcext:value-type="float">
            <text:p>33.396063598316</text:p>
          </table:table-cell>
          <table:table-cell office:value-type="float" office:value="-4.87367820540278" calcext:value-type="float">
            <text:p>-4.87367820540278</text:p>
          </table:table-cell>
          <table:table-cell office:value-type="float" office:value="3.5875782548597" calcext:value-type="float">
            <text:p>3.5875782548597</text:p>
          </table:table-cell>
          <table:table-cell table:number-columns-repeated="5"/>
        </table:table-row>
        <table:table-row table:style-name="ro1">
          <table:table-cell office:value-type="float" office:value="33.3029304560602" calcext:value-type="float">
            <text:p>33.3029304560602</text:p>
          </table:table-cell>
          <table:table-cell office:value-type="float" office:value="-4.91820641748178" calcext:value-type="float">
            <text:p>-4.91820641748178</text:p>
          </table:table-cell>
          <table:table-cell office:value-type="float" office:value="3.4591712076615" calcext:value-type="float">
            <text:p>3.4591712076615</text:p>
          </table:table-cell>
          <table:table-cell table:number-columns-repeated="5"/>
        </table:table-row>
        <table:table-row table:style-name="ro1">
          <table:table-cell office:value-type="float" office:value="33.2013305964525" calcext:value-type="float">
            <text:p>33.2013305964525</text:p>
          </table:table-cell>
          <table:table-cell office:value-type="float" office:value="-4.95160271685103" calcext:value-type="float">
            <text:p>-4.95160271685103</text:p>
          </table:table-cell>
          <table:table-cell office:value-type="float" office:value="3.48589591263705" calcext:value-type="float">
            <text:p>3.48589591263705</text:p>
          </table:table-cell>
          <table:table-cell table:number-columns-repeated="5"/>
        </table:table-row>
        <table:table-row table:style-name="ro1">
          <table:table-cell office:value-type="float" office:value="33.1081974026902" calcext:value-type="float">
            <text:p>33.1081974026902</text:p>
          </table:table-cell>
          <table:table-cell office:value-type="float" office:value="-4.98499897760416" calcext:value-type="float">
            <text:p>-4.98499897760416</text:p>
          </table:table-cell>
          <table:table-cell office:value-type="float" office:value="3.62576408303516" calcext:value-type="float">
            <text:p>3.62576408303516</text:p>
          </table:table-cell>
          <table:table-cell table:number-columns-repeated="5"/>
        </table:table-row>
        <table:table-row table:style-name="ro1">
          <table:table-cell office:value-type="float" office:value="33.0235309257287" calcext:value-type="float">
            <text:p>33.0235309257287</text:p>
          </table:table-cell>
          <table:table-cell office:value-type="float" office:value="-5.02952714793907" calcext:value-type="float">
            <text:p>-5.02952714793907</text:p>
          </table:table-cell>
          <table:table-cell office:value-type="float" office:value="3.48589589043086" calcext:value-type="float">
            <text:p>3.48589589043086</text:p>
          </table:table-cell>
          <table:table-cell table:number-columns-repeated="5"/>
        </table:table-row>
        <table:table-row table:style-name="ro1">
          <table:table-cell office:value-type="float" office:value="32.9303977313885" calcext:value-type="float">
            <text:p>32.9303977313885</text:p>
          </table:table-cell>
          <table:table-cell office:value-type="float" office:value="-5.06292340656534" calcext:value-type="float">
            <text:p>-5.06292340656534</text:p>
          </table:table-cell>
          <table:table-cell office:value-type="float" office:value="3.45917115588268" calcext:value-type="float">
            <text:p>3.45917115588268</text:p>
          </table:table-cell>
          <table:table-cell table:number-columns-repeated="5"/>
        </table:table-row>
        <table:table-row table:style-name="ro1">
          <table:table-cell office:value-type="float" office:value="32.8287978680805" calcext:value-type="float">
            <text:p>32.8287978680805</text:p>
          </table:table-cell>
          <table:table-cell office:value-type="float" office:value="-5.0963197013218" calcext:value-type="float">
            <text:p>-5.0963197013218</text:p>
          </table:table-cell>
          <table:table-cell office:value-type="float" office:value="3.48589584764592" calcext:value-type="float">
            <text:p>3.48589584764592</text:p>
          </table:table-cell>
          <table:table-cell table:number-columns-repeated="5"/>
        </table:table-row>
        <table:table-row table:style-name="ro1">
          <table:table-cell office:value-type="float" office:value="32.7356646710013" calcext:value-type="float">
            <text:p>32.7356646710013</text:p>
          </table:table-cell>
          <table:table-cell office:value-type="float" office:value="-5.12971595643317" calcext:value-type="float">
            <text:p>-5.12971595643317</text:p>
          </table:table-cell>
          <table:table-cell office:value-type="float" office:value="3.37624734311601" calcext:value-type="float">
            <text:p>3.37624734311601</text:p>
          </table:table-cell>
          <table:table-cell table:number-columns-repeated="5"/>
        </table:table-row>
        <table:table-row table:style-name="ro1">
          <table:table-cell office:value-type="float" office:value="32.6425314243434" calcext:value-type="float">
            <text:p>32.6425314243434</text:p>
          </table:table-cell>
          <table:table-cell office:value-type="float" office:value="-5.15198026268669" calcext:value-type="float">
            <text:p>-5.15198026268669</text:p>
          </table:table-cell>
          <table:table-cell office:value-type="float" office:value="3.5546499264723" calcext:value-type="float">
            <text:p>3.5546499264723</text:p>
          </table:table-cell>
          <table:table-cell table:number-columns-repeated="5"/>
        </table:table-row>
        <table:table-row table:style-name="ro1">
          <table:table-cell office:value-type="float" office:value="32.5409316070607" calcext:value-type="float">
            <text:p>32.5409316070607</text:p>
          </table:table-cell>
          <table:table-cell office:value-type="float" office:value="-5.19650850168704" calcext:value-type="float">
            <text:p>-5.19650850168704</text:p>
          </table:table-cell>
          <table:table-cell office:value-type="float" office:value="3.45917110413723" calcext:value-type="float">
            <text:p>3.45917110413723</text:p>
          </table:table-cell>
          <table:table-cell table:number-columns-repeated="5"/>
        </table:table-row>
        <table:table-row table:style-name="ro1">
          <table:table-cell office:value-type="float" office:value="32.4393317400866" calcext:value-type="float">
            <text:p>32.4393317400866</text:p>
          </table:table-cell>
          <table:table-cell office:value-type="float" office:value="-5.22990479182321" calcext:value-type="float">
            <text:p>-5.22990479182321</text:p>
          </table:table-cell>
          <table:table-cell office:value-type="float" office:value="3.26055960187634" calcext:value-type="float">
            <text:p>3.26055960187634</text:p>
          </table:table-cell>
          <table:table-cell table:number-columns-repeated="5"/>
        </table:table-row>
        <table:table-row table:style-name="ro1">
          <table:table-cell office:value-type="float" office:value="32.3461984443913" calcext:value-type="float">
            <text:p>32.3461984443913</text:p>
          </table:table-cell>
          <table:table-cell office:value-type="float" office:value="-5.24103714464694" calcext:value-type="float">
            <text:p>-5.24103714464694</text:p>
          </table:table-cell>
          <table:table-cell office:value-type="float" office:value="3.45917105973913" calcext:value-type="float">
            <text:p>3.45917105973913</text:p>
          </table:table-cell>
          <table:table-cell table:number-columns-repeated="5"/>
        </table:table-row>
        <table:table-row table:style-name="ro1">
          <table:table-cell office:value-type="float" office:value="32.2445985761242" calcext:value-type="float">
            <text:p>32.2445985761242</text:p>
          </table:table-cell>
          <table:table-cell office:value-type="float" office:value="-5.27443343020985" calcext:value-type="float">
            <text:p>-5.27443343020985</text:p>
          </table:table-cell>
          <table:table-cell office:value-type="float" office:value="3.26055956949839" calcext:value-type="float">
            <text:p>3.26055956949839</text:p>
          </table:table-cell>
          <table:table-cell table:number-columns-repeated="5"/>
        </table:table-row>
        <table:table-row table:style-name="ro1">
          <table:table-cell office:value-type="float" office:value="32.1514652784463" calcext:value-type="float">
            <text:p>32.1514652784463</text:p>
          </table:table-cell>
          <table:table-cell office:value-type="float" office:value="-5.28556578021203" calcext:value-type="float">
            <text:p>-5.28556578021203</text:p>
          </table:table-cell>
          <table:table-cell office:value-type="float" office:value="3.3762472616627" calcext:value-type="float">
            <text:p>3.3762472616627</text:p>
          </table:table-cell>
          <table:table-cell table:number-columns-repeated="5"/>
        </table:table-row>
        <table:table-row table:style-name="ro1">
          <table:table-cell office:value-type="float" office:value="32.0583320293304" calcext:value-type="float">
            <text:p>32.0583320293304</text:p>
          </table:table-cell>
          <table:table-cell office:value-type="float" office:value="-5.3078300790336" calcext:value-type="float">
            <text:p>-5.3078300790336</text:p>
          </table:table-cell>
          <table:table-cell office:value-type="float" office:value="3.25072804100436" calcext:value-type="float">
            <text:p>3.25072804100436</text:p>
          </table:table-cell>
          <table:table-cell table:number-columns-repeated="5"/>
        </table:table-row>
        <table:table-row table:style-name="ro1">
          <table:table-cell office:value-type="float" office:value="31.9567320634675" calcext:value-type="float">
            <text:p>31.9567320634675</text:p>
          </table:table-cell>
          <table:table-cell office:value-type="float" office:value="-5.31896246334641" calcext:value-type="float">
            <text:p>-5.31896246334641</text:p>
          </table:table-cell>
          <table:table-cell office:value-type="float" office:value="3.24239239968268" calcext:value-type="float">
            <text:p>3.24239239968268</text:p>
          </table:table-cell>
          <table:table-cell table:number-columns-repeated="5"/>
        </table:table-row>
        <table:table-row table:style-name="ro1">
          <table:table-cell office:value-type="float" office:value="31.8466654290394" calcext:value-type="float">
            <text:p>31.8466654290394</text:p>
          </table:table-cell>
          <table:table-cell office:value-type="float" office:value="-5.33009488168953" calcext:value-type="float">
            <text:p>-5.33009488168953</text:p>
          </table:table-cell>
          <table:table-cell office:value-type="float" office:value="3.25072801969682" calcext:value-type="float">
            <text:p>3.25072801969682</text:p>
          </table:table-cell>
          <table:table-cell table:number-columns-repeated="5"/>
        </table:table-row>
        <table:table-row table:style-name="ro1">
          <table:table-cell office:value-type="float" office:value="31.7450654625635" calcext:value-type="float">
            <text:p>31.7450654625635</text:p>
          </table:table-cell>
          <table:table-cell office:value-type="float" office:value="-5.34122726387867" calcext:value-type="float">
            <text:p>-5.34122726387867</text:p>
          </table:table-cell>
          <table:table-cell office:value-type="float" office:value="3.45917099347092" calcext:value-type="float">
            <text:p>3.45917099347092</text:p>
          </table:table-cell>
          <table:table-cell table:number-columns-repeated="5"/>
        </table:table-row>
        <table:table-row table:style-name="ro1">
          <table:table-cell office:value-type="float" office:value="31.6434655900249" calcext:value-type="float">
            <text:p>31.6434655900249</text:p>
          </table:table-cell>
          <table:table-cell office:value-type="float" office:value="-5.37462354338535" calcext:value-type="float">
            <text:p>-5.37462354338535</text:p>
          </table:table-cell>
          <table:table-cell office:value-type="float" office:value="3.35731987999832" calcext:value-type="float">
            <text:p>3.35731987999832</text:p>
          </table:table-cell>
          <table:table-cell table:number-columns-repeated="5"/>
        </table:table-row>
        <table:table-row table:style-name="ro1">
          <table:table-cell office:value-type="float" office:value="31.5418656699253" calcext:value-type="float">
            <text:p>31.5418656699253</text:p>
          </table:table-cell>
          <table:table-cell office:value-type="float" office:value="-5.39688786950704" calcext:value-type="float">
            <text:p>-5.39688786950704</text:p>
          </table:table-cell>
          <table:table-cell office:value-type="float" office:value="3.35731988461715" calcext:value-type="float">
            <text:p>3.35731988461715</text:p>
          </table:table-cell>
          <table:table-cell table:number-columns-repeated="5"/>
        </table:table-row>
        <table:table-row table:style-name="ro1">
          <table:table-cell office:value-type="float" office:value="31.4402657490055" calcext:value-type="float">
            <text:p>31.4402657490055</text:p>
          </table:table-cell>
          <table:table-cell office:value-type="float" office:value="-5.41915219630029" calcext:value-type="float">
            <text:p>-5.41915219630029</text:p>
          </table:table-cell>
          <table:table-cell office:value-type="float" office:value="3.48589565082604" calcext:value-type="float">
            <text:p>3.48589565082604</text:p>
          </table:table-cell>
          <table:table-cell table:number-columns-repeated="5"/>
        </table:table-row>
        <table:table-row table:style-name="ro1">
          <table:table-cell office:value-type="float" office:value="31.3471325416488" calcext:value-type="float">
            <text:p>31.3471325416488</text:p>
          </table:table-cell>
          <table:table-cell office:value-type="float" office:value="-5.45254843440956" calcext:value-type="float">
            <text:p>-5.45254843440956</text:p>
          </table:table-cell>
          <table:table-cell office:value-type="float" office:value="3.48589565177102" calcext:value-type="float">
            <text:p>3.48589565177102</text:p>
          </table:table-cell>
          <table:table-cell table:number-columns-repeated="5"/>
        </table:table-row>
        <table:table-row table:style-name="ro1">
          <table:table-cell office:value-type="float" office:value="31.2539993345999" calcext:value-type="float">
            <text:p>31.2539993345999</text:p>
          </table:table-cell>
          <table:table-cell office:value-type="float" office:value="-5.4859446725078" calcext:value-type="float">
            <text:p>-5.4859446725078</text:p>
          </table:table-cell>
          <table:table-cell office:value-type="float" office:value="3.4858956217013" calcext:value-type="float">
            <text:p>3.4858956217013</text:p>
          </table:table-cell>
          <table:table-cell table:number-columns-repeated="5"/>
        </table:table-row>
        <table:table-row table:style-name="ro1">
          <table:table-cell office:value-type="float" office:value="31.1608661256048" calcext:value-type="float">
            <text:p>31.1608661256048</text:p>
          </table:table-cell>
          <table:table-cell office:value-type="float" office:value="-5.51934090814335" calcext:value-type="float">
            <text:p>-5.51934090814335</text:p>
          </table:table-cell>
          <table:table-cell office:value-type="float" office:value="3.62576379987211" calcext:value-type="float">
            <text:p>3.62576379987211</text:p>
          </table:table-cell>
          <table:table-cell table:number-columns-repeated="5"/>
        </table:table-row>
        <table:table-row table:style-name="ro1">
          <table:table-cell office:value-type="float" office:value="31.0761996308709" calcext:value-type="float">
            <text:p>31.0761996308709</text:p>
          </table:table-cell>
          <table:table-cell office:value-type="float" office:value="-5.56386905721953" calcext:value-type="float">
            <text:p>-5.56386905721953</text:p>
          </table:table-cell>
          <table:table-cell office:value-type="float" office:value="3.62576378148743" calcext:value-type="float">
            <text:p>3.62576378148743</text:p>
          </table:table-cell>
          <table:table-cell table:number-columns-repeated="5"/>
        </table:table-row>
        <table:table-row table:style-name="ro1">
          <table:table-cell office:value-type="float" office:value="30.9915331350707" calcext:value-type="float">
            <text:p>30.9915331350707</text:p>
          </table:table-cell>
          <table:table-cell office:value-type="float" office:value="-5.6083972048694" calcext:value-type="float">
            <text:p>-5.6083972048694</text:p>
          </table:table-cell>
          <table:table-cell office:value-type="float" office:value="3.35731980545591" calcext:value-type="float">
            <text:p>3.35731980545591</text:p>
          </table:table-cell>
          <table:table-cell table:number-columns-repeated="5"/>
        </table:table-row>
        <table:table-row table:style-name="ro1">
          <table:table-cell office:value-type="float" office:value="30.8899332096251" calcext:value-type="float">
            <text:p>30.8899332096251</text:p>
          </table:table-cell>
          <table:table-cell office:value-type="float" office:value="-5.6306615242254" calcext:value-type="float">
            <text:p>-5.6306615242254</text:p>
          </table:table-cell>
          <table:table-cell office:value-type="float" office:value="3.48589556932106" calcext:value-type="float">
            <text:p>3.48589556932106</text:p>
          </table:table-cell>
          <table:table-cell table:number-columns-repeated="5"/>
        </table:table-row>
        <table:table-row table:style-name="ro1">
          <table:table-cell office:value-type="float" office:value="30.7967999971493" calcext:value-type="float">
            <text:p>30.7967999971493</text:p>
          </table:table-cell>
          <table:table-cell office:value-type="float" office:value="-5.66405775560347" calcext:value-type="float">
            <text:p>-5.66405775560347</text:p>
          </table:table-cell>
          <table:table-cell office:value-type="float" office:value="3.58757787568635" calcext:value-type="float">
            <text:p>3.58757787568635</text:p>
          </table:table-cell>
          <table:table-cell table:number-columns-repeated="5"/>
        </table:table-row>
        <table:table-row table:style-name="ro1">
          <table:table-cell office:value-type="float" office:value="30.7036668307882" calcext:value-type="float">
            <text:p>30.7036668307882</text:p>
          </table:table-cell>
          <table:table-cell office:value-type="float" office:value="-5.70858593582149" calcext:value-type="float">
            <text:p>-5.70858593582149</text:p>
          </table:table-cell>
          <table:table-cell office:value-type="float" office:value="3.35731975450032" calcext:value-type="float">
            <text:p>3.35731975450032</text:p>
          </table:table-cell>
          <table:table-cell table:number-columns-repeated="5"/>
        </table:table-row>
        <table:table-row table:style-name="ro1">
          <table:table-cell office:value-type="float" office:value="30.6020669031665" calcext:value-type="float">
            <text:p>30.6020669031665</text:p>
          </table:table-cell>
          <table:table-cell office:value-type="float" office:value="-5.73085025022866" calcext:value-type="float">
            <text:p>-5.73085025022866</text:p>
          </table:table-cell>
          <table:table-cell office:value-type="float" office:value="3.45917081324272" calcext:value-type="float">
            <text:p>3.45917081324272</text:p>
          </table:table-cell>
          <table:table-cell table:number-columns-repeated="5"/>
        </table:table-row>
        <table:table-row table:style-name="ro1">
          <table:table-cell office:value-type="float" office:value="30.50046702047" calcext:value-type="float">
            <text:p>30.50046702047</text:p>
          </table:table-cell>
          <table:table-cell office:value-type="float" office:value="-5.76424651278467" calcext:value-type="float">
            <text:p>-5.76424651278467</text:p>
          </table:table-cell>
          <table:table-cell office:value-type="float" office:value="3.43618329209725" calcext:value-type="float">
            <text:p>3.43618329209725</text:p>
          </table:table-cell>
          <table:table-cell table:number-columns-repeated="5"/>
        </table:table-row>
        <table:table-row table:style-name="ro1">
          <table:table-cell office:value-type="float" office:value="30.3904004675782" calcext:value-type="float">
            <text:p>30.3904004675782</text:p>
          </table:table-cell>
          <table:table-cell office:value-type="float" office:value="-5.79764280892881" calcext:value-type="float">
            <text:p>-5.79764280892881</text:p>
          </table:table-cell>
          <table:table-cell office:value-type="float" office:value="3.35731972302899" calcext:value-type="float">
            <text:p>3.35731972302899</text:p>
          </table:table-cell>
          <table:table-cell table:number-columns-repeated="5"/>
        </table:table-row>
        <table:table-row table:style-name="ro1">
          <table:table-cell office:value-type="float" office:value="30.288800537694" calcext:value-type="float">
            <text:p>30.288800537694</text:p>
          </table:table-cell>
          <table:table-cell office:value-type="float" office:value="-5.81990712048076" calcext:value-type="float">
            <text:p>-5.81990712048076</text:p>
          </table:table-cell>
          <table:table-cell office:value-type="float" office:value="3.45917075867434" calcext:value-type="float">
            <text:p>3.45917075867434</text:p>
          </table:table-cell>
          <table:table-cell table:number-columns-repeated="5"/>
        </table:table-row>
        <table:table-row table:style-name="ro1">
          <table:table-cell office:value-type="float" office:value="30.1872006524359" calcext:value-type="float">
            <text:p>30.1872006524359</text:p>
          </table:table-cell>
          <table:table-cell office:value-type="float" office:value="-5.85330337773564" calcext:value-type="float">
            <text:p>-5.85330337773564</text:p>
          </table:table-cell>
          <table:table-cell office:value-type="float" office:value="3.45917076118852" calcext:value-type="float">
            <text:p>3.45917076118852</text:p>
          </table:table-cell>
          <table:table-cell table:number-columns-repeated="5"/>
        </table:table-row>
        <table:table-row table:style-name="ro1">
          <table:table-cell office:value-type="float" office:value="30.0856007660272" calcext:value-type="float">
            <text:p>30.0856007660272</text:p>
          </table:table-cell>
          <table:table-cell office:value-type="float" office:value="-5.88669963565174" calcext:value-type="float">
            <text:p>-5.88669963565174</text:p>
          </table:table-cell>
          <table:table-cell office:value-type="float" office:value="3.45917072829067" calcext:value-type="float">
            <text:p>3.45917072829067</text:p>
          </table:table-cell>
          <table:table-cell table:number-columns-repeated="5"/>
        </table:table-row>
        <table:table-row table:style-name="ro1">
          <table:table-cell office:value-type="float" office:value="29.9840008789686" calcext:value-type="float">
            <text:p>29.9840008789686</text:p>
          </table:table-cell>
          <table:table-cell office:value-type="float" office:value="-5.92009589007791" calcext:value-type="float">
            <text:p>-5.92009589007791</text:p>
          </table:table-cell>
          <table:table-cell office:value-type="float" office:value="3.45917073360649" calcext:value-type="float">
            <text:p>3.45917073360649</text:p>
          </table:table-cell>
          <table:table-cell table:number-columns-repeated="5"/>
        </table:table-row>
        <table:table-row table:style-name="ro1">
          <table:table-cell office:value-type="float" office:value="29.8824009906878" calcext:value-type="float">
            <text:p>29.8824009906878</text:p>
          </table:table-cell>
          <table:table-cell office:value-type="float" office:value="-5.95349214550428" calcext:value-type="float">
            <text:p>-5.95349214550428</text:p>
          </table:table-cell>
          <table:table-cell office:value-type="float" office:value="3.43618320254691" calcext:value-type="float">
            <text:p>3.43618320254691</text:p>
          </table:table-cell>
          <table:table-cell table:number-columns-repeated="5"/>
        </table:table-row>
        <table:table-row table:style-name="ro1">
          <table:table-cell office:value-type="float" office:value="29.77233443368" calcext:value-type="float">
            <text:p>29.77233443368</text:p>
          </table:table-cell>
          <table:table-cell office:value-type="float" office:value="-5.98688843213336" calcext:value-type="float">
            <text:p>-5.98688843213336</text:p>
          </table:table-cell>
          <table:table-cell office:value-type="float" office:value="3.55464950445897" calcext:value-type="float">
            <text:p>3.55464950445897</text:p>
          </table:table-cell>
          <table:table-cell table:number-columns-repeated="5"/>
        </table:table-row>
        <table:table-row table:style-name="ro1">
          <table:table-cell office:value-type="float" office:value="29.6707345878629" calcext:value-type="float">
            <text:p>29.6707345878629</text:p>
          </table:table-cell>
          <table:table-cell office:value-type="float" office:value="-6.03141663252728" calcext:value-type="float">
            <text:p>-6.03141663252728</text:p>
          </table:table-cell>
          <table:table-cell office:value-type="float" office:value="3.58757769087845" calcext:value-type="float">
            <text:p>3.58757769087845</text:p>
          </table:table-cell>
          <table:table-cell table:number-columns-repeated="5"/>
        </table:table-row>
        <table:table-row table:style-name="ro1">
          <table:table-cell office:value-type="float" office:value="29.5776014090846" calcext:value-type="float">
            <text:p>29.5776014090846</text:p>
          </table:table-cell>
          <table:table-cell office:value-type="float" office:value="-6.07594479753589" calcext:value-type="float">
            <text:p>-6.07594479753589</text:p>
          </table:table-cell>
          <table:table-cell office:value-type="float" office:value="3.6802752669975" calcext:value-type="float">
            <text:p>3.6802752669975</text:p>
          </table:table-cell>
          <table:table-cell table:number-columns-repeated="5"/>
        </table:table-row>
        <table:table-row table:style-name="ro1">
          <table:table-cell office:value-type="float" office:value="29.4844682741709" calcext:value-type="float">
            <text:p>29.4844682741709</text:p>
          </table:table-cell>
          <table:table-cell office:value-type="float" office:value="-6.13160491135229" calcext:value-type="float">
            <text:p>-6.13160491135229</text:p>
          </table:table-cell>
          <table:table-cell office:value-type="float" office:value="3.55464945979028" calcext:value-type="float">
            <text:p>3.55464945979028</text:p>
          </table:table-cell>
          <table:table-cell table:number-columns-repeated="5"/>
        </table:table-row>
        <table:table-row table:style-name="ro1">
          <table:table-cell office:value-type="float" office:value="29.3828684248237" calcext:value-type="float">
            <text:p>29.3828684248237</text:p>
          </table:table-cell>
          <table:table-cell office:value-type="float" office:value="-6.17613310788332" calcext:value-type="float">
            <text:p>-6.17613310788332</text:p>
          </table:table-cell>
          <table:table-cell office:value-type="float" office:value="3.55464944290506" calcext:value-type="float">
            <text:p>3.55464944290506</text:p>
          </table:table-cell>
          <table:table-cell table:number-columns-repeated="5"/>
        </table:table-row>
        <table:table-row table:style-name="ro1">
          <table:table-cell office:value-type="float" office:value="29.281268574114" calcext:value-type="float">
            <text:p>29.281268574114</text:p>
          </table:table-cell>
          <table:table-cell office:value-type="float" office:value="-6.22066130296642" calcext:value-type="float">
            <text:p>-6.22066130296642</text:p>
          </table:table-cell>
          <table:table-cell office:value-type="float" office:value="3.7231551922526" calcext:value-type="float">
            <text:p>3.7231551922526</text:p>
          </table:table-cell>
          <table:table-cell table:number-columns-repeated="5"/>
        </table:table-row>
        <table:table-row table:style-name="ro1">
          <table:table-cell office:value-type="float" office:value="29.1966021025146" calcext:value-type="float">
            <text:p>29.1966021025146</text:p>
          </table:table-cell>
          <table:table-cell office:value-type="float" office:value="-6.27632137928474" calcext:value-type="float">
            <text:p>-6.27632137928474</text:p>
          </table:table-cell>
          <table:table-cell office:value-type="float" office:value="3.48589533390568" calcext:value-type="float">
            <text:p>3.48589533390568</text:p>
          </table:table-cell>
          <table:table-cell table:number-columns-repeated="5"/>
        </table:table-row>
        <table:table-row table:style-name="ro1">
          <table:table-cell office:value-type="float" office:value="29.1034688754481" calcext:value-type="float">
            <text:p>29.1034688754481</text:p>
          </table:table-cell>
          <table:table-cell office:value-type="float" office:value="-6.30971759115059" calcext:value-type="float">
            <text:p>-6.30971759115059</text:p>
          </table:table-cell>
          <table:table-cell office:value-type="float" office:value="3.45917058215858" calcext:value-type="float">
            <text:p>3.45917058215858</text:p>
          </table:table-cell>
          <table:table-cell table:number-columns-repeated="5"/>
        </table:table-row>
        <table:table-row table:style-name="ro1">
          <table:table-cell office:value-type="float" office:value="29.0018689782099" calcext:value-type="float">
            <text:p>29.0018689782099</text:p>
          </table:table-cell>
          <table:table-cell office:value-type="float" office:value="-6.34311383247166" calcext:value-type="float">
            <text:p>-6.34311383247166</text:p>
          </table:table-cell>
          <table:table-cell office:value-type="float" office:value="3.58757759026158" calcext:value-type="float">
            <text:p>3.58757759026158</text:p>
          </table:table-cell>
          <table:table-cell table:number-columns-repeated="5"/>
        </table:table-row>
        <table:table-row table:style-name="ro1">
          <table:table-cell office:value-type="float" office:value="28.9087357916159" calcext:value-type="float">
            <text:p>28.9087357916159</text:p>
          </table:table-cell>
          <table:table-cell office:value-type="float" office:value="-6.38764198970422" calcext:value-type="float">
            <text:p>-6.38764198970422</text:p>
          </table:table-cell>
          <table:table-cell office:value-type="float" office:value="3.58757757759308" calcext:value-type="float">
            <text:p>3.58757757759308</text:p>
          </table:table-cell>
          <table:table-cell table:number-columns-repeated="5"/>
        </table:table-row>
        <table:table-row table:style-name="ro1">
          <table:table-cell office:value-type="float" office:value="28.8156026050033" calcext:value-type="float">
            <text:p>28.8156026050033</text:p>
          </table:table-cell>
          <table:table-cell office:value-type="float" office:value="-6.43217014549611" calcext:value-type="float">
            <text:p>-6.43217014549611</text:p>
          </table:table-cell>
          <table:table-cell office:value-type="float" office:value="3.58757755588758" calcext:value-type="float">
            <text:p>3.58757755588758</text:p>
          </table:table-cell>
          <table:table-cell table:number-columns-repeated="5"/>
        </table:table-row>
        <table:table-row table:style-name="ro1">
          <table:table-cell office:value-type="float" office:value="28.7224694161323" calcext:value-type="float">
            <text:p>28.7224694161323</text:p>
          </table:table-cell>
          <table:table-cell office:value-type="float" office:value="-6.47669829988417" calcext:value-type="float">
            <text:p>-6.47669829988417</text:p>
          </table:table-cell>
          <table:table-cell office:value-type="float" office:value="3.45917054378131" calcext:value-type="float">
            <text:p>3.45917054378131</text:p>
          </table:table-cell>
          <table:table-cell table:number-columns-repeated="5"/>
        </table:table-row>
        <table:table-row table:style-name="ro1">
          <table:table-cell office:value-type="float" office:value="28.6208695145907" calcext:value-type="float">
            <text:p>28.6208695145907</text:p>
          </table:table-cell>
          <table:table-cell office:value-type="float" office:value="-6.51009453829938" calcext:value-type="float">
            <text:p>-6.51009453829938</text:p>
          </table:table-cell>
          <table:table-cell office:value-type="float" office:value="3.45917051113416" calcext:value-type="float">
            <text:p>3.45917051113416</text:p>
          </table:table-cell>
          <table:table-cell table:number-columns-repeated="5"/>
        </table:table-row>
        <table:table-row table:style-name="ro1">
          <table:table-cell office:value-type="float" office:value="28.5192696124358" calcext:value-type="float">
            <text:p>28.5192696124358</text:p>
          </table:table-cell>
          <table:table-cell office:value-type="float" office:value="-6.54349077324086" calcext:value-type="float">
            <text:p>-6.54349077324086</text:p>
          </table:table-cell>
          <table:table-cell office:value-type="float" office:value="3.58757751786745" calcext:value-type="float">
            <text:p>3.58757751786745</text:p>
          </table:table-cell>
          <table:table-cell table:number-columns-repeated="5"/>
        </table:table-row>
        <table:table-row table:style-name="ro1">
          <table:table-cell office:value-type="float" office:value="28.4261364203967" calcext:value-type="float">
            <text:p>28.4261364203967</text:p>
          </table:table-cell>
          <table:table-cell office:value-type="float" office:value="-6.58801892479328" calcext:value-type="float">
            <text:p>-6.58801892479328</text:p>
          </table:table-cell>
          <table:table-cell office:value-type="float" office:value="3.45917048882041" calcext:value-type="float">
            <text:p>3.45917048882041</text:p>
          </table:table-cell>
          <table:table-cell table:number-columns-repeated="5"/>
        </table:table-row>
        <table:table-row table:style-name="ro1">
          <table:table-cell office:value-type="float" office:value="28.3245365161198" calcext:value-type="float">
            <text:p>28.3245365161198</text:p>
          </table:table-cell>
          <table:table-cell office:value-type="float" office:value="-6.62141515792024" calcext:value-type="float">
            <text:p>-6.62141515792024</text:p>
          </table:table-cell>
          <table:table-cell office:value-type="float" office:value="3.45917047724956" calcext:value-type="float">
            <text:p>3.45917047724956</text:p>
          </table:table-cell>
          <table:table-cell table:number-columns-repeated="5"/>
        </table:table-row>
        <table:table-row table:style-name="ro1">
          <table:table-cell office:value-type="float" office:value="28.2229366110384" calcext:value-type="float">
            <text:p>28.2229366110384</text:p>
          </table:table-cell>
          <table:table-cell office:value-type="float" office:value="-6.65481139000902" calcext:value-type="float">
            <text:p>-6.65481139000902</text:p>
          </table:table-cell>
          <table:table-cell office:value-type="float" office:value="3.4591704501854" calcext:value-type="float">
            <text:p>3.4591704501854</text:p>
          </table:table-cell>
          <table:table-cell table:number-columns-repeated="5"/>
        </table:table-row>
        <table:table-row table:style-name="ro1">
          <table:table-cell office:value-type="float" office:value="28.1213367051973" calcext:value-type="float">
            <text:p>28.1213367051973</text:p>
          </table:table-cell>
          <table:table-cell office:value-type="float" office:value="-6.6882076193007" calcext:value-type="float">
            <text:p>-6.6882076193007</text:p>
          </table:table-cell>
          <table:table-cell office:value-type="float" office:value="3.51729966493087" calcext:value-type="float">
            <text:p>3.51729966493087</text:p>
          </table:table-cell>
          <table:table-cell table:number-columns-repeated="5"/>
        </table:table-row>
        <table:table-row table:style-name="ro1">
          <table:table-cell office:value-type="float" office:value="28.0366701373292" calcext:value-type="float">
            <text:p>28.0366701373292</text:p>
          </table:table-cell>
          <table:table-cell office:value-type="float" office:value="-6.72160378484243" calcext:value-type="float">
            <text:p>-6.72160378484243</text:p>
          </table:table-cell>
          <table:table-cell office:value-type="float" office:value="3.58757744272136" calcext:value-type="float">
            <text:p>3.58757744272136</text:p>
          </table:table-cell>
          <table:table-cell table:number-columns-repeated="5"/>
        </table:table-row>
        <table:table-row table:style-name="ro1">
          <table:table-cell office:value-type="float" office:value="27.943536941382" calcext:value-type="float">
            <text:p>27.943536941382</text:p>
          </table:table-cell>
          <table:table-cell office:value-type="float" office:value="-6.76613192966492" calcext:value-type="float">
            <text:p>-6.76613192966492</text:p>
          </table:table-cell>
          <table:table-cell office:value-type="float" office:value="3.68027500526572" calcext:value-type="float">
            <text:p>3.68027500526572</text:p>
          </table:table-cell>
          <table:table-cell table:number-columns-repeated="5"/>
        </table:table-row>
        <table:table-row table:style-name="ro1">
          <table:table-cell office:value-type="float" office:value="27.8504037843511" calcext:value-type="float">
            <text:p>27.8504037843511</text:p>
          </table:table-cell>
          <table:table-cell office:value-type="float" office:value="-6.82179202361714" calcext:value-type="float">
            <text:p>-6.82179202361714</text:p>
          </table:table-cell>
          <table:table-cell office:value-type="float" office:value="3.68027497886302" calcext:value-type="float">
            <text:p>3.68027497886302</text:p>
          </table:table-cell>
          <table:table-cell table:number-columns-repeated="5"/>
        </table:table-row>
        <table:table-row table:style-name="ro1">
          <table:table-cell office:value-type="float" office:value="27.757270626318" calcext:value-type="float">
            <text:p>27.757270626318</text:p>
          </table:table-cell>
          <table:table-cell office:value-type="float" office:value="-6.87745211483106" calcext:value-type="float">
            <text:p>-6.87745211483106</text:p>
          </table:table-cell>
          <table:table-cell office:value-type="float" office:value="3.64277353041789" calcext:value-type="float">
            <text:p>3.64277353041789</text:p>
          </table:table-cell>
          <table:table-cell table:number-columns-repeated="5"/>
        </table:table-row>
        <table:table-row table:style-name="ro1">
          <table:table-cell office:value-type="float" office:value="27.6556707974022" calcext:value-type="float">
            <text:p>27.6556707974022</text:p>
          </table:table-cell>
          <table:table-cell office:value-type="float" office:value="-6.93311223852527" calcext:value-type="float">
            <text:p>-6.93311223852527</text:p>
          </table:table-cell>
          <table:table-cell office:value-type="float" office:value="3.62576324414073" calcext:value-type="float">
            <text:p>3.62576324414073</text:p>
          </table:table-cell>
          <table:table-cell table:number-columns-repeated="5"/>
        </table:table-row>
        <table:table-row table:style-name="ro1">
          <table:table-cell office:value-type="float" office:value="27.5710042658324" calcext:value-type="float">
            <text:p>27.5710042658324</text:p>
          </table:table-cell>
          <table:table-cell office:value-type="float" office:value="-6.97764034690814" calcext:value-type="float">
            <text:p>-6.97764034690814</text:p>
          </table:table-cell>
          <table:table-cell office:value-type="float" office:value="3.72315492514788" calcext:value-type="float">
            <text:p>3.72315492514788</text:p>
          </table:table-cell>
          <table:table-cell table:number-columns-repeated="5"/>
        </table:table-row>
        <table:table-row table:style-name="ro1">
          <table:table-cell office:value-type="float" office:value="27.4863377740654" calcext:value-type="float">
            <text:p>27.4863377740654</text:p>
          </table:table-cell>
          <table:table-cell office:value-type="float" office:value="-7.03330040409621" calcext:value-type="float">
            <text:p>-7.03330040409621</text:p>
          </table:table-cell>
          <table:table-cell office:value-type="float" office:value="3.62576321975762" calcext:value-type="float">
            <text:p>3.62576321975762</text:p>
          </table:table-cell>
          <table:table-cell table:number-columns-repeated="5"/>
        </table:table-row>
        <table:table-row table:style-name="ro1">
          <table:table-cell office:value-type="float" office:value="27.4016712402333" calcext:value-type="float">
            <text:p>27.4016712402333</text:p>
          </table:table-cell>
          <table:table-cell office:value-type="float" office:value="-7.07782851103344" calcext:value-type="float">
            <text:p>-7.07782851103344</text:p>
          </table:table-cell>
          <table:table-cell office:value-type="float" office:value="3.68027491793274" calcext:value-type="float">
            <text:p>3.68027491793274</text:p>
          </table:table-cell>
          <table:table-cell table:number-columns-repeated="5"/>
        </table:table-row>
        <table:table-row table:style-name="ro1">
          <table:table-cell office:value-type="float" office:value="27.3085380753656" calcext:value-type="float">
            <text:p>27.3085380753656</text:p>
          </table:table-cell>
          <table:table-cell office:value-type="float" office:value="-7.13348859863056" calcext:value-type="float">
            <text:p>-7.13348859863056</text:p>
          </table:table-cell>
          <table:table-cell office:value-type="float" office:value="3.80951863761752" calcext:value-type="float">
            <text:p>3.80951863761752</text:p>
          </table:table-cell>
          <table:table-cell table:number-columns-repeated="5"/>
        </table:table-row>
        <table:table-row table:style-name="ro1">
          <table:table-cell office:value-type="float" office:value="27.2238716204924" calcext:value-type="float">
            <text:p>27.2238716204924</text:p>
          </table:table-cell>
          <table:table-cell office:value-type="float" office:value="-7.20028060184044" calcext:value-type="float">
            <text:p>-7.20028060184044</text:p>
          </table:table-cell>
          <table:table-cell office:value-type="float" office:value="3.58757730553513" calcext:value-type="float">
            <text:p>3.58757730553513</text:p>
          </table:table-cell>
          <table:table-cell table:number-columns-repeated="5"/>
        </table:table-row>
        <table:table-row table:style-name="ro1">
          <table:table-cell office:value-type="float" office:value="27.130738412478" calcext:value-type="float">
            <text:p>27.130738412478</text:p>
          </table:table-cell>
          <table:table-cell office:value-type="float" office:value="-7.24480873673521" calcext:value-type="float">
            <text:p>-7.24480873673521</text:p>
          </table:table-cell>
          <table:table-cell office:value-type="float" office:value="3.72315485000588" calcext:value-type="float">
            <text:p>3.72315485000588</text:p>
          </table:table-cell>
          <table:table-cell table:number-columns-repeated="5"/>
        </table:table-row>
        <table:table-row table:style-name="ro1">
          <table:table-cell office:value-type="float" office:value="27.0460719143951" calcext:value-type="float">
            <text:p>27.0460719143951</text:p>
          </table:table-cell>
          <table:table-cell office:value-type="float" office:value="-7.30046878896387" calcext:value-type="float">
            <text:p>-7.30046878896387</text:p>
          </table:table-cell>
          <table:table-cell office:value-type="float" office:value="3.65473309517235" calcext:value-type="float">
            <text:p>3.65473309517235</text:p>
          </table:table-cell>
          <table:table-cell table:number-columns-repeated="5"/>
        </table:table-row>
        <table:table-row table:style-name="ro1">
          <table:table-cell office:value-type="float" office:value="26.927538774477" calcext:value-type="float">
            <text:p>26.927538774477</text:p>
          </table:table-cell>
          <table:table-cell office:value-type="float" office:value="-7.3672609111515" calcext:value-type="float">
            <text:p>-7.3672609111515</text:p>
          </table:table-cell>
          <table:table-cell office:value-type="float" office:value="3.58757725829292" calcext:value-type="float">
            <text:p>3.58757725829292</text:p>
          </table:table-cell>
          <table:table-cell table:number-columns-repeated="5"/>
        </table:table-row>
        <table:table-row table:style-name="ro1">
          <table:table-cell office:value-type="float" office:value="26.8344055639607" calcext:value-type="float">
            <text:p>26.8344055639607</text:p>
          </table:table-cell>
          <table:table-cell office:value-type="float" office:value="-7.41178904183684" calcext:value-type="float">
            <text:p>-7.41178904183684</text:p>
          </table:table-cell>
          <table:table-cell office:value-type="float" office:value="3.6802748221913" calcext:value-type="float">
            <text:p>3.6802748221913</text:p>
          </table:table-cell>
          <table:table-cell table:number-columns-repeated="5"/>
        </table:table-row>
        <table:table-row table:style-name="ro1">
          <table:table-cell office:value-type="float" office:value="26.7412723906991" calcext:value-type="float">
            <text:p>26.7412723906991</text:p>
          </table:table-cell>
          <table:table-cell office:value-type="float" office:value="-7.46744912234892" calcext:value-type="float">
            <text:p>-7.46744912234892</text:p>
          </table:table-cell>
          <table:table-cell office:value-type="float" office:value="3.51729943484905" calcext:value-type="float">
            <text:p>3.51729943484905</text:p>
          </table:table-cell>
          <table:table-cell table:number-columns-repeated="5"/>
        </table:table-row>
        <table:table-row table:style-name="ro1">
          <table:table-cell office:value-type="float" office:value="26.6566058078966" calcext:value-type="float">
            <text:p>26.6566058078966</text:p>
          </table:table-cell>
          <table:table-cell office:value-type="float" office:value="-7.50084527127035" calcext:value-type="float">
            <text:p>-7.50084527127035</text:p>
          </table:table-cell>
          <table:table-cell office:value-type="float" office:value="3.62576308439038" calcext:value-type="float">
            <text:p>3.62576308439038</text:p>
          </table:table-cell>
          <table:table-cell table:number-columns-repeated="5"/>
        </table:table-row>
        <table:table-row table:style-name="ro1">
          <table:table-cell office:value-type="float" office:value="26.5719392637729" calcext:value-type="float">
            <text:p>26.5719392637729</text:p>
          </table:table-cell>
          <table:table-cell office:value-type="float" office:value="-7.54537336898905" calcext:value-type="float">
            <text:p>-7.54537336898905</text:p>
          </table:table-cell>
          <table:table-cell office:value-type="float" office:value="3.62576307656966" calcext:value-type="float">
            <text:p>3.62576307656966</text:p>
          </table:table-cell>
          <table:table-cell table:number-columns-repeated="5"/>
        </table:table-row>
        <table:table-row table:style-name="ro1">
          <table:table-cell office:value-type="float" office:value="26.4872727186887" calcext:value-type="float">
            <text:p>26.4872727186887</text:p>
          </table:table-cell>
          <table:table-cell office:value-type="float" office:value="-7.58990146636755" calcext:value-type="float">
            <text:p>-7.58990146636755</text:p>
          </table:table-cell>
          <table:table-cell office:value-type="float" office:value="3.58757718648709" calcext:value-type="float">
            <text:p>3.58757718648709</text:p>
          </table:table-cell>
          <table:table-cell table:number-columns-repeated="5"/>
        </table:table-row>
        <table:table-row table:style-name="ro1">
          <table:table-cell office:value-type="float" office:value="26.394139501434" calcext:value-type="float">
            <text:p>26.394139501434</text:p>
          </table:table-cell>
          <table:table-cell office:value-type="float" office:value="-7.6344295920584" calcext:value-type="float">
            <text:p>-7.6344295920584</text:p>
          </table:table-cell>
          <table:table-cell office:value-type="float" office:value="3.5172993944314" calcext:value-type="float">
            <text:p>3.5172993944314</text:p>
          </table:table-cell>
          <table:table-cell table:number-columns-repeated="5"/>
        </table:table-row>
        <table:table-row table:style-name="ro1">
          <table:table-cell office:value-type="float" office:value="26.309472915014" calcext:value-type="float">
            <text:p>26.309472915014</text:p>
          </table:table-cell>
          <table:table-cell office:value-type="float" office:value="-7.6678257384523" calcext:value-type="float">
            <text:p>-7.6678257384523</text:p>
          </table:table-cell>
          <table:table-cell office:value-type="float" office:value="3.58757715436507" calcext:value-type="float">
            <text:p>3.58757715436507</text:p>
          </table:table-cell>
          <table:table-cell table:number-columns-repeated="5"/>
        </table:table-row>
        <table:table-row table:style-name="ro1">
          <table:table-cell office:value-type="float" office:value="26.2163396958945" calcext:value-type="float">
            <text:p>26.2163396958945</text:p>
          </table:table-cell>
          <table:table-cell office:value-type="float" office:value="-7.71235386135927" calcext:value-type="float">
            <text:p>-7.71235386135927</text:p>
          </table:table-cell>
          <table:table-cell office:value-type="float" office:value="3.72315470165376" calcext:value-type="float">
            <text:p>3.72315470165376</text:p>
          </table:table-cell>
          <table:table-cell table:number-columns-repeated="5"/>
        </table:table-row>
        <table:table-row table:style-name="ro1">
          <table:table-cell office:value-type="float" office:value="26.1316731855815" calcext:value-type="float">
            <text:p>26.1316731855815</text:p>
          </table:table-cell>
          <table:table-cell office:value-type="float" office:value="-7.76801390363918" calcext:value-type="float">
            <text:p>-7.76801390363918</text:p>
          </table:table-cell>
          <table:table-cell office:value-type="float" office:value="3.51729935435975" calcext:value-type="float">
            <text:p>3.51729935435975</text:p>
          </table:table-cell>
          <table:table-cell table:number-columns-repeated="5"/>
        </table:table-row>
        <table:table-row table:style-name="ro1">
          <table:table-cell office:value-type="float" office:value="26.0470065964344" calcext:value-type="float">
            <text:p>26.0470065964344</text:p>
          </table:table-cell>
          <table:table-cell office:value-type="float" office:value="-7.80141004718815" calcext:value-type="float">
            <text:p>-7.80141004718815</text:p>
          </table:table-cell>
          <table:table-cell office:value-type="float" office:value="3.55464891429961" calcext:value-type="float">
            <text:p>3.55464891429961</text:p>
          </table:table-cell>
          <table:table-cell table:number-columns-repeated="5"/>
        </table:table-row>
        <table:table-row table:style-name="ro1">
          <table:table-cell office:value-type="float" office:value="25.9454067038168" calcext:value-type="float">
            <text:p>25.9454067038168</text:p>
          </table:table-cell>
          <table:table-cell office:value-type="float" office:value="-7.84593819661606" calcext:value-type="float">
            <text:p>-7.84593819661606</text:p>
          </table:table-cell>
          <table:table-cell office:value-type="float" office:value="3.58757709838122" calcext:value-type="float">
            <text:p>3.58757709838122</text:p>
          </table:table-cell>
          <table:table-cell table:number-columns-repeated="5"/>
        </table:table-row>
        <table:table-row table:style-name="ro1">
          <table:table-cell office:value-type="float" office:value="25.852273480231" calcext:value-type="float">
            <text:p>25.852273480231</text:p>
          </table:table-cell>
          <table:table-cell office:value-type="float" office:value="-7.89046631525256" calcext:value-type="float">
            <text:p>-7.89046631525256</text:p>
          </table:table-cell>
          <table:table-cell office:value-type="float" office:value="3.55464889327287" calcext:value-type="float">
            <text:p>3.55464889327287</text:p>
          </table:table-cell>
          <table:table-cell table:number-columns-repeated="5"/>
        </table:table-row>
        <table:table-row table:style-name="ro1">
          <table:table-cell office:value-type="float" office:value="25.7506735851192" calcext:value-type="float">
            <text:p>25.7506735851192</text:p>
          </table:table-cell>
          <table:table-cell office:value-type="float" office:value="-7.93499446322692" calcext:value-type="float">
            <text:p>-7.93499446322692</text:p>
          </table:table-cell>
          <table:table-cell office:value-type="float" office:value="3.58757707237089" calcext:value-type="float">
            <text:p>3.58757707237089</text:p>
          </table:table-cell>
          <table:table-cell table:number-columns-repeated="5"/>
        </table:table-row>
        <table:table-row table:style-name="ro1">
          <table:table-cell office:value-type="float" office:value="25.6575403604816" calcext:value-type="float">
            <text:p>25.6575403604816</text:p>
          </table:table-cell>
          <table:table-cell office:value-type="float" office:value="-7.9795225793902" calcext:value-type="float">
            <text:p>-7.9795225793902</text:p>
          </table:table-cell>
          <table:table-cell office:value-type="float" office:value="3.62576292419533" calcext:value-type="float">
            <text:p>3.62576292419533</text:p>
          </table:table-cell>
          <table:table-cell table:number-columns-repeated="5"/>
        </table:table-row>
        <table:table-row table:style-name="ro1">
          <table:table-cell office:value-type="float" office:value="25.5728738049797" calcext:value-type="float">
            <text:p>25.5728738049797</text:p>
          </table:table-cell>
          <table:table-cell office:value-type="float" office:value="-8.02405066577822" calcext:value-type="float">
            <text:p>-8.02405066577822</text:p>
          </table:table-cell>
          <table:table-cell office:value-type="float" office:value="3.58757705067302" calcext:value-type="float">
            <text:p>3.58757705067302</text:p>
          </table:table-cell>
          <table:table-cell table:number-columns-repeated="5"/>
        </table:table-row>
        <table:table-row table:style-name="ro1">
          <table:table-cell office:value-type="float" office:value="25.4797405767646" calcext:value-type="float">
            <text:p>25.4797405767646</text:p>
          </table:table-cell>
          <table:table-cell office:value-type="float" office:value="-8.0685787811692" calcext:value-type="float">
            <text:p>-8.0685787811692</text:p>
          </table:table-cell>
          <table:table-cell office:value-type="float" office:value="3.45917003072591" calcext:value-type="float">
            <text:p>3.45917003072591</text:p>
          </table:table-cell>
          <table:table-cell table:number-columns-repeated="5"/>
        </table:table-row>
        <table:table-row table:style-name="ro1">
          <table:table-cell office:value-type="float" office:value="25.3781406393421" calcext:value-type="float">
            <text:p>25.3781406393421</text:p>
          </table:table-cell>
          <table:table-cell office:value-type="float" office:value="-8.10197497362015" calcext:value-type="float">
            <text:p>-8.10197497362015</text:p>
          </table:table-cell>
          <table:table-cell office:value-type="float" office:value="3.58757702018697" calcext:value-type="float">
            <text:p>3.58757702018697</text:p>
          </table:table-cell>
          <table:table-cell table:number-columns-repeated="5"/>
        </table:table-row>
        <table:table-row table:style-name="ro1">
          <table:table-cell office:value-type="float" office:value="25.2850074090079" calcext:value-type="float">
            <text:p>25.2850074090079</text:p>
          </table:table-cell>
          <table:table-cell office:value-type="float" office:value="-8.14650308653599" calcext:value-type="float">
            <text:p>-8.14650308653599</text:p>
          </table:table-cell>
          <table:table-cell office:value-type="float" office:value="3.6257628649153" calcext:value-type="float">
            <text:p>3.6257628649153</text:p>
          </table:table-cell>
          <table:table-cell table:number-columns-repeated="5"/>
        </table:table-row>
        <table:table-row table:style-name="ro1">
          <table:table-cell office:value-type="float" office:value="25.2003408493997" calcext:value-type="float">
            <text:p>25.2003408493997</text:p>
          </table:table-cell>
          <table:table-cell office:value-type="float" office:value="-8.19103116867639" calcext:value-type="float">
            <text:p>-8.19103116867639</text:p>
          </table:table-cell>
          <table:table-cell office:value-type="float" office:value="3.554648782994" calcext:value-type="float">
            <text:p>3.554648782994</text:p>
          </table:table-cell>
          <table:table-cell table:number-columns-repeated="5"/>
        </table:table-row>
        <table:table-row table:style-name="ro1">
          <table:table-cell office:value-type="float" office:value="25.0987409463856" calcext:value-type="float">
            <text:p>25.0987409463856</text:p>
          </table:table-cell>
          <table:table-cell office:value-type="float" office:value="-8.23555930675765" calcext:value-type="float">
            <text:p>-8.23555930675765</text:p>
          </table:table-cell>
          <table:table-cell office:value-type="float" office:value="3.26055857680376" calcext:value-type="float">
            <text:p>3.26055857680376</text:p>
          </table:table-cell>
          <table:table-cell table:number-columns-repeated="5"/>
        </table:table-row>
        <table:table-row table:style-name="ro1">
          <table:table-cell office:value-type="float" office:value="25.0056076021602" calcext:value-type="float">
            <text:p>25.0056076021602</text:p>
          </table:table-cell>
          <table:table-cell office:value-type="float" office:value="-8.2466915685498" calcext:value-type="float">
            <text:p>-8.2466915685498</text:p>
          </table:table-cell>
          <table:table-cell office:value-type="float" office:value="3.45916996464358" calcext:value-type="float">
            <text:p>3.45916996464358</text:p>
          </table:table-cell>
          <table:table-cell table:number-columns-repeated="5"/>
        </table:table-row>
        <table:table-row table:style-name="ro1">
          <table:table-cell office:value-type="float" office:value="24.9040076603057" calcext:value-type="float">
            <text:p>24.9040076603057</text:p>
          </table:table-cell>
          <table:table-cell office:value-type="float" office:value="-8.28008775501821" calcext:value-type="float">
            <text:p>-8.28008775501821</text:p>
          </table:table-cell>
          <table:table-cell office:value-type="float" office:value="3.14159598004594" calcext:value-type="float">
            <text:p>3.14159598004594</text:p>
          </table:table-cell>
          <table:table-cell table:number-columns-repeated="5"/>
        </table:table-row>
        <table:table-row table:style-name="ro1">
          <table:table-cell office:value-type="float" office:value="24.8108742771835" calcext:value-type="float">
            <text:p>24.8108742771835</text:p>
          </table:table-cell>
          <table:table-cell office:value-type="float" office:value="-8.28008806482232" calcext:value-type="float">
            <text:p>-8.28008806482232</text:p>
          </table:table-cell>
          <table:table-cell office:value-type="float" office:value="3.43618242854867" calcext:value-type="float">
            <text:p>3.43618242854867</text:p>
          </table:table-cell>
          <table:table-cell table:number-columns-repeated="5"/>
        </table:table-row>
        <table:table-row table:style-name="ro1">
          <table:table-cell office:value-type="float" office:value="24.70080766205" calcext:value-type="float">
            <text:p>24.70080766205</text:p>
          </table:table-cell>
          <table:table-cell office:value-type="float" office:value="-8.31348427605353" calcext:value-type="float">
            <text:p>-8.31348427605353</text:p>
          </table:table-cell>
          <table:table-cell office:value-type="float" office:value="3.3762461705158" calcext:value-type="float">
            <text:p>3.3762461705158</text:p>
          </table:table-cell>
          <table:table-cell table:number-columns-repeated="5"/>
        </table:table-row>
        <table:table-row table:style-name="ro1">
          <table:table-cell office:value-type="float" office:value="24.6076743530323" calcext:value-type="float">
            <text:p>24.6076743530323</text:p>
          </table:table-cell>
          <table:table-cell office:value-type="float" office:value="-8.33574848176545" calcext:value-type="float">
            <text:p>-8.33574848176545</text:p>
          </table:table-cell>
          <table:table-cell office:value-type="float" office:value="3.48589461383318" calcext:value-type="float">
            <text:p>3.48589461383318</text:p>
          </table:table-cell>
          <table:table-cell table:number-columns-repeated="5"/>
        </table:table-row>
        <table:table-row table:style-name="ro1">
          <table:table-cell office:value-type="float" office:value="24.514541078729" calcext:value-type="float">
            <text:p>24.514541078729</text:p>
          </table:table-cell>
          <table:table-cell office:value-type="float" office:value="-8.36914463488388" calcext:value-type="float">
            <text:p>-8.36914463488388</text:p>
          </table:table-cell>
          <table:table-cell office:value-type="float" office:value="3.37624614259413" calcext:value-type="float">
            <text:p>3.37624614259413</text:p>
          </table:table-cell>
          <table:table-cell table:number-columns-repeated="5"/>
        </table:table-row>
        <table:table-row table:style-name="ro1">
          <table:table-cell office:value-type="float" office:value="24.4214077685105" calcext:value-type="float">
            <text:p>24.4214077685105</text:p>
          </table:table-cell>
          <table:table-cell office:value-type="float" office:value="-8.3914088381338" calcext:value-type="float">
            <text:p>-8.3914088381338</text:p>
          </table:table-cell>
          <table:table-cell office:value-type="float" office:value="3.4858945853663" calcext:value-type="float">
            <text:p>3.4858945853663</text:p>
          </table:table-cell>
          <table:table-cell table:number-columns-repeated="5"/>
        </table:table-row>
        <table:table-row table:style-name="ro1">
          <table:table-cell office:value-type="float" office:value="24.3282744927289" calcext:value-type="float">
            <text:p>24.3282744927289</text:p>
          </table:table-cell>
          <table:table-cell office:value-type="float" office:value="-8.42480498879024" calcext:value-type="float">
            <text:p>-8.42480498879024</text:p>
          </table:table-cell>
          <table:table-cell office:value-type="float" office:value="3.35731883163925" calcext:value-type="float">
            <text:p>3.35731883163925</text:p>
          </table:table-cell>
          <table:table-cell table:number-columns-repeated="5"/>
        </table:table-row>
        <table:table-row table:style-name="ro1">
          <table:table-cell office:value-type="float" office:value="24.2266745092222" calcext:value-type="float">
            <text:p>24.2266745092222</text:p>
          </table:table-cell>
          <table:table-cell office:value-type="float" office:value="-8.44706921717867" calcext:value-type="float">
            <text:p>-8.44706921717867</text:p>
          </table:table-cell>
          <table:table-cell office:value-type="float" office:value="3.4591698572729" calcext:value-type="float">
            <text:p>3.4591698572729</text:p>
          </table:table-cell>
          <table:table-cell table:number-columns-repeated="5"/>
        </table:table-row>
        <table:table-row table:style-name="ro1">
          <table:table-cell office:value-type="float" office:value="24.1250745609588" calcext:value-type="float">
            <text:p>24.1250745609588</text:p>
          </table:table-cell>
          <table:table-cell office:value-type="float" office:value="-8.48046539366619" calcext:value-type="float">
            <text:p>-8.48046539366619</text:p>
          </table:table-cell>
          <table:table-cell office:value-type="float" office:value="3.77246220307388" calcext:value-type="float">
            <text:p>3.77246220307388</text:p>
          </table:table-cell>
          <table:table-cell table:number-columns-repeated="5"/>
        </table:table-row>
        <table:table-row table:style-name="ro1">
          <table:table-cell office:value-type="float" office:value="24.0488746974038" calcext:value-type="float">
            <text:p>24.0488746974038</text:p>
          </table:table-cell>
          <table:table-cell office:value-type="float" office:value="-8.53612538463657" calcext:value-type="float">
            <text:p>-8.53612538463657</text:p>
          </table:table-cell>
          <table:table-cell office:value-type="float" office:value="3.58757681321033" calcext:value-type="float">
            <text:p>3.58757681321033</text:p>
          </table:table-cell>
          <table:table-cell table:number-columns-repeated="5"/>
        </table:table-row>
        <table:table-row table:style-name="ro1">
          <table:table-cell office:value-type="float" office:value="23.9557414551517" calcext:value-type="float">
            <text:p>23.9557414551517</text:p>
          </table:table-cell>
          <table:table-cell office:value-type="float" office:value="-8.5806534795677" calcext:value-type="float">
            <text:p>-8.5806534795677</text:p>
          </table:table-cell>
          <table:table-cell office:value-type="float" office:value="3.58757680495767" calcext:value-type="float">
            <text:p>3.58757680495767</text:p>
          </table:table-cell>
          <table:table-cell table:number-columns-repeated="5"/>
        </table:table-row>
        <table:table-row table:style-name="ro1">
          <table:table-cell office:value-type="float" office:value="23.8626082103563" calcext:value-type="float">
            <text:p>23.8626082103563</text:p>
          </table:table-cell>
          <table:table-cell office:value-type="float" office:value="-8.62518157477047" calcext:value-type="float">
            <text:p>-8.62518157477047</text:p>
          </table:table-cell>
          <table:table-cell office:value-type="float" office:value="3.48589450389465" calcext:value-type="float">
            <text:p>3.48589450389465</text:p>
          </table:table-cell>
          <table:table-cell table:number-columns-repeated="5"/>
        </table:table-row>
        <table:table-row table:style-name="ro1">
          <table:table-cell office:value-type="float" office:value="23.7694749304036" calcext:value-type="float">
            <text:p>23.7694749304036</text:p>
          </table:table-cell>
          <table:table-cell office:value-type="float" office:value="-8.65857771835924" calcext:value-type="float">
            <text:p>-8.65857771835924</text:p>
          </table:table-cell>
          <table:table-cell office:value-type="float" office:value="3.58757676856338" calcext:value-type="float">
            <text:p>3.58757676856338</text:p>
          </table:table-cell>
          <table:table-cell table:number-columns-repeated="5"/>
        </table:table-row>
        <table:table-row table:style-name="ro1">
          <table:table-cell office:value-type="float" office:value="23.6763416835485" calcext:value-type="float">
            <text:p>23.6763416835485</text:p>
          </table:table-cell>
          <table:table-cell office:value-type="float" office:value="-8.70310581038243" calcext:value-type="float">
            <text:p>-8.70310581038243</text:p>
          </table:table-cell>
          <table:table-cell office:value-type="float" office:value="3.58757675630074" calcext:value-type="float">
            <text:p>3.58757675630074</text:p>
          </table:table-cell>
          <table:table-cell table:number-columns-repeated="5"/>
        </table:table-row>
        <table:table-row table:style-name="ro1">
          <table:table-cell office:value-type="float" office:value="23.5832084358078" calcext:value-type="float">
            <text:p>23.5832084358078</text:p>
          </table:table-cell>
          <table:table-cell office:value-type="float" office:value="-8.74763390142598" calcext:value-type="float">
            <text:p>-8.74763390142598</text:p>
          </table:table-cell>
          <table:table-cell office:value-type="float" office:value="3.58757674302228" calcext:value-type="float">
            <text:p>3.58757674302228</text:p>
          </table:table-cell>
          <table:table-cell table:number-columns-repeated="5"/>
        </table:table-row>
        <table:table-row table:style-name="ro1">
          <table:table-cell office:value-type="float" office:value="23.490075187986" calcext:value-type="float">
            <text:p>23.490075187986</text:p>
          </table:table-cell>
          <table:table-cell office:value-type="float" office:value="-8.7921619909889" calcext:value-type="float">
            <text:p>-8.7921619909889</text:p>
          </table:table-cell>
          <table:table-cell office:value-type="float" office:value="3.68702154746134" calcext:value-type="float">
            <text:p>3.68702154746134</text:p>
          </table:table-cell>
          <table:table-cell table:number-columns-repeated="5"/>
        </table:table-row>
        <table:table-row table:style-name="ro1">
          <table:table-cell office:value-type="float" office:value="23.3800086637009" calcext:value-type="float">
            <text:p>23.3800086637009</text:p>
          </table:table-cell>
          <table:table-cell office:value-type="float" office:value="-8.85895403096431" calcext:value-type="float">
            <text:p>-8.85895403096431</text:p>
          </table:table-cell>
          <table:table-cell office:value-type="float" office:value="3.68027427133004" calcext:value-type="float">
            <text:p>3.68027427133004</text:p>
          </table:table-cell>
          <table:table-cell table:number-columns-repeated="5"/>
        </table:table-row>
        <table:table-row table:style-name="ro1">
          <table:table-cell office:value-type="float" office:value="23.2868754479598" calcext:value-type="float">
            <text:p>23.2868754479598</text:p>
          </table:table-cell>
          <table:table-cell office:value-type="float" office:value="-8.91461406723616" calcext:value-type="float">
            <text:p>-8.91461406723616</text:p>
          </table:table-cell>
          <table:table-cell office:value-type="float" office:value="3.48589441552304" calcext:value-type="float">
            <text:p>3.48589441552304</text:p>
          </table:table-cell>
          <table:table-cell table:number-columns-repeated="5"/>
        </table:table-row>
        <table:table-row table:style-name="ro1">
          <table:table-cell office:value-type="float" office:value="23.1937421607384" calcext:value-type="float">
            <text:p>23.1937421607384</text:p>
          </table:table-cell>
          <table:table-cell office:value-type="float" office:value="-8.94801020414274" calcext:value-type="float">
            <text:p>-8.94801020414274</text:p>
          </table:table-cell>
          <table:table-cell office:value-type="float" office:value="3.45916969184439" calcext:value-type="float">
            <text:p>3.45916969184439</text:p>
          </table:table-cell>
          <table:table-cell table:number-columns-repeated="5"/>
        </table:table-row>
        <table:table-row table:style-name="ro1">
          <table:table-cell office:value-type="float" office:value="23.0921422010538" calcext:value-type="float">
            <text:p>23.0921422010538</text:p>
          </table:table-cell>
          <table:table-cell office:value-type="float" office:value="-8.98140636576089" calcext:value-type="float">
            <text:p>-8.98140636576089</text:p>
          </table:table-cell>
          <table:table-cell office:value-type="float" office:value="3.55464846579891" calcext:value-type="float">
            <text:p>3.55464846579891</text:p>
          </table:table-cell>
          <table:table-cell table:number-columns-repeated="5"/>
        </table:table-row>
        <table:table-row table:style-name="ro1">
          <table:table-cell office:value-type="float" office:value="22.9905422748791" calcext:value-type="float">
            <text:p>22.9905422748791</text:p>
          </table:table-cell>
          <table:table-cell office:value-type="float" office:value="-9.02593447557559" calcext:value-type="float">
            <text:p>-9.02593447557559</text:p>
          </table:table-cell>
          <table:table-cell office:value-type="float" office:value="3.64277276124461" calcext:value-type="float">
            <text:p>3.64277276124461</text:p>
          </table:table-cell>
          <table:table-cell table:number-columns-repeated="5"/>
        </table:table-row>
        <table:table-row table:style-name="ro1">
          <table:table-cell office:value-type="float" office:value="22.8889423813429" calcext:value-type="float">
            <text:p>22.8889423813429</text:p>
          </table:table-cell>
          <table:table-cell office:value-type="float" office:value="-9.08159453306922" calcext:value-type="float">
            <text:p>-9.08159453306922</text:p>
          </table:table-cell>
          <table:table-cell office:value-type="float" office:value="3.58757663146636" calcext:value-type="float">
            <text:p>3.58757663146636</text:p>
          </table:table-cell>
          <table:table-cell table:number-columns-repeated="5"/>
        </table:table-row>
        <table:table-row table:style-name="ro1">
          <table:table-cell office:value-type="float" office:value="22.7958091252858" calcext:value-type="float">
            <text:p>22.7958091252858</text:p>
          </table:table-cell>
          <table:table-cell office:value-type="float" office:value="-9.12612261380502" calcext:value-type="float">
            <text:p>-9.12612261380502</text:p>
          </table:table-cell>
          <table:table-cell office:value-type="float" office:value="3.72315414722893" calcext:value-type="float">
            <text:p>3.72315414722893</text:p>
          </table:table-cell>
          <table:table-cell table:number-columns-repeated="5"/>
        </table:table-row>
        <table:table-row table:style-name="ro1">
          <table:table-cell office:value-type="float" office:value="22.7111425724197" calcext:value-type="float">
            <text:p>22.7111425724197</text:p>
          </table:table-cell>
          <table:table-cell office:value-type="float" office:value="-9.18178261683124" calcext:value-type="float">
            <text:p>-9.18178261683124</text:p>
          </table:table-cell>
          <table:table-cell office:value-type="float" office:value="3.5875766094243" calcext:value-type="float">
            <text:p>3.5875766094243</text:p>
          </table:table-cell>
          <table:table-cell table:number-columns-repeated="5"/>
        </table:table-row>
        <table:table-row table:style-name="ro1">
          <table:table-cell office:value-type="float" office:value="22.6180093140515" calcext:value-type="float">
            <text:p>22.6180093140515</text:p>
          </table:table-cell>
          <table:table-cell office:value-type="float" office:value="-9.2263106961499" calcext:value-type="float">
            <text:p>-9.2263106961499</text:p>
          </table:table-cell>
          <table:table-cell office:value-type="float" office:value="3.32726049334824" calcext:value-type="float">
            <text:p>3.32726049334824</text:p>
          </table:table-cell>
          <table:table-cell table:number-columns-repeated="5"/>
        </table:table-row>
        <table:table-row table:style-name="ro1">
          <table:table-cell office:value-type="float" office:value="22.4994759700082" calcext:value-type="float">
            <text:p>22.4994759700082</text:p>
          </table:table-cell>
          <table:table-cell office:value-type="float" office:value="-9.24857495115777" calcext:value-type="float">
            <text:p>-9.24857495115777</text:p>
          </table:table-cell>
          <table:table-cell office:value-type="float" office:value="3.6802741301974" calcext:value-type="float">
            <text:p>3.6802741301974</text:p>
          </table:table-cell>
          <table:table-cell table:number-columns-repeated="5"/>
        </table:table-row>
        <table:table-row table:style-name="ro1">
          <table:table-cell office:value-type="float" office:value="22.4063427412702" calcext:value-type="float">
            <text:p>22.4063427412702</text:p>
          </table:table-cell>
          <table:table-cell office:value-type="float" office:value="-9.30423497735821" calcext:value-type="float">
            <text:p>-9.30423497735821</text:p>
          </table:table-cell>
          <table:table-cell office:value-type="float" office:value="3.45916957470782" calcext:value-type="float">
            <text:p>3.45916957470782</text:p>
          </table:table-cell>
          <table:table-cell table:number-columns-repeated="5"/>
        </table:table-row>
        <table:table-row table:style-name="ro1">
          <table:table-cell office:value-type="float" office:value="22.3047427734708" calcext:value-type="float">
            <text:p>22.3047427734708</text:p>
          </table:table-cell>
          <table:table-cell office:value-type="float" office:value="-9.33763112845684" calcext:value-type="float">
            <text:p>-9.33763112845684</text:p>
          </table:table-cell>
          <table:table-cell office:value-type="float" office:value="3.45916956648565" calcext:value-type="float">
            <text:p>3.45916956648565</text:p>
          </table:table-cell>
          <table:table-cell table:number-columns-repeated="5"/>
        </table:table-row>
        <table:table-row table:style-name="ro1">
          <table:table-cell office:value-type="float" office:value="22.2031428043975" calcext:value-type="float">
            <text:p>22.2031428043975</text:p>
          </table:table-cell>
          <table:table-cell office:value-type="float" office:value="-9.37102727904855" calcext:value-type="float">
            <text:p>-9.37102727904855</text:p>
          </table:table-cell>
          <table:table-cell office:value-type="float" office:value="3.52602055282146" calcext:value-type="float">
            <text:p>3.52602055282146</text:p>
          </table:table-cell>
          <table:table-cell table:number-columns-repeated="5"/>
        </table:table-row>
        <table:table-row table:style-name="ro1">
          <table:table-cell office:value-type="float" office:value="22.0930761957442" calcext:value-type="float">
            <text:p>22.0930761957442</text:p>
          </table:table-cell>
          <table:table-cell office:value-type="float" office:value="-9.41555540092687" calcext:value-type="float">
            <text:p>-9.41555540092687</text:p>
          </table:table-cell>
          <table:table-cell office:value-type="float" office:value="3.37624578743613" calcext:value-type="float">
            <text:p>3.37624578743613</text:p>
          </table:table-cell>
          <table:table-cell table:number-columns-repeated="5"/>
        </table:table-row>
        <table:table-row table:style-name="ro1">
          <table:table-cell office:value-type="float" office:value="21.9999428639135" calcext:value-type="float">
            <text:p>21.9999428639135</text:p>
          </table:table-cell>
          <table:table-cell office:value-type="float" office:value="-9.437819574376" calcext:value-type="float">
            <text:p>-9.437819574376</text:p>
          </table:table-cell>
          <table:table-cell office:value-type="float" office:value="3.48589422148347" calcext:value-type="float">
            <text:p>3.48589422148347</text:p>
          </table:table-cell>
          <table:table-cell table:number-columns-repeated="5"/>
        </table:table-row>
        <table:table-row table:style-name="ro1">
          <table:table-cell office:value-type="float" office:value="21.9068095654366" calcext:value-type="float">
            <text:p>21.9068095654366</text:p>
          </table:table-cell>
          <table:table-cell office:value-type="float" office:value="-9.47121569492339" calcext:value-type="float">
            <text:p>-9.47121569492339</text:p>
          </table:table-cell>
          <table:table-cell office:value-type="float" office:value="3.5875764676606" calcext:value-type="float">
            <text:p>3.5875764676606</text:p>
          </table:table-cell>
          <table:table-cell table:number-columns-repeated="5"/>
        </table:table-row>
        <table:table-row table:style-name="ro1">
          <table:table-cell office:value-type="float" office:value="21.8136762979115" calcext:value-type="float">
            <text:p>21.8136762979115</text:p>
          </table:table-cell>
          <table:table-cell office:value-type="float" office:value="-9.51574376239911" calcext:value-type="float">
            <text:p>-9.51574376239911</text:p>
          </table:table-cell>
          <table:table-cell office:value-type="float" office:value="3.6802740285368" calcext:value-type="float">
            <text:p>3.6802740285368</text:p>
          </table:table-cell>
          <table:table-cell table:number-columns-repeated="5"/>
        </table:table-row>
        <table:table-row table:style-name="ro1">
          <table:table-cell office:value-type="float" office:value="21.7205430607285" calcext:value-type="float">
            <text:p>21.7205430607285</text:p>
          </table:table-cell>
          <table:table-cell office:value-type="float" office:value="-9.57140378079692" calcext:value-type="float">
            <text:p>-9.57140378079692</text:p>
          </table:table-cell>
          <table:table-cell office:value-type="float" office:value="3.43618196928526" calcext:value-type="float">
            <text:p>3.43618196928526</text:p>
          </table:table-cell>
          <table:table-cell table:number-columns-repeated="5"/>
        </table:table-row>
        <table:table-row table:style-name="ro1">
          <table:table-cell office:value-type="float" office:value="21.6104764140405" calcext:value-type="float">
            <text:p>21.6104764140405</text:p>
          </table:table-cell>
          <table:table-cell office:value-type="float" office:value="-9.60479994639905" calcext:value-type="float">
            <text:p>-9.60479994639905</text:p>
          </table:table-cell>
          <table:table-cell office:value-type="float" office:value="3.55464824615273" calcext:value-type="float">
            <text:p>3.55464824615273</text:p>
          </table:table-cell>
          <table:table-cell table:number-columns-repeated="5"/>
        </table:table-row>
        <table:table-row table:style-name="ro1">
          <table:table-cell office:value-type="float" office:value="21.5342764558148" calcext:value-type="float">
            <text:p>21.5342764558148</text:p>
          </table:table-cell>
          <table:table-cell office:value-type="float" office:value="-9.6381960147663" calcext:value-type="float">
            <text:p>-9.6381960147663</text:p>
          </table:table-cell>
          <table:table-cell office:value-type="float" office:value="3.41621888656795" calcext:value-type="float">
            <text:p>3.41621888656795</text:p>
          </table:table-cell>
          <table:table-cell table:number-columns-repeated="5"/>
        </table:table-row>
        <table:table-row table:style-name="ro1">
          <table:table-cell office:value-type="float" office:value="21.415743133991" calcext:value-type="float">
            <text:p>21.415743133991</text:p>
          </table:table-cell>
          <table:table-cell office:value-type="float" office:value="-9.67159220166111" calcext:value-type="float">
            <text:p>-9.67159220166111</text:p>
          </table:table-cell>
          <table:table-cell office:value-type="float" office:value="3.48589413931496" calcext:value-type="float">
            <text:p>3.48589413931496</text:p>
          </table:table-cell>
          <table:table-cell table:number-columns-repeated="5"/>
        </table:table-row>
        <table:table-row table:style-name="ro1">
          <table:table-cell office:value-type="float" office:value="21.3226098300776" calcext:value-type="float">
            <text:p>21.3226098300776</text:p>
          </table:table-cell>
          <table:table-cell office:value-type="float" office:value="-9.70498831552133" calcext:value-type="float">
            <text:p>-9.70498831552133</text:p>
          </table:table-cell>
          <table:table-cell office:value-type="float" office:value="3.45916941101571" calcext:value-type="float">
            <text:p>3.45916941101571</text:p>
          </table:table-cell>
          <table:table-cell table:number-columns-repeated="5"/>
        </table:table-row>
        <table:table-row table:style-name="ro1">
          <table:table-cell office:value-type="float" office:value="21.2210098517514" calcext:value-type="float">
            <text:p>21.2210098517514</text:p>
          </table:table-cell>
          <table:table-cell office:value-type="float" office:value="-9.73838445165209" calcext:value-type="float">
            <text:p>-9.73838445165209</text:p>
          </table:table-cell>
          <table:table-cell office:value-type="float" office:value="3.35731837997585" calcext:value-type="float">
            <text:p>3.35731837997585</text:p>
          </table:table-cell>
          <table:table-cell table:number-columns-repeated="5"/>
        </table:table-row>
        <table:table-row table:style-name="ro1">
          <table:table-cell office:value-type="float" office:value="21.1194098410906" calcext:value-type="float">
            <text:p>21.1194098410906</text:p>
          </table:table-cell>
          <table:table-cell office:value-type="float" office:value="-9.76064863789834" calcext:value-type="float">
            <text:p>-9.76064863789834</text:p>
          </table:table-cell>
          <table:table-cell office:value-type="float" office:value="3.37624563466552" calcext:value-type="float">
            <text:p>3.37624563466552</text:p>
          </table:table-cell>
          <table:table-cell table:number-columns-repeated="5"/>
        </table:table-row>
        <table:table-row table:style-name="ro1">
          <table:table-cell office:value-type="float" office:value="21.0262765022535" calcext:value-type="float">
            <text:p>21.0262765022535</text:p>
          </table:table-cell>
          <table:table-cell office:value-type="float" office:value="-9.78291279798127" calcext:value-type="float">
            <text:p>-9.78291279798127</text:p>
          </table:table-cell>
          <table:table-cell office:value-type="float" office:value="3.45916937779125" calcext:value-type="float">
            <text:p>3.45916937779125</text:p>
          </table:table-cell>
          <table:table-cell table:number-columns-repeated="5"/>
        </table:table-row>
        <table:table-row table:style-name="ro1">
          <table:table-cell office:value-type="float" office:value="20.9246765213873" calcext:value-type="float">
            <text:p>20.9246765213873</text:p>
          </table:table-cell>
          <table:table-cell office:value-type="float" office:value="-9.81630893120659" calcext:value-type="float">
            <text:p>-9.81630893120659</text:p>
          </table:table-cell>
          <table:table-cell office:value-type="float" office:value="3.58757632867575" calcext:value-type="float">
            <text:p>3.58757632867575</text:p>
          </table:table-cell>
          <table:table-cell table:number-columns-repeated="5"/>
        </table:table-row>
        <table:table-row table:style-name="ro1">
          <table:table-cell office:value-type="float" office:value="20.8315432445842" calcext:value-type="float">
            <text:p>20.8315432445842</text:p>
          </table:table-cell>
          <table:table-cell office:value-type="float" office:value="-9.86083698721522" calcext:value-type="float">
            <text:p>-9.86083698721522</text:p>
          </table:table-cell>
          <table:table-cell office:value-type="float" office:value="3.72315384582228" calcext:value-type="float">
            <text:p>3.72315384582228</text:p>
          </table:table-cell>
          <table:table-cell table:number-columns-repeated="5"/>
        </table:table-row>
        <table:table-row table:style-name="ro1">
          <table:table-cell office:value-type="float" office:value="20.7299433544978" calcext:value-type="float">
            <text:p>20.7299433544978</text:p>
          </table:table-cell>
          <table:table-cell office:value-type="float" office:value="-9.92762896450713" calcext:value-type="float">
            <text:p>-9.92762896450713</text:p>
          </table:table-cell>
          <table:table-cell office:value-type="float" office:value="3.48589403289473" calcext:value-type="float">
            <text:p>3.48589403289473</text:p>
          </table:table-cell>
          <table:table-cell table:number-columns-repeated="5"/>
        </table:table-row>
        <table:table-row table:style-name="ro1">
          <table:table-cell office:value-type="float" office:value="20.6368100431068" calcext:value-type="float">
            <text:p>20.6368100431068</text:p>
          </table:table-cell>
          <table:table-cell office:value-type="float" office:value="-9.96102506986301" calcext:value-type="float">
            <text:p>-9.96102506986301</text:p>
          </table:table-cell>
          <table:table-cell office:value-type="float" office:value="3.5875762817189" calcext:value-type="float">
            <text:p>3.5875762817189</text:p>
          </table:table-cell>
          <table:table-cell table:number-columns-repeated="5"/>
        </table:table-row>
        <table:table-row table:style-name="ro1">
          <table:table-cell office:value-type="float" office:value="20.5436767612863" calcext:value-type="float">
            <text:p>20.5436767612863</text:p>
          </table:table-cell>
          <table:table-cell office:value-type="float" office:value="-10.0055531228976" calcext:value-type="float">
            <text:p>-10.0055531228976</text:p>
          </table:table-cell>
          <table:table-cell office:value-type="float" office:value="3.62576212334467" calcext:value-type="float">
            <text:p>3.62576212334467</text:p>
          </table:table-cell>
          <table:table-cell table:number-columns-repeated="5"/>
        </table:table-row>
        <table:table-row table:style-name="ro1">
          <table:table-cell office:value-type="float" office:value="20.4590101526661" calcext:value-type="float">
            <text:p>20.4590101526661</text:p>
          </table:table-cell>
          <table:table-cell office:value-type="float" office:value="-10.0500811506619" calcext:value-type="float">
            <text:p>-10.0500811506619</text:p>
          </table:table-cell>
          <table:table-cell office:value-type="float" office:value="3.58757626904681" calcext:value-type="float">
            <text:p>3.58757626904681</text:p>
          </table:table-cell>
          <table:table-cell table:number-columns-repeated="5"/>
        </table:table-row>
        <table:table-row table:style-name="ro1">
          <table:table-cell office:value-type="float" office:value="20.3658768695926" calcext:value-type="float">
            <text:p>20.3658768695926</text:p>
          </table:table-cell>
          <table:table-cell office:value-type="float" office:value="-10.0946092028455" calcext:value-type="float">
            <text:p>-10.0946092028455</text:p>
          </table:table-cell>
          <table:table-cell office:value-type="float" office:value="3.48589396743556" calcext:value-type="float">
            <text:p>3.48589396743556</text:p>
          </table:table-cell>
          <table:table-cell table:number-columns-repeated="5"/>
        </table:table-row>
        <table:table-row table:style-name="ro1">
          <table:table-cell office:value-type="float" office:value="20.2727435546269" calcext:value-type="float">
            <text:p>20.2727435546269</text:p>
          </table:table-cell>
          <table:table-cell office:value-type="float" office:value="-10.1280053026029" calcext:value-type="float">
            <text:p>-10.1280053026029</text:p>
          </table:table-cell>
          <table:table-cell office:value-type="float" office:value="3.51729846072188" calcext:value-type="float">
            <text:p>3.51729846072188</text:p>
          </table:table-cell>
          <table:table-cell table:number-columns-repeated="5"/>
        </table:table-row>
        <table:table-row table:style-name="ro1">
          <table:table-cell office:value-type="float" office:value="20.1880769125787" calcext:value-type="float">
            <text:p>20.1880769125787</text:p>
          </table:table-cell>
          <table:table-cell office:value-type="float" office:value="-10.1614013795853" calcext:value-type="float">
            <text:p>-10.1614013795853</text:p>
          </table:table-cell>
          <table:table-cell office:value-type="float" office:value="3.39873325357038" calcext:value-type="float">
            <text:p>3.39873325357038</text:p>
          </table:table-cell>
          <table:table-cell table:number-columns-repeated="5"/>
        </table:table-row>
        <table:table-row table:style-name="ro1">
          <table:table-cell office:value-type="float" office:value="20.1034102398572" calcext:value-type="float">
            <text:p>20.1034102398572</text:p>
          </table:table-cell>
          <table:table-cell office:value-type="float" office:value="-10.1836655063287" calcext:value-type="float">
            <text:p>-10.1836655063287</text:p>
          </table:table-cell>
          <table:table-cell office:value-type="float" office:value="3.51729841718549" calcext:value-type="float">
            <text:p>3.51729841718549</text:p>
          </table:table-cell>
          <table:table-cell table:number-columns-repeated="5"/>
        </table:table-row>
        <table:table-row table:style-name="ro1">
          <table:table-cell office:value-type="float" office:value="20.0187435955539" calcext:value-type="float">
            <text:p>20.0187435955539</text:p>
          </table:table-cell>
          <table:table-cell office:value-type="float" office:value="-10.217061579941" calcext:value-type="float">
            <text:p>-10.217061579941</text:p>
          </table:table-cell>
          <table:table-cell office:value-type="float" office:value="3.35731820609987" calcext:value-type="float">
            <text:p>3.35731820609987</text:p>
          </table:table-cell>
          <table:table-cell table:number-columns-repeated="5"/>
        </table:table-row>
        <table:table-row table:style-name="ro1">
          <table:table-cell office:value-type="float" office:value="19.9171435747781" calcext:value-type="float">
            <text:p>19.9171435747781</text:p>
          </table:table-cell>
          <table:table-cell office:value-type="float" office:value="-10.2393257498897" calcext:value-type="float">
            <text:p>-10.2393257498897</text:p>
          </table:table-cell>
          <table:table-cell office:value-type="float" office:value="3.39873321109695" calcext:value-type="float">
            <text:p>3.39873321109695</text:p>
          </table:table-cell>
          <table:table-cell table:number-columns-repeated="5"/>
        </table:table-row>
        <table:table-row table:style-name="ro1">
          <table:table-cell office:value-type="float" office:value="19.8324769000917" calcext:value-type="float">
            <text:p>19.8324769000917</text:p>
          </table:table-cell>
          <table:table-cell office:value-type="float" office:value="-10.261589873305" calcext:value-type="float">
            <text:p>-10.261589873305</text:p>
          </table:table-cell>
          <table:table-cell office:value-type="float" office:value="3.14159530184038" calcext:value-type="float">
            <text:p>3.14159530184038</text:p>
          </table:table-cell>
          <table:table-cell table:number-columns-repeated="5"/>
        </table:table-row>
        <table:table-row table:style-name="ro1">
          <table:table-cell office:value-type="float" office:value="19.7308768193268" calcext:value-type="float">
            <text:p>19.7308768193268</text:p>
          </table:table-cell>
          <table:table-cell office:value-type="float" office:value="-10.2615901423675" calcext:value-type="float">
            <text:p>-10.2615901423675</text:p>
          </table:table-cell>
          <table:table-cell office:value-type="float" office:value="3.45916918469533" calcext:value-type="float">
            <text:p>3.45916918469533</text:p>
          </table:table-cell>
          <table:table-cell table:number-columns-repeated="5"/>
        </table:table-row>
        <table:table-row table:style-name="ro1">
          <table:table-cell office:value-type="float" office:value="19.6292768261836" calcext:value-type="float">
            <text:p>19.6292768261836</text:p>
          </table:table-cell>
          <table:table-cell office:value-type="float" office:value="-10.2949862578901" calcext:value-type="float">
            <text:p>-10.2949862578901</text:p>
          </table:table-cell>
          <table:table-cell office:value-type="float" office:value="3.60978515010013" calcext:value-type="float">
            <text:p>3.60978515010013</text:p>
          </table:table-cell>
          <table:table-cell table:number-columns-repeated="5"/>
        </table:table-row>
        <table:table-row table:style-name="ro1">
          <table:table-cell office:value-type="float" office:value="19.5192102176808" calcext:value-type="float">
            <text:p>19.5192102176808</text:p>
          </table:table-cell>
          <table:table-cell office:value-type="float" office:value="-10.3506462911058" calcext:value-type="float">
            <text:p>-10.3506462911058</text:p>
          </table:table-cell>
          <table:table-cell office:value-type="float" office:value="3.35731813133909" calcext:value-type="float">
            <text:p>3.35731813133909</text:p>
          </table:table-cell>
          <table:table-cell table:number-columns-repeated="5"/>
        </table:table-row>
        <table:table-row table:style-name="ro1">
          <table:table-cell office:value-type="float" office:value="19.4176101938658" calcext:value-type="float">
            <text:p>19.4176101938658</text:p>
          </table:table-cell>
          <table:table-cell office:value-type="float" office:value="-10.3729104537601" calcext:value-type="float">
            <text:p>-10.3729104537601</text:p>
          </table:table-cell>
          <table:table-cell office:value-type="float" office:value="3.35731811685702" calcext:value-type="float">
            <text:p>3.35731811685702</text:p>
          </table:table-cell>
          <table:table-cell table:number-columns-repeated="5"/>
        </table:table-row>
        <table:table-row table:style-name="ro1">
          <table:table-cell office:value-type="float" office:value="19.3160101689841" calcext:value-type="float">
            <text:p>19.3160101689841</text:p>
          </table:table-cell>
          <table:table-cell office:value-type="float" office:value="-10.395174615106" calcext:value-type="float">
            <text:p>-10.395174615106</text:p>
          </table:table-cell>
          <table:table-cell office:value-type="float" office:value="3.68027363843226" calcext:value-type="float">
            <text:p>3.68027363843226</text:p>
          </table:table-cell>
          <table:table-cell table:number-columns-repeated="5"/>
        </table:table-row>
        <table:table-row table:style-name="ro1">
          <table:table-cell office:value-type="float" office:value="19.2228769024755" calcext:value-type="float">
            <text:p>19.2228769024755</text:p>
          </table:table-cell>
          <table:table-cell office:value-type="float" office:value="-10.4508346017216" calcext:value-type="float">
            <text:p>-10.4508346017216</text:p>
          </table:table-cell>
          <table:table-cell office:value-type="float" office:value="3.48589379990945" calcext:value-type="float">
            <text:p>3.48589379990945</text:p>
          </table:table-cell>
          <table:table-cell table:number-columns-repeated="5"/>
        </table:table-row>
        <table:table-row table:style-name="ro1">
          <table:table-cell office:value-type="float" office:value="19.129743579436" calcext:value-type="float">
            <text:p>19.129743579436</text:p>
          </table:table-cell>
          <table:table-cell office:value-type="float" office:value="-10.4842306867657" calcext:value-type="float">
            <text:p>-10.4842306867657</text:p>
          </table:table-cell>
          <table:table-cell office:value-type="float" office:value="3.45916909552681" calcext:value-type="float">
            <text:p>3.45916909552681</text:p>
          </table:table-cell>
          <table:table-cell table:number-columns-repeated="5"/>
        </table:table-row>
        <table:table-row table:style-name="ro1">
          <table:table-cell office:value-type="float" office:value="19.0281435805627" calcext:value-type="float">
            <text:p>19.0281435805627</text:p>
          </table:table-cell>
          <table:table-cell office:value-type="float" office:value="-10.5176267941334" calcext:value-type="float">
            <text:p>-10.5176267941334</text:p>
          </table:table-cell>
          <table:table-cell office:value-type="float" office:value="3.62576189301226" calcext:value-type="float">
            <text:p>3.62576189301226</text:p>
          </table:table-cell>
          <table:table-cell table:number-columns-repeated="5"/>
        </table:table-row>
        <table:table-row table:style-name="ro1">
          <table:table-cell office:value-type="float" office:value="18.9434769553994" calcext:value-type="float">
            <text:p>18.9434769553994</text:p>
          </table:table-cell>
          <table:table-cell office:value-type="float" office:value="-10.5621548057027" calcext:value-type="float">
            <text:p>-10.5621548057027</text:p>
          </table:table-cell>
          <table:table-cell office:value-type="float" office:value="3.60978504337944" calcext:value-type="float">
            <text:p>3.60978504337944</text:p>
          </table:table-cell>
          <table:table-cell table:number-columns-repeated="5"/>
        </table:table-row>
        <table:table-row table:style-name="ro1">
          <table:table-cell office:value-type="float" office:value="18.8334103379305" calcext:value-type="float">
            <text:p>18.8334103379305</text:p>
          </table:table-cell>
          <table:table-cell office:value-type="float" office:value="-10.6178148287022" calcext:value-type="float">
            <text:p>-10.6178148287022</text:p>
          </table:table-cell>
          <table:table-cell office:value-type="float" office:value="3.52602004462538" calcext:value-type="float">
            <text:p>3.52602004462538</text:p>
          </table:table-cell>
          <table:table-cell table:number-columns-repeated="5"/>
        </table:table-row>
        <table:table-row table:style-name="ro1">
          <table:table-cell office:value-type="float" office:value="18.7233436908347" calcext:value-type="float">
            <text:p>18.7233436908347</text:p>
          </table:table-cell>
          <table:table-cell office:value-type="float" office:value="-10.6623429010426" calcext:value-type="float">
            <text:p>-10.6623429010426</text:p>
          </table:table-cell>
          <table:table-cell office:value-type="float" office:value="3.32725995251586" calcext:value-type="float">
            <text:p>3.32725995251586</text:p>
          </table:table-cell>
          <table:table-cell table:number-columns-repeated="5"/>
        </table:table-row>
        <table:table-row table:style-name="ro1">
          <table:table-cell office:value-type="float" office:value="18.6048103117987" calcext:value-type="float">
            <text:p>18.6048103117987</text:p>
          </table:table-cell>
          <table:table-cell office:value-type="float" office:value="-10.6846070962548" calcext:value-type="float">
            <text:p>-10.6846070962548</text:p>
          </table:table-cell>
          <table:table-cell office:value-type="float" office:value="3.52602000794223" calcext:value-type="float">
            <text:p>3.52602000794223</text:p>
          </table:table-cell>
          <table:table-cell table:number-columns-repeated="5"/>
        </table:table-row>
        <table:table-row table:style-name="ro1">
          <table:table-cell office:value-type="float" office:value="18.4947436610756" calcext:value-type="float">
            <text:p>18.4947436610756</text:p>
          </table:table-cell>
          <table:table-cell office:value-type="float" office:value="-10.7291351653642" calcext:value-type="float">
            <text:p>-10.7291351653642</text:p>
          </table:table-cell>
          <table:table-cell office:value-type="float" office:value="3.55464776431603" calcext:value-type="float">
            <text:p>3.55464776431603</text:p>
          </table:table-cell>
          <table:table-cell table:number-columns-repeated="5"/>
        </table:table-row>
        <table:table-row table:style-name="ro1">
          <table:table-cell office:value-type="float" office:value="18.3931436838413" calcext:value-type="float">
            <text:p>18.3931436838413</text:p>
          </table:table-cell>
          <table:table-cell office:value-type="float" office:value="-10.7736632125964" calcext:value-type="float">
            <text:p>-10.7736632125964</text:p>
          </table:table-cell>
          <table:table-cell office:value-type="float" office:value="3.55464774386012" calcext:value-type="float">
            <text:p>3.55464774386012</text:p>
          </table:table-cell>
          <table:table-cell table:number-columns-repeated="5"/>
        </table:table-row>
        <table:table-row table:style-name="ro1">
          <table:table-cell office:value-type="float" office:value="18.291543705222" calcext:value-type="float">
            <text:p>18.291543705222</text:p>
          </table:table-cell>
          <table:table-cell office:value-type="float" office:value="-10.8181912579581" calcext:value-type="float">
            <text:p>-10.8181912579581</text:p>
          </table:table-cell>
          <table:table-cell office:value-type="float" office:value="3.45916897032961" calcext:value-type="float">
            <text:p>3.45916897032961</text:p>
          </table:table-cell>
          <table:table-cell table:number-columns-repeated="5"/>
        </table:table-row>
        <table:table-row table:style-name="ro1">
          <table:table-cell office:value-type="float" office:value="18.1899436980251" calcext:value-type="float">
            <text:p>18.1899436980251</text:p>
          </table:table-cell>
          <table:table-cell office:value-type="float" office:value="-10.8515873539675" calcext:value-type="float">
            <text:p>-10.8515873539675</text:p>
          </table:table-cell>
          <table:table-cell office:value-type="float" office:value="3.55464771725418" calcext:value-type="float">
            <text:p>3.55464771725418</text:p>
          </table:table-cell>
          <table:table-cell table:number-columns-repeated="5"/>
        </table:table-row>
        <table:table-row table:style-name="ro1">
          <table:table-cell office:value-type="float" office:value="18.0883437166963" calcext:value-type="float">
            <text:p>18.0883437166963</text:p>
          </table:table-cell>
          <table:table-cell office:value-type="float" office:value="-10.8961153972943" calcext:value-type="float">
            <text:p>-10.8961153972943</text:p>
          </table:table-cell>
          <table:table-cell office:value-type="float" office:value="3.45916892564993" calcext:value-type="float">
            <text:p>3.45916892564993</text:p>
          </table:table-cell>
          <table:table-cell table:number-columns-repeated="5"/>
        </table:table-row>
        <table:table-row table:style-name="ro1">
          <table:table-cell office:value-type="float" office:value="17.9867437081498" calcext:value-type="float">
            <text:p>17.9867437081498</text:p>
          </table:table-cell>
          <table:table-cell office:value-type="float" office:value="-10.9295114887174" calcext:value-type="float">
            <text:p>-10.9295114887174</text:p>
          </table:table-cell>
          <table:table-cell office:value-type="float" office:value="3.62576174081461" calcext:value-type="float">
            <text:p>3.62576174081461</text:p>
          </table:table-cell>
          <table:table-cell table:number-columns-repeated="5"/>
        </table:table-row>
        <table:table-row table:style-name="ro1">
          <table:table-cell office:value-type="float" office:value="17.9020770736068" calcext:value-type="float">
            <text:p>17.9020770736068</text:p>
          </table:table-cell>
          <table:table-cell office:value-type="float" office:value="-10.9740394887693" calcext:value-type="float">
            <text:p>-10.9740394887693</text:p>
          </table:table-cell>
          <table:table-cell office:value-type="float" office:value="3.47881519606067" calcext:value-type="float">
            <text:p>3.47881519606067</text:p>
          </table:table-cell>
          <table:table-cell table:number-columns-repeated="5"/>
        </table:table-row>
        <table:table-row table:style-name="ro1">
          <table:table-cell office:value-type="float" office:value="17.7750770667139" calcext:value-type="float">
            <text:p>17.7750770667139</text:p>
          </table:table-cell>
          <table:table-cell office:value-type="float" office:value="-11.0185675881989" calcext:value-type="float">
            <text:p>-11.0185675881989</text:p>
          </table:table-cell>
          <table:table-cell office:value-type="float" office:value="3.34117837500711" calcext:value-type="float">
            <text:p>3.34117837500711</text:p>
          </table:table-cell>
          <table:table-cell table:number-columns-repeated="5"/>
        </table:table-row>
        <table:table-row table:style-name="ro1">
          <table:table-cell office:value-type="float" office:value="17.6650103534348" calcext:value-type="float">
            <text:p>17.6650103534348</text:p>
          </table:table-cell>
          <table:table-cell office:value-type="float" office:value="-11.0408317475623" calcext:value-type="float">
            <text:p>-11.0408317475623</text:p>
          </table:table-cell>
          <table:table-cell office:value-type="float" office:value="3.4591688692377" calcext:value-type="float">
            <text:p>3.4591688692377</text:p>
          </table:table-cell>
          <table:table-cell table:number-columns-repeated="5"/>
        </table:table-row>
        <table:table-row table:style-name="ro1">
          <table:table-cell office:value-type="float" office:value="17.5634103405165" calcext:value-type="float">
            <text:p>17.5634103405165</text:p>
          </table:table-cell>
          <table:table-cell office:value-type="float" office:value="-11.0742278340716" calcext:value-type="float">
            <text:p>-11.0742278340716</text:p>
          </table:table-cell>
          <table:table-cell office:value-type="float" office:value="3.58060361377033" calcext:value-type="float">
            <text:p>3.58060361377033</text:p>
          </table:table-cell>
          <table:table-cell table:number-columns-repeated="5"/>
        </table:table-row>
        <table:table-row table:style-name="ro1">
          <table:table-cell office:value-type="float" office:value="17.4448770297867" calcext:value-type="float">
            <text:p>17.4448770297867</text:p>
          </table:table-cell>
          <table:table-cell office:value-type="float" office:value="-11.1298878579274" calcext:value-type="float">
            <text:p>-11.1298878579274</text:p>
          </table:table-cell>
          <table:table-cell office:value-type="float" office:value="3.4361813428564" calcext:value-type="float">
            <text:p>3.4361813428564</text:p>
          </table:table-cell>
          <table:table-cell table:number-columns-repeated="5"/>
        </table:table-row>
        <table:table-row table:style-name="ro1">
          <table:table-cell office:value-type="float" office:value="17.3348103407641" calcext:value-type="float">
            <text:p>17.3348103407641</text:p>
          </table:table-cell>
          <table:table-cell office:value-type="float" office:value="-11.1632839610781" calcext:value-type="float">
            <text:p>-11.1632839610781</text:p>
          </table:table-cell>
          <table:table-cell office:value-type="float" office:value="3.34117831693477" calcext:value-type="float">
            <text:p>3.34117831693477</text:p>
          </table:table-cell>
          <table:table-cell table:number-columns-repeated="5"/>
        </table:table-row>
        <table:table-row table:style-name="ro1">
          <table:table-cell office:value-type="float" office:value="17.2247436250316" calcext:value-type="float">
            <text:p>17.2247436250316</text:p>
          </table:table-cell>
          <table:table-cell office:value-type="float" office:value="-11.1855481142844" calcext:value-type="float">
            <text:p>-11.1855481142844</text:p>
          </table:table-cell>
          <table:table-cell office:value-type="float" office:value="3.60978477391822" calcext:value-type="float">
            <text:p>3.60978477391822</text:p>
          </table:table-cell>
          <table:table-cell table:number-columns-repeated="5"/>
        </table:table-row>
        <table:table-row table:style-name="ro1">
          <table:table-cell office:value-type="float" office:value="17.1146769846352" calcext:value-type="float">
            <text:p>17.1146769846352</text:p>
          </table:table-cell>
          <table:table-cell office:value-type="float" office:value="-11.241208111635" calcext:value-type="float">
            <text:p>-11.241208111635</text:p>
          </table:table-cell>
          <table:table-cell office:value-type="float" office:value="3.43618129736533" calcext:value-type="float">
            <text:p>3.43618129736533</text:p>
          </table:table-cell>
          <table:table-cell table:number-columns-repeated="5"/>
        </table:table-row>
        <table:table-row table:style-name="ro1">
          <table:table-cell office:value-type="float" office:value="17.0046102922134" calcext:value-type="float">
            <text:p>17.0046102922134</text:p>
          </table:table-cell>
          <table:table-cell office:value-type="float" office:value="-11.2746042103491" calcext:value-type="float">
            <text:p>-11.2746042103491</text:p>
          </table:table-cell>
          <table:table-cell office:value-type="float" office:value="3.32725970187254" calcext:value-type="float">
            <text:p>3.32725970187254</text:p>
          </table:table-cell>
          <table:table-cell table:number-columns-repeated="5"/>
        </table:table-row>
        <table:table-row table:style-name="ro1">
          <table:table-cell office:value-type="float" office:value="16.8860768988023" calcext:value-type="float">
            <text:p>16.8860768988023</text:p>
          </table:table-cell>
          <table:table-cell office:value-type="float" office:value="-11.2968683775036" calcext:value-type="float">
            <text:p>-11.2968683775036</text:p>
          </table:table-cell>
          <table:table-cell office:value-type="float" office:value="3.45916875955104" calcext:value-type="float">
            <text:p>3.45916875955104</text:p>
          </table:table-cell>
          <table:table-cell table:number-columns-repeated="5"/>
        </table:table-row>
        <table:table-row table:style-name="ro1">
          <table:table-cell office:value-type="float" office:value="16.784476879134" calcext:value-type="float">
            <text:p>16.784476879134</text:p>
          </table:table-cell>
          <table:table-cell office:value-type="float" office:value="-11.3302644538834" calcext:value-type="float">
            <text:p>-11.3302644538834</text:p>
          </table:table-cell>
          <table:table-cell office:value-type="float" office:value="3.55464750233197" calcext:value-type="float">
            <text:p>3.55464750233197</text:p>
          </table:table-cell>
          <table:table-cell table:number-columns-repeated="5"/>
        </table:table-row>
        <table:table-row table:style-name="ro1">
          <table:table-cell office:value-type="float" office:value="16.6828768832334" calcext:value-type="float">
            <text:p>16.6828768832334</text:p>
          </table:table-cell>
          <table:table-cell office:value-type="float" office:value="-11.3747924775662" calcext:value-type="float">
            <text:p>-11.3747924775662</text:p>
          </table:table-cell>
          <table:table-cell office:value-type="float" office:value="3.45916872232295" calcext:value-type="float">
            <text:p>3.45916872232295</text:p>
          </table:table-cell>
          <table:table-cell table:number-columns-repeated="5"/>
        </table:table-row>
        <table:table-row table:style-name="ro1">
          <table:table-cell office:value-type="float" office:value="16.581276861592" calcext:value-type="float">
            <text:p>16.581276861592</text:p>
          </table:table-cell>
          <table:table-cell office:value-type="float" office:value="-11.4081885504035" calcext:value-type="float">
            <text:p>-11.4081885504035</text:p>
          </table:table-cell>
          <table:table-cell office:value-type="float" office:value="3.51729790645763" calcext:value-type="float">
            <text:p>3.51729790645763</text:p>
          </table:table-cell>
          <table:table-cell table:number-columns-repeated="5"/>
        </table:table-row>
        <table:table-row table:style-name="ro1">
          <table:table-cell office:value-type="float" office:value="16.4966101886709" calcext:value-type="float">
            <text:p>16.4966101886709</text:p>
          </table:table-cell>
          <table:table-cell office:value-type="float" office:value="-11.4415845853346" calcext:value-type="float">
            <text:p>-11.4415845853346</text:p>
          </table:table-cell>
          <table:table-cell office:value-type="float" office:value="3.45916869827564" calcext:value-type="float">
            <text:p>3.45916869827564</text:p>
          </table:table-cell>
          <table:table-cell table:number-columns-repeated="5"/>
        </table:table-row>
        <table:table-row table:style-name="ro1">
          <table:table-cell office:value-type="float" office:value="16.3950101649317" calcext:value-type="float">
            <text:p>16.3950101649317</text:p>
          </table:table-cell>
          <table:table-cell office:value-type="float" office:value="-11.4749806561543" calcext:value-type="float">
            <text:p>-11.4749806561543</text:p>
          </table:table-cell>
          <table:table-cell office:value-type="float" office:value="3.48589338474539" calcext:value-type="float">
            <text:p>3.48589338474539</text:p>
          </table:table-cell>
          <table:table-cell table:number-columns-repeated="5"/>
        </table:table-row>
        <table:table-row table:style-name="ro1">
          <table:table-cell office:value-type="float" office:value="16.3018768151172" calcext:value-type="float">
            <text:p>16.3018768151172</text:p>
          </table:table-cell>
          <table:table-cell office:value-type="float" office:value="-11.5083767071621" calcext:value-type="float">
            <text:p>-11.5083767071621</text:p>
          </table:table-cell>
          <table:table-cell office:value-type="float" office:value="3.41621812863411" calcext:value-type="float">
            <text:p>3.41621812863411</text:p>
          </table:table-cell>
          <table:table-cell table:number-columns-repeated="5"/>
        </table:table-row>
        <table:table-row table:style-name="ro1">
          <table:table-cell office:value-type="float" office:value="16.1833434395687" calcext:value-type="float">
            <text:p>16.1833434395687</text:p>
          </table:table-cell>
          <table:table-cell office:value-type="float" office:value="-11.5417728122216" calcext:value-type="float">
            <text:p>-11.5417728122216</text:p>
          </table:table-cell>
          <table:table-cell office:value-type="float" office:value="3.58757561397497" calcext:value-type="float">
            <text:p>3.58757561397497</text:p>
          </table:table-cell>
          <table:table-cell table:number-columns-repeated="5"/>
        </table:table-row>
        <table:table-row table:style-name="ro1">
          <table:table-cell office:value-type="float" office:value="16.0902101127481" calcext:value-type="float">
            <text:p>16.0902101127481</text:p>
          </table:table-cell>
          <table:table-cell office:value-type="float" office:value="-11.5863008103661" calcext:value-type="float">
            <text:p>-11.5863008103661</text:p>
          </table:table-cell>
          <table:table-cell office:value-type="float" office:value="4.00462830022082" calcext:value-type="float">
            <text:p>4.00462830022082</text:p>
          </table:table-cell>
          <table:table-cell table:number-columns-repeated="5"/>
        </table:table-row>
        <table:table-row table:style-name="ro1">
          <table:table-cell office:value-type="float" office:value="16.0140102296407" calcext:value-type="float">
            <text:p>16.0140102296407</text:p>
          </table:table-cell>
          <table:table-cell office:value-type="float" office:value="-11.6753565656406" calcext:value-type="float">
            <text:p>-11.6753565656406</text:p>
          </table:table-cell>
          <table:table-cell office:value-type="float" office:value="2.86697149585913" calcext:value-type="float">
            <text:p>2.86697149585913</text:p>
          </table:table-cell>
          <table:table-cell table:number-columns-repeated="5"/>
        </table:table-row>
        <table:table-row table:style-name="ro1">
          <table:table-cell office:value-type="float" office:value="15.8954767084501" calcext:value-type="float">
            <text:p>15.8954767084501</text:p>
          </table:table-cell>
          <table:table-cell office:value-type="float" office:value="-11.6419609719153" calcext:value-type="float">
            <text:p>-11.6419609719153</text:p>
          </table:table-cell>
          <table:table-cell office:value-type="float" office:value="3.22358529122705" calcext:value-type="float">
            <text:p>3.22358529122705</text:p>
          </table:table-cell>
          <table:table-cell table:number-columns-repeated="5"/>
        </table:table-row>
        <table:table-row table:style-name="ro1">
          <table:table-cell office:value-type="float" office:value="15.7600099322944" calcext:value-type="float">
            <text:p>15.7600099322944</text:p>
          </table:table-cell>
          <table:table-cell office:value-type="float" office:value="-11.6530932079639" calcext:value-type="float">
            <text:p>-11.6530932079639</text:p>
          </table:table-cell>
          <table:table-cell office:value-type="float" office:value="3.72315305817142" calcext:value-type="float">
            <text:p>3.72315305817142</text:p>
          </table:table-cell>
          <table:table-cell table:number-columns-repeated="5"/>
        </table:table-row>
        <table:table-row table:style-name="ro1">
          <table:table-cell office:value-type="float" office:value="15.6753432993946" calcext:value-type="float">
            <text:p>15.6753432993946</text:p>
          </table:table-cell>
          <table:table-cell office:value-type="float" office:value="-11.708753131548" calcext:value-type="float">
            <text:p>-11.708753131548</text:p>
          </table:table-cell>
          <table:table-cell office:value-type="float" office:value="3.58757552922603" calcext:value-type="float">
            <text:p>3.58757552922603</text:p>
          </table:table-cell>
          <table:table-cell table:number-columns-repeated="5"/>
        </table:table-row>
        <table:table-row table:style-name="ro1">
          <table:table-cell office:value-type="float" office:value="15.5822099676142" calcext:value-type="float">
            <text:p>15.5822099676142</text:p>
          </table:table-cell>
          <table:table-cell office:value-type="float" office:value="-11.7532811223667" calcext:value-type="float">
            <text:p>-11.7532811223667</text:p>
          </table:table-cell>
          <table:table-cell office:value-type="float" office:value="3.35731756823384" calcext:value-type="float">
            <text:p>3.35731756823384</text:p>
          </table:table-cell>
          <table:table-cell table:number-columns-repeated="5"/>
        </table:table-row>
        <table:table-row table:style-name="ro1">
          <table:table-cell office:value-type="float" office:value="15.4806099128324" calcext:value-type="float">
            <text:p>15.4806099128324</text:p>
          </table:table-cell>
          <table:table-cell office:value-type="float" office:value="-11.775545231848" calcext:value-type="float">
            <text:p>-11.775545231848</text:p>
          </table:table-cell>
          <table:table-cell office:value-type="float" office:value="3.24239011920674" calcext:value-type="float">
            <text:p>3.24239011920674</text:p>
          </table:table-cell>
          <table:table-cell table:number-columns-repeated="5"/>
        </table:table-row>
        <table:table-row table:style-name="ro1">
          <table:table-cell office:value-type="float" office:value="15.3705431582408" calcext:value-type="float">
            <text:p>15.3705431582408</text:p>
          </table:table-cell>
          <table:table-cell office:value-type="float" office:value="-11.7866774087725" calcext:value-type="float">
            <text:p>-11.7866774087725</text:p>
          </table:table-cell>
          <table:table-cell office:value-type="float" office:value="3.48589323014083" calcext:value-type="float">
            <text:p>3.48589323014083</text:p>
          </table:table-cell>
          <table:table-cell table:number-columns-repeated="5"/>
        </table:table-row>
        <table:table-row table:style-name="ro1">
          <table:table-cell office:value-type="float" office:value="15.2774098012925" calcext:value-type="float">
            <text:p>15.2774098012925</text:p>
          </table:table-cell>
          <table:table-cell office:value-type="float" office:value="-11.8200734460882" calcext:value-type="float">
            <text:p>-11.8200734460882</text:p>
          </table:table-cell>
          <table:table-cell office:value-type="float" office:value="3.37624480169402" calcext:value-type="float">
            <text:p>3.37624480169402</text:p>
          </table:table-cell>
          <table:table-cell table:number-columns-repeated="5"/>
        </table:table-row>
        <table:table-row table:style-name="ro1">
          <table:table-cell office:value-type="float" office:value="15.1842764191575" calcext:value-type="float">
            <text:p>15.1842764191575</text:p>
          </table:table-cell>
          <table:table-cell office:value-type="float" office:value="-11.8423375345109" calcext:value-type="float">
            <text:p>-11.8423375345109</text:p>
          </table:table-cell>
          <table:table-cell office:value-type="float" office:value="3.43618101556058" calcext:value-type="float">
            <text:p>3.43618101556058</text:p>
          </table:table-cell>
          <table:table-cell table:number-columns-repeated="5"/>
        </table:table-row>
        <table:table-row table:style-name="ro1">
          <table:table-cell office:value-type="float" office:value="15.0742097085295" calcext:value-type="float">
            <text:p>15.0742097085295</text:p>
          </table:table-cell>
          <table:table-cell office:value-type="float" office:value="-11.8757336048761" calcext:value-type="float">
            <text:p>-11.8757336048761</text:p>
          </table:table-cell>
          <table:table-cell office:value-type="float" office:value="3.23523399182733" calcext:value-type="float">
            <text:p>3.23523399182733</text:p>
          </table:table-cell>
          <table:table-cell table:number-columns-repeated="5"/>
        </table:table-row>
        <table:table-row table:style-name="ro1">
          <table:table-cell office:value-type="float" office:value="14.9556762789668" calcext:value-type="float">
            <text:p>14.9556762789668</text:p>
          </table:table-cell>
          <table:table-cell office:value-type="float" office:value="-11.8868657911515" calcext:value-type="float">
            <text:p>-11.8868657911515</text:p>
          </table:table-cell>
          <table:table-cell office:value-type="float" office:value="3.37624476071948" calcext:value-type="float">
            <text:p>3.37624476071948</text:p>
          </table:table-cell>
          <table:table-cell table:number-columns-repeated="5"/>
        </table:table-row>
        <table:table-row table:style-name="ro1">
          <table:table-cell office:value-type="float" office:value="14.8625428946382" calcext:value-type="float">
            <text:p>14.8625428946382</text:p>
          </table:table-cell>
          <table:table-cell office:value-type="float" office:value="-11.9091298760645" calcext:value-type="float">
            <text:p>-11.9091298760645</text:p>
          </table:table-cell>
          <table:table-cell office:value-type="float" office:value="3.58757540225339" calcext:value-type="float">
            <text:p>3.58757540225339</text:p>
          </table:table-cell>
          <table:table-cell table:number-columns-repeated="5"/>
        </table:table-row>
        <table:table-row table:style-name="ro1">
          <table:table-cell office:value-type="float" office:value="14.7694095547264" calcext:value-type="float">
            <text:p>14.7694095547264</text:p>
          </table:table-cell>
          <table:table-cell office:value-type="float" office:value="-11.9536578562423" calcext:value-type="float">
            <text:p>-11.9536578562423</text:p>
          </table:table-cell>
          <table:table-cell office:value-type="float" office:value="3.25072563536285" calcext:value-type="float">
            <text:p>3.25072563536285</text:p>
          </table:table-cell>
          <table:table-cell table:number-columns-repeated="5"/>
        </table:table-row>
        <table:table-row table:style-name="ro1">
          <table:table-cell office:value-type="float" office:value="14.6678094725552" calcext:value-type="float">
            <text:p>14.6678094725552</text:p>
          </table:table-cell>
          <table:table-cell office:value-type="float" office:value="-11.9647900059514" calcext:value-type="float">
            <text:p>-11.9647900059514</text:p>
          </table:table-cell>
          <table:table-cell office:value-type="float" office:value="3.43618094560476" calcext:value-type="float">
            <text:p>3.43618094560476</text:p>
          </table:table-cell>
          <table:table-cell table:number-columns-repeated="5"/>
        </table:table-row>
        <table:table-row table:style-name="ro1">
          <table:table-cell office:value-type="float" office:value="14.5577427589344" calcext:value-type="float">
            <text:p>14.5577427589344</text:p>
          </table:table-cell>
          <table:table-cell office:value-type="float" office:value="-11.9981860688161" calcext:value-type="float">
            <text:p>-11.9981860688161</text:p>
          </table:table-cell>
          <table:table-cell office:value-type="float" office:value="3.25072560285153" calcext:value-type="float">
            <text:p>3.25072560285153</text:p>
          </table:table-cell>
          <table:table-cell table:number-columns-repeated="5"/>
        </table:table-row>
        <table:table-row table:style-name="ro1">
          <table:table-cell office:value-type="float" office:value="14.4561426761665" calcext:value-type="float">
            <text:p>14.4561426761665</text:p>
          </table:table-cell>
          <table:table-cell office:value-type="float" office:value="-12.0093182152478" calcext:value-type="float">
            <text:p>-12.0093182152478</text:p>
          </table:table-cell>
          <table:table-cell office:value-type="float" office:value="3.79586466642277" calcext:value-type="float">
            <text:p>3.79586466642277</text:p>
          </table:table-cell>
          <table:table-cell table:number-columns-repeated="5"/>
        </table:table-row>
        <table:table-row table:style-name="ro1">
          <table:table-cell office:value-type="float" office:value="14.3545427213948" calcext:value-type="float">
            <text:p>14.3545427213948</text:p>
          </table:table-cell>
          <table:table-cell office:value-type="float" office:value="-12.087242053996" calcext:value-type="float">
            <text:p>-12.087242053996</text:p>
          </table:table-cell>
          <table:table-cell office:value-type="float" office:value="3.62576119138652" calcext:value-type="float">
            <text:p>3.62576119138652</text:p>
          </table:table-cell>
          <table:table-cell table:number-columns-repeated="5"/>
        </table:table-row>
        <table:table-row table:style-name="ro1">
          <table:table-cell office:value-type="float" office:value="14.2698760520516" calcext:value-type="float">
            <text:p>14.2698760520516</text:p>
          </table:table-cell>
          <table:table-cell office:value-type="float" office:value="-12.1317700129653" calcext:value-type="float">
            <text:p>-12.1317700129653</text:p>
          </table:table-cell>
          <table:table-cell office:value-type="float" office:value="3.43618087752681" calcext:value-type="float">
            <text:p>3.43618087752681</text:p>
          </table:table-cell>
          <table:table-cell table:number-columns-repeated="5"/>
        </table:table-row>
        <table:table-row table:style-name="ro1">
          <table:table-cell office:value-type="float" office:value="14.1598093328512" calcext:value-type="float">
            <text:p>14.1598093328512</text:p>
          </table:table-cell>
          <table:table-cell office:value-type="float" office:value="-12.16516606934" calcext:value-type="float">
            <text:p>-12.16516606934</text:p>
          </table:table-cell>
          <table:table-cell office:value-type="float" office:value="3.45916836139128" calcext:value-type="float">
            <text:p>3.45916836139128</text:p>
          </table:table-cell>
          <table:table-cell table:number-columns-repeated="5"/>
        </table:table-row>
        <table:table-row table:style-name="ro1">
          <table:table-cell office:value-type="float" office:value="14.0582092890754" calcext:value-type="float">
            <text:p>14.0582092890754</text:p>
          </table:table-cell>
          <table:table-cell office:value-type="float" office:value="-12.1985621088202" calcext:value-type="float">
            <text:p>-12.1985621088202</text:p>
          </table:table-cell>
          <table:table-cell office:value-type="float" office:value="3.34117784208002" calcext:value-type="float">
            <text:p>3.34117784208002</text:p>
          </table:table-cell>
          <table:table-cell table:number-columns-repeated="5"/>
        </table:table-row>
        <table:table-row table:style-name="ro1">
          <table:table-cell office:value-type="float" office:value="13.9481425485686" calcext:value-type="float">
            <text:p>13.9481425485686</text:p>
          </table:table-cell>
          <table:table-cell office:value-type="float" office:value="-12.2208262126335" calcext:value-type="float">
            <text:p>-12.2208262126335</text:p>
          </table:table-cell>
          <table:table-cell office:value-type="float" office:value="3.58757527290074" calcext:value-type="float">
            <text:p>3.58757527290074</text:p>
          </table:table-cell>
          <table:table-cell table:number-columns-repeated="5"/>
        </table:table-row>
        <table:table-row table:style-name="ro1">
          <table:table-cell office:value-type="float" office:value="13.8550091989853" calcext:value-type="float">
            <text:p>13.8550091989853</text:p>
          </table:table-cell>
          <table:table-cell office:value-type="float" office:value="-12.2653541826346" calcext:value-type="float">
            <text:p>-12.2653541826346</text:p>
          </table:table-cell>
          <table:table-cell office:value-type="float" office:value="3.34117781522445" calcext:value-type="float">
            <text:p>3.34117781522445</text:p>
          </table:table-cell>
          <table:table-cell table:number-columns-repeated="5"/>
        </table:table-row>
        <table:table-row table:style-name="ro1">
          <table:table-cell office:value-type="float" office:value="13.7449424566337" calcext:value-type="float">
            <text:p>13.7449424566337</text:p>
          </table:table-cell>
          <table:table-cell office:value-type="float" office:value="-12.2876182837442" calcext:value-type="float">
            <text:p>-12.2876182837442</text:p>
          </table:table-cell>
          <table:table-cell office:value-type="float" office:value="3.39873231979507" calcext:value-type="float">
            <text:p>3.39873231979507</text:p>
          </table:table-cell>
          <table:table-cell table:number-columns-repeated="5"/>
        </table:table-row>
        <table:table-row table:style-name="ro1">
          <table:table-cell office:value-type="float" office:value="13.6602757407544" calcext:value-type="float">
            <text:p>13.6602757407544</text:p>
          </table:table-cell>
          <table:table-cell office:value-type="float" office:value="-12.30988233731" calcext:value-type="float">
            <text:p>-12.30988233731</text:p>
          </table:table-cell>
          <table:table-cell office:value-type="float" office:value="3.34117779118967" calcext:value-type="float">
            <text:p>3.34117779118967</text:p>
          </table:table-cell>
          <table:table-cell table:number-columns-repeated="5"/>
        </table:table-row>
        <table:table-row table:style-name="ro1">
          <table:table-cell office:value-type="float" office:value="13.5502089961625" calcext:value-type="float">
            <text:p>13.5502089961625</text:p>
          </table:table-cell>
          <table:table-cell office:value-type="float" office:value="-12.3321464361191" calcext:value-type="float">
            <text:p>-12.3321464361191</text:p>
          </table:table-cell>
          <table:table-cell office:value-type="float" office:value="3.7231527202087" calcext:value-type="float">
            <text:p>3.7231527202087</text:p>
          </table:table-cell>
          <table:table-cell table:number-columns-repeated="5"/>
        </table:table-row>
        <table:table-row table:style-name="ro1">
          <table:table-cell office:value-type="float" office:value="13.4655423391485" calcext:value-type="float">
            <text:p>13.4655423391485</text:p>
          </table:table-cell>
          <table:table-cell office:value-type="float" office:value="-12.3878063345754" calcext:value-type="float">
            <text:p>-12.3878063345754</text:p>
          </table:table-cell>
          <table:table-cell office:value-type="float" office:value="3.24238983685683" calcext:value-type="float">
            <text:p>3.24238983685683</text:p>
          </table:table-cell>
          <table:table-cell table:number-columns-repeated="5"/>
        </table:table-row>
        <table:table-row table:style-name="ro1">
          <table:table-cell office:value-type="float" office:value="13.3554755742846" calcext:value-type="float">
            <text:p>13.3554755742846</text:p>
          </table:table-cell>
          <table:table-cell office:value-type="float" office:value="-12.3989384811436" calcext:value-type="float">
            <text:p>-12.3989384811436</text:p>
          </table:table-cell>
          <table:table-cell office:value-type="float" office:value="3.35731724740492" calcext:value-type="float">
            <text:p>3.35731724740492</text:p>
          </table:table-cell>
          <table:table-cell table:number-columns-repeated="5"/>
        </table:table-row>
        <table:table-row table:style-name="ro1">
          <table:table-cell office:value-type="float" office:value="13.2538755037822" calcext:value-type="float">
            <text:p>13.2538755037822</text:p>
          </table:table-cell>
          <table:table-cell office:value-type="float" office:value="-12.4212025599083" calcext:value-type="float">
            <text:p>-12.4212025599083</text:p>
          </table:table-cell>
          <table:table-cell office:value-type="float" office:value="3.35731723594113" calcext:value-type="float">
            <text:p>3.35731723594113</text:p>
          </table:table-cell>
          <table:table-cell table:number-columns-repeated="5"/>
        </table:table-row>
        <table:table-row table:style-name="ro1">
          <table:table-cell office:value-type="float" office:value="13.152275433263" calcext:value-type="float">
            <text:p>13.152275433263</text:p>
          </table:table-cell>
          <table:table-cell office:value-type="float" office:value="-12.4434666374561" calcext:value-type="float">
            <text:p>-12.4434666374561</text:p>
          </table:table-cell>
          <table:table-cell office:value-type="float" office:value="3.35731722577898" calcext:value-type="float">
            <text:p>3.35731722577898</text:p>
          </table:table-cell>
          <table:table-cell table:number-columns-repeated="5"/>
        </table:table-row>
        <table:table-row table:style-name="ro1">
          <table:table-cell office:value-type="float" office:value="13.0506753616255" calcext:value-type="float">
            <text:p>13.0506753616255</text:p>
          </table:table-cell>
          <table:table-cell office:value-type="float" office:value="-12.4657307141669" calcext:value-type="float">
            <text:p>-12.4657307141669</text:p>
          </table:table-cell>
          <table:table-cell office:value-type="float" office:value="3.5875751330676" calcext:value-type="float">
            <text:p>3.5875751330676</text:p>
          </table:table-cell>
          <table:table-cell table:number-columns-repeated="5"/>
        </table:table-row>
        <table:table-row table:style-name="ro1">
          <table:table-cell office:value-type="float" office:value="12.9575420036719" calcext:value-type="float">
            <text:p>12.9575420036719</text:p>
          </table:table-cell>
          <table:table-cell office:value-type="float" office:value="-12.5102586721697" calcext:value-type="float">
            <text:p>-12.5102586721697</text:p>
          </table:table-cell>
          <table:table-cell office:value-type="float" office:value="3.37624447242519" calcext:value-type="float">
            <text:p>3.37624447242519</text:p>
          </table:table-cell>
          <table:table-cell table:number-columns-repeated="5"/>
        </table:table-row>
        <table:table-row table:style-name="ro1">
          <table:table-cell office:value-type="float" office:value="12.8644086057217" calcext:value-type="float">
            <text:p>12.8644086057217</text:p>
          </table:table-cell>
          <table:table-cell office:value-type="float" office:value="-12.5325227319548" calcext:value-type="float">
            <text:p>-12.5325227319548</text:p>
          </table:table-cell>
          <table:table-cell office:value-type="float" office:value="3.62576096006828" calcext:value-type="float">
            <text:p>3.62576096006828</text:p>
          </table:table-cell>
          <table:table-cell table:number-columns-repeated="5"/>
        </table:table-row>
        <table:table-row table:style-name="ro1">
          <table:table-cell office:value-type="float" office:value="12.7797419224662" calcext:value-type="float">
            <text:p>12.7797419224662</text:p>
          </table:table-cell>
          <table:table-cell office:value-type="float" office:value="-12.5770506732388" calcext:value-type="float">
            <text:p>-12.5770506732388</text:p>
          </table:table-cell>
          <table:table-cell office:value-type="float" office:value="3.1415943575484" calcext:value-type="float">
            <text:p>3.1415943575484</text:p>
          </table:table-cell>
          <table:table-cell table:number-columns-repeated="5"/>
        </table:table-row>
        <table:table-row table:style-name="ro1">
          <table:table-cell office:value-type="float" office:value="12.669675134638" calcext:value-type="float">
            <text:p>12.669675134638</text:p>
          </table:table-cell>
          <table:table-cell office:value-type="float" office:value="-12.5770508607881" calcext:value-type="float">
            <text:p>-12.5770508607881</text:p>
          </table:table-cell>
          <table:table-cell office:value-type="float" office:value="3.39873216851422" calcext:value-type="float">
            <text:p>3.39873216851422</text:p>
          </table:table-cell>
          <table:table-cell table:number-columns-repeated="5"/>
        </table:table-row>
        <table:table-row table:style-name="ro1">
          <table:table-cell office:value-type="float" office:value="12.5850084120253" calcext:value-type="float">
            <text:p>12.5850084120253</text:p>
          </table:table-cell>
          <table:table-cell office:value-type="float" office:value="-12.5993149024303" calcext:value-type="float">
            <text:p>-12.5993149024303</text:p>
          </table:table-cell>
          <table:table-cell office:value-type="float" office:value="3.48589282090331" calcext:value-type="float">
            <text:p>3.48589282090331</text:p>
          </table:table-cell>
          <table:table-cell table:number-columns-repeated="5"/>
        </table:table-row>
        <table:table-row table:style-name="ro1">
          <table:table-cell office:value-type="float" office:value="12.49187503112" calcext:value-type="float">
            <text:p>12.49187503112</text:p>
          </table:table-cell>
          <table:table-cell office:value-type="float" office:value="-12.6327109053221" calcext:value-type="float">
            <text:p>-12.6327109053221</text:p>
          </table:table-cell>
          <table:table-cell office:value-type="float" office:value="3.35731713117618" calcext:value-type="float">
            <text:p>3.35731713117618</text:p>
          </table:table-cell>
          <table:table-cell table:number-columns-repeated="5"/>
        </table:table-row>
        <table:table-row table:style-name="ro1">
          <table:table-cell office:value-type="float" office:value="12.3902749550539" calcext:value-type="float">
            <text:p>12.3902749550539</text:p>
          </table:table-cell>
          <table:table-cell office:value-type="float" office:value="-12.6549749729301" calcext:value-type="float">
            <text:p>-12.6549749729301</text:p>
          </table:table-cell>
          <table:table-cell office:value-type="float" office:value="3.14159430643189" calcext:value-type="float">
            <text:p>3.14159430643189</text:p>
          </table:table-cell>
          <table:table-cell table:number-columns-repeated="5"/>
        </table:table-row>
        <table:table-row table:style-name="ro1">
          <table:table-cell office:value-type="float" office:value="12.2971415173111" calcext:value-type="float">
            <text:p>12.2971415173111</text:p>
          </table:table-cell>
          <table:table-cell office:value-type="float" office:value="-12.654975126865" calcext:value-type="float">
            <text:p>-12.654975126865</text:p>
          </table:table-cell>
          <table:table-cell office:value-type="float" office:value="3.62576087752914" calcext:value-type="float">
            <text:p>3.62576087752914</text:p>
          </table:table-cell>
          <table:table-cell table:number-columns-repeated="5"/>
        </table:table-row>
        <table:table-row table:style-name="ro1">
          <table:table-cell office:value-type="float" office:value="12.2124748292599" calcext:value-type="float">
            <text:p>12.2124748292599</text:p>
          </table:table-cell>
          <table:table-cell office:value-type="float" office:value="-12.69950306175" calcext:value-type="float">
            <text:p>-12.69950306175</text:p>
          </table:table-cell>
          <table:table-cell office:value-type="float" office:value="3.37624436727413" calcext:value-type="float">
            <text:p>3.37624436727413</text:p>
          </table:table-cell>
          <table:table-cell table:number-columns-repeated="5"/>
        </table:table-row>
        <table:table-row table:style-name="ro1">
          <table:table-cell office:value-type="float" office:value="12.1193414282471" calcext:value-type="float">
            <text:p>12.1193414282471</text:p>
          </table:table-cell>
          <table:table-cell office:value-type="float" office:value="-12.7217671119144" calcext:value-type="float">
            <text:p>-12.7217671119144</text:p>
          </table:table-cell>
          <table:table-cell office:value-type="float" office:value="3.39873208549747" calcext:value-type="float">
            <text:p>3.39873208549747</text:p>
          </table:table-cell>
          <table:table-cell table:number-columns-repeated="5"/>
        </table:table-row>
        <table:table-row table:style-name="ro1">
          <table:table-cell office:value-type="float" office:value="12.0346747029537" calcext:value-type="float">
            <text:p>12.0346747029537</text:p>
          </table:table-cell>
          <table:table-cell office:value-type="float" office:value="-12.7440311467467" calcext:value-type="float">
            <text:p>-12.7440311467467</text:p>
          </table:table-cell>
          <table:table-cell office:value-type="float" office:value="3.1415942597567" calcext:value-type="float">
            <text:p>3.1415942597567</text:p>
          </table:table-cell>
          <table:table-cell table:number-columns-repeated="5"/>
        </table:table-row>
        <table:table-row table:style-name="ro1">
          <table:table-cell office:value-type="float" office:value="11.9415412640091" calcext:value-type="float">
            <text:p>11.9415412640091</text:p>
          </table:table-cell>
          <table:table-cell office:value-type="float" office:value="-12.7440312963346" calcext:value-type="float">
            <text:p>-12.7440312963346</text:p>
          </table:table-cell>
          <table:table-cell office:value-type="float" office:value="3.26055674336843" calcext:value-type="float">
            <text:p>3.26055674336843</text:p>
          </table:table-cell>
          <table:table-cell table:number-columns-repeated="5"/>
        </table:table-row>
        <table:table-row table:style-name="ro1">
          <table:table-cell office:value-type="float" office:value="11.8484078424992" calcext:value-type="float">
            <text:p>11.8484078424992</text:p>
          </table:table-cell>
          <table:table-cell office:value-type="float" office:value="-12.7551633941709" calcext:value-type="float">
            <text:p>-12.7551633941709</text:p>
          </table:table-cell>
          <table:table-cell office:value-type="float" office:value="3.14159423076315" calcext:value-type="float">
            <text:p>3.14159423076315</text:p>
          </table:table-cell>
          <table:table-cell table:number-columns-repeated="5"/>
        </table:table-row>
        <table:table-row table:style-name="ro1">
          <table:table-cell office:value-type="float" office:value="11.7468077280603" calcext:value-type="float">
            <text:p>11.7468077280603</text:p>
          </table:table-cell>
          <table:table-cell office:value-type="float" office:value="-12.7551635544119" calcext:value-type="float">
            <text:p>-12.7551635544119</text:p>
          </table:table-cell>
          <table:table-cell office:value-type="float" office:value="3.14159422021135" calcext:value-type="float">
            <text:p>3.14159422021135</text:p>
          </table:table-cell>
          <table:table-cell table:number-columns-repeated="5"/>
        </table:table-row>
        <table:table-row table:style-name="ro1">
          <table:table-cell office:value-type="float" office:value="11.6452076132859" calcext:value-type="float">
            <text:p>11.6452076132859</text:p>
          </table:table-cell>
          <table:table-cell office:value-type="float" office:value="-12.7551637135808" calcext:value-type="float">
            <text:p>-12.7551637135808</text:p>
          </table:table-cell>
          <table:table-cell office:value-type="float" office:value="3.1415942058816" calcext:value-type="float">
            <text:p>3.1415942058816</text:p>
          </table:table-cell>
          <table:table-cell table:number-columns-repeated="5"/>
        </table:table-row>
        <table:table-row table:style-name="ro1">
          <table:table-cell office:value-type="float" office:value="11.5351408227988" calcext:value-type="float">
            <text:p>11.5351408227988</text:p>
          </table:table-cell>
          <table:table-cell office:value-type="float" office:value="-12.7551638844366" calcext:value-type="float">
            <text:p>-12.7551638844366</text:p>
          </table:table-cell>
          <table:table-cell office:value-type="float" office:value="3.14159418909242" calcext:value-type="float">
            <text:p>3.14159418909242</text:p>
          </table:table-cell>
          <table:table-cell table:number-columns-repeated="5"/>
        </table:table-row>
        <table:table-row table:style-name="ro1">
          <table:table-cell office:value-type="float" office:value="11.4250740313589" calcext:value-type="float">
            <text:p>11.4250740313589</text:p>
          </table:table-cell>
          <table:table-cell office:value-type="float" office:value="-12.7551640534444" calcext:value-type="float">
            <text:p>-12.7551640534444</text:p>
          </table:table-cell>
          <table:table-cell office:value-type="float" office:value="3.1415941761094" calcext:value-type="float">
            <text:p>3.1415941761094</text:p>
          </table:table-cell>
          <table:table-cell table:number-columns-repeated="5"/>
        </table:table-row>
        <table:table-row table:style-name="ro1">
          <table:table-cell office:value-type="float" office:value="11.3234739166982" calcext:value-type="float">
            <text:p>11.3234739166982</text:p>
          </table:table-cell>
          <table:table-cell office:value-type="float" office:value="-12.7551642081326" calcext:value-type="float">
            <text:p>-12.7551642081326</text:p>
          </table:table-cell>
          <table:table-cell office:value-type="float" office:value="3.34117746153394" calcext:value-type="float">
            <text:p>3.34117746153394</text:p>
          </table:table-cell>
          <table:table-cell table:number-columns-repeated="5"/>
        </table:table-row>
        <table:table-row table:style-name="ro1">
          <table:table-cell office:value-type="float" office:value="11.2134071598822" calcext:value-type="float">
            <text:p>11.2134071598822</text:p>
          </table:table-cell>
          <table:table-cell office:value-type="float" office:value="-12.7774282716456" calcext:value-type="float">
            <text:p>-12.7774282716456</text:p>
          </table:table-cell>
          <table:table-cell office:value-type="float" office:value="2.72854160838815" calcext:value-type="float">
            <text:p>2.72854160838815</text:p>
          </table:table-cell>
          <table:table-cell table:number-columns-repeated="5"/>
        </table:table-row>
        <table:table-row table:style-name="ro1">
          <table:table-cell office:value-type="float" office:value="11.1118069786862" calcext:value-type="float">
            <text:p>11.1118069786862</text:p>
          </table:table-cell>
          <table:table-cell office:value-type="float" office:value="-12.7329006274204" calcext:value-type="float">
            <text:p>-12.7329006274204</text:p>
          </table:table-cell>
          <table:table-cell office:value-type="float" office:value="3.26055662694363" calcext:value-type="float">
            <text:p>3.26055662694363</text:p>
          </table:table-cell>
          <table:table-cell table:number-columns-repeated="5"/>
        </table:table-row>
        <table:table-row table:style-name="ro1">
          <table:table-cell office:value-type="float" office:value="11.018673556746" calcext:value-type="float">
            <text:p>11.018673556746</text:p>
          </table:table-cell>
          <table:table-cell office:value-type="float" office:value="-12.7440327143102" calcext:value-type="float">
            <text:p>-12.7440327143102</text:p>
          </table:table-cell>
          <table:table-cell office:value-type="float" office:value="3.45916791251866" calcext:value-type="float">
            <text:p>3.45916791251866</text:p>
          </table:table-cell>
          <table:table-cell table:number-columns-repeated="5"/>
        </table:table-row>
        <table:table-row table:style-name="ro1">
          <table:table-cell office:value-type="float" office:value="10.9170734907319" calcext:value-type="float">
            <text:p>10.9170734907319</text:p>
          </table:table-cell>
          <table:table-cell office:value-type="float" office:value="-12.7774287105672" calcext:value-type="float">
            <text:p>-12.7774287105672</text:p>
          </table:table-cell>
          <table:table-cell office:value-type="float" office:value="3.35731691475314" calcext:value-type="float">
            <text:p>3.35731691475314</text:p>
          </table:table-cell>
          <table:table-cell table:number-columns-repeated="5"/>
        </table:table-row>
        <table:table-row table:style-name="ro1">
          <table:table-cell office:value-type="float" office:value="10.8154734082713" calcext:value-type="float">
            <text:p>10.8154734082713</text:p>
          </table:table-cell>
          <table:table-cell office:value-type="float" office:value="-12.7996927565321" calcext:value-type="float">
            <text:p>-12.7996927565321</text:p>
          </table:table-cell>
          <table:table-cell office:value-type="float" office:value="3.82945562398437" calcext:value-type="float">
            <text:p>3.82945562398437</text:p>
          </table:table-cell>
          <table:table-cell table:number-columns-repeated="5"/>
        </table:table-row>
        <table:table-row table:style-name="ro1">
          <table:table-cell office:value-type="float" office:value="10.747740078583" calcext:value-type="float">
            <text:p>10.747740078583</text:p>
          </table:table-cell>
          <table:table-cell office:value-type="float" office:value="-12.8553525995205" calcext:value-type="float">
            <text:p>-12.8553525995205</text:p>
          </table:table-cell>
          <table:table-cell office:value-type="float" office:value="3.68027233911122" calcext:value-type="float">
            <text:p>3.68027233911122</text:p>
          </table:table-cell>
          <table:table-cell table:number-columns-repeated="5"/>
        </table:table-row>
        <table:table-row table:style-name="ro1">
          <table:table-cell office:value-type="float" office:value="10.6546067173933" calcext:value-type="float">
            <text:p>10.6546067173933</text:p>
          </table:table-cell>
          <table:table-cell office:value-type="float" office:value="-12.9110124784897" calcext:value-type="float">
            <text:p>-12.9110124784897</text:p>
          </table:table-cell>
          <table:table-cell office:value-type="float" office:value="3.27232377313202" calcext:value-type="float">
            <text:p>3.27232377313202</text:p>
          </table:table-cell>
          <table:table-cell table:number-columns-repeated="5"/>
        </table:table-row>
        <table:table-row table:style-name="ro1">
          <table:table-cell office:value-type="float" office:value="10.5699399698489" calcext:value-type="float">
            <text:p>10.5699399698489</text:p>
          </table:table-cell>
          <table:table-cell office:value-type="float" office:value="-12.9221445475672" calcext:value-type="float">
            <text:p>-12.9221445475672</text:p>
          </table:table-cell>
          <table:table-cell office:value-type="float" office:value="3.48589255083195" calcext:value-type="float">
            <text:p>3.48589255083195</text:p>
          </table:table-cell>
          <table:table-cell table:number-columns-repeated="5"/>
        </table:table-row>
        <table:table-row table:style-name="ro1">
          <table:table-cell office:value-type="float" office:value="10.4768065768155" calcext:value-type="float">
            <text:p>10.4768065768155</text:p>
          </table:table-cell>
          <table:table-cell office:value-type="float" office:value="-12.9555405264211" calcext:value-type="float">
            <text:p>-12.9555405264211</text:p>
          </table:table-cell>
          <table:table-cell office:value-type="float" office:value="3.48589252567504" calcext:value-type="float">
            <text:p>3.48589252567504</text:p>
          </table:table-cell>
          <table:table-cell table:number-columns-repeated="5"/>
        </table:table-row>
        <table:table-row table:style-name="ro1">
          <table:table-cell office:value-type="float" office:value="10.3836731816582" calcext:value-type="float">
            <text:p>10.3836731816582</text:p>
          </table:table-cell>
          <table:table-cell office:value-type="float" office:value="-12.9889365033924" calcext:value-type="float">
            <text:p>-12.9889365033924</text:p>
          </table:table-cell>
          <table:table-cell office:value-type="float" office:value="3.35731683897214" calcext:value-type="float">
            <text:p>3.35731683897214</text:p>
          </table:table-cell>
          <table:table-cell table:number-columns-repeated="5"/>
        </table:table-row>
        <table:table-row table:style-name="ro1">
          <table:table-cell office:value-type="float" office:value="10.2820730944729" calcext:value-type="float">
            <text:p>10.2820730944729</text:p>
          </table:table-cell>
          <table:table-cell office:value-type="float" office:value="-13.0112005423235" calcext:value-type="float">
            <text:p>-13.0112005423235</text:p>
          </table:table-cell>
          <table:table-cell office:value-type="float" office:value="3.26055651324962" calcext:value-type="float">
            <text:p>3.26055651324962</text:p>
          </table:table-cell>
          <table:table-cell table:number-columns-repeated="5"/>
        </table:table-row>
        <table:table-row table:style-name="ro1">
          <table:table-cell office:value-type="float" office:value="10.1889396676143" calcext:value-type="float">
            <text:p>10.1889396676143</text:p>
          </table:table-cell>
          <table:table-cell office:value-type="float" office:value="-13.0223326190612" calcext:value-type="float">
            <text:p>-13.0223326190612</text:p>
          </table:table-cell>
          <table:table-cell office:value-type="float" office:value="3.24238938379695" calcext:value-type="float">
            <text:p>3.24238938379695</text:p>
          </table:table-cell>
          <table:table-cell table:number-columns-repeated="5"/>
        </table:table-row>
        <table:table-row table:style-name="ro1">
          <table:table-cell office:value-type="float" office:value="10.0788728884206" calcext:value-type="float">
            <text:p>10.0788728884206</text:p>
          </table:table-cell>
          <table:table-cell office:value-type="float" office:value="-13.0334647167017" calcext:value-type="float">
            <text:p>-13.0334647167017</text:p>
          </table:table-cell>
          <table:table-cell office:value-type="float" office:value="3.24238937843442" calcext:value-type="float">
            <text:p>3.24238937843442</text:p>
          </table:table-cell>
          <table:table-cell table:number-columns-repeated="5"/>
        </table:table-row>
        <table:table-row table:style-name="ro1">
          <table:table-cell office:value-type="float" office:value="9.96880610849787" calcext:value-type="float">
            <text:p>9.96880610849787</text:p>
          </table:table-cell>
          <table:table-cell office:value-type="float" office:value="-13.0445968138198" calcext:value-type="float">
            <text:p>-13.0445968138198</text:p>
          </table:table-cell>
          <table:table-cell office:value-type="float" office:value="3.26055646853563" calcext:value-type="float">
            <text:p>3.26055646853563</text:p>
          </table:table-cell>
          <table:table-cell table:number-columns-repeated="5"/>
        </table:table-row>
        <table:table-row table:style-name="ro1">
          <table:table-cell office:value-type="float" office:value="9.87567268109203" calcext:value-type="float">
            <text:p>9.87567268109203</text:p>
          </table:table-cell>
          <table:table-cell office:value-type="float" office:value="-13.055728886399" calcext:value-type="float">
            <text:p>-13.055728886399</text:p>
          </table:table-cell>
          <table:table-cell office:value-type="float" office:value="3.27232367165369" calcext:value-type="float">
            <text:p>3.27232367165369</text:p>
          </table:table-cell>
          <table:table-cell table:number-columns-repeated="5"/>
        </table:table-row>
        <table:table-row table:style-name="ro1">
          <table:table-cell office:value-type="float" office:value="9.79100593006911" calcext:value-type="float">
            <text:p>9.79100593006911</text:p>
          </table:table-cell>
          <table:table-cell office:value-type="float" office:value="-13.0668609471935" calcext:value-type="float">
            <text:p>-13.0668609471935</text:p>
          </table:table-cell>
          <table:table-cell office:value-type="float" office:value="3.25072494857313" calcext:value-type="float">
            <text:p>3.25072494857313</text:p>
          </table:table-cell>
          <table:table-cell table:number-columns-repeated="5"/>
        </table:table-row>
        <table:table-row table:style-name="ro1">
          <table:table-cell office:value-type="float" office:value="9.68940582582504" calcext:value-type="float">
            <text:p>9.68940582582504</text:p>
          </table:table-cell>
          <table:table-cell office:value-type="float" office:value="-13.0779930287055" calcext:value-type="float">
            <text:p>-13.0779930287055</text:p>
          </table:table-cell>
          <table:table-cell office:value-type="float" office:value="3.45916772037851" calcext:value-type="float">
            <text:p>3.45916772037851</text:p>
          </table:table-cell>
          <table:table-cell table:number-columns-repeated="5"/>
        </table:table-row>
        <table:table-row table:style-name="ro1">
          <table:table-cell office:value-type="float" office:value="9.58780574950024" calcext:value-type="float">
            <text:p>9.58780574950024</text:p>
          </table:table-cell>
          <table:table-cell office:value-type="float" office:value="-13.111389006721" calcext:value-type="float">
            <text:p>-13.111389006721</text:p>
          </table:table-cell>
          <table:table-cell office:value-type="float" office:value="3.35731672788359" calcext:value-type="float">
            <text:p>3.35731672788359</text:p>
          </table:table-cell>
          <table:table-cell table:number-columns-repeated="5"/>
        </table:table-row>
        <table:table-row table:style-name="ro1">
          <table:table-cell office:value-type="float" office:value="9.48620565851986" calcext:value-type="float">
            <text:p>9.48620565851986</text:p>
          </table:table-cell>
          <table:table-cell office:value-type="float" office:value="-13.1336530346552" calcext:value-type="float">
            <text:p>-13.1336530346552</text:p>
          </table:table-cell>
          <table:table-cell office:value-type="float" office:value="3.39873172441878" calcext:value-type="float">
            <text:p>3.39873172441878</text:p>
          </table:table-cell>
          <table:table-cell table:number-columns-repeated="5"/>
        </table:table-row>
        <table:table-row table:style-name="ro1">
          <table:table-cell office:value-type="float" office:value="9.40153891997294" calcext:value-type="float">
            <text:p>9.40153891997294</text:p>
          </table:table-cell>
          <table:table-cell office:value-type="float" office:value="-13.1559170402873" calcext:value-type="float">
            <text:p>-13.1559170402873</text:p>
          </table:table-cell>
          <table:table-cell office:value-type="float" office:value="3.34117719268589" calcext:value-type="float">
            <text:p>3.34117719268589</text:p>
          </table:table-cell>
          <table:table-cell table:number-columns-repeated="5"/>
        </table:table-row>
        <table:table-row table:style-name="ro1">
          <table:table-cell office:value-type="float" office:value="9.29147215015704" calcext:value-type="float">
            <text:p>9.29147215015704</text:p>
          </table:table-cell>
          <table:table-cell office:value-type="float" office:value="-13.178181075628" calcext:value-type="float">
            <text:p>-13.178181075628</text:p>
          </table:table-cell>
          <table:table-cell office:value-type="float" office:value="3.14159389153252" calcext:value-type="float">
            <text:p>3.14159389153252</text:p>
          </table:table-cell>
          <table:table-cell table:number-columns-repeated="5"/>
        </table:table-row>
        <table:table-row table:style-name="ro1">
          <table:table-cell office:value-type="float" office:value="9.19833870708577" calcext:value-type="float">
            <text:p>9.19833870708577</text:p>
          </table:table-cell>
          <table:table-cell office:value-type="float" office:value="-13.1781811909218" calcext:value-type="float">
            <text:p>-13.1781811909218</text:p>
          </table:table-cell>
          <table:table-cell office:value-type="float" office:value="3.51729683183063" calcext:value-type="float">
            <text:p>3.51729683183063</text:p>
          </table:table-cell>
          <table:table-cell table:number-columns-repeated="5"/>
        </table:table-row>
        <table:table-row table:style-name="ro1">
          <table:table-cell office:value-type="float" office:value="9.11367198035578" calcext:value-type="float">
            <text:p>9.11367198035578</text:p>
          </table:table-cell>
          <table:table-cell office:value-type="float" office:value="-13.2115771419364" calcext:value-type="float">
            <text:p>-13.2115771419364</text:p>
          </table:table-cell>
          <table:table-cell office:value-type="float" office:value="3.37624393043384" calcext:value-type="float">
            <text:p>3.37624393043384</text:p>
          </table:table-cell>
          <table:table-cell table:number-columns-repeated="5"/>
        </table:table-row>
        <table:table-row table:style-name="ro1">
          <table:table-cell office:value-type="float" office:value="9.02053856334951" calcext:value-type="float">
            <text:p>9.02053856334951</text:p>
          </table:table-cell>
          <table:table-cell office:value-type="float" office:value="-13.2338411529147" calcext:value-type="float">
            <text:p>-13.2338411529147</text:p>
          </table:table-cell>
          <table:table-cell office:value-type="float" office:value="3.62576041393432" calcext:value-type="float">
            <text:p>3.62576041393432</text:p>
          </table:table-cell>
          <table:table-cell table:number-columns-repeated="5"/>
        </table:table-row>
        <table:table-row table:style-name="ro1">
          <table:table-cell office:value-type="float" office:value="8.93587184959973" calcext:value-type="float">
            <text:p>8.93587184959973</text:p>
          </table:table-cell>
          <table:table-cell office:value-type="float" office:value="-13.2783690512075" calcext:value-type="float">
            <text:p>-13.2783690512075</text:p>
          </table:table-cell>
          <table:table-cell office:value-type="float" office:value="3.34117712743637" calcext:value-type="float">
            <text:p>3.34117712743637</text:p>
          </table:table-cell>
          <table:table-cell table:number-columns-repeated="5"/>
        </table:table-row>
        <table:table-row table:style-name="ro1">
          <table:table-cell office:value-type="float" office:value="8.82580507653079" calcext:value-type="float">
            <text:p>8.82580507653079</text:p>
          </table:table-cell>
          <table:table-cell office:value-type="float" office:value="-13.3006330797305" calcext:value-type="float">
            <text:p>-13.3006330797305</text:p>
          </table:table-cell>
          <table:table-cell office:value-type="float" office:value="3.55464634740448" calcext:value-type="float">
            <text:p>3.55464634740448</text:p>
          </table:table-cell>
          <table:table-cell table:number-columns-repeated="5"/>
        </table:table-row>
        <table:table-row table:style-name="ro1">
          <table:table-cell office:value-type="float" office:value="8.74960502351639" calcext:value-type="float">
            <text:p>8.74960502351639</text:p>
          </table:table-cell>
          <table:table-cell office:value-type="float" office:value="-13.3340290171652" calcext:value-type="float">
            <text:p>-13.3340290171652</text:p>
          </table:table-cell>
          <table:table-cell office:value-type="float" office:value="3.5875745177568" calcext:value-type="float">
            <text:p>3.5875745177568</text:p>
          </table:table-cell>
          <table:table-cell table:number-columns-repeated="5"/>
        </table:table-row>
        <table:table-row table:style-name="ro1">
          <table:table-cell office:value-type="float" office:value="8.65647163023294" calcext:value-type="float">
            <text:p>8.65647163023294</text:p>
          </table:table-cell>
          <table:table-cell office:value-type="float" office:value="-13.3785569216541" calcext:value-type="float">
            <text:p>-13.3785569216541</text:p>
          </table:table-cell>
          <table:table-cell office:value-type="float" office:value="3.48589227037932" calcext:value-type="float">
            <text:p>3.48589227037932</text:p>
          </table:table-cell>
          <table:table-cell table:number-columns-repeated="5"/>
        </table:table-row>
        <table:table-row table:style-name="ro1">
          <table:table-cell office:value-type="float" office:value="8.56333822202385" calcext:value-type="float">
            <text:p>8.56333822202385</text:p>
          </table:table-cell>
          <table:table-cell office:value-type="float" office:value="-13.4119528764718" calcext:value-type="float">
            <text:p>-13.4119528764718</text:p>
          </table:table-cell>
          <table:table-cell office:value-type="float" office:value="3.51729673430882" calcext:value-type="float">
            <text:p>3.51729673430882</text:p>
          </table:table-cell>
          <table:table-cell table:number-columns-repeated="5"/>
        </table:table-row>
        <table:table-row table:style-name="ro1">
          <table:table-cell office:value-type="float" office:value="8.47867149058192" calcext:value-type="float">
            <text:p>8.47867149058192</text:p>
          </table:table-cell>
          <table:table-cell office:value-type="float" office:value="-13.4453488198034" calcext:value-type="float">
            <text:p>-13.4453488198034</text:p>
          </table:table-cell>
          <table:table-cell office:value-type="float" office:value="3.58757447808626" calcext:value-type="float">
            <text:p>3.58757447808626</text:p>
          </table:table-cell>
          <table:table-cell table:number-columns-repeated="5"/>
        </table:table-row>
        <table:table-row table:style-name="ro1">
          <table:table-cell office:value-type="float" office:value="8.38553809272436" calcext:value-type="float">
            <text:p>8.38553809272436</text:p>
          </table:table-cell>
          <table:table-cell office:value-type="float" office:value="-13.4898767219401" calcext:value-type="float">
            <text:p>-13.4898767219401</text:p>
          </table:table-cell>
          <table:table-cell office:value-type="float" office:value="3.67042909191215" calcext:value-type="float">
            <text:p>3.67042909191215</text:p>
          </table:table-cell>
          <table:table-cell table:number-columns-repeated="5"/>
        </table:table-row>
        <table:table-row table:style-name="ro1">
          <table:table-cell office:value-type="float" office:value="8.30933804989815" calcext:value-type="float">
            <text:p>8.30933804989815</text:p>
          </table:table-cell>
          <table:table-cell office:value-type="float" office:value="-13.5344046029805" calcext:value-type="float">
            <text:p>-13.5344046029805</text:p>
          </table:table-cell>
          <table:table-cell office:value-type="float" office:value="3.62576029550116" calcext:value-type="float">
            <text:p>3.62576029550116</text:p>
          </table:table-cell>
          <table:table-cell table:number-columns-repeated="5"/>
        </table:table-row>
        <table:table-row table:style-name="ro1">
          <table:table-cell office:value-type="float" office:value="8.22467132801493" calcext:value-type="float">
            <text:p>8.22467132801493</text:p>
          </table:table-cell>
          <table:table-cell office:value-type="float" office:value="-13.57893249275" calcext:value-type="float">
            <text:p>-13.57893249275</text:p>
          </table:table-cell>
          <table:table-cell office:value-type="float" office:value="3.91999167009612" calcext:value-type="float">
            <text:p>3.91999167009612</text:p>
          </table:table-cell>
          <table:table-cell table:number-columns-repeated="5"/>
        </table:table-row>
        <table:table-row table:style-name="ro1">
          <table:table-cell office:value-type="float" office:value="8.15693798286702" calcext:value-type="float">
            <text:p>8.15693798286702</text:p>
          </table:table-cell>
          <table:table-cell office:value-type="float" office:value="-13.6457242614899" calcext:value-type="float">
            <text:p>-13.6457242614899</text:p>
          </table:table-cell>
          <table:table-cell office:value-type="float" office:value="3.48589219692443" calcext:value-type="float">
            <text:p>3.48589219692443</text:p>
          </table:table-cell>
          <table:table-cell table:number-columns-repeated="5"/>
        </table:table-row>
        <table:table-row table:style-name="ro1">
          <table:table-cell office:value-type="float" office:value="8.06380457004511" calcext:value-type="float">
            <text:p>8.06380457004511</text:p>
          </table:table-cell>
          <table:table-cell office:value-type="float" office:value="-13.6791202102409" calcext:value-type="float">
            <text:p>-13.6791202102409</text:p>
          </table:table-cell>
          <table:table-cell office:value-type="float" office:value="3.80951563051856" calcext:value-type="float">
            <text:p>3.80951563051856</text:p>
          </table:table-cell>
          <table:table-cell table:number-columns-repeated="5"/>
        </table:table-row>
        <table:table-row table:style-name="ro1">
          <table:table-cell office:value-type="float" office:value="7.97913786782292" calcext:value-type="float">
            <text:p>7.97913786782292</text:p>
          </table:table-cell>
          <table:table-cell office:value-type="float" office:value="-13.7459119955323" calcext:value-type="float">
            <text:p>-13.7459119955323</text:p>
          </table:table-cell>
          <table:table-cell office:value-type="float" office:value="3.77245971373116" calcext:value-type="float">
            <text:p>3.77245971373116</text:p>
          </table:table-cell>
          <table:table-cell table:number-columns-repeated="5"/>
        </table:table-row>
        <table:table-row table:style-name="ro1">
          <table:table-cell office:value-type="float" office:value="7.90293783162878" calcext:value-type="float">
            <text:p>7.90293783162878</text:p>
          </table:table-cell>
          <table:table-cell office:value-type="float" office:value="-13.8015718217104" calcext:value-type="float">
            <text:p>-13.8015718217104</text:p>
          </table:table-cell>
          <table:table-cell office:value-type="float" office:value="3.72315186710479" calcext:value-type="float">
            <text:p>3.72315186710479</text:p>
          </table:table-cell>
          <table:table-cell table:number-columns-repeated="5"/>
        </table:table-row>
        <table:table-row table:style-name="ro1">
          <table:table-cell office:value-type="float" office:value="7.81827111474886" calcext:value-type="float">
            <text:p>7.81827111474886</text:p>
          </table:table-cell>
          <table:table-cell office:value-type="float" office:value="-13.8572316560773" calcext:value-type="float">
            <text:p>-13.8572316560773</text:p>
          </table:table-cell>
          <table:table-cell office:value-type="float" office:value="3.64277045635515" calcext:value-type="float">
            <text:p>3.64277045635515</text:p>
          </table:table-cell>
          <table:table-cell table:number-columns-repeated="5"/>
        </table:table-row>
        <table:table-row table:style-name="ro1">
          <table:table-cell office:value-type="float" office:value="7.71667104250956" calcext:value-type="float">
            <text:p>7.71667104250956</text:p>
          </table:table-cell>
          <table:table-cell office:value-type="float" office:value="-13.9128915070121" calcext:value-type="float">
            <text:p>-13.9128915070121</text:p>
          </table:table-cell>
          <table:table-cell office:value-type="float" office:value="3.48589212648167" calcext:value-type="float">
            <text:p>3.48589212648167</text:p>
          </table:table-cell>
          <table:table-cell table:number-columns-repeated="5"/>
        </table:table-row>
        <table:table-row table:style-name="ro1">
          <table:table-cell office:value-type="float" office:value="7.62353762446638" calcext:value-type="float">
            <text:p>7.62353762446638</text:p>
          </table:table-cell>
          <table:table-cell office:value-type="float" office:value="-13.9462874502312" calcext:value-type="float">
            <text:p>-13.9462874502312</text:p>
          </table:table-cell>
          <table:table-cell office:value-type="float" office:value="3.55464614689075" calcext:value-type="float">
            <text:p>3.55464614689075</text:p>
          </table:table-cell>
          <table:table-cell table:number-columns-repeated="5"/>
        </table:table-row>
        <table:table-row table:style-name="ro1">
          <table:table-cell office:value-type="float" office:value="7.52193753857951" calcext:value-type="float">
            <text:p>7.52193753857951</text:p>
          </table:table-cell>
          <table:table-cell office:value-type="float" office:value="-13.9908153491876" calcext:value-type="float">
            <text:p>-13.9908153491876</text:p>
          </table:table-cell>
          <table:table-cell office:value-type="float" office:value="3.58757432120937" calcext:value-type="float">
            <text:p>3.58757432120937</text:p>
          </table:table-cell>
          <table:table-cell table:number-columns-repeated="5"/>
        </table:table-row>
        <table:table-row table:style-name="ro1">
          <table:table-cell office:value-type="float" office:value="7.42880412858538" calcext:value-type="float">
            <text:p>7.42880412858538</text:p>
          </table:table-cell>
          <table:table-cell office:value-type="float" office:value="-14.0353432391766" calcext:value-type="float">
            <text:p>-14.0353432391766</text:p>
          </table:table-cell>
          <table:table-cell office:value-type="float" office:value="3.58757430468455" calcext:value-type="float">
            <text:p>3.58757430468455</text:p>
          </table:table-cell>
          <table:table-cell table:number-columns-repeated="5"/>
        </table:table-row>
        <table:table-row table:style-name="ro1">
          <table:table-cell office:value-type="float" office:value="7.33567071831888" calcext:value-type="float">
            <text:p>7.33567071831888</text:p>
          </table:table-cell>
          <table:table-cell office:value-type="float" office:value="-14.0798711274051" calcext:value-type="float">
            <text:p>-14.0798711274051</text:p>
          </table:table-cell>
          <table:table-cell office:value-type="float" office:value="3.80951550693999" calcext:value-type="float">
            <text:p>3.80951550693999</text:p>
          </table:table-cell>
          <table:table-cell table:number-columns-repeated="5"/>
        </table:table-row>
        <table:table-row table:style-name="ro1">
          <table:table-cell office:value-type="float" office:value="7.25100400499648" calcext:value-type="float">
            <text:p>7.25100400499648</text:p>
          </table:table-cell>
          <table:table-cell office:value-type="float" office:value="-14.1466629044788" calcext:value-type="float">
            <text:p>-14.1466629044788</text:p>
          </table:table-cell>
          <table:table-cell office:value-type="float" office:value="3.5546460870706" calcext:value-type="float">
            <text:p>3.5546460870706</text:p>
          </table:table-cell>
          <table:table-cell table:number-columns-repeated="5"/>
        </table:table-row>
        <table:table-row table:style-name="ro1">
          <table:table-cell office:value-type="float" office:value="7.1494039144024" calcext:value-type="float">
            <text:p>7.1494039144024</text:p>
          </table:table-cell>
          <table:table-cell office:value-type="float" office:value="-14.191190798253" calcext:value-type="float">
            <text:p>-14.191190798253</text:p>
          </table:table-cell>
          <table:table-cell office:value-type="float" office:value="3.62576011130726" calcext:value-type="float">
            <text:p>3.62576011130726</text:p>
          </table:table-cell>
          <table:table-cell table:number-columns-repeated="5"/>
        </table:table-row>
        <table:table-row table:style-name="ro1">
          <table:table-cell office:value-type="float" office:value="7.06473717818579" calcext:value-type="float">
            <text:p>7.06473717818579</text:p>
          </table:table-cell>
          <table:table-cell office:value-type="float" office:value="-14.2357186756522" calcext:value-type="float">
            <text:p>-14.2357186756522</text:p>
          </table:table-cell>
          <table:table-cell office:value-type="float" office:value="3.68701902925468" calcext:value-type="float">
            <text:p>3.68701902925468</text:p>
          </table:table-cell>
          <table:table-cell table:number-columns-repeated="5"/>
        </table:table-row>
        <table:table-row table:style-name="ro1">
          <table:table-cell office:value-type="float" office:value="6.95467042800834" calcext:value-type="float">
            <text:p>6.95467042800834</text:p>
          </table:table-cell>
          <table:table-cell office:value-type="float" office:value="-14.3025104734691" calcext:value-type="float">
            <text:p>-14.3025104734691</text:p>
          </table:table-cell>
          <table:table-cell office:value-type="float" office:value="3.67042884653834" calcext:value-type="float">
            <text:p>3.67042884653834</text:p>
          </table:table-cell>
          <table:table-cell table:number-columns-repeated="5"/>
        </table:table-row>
        <table:table-row table:style-name="ro1">
          <table:table-cell office:value-type="float" office:value="6.87847036724445" calcext:value-type="float">
            <text:p>6.87847036724445</text:p>
          </table:table-cell>
          <table:table-cell office:value-type="float" office:value="-14.3470383399093" calcext:value-type="float">
            <text:p>-14.3470383399093</text:p>
          </table:table-cell>
          <table:table-cell office:value-type="float" office:value="3.9522497273748" calcext:value-type="float">
            <text:p>3.9522497273748</text:p>
          </table:table-cell>
          <table:table-cell table:number-columns-repeated="5"/>
        </table:table-row>
        <table:table-row table:style-name="ro1">
          <table:table-cell office:value-type="float" office:value="6.79380366803536" calcext:value-type="float">
            <text:p>6.79380366803536</text:p>
          </table:table-cell>
          <table:table-cell office:value-type="float" office:value="-14.4360940103312" calcext:value-type="float">
            <text:p>-14.4360940103312</text:p>
          </table:table-cell>
          <table:table-cell office:value-type="float" office:value="3.86128957955129" calcext:value-type="float">
            <text:p>3.86128957955129</text:p>
          </table:table-cell>
          <table:table-cell table:number-columns-repeated="5"/>
        </table:table-row>
        <table:table-row table:style-name="ro1">
          <table:table-cell office:value-type="float" office:value="6.71760362475035" calcext:value-type="float">
            <text:p>6.71760362475035</text:p>
          </table:table-cell>
          <table:table-cell office:value-type="float" office:value="-14.502885773656" calcext:value-type="float">
            <text:p>-14.502885773656</text:p>
          </table:table-cell>
          <table:table-cell office:value-type="float" office:value="3.80951540370266" calcext:value-type="float">
            <text:p>3.80951540370266</text:p>
          </table:table-cell>
          <table:table-cell table:number-columns-repeated="5"/>
        </table:table-row>
        <table:table-row table:style-name="ro1">
          <table:table-cell office:value-type="float" office:value="6.63293690233325" calcext:value-type="float">
            <text:p>6.63293690233325</text:p>
          </table:table-cell>
          <table:table-cell office:value-type="float" office:value="-14.5696775437239" calcext:value-type="float">
            <text:p>-14.5696775437239</text:p>
          </table:table-cell>
          <table:table-cell office:value-type="float" office:value="4.0046268365671" calcext:value-type="float">
            <text:p>4.0046268365671</text:p>
          </table:table-cell>
          <table:table-cell table:number-columns-repeated="5"/>
        </table:table-row>
        <table:table-row table:style-name="ro1">
          <table:table-cell office:value-type="float" office:value="6.55673687541422" calcext:value-type="float">
            <text:p>6.55673687541422</text:p>
          </table:table-cell>
          <table:table-cell office:value-type="float" office:value="-14.6587332032046" calcext:value-type="float">
            <text:p>-14.6587332032046</text:p>
          </table:table-cell>
          <table:table-cell office:value-type="float" office:value="4.06215524459674" calcext:value-type="float">
            <text:p>4.06215524459674</text:p>
          </table:table-cell>
          <table:table-cell table:number-columns-repeated="5"/>
        </table:table-row>
        <table:table-row table:style-name="ro1">
          <table:table-cell office:value-type="float" office:value="6.4890035261626" calcext:value-type="float">
            <text:p>6.4890035261626</text:p>
          </table:table-cell>
          <table:table-cell office:value-type="float" office:value="-14.7477888552126" calcext:value-type="float">
            <text:p>-14.7477888552126</text:p>
          </table:table-cell>
          <table:table-cell office:value-type="float" office:value="3.72315162590404" calcext:value-type="float">
            <text:p>3.72315162590404</text:p>
          </table:table-cell>
          <table:table-cell table:number-columns-repeated="5"/>
        </table:table-row>
        <table:table-row table:style-name="ro1">
          <table:table-cell office:value-type="float" office:value="6.40433678907988" calcext:value-type="float">
            <text:p>6.40433678907988</text:p>
          </table:table-cell>
          <table:table-cell office:value-type="float" office:value="-14.8034486736134" calcext:value-type="float">
            <text:p>-14.8034486736134</text:p>
          </table:table-cell>
          <table:table-cell office:value-type="float" office:value="3.76374434888546" calcext:value-type="float">
            <text:p>3.76374434888546</text:p>
          </table:table-cell>
          <table:table-cell table:number-columns-repeated="5"/>
        </table:table-row>
        <table:table-row table:style-name="ro1">
          <table:table-cell office:value-type="float" office:value="6.3112033814179" calcext:value-type="float">
            <text:p>6.3112033814179</text:p>
          </table:table-cell>
          <table:table-cell office:value-type="float" office:value="-14.8702404471688" calcext:value-type="float">
            <text:p>-14.8702404471688</text:p>
          </table:table-cell>
          <table:table-cell office:value-type="float" office:value="3.72315159514915" calcext:value-type="float">
            <text:p>3.72315159514915</text:p>
          </table:table-cell>
          <table:table-cell table:number-columns-repeated="5"/>
        </table:table-row>
        <table:table-row table:style-name="ro1">
          <table:table-cell office:value-type="float" office:value="6.22653664191734" calcext:value-type="float">
            <text:p>6.22653664191734</text:p>
          </table:table-cell>
          <table:table-cell office:value-type="float" office:value="-14.9259002634298" calcext:value-type="float">
            <text:p>-14.9259002634298</text:p>
          </table:table-cell>
          <table:table-cell office:value-type="float" office:value="3.5260181650945" calcext:value-type="float">
            <text:p>3.5260181650945</text:p>
          </table:table-cell>
          <table:table-cell table:number-columns-repeated="5"/>
        </table:table-row>
        <table:table-row table:style-name="ro1">
          <table:table-cell office:value-type="float" office:value="6.11646985565927" calcext:value-type="float">
            <text:p>6.11646985565927</text:p>
          </table:table-cell>
          <table:table-cell office:value-type="float" office:value="-14.9704281513372" calcext:value-type="float">
            <text:p>-14.9704281513372</text:p>
          </table:table-cell>
          <table:table-cell office:value-type="float" office:value="3.25072442839315" calcext:value-type="float">
            <text:p>3.25072442839315</text:p>
          </table:table-cell>
          <table:table-cell table:number-columns-repeated="5"/>
        </table:table-row>
        <table:table-row table:style-name="ro1">
          <table:table-cell office:value-type="float" office:value="6.01486971890937" calcext:value-type="float">
            <text:p>6.01486971890937</text:p>
          </table:table-cell>
          <table:table-cell office:value-type="float" office:value="-14.981560182926" calcext:value-type="float">
            <text:p>-14.981560182926</text:p>
          </table:table-cell>
          <table:table-cell office:value-type="float" office:value="3.35731619144866" calcext:value-type="float">
            <text:p>3.35731619144866</text:p>
          </table:table-cell>
          <table:table-cell table:number-columns-repeated="5"/>
        </table:table-row>
        <table:table-row table:style-name="ro1">
          <table:table-cell office:value-type="float" office:value="5.91326959136921" calcext:value-type="float">
            <text:p>5.91326959136921</text:p>
          </table:table-cell>
          <table:table-cell office:value-type="float" office:value="-15.0038241617526" calcext:value-type="float">
            <text:p>-15.0038241617526</text:p>
          </table:table-cell>
          <table:table-cell office:value-type="float" office:value="3.43617966098449" calcext:value-type="float">
            <text:p>3.43617966098449</text:p>
          </table:table-cell>
          <table:table-cell table:number-columns-repeated="5"/>
        </table:table-row>
        <table:table-row table:style-name="ro1">
          <table:table-cell office:value-type="float" office:value="5.80320279393809" calcext:value-type="float">
            <text:p>5.80320279393809</text:p>
          </table:table-cell>
          <table:table-cell office:value-type="float" office:value="-15.0372200956358" calcext:value-type="float">
            <text:p>-15.0372200956358</text:p>
          </table:table-cell>
          <table:table-cell office:value-type="float" office:value="3.14159342283116" calcext:value-type="float">
            <text:p>3.14159342283116</text:p>
          </table:table-cell>
          <table:table-cell table:number-columns-repeated="5"/>
        </table:table-row>
        <table:table-row table:style-name="ro1">
          <table:table-cell office:value-type="float" office:value="5.69313596999064" calcext:value-type="float">
            <text:p>5.69313596999064</text:p>
          </table:table-cell>
          <table:table-cell office:value-type="float" office:value="-15.0372201803037" calcext:value-type="float">
            <text:p>-15.0372201803037</text:p>
          </table:table-cell>
          <table:table-cell office:value-type="float" office:value="3.26055586704004" calcext:value-type="float">
            <text:p>3.26055586704004</text:p>
          </table:table-cell>
          <table:table-cell table:number-columns-repeated="5"/>
        </table:table-row>
        <table:table-row table:style-name="ro1">
          <table:table-cell office:value-type="float" office:value="5.60000251118735" calcext:value-type="float">
            <text:p>5.60000251118735</text:p>
          </table:table-cell>
          <table:table-cell office:value-type="float" office:value="-15.0483521998161" calcext:value-type="float">
            <text:p>-15.0483521998161</text:p>
          </table:table-cell>
          <table:table-cell office:value-type="float" office:value="3.43617961094172" calcext:value-type="float">
            <text:p>3.43617961094172</text:p>
          </table:table-cell>
          <table:table-cell table:number-columns-repeated="5"/>
        </table:table-row>
        <table:table-row table:style-name="ro1">
          <table:table-cell office:value-type="float" office:value="5.48993571154596" calcext:value-type="float">
            <text:p>5.48993571154596</text:p>
          </table:table-cell>
          <table:table-cell office:value-type="float" office:value="-15.0817481283547" calcext:value-type="float">
            <text:p>-15.0817481283547</text:p>
          </table:table-cell>
          <table:table-cell office:value-type="float" office:value="3.25072434575995" calcext:value-type="float">
            <text:p>3.25072434575995</text:p>
          </table:table-cell>
          <table:table-cell table:number-columns-repeated="5"/>
        </table:table-row>
        <table:table-row table:style-name="ro1">
          <table:table-cell office:value-type="float" office:value="5.38833557296015" calcext:value-type="float">
            <text:p>5.38833557296015</text:p>
          </table:table-cell>
          <table:table-cell office:value-type="float" office:value="-15.0928801516483" calcext:value-type="float">
            <text:p>-15.0928801516483</text:p>
          </table:table-cell>
          <table:table-cell office:value-type="float" office:value="3.2423887195436" calcext:value-type="float">
            <text:p>3.2423887195436</text:p>
          </table:table-cell>
          <table:table-cell table:number-columns-repeated="5"/>
        </table:table-row>
        <table:table-row table:style-name="ro1">
          <table:table-cell office:value-type="float" office:value="5.27826875505177" calcext:value-type="float">
            <text:p>5.27826875505177</text:p>
          </table:table-cell>
          <table:table-cell office:value-type="float" office:value="-15.1040121793444" calcext:value-type="float">
            <text:p>-15.1040121793444</text:p>
          </table:table-cell>
          <table:table-cell office:value-type="float" office:value="3.5875739608392" calcext:value-type="float">
            <text:p>3.5875739608392</text:p>
          </table:table-cell>
          <table:table-cell table:number-columns-repeated="5"/>
        </table:table-row>
        <table:table-row table:style-name="ro1">
          <table:table-cell office:value-type="float" office:value="5.18513531876039" calcext:value-type="float">
            <text:p>5.18513531876039</text:p>
          </table:table-cell>
          <table:table-cell office:value-type="float" office:value="-15.1485400406718" calcext:value-type="float">
            <text:p>-15.1485400406718</text:p>
          </table:table-cell>
          <table:table-cell office:value-type="float" office:value="3.24238869152495" calcext:value-type="float">
            <text:p>3.24238869152495</text:p>
          </table:table-cell>
          <table:table-cell table:number-columns-repeated="5"/>
        </table:table-row>
        <table:table-row table:style-name="ro1">
          <table:table-cell office:value-type="float" office:value="5.07506849978034" calcext:value-type="float">
            <text:p>5.07506849978034</text:p>
          </table:table-cell>
          <table:table-cell office:value-type="float" office:value="-15.1596720653608" calcext:value-type="float">
            <text:p>-15.1596720653608</text:p>
          </table:table-cell>
          <table:table-cell office:value-type="float" office:value="3.587573930847" calcext:value-type="float">
            <text:p>3.587573930847</text:p>
          </table:table-cell>
          <table:table-cell table:number-columns-repeated="5"/>
        </table:table-row>
        <table:table-row table:style-name="ro1">
          <table:table-cell office:value-type="float" office:value="4.98193506167875" calcext:value-type="float">
            <text:p>4.98193506167875</text:p>
          </table:table-cell>
          <table:table-cell office:value-type="float" office:value="-15.204199924122" calcext:value-type="float">
            <text:p>-15.204199924122</text:p>
          </table:table-cell>
          <table:table-cell office:value-type="float" office:value="3.48589170146607" calcext:value-type="float">
            <text:p>3.48589170146607</text:p>
          </table:table-cell>
          <table:table-cell table:number-columns-repeated="5"/>
        </table:table-row>
        <table:table-row table:style-name="ro1">
          <table:table-cell office:value-type="float" office:value="4.88880161397485" calcext:value-type="float">
            <text:p>4.88880161397485</text:p>
          </table:table-cell>
          <table:table-cell office:value-type="float" office:value="-15.237595833304" calcext:value-type="float">
            <text:p>-15.237595833304</text:p>
          </table:table-cell>
          <table:table-cell office:value-type="float" office:value="3.32725798466351" calcext:value-type="float">
            <text:p>3.32725798466351</text:p>
          </table:table-cell>
          <table:table-cell table:number-columns-repeated="5"/>
        </table:table-row>
        <table:table-row table:style-name="ro1">
          <table:table-cell office:value-type="float" office:value="4.7702681215882" calcext:value-type="float">
            <text:p>4.7702681215882</text:p>
          </table:table-cell>
          <table:table-cell office:value-type="float" office:value="-15.2598598083213" calcext:value-type="float">
            <text:p>-15.2598598083213</text:p>
          </table:table-cell>
          <table:table-cell office:value-type="float" office:value="3.58757387983052" calcext:value-type="float">
            <text:p>3.58757387983052</text:p>
          </table:table-cell>
          <table:table-cell table:number-columns-repeated="5"/>
        </table:table-row>
        <table:table-row table:style-name="ro1">
          <table:table-cell office:value-type="float" office:value="4.67713467925392" calcext:value-type="float">
            <text:p>4.67713467925392</text:p>
          </table:table-cell>
          <table:table-cell office:value-type="float" office:value="-15.3043876632687" calcext:value-type="float">
            <text:p>-15.3043876632687</text:p>
          </table:table-cell>
          <table:table-cell office:value-type="float" office:value="3.23523256668049" calcext:value-type="float">
            <text:p>3.23523256668049</text:p>
          </table:table-cell>
          <table:table-cell table:number-columns-repeated="5"/>
        </table:table-row>
        <table:table-row table:style-name="ro1">
          <table:table-cell office:value-type="float" office:value="4.55860117963282" calcext:value-type="float">
            <text:p>4.55860117963282</text:p>
          </table:table-cell>
          <table:table-cell office:value-type="float" office:value="-15.3155196857061" calcext:value-type="float">
            <text:p>-15.3155196857061</text:p>
          </table:table-cell>
          <table:table-cell office:value-type="float" office:value="3.14159325584518" calcext:value-type="float">
            <text:p>3.14159325584518</text:p>
          </table:table-cell>
          <table:table-cell table:number-columns-repeated="5"/>
        </table:table-row>
        <table:table-row table:style-name="ro1">
          <table:table-cell office:value-type="float" office:value="4.44006767170786" calcext:value-type="float">
            <text:p>4.44006767170786</text:p>
          </table:table-cell>
          <table:table-cell office:value-type="float" office:value="-15.3155197570935" calcext:value-type="float">
            <text:p>-15.3155197570935</text:p>
          </table:table-cell>
          <table:table-cell office:value-type="float" office:value="3.68027134936207" calcext:value-type="float">
            <text:p>3.68027134936207</text:p>
          </table:table-cell>
          <table:table-cell table:number-columns-repeated="5"/>
        </table:table-row>
        <table:table-row table:style-name="ro1">
          <table:table-cell office:value-type="float" office:value="4.34693423332514" calcext:value-type="float">
            <text:p>4.34693423332514</text:p>
          </table:table-cell>
          <table:table-cell office:value-type="float" office:value="-15.371179557094" calcext:value-type="float">
            <text:p>-15.371179557094</text:p>
          </table:table-cell>
          <table:table-cell office:value-type="float" office:value="3.14159322856117" calcext:value-type="float">
            <text:p>3.14159322856117</text:p>
          </table:table-cell>
          <table:table-cell table:number-columns-repeated="5"/>
        </table:table-row>
        <table:table-row table:style-name="ro1">
          <table:table-cell office:value-type="float" office:value="4.24533408312189" calcext:value-type="float">
            <text:p>4.24533408312189</text:p>
          </table:table-cell>
          <table:table-cell office:value-type="float" office:value="-15.3711796155112" calcext:value-type="float">
            <text:p>-15.3711796155112</text:p>
          </table:table-cell>
          <table:table-cell office:value-type="float" office:value="3.23523250694643" calcext:value-type="float">
            <text:p>3.23523250694643</text:p>
          </table:table-cell>
          <table:table-cell table:number-columns-repeated="5"/>
        </table:table-row>
        <table:table-row table:style-name="ro1">
          <table:table-cell office:value-type="float" office:value="4.12680058073076" calcext:value-type="float">
            <text:p>4.12680058073076</text:p>
          </table:table-cell>
          <table:table-cell office:value-type="float" office:value="-15.3823116310658" calcext:value-type="float">
            <text:p>-15.3823116310658</text:p>
          </table:table-cell>
          <table:table-cell office:value-type="float" office:value="3.04079784899109" calcext:value-type="float">
            <text:p>3.04079784899109</text:p>
          </table:table-cell>
          <table:table-cell table:number-columns-repeated="5"/>
        </table:table-row>
        <table:table-row table:style-name="ro1">
          <table:table-cell office:value-type="float" office:value="4.01673374555061" calcext:value-type="float">
            <text:p>4.01673374555061</text:p>
          </table:table-cell>
          <table:table-cell office:value-type="float" office:value="-15.3711797418764" calcext:value-type="float">
            <text:p>-15.3711797418764</text:p>
          </table:table-cell>
          <table:table-cell office:value-type="float" office:value="3.25072414340003" calcext:value-type="float">
            <text:p>3.25072414340003</text:p>
          </table:table-cell>
          <table:table-cell table:number-columns-repeated="5"/>
        </table:table-row>
        <table:table-row table:style-name="ro1">
          <table:table-cell office:value-type="float" office:value="3.91513360129383" calcext:value-type="float">
            <text:p>3.91513360129383</text:p>
          </table:table-cell>
          <table:table-cell office:value-type="float" office:value="-15.3823117449847" calcext:value-type="float">
            <text:p>-15.3823117449847</text:p>
          </table:table-cell>
          <table:table-cell office:value-type="float" office:value="2.75716850835325" calcext:value-type="float">
            <text:p>2.75716850835325</text:p>
          </table:table-cell>
          <table:table-cell table:number-columns-repeated="5"/>
        </table:table-row>
        <table:table-row table:style-name="ro1">
          <table:table-cell office:value-type="float" office:value="3.80506674823098" calcext:value-type="float">
            <text:p>3.80506674823098</text:p>
          </table:table-cell>
          <table:table-cell office:value-type="float" office:value="-15.3377840050438" calcext:value-type="float">
            <text:p>-15.3377840050438</text:p>
          </table:table-cell>
          <table:table-cell office:value-type="float" office:value="3.05416359779091" calcext:value-type="float">
            <text:p>3.05416359779091</text:p>
          </table:table-cell>
          <table:table-cell table:number-columns-repeated="5"/>
        </table:table-row>
        <table:table-row table:style-name="ro1">
          <table:table-cell office:value-type="float" office:value="3.67806655584915" calcext:value-type="float">
            <text:p>3.67806655584915</text:p>
          </table:table-cell>
          <table:table-cell office:value-type="float" office:value="-15.3266521202253" calcext:value-type="float">
            <text:p>-15.3266521202253</text:p>
          </table:table-cell>
          <table:table-cell office:value-type="float" office:value="2.82401944406376" calcext:value-type="float">
            <text:p>2.82401944406376</text:p>
          </table:table-cell>
          <table:table-cell table:number-columns-repeated="5"/>
        </table:table-row>
        <table:table-row table:style-name="ro1">
          <table:table-cell office:value-type="float" office:value="3.57646639020074" calcext:value-type="float">
            <text:p>3.57646639020074</text:p>
          </table:table-cell>
          <table:table-cell office:value-type="float" office:value="-15.2932563219347" calcext:value-type="float">
            <text:p>-15.2932563219347</text:p>
          </table:table-cell>
          <table:table-cell office:value-type="float" office:value="2.84700691733019" calcext:value-type="float">
            <text:p>2.84700691733019</text:p>
          </table:table-cell>
          <table:table-cell table:number-columns-repeated="5"/>
        </table:table-row>
        <table:table-row table:style-name="ro1">
          <table:table-cell office:value-type="float" office:value="3.46639954701781" calcext:value-type="float">
            <text:p>3.46639954701781</text:p>
          </table:table-cell>
          <table:table-cell office:value-type="float" office:value="-15.2598605269598" calcext:value-type="float">
            <text:p>-15.2598605269598</text:p>
          </table:table-cell>
          <table:table-cell office:value-type="float" office:value="2.79729472473024" calcext:value-type="float">
            <text:p>2.79729472473024</text:p>
          </table:table-cell>
          <table:table-cell table:number-columns-repeated="5"/>
        </table:table-row>
        <table:table-row table:style-name="ro1">
          <table:table-cell office:value-type="float" office:value="3.37326606182684" calcext:value-type="float">
            <text:p>3.37326606182684</text:p>
          </table:table-cell>
          <table:table-cell office:value-type="float" office:value="-15.2264647219538" calcext:value-type="float">
            <text:p>-15.2264647219538</text:p>
          </table:table-cell>
          <table:table-cell office:value-type="float" office:value="2.7285406792938" calcext:value-type="float">
            <text:p>2.7285406792938</text:p>
          </table:table-cell>
          <table:table-cell table:number-columns-repeated="5"/>
        </table:table-row>
        <table:table-row table:style-name="ro1">
          <table:table-cell office:value-type="float" office:value="3.27166589406856" calcext:value-type="float">
            <text:p>3.27166589406856</text:p>
          </table:table-cell>
          <table:table-cell office:value-type="float" office:value="-15.1819369710905" calcext:value-type="float">
            <text:p>-15.1819369710905</text:p>
          </table:table-cell>
          <table:table-cell office:value-type="float" office:value="2.37857383892395" calcext:value-type="float">
            <text:p>2.37857383892395</text:p>
          </table:table-cell>
          <table:table-cell table:number-columns-repeated="5"/>
        </table:table-row>
        <table:table-row table:style-name="ro1">
          <table:table-cell office:value-type="float" office:value="3.17853238811238" calcext:value-type="float">
            <text:p>3.17853238811238</text:p>
          </table:table-cell>
          <table:table-cell office:value-type="float" office:value="-15.0928814184292" calcext:value-type="float">
            <text:p>-15.0928814184292</text:p>
          </table:table-cell>
          <table:table-cell office:value-type="float" office:value="2.36319524993687" calcext:value-type="float">
            <text:p>2.36319524993687</text:p>
          </table:table-cell>
          <table:table-cell table:number-columns-repeated="5"/>
        </table:table-row>
        <table:table-row table:style-name="ro1">
          <table:table-cell office:value-type="float" office:value="3.11079892866245" calcext:value-type="float">
            <text:p>3.11079892866245</text:p>
          </table:table-cell>
          <table:table-cell office:value-type="float" office:value="-15.026089752448" calcext:value-type="float">
            <text:p>-15.026089752448</text:p>
          </table:table-cell>
          <table:table-cell office:value-type="float" office:value="2.39764433461112" calcext:value-type="float">
            <text:p>2.39764433461112</text:p>
          </table:table-cell>
          <table:table-cell table:number-columns-repeated="5"/>
        </table:table-row>
        <table:table-row table:style-name="ro1">
          <table:table-cell office:value-type="float" office:value="3.0261321095246" calcext:value-type="float">
            <text:p>3.0261321095246</text:p>
          </table:table-cell>
          <table:table-cell office:value-type="float" office:value="-14.9481661435133" calcext:value-type="float">
            <text:p>-14.9481661435133</text:p>
          </table:table-cell>
          <table:table-cell office:value-type="float" office:value="2.36319521280249" calcext:value-type="float">
            <text:p>2.36319521280249</text:p>
          </table:table-cell>
          <table:table-cell table:number-columns-repeated="5"/>
        </table:table-row>
        <table:table-row table:style-name="ro1">
          <table:table-cell office:value-type="float" office:value="2.95839865374765" calcext:value-type="float">
            <text:p>2.95839865374765</text:p>
          </table:table-cell>
          <table:table-cell office:value-type="float" office:value="-14.881374476193" calcext:value-type="float">
            <text:p>-14.881374476193</text:p>
          </table:table-cell>
          <table:table-cell office:value-type="float" office:value="2.22103134179766" calcext:value-type="float">
            <text:p>2.22103134179766</text:p>
          </table:table-cell>
          <table:table-cell table:number-columns-repeated="5"/>
        </table:table-row>
        <table:table-row table:style-name="ro1">
          <table:table-cell office:value-type="float" office:value="2.89913187291414" calcext:value-type="float">
            <text:p>2.89913187291414</text:p>
          </table:table-cell>
          <table:table-cell office:value-type="float" office:value="-14.8034508557683" calcext:value-type="float">
            <text:p>-14.8034508557683</text:p>
          </table:table-cell>
          <table:table-cell office:value-type="float" office:value="2.22103132716741" calcext:value-type="float">
            <text:p>2.22103132716741</text:p>
          </table:table-cell>
          <table:table-cell table:number-columns-repeated="5"/>
        </table:table-row>
        <table:table-row table:style-name="ro1">
          <table:table-cell office:value-type="float" office:value="2.80599836251164" calcext:value-type="float">
            <text:p>2.80599836251164</text:p>
          </table:table-cell>
          <table:table-cell office:value-type="float" office:value="-14.6809994515969" calcext:value-type="float">
            <text:p>-14.6809994515969</text:p>
          </table:table-cell>
          <table:table-cell office:value-type="float" office:value="2.33093687988873" calcext:value-type="float">
            <text:p>2.33093687988873</text:p>
          </table:table-cell>
          <table:table-cell table:number-columns-repeated="5"/>
        </table:table-row>
        <table:table-row table:style-name="ro1">
          <table:table-cell office:value-type="float" office:value="2.72133154634735" calcext:value-type="float">
            <text:p>2.72133154634735</text:p>
          </table:table-cell>
          <table:table-cell office:value-type="float" office:value="-14.5919438900126" calcext:value-type="float">
            <text:p>-14.5919438900126</text:p>
          </table:table-cell>
          <table:table-cell office:value-type="float" office:value="2.02156422223576" calcext:value-type="float">
            <text:p>2.02156422223576</text:p>
          </table:table-cell>
          <table:table-cell table:number-columns-repeated="5"/>
        </table:table-row>
        <table:table-row table:style-name="ro1">
          <table:table-cell office:value-type="float" office:value="2.662064754344" calcext:value-type="float">
            <text:p>2.662064754344</text:p>
          </table:table-cell>
          <table:table-cell office:value-type="float" office:value="-14.4694924716731" calcext:value-type="float">
            <text:p>-14.4694924716731</text:p>
          </table:table-cell>
          <table:table-cell office:value-type="float" office:value="2.33093684633075" calcext:value-type="float">
            <text:p>2.33093684633075</text:p>
          </table:table-cell>
          <table:table-cell table:number-columns-repeated="5"/>
        </table:table-row>
        <table:table-row table:style-name="ro1">
          <table:table-cell office:value-type="float" office:value="2.57739794231513" calcext:value-type="float">
            <text:p>2.57739794231513</text:p>
          </table:table-cell>
          <table:table-cell office:value-type="float" office:value="-14.3804369084539" calcext:value-type="float">
            <text:p>-14.3804369084539</text:p>
          </table:table-cell>
          <table:table-cell office:value-type="float" office:value="2.16527853168867" calcext:value-type="float">
            <text:p>2.16527853168867</text:p>
          </table:table-cell>
          <table:table-cell table:number-columns-repeated="5"/>
        </table:table-row>
        <table:table-row table:style-name="ro1">
          <table:table-cell office:value-type="float" office:value="2.50966448458911" calcext:value-type="float">
            <text:p>2.50966448458911</text:p>
          </table:table-cell>
          <table:table-cell office:value-type="float" office:value="-14.2802493902064" calcext:value-type="float">
            <text:p>-14.2802493902064</text:p>
          </table:table-cell>
          <table:table-cell office:value-type="float" office:value="2.27242916374096" calcext:value-type="float">
            <text:p>2.27242916374096</text:p>
          </table:table-cell>
          <table:table-cell table:number-columns-repeated="5"/>
        </table:table-row>
        <table:table-row table:style-name="ro1">
          <table:table-cell office:value-type="float" office:value="2.42499767152564" calcext:value-type="float">
            <text:p>2.42499767152564</text:p>
          </table:table-cell>
          <table:table-cell office:value-type="float" office:value="-14.180061876083" calcext:value-type="float">
            <text:p>-14.180061876083</text:p>
          </table:table-cell>
          <table:table-cell office:value-type="float" office:value="2.22103121826155" calcext:value-type="float">
            <text:p>2.22103121826155</text:p>
          </table:table-cell>
          <table:table-cell table:number-columns-repeated="5"/>
        </table:table-row>
        <table:table-row table:style-name="ro1">
          <table:table-cell office:value-type="float" office:value="2.34879754047749" calcext:value-type="float">
            <text:p>2.34879754047749</text:p>
          </table:table-cell>
          <table:table-cell office:value-type="float" office:value="-14.0798743591139" calcext:value-type="float">
            <text:p>-14.0798743591139</text:p>
          </table:table-cell>
          <table:table-cell office:value-type="float" office:value="2.27855961850693" calcext:value-type="float">
            <text:p>2.27855961850693</text:p>
          </table:table-cell>
          <table:table-cell table:number-columns-repeated="5"/>
        </table:table-row>
        <table:table-row table:style-name="ro1">
          <table:table-cell office:value-type="float" office:value="2.27259741363167" calcext:value-type="float">
            <text:p>2.27259741363167</text:p>
          </table:table-cell>
          <table:table-cell office:value-type="float" office:value="-13.9908187897904" calcext:value-type="float">
            <text:p>-13.9908187897904</text:p>
          </table:table-cell>
          <table:table-cell office:value-type="float" office:value="2.16527847612007" calcext:value-type="float">
            <text:p>2.16527847612007</text:p>
          </table:table-cell>
          <table:table-cell table:number-columns-repeated="5"/>
        </table:table-row>
        <table:table-row table:style-name="ro1">
          <table:table-cell office:value-type="float" office:value="2.20486396216636" calcext:value-type="float">
            <text:p>2.20486396216636</text:p>
          </table:table-cell>
          <table:table-cell office:value-type="float" office:value="-13.8906312688047" calcext:value-type="float">
            <text:p>-13.8906312688047</text:p>
          </table:table-cell>
          <table:table-cell office:value-type="float" office:value="2.06845627300754" calcext:value-type="float">
            <text:p>2.06845627300754</text:p>
          </table:table-cell>
          <table:table-cell table:number-columns-repeated="5"/>
        </table:table-row>
        <table:table-row table:style-name="ro1">
          <table:table-cell office:value-type="float" office:value="2.16253055234097" calcext:value-type="float">
            <text:p>2.16253055234097</text:p>
          </table:table-cell>
          <table:table-cell office:value-type="float" office:value="-13.8127076374771" calcext:value-type="float">
            <text:p>-13.8127076374771</text:p>
          </table:table-cell>
          <table:table-cell office:value-type="float" office:value="2.26747849627194" calcext:value-type="float">
            <text:p>2.26747849627194</text:p>
          </table:table-cell>
          <table:table-cell table:number-columns-repeated="5"/>
        </table:table-row>
        <table:table-row table:style-name="ro1">
          <table:table-cell office:value-type="float" office:value="2.06939707064434" calcext:value-type="float">
            <text:p>2.06939707064434</text:p>
          </table:table-cell>
          <table:table-cell office:value-type="float" office:value="-13.7013881733354" calcext:value-type="float">
            <text:p>-13.7013881733354</text:p>
          </table:table-cell>
          <table:table-cell office:value-type="float" office:value="2.11741322205414" calcext:value-type="float">
            <text:p>2.11741322205414</text:p>
          </table:table-cell>
          <table:table-cell table:number-columns-repeated="5"/>
        </table:table-row>
        <table:table-row table:style-name="ro1">
          <table:table-cell office:value-type="float" office:value="2.00166362158063" calcext:value-type="float">
            <text:p>2.00166362158063</text:p>
          </table:table-cell>
          <table:table-cell office:value-type="float" office:value="-13.5900687005006" calcext:value-type="float">
            <text:p>-13.5900687005006</text:p>
          </table:table-cell>
          <table:table-cell office:value-type="float" office:value="2.31972191137893" calcext:value-type="float">
            <text:p>2.31972191137893</text:p>
          </table:table-cell>
          <table:table-cell table:number-columns-repeated="5"/>
        </table:table-row>
        <table:table-row table:style-name="ro1">
          <table:table-cell office:value-type="float" office:value="1.90853014787016" calcext:value-type="float">
            <text:p>1.90853014787016</text:p>
          </table:table-cell>
          <table:table-cell office:value-type="float" office:value="-13.4898811835672" calcext:value-type="float">
            <text:p>-13.4898811835672</text:p>
          </table:table-cell>
          <table:table-cell office:value-type="float" office:value="2.16527838298298" calcext:value-type="float">
            <text:p>2.16527838298298</text:p>
          </table:table-cell>
          <table:table-cell table:number-columns-repeated="5"/>
        </table:table-row>
        <table:table-row table:style-name="ro1">
          <table:table-cell office:value-type="float" office:value="1.84079670721559" calcext:value-type="float">
            <text:p>1.84079670721559</text:p>
          </table:table-cell>
          <table:table-cell office:value-type="float" office:value="-13.3896936584614" calcext:value-type="float">
            <text:p>-13.3896936584614</text:p>
          </table:table-cell>
          <table:table-cell office:value-type="float" office:value="2.04006801425204" calcext:value-type="float">
            <text:p>2.04006801425204</text:p>
          </table:table-cell>
          <table:table-cell table:number-columns-repeated="5"/>
        </table:table-row>
        <table:table-row table:style-name="ro1">
          <table:table-cell office:value-type="float" office:value="1.78999662093312" calcext:value-type="float">
            <text:p>1.78999662093312</text:p>
          </table:table-cell>
          <table:table-cell office:value-type="float" office:value="-13.2895061295078" calcext:value-type="float">
            <text:p>-13.2895061295078</text:p>
          </table:table-cell>
          <table:table-cell office:value-type="float" office:value="2.48732287355253" calcext:value-type="float">
            <text:p>2.48732287355253</text:p>
          </table:table-cell>
          <table:table-cell table:number-columns-repeated="5"/>
        </table:table-row>
        <table:table-row table:style-name="ro1">
          <table:table-cell office:value-type="float" office:value="1.68839648155227" calcext:value-type="float">
            <text:p>1.68839648155227</text:p>
          </table:table-cell>
          <table:table-cell office:value-type="float" office:value="-13.2115825094655" calcext:value-type="float">
            <text:p>-13.2115825094655</text:p>
          </table:table-cell>
          <table:table-cell office:value-type="float" office:value="2.1174131335636" calcext:value-type="float">
            <text:p>2.1174131335636</text:p>
          </table:table-cell>
          <table:table-cell table:number-columns-repeated="5"/>
        </table:table-row>
        <table:table-row table:style-name="ro1">
          <table:table-cell office:value-type="float" office:value="1.62066304387797" calcext:value-type="float">
            <text:p>1.62066304387797</text:p>
          </table:table-cell>
          <table:table-cell office:value-type="float" office:value="-13.1002630331657" calcext:value-type="float">
            <text:p>-13.1002630331657</text:p>
          </table:table-cell>
          <table:table-cell office:value-type="float" office:value="2.33093662810663" calcext:value-type="float">
            <text:p>2.33093662810663</text:p>
          </table:table-cell>
          <table:table-cell table:number-columns-repeated="5"/>
        </table:table-row>
        <table:table-row table:style-name="ro1">
          <table:table-cell office:value-type="float" office:value="1.53599625840756" calcext:value-type="float">
            <text:p>1.53599625840756</text:p>
          </table:table-cell>
          <table:table-cell office:value-type="float" office:value="-13.0112074589638" calcext:value-type="float">
            <text:p>-13.0112074589638</text:p>
          </table:table-cell>
          <table:table-cell office:value-type="float" office:value="2.06002858677714" calcext:value-type="float">
            <text:p>2.06002858677714</text:p>
          </table:table-cell>
          <table:table-cell table:number-columns-repeated="5"/>
        </table:table-row>
        <table:table-row table:style-name="ro1">
          <table:table-cell office:value-type="float" office:value="1.47672950200635" calcext:value-type="float">
            <text:p>1.47672950200635</text:p>
          </table:table-cell>
          <table:table-cell office:value-type="float" office:value="-12.8998879796017" calcext:value-type="float">
            <text:p>-12.8998879796017</text:p>
          </table:table-cell>
          <table:table-cell office:value-type="float" office:value="2.22103101714895" calcext:value-type="float">
            <text:p>2.22103101714895</text:p>
          </table:table-cell>
          <table:table-cell table:number-columns-repeated="5"/>
        </table:table-row>
        <table:table-row table:style-name="ro1">
          <table:table-cell office:value-type="float" office:value="1.40052939541888" calcext:value-type="float">
            <text:p>1.40052939541888</text:p>
          </table:table-cell>
          <table:table-cell office:value-type="float" office:value="-12.7997004529769" calcext:value-type="float">
            <text:p>-12.7997004529769</text:p>
          </table:table-cell>
          <table:table-cell office:value-type="float" office:value="2.22103100179875" calcext:value-type="float">
            <text:p>2.22103100179875</text:p>
          </table:table-cell>
          <table:table-cell table:number-columns-repeated="5"/>
        </table:table-row>
        <table:table-row table:style-name="ro1">
          <table:table-cell office:value-type="float" office:value="1.33279596853353" calcext:value-type="float">
            <text:p>1.33279596853353</text:p>
          </table:table-cell>
          <table:table-cell office:value-type="float" office:value="-12.7106448724855" calcext:value-type="float">
            <text:p>-12.7106448724855</text:p>
          </table:table-cell>
          <table:table-cell office:value-type="float" office:value="2.11741305899283" calcext:value-type="float">
            <text:p>2.11741305899283</text:p>
          </table:table-cell>
          <table:table-cell table:number-columns-repeated="5"/>
        </table:table-row>
        <table:table-row table:style-name="ro1">
          <table:table-cell office:value-type="float" office:value="1.26506254074956" calcext:value-type="float">
            <text:p>1.26506254074956</text:p>
          </table:table-cell>
          <table:table-cell office:value-type="float" office:value="-12.5993253937465" calcext:value-type="float">
            <text:p>-12.5993253937465</text:p>
          </table:table-cell>
          <table:table-cell office:value-type="float" office:value="2.27242887834795" calcext:value-type="float">
            <text:p>2.27242887834795</text:p>
          </table:table-cell>
          <table:table-cell table:number-columns-repeated="5"/>
        </table:table-row>
        <table:table-row table:style-name="ro1">
          <table:table-cell office:value-type="float" office:value="1.18039576476463" calcext:value-type="float">
            <text:p>1.18039576476463</text:p>
          </table:table-cell>
          <table:table-cell office:value-type="float" office:value="-12.4991378655011" calcext:value-type="float">
            <text:p>-12.4991378655011</text:p>
          </table:table-cell>
          <table:table-cell office:value-type="float" office:value="2.15799278370216" calcext:value-type="float">
            <text:p>2.15799278370216</text:p>
          </table:table-cell>
          <table:table-cell table:number-columns-repeated="5"/>
        </table:table-row>
        <table:table-row table:style-name="ro1">
          <table:table-cell office:value-type="float" office:value="1.12112901979416" calcext:value-type="float">
            <text:p>1.12112901979416</text:p>
          </table:table-cell>
          <table:table-cell office:value-type="float" office:value="-12.4100822825358" calcext:value-type="float">
            <text:p>-12.4100822825358</text:p>
          </table:table-cell>
          <table:table-cell office:value-type="float" office:value="1.83603039667331" calcext:value-type="float">
            <text:p>1.83603039667331</text:p>
          </table:table-cell>
          <table:table-cell table:number-columns-repeated="5"/>
        </table:table-row>
        <table:table-row table:style-name="ro1">
          <table:table-cell office:value-type="float" office:value="1.07879561826567" calcext:value-type="float">
            <text:p>1.07879561826567</text:p>
          </table:table-cell>
          <table:table-cell office:value-type="float" office:value="-12.2542350014168" calcext:value-type="float">
            <text:p>-12.2542350014168</text:p>
          </table:table-cell>
          <table:table-cell office:value-type="float" office:value="2.42189662237101" calcext:value-type="float">
            <text:p>2.42189662237101</text:p>
          </table:table-cell>
          <table:table-cell table:number-columns-repeated="5"/>
        </table:table-row>
        <table:table-row table:style-name="ro1">
          <table:table-cell office:value-type="float" office:value="1.00259552810616" calcext:value-type="float">
            <text:p>1.00259552810616</text:p>
          </table:table-cell>
          <table:table-cell office:value-type="float" office:value="-12.1874433175672" calcext:value-type="float">
            <text:p>-12.1874433175672</text:p>
          </table:table-cell>
          <table:table-cell office:value-type="float" office:value="1.98837256396603" calcext:value-type="float">
            <text:p>1.98837256396603</text:p>
          </table:table-cell>
          <table:table-cell table:number-columns-repeated="5"/>
        </table:table-row>
        <table:table-row table:style-name="ro1">
          <table:table-cell office:value-type="float" office:value="0.943328782102562" calcext:value-type="float">
            <text:p>0.943328782102562</text:p>
          </table:table-cell>
          <table:table-cell office:value-type="float" office:value="-12.0538599363541" calcext:value-type="float">
            <text:p>-12.0538599363541</text:p>
          </table:table-cell>
          <table:table-cell office:value-type="float" office:value="2.22103088875225" calcext:value-type="float">
            <text:p>2.22103088875225</text:p>
          </table:table-cell>
          <table:table-cell table:number-columns-repeated="5"/>
        </table:table-row>
        <table:table-row table:style-name="ro1">
          <table:table-cell office:value-type="float" office:value="0.884062044821775" calcext:value-type="float">
            <text:p>0.884062044821775</text:p>
          </table:table-cell>
          <table:table-cell office:value-type="float" office:value="-11.9759362999256" calcext:value-type="float">
            <text:p>-11.9759362999256</text:p>
          </table:table-cell>
          <table:table-cell office:value-type="float" office:value="2.10498535667114" calcext:value-type="float">
            <text:p>2.10498535667114</text:p>
          </table:table-cell>
          <table:table-cell table:number-columns-repeated="5"/>
        </table:table-row>
        <table:table-row table:style-name="ro1">
          <table:table-cell office:value-type="float" office:value="0.824795306313838" calcext:value-type="float">
            <text:p>0.824795306313838</text:p>
          </table:table-cell>
          <table:table-cell office:value-type="float" office:value="-11.8757487653997" calcext:value-type="float">
            <text:p>-11.8757487653997</text:p>
          </table:table-cell>
          <table:table-cell office:value-type="float" office:value="1.93419436628345" calcext:value-type="float">
            <text:p>1.93419436628345</text:p>
          </table:table-cell>
          <table:table-cell table:number-columns-repeated="5"/>
        </table:table-row>
        <table:table-row table:style-name="ro1">
          <table:table-cell office:value-type="float" office:value="0.78246191863476" calcext:value-type="float">
            <text:p>0.78246191863476</text:p>
          </table:table-cell>
          <table:table-cell office:value-type="float" office:value="-11.7644292786501" calcext:value-type="float">
            <text:p>-11.7644292786501</text:p>
          </table:table-cell>
          <table:table-cell office:value-type="float" office:value="1.99891399188003" calcext:value-type="float">
            <text:p>1.99891399188003</text:p>
          </table:table-cell>
          <table:table-cell table:number-columns-repeated="5"/>
        </table:table-row>
        <table:table-row table:style-name="ro1">
          <table:table-cell office:value-type="float" office:value="0.731661857769119" calcext:value-type="float">
            <text:p>0.731661857769119</text:p>
          </table:table-cell>
          <table:table-cell office:value-type="float" office:value="-11.6531097932841" calcext:value-type="float">
            <text:p>-11.6531097932841</text:p>
          </table:table-cell>
          <table:table-cell office:value-type="float" office:value="2.02156380037218" calcext:value-type="float">
            <text:p>2.02156380037218</text:p>
          </table:table-cell>
          <table:table-cell table:number-columns-repeated="5"/>
        </table:table-row>
        <table:table-row table:style-name="ro1">
          <table:table-cell office:value-type="float" office:value="0.672395121870542" calcext:value-type="float">
            <text:p>0.672395121870542</text:p>
          </table:table-cell>
          <table:table-cell office:value-type="float" office:value="-11.5306583591301" calcext:value-type="float">
            <text:p>-11.5306583591301</text:p>
          </table:table-cell>
          <table:table-cell office:value-type="float" office:value="1.96404605512519" calcext:value-type="float">
            <text:p>1.96404605512519</text:p>
          </table:table-cell>
          <table:table-cell table:number-columns-repeated="5"/>
        </table:table-row>
        <table:table-row table:style-name="ro1">
          <table:table-cell office:value-type="float" office:value="0.621595062074711" calcext:value-type="float">
            <text:p>0.621595062074711</text:p>
          </table:table-cell>
          <table:table-cell office:value-type="float" office:value="-11.4082069230173" calcext:value-type="float">
            <text:p>-11.4082069230173</text:p>
          </table:table-cell>
          <table:table-cell office:value-type="float" office:value="1.87769020219558" calcext:value-type="float">
            <text:p>1.87769020219558</text:p>
          </table:table-cell>
          <table:table-cell table:number-columns-repeated="5"/>
        </table:table-row>
        <table:table-row table:style-name="ro1">
          <table:table-cell office:value-type="float" office:value="0.579261678327657" calcext:value-type="float">
            <text:p>0.579261678327657</text:p>
          </table:table-cell>
          <table:table-cell office:value-type="float" office:value="-11.2746235374894" calcext:value-type="float">
            <text:p>-11.2746235374894</text:p>
          </table:table-cell>
          <table:table-cell office:value-type="float" office:value="1.99891394005286" calcext:value-type="float">
            <text:p>1.99891394005286</text:p>
          </table:table-cell>
          <table:table-cell table:number-columns-repeated="5"/>
        </table:table-row>
        <table:table-row table:style-name="ro1">
          <table:table-cell office:value-type="float" office:value="0.528461623802837" calcext:value-type="float">
            <text:p>0.528461623802837</text:p>
          </table:table-cell>
          <table:table-cell office:value-type="float" office:value="-11.1633040507429" calcext:value-type="float">
            <text:p>-11.1633040507429</text:p>
          </table:table-cell>
          <table:table-cell office:value-type="float" office:value="1.9083923363596" calcext:value-type="float">
            <text:p>1.9083923363596</text:p>
          </table:table-cell>
          <table:table-cell table:number-columns-repeated="5"/>
        </table:table-row>
        <table:table-row table:style-name="ro1">
          <table:table-cell office:value-type="float" office:value="0.477661567483498" calcext:value-type="float">
            <text:p>0.477661567483498</text:p>
          </table:table-cell>
          <table:table-cell office:value-type="float" office:value="-11.0185887160214" calcext:value-type="float">
            <text:p>-11.0185887160214</text:p>
          </table:table-cell>
          <table:table-cell office:value-type="float" office:value="1.99891391340879" calcext:value-type="float">
            <text:p>1.99891391340879</text:p>
          </table:table-cell>
          <table:table-cell table:number-columns-repeated="5"/>
        </table:table-row>
        <table:table-row table:style-name="ro1">
          <table:table-cell office:value-type="float" office:value="0.426861516226912" calcext:value-type="float">
            <text:p>0.426861516226912</text:p>
          </table:table-cell>
          <table:table-cell office:value-type="float" office:value="-10.9072692285836" calcext:value-type="float">
            <text:p>-10.9072692285836</text:p>
          </table:table-cell>
          <table:table-cell office:value-type="float" office:value="2.06002833036354" calcext:value-type="float">
            <text:p>2.06002833036354</text:p>
          </table:table-cell>
          <table:table-cell table:number-columns-repeated="5"/>
        </table:table-row>
        <table:table-row table:style-name="ro1">
          <table:table-cell office:value-type="float" office:value="0.367594791780257" calcext:value-type="float">
            <text:p>0.367594791780257</text:p>
          </table:table-cell>
          <table:table-cell office:value-type="float" office:value="-10.795949740431" calcext:value-type="float">
            <text:p>-10.795949740431</text:p>
          </table:table-cell>
          <table:table-cell office:value-type="float" office:value="2.08918991779104" calcext:value-type="float">
            <text:p>2.08918991779104</text:p>
          </table:table-cell>
          <table:table-cell table:number-columns-repeated="5"/>
        </table:table-row>
        <table:table-row table:style-name="ro1">
          <table:table-cell office:value-type="float" office:value="0.291394720268936" calcext:value-type="float">
            <text:p>0.291394720268936</text:p>
          </table:table-cell>
          <table:table-cell office:value-type="float" office:value="-10.6623663548605" calcext:value-type="float">
            <text:p>-10.6623663548605</text:p>
          </table:table-cell>
          <table:table-cell office:value-type="float" office:value="2.01453749421467" calcext:value-type="float">
            <text:p>2.01453749421467</text:p>
          </table:table-cell>
          <table:table-cell table:number-columns-repeated="5"/>
        </table:table-row>
        <table:table-row table:style-name="ro1">
          <table:table-cell office:value-type="float" office:value="0.249061348164484" calcext:value-type="float">
            <text:p>0.249061348164484</text:p>
          </table:table-cell>
          <table:table-cell office:value-type="float" office:value="-10.5733107642981" calcext:value-type="float">
            <text:p>-10.5733107642981</text:p>
          </table:table-cell>
          <table:table-cell office:value-type="float" office:value="2.27242860922749" calcext:value-type="float">
            <text:p>2.27242860922749</text:p>
          </table:table-cell>
          <table:table-cell table:number-columns-repeated="5"/>
        </table:table-row>
        <table:table-row table:style-name="ro1">
          <table:table-cell office:value-type="float" office:value="0.164394608674669" calcext:value-type="float">
            <text:p>0.164394608674669</text:p>
          </table:table-cell>
          <table:table-cell office:value-type="float" office:value="-10.4731232245472" calcext:value-type="float">
            <text:p>-10.4731232245472</text:p>
          </table:table-cell>
          <table:table-cell office:value-type="float" office:value="2.22103067986311" calcext:value-type="float">
            <text:p>2.22103067986311</text:p>
          </table:table-cell>
          <table:table-cell table:number-columns-repeated="5"/>
        </table:table-row>
        <table:table-row table:style-name="ro1">
          <table:table-cell office:value-type="float" office:value="0.0797278713577383" calcext:value-type="float">
            <text:p>0.079727871357738</text:p>
          </table:table-cell>
          <table:table-cell office:value-type="float" office:value="-10.361803735418" calcext:value-type="float">
            <text:p>-10.361803735418</text:p>
          </table:table-cell>
          <table:table-cell office:value-type="float" office:value="2.42189636286208" calcext:value-type="float">
            <text:p>2.42189636286208</text:p>
          </table:table-cell>
          <table:table-cell table:number-columns-repeated="5"/>
        </table:table-row>
        <table:table-row table:style-name="ro1">
          <table:table-cell office:value-type="float" office:value="0.0035278094643075" calcext:value-type="float">
            <text:p>0.003527809464308</text:p>
          </table:table-cell>
          <table:table-cell office:value-type="float" office:value="-10.2950120413769" calcext:value-type="float">
            <text:p>-10.2950120413769</text:p>
          </table:table-cell>
          <table:table-cell office:value-type="float" office:value="2.22103064684366" calcext:value-type="float">
            <text:p>2.22103064684366</text:p>
          </table:table-cell>
          <table:table-cell table:number-columns-repeated="5"/>
        </table:table-row>
        <table:table-row table:style-name="ro1">
          <table:table-cell office:value-type="float" office:value="-0.0811389234369176" calcext:value-type="float">
            <text:p>-0.081138923436918</text:p>
          </table:table-cell>
          <table:table-cell office:value-type="float" office:value="-10.183692550425" calcext:value-type="float">
            <text:p>-10.183692550425</text:p>
          </table:table-cell>
          <table:table-cell office:value-type="float" office:value="2.36319448026485" calcext:value-type="float">
            <text:p>2.36319448026485</text:p>
          </table:table-cell>
          <table:table-cell table:number-columns-repeated="5"/>
        </table:table-row>
        <table:table-row table:style-name="ro1">
          <table:table-cell office:value-type="float" office:value="-0.148872309356976" calcext:value-type="float">
            <text:p>-0.148872309356976</text:p>
          </table:table-cell>
          <table:table-cell office:value-type="float" office:value="-10.1169008541259" calcext:value-type="float">
            <text:p>-10.1169008541259</text:p>
          </table:table-cell>
          <table:table-cell office:value-type="float" office:value="2.22103061214693" calcext:value-type="float">
            <text:p>2.22103061214693</text:p>
          </table:table-cell>
          <table:table-cell table:number-columns-repeated="5"/>
        </table:table-row>
        <table:table-row table:style-name="ro1">
          <table:table-cell office:value-type="float" office:value="-0.225072364510089" calcext:value-type="float">
            <text:p>-0.225072364510089</text:p>
          </table:table-cell>
          <table:table-cell office:value-type="float" office:value="-10.0167133109162" calcext:value-type="float">
            <text:p>-10.0167133109162</text:p>
          </table:table-cell>
          <table:table-cell office:value-type="float" office:value="2.22103060503605" calcext:value-type="float">
            <text:p>2.22103060503605</text:p>
          </table:table-cell>
          <table:table-cell table:number-columns-repeated="5"/>
        </table:table-row>
        <table:table-row table:style-name="ro1">
          <table:table-cell office:value-type="float" office:value="-0.309739092034721" calcext:value-type="float">
            <text:p>-0.309739092034721</text:p>
          </table:table-cell>
          <table:table-cell office:value-type="float" office:value="-9.90539381737465" calcext:value-type="float">
            <text:p>-9.90539381737465</text:p>
          </table:table-cell>
          <table:table-cell office:value-type="float" office:value="2.15799242013485" calcext:value-type="float">
            <text:p>2.15799242013485</text:p>
          </table:table-cell>
          <table:table-cell table:number-columns-repeated="5"/>
        </table:table-row>
        <table:table-row table:style-name="ro1">
          <table:table-cell office:value-type="float" office:value="-0.369005798680524" calcext:value-type="float">
            <text:p>-0.369005798680524</text:p>
          </table:table-cell>
          <table:table-cell office:value-type="float" office:value="-9.81633822179802" calcext:value-type="float">
            <text:p>-9.81633822179802</text:p>
          </table:table-cell>
          <table:table-cell office:value-type="float" office:value="2.27855896538703" calcext:value-type="float">
            <text:p>2.27855896538703</text:p>
          </table:table-cell>
          <table:table-cell table:number-columns-repeated="5"/>
        </table:table-row>
        <table:table-row table:style-name="ro1">
          <table:table-cell office:value-type="float" office:value="-0.445205848491637" calcext:value-type="float">
            <text:p>-0.445205848491637</text:p>
          </table:table-cell>
          <table:table-cell office:value-type="float" office:value="-9.72728262476115" calcext:value-type="float">
            <text:p>-9.72728262476115</text:p>
          </table:table-cell>
          <table:table-cell office:value-type="float" office:value="2.13951879074627" calcext:value-type="float">
            <text:p>2.13951879074627</text:p>
          </table:table-cell>
          <table:table-cell table:number-columns-repeated="5"/>
        </table:table-row>
        <table:table-row table:style-name="ro1">
          <table:table-cell office:value-type="float" office:value="-1.96073965571876" calcext:value-type="float">
            <text:p>-1.96073965571876</text:p>
          </table:table-cell>
          <table:table-cell office:value-type="float" office:value="-7.35617722687517" calcext:value-type="float">
            <text:p>-7.35617722687517</text:p>
          </table:table-cell>
          <table:table-cell office:value-type="float" office:value="2.82401838384612" calcext:value-type="float">
            <text:p>2.82401838384612</text:p>
          </table:table-cell>
          <table:table-cell table:number-columns-repeated="5"/>
        </table:table-row>
        <table:table-row table:style-name="ro1">
          <table:table-cell office:value-type="float" office:value="-2.02847300999652" calcext:value-type="float">
            <text:p>-2.02847300999652</text:p>
          </table:table-cell>
          <table:table-cell office:value-type="float" office:value="-7.33391331119177" calcext:value-type="float">
            <text:p>-7.33391331119177</text:p>
          </table:table-cell>
          <table:table-cell office:value-type="float" office:value="2.48732197914167" calcext:value-type="float">
            <text:p>2.48732197914167</text:p>
          </table:table-cell>
          <table:table-cell table:number-columns-repeated="5"/>
        </table:table-row>
        <table:table-row table:style-name="ro1">
          <table:table-cell office:value-type="float" office:value="-2.13007302897881" calcext:value-type="float">
            <text:p>-2.13007302897881</text:p>
          </table:table-cell>
          <table:table-cell office:value-type="float" office:value="-7.25598963916446" calcext:value-type="float">
            <text:p>-7.25598963916446</text:p>
          </table:table-cell>
          <table:table-cell office:value-type="float" office:value="2.51944103582338" calcext:value-type="float">
            <text:p>2.51944103582338</text:p>
          </table:table-cell>
          <table:table-cell table:number-columns-repeated="5"/>
        </table:table-row>
        <table:table-row table:style-name="ro1">
          <table:table-cell office:value-type="float" office:value="-2.22320637941047" calcext:value-type="float">
            <text:p>-2.22320637941047</text:p>
          </table:table-cell>
          <table:table-cell office:value-type="float" office:value="-7.18919791758671" calcext:value-type="float">
            <text:p>-7.18919791758671</text:p>
          </table:table-cell>
          <table:table-cell office:value-type="float" office:value="2.61275665912978" calcext:value-type="float">
            <text:p>2.61275665912978</text:p>
          </table:table-cell>
          <table:table-cell table:number-columns-repeated="5"/>
        </table:table-row>
        <table:table-row table:style-name="ro1">
          <table:table-cell office:value-type="float" office:value="-2.29940639528922" calcext:value-type="float">
            <text:p>-2.29940639528922</text:p>
          </table:table-cell>
          <table:table-cell office:value-type="float" office:value="-7.14467009766483" calcext:value-type="float">
            <text:p>-7.14467009766483</text:p>
          </table:table-cell>
          <table:table-cell office:value-type="float" office:value="2.6284554931358" calcext:value-type="float">
            <text:p>2.6284554931358</text:p>
          </table:table-cell>
          <table:table-cell table:number-columns-repeated="5"/>
        </table:table-row>
        <table:table-row table:style-name="ro1">
          <table:table-cell office:value-type="float" office:value="-2.41793975186629" calcext:value-type="float">
            <text:p>-2.41793975186629</text:p>
          </table:table-cell>
          <table:table-cell office:value-type="float" office:value="-7.07787836580533" calcext:value-type="float">
            <text:p>-7.07787836580533</text:p>
          </table:table-cell>
          <table:table-cell office:value-type="float" office:value="3.30448570201736" calcext:value-type="float">
            <text:p>3.30448570201736</text:p>
          </table:table-cell>
          <table:table-cell table:number-columns-repeated="5"/>
        </table:table-row>
        <table:table-row table:style-name="ro1">
          <table:table-cell office:value-type="float" office:value="-2.48567311326556" calcext:value-type="float">
            <text:p>-2.48567311326556</text:p>
          </table:table-cell>
          <table:table-cell office:value-type="float" office:value="-7.08901029285608" calcext:value-type="float">
            <text:p>-7.08901029285608</text:p>
          </table:table-cell>
          <table:table-cell office:value-type="float" office:value="2.29657029234097" calcext:value-type="float">
            <text:p>2.29657029234097</text:p>
          </table:table-cell>
          <table:table-cell table:number-columns-repeated="5"/>
        </table:table-row>
        <table:table-row table:style-name="ro1">
          <table:table-cell office:value-type="float" office:value="-2.60420644418511" calcext:value-type="float">
            <text:p>-2.60420644418511</text:p>
          </table:table-cell>
          <table:table-cell office:value-type="float" office:value="-6.95542686352096" calcext:value-type="float">
            <text:p>-6.95542686352096</text:p>
          </table:table-cell>
          <table:table-cell office:value-type="float" office:value="2.22103007305441" calcext:value-type="float">
            <text:p>2.22103007305441</text:p>
          </table:table-cell>
          <table:table-cell table:number-columns-repeated="5"/>
        </table:table-row>
        <table:table-row table:style-name="ro1">
          <table:table-cell office:value-type="float" office:value="-2.75660642324199" calcext:value-type="float">
            <text:p>-2.75660642324199</text:p>
          </table:table-cell>
          <table:table-cell office:value-type="float" office:value="-6.7550517254847" calcext:value-type="float">
            <text:p>-6.7550517254847</text:p>
          </table:table-cell>
          <table:table-cell office:value-type="float" office:value="2.42189575306777" calcext:value-type="float">
            <text:p>2.42189575306777</text:p>
          </table:table-cell>
          <table:table-cell table:number-columns-repeated="5"/>
        </table:table-row>
        <table:table-row table:style-name="ro1">
          <table:table-cell office:value-type="float" office:value="-2.80740642358591" calcext:value-type="float">
            <text:p>-2.80740642358591</text:p>
          </table:table-cell>
          <table:table-cell office:value-type="float" office:value="-6.71052391054573" calcext:value-type="float">
            <text:p>-6.71052391054573</text:p>
          </table:table-cell>
          <table:table-cell office:value-type="float" office:value="2.59125322146424" calcext:value-type="float">
            <text:p>2.59125322146424</text:p>
          </table:table-cell>
          <table:table-cell table:number-columns-repeated="5"/>
        </table:table-row>
        <table:table-row table:style-name="ro1">
          <table:table-cell office:value-type="float" office:value="-2.93440643362759" calcext:value-type="float">
            <text:p>-2.93440643362759</text:p>
          </table:table-cell>
          <table:table-cell office:value-type="float" office:value="-6.63260021790279" calcext:value-type="float">
            <text:p>-6.63260021790279</text:p>
          </table:table-cell>
          <table:table-cell office:value-type="float" office:value="2.92586927363152" calcext:value-type="float">
            <text:p>2.92586927363152</text:p>
          </table:table-cell>
          <table:table-cell table:number-columns-repeated="5"/>
        </table:table-row>
        <table:table-row table:style-name="ro1">
          <table:table-cell office:value-type="float" office:value="-3.03600645573076" calcext:value-type="float">
            <text:p>-3.03600645573076</text:p>
          </table:table-cell>
          <table:table-cell office:value-type="float" office:value="-6.61033627899403" calcext:value-type="float">
            <text:p>-6.61033627899403</text:p>
          </table:table-cell>
          <table:table-cell office:value-type="float" office:value="2.85732783346304" calcext:value-type="float">
            <text:p>2.85732783346304</text:p>
          </table:table-cell>
          <table:table-cell table:number-columns-repeated="5"/>
        </table:table-row>
        <table:table-row table:style-name="ro1">
          <table:table-cell office:value-type="float" office:value="-3.11220647014577" calcext:value-type="float">
            <text:p>-3.11220647014577</text:p>
          </table:table-cell>
          <table:table-cell office:value-type="float" office:value="-6.58807234997796" calcext:value-type="float">
            <text:p>-6.58807234997796</text:p>
          </table:table-cell>
          <table:table-cell office:value-type="float" office:value="2.2210299821782" calcext:value-type="float">
            <text:p>2.2210299821782</text:p>
          </table:table-cell>
          <table:table-cell table:number-columns-repeated="5"/>
        </table:table-row>
        <table:table-row table:style-name="ro1">
          <table:table-cell office:value-type="float" office:value="-3.25613976443085" calcext:value-type="float">
            <text:p>-3.25613976443085</text:p>
          </table:table-cell>
          <table:table-cell office:value-type="float" office:value="-6.39882915369757" calcext:value-type="float">
            <text:p>-6.39882915369757</text:p>
          </table:table-cell>
          <table:table-cell office:value-type="float" office:value="2.56003358580346" calcext:value-type="float">
            <text:p>2.56003358580346</text:p>
          </table:table-cell>
          <table:table-cell table:number-columns-repeated="5"/>
        </table:table-row>
        <table:table-row table:style-name="ro1">
          <table:table-cell office:value-type="float" office:value="-3.34080642942875" calcext:value-type="float">
            <text:p>-3.34080642942875</text:p>
          </table:table-cell>
          <table:table-cell office:value-type="float" office:value="-6.34316937110857" calcext:value-type="float">
            <text:p>-6.34316937110857</text:p>
          </table:table-cell>
          <table:table-cell office:value-type="float" office:value="2.88445417987486" calcext:value-type="float">
            <text:p>2.88445417987486</text:p>
          </table:table-cell>
          <table:table-cell table:number-columns-repeated="5"/>
        </table:table-row>
        <table:table-row table:style-name="ro1">
          <table:table-cell office:value-type="float" office:value="-3.42547310853568" calcext:value-type="float">
            <text:p>-3.42547310853568</text:p>
          </table:table-cell>
          <table:table-cell office:value-type="float" office:value="-6.32090543515826" calcext:value-type="float">
            <text:p>-6.32090543515826</text:p>
          </table:table-cell>
          <table:table-cell office:value-type="float" office:value="2.30536585428097" calcext:value-type="float">
            <text:p>2.30536585428097</text:p>
          </table:table-cell>
          <table:table-cell table:number-columns-repeated="5"/>
        </table:table-row>
        <table:table-row table:style-name="ro1">
          <table:table-cell office:value-type="float" office:value="-3.58633973302199" calcext:value-type="float">
            <text:p>-3.58633973302199</text:p>
          </table:table-cell>
          <table:table-cell office:value-type="float" office:value="-6.14279417377542" calcext:value-type="float">
            <text:p>-6.14279417377542</text:p>
          </table:table-cell>
          <table:table-cell office:value-type="float" office:value="4.0621544369675" calcext:value-type="float">
            <text:p>4.0621544369675</text:p>
          </table:table-cell>
          <table:table-cell table:number-columns-repeated="5"/>
        </table:table-row>
        <table:table-row table:style-name="ro1">
          <table:table-cell office:value-type="float" office:value="-3.60327308142418" calcext:value-type="float">
            <text:p>-3.60327308142418</text:p>
          </table:table-cell>
          <table:table-cell office:value-type="float" office:value="-6.16505806404037" calcext:value-type="float">
            <text:p>-6.16505806404037</text:p>
          </table:table-cell>
          <table:table-cell office:value-type="float" office:value="2.40661398351664" calcext:value-type="float">
            <text:p>2.40661398351664</text:p>
          </table:table-cell>
          <table:table-cell table:number-columns-repeated="5"/>
        </table:table-row>
        <table:table-row table:style-name="ro1">
          <table:table-cell office:value-type="float" office:value="-3.73873972026781" calcext:value-type="float">
            <text:p>-3.73873972026781</text:p>
          </table:table-cell>
          <table:table-cell office:value-type="float" office:value="-6.04260655795234" calcext:value-type="float">
            <text:p>-6.04260655795234</text:p>
          </table:table-cell>
          <table:table-cell office:value-type="float" office:value="2.35053515013086" calcext:value-type="float">
            <text:p>2.35053515013086</text:p>
          </table:table-cell>
          <table:table-cell table:number-columns-repeated="5"/>
        </table:table-row>
        <table:table-row table:style-name="ro1">
          <table:table-cell office:value-type="float" office:value="-3.84880635438182" calcext:value-type="float">
            <text:p>-3.84880635438182</text:p>
          </table:table-cell>
          <table:table-cell office:value-type="float" office:value="-5.93128701077732" calcext:value-type="float">
            <text:p>-5.93128701077732</text:p>
          </table:table-cell>
          <table:table-cell office:value-type="float" office:value="2.65742518603776" calcext:value-type="float">
            <text:p>2.65742518603776</text:p>
          </table:table-cell>
          <table:table-cell table:number-columns-repeated="5"/>
        </table:table-row>
        <table:table-row table:style-name="ro1">
          <table:table-cell office:value-type="float" office:value="-3.89113968531808" calcext:value-type="float">
            <text:p>-3.89113968531808</text:p>
          </table:table-cell>
          <table:table-cell office:value-type="float" office:value="-5.90902309109575" calcext:value-type="float">
            <text:p>-5.90902309109575</text:p>
          </table:table-cell>
          <table:table-cell office:value-type="float" office:value="2.42189552974344" calcext:value-type="float">
            <text:p>2.42189552974344</text:p>
          </table:table-cell>
          <table:table-cell table:number-columns-repeated="5"/>
        </table:table-row>
        <table:table-row table:style-name="ro1">
          <table:table-cell office:value-type="float" office:value="-3.99273965885406" calcext:value-type="float">
            <text:p>-3.99273965885406</text:p>
          </table:table-cell>
          <table:table-cell office:value-type="float" office:value="-5.81996744489482" calcext:value-type="float">
            <text:p>-5.81996744489482</text:p>
          </table:table-cell>
          <table:table-cell office:value-type="float" office:value="2.47366968787155" calcext:value-type="float">
            <text:p>2.47366968787155</text:p>
          </table:table-cell>
          <table:table-cell table:number-columns-repeated="5"/>
        </table:table-row>
        <table:table-row table:style-name="ro1">
          <table:table-cell office:value-type="float" office:value="-4.07740630611295" calcext:value-type="float">
            <text:p>-4.07740630611295</text:p>
          </table:table-cell>
          <table:table-cell office:value-type="float" office:value="-5.75317570450262" calcext:value-type="float">
            <text:p>-5.75317570450262</text:p>
          </table:table-cell>
          <table:table-cell office:value-type="float" office:value="4.34899076363774" calcext:value-type="float">
            <text:p>4.34899076363774</text:p>
          </table:table-cell>
          <table:table-cell table:number-columns-repeated="5"/>
        </table:table-row>
        <table:table-row table:style-name="ro1">
          <table:table-cell office:value-type="float" office:value="-4.11127302860594" calcext:value-type="float">
            <text:p>-4.11127302860594</text:p>
          </table:table-cell>
          <table:table-cell office:value-type="float" office:value="-5.84223127886353" calcext:value-type="float">
            <text:p>-5.84223127886353</text:p>
          </table:table-cell>
          <table:table-cell office:value-type="float" office:value="2.45373011285665" calcext:value-type="float">
            <text:p>2.45373011285665</text:p>
          </table:table-cell>
          <table:table-cell table:number-columns-repeated="5"/>
        </table:table-row>
        <table:table-row table:style-name="ro1">
          <table:table-cell office:value-type="float" office:value="-4.1790063454727" calcext:value-type="float">
            <text:p>-4.1790063454727</text:p>
          </table:table-cell>
          <table:table-cell office:value-type="float" office:value="-5.78657149516559" calcext:value-type="float">
            <text:p>-5.78657149516559</text:p>
          </table:table-cell>
          <table:table-cell office:value-type="float" office:value="2.51944066257833" calcext:value-type="float">
            <text:p>2.51944066257833</text:p>
          </table:table-cell>
          <table:table-cell table:number-columns-repeated="5"/>
        </table:table-row>
        <table:table-row table:style-name="ro1">
          <table:table-cell office:value-type="float" office:value="-4.27213965799821" calcext:value-type="float">
            <text:p>-4.27213965799821</text:p>
          </table:table-cell>
          <table:table-cell office:value-type="float" office:value="-5.71977974813252" calcext:value-type="float">
            <text:p>-5.71977974813252</text:p>
          </table:table-cell>
          <table:table-cell office:value-type="float" office:value="2.42189547117388" calcext:value-type="float">
            <text:p>2.42189547117388</text:p>
          </table:table-cell>
          <table:table-cell table:number-columns-repeated="5"/>
        </table:table-row>
        <table:table-row table:style-name="ro1">
          <table:table-cell office:value-type="float" office:value="-4.37373962501979" calcext:value-type="float">
            <text:p>-4.37373962501979</text:p>
          </table:table-cell>
          <table:table-cell office:value-type="float" office:value="-5.63072409711906" calcext:value-type="float">
            <text:p>-5.63072409711906</text:p>
          </table:table-cell>
          <table:table-cell office:value-type="float" office:value="2.56003338939378" calcext:value-type="float">
            <text:p>2.56003338939378</text:p>
          </table:table-cell>
          <table:table-cell table:number-columns-repeated="5"/>
        </table:table-row>
        <table:table-row table:style-name="ro1">
          <table:table-cell office:value-type="float" office:value="-4.45840627284196" calcext:value-type="float">
            <text:p>-4.45840627284196</text:p>
          </table:table-cell>
          <table:table-cell office:value-type="float" office:value="-5.57506430200524" calcext:value-type="float">
            <text:p>-5.57506430200524</text:p>
          </table:table-cell>
          <table:table-cell office:value-type="float" office:value="2.31057696602536" calcext:value-type="float">
            <text:p>2.31057696602536</text:p>
          </table:table-cell>
          <table:table-cell table:number-columns-repeated="5"/>
        </table:table-row>
        <table:table-row table:style-name="ro1">
          <table:table-cell office:value-type="float" office:value="-4.56000622218257" calcext:value-type="float">
            <text:p>-4.56000622218257</text:p>
          </table:table-cell>
          <table:table-cell office:value-type="float" office:value="-5.4637447491621" calcext:value-type="float">
            <text:p>-5.4637447491621</text:p>
          </table:table-cell>
          <table:table-cell office:value-type="float" office:value="2.27855812810009" calcext:value-type="float">
            <text:p>2.27855812810009</text:p>
          </table:table-cell>
          <table:table-cell table:number-columns-repeated="5"/>
        </table:table-row>
        <table:table-row table:style-name="ro1">
          <table:table-cell office:value-type="float" office:value="-4.63620617843147" calcext:value-type="float">
            <text:p>-4.63620617843147</text:p>
          </table:table-cell>
          <table:table-cell office:value-type="float" office:value="-5.37468911052603" calcext:value-type="float">
            <text:p>-5.37468911052603</text:p>
          </table:table-cell>
          <table:table-cell office:value-type="float" office:value="2.49725141399708" calcext:value-type="float">
            <text:p>2.49725141399708</text:p>
          </table:table-cell>
          <table:table-cell table:number-columns-repeated="5"/>
        </table:table-row>
        <table:table-row table:style-name="ro1">
          <table:table-cell office:value-type="float" office:value="-4.75473947256053" calcext:value-type="float">
            <text:p>-4.75473947256053</text:p>
          </table:table-cell>
          <table:table-cell office:value-type="float" office:value="-5.28563344261434" calcext:value-type="float">
            <text:p>-5.28563344261434</text:p>
          </table:table-cell>
          <table:table-cell office:value-type="float" office:value="2.38756822558435" calcext:value-type="float">
            <text:p>2.38756822558435</text:p>
          </table:table-cell>
          <table:table-cell table:number-columns-repeated="5"/>
        </table:table-row>
        <table:table-row table:style-name="ro1">
          <table:table-cell office:value-type="float" office:value="-4.87327274843576" calcext:value-type="float">
            <text:p>-4.87327274843576</text:p>
          </table:table-cell>
          <table:table-cell office:value-type="float" office:value="-5.17431387599896" calcext:value-type="float">
            <text:p>-5.17431387599896</text:p>
          </table:table-cell>
          <table:table-cell office:value-type="float" office:value="1.32250250968162" calcext:value-type="float">
            <text:p>1.32250250968162</text:p>
          </table:table-cell>
          <table:table-cell table:number-columns-repeated="5"/>
        </table:table-row>
        <table:table-row table:style-name="ro1">
          <table:table-cell office:value-type="float" office:value="-4.86480605808769" calcext:value-type="float">
            <text:p>-4.86480605808769</text:p>
          </table:table-cell>
          <table:table-cell office:value-type="float" office:value="-5.14091803414709" calcext:value-type="float">
            <text:p>-5.14091803414709</text:p>
          </table:table-cell>
          <table:table-cell office:value-type="float" office:value="2.45372996170165" calcext:value-type="float">
            <text:p>2.45372996170165</text:p>
          </table:table-cell>
          <table:table-cell table:number-columns-repeated="5"/>
        </table:table-row>
        <table:table-row table:style-name="ro1">
          <table:table-cell office:value-type="float" office:value="-5.0002726660618" calcext:value-type="float">
            <text:p>-5.0002726660618</text:p>
          </table:table-cell>
          <table:table-cell office:value-type="float" office:value="-5.02959845361536" calcext:value-type="float">
            <text:p>-5.02959845361536</text:p>
          </table:table-cell>
          <table:table-cell office:value-type="float" office:value="2.42189532941937" calcext:value-type="float">
            <text:p>2.42189532941937</text:p>
          </table:table-cell>
          <table:table-cell table:number-columns-repeated="5"/>
        </table:table-row>
        <table:table-row table:style-name="ro1">
          <table:table-cell office:value-type="float" office:value="-5.07647262796491" calcext:value-type="float">
            <text:p>-5.07647262796491</text:p>
          </table:table-cell>
          <table:table-cell office:value-type="float" office:value="-4.9628067079677" calcext:value-type="float">
            <text:p>-4.9628067079677</text:p>
          </table:table-cell>
          <table:table-cell office:value-type="float" office:value="2.33093517317221" calcext:value-type="float">
            <text:p>2.33093517317221</text:p>
          </table:table-cell>
          <table:table-cell table:number-columns-repeated="5"/>
        </table:table-row>
        <table:table-row table:style-name="ro1">
          <table:table-cell office:value-type="float" office:value="-5.20347254550961" calcext:value-type="float">
            <text:p>-5.20347254550961</text:p>
          </table:table-cell>
          <table:table-cell office:value-type="float" office:value="-4.82922323163108" calcext:value-type="float">
            <text:p>-4.82922323163108</text:p>
          </table:table-cell>
          <table:table-cell office:value-type="float" office:value="2.29656978426488" calcext:value-type="float">
            <text:p>2.29656978426488</text:p>
          </table:table-cell>
          <table:table-cell table:number-columns-repeated="5"/>
        </table:table-row>
        <table:table-row table:style-name="ro1">
          <table:table-cell office:value-type="float" office:value="-5.26273916883241" calcext:value-type="float">
            <text:p>-5.26273916883241</text:p>
          </table:table-cell>
          <table:table-cell office:value-type="float" office:value="-4.76243149609461" calcext:value-type="float">
            <text:p>-4.76243149609461</text:p>
          </table:table-cell>
          <table:table-cell office:value-type="float" office:value="2.46132323614317" calcext:value-type="float">
            <text:p>2.46132323614317</text:p>
          </table:table-cell>
          <table:table-cell table:number-columns-repeated="5"/>
        </table:table-row>
        <table:table-row table:style-name="ro1">
          <table:table-cell office:value-type="float" office:value="-5.37280577751654" calcext:value-type="float">
            <text:p>-5.37280577751654</text:p>
          </table:table-cell>
          <table:table-cell office:value-type="float" office:value="-4.67337582475802" calcext:value-type="float">
            <text:p>-4.67337582475802</text:p>
          </table:table-cell>
          <table:table-cell office:value-type="float" office:value="2.56003320474858" calcext:value-type="float">
            <text:p>2.56003320474858</text:p>
          </table:table-cell>
          <table:table-cell table:number-columns-repeated="5"/>
        </table:table-row>
        <table:table-row table:style-name="ro1">
          <table:table-cell office:value-type="float" office:value="-5.44053908267292" calcext:value-type="float">
            <text:p>-5.44053908267292</text:p>
          </table:table-cell>
          <table:table-cell office:value-type="float" office:value="-4.62884797936812" calcext:value-type="float">
            <text:p>-4.62884797936812</text:p>
          </table:table-cell>
          <table:table-cell office:value-type="float" office:value="2.38756808677256" calcext:value-type="float">
            <text:p>2.38756808677256</text:p>
          </table:table-cell>
          <table:table-cell table:number-columns-repeated="5"/>
        </table:table-row>
        <table:table-row table:style-name="ro1">
          <table:table-cell office:value-type="float" office:value="-5.5590723379219" calcext:value-type="float">
            <text:p>-5.5590723379219</text:p>
          </table:table-cell>
          <table:table-cell office:value-type="float" office:value="-4.51752840115783" calcext:value-type="float">
            <text:p>-4.51752840115783</text:p>
          </table:table-cell>
          <table:table-cell office:value-type="float" office:value="2.60291314890701" calcext:value-type="float">
            <text:p>2.60291314890701</text:p>
          </table:table-cell>
          <table:table-cell table:number-columns-repeated="5"/>
        </table:table-row>
        <table:table-row table:style-name="ro1">
          <table:table-cell office:value-type="float" office:value="-5.65220563113694" calcext:value-type="float">
            <text:p>-5.65220563113694</text:p>
          </table:table-cell>
          <table:table-cell office:value-type="float" office:value="-4.46186858567029" calcext:value-type="float">
            <text:p>-4.46186858567029</text:p>
          </table:table-cell>
          <table:table-cell office:value-type="float" office:value="2.47366937525266" calcext:value-type="float">
            <text:p>2.47366937525266</text:p>
          </table:table-cell>
          <table:table-cell table:number-columns-repeated="5"/>
        </table:table-row>
        <table:table-row table:style-name="ro1">
          <table:table-cell office:value-type="float" office:value="-5.77920555561565" calcext:value-type="float">
            <text:p>-5.77920555561565</text:p>
          </table:table-cell>
          <table:table-cell office:value-type="float" office:value="-4.36168094728287" calcext:value-type="float">
            <text:p>-4.36168094728287</text:p>
          </table:table-cell>
          <table:table-cell office:value-type="float" office:value="3.32725680941535" calcext:value-type="float">
            <text:p>3.32725680941535</text:p>
          </table:table-cell>
          <table:table-cell table:number-columns-repeated="5"/>
        </table:table-row>
        <table:table-row table:style-name="ro1">
          <table:table-cell office:value-type="float" office:value="-5.83847223148625" calcext:value-type="float">
            <text:p>-5.83847223148625</text:p>
          </table:table-cell>
          <table:table-cell office:value-type="float" office:value="-4.3728128494725" calcext:value-type="float">
            <text:p>-4.3728128494725</text:p>
          </table:table-cell>
          <table:table-cell office:value-type="float" office:value="2.35053476639176" calcext:value-type="float">
            <text:p>2.35053476639176</text:p>
          </table:table-cell>
          <table:table-cell table:number-columns-repeated="5"/>
        </table:table-row>
        <table:table-row table:style-name="ro1">
          <table:table-cell office:value-type="float" office:value="-5.94853881090326" calcext:value-type="float">
            <text:p>-5.94853881090326</text:p>
          </table:table-cell>
          <table:table-cell office:value-type="float" office:value="-4.26149327217632" calcext:value-type="float">
            <text:p>-4.26149327217632</text:p>
          </table:table-cell>
          <table:table-cell office:value-type="float" office:value="2.35053473862075" calcext:value-type="float">
            <text:p>2.35053473862075</text:p>
          </table:table-cell>
          <table:table-cell table:number-columns-repeated="5"/>
        </table:table-row>
        <table:table-row table:style-name="ro1">
          <table:table-cell office:value-type="float" office:value="-6.05860538590741" calcext:value-type="float">
            <text:p>-6.05860538590741</text:p>
          </table:table-cell>
          <table:table-cell office:value-type="float" office:value="-4.15017369315992" calcext:value-type="float">
            <text:p>-4.15017369315992</text:p>
          </table:table-cell>
          <table:table-cell office:value-type="float" office:value="2.95592689621391" calcext:value-type="float">
            <text:p>2.95592689621391</text:p>
          </table:table-cell>
          <table:table-cell table:number-columns-repeated="5"/>
        </table:table-row>
        <table:table-row table:style-name="ro1">
          <table:table-cell office:value-type="float" office:value="-6.11787204160686" calcext:value-type="float">
            <text:p>-6.11787204160686</text:p>
          </table:table-cell>
          <table:table-cell office:value-type="float" office:value="-4.13904169649178" calcext:value-type="float">
            <text:p>-4.13904169649178</text:p>
          </table:table-cell>
          <table:table-cell office:value-type="float" office:value="2.32319611452521" calcext:value-type="float">
            <text:p>2.32319611452521</text:p>
          </table:table-cell>
          <table:table-cell table:number-columns-repeated="5"/>
        </table:table-row>
        <table:table-row table:style-name="ro1">
          <table:table-cell office:value-type="float" office:value="-6.25333858470281" calcext:value-type="float">
            <text:p>-6.25333858470281</text:p>
          </table:table-cell>
          <table:table-cell office:value-type="float" office:value="-3.99432624543066" calcext:value-type="float">
            <text:p>-3.99432624543066</text:p>
          </table:table-cell>
          <table:table-cell office:value-type="float" office:value="2.49725112135636" calcext:value-type="float">
            <text:p>2.49725112135636</text:p>
          </table:table-cell>
          <table:table-cell table:number-columns-repeated="5"/>
        </table:table-row>
        <table:table-row table:style-name="ro1">
          <table:table-cell office:value-type="float" office:value="-6.31260521095572" calcext:value-type="float">
            <text:p>-6.31260521095572</text:p>
          </table:table-cell>
          <table:table-cell office:value-type="float" office:value="-3.94979839997693" calcext:value-type="float">
            <text:p>-3.94979839997693</text:p>
          </table:table-cell>
          <table:table-cell office:value-type="float" office:value="2.35053466616844" calcext:value-type="float">
            <text:p>2.35053466616844</text:p>
          </table:table-cell>
          <table:table-cell table:number-columns-repeated="5"/>
        </table:table-row>
        <table:table-row table:style-name="ro1">
          <table:table-cell office:value-type="float" office:value="-6.42267177573163" calcext:value-type="float">
            <text:p>-6.42267177573163</text:p>
          </table:table-cell>
          <table:table-cell office:value-type="float" office:value="-3.83847881517345" calcext:value-type="float">
            <text:p>-3.83847881517345</text:p>
          </table:table-cell>
          <table:table-cell office:value-type="float" office:value="2.28634638701551" calcext:value-type="float">
            <text:p>2.28634638701551</text:p>
          </table:table-cell>
          <table:table-cell table:number-columns-repeated="5"/>
        </table:table-row>
        <table:table-row table:style-name="ro1">
          <table:table-cell office:value-type="float" office:value="-6.49040503802148" calcext:value-type="float">
            <text:p>-6.49040503802148</text:p>
          </table:table-cell>
          <table:table-cell office:value-type="float" office:value="-3.76055511254802" calcext:value-type="float">
            <text:p>-3.76055511254802</text:p>
          </table:table-cell>
          <table:table-cell office:value-type="float" office:value="2.31972011884365" calcext:value-type="float">
            <text:p>2.31972011884365</text:p>
          </table:table-cell>
          <table:table-cell table:number-columns-repeated="5"/>
        </table:table-row>
        <table:table-row table:style-name="ro1">
          <table:table-cell office:value-type="float" office:value="-6.58353827533309" calcext:value-type="float">
            <text:p>-6.58353827533309</text:p>
          </table:table-cell>
          <table:table-cell office:value-type="float" office:value="-3.66036748978176" calcext:value-type="float">
            <text:p>-3.66036748978176</text:p>
          </table:table-cell>
          <table:table-cell office:value-type="float" office:value="2.22102934043413" calcext:value-type="float">
            <text:p>2.22102934043413</text:p>
          </table:table-cell>
          <table:table-cell table:number-columns-repeated="5"/>
        </table:table-row>
        <table:table-row table:style-name="ro1">
          <table:table-cell office:value-type="float" office:value="-6.67667149110985" calcext:value-type="float">
            <text:p>-6.67667149110985</text:p>
          </table:table-cell>
          <table:table-cell office:value-type="float" office:value="-3.53791596809056" calcext:value-type="float">
            <text:p>-3.53791596809056</text:p>
          </table:table-cell>
          <table:table-cell office:value-type="float" office:value="2.0684545047303" calcext:value-type="float">
            <text:p>2.0684545047303</text:p>
          </table:table-cell>
          <table:table-cell table:number-columns-repeated="5"/>
        </table:table-row>
        <table:table-row table:style-name="ro1">
          <table:table-cell office:value-type="float" office:value="-6.71900475021387" calcext:value-type="float">
            <text:p>-6.71900475021387</text:p>
          </table:table-cell>
          <table:table-cell office:value-type="float" office:value="-3.45999228570763" calcext:value-type="float">
            <text:p>-3.45999228570763</text:p>
          </table:table-cell>
          <table:table-cell office:value-type="float" office:value="2.04006631947067" calcext:value-type="float">
            <text:p>2.04006631947067</text:p>
          </table:table-cell>
          <table:table-cell table:number-columns-repeated="5"/>
        </table:table-row>
        <table:table-row table:style-name="ro1">
          <table:table-cell office:value-type="float" office:value="-6.76980465286283" calcext:value-type="float">
            <text:p>-6.76980465286283</text:p>
          </table:table-cell>
          <table:table-cell office:value-type="float" office:value="-3.35980469794941" calcext:value-type="float">
            <text:p>-3.35980469794941</text:p>
          </table:table-cell>
          <table:table-cell office:value-type="float" office:value="2.06002695135077" calcext:value-type="float">
            <text:p>2.06002695135077</text:p>
          </table:table-cell>
          <table:table-cell table:number-columns-repeated="5"/>
        </table:table-row>
        <table:table-row table:style-name="ro1">
          <table:table-cell office:value-type="float" office:value="-6.82907121005513" calcext:value-type="float">
            <text:p>-6.82907121005513</text:p>
          </table:table-cell>
          <table:table-cell office:value-type="float" office:value="-3.24848515388118" calcext:value-type="float">
            <text:p>-3.24848515388118</text:p>
          </table:table-cell>
          <table:table-cell office:value-type="float" office:value="1.79512700493395" calcext:value-type="float">
            <text:p>1.79512700493395</text:p>
          </table:table-cell>
          <table:table-cell table:number-columns-repeated="5"/>
        </table:table-row>
        <table:table-row table:style-name="ro1">
          <table:table-cell office:value-type="float" office:value="-6.85447110549688" calcext:value-type="float">
            <text:p>-6.85447110549688</text:p>
          </table:table-cell>
          <table:table-cell office:value-type="float" office:value="-3.13716563943271" calcext:value-type="float">
            <text:p>-3.13716563943271</text:p>
          </table:table-cell>
          <table:table-cell office:value-type="float" office:value="2.08918850430763" calcext:value-type="float">
            <text:p>2.08918850430763</text:p>
          </table:table-cell>
          <table:table-cell table:number-columns-repeated="5"/>
        </table:table-row>
        <table:table-row table:style-name="ro1">
          <table:table-cell office:value-type="float" office:value="-6.95607092334405" calcext:value-type="float">
            <text:p>-6.95607092334405</text:p>
          </table:table-cell>
          <table:table-cell office:value-type="float" office:value="-2.95905436019308" calcext:value-type="float">
            <text:p>-2.95905436019308</text:p>
          </table:table-cell>
          <table:table-cell office:value-type="float" office:value="1.86612782175859" calcext:value-type="float">
            <text:p>1.86612782175859</text:p>
          </table:table-cell>
          <table:table-cell table:number-columns-repeated="5"/>
        </table:table-row>
        <table:table-row table:style-name="ro1">
          <table:table-cell office:value-type="float" office:value="-6.98993747922369" calcext:value-type="float">
            <text:p>-6.98993747922369</text:p>
          </table:table-cell>
          <table:table-cell office:value-type="float" office:value="-2.84773483723902" calcext:value-type="float">
            <text:p>-2.84773483723902</text:p>
          </table:table-cell>
          <table:table-cell office:value-type="float" office:value="1.83602898732132" calcext:value-type="float">
            <text:p>1.83602898732132</text:p>
          </table:table-cell>
          <table:table-cell table:number-columns-repeated="5"/>
        </table:table-row>
        <table:table-row table:style-name="ro1">
          <table:table-cell office:value-type="float" office:value="-7.03227065735921" calcext:value-type="float">
            <text:p>-7.03227065735921</text:p>
          </table:table-cell>
          <table:table-cell office:value-type="float" office:value="-2.69188751026012" calcext:value-type="float">
            <text:p>-2.69188751026012</text:p>
          </table:table-cell>
          <table:table-cell office:value-type="float" office:value="1.89676933761887" calcext:value-type="float">
            <text:p>1.89676933761887</text:p>
          </table:table-cell>
          <table:table-cell table:number-columns-repeated="5"/>
        </table:table-row>
        <table:table-row table:style-name="ro1">
          <table:table-cell office:value-type="float" office:value="-7.06613722225292" calcext:value-type="float">
            <text:p>-7.06613722225292</text:p>
          </table:table-cell>
          <table:table-cell office:value-type="float" office:value="-2.59169993705318" calcext:value-type="float">
            <text:p>-2.59169993705318</text:p>
          </table:table-cell>
          <table:table-cell office:value-type="float" office:value="1.57079537976788" calcext:value-type="float">
            <text:p>1.57079537976788</text:p>
          </table:table-cell>
          <table:table-cell table:number-columns-repeated="5"/>
        </table:table-row>
        <table:table-row table:style-name="ro1">
          <table:table-cell office:value-type="float" office:value="-7.06613712737261" calcext:value-type="float">
            <text:p>-7.06613712737261</text:p>
          </table:table-cell>
          <table:table-cell office:value-type="float" office:value="-2.49151239532002" calcext:value-type="float">
            <text:p>-2.49151239532002</text:p>
          </table:table-cell>
          <table:table-cell office:value-type="float" office:value="1.79512693926842" calcext:value-type="float">
            <text:p>1.79512693926842</text:p>
          </table:table-cell>
          <table:table-cell table:number-columns-repeated="5"/>
        </table:table-row>
        <table:table-row table:style-name="ro1">
          <table:table-cell office:value-type="float" office:value="-7.09153701508548" calcext:value-type="float">
            <text:p>-7.09153701508548</text:p>
          </table:table-cell>
          <table:table-cell office:value-type="float" office:value="-2.38019288104009" calcext:value-type="float">
            <text:p>-2.38019288104009</text:p>
          </table:table-cell>
          <table:table-cell office:value-type="float" office:value="1.63409183257436" calcext:value-type="float">
            <text:p>1.63409183257436</text:p>
          </table:table-cell>
          <table:table-cell table:number-columns-repeated="5"/>
        </table:table-row>
        <table:table-row table:style-name="ro1">
          <table:table-cell office:value-type="float" office:value="-7.10000355334302" calcext:value-type="float">
            <text:p>-7.10000355334302</text:p>
          </table:table-cell>
          <table:table-cell office:value-type="float" office:value="-2.24660948399491" calcext:value-type="float">
            <text:p>-2.24660948399491</text:p>
          </table:table-cell>
          <table:table-cell office:value-type="float" office:value="2.10944341110085" calcext:value-type="float">
            <text:p>2.10944341110085</text:p>
          </table:table-cell>
          <table:table-cell table:number-columns-repeated="5"/>
        </table:table-row>
        <table:table-row table:style-name="ro1">
          <table:table-cell office:value-type="float" office:value="-7.19313671006344" calcext:value-type="float">
            <text:p>-7.19313671006344</text:p>
          </table:table-cell>
          <table:table-cell office:value-type="float" office:value="-2.09076210748182" calcext:value-type="float">
            <text:p>-2.09076210748182</text:p>
          </table:table-cell>
          <table:table-cell office:value-type="float" office:value="1.95949830516982" calcext:value-type="float">
            <text:p>1.95949830516982</text:p>
          </table:table-cell>
          <table:table-cell table:number-columns-repeated="5"/>
        </table:table-row>
        <table:table-row table:style-name="ro1">
          <table:table-cell office:value-type="float" office:value="-7.2524032185646" calcext:value-type="float">
            <text:p>-7.2524032185646</text:p>
          </table:table-cell>
          <table:table-cell office:value-type="float" office:value="-1.94604671235146" calcext:value-type="float">
            <text:p>-1.94604671235146</text:p>
          </table:table-cell>
          <table:table-cell office:value-type="float" office:value="1.50176220045003" calcext:value-type="float">
            <text:p>1.50176220045003</text:p>
          </table:table-cell>
          <table:table-cell table:number-columns-repeated="5"/>
        </table:table-row>
        <table:table-row table:style-name="ro1">
          <table:table-cell office:value-type="float" office:value="-7.24393643656786" calcext:value-type="float">
            <text:p>-7.24393643656786</text:p>
          </table:table-cell>
          <table:table-cell office:value-type="float" office:value="-1.82359528011748" calcext:value-type="float">
            <text:p>-1.82359528011748</text:p>
          </table:table-cell>
          <table:table-cell office:value-type="float" office:value="1.73822928920712" calcext:value-type="float">
            <text:p>1.73822928920712</text:p>
          </table:table-cell>
          <table:table-cell table:number-columns-repeated="5"/>
        </table:table-row>
        <table:table-row table:style-name="ro1">
          <table:table-cell office:value-type="float" office:value="-7.26086966702403" calcext:value-type="float">
            <text:p>-7.26086966702403</text:p>
          </table:table-cell>
          <table:table-cell office:value-type="float" office:value="-1.72340772177914" calcext:value-type="float">
            <text:p>-1.72340772177914</text:p>
          </table:table-cell>
          <table:table-cell office:value-type="float" office:value="1.86612773558613" calcext:value-type="float">
            <text:p>1.86612773558613</text:p>
          </table:table-cell>
          <table:table-cell table:number-columns-repeated="5"/>
        </table:table-row>
        <table:table-row table:style-name="ro1">
          <table:table-cell office:value-type="float" office:value="-7.31166948519747" calcext:value-type="float">
            <text:p>-7.31166948519747</text:p>
          </table:table-cell>
          <table:table-cell office:value-type="float" office:value="-1.55642843710223" calcext:value-type="float">
            <text:p>-1.55642843710223</text:p>
          </table:table-cell>
          <table:table-cell office:value-type="float" office:value="1.79512687954524" calcext:value-type="float">
            <text:p>1.79512687954524</text:p>
          </table:table-cell>
          <table:table-cell table:number-columns-repeated="5"/>
        </table:table-row>
        <table:table-row table:style-name="ro1">
          <table:table-cell office:value-type="float" office:value="-7.33706936622853" calcext:value-type="float">
            <text:p>-7.33706936622853</text:p>
          </table:table-cell>
          <table:table-cell office:value-type="float" office:value="-1.44510892145196" calcext:value-type="float">
            <text:p>-1.44510892145196</text:p>
          </table:table-cell>
          <table:table-cell office:value-type="float" office:value="1.80068081434304" calcext:value-type="float">
            <text:p>1.80068081434304</text:p>
          </table:table-cell>
          <table:table-cell table:number-columns-repeated="5"/>
        </table:table-row>
        <table:table-row table:style-name="ro1">
          <table:table-cell office:value-type="float" office:value="-7.37093587747236" calcext:value-type="float">
            <text:p>-7.37093587747236</text:p>
          </table:table-cell>
          <table:table-cell office:value-type="float" office:value="-1.30039355006283" calcext:value-type="float">
            <text:p>-1.30039355006283</text:p>
          </table:table-cell>
          <table:table-cell office:value-type="float" office:value="1.57079534074421" calcext:value-type="float">
            <text:p>1.57079534074421</text:p>
          </table:table-cell>
          <table:table-cell table:number-columns-repeated="5"/>
        </table:table-row>
        <table:table-row table:style-name="ro1">
          <table:table-cell office:value-type="float" office:value="-7.3709357677057" calcext:value-type="float">
            <text:p>-7.3709357677057</text:p>
          </table:table-cell>
          <table:table-cell office:value-type="float" office:value="-1.18907405848473" calcext:value-type="float">
            <text:p>-1.18907405848473</text:p>
          </table:table-cell>
          <table:table-cell office:value-type="float" office:value="1.90364781009961" calcext:value-type="float">
            <text:p>1.90364781009961</text:p>
          </table:table-cell>
          <table:table-cell table:number-columns-repeated="5"/>
        </table:table-row>
        <table:table-row table:style-name="ro1">
          <table:table-cell office:value-type="float" office:value="-7.41326896171599" calcext:value-type="float">
            <text:p>-7.41326896171599</text:p>
          </table:table-cell>
          <table:table-cell office:value-type="float" office:value="-1.06662257663828" calcext:value-type="float">
            <text:p>-1.06662257663828</text:p>
          </table:table-cell>
          <table:table-cell office:value-type="float" office:value="1.75869559756321" calcext:value-type="float">
            <text:p>1.75869559756321</text:p>
          </table:table-cell>
          <table:table-cell table:number-columns-repeated="5"/>
        </table:table-row>
        <table:table-row table:style-name="ro1">
          <table:table-cell office:value-type="float" office:value="-7.43866881728597" calcext:value-type="float">
            <text:p>-7.43866881728597</text:p>
          </table:table-cell>
          <table:table-cell office:value-type="float" office:value="-0.933039162932813" calcext:value-type="float">
            <text:p>-0.933039162932813</text:p>
          </table:table-cell>
          <table:table-cell office:value-type="float" office:value="1.77532392157236" calcext:value-type="float">
            <text:p>1.77532392157236</text:p>
          </table:table-cell>
          <table:table-cell table:number-columns-repeated="5"/>
        </table:table-row>
        <table:table-row table:style-name="ro1">
          <table:table-cell office:value-type="float" office:value="-7.46406868427933" calcext:value-type="float">
            <text:p>-7.46406868427933</text:p>
          </table:table-cell>
          <table:table-cell office:value-type="float" office:value="-0.810587698424411" calcext:value-type="float">
            <text:p>-0.810587698424411</text:p>
          </table:table-cell>
          <table:table-cell office:value-type="float" office:value="1.75869558092548" calcext:value-type="float">
            <text:p>1.75869558092548</text:p>
          </table:table-cell>
          <table:table-cell table:number-columns-repeated="5"/>
        </table:table-row>
        <table:table-row table:style-name="ro1">
          <table:table-cell office:value-type="float" office:value="-7.49793515556754" calcext:value-type="float">
            <text:p>-7.49793515556754</text:p>
          </table:table-cell>
          <table:table-cell office:value-type="float" office:value="-0.632476478754551" calcext:value-type="float">
            <text:p>-0.632476478754551</text:p>
          </table:table-cell>
          <table:table-cell office:value-type="float" office:value="1.75869558092548" calcext:value-type="float">
            <text:p>1.7586955809254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15T21:30:42.233942319</dc:date>
    <meta:editing-duration>PT7H2M22S</meta:editing-duration>
    <meta:editing-cycles>2</meta:editing-cycles>
    <meta:generator>LibreOffice/6.4.7.2$Linux_X86_64 LibreOffice_project/40$Build-2</meta:generator>
    <meta:document-statistic meta:table-count="1" meta:cell-count="15062" meta:object-count="0"/>
  </office:meta>
</office:document-meta>
</file>